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984375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0" table:default-cell-style-name="ce1"/>
        <table:table-column table:style-name="co2" table:number-columns-repeated="16284" table:default-cell-style-name="ce1"/>
        <table:table-row table:style-name="ro1">
          <table:table-cell office:value-type="date" office:date-value="2023-03-15T00:00:00" table:formula="of:=COM.MICROSOFT.SEQUENCE(100;100;45000;1)" table:number-matrix-columns-spanned="100" table:number-matrix-rows-spanned="100" table:style-name="ce2">
            <text:p>15/03/2023</text:p>
          </table:table-cell>
          <table:table-cell office:value-type="date" office:date-value="2023-03-16T00:00:00" table:style-name="ce2">
            <text:p>16/03/2023</text:p>
          </table:table-cell>
          <table:table-cell office:value-type="date" office:date-value="2023-03-17T00:00:00" table:style-name="ce2">
            <text:p>17/03/2023</text:p>
          </table:table-cell>
          <table:table-cell office:value-type="date" office:date-value="2023-03-18T00:00:00" table:style-name="ce2">
            <text:p>18/03/2023</text:p>
          </table:table-cell>
          <table:table-cell office:value-type="date" office:date-value="2023-03-19T00:00:00" table:style-name="ce2">
            <text:p>19/03/2023</text:p>
          </table:table-cell>
          <table:table-cell office:value-type="date" office:date-value="2023-03-20T00:00:00" table:style-name="ce2">
            <text:p>20/03/2023</text:p>
          </table:table-cell>
          <table:table-cell office:value-type="date" office:date-value="2023-03-21T00:00:00" table:style-name="ce2">
            <text:p>21/03/2023</text:p>
          </table:table-cell>
          <table:table-cell office:value-type="date" office:date-value="2023-03-22T00:00:00" table:style-name="ce2">
            <text:p>22/03/2023</text:p>
          </table:table-cell>
          <table:table-cell office:value-type="date" office:date-value="2023-03-23T00:00:00" table:style-name="ce2">
            <text:p>23/03/2023</text:p>
          </table:table-cell>
          <table:table-cell office:value-type="date" office:date-value="2023-03-24T00:00:00" table:style-name="ce2">
            <text:p>24/03/2023</text:p>
          </table:table-cell>
          <table:table-cell office:value-type="date" office:date-value="2023-03-25T00:00:00" table:style-name="ce2">
            <text:p>25/03/2023</text:p>
          </table:table-cell>
          <table:table-cell office:value-type="date" office:date-value="2023-03-26T00:00:00" table:style-name="ce2">
            <text:p>26/03/2023</text:p>
          </table:table-cell>
          <table:table-cell office:value-type="date" office:date-value="2023-03-27T00:00:00" table:style-name="ce2">
            <text:p>27/03/2023</text:p>
          </table:table-cell>
          <table:table-cell office:value-type="date" office:date-value="2023-03-28T00:00:00" table:style-name="ce2">
            <text:p>28/03/2023</text:p>
          </table:table-cell>
          <table:table-cell office:value-type="date" office:date-value="2023-03-29T00:00:00" table:style-name="ce2">
            <text:p>29/03/2023</text:p>
          </table:table-cell>
          <table:table-cell office:value-type="date" office:date-value="2023-03-30T00:00:00" table:style-name="ce2">
            <text:p>30/03/2023</text:p>
          </table:table-cell>
          <table:table-cell office:value-type="date" office:date-value="2023-03-31T00:00:00" table:style-name="ce2">
            <text:p>31/03/2023</text:p>
          </table:table-cell>
          <table:table-cell office:value-type="date" office:date-value="2023-04-01T00:00:00" table:style-name="ce2">
            <text:p>01/04/2023</text:p>
          </table:table-cell>
          <table:table-cell office:value-type="date" office:date-value="2023-04-02T00:00:00" table:style-name="ce2">
            <text:p>02/04/2023</text:p>
          </table:table-cell>
          <table:table-cell office:value-type="date" office:date-value="2023-04-03T00:00:00" table:style-name="ce2">
            <text:p>03/04/2023</text:p>
          </table:table-cell>
          <table:table-cell office:value-type="date" office:date-value="2023-04-04T00:00:00" table:style-name="ce2">
            <text:p>04/04/2023</text:p>
          </table:table-cell>
          <table:table-cell office:value-type="date" office:date-value="2023-04-05T00:00:00" table:style-name="ce2">
            <text:p>05/04/2023</text:p>
          </table:table-cell>
          <table:table-cell office:value-type="date" office:date-value="2023-04-06T00:00:00" table:style-name="ce2">
            <text:p>06/04/2023</text:p>
          </table:table-cell>
          <table:table-cell office:value-type="date" office:date-value="2023-04-07T00:00:00" table:style-name="ce2">
            <text:p>07/04/2023</text:p>
          </table:table-cell>
          <table:table-cell office:value-type="date" office:date-value="2023-04-08T00:00:00" table:style-name="ce2">
            <text:p>08/04/2023</text:p>
          </table:table-cell>
          <table:table-cell office:value-type="date" office:date-value="2023-04-09T00:00:00" table:style-name="ce2">
            <text:p>09/04/2023</text:p>
          </table:table-cell>
          <table:table-cell office:value-type="date" office:date-value="2023-04-10T00:00:00" table:style-name="ce2">
            <text:p>10/04/2023</text:p>
          </table:table-cell>
          <table:table-cell office:value-type="date" office:date-value="2023-04-11T00:00:00" table:style-name="ce2">
            <text:p>11/04/2023</text:p>
          </table:table-cell>
          <table:table-cell office:value-type="date" office:date-value="2023-04-12T00:00:00" table:style-name="ce2">
            <text:p>12/04/2023</text:p>
          </table:table-cell>
          <table:table-cell office:value-type="date" office:date-value="2023-04-13T00:00:00" table:style-name="ce2">
            <text:p>13/04/2023</text:p>
          </table:table-cell>
          <table:table-cell office:value-type="date" office:date-value="2023-04-14T00:00:00" table:style-name="ce2">
            <text:p>14/04/2023</text:p>
          </table:table-cell>
          <table:table-cell office:value-type="date" office:date-value="2023-04-15T00:00:00" table:style-name="ce2">
            <text:p>15/04/2023</text:p>
          </table:table-cell>
          <table:table-cell office:value-type="date" office:date-value="2023-04-16T00:00:00" table:style-name="ce2">
            <text:p>16/04/2023</text:p>
          </table:table-cell>
          <table:table-cell office:value-type="date" office:date-value="2023-04-17T00:00:00" table:style-name="ce2">
            <text:p>17/04/2023</text:p>
          </table:table-cell>
          <table:table-cell office:value-type="date" office:date-value="2023-04-18T00:00:00" table:style-name="ce2">
            <text:p>18/04/2023</text:p>
          </table:table-cell>
          <table:table-cell office:value-type="date" office:date-value="2023-04-19T00:00:00" table:style-name="ce2">
            <text:p>19/04/2023</text:p>
          </table:table-cell>
          <table:table-cell office:value-type="date" office:date-value="2023-04-20T00:00:00" table:style-name="ce2">
            <text:p>20/04/2023</text:p>
          </table:table-cell>
          <table:table-cell office:value-type="date" office:date-value="2023-04-21T00:00:00" table:style-name="ce2">
            <text:p>21/04/2023</text:p>
          </table:table-cell>
          <table:table-cell office:value-type="date" office:date-value="2023-04-22T00:00:00" table:style-name="ce2">
            <text:p>22/04/2023</text:p>
          </table:table-cell>
          <table:table-cell office:value-type="date" office:date-value="2023-04-23T00:00:00" table:style-name="ce2">
            <text:p>23/04/2023</text:p>
          </table:table-cell>
          <table:table-cell office:value-type="date" office:date-value="2023-04-24T00:00:00" table:style-name="ce2">
            <text:p>24/04/2023</text:p>
          </table:table-cell>
          <table:table-cell office:value-type="date" office:date-value="2023-04-25T00:00:00" table:style-name="ce2">
            <text:p>25/04/2023</text:p>
          </table:table-cell>
          <table:table-cell office:value-type="date" office:date-value="2023-04-26T00:00:00" table:style-name="ce2">
            <text:p>26/04/2023</text:p>
          </table:table-cell>
          <table:table-cell office:value-type="date" office:date-value="2023-04-27T00:00:00" table:style-name="ce2">
            <text:p>27/04/2023</text:p>
          </table:table-cell>
          <table:table-cell office:value-type="date" office:date-value="2023-04-28T00:00:00" table:style-name="ce2">
            <text:p>28/04/2023</text:p>
          </table:table-cell>
          <table:table-cell office:value-type="date" office:date-value="2023-04-29T00:00:00" table:style-name="ce2">
            <text:p>29/04/2023</text:p>
          </table:table-cell>
          <table:table-cell office:value-type="date" office:date-value="2023-04-30T00:00:00" table:style-name="ce2">
            <text:p>30/04/2023</text:p>
          </table:table-cell>
          <table:table-cell office:value-type="date" office:date-value="2023-05-01T00:00:00" table:style-name="ce2">
            <text:p>01/05/2023</text:p>
          </table:table-cell>
          <table:table-cell office:value-type="date" office:date-value="2023-05-02T00:00:00" table:style-name="ce2">
            <text:p>02/05/2023</text:p>
          </table:table-cell>
          <table:table-cell office:value-type="date" office:date-value="2023-05-03T00:00:00" table:style-name="ce2">
            <text:p>03/05/2023</text:p>
          </table:table-cell>
          <table:table-cell office:value-type="date" office:date-value="2023-05-04T00:00:00" table:style-name="ce2">
            <text:p>04/05/2023</text:p>
          </table:table-cell>
          <table:table-cell office:value-type="date" office:date-value="2023-05-05T00:00:00" table:style-name="ce2">
            <text:p>05/05/2023</text:p>
          </table:table-cell>
          <table:table-cell office:value-type="date" office:date-value="2023-05-06T00:00:00" table:style-name="ce2">
            <text:p>06/05/2023</text:p>
          </table:table-cell>
          <table:table-cell office:value-type="date" office:date-value="2023-05-07T00:00:00" table:style-name="ce2">
            <text:p>07/05/2023</text:p>
          </table:table-cell>
          <table:table-cell office:value-type="date" office:date-value="2023-05-08T00:00:00" table:style-name="ce2">
            <text:p>08/05/2023</text:p>
          </table:table-cell>
          <table:table-cell office:value-type="date" office:date-value="2023-05-09T00:00:00" table:style-name="ce2">
            <text:p>09/05/2023</text:p>
          </table:table-cell>
          <table:table-cell office:value-type="date" office:date-value="2023-05-10T00:00:00" table:style-name="ce2">
            <text:p>10/05/2023</text:p>
          </table:table-cell>
          <table:table-cell office:value-type="date" office:date-value="2023-05-11T00:00:00" table:style-name="ce2">
            <text:p>11/05/2023</text:p>
          </table:table-cell>
          <table:table-cell office:value-type="date" office:date-value="2023-05-12T00:00:00" table:style-name="ce2">
            <text:p>12/05/2023</text:p>
          </table:table-cell>
          <table:table-cell office:value-type="date" office:date-value="2023-05-13T00:00:00" table:style-name="ce2">
            <text:p>13/05/2023</text:p>
          </table:table-cell>
          <table:table-cell office:value-type="date" office:date-value="2023-05-14T00:00:00" table:style-name="ce2">
            <text:p>14/05/2023</text:p>
          </table:table-cell>
          <table:table-cell office:value-type="date" office:date-value="2023-05-15T00:00:00" table:style-name="ce2">
            <text:p>15/05/2023</text:p>
          </table:table-cell>
          <table:table-cell office:value-type="date" office:date-value="2023-05-16T00:00:00" table:style-name="ce2">
            <text:p>16/05/2023</text:p>
          </table:table-cell>
          <table:table-cell office:value-type="date" office:date-value="2023-05-17T00:00:00" table:style-name="ce2">
            <text:p>17/05/2023</text:p>
          </table:table-cell>
          <table:table-cell office:value-type="date" office:date-value="2023-05-18T00:00:00" table:style-name="ce2">
            <text:p>18/05/2023</text:p>
          </table:table-cell>
          <table:table-cell office:value-type="date" office:date-value="2023-05-19T00:00:00" table:style-name="ce2">
            <text:p>19/05/2023</text:p>
          </table:table-cell>
          <table:table-cell office:value-type="date" office:date-value="2023-05-20T00:00:00" table:style-name="ce2">
            <text:p>20/05/2023</text:p>
          </table:table-cell>
          <table:table-cell office:value-type="date" office:date-value="2023-05-21T00:00:00" table:style-name="ce2">
            <text:p>21/05/2023</text:p>
          </table:table-cell>
          <table:table-cell office:value-type="date" office:date-value="2023-05-22T00:00:00" table:style-name="ce2">
            <text:p>22/05/2023</text:p>
          </table:table-cell>
          <table:table-cell office:value-type="date" office:date-value="2023-05-23T00:00:00" table:style-name="ce2">
            <text:p>23/05/2023</text:p>
          </table:table-cell>
          <table:table-cell office:value-type="date" office:date-value="2023-05-24T00:00:00" table:style-name="ce2">
            <text:p>24/05/2023</text:p>
          </table:table-cell>
          <table:table-cell office:value-type="date" office:date-value="2023-05-25T00:00:00" table:style-name="ce2">
            <text:p>25/05/2023</text:p>
          </table:table-cell>
          <table:table-cell office:value-type="date" office:date-value="2023-05-26T00:00:00" table:style-name="ce2">
            <text:p>26/05/2023</text:p>
          </table:table-cell>
          <table:table-cell office:value-type="date" office:date-value="2023-05-27T00:00:00" table:style-name="ce2">
            <text:p>27/05/2023</text:p>
          </table:table-cell>
          <table:table-cell office:value-type="date" office:date-value="2023-05-28T00:00:00" table:style-name="ce2">
            <text:p>28/05/2023</text:p>
          </table:table-cell>
          <table:table-cell office:value-type="date" office:date-value="2023-05-29T00:00:00" table:style-name="ce2">
            <text:p>29/05/2023</text:p>
          </table:table-cell>
          <table:table-cell office:value-type="date" office:date-value="2023-05-30T00:00:00" table:style-name="ce2">
            <text:p>30/05/2023</text:p>
          </table:table-cell>
          <table:table-cell office:value-type="date" office:date-value="2023-05-31T00:00:00" table:style-name="ce2">
            <text:p>31/05/2023</text:p>
          </table:table-cell>
          <table:table-cell office:value-type="date" office:date-value="2023-06-01T00:00:00" table:style-name="ce2">
            <text:p>01/06/2023</text:p>
          </table:table-cell>
          <table:table-cell office:value-type="date" office:date-value="2023-06-02T00:00:00" table:style-name="ce2">
            <text:p>02/06/2023</text:p>
          </table:table-cell>
          <table:table-cell office:value-type="date" office:date-value="2023-06-03T00:00:00" table:style-name="ce2">
            <text:p>03/06/2023</text:p>
          </table:table-cell>
          <table:table-cell office:value-type="date" office:date-value="2023-06-04T00:00:00" table:style-name="ce2">
            <text:p>04/06/2023</text:p>
          </table:table-cell>
          <table:table-cell office:value-type="date" office:date-value="2023-06-05T00:00:00" table:style-name="ce2">
            <text:p>05/06/2023</text:p>
          </table:table-cell>
          <table:table-cell office:value-type="date" office:date-value="2023-06-06T00:00:00" table:style-name="ce2">
            <text:p>06/06/2023</text:p>
          </table:table-cell>
          <table:table-cell office:value-type="date" office:date-value="2023-06-07T00:00:00" table:style-name="ce2">
            <text:p>07/06/2023</text:p>
          </table:table-cell>
          <table:table-cell office:value-type="date" office:date-value="2023-06-08T00:00:00" table:style-name="ce2">
            <text:p>08/06/2023</text:p>
          </table:table-cell>
          <table:table-cell office:value-type="date" office:date-value="2023-06-09T00:00:00" table:style-name="ce2">
            <text:p>09/06/2023</text:p>
          </table:table-cell>
          <table:table-cell office:value-type="date" office:date-value="2023-06-10T00:00:00" table:style-name="ce2">
            <text:p>10/06/2023</text:p>
          </table:table-cell>
          <table:table-cell office:value-type="date" office:date-value="2023-06-11T00:00:00" table:style-name="ce2">
            <text:p>11/06/2023</text:p>
          </table:table-cell>
          <table:table-cell office:value-type="date" office:date-value="2023-06-12T00:00:00" table:style-name="ce2">
            <text:p>12/06/2023</text:p>
          </table:table-cell>
          <table:table-cell office:value-type="date" office:date-value="2023-06-13T00:00:00" table:style-name="ce2">
            <text:p>13/06/2023</text:p>
          </table:table-cell>
          <table:table-cell office:value-type="date" office:date-value="2023-06-14T00:00:00" table:style-name="ce2">
            <text:p>14/06/2023</text:p>
          </table:table-cell>
          <table:table-cell office:value-type="date" office:date-value="2023-06-15T00:00:00" table:style-name="ce2">
            <text:p>15/06/2023</text:p>
          </table:table-cell>
          <table:table-cell office:value-type="date" office:date-value="2023-06-16T00:00:00" table:style-name="ce2">
            <text:p>16/06/2023</text:p>
          </table:table-cell>
          <table:table-cell office:value-type="date" office:date-value="2023-06-17T00:00:00" table:style-name="ce2">
            <text:p>17/06/2023</text:p>
          </table:table-cell>
          <table:table-cell office:value-type="date" office:date-value="2023-06-18T00:00:00" table:style-name="ce2">
            <text:p>18/06/2023</text:p>
          </table:table-cell>
          <table:table-cell office:value-type="date" office:date-value="2023-06-19T00:00:00" table:style-name="ce2">
            <text:p>19/06/2023</text:p>
          </table:table-cell>
          <table:table-cell office:value-type="date" office:date-value="2023-06-20T00:00:00" table:style-name="ce2">
            <text:p>20/06/2023</text:p>
          </table:table-cell>
          <table:table-cell office:value-type="date" office:date-value="2023-06-21T00:00:00" table:style-name="ce2">
            <text:p>21/06/2023</text:p>
          </table:table-cell>
          <table:table-cell office:value-type="date" office:date-value="2023-06-22T00:00:00" table:style-name="ce2">
            <text:p>22/06/2023</text:p>
          </table:table-cell>
          <table:table-cell table:number-columns-repeated="16284"/>
        </table:table-row>
        <table:table-row table:style-name="ro1">
          <table:table-cell office:value-type="date" office:date-value="2023-06-23T00:00:00" table:style-name="ce2">
            <text:p>23/06/2023</text:p>
          </table:table-cell>
          <table:table-cell office:value-type="date" office:date-value="2023-06-24T00:00:00" table:style-name="ce2">
            <text:p>24/06/2023</text:p>
          </table:table-cell>
          <table:table-cell office:value-type="date" office:date-value="2023-06-25T00:00:00" table:style-name="ce2">
            <text:p>25/06/2023</text:p>
          </table:table-cell>
          <table:table-cell office:value-type="date" office:date-value="2023-06-26T00:00:00" table:style-name="ce2">
            <text:p>26/06/2023</text:p>
          </table:table-cell>
          <table:table-cell office:value-type="date" office:date-value="2023-06-27T00:00:00" table:style-name="ce2">
            <text:p>27/06/2023</text:p>
          </table:table-cell>
          <table:table-cell office:value-type="date" office:date-value="2023-06-28T00:00:00" table:style-name="ce2">
            <text:p>28/06/2023</text:p>
          </table:table-cell>
          <table:table-cell office:value-type="date" office:date-value="2023-06-29T00:00:00" table:style-name="ce2">
            <text:p>29/06/2023</text:p>
          </table:table-cell>
          <table:table-cell office:value-type="date" office:date-value="2023-06-30T00:00:00" table:style-name="ce2">
            <text:p>30/06/2023</text:p>
          </table:table-cell>
          <table:table-cell office:value-type="date" office:date-value="2023-07-01T00:00:00" table:style-name="ce2">
            <text:p>01/07/2023</text:p>
          </table:table-cell>
          <table:table-cell office:value-type="date" office:date-value="2023-07-02T00:00:00" table:style-name="ce2">
            <text:p>02/07/2023</text:p>
          </table:table-cell>
          <table:table-cell office:value-type="date" office:date-value="2023-07-03T00:00:00" table:style-name="ce2">
            <text:p>03/07/2023</text:p>
          </table:table-cell>
          <table:table-cell office:value-type="date" office:date-value="2023-07-04T00:00:00" table:style-name="ce2">
            <text:p>04/07/2023</text:p>
          </table:table-cell>
          <table:table-cell office:value-type="date" office:date-value="2023-07-05T00:00:00" table:style-name="ce2">
            <text:p>05/07/2023</text:p>
          </table:table-cell>
          <table:table-cell office:value-type="date" office:date-value="2023-07-06T00:00:00" table:style-name="ce2">
            <text:p>06/07/2023</text:p>
          </table:table-cell>
          <table:table-cell office:value-type="date" office:date-value="2023-07-07T00:00:00" table:style-name="ce2">
            <text:p>07/07/2023</text:p>
          </table:table-cell>
          <table:table-cell office:value-type="date" office:date-value="2023-07-08T00:00:00" table:style-name="ce2">
            <text:p>08/07/2023</text:p>
          </table:table-cell>
          <table:table-cell office:value-type="date" office:date-value="2023-07-09T00:00:00" table:style-name="ce2">
            <text:p>09/07/2023</text:p>
          </table:table-cell>
          <table:table-cell office:value-type="date" office:date-value="2023-07-10T00:00:00" table:style-name="ce2">
            <text:p>10/07/2023</text:p>
          </table:table-cell>
          <table:table-cell office:value-type="date" office:date-value="2023-07-11T00:00:00" table:style-name="ce2">
            <text:p>11/07/2023</text:p>
          </table:table-cell>
          <table:table-cell office:value-type="date" office:date-value="2023-07-12T00:00:00" table:style-name="ce2">
            <text:p>12/07/2023</text:p>
          </table:table-cell>
          <table:table-cell office:value-type="date" office:date-value="2023-07-13T00:00:00" table:style-name="ce2">
            <text:p>13/07/2023</text:p>
          </table:table-cell>
          <table:table-cell office:value-type="date" office:date-value="2023-07-14T00:00:00" table:style-name="ce2">
            <text:p>14/07/2023</text:p>
          </table:table-cell>
          <table:table-cell office:value-type="date" office:date-value="2023-07-15T00:00:00" table:style-name="ce2">
            <text:p>15/07/2023</text:p>
          </table:table-cell>
          <table:table-cell office:value-type="date" office:date-value="2023-07-16T00:00:00" table:style-name="ce2">
            <text:p>16/07/2023</text:p>
          </table:table-cell>
          <table:table-cell office:value-type="date" office:date-value="2023-07-17T00:00:00" table:style-name="ce2">
            <text:p>17/07/2023</text:p>
          </table:table-cell>
          <table:table-cell office:value-type="date" office:date-value="2023-07-18T00:00:00" table:style-name="ce2">
            <text:p>18/07/2023</text:p>
          </table:table-cell>
          <table:table-cell office:value-type="date" office:date-value="2023-07-19T00:00:00" table:style-name="ce2">
            <text:p>19/07/2023</text:p>
          </table:table-cell>
          <table:table-cell office:value-type="date" office:date-value="2023-07-20T00:00:00" table:style-name="ce2">
            <text:p>20/07/2023</text:p>
          </table:table-cell>
          <table:table-cell office:value-type="date" office:date-value="2023-07-21T00:00:00" table:style-name="ce2">
            <text:p>21/07/2023</text:p>
          </table:table-cell>
          <table:table-cell office:value-type="date" office:date-value="2023-07-22T00:00:00" table:style-name="ce2">
            <text:p>22/07/2023</text:p>
          </table:table-cell>
          <table:table-cell office:value-type="date" office:date-value="2023-07-23T00:00:00" table:style-name="ce2">
            <text:p>23/07/2023</text:p>
          </table:table-cell>
          <table:table-cell office:value-type="date" office:date-value="2023-07-24T00:00:00" table:style-name="ce2">
            <text:p>24/07/2023</text:p>
          </table:table-cell>
          <table:table-cell office:value-type="date" office:date-value="2023-07-25T00:00:00" table:style-name="ce2">
            <text:p>25/07/2023</text:p>
          </table:table-cell>
          <table:table-cell office:value-type="date" office:date-value="2023-07-26T00:00:00" table:style-name="ce2">
            <text:p>26/07/2023</text:p>
          </table:table-cell>
          <table:table-cell office:value-type="date" office:date-value="2023-07-27T00:00:00" table:style-name="ce2">
            <text:p>27/07/2023</text:p>
          </table:table-cell>
          <table:table-cell office:value-type="date" office:date-value="2023-07-28T00:00:00" table:style-name="ce2">
            <text:p>28/07/2023</text:p>
          </table:table-cell>
          <table:table-cell office:value-type="date" office:date-value="2023-07-29T00:00:00" table:style-name="ce2">
            <text:p>29/07/2023</text:p>
          </table:table-cell>
          <table:table-cell office:value-type="date" office:date-value="2023-07-30T00:00:00" table:style-name="ce2">
            <text:p>30/07/2023</text:p>
          </table:table-cell>
          <table:table-cell office:value-type="date" office:date-value="2023-07-31T00:00:00" table:style-name="ce2">
            <text:p>31/07/2023</text:p>
          </table:table-cell>
          <table:table-cell office:value-type="date" office:date-value="2023-08-01T00:00:00" table:style-name="ce2">
            <text:p>01/08/2023</text:p>
          </table:table-cell>
          <table:table-cell office:value-type="date" office:date-value="2023-08-02T00:00:00" table:style-name="ce2">
            <text:p>02/08/2023</text:p>
          </table:table-cell>
          <table:table-cell office:value-type="date" office:date-value="2023-08-03T00:00:00" table:style-name="ce2">
            <text:p>03/08/2023</text:p>
          </table:table-cell>
          <table:table-cell office:value-type="date" office:date-value="2023-08-04T00:00:00" table:style-name="ce2">
            <text:p>04/08/2023</text:p>
          </table:table-cell>
          <table:table-cell office:value-type="date" office:date-value="2023-08-05T00:00:00" table:style-name="ce2">
            <text:p>05/08/2023</text:p>
          </table:table-cell>
          <table:table-cell office:value-type="date" office:date-value="2023-08-06T00:00:00" table:style-name="ce2">
            <text:p>06/08/2023</text:p>
          </table:table-cell>
          <table:table-cell office:value-type="date" office:date-value="2023-08-07T00:00:00" table:style-name="ce2">
            <text:p>07/08/2023</text:p>
          </table:table-cell>
          <table:table-cell office:value-type="date" office:date-value="2023-08-08T00:00:00" table:style-name="ce2">
            <text:p>08/08/2023</text:p>
          </table:table-cell>
          <table:table-cell office:value-type="date" office:date-value="2023-08-09T00:00:00" table:style-name="ce2">
            <text:p>09/08/2023</text:p>
          </table:table-cell>
          <table:table-cell office:value-type="date" office:date-value="2023-08-10T00:00:00" table:style-name="ce2">
            <text:p>10/08/2023</text:p>
          </table:table-cell>
          <table:table-cell office:value-type="date" office:date-value="2023-08-11T00:00:00" table:style-name="ce2">
            <text:p>11/08/2023</text:p>
          </table:table-cell>
          <table:table-cell office:value-type="date" office:date-value="2023-08-12T00:00:00" table:style-name="ce2">
            <text:p>12/08/2023</text:p>
          </table:table-cell>
          <table:table-cell office:value-type="date" office:date-value="2023-08-13T00:00:00" table:style-name="ce2">
            <text:p>13/08/2023</text:p>
          </table:table-cell>
          <table:table-cell office:value-type="date" office:date-value="2023-08-14T00:00:00" table:style-name="ce2">
            <text:p>14/08/2023</text:p>
          </table:table-cell>
          <table:table-cell office:value-type="date" office:date-value="2023-08-15T00:00:00" table:style-name="ce2">
            <text:p>15/08/2023</text:p>
          </table:table-cell>
          <table:table-cell office:value-type="date" office:date-value="2023-08-16T00:00:00" table:style-name="ce2">
            <text:p>16/08/2023</text:p>
          </table:table-cell>
          <table:table-cell office:value-type="date" office:date-value="2023-08-17T00:00:00" table:style-name="ce2">
            <text:p>17/08/2023</text:p>
          </table:table-cell>
          <table:table-cell office:value-type="date" office:date-value="2023-08-18T00:00:00" table:style-name="ce2">
            <text:p>18/08/2023</text:p>
          </table:table-cell>
          <table:table-cell office:value-type="date" office:date-value="2023-08-19T00:00:00" table:style-name="ce2">
            <text:p>19/08/2023</text:p>
          </table:table-cell>
          <table:table-cell office:value-type="date" office:date-value="2023-08-20T00:00:00" table:style-name="ce2">
            <text:p>20/08/2023</text:p>
          </table:table-cell>
          <table:table-cell office:value-type="date" office:date-value="2023-08-21T00:00:00" table:style-name="ce2">
            <text:p>21/08/2023</text:p>
          </table:table-cell>
          <table:table-cell office:value-type="date" office:date-value="2023-08-22T00:00:00" table:style-name="ce2">
            <text:p>22/08/2023</text:p>
          </table:table-cell>
          <table:table-cell office:value-type="date" office:date-value="2023-08-23T00:00:00" table:style-name="ce2">
            <text:p>23/08/2023</text:p>
          </table:table-cell>
          <table:table-cell office:value-type="date" office:date-value="2023-08-24T00:00:00" table:style-name="ce2">
            <text:p>24/08/2023</text:p>
          </table:table-cell>
          <table:table-cell office:value-type="date" office:date-value="2023-08-25T00:00:00" table:style-name="ce2">
            <text:p>25/08/2023</text:p>
          </table:table-cell>
          <table:table-cell office:value-type="date" office:date-value="2023-08-26T00:00:00" table:style-name="ce2">
            <text:p>26/08/2023</text:p>
          </table:table-cell>
          <table:table-cell office:value-type="date" office:date-value="2023-08-27T00:00:00" table:style-name="ce2">
            <text:p>27/08/2023</text:p>
          </table:table-cell>
          <table:table-cell office:value-type="date" office:date-value="2023-08-28T00:00:00" table:style-name="ce2">
            <text:p>28/08/2023</text:p>
          </table:table-cell>
          <table:table-cell office:value-type="date" office:date-value="2023-08-29T00:00:00" table:style-name="ce2">
            <text:p>29/08/2023</text:p>
          </table:table-cell>
          <table:table-cell office:value-type="date" office:date-value="2023-08-30T00:00:00" table:style-name="ce2">
            <text:p>30/08/2023</text:p>
          </table:table-cell>
          <table:table-cell office:value-type="date" office:date-value="2023-08-31T00:00:00" table:style-name="ce2">
            <text:p>31/08/2023</text:p>
          </table:table-cell>
          <table:table-cell office:value-type="date" office:date-value="2023-09-01T00:00:00" table:style-name="ce2">
            <text:p>01/09/2023</text:p>
          </table:table-cell>
          <table:table-cell office:value-type="date" office:date-value="2023-09-02T00:00:00" table:style-name="ce2">
            <text:p>02/09/2023</text:p>
          </table:table-cell>
          <table:table-cell office:value-type="date" office:date-value="2023-09-03T00:00:00" table:style-name="ce2">
            <text:p>03/09/2023</text:p>
          </table:table-cell>
          <table:table-cell office:value-type="date" office:date-value="2023-09-04T00:00:00" table:style-name="ce2">
            <text:p>04/09/2023</text:p>
          </table:table-cell>
          <table:table-cell office:value-type="date" office:date-value="2023-09-05T00:00:00" table:style-name="ce2">
            <text:p>05/09/2023</text:p>
          </table:table-cell>
          <table:table-cell office:value-type="date" office:date-value="2023-09-06T00:00:00" table:style-name="ce2">
            <text:p>06/09/2023</text:p>
          </table:table-cell>
          <table:table-cell office:value-type="date" office:date-value="2023-09-07T00:00:00" table:style-name="ce2">
            <text:p>07/09/2023</text:p>
          </table:table-cell>
          <table:table-cell office:value-type="date" office:date-value="2023-09-08T00:00:00" table:style-name="ce2">
            <text:p>08/09/2023</text:p>
          </table:table-cell>
          <table:table-cell office:value-type="date" office:date-value="2023-09-09T00:00:00" table:style-name="ce2">
            <text:p>09/09/2023</text:p>
          </table:table-cell>
          <table:table-cell office:value-type="date" office:date-value="2023-09-10T00:00:00" table:style-name="ce2">
            <text:p>10/09/2023</text:p>
          </table:table-cell>
          <table:table-cell office:value-type="date" office:date-value="2023-09-11T00:00:00" table:style-name="ce2">
            <text:p>11/09/2023</text:p>
          </table:table-cell>
          <table:table-cell office:value-type="date" office:date-value="2023-09-12T00:00:00" table:style-name="ce2">
            <text:p>12/09/2023</text:p>
          </table:table-cell>
          <table:table-cell office:value-type="date" office:date-value="2023-09-13T00:00:00" table:style-name="ce2">
            <text:p>13/09/2023</text:p>
          </table:table-cell>
          <table:table-cell office:value-type="date" office:date-value="2023-09-14T00:00:00" table:style-name="ce2">
            <text:p>14/09/2023</text:p>
          </table:table-cell>
          <table:table-cell office:value-type="date" office:date-value="2023-09-15T00:00:00" table:style-name="ce2">
            <text:p>15/09/2023</text:p>
          </table:table-cell>
          <table:table-cell office:value-type="date" office:date-value="2023-09-16T00:00:00" table:style-name="ce2">
            <text:p>16/09/2023</text:p>
          </table:table-cell>
          <table:table-cell office:value-type="date" office:date-value="2023-09-17T00:00:00" table:style-name="ce2">
            <text:p>17/09/2023</text:p>
          </table:table-cell>
          <table:table-cell office:value-type="date" office:date-value="2023-09-18T00:00:00" table:style-name="ce2">
            <text:p>18/09/2023</text:p>
          </table:table-cell>
          <table:table-cell office:value-type="date" office:date-value="2023-09-19T00:00:00" table:style-name="ce2">
            <text:p>19/09/2023</text:p>
          </table:table-cell>
          <table:table-cell office:value-type="date" office:date-value="2023-09-20T00:00:00" table:style-name="ce2">
            <text:p>20/09/2023</text:p>
          </table:table-cell>
          <table:table-cell office:value-type="date" office:date-value="2023-09-21T00:00:00" table:style-name="ce2">
            <text:p>21/09/2023</text:p>
          </table:table-cell>
          <table:table-cell office:value-type="date" office:date-value="2023-09-22T00:00:00" table:style-name="ce2">
            <text:p>22/09/2023</text:p>
          </table:table-cell>
          <table:table-cell office:value-type="date" office:date-value="2023-09-23T00:00:00" table:style-name="ce2">
            <text:p>23/09/2023</text:p>
          </table:table-cell>
          <table:table-cell office:value-type="date" office:date-value="2023-09-24T00:00:00" table:style-name="ce2">
            <text:p>24/09/2023</text:p>
          </table:table-cell>
          <table:table-cell office:value-type="date" office:date-value="2023-09-25T00:00:00" table:style-name="ce2">
            <text:p>25/09/2023</text:p>
          </table:table-cell>
          <table:table-cell office:value-type="date" office:date-value="2023-09-26T00:00:00" table:style-name="ce2">
            <text:p>26/09/2023</text:p>
          </table:table-cell>
          <table:table-cell office:value-type="date" office:date-value="2023-09-27T00:00:00" table:style-name="ce2">
            <text:p>27/09/2023</text:p>
          </table:table-cell>
          <table:table-cell office:value-type="date" office:date-value="2023-09-28T00:00:00" table:style-name="ce2">
            <text:p>28/09/2023</text:p>
          </table:table-cell>
          <table:table-cell office:value-type="date" office:date-value="2023-09-29T00:00:00" table:style-name="ce2">
            <text:p>29/09/2023</text:p>
          </table:table-cell>
          <table:table-cell office:value-type="date" office:date-value="2023-09-30T00:00:00" table:style-name="ce2">
            <text:p>30/09/2023</text:p>
          </table:table-cell>
          <table:table-cell table:number-columns-repeated="16284"/>
        </table:table-row>
        <table:table-row table:style-name="ro1">
          <table:table-cell office:value-type="date" office:date-value="2023-10-01T00:00:00" table:style-name="ce2">
            <text:p>01/10/2023</text:p>
          </table:table-cell>
          <table:table-cell office:value-type="date" office:date-value="2023-10-02T00:00:00" table:style-name="ce2">
            <text:p>02/10/2023</text:p>
          </table:table-cell>
          <table:table-cell office:value-type="date" office:date-value="2023-10-03T00:00:00" table:style-name="ce2">
            <text:p>03/10/2023</text:p>
          </table:table-cell>
          <table:table-cell office:value-type="date" office:date-value="2023-10-04T00:00:00" table:style-name="ce2">
            <text:p>04/10/2023</text:p>
          </table:table-cell>
          <table:table-cell office:value-type="date" office:date-value="2023-10-05T00:00:00" table:style-name="ce2">
            <text:p>05/10/2023</text:p>
          </table:table-cell>
          <table:table-cell office:value-type="date" office:date-value="2023-10-06T00:00:00" table:style-name="ce2">
            <text:p>06/10/2023</text:p>
          </table:table-cell>
          <table:table-cell office:value-type="date" office:date-value="2023-10-07T00:00:00" table:style-name="ce2">
            <text:p>07/10/2023</text:p>
          </table:table-cell>
          <table:table-cell office:value-type="date" office:date-value="2023-10-08T00:00:00" table:style-name="ce2">
            <text:p>08/10/2023</text:p>
          </table:table-cell>
          <table:table-cell office:value-type="date" office:date-value="2023-10-09T00:00:00" table:style-name="ce2">
            <text:p>09/10/2023</text:p>
          </table:table-cell>
          <table:table-cell office:value-type="date" office:date-value="2023-10-10T00:00:00" table:style-name="ce2">
            <text:p>10/10/2023</text:p>
          </table:table-cell>
          <table:table-cell office:value-type="date" office:date-value="2023-10-11T00:00:00" table:style-name="ce2">
            <text:p>11/10/2023</text:p>
          </table:table-cell>
          <table:table-cell office:value-type="date" office:date-value="2023-10-12T00:00:00" table:style-name="ce2">
            <text:p>12/10/2023</text:p>
          </table:table-cell>
          <table:table-cell office:value-type="date" office:date-value="2023-10-13T00:00:00" table:style-name="ce2">
            <text:p>13/10/2023</text:p>
          </table:table-cell>
          <table:table-cell office:value-type="date" office:date-value="2023-10-14T00:00:00" table:style-name="ce2">
            <text:p>14/10/2023</text:p>
          </table:table-cell>
          <table:table-cell office:value-type="date" office:date-value="2023-10-15T00:00:00" table:style-name="ce2">
            <text:p>15/10/2023</text:p>
          </table:table-cell>
          <table:table-cell office:value-type="date" office:date-value="2023-10-16T00:00:00" table:style-name="ce2">
            <text:p>16/10/2023</text:p>
          </table:table-cell>
          <table:table-cell office:value-type="date" office:date-value="2023-10-17T00:00:00" table:style-name="ce2">
            <text:p>17/10/2023</text:p>
          </table:table-cell>
          <table:table-cell office:value-type="date" office:date-value="2023-10-18T00:00:00" table:style-name="ce2">
            <text:p>18/10/2023</text:p>
          </table:table-cell>
          <table:table-cell office:value-type="date" office:date-value="2023-10-19T00:00:00" table:style-name="ce2">
            <text:p>19/10/2023</text:p>
          </table:table-cell>
          <table:table-cell office:value-type="date" office:date-value="2023-10-20T00:00:00" table:style-name="ce2">
            <text:p>20/10/2023</text:p>
          </table:table-cell>
          <table:table-cell office:value-type="date" office:date-value="2023-10-21T00:00:00" table:style-name="ce2">
            <text:p>21/10/2023</text:p>
          </table:table-cell>
          <table:table-cell office:value-type="date" office:date-value="2023-10-22T00:00:00" table:style-name="ce2">
            <text:p>22/10/2023</text:p>
          </table:table-cell>
          <table:table-cell office:value-type="date" office:date-value="2023-10-23T00:00:00" table:style-name="ce2">
            <text:p>23/10/2023</text:p>
          </table:table-cell>
          <table:table-cell office:value-type="date" office:date-value="2023-10-24T00:00:00" table:style-name="ce2">
            <text:p>24/10/2023</text:p>
          </table:table-cell>
          <table:table-cell office:value-type="date" office:date-value="2023-10-25T00:00:00" table:style-name="ce2">
            <text:p>25/10/2023</text:p>
          </table:table-cell>
          <table:table-cell office:value-type="date" office:date-value="2023-10-26T00:00:00" table:style-name="ce2">
            <text:p>26/10/2023</text:p>
          </table:table-cell>
          <table:table-cell office:value-type="date" office:date-value="2023-10-27T00:00:00" table:style-name="ce2">
            <text:p>27/10/2023</text:p>
          </table:table-cell>
          <table:table-cell office:value-type="date" office:date-value="2023-10-28T00:00:00" table:style-name="ce2">
            <text:p>28/10/2023</text:p>
          </table:table-cell>
          <table:table-cell office:value-type="date" office:date-value="2023-10-29T00:00:00" table:style-name="ce2">
            <text:p>29/10/2023</text:p>
          </table:table-cell>
          <table:table-cell office:value-type="date" office:date-value="2023-10-30T00:00:00" table:style-name="ce2">
            <text:p>30/10/2023</text:p>
          </table:table-cell>
          <table:table-cell office:value-type="date" office:date-value="2023-10-31T00:00:00" table:style-name="ce2">
            <text:p>31/10/2023</text:p>
          </table:table-cell>
          <table:table-cell office:value-type="date" office:date-value="2023-11-01T00:00:00" table:style-name="ce2">
            <text:p>01/11/2023</text:p>
          </table:table-cell>
          <table:table-cell office:value-type="date" office:date-value="2023-11-02T00:00:00" table:style-name="ce2">
            <text:p>02/11/2023</text:p>
          </table:table-cell>
          <table:table-cell office:value-type="date" office:date-value="2023-11-03T00:00:00" table:style-name="ce2">
            <text:p>03/11/2023</text:p>
          </table:table-cell>
          <table:table-cell office:value-type="date" office:date-value="2023-11-04T00:00:00" table:style-name="ce2">
            <text:p>04/11/2023</text:p>
          </table:table-cell>
          <table:table-cell office:value-type="date" office:date-value="2023-11-05T00:00:00" table:style-name="ce2">
            <text:p>05/11/2023</text:p>
          </table:table-cell>
          <table:table-cell office:value-type="date" office:date-value="2023-11-06T00:00:00" table:style-name="ce2">
            <text:p>06/11/2023</text:p>
          </table:table-cell>
          <table:table-cell office:value-type="date" office:date-value="2023-11-07T00:00:00" table:style-name="ce2">
            <text:p>07/11/2023</text:p>
          </table:table-cell>
          <table:table-cell office:value-type="date" office:date-value="2023-11-08T00:00:00" table:style-name="ce2">
            <text:p>08/11/2023</text:p>
          </table:table-cell>
          <table:table-cell office:value-type="date" office:date-value="2023-11-09T00:00:00" table:style-name="ce2">
            <text:p>09/11/2023</text:p>
          </table:table-cell>
          <table:table-cell office:value-type="date" office:date-value="2023-11-10T00:00:00" table:style-name="ce2">
            <text:p>10/11/2023</text:p>
          </table:table-cell>
          <table:table-cell office:value-type="date" office:date-value="2023-11-11T00:00:00" table:style-name="ce2">
            <text:p>11/11/2023</text:p>
          </table:table-cell>
          <table:table-cell office:value-type="date" office:date-value="2023-11-12T00:00:00" table:style-name="ce2">
            <text:p>12/11/2023</text:p>
          </table:table-cell>
          <table:table-cell office:value-type="date" office:date-value="2023-11-13T00:00:00" table:style-name="ce2">
            <text:p>13/11/2023</text:p>
          </table:table-cell>
          <table:table-cell office:value-type="date" office:date-value="2023-11-14T00:00:00" table:style-name="ce2">
            <text:p>14/11/2023</text:p>
          </table:table-cell>
          <table:table-cell office:value-type="date" office:date-value="2023-11-15T00:00:00" table:style-name="ce2">
            <text:p>15/11/2023</text:p>
          </table:table-cell>
          <table:table-cell office:value-type="date" office:date-value="2023-11-16T00:00:00" table:style-name="ce2">
            <text:p>16/11/2023</text:p>
          </table:table-cell>
          <table:table-cell office:value-type="date" office:date-value="2023-11-17T00:00:00" table:style-name="ce2">
            <text:p>17/11/2023</text:p>
          </table:table-cell>
          <table:table-cell office:value-type="date" office:date-value="2023-11-18T00:00:00" table:style-name="ce2">
            <text:p>18/11/2023</text:p>
          </table:table-cell>
          <table:table-cell office:value-type="date" office:date-value="2023-11-19T00:00:00" table:style-name="ce2">
            <text:p>19/11/2023</text:p>
          </table:table-cell>
          <table:table-cell office:value-type="date" office:date-value="2023-11-20T00:00:00" table:style-name="ce2">
            <text:p>20/11/2023</text:p>
          </table:table-cell>
          <table:table-cell office:value-type="date" office:date-value="2023-11-21T00:00:00" table:style-name="ce2">
            <text:p>21/11/2023</text:p>
          </table:table-cell>
          <table:table-cell office:value-type="date" office:date-value="2023-11-22T00:00:00" table:style-name="ce2">
            <text:p>22/11/2023</text:p>
          </table:table-cell>
          <table:table-cell office:value-type="date" office:date-value="2023-11-23T00:00:00" table:style-name="ce2">
            <text:p>23/11/2023</text:p>
          </table:table-cell>
          <table:table-cell office:value-type="date" office:date-value="2023-11-24T00:00:00" table:style-name="ce2">
            <text:p>24/11/2023</text:p>
          </table:table-cell>
          <table:table-cell office:value-type="date" office:date-value="2023-11-25T00:00:00" table:style-name="ce2">
            <text:p>25/11/2023</text:p>
          </table:table-cell>
          <table:table-cell office:value-type="date" office:date-value="2023-11-26T00:00:00" table:style-name="ce2">
            <text:p>26/11/2023</text:p>
          </table:table-cell>
          <table:table-cell office:value-type="date" office:date-value="2023-11-27T00:00:00" table:style-name="ce2">
            <text:p>27/11/2023</text:p>
          </table:table-cell>
          <table:table-cell office:value-type="date" office:date-value="2023-11-28T00:00:00" table:style-name="ce2">
            <text:p>28/11/2023</text:p>
          </table:table-cell>
          <table:table-cell office:value-type="date" office:date-value="2023-11-29T00:00:00" table:style-name="ce2">
            <text:p>29/11/2023</text:p>
          </table:table-cell>
          <table:table-cell office:value-type="date" office:date-value="2023-11-30T00:00:00" table:style-name="ce2">
            <text:p>30/11/2023</text:p>
          </table:table-cell>
          <table:table-cell office:value-type="date" office:date-value="2023-12-01T00:00:00" table:style-name="ce2">
            <text:p>01/12/2023</text:p>
          </table:table-cell>
          <table:table-cell office:value-type="date" office:date-value="2023-12-02T00:00:00" table:style-name="ce2">
            <text:p>02/12/2023</text:p>
          </table:table-cell>
          <table:table-cell office:value-type="date" office:date-value="2023-12-03T00:00:00" table:style-name="ce2">
            <text:p>03/12/2023</text:p>
          </table:table-cell>
          <table:table-cell office:value-type="date" office:date-value="2023-12-04T00:00:00" table:style-name="ce2">
            <text:p>04/12/2023</text:p>
          </table:table-cell>
          <table:table-cell office:value-type="date" office:date-value="2023-12-05T00:00:00" table:style-name="ce2">
            <text:p>05/12/2023</text:p>
          </table:table-cell>
          <table:table-cell office:value-type="date" office:date-value="2023-12-06T00:00:00" table:style-name="ce2">
            <text:p>06/12/2023</text:p>
          </table:table-cell>
          <table:table-cell office:value-type="date" office:date-value="2023-12-07T00:00:00" table:style-name="ce2">
            <text:p>07/12/2023</text:p>
          </table:table-cell>
          <table:table-cell office:value-type="date" office:date-value="2023-12-08T00:00:00" table:style-name="ce2">
            <text:p>08/12/2023</text:p>
          </table:table-cell>
          <table:table-cell office:value-type="date" office:date-value="2023-12-09T00:00:00" table:style-name="ce2">
            <text:p>09/12/2023</text:p>
          </table:table-cell>
          <table:table-cell office:value-type="date" office:date-value="2023-12-10T00:00:00" table:style-name="ce2">
            <text:p>10/12/2023</text:p>
          </table:table-cell>
          <table:table-cell office:value-type="date" office:date-value="2023-12-11T00:00:00" table:style-name="ce2">
            <text:p>11/12/2023</text:p>
          </table:table-cell>
          <table:table-cell office:value-type="date" office:date-value="2023-12-12T00:00:00" table:style-name="ce2">
            <text:p>12/12/2023</text:p>
          </table:table-cell>
          <table:table-cell office:value-type="date" office:date-value="2023-12-13T00:00:00" table:style-name="ce2">
            <text:p>13/12/2023</text:p>
          </table:table-cell>
          <table:table-cell office:value-type="date" office:date-value="2023-12-14T00:00:00" table:style-name="ce2">
            <text:p>14/12/2023</text:p>
          </table:table-cell>
          <table:table-cell office:value-type="date" office:date-value="2023-12-15T00:00:00" table:style-name="ce2">
            <text:p>15/12/2023</text:p>
          </table:table-cell>
          <table:table-cell office:value-type="date" office:date-value="2023-12-16T00:00:00" table:style-name="ce2">
            <text:p>16/12/2023</text:p>
          </table:table-cell>
          <table:table-cell office:value-type="date" office:date-value="2023-12-17T00:00:00" table:style-name="ce2">
            <text:p>17/12/2023</text:p>
          </table:table-cell>
          <table:table-cell office:value-type="date" office:date-value="2023-12-18T00:00:00" table:style-name="ce2">
            <text:p>18/12/2023</text:p>
          </table:table-cell>
          <table:table-cell office:value-type="date" office:date-value="2023-12-19T00:00:00" table:style-name="ce2">
            <text:p>19/12/2023</text:p>
          </table:table-cell>
          <table:table-cell office:value-type="date" office:date-value="2023-12-20T00:00:00" table:style-name="ce2">
            <text:p>20/12/2023</text:p>
          </table:table-cell>
          <table:table-cell office:value-type="date" office:date-value="2023-12-21T00:00:00" table:style-name="ce2">
            <text:p>21/12/2023</text:p>
          </table:table-cell>
          <table:table-cell office:value-type="date" office:date-value="2023-12-22T00:00:00" table:style-name="ce2">
            <text:p>22/12/2023</text:p>
          </table:table-cell>
          <table:table-cell office:value-type="date" office:date-value="2023-12-23T00:00:00" table:style-name="ce2">
            <text:p>23/12/2023</text:p>
          </table:table-cell>
          <table:table-cell office:value-type="date" office:date-value="2023-12-24T00:00:00" table:style-name="ce2">
            <text:p>24/12/2023</text:p>
          </table:table-cell>
          <table:table-cell office:value-type="date" office:date-value="2023-12-25T00:00:00" table:style-name="ce2">
            <text:p>25/12/2023</text:p>
          </table:table-cell>
          <table:table-cell office:value-type="date" office:date-value="2023-12-26T00:00:00" table:style-name="ce2">
            <text:p>26/12/2023</text:p>
          </table:table-cell>
          <table:table-cell office:value-type="date" office:date-value="2023-12-27T00:00:00" table:style-name="ce2">
            <text:p>27/12/2023</text:p>
          </table:table-cell>
          <table:table-cell office:value-type="date" office:date-value="2023-12-28T00:00:00" table:style-name="ce2">
            <text:p>28/12/2023</text:p>
          </table:table-cell>
          <table:table-cell office:value-type="date" office:date-value="2023-12-29T00:00:00" table:style-name="ce2">
            <text:p>29/12/2023</text:p>
          </table:table-cell>
          <table:table-cell office:value-type="date" office:date-value="2023-12-30T00:00:00" table:style-name="ce2">
            <text:p>30/12/2023</text:p>
          </table:table-cell>
          <table:table-cell office:value-type="date" office:date-value="2023-12-31T00:00:00" table:style-name="ce2">
            <text:p>31/12/2023</text:p>
          </table:table-cell>
          <table:table-cell office:value-type="date" office:date-value="2024-01-01T00:00:00" table:style-name="ce2">
            <text:p>01/01/2024</text:p>
          </table:table-cell>
          <table:table-cell office:value-type="date" office:date-value="2024-01-02T00:00:00" table:style-name="ce2">
            <text:p>02/01/2024</text:p>
          </table:table-cell>
          <table:table-cell office:value-type="date" office:date-value="2024-01-03T00:00:00" table:style-name="ce2">
            <text:p>03/01/2024</text:p>
          </table:table-cell>
          <table:table-cell office:value-type="date" office:date-value="2024-01-04T00:00:00" table:style-name="ce2">
            <text:p>04/01/2024</text:p>
          </table:table-cell>
          <table:table-cell office:value-type="date" office:date-value="2024-01-05T00:00:00" table:style-name="ce2">
            <text:p>05/01/2024</text:p>
          </table:table-cell>
          <table:table-cell office:value-type="date" office:date-value="2024-01-06T00:00:00" table:style-name="ce2">
            <text:p>06/01/2024</text:p>
          </table:table-cell>
          <table:table-cell office:value-type="date" office:date-value="2024-01-07T00:00:00" table:style-name="ce2">
            <text:p>07/01/2024</text:p>
          </table:table-cell>
          <table:table-cell office:value-type="date" office:date-value="2024-01-08T00:00:00" table:style-name="ce2">
            <text:p>08/01/2024</text:p>
          </table:table-cell>
          <table:table-cell table:number-columns-repeated="16284"/>
        </table:table-row>
        <table:table-row table:style-name="ro1">
          <table:table-cell office:value-type="date" office:date-value="2024-01-09T00:00:00" table:style-name="ce2">
            <text:p>09/01/2024</text:p>
          </table:table-cell>
          <table:table-cell office:value-type="date" office:date-value="2024-01-10T00:00:00" table:style-name="ce2">
            <text:p>10/01/2024</text:p>
          </table:table-cell>
          <table:table-cell office:value-type="date" office:date-value="2024-01-11T00:00:00" table:style-name="ce2">
            <text:p>11/01/2024</text:p>
          </table:table-cell>
          <table:table-cell office:value-type="date" office:date-value="2024-01-12T00:00:00" table:style-name="ce2">
            <text:p>12/01/2024</text:p>
          </table:table-cell>
          <table:table-cell office:value-type="date" office:date-value="2024-01-13T00:00:00" table:style-name="ce2">
            <text:p>13/01/2024</text:p>
          </table:table-cell>
          <table:table-cell office:value-type="date" office:date-value="2024-01-14T00:00:00" table:style-name="ce2">
            <text:p>14/01/2024</text:p>
          </table:table-cell>
          <table:table-cell office:value-type="date" office:date-value="2024-01-15T00:00:00" table:style-name="ce2">
            <text:p>15/01/2024</text:p>
          </table:table-cell>
          <table:table-cell office:value-type="date" office:date-value="2024-01-16T00:00:00" table:style-name="ce2">
            <text:p>16/01/2024</text:p>
          </table:table-cell>
          <table:table-cell office:value-type="date" office:date-value="2024-01-17T00:00:00" table:style-name="ce2">
            <text:p>17/01/2024</text:p>
          </table:table-cell>
          <table:table-cell office:value-type="date" office:date-value="2024-01-18T00:00:00" table:style-name="ce2">
            <text:p>18/01/2024</text:p>
          </table:table-cell>
          <table:table-cell office:value-type="date" office:date-value="2024-01-19T00:00:00" table:style-name="ce2">
            <text:p>19/01/2024</text:p>
          </table:table-cell>
          <table:table-cell office:value-type="date" office:date-value="2024-01-20T00:00:00" table:style-name="ce2">
            <text:p>20/01/2024</text:p>
          </table:table-cell>
          <table:table-cell office:value-type="date" office:date-value="2024-01-21T00:00:00" table:style-name="ce2">
            <text:p>21/01/2024</text:p>
          </table:table-cell>
          <table:table-cell office:value-type="date" office:date-value="2024-01-22T00:00:00" table:style-name="ce2">
            <text:p>22/01/2024</text:p>
          </table:table-cell>
          <table:table-cell office:value-type="date" office:date-value="2024-01-23T00:00:00" table:style-name="ce2">
            <text:p>23/01/2024</text:p>
          </table:table-cell>
          <table:table-cell office:value-type="date" office:date-value="2024-01-24T00:00:00" table:style-name="ce2">
            <text:p>24/01/2024</text:p>
          </table:table-cell>
          <table:table-cell office:value-type="date" office:date-value="2024-01-25T00:00:00" table:style-name="ce2">
            <text:p>25/01/2024</text:p>
          </table:table-cell>
          <table:table-cell office:value-type="date" office:date-value="2024-01-26T00:00:00" table:style-name="ce2">
            <text:p>26/01/2024</text:p>
          </table:table-cell>
          <table:table-cell office:value-type="date" office:date-value="2024-01-27T00:00:00" table:style-name="ce2">
            <text:p>27/01/2024</text:p>
          </table:table-cell>
          <table:table-cell office:value-type="date" office:date-value="2024-01-28T00:00:00" table:style-name="ce2">
            <text:p>28/01/2024</text:p>
          </table:table-cell>
          <table:table-cell office:value-type="date" office:date-value="2024-01-29T00:00:00" table:style-name="ce2">
            <text:p>29/01/2024</text:p>
          </table:table-cell>
          <table:table-cell office:value-type="date" office:date-value="2024-01-30T00:00:00" table:style-name="ce2">
            <text:p>30/01/2024</text:p>
          </table:table-cell>
          <table:table-cell office:value-type="date" office:date-value="2024-01-31T00:00:00" table:style-name="ce2">
            <text:p>31/01/2024</text:p>
          </table:table-cell>
          <table:table-cell office:value-type="date" office:date-value="2024-02-01T00:00:00" table:style-name="ce2">
            <text:p>01/02/2024</text:p>
          </table:table-cell>
          <table:table-cell office:value-type="date" office:date-value="2024-02-02T00:00:00" table:style-name="ce2">
            <text:p>02/02/2024</text:p>
          </table:table-cell>
          <table:table-cell office:value-type="date" office:date-value="2024-02-03T00:00:00" table:style-name="ce2">
            <text:p>03/02/2024</text:p>
          </table:table-cell>
          <table:table-cell office:value-type="date" office:date-value="2024-02-04T00:00:00" table:style-name="ce2">
            <text:p>04/02/2024</text:p>
          </table:table-cell>
          <table:table-cell office:value-type="date" office:date-value="2024-02-05T00:00:00" table:style-name="ce2">
            <text:p>05/02/2024</text:p>
          </table:table-cell>
          <table:table-cell office:value-type="date" office:date-value="2024-02-06T00:00:00" table:style-name="ce2">
            <text:p>06/02/2024</text:p>
          </table:table-cell>
          <table:table-cell office:value-type="date" office:date-value="2024-02-07T00:00:00" table:style-name="ce2">
            <text:p>07/02/2024</text:p>
          </table:table-cell>
          <table:table-cell office:value-type="date" office:date-value="2024-02-08T00:00:00" table:style-name="ce2">
            <text:p>08/02/2024</text:p>
          </table:table-cell>
          <table:table-cell office:value-type="date" office:date-value="2024-02-09T00:00:00" table:style-name="ce2">
            <text:p>09/02/2024</text:p>
          </table:table-cell>
          <table:table-cell office:value-type="date" office:date-value="2024-02-10T00:00:00" table:style-name="ce2">
            <text:p>10/02/2024</text:p>
          </table:table-cell>
          <table:table-cell office:value-type="date" office:date-value="2024-02-11T00:00:00" table:style-name="ce2">
            <text:p>11/02/2024</text:p>
          </table:table-cell>
          <table:table-cell office:value-type="date" office:date-value="2024-02-12T00:00:00" table:style-name="ce2">
            <text:p>12/02/2024</text:p>
          </table:table-cell>
          <table:table-cell office:value-type="date" office:date-value="2024-02-13T00:00:00" table:style-name="ce2">
            <text:p>13/02/2024</text:p>
          </table:table-cell>
          <table:table-cell office:value-type="date" office:date-value="2024-02-14T00:00:00" table:style-name="ce2">
            <text:p>14/02/2024</text:p>
          </table:table-cell>
          <table:table-cell office:value-type="date" office:date-value="2024-02-15T00:00:00" table:style-name="ce2">
            <text:p>15/02/2024</text:p>
          </table:table-cell>
          <table:table-cell office:value-type="date" office:date-value="2024-02-16T00:00:00" table:style-name="ce2">
            <text:p>16/02/2024</text:p>
          </table:table-cell>
          <table:table-cell office:value-type="date" office:date-value="2024-02-17T00:00:00" table:style-name="ce2">
            <text:p>17/02/2024</text:p>
          </table:table-cell>
          <table:table-cell office:value-type="date" office:date-value="2024-02-18T00:00:00" table:style-name="ce2">
            <text:p>18/02/2024</text:p>
          </table:table-cell>
          <table:table-cell office:value-type="date" office:date-value="2024-02-19T00:00:00" table:style-name="ce2">
            <text:p>19/02/2024</text:p>
          </table:table-cell>
          <table:table-cell office:value-type="date" office:date-value="2024-02-20T00:00:00" table:style-name="ce2">
            <text:p>20/02/2024</text:p>
          </table:table-cell>
          <table:table-cell office:value-type="date" office:date-value="2024-02-21T00:00:00" table:style-name="ce2">
            <text:p>21/02/2024</text:p>
          </table:table-cell>
          <table:table-cell office:value-type="date" office:date-value="2024-02-22T00:00:00" table:style-name="ce2">
            <text:p>22/02/2024</text:p>
          </table:table-cell>
          <table:table-cell office:value-type="date" office:date-value="2024-02-23T00:00:00" table:style-name="ce2">
            <text:p>23/02/2024</text:p>
          </table:table-cell>
          <table:table-cell office:value-type="date" office:date-value="2024-02-24T00:00:00" table:style-name="ce2">
            <text:p>24/02/2024</text:p>
          </table:table-cell>
          <table:table-cell office:value-type="date" office:date-value="2024-02-25T00:00:00" table:style-name="ce2">
            <text:p>25/02/2024</text:p>
          </table:table-cell>
          <table:table-cell office:value-type="date" office:date-value="2024-02-26T00:00:00" table:style-name="ce2">
            <text:p>26/02/2024</text:p>
          </table:table-cell>
          <table:table-cell office:value-type="date" office:date-value="2024-02-27T00:00:00" table:style-name="ce2">
            <text:p>27/02/2024</text:p>
          </table:table-cell>
          <table:table-cell office:value-type="date" office:date-value="2024-02-28T00:00:00" table:style-name="ce2">
            <text:p>28/02/2024</text:p>
          </table:table-cell>
          <table:table-cell office:value-type="date" office:date-value="2024-02-29T00:00:00" table:style-name="ce2">
            <text:p>29/02/2024</text:p>
          </table:table-cell>
          <table:table-cell office:value-type="date" office:date-value="2024-03-01T00:00:00" table:style-name="ce2">
            <text:p>01/03/2024</text:p>
          </table:table-cell>
          <table:table-cell office:value-type="date" office:date-value="2024-03-02T00:00:00" table:style-name="ce2">
            <text:p>02/03/2024</text:p>
          </table:table-cell>
          <table:table-cell office:value-type="date" office:date-value="2024-03-03T00:00:00" table:style-name="ce2">
            <text:p>03/03/2024</text:p>
          </table:table-cell>
          <table:table-cell office:value-type="date" office:date-value="2024-03-04T00:00:00" table:style-name="ce2">
            <text:p>04/03/2024</text:p>
          </table:table-cell>
          <table:table-cell office:value-type="date" office:date-value="2024-03-05T00:00:00" table:style-name="ce2">
            <text:p>05/03/2024</text:p>
          </table:table-cell>
          <table:table-cell office:value-type="date" office:date-value="2024-03-06T00:00:00" table:style-name="ce2">
            <text:p>06/03/2024</text:p>
          </table:table-cell>
          <table:table-cell office:value-type="date" office:date-value="2024-03-07T00:00:00" table:style-name="ce2">
            <text:p>07/03/2024</text:p>
          </table:table-cell>
          <table:table-cell office:value-type="date" office:date-value="2024-03-08T00:00:00" table:style-name="ce2">
            <text:p>08/03/2024</text:p>
          </table:table-cell>
          <table:table-cell office:value-type="date" office:date-value="2024-03-09T00:00:00" table:style-name="ce2">
            <text:p>09/03/2024</text:p>
          </table:table-cell>
          <table:table-cell office:value-type="date" office:date-value="2024-03-10T00:00:00" table:style-name="ce2">
            <text:p>10/03/2024</text:p>
          </table:table-cell>
          <table:table-cell office:value-type="date" office:date-value="2024-03-11T00:00:00" table:style-name="ce2">
            <text:p>11/03/2024</text:p>
          </table:table-cell>
          <table:table-cell office:value-type="date" office:date-value="2024-03-12T00:00:00" table:style-name="ce2">
            <text:p>12/03/2024</text:p>
          </table:table-cell>
          <table:table-cell office:value-type="date" office:date-value="2024-03-13T00:00:00" table:style-name="ce2">
            <text:p>13/03/2024</text:p>
          </table:table-cell>
          <table:table-cell office:value-type="date" office:date-value="2024-03-14T00:00:00" table:style-name="ce2">
            <text:p>14/03/2024</text:p>
          </table:table-cell>
          <table:table-cell office:value-type="date" office:date-value="2024-03-15T00:00:00" table:style-name="ce2">
            <text:p>15/03/2024</text:p>
          </table:table-cell>
          <table:table-cell office:value-type="date" office:date-value="2024-03-16T00:00:00" table:style-name="ce2">
            <text:p>16/03/2024</text:p>
          </table:table-cell>
          <table:table-cell office:value-type="date" office:date-value="2024-03-17T00:00:00" table:style-name="ce2">
            <text:p>17/03/2024</text:p>
          </table:table-cell>
          <table:table-cell office:value-type="date" office:date-value="2024-03-18T00:00:00" table:style-name="ce2">
            <text:p>18/03/2024</text:p>
          </table:table-cell>
          <table:table-cell office:value-type="date" office:date-value="2024-03-19T00:00:00" table:style-name="ce2">
            <text:p>19/03/2024</text:p>
          </table:table-cell>
          <table:table-cell office:value-type="date" office:date-value="2024-03-20T00:00:00" table:style-name="ce2">
            <text:p>20/03/2024</text:p>
          </table:table-cell>
          <table:table-cell office:value-type="date" office:date-value="2024-03-21T00:00:00" table:style-name="ce2">
            <text:p>21/03/2024</text:p>
          </table:table-cell>
          <table:table-cell office:value-type="date" office:date-value="2024-03-22T00:00:00" table:style-name="ce2">
            <text:p>22/03/2024</text:p>
          </table:table-cell>
          <table:table-cell office:value-type="date" office:date-value="2024-03-23T00:00:00" table:style-name="ce2">
            <text:p>23/03/2024</text:p>
          </table:table-cell>
          <table:table-cell office:value-type="date" office:date-value="2024-03-24T00:00:00" table:style-name="ce2">
            <text:p>24/03/2024</text:p>
          </table:table-cell>
          <table:table-cell office:value-type="date" office:date-value="2024-03-25T00:00:00" table:style-name="ce2">
            <text:p>25/03/2024</text:p>
          </table:table-cell>
          <table:table-cell office:value-type="date" office:date-value="2024-03-26T00:00:00" table:style-name="ce2">
            <text:p>26/03/2024</text:p>
          </table:table-cell>
          <table:table-cell office:value-type="date" office:date-value="2024-03-27T00:00:00" table:style-name="ce2">
            <text:p>27/03/2024</text:p>
          </table:table-cell>
          <table:table-cell office:value-type="date" office:date-value="2024-03-28T00:00:00" table:style-name="ce2">
            <text:p>28/03/2024</text:p>
          </table:table-cell>
          <table:table-cell office:value-type="date" office:date-value="2024-03-29T00:00:00" table:style-name="ce2">
            <text:p>29/03/2024</text:p>
          </table:table-cell>
          <table:table-cell office:value-type="date" office:date-value="2024-03-30T00:00:00" table:style-name="ce2">
            <text:p>30/03/2024</text:p>
          </table:table-cell>
          <table:table-cell office:value-type="date" office:date-value="2024-03-31T00:00:00" table:style-name="ce2">
            <text:p>31/03/2024</text:p>
          </table:table-cell>
          <table:table-cell office:value-type="date" office:date-value="2024-04-01T00:00:00" table:style-name="ce2">
            <text:p>01/04/2024</text:p>
          </table:table-cell>
          <table:table-cell office:value-type="date" office:date-value="2024-04-02T00:00:00" table:style-name="ce2">
            <text:p>02/04/2024</text:p>
          </table:table-cell>
          <table:table-cell office:value-type="date" office:date-value="2024-04-03T00:00:00" table:style-name="ce2">
            <text:p>03/04/2024</text:p>
          </table:table-cell>
          <table:table-cell office:value-type="date" office:date-value="2024-04-04T00:00:00" table:style-name="ce2">
            <text:p>04/04/2024</text:p>
          </table:table-cell>
          <table:table-cell office:value-type="date" office:date-value="2024-04-05T00:00:00" table:style-name="ce2">
            <text:p>05/04/2024</text:p>
          </table:table-cell>
          <table:table-cell office:value-type="date" office:date-value="2024-04-06T00:00:00" table:style-name="ce2">
            <text:p>06/04/2024</text:p>
          </table:table-cell>
          <table:table-cell office:value-type="date" office:date-value="2024-04-07T00:00:00" table:style-name="ce2">
            <text:p>07/04/2024</text:p>
          </table:table-cell>
          <table:table-cell office:value-type="date" office:date-value="2024-04-08T00:00:00" table:style-name="ce2">
            <text:p>08/04/2024</text:p>
          </table:table-cell>
          <table:table-cell office:value-type="date" office:date-value="2024-04-09T00:00:00" table:style-name="ce2">
            <text:p>09/04/2024</text:p>
          </table:table-cell>
          <table:table-cell office:value-type="date" office:date-value="2024-04-10T00:00:00" table:style-name="ce2">
            <text:p>10/04/2024</text:p>
          </table:table-cell>
          <table:table-cell office:value-type="date" office:date-value="2024-04-11T00:00:00" table:style-name="ce2">
            <text:p>11/04/2024</text:p>
          </table:table-cell>
          <table:table-cell office:value-type="date" office:date-value="2024-04-12T00:00:00" table:style-name="ce2">
            <text:p>12/04/2024</text:p>
          </table:table-cell>
          <table:table-cell office:value-type="date" office:date-value="2024-04-13T00:00:00" table:style-name="ce2">
            <text:p>13/04/2024</text:p>
          </table:table-cell>
          <table:table-cell office:value-type="date" office:date-value="2024-04-14T00:00:00" table:style-name="ce2">
            <text:p>14/04/2024</text:p>
          </table:table-cell>
          <table:table-cell office:value-type="date" office:date-value="2024-04-15T00:00:00" table:style-name="ce2">
            <text:p>15/04/2024</text:p>
          </table:table-cell>
          <table:table-cell office:value-type="date" office:date-value="2024-04-16T00:00:00" table:style-name="ce2">
            <text:p>16/04/2024</text:p>
          </table:table-cell>
          <table:table-cell office:value-type="date" office:date-value="2024-04-17T00:00:00" table:style-name="ce2">
            <text:p>17/04/2024</text:p>
          </table:table-cell>
          <table:table-cell table:number-columns-repeated="16284"/>
        </table:table-row>
        <table:table-row table:style-name="ro1">
          <table:table-cell office:value-type="date" office:date-value="2024-04-18T00:00:00" table:style-name="ce2">
            <text:p>18/04/2024</text:p>
          </table:table-cell>
          <table:table-cell office:value-type="date" office:date-value="2024-04-19T00:00:00" table:style-name="ce2">
            <text:p>19/04/2024</text:p>
          </table:table-cell>
          <table:table-cell office:value-type="date" office:date-value="2024-04-20T00:00:00" table:style-name="ce2">
            <text:p>20/04/2024</text:p>
          </table:table-cell>
          <table:table-cell office:value-type="date" office:date-value="2024-04-21T00:00:00" table:style-name="ce2">
            <text:p>21/04/2024</text:p>
          </table:table-cell>
          <table:table-cell office:value-type="date" office:date-value="2024-04-22T00:00:00" table:style-name="ce2">
            <text:p>22/04/2024</text:p>
          </table:table-cell>
          <table:table-cell office:value-type="date" office:date-value="2024-04-23T00:00:00" table:style-name="ce2">
            <text:p>23/04/2024</text:p>
          </table:table-cell>
          <table:table-cell office:value-type="date" office:date-value="2024-04-24T00:00:00" table:style-name="ce2">
            <text:p>24/04/2024</text:p>
          </table:table-cell>
          <table:table-cell office:value-type="date" office:date-value="2024-04-25T00:00:00" table:style-name="ce2">
            <text:p>25/04/2024</text:p>
          </table:table-cell>
          <table:table-cell office:value-type="date" office:date-value="2024-04-26T00:00:00" table:style-name="ce2">
            <text:p>26/04/2024</text:p>
          </table:table-cell>
          <table:table-cell office:value-type="date" office:date-value="2024-04-27T00:00:00" table:style-name="ce2">
            <text:p>27/04/2024</text:p>
          </table:table-cell>
          <table:table-cell office:value-type="date" office:date-value="2024-04-28T00:00:00" table:style-name="ce2">
            <text:p>28/04/2024</text:p>
          </table:table-cell>
          <table:table-cell office:value-type="date" office:date-value="2024-04-29T00:00:00" table:style-name="ce2">
            <text:p>29/04/2024</text:p>
          </table:table-cell>
          <table:table-cell office:value-type="date" office:date-value="2024-04-30T00:00:00" table:style-name="ce2">
            <text:p>30/04/2024</text:p>
          </table:table-cell>
          <table:table-cell office:value-type="date" office:date-value="2024-05-01T00:00:00" table:style-name="ce2">
            <text:p>01/05/2024</text:p>
          </table:table-cell>
          <table:table-cell office:value-type="date" office:date-value="2024-05-02T00:00:00" table:style-name="ce2">
            <text:p>02/05/2024</text:p>
          </table:table-cell>
          <table:table-cell office:value-type="date" office:date-value="2024-05-03T00:00:00" table:style-name="ce2">
            <text:p>03/05/2024</text:p>
          </table:table-cell>
          <table:table-cell office:value-type="date" office:date-value="2024-05-04T00:00:00" table:style-name="ce2">
            <text:p>04/05/2024</text:p>
          </table:table-cell>
          <table:table-cell office:value-type="date" office:date-value="2024-05-05T00:00:00" table:style-name="ce2">
            <text:p>05/05/2024</text:p>
          </table:table-cell>
          <table:table-cell office:value-type="date" office:date-value="2024-05-06T00:00:00" table:style-name="ce2">
            <text:p>06/05/2024</text:p>
          </table:table-cell>
          <table:table-cell office:value-type="date" office:date-value="2024-05-07T00:00:00" table:style-name="ce2">
            <text:p>07/05/2024</text:p>
          </table:table-cell>
          <table:table-cell office:value-type="date" office:date-value="2024-05-08T00:00:00" table:style-name="ce2">
            <text:p>08/05/2024</text:p>
          </table:table-cell>
          <table:table-cell office:value-type="date" office:date-value="2024-05-09T00:00:00" table:style-name="ce2">
            <text:p>09/05/2024</text:p>
          </table:table-cell>
          <table:table-cell office:value-type="date" office:date-value="2024-05-10T00:00:00" table:style-name="ce2">
            <text:p>10/05/2024</text:p>
          </table:table-cell>
          <table:table-cell office:value-type="date" office:date-value="2024-05-11T00:00:00" table:style-name="ce2">
            <text:p>11/05/2024</text:p>
          </table:table-cell>
          <table:table-cell office:value-type="date" office:date-value="2024-05-12T00:00:00" table:style-name="ce2">
            <text:p>12/05/2024</text:p>
          </table:table-cell>
          <table:table-cell office:value-type="date" office:date-value="2024-05-13T00:00:00" table:style-name="ce2">
            <text:p>13/05/2024</text:p>
          </table:table-cell>
          <table:table-cell office:value-type="date" office:date-value="2024-05-14T00:00:00" table:style-name="ce2">
            <text:p>14/05/2024</text:p>
          </table:table-cell>
          <table:table-cell office:value-type="date" office:date-value="2024-05-15T00:00:00" table:style-name="ce2">
            <text:p>15/05/2024</text:p>
          </table:table-cell>
          <table:table-cell office:value-type="date" office:date-value="2024-05-16T00:00:00" table:style-name="ce2">
            <text:p>16/05/2024</text:p>
          </table:table-cell>
          <table:table-cell office:value-type="date" office:date-value="2024-05-17T00:00:00" table:style-name="ce2">
            <text:p>17/05/2024</text:p>
          </table:table-cell>
          <table:table-cell office:value-type="date" office:date-value="2024-05-18T00:00:00" table:style-name="ce2">
            <text:p>18/05/2024</text:p>
          </table:table-cell>
          <table:table-cell office:value-type="date" office:date-value="2024-05-19T00:00:00" table:style-name="ce2">
            <text:p>19/05/2024</text:p>
          </table:table-cell>
          <table:table-cell office:value-type="date" office:date-value="2024-05-20T00:00:00" table:style-name="ce2">
            <text:p>20/05/2024</text:p>
          </table:table-cell>
          <table:table-cell office:value-type="date" office:date-value="2024-05-21T00:00:00" table:style-name="ce2">
            <text:p>21/05/2024</text:p>
          </table:table-cell>
          <table:table-cell office:value-type="date" office:date-value="2024-05-22T00:00:00" table:style-name="ce2">
            <text:p>22/05/2024</text:p>
          </table:table-cell>
          <table:table-cell office:value-type="date" office:date-value="2024-05-23T00:00:00" table:style-name="ce2">
            <text:p>23/05/2024</text:p>
          </table:table-cell>
          <table:table-cell office:value-type="date" office:date-value="2024-05-24T00:00:00" table:style-name="ce2">
            <text:p>24/05/2024</text:p>
          </table:table-cell>
          <table:table-cell office:value-type="date" office:date-value="2024-05-25T00:00:00" table:style-name="ce2">
            <text:p>25/05/2024</text:p>
          </table:table-cell>
          <table:table-cell office:value-type="date" office:date-value="2024-05-26T00:00:00" table:style-name="ce2">
            <text:p>26/05/2024</text:p>
          </table:table-cell>
          <table:table-cell office:value-type="date" office:date-value="2024-05-27T00:00:00" table:style-name="ce2">
            <text:p>27/05/2024</text:p>
          </table:table-cell>
          <table:table-cell office:value-type="date" office:date-value="2024-05-28T00:00:00" table:style-name="ce2">
            <text:p>28/05/2024</text:p>
          </table:table-cell>
          <table:table-cell office:value-type="date" office:date-value="2024-05-29T00:00:00" table:style-name="ce2">
            <text:p>29/05/2024</text:p>
          </table:table-cell>
          <table:table-cell office:value-type="date" office:date-value="2024-05-30T00:00:00" table:style-name="ce2">
            <text:p>30/05/2024</text:p>
          </table:table-cell>
          <table:table-cell office:value-type="date" office:date-value="2024-05-31T00:00:00" table:style-name="ce2">
            <text:p>31/05/2024</text:p>
          </table:table-cell>
          <table:table-cell office:value-type="date" office:date-value="2024-06-01T00:00:00" table:style-name="ce2">
            <text:p>01/06/2024</text:p>
          </table:table-cell>
          <table:table-cell office:value-type="date" office:date-value="2024-06-02T00:00:00" table:style-name="ce2">
            <text:p>02/06/2024</text:p>
          </table:table-cell>
          <table:table-cell office:value-type="date" office:date-value="2024-06-03T00:00:00" table:style-name="ce2">
            <text:p>03/06/2024</text:p>
          </table:table-cell>
          <table:table-cell office:value-type="date" office:date-value="2024-06-04T00:00:00" table:style-name="ce2">
            <text:p>04/06/2024</text:p>
          </table:table-cell>
          <table:table-cell office:value-type="date" office:date-value="2024-06-05T00:00:00" table:style-name="ce2">
            <text:p>05/06/2024</text:p>
          </table:table-cell>
          <table:table-cell office:value-type="date" office:date-value="2024-06-06T00:00:00" table:style-name="ce2">
            <text:p>06/06/2024</text:p>
          </table:table-cell>
          <table:table-cell office:value-type="date" office:date-value="2024-06-07T00:00:00" table:style-name="ce2">
            <text:p>07/06/2024</text:p>
          </table:table-cell>
          <table:table-cell office:value-type="date" office:date-value="2024-06-08T00:00:00" table:style-name="ce2">
            <text:p>08/06/2024</text:p>
          </table:table-cell>
          <table:table-cell office:value-type="date" office:date-value="2024-06-09T00:00:00" table:style-name="ce2">
            <text:p>09/06/2024</text:p>
          </table:table-cell>
          <table:table-cell office:value-type="date" office:date-value="2024-06-10T00:00:00" table:style-name="ce2">
            <text:p>10/06/2024</text:p>
          </table:table-cell>
          <table:table-cell office:value-type="date" office:date-value="2024-06-11T00:00:00" table:style-name="ce2">
            <text:p>11/06/2024</text:p>
          </table:table-cell>
          <table:table-cell office:value-type="date" office:date-value="2024-06-12T00:00:00" table:style-name="ce2">
            <text:p>12/06/2024</text:p>
          </table:table-cell>
          <table:table-cell office:value-type="date" office:date-value="2024-06-13T00:00:00" table:style-name="ce2">
            <text:p>13/06/2024</text:p>
          </table:table-cell>
          <table:table-cell office:value-type="date" office:date-value="2024-06-14T00:00:00" table:style-name="ce2">
            <text:p>14/06/2024</text:p>
          </table:table-cell>
          <table:table-cell office:value-type="date" office:date-value="2024-06-15T00:00:00" table:style-name="ce2">
            <text:p>15/06/2024</text:p>
          </table:table-cell>
          <table:table-cell office:value-type="date" office:date-value="2024-06-16T00:00:00" table:style-name="ce2">
            <text:p>16/06/2024</text:p>
          </table:table-cell>
          <table:table-cell office:value-type="date" office:date-value="2024-06-17T00:00:00" table:style-name="ce2">
            <text:p>17/06/2024</text:p>
          </table:table-cell>
          <table:table-cell office:value-type="date" office:date-value="2024-06-18T00:00:00" table:style-name="ce2">
            <text:p>18/06/2024</text:p>
          </table:table-cell>
          <table:table-cell office:value-type="date" office:date-value="2024-06-19T00:00:00" table:style-name="ce2">
            <text:p>19/06/2024</text:p>
          </table:table-cell>
          <table:table-cell office:value-type="date" office:date-value="2024-06-20T00:00:00" table:style-name="ce2">
            <text:p>20/06/2024</text:p>
          </table:table-cell>
          <table:table-cell office:value-type="date" office:date-value="2024-06-21T00:00:00" table:style-name="ce2">
            <text:p>21/06/2024</text:p>
          </table:table-cell>
          <table:table-cell office:value-type="date" office:date-value="2024-06-22T00:00:00" table:style-name="ce2">
            <text:p>22/06/2024</text:p>
          </table:table-cell>
          <table:table-cell office:value-type="date" office:date-value="2024-06-23T00:00:00" table:style-name="ce2">
            <text:p>23/06/2024</text:p>
          </table:table-cell>
          <table:table-cell office:value-type="date" office:date-value="2024-06-24T00:00:00" table:style-name="ce2">
            <text:p>24/06/2024</text:p>
          </table:table-cell>
          <table:table-cell office:value-type="date" office:date-value="2024-06-25T00:00:00" table:style-name="ce2">
            <text:p>25/06/2024</text:p>
          </table:table-cell>
          <table:table-cell office:value-type="date" office:date-value="2024-06-26T00:00:00" table:style-name="ce2">
            <text:p>26/06/2024</text:p>
          </table:table-cell>
          <table:table-cell office:value-type="date" office:date-value="2024-06-27T00:00:00" table:style-name="ce2">
            <text:p>27/06/2024</text:p>
          </table:table-cell>
          <table:table-cell office:value-type="date" office:date-value="2024-06-28T00:00:00" table:style-name="ce2">
            <text:p>28/06/2024</text:p>
          </table:table-cell>
          <table:table-cell office:value-type="date" office:date-value="2024-06-29T00:00:00" table:style-name="ce2">
            <text:p>29/06/2024</text:p>
          </table:table-cell>
          <table:table-cell office:value-type="date" office:date-value="2024-06-30T00:00:00" table:style-name="ce2">
            <text:p>30/06/2024</text:p>
          </table:table-cell>
          <table:table-cell office:value-type="date" office:date-value="2024-07-01T00:00:00" table:style-name="ce2">
            <text:p>01/07/2024</text:p>
          </table:table-cell>
          <table:table-cell office:value-type="date" office:date-value="2024-07-02T00:00:00" table:style-name="ce2">
            <text:p>02/07/2024</text:p>
          </table:table-cell>
          <table:table-cell office:value-type="date" office:date-value="2024-07-03T00:00:00" table:style-name="ce2">
            <text:p>03/07/2024</text:p>
          </table:table-cell>
          <table:table-cell office:value-type="date" office:date-value="2024-07-04T00:00:00" table:style-name="ce2">
            <text:p>04/07/2024</text:p>
          </table:table-cell>
          <table:table-cell office:value-type="date" office:date-value="2024-07-05T00:00:00" table:style-name="ce2">
            <text:p>05/07/2024</text:p>
          </table:table-cell>
          <table:table-cell office:value-type="date" office:date-value="2024-07-06T00:00:00" table:style-name="ce2">
            <text:p>06/07/2024</text:p>
          </table:table-cell>
          <table:table-cell office:value-type="date" office:date-value="2024-07-07T00:00:00" table:style-name="ce2">
            <text:p>07/07/2024</text:p>
          </table:table-cell>
          <table:table-cell office:value-type="date" office:date-value="2024-07-08T00:00:00" table:style-name="ce2">
            <text:p>08/07/2024</text:p>
          </table:table-cell>
          <table:table-cell office:value-type="date" office:date-value="2024-07-09T00:00:00" table:style-name="ce2">
            <text:p>09/07/2024</text:p>
          </table:table-cell>
          <table:table-cell office:value-type="date" office:date-value="2024-07-10T00:00:00" table:style-name="ce2">
            <text:p>10/07/2024</text:p>
          </table:table-cell>
          <table:table-cell office:value-type="date" office:date-value="2024-07-11T00:00:00" table:style-name="ce2">
            <text:p>11/07/2024</text:p>
          </table:table-cell>
          <table:table-cell office:value-type="date" office:date-value="2024-07-12T00:00:00" table:style-name="ce2">
            <text:p>12/07/2024</text:p>
          </table:table-cell>
          <table:table-cell office:value-type="date" office:date-value="2024-07-13T00:00:00" table:style-name="ce2">
            <text:p>13/07/2024</text:p>
          </table:table-cell>
          <table:table-cell office:value-type="date" office:date-value="2024-07-14T00:00:00" table:style-name="ce2">
            <text:p>14/07/2024</text:p>
          </table:table-cell>
          <table:table-cell office:value-type="date" office:date-value="2024-07-15T00:00:00" table:style-name="ce2">
            <text:p>15/07/2024</text:p>
          </table:table-cell>
          <table:table-cell office:value-type="date" office:date-value="2024-07-16T00:00:00" table:style-name="ce2">
            <text:p>16/07/2024</text:p>
          </table:table-cell>
          <table:table-cell office:value-type="date" office:date-value="2024-07-17T00:00:00" table:style-name="ce2">
            <text:p>17/07/2024</text:p>
          </table:table-cell>
          <table:table-cell office:value-type="date" office:date-value="2024-07-18T00:00:00" table:style-name="ce2">
            <text:p>18/07/2024</text:p>
          </table:table-cell>
          <table:table-cell office:value-type="date" office:date-value="2024-07-19T00:00:00" table:style-name="ce2">
            <text:p>19/07/2024</text:p>
          </table:table-cell>
          <table:table-cell office:value-type="date" office:date-value="2024-07-20T00:00:00" table:style-name="ce2">
            <text:p>20/07/2024</text:p>
          </table:table-cell>
          <table:table-cell office:value-type="date" office:date-value="2024-07-21T00:00:00" table:style-name="ce2">
            <text:p>21/07/2024</text:p>
          </table:table-cell>
          <table:table-cell office:value-type="date" office:date-value="2024-07-22T00:00:00" table:style-name="ce2">
            <text:p>22/07/2024</text:p>
          </table:table-cell>
          <table:table-cell office:value-type="date" office:date-value="2024-07-23T00:00:00" table:style-name="ce2">
            <text:p>23/07/2024</text:p>
          </table:table-cell>
          <table:table-cell office:value-type="date" office:date-value="2024-07-24T00:00:00" table:style-name="ce2">
            <text:p>24/07/2024</text:p>
          </table:table-cell>
          <table:table-cell office:value-type="date" office:date-value="2024-07-25T00:00:00" table:style-name="ce2">
            <text:p>25/07/2024</text:p>
          </table:table-cell>
          <table:table-cell office:value-type="date" office:date-value="2024-07-26T00:00:00" table:style-name="ce2">
            <text:p>26/07/2024</text:p>
          </table:table-cell>
          <table:table-cell table:number-columns-repeated="16284"/>
        </table:table-row>
        <table:table-row table:style-name="ro1">
          <table:table-cell office:value-type="date" office:date-value="2024-07-27T00:00:00" table:style-name="ce2">
            <text:p>27/07/2024</text:p>
          </table:table-cell>
          <table:table-cell office:value-type="date" office:date-value="2024-07-28T00:00:00" table:style-name="ce2">
            <text:p>28/07/2024</text:p>
          </table:table-cell>
          <table:table-cell office:value-type="date" office:date-value="2024-07-29T00:00:00" table:style-name="ce2">
            <text:p>29/07/2024</text:p>
          </table:table-cell>
          <table:table-cell office:value-type="date" office:date-value="2024-07-30T00:00:00" table:style-name="ce2">
            <text:p>30/07/2024</text:p>
          </table:table-cell>
          <table:table-cell office:value-type="date" office:date-value="2024-07-31T00:00:00" table:style-name="ce2">
            <text:p>31/07/2024</text:p>
          </table:table-cell>
          <table:table-cell office:value-type="date" office:date-value="2024-08-01T00:00:00" table:style-name="ce2">
            <text:p>01/08/2024</text:p>
          </table:table-cell>
          <table:table-cell office:value-type="date" office:date-value="2024-08-02T00:00:00" table:style-name="ce2">
            <text:p>02/08/2024</text:p>
          </table:table-cell>
          <table:table-cell office:value-type="date" office:date-value="2024-08-03T00:00:00" table:style-name="ce2">
            <text:p>03/08/2024</text:p>
          </table:table-cell>
          <table:table-cell office:value-type="date" office:date-value="2024-08-04T00:00:00" table:style-name="ce2">
            <text:p>04/08/2024</text:p>
          </table:table-cell>
          <table:table-cell office:value-type="date" office:date-value="2024-08-05T00:00:00" table:style-name="ce2">
            <text:p>05/08/2024</text:p>
          </table:table-cell>
          <table:table-cell office:value-type="date" office:date-value="2024-08-06T00:00:00" table:style-name="ce2">
            <text:p>06/08/2024</text:p>
          </table:table-cell>
          <table:table-cell office:value-type="date" office:date-value="2024-08-07T00:00:00" table:style-name="ce2">
            <text:p>07/08/2024</text:p>
          </table:table-cell>
          <table:table-cell office:value-type="date" office:date-value="2024-08-08T00:00:00" table:style-name="ce2">
            <text:p>08/08/2024</text:p>
          </table:table-cell>
          <table:table-cell office:value-type="date" office:date-value="2024-08-09T00:00:00" table:style-name="ce2">
            <text:p>09/08/2024</text:p>
          </table:table-cell>
          <table:table-cell office:value-type="date" office:date-value="2024-08-10T00:00:00" table:style-name="ce2">
            <text:p>10/08/2024</text:p>
          </table:table-cell>
          <table:table-cell office:value-type="date" office:date-value="2024-08-11T00:00:00" table:style-name="ce2">
            <text:p>11/08/2024</text:p>
          </table:table-cell>
          <table:table-cell office:value-type="date" office:date-value="2024-08-12T00:00:00" table:style-name="ce2">
            <text:p>12/08/2024</text:p>
          </table:table-cell>
          <table:table-cell office:value-type="date" office:date-value="2024-08-13T00:00:00" table:style-name="ce2">
            <text:p>13/08/2024</text:p>
          </table:table-cell>
          <table:table-cell office:value-type="date" office:date-value="2024-08-14T00:00:00" table:style-name="ce2">
            <text:p>14/08/2024</text:p>
          </table:table-cell>
          <table:table-cell office:value-type="date" office:date-value="2024-08-15T00:00:00" table:style-name="ce2">
            <text:p>15/08/2024</text:p>
          </table:table-cell>
          <table:table-cell office:value-type="date" office:date-value="2024-08-16T00:00:00" table:style-name="ce2">
            <text:p>16/08/2024</text:p>
          </table:table-cell>
          <table:table-cell office:value-type="date" office:date-value="2024-08-17T00:00:00" table:style-name="ce2">
            <text:p>17/08/2024</text:p>
          </table:table-cell>
          <table:table-cell office:value-type="date" office:date-value="2024-08-18T00:00:00" table:style-name="ce2">
            <text:p>18/08/2024</text:p>
          </table:table-cell>
          <table:table-cell office:value-type="date" office:date-value="2024-08-19T00:00:00" table:style-name="ce2">
            <text:p>19/08/2024</text:p>
          </table:table-cell>
          <table:table-cell office:value-type="date" office:date-value="2024-08-20T00:00:00" table:style-name="ce2">
            <text:p>20/08/2024</text:p>
          </table:table-cell>
          <table:table-cell office:value-type="date" office:date-value="2024-08-21T00:00:00" table:style-name="ce2">
            <text:p>21/08/2024</text:p>
          </table:table-cell>
          <table:table-cell office:value-type="date" office:date-value="2024-08-22T00:00:00" table:style-name="ce2">
            <text:p>22/08/2024</text:p>
          </table:table-cell>
          <table:table-cell office:value-type="date" office:date-value="2024-08-23T00:00:00" table:style-name="ce2">
            <text:p>23/08/2024</text:p>
          </table:table-cell>
          <table:table-cell office:value-type="date" office:date-value="2024-08-24T00:00:00" table:style-name="ce2">
            <text:p>24/08/2024</text:p>
          </table:table-cell>
          <table:table-cell office:value-type="date" office:date-value="2024-08-25T00:00:00" table:style-name="ce2">
            <text:p>25/08/2024</text:p>
          </table:table-cell>
          <table:table-cell office:value-type="date" office:date-value="2024-08-26T00:00:00" table:style-name="ce2">
            <text:p>26/08/2024</text:p>
          </table:table-cell>
          <table:table-cell office:value-type="date" office:date-value="2024-08-27T00:00:00" table:style-name="ce2">
            <text:p>27/08/2024</text:p>
          </table:table-cell>
          <table:table-cell office:value-type="date" office:date-value="2024-08-28T00:00:00" table:style-name="ce2">
            <text:p>28/08/2024</text:p>
          </table:table-cell>
          <table:table-cell office:value-type="date" office:date-value="2024-08-29T00:00:00" table:style-name="ce2">
            <text:p>29/08/2024</text:p>
          </table:table-cell>
          <table:table-cell office:value-type="date" office:date-value="2024-08-30T00:00:00" table:style-name="ce2">
            <text:p>30/08/2024</text:p>
          </table:table-cell>
          <table:table-cell office:value-type="date" office:date-value="2024-08-31T00:00:00" table:style-name="ce2">
            <text:p>31/08/2024</text:p>
          </table:table-cell>
          <table:table-cell office:value-type="date" office:date-value="2024-09-01T00:00:00" table:style-name="ce2">
            <text:p>01/09/2024</text:p>
          </table:table-cell>
          <table:table-cell office:value-type="date" office:date-value="2024-09-02T00:00:00" table:style-name="ce2">
            <text:p>02/09/2024</text:p>
          </table:table-cell>
          <table:table-cell office:value-type="date" office:date-value="2024-09-03T00:00:00" table:style-name="ce2">
            <text:p>03/09/2024</text:p>
          </table:table-cell>
          <table:table-cell office:value-type="date" office:date-value="2024-09-04T00:00:00" table:style-name="ce2">
            <text:p>04/09/2024</text:p>
          </table:table-cell>
          <table:table-cell office:value-type="date" office:date-value="2024-09-05T00:00:00" table:style-name="ce2">
            <text:p>05/09/2024</text:p>
          </table:table-cell>
          <table:table-cell office:value-type="date" office:date-value="2024-09-06T00:00:00" table:style-name="ce2">
            <text:p>06/09/2024</text:p>
          </table:table-cell>
          <table:table-cell office:value-type="date" office:date-value="2024-09-07T00:00:00" table:style-name="ce2">
            <text:p>07/09/2024</text:p>
          </table:table-cell>
          <table:table-cell office:value-type="date" office:date-value="2024-09-08T00:00:00" table:style-name="ce2">
            <text:p>08/09/2024</text:p>
          </table:table-cell>
          <table:table-cell office:value-type="date" office:date-value="2024-09-09T00:00:00" table:style-name="ce2">
            <text:p>09/09/2024</text:p>
          </table:table-cell>
          <table:table-cell office:value-type="date" office:date-value="2024-09-10T00:00:00" table:style-name="ce2">
            <text:p>10/09/2024</text:p>
          </table:table-cell>
          <table:table-cell office:value-type="date" office:date-value="2024-09-11T00:00:00" table:style-name="ce2">
            <text:p>11/09/2024</text:p>
          </table:table-cell>
          <table:table-cell office:value-type="date" office:date-value="2024-09-12T00:00:00" table:style-name="ce2">
            <text:p>12/09/2024</text:p>
          </table:table-cell>
          <table:table-cell office:value-type="date" office:date-value="2024-09-13T00:00:00" table:style-name="ce2">
            <text:p>13/09/2024</text:p>
          </table:table-cell>
          <table:table-cell office:value-type="date" office:date-value="2024-09-14T00:00:00" table:style-name="ce2">
            <text:p>14/09/2024</text:p>
          </table:table-cell>
          <table:table-cell office:value-type="date" office:date-value="2024-09-15T00:00:00" table:style-name="ce2">
            <text:p>15/09/2024</text:p>
          </table:table-cell>
          <table:table-cell office:value-type="date" office:date-value="2024-09-16T00:00:00" table:style-name="ce2">
            <text:p>16/09/2024</text:p>
          </table:table-cell>
          <table:table-cell office:value-type="date" office:date-value="2024-09-17T00:00:00" table:style-name="ce2">
            <text:p>17/09/2024</text:p>
          </table:table-cell>
          <table:table-cell office:value-type="date" office:date-value="2024-09-18T00:00:00" table:style-name="ce2">
            <text:p>18/09/2024</text:p>
          </table:table-cell>
          <table:table-cell office:value-type="date" office:date-value="2024-09-19T00:00:00" table:style-name="ce2">
            <text:p>19/09/2024</text:p>
          </table:table-cell>
          <table:table-cell office:value-type="date" office:date-value="2024-09-20T00:00:00" table:style-name="ce2">
            <text:p>20/09/2024</text:p>
          </table:table-cell>
          <table:table-cell office:value-type="date" office:date-value="2024-09-21T00:00:00" table:style-name="ce2">
            <text:p>21/09/2024</text:p>
          </table:table-cell>
          <table:table-cell office:value-type="date" office:date-value="2024-09-22T00:00:00" table:style-name="ce2">
            <text:p>22/09/2024</text:p>
          </table:table-cell>
          <table:table-cell office:value-type="date" office:date-value="2024-09-23T00:00:00" table:style-name="ce2">
            <text:p>23/09/2024</text:p>
          </table:table-cell>
          <table:table-cell office:value-type="date" office:date-value="2024-09-24T00:00:00" table:style-name="ce2">
            <text:p>24/09/2024</text:p>
          </table:table-cell>
          <table:table-cell office:value-type="date" office:date-value="2024-09-25T00:00:00" table:style-name="ce2">
            <text:p>25/09/2024</text:p>
          </table:table-cell>
          <table:table-cell office:value-type="date" office:date-value="2024-09-26T00:00:00" table:style-name="ce2">
            <text:p>26/09/2024</text:p>
          </table:table-cell>
          <table:table-cell office:value-type="date" office:date-value="2024-09-27T00:00:00" table:style-name="ce2">
            <text:p>27/09/2024</text:p>
          </table:table-cell>
          <table:table-cell office:value-type="date" office:date-value="2024-09-28T00:00:00" table:style-name="ce2">
            <text:p>28/09/2024</text:p>
          </table:table-cell>
          <table:table-cell office:value-type="date" office:date-value="2024-09-29T00:00:00" table:style-name="ce2">
            <text:p>29/09/2024</text:p>
          </table:table-cell>
          <table:table-cell office:value-type="date" office:date-value="2024-09-30T00:00:00" table:style-name="ce2">
            <text:p>30/09/2024</text:p>
          </table:table-cell>
          <table:table-cell office:value-type="date" office:date-value="2024-10-01T00:00:00" table:style-name="ce2">
            <text:p>01/10/2024</text:p>
          </table:table-cell>
          <table:table-cell office:value-type="date" office:date-value="2024-10-02T00:00:00" table:style-name="ce2">
            <text:p>02/10/2024</text:p>
          </table:table-cell>
          <table:table-cell office:value-type="date" office:date-value="2024-10-03T00:00:00" table:style-name="ce2">
            <text:p>03/10/2024</text:p>
          </table:table-cell>
          <table:table-cell office:value-type="date" office:date-value="2024-10-04T00:00:00" table:style-name="ce2">
            <text:p>04/10/2024</text:p>
          </table:table-cell>
          <table:table-cell office:value-type="date" office:date-value="2024-10-05T00:00:00" table:style-name="ce2">
            <text:p>05/10/2024</text:p>
          </table:table-cell>
          <table:table-cell office:value-type="date" office:date-value="2024-10-06T00:00:00" table:style-name="ce2">
            <text:p>06/10/2024</text:p>
          </table:table-cell>
          <table:table-cell office:value-type="date" office:date-value="2024-10-07T00:00:00" table:style-name="ce2">
            <text:p>07/10/2024</text:p>
          </table:table-cell>
          <table:table-cell office:value-type="date" office:date-value="2024-10-08T00:00:00" table:style-name="ce2">
            <text:p>08/10/2024</text:p>
          </table:table-cell>
          <table:table-cell office:value-type="date" office:date-value="2024-10-09T00:00:00" table:style-name="ce2">
            <text:p>09/10/2024</text:p>
          </table:table-cell>
          <table:table-cell office:value-type="date" office:date-value="2024-10-10T00:00:00" table:style-name="ce2">
            <text:p>10/10/2024</text:p>
          </table:table-cell>
          <table:table-cell office:value-type="date" office:date-value="2024-10-11T00:00:00" table:style-name="ce2">
            <text:p>11/10/2024</text:p>
          </table:table-cell>
          <table:table-cell office:value-type="date" office:date-value="2024-10-12T00:00:00" table:style-name="ce2">
            <text:p>12/10/2024</text:p>
          </table:table-cell>
          <table:table-cell office:value-type="date" office:date-value="2024-10-13T00:00:00" table:style-name="ce2">
            <text:p>13/10/2024</text:p>
          </table:table-cell>
          <table:table-cell office:value-type="date" office:date-value="2024-10-14T00:00:00" table:style-name="ce2">
            <text:p>14/10/2024</text:p>
          </table:table-cell>
          <table:table-cell office:value-type="date" office:date-value="2024-10-15T00:00:00" table:style-name="ce2">
            <text:p>15/10/2024</text:p>
          </table:table-cell>
          <table:table-cell office:value-type="date" office:date-value="2024-10-16T00:00:00" table:style-name="ce2">
            <text:p>16/10/2024</text:p>
          </table:table-cell>
          <table:table-cell office:value-type="date" office:date-value="2024-10-17T00:00:00" table:style-name="ce2">
            <text:p>17/10/2024</text:p>
          </table:table-cell>
          <table:table-cell office:value-type="date" office:date-value="2024-10-18T00:00:00" table:style-name="ce2">
            <text:p>18/10/2024</text:p>
          </table:table-cell>
          <table:table-cell office:value-type="date" office:date-value="2024-10-19T00:00:00" table:style-name="ce2">
            <text:p>19/10/2024</text:p>
          </table:table-cell>
          <table:table-cell office:value-type="date" office:date-value="2024-10-20T00:00:00" table:style-name="ce2">
            <text:p>20/10/2024</text:p>
          </table:table-cell>
          <table:table-cell office:value-type="date" office:date-value="2024-10-21T00:00:00" table:style-name="ce2">
            <text:p>21/10/2024</text:p>
          </table:table-cell>
          <table:table-cell office:value-type="date" office:date-value="2024-10-22T00:00:00" table:style-name="ce2">
            <text:p>22/10/2024</text:p>
          </table:table-cell>
          <table:table-cell office:value-type="date" office:date-value="2024-10-23T00:00:00" table:style-name="ce2">
            <text:p>23/10/2024</text:p>
          </table:table-cell>
          <table:table-cell office:value-type="date" office:date-value="2024-10-24T00:00:00" table:style-name="ce2">
            <text:p>24/10/2024</text:p>
          </table:table-cell>
          <table:table-cell office:value-type="date" office:date-value="2024-10-25T00:00:00" table:style-name="ce2">
            <text:p>25/10/2024</text:p>
          </table:table-cell>
          <table:table-cell office:value-type="date" office:date-value="2024-10-26T00:00:00" table:style-name="ce2">
            <text:p>26/10/2024</text:p>
          </table:table-cell>
          <table:table-cell office:value-type="date" office:date-value="2024-10-27T00:00:00" table:style-name="ce2">
            <text:p>27/10/2024</text:p>
          </table:table-cell>
          <table:table-cell office:value-type="date" office:date-value="2024-10-28T00:00:00" table:style-name="ce2">
            <text:p>28/10/2024</text:p>
          </table:table-cell>
          <table:table-cell office:value-type="date" office:date-value="2024-10-29T00:00:00" table:style-name="ce2">
            <text:p>29/10/2024</text:p>
          </table:table-cell>
          <table:table-cell office:value-type="date" office:date-value="2024-10-30T00:00:00" table:style-name="ce2">
            <text:p>30/10/2024</text:p>
          </table:table-cell>
          <table:table-cell office:value-type="date" office:date-value="2024-10-31T00:00:00" table:style-name="ce2">
            <text:p>31/10/2024</text:p>
          </table:table-cell>
          <table:table-cell office:value-type="date" office:date-value="2024-11-01T00:00:00" table:style-name="ce2">
            <text:p>01/11/2024</text:p>
          </table:table-cell>
          <table:table-cell office:value-type="date" office:date-value="2024-11-02T00:00:00" table:style-name="ce2">
            <text:p>02/11/2024</text:p>
          </table:table-cell>
          <table:table-cell office:value-type="date" office:date-value="2024-11-03T00:00:00" table:style-name="ce2">
            <text:p>03/11/2024</text:p>
          </table:table-cell>
          <table:table-cell table:number-columns-repeated="16284"/>
        </table:table-row>
        <table:table-row table:style-name="ro1">
          <table:table-cell office:value-type="date" office:date-value="2024-11-04T00:00:00" table:style-name="ce2">
            <text:p>04/11/2024</text:p>
          </table:table-cell>
          <table:table-cell office:value-type="date" office:date-value="2024-11-05T00:00:00" table:style-name="ce2">
            <text:p>05/11/2024</text:p>
          </table:table-cell>
          <table:table-cell office:value-type="date" office:date-value="2024-11-06T00:00:00" table:style-name="ce2">
            <text:p>06/11/2024</text:p>
          </table:table-cell>
          <table:table-cell office:value-type="date" office:date-value="2024-11-07T00:00:00" table:style-name="ce2">
            <text:p>07/11/2024</text:p>
          </table:table-cell>
          <table:table-cell office:value-type="date" office:date-value="2024-11-08T00:00:00" table:style-name="ce2">
            <text:p>08/11/2024</text:p>
          </table:table-cell>
          <table:table-cell office:value-type="date" office:date-value="2024-11-09T00:00:00" table:style-name="ce2">
            <text:p>09/11/2024</text:p>
          </table:table-cell>
          <table:table-cell office:value-type="date" office:date-value="2024-11-10T00:00:00" table:style-name="ce2">
            <text:p>10/11/2024</text:p>
          </table:table-cell>
          <table:table-cell office:value-type="date" office:date-value="2024-11-11T00:00:00" table:style-name="ce2">
            <text:p>11/11/2024</text:p>
          </table:table-cell>
          <table:table-cell office:value-type="date" office:date-value="2024-11-12T00:00:00" table:style-name="ce2">
            <text:p>12/11/2024</text:p>
          </table:table-cell>
          <table:table-cell office:value-type="date" office:date-value="2024-11-13T00:00:00" table:style-name="ce2">
            <text:p>13/11/2024</text:p>
          </table:table-cell>
          <table:table-cell office:value-type="date" office:date-value="2024-11-14T00:00:00" table:style-name="ce2">
            <text:p>14/11/2024</text:p>
          </table:table-cell>
          <table:table-cell office:value-type="date" office:date-value="2024-11-15T00:00:00" table:style-name="ce2">
            <text:p>15/11/2024</text:p>
          </table:table-cell>
          <table:table-cell office:value-type="date" office:date-value="2024-11-16T00:00:00" table:style-name="ce2">
            <text:p>16/11/2024</text:p>
          </table:table-cell>
          <table:table-cell office:value-type="date" office:date-value="2024-11-17T00:00:00" table:style-name="ce2">
            <text:p>17/11/2024</text:p>
          </table:table-cell>
          <table:table-cell office:value-type="date" office:date-value="2024-11-18T00:00:00" table:style-name="ce2">
            <text:p>18/11/2024</text:p>
          </table:table-cell>
          <table:table-cell office:value-type="date" office:date-value="2024-11-19T00:00:00" table:style-name="ce2">
            <text:p>19/11/2024</text:p>
          </table:table-cell>
          <table:table-cell office:value-type="date" office:date-value="2024-11-20T00:00:00" table:style-name="ce2">
            <text:p>20/11/2024</text:p>
          </table:table-cell>
          <table:table-cell office:value-type="date" office:date-value="2024-11-21T00:00:00" table:style-name="ce2">
            <text:p>21/11/2024</text:p>
          </table:table-cell>
          <table:table-cell office:value-type="date" office:date-value="2024-11-22T00:00:00" table:style-name="ce2">
            <text:p>22/11/2024</text:p>
          </table:table-cell>
          <table:table-cell office:value-type="date" office:date-value="2024-11-23T00:00:00" table:style-name="ce2">
            <text:p>23/11/2024</text:p>
          </table:table-cell>
          <table:table-cell office:value-type="date" office:date-value="2024-11-24T00:00:00" table:style-name="ce2">
            <text:p>24/11/2024</text:p>
          </table:table-cell>
          <table:table-cell office:value-type="date" office:date-value="2024-11-25T00:00:00" table:style-name="ce2">
            <text:p>25/11/2024</text:p>
          </table:table-cell>
          <table:table-cell office:value-type="date" office:date-value="2024-11-26T00:00:00" table:style-name="ce2">
            <text:p>26/11/2024</text:p>
          </table:table-cell>
          <table:table-cell office:value-type="date" office:date-value="2024-11-27T00:00:00" table:style-name="ce2">
            <text:p>27/11/2024</text:p>
          </table:table-cell>
          <table:table-cell office:value-type="date" office:date-value="2024-11-28T00:00:00" table:style-name="ce2">
            <text:p>28/11/2024</text:p>
          </table:table-cell>
          <table:table-cell office:value-type="date" office:date-value="2024-11-29T00:00:00" table:style-name="ce2">
            <text:p>29/11/2024</text:p>
          </table:table-cell>
          <table:table-cell office:value-type="date" office:date-value="2024-11-30T00:00:00" table:style-name="ce2">
            <text:p>30/11/2024</text:p>
          </table:table-cell>
          <table:table-cell office:value-type="date" office:date-value="2024-12-01T00:00:00" table:style-name="ce2">
            <text:p>01/12/2024</text:p>
          </table:table-cell>
          <table:table-cell office:value-type="date" office:date-value="2024-12-02T00:00:00" table:style-name="ce2">
            <text:p>02/12/2024</text:p>
          </table:table-cell>
          <table:table-cell office:value-type="date" office:date-value="2024-12-03T00:00:00" table:style-name="ce2">
            <text:p>03/12/2024</text:p>
          </table:table-cell>
          <table:table-cell office:value-type="date" office:date-value="2024-12-04T00:00:00" table:style-name="ce2">
            <text:p>04/12/2024</text:p>
          </table:table-cell>
          <table:table-cell office:value-type="date" office:date-value="2024-12-05T00:00:00" table:style-name="ce2">
            <text:p>05/12/2024</text:p>
          </table:table-cell>
          <table:table-cell office:value-type="date" office:date-value="2024-12-06T00:00:00" table:style-name="ce2">
            <text:p>06/12/2024</text:p>
          </table:table-cell>
          <table:table-cell office:value-type="date" office:date-value="2024-12-07T00:00:00" table:style-name="ce2">
            <text:p>07/12/2024</text:p>
          </table:table-cell>
          <table:table-cell office:value-type="date" office:date-value="2024-12-08T00:00:00" table:style-name="ce2">
            <text:p>08/12/2024</text:p>
          </table:table-cell>
          <table:table-cell office:value-type="date" office:date-value="2024-12-09T00:00:00" table:style-name="ce2">
            <text:p>09/12/2024</text:p>
          </table:table-cell>
          <table:table-cell office:value-type="date" office:date-value="2024-12-10T00:00:00" table:style-name="ce2">
            <text:p>10/12/2024</text:p>
          </table:table-cell>
          <table:table-cell office:value-type="date" office:date-value="2024-12-11T00:00:00" table:style-name="ce2">
            <text:p>11/12/2024</text:p>
          </table:table-cell>
          <table:table-cell office:value-type="date" office:date-value="2024-12-12T00:00:00" table:style-name="ce2">
            <text:p>12/12/2024</text:p>
          </table:table-cell>
          <table:table-cell office:value-type="date" office:date-value="2024-12-13T00:00:00" table:style-name="ce2">
            <text:p>13/12/2024</text:p>
          </table:table-cell>
          <table:table-cell office:value-type="date" office:date-value="2024-12-14T00:00:00" table:style-name="ce2">
            <text:p>14/12/2024</text:p>
          </table:table-cell>
          <table:table-cell office:value-type="date" office:date-value="2024-12-15T00:00:00" table:style-name="ce2">
            <text:p>15/12/2024</text:p>
          </table:table-cell>
          <table:table-cell office:value-type="date" office:date-value="2024-12-16T00:00:00" table:style-name="ce2">
            <text:p>16/12/2024</text:p>
          </table:table-cell>
          <table:table-cell office:value-type="date" office:date-value="2024-12-17T00:00:00" table:style-name="ce2">
            <text:p>17/12/2024</text:p>
          </table:table-cell>
          <table:table-cell office:value-type="date" office:date-value="2024-12-18T00:00:00" table:style-name="ce2">
            <text:p>18/12/2024</text:p>
          </table:table-cell>
          <table:table-cell office:value-type="date" office:date-value="2024-12-19T00:00:00" table:style-name="ce2">
            <text:p>19/12/2024</text:p>
          </table:table-cell>
          <table:table-cell office:value-type="date" office:date-value="2024-12-20T00:00:00" table:style-name="ce2">
            <text:p>20/12/2024</text:p>
          </table:table-cell>
          <table:table-cell office:value-type="date" office:date-value="2024-12-21T00:00:00" table:style-name="ce2">
            <text:p>21/12/2024</text:p>
          </table:table-cell>
          <table:table-cell office:value-type="date" office:date-value="2024-12-22T00:00:00" table:style-name="ce2">
            <text:p>22/12/2024</text:p>
          </table:table-cell>
          <table:table-cell office:value-type="date" office:date-value="2024-12-23T00:00:00" table:style-name="ce2">
            <text:p>23/12/2024</text:p>
          </table:table-cell>
          <table:table-cell office:value-type="date" office:date-value="2024-12-24T00:00:00" table:style-name="ce2">
            <text:p>24/12/2024</text:p>
          </table:table-cell>
          <table:table-cell office:value-type="date" office:date-value="2024-12-25T00:00:00" table:style-name="ce2">
            <text:p>25/12/2024</text:p>
          </table:table-cell>
          <table:table-cell office:value-type="date" office:date-value="2024-12-26T00:00:00" table:style-name="ce2">
            <text:p>26/12/2024</text:p>
          </table:table-cell>
          <table:table-cell office:value-type="date" office:date-value="2024-12-27T00:00:00" table:style-name="ce2">
            <text:p>27/12/2024</text:p>
          </table:table-cell>
          <table:table-cell office:value-type="date" office:date-value="2024-12-28T00:00:00" table:style-name="ce2">
            <text:p>28/12/2024</text:p>
          </table:table-cell>
          <table:table-cell office:value-type="date" office:date-value="2024-12-29T00:00:00" table:style-name="ce2">
            <text:p>29/12/2024</text:p>
          </table:table-cell>
          <table:table-cell office:value-type="date" office:date-value="2024-12-30T00:00:00" table:style-name="ce2">
            <text:p>30/12/2024</text:p>
          </table:table-cell>
          <table:table-cell office:value-type="date" office:date-value="2024-12-31T00:00:00" table:style-name="ce2">
            <text:p>31/12/2024</text:p>
          </table:table-cell>
          <table:table-cell office:value-type="date" office:date-value="2025-01-01T00:00:00" table:style-name="ce2">
            <text:p>01/01/2025</text:p>
          </table:table-cell>
          <table:table-cell office:value-type="date" office:date-value="2025-01-02T00:00:00" table:style-name="ce2">
            <text:p>02/01/2025</text:p>
          </table:table-cell>
          <table:table-cell office:value-type="date" office:date-value="2025-01-03T00:00:00" table:style-name="ce2">
            <text:p>03/01/2025</text:p>
          </table:table-cell>
          <table:table-cell office:value-type="date" office:date-value="2025-01-04T00:00:00" table:style-name="ce2">
            <text:p>04/01/2025</text:p>
          </table:table-cell>
          <table:table-cell office:value-type="date" office:date-value="2025-01-05T00:00:00" table:style-name="ce2">
            <text:p>05/01/2025</text:p>
          </table:table-cell>
          <table:table-cell office:value-type="date" office:date-value="2025-01-06T00:00:00" table:style-name="ce2">
            <text:p>06/01/2025</text:p>
          </table:table-cell>
          <table:table-cell office:value-type="date" office:date-value="2025-01-07T00:00:00" table:style-name="ce2">
            <text:p>07/01/2025</text:p>
          </table:table-cell>
          <table:table-cell office:value-type="date" office:date-value="2025-01-08T00:00:00" table:style-name="ce2">
            <text:p>08/01/2025</text:p>
          </table:table-cell>
          <table:table-cell office:value-type="date" office:date-value="2025-01-09T00:00:00" table:style-name="ce2">
            <text:p>09/01/2025</text:p>
          </table:table-cell>
          <table:table-cell office:value-type="date" office:date-value="2025-01-10T00:00:00" table:style-name="ce2">
            <text:p>10/01/2025</text:p>
          </table:table-cell>
          <table:table-cell office:value-type="date" office:date-value="2025-01-11T00:00:00" table:style-name="ce2">
            <text:p>11/01/2025</text:p>
          </table:table-cell>
          <table:table-cell office:value-type="date" office:date-value="2025-01-12T00:00:00" table:style-name="ce2">
            <text:p>12/01/2025</text:p>
          </table:table-cell>
          <table:table-cell office:value-type="date" office:date-value="2025-01-13T00:00:00" table:style-name="ce2">
            <text:p>13/01/2025</text:p>
          </table:table-cell>
          <table:table-cell office:value-type="date" office:date-value="2025-01-14T00:00:00" table:style-name="ce2">
            <text:p>14/01/2025</text:p>
          </table:table-cell>
          <table:table-cell office:value-type="date" office:date-value="2025-01-15T00:00:00" table:style-name="ce2">
            <text:p>15/01/2025</text:p>
          </table:table-cell>
          <table:table-cell office:value-type="date" office:date-value="2025-01-16T00:00:00" table:style-name="ce2">
            <text:p>16/01/2025</text:p>
          </table:table-cell>
          <table:table-cell office:value-type="date" office:date-value="2025-01-17T00:00:00" table:style-name="ce2">
            <text:p>17/01/2025</text:p>
          </table:table-cell>
          <table:table-cell office:value-type="date" office:date-value="2025-01-18T00:00:00" table:style-name="ce2">
            <text:p>18/01/2025</text:p>
          </table:table-cell>
          <table:table-cell office:value-type="date" office:date-value="2025-01-19T00:00:00" table:style-name="ce2">
            <text:p>19/01/2025</text:p>
          </table:table-cell>
          <table:table-cell office:value-type="date" office:date-value="2025-01-20T00:00:00" table:style-name="ce2">
            <text:p>20/01/2025</text:p>
          </table:table-cell>
          <table:table-cell office:value-type="date" office:date-value="2025-01-21T00:00:00" table:style-name="ce2">
            <text:p>21/01/2025</text:p>
          </table:table-cell>
          <table:table-cell office:value-type="date" office:date-value="2025-01-22T00:00:00" table:style-name="ce2">
            <text:p>22/01/2025</text:p>
          </table:table-cell>
          <table:table-cell office:value-type="date" office:date-value="2025-01-23T00:00:00" table:style-name="ce2">
            <text:p>23/01/2025</text:p>
          </table:table-cell>
          <table:table-cell office:value-type="date" office:date-value="2025-01-24T00:00:00" table:style-name="ce2">
            <text:p>24/01/2025</text:p>
          </table:table-cell>
          <table:table-cell office:value-type="date" office:date-value="2025-01-25T00:00:00" table:style-name="ce2">
            <text:p>25/01/2025</text:p>
          </table:table-cell>
          <table:table-cell office:value-type="date" office:date-value="2025-01-26T00:00:00" table:style-name="ce2">
            <text:p>26/01/2025</text:p>
          </table:table-cell>
          <table:table-cell office:value-type="date" office:date-value="2025-01-27T00:00:00" table:style-name="ce2">
            <text:p>27/01/2025</text:p>
          </table:table-cell>
          <table:table-cell office:value-type="date" office:date-value="2025-01-28T00:00:00" table:style-name="ce2">
            <text:p>28/01/2025</text:p>
          </table:table-cell>
          <table:table-cell office:value-type="date" office:date-value="2025-01-29T00:00:00" table:style-name="ce2">
            <text:p>29/01/2025</text:p>
          </table:table-cell>
          <table:table-cell office:value-type="date" office:date-value="2025-01-30T00:00:00" table:style-name="ce2">
            <text:p>30/01/2025</text:p>
          </table:table-cell>
          <table:table-cell office:value-type="date" office:date-value="2025-01-31T00:00:00" table:style-name="ce2">
            <text:p>31/01/2025</text:p>
          </table:table-cell>
          <table:table-cell office:value-type="date" office:date-value="2025-02-01T00:00:00" table:style-name="ce2">
            <text:p>01/02/2025</text:p>
          </table:table-cell>
          <table:table-cell office:value-type="date" office:date-value="2025-02-02T00:00:00" table:style-name="ce2">
            <text:p>02/02/2025</text:p>
          </table:table-cell>
          <table:table-cell office:value-type="date" office:date-value="2025-02-03T00:00:00" table:style-name="ce2">
            <text:p>03/02/2025</text:p>
          </table:table-cell>
          <table:table-cell office:value-type="date" office:date-value="2025-02-04T00:00:00" table:style-name="ce2">
            <text:p>04/02/2025</text:p>
          </table:table-cell>
          <table:table-cell office:value-type="date" office:date-value="2025-02-05T00:00:00" table:style-name="ce2">
            <text:p>05/02/2025</text:p>
          </table:table-cell>
          <table:table-cell office:value-type="date" office:date-value="2025-02-06T00:00:00" table:style-name="ce2">
            <text:p>06/02/2025</text:p>
          </table:table-cell>
          <table:table-cell office:value-type="date" office:date-value="2025-02-07T00:00:00" table:style-name="ce2">
            <text:p>07/02/2025</text:p>
          </table:table-cell>
          <table:table-cell office:value-type="date" office:date-value="2025-02-08T00:00:00" table:style-name="ce2">
            <text:p>08/02/2025</text:p>
          </table:table-cell>
          <table:table-cell office:value-type="date" office:date-value="2025-02-09T00:00:00" table:style-name="ce2">
            <text:p>09/02/2025</text:p>
          </table:table-cell>
          <table:table-cell office:value-type="date" office:date-value="2025-02-10T00:00:00" table:style-name="ce2">
            <text:p>10/02/2025</text:p>
          </table:table-cell>
          <table:table-cell office:value-type="date" office:date-value="2025-02-11T00:00:00" table:style-name="ce2">
            <text:p>11/02/2025</text:p>
          </table:table-cell>
          <table:table-cell table:number-columns-repeated="16284"/>
        </table:table-row>
        <table:table-row table:style-name="ro1">
          <table:table-cell office:value-type="date" office:date-value="2025-02-12T00:00:00" table:style-name="ce2">
            <text:p>12/02/2025</text:p>
          </table:table-cell>
          <table:table-cell office:value-type="date" office:date-value="2025-02-13T00:00:00" table:style-name="ce2">
            <text:p>13/02/2025</text:p>
          </table:table-cell>
          <table:table-cell office:value-type="date" office:date-value="2025-02-14T00:00:00" table:style-name="ce2">
            <text:p>14/02/2025</text:p>
          </table:table-cell>
          <table:table-cell office:value-type="date" office:date-value="2025-02-15T00:00:00" table:style-name="ce2">
            <text:p>15/02/2025</text:p>
          </table:table-cell>
          <table:table-cell office:value-type="date" office:date-value="2025-02-16T00:00:00" table:style-name="ce2">
            <text:p>16/02/2025</text:p>
          </table:table-cell>
          <table:table-cell office:value-type="date" office:date-value="2025-02-17T00:00:00" table:style-name="ce2">
            <text:p>17/02/2025</text:p>
          </table:table-cell>
          <table:table-cell office:value-type="date" office:date-value="2025-02-18T00:00:00" table:style-name="ce2">
            <text:p>18/02/2025</text:p>
          </table:table-cell>
          <table:table-cell office:value-type="date" office:date-value="2025-02-19T00:00:00" table:style-name="ce2">
            <text:p>19/02/2025</text:p>
          </table:table-cell>
          <table:table-cell office:value-type="date" office:date-value="2025-02-20T00:00:00" table:style-name="ce2">
            <text:p>20/02/2025</text:p>
          </table:table-cell>
          <table:table-cell office:value-type="date" office:date-value="2025-02-21T00:00:00" table:style-name="ce2">
            <text:p>21/02/2025</text:p>
          </table:table-cell>
          <table:table-cell office:value-type="date" office:date-value="2025-02-22T00:00:00" table:style-name="ce2">
            <text:p>22/02/2025</text:p>
          </table:table-cell>
          <table:table-cell office:value-type="date" office:date-value="2025-02-23T00:00:00" table:style-name="ce2">
            <text:p>23/02/2025</text:p>
          </table:table-cell>
          <table:table-cell office:value-type="date" office:date-value="2025-02-24T00:00:00" table:style-name="ce2">
            <text:p>24/02/2025</text:p>
          </table:table-cell>
          <table:table-cell office:value-type="date" office:date-value="2025-02-25T00:00:00" table:style-name="ce2">
            <text:p>25/02/2025</text:p>
          </table:table-cell>
          <table:table-cell office:value-type="date" office:date-value="2025-02-26T00:00:00" table:style-name="ce2">
            <text:p>26/02/2025</text:p>
          </table:table-cell>
          <table:table-cell office:value-type="date" office:date-value="2025-02-27T00:00:00" table:style-name="ce2">
            <text:p>27/02/2025</text:p>
          </table:table-cell>
          <table:table-cell office:value-type="date" office:date-value="2025-02-28T00:00:00" table:style-name="ce2">
            <text:p>28/02/2025</text:p>
          </table:table-cell>
          <table:table-cell office:value-type="date" office:date-value="2025-03-01T00:00:00" table:style-name="ce2">
            <text:p>01/03/2025</text:p>
          </table:table-cell>
          <table:table-cell office:value-type="date" office:date-value="2025-03-02T00:00:00" table:style-name="ce2">
            <text:p>02/03/2025</text:p>
          </table:table-cell>
          <table:table-cell office:value-type="date" office:date-value="2025-03-03T00:00:00" table:style-name="ce2">
            <text:p>03/03/2025</text:p>
          </table:table-cell>
          <table:table-cell office:value-type="date" office:date-value="2025-03-04T00:00:00" table:style-name="ce2">
            <text:p>04/03/2025</text:p>
          </table:table-cell>
          <table:table-cell office:value-type="date" office:date-value="2025-03-05T00:00:00" table:style-name="ce2">
            <text:p>05/03/2025</text:p>
          </table:table-cell>
          <table:table-cell office:value-type="date" office:date-value="2025-03-06T00:00:00" table:style-name="ce2">
            <text:p>06/03/2025</text:p>
          </table:table-cell>
          <table:table-cell office:value-type="date" office:date-value="2025-03-07T00:00:00" table:style-name="ce2">
            <text:p>07/03/2025</text:p>
          </table:table-cell>
          <table:table-cell office:value-type="date" office:date-value="2025-03-08T00:00:00" table:style-name="ce2">
            <text:p>08/03/2025</text:p>
          </table:table-cell>
          <table:table-cell office:value-type="date" office:date-value="2025-03-09T00:00:00" table:style-name="ce2">
            <text:p>09/03/2025</text:p>
          </table:table-cell>
          <table:table-cell office:value-type="date" office:date-value="2025-03-10T00:00:00" table:style-name="ce2">
            <text:p>10/03/2025</text:p>
          </table:table-cell>
          <table:table-cell office:value-type="date" office:date-value="2025-03-11T00:00:00" table:style-name="ce2">
            <text:p>11/03/2025</text:p>
          </table:table-cell>
          <table:table-cell office:value-type="date" office:date-value="2025-03-12T00:00:00" table:style-name="ce2">
            <text:p>12/03/2025</text:p>
          </table:table-cell>
          <table:table-cell office:value-type="date" office:date-value="2025-03-13T00:00:00" table:style-name="ce2">
            <text:p>13/03/2025</text:p>
          </table:table-cell>
          <table:table-cell office:value-type="date" office:date-value="2025-03-14T00:00:00" table:style-name="ce2">
            <text:p>14/03/2025</text:p>
          </table:table-cell>
          <table:table-cell office:value-type="date" office:date-value="2025-03-15T00:00:00" table:style-name="ce2">
            <text:p>15/03/2025</text:p>
          </table:table-cell>
          <table:table-cell office:value-type="date" office:date-value="2025-03-16T00:00:00" table:style-name="ce2">
            <text:p>16/03/2025</text:p>
          </table:table-cell>
          <table:table-cell office:value-type="date" office:date-value="2025-03-17T00:00:00" table:style-name="ce2">
            <text:p>17/03/2025</text:p>
          </table:table-cell>
          <table:table-cell office:value-type="date" office:date-value="2025-03-18T00:00:00" table:style-name="ce2">
            <text:p>18/03/2025</text:p>
          </table:table-cell>
          <table:table-cell office:value-type="date" office:date-value="2025-03-19T00:00:00" table:style-name="ce2">
            <text:p>19/03/2025</text:p>
          </table:table-cell>
          <table:table-cell office:value-type="date" office:date-value="2025-03-20T00:00:00" table:style-name="ce2">
            <text:p>20/03/2025</text:p>
          </table:table-cell>
          <table:table-cell office:value-type="date" office:date-value="2025-03-21T00:00:00" table:style-name="ce2">
            <text:p>21/03/2025</text:p>
          </table:table-cell>
          <table:table-cell office:value-type="date" office:date-value="2025-03-22T00:00:00" table:style-name="ce2">
            <text:p>22/03/2025</text:p>
          </table:table-cell>
          <table:table-cell office:value-type="date" office:date-value="2025-03-23T00:00:00" table:style-name="ce2">
            <text:p>23/03/2025</text:p>
          </table:table-cell>
          <table:table-cell office:value-type="date" office:date-value="2025-03-24T00:00:00" table:style-name="ce2">
            <text:p>24/03/2025</text:p>
          </table:table-cell>
          <table:table-cell office:value-type="date" office:date-value="2025-03-25T00:00:00" table:style-name="ce2">
            <text:p>25/03/2025</text:p>
          </table:table-cell>
          <table:table-cell office:value-type="date" office:date-value="2025-03-26T00:00:00" table:style-name="ce2">
            <text:p>26/03/2025</text:p>
          </table:table-cell>
          <table:table-cell office:value-type="date" office:date-value="2025-03-27T00:00:00" table:style-name="ce2">
            <text:p>27/03/2025</text:p>
          </table:table-cell>
          <table:table-cell office:value-type="date" office:date-value="2025-03-28T00:00:00" table:style-name="ce2">
            <text:p>28/03/2025</text:p>
          </table:table-cell>
          <table:table-cell office:value-type="date" office:date-value="2025-03-29T00:00:00" table:style-name="ce2">
            <text:p>29/03/2025</text:p>
          </table:table-cell>
          <table:table-cell office:value-type="date" office:date-value="2025-03-30T00:00:00" table:style-name="ce2">
            <text:p>30/03/2025</text:p>
          </table:table-cell>
          <table:table-cell office:value-type="date" office:date-value="2025-03-31T00:00:00" table:style-name="ce2">
            <text:p>31/03/2025</text:p>
          </table:table-cell>
          <table:table-cell office:value-type="date" office:date-value="2025-04-01T00:00:00" table:style-name="ce2">
            <text:p>01/04/2025</text:p>
          </table:table-cell>
          <table:table-cell office:value-type="date" office:date-value="2025-04-02T00:00:00" table:style-name="ce2">
            <text:p>02/04/2025</text:p>
          </table:table-cell>
          <table:table-cell office:value-type="date" office:date-value="2025-04-03T00:00:00" table:style-name="ce2">
            <text:p>03/04/2025</text:p>
          </table:table-cell>
          <table:table-cell office:value-type="date" office:date-value="2025-04-04T00:00:00" table:style-name="ce2">
            <text:p>04/04/2025</text:p>
          </table:table-cell>
          <table:table-cell office:value-type="date" office:date-value="2025-04-05T00:00:00" table:style-name="ce2">
            <text:p>05/04/2025</text:p>
          </table:table-cell>
          <table:table-cell office:value-type="date" office:date-value="2025-04-06T00:00:00" table:style-name="ce2">
            <text:p>06/04/2025</text:p>
          </table:table-cell>
          <table:table-cell office:value-type="date" office:date-value="2025-04-07T00:00:00" table:style-name="ce2">
            <text:p>07/04/2025</text:p>
          </table:table-cell>
          <table:table-cell office:value-type="date" office:date-value="2025-04-08T00:00:00" table:style-name="ce2">
            <text:p>08/04/2025</text:p>
          </table:table-cell>
          <table:table-cell office:value-type="date" office:date-value="2025-04-09T00:00:00" table:style-name="ce2">
            <text:p>09/04/2025</text:p>
          </table:table-cell>
          <table:table-cell office:value-type="date" office:date-value="2025-04-10T00:00:00" table:style-name="ce2">
            <text:p>10/04/2025</text:p>
          </table:table-cell>
          <table:table-cell office:value-type="date" office:date-value="2025-04-11T00:00:00" table:style-name="ce2">
            <text:p>11/04/2025</text:p>
          </table:table-cell>
          <table:table-cell office:value-type="date" office:date-value="2025-04-12T00:00:00" table:style-name="ce2">
            <text:p>12/04/2025</text:p>
          </table:table-cell>
          <table:table-cell office:value-type="date" office:date-value="2025-04-13T00:00:00" table:style-name="ce2">
            <text:p>13/04/2025</text:p>
          </table:table-cell>
          <table:table-cell office:value-type="date" office:date-value="2025-04-14T00:00:00" table:style-name="ce2">
            <text:p>14/04/2025</text:p>
          </table:table-cell>
          <table:table-cell office:value-type="date" office:date-value="2025-04-15T00:00:00" table:style-name="ce2">
            <text:p>15/04/2025</text:p>
          </table:table-cell>
          <table:table-cell office:value-type="date" office:date-value="2025-04-16T00:00:00" table:style-name="ce2">
            <text:p>16/04/2025</text:p>
          </table:table-cell>
          <table:table-cell office:value-type="date" office:date-value="2025-04-17T00:00:00" table:style-name="ce2">
            <text:p>17/04/2025</text:p>
          </table:table-cell>
          <table:table-cell office:value-type="date" office:date-value="2025-04-18T00:00:00" table:style-name="ce2">
            <text:p>18/04/2025</text:p>
          </table:table-cell>
          <table:table-cell office:value-type="date" office:date-value="2025-04-19T00:00:00" table:style-name="ce2">
            <text:p>19/04/2025</text:p>
          </table:table-cell>
          <table:table-cell office:value-type="date" office:date-value="2025-04-20T00:00:00" table:style-name="ce2">
            <text:p>20/04/2025</text:p>
          </table:table-cell>
          <table:table-cell office:value-type="date" office:date-value="2025-04-21T00:00:00" table:style-name="ce2">
            <text:p>21/04/2025</text:p>
          </table:table-cell>
          <table:table-cell office:value-type="date" office:date-value="2025-04-22T00:00:00" table:style-name="ce2">
            <text:p>22/04/2025</text:p>
          </table:table-cell>
          <table:table-cell office:value-type="date" office:date-value="2025-04-23T00:00:00" table:style-name="ce2">
            <text:p>23/04/2025</text:p>
          </table:table-cell>
          <table:table-cell office:value-type="date" office:date-value="2025-04-24T00:00:00" table:style-name="ce2">
            <text:p>24/04/2025</text:p>
          </table:table-cell>
          <table:table-cell office:value-type="date" office:date-value="2025-04-25T00:00:00" table:style-name="ce2">
            <text:p>25/04/2025</text:p>
          </table:table-cell>
          <table:table-cell office:value-type="date" office:date-value="2025-04-26T00:00:00" table:style-name="ce2">
            <text:p>26/04/2025</text:p>
          </table:table-cell>
          <table:table-cell office:value-type="date" office:date-value="2025-04-27T00:00:00" table:style-name="ce2">
            <text:p>27/04/2025</text:p>
          </table:table-cell>
          <table:table-cell office:value-type="date" office:date-value="2025-04-28T00:00:00" table:style-name="ce2">
            <text:p>28/04/2025</text:p>
          </table:table-cell>
          <table:table-cell office:value-type="date" office:date-value="2025-04-29T00:00:00" table:style-name="ce2">
            <text:p>29/04/2025</text:p>
          </table:table-cell>
          <table:table-cell office:value-type="date" office:date-value="2025-04-30T00:00:00" table:style-name="ce2">
            <text:p>30/04/2025</text:p>
          </table:table-cell>
          <table:table-cell office:value-type="date" office:date-value="2025-05-01T00:00:00" table:style-name="ce2">
            <text:p>01/05/2025</text:p>
          </table:table-cell>
          <table:table-cell office:value-type="date" office:date-value="2025-05-02T00:00:00" table:style-name="ce2">
            <text:p>02/05/2025</text:p>
          </table:table-cell>
          <table:table-cell office:value-type="date" office:date-value="2025-05-03T00:00:00" table:style-name="ce2">
            <text:p>03/05/2025</text:p>
          </table:table-cell>
          <table:table-cell office:value-type="date" office:date-value="2025-05-04T00:00:00" table:style-name="ce2">
            <text:p>04/05/2025</text:p>
          </table:table-cell>
          <table:table-cell office:value-type="date" office:date-value="2025-05-05T00:00:00" table:style-name="ce2">
            <text:p>05/05/2025</text:p>
          </table:table-cell>
          <table:table-cell office:value-type="date" office:date-value="2025-05-06T00:00:00" table:style-name="ce2">
            <text:p>06/05/2025</text:p>
          </table:table-cell>
          <table:table-cell office:value-type="date" office:date-value="2025-05-07T00:00:00" table:style-name="ce2">
            <text:p>07/05/2025</text:p>
          </table:table-cell>
          <table:table-cell office:value-type="date" office:date-value="2025-05-08T00:00:00" table:style-name="ce2">
            <text:p>08/05/2025</text:p>
          </table:table-cell>
          <table:table-cell office:value-type="date" office:date-value="2025-05-09T00:00:00" table:style-name="ce2">
            <text:p>09/05/2025</text:p>
          </table:table-cell>
          <table:table-cell office:value-type="date" office:date-value="2025-05-10T00:00:00" table:style-name="ce2">
            <text:p>10/05/2025</text:p>
          </table:table-cell>
          <table:table-cell office:value-type="date" office:date-value="2025-05-11T00:00:00" table:style-name="ce2">
            <text:p>11/05/2025</text:p>
          </table:table-cell>
          <table:table-cell office:value-type="date" office:date-value="2025-05-12T00:00:00" table:style-name="ce2">
            <text:p>12/05/2025</text:p>
          </table:table-cell>
          <table:table-cell office:value-type="date" office:date-value="2025-05-13T00:00:00" table:style-name="ce2">
            <text:p>13/05/2025</text:p>
          </table:table-cell>
          <table:table-cell office:value-type="date" office:date-value="2025-05-14T00:00:00" table:style-name="ce2">
            <text:p>14/05/2025</text:p>
          </table:table-cell>
          <table:table-cell office:value-type="date" office:date-value="2025-05-15T00:00:00" table:style-name="ce2">
            <text:p>15/05/2025</text:p>
          </table:table-cell>
          <table:table-cell office:value-type="date" office:date-value="2025-05-16T00:00:00" table:style-name="ce2">
            <text:p>16/05/2025</text:p>
          </table:table-cell>
          <table:table-cell office:value-type="date" office:date-value="2025-05-17T00:00:00" table:style-name="ce2">
            <text:p>17/05/2025</text:p>
          </table:table-cell>
          <table:table-cell office:value-type="date" office:date-value="2025-05-18T00:00:00" table:style-name="ce2">
            <text:p>18/05/2025</text:p>
          </table:table-cell>
          <table:table-cell office:value-type="date" office:date-value="2025-05-19T00:00:00" table:style-name="ce2">
            <text:p>19/05/2025</text:p>
          </table:table-cell>
          <table:table-cell office:value-type="date" office:date-value="2025-05-20T00:00:00" table:style-name="ce2">
            <text:p>20/05/2025</text:p>
          </table:table-cell>
          <table:table-cell office:value-type="date" office:date-value="2025-05-21T00:00:00" table:style-name="ce2">
            <text:p>21/05/2025</text:p>
          </table:table-cell>
          <table:table-cell office:value-type="date" office:date-value="2025-05-22T00:00:00" table:style-name="ce2">
            <text:p>22/05/2025</text:p>
          </table:table-cell>
          <table:table-cell table:number-columns-repeated="16284"/>
        </table:table-row>
        <table:table-row table:style-name="ro1">
          <table:table-cell office:value-type="date" office:date-value="2025-05-23T00:00:00" table:style-name="ce2">
            <text:p>23/05/2025</text:p>
          </table:table-cell>
          <table:table-cell office:value-type="date" office:date-value="2025-05-24T00:00:00" table:style-name="ce2">
            <text:p>24/05/2025</text:p>
          </table:table-cell>
          <table:table-cell office:value-type="date" office:date-value="2025-05-25T00:00:00" table:style-name="ce2">
            <text:p>25/05/2025</text:p>
          </table:table-cell>
          <table:table-cell office:value-type="date" office:date-value="2025-05-26T00:00:00" table:style-name="ce2">
            <text:p>26/05/2025</text:p>
          </table:table-cell>
          <table:table-cell office:value-type="date" office:date-value="2025-05-27T00:00:00" table:style-name="ce2">
            <text:p>27/05/2025</text:p>
          </table:table-cell>
          <table:table-cell office:value-type="date" office:date-value="2025-05-28T00:00:00" table:style-name="ce2">
            <text:p>28/05/2025</text:p>
          </table:table-cell>
          <table:table-cell office:value-type="date" office:date-value="2025-05-29T00:00:00" table:style-name="ce2">
            <text:p>29/05/2025</text:p>
          </table:table-cell>
          <table:table-cell office:value-type="date" office:date-value="2025-05-30T00:00:00" table:style-name="ce2">
            <text:p>30/05/2025</text:p>
          </table:table-cell>
          <table:table-cell office:value-type="date" office:date-value="2025-05-31T00:00:00" table:style-name="ce2">
            <text:p>31/05/2025</text:p>
          </table:table-cell>
          <table:table-cell office:value-type="date" office:date-value="2025-06-01T00:00:00" table:style-name="ce2">
            <text:p>01/06/2025</text:p>
          </table:table-cell>
          <table:table-cell office:value-type="date" office:date-value="2025-06-02T00:00:00" table:style-name="ce2">
            <text:p>02/06/2025</text:p>
          </table:table-cell>
          <table:table-cell office:value-type="date" office:date-value="2025-06-03T00:00:00" table:style-name="ce2">
            <text:p>03/06/2025</text:p>
          </table:table-cell>
          <table:table-cell office:value-type="date" office:date-value="2025-06-04T00:00:00" table:style-name="ce2">
            <text:p>04/06/2025</text:p>
          </table:table-cell>
          <table:table-cell office:value-type="date" office:date-value="2025-06-05T00:00:00" table:style-name="ce2">
            <text:p>05/06/2025</text:p>
          </table:table-cell>
          <table:table-cell office:value-type="date" office:date-value="2025-06-06T00:00:00" table:style-name="ce2">
            <text:p>06/06/2025</text:p>
          </table:table-cell>
          <table:table-cell office:value-type="date" office:date-value="2025-06-07T00:00:00" table:style-name="ce2">
            <text:p>07/06/2025</text:p>
          </table:table-cell>
          <table:table-cell office:value-type="date" office:date-value="2025-06-08T00:00:00" table:style-name="ce2">
            <text:p>08/06/2025</text:p>
          </table:table-cell>
          <table:table-cell office:value-type="date" office:date-value="2025-06-09T00:00:00" table:style-name="ce2">
            <text:p>09/06/2025</text:p>
          </table:table-cell>
          <table:table-cell office:value-type="date" office:date-value="2025-06-10T00:00:00" table:style-name="ce2">
            <text:p>10/06/2025</text:p>
          </table:table-cell>
          <table:table-cell office:value-type="date" office:date-value="2025-06-11T00:00:00" table:style-name="ce2">
            <text:p>11/06/2025</text:p>
          </table:table-cell>
          <table:table-cell office:value-type="date" office:date-value="2025-06-12T00:00:00" table:style-name="ce2">
            <text:p>12/06/2025</text:p>
          </table:table-cell>
          <table:table-cell office:value-type="date" office:date-value="2025-06-13T00:00:00" table:style-name="ce2">
            <text:p>13/06/2025</text:p>
          </table:table-cell>
          <table:table-cell office:value-type="date" office:date-value="2025-06-14T00:00:00" table:style-name="ce2">
            <text:p>14/06/2025</text:p>
          </table:table-cell>
          <table:table-cell office:value-type="date" office:date-value="2025-06-15T00:00:00" table:style-name="ce2">
            <text:p>15/06/2025</text:p>
          </table:table-cell>
          <table:table-cell office:value-type="date" office:date-value="2025-06-16T00:00:00" table:style-name="ce2">
            <text:p>16/06/2025</text:p>
          </table:table-cell>
          <table:table-cell office:value-type="date" office:date-value="2025-06-17T00:00:00" table:style-name="ce2">
            <text:p>17/06/2025</text:p>
          </table:table-cell>
          <table:table-cell office:value-type="date" office:date-value="2025-06-18T00:00:00" table:style-name="ce2">
            <text:p>18/06/2025</text:p>
          </table:table-cell>
          <table:table-cell office:value-type="date" office:date-value="2025-06-19T00:00:00" table:style-name="ce2">
            <text:p>19/06/2025</text:p>
          </table:table-cell>
          <table:table-cell office:value-type="date" office:date-value="2025-06-20T00:00:00" table:style-name="ce2">
            <text:p>20/06/2025</text:p>
          </table:table-cell>
          <table:table-cell office:value-type="date" office:date-value="2025-06-21T00:00:00" table:style-name="ce2">
            <text:p>21/06/2025</text:p>
          </table:table-cell>
          <table:table-cell office:value-type="date" office:date-value="2025-06-22T00:00:00" table:style-name="ce2">
            <text:p>22/06/2025</text:p>
          </table:table-cell>
          <table:table-cell office:value-type="date" office:date-value="2025-06-23T00:00:00" table:style-name="ce2">
            <text:p>23/06/2025</text:p>
          </table:table-cell>
          <table:table-cell office:value-type="date" office:date-value="2025-06-24T00:00:00" table:style-name="ce2">
            <text:p>24/06/2025</text:p>
          </table:table-cell>
          <table:table-cell office:value-type="date" office:date-value="2025-06-25T00:00:00" table:style-name="ce2">
            <text:p>25/06/2025</text:p>
          </table:table-cell>
          <table:table-cell office:value-type="date" office:date-value="2025-06-26T00:00:00" table:style-name="ce2">
            <text:p>26/06/2025</text:p>
          </table:table-cell>
          <table:table-cell office:value-type="date" office:date-value="2025-06-27T00:00:00" table:style-name="ce2">
            <text:p>27/06/2025</text:p>
          </table:table-cell>
          <table:table-cell office:value-type="date" office:date-value="2025-06-28T00:00:00" table:style-name="ce2">
            <text:p>28/06/2025</text:p>
          </table:table-cell>
          <table:table-cell office:value-type="date" office:date-value="2025-06-29T00:00:00" table:style-name="ce2">
            <text:p>29/06/2025</text:p>
          </table:table-cell>
          <table:table-cell office:value-type="date" office:date-value="2025-06-30T00:00:00" table:style-name="ce2">
            <text:p>30/06/2025</text:p>
          </table:table-cell>
          <table:table-cell office:value-type="date" office:date-value="2025-07-01T00:00:00" table:style-name="ce2">
            <text:p>01/07/2025</text:p>
          </table:table-cell>
          <table:table-cell office:value-type="date" office:date-value="2025-07-02T00:00:00" table:style-name="ce2">
            <text:p>02/07/2025</text:p>
          </table:table-cell>
          <table:table-cell office:value-type="date" office:date-value="2025-07-03T00:00:00" table:style-name="ce2">
            <text:p>03/07/2025</text:p>
          </table:table-cell>
          <table:table-cell office:value-type="date" office:date-value="2025-07-04T00:00:00" table:style-name="ce2">
            <text:p>04/07/2025</text:p>
          </table:table-cell>
          <table:table-cell office:value-type="date" office:date-value="2025-07-05T00:00:00" table:style-name="ce2">
            <text:p>05/07/2025</text:p>
          </table:table-cell>
          <table:table-cell office:value-type="date" office:date-value="2025-07-06T00:00:00" table:style-name="ce2">
            <text:p>06/07/2025</text:p>
          </table:table-cell>
          <table:table-cell office:value-type="date" office:date-value="2025-07-07T00:00:00" table:style-name="ce2">
            <text:p>07/07/2025</text:p>
          </table:table-cell>
          <table:table-cell office:value-type="date" office:date-value="2025-07-08T00:00:00" table:style-name="ce2">
            <text:p>08/07/2025</text:p>
          </table:table-cell>
          <table:table-cell office:value-type="date" office:date-value="2025-07-09T00:00:00" table:style-name="ce2">
            <text:p>09/07/2025</text:p>
          </table:table-cell>
          <table:table-cell office:value-type="date" office:date-value="2025-07-10T00:00:00" table:style-name="ce2">
            <text:p>10/07/2025</text:p>
          </table:table-cell>
          <table:table-cell office:value-type="date" office:date-value="2025-07-11T00:00:00" table:style-name="ce2">
            <text:p>11/07/2025</text:p>
          </table:table-cell>
          <table:table-cell office:value-type="date" office:date-value="2025-07-12T00:00:00" table:style-name="ce2">
            <text:p>12/07/2025</text:p>
          </table:table-cell>
          <table:table-cell office:value-type="date" office:date-value="2025-07-13T00:00:00" table:style-name="ce2">
            <text:p>13/07/2025</text:p>
          </table:table-cell>
          <table:table-cell office:value-type="date" office:date-value="2025-07-14T00:00:00" table:style-name="ce2">
            <text:p>14/07/2025</text:p>
          </table:table-cell>
          <table:table-cell office:value-type="date" office:date-value="2025-07-15T00:00:00" table:style-name="ce2">
            <text:p>15/07/2025</text:p>
          </table:table-cell>
          <table:table-cell office:value-type="date" office:date-value="2025-07-16T00:00:00" table:style-name="ce2">
            <text:p>16/07/2025</text:p>
          </table:table-cell>
          <table:table-cell office:value-type="date" office:date-value="2025-07-17T00:00:00" table:style-name="ce2">
            <text:p>17/07/2025</text:p>
          </table:table-cell>
          <table:table-cell office:value-type="date" office:date-value="2025-07-18T00:00:00" table:style-name="ce2">
            <text:p>18/07/2025</text:p>
          </table:table-cell>
          <table:table-cell office:value-type="date" office:date-value="2025-07-19T00:00:00" table:style-name="ce2">
            <text:p>19/07/2025</text:p>
          </table:table-cell>
          <table:table-cell office:value-type="date" office:date-value="2025-07-20T00:00:00" table:style-name="ce2">
            <text:p>20/07/2025</text:p>
          </table:table-cell>
          <table:table-cell office:value-type="date" office:date-value="2025-07-21T00:00:00" table:style-name="ce2">
            <text:p>21/07/2025</text:p>
          </table:table-cell>
          <table:table-cell office:value-type="date" office:date-value="2025-07-22T00:00:00" table:style-name="ce2">
            <text:p>22/07/2025</text:p>
          </table:table-cell>
          <table:table-cell office:value-type="date" office:date-value="2025-07-23T00:00:00" table:style-name="ce2">
            <text:p>23/07/2025</text:p>
          </table:table-cell>
          <table:table-cell office:value-type="date" office:date-value="2025-07-24T00:00:00" table:style-name="ce2">
            <text:p>24/07/2025</text:p>
          </table:table-cell>
          <table:table-cell office:value-type="date" office:date-value="2025-07-25T00:00:00" table:style-name="ce2">
            <text:p>25/07/2025</text:p>
          </table:table-cell>
          <table:table-cell office:value-type="date" office:date-value="2025-07-26T00:00:00" table:style-name="ce2">
            <text:p>26/07/2025</text:p>
          </table:table-cell>
          <table:table-cell office:value-type="date" office:date-value="2025-07-27T00:00:00" table:style-name="ce2">
            <text:p>27/07/2025</text:p>
          </table:table-cell>
          <table:table-cell office:value-type="date" office:date-value="2025-07-28T00:00:00" table:style-name="ce2">
            <text:p>28/07/2025</text:p>
          </table:table-cell>
          <table:table-cell office:value-type="date" office:date-value="2025-07-29T00:00:00" table:style-name="ce2">
            <text:p>29/07/2025</text:p>
          </table:table-cell>
          <table:table-cell office:value-type="date" office:date-value="2025-07-30T00:00:00" table:style-name="ce2">
            <text:p>30/07/2025</text:p>
          </table:table-cell>
          <table:table-cell office:value-type="date" office:date-value="2025-07-31T00:00:00" table:style-name="ce2">
            <text:p>31/07/2025</text:p>
          </table:table-cell>
          <table:table-cell office:value-type="date" office:date-value="2025-08-01T00:00:00" table:style-name="ce2">
            <text:p>01/08/2025</text:p>
          </table:table-cell>
          <table:table-cell office:value-type="date" office:date-value="2025-08-02T00:00:00" table:style-name="ce2">
            <text:p>02/08/2025</text:p>
          </table:table-cell>
          <table:table-cell office:value-type="date" office:date-value="2025-08-03T00:00:00" table:style-name="ce2">
            <text:p>03/08/2025</text:p>
          </table:table-cell>
          <table:table-cell office:value-type="date" office:date-value="2025-08-04T00:00:00" table:style-name="ce2">
            <text:p>04/08/2025</text:p>
          </table:table-cell>
          <table:table-cell office:value-type="date" office:date-value="2025-08-05T00:00:00" table:style-name="ce2">
            <text:p>05/08/2025</text:p>
          </table:table-cell>
          <table:table-cell office:value-type="date" office:date-value="2025-08-06T00:00:00" table:style-name="ce2">
            <text:p>06/08/2025</text:p>
          </table:table-cell>
          <table:table-cell office:value-type="date" office:date-value="2025-08-07T00:00:00" table:style-name="ce2">
            <text:p>07/08/2025</text:p>
          </table:table-cell>
          <table:table-cell office:value-type="date" office:date-value="2025-08-08T00:00:00" table:style-name="ce2">
            <text:p>08/08/2025</text:p>
          </table:table-cell>
          <table:table-cell office:value-type="date" office:date-value="2025-08-09T00:00:00" table:style-name="ce2">
            <text:p>09/08/2025</text:p>
          </table:table-cell>
          <table:table-cell office:value-type="date" office:date-value="2025-08-10T00:00:00" table:style-name="ce2">
            <text:p>10/08/2025</text:p>
          </table:table-cell>
          <table:table-cell office:value-type="date" office:date-value="2025-08-11T00:00:00" table:style-name="ce2">
            <text:p>11/08/2025</text:p>
          </table:table-cell>
          <table:table-cell office:value-type="date" office:date-value="2025-08-12T00:00:00" table:style-name="ce2">
            <text:p>12/08/2025</text:p>
          </table:table-cell>
          <table:table-cell office:value-type="date" office:date-value="2025-08-13T00:00:00" table:style-name="ce2">
            <text:p>13/08/2025</text:p>
          </table:table-cell>
          <table:table-cell office:value-type="date" office:date-value="2025-08-14T00:00:00" table:style-name="ce2">
            <text:p>14/08/2025</text:p>
          </table:table-cell>
          <table:table-cell office:value-type="date" office:date-value="2025-08-15T00:00:00" table:style-name="ce2">
            <text:p>15/08/2025</text:p>
          </table:table-cell>
          <table:table-cell office:value-type="date" office:date-value="2025-08-16T00:00:00" table:style-name="ce2">
            <text:p>16/08/2025</text:p>
          </table:table-cell>
          <table:table-cell office:value-type="date" office:date-value="2025-08-17T00:00:00" table:style-name="ce2">
            <text:p>17/08/2025</text:p>
          </table:table-cell>
          <table:table-cell office:value-type="date" office:date-value="2025-08-18T00:00:00" table:style-name="ce2">
            <text:p>18/08/2025</text:p>
          </table:table-cell>
          <table:table-cell office:value-type="date" office:date-value="2025-08-19T00:00:00" table:style-name="ce2">
            <text:p>19/08/2025</text:p>
          </table:table-cell>
          <table:table-cell office:value-type="date" office:date-value="2025-08-20T00:00:00" table:style-name="ce2">
            <text:p>20/08/2025</text:p>
          </table:table-cell>
          <table:table-cell office:value-type="date" office:date-value="2025-08-21T00:00:00" table:style-name="ce2">
            <text:p>21/08/2025</text:p>
          </table:table-cell>
          <table:table-cell office:value-type="date" office:date-value="2025-08-22T00:00:00" table:style-name="ce2">
            <text:p>22/08/2025</text:p>
          </table:table-cell>
          <table:table-cell office:value-type="date" office:date-value="2025-08-23T00:00:00" table:style-name="ce2">
            <text:p>23/08/2025</text:p>
          </table:table-cell>
          <table:table-cell office:value-type="date" office:date-value="2025-08-24T00:00:00" table:style-name="ce2">
            <text:p>24/08/2025</text:p>
          </table:table-cell>
          <table:table-cell office:value-type="date" office:date-value="2025-08-25T00:00:00" table:style-name="ce2">
            <text:p>25/08/2025</text:p>
          </table:table-cell>
          <table:table-cell office:value-type="date" office:date-value="2025-08-26T00:00:00" table:style-name="ce2">
            <text:p>26/08/2025</text:p>
          </table:table-cell>
          <table:table-cell office:value-type="date" office:date-value="2025-08-27T00:00:00" table:style-name="ce2">
            <text:p>27/08/2025</text:p>
          </table:table-cell>
          <table:table-cell office:value-type="date" office:date-value="2025-08-28T00:00:00" table:style-name="ce2">
            <text:p>28/08/2025</text:p>
          </table:table-cell>
          <table:table-cell office:value-type="date" office:date-value="2025-08-29T00:00:00" table:style-name="ce2">
            <text:p>29/08/2025</text:p>
          </table:table-cell>
          <table:table-cell office:value-type="date" office:date-value="2025-08-30T00:00:00" table:style-name="ce2">
            <text:p>30/08/2025</text:p>
          </table:table-cell>
          <table:table-cell table:number-columns-repeated="16284"/>
        </table:table-row>
        <table:table-row table:style-name="ro1">
          <table:table-cell office:value-type="date" office:date-value="2025-08-31T00:00:00" table:style-name="ce2">
            <text:p>31/08/2025</text:p>
          </table:table-cell>
          <table:table-cell office:value-type="date" office:date-value="2025-09-01T00:00:00" table:style-name="ce2">
            <text:p>01/09/2025</text:p>
          </table:table-cell>
          <table:table-cell office:value-type="date" office:date-value="2025-09-02T00:00:00" table:style-name="ce2">
            <text:p>02/09/2025</text:p>
          </table:table-cell>
          <table:table-cell office:value-type="date" office:date-value="2025-09-03T00:00:00" table:style-name="ce2">
            <text:p>03/09/2025</text:p>
          </table:table-cell>
          <table:table-cell office:value-type="date" office:date-value="2025-09-04T00:00:00" table:style-name="ce2">
            <text:p>04/09/2025</text:p>
          </table:table-cell>
          <table:table-cell office:value-type="date" office:date-value="2025-09-05T00:00:00" table:style-name="ce2">
            <text:p>05/09/2025</text:p>
          </table:table-cell>
          <table:table-cell office:value-type="date" office:date-value="2025-09-06T00:00:00" table:style-name="ce2">
            <text:p>06/09/2025</text:p>
          </table:table-cell>
          <table:table-cell office:value-type="date" office:date-value="2025-09-07T00:00:00" table:style-name="ce2">
            <text:p>07/09/2025</text:p>
          </table:table-cell>
          <table:table-cell office:value-type="date" office:date-value="2025-09-08T00:00:00" table:style-name="ce2">
            <text:p>08/09/2025</text:p>
          </table:table-cell>
          <table:table-cell office:value-type="date" office:date-value="2025-09-09T00:00:00" table:style-name="ce2">
            <text:p>09/09/2025</text:p>
          </table:table-cell>
          <table:table-cell office:value-type="date" office:date-value="2025-09-10T00:00:00" table:style-name="ce2">
            <text:p>10/09/2025</text:p>
          </table:table-cell>
          <table:table-cell office:value-type="date" office:date-value="2025-09-11T00:00:00" table:style-name="ce2">
            <text:p>11/09/2025</text:p>
          </table:table-cell>
          <table:table-cell office:value-type="date" office:date-value="2025-09-12T00:00:00" table:style-name="ce2">
            <text:p>12/09/2025</text:p>
          </table:table-cell>
          <table:table-cell office:value-type="date" office:date-value="2025-09-13T00:00:00" table:style-name="ce2">
            <text:p>13/09/2025</text:p>
          </table:table-cell>
          <table:table-cell office:value-type="date" office:date-value="2025-09-14T00:00:00" table:style-name="ce2">
            <text:p>14/09/2025</text:p>
          </table:table-cell>
          <table:table-cell office:value-type="date" office:date-value="2025-09-15T00:00:00" table:style-name="ce2">
            <text:p>15/09/2025</text:p>
          </table:table-cell>
          <table:table-cell office:value-type="date" office:date-value="2025-09-16T00:00:00" table:style-name="ce2">
            <text:p>16/09/2025</text:p>
          </table:table-cell>
          <table:table-cell office:value-type="date" office:date-value="2025-09-17T00:00:00" table:style-name="ce2">
            <text:p>17/09/2025</text:p>
          </table:table-cell>
          <table:table-cell office:value-type="date" office:date-value="2025-09-18T00:00:00" table:style-name="ce2">
            <text:p>18/09/2025</text:p>
          </table:table-cell>
          <table:table-cell office:value-type="date" office:date-value="2025-09-19T00:00:00" table:style-name="ce2">
            <text:p>19/09/2025</text:p>
          </table:table-cell>
          <table:table-cell office:value-type="date" office:date-value="2025-09-20T00:00:00" table:style-name="ce2">
            <text:p>20/09/2025</text:p>
          </table:table-cell>
          <table:table-cell office:value-type="date" office:date-value="2025-09-21T00:00:00" table:style-name="ce2">
            <text:p>21/09/2025</text:p>
          </table:table-cell>
          <table:table-cell office:value-type="date" office:date-value="2025-09-22T00:00:00" table:style-name="ce2">
            <text:p>22/09/2025</text:p>
          </table:table-cell>
          <table:table-cell office:value-type="date" office:date-value="2025-09-23T00:00:00" table:style-name="ce2">
            <text:p>23/09/2025</text:p>
          </table:table-cell>
          <table:table-cell office:value-type="date" office:date-value="2025-09-24T00:00:00" table:style-name="ce2">
            <text:p>24/09/2025</text:p>
          </table:table-cell>
          <table:table-cell office:value-type="date" office:date-value="2025-09-25T00:00:00" table:style-name="ce2">
            <text:p>25/09/2025</text:p>
          </table:table-cell>
          <table:table-cell office:value-type="date" office:date-value="2025-09-26T00:00:00" table:style-name="ce2">
            <text:p>26/09/2025</text:p>
          </table:table-cell>
          <table:table-cell office:value-type="date" office:date-value="2025-09-27T00:00:00" table:style-name="ce2">
            <text:p>27/09/2025</text:p>
          </table:table-cell>
          <table:table-cell office:value-type="date" office:date-value="2025-09-28T00:00:00" table:style-name="ce2">
            <text:p>28/09/2025</text:p>
          </table:table-cell>
          <table:table-cell office:value-type="date" office:date-value="2025-09-29T00:00:00" table:style-name="ce2">
            <text:p>29/09/2025</text:p>
          </table:table-cell>
          <table:table-cell office:value-type="date" office:date-value="2025-09-30T00:00:00" table:style-name="ce2">
            <text:p>30/09/2025</text:p>
          </table:table-cell>
          <table:table-cell office:value-type="date" office:date-value="2025-10-01T00:00:00" table:style-name="ce2">
            <text:p>01/10/2025</text:p>
          </table:table-cell>
          <table:table-cell office:value-type="date" office:date-value="2025-10-02T00:00:00" table:style-name="ce2">
            <text:p>02/10/2025</text:p>
          </table:table-cell>
          <table:table-cell office:value-type="date" office:date-value="2025-10-03T00:00:00" table:style-name="ce2">
            <text:p>03/10/2025</text:p>
          </table:table-cell>
          <table:table-cell office:value-type="date" office:date-value="2025-10-04T00:00:00" table:style-name="ce2">
            <text:p>04/10/2025</text:p>
          </table:table-cell>
          <table:table-cell office:value-type="date" office:date-value="2025-10-05T00:00:00" table:style-name="ce2">
            <text:p>05/10/2025</text:p>
          </table:table-cell>
          <table:table-cell office:value-type="date" office:date-value="2025-10-06T00:00:00" table:style-name="ce2">
            <text:p>06/10/2025</text:p>
          </table:table-cell>
          <table:table-cell office:value-type="date" office:date-value="2025-10-07T00:00:00" table:style-name="ce2">
            <text:p>07/10/2025</text:p>
          </table:table-cell>
          <table:table-cell office:value-type="date" office:date-value="2025-10-08T00:00:00" table:style-name="ce2">
            <text:p>08/10/2025</text:p>
          </table:table-cell>
          <table:table-cell office:value-type="date" office:date-value="2025-10-09T00:00:00" table:style-name="ce2">
            <text:p>09/10/2025</text:p>
          </table:table-cell>
          <table:table-cell office:value-type="date" office:date-value="2025-10-10T00:00:00" table:style-name="ce2">
            <text:p>10/10/2025</text:p>
          </table:table-cell>
          <table:table-cell office:value-type="date" office:date-value="2025-10-11T00:00:00" table:style-name="ce2">
            <text:p>11/10/2025</text:p>
          </table:table-cell>
          <table:table-cell office:value-type="date" office:date-value="2025-10-12T00:00:00" table:style-name="ce2">
            <text:p>12/10/2025</text:p>
          </table:table-cell>
          <table:table-cell office:value-type="date" office:date-value="2025-10-13T00:00:00" table:style-name="ce2">
            <text:p>13/10/2025</text:p>
          </table:table-cell>
          <table:table-cell office:value-type="date" office:date-value="2025-10-14T00:00:00" table:style-name="ce2">
            <text:p>14/10/2025</text:p>
          </table:table-cell>
          <table:table-cell office:value-type="date" office:date-value="2025-10-15T00:00:00" table:style-name="ce2">
            <text:p>15/10/2025</text:p>
          </table:table-cell>
          <table:table-cell office:value-type="date" office:date-value="2025-10-16T00:00:00" table:style-name="ce2">
            <text:p>16/10/2025</text:p>
          </table:table-cell>
          <table:table-cell office:value-type="date" office:date-value="2025-10-17T00:00:00" table:style-name="ce2">
            <text:p>17/10/2025</text:p>
          </table:table-cell>
          <table:table-cell office:value-type="date" office:date-value="2025-10-18T00:00:00" table:style-name="ce2">
            <text:p>18/10/2025</text:p>
          </table:table-cell>
          <table:table-cell office:value-type="date" office:date-value="2025-10-19T00:00:00" table:style-name="ce2">
            <text:p>19/10/2025</text:p>
          </table:table-cell>
          <table:table-cell office:value-type="date" office:date-value="2025-10-20T00:00:00" table:style-name="ce2">
            <text:p>20/10/2025</text:p>
          </table:table-cell>
          <table:table-cell office:value-type="date" office:date-value="2025-10-21T00:00:00" table:style-name="ce2">
            <text:p>21/10/2025</text:p>
          </table:table-cell>
          <table:table-cell office:value-type="date" office:date-value="2025-10-22T00:00:00" table:style-name="ce2">
            <text:p>22/10/2025</text:p>
          </table:table-cell>
          <table:table-cell office:value-type="date" office:date-value="2025-10-23T00:00:00" table:style-name="ce2">
            <text:p>23/10/2025</text:p>
          </table:table-cell>
          <table:table-cell office:value-type="date" office:date-value="2025-10-24T00:00:00" table:style-name="ce2">
            <text:p>24/10/2025</text:p>
          </table:table-cell>
          <table:table-cell office:value-type="date" office:date-value="2025-10-25T00:00:00" table:style-name="ce2">
            <text:p>25/10/2025</text:p>
          </table:table-cell>
          <table:table-cell office:value-type="date" office:date-value="2025-10-26T00:00:00" table:style-name="ce2">
            <text:p>26/10/2025</text:p>
          </table:table-cell>
          <table:table-cell office:value-type="date" office:date-value="2025-10-27T00:00:00" table:style-name="ce2">
            <text:p>27/10/2025</text:p>
          </table:table-cell>
          <table:table-cell office:value-type="date" office:date-value="2025-10-28T00:00:00" table:style-name="ce2">
            <text:p>28/10/2025</text:p>
          </table:table-cell>
          <table:table-cell office:value-type="date" office:date-value="2025-10-29T00:00:00" table:style-name="ce2">
            <text:p>29/10/2025</text:p>
          </table:table-cell>
          <table:table-cell office:value-type="date" office:date-value="2025-10-30T00:00:00" table:style-name="ce2">
            <text:p>30/10/2025</text:p>
          </table:table-cell>
          <table:table-cell office:value-type="date" office:date-value="2025-10-31T00:00:00" table:style-name="ce2">
            <text:p>31/10/2025</text:p>
          </table:table-cell>
          <table:table-cell office:value-type="date" office:date-value="2025-11-01T00:00:00" table:style-name="ce2">
            <text:p>01/11/2025</text:p>
          </table:table-cell>
          <table:table-cell office:value-type="date" office:date-value="2025-11-02T00:00:00" table:style-name="ce2">
            <text:p>02/11/2025</text:p>
          </table:table-cell>
          <table:table-cell office:value-type="date" office:date-value="2025-11-03T00:00:00" table:style-name="ce2">
            <text:p>03/11/2025</text:p>
          </table:table-cell>
          <table:table-cell office:value-type="date" office:date-value="2025-11-04T00:00:00" table:style-name="ce2">
            <text:p>04/11/2025</text:p>
          </table:table-cell>
          <table:table-cell office:value-type="date" office:date-value="2025-11-05T00:00:00" table:style-name="ce2">
            <text:p>05/11/2025</text:p>
          </table:table-cell>
          <table:table-cell office:value-type="date" office:date-value="2025-11-06T00:00:00" table:style-name="ce2">
            <text:p>06/11/2025</text:p>
          </table:table-cell>
          <table:table-cell office:value-type="date" office:date-value="2025-11-07T00:00:00" table:style-name="ce2">
            <text:p>07/11/2025</text:p>
          </table:table-cell>
          <table:table-cell office:value-type="date" office:date-value="2025-11-08T00:00:00" table:style-name="ce2">
            <text:p>08/11/2025</text:p>
          </table:table-cell>
          <table:table-cell office:value-type="date" office:date-value="2025-11-09T00:00:00" table:style-name="ce2">
            <text:p>09/11/2025</text:p>
          </table:table-cell>
          <table:table-cell office:value-type="date" office:date-value="2025-11-10T00:00:00" table:style-name="ce2">
            <text:p>10/11/2025</text:p>
          </table:table-cell>
          <table:table-cell office:value-type="date" office:date-value="2025-11-11T00:00:00" table:style-name="ce2">
            <text:p>11/11/2025</text:p>
          </table:table-cell>
          <table:table-cell office:value-type="date" office:date-value="2025-11-12T00:00:00" table:style-name="ce2">
            <text:p>12/11/2025</text:p>
          </table:table-cell>
          <table:table-cell office:value-type="date" office:date-value="2025-11-13T00:00:00" table:style-name="ce2">
            <text:p>13/11/2025</text:p>
          </table:table-cell>
          <table:table-cell office:value-type="date" office:date-value="2025-11-14T00:00:00" table:style-name="ce2">
            <text:p>14/11/2025</text:p>
          </table:table-cell>
          <table:table-cell office:value-type="date" office:date-value="2025-11-15T00:00:00" table:style-name="ce2">
            <text:p>15/11/2025</text:p>
          </table:table-cell>
          <table:table-cell office:value-type="date" office:date-value="2025-11-16T00:00:00" table:style-name="ce2">
            <text:p>16/11/2025</text:p>
          </table:table-cell>
          <table:table-cell office:value-type="date" office:date-value="2025-11-17T00:00:00" table:style-name="ce2">
            <text:p>17/11/2025</text:p>
          </table:table-cell>
          <table:table-cell office:value-type="date" office:date-value="2025-11-18T00:00:00" table:style-name="ce2">
            <text:p>18/11/2025</text:p>
          </table:table-cell>
          <table:table-cell office:value-type="date" office:date-value="2025-11-19T00:00:00" table:style-name="ce2">
            <text:p>19/11/2025</text:p>
          </table:table-cell>
          <table:table-cell office:value-type="date" office:date-value="2025-11-20T00:00:00" table:style-name="ce2">
            <text:p>20/11/2025</text:p>
          </table:table-cell>
          <table:table-cell office:value-type="date" office:date-value="2025-11-21T00:00:00" table:style-name="ce2">
            <text:p>21/11/2025</text:p>
          </table:table-cell>
          <table:table-cell office:value-type="date" office:date-value="2025-11-22T00:00:00" table:style-name="ce2">
            <text:p>22/11/2025</text:p>
          </table:table-cell>
          <table:table-cell office:value-type="date" office:date-value="2025-11-23T00:00:00" table:style-name="ce2">
            <text:p>23/11/2025</text:p>
          </table:table-cell>
          <table:table-cell office:value-type="date" office:date-value="2025-11-24T00:00:00" table:style-name="ce2">
            <text:p>24/11/2025</text:p>
          </table:table-cell>
          <table:table-cell office:value-type="date" office:date-value="2025-11-25T00:00:00" table:style-name="ce2">
            <text:p>25/11/2025</text:p>
          </table:table-cell>
          <table:table-cell office:value-type="date" office:date-value="2025-11-26T00:00:00" table:style-name="ce2">
            <text:p>26/11/2025</text:p>
          </table:table-cell>
          <table:table-cell office:value-type="date" office:date-value="2025-11-27T00:00:00" table:style-name="ce2">
            <text:p>27/11/2025</text:p>
          </table:table-cell>
          <table:table-cell office:value-type="date" office:date-value="2025-11-28T00:00:00" table:style-name="ce2">
            <text:p>28/11/2025</text:p>
          </table:table-cell>
          <table:table-cell office:value-type="date" office:date-value="2025-11-29T00:00:00" table:style-name="ce2">
            <text:p>29/11/2025</text:p>
          </table:table-cell>
          <table:table-cell office:value-type="date" office:date-value="2025-11-30T00:00:00" table:style-name="ce2">
            <text:p>30/11/2025</text:p>
          </table:table-cell>
          <table:table-cell office:value-type="date" office:date-value="2025-12-01T00:00:00" table:style-name="ce2">
            <text:p>01/12/2025</text:p>
          </table:table-cell>
          <table:table-cell office:value-type="date" office:date-value="2025-12-02T00:00:00" table:style-name="ce2">
            <text:p>02/12/2025</text:p>
          </table:table-cell>
          <table:table-cell office:value-type="date" office:date-value="2025-12-03T00:00:00" table:style-name="ce2">
            <text:p>03/12/2025</text:p>
          </table:table-cell>
          <table:table-cell office:value-type="date" office:date-value="2025-12-04T00:00:00" table:style-name="ce2">
            <text:p>04/12/2025</text:p>
          </table:table-cell>
          <table:table-cell office:value-type="date" office:date-value="2025-12-05T00:00:00" table:style-name="ce2">
            <text:p>05/12/2025</text:p>
          </table:table-cell>
          <table:table-cell office:value-type="date" office:date-value="2025-12-06T00:00:00" table:style-name="ce2">
            <text:p>06/12/2025</text:p>
          </table:table-cell>
          <table:table-cell office:value-type="date" office:date-value="2025-12-07T00:00:00" table:style-name="ce2">
            <text:p>07/12/2025</text:p>
          </table:table-cell>
          <table:table-cell office:value-type="date" office:date-value="2025-12-08T00:00:00" table:style-name="ce2">
            <text:p>08/12/2025</text:p>
          </table:table-cell>
          <table:table-cell table:number-columns-repeated="16284"/>
        </table:table-row>
        <table:table-row table:style-name="ro1">
          <table:table-cell office:value-type="date" office:date-value="2025-12-09T00:00:00" table:style-name="ce2">
            <text:p>09/12/2025</text:p>
          </table:table-cell>
          <table:table-cell office:value-type="date" office:date-value="2025-12-10T00:00:00" table:style-name="ce2">
            <text:p>10/12/2025</text:p>
          </table:table-cell>
          <table:table-cell office:value-type="date" office:date-value="2025-12-11T00:00:00" table:style-name="ce2">
            <text:p>11/12/2025</text:p>
          </table:table-cell>
          <table:table-cell office:value-type="date" office:date-value="2025-12-12T00:00:00" table:style-name="ce2">
            <text:p>12/12/2025</text:p>
          </table:table-cell>
          <table:table-cell office:value-type="date" office:date-value="2025-12-13T00:00:00" table:style-name="ce2">
            <text:p>13/12/2025</text:p>
          </table:table-cell>
          <table:table-cell office:value-type="date" office:date-value="2025-12-14T00:00:00" table:style-name="ce2">
            <text:p>14/12/2025</text:p>
          </table:table-cell>
          <table:table-cell office:value-type="date" office:date-value="2025-12-15T00:00:00" table:style-name="ce2">
            <text:p>15/12/2025</text:p>
          </table:table-cell>
          <table:table-cell office:value-type="date" office:date-value="2025-12-16T00:00:00" table:style-name="ce2">
            <text:p>16/12/2025</text:p>
          </table:table-cell>
          <table:table-cell office:value-type="date" office:date-value="2025-12-17T00:00:00" table:style-name="ce2">
            <text:p>17/12/2025</text:p>
          </table:table-cell>
          <table:table-cell office:value-type="date" office:date-value="2025-12-18T00:00:00" table:style-name="ce2">
            <text:p>18/12/2025</text:p>
          </table:table-cell>
          <table:table-cell office:value-type="date" office:date-value="2025-12-19T00:00:00" table:style-name="ce2">
            <text:p>19/12/2025</text:p>
          </table:table-cell>
          <table:table-cell office:value-type="date" office:date-value="2025-12-20T00:00:00" table:style-name="ce2">
            <text:p>20/12/2025</text:p>
          </table:table-cell>
          <table:table-cell office:value-type="date" office:date-value="2025-12-21T00:00:00" table:style-name="ce2">
            <text:p>21/12/2025</text:p>
          </table:table-cell>
          <table:table-cell office:value-type="date" office:date-value="2025-12-22T00:00:00" table:style-name="ce2">
            <text:p>22/12/2025</text:p>
          </table:table-cell>
          <table:table-cell office:value-type="date" office:date-value="2025-12-23T00:00:00" table:style-name="ce2">
            <text:p>23/12/2025</text:p>
          </table:table-cell>
          <table:table-cell office:value-type="date" office:date-value="2025-12-24T00:00:00" table:style-name="ce2">
            <text:p>24/12/2025</text:p>
          </table:table-cell>
          <table:table-cell office:value-type="date" office:date-value="2025-12-25T00:00:00" table:style-name="ce2">
            <text:p>25/12/2025</text:p>
          </table:table-cell>
          <table:table-cell office:value-type="date" office:date-value="2025-12-26T00:00:00" table:style-name="ce2">
            <text:p>26/12/2025</text:p>
          </table:table-cell>
          <table:table-cell office:value-type="date" office:date-value="2025-12-27T00:00:00" table:style-name="ce2">
            <text:p>27/12/2025</text:p>
          </table:table-cell>
          <table:table-cell office:value-type="date" office:date-value="2025-12-28T00:00:00" table:style-name="ce2">
            <text:p>28/12/2025</text:p>
          </table:table-cell>
          <table:table-cell office:value-type="date" office:date-value="2025-12-29T00:00:00" table:style-name="ce2">
            <text:p>29/12/2025</text:p>
          </table:table-cell>
          <table:table-cell office:value-type="date" office:date-value="2025-12-30T00:00:00" table:style-name="ce2">
            <text:p>30/12/2025</text:p>
          </table:table-cell>
          <table:table-cell office:value-type="date" office:date-value="2025-12-31T00:00:00" table:style-name="ce2">
            <text:p>31/12/2025</text:p>
          </table:table-cell>
          <table:table-cell office:value-type="date" office:date-value="2026-01-01T00:00:00" table:style-name="ce2">
            <text:p>01/01/2026</text:p>
          </table:table-cell>
          <table:table-cell office:value-type="date" office:date-value="2026-01-02T00:00:00" table:style-name="ce2">
            <text:p>02/01/2026</text:p>
          </table:table-cell>
          <table:table-cell office:value-type="date" office:date-value="2026-01-03T00:00:00" table:style-name="ce2">
            <text:p>03/01/2026</text:p>
          </table:table-cell>
          <table:table-cell office:value-type="date" office:date-value="2026-01-04T00:00:00" table:style-name="ce2">
            <text:p>04/01/2026</text:p>
          </table:table-cell>
          <table:table-cell office:value-type="date" office:date-value="2026-01-05T00:00:00" table:style-name="ce2">
            <text:p>05/01/2026</text:p>
          </table:table-cell>
          <table:table-cell office:value-type="date" office:date-value="2026-01-06T00:00:00" table:style-name="ce2">
            <text:p>06/01/2026</text:p>
          </table:table-cell>
          <table:table-cell office:value-type="date" office:date-value="2026-01-07T00:00:00" table:style-name="ce2">
            <text:p>07/01/2026</text:p>
          </table:table-cell>
          <table:table-cell office:value-type="date" office:date-value="2026-01-08T00:00:00" table:style-name="ce2">
            <text:p>08/01/2026</text:p>
          </table:table-cell>
          <table:table-cell office:value-type="date" office:date-value="2026-01-09T00:00:00" table:style-name="ce2">
            <text:p>09/01/2026</text:p>
          </table:table-cell>
          <table:table-cell office:value-type="date" office:date-value="2026-01-10T00:00:00" table:style-name="ce2">
            <text:p>10/01/2026</text:p>
          </table:table-cell>
          <table:table-cell office:value-type="date" office:date-value="2026-01-11T00:00:00" table:style-name="ce2">
            <text:p>11/01/2026</text:p>
          </table:table-cell>
          <table:table-cell office:value-type="date" office:date-value="2026-01-12T00:00:00" table:style-name="ce2">
            <text:p>12/01/2026</text:p>
          </table:table-cell>
          <table:table-cell office:value-type="date" office:date-value="2026-01-13T00:00:00" table:style-name="ce2">
            <text:p>13/01/2026</text:p>
          </table:table-cell>
          <table:table-cell office:value-type="date" office:date-value="2026-01-14T00:00:00" table:style-name="ce2">
            <text:p>14/01/2026</text:p>
          </table:table-cell>
          <table:table-cell office:value-type="date" office:date-value="2026-01-15T00:00:00" table:style-name="ce2">
            <text:p>15/01/2026</text:p>
          </table:table-cell>
          <table:table-cell office:value-type="date" office:date-value="2026-01-16T00:00:00" table:style-name="ce2">
            <text:p>16/01/2026</text:p>
          </table:table-cell>
          <table:table-cell office:value-type="date" office:date-value="2026-01-17T00:00:00" table:style-name="ce2">
            <text:p>17/01/2026</text:p>
          </table:table-cell>
          <table:table-cell office:value-type="date" office:date-value="2026-01-18T00:00:00" table:style-name="ce2">
            <text:p>18/01/2026</text:p>
          </table:table-cell>
          <table:table-cell office:value-type="date" office:date-value="2026-01-19T00:00:00" table:style-name="ce2">
            <text:p>19/01/2026</text:p>
          </table:table-cell>
          <table:table-cell office:value-type="date" office:date-value="2026-01-20T00:00:00" table:style-name="ce2">
            <text:p>20/01/2026</text:p>
          </table:table-cell>
          <table:table-cell office:value-type="date" office:date-value="2026-01-21T00:00:00" table:style-name="ce2">
            <text:p>21/01/2026</text:p>
          </table:table-cell>
          <table:table-cell office:value-type="date" office:date-value="2026-01-22T00:00:00" table:style-name="ce2">
            <text:p>22/01/2026</text:p>
          </table:table-cell>
          <table:table-cell office:value-type="date" office:date-value="2026-01-23T00:00:00" table:style-name="ce2">
            <text:p>23/01/2026</text:p>
          </table:table-cell>
          <table:table-cell office:value-type="date" office:date-value="2026-01-24T00:00:00" table:style-name="ce2">
            <text:p>24/01/2026</text:p>
          </table:table-cell>
          <table:table-cell office:value-type="date" office:date-value="2026-01-25T00:00:00" table:style-name="ce2">
            <text:p>25/01/2026</text:p>
          </table:table-cell>
          <table:table-cell office:value-type="date" office:date-value="2026-01-26T00:00:00" table:style-name="ce2">
            <text:p>26/01/2026</text:p>
          </table:table-cell>
          <table:table-cell office:value-type="date" office:date-value="2026-01-27T00:00:00" table:style-name="ce2">
            <text:p>27/01/2026</text:p>
          </table:table-cell>
          <table:table-cell office:value-type="date" office:date-value="2026-01-28T00:00:00" table:style-name="ce2">
            <text:p>28/01/2026</text:p>
          </table:table-cell>
          <table:table-cell office:value-type="date" office:date-value="2026-01-29T00:00:00" table:style-name="ce2">
            <text:p>29/01/2026</text:p>
          </table:table-cell>
          <table:table-cell office:value-type="date" office:date-value="2026-01-30T00:00:00" table:style-name="ce2">
            <text:p>30/01/2026</text:p>
          </table:table-cell>
          <table:table-cell office:value-type="date" office:date-value="2026-01-31T00:00:00" table:style-name="ce2">
            <text:p>31/01/2026</text:p>
          </table:table-cell>
          <table:table-cell office:value-type="date" office:date-value="2026-02-01T00:00:00" table:style-name="ce2">
            <text:p>01/02/2026</text:p>
          </table:table-cell>
          <table:table-cell office:value-type="date" office:date-value="2026-02-02T00:00:00" table:style-name="ce2">
            <text:p>02/02/2026</text:p>
          </table:table-cell>
          <table:table-cell office:value-type="date" office:date-value="2026-02-03T00:00:00" table:style-name="ce2">
            <text:p>03/02/2026</text:p>
          </table:table-cell>
          <table:table-cell office:value-type="date" office:date-value="2026-02-04T00:00:00" table:style-name="ce2">
            <text:p>04/02/2026</text:p>
          </table:table-cell>
          <table:table-cell office:value-type="date" office:date-value="2026-02-05T00:00:00" table:style-name="ce2">
            <text:p>05/02/2026</text:p>
          </table:table-cell>
          <table:table-cell office:value-type="date" office:date-value="2026-02-06T00:00:00" table:style-name="ce2">
            <text:p>06/02/2026</text:p>
          </table:table-cell>
          <table:table-cell office:value-type="date" office:date-value="2026-02-07T00:00:00" table:style-name="ce2">
            <text:p>07/02/2026</text:p>
          </table:table-cell>
          <table:table-cell office:value-type="date" office:date-value="2026-02-08T00:00:00" table:style-name="ce2">
            <text:p>08/02/2026</text:p>
          </table:table-cell>
          <table:table-cell office:value-type="date" office:date-value="2026-02-09T00:00:00" table:style-name="ce2">
            <text:p>09/02/2026</text:p>
          </table:table-cell>
          <table:table-cell office:value-type="date" office:date-value="2026-02-10T00:00:00" table:style-name="ce2">
            <text:p>10/02/2026</text:p>
          </table:table-cell>
          <table:table-cell office:value-type="date" office:date-value="2026-02-11T00:00:00" table:style-name="ce2">
            <text:p>11/02/2026</text:p>
          </table:table-cell>
          <table:table-cell office:value-type="date" office:date-value="2026-02-12T00:00:00" table:style-name="ce2">
            <text:p>12/02/2026</text:p>
          </table:table-cell>
          <table:table-cell office:value-type="date" office:date-value="2026-02-13T00:00:00" table:style-name="ce2">
            <text:p>13/02/2026</text:p>
          </table:table-cell>
          <table:table-cell office:value-type="date" office:date-value="2026-02-14T00:00:00" table:style-name="ce2">
            <text:p>14/02/2026</text:p>
          </table:table-cell>
          <table:table-cell office:value-type="date" office:date-value="2026-02-15T00:00:00" table:style-name="ce2">
            <text:p>15/02/2026</text:p>
          </table:table-cell>
          <table:table-cell office:value-type="date" office:date-value="2026-02-16T00:00:00" table:style-name="ce2">
            <text:p>16/02/2026</text:p>
          </table:table-cell>
          <table:table-cell office:value-type="date" office:date-value="2026-02-17T00:00:00" table:style-name="ce2">
            <text:p>17/02/2026</text:p>
          </table:table-cell>
          <table:table-cell office:value-type="date" office:date-value="2026-02-18T00:00:00" table:style-name="ce2">
            <text:p>18/02/2026</text:p>
          </table:table-cell>
          <table:table-cell office:value-type="date" office:date-value="2026-02-19T00:00:00" table:style-name="ce2">
            <text:p>19/02/2026</text:p>
          </table:table-cell>
          <table:table-cell office:value-type="date" office:date-value="2026-02-20T00:00:00" table:style-name="ce2">
            <text:p>20/02/2026</text:p>
          </table:table-cell>
          <table:table-cell office:value-type="date" office:date-value="2026-02-21T00:00:00" table:style-name="ce2">
            <text:p>21/02/2026</text:p>
          </table:table-cell>
          <table:table-cell office:value-type="date" office:date-value="2026-02-22T00:00:00" table:style-name="ce2">
            <text:p>22/02/2026</text:p>
          </table:table-cell>
          <table:table-cell office:value-type="date" office:date-value="2026-02-23T00:00:00" table:style-name="ce2">
            <text:p>23/02/2026</text:p>
          </table:table-cell>
          <table:table-cell office:value-type="date" office:date-value="2026-02-24T00:00:00" table:style-name="ce2">
            <text:p>24/02/2026</text:p>
          </table:table-cell>
          <table:table-cell office:value-type="date" office:date-value="2026-02-25T00:00:00" table:style-name="ce2">
            <text:p>25/02/2026</text:p>
          </table:table-cell>
          <table:table-cell office:value-type="date" office:date-value="2026-02-26T00:00:00" table:style-name="ce2">
            <text:p>26/02/2026</text:p>
          </table:table-cell>
          <table:table-cell office:value-type="date" office:date-value="2026-02-27T00:00:00" table:style-name="ce2">
            <text:p>27/02/2026</text:p>
          </table:table-cell>
          <table:table-cell office:value-type="date" office:date-value="2026-02-28T00:00:00" table:style-name="ce2">
            <text:p>28/02/2026</text:p>
          </table:table-cell>
          <table:table-cell office:value-type="date" office:date-value="2026-03-01T00:00:00" table:style-name="ce2">
            <text:p>01/03/2026</text:p>
          </table:table-cell>
          <table:table-cell office:value-type="date" office:date-value="2026-03-02T00:00:00" table:style-name="ce2">
            <text:p>02/03/2026</text:p>
          </table:table-cell>
          <table:table-cell office:value-type="date" office:date-value="2026-03-03T00:00:00" table:style-name="ce2">
            <text:p>03/03/2026</text:p>
          </table:table-cell>
          <table:table-cell office:value-type="date" office:date-value="2026-03-04T00:00:00" table:style-name="ce2">
            <text:p>04/03/2026</text:p>
          </table:table-cell>
          <table:table-cell office:value-type="date" office:date-value="2026-03-05T00:00:00" table:style-name="ce2">
            <text:p>05/03/2026</text:p>
          </table:table-cell>
          <table:table-cell office:value-type="date" office:date-value="2026-03-06T00:00:00" table:style-name="ce2">
            <text:p>06/03/2026</text:p>
          </table:table-cell>
          <table:table-cell office:value-type="date" office:date-value="2026-03-07T00:00:00" table:style-name="ce2">
            <text:p>07/03/2026</text:p>
          </table:table-cell>
          <table:table-cell office:value-type="date" office:date-value="2026-03-08T00:00:00" table:style-name="ce2">
            <text:p>08/03/2026</text:p>
          </table:table-cell>
          <table:table-cell office:value-type="date" office:date-value="2026-03-09T00:00:00" table:style-name="ce2">
            <text:p>09/03/2026</text:p>
          </table:table-cell>
          <table:table-cell office:value-type="date" office:date-value="2026-03-10T00:00:00" table:style-name="ce2">
            <text:p>10/03/2026</text:p>
          </table:table-cell>
          <table:table-cell office:value-type="date" office:date-value="2026-03-11T00:00:00" table:style-name="ce2">
            <text:p>11/03/2026</text:p>
          </table:table-cell>
          <table:table-cell office:value-type="date" office:date-value="2026-03-12T00:00:00" table:style-name="ce2">
            <text:p>12/03/2026</text:p>
          </table:table-cell>
          <table:table-cell office:value-type="date" office:date-value="2026-03-13T00:00:00" table:style-name="ce2">
            <text:p>13/03/2026</text:p>
          </table:table-cell>
          <table:table-cell office:value-type="date" office:date-value="2026-03-14T00:00:00" table:style-name="ce2">
            <text:p>14/03/2026</text:p>
          </table:table-cell>
          <table:table-cell office:value-type="date" office:date-value="2026-03-15T00:00:00" table:style-name="ce2">
            <text:p>15/03/2026</text:p>
          </table:table-cell>
          <table:table-cell office:value-type="date" office:date-value="2026-03-16T00:00:00" table:style-name="ce2">
            <text:p>16/03/2026</text:p>
          </table:table-cell>
          <table:table-cell office:value-type="date" office:date-value="2026-03-17T00:00:00" table:style-name="ce2">
            <text:p>17/03/2026</text:p>
          </table:table-cell>
          <table:table-cell office:value-type="date" office:date-value="2026-03-18T00:00:00" table:style-name="ce2">
            <text:p>18/03/2026</text:p>
          </table:table-cell>
          <table:table-cell table:number-columns-repeated="16284"/>
        </table:table-row>
        <table:table-row table:style-name="ro1">
          <table:table-cell office:value-type="date" office:date-value="2026-03-19T00:00:00" table:style-name="ce2">
            <text:p>19/03/2026</text:p>
          </table:table-cell>
          <table:table-cell office:value-type="date" office:date-value="2026-03-20T00:00:00" table:style-name="ce2">
            <text:p>20/03/2026</text:p>
          </table:table-cell>
          <table:table-cell office:value-type="date" office:date-value="2026-03-21T00:00:00" table:style-name="ce2">
            <text:p>21/03/2026</text:p>
          </table:table-cell>
          <table:table-cell office:value-type="date" office:date-value="2026-03-22T00:00:00" table:style-name="ce2">
            <text:p>22/03/2026</text:p>
          </table:table-cell>
          <table:table-cell office:value-type="date" office:date-value="2026-03-23T00:00:00" table:style-name="ce2">
            <text:p>23/03/2026</text:p>
          </table:table-cell>
          <table:table-cell office:value-type="date" office:date-value="2026-03-24T00:00:00" table:style-name="ce2">
            <text:p>24/03/2026</text:p>
          </table:table-cell>
          <table:table-cell office:value-type="date" office:date-value="2026-03-25T00:00:00" table:style-name="ce2">
            <text:p>25/03/2026</text:p>
          </table:table-cell>
          <table:table-cell office:value-type="date" office:date-value="2026-03-26T00:00:00" table:style-name="ce2">
            <text:p>26/03/2026</text:p>
          </table:table-cell>
          <table:table-cell office:value-type="date" office:date-value="2026-03-27T00:00:00" table:style-name="ce2">
            <text:p>27/03/2026</text:p>
          </table:table-cell>
          <table:table-cell office:value-type="date" office:date-value="2026-03-28T00:00:00" table:style-name="ce2">
            <text:p>28/03/2026</text:p>
          </table:table-cell>
          <table:table-cell office:value-type="date" office:date-value="2026-03-29T00:00:00" table:style-name="ce2">
            <text:p>29/03/2026</text:p>
          </table:table-cell>
          <table:table-cell office:value-type="date" office:date-value="2026-03-30T00:00:00" table:style-name="ce2">
            <text:p>30/03/2026</text:p>
          </table:table-cell>
          <table:table-cell office:value-type="date" office:date-value="2026-03-31T00:00:00" table:style-name="ce2">
            <text:p>31/03/2026</text:p>
          </table:table-cell>
          <table:table-cell office:value-type="date" office:date-value="2026-04-01T00:00:00" table:style-name="ce2">
            <text:p>01/04/2026</text:p>
          </table:table-cell>
          <table:table-cell office:value-type="date" office:date-value="2026-04-02T00:00:00" table:style-name="ce2">
            <text:p>02/04/2026</text:p>
          </table:table-cell>
          <table:table-cell office:value-type="date" office:date-value="2026-04-03T00:00:00" table:style-name="ce2">
            <text:p>03/04/2026</text:p>
          </table:table-cell>
          <table:table-cell office:value-type="date" office:date-value="2026-04-04T00:00:00" table:style-name="ce2">
            <text:p>04/04/2026</text:p>
          </table:table-cell>
          <table:table-cell office:value-type="date" office:date-value="2026-04-05T00:00:00" table:style-name="ce2">
            <text:p>05/04/2026</text:p>
          </table:table-cell>
          <table:table-cell office:value-type="date" office:date-value="2026-04-06T00:00:00" table:style-name="ce2">
            <text:p>06/04/2026</text:p>
          </table:table-cell>
          <table:table-cell office:value-type="date" office:date-value="2026-04-07T00:00:00" table:style-name="ce2">
            <text:p>07/04/2026</text:p>
          </table:table-cell>
          <table:table-cell office:value-type="date" office:date-value="2026-04-08T00:00:00" table:style-name="ce2">
            <text:p>08/04/2026</text:p>
          </table:table-cell>
          <table:table-cell office:value-type="date" office:date-value="2026-04-09T00:00:00" table:style-name="ce2">
            <text:p>09/04/2026</text:p>
          </table:table-cell>
          <table:table-cell office:value-type="date" office:date-value="2026-04-10T00:00:00" table:style-name="ce2">
            <text:p>10/04/2026</text:p>
          </table:table-cell>
          <table:table-cell office:value-type="date" office:date-value="2026-04-11T00:00:00" table:style-name="ce2">
            <text:p>11/04/2026</text:p>
          </table:table-cell>
          <table:table-cell office:value-type="date" office:date-value="2026-04-12T00:00:00" table:style-name="ce2">
            <text:p>12/04/2026</text:p>
          </table:table-cell>
          <table:table-cell office:value-type="date" office:date-value="2026-04-13T00:00:00" table:style-name="ce2">
            <text:p>13/04/2026</text:p>
          </table:table-cell>
          <table:table-cell office:value-type="date" office:date-value="2026-04-14T00:00:00" table:style-name="ce2">
            <text:p>14/04/2026</text:p>
          </table:table-cell>
          <table:table-cell office:value-type="date" office:date-value="2026-04-15T00:00:00" table:style-name="ce2">
            <text:p>15/04/2026</text:p>
          </table:table-cell>
          <table:table-cell office:value-type="date" office:date-value="2026-04-16T00:00:00" table:style-name="ce2">
            <text:p>16/04/2026</text:p>
          </table:table-cell>
          <table:table-cell office:value-type="date" office:date-value="2026-04-17T00:00:00" table:style-name="ce2">
            <text:p>17/04/2026</text:p>
          </table:table-cell>
          <table:table-cell office:value-type="date" office:date-value="2026-04-18T00:00:00" table:style-name="ce2">
            <text:p>18/04/2026</text:p>
          </table:table-cell>
          <table:table-cell office:value-type="date" office:date-value="2026-04-19T00:00:00" table:style-name="ce2">
            <text:p>19/04/2026</text:p>
          </table:table-cell>
          <table:table-cell office:value-type="date" office:date-value="2026-04-20T00:00:00" table:style-name="ce2">
            <text:p>20/04/2026</text:p>
          </table:table-cell>
          <table:table-cell office:value-type="date" office:date-value="2026-04-21T00:00:00" table:style-name="ce2">
            <text:p>21/04/2026</text:p>
          </table:table-cell>
          <table:table-cell office:value-type="date" office:date-value="2026-04-22T00:00:00" table:style-name="ce2">
            <text:p>22/04/2026</text:p>
          </table:table-cell>
          <table:table-cell office:value-type="date" office:date-value="2026-04-23T00:00:00" table:style-name="ce2">
            <text:p>23/04/2026</text:p>
          </table:table-cell>
          <table:table-cell office:value-type="date" office:date-value="2026-04-24T00:00:00" table:style-name="ce2">
            <text:p>24/04/2026</text:p>
          </table:table-cell>
          <table:table-cell office:value-type="date" office:date-value="2026-04-25T00:00:00" table:style-name="ce2">
            <text:p>25/04/2026</text:p>
          </table:table-cell>
          <table:table-cell office:value-type="date" office:date-value="2026-04-26T00:00:00" table:style-name="ce2">
            <text:p>26/04/2026</text:p>
          </table:table-cell>
          <table:table-cell office:value-type="date" office:date-value="2026-04-27T00:00:00" table:style-name="ce2">
            <text:p>27/04/2026</text:p>
          </table:table-cell>
          <table:table-cell office:value-type="date" office:date-value="2026-04-28T00:00:00" table:style-name="ce2">
            <text:p>28/04/2026</text:p>
          </table:table-cell>
          <table:table-cell office:value-type="date" office:date-value="2026-04-29T00:00:00" table:style-name="ce2">
            <text:p>29/04/2026</text:p>
          </table:table-cell>
          <table:table-cell office:value-type="date" office:date-value="2026-04-30T00:00:00" table:style-name="ce2">
            <text:p>30/04/2026</text:p>
          </table:table-cell>
          <table:table-cell office:value-type="date" office:date-value="2026-05-01T00:00:00" table:style-name="ce2">
            <text:p>01/05/2026</text:p>
          </table:table-cell>
          <table:table-cell office:value-type="date" office:date-value="2026-05-02T00:00:00" table:style-name="ce2">
            <text:p>02/05/2026</text:p>
          </table:table-cell>
          <table:table-cell office:value-type="date" office:date-value="2026-05-03T00:00:00" table:style-name="ce2">
            <text:p>03/05/2026</text:p>
          </table:table-cell>
          <table:table-cell office:value-type="date" office:date-value="2026-05-04T00:00:00" table:style-name="ce2">
            <text:p>04/05/2026</text:p>
          </table:table-cell>
          <table:table-cell office:value-type="date" office:date-value="2026-05-05T00:00:00" table:style-name="ce2">
            <text:p>05/05/2026</text:p>
          </table:table-cell>
          <table:table-cell office:value-type="date" office:date-value="2026-05-06T00:00:00" table:style-name="ce2">
            <text:p>06/05/2026</text:p>
          </table:table-cell>
          <table:table-cell office:value-type="date" office:date-value="2026-05-07T00:00:00" table:style-name="ce2">
            <text:p>07/05/2026</text:p>
          </table:table-cell>
          <table:table-cell office:value-type="date" office:date-value="2026-05-08T00:00:00" table:style-name="ce2">
            <text:p>08/05/2026</text:p>
          </table:table-cell>
          <table:table-cell office:value-type="date" office:date-value="2026-05-09T00:00:00" table:style-name="ce2">
            <text:p>09/05/2026</text:p>
          </table:table-cell>
          <table:table-cell office:value-type="date" office:date-value="2026-05-10T00:00:00" table:style-name="ce2">
            <text:p>10/05/2026</text:p>
          </table:table-cell>
          <table:table-cell office:value-type="date" office:date-value="2026-05-11T00:00:00" table:style-name="ce2">
            <text:p>11/05/2026</text:p>
          </table:table-cell>
          <table:table-cell office:value-type="date" office:date-value="2026-05-12T00:00:00" table:style-name="ce2">
            <text:p>12/05/2026</text:p>
          </table:table-cell>
          <table:table-cell office:value-type="date" office:date-value="2026-05-13T00:00:00" table:style-name="ce2">
            <text:p>13/05/2026</text:p>
          </table:table-cell>
          <table:table-cell office:value-type="date" office:date-value="2026-05-14T00:00:00" table:style-name="ce2">
            <text:p>14/05/2026</text:p>
          </table:table-cell>
          <table:table-cell office:value-type="date" office:date-value="2026-05-15T00:00:00" table:style-name="ce2">
            <text:p>15/05/2026</text:p>
          </table:table-cell>
          <table:table-cell office:value-type="date" office:date-value="2026-05-16T00:00:00" table:style-name="ce2">
            <text:p>16/05/2026</text:p>
          </table:table-cell>
          <table:table-cell office:value-type="date" office:date-value="2026-05-17T00:00:00" table:style-name="ce2">
            <text:p>17/05/2026</text:p>
          </table:table-cell>
          <table:table-cell office:value-type="date" office:date-value="2026-05-18T00:00:00" table:style-name="ce2">
            <text:p>18/05/2026</text:p>
          </table:table-cell>
          <table:table-cell office:value-type="date" office:date-value="2026-05-19T00:00:00" table:style-name="ce2">
            <text:p>19/05/2026</text:p>
          </table:table-cell>
          <table:table-cell office:value-type="date" office:date-value="2026-05-20T00:00:00" table:style-name="ce2">
            <text:p>20/05/2026</text:p>
          </table:table-cell>
          <table:table-cell office:value-type="date" office:date-value="2026-05-21T00:00:00" table:style-name="ce2">
            <text:p>21/05/2026</text:p>
          </table:table-cell>
          <table:table-cell office:value-type="date" office:date-value="2026-05-22T00:00:00" table:style-name="ce2">
            <text:p>22/05/2026</text:p>
          </table:table-cell>
          <table:table-cell office:value-type="date" office:date-value="2026-05-23T00:00:00" table:style-name="ce2">
            <text:p>23/05/2026</text:p>
          </table:table-cell>
          <table:table-cell office:value-type="date" office:date-value="2026-05-24T00:00:00" table:style-name="ce2">
            <text:p>24/05/2026</text:p>
          </table:table-cell>
          <table:table-cell office:value-type="date" office:date-value="2026-05-25T00:00:00" table:style-name="ce2">
            <text:p>25/05/2026</text:p>
          </table:table-cell>
          <table:table-cell office:value-type="date" office:date-value="2026-05-26T00:00:00" table:style-name="ce2">
            <text:p>26/05/2026</text:p>
          </table:table-cell>
          <table:table-cell office:value-type="date" office:date-value="2026-05-27T00:00:00" table:style-name="ce2">
            <text:p>27/05/2026</text:p>
          </table:table-cell>
          <table:table-cell office:value-type="date" office:date-value="2026-05-28T00:00:00" table:style-name="ce2">
            <text:p>28/05/2026</text:p>
          </table:table-cell>
          <table:table-cell office:value-type="date" office:date-value="2026-05-29T00:00:00" table:style-name="ce2">
            <text:p>29/05/2026</text:p>
          </table:table-cell>
          <table:table-cell office:value-type="date" office:date-value="2026-05-30T00:00:00" table:style-name="ce2">
            <text:p>30/05/2026</text:p>
          </table:table-cell>
          <table:table-cell office:value-type="date" office:date-value="2026-05-31T00:00:00" table:style-name="ce2">
            <text:p>31/05/2026</text:p>
          </table:table-cell>
          <table:table-cell office:value-type="date" office:date-value="2026-06-01T00:00:00" table:style-name="ce2">
            <text:p>01/06/2026</text:p>
          </table:table-cell>
          <table:table-cell office:value-type="date" office:date-value="2026-06-02T00:00:00" table:style-name="ce2">
            <text:p>02/06/2026</text:p>
          </table:table-cell>
          <table:table-cell office:value-type="date" office:date-value="2026-06-03T00:00:00" table:style-name="ce2">
            <text:p>03/06/2026</text:p>
          </table:table-cell>
          <table:table-cell office:value-type="date" office:date-value="2026-06-04T00:00:00" table:style-name="ce2">
            <text:p>04/06/2026</text:p>
          </table:table-cell>
          <table:table-cell office:value-type="date" office:date-value="2026-06-05T00:00:00" table:style-name="ce2">
            <text:p>05/06/2026</text:p>
          </table:table-cell>
          <table:table-cell office:value-type="date" office:date-value="2026-06-06T00:00:00" table:style-name="ce2">
            <text:p>06/06/2026</text:p>
          </table:table-cell>
          <table:table-cell office:value-type="date" office:date-value="2026-06-07T00:00:00" table:style-name="ce2">
            <text:p>07/06/2026</text:p>
          </table:table-cell>
          <table:table-cell office:value-type="date" office:date-value="2026-06-08T00:00:00" table:style-name="ce2">
            <text:p>08/06/2026</text:p>
          </table:table-cell>
          <table:table-cell office:value-type="date" office:date-value="2026-06-09T00:00:00" table:style-name="ce2">
            <text:p>09/06/2026</text:p>
          </table:table-cell>
          <table:table-cell office:value-type="date" office:date-value="2026-06-10T00:00:00" table:style-name="ce2">
            <text:p>10/06/2026</text:p>
          </table:table-cell>
          <table:table-cell office:value-type="date" office:date-value="2026-06-11T00:00:00" table:style-name="ce2">
            <text:p>11/06/2026</text:p>
          </table:table-cell>
          <table:table-cell office:value-type="date" office:date-value="2026-06-12T00:00:00" table:style-name="ce2">
            <text:p>12/06/2026</text:p>
          </table:table-cell>
          <table:table-cell office:value-type="date" office:date-value="2026-06-13T00:00:00" table:style-name="ce2">
            <text:p>13/06/2026</text:p>
          </table:table-cell>
          <table:table-cell office:value-type="date" office:date-value="2026-06-14T00:00:00" table:style-name="ce2">
            <text:p>14/06/2026</text:p>
          </table:table-cell>
          <table:table-cell office:value-type="date" office:date-value="2026-06-15T00:00:00" table:style-name="ce2">
            <text:p>15/06/2026</text:p>
          </table:table-cell>
          <table:table-cell office:value-type="date" office:date-value="2026-06-16T00:00:00" table:style-name="ce2">
            <text:p>16/06/2026</text:p>
          </table:table-cell>
          <table:table-cell office:value-type="date" office:date-value="2026-06-17T00:00:00" table:style-name="ce2">
            <text:p>17/06/2026</text:p>
          </table:table-cell>
          <table:table-cell office:value-type="date" office:date-value="2026-06-18T00:00:00" table:style-name="ce2">
            <text:p>18/06/2026</text:p>
          </table:table-cell>
          <table:table-cell office:value-type="date" office:date-value="2026-06-19T00:00:00" table:style-name="ce2">
            <text:p>19/06/2026</text:p>
          </table:table-cell>
          <table:table-cell office:value-type="date" office:date-value="2026-06-20T00:00:00" table:style-name="ce2">
            <text:p>20/06/2026</text:p>
          </table:table-cell>
          <table:table-cell office:value-type="date" office:date-value="2026-06-21T00:00:00" table:style-name="ce2">
            <text:p>21/06/2026</text:p>
          </table:table-cell>
          <table:table-cell office:value-type="date" office:date-value="2026-06-22T00:00:00" table:style-name="ce2">
            <text:p>22/06/2026</text:p>
          </table:table-cell>
          <table:table-cell office:value-type="date" office:date-value="2026-06-23T00:00:00" table:style-name="ce2">
            <text:p>23/06/2026</text:p>
          </table:table-cell>
          <table:table-cell office:value-type="date" office:date-value="2026-06-24T00:00:00" table:style-name="ce2">
            <text:p>24/06/2026</text:p>
          </table:table-cell>
          <table:table-cell office:value-type="date" office:date-value="2026-06-25T00:00:00" table:style-name="ce2">
            <text:p>25/06/2026</text:p>
          </table:table-cell>
          <table:table-cell office:value-type="date" office:date-value="2026-06-26T00:00:00" table:style-name="ce2">
            <text:p>26/06/2026</text:p>
          </table:table-cell>
          <table:table-cell table:number-columns-repeated="16284"/>
        </table:table-row>
        <table:table-row table:style-name="ro1">
          <table:table-cell office:value-type="date" office:date-value="2026-06-27T00:00:00" table:style-name="ce2">
            <text:p>27/06/2026</text:p>
          </table:table-cell>
          <table:table-cell office:value-type="date" office:date-value="2026-06-28T00:00:00" table:style-name="ce2">
            <text:p>28/06/2026</text:p>
          </table:table-cell>
          <table:table-cell office:value-type="date" office:date-value="2026-06-29T00:00:00" table:style-name="ce2">
            <text:p>29/06/2026</text:p>
          </table:table-cell>
          <table:table-cell office:value-type="date" office:date-value="2026-06-30T00:00:00" table:style-name="ce2">
            <text:p>30/06/2026</text:p>
          </table:table-cell>
          <table:table-cell office:value-type="date" office:date-value="2026-07-01T00:00:00" table:style-name="ce2">
            <text:p>01/07/2026</text:p>
          </table:table-cell>
          <table:table-cell office:value-type="date" office:date-value="2026-07-02T00:00:00" table:style-name="ce2">
            <text:p>02/07/2026</text:p>
          </table:table-cell>
          <table:table-cell office:value-type="date" office:date-value="2026-07-03T00:00:00" table:style-name="ce2">
            <text:p>03/07/2026</text:p>
          </table:table-cell>
          <table:table-cell office:value-type="date" office:date-value="2026-07-04T00:00:00" table:style-name="ce2">
            <text:p>04/07/2026</text:p>
          </table:table-cell>
          <table:table-cell office:value-type="date" office:date-value="2026-07-05T00:00:00" table:style-name="ce2">
            <text:p>05/07/2026</text:p>
          </table:table-cell>
          <table:table-cell office:value-type="date" office:date-value="2026-07-06T00:00:00" table:style-name="ce2">
            <text:p>06/07/2026</text:p>
          </table:table-cell>
          <table:table-cell office:value-type="date" office:date-value="2026-07-07T00:00:00" table:style-name="ce2">
            <text:p>07/07/2026</text:p>
          </table:table-cell>
          <table:table-cell office:value-type="date" office:date-value="2026-07-08T00:00:00" table:style-name="ce2">
            <text:p>08/07/2026</text:p>
          </table:table-cell>
          <table:table-cell office:value-type="date" office:date-value="2026-07-09T00:00:00" table:style-name="ce2">
            <text:p>09/07/2026</text:p>
          </table:table-cell>
          <table:table-cell office:value-type="date" office:date-value="2026-07-10T00:00:00" table:style-name="ce2">
            <text:p>10/07/2026</text:p>
          </table:table-cell>
          <table:table-cell office:value-type="date" office:date-value="2026-07-11T00:00:00" table:style-name="ce2">
            <text:p>11/07/2026</text:p>
          </table:table-cell>
          <table:table-cell office:value-type="date" office:date-value="2026-07-12T00:00:00" table:style-name="ce2">
            <text:p>12/07/2026</text:p>
          </table:table-cell>
          <table:table-cell office:value-type="date" office:date-value="2026-07-13T00:00:00" table:style-name="ce2">
            <text:p>13/07/2026</text:p>
          </table:table-cell>
          <table:table-cell office:value-type="date" office:date-value="2026-07-14T00:00:00" table:style-name="ce2">
            <text:p>14/07/2026</text:p>
          </table:table-cell>
          <table:table-cell office:value-type="date" office:date-value="2026-07-15T00:00:00" table:style-name="ce2">
            <text:p>15/07/2026</text:p>
          </table:table-cell>
          <table:table-cell office:value-type="date" office:date-value="2026-07-16T00:00:00" table:style-name="ce2">
            <text:p>16/07/2026</text:p>
          </table:table-cell>
          <table:table-cell office:value-type="date" office:date-value="2026-07-17T00:00:00" table:style-name="ce2">
            <text:p>17/07/2026</text:p>
          </table:table-cell>
          <table:table-cell office:value-type="date" office:date-value="2026-07-18T00:00:00" table:style-name="ce2">
            <text:p>18/07/2026</text:p>
          </table:table-cell>
          <table:table-cell office:value-type="date" office:date-value="2026-07-19T00:00:00" table:style-name="ce2">
            <text:p>19/07/2026</text:p>
          </table:table-cell>
          <table:table-cell office:value-type="date" office:date-value="2026-07-20T00:00:00" table:style-name="ce2">
            <text:p>20/07/2026</text:p>
          </table:table-cell>
          <table:table-cell office:value-type="date" office:date-value="2026-07-21T00:00:00" table:style-name="ce2">
            <text:p>21/07/2026</text:p>
          </table:table-cell>
          <table:table-cell office:value-type="date" office:date-value="2026-07-22T00:00:00" table:style-name="ce2">
            <text:p>22/07/2026</text:p>
          </table:table-cell>
          <table:table-cell office:value-type="date" office:date-value="2026-07-23T00:00:00" table:style-name="ce2">
            <text:p>23/07/2026</text:p>
          </table:table-cell>
          <table:table-cell office:value-type="date" office:date-value="2026-07-24T00:00:00" table:style-name="ce2">
            <text:p>24/07/2026</text:p>
          </table:table-cell>
          <table:table-cell office:value-type="date" office:date-value="2026-07-25T00:00:00" table:style-name="ce2">
            <text:p>25/07/2026</text:p>
          </table:table-cell>
          <table:table-cell office:value-type="date" office:date-value="2026-07-26T00:00:00" table:style-name="ce2">
            <text:p>26/07/2026</text:p>
          </table:table-cell>
          <table:table-cell office:value-type="date" office:date-value="2026-07-27T00:00:00" table:style-name="ce2">
            <text:p>27/07/2026</text:p>
          </table:table-cell>
          <table:table-cell office:value-type="date" office:date-value="2026-07-28T00:00:00" table:style-name="ce2">
            <text:p>28/07/2026</text:p>
          </table:table-cell>
          <table:table-cell office:value-type="date" office:date-value="2026-07-29T00:00:00" table:style-name="ce2">
            <text:p>29/07/2026</text:p>
          </table:table-cell>
          <table:table-cell office:value-type="date" office:date-value="2026-07-30T00:00:00" table:style-name="ce2">
            <text:p>30/07/2026</text:p>
          </table:table-cell>
          <table:table-cell office:value-type="date" office:date-value="2026-07-31T00:00:00" table:style-name="ce2">
            <text:p>31/07/2026</text:p>
          </table:table-cell>
          <table:table-cell office:value-type="date" office:date-value="2026-08-01T00:00:00" table:style-name="ce2">
            <text:p>01/08/2026</text:p>
          </table:table-cell>
          <table:table-cell office:value-type="date" office:date-value="2026-08-02T00:00:00" table:style-name="ce2">
            <text:p>02/08/2026</text:p>
          </table:table-cell>
          <table:table-cell office:value-type="date" office:date-value="2026-08-03T00:00:00" table:style-name="ce2">
            <text:p>03/08/2026</text:p>
          </table:table-cell>
          <table:table-cell office:value-type="date" office:date-value="2026-08-04T00:00:00" table:style-name="ce2">
            <text:p>04/08/2026</text:p>
          </table:table-cell>
          <table:table-cell office:value-type="date" office:date-value="2026-08-05T00:00:00" table:style-name="ce2">
            <text:p>05/08/2026</text:p>
          </table:table-cell>
          <table:table-cell office:value-type="date" office:date-value="2026-08-06T00:00:00" table:style-name="ce2">
            <text:p>06/08/2026</text:p>
          </table:table-cell>
          <table:table-cell office:value-type="date" office:date-value="2026-08-07T00:00:00" table:style-name="ce2">
            <text:p>07/08/2026</text:p>
          </table:table-cell>
          <table:table-cell office:value-type="date" office:date-value="2026-08-08T00:00:00" table:style-name="ce2">
            <text:p>08/08/2026</text:p>
          </table:table-cell>
          <table:table-cell office:value-type="date" office:date-value="2026-08-09T00:00:00" table:style-name="ce2">
            <text:p>09/08/2026</text:p>
          </table:table-cell>
          <table:table-cell office:value-type="date" office:date-value="2026-08-10T00:00:00" table:style-name="ce2">
            <text:p>10/08/2026</text:p>
          </table:table-cell>
          <table:table-cell office:value-type="date" office:date-value="2026-08-11T00:00:00" table:style-name="ce2">
            <text:p>11/08/2026</text:p>
          </table:table-cell>
          <table:table-cell office:value-type="date" office:date-value="2026-08-12T00:00:00" table:style-name="ce2">
            <text:p>12/08/2026</text:p>
          </table:table-cell>
          <table:table-cell office:value-type="date" office:date-value="2026-08-13T00:00:00" table:style-name="ce2">
            <text:p>13/08/2026</text:p>
          </table:table-cell>
          <table:table-cell office:value-type="date" office:date-value="2026-08-14T00:00:00" table:style-name="ce2">
            <text:p>14/08/2026</text:p>
          </table:table-cell>
          <table:table-cell office:value-type="date" office:date-value="2026-08-15T00:00:00" table:style-name="ce2">
            <text:p>15/08/2026</text:p>
          </table:table-cell>
          <table:table-cell office:value-type="date" office:date-value="2026-08-16T00:00:00" table:style-name="ce2">
            <text:p>16/08/2026</text:p>
          </table:table-cell>
          <table:table-cell office:value-type="date" office:date-value="2026-08-17T00:00:00" table:style-name="ce2">
            <text:p>17/08/2026</text:p>
          </table:table-cell>
          <table:table-cell office:value-type="date" office:date-value="2026-08-18T00:00:00" table:style-name="ce2">
            <text:p>18/08/2026</text:p>
          </table:table-cell>
          <table:table-cell office:value-type="date" office:date-value="2026-08-19T00:00:00" table:style-name="ce2">
            <text:p>19/08/2026</text:p>
          </table:table-cell>
          <table:table-cell office:value-type="date" office:date-value="2026-08-20T00:00:00" table:style-name="ce2">
            <text:p>20/08/2026</text:p>
          </table:table-cell>
          <table:table-cell office:value-type="date" office:date-value="2026-08-21T00:00:00" table:style-name="ce2">
            <text:p>21/08/2026</text:p>
          </table:table-cell>
          <table:table-cell office:value-type="date" office:date-value="2026-08-22T00:00:00" table:style-name="ce2">
            <text:p>22/08/2026</text:p>
          </table:table-cell>
          <table:table-cell office:value-type="date" office:date-value="2026-08-23T00:00:00" table:style-name="ce2">
            <text:p>23/08/2026</text:p>
          </table:table-cell>
          <table:table-cell office:value-type="date" office:date-value="2026-08-24T00:00:00" table:style-name="ce2">
            <text:p>24/08/2026</text:p>
          </table:table-cell>
          <table:table-cell office:value-type="date" office:date-value="2026-08-25T00:00:00" table:style-name="ce2">
            <text:p>25/08/2026</text:p>
          </table:table-cell>
          <table:table-cell office:value-type="date" office:date-value="2026-08-26T00:00:00" table:style-name="ce2">
            <text:p>26/08/2026</text:p>
          </table:table-cell>
          <table:table-cell office:value-type="date" office:date-value="2026-08-27T00:00:00" table:style-name="ce2">
            <text:p>27/08/2026</text:p>
          </table:table-cell>
          <table:table-cell office:value-type="date" office:date-value="2026-08-28T00:00:00" table:style-name="ce2">
            <text:p>28/08/2026</text:p>
          </table:table-cell>
          <table:table-cell office:value-type="date" office:date-value="2026-08-29T00:00:00" table:style-name="ce2">
            <text:p>29/08/2026</text:p>
          </table:table-cell>
          <table:table-cell office:value-type="date" office:date-value="2026-08-30T00:00:00" table:style-name="ce2">
            <text:p>30/08/2026</text:p>
          </table:table-cell>
          <table:table-cell office:value-type="date" office:date-value="2026-08-31T00:00:00" table:style-name="ce2">
            <text:p>31/08/2026</text:p>
          </table:table-cell>
          <table:table-cell office:value-type="date" office:date-value="2026-09-01T00:00:00" table:style-name="ce2">
            <text:p>01/09/2026</text:p>
          </table:table-cell>
          <table:table-cell office:value-type="date" office:date-value="2026-09-02T00:00:00" table:style-name="ce2">
            <text:p>02/09/2026</text:p>
          </table:table-cell>
          <table:table-cell office:value-type="date" office:date-value="2026-09-03T00:00:00" table:style-name="ce2">
            <text:p>03/09/2026</text:p>
          </table:table-cell>
          <table:table-cell office:value-type="date" office:date-value="2026-09-04T00:00:00" table:style-name="ce2">
            <text:p>04/09/2026</text:p>
          </table:table-cell>
          <table:table-cell office:value-type="date" office:date-value="2026-09-05T00:00:00" table:style-name="ce2">
            <text:p>05/09/2026</text:p>
          </table:table-cell>
          <table:table-cell office:value-type="date" office:date-value="2026-09-06T00:00:00" table:style-name="ce2">
            <text:p>06/09/2026</text:p>
          </table:table-cell>
          <table:table-cell office:value-type="date" office:date-value="2026-09-07T00:00:00" table:style-name="ce2">
            <text:p>07/09/2026</text:p>
          </table:table-cell>
          <table:table-cell office:value-type="date" office:date-value="2026-09-08T00:00:00" table:style-name="ce2">
            <text:p>08/09/2026</text:p>
          </table:table-cell>
          <table:table-cell office:value-type="date" office:date-value="2026-09-09T00:00:00" table:style-name="ce2">
            <text:p>09/09/2026</text:p>
          </table:table-cell>
          <table:table-cell office:value-type="date" office:date-value="2026-09-10T00:00:00" table:style-name="ce2">
            <text:p>10/09/2026</text:p>
          </table:table-cell>
          <table:table-cell office:value-type="date" office:date-value="2026-09-11T00:00:00" table:style-name="ce2">
            <text:p>11/09/2026</text:p>
          </table:table-cell>
          <table:table-cell office:value-type="date" office:date-value="2026-09-12T00:00:00" table:style-name="ce2">
            <text:p>12/09/2026</text:p>
          </table:table-cell>
          <table:table-cell office:value-type="date" office:date-value="2026-09-13T00:00:00" table:style-name="ce2">
            <text:p>13/09/2026</text:p>
          </table:table-cell>
          <table:table-cell office:value-type="date" office:date-value="2026-09-14T00:00:00" table:style-name="ce2">
            <text:p>14/09/2026</text:p>
          </table:table-cell>
          <table:table-cell office:value-type="date" office:date-value="2026-09-15T00:00:00" table:style-name="ce2">
            <text:p>15/09/2026</text:p>
          </table:table-cell>
          <table:table-cell office:value-type="date" office:date-value="2026-09-16T00:00:00" table:style-name="ce2">
            <text:p>16/09/2026</text:p>
          </table:table-cell>
          <table:table-cell office:value-type="date" office:date-value="2026-09-17T00:00:00" table:style-name="ce2">
            <text:p>17/09/2026</text:p>
          </table:table-cell>
          <table:table-cell office:value-type="date" office:date-value="2026-09-18T00:00:00" table:style-name="ce2">
            <text:p>18/09/2026</text:p>
          </table:table-cell>
          <table:table-cell office:value-type="date" office:date-value="2026-09-19T00:00:00" table:style-name="ce2">
            <text:p>19/09/2026</text:p>
          </table:table-cell>
          <table:table-cell office:value-type="date" office:date-value="2026-09-20T00:00:00" table:style-name="ce2">
            <text:p>20/09/2026</text:p>
          </table:table-cell>
          <table:table-cell office:value-type="date" office:date-value="2026-09-21T00:00:00" table:style-name="ce2">
            <text:p>21/09/2026</text:p>
          </table:table-cell>
          <table:table-cell office:value-type="date" office:date-value="2026-09-22T00:00:00" table:style-name="ce2">
            <text:p>22/09/2026</text:p>
          </table:table-cell>
          <table:table-cell office:value-type="date" office:date-value="2026-09-23T00:00:00" table:style-name="ce2">
            <text:p>23/09/2026</text:p>
          </table:table-cell>
          <table:table-cell office:value-type="date" office:date-value="2026-09-24T00:00:00" table:style-name="ce2">
            <text:p>24/09/2026</text:p>
          </table:table-cell>
          <table:table-cell office:value-type="date" office:date-value="2026-09-25T00:00:00" table:style-name="ce2">
            <text:p>25/09/2026</text:p>
          </table:table-cell>
          <table:table-cell office:value-type="date" office:date-value="2026-09-26T00:00:00" table:style-name="ce2">
            <text:p>26/09/2026</text:p>
          </table:table-cell>
          <table:table-cell office:value-type="date" office:date-value="2026-09-27T00:00:00" table:style-name="ce2">
            <text:p>27/09/2026</text:p>
          </table:table-cell>
          <table:table-cell office:value-type="date" office:date-value="2026-09-28T00:00:00" table:style-name="ce2">
            <text:p>28/09/2026</text:p>
          </table:table-cell>
          <table:table-cell office:value-type="date" office:date-value="2026-09-29T00:00:00" table:style-name="ce2">
            <text:p>29/09/2026</text:p>
          </table:table-cell>
          <table:table-cell office:value-type="date" office:date-value="2026-09-30T00:00:00" table:style-name="ce2">
            <text:p>30/09/2026</text:p>
          </table:table-cell>
          <table:table-cell office:value-type="date" office:date-value="2026-10-01T00:00:00" table:style-name="ce2">
            <text:p>01/10/2026</text:p>
          </table:table-cell>
          <table:table-cell office:value-type="date" office:date-value="2026-10-02T00:00:00" table:style-name="ce2">
            <text:p>02/10/2026</text:p>
          </table:table-cell>
          <table:table-cell office:value-type="date" office:date-value="2026-10-03T00:00:00" table:style-name="ce2">
            <text:p>03/10/2026</text:p>
          </table:table-cell>
          <table:table-cell office:value-type="date" office:date-value="2026-10-04T00:00:00" table:style-name="ce2">
            <text:p>04/10/2026</text:p>
          </table:table-cell>
          <table:table-cell table:number-columns-repeated="16284"/>
        </table:table-row>
        <table:table-row table:style-name="ro1">
          <table:table-cell office:value-type="date" office:date-value="2026-10-05T00:00:00" table:style-name="ce2">
            <text:p>05/10/2026</text:p>
          </table:table-cell>
          <table:table-cell office:value-type="date" office:date-value="2026-10-06T00:00:00" table:style-name="ce2">
            <text:p>06/10/2026</text:p>
          </table:table-cell>
          <table:table-cell office:value-type="date" office:date-value="2026-10-07T00:00:00" table:style-name="ce2">
            <text:p>07/10/2026</text:p>
          </table:table-cell>
          <table:table-cell office:value-type="date" office:date-value="2026-10-08T00:00:00" table:style-name="ce2">
            <text:p>08/10/2026</text:p>
          </table:table-cell>
          <table:table-cell office:value-type="date" office:date-value="2026-10-09T00:00:00" table:style-name="ce2">
            <text:p>09/10/2026</text:p>
          </table:table-cell>
          <table:table-cell office:value-type="date" office:date-value="2026-10-10T00:00:00" table:style-name="ce2">
            <text:p>10/10/2026</text:p>
          </table:table-cell>
          <table:table-cell office:value-type="date" office:date-value="2026-10-11T00:00:00" table:style-name="ce2">
            <text:p>11/10/2026</text:p>
          </table:table-cell>
          <table:table-cell office:value-type="date" office:date-value="2026-10-12T00:00:00" table:style-name="ce2">
            <text:p>12/10/2026</text:p>
          </table:table-cell>
          <table:table-cell office:value-type="date" office:date-value="2026-10-13T00:00:00" table:style-name="ce2">
            <text:p>13/10/2026</text:p>
          </table:table-cell>
          <table:table-cell office:value-type="date" office:date-value="2026-10-14T00:00:00" table:style-name="ce2">
            <text:p>14/10/2026</text:p>
          </table:table-cell>
          <table:table-cell office:value-type="date" office:date-value="2026-10-15T00:00:00" table:style-name="ce2">
            <text:p>15/10/2026</text:p>
          </table:table-cell>
          <table:table-cell office:value-type="date" office:date-value="2026-10-16T00:00:00" table:style-name="ce2">
            <text:p>16/10/2026</text:p>
          </table:table-cell>
          <table:table-cell office:value-type="date" office:date-value="2026-10-17T00:00:00" table:style-name="ce2">
            <text:p>17/10/2026</text:p>
          </table:table-cell>
          <table:table-cell office:value-type="date" office:date-value="2026-10-18T00:00:00" table:style-name="ce2">
            <text:p>18/10/2026</text:p>
          </table:table-cell>
          <table:table-cell office:value-type="date" office:date-value="2026-10-19T00:00:00" table:style-name="ce2">
            <text:p>19/10/2026</text:p>
          </table:table-cell>
          <table:table-cell office:value-type="date" office:date-value="2026-10-20T00:00:00" table:style-name="ce2">
            <text:p>20/10/2026</text:p>
          </table:table-cell>
          <table:table-cell office:value-type="date" office:date-value="2026-10-21T00:00:00" table:style-name="ce2">
            <text:p>21/10/2026</text:p>
          </table:table-cell>
          <table:table-cell office:value-type="date" office:date-value="2026-10-22T00:00:00" table:style-name="ce2">
            <text:p>22/10/2026</text:p>
          </table:table-cell>
          <table:table-cell office:value-type="date" office:date-value="2026-10-23T00:00:00" table:style-name="ce2">
            <text:p>23/10/2026</text:p>
          </table:table-cell>
          <table:table-cell office:value-type="date" office:date-value="2026-10-24T00:00:00" table:style-name="ce2">
            <text:p>24/10/2026</text:p>
          </table:table-cell>
          <table:table-cell office:value-type="date" office:date-value="2026-10-25T00:00:00" table:style-name="ce2">
            <text:p>25/10/2026</text:p>
          </table:table-cell>
          <table:table-cell office:value-type="date" office:date-value="2026-10-26T00:00:00" table:style-name="ce2">
            <text:p>26/10/2026</text:p>
          </table:table-cell>
          <table:table-cell office:value-type="date" office:date-value="2026-10-27T00:00:00" table:style-name="ce2">
            <text:p>27/10/2026</text:p>
          </table:table-cell>
          <table:table-cell office:value-type="date" office:date-value="2026-10-28T00:00:00" table:style-name="ce2">
            <text:p>28/10/2026</text:p>
          </table:table-cell>
          <table:table-cell office:value-type="date" office:date-value="2026-10-29T00:00:00" table:style-name="ce2">
            <text:p>29/10/2026</text:p>
          </table:table-cell>
          <table:table-cell office:value-type="date" office:date-value="2026-10-30T00:00:00" table:style-name="ce2">
            <text:p>30/10/2026</text:p>
          </table:table-cell>
          <table:table-cell office:value-type="date" office:date-value="2026-10-31T00:00:00" table:style-name="ce2">
            <text:p>31/10/2026</text:p>
          </table:table-cell>
          <table:table-cell office:value-type="date" office:date-value="2026-11-01T00:00:00" table:style-name="ce2">
            <text:p>01/11/2026</text:p>
          </table:table-cell>
          <table:table-cell office:value-type="date" office:date-value="2026-11-02T00:00:00" table:style-name="ce2">
            <text:p>02/11/2026</text:p>
          </table:table-cell>
          <table:table-cell office:value-type="date" office:date-value="2026-11-03T00:00:00" table:style-name="ce2">
            <text:p>03/11/2026</text:p>
          </table:table-cell>
          <table:table-cell office:value-type="date" office:date-value="2026-11-04T00:00:00" table:style-name="ce2">
            <text:p>04/11/2026</text:p>
          </table:table-cell>
          <table:table-cell office:value-type="date" office:date-value="2026-11-05T00:00:00" table:style-name="ce2">
            <text:p>05/11/2026</text:p>
          </table:table-cell>
          <table:table-cell office:value-type="date" office:date-value="2026-11-06T00:00:00" table:style-name="ce2">
            <text:p>06/11/2026</text:p>
          </table:table-cell>
          <table:table-cell office:value-type="date" office:date-value="2026-11-07T00:00:00" table:style-name="ce2">
            <text:p>07/11/2026</text:p>
          </table:table-cell>
          <table:table-cell office:value-type="date" office:date-value="2026-11-08T00:00:00" table:style-name="ce2">
            <text:p>08/11/2026</text:p>
          </table:table-cell>
          <table:table-cell office:value-type="date" office:date-value="2026-11-09T00:00:00" table:style-name="ce2">
            <text:p>09/11/2026</text:p>
          </table:table-cell>
          <table:table-cell office:value-type="date" office:date-value="2026-11-10T00:00:00" table:style-name="ce2">
            <text:p>10/11/2026</text:p>
          </table:table-cell>
          <table:table-cell office:value-type="date" office:date-value="2026-11-11T00:00:00" table:style-name="ce2">
            <text:p>11/11/2026</text:p>
          </table:table-cell>
          <table:table-cell office:value-type="date" office:date-value="2026-11-12T00:00:00" table:style-name="ce2">
            <text:p>12/11/2026</text:p>
          </table:table-cell>
          <table:table-cell office:value-type="date" office:date-value="2026-11-13T00:00:00" table:style-name="ce2">
            <text:p>13/11/2026</text:p>
          </table:table-cell>
          <table:table-cell office:value-type="date" office:date-value="2026-11-14T00:00:00" table:style-name="ce2">
            <text:p>14/11/2026</text:p>
          </table:table-cell>
          <table:table-cell office:value-type="date" office:date-value="2026-11-15T00:00:00" table:style-name="ce2">
            <text:p>15/11/2026</text:p>
          </table:table-cell>
          <table:table-cell office:value-type="date" office:date-value="2026-11-16T00:00:00" table:style-name="ce2">
            <text:p>16/11/2026</text:p>
          </table:table-cell>
          <table:table-cell office:value-type="date" office:date-value="2026-11-17T00:00:00" table:style-name="ce2">
            <text:p>17/11/2026</text:p>
          </table:table-cell>
          <table:table-cell office:value-type="date" office:date-value="2026-11-18T00:00:00" table:style-name="ce2">
            <text:p>18/11/2026</text:p>
          </table:table-cell>
          <table:table-cell office:value-type="date" office:date-value="2026-11-19T00:00:00" table:style-name="ce2">
            <text:p>19/11/2026</text:p>
          </table:table-cell>
          <table:table-cell office:value-type="date" office:date-value="2026-11-20T00:00:00" table:style-name="ce2">
            <text:p>20/11/2026</text:p>
          </table:table-cell>
          <table:table-cell office:value-type="date" office:date-value="2026-11-21T00:00:00" table:style-name="ce2">
            <text:p>21/11/2026</text:p>
          </table:table-cell>
          <table:table-cell office:value-type="date" office:date-value="2026-11-22T00:00:00" table:style-name="ce2">
            <text:p>22/11/2026</text:p>
          </table:table-cell>
          <table:table-cell office:value-type="date" office:date-value="2026-11-23T00:00:00" table:style-name="ce2">
            <text:p>23/11/2026</text:p>
          </table:table-cell>
          <table:table-cell office:value-type="date" office:date-value="2026-11-24T00:00:00" table:style-name="ce2">
            <text:p>24/11/2026</text:p>
          </table:table-cell>
          <table:table-cell office:value-type="date" office:date-value="2026-11-25T00:00:00" table:style-name="ce2">
            <text:p>25/11/2026</text:p>
          </table:table-cell>
          <table:table-cell office:value-type="date" office:date-value="2026-11-26T00:00:00" table:style-name="ce2">
            <text:p>26/11/2026</text:p>
          </table:table-cell>
          <table:table-cell office:value-type="date" office:date-value="2026-11-27T00:00:00" table:style-name="ce2">
            <text:p>27/11/2026</text:p>
          </table:table-cell>
          <table:table-cell office:value-type="date" office:date-value="2026-11-28T00:00:00" table:style-name="ce2">
            <text:p>28/11/2026</text:p>
          </table:table-cell>
          <table:table-cell office:value-type="date" office:date-value="2026-11-29T00:00:00" table:style-name="ce2">
            <text:p>29/11/2026</text:p>
          </table:table-cell>
          <table:table-cell office:value-type="date" office:date-value="2026-11-30T00:00:00" table:style-name="ce2">
            <text:p>30/11/2026</text:p>
          </table:table-cell>
          <table:table-cell office:value-type="date" office:date-value="2026-12-01T00:00:00" table:style-name="ce2">
            <text:p>01/12/2026</text:p>
          </table:table-cell>
          <table:table-cell office:value-type="date" office:date-value="2026-12-02T00:00:00" table:style-name="ce2">
            <text:p>02/12/2026</text:p>
          </table:table-cell>
          <table:table-cell office:value-type="date" office:date-value="2026-12-03T00:00:00" table:style-name="ce2">
            <text:p>03/12/2026</text:p>
          </table:table-cell>
          <table:table-cell office:value-type="date" office:date-value="2026-12-04T00:00:00" table:style-name="ce2">
            <text:p>04/12/2026</text:p>
          </table:table-cell>
          <table:table-cell office:value-type="date" office:date-value="2026-12-05T00:00:00" table:style-name="ce2">
            <text:p>05/12/2026</text:p>
          </table:table-cell>
          <table:table-cell office:value-type="date" office:date-value="2026-12-06T00:00:00" table:style-name="ce2">
            <text:p>06/12/2026</text:p>
          </table:table-cell>
          <table:table-cell office:value-type="date" office:date-value="2026-12-07T00:00:00" table:style-name="ce2">
            <text:p>07/12/2026</text:p>
          </table:table-cell>
          <table:table-cell office:value-type="date" office:date-value="2026-12-08T00:00:00" table:style-name="ce2">
            <text:p>08/12/2026</text:p>
          </table:table-cell>
          <table:table-cell office:value-type="date" office:date-value="2026-12-09T00:00:00" table:style-name="ce2">
            <text:p>09/12/2026</text:p>
          </table:table-cell>
          <table:table-cell office:value-type="date" office:date-value="2026-12-10T00:00:00" table:style-name="ce2">
            <text:p>10/12/2026</text:p>
          </table:table-cell>
          <table:table-cell office:value-type="date" office:date-value="2026-12-11T00:00:00" table:style-name="ce2">
            <text:p>11/12/2026</text:p>
          </table:table-cell>
          <table:table-cell office:value-type="date" office:date-value="2026-12-12T00:00:00" table:style-name="ce2">
            <text:p>12/12/2026</text:p>
          </table:table-cell>
          <table:table-cell office:value-type="date" office:date-value="2026-12-13T00:00:00" table:style-name="ce2">
            <text:p>13/12/2026</text:p>
          </table:table-cell>
          <table:table-cell office:value-type="date" office:date-value="2026-12-14T00:00:00" table:style-name="ce2">
            <text:p>14/12/2026</text:p>
          </table:table-cell>
          <table:table-cell office:value-type="date" office:date-value="2026-12-15T00:00:00" table:style-name="ce2">
            <text:p>15/12/2026</text:p>
          </table:table-cell>
          <table:table-cell office:value-type="date" office:date-value="2026-12-16T00:00:00" table:style-name="ce2">
            <text:p>16/12/2026</text:p>
          </table:table-cell>
          <table:table-cell office:value-type="date" office:date-value="2026-12-17T00:00:00" table:style-name="ce2">
            <text:p>17/12/2026</text:p>
          </table:table-cell>
          <table:table-cell office:value-type="date" office:date-value="2026-12-18T00:00:00" table:style-name="ce2">
            <text:p>18/12/2026</text:p>
          </table:table-cell>
          <table:table-cell office:value-type="date" office:date-value="2026-12-19T00:00:00" table:style-name="ce2">
            <text:p>19/12/2026</text:p>
          </table:table-cell>
          <table:table-cell office:value-type="date" office:date-value="2026-12-20T00:00:00" table:style-name="ce2">
            <text:p>20/12/2026</text:p>
          </table:table-cell>
          <table:table-cell office:value-type="date" office:date-value="2026-12-21T00:00:00" table:style-name="ce2">
            <text:p>21/12/2026</text:p>
          </table:table-cell>
          <table:table-cell office:value-type="date" office:date-value="2026-12-22T00:00:00" table:style-name="ce2">
            <text:p>22/12/2026</text:p>
          </table:table-cell>
          <table:table-cell office:value-type="date" office:date-value="2026-12-23T00:00:00" table:style-name="ce2">
            <text:p>23/12/2026</text:p>
          </table:table-cell>
          <table:table-cell office:value-type="date" office:date-value="2026-12-24T00:00:00" table:style-name="ce2">
            <text:p>24/12/2026</text:p>
          </table:table-cell>
          <table:table-cell office:value-type="date" office:date-value="2026-12-25T00:00:00" table:style-name="ce2">
            <text:p>25/12/2026</text:p>
          </table:table-cell>
          <table:table-cell office:value-type="date" office:date-value="2026-12-26T00:00:00" table:style-name="ce2">
            <text:p>26/12/2026</text:p>
          </table:table-cell>
          <table:table-cell office:value-type="date" office:date-value="2026-12-27T00:00:00" table:style-name="ce2">
            <text:p>27/12/2026</text:p>
          </table:table-cell>
          <table:table-cell office:value-type="date" office:date-value="2026-12-28T00:00:00" table:style-name="ce2">
            <text:p>28/12/2026</text:p>
          </table:table-cell>
          <table:table-cell office:value-type="date" office:date-value="2026-12-29T00:00:00" table:style-name="ce2">
            <text:p>29/12/2026</text:p>
          </table:table-cell>
          <table:table-cell office:value-type="date" office:date-value="2026-12-30T00:00:00" table:style-name="ce2">
            <text:p>30/12/2026</text:p>
          </table:table-cell>
          <table:table-cell office:value-type="date" office:date-value="2026-12-31T00:00:00" table:style-name="ce2">
            <text:p>31/12/2026</text:p>
          </table:table-cell>
          <table:table-cell office:value-type="date" office:date-value="2027-01-01T00:00:00" table:style-name="ce2">
            <text:p>01/01/2027</text:p>
          </table:table-cell>
          <table:table-cell office:value-type="date" office:date-value="2027-01-02T00:00:00" table:style-name="ce2">
            <text:p>02/01/2027</text:p>
          </table:table-cell>
          <table:table-cell office:value-type="date" office:date-value="2027-01-03T00:00:00" table:style-name="ce2">
            <text:p>03/01/2027</text:p>
          </table:table-cell>
          <table:table-cell office:value-type="date" office:date-value="2027-01-04T00:00:00" table:style-name="ce2">
            <text:p>04/01/2027</text:p>
          </table:table-cell>
          <table:table-cell office:value-type="date" office:date-value="2027-01-05T00:00:00" table:style-name="ce2">
            <text:p>05/01/2027</text:p>
          </table:table-cell>
          <table:table-cell office:value-type="date" office:date-value="2027-01-06T00:00:00" table:style-name="ce2">
            <text:p>06/01/2027</text:p>
          </table:table-cell>
          <table:table-cell office:value-type="date" office:date-value="2027-01-07T00:00:00" table:style-name="ce2">
            <text:p>07/01/2027</text:p>
          </table:table-cell>
          <table:table-cell office:value-type="date" office:date-value="2027-01-08T00:00:00" table:style-name="ce2">
            <text:p>08/01/2027</text:p>
          </table:table-cell>
          <table:table-cell office:value-type="date" office:date-value="2027-01-09T00:00:00" table:style-name="ce2">
            <text:p>09/01/2027</text:p>
          </table:table-cell>
          <table:table-cell office:value-type="date" office:date-value="2027-01-10T00:00:00" table:style-name="ce2">
            <text:p>10/01/2027</text:p>
          </table:table-cell>
          <table:table-cell office:value-type="date" office:date-value="2027-01-11T00:00:00" table:style-name="ce2">
            <text:p>11/01/2027</text:p>
          </table:table-cell>
          <table:table-cell office:value-type="date" office:date-value="2027-01-12T00:00:00" table:style-name="ce2">
            <text:p>12/01/2027</text:p>
          </table:table-cell>
          <table:table-cell table:number-columns-repeated="16284"/>
        </table:table-row>
        <table:table-row table:style-name="ro1">
          <table:table-cell office:value-type="date" office:date-value="2027-01-13T00:00:00" table:style-name="ce2">
            <text:p>13/01/2027</text:p>
          </table:table-cell>
          <table:table-cell office:value-type="date" office:date-value="2027-01-14T00:00:00" table:style-name="ce2">
            <text:p>14/01/2027</text:p>
          </table:table-cell>
          <table:table-cell office:value-type="date" office:date-value="2027-01-15T00:00:00" table:style-name="ce2">
            <text:p>15/01/2027</text:p>
          </table:table-cell>
          <table:table-cell office:value-type="date" office:date-value="2027-01-16T00:00:00" table:style-name="ce2">
            <text:p>16/01/2027</text:p>
          </table:table-cell>
          <table:table-cell office:value-type="date" office:date-value="2027-01-17T00:00:00" table:style-name="ce2">
            <text:p>17/01/2027</text:p>
          </table:table-cell>
          <table:table-cell office:value-type="date" office:date-value="2027-01-18T00:00:00" table:style-name="ce2">
            <text:p>18/01/2027</text:p>
          </table:table-cell>
          <table:table-cell office:value-type="date" office:date-value="2027-01-19T00:00:00" table:style-name="ce2">
            <text:p>19/01/2027</text:p>
          </table:table-cell>
          <table:table-cell office:value-type="date" office:date-value="2027-01-20T00:00:00" table:style-name="ce2">
            <text:p>20/01/2027</text:p>
          </table:table-cell>
          <table:table-cell office:value-type="date" office:date-value="2027-01-21T00:00:00" table:style-name="ce2">
            <text:p>21/01/2027</text:p>
          </table:table-cell>
          <table:table-cell office:value-type="date" office:date-value="2027-01-22T00:00:00" table:style-name="ce2">
            <text:p>22/01/2027</text:p>
          </table:table-cell>
          <table:table-cell office:value-type="date" office:date-value="2027-01-23T00:00:00" table:style-name="ce2">
            <text:p>23/01/2027</text:p>
          </table:table-cell>
          <table:table-cell office:value-type="date" office:date-value="2027-01-24T00:00:00" table:style-name="ce2">
            <text:p>24/01/2027</text:p>
          </table:table-cell>
          <table:table-cell office:value-type="date" office:date-value="2027-01-25T00:00:00" table:style-name="ce2">
            <text:p>25/01/2027</text:p>
          </table:table-cell>
          <table:table-cell office:value-type="date" office:date-value="2027-01-26T00:00:00" table:style-name="ce2">
            <text:p>26/01/2027</text:p>
          </table:table-cell>
          <table:table-cell office:value-type="date" office:date-value="2027-01-27T00:00:00" table:style-name="ce2">
            <text:p>27/01/2027</text:p>
          </table:table-cell>
          <table:table-cell office:value-type="date" office:date-value="2027-01-28T00:00:00" table:style-name="ce2">
            <text:p>28/01/2027</text:p>
          </table:table-cell>
          <table:table-cell office:value-type="date" office:date-value="2027-01-29T00:00:00" table:style-name="ce2">
            <text:p>29/01/2027</text:p>
          </table:table-cell>
          <table:table-cell office:value-type="date" office:date-value="2027-01-30T00:00:00" table:style-name="ce2">
            <text:p>30/01/2027</text:p>
          </table:table-cell>
          <table:table-cell office:value-type="date" office:date-value="2027-01-31T00:00:00" table:style-name="ce2">
            <text:p>31/01/2027</text:p>
          </table:table-cell>
          <table:table-cell office:value-type="date" office:date-value="2027-02-01T00:00:00" table:style-name="ce2">
            <text:p>01/02/2027</text:p>
          </table:table-cell>
          <table:table-cell office:value-type="date" office:date-value="2027-02-02T00:00:00" table:style-name="ce2">
            <text:p>02/02/2027</text:p>
          </table:table-cell>
          <table:table-cell office:value-type="date" office:date-value="2027-02-03T00:00:00" table:style-name="ce2">
            <text:p>03/02/2027</text:p>
          </table:table-cell>
          <table:table-cell office:value-type="date" office:date-value="2027-02-04T00:00:00" table:style-name="ce2">
            <text:p>04/02/2027</text:p>
          </table:table-cell>
          <table:table-cell office:value-type="date" office:date-value="2027-02-05T00:00:00" table:style-name="ce2">
            <text:p>05/02/2027</text:p>
          </table:table-cell>
          <table:table-cell office:value-type="date" office:date-value="2027-02-06T00:00:00" table:style-name="ce2">
            <text:p>06/02/2027</text:p>
          </table:table-cell>
          <table:table-cell office:value-type="date" office:date-value="2027-02-07T00:00:00" table:style-name="ce2">
            <text:p>07/02/2027</text:p>
          </table:table-cell>
          <table:table-cell office:value-type="date" office:date-value="2027-02-08T00:00:00" table:style-name="ce2">
            <text:p>08/02/2027</text:p>
          </table:table-cell>
          <table:table-cell office:value-type="date" office:date-value="2027-02-09T00:00:00" table:style-name="ce2">
            <text:p>09/02/2027</text:p>
          </table:table-cell>
          <table:table-cell office:value-type="date" office:date-value="2027-02-10T00:00:00" table:style-name="ce2">
            <text:p>10/02/2027</text:p>
          </table:table-cell>
          <table:table-cell office:value-type="date" office:date-value="2027-02-11T00:00:00" table:style-name="ce2">
            <text:p>11/02/2027</text:p>
          </table:table-cell>
          <table:table-cell office:value-type="date" office:date-value="2027-02-12T00:00:00" table:style-name="ce2">
            <text:p>12/02/2027</text:p>
          </table:table-cell>
          <table:table-cell office:value-type="date" office:date-value="2027-02-13T00:00:00" table:style-name="ce2">
            <text:p>13/02/2027</text:p>
          </table:table-cell>
          <table:table-cell office:value-type="date" office:date-value="2027-02-14T00:00:00" table:style-name="ce2">
            <text:p>14/02/2027</text:p>
          </table:table-cell>
          <table:table-cell office:value-type="date" office:date-value="2027-02-15T00:00:00" table:style-name="ce2">
            <text:p>15/02/2027</text:p>
          </table:table-cell>
          <table:table-cell office:value-type="date" office:date-value="2027-02-16T00:00:00" table:style-name="ce2">
            <text:p>16/02/2027</text:p>
          </table:table-cell>
          <table:table-cell office:value-type="date" office:date-value="2027-02-17T00:00:00" table:style-name="ce2">
            <text:p>17/02/2027</text:p>
          </table:table-cell>
          <table:table-cell office:value-type="date" office:date-value="2027-02-18T00:00:00" table:style-name="ce2">
            <text:p>18/02/2027</text:p>
          </table:table-cell>
          <table:table-cell office:value-type="date" office:date-value="2027-02-19T00:00:00" table:style-name="ce2">
            <text:p>19/02/2027</text:p>
          </table:table-cell>
          <table:table-cell office:value-type="date" office:date-value="2027-02-20T00:00:00" table:style-name="ce2">
            <text:p>20/02/2027</text:p>
          </table:table-cell>
          <table:table-cell office:value-type="date" office:date-value="2027-02-21T00:00:00" table:style-name="ce2">
            <text:p>21/02/2027</text:p>
          </table:table-cell>
          <table:table-cell office:value-type="date" office:date-value="2027-02-22T00:00:00" table:style-name="ce2">
            <text:p>22/02/2027</text:p>
          </table:table-cell>
          <table:table-cell office:value-type="date" office:date-value="2027-02-23T00:00:00" table:style-name="ce2">
            <text:p>23/02/2027</text:p>
          </table:table-cell>
          <table:table-cell office:value-type="date" office:date-value="2027-02-24T00:00:00" table:style-name="ce2">
            <text:p>24/02/2027</text:p>
          </table:table-cell>
          <table:table-cell office:value-type="date" office:date-value="2027-02-25T00:00:00" table:style-name="ce2">
            <text:p>25/02/2027</text:p>
          </table:table-cell>
          <table:table-cell office:value-type="date" office:date-value="2027-02-26T00:00:00" table:style-name="ce2">
            <text:p>26/02/2027</text:p>
          </table:table-cell>
          <table:table-cell office:value-type="date" office:date-value="2027-02-27T00:00:00" table:style-name="ce2">
            <text:p>27/02/2027</text:p>
          </table:table-cell>
          <table:table-cell office:value-type="date" office:date-value="2027-02-28T00:00:00" table:style-name="ce2">
            <text:p>28/02/2027</text:p>
          </table:table-cell>
          <table:table-cell office:value-type="date" office:date-value="2027-03-01T00:00:00" table:style-name="ce2">
            <text:p>01/03/2027</text:p>
          </table:table-cell>
          <table:table-cell office:value-type="date" office:date-value="2027-03-02T00:00:00" table:style-name="ce2">
            <text:p>02/03/2027</text:p>
          </table:table-cell>
          <table:table-cell office:value-type="date" office:date-value="2027-03-03T00:00:00" table:style-name="ce2">
            <text:p>03/03/2027</text:p>
          </table:table-cell>
          <table:table-cell office:value-type="date" office:date-value="2027-03-04T00:00:00" table:style-name="ce2">
            <text:p>04/03/2027</text:p>
          </table:table-cell>
          <table:table-cell office:value-type="date" office:date-value="2027-03-05T00:00:00" table:style-name="ce2">
            <text:p>05/03/2027</text:p>
          </table:table-cell>
          <table:table-cell office:value-type="date" office:date-value="2027-03-06T00:00:00" table:style-name="ce2">
            <text:p>06/03/2027</text:p>
          </table:table-cell>
          <table:table-cell office:value-type="date" office:date-value="2027-03-07T00:00:00" table:style-name="ce2">
            <text:p>07/03/2027</text:p>
          </table:table-cell>
          <table:table-cell office:value-type="date" office:date-value="2027-03-08T00:00:00" table:style-name="ce2">
            <text:p>08/03/2027</text:p>
          </table:table-cell>
          <table:table-cell office:value-type="date" office:date-value="2027-03-09T00:00:00" table:style-name="ce2">
            <text:p>09/03/2027</text:p>
          </table:table-cell>
          <table:table-cell office:value-type="date" office:date-value="2027-03-10T00:00:00" table:style-name="ce2">
            <text:p>10/03/2027</text:p>
          </table:table-cell>
          <table:table-cell office:value-type="date" office:date-value="2027-03-11T00:00:00" table:style-name="ce2">
            <text:p>11/03/2027</text:p>
          </table:table-cell>
          <table:table-cell office:value-type="date" office:date-value="2027-03-12T00:00:00" table:style-name="ce2">
            <text:p>12/03/2027</text:p>
          </table:table-cell>
          <table:table-cell office:value-type="date" office:date-value="2027-03-13T00:00:00" table:style-name="ce2">
            <text:p>13/03/2027</text:p>
          </table:table-cell>
          <table:table-cell office:value-type="date" office:date-value="2027-03-14T00:00:00" table:style-name="ce2">
            <text:p>14/03/2027</text:p>
          </table:table-cell>
          <table:table-cell office:value-type="date" office:date-value="2027-03-15T00:00:00" table:style-name="ce2">
            <text:p>15/03/2027</text:p>
          </table:table-cell>
          <table:table-cell office:value-type="date" office:date-value="2027-03-16T00:00:00" table:style-name="ce2">
            <text:p>16/03/2027</text:p>
          </table:table-cell>
          <table:table-cell office:value-type="date" office:date-value="2027-03-17T00:00:00" table:style-name="ce2">
            <text:p>17/03/2027</text:p>
          </table:table-cell>
          <table:table-cell office:value-type="date" office:date-value="2027-03-18T00:00:00" table:style-name="ce2">
            <text:p>18/03/2027</text:p>
          </table:table-cell>
          <table:table-cell office:value-type="date" office:date-value="2027-03-19T00:00:00" table:style-name="ce2">
            <text:p>19/03/2027</text:p>
          </table:table-cell>
          <table:table-cell office:value-type="date" office:date-value="2027-03-20T00:00:00" table:style-name="ce2">
            <text:p>20/03/2027</text:p>
          </table:table-cell>
          <table:table-cell office:value-type="date" office:date-value="2027-03-21T00:00:00" table:style-name="ce2">
            <text:p>21/03/2027</text:p>
          </table:table-cell>
          <table:table-cell office:value-type="date" office:date-value="2027-03-22T00:00:00" table:style-name="ce2">
            <text:p>22/03/2027</text:p>
          </table:table-cell>
          <table:table-cell office:value-type="date" office:date-value="2027-03-23T00:00:00" table:style-name="ce2">
            <text:p>23/03/2027</text:p>
          </table:table-cell>
          <table:table-cell office:value-type="date" office:date-value="2027-03-24T00:00:00" table:style-name="ce2">
            <text:p>24/03/2027</text:p>
          </table:table-cell>
          <table:table-cell office:value-type="date" office:date-value="2027-03-25T00:00:00" table:style-name="ce2">
            <text:p>25/03/2027</text:p>
          </table:table-cell>
          <table:table-cell office:value-type="date" office:date-value="2027-03-26T00:00:00" table:style-name="ce2">
            <text:p>26/03/2027</text:p>
          </table:table-cell>
          <table:table-cell office:value-type="date" office:date-value="2027-03-27T00:00:00" table:style-name="ce2">
            <text:p>27/03/2027</text:p>
          </table:table-cell>
          <table:table-cell office:value-type="date" office:date-value="2027-03-28T00:00:00" table:style-name="ce2">
            <text:p>28/03/2027</text:p>
          </table:table-cell>
          <table:table-cell office:value-type="date" office:date-value="2027-03-29T00:00:00" table:style-name="ce2">
            <text:p>29/03/2027</text:p>
          </table:table-cell>
          <table:table-cell office:value-type="date" office:date-value="2027-03-30T00:00:00" table:style-name="ce2">
            <text:p>30/03/2027</text:p>
          </table:table-cell>
          <table:table-cell office:value-type="date" office:date-value="2027-03-31T00:00:00" table:style-name="ce2">
            <text:p>31/03/2027</text:p>
          </table:table-cell>
          <table:table-cell office:value-type="date" office:date-value="2027-04-01T00:00:00" table:style-name="ce2">
            <text:p>01/04/2027</text:p>
          </table:table-cell>
          <table:table-cell office:value-type="date" office:date-value="2027-04-02T00:00:00" table:style-name="ce2">
            <text:p>02/04/2027</text:p>
          </table:table-cell>
          <table:table-cell office:value-type="date" office:date-value="2027-04-03T00:00:00" table:style-name="ce2">
            <text:p>03/04/2027</text:p>
          </table:table-cell>
          <table:table-cell office:value-type="date" office:date-value="2027-04-04T00:00:00" table:style-name="ce2">
            <text:p>04/04/2027</text:p>
          </table:table-cell>
          <table:table-cell office:value-type="date" office:date-value="2027-04-05T00:00:00" table:style-name="ce2">
            <text:p>05/04/2027</text:p>
          </table:table-cell>
          <table:table-cell office:value-type="date" office:date-value="2027-04-06T00:00:00" table:style-name="ce2">
            <text:p>06/04/2027</text:p>
          </table:table-cell>
          <table:table-cell office:value-type="date" office:date-value="2027-04-07T00:00:00" table:style-name="ce2">
            <text:p>07/04/2027</text:p>
          </table:table-cell>
          <table:table-cell office:value-type="date" office:date-value="2027-04-08T00:00:00" table:style-name="ce2">
            <text:p>08/04/2027</text:p>
          </table:table-cell>
          <table:table-cell office:value-type="date" office:date-value="2027-04-09T00:00:00" table:style-name="ce2">
            <text:p>09/04/2027</text:p>
          </table:table-cell>
          <table:table-cell office:value-type="date" office:date-value="2027-04-10T00:00:00" table:style-name="ce2">
            <text:p>10/04/2027</text:p>
          </table:table-cell>
          <table:table-cell office:value-type="date" office:date-value="2027-04-11T00:00:00" table:style-name="ce2">
            <text:p>11/04/2027</text:p>
          </table:table-cell>
          <table:table-cell office:value-type="date" office:date-value="2027-04-12T00:00:00" table:style-name="ce2">
            <text:p>12/04/2027</text:p>
          </table:table-cell>
          <table:table-cell office:value-type="date" office:date-value="2027-04-13T00:00:00" table:style-name="ce2">
            <text:p>13/04/2027</text:p>
          </table:table-cell>
          <table:table-cell office:value-type="date" office:date-value="2027-04-14T00:00:00" table:style-name="ce2">
            <text:p>14/04/2027</text:p>
          </table:table-cell>
          <table:table-cell office:value-type="date" office:date-value="2027-04-15T00:00:00" table:style-name="ce2">
            <text:p>15/04/2027</text:p>
          </table:table-cell>
          <table:table-cell office:value-type="date" office:date-value="2027-04-16T00:00:00" table:style-name="ce2">
            <text:p>16/04/2027</text:p>
          </table:table-cell>
          <table:table-cell office:value-type="date" office:date-value="2027-04-17T00:00:00" table:style-name="ce2">
            <text:p>17/04/2027</text:p>
          </table:table-cell>
          <table:table-cell office:value-type="date" office:date-value="2027-04-18T00:00:00" table:style-name="ce2">
            <text:p>18/04/2027</text:p>
          </table:table-cell>
          <table:table-cell office:value-type="date" office:date-value="2027-04-19T00:00:00" table:style-name="ce2">
            <text:p>19/04/2027</text:p>
          </table:table-cell>
          <table:table-cell office:value-type="date" office:date-value="2027-04-20T00:00:00" table:style-name="ce2">
            <text:p>20/04/2027</text:p>
          </table:table-cell>
          <table:table-cell office:value-type="date" office:date-value="2027-04-21T00:00:00" table:style-name="ce2">
            <text:p>21/04/2027</text:p>
          </table:table-cell>
          <table:table-cell office:value-type="date" office:date-value="2027-04-22T00:00:00" table:style-name="ce2">
            <text:p>22/04/2027</text:p>
          </table:table-cell>
          <table:table-cell table:number-columns-repeated="16284"/>
        </table:table-row>
        <table:table-row table:style-name="ro1">
          <table:table-cell office:value-type="date" office:date-value="2027-04-23T00:00:00" table:style-name="ce2">
            <text:p>23/04/2027</text:p>
          </table:table-cell>
          <table:table-cell office:value-type="date" office:date-value="2027-04-24T00:00:00" table:style-name="ce2">
            <text:p>24/04/2027</text:p>
          </table:table-cell>
          <table:table-cell office:value-type="date" office:date-value="2027-04-25T00:00:00" table:style-name="ce2">
            <text:p>25/04/2027</text:p>
          </table:table-cell>
          <table:table-cell office:value-type="date" office:date-value="2027-04-26T00:00:00" table:style-name="ce2">
            <text:p>26/04/2027</text:p>
          </table:table-cell>
          <table:table-cell office:value-type="date" office:date-value="2027-04-27T00:00:00" table:style-name="ce2">
            <text:p>27/04/2027</text:p>
          </table:table-cell>
          <table:table-cell office:value-type="date" office:date-value="2027-04-28T00:00:00" table:style-name="ce2">
            <text:p>28/04/2027</text:p>
          </table:table-cell>
          <table:table-cell office:value-type="date" office:date-value="2027-04-29T00:00:00" table:style-name="ce2">
            <text:p>29/04/2027</text:p>
          </table:table-cell>
          <table:table-cell office:value-type="date" office:date-value="2027-04-30T00:00:00" table:style-name="ce2">
            <text:p>30/04/2027</text:p>
          </table:table-cell>
          <table:table-cell office:value-type="date" office:date-value="2027-05-01T00:00:00" table:style-name="ce2">
            <text:p>01/05/2027</text:p>
          </table:table-cell>
          <table:table-cell office:value-type="date" office:date-value="2027-05-02T00:00:00" table:style-name="ce2">
            <text:p>02/05/2027</text:p>
          </table:table-cell>
          <table:table-cell office:value-type="date" office:date-value="2027-05-03T00:00:00" table:style-name="ce2">
            <text:p>03/05/2027</text:p>
          </table:table-cell>
          <table:table-cell office:value-type="date" office:date-value="2027-05-04T00:00:00" table:style-name="ce2">
            <text:p>04/05/2027</text:p>
          </table:table-cell>
          <table:table-cell office:value-type="date" office:date-value="2027-05-05T00:00:00" table:style-name="ce2">
            <text:p>05/05/2027</text:p>
          </table:table-cell>
          <table:table-cell office:value-type="date" office:date-value="2027-05-06T00:00:00" table:style-name="ce2">
            <text:p>06/05/2027</text:p>
          </table:table-cell>
          <table:table-cell office:value-type="date" office:date-value="2027-05-07T00:00:00" table:style-name="ce2">
            <text:p>07/05/2027</text:p>
          </table:table-cell>
          <table:table-cell office:value-type="date" office:date-value="2027-05-08T00:00:00" table:style-name="ce2">
            <text:p>08/05/2027</text:p>
          </table:table-cell>
          <table:table-cell office:value-type="date" office:date-value="2027-05-09T00:00:00" table:style-name="ce2">
            <text:p>09/05/2027</text:p>
          </table:table-cell>
          <table:table-cell office:value-type="date" office:date-value="2027-05-10T00:00:00" table:style-name="ce2">
            <text:p>10/05/2027</text:p>
          </table:table-cell>
          <table:table-cell office:value-type="date" office:date-value="2027-05-11T00:00:00" table:style-name="ce2">
            <text:p>11/05/2027</text:p>
          </table:table-cell>
          <table:table-cell office:value-type="date" office:date-value="2027-05-12T00:00:00" table:style-name="ce2">
            <text:p>12/05/2027</text:p>
          </table:table-cell>
          <table:table-cell office:value-type="date" office:date-value="2027-05-13T00:00:00" table:style-name="ce2">
            <text:p>13/05/2027</text:p>
          </table:table-cell>
          <table:table-cell office:value-type="date" office:date-value="2027-05-14T00:00:00" table:style-name="ce2">
            <text:p>14/05/2027</text:p>
          </table:table-cell>
          <table:table-cell office:value-type="date" office:date-value="2027-05-15T00:00:00" table:style-name="ce2">
            <text:p>15/05/2027</text:p>
          </table:table-cell>
          <table:table-cell office:value-type="date" office:date-value="2027-05-16T00:00:00" table:style-name="ce2">
            <text:p>16/05/2027</text:p>
          </table:table-cell>
          <table:table-cell office:value-type="date" office:date-value="2027-05-17T00:00:00" table:style-name="ce2">
            <text:p>17/05/2027</text:p>
          </table:table-cell>
          <table:table-cell office:value-type="date" office:date-value="2027-05-18T00:00:00" table:style-name="ce2">
            <text:p>18/05/2027</text:p>
          </table:table-cell>
          <table:table-cell office:value-type="date" office:date-value="2027-05-19T00:00:00" table:style-name="ce2">
            <text:p>19/05/2027</text:p>
          </table:table-cell>
          <table:table-cell office:value-type="date" office:date-value="2027-05-20T00:00:00" table:style-name="ce2">
            <text:p>20/05/2027</text:p>
          </table:table-cell>
          <table:table-cell office:value-type="date" office:date-value="2027-05-21T00:00:00" table:style-name="ce2">
            <text:p>21/05/2027</text:p>
          </table:table-cell>
          <table:table-cell office:value-type="date" office:date-value="2027-05-22T00:00:00" table:style-name="ce2">
            <text:p>22/05/2027</text:p>
          </table:table-cell>
          <table:table-cell office:value-type="date" office:date-value="2027-05-23T00:00:00" table:style-name="ce2">
            <text:p>23/05/2027</text:p>
          </table:table-cell>
          <table:table-cell office:value-type="date" office:date-value="2027-05-24T00:00:00" table:style-name="ce2">
            <text:p>24/05/2027</text:p>
          </table:table-cell>
          <table:table-cell office:value-type="date" office:date-value="2027-05-25T00:00:00" table:style-name="ce2">
            <text:p>25/05/2027</text:p>
          </table:table-cell>
          <table:table-cell office:value-type="date" office:date-value="2027-05-26T00:00:00" table:style-name="ce2">
            <text:p>26/05/2027</text:p>
          </table:table-cell>
          <table:table-cell office:value-type="date" office:date-value="2027-05-27T00:00:00" table:style-name="ce2">
            <text:p>27/05/2027</text:p>
          </table:table-cell>
          <table:table-cell office:value-type="date" office:date-value="2027-05-28T00:00:00" table:style-name="ce2">
            <text:p>28/05/2027</text:p>
          </table:table-cell>
          <table:table-cell office:value-type="date" office:date-value="2027-05-29T00:00:00" table:style-name="ce2">
            <text:p>29/05/2027</text:p>
          </table:table-cell>
          <table:table-cell office:value-type="date" office:date-value="2027-05-30T00:00:00" table:style-name="ce2">
            <text:p>30/05/2027</text:p>
          </table:table-cell>
          <table:table-cell office:value-type="date" office:date-value="2027-05-31T00:00:00" table:style-name="ce2">
            <text:p>31/05/2027</text:p>
          </table:table-cell>
          <table:table-cell office:value-type="date" office:date-value="2027-06-01T00:00:00" table:style-name="ce2">
            <text:p>01/06/2027</text:p>
          </table:table-cell>
          <table:table-cell office:value-type="date" office:date-value="2027-06-02T00:00:00" table:style-name="ce2">
            <text:p>02/06/2027</text:p>
          </table:table-cell>
          <table:table-cell office:value-type="date" office:date-value="2027-06-03T00:00:00" table:style-name="ce2">
            <text:p>03/06/2027</text:p>
          </table:table-cell>
          <table:table-cell office:value-type="date" office:date-value="2027-06-04T00:00:00" table:style-name="ce2">
            <text:p>04/06/2027</text:p>
          </table:table-cell>
          <table:table-cell office:value-type="date" office:date-value="2027-06-05T00:00:00" table:style-name="ce2">
            <text:p>05/06/2027</text:p>
          </table:table-cell>
          <table:table-cell office:value-type="date" office:date-value="2027-06-06T00:00:00" table:style-name="ce2">
            <text:p>06/06/2027</text:p>
          </table:table-cell>
          <table:table-cell office:value-type="date" office:date-value="2027-06-07T00:00:00" table:style-name="ce2">
            <text:p>07/06/2027</text:p>
          </table:table-cell>
          <table:table-cell office:value-type="date" office:date-value="2027-06-08T00:00:00" table:style-name="ce2">
            <text:p>08/06/2027</text:p>
          </table:table-cell>
          <table:table-cell office:value-type="date" office:date-value="2027-06-09T00:00:00" table:style-name="ce2">
            <text:p>09/06/2027</text:p>
          </table:table-cell>
          <table:table-cell office:value-type="date" office:date-value="2027-06-10T00:00:00" table:style-name="ce2">
            <text:p>10/06/2027</text:p>
          </table:table-cell>
          <table:table-cell office:value-type="date" office:date-value="2027-06-11T00:00:00" table:style-name="ce2">
            <text:p>11/06/2027</text:p>
          </table:table-cell>
          <table:table-cell office:value-type="date" office:date-value="2027-06-12T00:00:00" table:style-name="ce2">
            <text:p>12/06/2027</text:p>
          </table:table-cell>
          <table:table-cell office:value-type="date" office:date-value="2027-06-13T00:00:00" table:style-name="ce2">
            <text:p>13/06/2027</text:p>
          </table:table-cell>
          <table:table-cell office:value-type="date" office:date-value="2027-06-14T00:00:00" table:style-name="ce2">
            <text:p>14/06/2027</text:p>
          </table:table-cell>
          <table:table-cell office:value-type="date" office:date-value="2027-06-15T00:00:00" table:style-name="ce2">
            <text:p>15/06/2027</text:p>
          </table:table-cell>
          <table:table-cell office:value-type="date" office:date-value="2027-06-16T00:00:00" table:style-name="ce2">
            <text:p>16/06/2027</text:p>
          </table:table-cell>
          <table:table-cell office:value-type="date" office:date-value="2027-06-17T00:00:00" table:style-name="ce2">
            <text:p>17/06/2027</text:p>
          </table:table-cell>
          <table:table-cell office:value-type="date" office:date-value="2027-06-18T00:00:00" table:style-name="ce2">
            <text:p>18/06/2027</text:p>
          </table:table-cell>
          <table:table-cell office:value-type="date" office:date-value="2027-06-19T00:00:00" table:style-name="ce2">
            <text:p>19/06/2027</text:p>
          </table:table-cell>
          <table:table-cell office:value-type="date" office:date-value="2027-06-20T00:00:00" table:style-name="ce2">
            <text:p>20/06/2027</text:p>
          </table:table-cell>
          <table:table-cell office:value-type="date" office:date-value="2027-06-21T00:00:00" table:style-name="ce2">
            <text:p>21/06/2027</text:p>
          </table:table-cell>
          <table:table-cell office:value-type="date" office:date-value="2027-06-22T00:00:00" table:style-name="ce2">
            <text:p>22/06/2027</text:p>
          </table:table-cell>
          <table:table-cell office:value-type="date" office:date-value="2027-06-23T00:00:00" table:style-name="ce2">
            <text:p>23/06/2027</text:p>
          </table:table-cell>
          <table:table-cell office:value-type="date" office:date-value="2027-06-24T00:00:00" table:style-name="ce2">
            <text:p>24/06/2027</text:p>
          </table:table-cell>
          <table:table-cell office:value-type="date" office:date-value="2027-06-25T00:00:00" table:style-name="ce2">
            <text:p>25/06/2027</text:p>
          </table:table-cell>
          <table:table-cell office:value-type="date" office:date-value="2027-06-26T00:00:00" table:style-name="ce2">
            <text:p>26/06/2027</text:p>
          </table:table-cell>
          <table:table-cell office:value-type="date" office:date-value="2027-06-27T00:00:00" table:style-name="ce2">
            <text:p>27/06/2027</text:p>
          </table:table-cell>
          <table:table-cell office:value-type="date" office:date-value="2027-06-28T00:00:00" table:style-name="ce2">
            <text:p>28/06/2027</text:p>
          </table:table-cell>
          <table:table-cell office:value-type="date" office:date-value="2027-06-29T00:00:00" table:style-name="ce2">
            <text:p>29/06/2027</text:p>
          </table:table-cell>
          <table:table-cell office:value-type="date" office:date-value="2027-06-30T00:00:00" table:style-name="ce2">
            <text:p>30/06/2027</text:p>
          </table:table-cell>
          <table:table-cell office:value-type="date" office:date-value="2027-07-01T00:00:00" table:style-name="ce2">
            <text:p>01/07/2027</text:p>
          </table:table-cell>
          <table:table-cell office:value-type="date" office:date-value="2027-07-02T00:00:00" table:style-name="ce2">
            <text:p>02/07/2027</text:p>
          </table:table-cell>
          <table:table-cell office:value-type="date" office:date-value="2027-07-03T00:00:00" table:style-name="ce2">
            <text:p>03/07/2027</text:p>
          </table:table-cell>
          <table:table-cell office:value-type="date" office:date-value="2027-07-04T00:00:00" table:style-name="ce2">
            <text:p>04/07/2027</text:p>
          </table:table-cell>
          <table:table-cell office:value-type="date" office:date-value="2027-07-05T00:00:00" table:style-name="ce2">
            <text:p>05/07/2027</text:p>
          </table:table-cell>
          <table:table-cell office:value-type="date" office:date-value="2027-07-06T00:00:00" table:style-name="ce2">
            <text:p>06/07/2027</text:p>
          </table:table-cell>
          <table:table-cell office:value-type="date" office:date-value="2027-07-07T00:00:00" table:style-name="ce2">
            <text:p>07/07/2027</text:p>
          </table:table-cell>
          <table:table-cell office:value-type="date" office:date-value="2027-07-08T00:00:00" table:style-name="ce2">
            <text:p>08/07/2027</text:p>
          </table:table-cell>
          <table:table-cell office:value-type="date" office:date-value="2027-07-09T00:00:00" table:style-name="ce2">
            <text:p>09/07/2027</text:p>
          </table:table-cell>
          <table:table-cell office:value-type="date" office:date-value="2027-07-10T00:00:00" table:style-name="ce2">
            <text:p>10/07/2027</text:p>
          </table:table-cell>
          <table:table-cell office:value-type="date" office:date-value="2027-07-11T00:00:00" table:style-name="ce2">
            <text:p>11/07/2027</text:p>
          </table:table-cell>
          <table:table-cell office:value-type="date" office:date-value="2027-07-12T00:00:00" table:style-name="ce2">
            <text:p>12/07/2027</text:p>
          </table:table-cell>
          <table:table-cell office:value-type="date" office:date-value="2027-07-13T00:00:00" table:style-name="ce2">
            <text:p>13/07/2027</text:p>
          </table:table-cell>
          <table:table-cell office:value-type="date" office:date-value="2027-07-14T00:00:00" table:style-name="ce2">
            <text:p>14/07/2027</text:p>
          </table:table-cell>
          <table:table-cell office:value-type="date" office:date-value="2027-07-15T00:00:00" table:style-name="ce2">
            <text:p>15/07/2027</text:p>
          </table:table-cell>
          <table:table-cell office:value-type="date" office:date-value="2027-07-16T00:00:00" table:style-name="ce2">
            <text:p>16/07/2027</text:p>
          </table:table-cell>
          <table:table-cell office:value-type="date" office:date-value="2027-07-17T00:00:00" table:style-name="ce2">
            <text:p>17/07/2027</text:p>
          </table:table-cell>
          <table:table-cell office:value-type="date" office:date-value="2027-07-18T00:00:00" table:style-name="ce2">
            <text:p>18/07/2027</text:p>
          </table:table-cell>
          <table:table-cell office:value-type="date" office:date-value="2027-07-19T00:00:00" table:style-name="ce2">
            <text:p>19/07/2027</text:p>
          </table:table-cell>
          <table:table-cell office:value-type="date" office:date-value="2027-07-20T00:00:00" table:style-name="ce2">
            <text:p>20/07/2027</text:p>
          </table:table-cell>
          <table:table-cell office:value-type="date" office:date-value="2027-07-21T00:00:00" table:style-name="ce2">
            <text:p>21/07/2027</text:p>
          </table:table-cell>
          <table:table-cell office:value-type="date" office:date-value="2027-07-22T00:00:00" table:style-name="ce2">
            <text:p>22/07/2027</text:p>
          </table:table-cell>
          <table:table-cell office:value-type="date" office:date-value="2027-07-23T00:00:00" table:style-name="ce2">
            <text:p>23/07/2027</text:p>
          </table:table-cell>
          <table:table-cell office:value-type="date" office:date-value="2027-07-24T00:00:00" table:style-name="ce2">
            <text:p>24/07/2027</text:p>
          </table:table-cell>
          <table:table-cell office:value-type="date" office:date-value="2027-07-25T00:00:00" table:style-name="ce2">
            <text:p>25/07/2027</text:p>
          </table:table-cell>
          <table:table-cell office:value-type="date" office:date-value="2027-07-26T00:00:00" table:style-name="ce2">
            <text:p>26/07/2027</text:p>
          </table:table-cell>
          <table:table-cell office:value-type="date" office:date-value="2027-07-27T00:00:00" table:style-name="ce2">
            <text:p>27/07/2027</text:p>
          </table:table-cell>
          <table:table-cell office:value-type="date" office:date-value="2027-07-28T00:00:00" table:style-name="ce2">
            <text:p>28/07/2027</text:p>
          </table:table-cell>
          <table:table-cell office:value-type="date" office:date-value="2027-07-29T00:00:00" table:style-name="ce2">
            <text:p>29/07/2027</text:p>
          </table:table-cell>
          <table:table-cell office:value-type="date" office:date-value="2027-07-30T00:00:00" table:style-name="ce2">
            <text:p>30/07/2027</text:p>
          </table:table-cell>
          <table:table-cell office:value-type="date" office:date-value="2027-07-31T00:00:00" table:style-name="ce2">
            <text:p>31/07/2027</text:p>
          </table:table-cell>
          <table:table-cell table:number-columns-repeated="16284"/>
        </table:table-row>
        <table:table-row table:style-name="ro1">
          <table:table-cell office:value-type="date" office:date-value="2027-08-01T00:00:00" table:style-name="ce2">
            <text:p>01/08/2027</text:p>
          </table:table-cell>
          <table:table-cell office:value-type="date" office:date-value="2027-08-02T00:00:00" table:style-name="ce2">
            <text:p>02/08/2027</text:p>
          </table:table-cell>
          <table:table-cell office:value-type="date" office:date-value="2027-08-03T00:00:00" table:style-name="ce2">
            <text:p>03/08/2027</text:p>
          </table:table-cell>
          <table:table-cell office:value-type="date" office:date-value="2027-08-04T00:00:00" table:style-name="ce2">
            <text:p>04/08/2027</text:p>
          </table:table-cell>
          <table:table-cell office:value-type="date" office:date-value="2027-08-05T00:00:00" table:style-name="ce2">
            <text:p>05/08/2027</text:p>
          </table:table-cell>
          <table:table-cell office:value-type="date" office:date-value="2027-08-06T00:00:00" table:style-name="ce2">
            <text:p>06/08/2027</text:p>
          </table:table-cell>
          <table:table-cell office:value-type="date" office:date-value="2027-08-07T00:00:00" table:style-name="ce2">
            <text:p>07/08/2027</text:p>
          </table:table-cell>
          <table:table-cell office:value-type="date" office:date-value="2027-08-08T00:00:00" table:style-name="ce2">
            <text:p>08/08/2027</text:p>
          </table:table-cell>
          <table:table-cell office:value-type="date" office:date-value="2027-08-09T00:00:00" table:style-name="ce2">
            <text:p>09/08/2027</text:p>
          </table:table-cell>
          <table:table-cell office:value-type="date" office:date-value="2027-08-10T00:00:00" table:style-name="ce2">
            <text:p>10/08/2027</text:p>
          </table:table-cell>
          <table:table-cell office:value-type="date" office:date-value="2027-08-11T00:00:00" table:style-name="ce2">
            <text:p>11/08/2027</text:p>
          </table:table-cell>
          <table:table-cell office:value-type="date" office:date-value="2027-08-12T00:00:00" table:style-name="ce2">
            <text:p>12/08/2027</text:p>
          </table:table-cell>
          <table:table-cell office:value-type="date" office:date-value="2027-08-13T00:00:00" table:style-name="ce2">
            <text:p>13/08/2027</text:p>
          </table:table-cell>
          <table:table-cell office:value-type="date" office:date-value="2027-08-14T00:00:00" table:style-name="ce2">
            <text:p>14/08/2027</text:p>
          </table:table-cell>
          <table:table-cell office:value-type="date" office:date-value="2027-08-15T00:00:00" table:style-name="ce2">
            <text:p>15/08/2027</text:p>
          </table:table-cell>
          <table:table-cell office:value-type="date" office:date-value="2027-08-16T00:00:00" table:style-name="ce2">
            <text:p>16/08/2027</text:p>
          </table:table-cell>
          <table:table-cell office:value-type="date" office:date-value="2027-08-17T00:00:00" table:style-name="ce2">
            <text:p>17/08/2027</text:p>
          </table:table-cell>
          <table:table-cell office:value-type="date" office:date-value="2027-08-18T00:00:00" table:style-name="ce2">
            <text:p>18/08/2027</text:p>
          </table:table-cell>
          <table:table-cell office:value-type="date" office:date-value="2027-08-19T00:00:00" table:style-name="ce2">
            <text:p>19/08/2027</text:p>
          </table:table-cell>
          <table:table-cell office:value-type="date" office:date-value="2027-08-20T00:00:00" table:style-name="ce2">
            <text:p>20/08/2027</text:p>
          </table:table-cell>
          <table:table-cell office:value-type="date" office:date-value="2027-08-21T00:00:00" table:style-name="ce2">
            <text:p>21/08/2027</text:p>
          </table:table-cell>
          <table:table-cell office:value-type="date" office:date-value="2027-08-22T00:00:00" table:style-name="ce2">
            <text:p>22/08/2027</text:p>
          </table:table-cell>
          <table:table-cell office:value-type="date" office:date-value="2027-08-23T00:00:00" table:style-name="ce2">
            <text:p>23/08/2027</text:p>
          </table:table-cell>
          <table:table-cell office:value-type="date" office:date-value="2027-08-24T00:00:00" table:style-name="ce2">
            <text:p>24/08/2027</text:p>
          </table:table-cell>
          <table:table-cell office:value-type="date" office:date-value="2027-08-25T00:00:00" table:style-name="ce2">
            <text:p>25/08/2027</text:p>
          </table:table-cell>
          <table:table-cell office:value-type="date" office:date-value="2027-08-26T00:00:00" table:style-name="ce2">
            <text:p>26/08/2027</text:p>
          </table:table-cell>
          <table:table-cell office:value-type="date" office:date-value="2027-08-27T00:00:00" table:style-name="ce2">
            <text:p>27/08/2027</text:p>
          </table:table-cell>
          <table:table-cell office:value-type="date" office:date-value="2027-08-28T00:00:00" table:style-name="ce2">
            <text:p>28/08/2027</text:p>
          </table:table-cell>
          <table:table-cell office:value-type="date" office:date-value="2027-08-29T00:00:00" table:style-name="ce2">
            <text:p>29/08/2027</text:p>
          </table:table-cell>
          <table:table-cell office:value-type="date" office:date-value="2027-08-30T00:00:00" table:style-name="ce2">
            <text:p>30/08/2027</text:p>
          </table:table-cell>
          <table:table-cell office:value-type="date" office:date-value="2027-08-31T00:00:00" table:style-name="ce2">
            <text:p>31/08/2027</text:p>
          </table:table-cell>
          <table:table-cell office:value-type="date" office:date-value="2027-09-01T00:00:00" table:style-name="ce2">
            <text:p>01/09/2027</text:p>
          </table:table-cell>
          <table:table-cell office:value-type="date" office:date-value="2027-09-02T00:00:00" table:style-name="ce2">
            <text:p>02/09/2027</text:p>
          </table:table-cell>
          <table:table-cell office:value-type="date" office:date-value="2027-09-03T00:00:00" table:style-name="ce2">
            <text:p>03/09/2027</text:p>
          </table:table-cell>
          <table:table-cell office:value-type="date" office:date-value="2027-09-04T00:00:00" table:style-name="ce2">
            <text:p>04/09/2027</text:p>
          </table:table-cell>
          <table:table-cell office:value-type="date" office:date-value="2027-09-05T00:00:00" table:style-name="ce2">
            <text:p>05/09/2027</text:p>
          </table:table-cell>
          <table:table-cell office:value-type="date" office:date-value="2027-09-06T00:00:00" table:style-name="ce2">
            <text:p>06/09/2027</text:p>
          </table:table-cell>
          <table:table-cell office:value-type="date" office:date-value="2027-09-07T00:00:00" table:style-name="ce2">
            <text:p>07/09/2027</text:p>
          </table:table-cell>
          <table:table-cell office:value-type="date" office:date-value="2027-09-08T00:00:00" table:style-name="ce2">
            <text:p>08/09/2027</text:p>
          </table:table-cell>
          <table:table-cell office:value-type="date" office:date-value="2027-09-09T00:00:00" table:style-name="ce2">
            <text:p>09/09/2027</text:p>
          </table:table-cell>
          <table:table-cell office:value-type="date" office:date-value="2027-09-10T00:00:00" table:style-name="ce2">
            <text:p>10/09/2027</text:p>
          </table:table-cell>
          <table:table-cell office:value-type="date" office:date-value="2027-09-11T00:00:00" table:style-name="ce2">
            <text:p>11/09/2027</text:p>
          </table:table-cell>
          <table:table-cell office:value-type="date" office:date-value="2027-09-12T00:00:00" table:style-name="ce2">
            <text:p>12/09/2027</text:p>
          </table:table-cell>
          <table:table-cell office:value-type="date" office:date-value="2027-09-13T00:00:00" table:style-name="ce2">
            <text:p>13/09/2027</text:p>
          </table:table-cell>
          <table:table-cell office:value-type="date" office:date-value="2027-09-14T00:00:00" table:style-name="ce2">
            <text:p>14/09/2027</text:p>
          </table:table-cell>
          <table:table-cell office:value-type="date" office:date-value="2027-09-15T00:00:00" table:style-name="ce2">
            <text:p>15/09/2027</text:p>
          </table:table-cell>
          <table:table-cell office:value-type="date" office:date-value="2027-09-16T00:00:00" table:style-name="ce2">
            <text:p>16/09/2027</text:p>
          </table:table-cell>
          <table:table-cell office:value-type="date" office:date-value="2027-09-17T00:00:00" table:style-name="ce2">
            <text:p>17/09/2027</text:p>
          </table:table-cell>
          <table:table-cell office:value-type="date" office:date-value="2027-09-18T00:00:00" table:style-name="ce2">
            <text:p>18/09/2027</text:p>
          </table:table-cell>
          <table:table-cell office:value-type="date" office:date-value="2027-09-19T00:00:00" table:style-name="ce2">
            <text:p>19/09/2027</text:p>
          </table:table-cell>
          <table:table-cell office:value-type="date" office:date-value="2027-09-20T00:00:00" table:style-name="ce2">
            <text:p>20/09/2027</text:p>
          </table:table-cell>
          <table:table-cell office:value-type="date" office:date-value="2027-09-21T00:00:00" table:style-name="ce2">
            <text:p>21/09/2027</text:p>
          </table:table-cell>
          <table:table-cell office:value-type="date" office:date-value="2027-09-22T00:00:00" table:style-name="ce2">
            <text:p>22/09/2027</text:p>
          </table:table-cell>
          <table:table-cell office:value-type="date" office:date-value="2027-09-23T00:00:00" table:style-name="ce2">
            <text:p>23/09/2027</text:p>
          </table:table-cell>
          <table:table-cell office:value-type="date" office:date-value="2027-09-24T00:00:00" table:style-name="ce2">
            <text:p>24/09/2027</text:p>
          </table:table-cell>
          <table:table-cell office:value-type="date" office:date-value="2027-09-25T00:00:00" table:style-name="ce2">
            <text:p>25/09/2027</text:p>
          </table:table-cell>
          <table:table-cell office:value-type="date" office:date-value="2027-09-26T00:00:00" table:style-name="ce2">
            <text:p>26/09/2027</text:p>
          </table:table-cell>
          <table:table-cell office:value-type="date" office:date-value="2027-09-27T00:00:00" table:style-name="ce2">
            <text:p>27/09/2027</text:p>
          </table:table-cell>
          <table:table-cell office:value-type="date" office:date-value="2027-09-28T00:00:00" table:style-name="ce2">
            <text:p>28/09/2027</text:p>
          </table:table-cell>
          <table:table-cell office:value-type="date" office:date-value="2027-09-29T00:00:00" table:style-name="ce2">
            <text:p>29/09/2027</text:p>
          </table:table-cell>
          <table:table-cell office:value-type="date" office:date-value="2027-09-30T00:00:00" table:style-name="ce2">
            <text:p>30/09/2027</text:p>
          </table:table-cell>
          <table:table-cell office:value-type="date" office:date-value="2027-10-01T00:00:00" table:style-name="ce2">
            <text:p>01/10/2027</text:p>
          </table:table-cell>
          <table:table-cell office:value-type="date" office:date-value="2027-10-02T00:00:00" table:style-name="ce2">
            <text:p>02/10/2027</text:p>
          </table:table-cell>
          <table:table-cell office:value-type="date" office:date-value="2027-10-03T00:00:00" table:style-name="ce2">
            <text:p>03/10/2027</text:p>
          </table:table-cell>
          <table:table-cell office:value-type="date" office:date-value="2027-10-04T00:00:00" table:style-name="ce2">
            <text:p>04/10/2027</text:p>
          </table:table-cell>
          <table:table-cell office:value-type="date" office:date-value="2027-10-05T00:00:00" table:style-name="ce2">
            <text:p>05/10/2027</text:p>
          </table:table-cell>
          <table:table-cell office:value-type="date" office:date-value="2027-10-06T00:00:00" table:style-name="ce2">
            <text:p>06/10/2027</text:p>
          </table:table-cell>
          <table:table-cell office:value-type="date" office:date-value="2027-10-07T00:00:00" table:style-name="ce2">
            <text:p>07/10/2027</text:p>
          </table:table-cell>
          <table:table-cell office:value-type="date" office:date-value="2027-10-08T00:00:00" table:style-name="ce2">
            <text:p>08/10/2027</text:p>
          </table:table-cell>
          <table:table-cell office:value-type="date" office:date-value="2027-10-09T00:00:00" table:style-name="ce2">
            <text:p>09/10/2027</text:p>
          </table:table-cell>
          <table:table-cell office:value-type="date" office:date-value="2027-10-10T00:00:00" table:style-name="ce2">
            <text:p>10/10/2027</text:p>
          </table:table-cell>
          <table:table-cell office:value-type="date" office:date-value="2027-10-11T00:00:00" table:style-name="ce2">
            <text:p>11/10/2027</text:p>
          </table:table-cell>
          <table:table-cell office:value-type="date" office:date-value="2027-10-12T00:00:00" table:style-name="ce2">
            <text:p>12/10/2027</text:p>
          </table:table-cell>
          <table:table-cell office:value-type="date" office:date-value="2027-10-13T00:00:00" table:style-name="ce2">
            <text:p>13/10/2027</text:p>
          </table:table-cell>
          <table:table-cell office:value-type="date" office:date-value="2027-10-14T00:00:00" table:style-name="ce2">
            <text:p>14/10/2027</text:p>
          </table:table-cell>
          <table:table-cell office:value-type="date" office:date-value="2027-10-15T00:00:00" table:style-name="ce2">
            <text:p>15/10/2027</text:p>
          </table:table-cell>
          <table:table-cell office:value-type="date" office:date-value="2027-10-16T00:00:00" table:style-name="ce2">
            <text:p>16/10/2027</text:p>
          </table:table-cell>
          <table:table-cell office:value-type="date" office:date-value="2027-10-17T00:00:00" table:style-name="ce2">
            <text:p>17/10/2027</text:p>
          </table:table-cell>
          <table:table-cell office:value-type="date" office:date-value="2027-10-18T00:00:00" table:style-name="ce2">
            <text:p>18/10/2027</text:p>
          </table:table-cell>
          <table:table-cell office:value-type="date" office:date-value="2027-10-19T00:00:00" table:style-name="ce2">
            <text:p>19/10/2027</text:p>
          </table:table-cell>
          <table:table-cell office:value-type="date" office:date-value="2027-10-20T00:00:00" table:style-name="ce2">
            <text:p>20/10/2027</text:p>
          </table:table-cell>
          <table:table-cell office:value-type="date" office:date-value="2027-10-21T00:00:00" table:style-name="ce2">
            <text:p>21/10/2027</text:p>
          </table:table-cell>
          <table:table-cell office:value-type="date" office:date-value="2027-10-22T00:00:00" table:style-name="ce2">
            <text:p>22/10/2027</text:p>
          </table:table-cell>
          <table:table-cell office:value-type="date" office:date-value="2027-10-23T00:00:00" table:style-name="ce2">
            <text:p>23/10/2027</text:p>
          </table:table-cell>
          <table:table-cell office:value-type="date" office:date-value="2027-10-24T00:00:00" table:style-name="ce2">
            <text:p>24/10/2027</text:p>
          </table:table-cell>
          <table:table-cell office:value-type="date" office:date-value="2027-10-25T00:00:00" table:style-name="ce2">
            <text:p>25/10/2027</text:p>
          </table:table-cell>
          <table:table-cell office:value-type="date" office:date-value="2027-10-26T00:00:00" table:style-name="ce2">
            <text:p>26/10/2027</text:p>
          </table:table-cell>
          <table:table-cell office:value-type="date" office:date-value="2027-10-27T00:00:00" table:style-name="ce2">
            <text:p>27/10/2027</text:p>
          </table:table-cell>
          <table:table-cell office:value-type="date" office:date-value="2027-10-28T00:00:00" table:style-name="ce2">
            <text:p>28/10/2027</text:p>
          </table:table-cell>
          <table:table-cell office:value-type="date" office:date-value="2027-10-29T00:00:00" table:style-name="ce2">
            <text:p>29/10/2027</text:p>
          </table:table-cell>
          <table:table-cell office:value-type="date" office:date-value="2027-10-30T00:00:00" table:style-name="ce2">
            <text:p>30/10/2027</text:p>
          </table:table-cell>
          <table:table-cell office:value-type="date" office:date-value="2027-10-31T00:00:00" table:style-name="ce2">
            <text:p>31/10/2027</text:p>
          </table:table-cell>
          <table:table-cell office:value-type="date" office:date-value="2027-11-01T00:00:00" table:style-name="ce2">
            <text:p>01/11/2027</text:p>
          </table:table-cell>
          <table:table-cell office:value-type="date" office:date-value="2027-11-02T00:00:00" table:style-name="ce2">
            <text:p>02/11/2027</text:p>
          </table:table-cell>
          <table:table-cell office:value-type="date" office:date-value="2027-11-03T00:00:00" table:style-name="ce2">
            <text:p>03/11/2027</text:p>
          </table:table-cell>
          <table:table-cell office:value-type="date" office:date-value="2027-11-04T00:00:00" table:style-name="ce2">
            <text:p>04/11/2027</text:p>
          </table:table-cell>
          <table:table-cell office:value-type="date" office:date-value="2027-11-05T00:00:00" table:style-name="ce2">
            <text:p>05/11/2027</text:p>
          </table:table-cell>
          <table:table-cell office:value-type="date" office:date-value="2027-11-06T00:00:00" table:style-name="ce2">
            <text:p>06/11/2027</text:p>
          </table:table-cell>
          <table:table-cell office:value-type="date" office:date-value="2027-11-07T00:00:00" table:style-name="ce2">
            <text:p>07/11/2027</text:p>
          </table:table-cell>
          <table:table-cell office:value-type="date" office:date-value="2027-11-08T00:00:00" table:style-name="ce2">
            <text:p>08/11/2027</text:p>
          </table:table-cell>
          <table:table-cell table:number-columns-repeated="16284"/>
        </table:table-row>
        <table:table-row table:style-name="ro1">
          <table:table-cell office:value-type="date" office:date-value="2027-11-09T00:00:00" table:style-name="ce2">
            <text:p>09/11/2027</text:p>
          </table:table-cell>
          <table:table-cell office:value-type="date" office:date-value="2027-11-10T00:00:00" table:style-name="ce2">
            <text:p>10/11/2027</text:p>
          </table:table-cell>
          <table:table-cell office:value-type="date" office:date-value="2027-11-11T00:00:00" table:style-name="ce2">
            <text:p>11/11/2027</text:p>
          </table:table-cell>
          <table:table-cell office:value-type="date" office:date-value="2027-11-12T00:00:00" table:style-name="ce2">
            <text:p>12/11/2027</text:p>
          </table:table-cell>
          <table:table-cell office:value-type="date" office:date-value="2027-11-13T00:00:00" table:style-name="ce2">
            <text:p>13/11/2027</text:p>
          </table:table-cell>
          <table:table-cell office:value-type="date" office:date-value="2027-11-14T00:00:00" table:style-name="ce2">
            <text:p>14/11/2027</text:p>
          </table:table-cell>
          <table:table-cell office:value-type="date" office:date-value="2027-11-15T00:00:00" table:style-name="ce2">
            <text:p>15/11/2027</text:p>
          </table:table-cell>
          <table:table-cell office:value-type="date" office:date-value="2027-11-16T00:00:00" table:style-name="ce2">
            <text:p>16/11/2027</text:p>
          </table:table-cell>
          <table:table-cell office:value-type="date" office:date-value="2027-11-17T00:00:00" table:style-name="ce2">
            <text:p>17/11/2027</text:p>
          </table:table-cell>
          <table:table-cell office:value-type="date" office:date-value="2027-11-18T00:00:00" table:style-name="ce2">
            <text:p>18/11/2027</text:p>
          </table:table-cell>
          <table:table-cell office:value-type="date" office:date-value="2027-11-19T00:00:00" table:style-name="ce2">
            <text:p>19/11/2027</text:p>
          </table:table-cell>
          <table:table-cell office:value-type="date" office:date-value="2027-11-20T00:00:00" table:style-name="ce2">
            <text:p>20/11/2027</text:p>
          </table:table-cell>
          <table:table-cell office:value-type="date" office:date-value="2027-11-21T00:00:00" table:style-name="ce2">
            <text:p>21/11/2027</text:p>
          </table:table-cell>
          <table:table-cell office:value-type="date" office:date-value="2027-11-22T00:00:00" table:style-name="ce2">
            <text:p>22/11/2027</text:p>
          </table:table-cell>
          <table:table-cell office:value-type="date" office:date-value="2027-11-23T00:00:00" table:style-name="ce2">
            <text:p>23/11/2027</text:p>
          </table:table-cell>
          <table:table-cell office:value-type="date" office:date-value="2027-11-24T00:00:00" table:style-name="ce2">
            <text:p>24/11/2027</text:p>
          </table:table-cell>
          <table:table-cell office:value-type="date" office:date-value="2027-11-25T00:00:00" table:style-name="ce2">
            <text:p>25/11/2027</text:p>
          </table:table-cell>
          <table:table-cell office:value-type="date" office:date-value="2027-11-26T00:00:00" table:style-name="ce2">
            <text:p>26/11/2027</text:p>
          </table:table-cell>
          <table:table-cell office:value-type="date" office:date-value="2027-11-27T00:00:00" table:style-name="ce2">
            <text:p>27/11/2027</text:p>
          </table:table-cell>
          <table:table-cell office:value-type="date" office:date-value="2027-11-28T00:00:00" table:style-name="ce2">
            <text:p>28/11/2027</text:p>
          </table:table-cell>
          <table:table-cell office:value-type="date" office:date-value="2027-11-29T00:00:00" table:style-name="ce2">
            <text:p>29/11/2027</text:p>
          </table:table-cell>
          <table:table-cell office:value-type="date" office:date-value="2027-11-30T00:00:00" table:style-name="ce2">
            <text:p>30/11/2027</text:p>
          </table:table-cell>
          <table:table-cell office:value-type="date" office:date-value="2027-12-01T00:00:00" table:style-name="ce2">
            <text:p>01/12/2027</text:p>
          </table:table-cell>
          <table:table-cell office:value-type="date" office:date-value="2027-12-02T00:00:00" table:style-name="ce2">
            <text:p>02/12/2027</text:p>
          </table:table-cell>
          <table:table-cell office:value-type="date" office:date-value="2027-12-03T00:00:00" table:style-name="ce2">
            <text:p>03/12/2027</text:p>
          </table:table-cell>
          <table:table-cell office:value-type="date" office:date-value="2027-12-04T00:00:00" table:style-name="ce2">
            <text:p>04/12/2027</text:p>
          </table:table-cell>
          <table:table-cell office:value-type="date" office:date-value="2027-12-05T00:00:00" table:style-name="ce2">
            <text:p>05/12/2027</text:p>
          </table:table-cell>
          <table:table-cell office:value-type="date" office:date-value="2027-12-06T00:00:00" table:style-name="ce2">
            <text:p>06/12/2027</text:p>
          </table:table-cell>
          <table:table-cell office:value-type="date" office:date-value="2027-12-07T00:00:00" table:style-name="ce2">
            <text:p>07/12/2027</text:p>
          </table:table-cell>
          <table:table-cell office:value-type="date" office:date-value="2027-12-08T00:00:00" table:style-name="ce2">
            <text:p>08/12/2027</text:p>
          </table:table-cell>
          <table:table-cell office:value-type="date" office:date-value="2027-12-09T00:00:00" table:style-name="ce2">
            <text:p>09/12/2027</text:p>
          </table:table-cell>
          <table:table-cell office:value-type="date" office:date-value="2027-12-10T00:00:00" table:style-name="ce2">
            <text:p>10/12/2027</text:p>
          </table:table-cell>
          <table:table-cell office:value-type="date" office:date-value="2027-12-11T00:00:00" table:style-name="ce2">
            <text:p>11/12/2027</text:p>
          </table:table-cell>
          <table:table-cell office:value-type="date" office:date-value="2027-12-12T00:00:00" table:style-name="ce2">
            <text:p>12/12/2027</text:p>
          </table:table-cell>
          <table:table-cell office:value-type="date" office:date-value="2027-12-13T00:00:00" table:style-name="ce2">
            <text:p>13/12/2027</text:p>
          </table:table-cell>
          <table:table-cell office:value-type="date" office:date-value="2027-12-14T00:00:00" table:style-name="ce2">
            <text:p>14/12/2027</text:p>
          </table:table-cell>
          <table:table-cell office:value-type="date" office:date-value="2027-12-15T00:00:00" table:style-name="ce2">
            <text:p>15/12/2027</text:p>
          </table:table-cell>
          <table:table-cell office:value-type="date" office:date-value="2027-12-16T00:00:00" table:style-name="ce2">
            <text:p>16/12/2027</text:p>
          </table:table-cell>
          <table:table-cell office:value-type="date" office:date-value="2027-12-17T00:00:00" table:style-name="ce2">
            <text:p>17/12/2027</text:p>
          </table:table-cell>
          <table:table-cell office:value-type="date" office:date-value="2027-12-18T00:00:00" table:style-name="ce2">
            <text:p>18/12/2027</text:p>
          </table:table-cell>
          <table:table-cell office:value-type="date" office:date-value="2027-12-19T00:00:00" table:style-name="ce2">
            <text:p>19/12/2027</text:p>
          </table:table-cell>
          <table:table-cell office:value-type="date" office:date-value="2027-12-20T00:00:00" table:style-name="ce2">
            <text:p>20/12/2027</text:p>
          </table:table-cell>
          <table:table-cell office:value-type="date" office:date-value="2027-12-21T00:00:00" table:style-name="ce2">
            <text:p>21/12/2027</text:p>
          </table:table-cell>
          <table:table-cell office:value-type="date" office:date-value="2027-12-22T00:00:00" table:style-name="ce2">
            <text:p>22/12/2027</text:p>
          </table:table-cell>
          <table:table-cell office:value-type="date" office:date-value="2027-12-23T00:00:00" table:style-name="ce2">
            <text:p>23/12/2027</text:p>
          </table:table-cell>
          <table:table-cell office:value-type="date" office:date-value="2027-12-24T00:00:00" table:style-name="ce2">
            <text:p>24/12/2027</text:p>
          </table:table-cell>
          <table:table-cell office:value-type="date" office:date-value="2027-12-25T00:00:00" table:style-name="ce2">
            <text:p>25/12/2027</text:p>
          </table:table-cell>
          <table:table-cell office:value-type="date" office:date-value="2027-12-26T00:00:00" table:style-name="ce2">
            <text:p>26/12/2027</text:p>
          </table:table-cell>
          <table:table-cell office:value-type="date" office:date-value="2027-12-27T00:00:00" table:style-name="ce2">
            <text:p>27/12/2027</text:p>
          </table:table-cell>
          <table:table-cell office:value-type="date" office:date-value="2027-12-28T00:00:00" table:style-name="ce2">
            <text:p>28/12/2027</text:p>
          </table:table-cell>
          <table:table-cell office:value-type="date" office:date-value="2027-12-29T00:00:00" table:style-name="ce2">
            <text:p>29/12/2027</text:p>
          </table:table-cell>
          <table:table-cell office:value-type="date" office:date-value="2027-12-30T00:00:00" table:style-name="ce2">
            <text:p>30/12/2027</text:p>
          </table:table-cell>
          <table:table-cell office:value-type="date" office:date-value="2027-12-31T00:00:00" table:style-name="ce2">
            <text:p>31/12/2027</text:p>
          </table:table-cell>
          <table:table-cell office:value-type="date" office:date-value="2028-01-01T00:00:00" table:style-name="ce2">
            <text:p>01/01/2028</text:p>
          </table:table-cell>
          <table:table-cell office:value-type="date" office:date-value="2028-01-02T00:00:00" table:style-name="ce2">
            <text:p>02/01/2028</text:p>
          </table:table-cell>
          <table:table-cell office:value-type="date" office:date-value="2028-01-03T00:00:00" table:style-name="ce2">
            <text:p>03/01/2028</text:p>
          </table:table-cell>
          <table:table-cell office:value-type="date" office:date-value="2028-01-04T00:00:00" table:style-name="ce2">
            <text:p>04/01/2028</text:p>
          </table:table-cell>
          <table:table-cell office:value-type="date" office:date-value="2028-01-05T00:00:00" table:style-name="ce2">
            <text:p>05/01/2028</text:p>
          </table:table-cell>
          <table:table-cell office:value-type="date" office:date-value="2028-01-06T00:00:00" table:style-name="ce2">
            <text:p>06/01/2028</text:p>
          </table:table-cell>
          <table:table-cell office:value-type="date" office:date-value="2028-01-07T00:00:00" table:style-name="ce2">
            <text:p>07/01/2028</text:p>
          </table:table-cell>
          <table:table-cell office:value-type="date" office:date-value="2028-01-08T00:00:00" table:style-name="ce2">
            <text:p>08/01/2028</text:p>
          </table:table-cell>
          <table:table-cell office:value-type="date" office:date-value="2028-01-09T00:00:00" table:style-name="ce2">
            <text:p>09/01/2028</text:p>
          </table:table-cell>
          <table:table-cell office:value-type="date" office:date-value="2028-01-10T00:00:00" table:style-name="ce2">
            <text:p>10/01/2028</text:p>
          </table:table-cell>
          <table:table-cell office:value-type="date" office:date-value="2028-01-11T00:00:00" table:style-name="ce2">
            <text:p>11/01/2028</text:p>
          </table:table-cell>
          <table:table-cell office:value-type="date" office:date-value="2028-01-12T00:00:00" table:style-name="ce2">
            <text:p>12/01/2028</text:p>
          </table:table-cell>
          <table:table-cell office:value-type="date" office:date-value="2028-01-13T00:00:00" table:style-name="ce2">
            <text:p>13/01/2028</text:p>
          </table:table-cell>
          <table:table-cell office:value-type="date" office:date-value="2028-01-14T00:00:00" table:style-name="ce2">
            <text:p>14/01/2028</text:p>
          </table:table-cell>
          <table:table-cell office:value-type="date" office:date-value="2028-01-15T00:00:00" table:style-name="ce2">
            <text:p>15/01/2028</text:p>
          </table:table-cell>
          <table:table-cell office:value-type="date" office:date-value="2028-01-16T00:00:00" table:style-name="ce2">
            <text:p>16/01/2028</text:p>
          </table:table-cell>
          <table:table-cell office:value-type="date" office:date-value="2028-01-17T00:00:00" table:style-name="ce2">
            <text:p>17/01/2028</text:p>
          </table:table-cell>
          <table:table-cell office:value-type="date" office:date-value="2028-01-18T00:00:00" table:style-name="ce2">
            <text:p>18/01/2028</text:p>
          </table:table-cell>
          <table:table-cell office:value-type="date" office:date-value="2028-01-19T00:00:00" table:style-name="ce2">
            <text:p>19/01/2028</text:p>
          </table:table-cell>
          <table:table-cell office:value-type="date" office:date-value="2028-01-20T00:00:00" table:style-name="ce2">
            <text:p>20/01/2028</text:p>
          </table:table-cell>
          <table:table-cell office:value-type="date" office:date-value="2028-01-21T00:00:00" table:style-name="ce2">
            <text:p>21/01/2028</text:p>
          </table:table-cell>
          <table:table-cell office:value-type="date" office:date-value="2028-01-22T00:00:00" table:style-name="ce2">
            <text:p>22/01/2028</text:p>
          </table:table-cell>
          <table:table-cell office:value-type="date" office:date-value="2028-01-23T00:00:00" table:style-name="ce2">
            <text:p>23/01/2028</text:p>
          </table:table-cell>
          <table:table-cell office:value-type="date" office:date-value="2028-01-24T00:00:00" table:style-name="ce2">
            <text:p>24/01/2028</text:p>
          </table:table-cell>
          <table:table-cell office:value-type="date" office:date-value="2028-01-25T00:00:00" table:style-name="ce2">
            <text:p>25/01/2028</text:p>
          </table:table-cell>
          <table:table-cell office:value-type="date" office:date-value="2028-01-26T00:00:00" table:style-name="ce2">
            <text:p>26/01/2028</text:p>
          </table:table-cell>
          <table:table-cell office:value-type="date" office:date-value="2028-01-27T00:00:00" table:style-name="ce2">
            <text:p>27/01/2028</text:p>
          </table:table-cell>
          <table:table-cell office:value-type="date" office:date-value="2028-01-28T00:00:00" table:style-name="ce2">
            <text:p>28/01/2028</text:p>
          </table:table-cell>
          <table:table-cell office:value-type="date" office:date-value="2028-01-29T00:00:00" table:style-name="ce2">
            <text:p>29/01/2028</text:p>
          </table:table-cell>
          <table:table-cell office:value-type="date" office:date-value="2028-01-30T00:00:00" table:style-name="ce2">
            <text:p>30/01/2028</text:p>
          </table:table-cell>
          <table:table-cell office:value-type="date" office:date-value="2028-01-31T00:00:00" table:style-name="ce2">
            <text:p>31/01/2028</text:p>
          </table:table-cell>
          <table:table-cell office:value-type="date" office:date-value="2028-02-01T00:00:00" table:style-name="ce2">
            <text:p>01/02/2028</text:p>
          </table:table-cell>
          <table:table-cell office:value-type="date" office:date-value="2028-02-02T00:00:00" table:style-name="ce2">
            <text:p>02/02/2028</text:p>
          </table:table-cell>
          <table:table-cell office:value-type="date" office:date-value="2028-02-03T00:00:00" table:style-name="ce2">
            <text:p>03/02/2028</text:p>
          </table:table-cell>
          <table:table-cell office:value-type="date" office:date-value="2028-02-04T00:00:00" table:style-name="ce2">
            <text:p>04/02/2028</text:p>
          </table:table-cell>
          <table:table-cell office:value-type="date" office:date-value="2028-02-05T00:00:00" table:style-name="ce2">
            <text:p>05/02/2028</text:p>
          </table:table-cell>
          <table:table-cell office:value-type="date" office:date-value="2028-02-06T00:00:00" table:style-name="ce2">
            <text:p>06/02/2028</text:p>
          </table:table-cell>
          <table:table-cell office:value-type="date" office:date-value="2028-02-07T00:00:00" table:style-name="ce2">
            <text:p>07/02/2028</text:p>
          </table:table-cell>
          <table:table-cell office:value-type="date" office:date-value="2028-02-08T00:00:00" table:style-name="ce2">
            <text:p>08/02/2028</text:p>
          </table:table-cell>
          <table:table-cell office:value-type="date" office:date-value="2028-02-09T00:00:00" table:style-name="ce2">
            <text:p>09/02/2028</text:p>
          </table:table-cell>
          <table:table-cell office:value-type="date" office:date-value="2028-02-10T00:00:00" table:style-name="ce2">
            <text:p>10/02/2028</text:p>
          </table:table-cell>
          <table:table-cell office:value-type="date" office:date-value="2028-02-11T00:00:00" table:style-name="ce2">
            <text:p>11/02/2028</text:p>
          </table:table-cell>
          <table:table-cell office:value-type="date" office:date-value="2028-02-12T00:00:00" table:style-name="ce2">
            <text:p>12/02/2028</text:p>
          </table:table-cell>
          <table:table-cell office:value-type="date" office:date-value="2028-02-13T00:00:00" table:style-name="ce2">
            <text:p>13/02/2028</text:p>
          </table:table-cell>
          <table:table-cell office:value-type="date" office:date-value="2028-02-14T00:00:00" table:style-name="ce2">
            <text:p>14/02/2028</text:p>
          </table:table-cell>
          <table:table-cell office:value-type="date" office:date-value="2028-02-15T00:00:00" table:style-name="ce2">
            <text:p>15/02/2028</text:p>
          </table:table-cell>
          <table:table-cell office:value-type="date" office:date-value="2028-02-16T00:00:00" table:style-name="ce2">
            <text:p>16/02/2028</text:p>
          </table:table-cell>
          <table:table-cell table:number-columns-repeated="16284"/>
        </table:table-row>
        <table:table-row table:style-name="ro1">
          <table:table-cell office:value-type="date" office:date-value="2028-02-17T00:00:00" table:style-name="ce2">
            <text:p>17/02/2028</text:p>
          </table:table-cell>
          <table:table-cell office:value-type="date" office:date-value="2028-02-18T00:00:00" table:style-name="ce2">
            <text:p>18/02/2028</text:p>
          </table:table-cell>
          <table:table-cell office:value-type="date" office:date-value="2028-02-19T00:00:00" table:style-name="ce2">
            <text:p>19/02/2028</text:p>
          </table:table-cell>
          <table:table-cell office:value-type="date" office:date-value="2028-02-20T00:00:00" table:style-name="ce2">
            <text:p>20/02/2028</text:p>
          </table:table-cell>
          <table:table-cell office:value-type="date" office:date-value="2028-02-21T00:00:00" table:style-name="ce2">
            <text:p>21/02/2028</text:p>
          </table:table-cell>
          <table:table-cell office:value-type="date" office:date-value="2028-02-22T00:00:00" table:style-name="ce2">
            <text:p>22/02/2028</text:p>
          </table:table-cell>
          <table:table-cell office:value-type="date" office:date-value="2028-02-23T00:00:00" table:style-name="ce2">
            <text:p>23/02/2028</text:p>
          </table:table-cell>
          <table:table-cell office:value-type="date" office:date-value="2028-02-24T00:00:00" table:style-name="ce2">
            <text:p>24/02/2028</text:p>
          </table:table-cell>
          <table:table-cell office:value-type="date" office:date-value="2028-02-25T00:00:00" table:style-name="ce2">
            <text:p>25/02/2028</text:p>
          </table:table-cell>
          <table:table-cell office:value-type="date" office:date-value="2028-02-26T00:00:00" table:style-name="ce2">
            <text:p>26/02/2028</text:p>
          </table:table-cell>
          <table:table-cell office:value-type="date" office:date-value="2028-02-27T00:00:00" table:style-name="ce2">
            <text:p>27/02/2028</text:p>
          </table:table-cell>
          <table:table-cell office:value-type="date" office:date-value="2028-02-28T00:00:00" table:style-name="ce2">
            <text:p>28/02/2028</text:p>
          </table:table-cell>
          <table:table-cell office:value-type="date" office:date-value="2028-02-29T00:00:00" table:style-name="ce2">
            <text:p>29/02/2028</text:p>
          </table:table-cell>
          <table:table-cell office:value-type="date" office:date-value="2028-03-01T00:00:00" table:style-name="ce2">
            <text:p>01/03/2028</text:p>
          </table:table-cell>
          <table:table-cell office:value-type="date" office:date-value="2028-03-02T00:00:00" table:style-name="ce2">
            <text:p>02/03/2028</text:p>
          </table:table-cell>
          <table:table-cell office:value-type="date" office:date-value="2028-03-03T00:00:00" table:style-name="ce2">
            <text:p>03/03/2028</text:p>
          </table:table-cell>
          <table:table-cell office:value-type="date" office:date-value="2028-03-04T00:00:00" table:style-name="ce2">
            <text:p>04/03/2028</text:p>
          </table:table-cell>
          <table:table-cell office:value-type="date" office:date-value="2028-03-05T00:00:00" table:style-name="ce2">
            <text:p>05/03/2028</text:p>
          </table:table-cell>
          <table:table-cell office:value-type="date" office:date-value="2028-03-06T00:00:00" table:style-name="ce2">
            <text:p>06/03/2028</text:p>
          </table:table-cell>
          <table:table-cell office:value-type="date" office:date-value="2028-03-07T00:00:00" table:style-name="ce2">
            <text:p>07/03/2028</text:p>
          </table:table-cell>
          <table:table-cell office:value-type="date" office:date-value="2028-03-08T00:00:00" table:style-name="ce2">
            <text:p>08/03/2028</text:p>
          </table:table-cell>
          <table:table-cell office:value-type="date" office:date-value="2028-03-09T00:00:00" table:style-name="ce2">
            <text:p>09/03/2028</text:p>
          </table:table-cell>
          <table:table-cell office:value-type="date" office:date-value="2028-03-10T00:00:00" table:style-name="ce2">
            <text:p>10/03/2028</text:p>
          </table:table-cell>
          <table:table-cell office:value-type="date" office:date-value="2028-03-11T00:00:00" table:style-name="ce2">
            <text:p>11/03/2028</text:p>
          </table:table-cell>
          <table:table-cell office:value-type="date" office:date-value="2028-03-12T00:00:00" table:style-name="ce2">
            <text:p>12/03/2028</text:p>
          </table:table-cell>
          <table:table-cell office:value-type="date" office:date-value="2028-03-13T00:00:00" table:style-name="ce2">
            <text:p>13/03/2028</text:p>
          </table:table-cell>
          <table:table-cell office:value-type="date" office:date-value="2028-03-14T00:00:00" table:style-name="ce2">
            <text:p>14/03/2028</text:p>
          </table:table-cell>
          <table:table-cell office:value-type="date" office:date-value="2028-03-15T00:00:00" table:style-name="ce2">
            <text:p>15/03/2028</text:p>
          </table:table-cell>
          <table:table-cell office:value-type="date" office:date-value="2028-03-16T00:00:00" table:style-name="ce2">
            <text:p>16/03/2028</text:p>
          </table:table-cell>
          <table:table-cell office:value-type="date" office:date-value="2028-03-17T00:00:00" table:style-name="ce2">
            <text:p>17/03/2028</text:p>
          </table:table-cell>
          <table:table-cell office:value-type="date" office:date-value="2028-03-18T00:00:00" table:style-name="ce2">
            <text:p>18/03/2028</text:p>
          </table:table-cell>
          <table:table-cell office:value-type="date" office:date-value="2028-03-19T00:00:00" table:style-name="ce2">
            <text:p>19/03/2028</text:p>
          </table:table-cell>
          <table:table-cell office:value-type="date" office:date-value="2028-03-20T00:00:00" table:style-name="ce2">
            <text:p>20/03/2028</text:p>
          </table:table-cell>
          <table:table-cell office:value-type="date" office:date-value="2028-03-21T00:00:00" table:style-name="ce2">
            <text:p>21/03/2028</text:p>
          </table:table-cell>
          <table:table-cell office:value-type="date" office:date-value="2028-03-22T00:00:00" table:style-name="ce2">
            <text:p>22/03/2028</text:p>
          </table:table-cell>
          <table:table-cell office:value-type="date" office:date-value="2028-03-23T00:00:00" table:style-name="ce2">
            <text:p>23/03/2028</text:p>
          </table:table-cell>
          <table:table-cell office:value-type="date" office:date-value="2028-03-24T00:00:00" table:style-name="ce2">
            <text:p>24/03/2028</text:p>
          </table:table-cell>
          <table:table-cell office:value-type="date" office:date-value="2028-03-25T00:00:00" table:style-name="ce2">
            <text:p>25/03/2028</text:p>
          </table:table-cell>
          <table:table-cell office:value-type="date" office:date-value="2028-03-26T00:00:00" table:style-name="ce2">
            <text:p>26/03/2028</text:p>
          </table:table-cell>
          <table:table-cell office:value-type="date" office:date-value="2028-03-27T00:00:00" table:style-name="ce2">
            <text:p>27/03/2028</text:p>
          </table:table-cell>
          <table:table-cell office:value-type="date" office:date-value="2028-03-28T00:00:00" table:style-name="ce2">
            <text:p>28/03/2028</text:p>
          </table:table-cell>
          <table:table-cell office:value-type="date" office:date-value="2028-03-29T00:00:00" table:style-name="ce2">
            <text:p>29/03/2028</text:p>
          </table:table-cell>
          <table:table-cell office:value-type="date" office:date-value="2028-03-30T00:00:00" table:style-name="ce2">
            <text:p>30/03/2028</text:p>
          </table:table-cell>
          <table:table-cell office:value-type="date" office:date-value="2028-03-31T00:00:00" table:style-name="ce2">
            <text:p>31/03/2028</text:p>
          </table:table-cell>
          <table:table-cell office:value-type="date" office:date-value="2028-04-01T00:00:00" table:style-name="ce2">
            <text:p>01/04/2028</text:p>
          </table:table-cell>
          <table:table-cell office:value-type="date" office:date-value="2028-04-02T00:00:00" table:style-name="ce2">
            <text:p>02/04/2028</text:p>
          </table:table-cell>
          <table:table-cell office:value-type="date" office:date-value="2028-04-03T00:00:00" table:style-name="ce2">
            <text:p>03/04/2028</text:p>
          </table:table-cell>
          <table:table-cell office:value-type="date" office:date-value="2028-04-04T00:00:00" table:style-name="ce2">
            <text:p>04/04/2028</text:p>
          </table:table-cell>
          <table:table-cell office:value-type="date" office:date-value="2028-04-05T00:00:00" table:style-name="ce2">
            <text:p>05/04/2028</text:p>
          </table:table-cell>
          <table:table-cell office:value-type="date" office:date-value="2028-04-06T00:00:00" table:style-name="ce2">
            <text:p>06/04/2028</text:p>
          </table:table-cell>
          <table:table-cell office:value-type="date" office:date-value="2028-04-07T00:00:00" table:style-name="ce2">
            <text:p>07/04/2028</text:p>
          </table:table-cell>
          <table:table-cell office:value-type="date" office:date-value="2028-04-08T00:00:00" table:style-name="ce2">
            <text:p>08/04/2028</text:p>
          </table:table-cell>
          <table:table-cell office:value-type="date" office:date-value="2028-04-09T00:00:00" table:style-name="ce2">
            <text:p>09/04/2028</text:p>
          </table:table-cell>
          <table:table-cell office:value-type="date" office:date-value="2028-04-10T00:00:00" table:style-name="ce2">
            <text:p>10/04/2028</text:p>
          </table:table-cell>
          <table:table-cell office:value-type="date" office:date-value="2028-04-11T00:00:00" table:style-name="ce2">
            <text:p>11/04/2028</text:p>
          </table:table-cell>
          <table:table-cell office:value-type="date" office:date-value="2028-04-12T00:00:00" table:style-name="ce2">
            <text:p>12/04/2028</text:p>
          </table:table-cell>
          <table:table-cell office:value-type="date" office:date-value="2028-04-13T00:00:00" table:style-name="ce2">
            <text:p>13/04/2028</text:p>
          </table:table-cell>
          <table:table-cell office:value-type="date" office:date-value="2028-04-14T00:00:00" table:style-name="ce2">
            <text:p>14/04/2028</text:p>
          </table:table-cell>
          <table:table-cell office:value-type="date" office:date-value="2028-04-15T00:00:00" table:style-name="ce2">
            <text:p>15/04/2028</text:p>
          </table:table-cell>
          <table:table-cell office:value-type="date" office:date-value="2028-04-16T00:00:00" table:style-name="ce2">
            <text:p>16/04/2028</text:p>
          </table:table-cell>
          <table:table-cell office:value-type="date" office:date-value="2028-04-17T00:00:00" table:style-name="ce2">
            <text:p>17/04/2028</text:p>
          </table:table-cell>
          <table:table-cell office:value-type="date" office:date-value="2028-04-18T00:00:00" table:style-name="ce2">
            <text:p>18/04/2028</text:p>
          </table:table-cell>
          <table:table-cell office:value-type="date" office:date-value="2028-04-19T00:00:00" table:style-name="ce2">
            <text:p>19/04/2028</text:p>
          </table:table-cell>
          <table:table-cell office:value-type="date" office:date-value="2028-04-20T00:00:00" table:style-name="ce2">
            <text:p>20/04/2028</text:p>
          </table:table-cell>
          <table:table-cell office:value-type="date" office:date-value="2028-04-21T00:00:00" table:style-name="ce2">
            <text:p>21/04/2028</text:p>
          </table:table-cell>
          <table:table-cell office:value-type="date" office:date-value="2028-04-22T00:00:00" table:style-name="ce2">
            <text:p>22/04/2028</text:p>
          </table:table-cell>
          <table:table-cell office:value-type="date" office:date-value="2028-04-23T00:00:00" table:style-name="ce2">
            <text:p>23/04/2028</text:p>
          </table:table-cell>
          <table:table-cell office:value-type="date" office:date-value="2028-04-24T00:00:00" table:style-name="ce2">
            <text:p>24/04/2028</text:p>
          </table:table-cell>
          <table:table-cell office:value-type="date" office:date-value="2028-04-25T00:00:00" table:style-name="ce2">
            <text:p>25/04/2028</text:p>
          </table:table-cell>
          <table:table-cell office:value-type="date" office:date-value="2028-04-26T00:00:00" table:style-name="ce2">
            <text:p>26/04/2028</text:p>
          </table:table-cell>
          <table:table-cell office:value-type="date" office:date-value="2028-04-27T00:00:00" table:style-name="ce2">
            <text:p>27/04/2028</text:p>
          </table:table-cell>
          <table:table-cell office:value-type="date" office:date-value="2028-04-28T00:00:00" table:style-name="ce2">
            <text:p>28/04/2028</text:p>
          </table:table-cell>
          <table:table-cell office:value-type="date" office:date-value="2028-04-29T00:00:00" table:style-name="ce2">
            <text:p>29/04/2028</text:p>
          </table:table-cell>
          <table:table-cell office:value-type="date" office:date-value="2028-04-30T00:00:00" table:style-name="ce2">
            <text:p>30/04/2028</text:p>
          </table:table-cell>
          <table:table-cell office:value-type="date" office:date-value="2028-05-01T00:00:00" table:style-name="ce2">
            <text:p>01/05/2028</text:p>
          </table:table-cell>
          <table:table-cell office:value-type="date" office:date-value="2028-05-02T00:00:00" table:style-name="ce2">
            <text:p>02/05/2028</text:p>
          </table:table-cell>
          <table:table-cell office:value-type="date" office:date-value="2028-05-03T00:00:00" table:style-name="ce2">
            <text:p>03/05/2028</text:p>
          </table:table-cell>
          <table:table-cell office:value-type="date" office:date-value="2028-05-04T00:00:00" table:style-name="ce2">
            <text:p>04/05/2028</text:p>
          </table:table-cell>
          <table:table-cell office:value-type="date" office:date-value="2028-05-05T00:00:00" table:style-name="ce2">
            <text:p>05/05/2028</text:p>
          </table:table-cell>
          <table:table-cell office:value-type="date" office:date-value="2028-05-06T00:00:00" table:style-name="ce2">
            <text:p>06/05/2028</text:p>
          </table:table-cell>
          <table:table-cell office:value-type="date" office:date-value="2028-05-07T00:00:00" table:style-name="ce2">
            <text:p>07/05/2028</text:p>
          </table:table-cell>
          <table:table-cell office:value-type="date" office:date-value="2028-05-08T00:00:00" table:style-name="ce2">
            <text:p>08/05/2028</text:p>
          </table:table-cell>
          <table:table-cell office:value-type="date" office:date-value="2028-05-09T00:00:00" table:style-name="ce2">
            <text:p>09/05/2028</text:p>
          </table:table-cell>
          <table:table-cell office:value-type="date" office:date-value="2028-05-10T00:00:00" table:style-name="ce2">
            <text:p>10/05/2028</text:p>
          </table:table-cell>
          <table:table-cell office:value-type="date" office:date-value="2028-05-11T00:00:00" table:style-name="ce2">
            <text:p>11/05/2028</text:p>
          </table:table-cell>
          <table:table-cell office:value-type="date" office:date-value="2028-05-12T00:00:00" table:style-name="ce2">
            <text:p>12/05/2028</text:p>
          </table:table-cell>
          <table:table-cell office:value-type="date" office:date-value="2028-05-13T00:00:00" table:style-name="ce2">
            <text:p>13/05/2028</text:p>
          </table:table-cell>
          <table:table-cell office:value-type="date" office:date-value="2028-05-14T00:00:00" table:style-name="ce2">
            <text:p>14/05/2028</text:p>
          </table:table-cell>
          <table:table-cell office:value-type="date" office:date-value="2028-05-15T00:00:00" table:style-name="ce2">
            <text:p>15/05/2028</text:p>
          </table:table-cell>
          <table:table-cell office:value-type="date" office:date-value="2028-05-16T00:00:00" table:style-name="ce2">
            <text:p>16/05/2028</text:p>
          </table:table-cell>
          <table:table-cell office:value-type="date" office:date-value="2028-05-17T00:00:00" table:style-name="ce2">
            <text:p>17/05/2028</text:p>
          </table:table-cell>
          <table:table-cell office:value-type="date" office:date-value="2028-05-18T00:00:00" table:style-name="ce2">
            <text:p>18/05/2028</text:p>
          </table:table-cell>
          <table:table-cell office:value-type="date" office:date-value="2028-05-19T00:00:00" table:style-name="ce2">
            <text:p>19/05/2028</text:p>
          </table:table-cell>
          <table:table-cell office:value-type="date" office:date-value="2028-05-20T00:00:00" table:style-name="ce2">
            <text:p>20/05/2028</text:p>
          </table:table-cell>
          <table:table-cell office:value-type="date" office:date-value="2028-05-21T00:00:00" table:style-name="ce2">
            <text:p>21/05/2028</text:p>
          </table:table-cell>
          <table:table-cell office:value-type="date" office:date-value="2028-05-22T00:00:00" table:style-name="ce2">
            <text:p>22/05/2028</text:p>
          </table:table-cell>
          <table:table-cell office:value-type="date" office:date-value="2028-05-23T00:00:00" table:style-name="ce2">
            <text:p>23/05/2028</text:p>
          </table:table-cell>
          <table:table-cell office:value-type="date" office:date-value="2028-05-24T00:00:00" table:style-name="ce2">
            <text:p>24/05/2028</text:p>
          </table:table-cell>
          <table:table-cell office:value-type="date" office:date-value="2028-05-25T00:00:00" table:style-name="ce2">
            <text:p>25/05/2028</text:p>
          </table:table-cell>
          <table:table-cell office:value-type="date" office:date-value="2028-05-26T00:00:00" table:style-name="ce2">
            <text:p>26/05/2028</text:p>
          </table:table-cell>
          <table:table-cell table:number-columns-repeated="16284"/>
        </table:table-row>
        <table:table-row table:style-name="ro1">
          <table:table-cell office:value-type="date" office:date-value="2028-05-27T00:00:00" table:style-name="ce2">
            <text:p>27/05/2028</text:p>
          </table:table-cell>
          <table:table-cell office:value-type="date" office:date-value="2028-05-28T00:00:00" table:style-name="ce2">
            <text:p>28/05/2028</text:p>
          </table:table-cell>
          <table:table-cell office:value-type="date" office:date-value="2028-05-29T00:00:00" table:style-name="ce2">
            <text:p>29/05/2028</text:p>
          </table:table-cell>
          <table:table-cell office:value-type="date" office:date-value="2028-05-30T00:00:00" table:style-name="ce2">
            <text:p>30/05/2028</text:p>
          </table:table-cell>
          <table:table-cell office:value-type="date" office:date-value="2028-05-31T00:00:00" table:style-name="ce2">
            <text:p>31/05/2028</text:p>
          </table:table-cell>
          <table:table-cell office:value-type="date" office:date-value="2028-06-01T00:00:00" table:style-name="ce2">
            <text:p>01/06/2028</text:p>
          </table:table-cell>
          <table:table-cell office:value-type="date" office:date-value="2028-06-02T00:00:00" table:style-name="ce2">
            <text:p>02/06/2028</text:p>
          </table:table-cell>
          <table:table-cell office:value-type="date" office:date-value="2028-06-03T00:00:00" table:style-name="ce2">
            <text:p>03/06/2028</text:p>
          </table:table-cell>
          <table:table-cell office:value-type="date" office:date-value="2028-06-04T00:00:00" table:style-name="ce2">
            <text:p>04/06/2028</text:p>
          </table:table-cell>
          <table:table-cell office:value-type="date" office:date-value="2028-06-05T00:00:00" table:style-name="ce2">
            <text:p>05/06/2028</text:p>
          </table:table-cell>
          <table:table-cell office:value-type="date" office:date-value="2028-06-06T00:00:00" table:style-name="ce2">
            <text:p>06/06/2028</text:p>
          </table:table-cell>
          <table:table-cell office:value-type="date" office:date-value="2028-06-07T00:00:00" table:style-name="ce2">
            <text:p>07/06/2028</text:p>
          </table:table-cell>
          <table:table-cell office:value-type="date" office:date-value="2028-06-08T00:00:00" table:style-name="ce2">
            <text:p>08/06/2028</text:p>
          </table:table-cell>
          <table:table-cell office:value-type="date" office:date-value="2028-06-09T00:00:00" table:style-name="ce2">
            <text:p>09/06/2028</text:p>
          </table:table-cell>
          <table:table-cell office:value-type="date" office:date-value="2028-06-10T00:00:00" table:style-name="ce2">
            <text:p>10/06/2028</text:p>
          </table:table-cell>
          <table:table-cell office:value-type="date" office:date-value="2028-06-11T00:00:00" table:style-name="ce2">
            <text:p>11/06/2028</text:p>
          </table:table-cell>
          <table:table-cell office:value-type="date" office:date-value="2028-06-12T00:00:00" table:style-name="ce2">
            <text:p>12/06/2028</text:p>
          </table:table-cell>
          <table:table-cell office:value-type="date" office:date-value="2028-06-13T00:00:00" table:style-name="ce2">
            <text:p>13/06/2028</text:p>
          </table:table-cell>
          <table:table-cell office:value-type="date" office:date-value="2028-06-14T00:00:00" table:style-name="ce2">
            <text:p>14/06/2028</text:p>
          </table:table-cell>
          <table:table-cell office:value-type="date" office:date-value="2028-06-15T00:00:00" table:style-name="ce2">
            <text:p>15/06/2028</text:p>
          </table:table-cell>
          <table:table-cell office:value-type="date" office:date-value="2028-06-16T00:00:00" table:style-name="ce2">
            <text:p>16/06/2028</text:p>
          </table:table-cell>
          <table:table-cell office:value-type="date" office:date-value="2028-06-17T00:00:00" table:style-name="ce2">
            <text:p>17/06/2028</text:p>
          </table:table-cell>
          <table:table-cell office:value-type="date" office:date-value="2028-06-18T00:00:00" table:style-name="ce2">
            <text:p>18/06/2028</text:p>
          </table:table-cell>
          <table:table-cell office:value-type="date" office:date-value="2028-06-19T00:00:00" table:style-name="ce2">
            <text:p>19/06/2028</text:p>
          </table:table-cell>
          <table:table-cell office:value-type="date" office:date-value="2028-06-20T00:00:00" table:style-name="ce2">
            <text:p>20/06/2028</text:p>
          </table:table-cell>
          <table:table-cell office:value-type="date" office:date-value="2028-06-21T00:00:00" table:style-name="ce2">
            <text:p>21/06/2028</text:p>
          </table:table-cell>
          <table:table-cell office:value-type="date" office:date-value="2028-06-22T00:00:00" table:style-name="ce2">
            <text:p>22/06/2028</text:p>
          </table:table-cell>
          <table:table-cell office:value-type="date" office:date-value="2028-06-23T00:00:00" table:style-name="ce2">
            <text:p>23/06/2028</text:p>
          </table:table-cell>
          <table:table-cell office:value-type="date" office:date-value="2028-06-24T00:00:00" table:style-name="ce2">
            <text:p>24/06/2028</text:p>
          </table:table-cell>
          <table:table-cell office:value-type="date" office:date-value="2028-06-25T00:00:00" table:style-name="ce2">
            <text:p>25/06/2028</text:p>
          </table:table-cell>
          <table:table-cell office:value-type="date" office:date-value="2028-06-26T00:00:00" table:style-name="ce2">
            <text:p>26/06/2028</text:p>
          </table:table-cell>
          <table:table-cell office:value-type="date" office:date-value="2028-06-27T00:00:00" table:style-name="ce2">
            <text:p>27/06/2028</text:p>
          </table:table-cell>
          <table:table-cell office:value-type="date" office:date-value="2028-06-28T00:00:00" table:style-name="ce2">
            <text:p>28/06/2028</text:p>
          </table:table-cell>
          <table:table-cell office:value-type="date" office:date-value="2028-06-29T00:00:00" table:style-name="ce2">
            <text:p>29/06/2028</text:p>
          </table:table-cell>
          <table:table-cell office:value-type="date" office:date-value="2028-06-30T00:00:00" table:style-name="ce2">
            <text:p>30/06/2028</text:p>
          </table:table-cell>
          <table:table-cell office:value-type="date" office:date-value="2028-07-01T00:00:00" table:style-name="ce2">
            <text:p>01/07/2028</text:p>
          </table:table-cell>
          <table:table-cell office:value-type="date" office:date-value="2028-07-02T00:00:00" table:style-name="ce2">
            <text:p>02/07/2028</text:p>
          </table:table-cell>
          <table:table-cell office:value-type="date" office:date-value="2028-07-03T00:00:00" table:style-name="ce2">
            <text:p>03/07/2028</text:p>
          </table:table-cell>
          <table:table-cell office:value-type="date" office:date-value="2028-07-04T00:00:00" table:style-name="ce2">
            <text:p>04/07/2028</text:p>
          </table:table-cell>
          <table:table-cell office:value-type="date" office:date-value="2028-07-05T00:00:00" table:style-name="ce2">
            <text:p>05/07/2028</text:p>
          </table:table-cell>
          <table:table-cell office:value-type="date" office:date-value="2028-07-06T00:00:00" table:style-name="ce2">
            <text:p>06/07/2028</text:p>
          </table:table-cell>
          <table:table-cell office:value-type="date" office:date-value="2028-07-07T00:00:00" table:style-name="ce2">
            <text:p>07/07/2028</text:p>
          </table:table-cell>
          <table:table-cell office:value-type="date" office:date-value="2028-07-08T00:00:00" table:style-name="ce2">
            <text:p>08/07/2028</text:p>
          </table:table-cell>
          <table:table-cell office:value-type="date" office:date-value="2028-07-09T00:00:00" table:style-name="ce2">
            <text:p>09/07/2028</text:p>
          </table:table-cell>
          <table:table-cell office:value-type="date" office:date-value="2028-07-10T00:00:00" table:style-name="ce2">
            <text:p>10/07/2028</text:p>
          </table:table-cell>
          <table:table-cell office:value-type="date" office:date-value="2028-07-11T00:00:00" table:style-name="ce2">
            <text:p>11/07/2028</text:p>
          </table:table-cell>
          <table:table-cell office:value-type="date" office:date-value="2028-07-12T00:00:00" table:style-name="ce2">
            <text:p>12/07/2028</text:p>
          </table:table-cell>
          <table:table-cell office:value-type="date" office:date-value="2028-07-13T00:00:00" table:style-name="ce2">
            <text:p>13/07/2028</text:p>
          </table:table-cell>
          <table:table-cell office:value-type="date" office:date-value="2028-07-14T00:00:00" table:style-name="ce2">
            <text:p>14/07/2028</text:p>
          </table:table-cell>
          <table:table-cell office:value-type="date" office:date-value="2028-07-15T00:00:00" table:style-name="ce2">
            <text:p>15/07/2028</text:p>
          </table:table-cell>
          <table:table-cell office:value-type="date" office:date-value="2028-07-16T00:00:00" table:style-name="ce2">
            <text:p>16/07/2028</text:p>
          </table:table-cell>
          <table:table-cell office:value-type="date" office:date-value="2028-07-17T00:00:00" table:style-name="ce2">
            <text:p>17/07/2028</text:p>
          </table:table-cell>
          <table:table-cell office:value-type="date" office:date-value="2028-07-18T00:00:00" table:style-name="ce2">
            <text:p>18/07/2028</text:p>
          </table:table-cell>
          <table:table-cell office:value-type="date" office:date-value="2028-07-19T00:00:00" table:style-name="ce2">
            <text:p>19/07/2028</text:p>
          </table:table-cell>
          <table:table-cell office:value-type="date" office:date-value="2028-07-20T00:00:00" table:style-name="ce2">
            <text:p>20/07/2028</text:p>
          </table:table-cell>
          <table:table-cell office:value-type="date" office:date-value="2028-07-21T00:00:00" table:style-name="ce2">
            <text:p>21/07/2028</text:p>
          </table:table-cell>
          <table:table-cell office:value-type="date" office:date-value="2028-07-22T00:00:00" table:style-name="ce2">
            <text:p>22/07/2028</text:p>
          </table:table-cell>
          <table:table-cell office:value-type="date" office:date-value="2028-07-23T00:00:00" table:style-name="ce2">
            <text:p>23/07/2028</text:p>
          </table:table-cell>
          <table:table-cell office:value-type="date" office:date-value="2028-07-24T00:00:00" table:style-name="ce2">
            <text:p>24/07/2028</text:p>
          </table:table-cell>
          <table:table-cell office:value-type="date" office:date-value="2028-07-25T00:00:00" table:style-name="ce2">
            <text:p>25/07/2028</text:p>
          </table:table-cell>
          <table:table-cell office:value-type="date" office:date-value="2028-07-26T00:00:00" table:style-name="ce2">
            <text:p>26/07/2028</text:p>
          </table:table-cell>
          <table:table-cell office:value-type="date" office:date-value="2028-07-27T00:00:00" table:style-name="ce2">
            <text:p>27/07/2028</text:p>
          </table:table-cell>
          <table:table-cell office:value-type="date" office:date-value="2028-07-28T00:00:00" table:style-name="ce2">
            <text:p>28/07/2028</text:p>
          </table:table-cell>
          <table:table-cell office:value-type="date" office:date-value="2028-07-29T00:00:00" table:style-name="ce2">
            <text:p>29/07/2028</text:p>
          </table:table-cell>
          <table:table-cell office:value-type="date" office:date-value="2028-07-30T00:00:00" table:style-name="ce2">
            <text:p>30/07/2028</text:p>
          </table:table-cell>
          <table:table-cell office:value-type="date" office:date-value="2028-07-31T00:00:00" table:style-name="ce2">
            <text:p>31/07/2028</text:p>
          </table:table-cell>
          <table:table-cell office:value-type="date" office:date-value="2028-08-01T00:00:00" table:style-name="ce2">
            <text:p>01/08/2028</text:p>
          </table:table-cell>
          <table:table-cell office:value-type="date" office:date-value="2028-08-02T00:00:00" table:style-name="ce2">
            <text:p>02/08/2028</text:p>
          </table:table-cell>
          <table:table-cell office:value-type="date" office:date-value="2028-08-03T00:00:00" table:style-name="ce2">
            <text:p>03/08/2028</text:p>
          </table:table-cell>
          <table:table-cell office:value-type="date" office:date-value="2028-08-04T00:00:00" table:style-name="ce2">
            <text:p>04/08/2028</text:p>
          </table:table-cell>
          <table:table-cell office:value-type="date" office:date-value="2028-08-05T00:00:00" table:style-name="ce2">
            <text:p>05/08/2028</text:p>
          </table:table-cell>
          <table:table-cell office:value-type="date" office:date-value="2028-08-06T00:00:00" table:style-name="ce2">
            <text:p>06/08/2028</text:p>
          </table:table-cell>
          <table:table-cell office:value-type="date" office:date-value="2028-08-07T00:00:00" table:style-name="ce2">
            <text:p>07/08/2028</text:p>
          </table:table-cell>
          <table:table-cell office:value-type="date" office:date-value="2028-08-08T00:00:00" table:style-name="ce2">
            <text:p>08/08/2028</text:p>
          </table:table-cell>
          <table:table-cell office:value-type="date" office:date-value="2028-08-09T00:00:00" table:style-name="ce2">
            <text:p>09/08/2028</text:p>
          </table:table-cell>
          <table:table-cell office:value-type="date" office:date-value="2028-08-10T00:00:00" table:style-name="ce2">
            <text:p>10/08/2028</text:p>
          </table:table-cell>
          <table:table-cell office:value-type="date" office:date-value="2028-08-11T00:00:00" table:style-name="ce2">
            <text:p>11/08/2028</text:p>
          </table:table-cell>
          <table:table-cell office:value-type="date" office:date-value="2028-08-12T00:00:00" table:style-name="ce2">
            <text:p>12/08/2028</text:p>
          </table:table-cell>
          <table:table-cell office:value-type="date" office:date-value="2028-08-13T00:00:00" table:style-name="ce2">
            <text:p>13/08/2028</text:p>
          </table:table-cell>
          <table:table-cell office:value-type="date" office:date-value="2028-08-14T00:00:00" table:style-name="ce2">
            <text:p>14/08/2028</text:p>
          </table:table-cell>
          <table:table-cell office:value-type="date" office:date-value="2028-08-15T00:00:00" table:style-name="ce2">
            <text:p>15/08/2028</text:p>
          </table:table-cell>
          <table:table-cell office:value-type="date" office:date-value="2028-08-16T00:00:00" table:style-name="ce2">
            <text:p>16/08/2028</text:p>
          </table:table-cell>
          <table:table-cell office:value-type="date" office:date-value="2028-08-17T00:00:00" table:style-name="ce2">
            <text:p>17/08/2028</text:p>
          </table:table-cell>
          <table:table-cell office:value-type="date" office:date-value="2028-08-18T00:00:00" table:style-name="ce2">
            <text:p>18/08/2028</text:p>
          </table:table-cell>
          <table:table-cell office:value-type="date" office:date-value="2028-08-19T00:00:00" table:style-name="ce2">
            <text:p>19/08/2028</text:p>
          </table:table-cell>
          <table:table-cell office:value-type="date" office:date-value="2028-08-20T00:00:00" table:style-name="ce2">
            <text:p>20/08/2028</text:p>
          </table:table-cell>
          <table:table-cell office:value-type="date" office:date-value="2028-08-21T00:00:00" table:style-name="ce2">
            <text:p>21/08/2028</text:p>
          </table:table-cell>
          <table:table-cell office:value-type="date" office:date-value="2028-08-22T00:00:00" table:style-name="ce2">
            <text:p>22/08/2028</text:p>
          </table:table-cell>
          <table:table-cell office:value-type="date" office:date-value="2028-08-23T00:00:00" table:style-name="ce2">
            <text:p>23/08/2028</text:p>
          </table:table-cell>
          <table:table-cell office:value-type="date" office:date-value="2028-08-24T00:00:00" table:style-name="ce2">
            <text:p>24/08/2028</text:p>
          </table:table-cell>
          <table:table-cell office:value-type="date" office:date-value="2028-08-25T00:00:00" table:style-name="ce2">
            <text:p>25/08/2028</text:p>
          </table:table-cell>
          <table:table-cell office:value-type="date" office:date-value="2028-08-26T00:00:00" table:style-name="ce2">
            <text:p>26/08/2028</text:p>
          </table:table-cell>
          <table:table-cell office:value-type="date" office:date-value="2028-08-27T00:00:00" table:style-name="ce2">
            <text:p>27/08/2028</text:p>
          </table:table-cell>
          <table:table-cell office:value-type="date" office:date-value="2028-08-28T00:00:00" table:style-name="ce2">
            <text:p>28/08/2028</text:p>
          </table:table-cell>
          <table:table-cell office:value-type="date" office:date-value="2028-08-29T00:00:00" table:style-name="ce2">
            <text:p>29/08/2028</text:p>
          </table:table-cell>
          <table:table-cell office:value-type="date" office:date-value="2028-08-30T00:00:00" table:style-name="ce2">
            <text:p>30/08/2028</text:p>
          </table:table-cell>
          <table:table-cell office:value-type="date" office:date-value="2028-08-31T00:00:00" table:style-name="ce2">
            <text:p>31/08/2028</text:p>
          </table:table-cell>
          <table:table-cell office:value-type="date" office:date-value="2028-09-01T00:00:00" table:style-name="ce2">
            <text:p>01/09/2028</text:p>
          </table:table-cell>
          <table:table-cell office:value-type="date" office:date-value="2028-09-02T00:00:00" table:style-name="ce2">
            <text:p>02/09/2028</text:p>
          </table:table-cell>
          <table:table-cell office:value-type="date" office:date-value="2028-09-03T00:00:00" table:style-name="ce2">
            <text:p>03/09/2028</text:p>
          </table:table-cell>
          <table:table-cell table:number-columns-repeated="16284"/>
        </table:table-row>
        <table:table-row table:style-name="ro1">
          <table:table-cell office:value-type="date" office:date-value="2028-09-04T00:00:00" table:style-name="ce2">
            <text:p>04/09/2028</text:p>
          </table:table-cell>
          <table:table-cell office:value-type="date" office:date-value="2028-09-05T00:00:00" table:style-name="ce2">
            <text:p>05/09/2028</text:p>
          </table:table-cell>
          <table:table-cell office:value-type="date" office:date-value="2028-09-06T00:00:00" table:style-name="ce2">
            <text:p>06/09/2028</text:p>
          </table:table-cell>
          <table:table-cell office:value-type="date" office:date-value="2028-09-07T00:00:00" table:style-name="ce2">
            <text:p>07/09/2028</text:p>
          </table:table-cell>
          <table:table-cell office:value-type="date" office:date-value="2028-09-08T00:00:00" table:style-name="ce2">
            <text:p>08/09/2028</text:p>
          </table:table-cell>
          <table:table-cell office:value-type="date" office:date-value="2028-09-09T00:00:00" table:style-name="ce2">
            <text:p>09/09/2028</text:p>
          </table:table-cell>
          <table:table-cell office:value-type="date" office:date-value="2028-09-10T00:00:00" table:style-name="ce2">
            <text:p>10/09/2028</text:p>
          </table:table-cell>
          <table:table-cell office:value-type="date" office:date-value="2028-09-11T00:00:00" table:style-name="ce2">
            <text:p>11/09/2028</text:p>
          </table:table-cell>
          <table:table-cell office:value-type="date" office:date-value="2028-09-12T00:00:00" table:style-name="ce2">
            <text:p>12/09/2028</text:p>
          </table:table-cell>
          <table:table-cell office:value-type="date" office:date-value="2028-09-13T00:00:00" table:style-name="ce2">
            <text:p>13/09/2028</text:p>
          </table:table-cell>
          <table:table-cell office:value-type="date" office:date-value="2028-09-14T00:00:00" table:style-name="ce2">
            <text:p>14/09/2028</text:p>
          </table:table-cell>
          <table:table-cell office:value-type="date" office:date-value="2028-09-15T00:00:00" table:style-name="ce2">
            <text:p>15/09/2028</text:p>
          </table:table-cell>
          <table:table-cell office:value-type="date" office:date-value="2028-09-16T00:00:00" table:style-name="ce2">
            <text:p>16/09/2028</text:p>
          </table:table-cell>
          <table:table-cell office:value-type="date" office:date-value="2028-09-17T00:00:00" table:style-name="ce2">
            <text:p>17/09/2028</text:p>
          </table:table-cell>
          <table:table-cell office:value-type="date" office:date-value="2028-09-18T00:00:00" table:style-name="ce2">
            <text:p>18/09/2028</text:p>
          </table:table-cell>
          <table:table-cell office:value-type="date" office:date-value="2028-09-19T00:00:00" table:style-name="ce2">
            <text:p>19/09/2028</text:p>
          </table:table-cell>
          <table:table-cell office:value-type="date" office:date-value="2028-09-20T00:00:00" table:style-name="ce2">
            <text:p>20/09/2028</text:p>
          </table:table-cell>
          <table:table-cell office:value-type="date" office:date-value="2028-09-21T00:00:00" table:style-name="ce2">
            <text:p>21/09/2028</text:p>
          </table:table-cell>
          <table:table-cell office:value-type="date" office:date-value="2028-09-22T00:00:00" table:style-name="ce2">
            <text:p>22/09/2028</text:p>
          </table:table-cell>
          <table:table-cell office:value-type="date" office:date-value="2028-09-23T00:00:00" table:style-name="ce2">
            <text:p>23/09/2028</text:p>
          </table:table-cell>
          <table:table-cell office:value-type="date" office:date-value="2028-09-24T00:00:00" table:style-name="ce2">
            <text:p>24/09/2028</text:p>
          </table:table-cell>
          <table:table-cell office:value-type="date" office:date-value="2028-09-25T00:00:00" table:style-name="ce2">
            <text:p>25/09/2028</text:p>
          </table:table-cell>
          <table:table-cell office:value-type="date" office:date-value="2028-09-26T00:00:00" table:style-name="ce2">
            <text:p>26/09/2028</text:p>
          </table:table-cell>
          <table:table-cell office:value-type="date" office:date-value="2028-09-27T00:00:00" table:style-name="ce2">
            <text:p>27/09/2028</text:p>
          </table:table-cell>
          <table:table-cell office:value-type="date" office:date-value="2028-09-28T00:00:00" table:style-name="ce2">
            <text:p>28/09/2028</text:p>
          </table:table-cell>
          <table:table-cell office:value-type="date" office:date-value="2028-09-29T00:00:00" table:style-name="ce2">
            <text:p>29/09/2028</text:p>
          </table:table-cell>
          <table:table-cell office:value-type="date" office:date-value="2028-09-30T00:00:00" table:style-name="ce2">
            <text:p>30/09/2028</text:p>
          </table:table-cell>
          <table:table-cell office:value-type="date" office:date-value="2028-10-01T00:00:00" table:style-name="ce2">
            <text:p>01/10/2028</text:p>
          </table:table-cell>
          <table:table-cell office:value-type="date" office:date-value="2028-10-02T00:00:00" table:style-name="ce2">
            <text:p>02/10/2028</text:p>
          </table:table-cell>
          <table:table-cell office:value-type="date" office:date-value="2028-10-03T00:00:00" table:style-name="ce2">
            <text:p>03/10/2028</text:p>
          </table:table-cell>
          <table:table-cell office:value-type="date" office:date-value="2028-10-04T00:00:00" table:style-name="ce2">
            <text:p>04/10/2028</text:p>
          </table:table-cell>
          <table:table-cell office:value-type="date" office:date-value="2028-10-05T00:00:00" table:style-name="ce2">
            <text:p>05/10/2028</text:p>
          </table:table-cell>
          <table:table-cell office:value-type="date" office:date-value="2028-10-06T00:00:00" table:style-name="ce2">
            <text:p>06/10/2028</text:p>
          </table:table-cell>
          <table:table-cell office:value-type="date" office:date-value="2028-10-07T00:00:00" table:style-name="ce2">
            <text:p>07/10/2028</text:p>
          </table:table-cell>
          <table:table-cell office:value-type="date" office:date-value="2028-10-08T00:00:00" table:style-name="ce2">
            <text:p>08/10/2028</text:p>
          </table:table-cell>
          <table:table-cell office:value-type="date" office:date-value="2028-10-09T00:00:00" table:style-name="ce2">
            <text:p>09/10/2028</text:p>
          </table:table-cell>
          <table:table-cell office:value-type="date" office:date-value="2028-10-10T00:00:00" table:style-name="ce2">
            <text:p>10/10/2028</text:p>
          </table:table-cell>
          <table:table-cell office:value-type="date" office:date-value="2028-10-11T00:00:00" table:style-name="ce2">
            <text:p>11/10/2028</text:p>
          </table:table-cell>
          <table:table-cell office:value-type="date" office:date-value="2028-10-12T00:00:00" table:style-name="ce2">
            <text:p>12/10/2028</text:p>
          </table:table-cell>
          <table:table-cell office:value-type="date" office:date-value="2028-10-13T00:00:00" table:style-name="ce2">
            <text:p>13/10/2028</text:p>
          </table:table-cell>
          <table:table-cell office:value-type="date" office:date-value="2028-10-14T00:00:00" table:style-name="ce2">
            <text:p>14/10/2028</text:p>
          </table:table-cell>
          <table:table-cell office:value-type="date" office:date-value="2028-10-15T00:00:00" table:style-name="ce2">
            <text:p>15/10/2028</text:p>
          </table:table-cell>
          <table:table-cell office:value-type="date" office:date-value="2028-10-16T00:00:00" table:style-name="ce2">
            <text:p>16/10/2028</text:p>
          </table:table-cell>
          <table:table-cell office:value-type="date" office:date-value="2028-10-17T00:00:00" table:style-name="ce2">
            <text:p>17/10/2028</text:p>
          </table:table-cell>
          <table:table-cell office:value-type="date" office:date-value="2028-10-18T00:00:00" table:style-name="ce2">
            <text:p>18/10/2028</text:p>
          </table:table-cell>
          <table:table-cell office:value-type="date" office:date-value="2028-10-19T00:00:00" table:style-name="ce2">
            <text:p>19/10/2028</text:p>
          </table:table-cell>
          <table:table-cell office:value-type="date" office:date-value="2028-10-20T00:00:00" table:style-name="ce2">
            <text:p>20/10/2028</text:p>
          </table:table-cell>
          <table:table-cell office:value-type="date" office:date-value="2028-10-21T00:00:00" table:style-name="ce2">
            <text:p>21/10/2028</text:p>
          </table:table-cell>
          <table:table-cell office:value-type="date" office:date-value="2028-10-22T00:00:00" table:style-name="ce2">
            <text:p>22/10/2028</text:p>
          </table:table-cell>
          <table:table-cell office:value-type="date" office:date-value="2028-10-23T00:00:00" table:style-name="ce2">
            <text:p>23/10/2028</text:p>
          </table:table-cell>
          <table:table-cell office:value-type="date" office:date-value="2028-10-24T00:00:00" table:style-name="ce2">
            <text:p>24/10/2028</text:p>
          </table:table-cell>
          <table:table-cell office:value-type="date" office:date-value="2028-10-25T00:00:00" table:style-name="ce2">
            <text:p>25/10/2028</text:p>
          </table:table-cell>
          <table:table-cell office:value-type="date" office:date-value="2028-10-26T00:00:00" table:style-name="ce2">
            <text:p>26/10/2028</text:p>
          </table:table-cell>
          <table:table-cell office:value-type="date" office:date-value="2028-10-27T00:00:00" table:style-name="ce2">
            <text:p>27/10/2028</text:p>
          </table:table-cell>
          <table:table-cell office:value-type="date" office:date-value="2028-10-28T00:00:00" table:style-name="ce2">
            <text:p>28/10/2028</text:p>
          </table:table-cell>
          <table:table-cell office:value-type="date" office:date-value="2028-10-29T00:00:00" table:style-name="ce2">
            <text:p>29/10/2028</text:p>
          </table:table-cell>
          <table:table-cell office:value-type="date" office:date-value="2028-10-30T00:00:00" table:style-name="ce2">
            <text:p>30/10/2028</text:p>
          </table:table-cell>
          <table:table-cell office:value-type="date" office:date-value="2028-10-31T00:00:00" table:style-name="ce2">
            <text:p>31/10/2028</text:p>
          </table:table-cell>
          <table:table-cell office:value-type="date" office:date-value="2028-11-01T00:00:00" table:style-name="ce2">
            <text:p>01/11/2028</text:p>
          </table:table-cell>
          <table:table-cell office:value-type="date" office:date-value="2028-11-02T00:00:00" table:style-name="ce2">
            <text:p>02/11/2028</text:p>
          </table:table-cell>
          <table:table-cell office:value-type="date" office:date-value="2028-11-03T00:00:00" table:style-name="ce2">
            <text:p>03/11/2028</text:p>
          </table:table-cell>
          <table:table-cell office:value-type="date" office:date-value="2028-11-04T00:00:00" table:style-name="ce2">
            <text:p>04/11/2028</text:p>
          </table:table-cell>
          <table:table-cell office:value-type="date" office:date-value="2028-11-05T00:00:00" table:style-name="ce2">
            <text:p>05/11/2028</text:p>
          </table:table-cell>
          <table:table-cell office:value-type="date" office:date-value="2028-11-06T00:00:00" table:style-name="ce2">
            <text:p>06/11/2028</text:p>
          </table:table-cell>
          <table:table-cell office:value-type="date" office:date-value="2028-11-07T00:00:00" table:style-name="ce2">
            <text:p>07/11/2028</text:p>
          </table:table-cell>
          <table:table-cell office:value-type="date" office:date-value="2028-11-08T00:00:00" table:style-name="ce2">
            <text:p>08/11/2028</text:p>
          </table:table-cell>
          <table:table-cell office:value-type="date" office:date-value="2028-11-09T00:00:00" table:style-name="ce2">
            <text:p>09/11/2028</text:p>
          </table:table-cell>
          <table:table-cell office:value-type="date" office:date-value="2028-11-10T00:00:00" table:style-name="ce2">
            <text:p>10/11/2028</text:p>
          </table:table-cell>
          <table:table-cell office:value-type="date" office:date-value="2028-11-11T00:00:00" table:style-name="ce2">
            <text:p>11/11/2028</text:p>
          </table:table-cell>
          <table:table-cell office:value-type="date" office:date-value="2028-11-12T00:00:00" table:style-name="ce2">
            <text:p>12/11/2028</text:p>
          </table:table-cell>
          <table:table-cell office:value-type="date" office:date-value="2028-11-13T00:00:00" table:style-name="ce2">
            <text:p>13/11/2028</text:p>
          </table:table-cell>
          <table:table-cell office:value-type="date" office:date-value="2028-11-14T00:00:00" table:style-name="ce2">
            <text:p>14/11/2028</text:p>
          </table:table-cell>
          <table:table-cell office:value-type="date" office:date-value="2028-11-15T00:00:00" table:style-name="ce2">
            <text:p>15/11/2028</text:p>
          </table:table-cell>
          <table:table-cell office:value-type="date" office:date-value="2028-11-16T00:00:00" table:style-name="ce2">
            <text:p>16/11/2028</text:p>
          </table:table-cell>
          <table:table-cell office:value-type="date" office:date-value="2028-11-17T00:00:00" table:style-name="ce2">
            <text:p>17/11/2028</text:p>
          </table:table-cell>
          <table:table-cell office:value-type="date" office:date-value="2028-11-18T00:00:00" table:style-name="ce2">
            <text:p>18/11/2028</text:p>
          </table:table-cell>
          <table:table-cell office:value-type="date" office:date-value="2028-11-19T00:00:00" table:style-name="ce2">
            <text:p>19/11/2028</text:p>
          </table:table-cell>
          <table:table-cell office:value-type="date" office:date-value="2028-11-20T00:00:00" table:style-name="ce2">
            <text:p>20/11/2028</text:p>
          </table:table-cell>
          <table:table-cell office:value-type="date" office:date-value="2028-11-21T00:00:00" table:style-name="ce2">
            <text:p>21/11/2028</text:p>
          </table:table-cell>
          <table:table-cell office:value-type="date" office:date-value="2028-11-22T00:00:00" table:style-name="ce2">
            <text:p>22/11/2028</text:p>
          </table:table-cell>
          <table:table-cell office:value-type="date" office:date-value="2028-11-23T00:00:00" table:style-name="ce2">
            <text:p>23/11/2028</text:p>
          </table:table-cell>
          <table:table-cell office:value-type="date" office:date-value="2028-11-24T00:00:00" table:style-name="ce2">
            <text:p>24/11/2028</text:p>
          </table:table-cell>
          <table:table-cell office:value-type="date" office:date-value="2028-11-25T00:00:00" table:style-name="ce2">
            <text:p>25/11/2028</text:p>
          </table:table-cell>
          <table:table-cell office:value-type="date" office:date-value="2028-11-26T00:00:00" table:style-name="ce2">
            <text:p>26/11/2028</text:p>
          </table:table-cell>
          <table:table-cell office:value-type="date" office:date-value="2028-11-27T00:00:00" table:style-name="ce2">
            <text:p>27/11/2028</text:p>
          </table:table-cell>
          <table:table-cell office:value-type="date" office:date-value="2028-11-28T00:00:00" table:style-name="ce2">
            <text:p>28/11/2028</text:p>
          </table:table-cell>
          <table:table-cell office:value-type="date" office:date-value="2028-11-29T00:00:00" table:style-name="ce2">
            <text:p>29/11/2028</text:p>
          </table:table-cell>
          <table:table-cell office:value-type="date" office:date-value="2028-11-30T00:00:00" table:style-name="ce2">
            <text:p>30/11/2028</text:p>
          </table:table-cell>
          <table:table-cell office:value-type="date" office:date-value="2028-12-01T00:00:00" table:style-name="ce2">
            <text:p>01/12/2028</text:p>
          </table:table-cell>
          <table:table-cell office:value-type="date" office:date-value="2028-12-02T00:00:00" table:style-name="ce2">
            <text:p>02/12/2028</text:p>
          </table:table-cell>
          <table:table-cell office:value-type="date" office:date-value="2028-12-03T00:00:00" table:style-name="ce2">
            <text:p>03/12/2028</text:p>
          </table:table-cell>
          <table:table-cell office:value-type="date" office:date-value="2028-12-04T00:00:00" table:style-name="ce2">
            <text:p>04/12/2028</text:p>
          </table:table-cell>
          <table:table-cell office:value-type="date" office:date-value="2028-12-05T00:00:00" table:style-name="ce2">
            <text:p>05/12/2028</text:p>
          </table:table-cell>
          <table:table-cell office:value-type="date" office:date-value="2028-12-06T00:00:00" table:style-name="ce2">
            <text:p>06/12/2028</text:p>
          </table:table-cell>
          <table:table-cell office:value-type="date" office:date-value="2028-12-07T00:00:00" table:style-name="ce2">
            <text:p>07/12/2028</text:p>
          </table:table-cell>
          <table:table-cell office:value-type="date" office:date-value="2028-12-08T00:00:00" table:style-name="ce2">
            <text:p>08/12/2028</text:p>
          </table:table-cell>
          <table:table-cell office:value-type="date" office:date-value="2028-12-09T00:00:00" table:style-name="ce2">
            <text:p>09/12/2028</text:p>
          </table:table-cell>
          <table:table-cell office:value-type="date" office:date-value="2028-12-10T00:00:00" table:style-name="ce2">
            <text:p>10/12/2028</text:p>
          </table:table-cell>
          <table:table-cell office:value-type="date" office:date-value="2028-12-11T00:00:00" table:style-name="ce2">
            <text:p>11/12/2028</text:p>
          </table:table-cell>
          <table:table-cell office:value-type="date" office:date-value="2028-12-12T00:00:00" table:style-name="ce2">
            <text:p>12/12/2028</text:p>
          </table:table-cell>
          <table:table-cell table:number-columns-repeated="16284"/>
        </table:table-row>
        <table:table-row table:style-name="ro1">
          <table:table-cell office:value-type="date" office:date-value="2028-12-13T00:00:00" table:style-name="ce2">
            <text:p>13/12/2028</text:p>
          </table:table-cell>
          <table:table-cell office:value-type="date" office:date-value="2028-12-14T00:00:00" table:style-name="ce2">
            <text:p>14/12/2028</text:p>
          </table:table-cell>
          <table:table-cell office:value-type="date" office:date-value="2028-12-15T00:00:00" table:style-name="ce2">
            <text:p>15/12/2028</text:p>
          </table:table-cell>
          <table:table-cell office:value-type="date" office:date-value="2028-12-16T00:00:00" table:style-name="ce2">
            <text:p>16/12/2028</text:p>
          </table:table-cell>
          <table:table-cell office:value-type="date" office:date-value="2028-12-17T00:00:00" table:style-name="ce2">
            <text:p>17/12/2028</text:p>
          </table:table-cell>
          <table:table-cell office:value-type="date" office:date-value="2028-12-18T00:00:00" table:style-name="ce2">
            <text:p>18/12/2028</text:p>
          </table:table-cell>
          <table:table-cell office:value-type="date" office:date-value="2028-12-19T00:00:00" table:style-name="ce2">
            <text:p>19/12/2028</text:p>
          </table:table-cell>
          <table:table-cell office:value-type="date" office:date-value="2028-12-20T00:00:00" table:style-name="ce2">
            <text:p>20/12/2028</text:p>
          </table:table-cell>
          <table:table-cell office:value-type="date" office:date-value="2028-12-21T00:00:00" table:style-name="ce2">
            <text:p>21/12/2028</text:p>
          </table:table-cell>
          <table:table-cell office:value-type="date" office:date-value="2028-12-22T00:00:00" table:style-name="ce2">
            <text:p>22/12/2028</text:p>
          </table:table-cell>
          <table:table-cell office:value-type="date" office:date-value="2028-12-23T00:00:00" table:style-name="ce2">
            <text:p>23/12/2028</text:p>
          </table:table-cell>
          <table:table-cell office:value-type="date" office:date-value="2028-12-24T00:00:00" table:style-name="ce2">
            <text:p>24/12/2028</text:p>
          </table:table-cell>
          <table:table-cell office:value-type="date" office:date-value="2028-12-25T00:00:00" table:style-name="ce2">
            <text:p>25/12/2028</text:p>
          </table:table-cell>
          <table:table-cell office:value-type="date" office:date-value="2028-12-26T00:00:00" table:style-name="ce2">
            <text:p>26/12/2028</text:p>
          </table:table-cell>
          <table:table-cell office:value-type="date" office:date-value="2028-12-27T00:00:00" table:style-name="ce2">
            <text:p>27/12/2028</text:p>
          </table:table-cell>
          <table:table-cell office:value-type="date" office:date-value="2028-12-28T00:00:00" table:style-name="ce2">
            <text:p>28/12/2028</text:p>
          </table:table-cell>
          <table:table-cell office:value-type="date" office:date-value="2028-12-29T00:00:00" table:style-name="ce2">
            <text:p>29/12/2028</text:p>
          </table:table-cell>
          <table:table-cell office:value-type="date" office:date-value="2028-12-30T00:00:00" table:style-name="ce2">
            <text:p>30/12/2028</text:p>
          </table:table-cell>
          <table:table-cell office:value-type="date" office:date-value="2028-12-31T00:00:00" table:style-name="ce2">
            <text:p>31/12/2028</text:p>
          </table:table-cell>
          <table:table-cell office:value-type="date" office:date-value="2029-01-01T00:00:00" table:style-name="ce2">
            <text:p>01/01/2029</text:p>
          </table:table-cell>
          <table:table-cell office:value-type="date" office:date-value="2029-01-02T00:00:00" table:style-name="ce2">
            <text:p>02/01/2029</text:p>
          </table:table-cell>
          <table:table-cell office:value-type="date" office:date-value="2029-01-03T00:00:00" table:style-name="ce2">
            <text:p>03/01/2029</text:p>
          </table:table-cell>
          <table:table-cell office:value-type="date" office:date-value="2029-01-04T00:00:00" table:style-name="ce2">
            <text:p>04/01/2029</text:p>
          </table:table-cell>
          <table:table-cell office:value-type="date" office:date-value="2029-01-05T00:00:00" table:style-name="ce2">
            <text:p>05/01/2029</text:p>
          </table:table-cell>
          <table:table-cell office:value-type="date" office:date-value="2029-01-06T00:00:00" table:style-name="ce2">
            <text:p>06/01/2029</text:p>
          </table:table-cell>
          <table:table-cell office:value-type="date" office:date-value="2029-01-07T00:00:00" table:style-name="ce2">
            <text:p>07/01/2029</text:p>
          </table:table-cell>
          <table:table-cell office:value-type="date" office:date-value="2029-01-08T00:00:00" table:style-name="ce2">
            <text:p>08/01/2029</text:p>
          </table:table-cell>
          <table:table-cell office:value-type="date" office:date-value="2029-01-09T00:00:00" table:style-name="ce2">
            <text:p>09/01/2029</text:p>
          </table:table-cell>
          <table:table-cell office:value-type="date" office:date-value="2029-01-10T00:00:00" table:style-name="ce2">
            <text:p>10/01/2029</text:p>
          </table:table-cell>
          <table:table-cell office:value-type="date" office:date-value="2029-01-11T00:00:00" table:style-name="ce2">
            <text:p>11/01/2029</text:p>
          </table:table-cell>
          <table:table-cell office:value-type="date" office:date-value="2029-01-12T00:00:00" table:style-name="ce2">
            <text:p>12/01/2029</text:p>
          </table:table-cell>
          <table:table-cell office:value-type="date" office:date-value="2029-01-13T00:00:00" table:style-name="ce2">
            <text:p>13/01/2029</text:p>
          </table:table-cell>
          <table:table-cell office:value-type="date" office:date-value="2029-01-14T00:00:00" table:style-name="ce2">
            <text:p>14/01/2029</text:p>
          </table:table-cell>
          <table:table-cell office:value-type="date" office:date-value="2029-01-15T00:00:00" table:style-name="ce2">
            <text:p>15/01/2029</text:p>
          </table:table-cell>
          <table:table-cell office:value-type="date" office:date-value="2029-01-16T00:00:00" table:style-name="ce2">
            <text:p>16/01/2029</text:p>
          </table:table-cell>
          <table:table-cell office:value-type="date" office:date-value="2029-01-17T00:00:00" table:style-name="ce2">
            <text:p>17/01/2029</text:p>
          </table:table-cell>
          <table:table-cell office:value-type="date" office:date-value="2029-01-18T00:00:00" table:style-name="ce2">
            <text:p>18/01/2029</text:p>
          </table:table-cell>
          <table:table-cell office:value-type="date" office:date-value="2029-01-19T00:00:00" table:style-name="ce2">
            <text:p>19/01/2029</text:p>
          </table:table-cell>
          <table:table-cell office:value-type="date" office:date-value="2029-01-20T00:00:00" table:style-name="ce2">
            <text:p>20/01/2029</text:p>
          </table:table-cell>
          <table:table-cell office:value-type="date" office:date-value="2029-01-21T00:00:00" table:style-name="ce2">
            <text:p>21/01/2029</text:p>
          </table:table-cell>
          <table:table-cell office:value-type="date" office:date-value="2029-01-22T00:00:00" table:style-name="ce2">
            <text:p>22/01/2029</text:p>
          </table:table-cell>
          <table:table-cell office:value-type="date" office:date-value="2029-01-23T00:00:00" table:style-name="ce2">
            <text:p>23/01/2029</text:p>
          </table:table-cell>
          <table:table-cell office:value-type="date" office:date-value="2029-01-24T00:00:00" table:style-name="ce2">
            <text:p>24/01/2029</text:p>
          </table:table-cell>
          <table:table-cell office:value-type="date" office:date-value="2029-01-25T00:00:00" table:style-name="ce2">
            <text:p>25/01/2029</text:p>
          </table:table-cell>
          <table:table-cell office:value-type="date" office:date-value="2029-01-26T00:00:00" table:style-name="ce2">
            <text:p>26/01/2029</text:p>
          </table:table-cell>
          <table:table-cell office:value-type="date" office:date-value="2029-01-27T00:00:00" table:style-name="ce2">
            <text:p>27/01/2029</text:p>
          </table:table-cell>
          <table:table-cell office:value-type="date" office:date-value="2029-01-28T00:00:00" table:style-name="ce2">
            <text:p>28/01/2029</text:p>
          </table:table-cell>
          <table:table-cell office:value-type="date" office:date-value="2029-01-29T00:00:00" table:style-name="ce2">
            <text:p>29/01/2029</text:p>
          </table:table-cell>
          <table:table-cell office:value-type="date" office:date-value="2029-01-30T00:00:00" table:style-name="ce2">
            <text:p>30/01/2029</text:p>
          </table:table-cell>
          <table:table-cell office:value-type="date" office:date-value="2029-01-31T00:00:00" table:style-name="ce2">
            <text:p>31/01/2029</text:p>
          </table:table-cell>
          <table:table-cell office:value-type="date" office:date-value="2029-02-01T00:00:00" table:style-name="ce2">
            <text:p>01/02/2029</text:p>
          </table:table-cell>
          <table:table-cell office:value-type="date" office:date-value="2029-02-02T00:00:00" table:style-name="ce2">
            <text:p>02/02/2029</text:p>
          </table:table-cell>
          <table:table-cell office:value-type="date" office:date-value="2029-02-03T00:00:00" table:style-name="ce2">
            <text:p>03/02/2029</text:p>
          </table:table-cell>
          <table:table-cell office:value-type="date" office:date-value="2029-02-04T00:00:00" table:style-name="ce2">
            <text:p>04/02/2029</text:p>
          </table:table-cell>
          <table:table-cell office:value-type="date" office:date-value="2029-02-05T00:00:00" table:style-name="ce2">
            <text:p>05/02/2029</text:p>
          </table:table-cell>
          <table:table-cell office:value-type="date" office:date-value="2029-02-06T00:00:00" table:style-name="ce2">
            <text:p>06/02/2029</text:p>
          </table:table-cell>
          <table:table-cell office:value-type="date" office:date-value="2029-02-07T00:00:00" table:style-name="ce2">
            <text:p>07/02/2029</text:p>
          </table:table-cell>
          <table:table-cell office:value-type="date" office:date-value="2029-02-08T00:00:00" table:style-name="ce2">
            <text:p>08/02/2029</text:p>
          </table:table-cell>
          <table:table-cell office:value-type="date" office:date-value="2029-02-09T00:00:00" table:style-name="ce2">
            <text:p>09/02/2029</text:p>
          </table:table-cell>
          <table:table-cell office:value-type="date" office:date-value="2029-02-10T00:00:00" table:style-name="ce2">
            <text:p>10/02/2029</text:p>
          </table:table-cell>
          <table:table-cell office:value-type="date" office:date-value="2029-02-11T00:00:00" table:style-name="ce2">
            <text:p>11/02/2029</text:p>
          </table:table-cell>
          <table:table-cell office:value-type="date" office:date-value="2029-02-12T00:00:00" table:style-name="ce2">
            <text:p>12/02/2029</text:p>
          </table:table-cell>
          <table:table-cell office:value-type="date" office:date-value="2029-02-13T00:00:00" table:style-name="ce2">
            <text:p>13/02/2029</text:p>
          </table:table-cell>
          <table:table-cell office:value-type="date" office:date-value="2029-02-14T00:00:00" table:style-name="ce2">
            <text:p>14/02/2029</text:p>
          </table:table-cell>
          <table:table-cell office:value-type="date" office:date-value="2029-02-15T00:00:00" table:style-name="ce2">
            <text:p>15/02/2029</text:p>
          </table:table-cell>
          <table:table-cell office:value-type="date" office:date-value="2029-02-16T00:00:00" table:style-name="ce2">
            <text:p>16/02/2029</text:p>
          </table:table-cell>
          <table:table-cell office:value-type="date" office:date-value="2029-02-17T00:00:00" table:style-name="ce2">
            <text:p>17/02/2029</text:p>
          </table:table-cell>
          <table:table-cell office:value-type="date" office:date-value="2029-02-18T00:00:00" table:style-name="ce2">
            <text:p>18/02/2029</text:p>
          </table:table-cell>
          <table:table-cell office:value-type="date" office:date-value="2029-02-19T00:00:00" table:style-name="ce2">
            <text:p>19/02/2029</text:p>
          </table:table-cell>
          <table:table-cell office:value-type="date" office:date-value="2029-02-20T00:00:00" table:style-name="ce2">
            <text:p>20/02/2029</text:p>
          </table:table-cell>
          <table:table-cell office:value-type="date" office:date-value="2029-02-21T00:00:00" table:style-name="ce2">
            <text:p>21/02/2029</text:p>
          </table:table-cell>
          <table:table-cell office:value-type="date" office:date-value="2029-02-22T00:00:00" table:style-name="ce2">
            <text:p>22/02/2029</text:p>
          </table:table-cell>
          <table:table-cell office:value-type="date" office:date-value="2029-02-23T00:00:00" table:style-name="ce2">
            <text:p>23/02/2029</text:p>
          </table:table-cell>
          <table:table-cell office:value-type="date" office:date-value="2029-02-24T00:00:00" table:style-name="ce2">
            <text:p>24/02/2029</text:p>
          </table:table-cell>
          <table:table-cell office:value-type="date" office:date-value="2029-02-25T00:00:00" table:style-name="ce2">
            <text:p>25/02/2029</text:p>
          </table:table-cell>
          <table:table-cell office:value-type="date" office:date-value="2029-02-26T00:00:00" table:style-name="ce2">
            <text:p>26/02/2029</text:p>
          </table:table-cell>
          <table:table-cell office:value-type="date" office:date-value="2029-02-27T00:00:00" table:style-name="ce2">
            <text:p>27/02/2029</text:p>
          </table:table-cell>
          <table:table-cell office:value-type="date" office:date-value="2029-02-28T00:00:00" table:style-name="ce2">
            <text:p>28/02/2029</text:p>
          </table:table-cell>
          <table:table-cell office:value-type="date" office:date-value="2029-03-01T00:00:00" table:style-name="ce2">
            <text:p>01/03/2029</text:p>
          </table:table-cell>
          <table:table-cell office:value-type="date" office:date-value="2029-03-02T00:00:00" table:style-name="ce2">
            <text:p>02/03/2029</text:p>
          </table:table-cell>
          <table:table-cell office:value-type="date" office:date-value="2029-03-03T00:00:00" table:style-name="ce2">
            <text:p>03/03/2029</text:p>
          </table:table-cell>
          <table:table-cell office:value-type="date" office:date-value="2029-03-04T00:00:00" table:style-name="ce2">
            <text:p>04/03/2029</text:p>
          </table:table-cell>
          <table:table-cell office:value-type="date" office:date-value="2029-03-05T00:00:00" table:style-name="ce2">
            <text:p>05/03/2029</text:p>
          </table:table-cell>
          <table:table-cell office:value-type="date" office:date-value="2029-03-06T00:00:00" table:style-name="ce2">
            <text:p>06/03/2029</text:p>
          </table:table-cell>
          <table:table-cell office:value-type="date" office:date-value="2029-03-07T00:00:00" table:style-name="ce2">
            <text:p>07/03/2029</text:p>
          </table:table-cell>
          <table:table-cell office:value-type="date" office:date-value="2029-03-08T00:00:00" table:style-name="ce2">
            <text:p>08/03/2029</text:p>
          </table:table-cell>
          <table:table-cell office:value-type="date" office:date-value="2029-03-09T00:00:00" table:style-name="ce2">
            <text:p>09/03/2029</text:p>
          </table:table-cell>
          <table:table-cell office:value-type="date" office:date-value="2029-03-10T00:00:00" table:style-name="ce2">
            <text:p>10/03/2029</text:p>
          </table:table-cell>
          <table:table-cell office:value-type="date" office:date-value="2029-03-11T00:00:00" table:style-name="ce2">
            <text:p>11/03/2029</text:p>
          </table:table-cell>
          <table:table-cell office:value-type="date" office:date-value="2029-03-12T00:00:00" table:style-name="ce2">
            <text:p>12/03/2029</text:p>
          </table:table-cell>
          <table:table-cell office:value-type="date" office:date-value="2029-03-13T00:00:00" table:style-name="ce2">
            <text:p>13/03/2029</text:p>
          </table:table-cell>
          <table:table-cell office:value-type="date" office:date-value="2029-03-14T00:00:00" table:style-name="ce2">
            <text:p>14/03/2029</text:p>
          </table:table-cell>
          <table:table-cell office:value-type="date" office:date-value="2029-03-15T00:00:00" table:style-name="ce2">
            <text:p>15/03/2029</text:p>
          </table:table-cell>
          <table:table-cell office:value-type="date" office:date-value="2029-03-16T00:00:00" table:style-name="ce2">
            <text:p>16/03/2029</text:p>
          </table:table-cell>
          <table:table-cell office:value-type="date" office:date-value="2029-03-17T00:00:00" table:style-name="ce2">
            <text:p>17/03/2029</text:p>
          </table:table-cell>
          <table:table-cell office:value-type="date" office:date-value="2029-03-18T00:00:00" table:style-name="ce2">
            <text:p>18/03/2029</text:p>
          </table:table-cell>
          <table:table-cell office:value-type="date" office:date-value="2029-03-19T00:00:00" table:style-name="ce2">
            <text:p>19/03/2029</text:p>
          </table:table-cell>
          <table:table-cell office:value-type="date" office:date-value="2029-03-20T00:00:00" table:style-name="ce2">
            <text:p>20/03/2029</text:p>
          </table:table-cell>
          <table:table-cell office:value-type="date" office:date-value="2029-03-21T00:00:00" table:style-name="ce2">
            <text:p>21/03/2029</text:p>
          </table:table-cell>
          <table:table-cell office:value-type="date" office:date-value="2029-03-22T00:00:00" table:style-name="ce2">
            <text:p>22/03/2029</text:p>
          </table:table-cell>
          <table:table-cell table:number-columns-repeated="16284"/>
        </table:table-row>
        <table:table-row table:style-name="ro1">
          <table:table-cell office:value-type="date" office:date-value="2029-03-23T00:00:00" table:style-name="ce2">
            <text:p>23/03/2029</text:p>
          </table:table-cell>
          <table:table-cell office:value-type="date" office:date-value="2029-03-24T00:00:00" table:style-name="ce2">
            <text:p>24/03/2029</text:p>
          </table:table-cell>
          <table:table-cell office:value-type="date" office:date-value="2029-03-25T00:00:00" table:style-name="ce2">
            <text:p>25/03/2029</text:p>
          </table:table-cell>
          <table:table-cell office:value-type="date" office:date-value="2029-03-26T00:00:00" table:style-name="ce2">
            <text:p>26/03/2029</text:p>
          </table:table-cell>
          <table:table-cell office:value-type="date" office:date-value="2029-03-27T00:00:00" table:style-name="ce2">
            <text:p>27/03/2029</text:p>
          </table:table-cell>
          <table:table-cell office:value-type="date" office:date-value="2029-03-28T00:00:00" table:style-name="ce2">
            <text:p>28/03/2029</text:p>
          </table:table-cell>
          <table:table-cell office:value-type="date" office:date-value="2029-03-29T00:00:00" table:style-name="ce2">
            <text:p>29/03/2029</text:p>
          </table:table-cell>
          <table:table-cell office:value-type="date" office:date-value="2029-03-30T00:00:00" table:style-name="ce2">
            <text:p>30/03/2029</text:p>
          </table:table-cell>
          <table:table-cell office:value-type="date" office:date-value="2029-03-31T00:00:00" table:style-name="ce2">
            <text:p>31/03/2029</text:p>
          </table:table-cell>
          <table:table-cell office:value-type="date" office:date-value="2029-04-01T00:00:00" table:style-name="ce2">
            <text:p>01/04/2029</text:p>
          </table:table-cell>
          <table:table-cell office:value-type="date" office:date-value="2029-04-02T00:00:00" table:style-name="ce2">
            <text:p>02/04/2029</text:p>
          </table:table-cell>
          <table:table-cell office:value-type="date" office:date-value="2029-04-03T00:00:00" table:style-name="ce2">
            <text:p>03/04/2029</text:p>
          </table:table-cell>
          <table:table-cell office:value-type="date" office:date-value="2029-04-04T00:00:00" table:style-name="ce2">
            <text:p>04/04/2029</text:p>
          </table:table-cell>
          <table:table-cell office:value-type="date" office:date-value="2029-04-05T00:00:00" table:style-name="ce2">
            <text:p>05/04/2029</text:p>
          </table:table-cell>
          <table:table-cell office:value-type="date" office:date-value="2029-04-06T00:00:00" table:style-name="ce2">
            <text:p>06/04/2029</text:p>
          </table:table-cell>
          <table:table-cell office:value-type="date" office:date-value="2029-04-07T00:00:00" table:style-name="ce2">
            <text:p>07/04/2029</text:p>
          </table:table-cell>
          <table:table-cell office:value-type="date" office:date-value="2029-04-08T00:00:00" table:style-name="ce2">
            <text:p>08/04/2029</text:p>
          </table:table-cell>
          <table:table-cell office:value-type="date" office:date-value="2029-04-09T00:00:00" table:style-name="ce2">
            <text:p>09/04/2029</text:p>
          </table:table-cell>
          <table:table-cell office:value-type="date" office:date-value="2029-04-10T00:00:00" table:style-name="ce2">
            <text:p>10/04/2029</text:p>
          </table:table-cell>
          <table:table-cell office:value-type="date" office:date-value="2029-04-11T00:00:00" table:style-name="ce2">
            <text:p>11/04/2029</text:p>
          </table:table-cell>
          <table:table-cell office:value-type="date" office:date-value="2029-04-12T00:00:00" table:style-name="ce2">
            <text:p>12/04/2029</text:p>
          </table:table-cell>
          <table:table-cell office:value-type="date" office:date-value="2029-04-13T00:00:00" table:style-name="ce2">
            <text:p>13/04/2029</text:p>
          </table:table-cell>
          <table:table-cell office:value-type="date" office:date-value="2029-04-14T00:00:00" table:style-name="ce2">
            <text:p>14/04/2029</text:p>
          </table:table-cell>
          <table:table-cell office:value-type="date" office:date-value="2029-04-15T00:00:00" table:style-name="ce2">
            <text:p>15/04/2029</text:p>
          </table:table-cell>
          <table:table-cell office:value-type="date" office:date-value="2029-04-16T00:00:00" table:style-name="ce2">
            <text:p>16/04/2029</text:p>
          </table:table-cell>
          <table:table-cell office:value-type="date" office:date-value="2029-04-17T00:00:00" table:style-name="ce2">
            <text:p>17/04/2029</text:p>
          </table:table-cell>
          <table:table-cell office:value-type="date" office:date-value="2029-04-18T00:00:00" table:style-name="ce2">
            <text:p>18/04/2029</text:p>
          </table:table-cell>
          <table:table-cell office:value-type="date" office:date-value="2029-04-19T00:00:00" table:style-name="ce2">
            <text:p>19/04/2029</text:p>
          </table:table-cell>
          <table:table-cell office:value-type="date" office:date-value="2029-04-20T00:00:00" table:style-name="ce2">
            <text:p>20/04/2029</text:p>
          </table:table-cell>
          <table:table-cell office:value-type="date" office:date-value="2029-04-21T00:00:00" table:style-name="ce2">
            <text:p>21/04/2029</text:p>
          </table:table-cell>
          <table:table-cell office:value-type="date" office:date-value="2029-04-22T00:00:00" table:style-name="ce2">
            <text:p>22/04/2029</text:p>
          </table:table-cell>
          <table:table-cell office:value-type="date" office:date-value="2029-04-23T00:00:00" table:style-name="ce2">
            <text:p>23/04/2029</text:p>
          </table:table-cell>
          <table:table-cell office:value-type="date" office:date-value="2029-04-24T00:00:00" table:style-name="ce2">
            <text:p>24/04/2029</text:p>
          </table:table-cell>
          <table:table-cell office:value-type="date" office:date-value="2029-04-25T00:00:00" table:style-name="ce2">
            <text:p>25/04/2029</text:p>
          </table:table-cell>
          <table:table-cell office:value-type="date" office:date-value="2029-04-26T00:00:00" table:style-name="ce2">
            <text:p>26/04/2029</text:p>
          </table:table-cell>
          <table:table-cell office:value-type="date" office:date-value="2029-04-27T00:00:00" table:style-name="ce2">
            <text:p>27/04/2029</text:p>
          </table:table-cell>
          <table:table-cell office:value-type="date" office:date-value="2029-04-28T00:00:00" table:style-name="ce2">
            <text:p>28/04/2029</text:p>
          </table:table-cell>
          <table:table-cell office:value-type="date" office:date-value="2029-04-29T00:00:00" table:style-name="ce2">
            <text:p>29/04/2029</text:p>
          </table:table-cell>
          <table:table-cell office:value-type="date" office:date-value="2029-04-30T00:00:00" table:style-name="ce2">
            <text:p>30/04/2029</text:p>
          </table:table-cell>
          <table:table-cell office:value-type="date" office:date-value="2029-05-01T00:00:00" table:style-name="ce2">
            <text:p>01/05/2029</text:p>
          </table:table-cell>
          <table:table-cell office:value-type="date" office:date-value="2029-05-02T00:00:00" table:style-name="ce2">
            <text:p>02/05/2029</text:p>
          </table:table-cell>
          <table:table-cell office:value-type="date" office:date-value="2029-05-03T00:00:00" table:style-name="ce2">
            <text:p>03/05/2029</text:p>
          </table:table-cell>
          <table:table-cell office:value-type="date" office:date-value="2029-05-04T00:00:00" table:style-name="ce2">
            <text:p>04/05/2029</text:p>
          </table:table-cell>
          <table:table-cell office:value-type="date" office:date-value="2029-05-05T00:00:00" table:style-name="ce2">
            <text:p>05/05/2029</text:p>
          </table:table-cell>
          <table:table-cell office:value-type="date" office:date-value="2029-05-06T00:00:00" table:style-name="ce2">
            <text:p>06/05/2029</text:p>
          </table:table-cell>
          <table:table-cell office:value-type="date" office:date-value="2029-05-07T00:00:00" table:style-name="ce2">
            <text:p>07/05/2029</text:p>
          </table:table-cell>
          <table:table-cell office:value-type="date" office:date-value="2029-05-08T00:00:00" table:style-name="ce2">
            <text:p>08/05/2029</text:p>
          </table:table-cell>
          <table:table-cell office:value-type="date" office:date-value="2029-05-09T00:00:00" table:style-name="ce2">
            <text:p>09/05/2029</text:p>
          </table:table-cell>
          <table:table-cell office:value-type="date" office:date-value="2029-05-10T00:00:00" table:style-name="ce2">
            <text:p>10/05/2029</text:p>
          </table:table-cell>
          <table:table-cell office:value-type="date" office:date-value="2029-05-11T00:00:00" table:style-name="ce2">
            <text:p>11/05/2029</text:p>
          </table:table-cell>
          <table:table-cell office:value-type="date" office:date-value="2029-05-12T00:00:00" table:style-name="ce2">
            <text:p>12/05/2029</text:p>
          </table:table-cell>
          <table:table-cell office:value-type="date" office:date-value="2029-05-13T00:00:00" table:style-name="ce2">
            <text:p>13/05/2029</text:p>
          </table:table-cell>
          <table:table-cell office:value-type="date" office:date-value="2029-05-14T00:00:00" table:style-name="ce2">
            <text:p>14/05/2029</text:p>
          </table:table-cell>
          <table:table-cell office:value-type="date" office:date-value="2029-05-15T00:00:00" table:style-name="ce2">
            <text:p>15/05/2029</text:p>
          </table:table-cell>
          <table:table-cell office:value-type="date" office:date-value="2029-05-16T00:00:00" table:style-name="ce2">
            <text:p>16/05/2029</text:p>
          </table:table-cell>
          <table:table-cell office:value-type="date" office:date-value="2029-05-17T00:00:00" table:style-name="ce2">
            <text:p>17/05/2029</text:p>
          </table:table-cell>
          <table:table-cell office:value-type="date" office:date-value="2029-05-18T00:00:00" table:style-name="ce2">
            <text:p>18/05/2029</text:p>
          </table:table-cell>
          <table:table-cell office:value-type="date" office:date-value="2029-05-19T00:00:00" table:style-name="ce2">
            <text:p>19/05/2029</text:p>
          </table:table-cell>
          <table:table-cell office:value-type="date" office:date-value="2029-05-20T00:00:00" table:style-name="ce2">
            <text:p>20/05/2029</text:p>
          </table:table-cell>
          <table:table-cell office:value-type="date" office:date-value="2029-05-21T00:00:00" table:style-name="ce2">
            <text:p>21/05/2029</text:p>
          </table:table-cell>
          <table:table-cell office:value-type="date" office:date-value="2029-05-22T00:00:00" table:style-name="ce2">
            <text:p>22/05/2029</text:p>
          </table:table-cell>
          <table:table-cell office:value-type="date" office:date-value="2029-05-23T00:00:00" table:style-name="ce2">
            <text:p>23/05/2029</text:p>
          </table:table-cell>
          <table:table-cell office:value-type="date" office:date-value="2029-05-24T00:00:00" table:style-name="ce2">
            <text:p>24/05/2029</text:p>
          </table:table-cell>
          <table:table-cell office:value-type="date" office:date-value="2029-05-25T00:00:00" table:style-name="ce2">
            <text:p>25/05/2029</text:p>
          </table:table-cell>
          <table:table-cell office:value-type="date" office:date-value="2029-05-26T00:00:00" table:style-name="ce2">
            <text:p>26/05/2029</text:p>
          </table:table-cell>
          <table:table-cell office:value-type="date" office:date-value="2029-05-27T00:00:00" table:style-name="ce2">
            <text:p>27/05/2029</text:p>
          </table:table-cell>
          <table:table-cell office:value-type="date" office:date-value="2029-05-28T00:00:00" table:style-name="ce2">
            <text:p>28/05/2029</text:p>
          </table:table-cell>
          <table:table-cell office:value-type="date" office:date-value="2029-05-29T00:00:00" table:style-name="ce2">
            <text:p>29/05/2029</text:p>
          </table:table-cell>
          <table:table-cell office:value-type="date" office:date-value="2029-05-30T00:00:00" table:style-name="ce2">
            <text:p>30/05/2029</text:p>
          </table:table-cell>
          <table:table-cell office:value-type="date" office:date-value="2029-05-31T00:00:00" table:style-name="ce2">
            <text:p>31/05/2029</text:p>
          </table:table-cell>
          <table:table-cell office:value-type="date" office:date-value="2029-06-01T00:00:00" table:style-name="ce2">
            <text:p>01/06/2029</text:p>
          </table:table-cell>
          <table:table-cell office:value-type="date" office:date-value="2029-06-02T00:00:00" table:style-name="ce2">
            <text:p>02/06/2029</text:p>
          </table:table-cell>
          <table:table-cell office:value-type="date" office:date-value="2029-06-03T00:00:00" table:style-name="ce2">
            <text:p>03/06/2029</text:p>
          </table:table-cell>
          <table:table-cell office:value-type="date" office:date-value="2029-06-04T00:00:00" table:style-name="ce2">
            <text:p>04/06/2029</text:p>
          </table:table-cell>
          <table:table-cell office:value-type="date" office:date-value="2029-06-05T00:00:00" table:style-name="ce2">
            <text:p>05/06/2029</text:p>
          </table:table-cell>
          <table:table-cell office:value-type="date" office:date-value="2029-06-06T00:00:00" table:style-name="ce2">
            <text:p>06/06/2029</text:p>
          </table:table-cell>
          <table:table-cell office:value-type="date" office:date-value="2029-06-07T00:00:00" table:style-name="ce2">
            <text:p>07/06/2029</text:p>
          </table:table-cell>
          <table:table-cell office:value-type="date" office:date-value="2029-06-08T00:00:00" table:style-name="ce2">
            <text:p>08/06/2029</text:p>
          </table:table-cell>
          <table:table-cell office:value-type="date" office:date-value="2029-06-09T00:00:00" table:style-name="ce2">
            <text:p>09/06/2029</text:p>
          </table:table-cell>
          <table:table-cell office:value-type="date" office:date-value="2029-06-10T00:00:00" table:style-name="ce2">
            <text:p>10/06/2029</text:p>
          </table:table-cell>
          <table:table-cell office:value-type="date" office:date-value="2029-06-11T00:00:00" table:style-name="ce2">
            <text:p>11/06/2029</text:p>
          </table:table-cell>
          <table:table-cell office:value-type="date" office:date-value="2029-06-12T00:00:00" table:style-name="ce2">
            <text:p>12/06/2029</text:p>
          </table:table-cell>
          <table:table-cell office:value-type="date" office:date-value="2029-06-13T00:00:00" table:style-name="ce2">
            <text:p>13/06/2029</text:p>
          </table:table-cell>
          <table:table-cell office:value-type="date" office:date-value="2029-06-14T00:00:00" table:style-name="ce2">
            <text:p>14/06/2029</text:p>
          </table:table-cell>
          <table:table-cell office:value-type="date" office:date-value="2029-06-15T00:00:00" table:style-name="ce2">
            <text:p>15/06/2029</text:p>
          </table:table-cell>
          <table:table-cell office:value-type="date" office:date-value="2029-06-16T00:00:00" table:style-name="ce2">
            <text:p>16/06/2029</text:p>
          </table:table-cell>
          <table:table-cell office:value-type="date" office:date-value="2029-06-17T00:00:00" table:style-name="ce2">
            <text:p>17/06/2029</text:p>
          </table:table-cell>
          <table:table-cell office:value-type="date" office:date-value="2029-06-18T00:00:00" table:style-name="ce2">
            <text:p>18/06/2029</text:p>
          </table:table-cell>
          <table:table-cell office:value-type="date" office:date-value="2029-06-19T00:00:00" table:style-name="ce2">
            <text:p>19/06/2029</text:p>
          </table:table-cell>
          <table:table-cell office:value-type="date" office:date-value="2029-06-20T00:00:00" table:style-name="ce2">
            <text:p>20/06/2029</text:p>
          </table:table-cell>
          <table:table-cell office:value-type="date" office:date-value="2029-06-21T00:00:00" table:style-name="ce2">
            <text:p>21/06/2029</text:p>
          </table:table-cell>
          <table:table-cell office:value-type="date" office:date-value="2029-06-22T00:00:00" table:style-name="ce2">
            <text:p>22/06/2029</text:p>
          </table:table-cell>
          <table:table-cell office:value-type="date" office:date-value="2029-06-23T00:00:00" table:style-name="ce2">
            <text:p>23/06/2029</text:p>
          </table:table-cell>
          <table:table-cell office:value-type="date" office:date-value="2029-06-24T00:00:00" table:style-name="ce2">
            <text:p>24/06/2029</text:p>
          </table:table-cell>
          <table:table-cell office:value-type="date" office:date-value="2029-06-25T00:00:00" table:style-name="ce2">
            <text:p>25/06/2029</text:p>
          </table:table-cell>
          <table:table-cell office:value-type="date" office:date-value="2029-06-26T00:00:00" table:style-name="ce2">
            <text:p>26/06/2029</text:p>
          </table:table-cell>
          <table:table-cell office:value-type="date" office:date-value="2029-06-27T00:00:00" table:style-name="ce2">
            <text:p>27/06/2029</text:p>
          </table:table-cell>
          <table:table-cell office:value-type="date" office:date-value="2029-06-28T00:00:00" table:style-name="ce2">
            <text:p>28/06/2029</text:p>
          </table:table-cell>
          <table:table-cell office:value-type="date" office:date-value="2029-06-29T00:00:00" table:style-name="ce2">
            <text:p>29/06/2029</text:p>
          </table:table-cell>
          <table:table-cell office:value-type="date" office:date-value="2029-06-30T00:00:00" table:style-name="ce2">
            <text:p>30/06/2029</text:p>
          </table:table-cell>
          <table:table-cell table:number-columns-repeated="16284"/>
        </table:table-row>
        <table:table-row table:style-name="ro1">
          <table:table-cell office:value-type="date" office:date-value="2029-07-01T00:00:00" table:style-name="ce2">
            <text:p>01/07/2029</text:p>
          </table:table-cell>
          <table:table-cell office:value-type="date" office:date-value="2029-07-02T00:00:00" table:style-name="ce2">
            <text:p>02/07/2029</text:p>
          </table:table-cell>
          <table:table-cell office:value-type="date" office:date-value="2029-07-03T00:00:00" table:style-name="ce2">
            <text:p>03/07/2029</text:p>
          </table:table-cell>
          <table:table-cell office:value-type="date" office:date-value="2029-07-04T00:00:00" table:style-name="ce2">
            <text:p>04/07/2029</text:p>
          </table:table-cell>
          <table:table-cell office:value-type="date" office:date-value="2029-07-05T00:00:00" table:style-name="ce2">
            <text:p>05/07/2029</text:p>
          </table:table-cell>
          <table:table-cell office:value-type="date" office:date-value="2029-07-06T00:00:00" table:style-name="ce2">
            <text:p>06/07/2029</text:p>
          </table:table-cell>
          <table:table-cell office:value-type="date" office:date-value="2029-07-07T00:00:00" table:style-name="ce2">
            <text:p>07/07/2029</text:p>
          </table:table-cell>
          <table:table-cell office:value-type="date" office:date-value="2029-07-08T00:00:00" table:style-name="ce2">
            <text:p>08/07/2029</text:p>
          </table:table-cell>
          <table:table-cell office:value-type="date" office:date-value="2029-07-09T00:00:00" table:style-name="ce2">
            <text:p>09/07/2029</text:p>
          </table:table-cell>
          <table:table-cell office:value-type="date" office:date-value="2029-07-10T00:00:00" table:style-name="ce2">
            <text:p>10/07/2029</text:p>
          </table:table-cell>
          <table:table-cell office:value-type="date" office:date-value="2029-07-11T00:00:00" table:style-name="ce2">
            <text:p>11/07/2029</text:p>
          </table:table-cell>
          <table:table-cell office:value-type="date" office:date-value="2029-07-12T00:00:00" table:style-name="ce2">
            <text:p>12/07/2029</text:p>
          </table:table-cell>
          <table:table-cell office:value-type="date" office:date-value="2029-07-13T00:00:00" table:style-name="ce2">
            <text:p>13/07/2029</text:p>
          </table:table-cell>
          <table:table-cell office:value-type="date" office:date-value="2029-07-14T00:00:00" table:style-name="ce2">
            <text:p>14/07/2029</text:p>
          </table:table-cell>
          <table:table-cell office:value-type="date" office:date-value="2029-07-15T00:00:00" table:style-name="ce2">
            <text:p>15/07/2029</text:p>
          </table:table-cell>
          <table:table-cell office:value-type="date" office:date-value="2029-07-16T00:00:00" table:style-name="ce2">
            <text:p>16/07/2029</text:p>
          </table:table-cell>
          <table:table-cell office:value-type="date" office:date-value="2029-07-17T00:00:00" table:style-name="ce2">
            <text:p>17/07/2029</text:p>
          </table:table-cell>
          <table:table-cell office:value-type="date" office:date-value="2029-07-18T00:00:00" table:style-name="ce2">
            <text:p>18/07/2029</text:p>
          </table:table-cell>
          <table:table-cell office:value-type="date" office:date-value="2029-07-19T00:00:00" table:style-name="ce2">
            <text:p>19/07/2029</text:p>
          </table:table-cell>
          <table:table-cell office:value-type="date" office:date-value="2029-07-20T00:00:00" table:style-name="ce2">
            <text:p>20/07/2029</text:p>
          </table:table-cell>
          <table:table-cell office:value-type="date" office:date-value="2029-07-21T00:00:00" table:style-name="ce2">
            <text:p>21/07/2029</text:p>
          </table:table-cell>
          <table:table-cell office:value-type="date" office:date-value="2029-07-22T00:00:00" table:style-name="ce2">
            <text:p>22/07/2029</text:p>
          </table:table-cell>
          <table:table-cell office:value-type="date" office:date-value="2029-07-23T00:00:00" table:style-name="ce2">
            <text:p>23/07/2029</text:p>
          </table:table-cell>
          <table:table-cell office:value-type="date" office:date-value="2029-07-24T00:00:00" table:style-name="ce2">
            <text:p>24/07/2029</text:p>
          </table:table-cell>
          <table:table-cell office:value-type="date" office:date-value="2029-07-25T00:00:00" table:style-name="ce2">
            <text:p>25/07/2029</text:p>
          </table:table-cell>
          <table:table-cell office:value-type="date" office:date-value="2029-07-26T00:00:00" table:style-name="ce2">
            <text:p>26/07/2029</text:p>
          </table:table-cell>
          <table:table-cell office:value-type="date" office:date-value="2029-07-27T00:00:00" table:style-name="ce2">
            <text:p>27/07/2029</text:p>
          </table:table-cell>
          <table:table-cell office:value-type="date" office:date-value="2029-07-28T00:00:00" table:style-name="ce2">
            <text:p>28/07/2029</text:p>
          </table:table-cell>
          <table:table-cell office:value-type="date" office:date-value="2029-07-29T00:00:00" table:style-name="ce2">
            <text:p>29/07/2029</text:p>
          </table:table-cell>
          <table:table-cell office:value-type="date" office:date-value="2029-07-30T00:00:00" table:style-name="ce2">
            <text:p>30/07/2029</text:p>
          </table:table-cell>
          <table:table-cell office:value-type="date" office:date-value="2029-07-31T00:00:00" table:style-name="ce2">
            <text:p>31/07/2029</text:p>
          </table:table-cell>
          <table:table-cell office:value-type="date" office:date-value="2029-08-01T00:00:00" table:style-name="ce2">
            <text:p>01/08/2029</text:p>
          </table:table-cell>
          <table:table-cell office:value-type="date" office:date-value="2029-08-02T00:00:00" table:style-name="ce2">
            <text:p>02/08/2029</text:p>
          </table:table-cell>
          <table:table-cell office:value-type="date" office:date-value="2029-08-03T00:00:00" table:style-name="ce2">
            <text:p>03/08/2029</text:p>
          </table:table-cell>
          <table:table-cell office:value-type="date" office:date-value="2029-08-04T00:00:00" table:style-name="ce2">
            <text:p>04/08/2029</text:p>
          </table:table-cell>
          <table:table-cell office:value-type="date" office:date-value="2029-08-05T00:00:00" table:style-name="ce2">
            <text:p>05/08/2029</text:p>
          </table:table-cell>
          <table:table-cell office:value-type="date" office:date-value="2029-08-06T00:00:00" table:style-name="ce2">
            <text:p>06/08/2029</text:p>
          </table:table-cell>
          <table:table-cell office:value-type="date" office:date-value="2029-08-07T00:00:00" table:style-name="ce2">
            <text:p>07/08/2029</text:p>
          </table:table-cell>
          <table:table-cell office:value-type="date" office:date-value="2029-08-08T00:00:00" table:style-name="ce2">
            <text:p>08/08/2029</text:p>
          </table:table-cell>
          <table:table-cell office:value-type="date" office:date-value="2029-08-09T00:00:00" table:style-name="ce2">
            <text:p>09/08/2029</text:p>
          </table:table-cell>
          <table:table-cell office:value-type="date" office:date-value="2029-08-10T00:00:00" table:style-name="ce2">
            <text:p>10/08/2029</text:p>
          </table:table-cell>
          <table:table-cell office:value-type="date" office:date-value="2029-08-11T00:00:00" table:style-name="ce2">
            <text:p>11/08/2029</text:p>
          </table:table-cell>
          <table:table-cell office:value-type="date" office:date-value="2029-08-12T00:00:00" table:style-name="ce2">
            <text:p>12/08/2029</text:p>
          </table:table-cell>
          <table:table-cell office:value-type="date" office:date-value="2029-08-13T00:00:00" table:style-name="ce2">
            <text:p>13/08/2029</text:p>
          </table:table-cell>
          <table:table-cell office:value-type="date" office:date-value="2029-08-14T00:00:00" table:style-name="ce2">
            <text:p>14/08/2029</text:p>
          </table:table-cell>
          <table:table-cell office:value-type="date" office:date-value="2029-08-15T00:00:00" table:style-name="ce2">
            <text:p>15/08/2029</text:p>
          </table:table-cell>
          <table:table-cell office:value-type="date" office:date-value="2029-08-16T00:00:00" table:style-name="ce2">
            <text:p>16/08/2029</text:p>
          </table:table-cell>
          <table:table-cell office:value-type="date" office:date-value="2029-08-17T00:00:00" table:style-name="ce2">
            <text:p>17/08/2029</text:p>
          </table:table-cell>
          <table:table-cell office:value-type="date" office:date-value="2029-08-18T00:00:00" table:style-name="ce2">
            <text:p>18/08/2029</text:p>
          </table:table-cell>
          <table:table-cell office:value-type="date" office:date-value="2029-08-19T00:00:00" table:style-name="ce2">
            <text:p>19/08/2029</text:p>
          </table:table-cell>
          <table:table-cell office:value-type="date" office:date-value="2029-08-20T00:00:00" table:style-name="ce2">
            <text:p>20/08/2029</text:p>
          </table:table-cell>
          <table:table-cell office:value-type="date" office:date-value="2029-08-21T00:00:00" table:style-name="ce2">
            <text:p>21/08/2029</text:p>
          </table:table-cell>
          <table:table-cell office:value-type="date" office:date-value="2029-08-22T00:00:00" table:style-name="ce2">
            <text:p>22/08/2029</text:p>
          </table:table-cell>
          <table:table-cell office:value-type="date" office:date-value="2029-08-23T00:00:00" table:style-name="ce2">
            <text:p>23/08/2029</text:p>
          </table:table-cell>
          <table:table-cell office:value-type="date" office:date-value="2029-08-24T00:00:00" table:style-name="ce2">
            <text:p>24/08/2029</text:p>
          </table:table-cell>
          <table:table-cell office:value-type="date" office:date-value="2029-08-25T00:00:00" table:style-name="ce2">
            <text:p>25/08/2029</text:p>
          </table:table-cell>
          <table:table-cell office:value-type="date" office:date-value="2029-08-26T00:00:00" table:style-name="ce2">
            <text:p>26/08/2029</text:p>
          </table:table-cell>
          <table:table-cell office:value-type="date" office:date-value="2029-08-27T00:00:00" table:style-name="ce2">
            <text:p>27/08/2029</text:p>
          </table:table-cell>
          <table:table-cell office:value-type="date" office:date-value="2029-08-28T00:00:00" table:style-name="ce2">
            <text:p>28/08/2029</text:p>
          </table:table-cell>
          <table:table-cell office:value-type="date" office:date-value="2029-08-29T00:00:00" table:style-name="ce2">
            <text:p>29/08/2029</text:p>
          </table:table-cell>
          <table:table-cell office:value-type="date" office:date-value="2029-08-30T00:00:00" table:style-name="ce2">
            <text:p>30/08/2029</text:p>
          </table:table-cell>
          <table:table-cell office:value-type="date" office:date-value="2029-08-31T00:00:00" table:style-name="ce2">
            <text:p>31/08/2029</text:p>
          </table:table-cell>
          <table:table-cell office:value-type="date" office:date-value="2029-09-01T00:00:00" table:style-name="ce2">
            <text:p>01/09/2029</text:p>
          </table:table-cell>
          <table:table-cell office:value-type="date" office:date-value="2029-09-02T00:00:00" table:style-name="ce2">
            <text:p>02/09/2029</text:p>
          </table:table-cell>
          <table:table-cell office:value-type="date" office:date-value="2029-09-03T00:00:00" table:style-name="ce2">
            <text:p>03/09/2029</text:p>
          </table:table-cell>
          <table:table-cell office:value-type="date" office:date-value="2029-09-04T00:00:00" table:style-name="ce2">
            <text:p>04/09/2029</text:p>
          </table:table-cell>
          <table:table-cell office:value-type="date" office:date-value="2029-09-05T00:00:00" table:style-name="ce2">
            <text:p>05/09/2029</text:p>
          </table:table-cell>
          <table:table-cell office:value-type="date" office:date-value="2029-09-06T00:00:00" table:style-name="ce2">
            <text:p>06/09/2029</text:p>
          </table:table-cell>
          <table:table-cell office:value-type="date" office:date-value="2029-09-07T00:00:00" table:style-name="ce2">
            <text:p>07/09/2029</text:p>
          </table:table-cell>
          <table:table-cell office:value-type="date" office:date-value="2029-09-08T00:00:00" table:style-name="ce2">
            <text:p>08/09/2029</text:p>
          </table:table-cell>
          <table:table-cell office:value-type="date" office:date-value="2029-09-09T00:00:00" table:style-name="ce2">
            <text:p>09/09/2029</text:p>
          </table:table-cell>
          <table:table-cell office:value-type="date" office:date-value="2029-09-10T00:00:00" table:style-name="ce2">
            <text:p>10/09/2029</text:p>
          </table:table-cell>
          <table:table-cell office:value-type="date" office:date-value="2029-09-11T00:00:00" table:style-name="ce2">
            <text:p>11/09/2029</text:p>
          </table:table-cell>
          <table:table-cell office:value-type="date" office:date-value="2029-09-12T00:00:00" table:style-name="ce2">
            <text:p>12/09/2029</text:p>
          </table:table-cell>
          <table:table-cell office:value-type="date" office:date-value="2029-09-13T00:00:00" table:style-name="ce2">
            <text:p>13/09/2029</text:p>
          </table:table-cell>
          <table:table-cell office:value-type="date" office:date-value="2029-09-14T00:00:00" table:style-name="ce2">
            <text:p>14/09/2029</text:p>
          </table:table-cell>
          <table:table-cell office:value-type="date" office:date-value="2029-09-15T00:00:00" table:style-name="ce2">
            <text:p>15/09/2029</text:p>
          </table:table-cell>
          <table:table-cell office:value-type="date" office:date-value="2029-09-16T00:00:00" table:style-name="ce2">
            <text:p>16/09/2029</text:p>
          </table:table-cell>
          <table:table-cell office:value-type="date" office:date-value="2029-09-17T00:00:00" table:style-name="ce2">
            <text:p>17/09/2029</text:p>
          </table:table-cell>
          <table:table-cell office:value-type="date" office:date-value="2029-09-18T00:00:00" table:style-name="ce2">
            <text:p>18/09/2029</text:p>
          </table:table-cell>
          <table:table-cell office:value-type="date" office:date-value="2029-09-19T00:00:00" table:style-name="ce2">
            <text:p>19/09/2029</text:p>
          </table:table-cell>
          <table:table-cell office:value-type="date" office:date-value="2029-09-20T00:00:00" table:style-name="ce2">
            <text:p>20/09/2029</text:p>
          </table:table-cell>
          <table:table-cell office:value-type="date" office:date-value="2029-09-21T00:00:00" table:style-name="ce2">
            <text:p>21/09/2029</text:p>
          </table:table-cell>
          <table:table-cell office:value-type="date" office:date-value="2029-09-22T00:00:00" table:style-name="ce2">
            <text:p>22/09/2029</text:p>
          </table:table-cell>
          <table:table-cell office:value-type="date" office:date-value="2029-09-23T00:00:00" table:style-name="ce2">
            <text:p>23/09/2029</text:p>
          </table:table-cell>
          <table:table-cell office:value-type="date" office:date-value="2029-09-24T00:00:00" table:style-name="ce2">
            <text:p>24/09/2029</text:p>
          </table:table-cell>
          <table:table-cell office:value-type="date" office:date-value="2029-09-25T00:00:00" table:style-name="ce2">
            <text:p>25/09/2029</text:p>
          </table:table-cell>
          <table:table-cell office:value-type="date" office:date-value="2029-09-26T00:00:00" table:style-name="ce2">
            <text:p>26/09/2029</text:p>
          </table:table-cell>
          <table:table-cell office:value-type="date" office:date-value="2029-09-27T00:00:00" table:style-name="ce2">
            <text:p>27/09/2029</text:p>
          </table:table-cell>
          <table:table-cell office:value-type="date" office:date-value="2029-09-28T00:00:00" table:style-name="ce2">
            <text:p>28/09/2029</text:p>
          </table:table-cell>
          <table:table-cell office:value-type="date" office:date-value="2029-09-29T00:00:00" table:style-name="ce2">
            <text:p>29/09/2029</text:p>
          </table:table-cell>
          <table:table-cell office:value-type="date" office:date-value="2029-09-30T00:00:00" table:style-name="ce2">
            <text:p>30/09/2029</text:p>
          </table:table-cell>
          <table:table-cell office:value-type="date" office:date-value="2029-10-01T00:00:00" table:style-name="ce2">
            <text:p>01/10/2029</text:p>
          </table:table-cell>
          <table:table-cell office:value-type="date" office:date-value="2029-10-02T00:00:00" table:style-name="ce2">
            <text:p>02/10/2029</text:p>
          </table:table-cell>
          <table:table-cell office:value-type="date" office:date-value="2029-10-03T00:00:00" table:style-name="ce2">
            <text:p>03/10/2029</text:p>
          </table:table-cell>
          <table:table-cell office:value-type="date" office:date-value="2029-10-04T00:00:00" table:style-name="ce2">
            <text:p>04/10/2029</text:p>
          </table:table-cell>
          <table:table-cell office:value-type="date" office:date-value="2029-10-05T00:00:00" table:style-name="ce2">
            <text:p>05/10/2029</text:p>
          </table:table-cell>
          <table:table-cell office:value-type="date" office:date-value="2029-10-06T00:00:00" table:style-name="ce2">
            <text:p>06/10/2029</text:p>
          </table:table-cell>
          <table:table-cell office:value-type="date" office:date-value="2029-10-07T00:00:00" table:style-name="ce2">
            <text:p>07/10/2029</text:p>
          </table:table-cell>
          <table:table-cell office:value-type="date" office:date-value="2029-10-08T00:00:00" table:style-name="ce2">
            <text:p>08/10/2029</text:p>
          </table:table-cell>
          <table:table-cell table:number-columns-repeated="16284"/>
        </table:table-row>
        <table:table-row table:style-name="ro1">
          <table:table-cell office:value-type="date" office:date-value="2029-10-09T00:00:00" table:style-name="ce2">
            <text:p>09/10/2029</text:p>
          </table:table-cell>
          <table:table-cell office:value-type="date" office:date-value="2029-10-10T00:00:00" table:style-name="ce2">
            <text:p>10/10/2029</text:p>
          </table:table-cell>
          <table:table-cell office:value-type="date" office:date-value="2029-10-11T00:00:00" table:style-name="ce2">
            <text:p>11/10/2029</text:p>
          </table:table-cell>
          <table:table-cell office:value-type="date" office:date-value="2029-10-12T00:00:00" table:style-name="ce2">
            <text:p>12/10/2029</text:p>
          </table:table-cell>
          <table:table-cell office:value-type="date" office:date-value="2029-10-13T00:00:00" table:style-name="ce2">
            <text:p>13/10/2029</text:p>
          </table:table-cell>
          <table:table-cell office:value-type="date" office:date-value="2029-10-14T00:00:00" table:style-name="ce2">
            <text:p>14/10/2029</text:p>
          </table:table-cell>
          <table:table-cell office:value-type="date" office:date-value="2029-10-15T00:00:00" table:style-name="ce2">
            <text:p>15/10/2029</text:p>
          </table:table-cell>
          <table:table-cell office:value-type="date" office:date-value="2029-10-16T00:00:00" table:style-name="ce2">
            <text:p>16/10/2029</text:p>
          </table:table-cell>
          <table:table-cell office:value-type="date" office:date-value="2029-10-17T00:00:00" table:style-name="ce2">
            <text:p>17/10/2029</text:p>
          </table:table-cell>
          <table:table-cell office:value-type="date" office:date-value="2029-10-18T00:00:00" table:style-name="ce2">
            <text:p>18/10/2029</text:p>
          </table:table-cell>
          <table:table-cell office:value-type="date" office:date-value="2029-10-19T00:00:00" table:style-name="ce2">
            <text:p>19/10/2029</text:p>
          </table:table-cell>
          <table:table-cell office:value-type="date" office:date-value="2029-10-20T00:00:00" table:style-name="ce2">
            <text:p>20/10/2029</text:p>
          </table:table-cell>
          <table:table-cell office:value-type="date" office:date-value="2029-10-21T00:00:00" table:style-name="ce2">
            <text:p>21/10/2029</text:p>
          </table:table-cell>
          <table:table-cell office:value-type="date" office:date-value="2029-10-22T00:00:00" table:style-name="ce2">
            <text:p>22/10/2029</text:p>
          </table:table-cell>
          <table:table-cell office:value-type="date" office:date-value="2029-10-23T00:00:00" table:style-name="ce2">
            <text:p>23/10/2029</text:p>
          </table:table-cell>
          <table:table-cell office:value-type="date" office:date-value="2029-10-24T00:00:00" table:style-name="ce2">
            <text:p>24/10/2029</text:p>
          </table:table-cell>
          <table:table-cell office:value-type="date" office:date-value="2029-10-25T00:00:00" table:style-name="ce2">
            <text:p>25/10/2029</text:p>
          </table:table-cell>
          <table:table-cell office:value-type="date" office:date-value="2029-10-26T00:00:00" table:style-name="ce2">
            <text:p>26/10/2029</text:p>
          </table:table-cell>
          <table:table-cell office:value-type="date" office:date-value="2029-10-27T00:00:00" table:style-name="ce2">
            <text:p>27/10/2029</text:p>
          </table:table-cell>
          <table:table-cell office:value-type="date" office:date-value="2029-10-28T00:00:00" table:style-name="ce2">
            <text:p>28/10/2029</text:p>
          </table:table-cell>
          <table:table-cell office:value-type="date" office:date-value="2029-10-29T00:00:00" table:style-name="ce2">
            <text:p>29/10/2029</text:p>
          </table:table-cell>
          <table:table-cell office:value-type="date" office:date-value="2029-10-30T00:00:00" table:style-name="ce2">
            <text:p>30/10/2029</text:p>
          </table:table-cell>
          <table:table-cell office:value-type="date" office:date-value="2029-10-31T00:00:00" table:style-name="ce2">
            <text:p>31/10/2029</text:p>
          </table:table-cell>
          <table:table-cell office:value-type="date" office:date-value="2029-11-01T00:00:00" table:style-name="ce2">
            <text:p>01/11/2029</text:p>
          </table:table-cell>
          <table:table-cell office:value-type="date" office:date-value="2029-11-02T00:00:00" table:style-name="ce2">
            <text:p>02/11/2029</text:p>
          </table:table-cell>
          <table:table-cell office:value-type="date" office:date-value="2029-11-03T00:00:00" table:style-name="ce2">
            <text:p>03/11/2029</text:p>
          </table:table-cell>
          <table:table-cell office:value-type="date" office:date-value="2029-11-04T00:00:00" table:style-name="ce2">
            <text:p>04/11/2029</text:p>
          </table:table-cell>
          <table:table-cell office:value-type="date" office:date-value="2029-11-05T00:00:00" table:style-name="ce2">
            <text:p>05/11/2029</text:p>
          </table:table-cell>
          <table:table-cell office:value-type="date" office:date-value="2029-11-06T00:00:00" table:style-name="ce2">
            <text:p>06/11/2029</text:p>
          </table:table-cell>
          <table:table-cell office:value-type="date" office:date-value="2029-11-07T00:00:00" table:style-name="ce2">
            <text:p>07/11/2029</text:p>
          </table:table-cell>
          <table:table-cell office:value-type="date" office:date-value="2029-11-08T00:00:00" table:style-name="ce2">
            <text:p>08/11/2029</text:p>
          </table:table-cell>
          <table:table-cell office:value-type="date" office:date-value="2029-11-09T00:00:00" table:style-name="ce2">
            <text:p>09/11/2029</text:p>
          </table:table-cell>
          <table:table-cell office:value-type="date" office:date-value="2029-11-10T00:00:00" table:style-name="ce2">
            <text:p>10/11/2029</text:p>
          </table:table-cell>
          <table:table-cell office:value-type="date" office:date-value="2029-11-11T00:00:00" table:style-name="ce2">
            <text:p>11/11/2029</text:p>
          </table:table-cell>
          <table:table-cell office:value-type="date" office:date-value="2029-11-12T00:00:00" table:style-name="ce2">
            <text:p>12/11/2029</text:p>
          </table:table-cell>
          <table:table-cell office:value-type="date" office:date-value="2029-11-13T00:00:00" table:style-name="ce2">
            <text:p>13/11/2029</text:p>
          </table:table-cell>
          <table:table-cell office:value-type="date" office:date-value="2029-11-14T00:00:00" table:style-name="ce2">
            <text:p>14/11/2029</text:p>
          </table:table-cell>
          <table:table-cell office:value-type="date" office:date-value="2029-11-15T00:00:00" table:style-name="ce2">
            <text:p>15/11/2029</text:p>
          </table:table-cell>
          <table:table-cell office:value-type="date" office:date-value="2029-11-16T00:00:00" table:style-name="ce2">
            <text:p>16/11/2029</text:p>
          </table:table-cell>
          <table:table-cell office:value-type="date" office:date-value="2029-11-17T00:00:00" table:style-name="ce2">
            <text:p>17/11/2029</text:p>
          </table:table-cell>
          <table:table-cell office:value-type="date" office:date-value="2029-11-18T00:00:00" table:style-name="ce2">
            <text:p>18/11/2029</text:p>
          </table:table-cell>
          <table:table-cell office:value-type="date" office:date-value="2029-11-19T00:00:00" table:style-name="ce2">
            <text:p>19/11/2029</text:p>
          </table:table-cell>
          <table:table-cell office:value-type="date" office:date-value="2029-11-20T00:00:00" table:style-name="ce2">
            <text:p>20/11/2029</text:p>
          </table:table-cell>
          <table:table-cell office:value-type="date" office:date-value="2029-11-21T00:00:00" table:style-name="ce2">
            <text:p>21/11/2029</text:p>
          </table:table-cell>
          <table:table-cell office:value-type="date" office:date-value="2029-11-22T00:00:00" table:style-name="ce2">
            <text:p>22/11/2029</text:p>
          </table:table-cell>
          <table:table-cell office:value-type="date" office:date-value="2029-11-23T00:00:00" table:style-name="ce2">
            <text:p>23/11/2029</text:p>
          </table:table-cell>
          <table:table-cell office:value-type="date" office:date-value="2029-11-24T00:00:00" table:style-name="ce2">
            <text:p>24/11/2029</text:p>
          </table:table-cell>
          <table:table-cell office:value-type="date" office:date-value="2029-11-25T00:00:00" table:style-name="ce2">
            <text:p>25/11/2029</text:p>
          </table:table-cell>
          <table:table-cell office:value-type="date" office:date-value="2029-11-26T00:00:00" table:style-name="ce2">
            <text:p>26/11/2029</text:p>
          </table:table-cell>
          <table:table-cell office:value-type="date" office:date-value="2029-11-27T00:00:00" table:style-name="ce2">
            <text:p>27/11/2029</text:p>
          </table:table-cell>
          <table:table-cell office:value-type="date" office:date-value="2029-11-28T00:00:00" table:style-name="ce2">
            <text:p>28/11/2029</text:p>
          </table:table-cell>
          <table:table-cell office:value-type="date" office:date-value="2029-11-29T00:00:00" table:style-name="ce2">
            <text:p>29/11/2029</text:p>
          </table:table-cell>
          <table:table-cell office:value-type="date" office:date-value="2029-11-30T00:00:00" table:style-name="ce2">
            <text:p>30/11/2029</text:p>
          </table:table-cell>
          <table:table-cell office:value-type="date" office:date-value="2029-12-01T00:00:00" table:style-name="ce2">
            <text:p>01/12/2029</text:p>
          </table:table-cell>
          <table:table-cell office:value-type="date" office:date-value="2029-12-02T00:00:00" table:style-name="ce2">
            <text:p>02/12/2029</text:p>
          </table:table-cell>
          <table:table-cell office:value-type="date" office:date-value="2029-12-03T00:00:00" table:style-name="ce2">
            <text:p>03/12/2029</text:p>
          </table:table-cell>
          <table:table-cell office:value-type="date" office:date-value="2029-12-04T00:00:00" table:style-name="ce2">
            <text:p>04/12/2029</text:p>
          </table:table-cell>
          <table:table-cell office:value-type="date" office:date-value="2029-12-05T00:00:00" table:style-name="ce2">
            <text:p>05/12/2029</text:p>
          </table:table-cell>
          <table:table-cell office:value-type="date" office:date-value="2029-12-06T00:00:00" table:style-name="ce2">
            <text:p>06/12/2029</text:p>
          </table:table-cell>
          <table:table-cell office:value-type="date" office:date-value="2029-12-07T00:00:00" table:style-name="ce2">
            <text:p>07/12/2029</text:p>
          </table:table-cell>
          <table:table-cell office:value-type="date" office:date-value="2029-12-08T00:00:00" table:style-name="ce2">
            <text:p>08/12/2029</text:p>
          </table:table-cell>
          <table:table-cell office:value-type="date" office:date-value="2029-12-09T00:00:00" table:style-name="ce2">
            <text:p>09/12/2029</text:p>
          </table:table-cell>
          <table:table-cell office:value-type="date" office:date-value="2029-12-10T00:00:00" table:style-name="ce2">
            <text:p>10/12/2029</text:p>
          </table:table-cell>
          <table:table-cell office:value-type="date" office:date-value="2029-12-11T00:00:00" table:style-name="ce2">
            <text:p>11/12/2029</text:p>
          </table:table-cell>
          <table:table-cell office:value-type="date" office:date-value="2029-12-12T00:00:00" table:style-name="ce2">
            <text:p>12/12/2029</text:p>
          </table:table-cell>
          <table:table-cell office:value-type="date" office:date-value="2029-12-13T00:00:00" table:style-name="ce2">
            <text:p>13/12/2029</text:p>
          </table:table-cell>
          <table:table-cell office:value-type="date" office:date-value="2029-12-14T00:00:00" table:style-name="ce2">
            <text:p>14/12/2029</text:p>
          </table:table-cell>
          <table:table-cell office:value-type="date" office:date-value="2029-12-15T00:00:00" table:style-name="ce2">
            <text:p>15/12/2029</text:p>
          </table:table-cell>
          <table:table-cell office:value-type="date" office:date-value="2029-12-16T00:00:00" table:style-name="ce2">
            <text:p>16/12/2029</text:p>
          </table:table-cell>
          <table:table-cell office:value-type="date" office:date-value="2029-12-17T00:00:00" table:style-name="ce2">
            <text:p>17/12/2029</text:p>
          </table:table-cell>
          <table:table-cell office:value-type="date" office:date-value="2029-12-18T00:00:00" table:style-name="ce2">
            <text:p>18/12/2029</text:p>
          </table:table-cell>
          <table:table-cell office:value-type="date" office:date-value="2029-12-19T00:00:00" table:style-name="ce2">
            <text:p>19/12/2029</text:p>
          </table:table-cell>
          <table:table-cell office:value-type="date" office:date-value="2029-12-20T00:00:00" table:style-name="ce2">
            <text:p>20/12/2029</text:p>
          </table:table-cell>
          <table:table-cell office:value-type="date" office:date-value="2029-12-21T00:00:00" table:style-name="ce2">
            <text:p>21/12/2029</text:p>
          </table:table-cell>
          <table:table-cell office:value-type="date" office:date-value="2029-12-22T00:00:00" table:style-name="ce2">
            <text:p>22/12/2029</text:p>
          </table:table-cell>
          <table:table-cell office:value-type="date" office:date-value="2029-12-23T00:00:00" table:style-name="ce2">
            <text:p>23/12/2029</text:p>
          </table:table-cell>
          <table:table-cell office:value-type="date" office:date-value="2029-12-24T00:00:00" table:style-name="ce2">
            <text:p>24/12/2029</text:p>
          </table:table-cell>
          <table:table-cell office:value-type="date" office:date-value="2029-12-25T00:00:00" table:style-name="ce2">
            <text:p>25/12/2029</text:p>
          </table:table-cell>
          <table:table-cell office:value-type="date" office:date-value="2029-12-26T00:00:00" table:style-name="ce2">
            <text:p>26/12/2029</text:p>
          </table:table-cell>
          <table:table-cell office:value-type="date" office:date-value="2029-12-27T00:00:00" table:style-name="ce2">
            <text:p>27/12/2029</text:p>
          </table:table-cell>
          <table:table-cell office:value-type="date" office:date-value="2029-12-28T00:00:00" table:style-name="ce2">
            <text:p>28/12/2029</text:p>
          </table:table-cell>
          <table:table-cell office:value-type="date" office:date-value="2029-12-29T00:00:00" table:style-name="ce2">
            <text:p>29/12/2029</text:p>
          </table:table-cell>
          <table:table-cell office:value-type="date" office:date-value="2029-12-30T00:00:00" table:style-name="ce2">
            <text:p>30/12/2029</text:p>
          </table:table-cell>
          <table:table-cell office:value-type="date" office:date-value="2029-12-31T00:00:00" table:style-name="ce2">
            <text:p>31/12/2029</text:p>
          </table:table-cell>
          <table:table-cell office:value-type="date" office:date-value="2030-01-01T00:00:00" table:style-name="ce2">
            <text:p>01/01/2030</text:p>
          </table:table-cell>
          <table:table-cell office:value-type="date" office:date-value="2030-01-02T00:00:00" table:style-name="ce2">
            <text:p>02/01/2030</text:p>
          </table:table-cell>
          <table:table-cell office:value-type="date" office:date-value="2030-01-03T00:00:00" table:style-name="ce2">
            <text:p>03/01/2030</text:p>
          </table:table-cell>
          <table:table-cell office:value-type="date" office:date-value="2030-01-04T00:00:00" table:style-name="ce2">
            <text:p>04/01/2030</text:p>
          </table:table-cell>
          <table:table-cell office:value-type="date" office:date-value="2030-01-05T00:00:00" table:style-name="ce2">
            <text:p>05/01/2030</text:p>
          </table:table-cell>
          <table:table-cell office:value-type="date" office:date-value="2030-01-06T00:00:00" table:style-name="ce2">
            <text:p>06/01/2030</text:p>
          </table:table-cell>
          <table:table-cell office:value-type="date" office:date-value="2030-01-07T00:00:00" table:style-name="ce2">
            <text:p>07/01/2030</text:p>
          </table:table-cell>
          <table:table-cell office:value-type="date" office:date-value="2030-01-08T00:00:00" table:style-name="ce2">
            <text:p>08/01/2030</text:p>
          </table:table-cell>
          <table:table-cell office:value-type="date" office:date-value="2030-01-09T00:00:00" table:style-name="ce2">
            <text:p>09/01/2030</text:p>
          </table:table-cell>
          <table:table-cell office:value-type="date" office:date-value="2030-01-10T00:00:00" table:style-name="ce2">
            <text:p>10/01/2030</text:p>
          </table:table-cell>
          <table:table-cell office:value-type="date" office:date-value="2030-01-11T00:00:00" table:style-name="ce2">
            <text:p>11/01/2030</text:p>
          </table:table-cell>
          <table:table-cell office:value-type="date" office:date-value="2030-01-12T00:00:00" table:style-name="ce2">
            <text:p>12/01/2030</text:p>
          </table:table-cell>
          <table:table-cell office:value-type="date" office:date-value="2030-01-13T00:00:00" table:style-name="ce2">
            <text:p>13/01/2030</text:p>
          </table:table-cell>
          <table:table-cell office:value-type="date" office:date-value="2030-01-14T00:00:00" table:style-name="ce2">
            <text:p>14/01/2030</text:p>
          </table:table-cell>
          <table:table-cell office:value-type="date" office:date-value="2030-01-15T00:00:00" table:style-name="ce2">
            <text:p>15/01/2030</text:p>
          </table:table-cell>
          <table:table-cell office:value-type="date" office:date-value="2030-01-16T00:00:00" table:style-name="ce2">
            <text:p>16/01/2030</text:p>
          </table:table-cell>
          <table:table-cell table:number-columns-repeated="16284"/>
        </table:table-row>
        <table:table-row table:style-name="ro1">
          <table:table-cell office:value-type="date" office:date-value="2030-01-17T00:00:00" table:style-name="ce2">
            <text:p>17/01/2030</text:p>
          </table:table-cell>
          <table:table-cell office:value-type="date" office:date-value="2030-01-18T00:00:00" table:style-name="ce2">
            <text:p>18/01/2030</text:p>
          </table:table-cell>
          <table:table-cell office:value-type="date" office:date-value="2030-01-19T00:00:00" table:style-name="ce2">
            <text:p>19/01/2030</text:p>
          </table:table-cell>
          <table:table-cell office:value-type="date" office:date-value="2030-01-20T00:00:00" table:style-name="ce2">
            <text:p>20/01/2030</text:p>
          </table:table-cell>
          <table:table-cell office:value-type="date" office:date-value="2030-01-21T00:00:00" table:style-name="ce2">
            <text:p>21/01/2030</text:p>
          </table:table-cell>
          <table:table-cell office:value-type="date" office:date-value="2030-01-22T00:00:00" table:style-name="ce2">
            <text:p>22/01/2030</text:p>
          </table:table-cell>
          <table:table-cell office:value-type="date" office:date-value="2030-01-23T00:00:00" table:style-name="ce2">
            <text:p>23/01/2030</text:p>
          </table:table-cell>
          <table:table-cell office:value-type="date" office:date-value="2030-01-24T00:00:00" table:style-name="ce2">
            <text:p>24/01/2030</text:p>
          </table:table-cell>
          <table:table-cell office:value-type="date" office:date-value="2030-01-25T00:00:00" table:style-name="ce2">
            <text:p>25/01/2030</text:p>
          </table:table-cell>
          <table:table-cell office:value-type="date" office:date-value="2030-01-26T00:00:00" table:style-name="ce2">
            <text:p>26/01/2030</text:p>
          </table:table-cell>
          <table:table-cell office:value-type="date" office:date-value="2030-01-27T00:00:00" table:style-name="ce2">
            <text:p>27/01/2030</text:p>
          </table:table-cell>
          <table:table-cell office:value-type="date" office:date-value="2030-01-28T00:00:00" table:style-name="ce2">
            <text:p>28/01/2030</text:p>
          </table:table-cell>
          <table:table-cell office:value-type="date" office:date-value="2030-01-29T00:00:00" table:style-name="ce2">
            <text:p>29/01/2030</text:p>
          </table:table-cell>
          <table:table-cell office:value-type="date" office:date-value="2030-01-30T00:00:00" table:style-name="ce2">
            <text:p>30/01/2030</text:p>
          </table:table-cell>
          <table:table-cell office:value-type="date" office:date-value="2030-01-31T00:00:00" table:style-name="ce2">
            <text:p>31/01/2030</text:p>
          </table:table-cell>
          <table:table-cell office:value-type="date" office:date-value="2030-02-01T00:00:00" table:style-name="ce2">
            <text:p>01/02/2030</text:p>
          </table:table-cell>
          <table:table-cell office:value-type="date" office:date-value="2030-02-02T00:00:00" table:style-name="ce2">
            <text:p>02/02/2030</text:p>
          </table:table-cell>
          <table:table-cell office:value-type="date" office:date-value="2030-02-03T00:00:00" table:style-name="ce2">
            <text:p>03/02/2030</text:p>
          </table:table-cell>
          <table:table-cell office:value-type="date" office:date-value="2030-02-04T00:00:00" table:style-name="ce2">
            <text:p>04/02/2030</text:p>
          </table:table-cell>
          <table:table-cell office:value-type="date" office:date-value="2030-02-05T00:00:00" table:style-name="ce2">
            <text:p>05/02/2030</text:p>
          </table:table-cell>
          <table:table-cell office:value-type="date" office:date-value="2030-02-06T00:00:00" table:style-name="ce2">
            <text:p>06/02/2030</text:p>
          </table:table-cell>
          <table:table-cell office:value-type="date" office:date-value="2030-02-07T00:00:00" table:style-name="ce2">
            <text:p>07/02/2030</text:p>
          </table:table-cell>
          <table:table-cell office:value-type="date" office:date-value="2030-02-08T00:00:00" table:style-name="ce2">
            <text:p>08/02/2030</text:p>
          </table:table-cell>
          <table:table-cell office:value-type="date" office:date-value="2030-02-09T00:00:00" table:style-name="ce2">
            <text:p>09/02/2030</text:p>
          </table:table-cell>
          <table:table-cell office:value-type="date" office:date-value="2030-02-10T00:00:00" table:style-name="ce2">
            <text:p>10/02/2030</text:p>
          </table:table-cell>
          <table:table-cell office:value-type="date" office:date-value="2030-02-11T00:00:00" table:style-name="ce2">
            <text:p>11/02/2030</text:p>
          </table:table-cell>
          <table:table-cell office:value-type="date" office:date-value="2030-02-12T00:00:00" table:style-name="ce2">
            <text:p>12/02/2030</text:p>
          </table:table-cell>
          <table:table-cell office:value-type="date" office:date-value="2030-02-13T00:00:00" table:style-name="ce2">
            <text:p>13/02/2030</text:p>
          </table:table-cell>
          <table:table-cell office:value-type="date" office:date-value="2030-02-14T00:00:00" table:style-name="ce2">
            <text:p>14/02/2030</text:p>
          </table:table-cell>
          <table:table-cell office:value-type="date" office:date-value="2030-02-15T00:00:00" table:style-name="ce2">
            <text:p>15/02/2030</text:p>
          </table:table-cell>
          <table:table-cell office:value-type="date" office:date-value="2030-02-16T00:00:00" table:style-name="ce2">
            <text:p>16/02/2030</text:p>
          </table:table-cell>
          <table:table-cell office:value-type="date" office:date-value="2030-02-17T00:00:00" table:style-name="ce2">
            <text:p>17/02/2030</text:p>
          </table:table-cell>
          <table:table-cell office:value-type="date" office:date-value="2030-02-18T00:00:00" table:style-name="ce2">
            <text:p>18/02/2030</text:p>
          </table:table-cell>
          <table:table-cell office:value-type="date" office:date-value="2030-02-19T00:00:00" table:style-name="ce2">
            <text:p>19/02/2030</text:p>
          </table:table-cell>
          <table:table-cell office:value-type="date" office:date-value="2030-02-20T00:00:00" table:style-name="ce2">
            <text:p>20/02/2030</text:p>
          </table:table-cell>
          <table:table-cell office:value-type="date" office:date-value="2030-02-21T00:00:00" table:style-name="ce2">
            <text:p>21/02/2030</text:p>
          </table:table-cell>
          <table:table-cell office:value-type="date" office:date-value="2030-02-22T00:00:00" table:style-name="ce2">
            <text:p>22/02/2030</text:p>
          </table:table-cell>
          <table:table-cell office:value-type="date" office:date-value="2030-02-23T00:00:00" table:style-name="ce2">
            <text:p>23/02/2030</text:p>
          </table:table-cell>
          <table:table-cell office:value-type="date" office:date-value="2030-02-24T00:00:00" table:style-name="ce2">
            <text:p>24/02/2030</text:p>
          </table:table-cell>
          <table:table-cell office:value-type="date" office:date-value="2030-02-25T00:00:00" table:style-name="ce2">
            <text:p>25/02/2030</text:p>
          </table:table-cell>
          <table:table-cell office:value-type="date" office:date-value="2030-02-26T00:00:00" table:style-name="ce2">
            <text:p>26/02/2030</text:p>
          </table:table-cell>
          <table:table-cell office:value-type="date" office:date-value="2030-02-27T00:00:00" table:style-name="ce2">
            <text:p>27/02/2030</text:p>
          </table:table-cell>
          <table:table-cell office:value-type="date" office:date-value="2030-02-28T00:00:00" table:style-name="ce2">
            <text:p>28/02/2030</text:p>
          </table:table-cell>
          <table:table-cell office:value-type="date" office:date-value="2030-03-01T00:00:00" table:style-name="ce2">
            <text:p>01/03/2030</text:p>
          </table:table-cell>
          <table:table-cell office:value-type="date" office:date-value="2030-03-02T00:00:00" table:style-name="ce2">
            <text:p>02/03/2030</text:p>
          </table:table-cell>
          <table:table-cell office:value-type="date" office:date-value="2030-03-03T00:00:00" table:style-name="ce2">
            <text:p>03/03/2030</text:p>
          </table:table-cell>
          <table:table-cell office:value-type="date" office:date-value="2030-03-04T00:00:00" table:style-name="ce2">
            <text:p>04/03/2030</text:p>
          </table:table-cell>
          <table:table-cell office:value-type="date" office:date-value="2030-03-05T00:00:00" table:style-name="ce2">
            <text:p>05/03/2030</text:p>
          </table:table-cell>
          <table:table-cell office:value-type="date" office:date-value="2030-03-06T00:00:00" table:style-name="ce2">
            <text:p>06/03/2030</text:p>
          </table:table-cell>
          <table:table-cell office:value-type="date" office:date-value="2030-03-07T00:00:00" table:style-name="ce2">
            <text:p>07/03/2030</text:p>
          </table:table-cell>
          <table:table-cell office:value-type="date" office:date-value="2030-03-08T00:00:00" table:style-name="ce2">
            <text:p>08/03/2030</text:p>
          </table:table-cell>
          <table:table-cell office:value-type="date" office:date-value="2030-03-09T00:00:00" table:style-name="ce2">
            <text:p>09/03/2030</text:p>
          </table:table-cell>
          <table:table-cell office:value-type="date" office:date-value="2030-03-10T00:00:00" table:style-name="ce2">
            <text:p>10/03/2030</text:p>
          </table:table-cell>
          <table:table-cell office:value-type="date" office:date-value="2030-03-11T00:00:00" table:style-name="ce2">
            <text:p>11/03/2030</text:p>
          </table:table-cell>
          <table:table-cell office:value-type="date" office:date-value="2030-03-12T00:00:00" table:style-name="ce2">
            <text:p>12/03/2030</text:p>
          </table:table-cell>
          <table:table-cell office:value-type="date" office:date-value="2030-03-13T00:00:00" table:style-name="ce2">
            <text:p>13/03/2030</text:p>
          </table:table-cell>
          <table:table-cell office:value-type="date" office:date-value="2030-03-14T00:00:00" table:style-name="ce2">
            <text:p>14/03/2030</text:p>
          </table:table-cell>
          <table:table-cell office:value-type="date" office:date-value="2030-03-15T00:00:00" table:style-name="ce2">
            <text:p>15/03/2030</text:p>
          </table:table-cell>
          <table:table-cell office:value-type="date" office:date-value="2030-03-16T00:00:00" table:style-name="ce2">
            <text:p>16/03/2030</text:p>
          </table:table-cell>
          <table:table-cell office:value-type="date" office:date-value="2030-03-17T00:00:00" table:style-name="ce2">
            <text:p>17/03/2030</text:p>
          </table:table-cell>
          <table:table-cell office:value-type="date" office:date-value="2030-03-18T00:00:00" table:style-name="ce2">
            <text:p>18/03/2030</text:p>
          </table:table-cell>
          <table:table-cell office:value-type="date" office:date-value="2030-03-19T00:00:00" table:style-name="ce2">
            <text:p>19/03/2030</text:p>
          </table:table-cell>
          <table:table-cell office:value-type="date" office:date-value="2030-03-20T00:00:00" table:style-name="ce2">
            <text:p>20/03/2030</text:p>
          </table:table-cell>
          <table:table-cell office:value-type="date" office:date-value="2030-03-21T00:00:00" table:style-name="ce2">
            <text:p>21/03/2030</text:p>
          </table:table-cell>
          <table:table-cell office:value-type="date" office:date-value="2030-03-22T00:00:00" table:style-name="ce2">
            <text:p>22/03/2030</text:p>
          </table:table-cell>
          <table:table-cell office:value-type="date" office:date-value="2030-03-23T00:00:00" table:style-name="ce2">
            <text:p>23/03/2030</text:p>
          </table:table-cell>
          <table:table-cell office:value-type="date" office:date-value="2030-03-24T00:00:00" table:style-name="ce2">
            <text:p>24/03/2030</text:p>
          </table:table-cell>
          <table:table-cell office:value-type="date" office:date-value="2030-03-25T00:00:00" table:style-name="ce2">
            <text:p>25/03/2030</text:p>
          </table:table-cell>
          <table:table-cell office:value-type="date" office:date-value="2030-03-26T00:00:00" table:style-name="ce2">
            <text:p>26/03/2030</text:p>
          </table:table-cell>
          <table:table-cell office:value-type="date" office:date-value="2030-03-27T00:00:00" table:style-name="ce2">
            <text:p>27/03/2030</text:p>
          </table:table-cell>
          <table:table-cell office:value-type="date" office:date-value="2030-03-28T00:00:00" table:style-name="ce2">
            <text:p>28/03/2030</text:p>
          </table:table-cell>
          <table:table-cell office:value-type="date" office:date-value="2030-03-29T00:00:00" table:style-name="ce2">
            <text:p>29/03/2030</text:p>
          </table:table-cell>
          <table:table-cell office:value-type="date" office:date-value="2030-03-30T00:00:00" table:style-name="ce2">
            <text:p>30/03/2030</text:p>
          </table:table-cell>
          <table:table-cell office:value-type="date" office:date-value="2030-03-31T00:00:00" table:style-name="ce2">
            <text:p>31/03/2030</text:p>
          </table:table-cell>
          <table:table-cell office:value-type="date" office:date-value="2030-04-01T00:00:00" table:style-name="ce2">
            <text:p>01/04/2030</text:p>
          </table:table-cell>
          <table:table-cell office:value-type="date" office:date-value="2030-04-02T00:00:00" table:style-name="ce2">
            <text:p>02/04/2030</text:p>
          </table:table-cell>
          <table:table-cell office:value-type="date" office:date-value="2030-04-03T00:00:00" table:style-name="ce2">
            <text:p>03/04/2030</text:p>
          </table:table-cell>
          <table:table-cell office:value-type="date" office:date-value="2030-04-04T00:00:00" table:style-name="ce2">
            <text:p>04/04/2030</text:p>
          </table:table-cell>
          <table:table-cell office:value-type="date" office:date-value="2030-04-05T00:00:00" table:style-name="ce2">
            <text:p>05/04/2030</text:p>
          </table:table-cell>
          <table:table-cell office:value-type="date" office:date-value="2030-04-06T00:00:00" table:style-name="ce2">
            <text:p>06/04/2030</text:p>
          </table:table-cell>
          <table:table-cell office:value-type="date" office:date-value="2030-04-07T00:00:00" table:style-name="ce2">
            <text:p>07/04/2030</text:p>
          </table:table-cell>
          <table:table-cell office:value-type="date" office:date-value="2030-04-08T00:00:00" table:style-name="ce2">
            <text:p>08/04/2030</text:p>
          </table:table-cell>
          <table:table-cell office:value-type="date" office:date-value="2030-04-09T00:00:00" table:style-name="ce2">
            <text:p>09/04/2030</text:p>
          </table:table-cell>
          <table:table-cell office:value-type="date" office:date-value="2030-04-10T00:00:00" table:style-name="ce2">
            <text:p>10/04/2030</text:p>
          </table:table-cell>
          <table:table-cell office:value-type="date" office:date-value="2030-04-11T00:00:00" table:style-name="ce2">
            <text:p>11/04/2030</text:p>
          </table:table-cell>
          <table:table-cell office:value-type="date" office:date-value="2030-04-12T00:00:00" table:style-name="ce2">
            <text:p>12/04/2030</text:p>
          </table:table-cell>
          <table:table-cell office:value-type="date" office:date-value="2030-04-13T00:00:00" table:style-name="ce2">
            <text:p>13/04/2030</text:p>
          </table:table-cell>
          <table:table-cell office:value-type="date" office:date-value="2030-04-14T00:00:00" table:style-name="ce2">
            <text:p>14/04/2030</text:p>
          </table:table-cell>
          <table:table-cell office:value-type="date" office:date-value="2030-04-15T00:00:00" table:style-name="ce2">
            <text:p>15/04/2030</text:p>
          </table:table-cell>
          <table:table-cell office:value-type="date" office:date-value="2030-04-16T00:00:00" table:style-name="ce2">
            <text:p>16/04/2030</text:p>
          </table:table-cell>
          <table:table-cell office:value-type="date" office:date-value="2030-04-17T00:00:00" table:style-name="ce2">
            <text:p>17/04/2030</text:p>
          </table:table-cell>
          <table:table-cell office:value-type="date" office:date-value="2030-04-18T00:00:00" table:style-name="ce2">
            <text:p>18/04/2030</text:p>
          </table:table-cell>
          <table:table-cell office:value-type="date" office:date-value="2030-04-19T00:00:00" table:style-name="ce2">
            <text:p>19/04/2030</text:p>
          </table:table-cell>
          <table:table-cell office:value-type="date" office:date-value="2030-04-20T00:00:00" table:style-name="ce2">
            <text:p>20/04/2030</text:p>
          </table:table-cell>
          <table:table-cell office:value-type="date" office:date-value="2030-04-21T00:00:00" table:style-name="ce2">
            <text:p>21/04/2030</text:p>
          </table:table-cell>
          <table:table-cell office:value-type="date" office:date-value="2030-04-22T00:00:00" table:style-name="ce2">
            <text:p>22/04/2030</text:p>
          </table:table-cell>
          <table:table-cell office:value-type="date" office:date-value="2030-04-23T00:00:00" table:style-name="ce2">
            <text:p>23/04/2030</text:p>
          </table:table-cell>
          <table:table-cell office:value-type="date" office:date-value="2030-04-24T00:00:00" table:style-name="ce2">
            <text:p>24/04/2030</text:p>
          </table:table-cell>
          <table:table-cell office:value-type="date" office:date-value="2030-04-25T00:00:00" table:style-name="ce2">
            <text:p>25/04/2030</text:p>
          </table:table-cell>
          <table:table-cell office:value-type="date" office:date-value="2030-04-26T00:00:00" table:style-name="ce2">
            <text:p>26/04/2030</text:p>
          </table:table-cell>
          <table:table-cell table:number-columns-repeated="16284"/>
        </table:table-row>
        <table:table-row table:style-name="ro1">
          <table:table-cell office:value-type="date" office:date-value="2030-04-27T00:00:00" table:style-name="ce2">
            <text:p>27/04/2030</text:p>
          </table:table-cell>
          <table:table-cell office:value-type="date" office:date-value="2030-04-28T00:00:00" table:style-name="ce2">
            <text:p>28/04/2030</text:p>
          </table:table-cell>
          <table:table-cell office:value-type="date" office:date-value="2030-04-29T00:00:00" table:style-name="ce2">
            <text:p>29/04/2030</text:p>
          </table:table-cell>
          <table:table-cell office:value-type="date" office:date-value="2030-04-30T00:00:00" table:style-name="ce2">
            <text:p>30/04/2030</text:p>
          </table:table-cell>
          <table:table-cell office:value-type="date" office:date-value="2030-05-01T00:00:00" table:style-name="ce2">
            <text:p>01/05/2030</text:p>
          </table:table-cell>
          <table:table-cell office:value-type="date" office:date-value="2030-05-02T00:00:00" table:style-name="ce2">
            <text:p>02/05/2030</text:p>
          </table:table-cell>
          <table:table-cell office:value-type="date" office:date-value="2030-05-03T00:00:00" table:style-name="ce2">
            <text:p>03/05/2030</text:p>
          </table:table-cell>
          <table:table-cell office:value-type="date" office:date-value="2030-05-04T00:00:00" table:style-name="ce2">
            <text:p>04/05/2030</text:p>
          </table:table-cell>
          <table:table-cell office:value-type="date" office:date-value="2030-05-05T00:00:00" table:style-name="ce2">
            <text:p>05/05/2030</text:p>
          </table:table-cell>
          <table:table-cell office:value-type="date" office:date-value="2030-05-06T00:00:00" table:style-name="ce2">
            <text:p>06/05/2030</text:p>
          </table:table-cell>
          <table:table-cell office:value-type="date" office:date-value="2030-05-07T00:00:00" table:style-name="ce2">
            <text:p>07/05/2030</text:p>
          </table:table-cell>
          <table:table-cell office:value-type="date" office:date-value="2030-05-08T00:00:00" table:style-name="ce2">
            <text:p>08/05/2030</text:p>
          </table:table-cell>
          <table:table-cell office:value-type="date" office:date-value="2030-05-09T00:00:00" table:style-name="ce2">
            <text:p>09/05/2030</text:p>
          </table:table-cell>
          <table:table-cell office:value-type="date" office:date-value="2030-05-10T00:00:00" table:style-name="ce2">
            <text:p>10/05/2030</text:p>
          </table:table-cell>
          <table:table-cell office:value-type="date" office:date-value="2030-05-11T00:00:00" table:style-name="ce2">
            <text:p>11/05/2030</text:p>
          </table:table-cell>
          <table:table-cell office:value-type="date" office:date-value="2030-05-12T00:00:00" table:style-name="ce2">
            <text:p>12/05/2030</text:p>
          </table:table-cell>
          <table:table-cell office:value-type="date" office:date-value="2030-05-13T00:00:00" table:style-name="ce2">
            <text:p>13/05/2030</text:p>
          </table:table-cell>
          <table:table-cell office:value-type="date" office:date-value="2030-05-14T00:00:00" table:style-name="ce2">
            <text:p>14/05/2030</text:p>
          </table:table-cell>
          <table:table-cell office:value-type="date" office:date-value="2030-05-15T00:00:00" table:style-name="ce2">
            <text:p>15/05/2030</text:p>
          </table:table-cell>
          <table:table-cell office:value-type="date" office:date-value="2030-05-16T00:00:00" table:style-name="ce2">
            <text:p>16/05/2030</text:p>
          </table:table-cell>
          <table:table-cell office:value-type="date" office:date-value="2030-05-17T00:00:00" table:style-name="ce2">
            <text:p>17/05/2030</text:p>
          </table:table-cell>
          <table:table-cell office:value-type="date" office:date-value="2030-05-18T00:00:00" table:style-name="ce2">
            <text:p>18/05/2030</text:p>
          </table:table-cell>
          <table:table-cell office:value-type="date" office:date-value="2030-05-19T00:00:00" table:style-name="ce2">
            <text:p>19/05/2030</text:p>
          </table:table-cell>
          <table:table-cell office:value-type="date" office:date-value="2030-05-20T00:00:00" table:style-name="ce2">
            <text:p>20/05/2030</text:p>
          </table:table-cell>
          <table:table-cell office:value-type="date" office:date-value="2030-05-21T00:00:00" table:style-name="ce2">
            <text:p>21/05/2030</text:p>
          </table:table-cell>
          <table:table-cell office:value-type="date" office:date-value="2030-05-22T00:00:00" table:style-name="ce2">
            <text:p>22/05/2030</text:p>
          </table:table-cell>
          <table:table-cell office:value-type="date" office:date-value="2030-05-23T00:00:00" table:style-name="ce2">
            <text:p>23/05/2030</text:p>
          </table:table-cell>
          <table:table-cell office:value-type="date" office:date-value="2030-05-24T00:00:00" table:style-name="ce2">
            <text:p>24/05/2030</text:p>
          </table:table-cell>
          <table:table-cell office:value-type="date" office:date-value="2030-05-25T00:00:00" table:style-name="ce2">
            <text:p>25/05/2030</text:p>
          </table:table-cell>
          <table:table-cell office:value-type="date" office:date-value="2030-05-26T00:00:00" table:style-name="ce2">
            <text:p>26/05/2030</text:p>
          </table:table-cell>
          <table:table-cell office:value-type="date" office:date-value="2030-05-27T00:00:00" table:style-name="ce2">
            <text:p>27/05/2030</text:p>
          </table:table-cell>
          <table:table-cell office:value-type="date" office:date-value="2030-05-28T00:00:00" table:style-name="ce2">
            <text:p>28/05/2030</text:p>
          </table:table-cell>
          <table:table-cell office:value-type="date" office:date-value="2030-05-29T00:00:00" table:style-name="ce2">
            <text:p>29/05/2030</text:p>
          </table:table-cell>
          <table:table-cell office:value-type="date" office:date-value="2030-05-30T00:00:00" table:style-name="ce2">
            <text:p>30/05/2030</text:p>
          </table:table-cell>
          <table:table-cell office:value-type="date" office:date-value="2030-05-31T00:00:00" table:style-name="ce2">
            <text:p>31/05/2030</text:p>
          </table:table-cell>
          <table:table-cell office:value-type="date" office:date-value="2030-06-01T00:00:00" table:style-name="ce2">
            <text:p>01/06/2030</text:p>
          </table:table-cell>
          <table:table-cell office:value-type="date" office:date-value="2030-06-02T00:00:00" table:style-name="ce2">
            <text:p>02/06/2030</text:p>
          </table:table-cell>
          <table:table-cell office:value-type="date" office:date-value="2030-06-03T00:00:00" table:style-name="ce2">
            <text:p>03/06/2030</text:p>
          </table:table-cell>
          <table:table-cell office:value-type="date" office:date-value="2030-06-04T00:00:00" table:style-name="ce2">
            <text:p>04/06/2030</text:p>
          </table:table-cell>
          <table:table-cell office:value-type="date" office:date-value="2030-06-05T00:00:00" table:style-name="ce2">
            <text:p>05/06/2030</text:p>
          </table:table-cell>
          <table:table-cell office:value-type="date" office:date-value="2030-06-06T00:00:00" table:style-name="ce2">
            <text:p>06/06/2030</text:p>
          </table:table-cell>
          <table:table-cell office:value-type="date" office:date-value="2030-06-07T00:00:00" table:style-name="ce2">
            <text:p>07/06/2030</text:p>
          </table:table-cell>
          <table:table-cell office:value-type="date" office:date-value="2030-06-08T00:00:00" table:style-name="ce2">
            <text:p>08/06/2030</text:p>
          </table:table-cell>
          <table:table-cell office:value-type="date" office:date-value="2030-06-09T00:00:00" table:style-name="ce2">
            <text:p>09/06/2030</text:p>
          </table:table-cell>
          <table:table-cell office:value-type="date" office:date-value="2030-06-10T00:00:00" table:style-name="ce2">
            <text:p>10/06/2030</text:p>
          </table:table-cell>
          <table:table-cell office:value-type="date" office:date-value="2030-06-11T00:00:00" table:style-name="ce2">
            <text:p>11/06/2030</text:p>
          </table:table-cell>
          <table:table-cell office:value-type="date" office:date-value="2030-06-12T00:00:00" table:style-name="ce2">
            <text:p>12/06/2030</text:p>
          </table:table-cell>
          <table:table-cell office:value-type="date" office:date-value="2030-06-13T00:00:00" table:style-name="ce2">
            <text:p>13/06/2030</text:p>
          </table:table-cell>
          <table:table-cell office:value-type="date" office:date-value="2030-06-14T00:00:00" table:style-name="ce2">
            <text:p>14/06/2030</text:p>
          </table:table-cell>
          <table:table-cell office:value-type="date" office:date-value="2030-06-15T00:00:00" table:style-name="ce2">
            <text:p>15/06/2030</text:p>
          </table:table-cell>
          <table:table-cell office:value-type="date" office:date-value="2030-06-16T00:00:00" table:style-name="ce2">
            <text:p>16/06/2030</text:p>
          </table:table-cell>
          <table:table-cell office:value-type="date" office:date-value="2030-06-17T00:00:00" table:style-name="ce2">
            <text:p>17/06/2030</text:p>
          </table:table-cell>
          <table:table-cell office:value-type="date" office:date-value="2030-06-18T00:00:00" table:style-name="ce2">
            <text:p>18/06/2030</text:p>
          </table:table-cell>
          <table:table-cell office:value-type="date" office:date-value="2030-06-19T00:00:00" table:style-name="ce2">
            <text:p>19/06/2030</text:p>
          </table:table-cell>
          <table:table-cell office:value-type="date" office:date-value="2030-06-20T00:00:00" table:style-name="ce2">
            <text:p>20/06/2030</text:p>
          </table:table-cell>
          <table:table-cell office:value-type="date" office:date-value="2030-06-21T00:00:00" table:style-name="ce2">
            <text:p>21/06/2030</text:p>
          </table:table-cell>
          <table:table-cell office:value-type="date" office:date-value="2030-06-22T00:00:00" table:style-name="ce2">
            <text:p>22/06/2030</text:p>
          </table:table-cell>
          <table:table-cell office:value-type="date" office:date-value="2030-06-23T00:00:00" table:style-name="ce2">
            <text:p>23/06/2030</text:p>
          </table:table-cell>
          <table:table-cell office:value-type="date" office:date-value="2030-06-24T00:00:00" table:style-name="ce2">
            <text:p>24/06/2030</text:p>
          </table:table-cell>
          <table:table-cell office:value-type="date" office:date-value="2030-06-25T00:00:00" table:style-name="ce2">
            <text:p>25/06/2030</text:p>
          </table:table-cell>
          <table:table-cell office:value-type="date" office:date-value="2030-06-26T00:00:00" table:style-name="ce2">
            <text:p>26/06/2030</text:p>
          </table:table-cell>
          <table:table-cell office:value-type="date" office:date-value="2030-06-27T00:00:00" table:style-name="ce2">
            <text:p>27/06/2030</text:p>
          </table:table-cell>
          <table:table-cell office:value-type="date" office:date-value="2030-06-28T00:00:00" table:style-name="ce2">
            <text:p>28/06/2030</text:p>
          </table:table-cell>
          <table:table-cell office:value-type="date" office:date-value="2030-06-29T00:00:00" table:style-name="ce2">
            <text:p>29/06/2030</text:p>
          </table:table-cell>
          <table:table-cell office:value-type="date" office:date-value="2030-06-30T00:00:00" table:style-name="ce2">
            <text:p>30/06/2030</text:p>
          </table:table-cell>
          <table:table-cell office:value-type="date" office:date-value="2030-07-01T00:00:00" table:style-name="ce2">
            <text:p>01/07/2030</text:p>
          </table:table-cell>
          <table:table-cell office:value-type="date" office:date-value="2030-07-02T00:00:00" table:style-name="ce2">
            <text:p>02/07/2030</text:p>
          </table:table-cell>
          <table:table-cell office:value-type="date" office:date-value="2030-07-03T00:00:00" table:style-name="ce2">
            <text:p>03/07/2030</text:p>
          </table:table-cell>
          <table:table-cell office:value-type="date" office:date-value="2030-07-04T00:00:00" table:style-name="ce2">
            <text:p>04/07/2030</text:p>
          </table:table-cell>
          <table:table-cell office:value-type="date" office:date-value="2030-07-05T00:00:00" table:style-name="ce2">
            <text:p>05/07/2030</text:p>
          </table:table-cell>
          <table:table-cell office:value-type="date" office:date-value="2030-07-06T00:00:00" table:style-name="ce2">
            <text:p>06/07/2030</text:p>
          </table:table-cell>
          <table:table-cell office:value-type="date" office:date-value="2030-07-07T00:00:00" table:style-name="ce2">
            <text:p>07/07/2030</text:p>
          </table:table-cell>
          <table:table-cell office:value-type="date" office:date-value="2030-07-08T00:00:00" table:style-name="ce2">
            <text:p>08/07/2030</text:p>
          </table:table-cell>
          <table:table-cell office:value-type="date" office:date-value="2030-07-09T00:00:00" table:style-name="ce2">
            <text:p>09/07/2030</text:p>
          </table:table-cell>
          <table:table-cell office:value-type="date" office:date-value="2030-07-10T00:00:00" table:style-name="ce2">
            <text:p>10/07/2030</text:p>
          </table:table-cell>
          <table:table-cell office:value-type="date" office:date-value="2030-07-11T00:00:00" table:style-name="ce2">
            <text:p>11/07/2030</text:p>
          </table:table-cell>
          <table:table-cell office:value-type="date" office:date-value="2030-07-12T00:00:00" table:style-name="ce2">
            <text:p>12/07/2030</text:p>
          </table:table-cell>
          <table:table-cell office:value-type="date" office:date-value="2030-07-13T00:00:00" table:style-name="ce2">
            <text:p>13/07/2030</text:p>
          </table:table-cell>
          <table:table-cell office:value-type="date" office:date-value="2030-07-14T00:00:00" table:style-name="ce2">
            <text:p>14/07/2030</text:p>
          </table:table-cell>
          <table:table-cell office:value-type="date" office:date-value="2030-07-15T00:00:00" table:style-name="ce2">
            <text:p>15/07/2030</text:p>
          </table:table-cell>
          <table:table-cell office:value-type="date" office:date-value="2030-07-16T00:00:00" table:style-name="ce2">
            <text:p>16/07/2030</text:p>
          </table:table-cell>
          <table:table-cell office:value-type="date" office:date-value="2030-07-17T00:00:00" table:style-name="ce2">
            <text:p>17/07/2030</text:p>
          </table:table-cell>
          <table:table-cell office:value-type="date" office:date-value="2030-07-18T00:00:00" table:style-name="ce2">
            <text:p>18/07/2030</text:p>
          </table:table-cell>
          <table:table-cell office:value-type="date" office:date-value="2030-07-19T00:00:00" table:style-name="ce2">
            <text:p>19/07/2030</text:p>
          </table:table-cell>
          <table:table-cell office:value-type="date" office:date-value="2030-07-20T00:00:00" table:style-name="ce2">
            <text:p>20/07/2030</text:p>
          </table:table-cell>
          <table:table-cell office:value-type="date" office:date-value="2030-07-21T00:00:00" table:style-name="ce2">
            <text:p>21/07/2030</text:p>
          </table:table-cell>
          <table:table-cell office:value-type="date" office:date-value="2030-07-22T00:00:00" table:style-name="ce2">
            <text:p>22/07/2030</text:p>
          </table:table-cell>
          <table:table-cell office:value-type="date" office:date-value="2030-07-23T00:00:00" table:style-name="ce2">
            <text:p>23/07/2030</text:p>
          </table:table-cell>
          <table:table-cell office:value-type="date" office:date-value="2030-07-24T00:00:00" table:style-name="ce2">
            <text:p>24/07/2030</text:p>
          </table:table-cell>
          <table:table-cell office:value-type="date" office:date-value="2030-07-25T00:00:00" table:style-name="ce2">
            <text:p>25/07/2030</text:p>
          </table:table-cell>
          <table:table-cell office:value-type="date" office:date-value="2030-07-26T00:00:00" table:style-name="ce2">
            <text:p>26/07/2030</text:p>
          </table:table-cell>
          <table:table-cell office:value-type="date" office:date-value="2030-07-27T00:00:00" table:style-name="ce2">
            <text:p>27/07/2030</text:p>
          </table:table-cell>
          <table:table-cell office:value-type="date" office:date-value="2030-07-28T00:00:00" table:style-name="ce2">
            <text:p>28/07/2030</text:p>
          </table:table-cell>
          <table:table-cell office:value-type="date" office:date-value="2030-07-29T00:00:00" table:style-name="ce2">
            <text:p>29/07/2030</text:p>
          </table:table-cell>
          <table:table-cell office:value-type="date" office:date-value="2030-07-30T00:00:00" table:style-name="ce2">
            <text:p>30/07/2030</text:p>
          </table:table-cell>
          <table:table-cell office:value-type="date" office:date-value="2030-07-31T00:00:00" table:style-name="ce2">
            <text:p>31/07/2030</text:p>
          </table:table-cell>
          <table:table-cell office:value-type="date" office:date-value="2030-08-01T00:00:00" table:style-name="ce2">
            <text:p>01/08/2030</text:p>
          </table:table-cell>
          <table:table-cell office:value-type="date" office:date-value="2030-08-02T00:00:00" table:style-name="ce2">
            <text:p>02/08/2030</text:p>
          </table:table-cell>
          <table:table-cell office:value-type="date" office:date-value="2030-08-03T00:00:00" table:style-name="ce2">
            <text:p>03/08/2030</text:p>
          </table:table-cell>
          <table:table-cell office:value-type="date" office:date-value="2030-08-04T00:00:00" table:style-name="ce2">
            <text:p>04/08/2030</text:p>
          </table:table-cell>
          <table:table-cell table:number-columns-repeated="16284"/>
        </table:table-row>
        <table:table-row table:style-name="ro1">
          <table:table-cell office:value-type="date" office:date-value="2030-08-05T00:00:00" table:style-name="ce2">
            <text:p>05/08/2030</text:p>
          </table:table-cell>
          <table:table-cell office:value-type="date" office:date-value="2030-08-06T00:00:00" table:style-name="ce2">
            <text:p>06/08/2030</text:p>
          </table:table-cell>
          <table:table-cell office:value-type="date" office:date-value="2030-08-07T00:00:00" table:style-name="ce2">
            <text:p>07/08/2030</text:p>
          </table:table-cell>
          <table:table-cell office:value-type="date" office:date-value="2030-08-08T00:00:00" table:style-name="ce2">
            <text:p>08/08/2030</text:p>
          </table:table-cell>
          <table:table-cell office:value-type="date" office:date-value="2030-08-09T00:00:00" table:style-name="ce2">
            <text:p>09/08/2030</text:p>
          </table:table-cell>
          <table:table-cell office:value-type="date" office:date-value="2030-08-10T00:00:00" table:style-name="ce2">
            <text:p>10/08/2030</text:p>
          </table:table-cell>
          <table:table-cell office:value-type="date" office:date-value="2030-08-11T00:00:00" table:style-name="ce2">
            <text:p>11/08/2030</text:p>
          </table:table-cell>
          <table:table-cell office:value-type="date" office:date-value="2030-08-12T00:00:00" table:style-name="ce2">
            <text:p>12/08/2030</text:p>
          </table:table-cell>
          <table:table-cell office:value-type="date" office:date-value="2030-08-13T00:00:00" table:style-name="ce2">
            <text:p>13/08/2030</text:p>
          </table:table-cell>
          <table:table-cell office:value-type="date" office:date-value="2030-08-14T00:00:00" table:style-name="ce2">
            <text:p>14/08/2030</text:p>
          </table:table-cell>
          <table:table-cell office:value-type="date" office:date-value="2030-08-15T00:00:00" table:style-name="ce2">
            <text:p>15/08/2030</text:p>
          </table:table-cell>
          <table:table-cell office:value-type="date" office:date-value="2030-08-16T00:00:00" table:style-name="ce2">
            <text:p>16/08/2030</text:p>
          </table:table-cell>
          <table:table-cell office:value-type="date" office:date-value="2030-08-17T00:00:00" table:style-name="ce2">
            <text:p>17/08/2030</text:p>
          </table:table-cell>
          <table:table-cell office:value-type="date" office:date-value="2030-08-18T00:00:00" table:style-name="ce2">
            <text:p>18/08/2030</text:p>
          </table:table-cell>
          <table:table-cell office:value-type="date" office:date-value="2030-08-19T00:00:00" table:style-name="ce2">
            <text:p>19/08/2030</text:p>
          </table:table-cell>
          <table:table-cell office:value-type="date" office:date-value="2030-08-20T00:00:00" table:style-name="ce2">
            <text:p>20/08/2030</text:p>
          </table:table-cell>
          <table:table-cell office:value-type="date" office:date-value="2030-08-21T00:00:00" table:style-name="ce2">
            <text:p>21/08/2030</text:p>
          </table:table-cell>
          <table:table-cell office:value-type="date" office:date-value="2030-08-22T00:00:00" table:style-name="ce2">
            <text:p>22/08/2030</text:p>
          </table:table-cell>
          <table:table-cell office:value-type="date" office:date-value="2030-08-23T00:00:00" table:style-name="ce2">
            <text:p>23/08/2030</text:p>
          </table:table-cell>
          <table:table-cell office:value-type="date" office:date-value="2030-08-24T00:00:00" table:style-name="ce2">
            <text:p>24/08/2030</text:p>
          </table:table-cell>
          <table:table-cell office:value-type="date" office:date-value="2030-08-25T00:00:00" table:style-name="ce2">
            <text:p>25/08/2030</text:p>
          </table:table-cell>
          <table:table-cell office:value-type="date" office:date-value="2030-08-26T00:00:00" table:style-name="ce2">
            <text:p>26/08/2030</text:p>
          </table:table-cell>
          <table:table-cell office:value-type="date" office:date-value="2030-08-27T00:00:00" table:style-name="ce2">
            <text:p>27/08/2030</text:p>
          </table:table-cell>
          <table:table-cell office:value-type="date" office:date-value="2030-08-28T00:00:00" table:style-name="ce2">
            <text:p>28/08/2030</text:p>
          </table:table-cell>
          <table:table-cell office:value-type="date" office:date-value="2030-08-29T00:00:00" table:style-name="ce2">
            <text:p>29/08/2030</text:p>
          </table:table-cell>
          <table:table-cell office:value-type="date" office:date-value="2030-08-30T00:00:00" table:style-name="ce2">
            <text:p>30/08/2030</text:p>
          </table:table-cell>
          <table:table-cell office:value-type="date" office:date-value="2030-08-31T00:00:00" table:style-name="ce2">
            <text:p>31/08/2030</text:p>
          </table:table-cell>
          <table:table-cell office:value-type="date" office:date-value="2030-09-01T00:00:00" table:style-name="ce2">
            <text:p>01/09/2030</text:p>
          </table:table-cell>
          <table:table-cell office:value-type="date" office:date-value="2030-09-02T00:00:00" table:style-name="ce2">
            <text:p>02/09/2030</text:p>
          </table:table-cell>
          <table:table-cell office:value-type="date" office:date-value="2030-09-03T00:00:00" table:style-name="ce2">
            <text:p>03/09/2030</text:p>
          </table:table-cell>
          <table:table-cell office:value-type="date" office:date-value="2030-09-04T00:00:00" table:style-name="ce2">
            <text:p>04/09/2030</text:p>
          </table:table-cell>
          <table:table-cell office:value-type="date" office:date-value="2030-09-05T00:00:00" table:style-name="ce2">
            <text:p>05/09/2030</text:p>
          </table:table-cell>
          <table:table-cell office:value-type="date" office:date-value="2030-09-06T00:00:00" table:style-name="ce2">
            <text:p>06/09/2030</text:p>
          </table:table-cell>
          <table:table-cell office:value-type="date" office:date-value="2030-09-07T00:00:00" table:style-name="ce2">
            <text:p>07/09/2030</text:p>
          </table:table-cell>
          <table:table-cell office:value-type="date" office:date-value="2030-09-08T00:00:00" table:style-name="ce2">
            <text:p>08/09/2030</text:p>
          </table:table-cell>
          <table:table-cell office:value-type="date" office:date-value="2030-09-09T00:00:00" table:style-name="ce2">
            <text:p>09/09/2030</text:p>
          </table:table-cell>
          <table:table-cell office:value-type="date" office:date-value="2030-09-10T00:00:00" table:style-name="ce2">
            <text:p>10/09/2030</text:p>
          </table:table-cell>
          <table:table-cell office:value-type="date" office:date-value="2030-09-11T00:00:00" table:style-name="ce2">
            <text:p>11/09/2030</text:p>
          </table:table-cell>
          <table:table-cell office:value-type="date" office:date-value="2030-09-12T00:00:00" table:style-name="ce2">
            <text:p>12/09/2030</text:p>
          </table:table-cell>
          <table:table-cell office:value-type="date" office:date-value="2030-09-13T00:00:00" table:style-name="ce2">
            <text:p>13/09/2030</text:p>
          </table:table-cell>
          <table:table-cell office:value-type="date" office:date-value="2030-09-14T00:00:00" table:style-name="ce2">
            <text:p>14/09/2030</text:p>
          </table:table-cell>
          <table:table-cell office:value-type="date" office:date-value="2030-09-15T00:00:00" table:style-name="ce2">
            <text:p>15/09/2030</text:p>
          </table:table-cell>
          <table:table-cell office:value-type="date" office:date-value="2030-09-16T00:00:00" table:style-name="ce2">
            <text:p>16/09/2030</text:p>
          </table:table-cell>
          <table:table-cell office:value-type="date" office:date-value="2030-09-17T00:00:00" table:style-name="ce2">
            <text:p>17/09/2030</text:p>
          </table:table-cell>
          <table:table-cell office:value-type="date" office:date-value="2030-09-18T00:00:00" table:style-name="ce2">
            <text:p>18/09/2030</text:p>
          </table:table-cell>
          <table:table-cell office:value-type="date" office:date-value="2030-09-19T00:00:00" table:style-name="ce2">
            <text:p>19/09/2030</text:p>
          </table:table-cell>
          <table:table-cell office:value-type="date" office:date-value="2030-09-20T00:00:00" table:style-name="ce2">
            <text:p>20/09/2030</text:p>
          </table:table-cell>
          <table:table-cell office:value-type="date" office:date-value="2030-09-21T00:00:00" table:style-name="ce2">
            <text:p>21/09/2030</text:p>
          </table:table-cell>
          <table:table-cell office:value-type="date" office:date-value="2030-09-22T00:00:00" table:style-name="ce2">
            <text:p>22/09/2030</text:p>
          </table:table-cell>
          <table:table-cell office:value-type="date" office:date-value="2030-09-23T00:00:00" table:style-name="ce2">
            <text:p>23/09/2030</text:p>
          </table:table-cell>
          <table:table-cell office:value-type="date" office:date-value="2030-09-24T00:00:00" table:style-name="ce2">
            <text:p>24/09/2030</text:p>
          </table:table-cell>
          <table:table-cell office:value-type="date" office:date-value="2030-09-25T00:00:00" table:style-name="ce2">
            <text:p>25/09/2030</text:p>
          </table:table-cell>
          <table:table-cell office:value-type="date" office:date-value="2030-09-26T00:00:00" table:style-name="ce2">
            <text:p>26/09/2030</text:p>
          </table:table-cell>
          <table:table-cell office:value-type="date" office:date-value="2030-09-27T00:00:00" table:style-name="ce2">
            <text:p>27/09/2030</text:p>
          </table:table-cell>
          <table:table-cell office:value-type="date" office:date-value="2030-09-28T00:00:00" table:style-name="ce2">
            <text:p>28/09/2030</text:p>
          </table:table-cell>
          <table:table-cell office:value-type="date" office:date-value="2030-09-29T00:00:00" table:style-name="ce2">
            <text:p>29/09/2030</text:p>
          </table:table-cell>
          <table:table-cell office:value-type="date" office:date-value="2030-09-30T00:00:00" table:style-name="ce2">
            <text:p>30/09/2030</text:p>
          </table:table-cell>
          <table:table-cell office:value-type="date" office:date-value="2030-10-01T00:00:00" table:style-name="ce2">
            <text:p>01/10/2030</text:p>
          </table:table-cell>
          <table:table-cell office:value-type="date" office:date-value="2030-10-02T00:00:00" table:style-name="ce2">
            <text:p>02/10/2030</text:p>
          </table:table-cell>
          <table:table-cell office:value-type="date" office:date-value="2030-10-03T00:00:00" table:style-name="ce2">
            <text:p>03/10/2030</text:p>
          </table:table-cell>
          <table:table-cell office:value-type="date" office:date-value="2030-10-04T00:00:00" table:style-name="ce2">
            <text:p>04/10/2030</text:p>
          </table:table-cell>
          <table:table-cell office:value-type="date" office:date-value="2030-10-05T00:00:00" table:style-name="ce2">
            <text:p>05/10/2030</text:p>
          </table:table-cell>
          <table:table-cell office:value-type="date" office:date-value="2030-10-06T00:00:00" table:style-name="ce2">
            <text:p>06/10/2030</text:p>
          </table:table-cell>
          <table:table-cell office:value-type="date" office:date-value="2030-10-07T00:00:00" table:style-name="ce2">
            <text:p>07/10/2030</text:p>
          </table:table-cell>
          <table:table-cell office:value-type="date" office:date-value="2030-10-08T00:00:00" table:style-name="ce2">
            <text:p>08/10/2030</text:p>
          </table:table-cell>
          <table:table-cell office:value-type="date" office:date-value="2030-10-09T00:00:00" table:style-name="ce2">
            <text:p>09/10/2030</text:p>
          </table:table-cell>
          <table:table-cell office:value-type="date" office:date-value="2030-10-10T00:00:00" table:style-name="ce2">
            <text:p>10/10/2030</text:p>
          </table:table-cell>
          <table:table-cell office:value-type="date" office:date-value="2030-10-11T00:00:00" table:style-name="ce2">
            <text:p>11/10/2030</text:p>
          </table:table-cell>
          <table:table-cell office:value-type="date" office:date-value="2030-10-12T00:00:00" table:style-name="ce2">
            <text:p>12/10/2030</text:p>
          </table:table-cell>
          <table:table-cell office:value-type="date" office:date-value="2030-10-13T00:00:00" table:style-name="ce2">
            <text:p>13/10/2030</text:p>
          </table:table-cell>
          <table:table-cell office:value-type="date" office:date-value="2030-10-14T00:00:00" table:style-name="ce2">
            <text:p>14/10/2030</text:p>
          </table:table-cell>
          <table:table-cell office:value-type="date" office:date-value="2030-10-15T00:00:00" table:style-name="ce2">
            <text:p>15/10/2030</text:p>
          </table:table-cell>
          <table:table-cell office:value-type="date" office:date-value="2030-10-16T00:00:00" table:style-name="ce2">
            <text:p>16/10/2030</text:p>
          </table:table-cell>
          <table:table-cell office:value-type="date" office:date-value="2030-10-17T00:00:00" table:style-name="ce2">
            <text:p>17/10/2030</text:p>
          </table:table-cell>
          <table:table-cell office:value-type="date" office:date-value="2030-10-18T00:00:00" table:style-name="ce2">
            <text:p>18/10/2030</text:p>
          </table:table-cell>
          <table:table-cell office:value-type="date" office:date-value="2030-10-19T00:00:00" table:style-name="ce2">
            <text:p>19/10/2030</text:p>
          </table:table-cell>
          <table:table-cell office:value-type="date" office:date-value="2030-10-20T00:00:00" table:style-name="ce2">
            <text:p>20/10/2030</text:p>
          </table:table-cell>
          <table:table-cell office:value-type="date" office:date-value="2030-10-21T00:00:00" table:style-name="ce2">
            <text:p>21/10/2030</text:p>
          </table:table-cell>
          <table:table-cell office:value-type="date" office:date-value="2030-10-22T00:00:00" table:style-name="ce2">
            <text:p>22/10/2030</text:p>
          </table:table-cell>
          <table:table-cell office:value-type="date" office:date-value="2030-10-23T00:00:00" table:style-name="ce2">
            <text:p>23/10/2030</text:p>
          </table:table-cell>
          <table:table-cell office:value-type="date" office:date-value="2030-10-24T00:00:00" table:style-name="ce2">
            <text:p>24/10/2030</text:p>
          </table:table-cell>
          <table:table-cell office:value-type="date" office:date-value="2030-10-25T00:00:00" table:style-name="ce2">
            <text:p>25/10/2030</text:p>
          </table:table-cell>
          <table:table-cell office:value-type="date" office:date-value="2030-10-26T00:00:00" table:style-name="ce2">
            <text:p>26/10/2030</text:p>
          </table:table-cell>
          <table:table-cell office:value-type="date" office:date-value="2030-10-27T00:00:00" table:style-name="ce2">
            <text:p>27/10/2030</text:p>
          </table:table-cell>
          <table:table-cell office:value-type="date" office:date-value="2030-10-28T00:00:00" table:style-name="ce2">
            <text:p>28/10/2030</text:p>
          </table:table-cell>
          <table:table-cell office:value-type="date" office:date-value="2030-10-29T00:00:00" table:style-name="ce2">
            <text:p>29/10/2030</text:p>
          </table:table-cell>
          <table:table-cell office:value-type="date" office:date-value="2030-10-30T00:00:00" table:style-name="ce2">
            <text:p>30/10/2030</text:p>
          </table:table-cell>
          <table:table-cell office:value-type="date" office:date-value="2030-10-31T00:00:00" table:style-name="ce2">
            <text:p>31/10/2030</text:p>
          </table:table-cell>
          <table:table-cell office:value-type="date" office:date-value="2030-11-01T00:00:00" table:style-name="ce2">
            <text:p>01/11/2030</text:p>
          </table:table-cell>
          <table:table-cell office:value-type="date" office:date-value="2030-11-02T00:00:00" table:style-name="ce2">
            <text:p>02/11/2030</text:p>
          </table:table-cell>
          <table:table-cell office:value-type="date" office:date-value="2030-11-03T00:00:00" table:style-name="ce2">
            <text:p>03/11/2030</text:p>
          </table:table-cell>
          <table:table-cell office:value-type="date" office:date-value="2030-11-04T00:00:00" table:style-name="ce2">
            <text:p>04/11/2030</text:p>
          </table:table-cell>
          <table:table-cell office:value-type="date" office:date-value="2030-11-05T00:00:00" table:style-name="ce2">
            <text:p>05/11/2030</text:p>
          </table:table-cell>
          <table:table-cell office:value-type="date" office:date-value="2030-11-06T00:00:00" table:style-name="ce2">
            <text:p>06/11/2030</text:p>
          </table:table-cell>
          <table:table-cell office:value-type="date" office:date-value="2030-11-07T00:00:00" table:style-name="ce2">
            <text:p>07/11/2030</text:p>
          </table:table-cell>
          <table:table-cell office:value-type="date" office:date-value="2030-11-08T00:00:00" table:style-name="ce2">
            <text:p>08/11/2030</text:p>
          </table:table-cell>
          <table:table-cell office:value-type="date" office:date-value="2030-11-09T00:00:00" table:style-name="ce2">
            <text:p>09/11/2030</text:p>
          </table:table-cell>
          <table:table-cell office:value-type="date" office:date-value="2030-11-10T00:00:00" table:style-name="ce2">
            <text:p>10/11/2030</text:p>
          </table:table-cell>
          <table:table-cell office:value-type="date" office:date-value="2030-11-11T00:00:00" table:style-name="ce2">
            <text:p>11/11/2030</text:p>
          </table:table-cell>
          <table:table-cell office:value-type="date" office:date-value="2030-11-12T00:00:00" table:style-name="ce2">
            <text:p>12/11/2030</text:p>
          </table:table-cell>
          <table:table-cell table:number-columns-repeated="16284"/>
        </table:table-row>
        <table:table-row table:style-name="ro1">
          <table:table-cell office:value-type="date" office:date-value="2030-11-13T00:00:00" table:style-name="ce2">
            <text:p>13/11/2030</text:p>
          </table:table-cell>
          <table:table-cell office:value-type="date" office:date-value="2030-11-14T00:00:00" table:style-name="ce2">
            <text:p>14/11/2030</text:p>
          </table:table-cell>
          <table:table-cell office:value-type="date" office:date-value="2030-11-15T00:00:00" table:style-name="ce2">
            <text:p>15/11/2030</text:p>
          </table:table-cell>
          <table:table-cell office:value-type="date" office:date-value="2030-11-16T00:00:00" table:style-name="ce2">
            <text:p>16/11/2030</text:p>
          </table:table-cell>
          <table:table-cell office:value-type="date" office:date-value="2030-11-17T00:00:00" table:style-name="ce2">
            <text:p>17/11/2030</text:p>
          </table:table-cell>
          <table:table-cell office:value-type="date" office:date-value="2030-11-18T00:00:00" table:style-name="ce2">
            <text:p>18/11/2030</text:p>
          </table:table-cell>
          <table:table-cell office:value-type="date" office:date-value="2030-11-19T00:00:00" table:style-name="ce2">
            <text:p>19/11/2030</text:p>
          </table:table-cell>
          <table:table-cell office:value-type="date" office:date-value="2030-11-20T00:00:00" table:style-name="ce2">
            <text:p>20/11/2030</text:p>
          </table:table-cell>
          <table:table-cell office:value-type="date" office:date-value="2030-11-21T00:00:00" table:style-name="ce2">
            <text:p>21/11/2030</text:p>
          </table:table-cell>
          <table:table-cell office:value-type="date" office:date-value="2030-11-22T00:00:00" table:style-name="ce2">
            <text:p>22/11/2030</text:p>
          </table:table-cell>
          <table:table-cell office:value-type="date" office:date-value="2030-11-23T00:00:00" table:style-name="ce2">
            <text:p>23/11/2030</text:p>
          </table:table-cell>
          <table:table-cell office:value-type="date" office:date-value="2030-11-24T00:00:00" table:style-name="ce2">
            <text:p>24/11/2030</text:p>
          </table:table-cell>
          <table:table-cell office:value-type="date" office:date-value="2030-11-25T00:00:00" table:style-name="ce2">
            <text:p>25/11/2030</text:p>
          </table:table-cell>
          <table:table-cell office:value-type="date" office:date-value="2030-11-26T00:00:00" table:style-name="ce2">
            <text:p>26/11/2030</text:p>
          </table:table-cell>
          <table:table-cell office:value-type="date" office:date-value="2030-11-27T00:00:00" table:style-name="ce2">
            <text:p>27/11/2030</text:p>
          </table:table-cell>
          <table:table-cell office:value-type="date" office:date-value="2030-11-28T00:00:00" table:style-name="ce2">
            <text:p>28/11/2030</text:p>
          </table:table-cell>
          <table:table-cell office:value-type="date" office:date-value="2030-11-29T00:00:00" table:style-name="ce2">
            <text:p>29/11/2030</text:p>
          </table:table-cell>
          <table:table-cell office:value-type="date" office:date-value="2030-11-30T00:00:00" table:style-name="ce2">
            <text:p>30/11/2030</text:p>
          </table:table-cell>
          <table:table-cell office:value-type="date" office:date-value="2030-12-01T00:00:00" table:style-name="ce2">
            <text:p>01/12/2030</text:p>
          </table:table-cell>
          <table:table-cell office:value-type="date" office:date-value="2030-12-02T00:00:00" table:style-name="ce2">
            <text:p>02/12/2030</text:p>
          </table:table-cell>
          <table:table-cell office:value-type="date" office:date-value="2030-12-03T00:00:00" table:style-name="ce2">
            <text:p>03/12/2030</text:p>
          </table:table-cell>
          <table:table-cell office:value-type="date" office:date-value="2030-12-04T00:00:00" table:style-name="ce2">
            <text:p>04/12/2030</text:p>
          </table:table-cell>
          <table:table-cell office:value-type="date" office:date-value="2030-12-05T00:00:00" table:style-name="ce2">
            <text:p>05/12/2030</text:p>
          </table:table-cell>
          <table:table-cell office:value-type="date" office:date-value="2030-12-06T00:00:00" table:style-name="ce2">
            <text:p>06/12/2030</text:p>
          </table:table-cell>
          <table:table-cell office:value-type="date" office:date-value="2030-12-07T00:00:00" table:style-name="ce2">
            <text:p>07/12/2030</text:p>
          </table:table-cell>
          <table:table-cell office:value-type="date" office:date-value="2030-12-08T00:00:00" table:style-name="ce2">
            <text:p>08/12/2030</text:p>
          </table:table-cell>
          <table:table-cell office:value-type="date" office:date-value="2030-12-09T00:00:00" table:style-name="ce2">
            <text:p>09/12/2030</text:p>
          </table:table-cell>
          <table:table-cell office:value-type="date" office:date-value="2030-12-10T00:00:00" table:style-name="ce2">
            <text:p>10/12/2030</text:p>
          </table:table-cell>
          <table:table-cell office:value-type="date" office:date-value="2030-12-11T00:00:00" table:style-name="ce2">
            <text:p>11/12/2030</text:p>
          </table:table-cell>
          <table:table-cell office:value-type="date" office:date-value="2030-12-12T00:00:00" table:style-name="ce2">
            <text:p>12/12/2030</text:p>
          </table:table-cell>
          <table:table-cell office:value-type="date" office:date-value="2030-12-13T00:00:00" table:style-name="ce2">
            <text:p>13/12/2030</text:p>
          </table:table-cell>
          <table:table-cell office:value-type="date" office:date-value="2030-12-14T00:00:00" table:style-name="ce2">
            <text:p>14/12/2030</text:p>
          </table:table-cell>
          <table:table-cell office:value-type="date" office:date-value="2030-12-15T00:00:00" table:style-name="ce2">
            <text:p>15/12/2030</text:p>
          </table:table-cell>
          <table:table-cell office:value-type="date" office:date-value="2030-12-16T00:00:00" table:style-name="ce2">
            <text:p>16/12/2030</text:p>
          </table:table-cell>
          <table:table-cell office:value-type="date" office:date-value="2030-12-17T00:00:00" table:style-name="ce2">
            <text:p>17/12/2030</text:p>
          </table:table-cell>
          <table:table-cell office:value-type="date" office:date-value="2030-12-18T00:00:00" table:style-name="ce2">
            <text:p>18/12/2030</text:p>
          </table:table-cell>
          <table:table-cell office:value-type="date" office:date-value="2030-12-19T00:00:00" table:style-name="ce2">
            <text:p>19/12/2030</text:p>
          </table:table-cell>
          <table:table-cell office:value-type="date" office:date-value="2030-12-20T00:00:00" table:style-name="ce2">
            <text:p>20/12/2030</text:p>
          </table:table-cell>
          <table:table-cell office:value-type="date" office:date-value="2030-12-21T00:00:00" table:style-name="ce2">
            <text:p>21/12/2030</text:p>
          </table:table-cell>
          <table:table-cell office:value-type="date" office:date-value="2030-12-22T00:00:00" table:style-name="ce2">
            <text:p>22/12/2030</text:p>
          </table:table-cell>
          <table:table-cell office:value-type="date" office:date-value="2030-12-23T00:00:00" table:style-name="ce2">
            <text:p>23/12/2030</text:p>
          </table:table-cell>
          <table:table-cell office:value-type="date" office:date-value="2030-12-24T00:00:00" table:style-name="ce2">
            <text:p>24/12/2030</text:p>
          </table:table-cell>
          <table:table-cell office:value-type="date" office:date-value="2030-12-25T00:00:00" table:style-name="ce2">
            <text:p>25/12/2030</text:p>
          </table:table-cell>
          <table:table-cell office:value-type="date" office:date-value="2030-12-26T00:00:00" table:style-name="ce2">
            <text:p>26/12/2030</text:p>
          </table:table-cell>
          <table:table-cell office:value-type="date" office:date-value="2030-12-27T00:00:00" table:style-name="ce2">
            <text:p>27/12/2030</text:p>
          </table:table-cell>
          <table:table-cell office:value-type="date" office:date-value="2030-12-28T00:00:00" table:style-name="ce2">
            <text:p>28/12/2030</text:p>
          </table:table-cell>
          <table:table-cell office:value-type="date" office:date-value="2030-12-29T00:00:00" table:style-name="ce2">
            <text:p>29/12/2030</text:p>
          </table:table-cell>
          <table:table-cell office:value-type="date" office:date-value="2030-12-30T00:00:00" table:style-name="ce2">
            <text:p>30/12/2030</text:p>
          </table:table-cell>
          <table:table-cell office:value-type="date" office:date-value="2030-12-31T00:00:00" table:style-name="ce2">
            <text:p>31/12/2030</text:p>
          </table:table-cell>
          <table:table-cell office:value-type="date" office:date-value="2031-01-01T00:00:00" table:style-name="ce2">
            <text:p>01/01/2031</text:p>
          </table:table-cell>
          <table:table-cell office:value-type="date" office:date-value="2031-01-02T00:00:00" table:style-name="ce2">
            <text:p>02/01/2031</text:p>
          </table:table-cell>
          <table:table-cell office:value-type="date" office:date-value="2031-01-03T00:00:00" table:style-name="ce2">
            <text:p>03/01/2031</text:p>
          </table:table-cell>
          <table:table-cell office:value-type="date" office:date-value="2031-01-04T00:00:00" table:style-name="ce2">
            <text:p>04/01/2031</text:p>
          </table:table-cell>
          <table:table-cell office:value-type="date" office:date-value="2031-01-05T00:00:00" table:style-name="ce2">
            <text:p>05/01/2031</text:p>
          </table:table-cell>
          <table:table-cell office:value-type="date" office:date-value="2031-01-06T00:00:00" table:style-name="ce2">
            <text:p>06/01/2031</text:p>
          </table:table-cell>
          <table:table-cell office:value-type="date" office:date-value="2031-01-07T00:00:00" table:style-name="ce2">
            <text:p>07/01/2031</text:p>
          </table:table-cell>
          <table:table-cell office:value-type="date" office:date-value="2031-01-08T00:00:00" table:style-name="ce2">
            <text:p>08/01/2031</text:p>
          </table:table-cell>
          <table:table-cell office:value-type="date" office:date-value="2031-01-09T00:00:00" table:style-name="ce2">
            <text:p>09/01/2031</text:p>
          </table:table-cell>
          <table:table-cell office:value-type="date" office:date-value="2031-01-10T00:00:00" table:style-name="ce2">
            <text:p>10/01/2031</text:p>
          </table:table-cell>
          <table:table-cell office:value-type="date" office:date-value="2031-01-11T00:00:00" table:style-name="ce2">
            <text:p>11/01/2031</text:p>
          </table:table-cell>
          <table:table-cell office:value-type="date" office:date-value="2031-01-12T00:00:00" table:style-name="ce2">
            <text:p>12/01/2031</text:p>
          </table:table-cell>
          <table:table-cell office:value-type="date" office:date-value="2031-01-13T00:00:00" table:style-name="ce2">
            <text:p>13/01/2031</text:p>
          </table:table-cell>
          <table:table-cell office:value-type="date" office:date-value="2031-01-14T00:00:00" table:style-name="ce2">
            <text:p>14/01/2031</text:p>
          </table:table-cell>
          <table:table-cell office:value-type="date" office:date-value="2031-01-15T00:00:00" table:style-name="ce2">
            <text:p>15/01/2031</text:p>
          </table:table-cell>
          <table:table-cell office:value-type="date" office:date-value="2031-01-16T00:00:00" table:style-name="ce2">
            <text:p>16/01/2031</text:p>
          </table:table-cell>
          <table:table-cell office:value-type="date" office:date-value="2031-01-17T00:00:00" table:style-name="ce2">
            <text:p>17/01/2031</text:p>
          </table:table-cell>
          <table:table-cell office:value-type="date" office:date-value="2031-01-18T00:00:00" table:style-name="ce2">
            <text:p>18/01/2031</text:p>
          </table:table-cell>
          <table:table-cell office:value-type="date" office:date-value="2031-01-19T00:00:00" table:style-name="ce2">
            <text:p>19/01/2031</text:p>
          </table:table-cell>
          <table:table-cell office:value-type="date" office:date-value="2031-01-20T00:00:00" table:style-name="ce2">
            <text:p>20/01/2031</text:p>
          </table:table-cell>
          <table:table-cell office:value-type="date" office:date-value="2031-01-21T00:00:00" table:style-name="ce2">
            <text:p>21/01/2031</text:p>
          </table:table-cell>
          <table:table-cell office:value-type="date" office:date-value="2031-01-22T00:00:00" table:style-name="ce2">
            <text:p>22/01/2031</text:p>
          </table:table-cell>
          <table:table-cell office:value-type="date" office:date-value="2031-01-23T00:00:00" table:style-name="ce2">
            <text:p>23/01/2031</text:p>
          </table:table-cell>
          <table:table-cell office:value-type="date" office:date-value="2031-01-24T00:00:00" table:style-name="ce2">
            <text:p>24/01/2031</text:p>
          </table:table-cell>
          <table:table-cell office:value-type="date" office:date-value="2031-01-25T00:00:00" table:style-name="ce2">
            <text:p>25/01/2031</text:p>
          </table:table-cell>
          <table:table-cell office:value-type="date" office:date-value="2031-01-26T00:00:00" table:style-name="ce2">
            <text:p>26/01/2031</text:p>
          </table:table-cell>
          <table:table-cell office:value-type="date" office:date-value="2031-01-27T00:00:00" table:style-name="ce2">
            <text:p>27/01/2031</text:p>
          </table:table-cell>
          <table:table-cell office:value-type="date" office:date-value="2031-01-28T00:00:00" table:style-name="ce2">
            <text:p>28/01/2031</text:p>
          </table:table-cell>
          <table:table-cell office:value-type="date" office:date-value="2031-01-29T00:00:00" table:style-name="ce2">
            <text:p>29/01/2031</text:p>
          </table:table-cell>
          <table:table-cell office:value-type="date" office:date-value="2031-01-30T00:00:00" table:style-name="ce2">
            <text:p>30/01/2031</text:p>
          </table:table-cell>
          <table:table-cell office:value-type="date" office:date-value="2031-01-31T00:00:00" table:style-name="ce2">
            <text:p>31/01/2031</text:p>
          </table:table-cell>
          <table:table-cell office:value-type="date" office:date-value="2031-02-01T00:00:00" table:style-name="ce2">
            <text:p>01/02/2031</text:p>
          </table:table-cell>
          <table:table-cell office:value-type="date" office:date-value="2031-02-02T00:00:00" table:style-name="ce2">
            <text:p>02/02/2031</text:p>
          </table:table-cell>
          <table:table-cell office:value-type="date" office:date-value="2031-02-03T00:00:00" table:style-name="ce2">
            <text:p>03/02/2031</text:p>
          </table:table-cell>
          <table:table-cell office:value-type="date" office:date-value="2031-02-04T00:00:00" table:style-name="ce2">
            <text:p>04/02/2031</text:p>
          </table:table-cell>
          <table:table-cell office:value-type="date" office:date-value="2031-02-05T00:00:00" table:style-name="ce2">
            <text:p>05/02/2031</text:p>
          </table:table-cell>
          <table:table-cell office:value-type="date" office:date-value="2031-02-06T00:00:00" table:style-name="ce2">
            <text:p>06/02/2031</text:p>
          </table:table-cell>
          <table:table-cell office:value-type="date" office:date-value="2031-02-07T00:00:00" table:style-name="ce2">
            <text:p>07/02/2031</text:p>
          </table:table-cell>
          <table:table-cell office:value-type="date" office:date-value="2031-02-08T00:00:00" table:style-name="ce2">
            <text:p>08/02/2031</text:p>
          </table:table-cell>
          <table:table-cell office:value-type="date" office:date-value="2031-02-09T00:00:00" table:style-name="ce2">
            <text:p>09/02/2031</text:p>
          </table:table-cell>
          <table:table-cell office:value-type="date" office:date-value="2031-02-10T00:00:00" table:style-name="ce2">
            <text:p>10/02/2031</text:p>
          </table:table-cell>
          <table:table-cell office:value-type="date" office:date-value="2031-02-11T00:00:00" table:style-name="ce2">
            <text:p>11/02/2031</text:p>
          </table:table-cell>
          <table:table-cell office:value-type="date" office:date-value="2031-02-12T00:00:00" table:style-name="ce2">
            <text:p>12/02/2031</text:p>
          </table:table-cell>
          <table:table-cell office:value-type="date" office:date-value="2031-02-13T00:00:00" table:style-name="ce2">
            <text:p>13/02/2031</text:p>
          </table:table-cell>
          <table:table-cell office:value-type="date" office:date-value="2031-02-14T00:00:00" table:style-name="ce2">
            <text:p>14/02/2031</text:p>
          </table:table-cell>
          <table:table-cell office:value-type="date" office:date-value="2031-02-15T00:00:00" table:style-name="ce2">
            <text:p>15/02/2031</text:p>
          </table:table-cell>
          <table:table-cell office:value-type="date" office:date-value="2031-02-16T00:00:00" table:style-name="ce2">
            <text:p>16/02/2031</text:p>
          </table:table-cell>
          <table:table-cell office:value-type="date" office:date-value="2031-02-17T00:00:00" table:style-name="ce2">
            <text:p>17/02/2031</text:p>
          </table:table-cell>
          <table:table-cell office:value-type="date" office:date-value="2031-02-18T00:00:00" table:style-name="ce2">
            <text:p>18/02/2031</text:p>
          </table:table-cell>
          <table:table-cell office:value-type="date" office:date-value="2031-02-19T00:00:00" table:style-name="ce2">
            <text:p>19/02/2031</text:p>
          </table:table-cell>
          <table:table-cell office:value-type="date" office:date-value="2031-02-20T00:00:00" table:style-name="ce2">
            <text:p>20/02/2031</text:p>
          </table:table-cell>
          <table:table-cell table:number-columns-repeated="16284"/>
        </table:table-row>
        <table:table-row table:style-name="ro1">
          <table:table-cell office:value-type="date" office:date-value="2031-02-21T00:00:00" table:style-name="ce2">
            <text:p>21/02/2031</text:p>
          </table:table-cell>
          <table:table-cell office:value-type="date" office:date-value="2031-02-22T00:00:00" table:style-name="ce2">
            <text:p>22/02/2031</text:p>
          </table:table-cell>
          <table:table-cell office:value-type="date" office:date-value="2031-02-23T00:00:00" table:style-name="ce2">
            <text:p>23/02/2031</text:p>
          </table:table-cell>
          <table:table-cell office:value-type="date" office:date-value="2031-02-24T00:00:00" table:style-name="ce2">
            <text:p>24/02/2031</text:p>
          </table:table-cell>
          <table:table-cell office:value-type="date" office:date-value="2031-02-25T00:00:00" table:style-name="ce2">
            <text:p>25/02/2031</text:p>
          </table:table-cell>
          <table:table-cell office:value-type="date" office:date-value="2031-02-26T00:00:00" table:style-name="ce2">
            <text:p>26/02/2031</text:p>
          </table:table-cell>
          <table:table-cell office:value-type="date" office:date-value="2031-02-27T00:00:00" table:style-name="ce2">
            <text:p>27/02/2031</text:p>
          </table:table-cell>
          <table:table-cell office:value-type="date" office:date-value="2031-02-28T00:00:00" table:style-name="ce2">
            <text:p>28/02/2031</text:p>
          </table:table-cell>
          <table:table-cell office:value-type="date" office:date-value="2031-03-01T00:00:00" table:style-name="ce2">
            <text:p>01/03/2031</text:p>
          </table:table-cell>
          <table:table-cell office:value-type="date" office:date-value="2031-03-02T00:00:00" table:style-name="ce2">
            <text:p>02/03/2031</text:p>
          </table:table-cell>
          <table:table-cell office:value-type="date" office:date-value="2031-03-03T00:00:00" table:style-name="ce2">
            <text:p>03/03/2031</text:p>
          </table:table-cell>
          <table:table-cell office:value-type="date" office:date-value="2031-03-04T00:00:00" table:style-name="ce2">
            <text:p>04/03/2031</text:p>
          </table:table-cell>
          <table:table-cell office:value-type="date" office:date-value="2031-03-05T00:00:00" table:style-name="ce2">
            <text:p>05/03/2031</text:p>
          </table:table-cell>
          <table:table-cell office:value-type="date" office:date-value="2031-03-06T00:00:00" table:style-name="ce2">
            <text:p>06/03/2031</text:p>
          </table:table-cell>
          <table:table-cell office:value-type="date" office:date-value="2031-03-07T00:00:00" table:style-name="ce2">
            <text:p>07/03/2031</text:p>
          </table:table-cell>
          <table:table-cell office:value-type="date" office:date-value="2031-03-08T00:00:00" table:style-name="ce2">
            <text:p>08/03/2031</text:p>
          </table:table-cell>
          <table:table-cell office:value-type="date" office:date-value="2031-03-09T00:00:00" table:style-name="ce2">
            <text:p>09/03/2031</text:p>
          </table:table-cell>
          <table:table-cell office:value-type="date" office:date-value="2031-03-10T00:00:00" table:style-name="ce2">
            <text:p>10/03/2031</text:p>
          </table:table-cell>
          <table:table-cell office:value-type="date" office:date-value="2031-03-11T00:00:00" table:style-name="ce2">
            <text:p>11/03/2031</text:p>
          </table:table-cell>
          <table:table-cell office:value-type="date" office:date-value="2031-03-12T00:00:00" table:style-name="ce2">
            <text:p>12/03/2031</text:p>
          </table:table-cell>
          <table:table-cell office:value-type="date" office:date-value="2031-03-13T00:00:00" table:style-name="ce2">
            <text:p>13/03/2031</text:p>
          </table:table-cell>
          <table:table-cell office:value-type="date" office:date-value="2031-03-14T00:00:00" table:style-name="ce2">
            <text:p>14/03/2031</text:p>
          </table:table-cell>
          <table:table-cell office:value-type="date" office:date-value="2031-03-15T00:00:00" table:style-name="ce2">
            <text:p>15/03/2031</text:p>
          </table:table-cell>
          <table:table-cell office:value-type="date" office:date-value="2031-03-16T00:00:00" table:style-name="ce2">
            <text:p>16/03/2031</text:p>
          </table:table-cell>
          <table:table-cell office:value-type="date" office:date-value="2031-03-17T00:00:00" table:style-name="ce2">
            <text:p>17/03/2031</text:p>
          </table:table-cell>
          <table:table-cell office:value-type="date" office:date-value="2031-03-18T00:00:00" table:style-name="ce2">
            <text:p>18/03/2031</text:p>
          </table:table-cell>
          <table:table-cell office:value-type="date" office:date-value="2031-03-19T00:00:00" table:style-name="ce2">
            <text:p>19/03/2031</text:p>
          </table:table-cell>
          <table:table-cell office:value-type="date" office:date-value="2031-03-20T00:00:00" table:style-name="ce2">
            <text:p>20/03/2031</text:p>
          </table:table-cell>
          <table:table-cell office:value-type="date" office:date-value="2031-03-21T00:00:00" table:style-name="ce2">
            <text:p>21/03/2031</text:p>
          </table:table-cell>
          <table:table-cell office:value-type="date" office:date-value="2031-03-22T00:00:00" table:style-name="ce2">
            <text:p>22/03/2031</text:p>
          </table:table-cell>
          <table:table-cell office:value-type="date" office:date-value="2031-03-23T00:00:00" table:style-name="ce2">
            <text:p>23/03/2031</text:p>
          </table:table-cell>
          <table:table-cell office:value-type="date" office:date-value="2031-03-24T00:00:00" table:style-name="ce2">
            <text:p>24/03/2031</text:p>
          </table:table-cell>
          <table:table-cell office:value-type="date" office:date-value="2031-03-25T00:00:00" table:style-name="ce2">
            <text:p>25/03/2031</text:p>
          </table:table-cell>
          <table:table-cell office:value-type="date" office:date-value="2031-03-26T00:00:00" table:style-name="ce2">
            <text:p>26/03/2031</text:p>
          </table:table-cell>
          <table:table-cell office:value-type="date" office:date-value="2031-03-27T00:00:00" table:style-name="ce2">
            <text:p>27/03/2031</text:p>
          </table:table-cell>
          <table:table-cell office:value-type="date" office:date-value="2031-03-28T00:00:00" table:style-name="ce2">
            <text:p>28/03/2031</text:p>
          </table:table-cell>
          <table:table-cell office:value-type="date" office:date-value="2031-03-29T00:00:00" table:style-name="ce2">
            <text:p>29/03/2031</text:p>
          </table:table-cell>
          <table:table-cell office:value-type="date" office:date-value="2031-03-30T00:00:00" table:style-name="ce2">
            <text:p>30/03/2031</text:p>
          </table:table-cell>
          <table:table-cell office:value-type="date" office:date-value="2031-03-31T00:00:00" table:style-name="ce2">
            <text:p>31/03/2031</text:p>
          </table:table-cell>
          <table:table-cell office:value-type="date" office:date-value="2031-04-01T00:00:00" table:style-name="ce2">
            <text:p>01/04/2031</text:p>
          </table:table-cell>
          <table:table-cell office:value-type="date" office:date-value="2031-04-02T00:00:00" table:style-name="ce2">
            <text:p>02/04/2031</text:p>
          </table:table-cell>
          <table:table-cell office:value-type="date" office:date-value="2031-04-03T00:00:00" table:style-name="ce2">
            <text:p>03/04/2031</text:p>
          </table:table-cell>
          <table:table-cell office:value-type="date" office:date-value="2031-04-04T00:00:00" table:style-name="ce2">
            <text:p>04/04/2031</text:p>
          </table:table-cell>
          <table:table-cell office:value-type="date" office:date-value="2031-04-05T00:00:00" table:style-name="ce2">
            <text:p>05/04/2031</text:p>
          </table:table-cell>
          <table:table-cell office:value-type="date" office:date-value="2031-04-06T00:00:00" table:style-name="ce2">
            <text:p>06/04/2031</text:p>
          </table:table-cell>
          <table:table-cell office:value-type="date" office:date-value="2031-04-07T00:00:00" table:style-name="ce2">
            <text:p>07/04/2031</text:p>
          </table:table-cell>
          <table:table-cell office:value-type="date" office:date-value="2031-04-08T00:00:00" table:style-name="ce2">
            <text:p>08/04/2031</text:p>
          </table:table-cell>
          <table:table-cell office:value-type="date" office:date-value="2031-04-09T00:00:00" table:style-name="ce2">
            <text:p>09/04/2031</text:p>
          </table:table-cell>
          <table:table-cell office:value-type="date" office:date-value="2031-04-10T00:00:00" table:style-name="ce2">
            <text:p>10/04/2031</text:p>
          </table:table-cell>
          <table:table-cell office:value-type="date" office:date-value="2031-04-11T00:00:00" table:style-name="ce2">
            <text:p>11/04/2031</text:p>
          </table:table-cell>
          <table:table-cell office:value-type="date" office:date-value="2031-04-12T00:00:00" table:style-name="ce2">
            <text:p>12/04/2031</text:p>
          </table:table-cell>
          <table:table-cell office:value-type="date" office:date-value="2031-04-13T00:00:00" table:style-name="ce2">
            <text:p>13/04/2031</text:p>
          </table:table-cell>
          <table:table-cell office:value-type="date" office:date-value="2031-04-14T00:00:00" table:style-name="ce2">
            <text:p>14/04/2031</text:p>
          </table:table-cell>
          <table:table-cell office:value-type="date" office:date-value="2031-04-15T00:00:00" table:style-name="ce2">
            <text:p>15/04/2031</text:p>
          </table:table-cell>
          <table:table-cell office:value-type="date" office:date-value="2031-04-16T00:00:00" table:style-name="ce2">
            <text:p>16/04/2031</text:p>
          </table:table-cell>
          <table:table-cell office:value-type="date" office:date-value="2031-04-17T00:00:00" table:style-name="ce2">
            <text:p>17/04/2031</text:p>
          </table:table-cell>
          <table:table-cell office:value-type="date" office:date-value="2031-04-18T00:00:00" table:style-name="ce2">
            <text:p>18/04/2031</text:p>
          </table:table-cell>
          <table:table-cell office:value-type="date" office:date-value="2031-04-19T00:00:00" table:style-name="ce2">
            <text:p>19/04/2031</text:p>
          </table:table-cell>
          <table:table-cell office:value-type="date" office:date-value="2031-04-20T00:00:00" table:style-name="ce2">
            <text:p>20/04/2031</text:p>
          </table:table-cell>
          <table:table-cell office:value-type="date" office:date-value="2031-04-21T00:00:00" table:style-name="ce2">
            <text:p>21/04/2031</text:p>
          </table:table-cell>
          <table:table-cell office:value-type="date" office:date-value="2031-04-22T00:00:00" table:style-name="ce2">
            <text:p>22/04/2031</text:p>
          </table:table-cell>
          <table:table-cell office:value-type="date" office:date-value="2031-04-23T00:00:00" table:style-name="ce2">
            <text:p>23/04/2031</text:p>
          </table:table-cell>
          <table:table-cell office:value-type="date" office:date-value="2031-04-24T00:00:00" table:style-name="ce2">
            <text:p>24/04/2031</text:p>
          </table:table-cell>
          <table:table-cell office:value-type="date" office:date-value="2031-04-25T00:00:00" table:style-name="ce2">
            <text:p>25/04/2031</text:p>
          </table:table-cell>
          <table:table-cell office:value-type="date" office:date-value="2031-04-26T00:00:00" table:style-name="ce2">
            <text:p>26/04/2031</text:p>
          </table:table-cell>
          <table:table-cell office:value-type="date" office:date-value="2031-04-27T00:00:00" table:style-name="ce2">
            <text:p>27/04/2031</text:p>
          </table:table-cell>
          <table:table-cell office:value-type="date" office:date-value="2031-04-28T00:00:00" table:style-name="ce2">
            <text:p>28/04/2031</text:p>
          </table:table-cell>
          <table:table-cell office:value-type="date" office:date-value="2031-04-29T00:00:00" table:style-name="ce2">
            <text:p>29/04/2031</text:p>
          </table:table-cell>
          <table:table-cell office:value-type="date" office:date-value="2031-04-30T00:00:00" table:style-name="ce2">
            <text:p>30/04/2031</text:p>
          </table:table-cell>
          <table:table-cell office:value-type="date" office:date-value="2031-05-01T00:00:00" table:style-name="ce2">
            <text:p>01/05/2031</text:p>
          </table:table-cell>
          <table:table-cell office:value-type="date" office:date-value="2031-05-02T00:00:00" table:style-name="ce2">
            <text:p>02/05/2031</text:p>
          </table:table-cell>
          <table:table-cell office:value-type="date" office:date-value="2031-05-03T00:00:00" table:style-name="ce2">
            <text:p>03/05/2031</text:p>
          </table:table-cell>
          <table:table-cell office:value-type="date" office:date-value="2031-05-04T00:00:00" table:style-name="ce2">
            <text:p>04/05/2031</text:p>
          </table:table-cell>
          <table:table-cell office:value-type="date" office:date-value="2031-05-05T00:00:00" table:style-name="ce2">
            <text:p>05/05/2031</text:p>
          </table:table-cell>
          <table:table-cell office:value-type="date" office:date-value="2031-05-06T00:00:00" table:style-name="ce2">
            <text:p>06/05/2031</text:p>
          </table:table-cell>
          <table:table-cell office:value-type="date" office:date-value="2031-05-07T00:00:00" table:style-name="ce2">
            <text:p>07/05/2031</text:p>
          </table:table-cell>
          <table:table-cell office:value-type="date" office:date-value="2031-05-08T00:00:00" table:style-name="ce2">
            <text:p>08/05/2031</text:p>
          </table:table-cell>
          <table:table-cell office:value-type="date" office:date-value="2031-05-09T00:00:00" table:style-name="ce2">
            <text:p>09/05/2031</text:p>
          </table:table-cell>
          <table:table-cell office:value-type="date" office:date-value="2031-05-10T00:00:00" table:style-name="ce2">
            <text:p>10/05/2031</text:p>
          </table:table-cell>
          <table:table-cell office:value-type="date" office:date-value="2031-05-11T00:00:00" table:style-name="ce2">
            <text:p>11/05/2031</text:p>
          </table:table-cell>
          <table:table-cell office:value-type="date" office:date-value="2031-05-12T00:00:00" table:style-name="ce2">
            <text:p>12/05/2031</text:p>
          </table:table-cell>
          <table:table-cell office:value-type="date" office:date-value="2031-05-13T00:00:00" table:style-name="ce2">
            <text:p>13/05/2031</text:p>
          </table:table-cell>
          <table:table-cell office:value-type="date" office:date-value="2031-05-14T00:00:00" table:style-name="ce2">
            <text:p>14/05/2031</text:p>
          </table:table-cell>
          <table:table-cell office:value-type="date" office:date-value="2031-05-15T00:00:00" table:style-name="ce2">
            <text:p>15/05/2031</text:p>
          </table:table-cell>
          <table:table-cell office:value-type="date" office:date-value="2031-05-16T00:00:00" table:style-name="ce2">
            <text:p>16/05/2031</text:p>
          </table:table-cell>
          <table:table-cell office:value-type="date" office:date-value="2031-05-17T00:00:00" table:style-name="ce2">
            <text:p>17/05/2031</text:p>
          </table:table-cell>
          <table:table-cell office:value-type="date" office:date-value="2031-05-18T00:00:00" table:style-name="ce2">
            <text:p>18/05/2031</text:p>
          </table:table-cell>
          <table:table-cell office:value-type="date" office:date-value="2031-05-19T00:00:00" table:style-name="ce2">
            <text:p>19/05/2031</text:p>
          </table:table-cell>
          <table:table-cell office:value-type="date" office:date-value="2031-05-20T00:00:00" table:style-name="ce2">
            <text:p>20/05/2031</text:p>
          </table:table-cell>
          <table:table-cell office:value-type="date" office:date-value="2031-05-21T00:00:00" table:style-name="ce2">
            <text:p>21/05/2031</text:p>
          </table:table-cell>
          <table:table-cell office:value-type="date" office:date-value="2031-05-22T00:00:00" table:style-name="ce2">
            <text:p>22/05/2031</text:p>
          </table:table-cell>
          <table:table-cell office:value-type="date" office:date-value="2031-05-23T00:00:00" table:style-name="ce2">
            <text:p>23/05/2031</text:p>
          </table:table-cell>
          <table:table-cell office:value-type="date" office:date-value="2031-05-24T00:00:00" table:style-name="ce2">
            <text:p>24/05/2031</text:p>
          </table:table-cell>
          <table:table-cell office:value-type="date" office:date-value="2031-05-25T00:00:00" table:style-name="ce2">
            <text:p>25/05/2031</text:p>
          </table:table-cell>
          <table:table-cell office:value-type="date" office:date-value="2031-05-26T00:00:00" table:style-name="ce2">
            <text:p>26/05/2031</text:p>
          </table:table-cell>
          <table:table-cell office:value-type="date" office:date-value="2031-05-27T00:00:00" table:style-name="ce2">
            <text:p>27/05/2031</text:p>
          </table:table-cell>
          <table:table-cell office:value-type="date" office:date-value="2031-05-28T00:00:00" table:style-name="ce2">
            <text:p>28/05/2031</text:p>
          </table:table-cell>
          <table:table-cell office:value-type="date" office:date-value="2031-05-29T00:00:00" table:style-name="ce2">
            <text:p>29/05/2031</text:p>
          </table:table-cell>
          <table:table-cell office:value-type="date" office:date-value="2031-05-30T00:00:00" table:style-name="ce2">
            <text:p>30/05/2031</text:p>
          </table:table-cell>
          <table:table-cell office:value-type="date" office:date-value="2031-05-31T00:00:00" table:style-name="ce2">
            <text:p>31/05/2031</text:p>
          </table:table-cell>
          <table:table-cell table:number-columns-repeated="16284"/>
        </table:table-row>
        <table:table-row table:style-name="ro1">
          <table:table-cell office:value-type="date" office:date-value="2031-06-01T00:00:00" table:style-name="ce2">
            <text:p>01/06/2031</text:p>
          </table:table-cell>
          <table:table-cell office:value-type="date" office:date-value="2031-06-02T00:00:00" table:style-name="ce2">
            <text:p>02/06/2031</text:p>
          </table:table-cell>
          <table:table-cell office:value-type="date" office:date-value="2031-06-03T00:00:00" table:style-name="ce2">
            <text:p>03/06/2031</text:p>
          </table:table-cell>
          <table:table-cell office:value-type="date" office:date-value="2031-06-04T00:00:00" table:style-name="ce2">
            <text:p>04/06/2031</text:p>
          </table:table-cell>
          <table:table-cell office:value-type="date" office:date-value="2031-06-05T00:00:00" table:style-name="ce2">
            <text:p>05/06/2031</text:p>
          </table:table-cell>
          <table:table-cell office:value-type="date" office:date-value="2031-06-06T00:00:00" table:style-name="ce2">
            <text:p>06/06/2031</text:p>
          </table:table-cell>
          <table:table-cell office:value-type="date" office:date-value="2031-06-07T00:00:00" table:style-name="ce2">
            <text:p>07/06/2031</text:p>
          </table:table-cell>
          <table:table-cell office:value-type="date" office:date-value="2031-06-08T00:00:00" table:style-name="ce2">
            <text:p>08/06/2031</text:p>
          </table:table-cell>
          <table:table-cell office:value-type="date" office:date-value="2031-06-09T00:00:00" table:style-name="ce2">
            <text:p>09/06/2031</text:p>
          </table:table-cell>
          <table:table-cell office:value-type="date" office:date-value="2031-06-10T00:00:00" table:style-name="ce2">
            <text:p>10/06/2031</text:p>
          </table:table-cell>
          <table:table-cell office:value-type="date" office:date-value="2031-06-11T00:00:00" table:style-name="ce2">
            <text:p>11/06/2031</text:p>
          </table:table-cell>
          <table:table-cell office:value-type="date" office:date-value="2031-06-12T00:00:00" table:style-name="ce2">
            <text:p>12/06/2031</text:p>
          </table:table-cell>
          <table:table-cell office:value-type="date" office:date-value="2031-06-13T00:00:00" table:style-name="ce2">
            <text:p>13/06/2031</text:p>
          </table:table-cell>
          <table:table-cell office:value-type="date" office:date-value="2031-06-14T00:00:00" table:style-name="ce2">
            <text:p>14/06/2031</text:p>
          </table:table-cell>
          <table:table-cell office:value-type="date" office:date-value="2031-06-15T00:00:00" table:style-name="ce2">
            <text:p>15/06/2031</text:p>
          </table:table-cell>
          <table:table-cell office:value-type="date" office:date-value="2031-06-16T00:00:00" table:style-name="ce2">
            <text:p>16/06/2031</text:p>
          </table:table-cell>
          <table:table-cell office:value-type="date" office:date-value="2031-06-17T00:00:00" table:style-name="ce2">
            <text:p>17/06/2031</text:p>
          </table:table-cell>
          <table:table-cell office:value-type="date" office:date-value="2031-06-18T00:00:00" table:style-name="ce2">
            <text:p>18/06/2031</text:p>
          </table:table-cell>
          <table:table-cell office:value-type="date" office:date-value="2031-06-19T00:00:00" table:style-name="ce2">
            <text:p>19/06/2031</text:p>
          </table:table-cell>
          <table:table-cell office:value-type="date" office:date-value="2031-06-20T00:00:00" table:style-name="ce2">
            <text:p>20/06/2031</text:p>
          </table:table-cell>
          <table:table-cell office:value-type="date" office:date-value="2031-06-21T00:00:00" table:style-name="ce2">
            <text:p>21/06/2031</text:p>
          </table:table-cell>
          <table:table-cell office:value-type="date" office:date-value="2031-06-22T00:00:00" table:style-name="ce2">
            <text:p>22/06/2031</text:p>
          </table:table-cell>
          <table:table-cell office:value-type="date" office:date-value="2031-06-23T00:00:00" table:style-name="ce2">
            <text:p>23/06/2031</text:p>
          </table:table-cell>
          <table:table-cell office:value-type="date" office:date-value="2031-06-24T00:00:00" table:style-name="ce2">
            <text:p>24/06/2031</text:p>
          </table:table-cell>
          <table:table-cell office:value-type="date" office:date-value="2031-06-25T00:00:00" table:style-name="ce2">
            <text:p>25/06/2031</text:p>
          </table:table-cell>
          <table:table-cell office:value-type="date" office:date-value="2031-06-26T00:00:00" table:style-name="ce2">
            <text:p>26/06/2031</text:p>
          </table:table-cell>
          <table:table-cell office:value-type="date" office:date-value="2031-06-27T00:00:00" table:style-name="ce2">
            <text:p>27/06/2031</text:p>
          </table:table-cell>
          <table:table-cell office:value-type="date" office:date-value="2031-06-28T00:00:00" table:style-name="ce2">
            <text:p>28/06/2031</text:p>
          </table:table-cell>
          <table:table-cell office:value-type="date" office:date-value="2031-06-29T00:00:00" table:style-name="ce2">
            <text:p>29/06/2031</text:p>
          </table:table-cell>
          <table:table-cell office:value-type="date" office:date-value="2031-06-30T00:00:00" table:style-name="ce2">
            <text:p>30/06/2031</text:p>
          </table:table-cell>
          <table:table-cell office:value-type="date" office:date-value="2031-07-01T00:00:00" table:style-name="ce2">
            <text:p>01/07/2031</text:p>
          </table:table-cell>
          <table:table-cell office:value-type="date" office:date-value="2031-07-02T00:00:00" table:style-name="ce2">
            <text:p>02/07/2031</text:p>
          </table:table-cell>
          <table:table-cell office:value-type="date" office:date-value="2031-07-03T00:00:00" table:style-name="ce2">
            <text:p>03/07/2031</text:p>
          </table:table-cell>
          <table:table-cell office:value-type="date" office:date-value="2031-07-04T00:00:00" table:style-name="ce2">
            <text:p>04/07/2031</text:p>
          </table:table-cell>
          <table:table-cell office:value-type="date" office:date-value="2031-07-05T00:00:00" table:style-name="ce2">
            <text:p>05/07/2031</text:p>
          </table:table-cell>
          <table:table-cell office:value-type="date" office:date-value="2031-07-06T00:00:00" table:style-name="ce2">
            <text:p>06/07/2031</text:p>
          </table:table-cell>
          <table:table-cell office:value-type="date" office:date-value="2031-07-07T00:00:00" table:style-name="ce2">
            <text:p>07/07/2031</text:p>
          </table:table-cell>
          <table:table-cell office:value-type="date" office:date-value="2031-07-08T00:00:00" table:style-name="ce2">
            <text:p>08/07/2031</text:p>
          </table:table-cell>
          <table:table-cell office:value-type="date" office:date-value="2031-07-09T00:00:00" table:style-name="ce2">
            <text:p>09/07/2031</text:p>
          </table:table-cell>
          <table:table-cell office:value-type="date" office:date-value="2031-07-10T00:00:00" table:style-name="ce2">
            <text:p>10/07/2031</text:p>
          </table:table-cell>
          <table:table-cell office:value-type="date" office:date-value="2031-07-11T00:00:00" table:style-name="ce2">
            <text:p>11/07/2031</text:p>
          </table:table-cell>
          <table:table-cell office:value-type="date" office:date-value="2031-07-12T00:00:00" table:style-name="ce2">
            <text:p>12/07/2031</text:p>
          </table:table-cell>
          <table:table-cell office:value-type="date" office:date-value="2031-07-13T00:00:00" table:style-name="ce2">
            <text:p>13/07/2031</text:p>
          </table:table-cell>
          <table:table-cell office:value-type="date" office:date-value="2031-07-14T00:00:00" table:style-name="ce2">
            <text:p>14/07/2031</text:p>
          </table:table-cell>
          <table:table-cell office:value-type="date" office:date-value="2031-07-15T00:00:00" table:style-name="ce2">
            <text:p>15/07/2031</text:p>
          </table:table-cell>
          <table:table-cell office:value-type="date" office:date-value="2031-07-16T00:00:00" table:style-name="ce2">
            <text:p>16/07/2031</text:p>
          </table:table-cell>
          <table:table-cell office:value-type="date" office:date-value="2031-07-17T00:00:00" table:style-name="ce2">
            <text:p>17/07/2031</text:p>
          </table:table-cell>
          <table:table-cell office:value-type="date" office:date-value="2031-07-18T00:00:00" table:style-name="ce2">
            <text:p>18/07/2031</text:p>
          </table:table-cell>
          <table:table-cell office:value-type="date" office:date-value="2031-07-19T00:00:00" table:style-name="ce2">
            <text:p>19/07/2031</text:p>
          </table:table-cell>
          <table:table-cell office:value-type="date" office:date-value="2031-07-20T00:00:00" table:style-name="ce2">
            <text:p>20/07/2031</text:p>
          </table:table-cell>
          <table:table-cell office:value-type="date" office:date-value="2031-07-21T00:00:00" table:style-name="ce2">
            <text:p>21/07/2031</text:p>
          </table:table-cell>
          <table:table-cell office:value-type="date" office:date-value="2031-07-22T00:00:00" table:style-name="ce2">
            <text:p>22/07/2031</text:p>
          </table:table-cell>
          <table:table-cell office:value-type="date" office:date-value="2031-07-23T00:00:00" table:style-name="ce2">
            <text:p>23/07/2031</text:p>
          </table:table-cell>
          <table:table-cell office:value-type="date" office:date-value="2031-07-24T00:00:00" table:style-name="ce2">
            <text:p>24/07/2031</text:p>
          </table:table-cell>
          <table:table-cell office:value-type="date" office:date-value="2031-07-25T00:00:00" table:style-name="ce2">
            <text:p>25/07/2031</text:p>
          </table:table-cell>
          <table:table-cell office:value-type="date" office:date-value="2031-07-26T00:00:00" table:style-name="ce2">
            <text:p>26/07/2031</text:p>
          </table:table-cell>
          <table:table-cell office:value-type="date" office:date-value="2031-07-27T00:00:00" table:style-name="ce2">
            <text:p>27/07/2031</text:p>
          </table:table-cell>
          <table:table-cell office:value-type="date" office:date-value="2031-07-28T00:00:00" table:style-name="ce2">
            <text:p>28/07/2031</text:p>
          </table:table-cell>
          <table:table-cell office:value-type="date" office:date-value="2031-07-29T00:00:00" table:style-name="ce2">
            <text:p>29/07/2031</text:p>
          </table:table-cell>
          <table:table-cell office:value-type="date" office:date-value="2031-07-30T00:00:00" table:style-name="ce2">
            <text:p>30/07/2031</text:p>
          </table:table-cell>
          <table:table-cell office:value-type="date" office:date-value="2031-07-31T00:00:00" table:style-name="ce2">
            <text:p>31/07/2031</text:p>
          </table:table-cell>
          <table:table-cell office:value-type="date" office:date-value="2031-08-01T00:00:00" table:style-name="ce2">
            <text:p>01/08/2031</text:p>
          </table:table-cell>
          <table:table-cell office:value-type="date" office:date-value="2031-08-02T00:00:00" table:style-name="ce2">
            <text:p>02/08/2031</text:p>
          </table:table-cell>
          <table:table-cell office:value-type="date" office:date-value="2031-08-03T00:00:00" table:style-name="ce2">
            <text:p>03/08/2031</text:p>
          </table:table-cell>
          <table:table-cell office:value-type="date" office:date-value="2031-08-04T00:00:00" table:style-name="ce2">
            <text:p>04/08/2031</text:p>
          </table:table-cell>
          <table:table-cell office:value-type="date" office:date-value="2031-08-05T00:00:00" table:style-name="ce2">
            <text:p>05/08/2031</text:p>
          </table:table-cell>
          <table:table-cell office:value-type="date" office:date-value="2031-08-06T00:00:00" table:style-name="ce2">
            <text:p>06/08/2031</text:p>
          </table:table-cell>
          <table:table-cell office:value-type="date" office:date-value="2031-08-07T00:00:00" table:style-name="ce2">
            <text:p>07/08/2031</text:p>
          </table:table-cell>
          <table:table-cell office:value-type="date" office:date-value="2031-08-08T00:00:00" table:style-name="ce2">
            <text:p>08/08/2031</text:p>
          </table:table-cell>
          <table:table-cell office:value-type="date" office:date-value="2031-08-09T00:00:00" table:style-name="ce2">
            <text:p>09/08/2031</text:p>
          </table:table-cell>
          <table:table-cell office:value-type="date" office:date-value="2031-08-10T00:00:00" table:style-name="ce2">
            <text:p>10/08/2031</text:p>
          </table:table-cell>
          <table:table-cell office:value-type="date" office:date-value="2031-08-11T00:00:00" table:style-name="ce2">
            <text:p>11/08/2031</text:p>
          </table:table-cell>
          <table:table-cell office:value-type="date" office:date-value="2031-08-12T00:00:00" table:style-name="ce2">
            <text:p>12/08/2031</text:p>
          </table:table-cell>
          <table:table-cell office:value-type="date" office:date-value="2031-08-13T00:00:00" table:style-name="ce2">
            <text:p>13/08/2031</text:p>
          </table:table-cell>
          <table:table-cell office:value-type="date" office:date-value="2031-08-14T00:00:00" table:style-name="ce2">
            <text:p>14/08/2031</text:p>
          </table:table-cell>
          <table:table-cell office:value-type="date" office:date-value="2031-08-15T00:00:00" table:style-name="ce2">
            <text:p>15/08/2031</text:p>
          </table:table-cell>
          <table:table-cell office:value-type="date" office:date-value="2031-08-16T00:00:00" table:style-name="ce2">
            <text:p>16/08/2031</text:p>
          </table:table-cell>
          <table:table-cell office:value-type="date" office:date-value="2031-08-17T00:00:00" table:style-name="ce2">
            <text:p>17/08/2031</text:p>
          </table:table-cell>
          <table:table-cell office:value-type="date" office:date-value="2031-08-18T00:00:00" table:style-name="ce2">
            <text:p>18/08/2031</text:p>
          </table:table-cell>
          <table:table-cell office:value-type="date" office:date-value="2031-08-19T00:00:00" table:style-name="ce2">
            <text:p>19/08/2031</text:p>
          </table:table-cell>
          <table:table-cell office:value-type="date" office:date-value="2031-08-20T00:00:00" table:style-name="ce2">
            <text:p>20/08/2031</text:p>
          </table:table-cell>
          <table:table-cell office:value-type="date" office:date-value="2031-08-21T00:00:00" table:style-name="ce2">
            <text:p>21/08/2031</text:p>
          </table:table-cell>
          <table:table-cell office:value-type="date" office:date-value="2031-08-22T00:00:00" table:style-name="ce2">
            <text:p>22/08/2031</text:p>
          </table:table-cell>
          <table:table-cell office:value-type="date" office:date-value="2031-08-23T00:00:00" table:style-name="ce2">
            <text:p>23/08/2031</text:p>
          </table:table-cell>
          <table:table-cell office:value-type="date" office:date-value="2031-08-24T00:00:00" table:style-name="ce2">
            <text:p>24/08/2031</text:p>
          </table:table-cell>
          <table:table-cell office:value-type="date" office:date-value="2031-08-25T00:00:00" table:style-name="ce2">
            <text:p>25/08/2031</text:p>
          </table:table-cell>
          <table:table-cell office:value-type="date" office:date-value="2031-08-26T00:00:00" table:style-name="ce2">
            <text:p>26/08/2031</text:p>
          </table:table-cell>
          <table:table-cell office:value-type="date" office:date-value="2031-08-27T00:00:00" table:style-name="ce2">
            <text:p>27/08/2031</text:p>
          </table:table-cell>
          <table:table-cell office:value-type="date" office:date-value="2031-08-28T00:00:00" table:style-name="ce2">
            <text:p>28/08/2031</text:p>
          </table:table-cell>
          <table:table-cell office:value-type="date" office:date-value="2031-08-29T00:00:00" table:style-name="ce2">
            <text:p>29/08/2031</text:p>
          </table:table-cell>
          <table:table-cell office:value-type="date" office:date-value="2031-08-30T00:00:00" table:style-name="ce2">
            <text:p>30/08/2031</text:p>
          </table:table-cell>
          <table:table-cell office:value-type="date" office:date-value="2031-08-31T00:00:00" table:style-name="ce2">
            <text:p>31/08/2031</text:p>
          </table:table-cell>
          <table:table-cell office:value-type="date" office:date-value="2031-09-01T00:00:00" table:style-name="ce2">
            <text:p>01/09/2031</text:p>
          </table:table-cell>
          <table:table-cell office:value-type="date" office:date-value="2031-09-02T00:00:00" table:style-name="ce2">
            <text:p>02/09/2031</text:p>
          </table:table-cell>
          <table:table-cell office:value-type="date" office:date-value="2031-09-03T00:00:00" table:style-name="ce2">
            <text:p>03/09/2031</text:p>
          </table:table-cell>
          <table:table-cell office:value-type="date" office:date-value="2031-09-04T00:00:00" table:style-name="ce2">
            <text:p>04/09/2031</text:p>
          </table:table-cell>
          <table:table-cell office:value-type="date" office:date-value="2031-09-05T00:00:00" table:style-name="ce2">
            <text:p>05/09/2031</text:p>
          </table:table-cell>
          <table:table-cell office:value-type="date" office:date-value="2031-09-06T00:00:00" table:style-name="ce2">
            <text:p>06/09/2031</text:p>
          </table:table-cell>
          <table:table-cell office:value-type="date" office:date-value="2031-09-07T00:00:00" table:style-name="ce2">
            <text:p>07/09/2031</text:p>
          </table:table-cell>
          <table:table-cell office:value-type="date" office:date-value="2031-09-08T00:00:00" table:style-name="ce2">
            <text:p>08/09/2031</text:p>
          </table:table-cell>
          <table:table-cell table:number-columns-repeated="16284"/>
        </table:table-row>
        <table:table-row table:style-name="ro1">
          <table:table-cell office:value-type="date" office:date-value="2031-09-09T00:00:00" table:style-name="ce2">
            <text:p>09/09/2031</text:p>
          </table:table-cell>
          <table:table-cell office:value-type="date" office:date-value="2031-09-10T00:00:00" table:style-name="ce2">
            <text:p>10/09/2031</text:p>
          </table:table-cell>
          <table:table-cell office:value-type="date" office:date-value="2031-09-11T00:00:00" table:style-name="ce2">
            <text:p>11/09/2031</text:p>
          </table:table-cell>
          <table:table-cell office:value-type="date" office:date-value="2031-09-12T00:00:00" table:style-name="ce2">
            <text:p>12/09/2031</text:p>
          </table:table-cell>
          <table:table-cell office:value-type="date" office:date-value="2031-09-13T00:00:00" table:style-name="ce2">
            <text:p>13/09/2031</text:p>
          </table:table-cell>
          <table:table-cell office:value-type="date" office:date-value="2031-09-14T00:00:00" table:style-name="ce2">
            <text:p>14/09/2031</text:p>
          </table:table-cell>
          <table:table-cell office:value-type="date" office:date-value="2031-09-15T00:00:00" table:style-name="ce2">
            <text:p>15/09/2031</text:p>
          </table:table-cell>
          <table:table-cell office:value-type="date" office:date-value="2031-09-16T00:00:00" table:style-name="ce2">
            <text:p>16/09/2031</text:p>
          </table:table-cell>
          <table:table-cell office:value-type="date" office:date-value="2031-09-17T00:00:00" table:style-name="ce2">
            <text:p>17/09/2031</text:p>
          </table:table-cell>
          <table:table-cell office:value-type="date" office:date-value="2031-09-18T00:00:00" table:style-name="ce2">
            <text:p>18/09/2031</text:p>
          </table:table-cell>
          <table:table-cell office:value-type="date" office:date-value="2031-09-19T00:00:00" table:style-name="ce2">
            <text:p>19/09/2031</text:p>
          </table:table-cell>
          <table:table-cell office:value-type="date" office:date-value="2031-09-20T00:00:00" table:style-name="ce2">
            <text:p>20/09/2031</text:p>
          </table:table-cell>
          <table:table-cell office:value-type="date" office:date-value="2031-09-21T00:00:00" table:style-name="ce2">
            <text:p>21/09/2031</text:p>
          </table:table-cell>
          <table:table-cell office:value-type="date" office:date-value="2031-09-22T00:00:00" table:style-name="ce2">
            <text:p>22/09/2031</text:p>
          </table:table-cell>
          <table:table-cell office:value-type="date" office:date-value="2031-09-23T00:00:00" table:style-name="ce2">
            <text:p>23/09/2031</text:p>
          </table:table-cell>
          <table:table-cell office:value-type="date" office:date-value="2031-09-24T00:00:00" table:style-name="ce2">
            <text:p>24/09/2031</text:p>
          </table:table-cell>
          <table:table-cell office:value-type="date" office:date-value="2031-09-25T00:00:00" table:style-name="ce2">
            <text:p>25/09/2031</text:p>
          </table:table-cell>
          <table:table-cell office:value-type="date" office:date-value="2031-09-26T00:00:00" table:style-name="ce2">
            <text:p>26/09/2031</text:p>
          </table:table-cell>
          <table:table-cell office:value-type="date" office:date-value="2031-09-27T00:00:00" table:style-name="ce2">
            <text:p>27/09/2031</text:p>
          </table:table-cell>
          <table:table-cell office:value-type="date" office:date-value="2031-09-28T00:00:00" table:style-name="ce2">
            <text:p>28/09/2031</text:p>
          </table:table-cell>
          <table:table-cell office:value-type="date" office:date-value="2031-09-29T00:00:00" table:style-name="ce2">
            <text:p>29/09/2031</text:p>
          </table:table-cell>
          <table:table-cell office:value-type="date" office:date-value="2031-09-30T00:00:00" table:style-name="ce2">
            <text:p>30/09/2031</text:p>
          </table:table-cell>
          <table:table-cell office:value-type="date" office:date-value="2031-10-01T00:00:00" table:style-name="ce2">
            <text:p>01/10/2031</text:p>
          </table:table-cell>
          <table:table-cell office:value-type="date" office:date-value="2031-10-02T00:00:00" table:style-name="ce2">
            <text:p>02/10/2031</text:p>
          </table:table-cell>
          <table:table-cell office:value-type="date" office:date-value="2031-10-03T00:00:00" table:style-name="ce2">
            <text:p>03/10/2031</text:p>
          </table:table-cell>
          <table:table-cell office:value-type="date" office:date-value="2031-10-04T00:00:00" table:style-name="ce2">
            <text:p>04/10/2031</text:p>
          </table:table-cell>
          <table:table-cell office:value-type="date" office:date-value="2031-10-05T00:00:00" table:style-name="ce2">
            <text:p>05/10/2031</text:p>
          </table:table-cell>
          <table:table-cell office:value-type="date" office:date-value="2031-10-06T00:00:00" table:style-name="ce2">
            <text:p>06/10/2031</text:p>
          </table:table-cell>
          <table:table-cell office:value-type="date" office:date-value="2031-10-07T00:00:00" table:style-name="ce2">
            <text:p>07/10/2031</text:p>
          </table:table-cell>
          <table:table-cell office:value-type="date" office:date-value="2031-10-08T00:00:00" table:style-name="ce2">
            <text:p>08/10/2031</text:p>
          </table:table-cell>
          <table:table-cell office:value-type="date" office:date-value="2031-10-09T00:00:00" table:style-name="ce2">
            <text:p>09/10/2031</text:p>
          </table:table-cell>
          <table:table-cell office:value-type="date" office:date-value="2031-10-10T00:00:00" table:style-name="ce2">
            <text:p>10/10/2031</text:p>
          </table:table-cell>
          <table:table-cell office:value-type="date" office:date-value="2031-10-11T00:00:00" table:style-name="ce2">
            <text:p>11/10/2031</text:p>
          </table:table-cell>
          <table:table-cell office:value-type="date" office:date-value="2031-10-12T00:00:00" table:style-name="ce2">
            <text:p>12/10/2031</text:p>
          </table:table-cell>
          <table:table-cell office:value-type="date" office:date-value="2031-10-13T00:00:00" table:style-name="ce2">
            <text:p>13/10/2031</text:p>
          </table:table-cell>
          <table:table-cell office:value-type="date" office:date-value="2031-10-14T00:00:00" table:style-name="ce2">
            <text:p>14/10/2031</text:p>
          </table:table-cell>
          <table:table-cell office:value-type="date" office:date-value="2031-10-15T00:00:00" table:style-name="ce2">
            <text:p>15/10/2031</text:p>
          </table:table-cell>
          <table:table-cell office:value-type="date" office:date-value="2031-10-16T00:00:00" table:style-name="ce2">
            <text:p>16/10/2031</text:p>
          </table:table-cell>
          <table:table-cell office:value-type="date" office:date-value="2031-10-17T00:00:00" table:style-name="ce2">
            <text:p>17/10/2031</text:p>
          </table:table-cell>
          <table:table-cell office:value-type="date" office:date-value="2031-10-18T00:00:00" table:style-name="ce2">
            <text:p>18/10/2031</text:p>
          </table:table-cell>
          <table:table-cell office:value-type="date" office:date-value="2031-10-19T00:00:00" table:style-name="ce2">
            <text:p>19/10/2031</text:p>
          </table:table-cell>
          <table:table-cell office:value-type="date" office:date-value="2031-10-20T00:00:00" table:style-name="ce2">
            <text:p>20/10/2031</text:p>
          </table:table-cell>
          <table:table-cell office:value-type="date" office:date-value="2031-10-21T00:00:00" table:style-name="ce2">
            <text:p>21/10/2031</text:p>
          </table:table-cell>
          <table:table-cell office:value-type="date" office:date-value="2031-10-22T00:00:00" table:style-name="ce2">
            <text:p>22/10/2031</text:p>
          </table:table-cell>
          <table:table-cell office:value-type="date" office:date-value="2031-10-23T00:00:00" table:style-name="ce2">
            <text:p>23/10/2031</text:p>
          </table:table-cell>
          <table:table-cell office:value-type="date" office:date-value="2031-10-24T00:00:00" table:style-name="ce2">
            <text:p>24/10/2031</text:p>
          </table:table-cell>
          <table:table-cell office:value-type="date" office:date-value="2031-10-25T00:00:00" table:style-name="ce2">
            <text:p>25/10/2031</text:p>
          </table:table-cell>
          <table:table-cell office:value-type="date" office:date-value="2031-10-26T00:00:00" table:style-name="ce2">
            <text:p>26/10/2031</text:p>
          </table:table-cell>
          <table:table-cell office:value-type="date" office:date-value="2031-10-27T00:00:00" table:style-name="ce2">
            <text:p>27/10/2031</text:p>
          </table:table-cell>
          <table:table-cell office:value-type="date" office:date-value="2031-10-28T00:00:00" table:style-name="ce2">
            <text:p>28/10/2031</text:p>
          </table:table-cell>
          <table:table-cell office:value-type="date" office:date-value="2031-10-29T00:00:00" table:style-name="ce2">
            <text:p>29/10/2031</text:p>
          </table:table-cell>
          <table:table-cell office:value-type="date" office:date-value="2031-10-30T00:00:00" table:style-name="ce2">
            <text:p>30/10/2031</text:p>
          </table:table-cell>
          <table:table-cell office:value-type="date" office:date-value="2031-10-31T00:00:00" table:style-name="ce2">
            <text:p>31/10/2031</text:p>
          </table:table-cell>
          <table:table-cell office:value-type="date" office:date-value="2031-11-01T00:00:00" table:style-name="ce2">
            <text:p>01/11/2031</text:p>
          </table:table-cell>
          <table:table-cell office:value-type="date" office:date-value="2031-11-02T00:00:00" table:style-name="ce2">
            <text:p>02/11/2031</text:p>
          </table:table-cell>
          <table:table-cell office:value-type="date" office:date-value="2031-11-03T00:00:00" table:style-name="ce2">
            <text:p>03/11/2031</text:p>
          </table:table-cell>
          <table:table-cell office:value-type="date" office:date-value="2031-11-04T00:00:00" table:style-name="ce2">
            <text:p>04/11/2031</text:p>
          </table:table-cell>
          <table:table-cell office:value-type="date" office:date-value="2031-11-05T00:00:00" table:style-name="ce2">
            <text:p>05/11/2031</text:p>
          </table:table-cell>
          <table:table-cell office:value-type="date" office:date-value="2031-11-06T00:00:00" table:style-name="ce2">
            <text:p>06/11/2031</text:p>
          </table:table-cell>
          <table:table-cell office:value-type="date" office:date-value="2031-11-07T00:00:00" table:style-name="ce2">
            <text:p>07/11/2031</text:p>
          </table:table-cell>
          <table:table-cell office:value-type="date" office:date-value="2031-11-08T00:00:00" table:style-name="ce2">
            <text:p>08/11/2031</text:p>
          </table:table-cell>
          <table:table-cell office:value-type="date" office:date-value="2031-11-09T00:00:00" table:style-name="ce2">
            <text:p>09/11/2031</text:p>
          </table:table-cell>
          <table:table-cell office:value-type="date" office:date-value="2031-11-10T00:00:00" table:style-name="ce2">
            <text:p>10/11/2031</text:p>
          </table:table-cell>
          <table:table-cell office:value-type="date" office:date-value="2031-11-11T00:00:00" table:style-name="ce2">
            <text:p>11/11/2031</text:p>
          </table:table-cell>
          <table:table-cell office:value-type="date" office:date-value="2031-11-12T00:00:00" table:style-name="ce2">
            <text:p>12/11/2031</text:p>
          </table:table-cell>
          <table:table-cell office:value-type="date" office:date-value="2031-11-13T00:00:00" table:style-name="ce2">
            <text:p>13/11/2031</text:p>
          </table:table-cell>
          <table:table-cell office:value-type="date" office:date-value="2031-11-14T00:00:00" table:style-name="ce2">
            <text:p>14/11/2031</text:p>
          </table:table-cell>
          <table:table-cell office:value-type="date" office:date-value="2031-11-15T00:00:00" table:style-name="ce2">
            <text:p>15/11/2031</text:p>
          </table:table-cell>
          <table:table-cell office:value-type="date" office:date-value="2031-11-16T00:00:00" table:style-name="ce2">
            <text:p>16/11/2031</text:p>
          </table:table-cell>
          <table:table-cell office:value-type="date" office:date-value="2031-11-17T00:00:00" table:style-name="ce2">
            <text:p>17/11/2031</text:p>
          </table:table-cell>
          <table:table-cell office:value-type="date" office:date-value="2031-11-18T00:00:00" table:style-name="ce2">
            <text:p>18/11/2031</text:p>
          </table:table-cell>
          <table:table-cell office:value-type="date" office:date-value="2031-11-19T00:00:00" table:style-name="ce2">
            <text:p>19/11/2031</text:p>
          </table:table-cell>
          <table:table-cell office:value-type="date" office:date-value="2031-11-20T00:00:00" table:style-name="ce2">
            <text:p>20/11/2031</text:p>
          </table:table-cell>
          <table:table-cell office:value-type="date" office:date-value="2031-11-21T00:00:00" table:style-name="ce2">
            <text:p>21/11/2031</text:p>
          </table:table-cell>
          <table:table-cell office:value-type="date" office:date-value="2031-11-22T00:00:00" table:style-name="ce2">
            <text:p>22/11/2031</text:p>
          </table:table-cell>
          <table:table-cell office:value-type="date" office:date-value="2031-11-23T00:00:00" table:style-name="ce2">
            <text:p>23/11/2031</text:p>
          </table:table-cell>
          <table:table-cell office:value-type="date" office:date-value="2031-11-24T00:00:00" table:style-name="ce2">
            <text:p>24/11/2031</text:p>
          </table:table-cell>
          <table:table-cell office:value-type="date" office:date-value="2031-11-25T00:00:00" table:style-name="ce2">
            <text:p>25/11/2031</text:p>
          </table:table-cell>
          <table:table-cell office:value-type="date" office:date-value="2031-11-26T00:00:00" table:style-name="ce2">
            <text:p>26/11/2031</text:p>
          </table:table-cell>
          <table:table-cell office:value-type="date" office:date-value="2031-11-27T00:00:00" table:style-name="ce2">
            <text:p>27/11/2031</text:p>
          </table:table-cell>
          <table:table-cell office:value-type="date" office:date-value="2031-11-28T00:00:00" table:style-name="ce2">
            <text:p>28/11/2031</text:p>
          </table:table-cell>
          <table:table-cell office:value-type="date" office:date-value="2031-11-29T00:00:00" table:style-name="ce2">
            <text:p>29/11/2031</text:p>
          </table:table-cell>
          <table:table-cell office:value-type="date" office:date-value="2031-11-30T00:00:00" table:style-name="ce2">
            <text:p>30/11/2031</text:p>
          </table:table-cell>
          <table:table-cell office:value-type="date" office:date-value="2031-12-01T00:00:00" table:style-name="ce2">
            <text:p>01/12/2031</text:p>
          </table:table-cell>
          <table:table-cell office:value-type="date" office:date-value="2031-12-02T00:00:00" table:style-name="ce2">
            <text:p>02/12/2031</text:p>
          </table:table-cell>
          <table:table-cell office:value-type="date" office:date-value="2031-12-03T00:00:00" table:style-name="ce2">
            <text:p>03/12/2031</text:p>
          </table:table-cell>
          <table:table-cell office:value-type="date" office:date-value="2031-12-04T00:00:00" table:style-name="ce2">
            <text:p>04/12/2031</text:p>
          </table:table-cell>
          <table:table-cell office:value-type="date" office:date-value="2031-12-05T00:00:00" table:style-name="ce2">
            <text:p>05/12/2031</text:p>
          </table:table-cell>
          <table:table-cell office:value-type="date" office:date-value="2031-12-06T00:00:00" table:style-name="ce2">
            <text:p>06/12/2031</text:p>
          </table:table-cell>
          <table:table-cell office:value-type="date" office:date-value="2031-12-07T00:00:00" table:style-name="ce2">
            <text:p>07/12/2031</text:p>
          </table:table-cell>
          <table:table-cell office:value-type="date" office:date-value="2031-12-08T00:00:00" table:style-name="ce2">
            <text:p>08/12/2031</text:p>
          </table:table-cell>
          <table:table-cell office:value-type="date" office:date-value="2031-12-09T00:00:00" table:style-name="ce2">
            <text:p>09/12/2031</text:p>
          </table:table-cell>
          <table:table-cell office:value-type="date" office:date-value="2031-12-10T00:00:00" table:style-name="ce2">
            <text:p>10/12/2031</text:p>
          </table:table-cell>
          <table:table-cell office:value-type="date" office:date-value="2031-12-11T00:00:00" table:style-name="ce2">
            <text:p>11/12/2031</text:p>
          </table:table-cell>
          <table:table-cell office:value-type="date" office:date-value="2031-12-12T00:00:00" table:style-name="ce2">
            <text:p>12/12/2031</text:p>
          </table:table-cell>
          <table:table-cell office:value-type="date" office:date-value="2031-12-13T00:00:00" table:style-name="ce2">
            <text:p>13/12/2031</text:p>
          </table:table-cell>
          <table:table-cell office:value-type="date" office:date-value="2031-12-14T00:00:00" table:style-name="ce2">
            <text:p>14/12/2031</text:p>
          </table:table-cell>
          <table:table-cell office:value-type="date" office:date-value="2031-12-15T00:00:00" table:style-name="ce2">
            <text:p>15/12/2031</text:p>
          </table:table-cell>
          <table:table-cell office:value-type="date" office:date-value="2031-12-16T00:00:00" table:style-name="ce2">
            <text:p>16/12/2031</text:p>
          </table:table-cell>
          <table:table-cell office:value-type="date" office:date-value="2031-12-17T00:00:00" table:style-name="ce2">
            <text:p>17/12/2031</text:p>
          </table:table-cell>
          <table:table-cell table:number-columns-repeated="16284"/>
        </table:table-row>
        <table:table-row table:style-name="ro1">
          <table:table-cell office:value-type="date" office:date-value="2031-12-18T00:00:00" table:style-name="ce2">
            <text:p>18/12/2031</text:p>
          </table:table-cell>
          <table:table-cell office:value-type="date" office:date-value="2031-12-19T00:00:00" table:style-name="ce2">
            <text:p>19/12/2031</text:p>
          </table:table-cell>
          <table:table-cell office:value-type="date" office:date-value="2031-12-20T00:00:00" table:style-name="ce2">
            <text:p>20/12/2031</text:p>
          </table:table-cell>
          <table:table-cell office:value-type="date" office:date-value="2031-12-21T00:00:00" table:style-name="ce2">
            <text:p>21/12/2031</text:p>
          </table:table-cell>
          <table:table-cell office:value-type="date" office:date-value="2031-12-22T00:00:00" table:style-name="ce2">
            <text:p>22/12/2031</text:p>
          </table:table-cell>
          <table:table-cell office:value-type="date" office:date-value="2031-12-23T00:00:00" table:style-name="ce2">
            <text:p>23/12/2031</text:p>
          </table:table-cell>
          <table:table-cell office:value-type="date" office:date-value="2031-12-24T00:00:00" table:style-name="ce2">
            <text:p>24/12/2031</text:p>
          </table:table-cell>
          <table:table-cell office:value-type="date" office:date-value="2031-12-25T00:00:00" table:style-name="ce2">
            <text:p>25/12/2031</text:p>
          </table:table-cell>
          <table:table-cell office:value-type="date" office:date-value="2031-12-26T00:00:00" table:style-name="ce2">
            <text:p>26/12/2031</text:p>
          </table:table-cell>
          <table:table-cell office:value-type="date" office:date-value="2031-12-27T00:00:00" table:style-name="ce2">
            <text:p>27/12/2031</text:p>
          </table:table-cell>
          <table:table-cell office:value-type="date" office:date-value="2031-12-28T00:00:00" table:style-name="ce2">
            <text:p>28/12/2031</text:p>
          </table:table-cell>
          <table:table-cell office:value-type="date" office:date-value="2031-12-29T00:00:00" table:style-name="ce2">
            <text:p>29/12/2031</text:p>
          </table:table-cell>
          <table:table-cell office:value-type="date" office:date-value="2031-12-30T00:00:00" table:style-name="ce2">
            <text:p>30/12/2031</text:p>
          </table:table-cell>
          <table:table-cell office:value-type="date" office:date-value="2031-12-31T00:00:00" table:style-name="ce2">
            <text:p>31/12/2031</text:p>
          </table:table-cell>
          <table:table-cell office:value-type="date" office:date-value="2032-01-01T00:00:00" table:style-name="ce2">
            <text:p>01/01/2032</text:p>
          </table:table-cell>
          <table:table-cell office:value-type="date" office:date-value="2032-01-02T00:00:00" table:style-name="ce2">
            <text:p>02/01/2032</text:p>
          </table:table-cell>
          <table:table-cell office:value-type="date" office:date-value="2032-01-03T00:00:00" table:style-name="ce2">
            <text:p>03/01/2032</text:p>
          </table:table-cell>
          <table:table-cell office:value-type="date" office:date-value="2032-01-04T00:00:00" table:style-name="ce2">
            <text:p>04/01/2032</text:p>
          </table:table-cell>
          <table:table-cell office:value-type="date" office:date-value="2032-01-05T00:00:00" table:style-name="ce2">
            <text:p>05/01/2032</text:p>
          </table:table-cell>
          <table:table-cell office:value-type="date" office:date-value="2032-01-06T00:00:00" table:style-name="ce2">
            <text:p>06/01/2032</text:p>
          </table:table-cell>
          <table:table-cell office:value-type="date" office:date-value="2032-01-07T00:00:00" table:style-name="ce2">
            <text:p>07/01/2032</text:p>
          </table:table-cell>
          <table:table-cell office:value-type="date" office:date-value="2032-01-08T00:00:00" table:style-name="ce2">
            <text:p>08/01/2032</text:p>
          </table:table-cell>
          <table:table-cell office:value-type="date" office:date-value="2032-01-09T00:00:00" table:style-name="ce2">
            <text:p>09/01/2032</text:p>
          </table:table-cell>
          <table:table-cell office:value-type="date" office:date-value="2032-01-10T00:00:00" table:style-name="ce2">
            <text:p>10/01/2032</text:p>
          </table:table-cell>
          <table:table-cell office:value-type="date" office:date-value="2032-01-11T00:00:00" table:style-name="ce2">
            <text:p>11/01/2032</text:p>
          </table:table-cell>
          <table:table-cell office:value-type="date" office:date-value="2032-01-12T00:00:00" table:style-name="ce2">
            <text:p>12/01/2032</text:p>
          </table:table-cell>
          <table:table-cell office:value-type="date" office:date-value="2032-01-13T00:00:00" table:style-name="ce2">
            <text:p>13/01/2032</text:p>
          </table:table-cell>
          <table:table-cell office:value-type="date" office:date-value="2032-01-14T00:00:00" table:style-name="ce2">
            <text:p>14/01/2032</text:p>
          </table:table-cell>
          <table:table-cell office:value-type="date" office:date-value="2032-01-15T00:00:00" table:style-name="ce2">
            <text:p>15/01/2032</text:p>
          </table:table-cell>
          <table:table-cell office:value-type="date" office:date-value="2032-01-16T00:00:00" table:style-name="ce2">
            <text:p>16/01/2032</text:p>
          </table:table-cell>
          <table:table-cell office:value-type="date" office:date-value="2032-01-17T00:00:00" table:style-name="ce2">
            <text:p>17/01/2032</text:p>
          </table:table-cell>
          <table:table-cell office:value-type="date" office:date-value="2032-01-18T00:00:00" table:style-name="ce2">
            <text:p>18/01/2032</text:p>
          </table:table-cell>
          <table:table-cell office:value-type="date" office:date-value="2032-01-19T00:00:00" table:style-name="ce2">
            <text:p>19/01/2032</text:p>
          </table:table-cell>
          <table:table-cell office:value-type="date" office:date-value="2032-01-20T00:00:00" table:style-name="ce2">
            <text:p>20/01/2032</text:p>
          </table:table-cell>
          <table:table-cell office:value-type="date" office:date-value="2032-01-21T00:00:00" table:style-name="ce2">
            <text:p>21/01/2032</text:p>
          </table:table-cell>
          <table:table-cell office:value-type="date" office:date-value="2032-01-22T00:00:00" table:style-name="ce2">
            <text:p>22/01/2032</text:p>
          </table:table-cell>
          <table:table-cell office:value-type="date" office:date-value="2032-01-23T00:00:00" table:style-name="ce2">
            <text:p>23/01/2032</text:p>
          </table:table-cell>
          <table:table-cell office:value-type="date" office:date-value="2032-01-24T00:00:00" table:style-name="ce2">
            <text:p>24/01/2032</text:p>
          </table:table-cell>
          <table:table-cell office:value-type="date" office:date-value="2032-01-25T00:00:00" table:style-name="ce2">
            <text:p>25/01/2032</text:p>
          </table:table-cell>
          <table:table-cell office:value-type="date" office:date-value="2032-01-26T00:00:00" table:style-name="ce2">
            <text:p>26/01/2032</text:p>
          </table:table-cell>
          <table:table-cell office:value-type="date" office:date-value="2032-01-27T00:00:00" table:style-name="ce2">
            <text:p>27/01/2032</text:p>
          </table:table-cell>
          <table:table-cell office:value-type="date" office:date-value="2032-01-28T00:00:00" table:style-name="ce2">
            <text:p>28/01/2032</text:p>
          </table:table-cell>
          <table:table-cell office:value-type="date" office:date-value="2032-01-29T00:00:00" table:style-name="ce2">
            <text:p>29/01/2032</text:p>
          </table:table-cell>
          <table:table-cell office:value-type="date" office:date-value="2032-01-30T00:00:00" table:style-name="ce2">
            <text:p>30/01/2032</text:p>
          </table:table-cell>
          <table:table-cell office:value-type="date" office:date-value="2032-01-31T00:00:00" table:style-name="ce2">
            <text:p>31/01/2032</text:p>
          </table:table-cell>
          <table:table-cell office:value-type="date" office:date-value="2032-02-01T00:00:00" table:style-name="ce2">
            <text:p>01/02/2032</text:p>
          </table:table-cell>
          <table:table-cell office:value-type="date" office:date-value="2032-02-02T00:00:00" table:style-name="ce2">
            <text:p>02/02/2032</text:p>
          </table:table-cell>
          <table:table-cell office:value-type="date" office:date-value="2032-02-03T00:00:00" table:style-name="ce2">
            <text:p>03/02/2032</text:p>
          </table:table-cell>
          <table:table-cell office:value-type="date" office:date-value="2032-02-04T00:00:00" table:style-name="ce2">
            <text:p>04/02/2032</text:p>
          </table:table-cell>
          <table:table-cell office:value-type="date" office:date-value="2032-02-05T00:00:00" table:style-name="ce2">
            <text:p>05/02/2032</text:p>
          </table:table-cell>
          <table:table-cell office:value-type="date" office:date-value="2032-02-06T00:00:00" table:style-name="ce2">
            <text:p>06/02/2032</text:p>
          </table:table-cell>
          <table:table-cell office:value-type="date" office:date-value="2032-02-07T00:00:00" table:style-name="ce2">
            <text:p>07/02/2032</text:p>
          </table:table-cell>
          <table:table-cell office:value-type="date" office:date-value="2032-02-08T00:00:00" table:style-name="ce2">
            <text:p>08/02/2032</text:p>
          </table:table-cell>
          <table:table-cell office:value-type="date" office:date-value="2032-02-09T00:00:00" table:style-name="ce2">
            <text:p>09/02/2032</text:p>
          </table:table-cell>
          <table:table-cell office:value-type="date" office:date-value="2032-02-10T00:00:00" table:style-name="ce2">
            <text:p>10/02/2032</text:p>
          </table:table-cell>
          <table:table-cell office:value-type="date" office:date-value="2032-02-11T00:00:00" table:style-name="ce2">
            <text:p>11/02/2032</text:p>
          </table:table-cell>
          <table:table-cell office:value-type="date" office:date-value="2032-02-12T00:00:00" table:style-name="ce2">
            <text:p>12/02/2032</text:p>
          </table:table-cell>
          <table:table-cell office:value-type="date" office:date-value="2032-02-13T00:00:00" table:style-name="ce2">
            <text:p>13/02/2032</text:p>
          </table:table-cell>
          <table:table-cell office:value-type="date" office:date-value="2032-02-14T00:00:00" table:style-name="ce2">
            <text:p>14/02/2032</text:p>
          </table:table-cell>
          <table:table-cell office:value-type="date" office:date-value="2032-02-15T00:00:00" table:style-name="ce2">
            <text:p>15/02/2032</text:p>
          </table:table-cell>
          <table:table-cell office:value-type="date" office:date-value="2032-02-16T00:00:00" table:style-name="ce2">
            <text:p>16/02/2032</text:p>
          </table:table-cell>
          <table:table-cell office:value-type="date" office:date-value="2032-02-17T00:00:00" table:style-name="ce2">
            <text:p>17/02/2032</text:p>
          </table:table-cell>
          <table:table-cell office:value-type="date" office:date-value="2032-02-18T00:00:00" table:style-name="ce2">
            <text:p>18/02/2032</text:p>
          </table:table-cell>
          <table:table-cell office:value-type="date" office:date-value="2032-02-19T00:00:00" table:style-name="ce2">
            <text:p>19/02/2032</text:p>
          </table:table-cell>
          <table:table-cell office:value-type="date" office:date-value="2032-02-20T00:00:00" table:style-name="ce2">
            <text:p>20/02/2032</text:p>
          </table:table-cell>
          <table:table-cell office:value-type="date" office:date-value="2032-02-21T00:00:00" table:style-name="ce2">
            <text:p>21/02/2032</text:p>
          </table:table-cell>
          <table:table-cell office:value-type="date" office:date-value="2032-02-22T00:00:00" table:style-name="ce2">
            <text:p>22/02/2032</text:p>
          </table:table-cell>
          <table:table-cell office:value-type="date" office:date-value="2032-02-23T00:00:00" table:style-name="ce2">
            <text:p>23/02/2032</text:p>
          </table:table-cell>
          <table:table-cell office:value-type="date" office:date-value="2032-02-24T00:00:00" table:style-name="ce2">
            <text:p>24/02/2032</text:p>
          </table:table-cell>
          <table:table-cell office:value-type="date" office:date-value="2032-02-25T00:00:00" table:style-name="ce2">
            <text:p>25/02/2032</text:p>
          </table:table-cell>
          <table:table-cell office:value-type="date" office:date-value="2032-02-26T00:00:00" table:style-name="ce2">
            <text:p>26/02/2032</text:p>
          </table:table-cell>
          <table:table-cell office:value-type="date" office:date-value="2032-02-27T00:00:00" table:style-name="ce2">
            <text:p>27/02/2032</text:p>
          </table:table-cell>
          <table:table-cell office:value-type="date" office:date-value="2032-02-28T00:00:00" table:style-name="ce2">
            <text:p>28/02/2032</text:p>
          </table:table-cell>
          <table:table-cell office:value-type="date" office:date-value="2032-02-29T00:00:00" table:style-name="ce2">
            <text:p>29/02/2032</text:p>
          </table:table-cell>
          <table:table-cell office:value-type="date" office:date-value="2032-03-01T00:00:00" table:style-name="ce2">
            <text:p>01/03/2032</text:p>
          </table:table-cell>
          <table:table-cell office:value-type="date" office:date-value="2032-03-02T00:00:00" table:style-name="ce2">
            <text:p>02/03/2032</text:p>
          </table:table-cell>
          <table:table-cell office:value-type="date" office:date-value="2032-03-03T00:00:00" table:style-name="ce2">
            <text:p>03/03/2032</text:p>
          </table:table-cell>
          <table:table-cell office:value-type="date" office:date-value="2032-03-04T00:00:00" table:style-name="ce2">
            <text:p>04/03/2032</text:p>
          </table:table-cell>
          <table:table-cell office:value-type="date" office:date-value="2032-03-05T00:00:00" table:style-name="ce2">
            <text:p>05/03/2032</text:p>
          </table:table-cell>
          <table:table-cell office:value-type="date" office:date-value="2032-03-06T00:00:00" table:style-name="ce2">
            <text:p>06/03/2032</text:p>
          </table:table-cell>
          <table:table-cell office:value-type="date" office:date-value="2032-03-07T00:00:00" table:style-name="ce2">
            <text:p>07/03/2032</text:p>
          </table:table-cell>
          <table:table-cell office:value-type="date" office:date-value="2032-03-08T00:00:00" table:style-name="ce2">
            <text:p>08/03/2032</text:p>
          </table:table-cell>
          <table:table-cell office:value-type="date" office:date-value="2032-03-09T00:00:00" table:style-name="ce2">
            <text:p>09/03/2032</text:p>
          </table:table-cell>
          <table:table-cell office:value-type="date" office:date-value="2032-03-10T00:00:00" table:style-name="ce2">
            <text:p>10/03/2032</text:p>
          </table:table-cell>
          <table:table-cell office:value-type="date" office:date-value="2032-03-11T00:00:00" table:style-name="ce2">
            <text:p>11/03/2032</text:p>
          </table:table-cell>
          <table:table-cell office:value-type="date" office:date-value="2032-03-12T00:00:00" table:style-name="ce2">
            <text:p>12/03/2032</text:p>
          </table:table-cell>
          <table:table-cell office:value-type="date" office:date-value="2032-03-13T00:00:00" table:style-name="ce2">
            <text:p>13/03/2032</text:p>
          </table:table-cell>
          <table:table-cell office:value-type="date" office:date-value="2032-03-14T00:00:00" table:style-name="ce2">
            <text:p>14/03/2032</text:p>
          </table:table-cell>
          <table:table-cell office:value-type="date" office:date-value="2032-03-15T00:00:00" table:style-name="ce2">
            <text:p>15/03/2032</text:p>
          </table:table-cell>
          <table:table-cell office:value-type="date" office:date-value="2032-03-16T00:00:00" table:style-name="ce2">
            <text:p>16/03/2032</text:p>
          </table:table-cell>
          <table:table-cell office:value-type="date" office:date-value="2032-03-17T00:00:00" table:style-name="ce2">
            <text:p>17/03/2032</text:p>
          </table:table-cell>
          <table:table-cell office:value-type="date" office:date-value="2032-03-18T00:00:00" table:style-name="ce2">
            <text:p>18/03/2032</text:p>
          </table:table-cell>
          <table:table-cell office:value-type="date" office:date-value="2032-03-19T00:00:00" table:style-name="ce2">
            <text:p>19/03/2032</text:p>
          </table:table-cell>
          <table:table-cell office:value-type="date" office:date-value="2032-03-20T00:00:00" table:style-name="ce2">
            <text:p>20/03/2032</text:p>
          </table:table-cell>
          <table:table-cell office:value-type="date" office:date-value="2032-03-21T00:00:00" table:style-name="ce2">
            <text:p>21/03/2032</text:p>
          </table:table-cell>
          <table:table-cell office:value-type="date" office:date-value="2032-03-22T00:00:00" table:style-name="ce2">
            <text:p>22/03/2032</text:p>
          </table:table-cell>
          <table:table-cell office:value-type="date" office:date-value="2032-03-23T00:00:00" table:style-name="ce2">
            <text:p>23/03/2032</text:p>
          </table:table-cell>
          <table:table-cell office:value-type="date" office:date-value="2032-03-24T00:00:00" table:style-name="ce2">
            <text:p>24/03/2032</text:p>
          </table:table-cell>
          <table:table-cell office:value-type="date" office:date-value="2032-03-25T00:00:00" table:style-name="ce2">
            <text:p>25/03/2032</text:p>
          </table:table-cell>
          <table:table-cell office:value-type="date" office:date-value="2032-03-26T00:00:00" table:style-name="ce2">
            <text:p>26/03/2032</text:p>
          </table:table-cell>
          <table:table-cell table:number-columns-repeated="16284"/>
        </table:table-row>
        <table:table-row table:style-name="ro1">
          <table:table-cell office:value-type="date" office:date-value="2032-03-27T00:00:00" table:style-name="ce2">
            <text:p>27/03/2032</text:p>
          </table:table-cell>
          <table:table-cell office:value-type="date" office:date-value="2032-03-28T00:00:00" table:style-name="ce2">
            <text:p>28/03/2032</text:p>
          </table:table-cell>
          <table:table-cell office:value-type="date" office:date-value="2032-03-29T00:00:00" table:style-name="ce2">
            <text:p>29/03/2032</text:p>
          </table:table-cell>
          <table:table-cell office:value-type="date" office:date-value="2032-03-30T00:00:00" table:style-name="ce2">
            <text:p>30/03/2032</text:p>
          </table:table-cell>
          <table:table-cell office:value-type="date" office:date-value="2032-03-31T00:00:00" table:style-name="ce2">
            <text:p>31/03/2032</text:p>
          </table:table-cell>
          <table:table-cell office:value-type="date" office:date-value="2032-04-01T00:00:00" table:style-name="ce2">
            <text:p>01/04/2032</text:p>
          </table:table-cell>
          <table:table-cell office:value-type="date" office:date-value="2032-04-02T00:00:00" table:style-name="ce2">
            <text:p>02/04/2032</text:p>
          </table:table-cell>
          <table:table-cell office:value-type="date" office:date-value="2032-04-03T00:00:00" table:style-name="ce2">
            <text:p>03/04/2032</text:p>
          </table:table-cell>
          <table:table-cell office:value-type="date" office:date-value="2032-04-04T00:00:00" table:style-name="ce2">
            <text:p>04/04/2032</text:p>
          </table:table-cell>
          <table:table-cell office:value-type="date" office:date-value="2032-04-05T00:00:00" table:style-name="ce2">
            <text:p>05/04/2032</text:p>
          </table:table-cell>
          <table:table-cell office:value-type="date" office:date-value="2032-04-06T00:00:00" table:style-name="ce2">
            <text:p>06/04/2032</text:p>
          </table:table-cell>
          <table:table-cell office:value-type="date" office:date-value="2032-04-07T00:00:00" table:style-name="ce2">
            <text:p>07/04/2032</text:p>
          </table:table-cell>
          <table:table-cell office:value-type="date" office:date-value="2032-04-08T00:00:00" table:style-name="ce2">
            <text:p>08/04/2032</text:p>
          </table:table-cell>
          <table:table-cell office:value-type="date" office:date-value="2032-04-09T00:00:00" table:style-name="ce2">
            <text:p>09/04/2032</text:p>
          </table:table-cell>
          <table:table-cell office:value-type="date" office:date-value="2032-04-10T00:00:00" table:style-name="ce2">
            <text:p>10/04/2032</text:p>
          </table:table-cell>
          <table:table-cell office:value-type="date" office:date-value="2032-04-11T00:00:00" table:style-name="ce2">
            <text:p>11/04/2032</text:p>
          </table:table-cell>
          <table:table-cell office:value-type="date" office:date-value="2032-04-12T00:00:00" table:style-name="ce2">
            <text:p>12/04/2032</text:p>
          </table:table-cell>
          <table:table-cell office:value-type="date" office:date-value="2032-04-13T00:00:00" table:style-name="ce2">
            <text:p>13/04/2032</text:p>
          </table:table-cell>
          <table:table-cell office:value-type="date" office:date-value="2032-04-14T00:00:00" table:style-name="ce2">
            <text:p>14/04/2032</text:p>
          </table:table-cell>
          <table:table-cell office:value-type="date" office:date-value="2032-04-15T00:00:00" table:style-name="ce2">
            <text:p>15/04/2032</text:p>
          </table:table-cell>
          <table:table-cell office:value-type="date" office:date-value="2032-04-16T00:00:00" table:style-name="ce2">
            <text:p>16/04/2032</text:p>
          </table:table-cell>
          <table:table-cell office:value-type="date" office:date-value="2032-04-17T00:00:00" table:style-name="ce2">
            <text:p>17/04/2032</text:p>
          </table:table-cell>
          <table:table-cell office:value-type="date" office:date-value="2032-04-18T00:00:00" table:style-name="ce2">
            <text:p>18/04/2032</text:p>
          </table:table-cell>
          <table:table-cell office:value-type="date" office:date-value="2032-04-19T00:00:00" table:style-name="ce2">
            <text:p>19/04/2032</text:p>
          </table:table-cell>
          <table:table-cell office:value-type="date" office:date-value="2032-04-20T00:00:00" table:style-name="ce2">
            <text:p>20/04/2032</text:p>
          </table:table-cell>
          <table:table-cell office:value-type="date" office:date-value="2032-04-21T00:00:00" table:style-name="ce2">
            <text:p>21/04/2032</text:p>
          </table:table-cell>
          <table:table-cell office:value-type="date" office:date-value="2032-04-22T00:00:00" table:style-name="ce2">
            <text:p>22/04/2032</text:p>
          </table:table-cell>
          <table:table-cell office:value-type="date" office:date-value="2032-04-23T00:00:00" table:style-name="ce2">
            <text:p>23/04/2032</text:p>
          </table:table-cell>
          <table:table-cell office:value-type="date" office:date-value="2032-04-24T00:00:00" table:style-name="ce2">
            <text:p>24/04/2032</text:p>
          </table:table-cell>
          <table:table-cell office:value-type="date" office:date-value="2032-04-25T00:00:00" table:style-name="ce2">
            <text:p>25/04/2032</text:p>
          </table:table-cell>
          <table:table-cell office:value-type="date" office:date-value="2032-04-26T00:00:00" table:style-name="ce2">
            <text:p>26/04/2032</text:p>
          </table:table-cell>
          <table:table-cell office:value-type="date" office:date-value="2032-04-27T00:00:00" table:style-name="ce2">
            <text:p>27/04/2032</text:p>
          </table:table-cell>
          <table:table-cell office:value-type="date" office:date-value="2032-04-28T00:00:00" table:style-name="ce2">
            <text:p>28/04/2032</text:p>
          </table:table-cell>
          <table:table-cell office:value-type="date" office:date-value="2032-04-29T00:00:00" table:style-name="ce2">
            <text:p>29/04/2032</text:p>
          </table:table-cell>
          <table:table-cell office:value-type="date" office:date-value="2032-04-30T00:00:00" table:style-name="ce2">
            <text:p>30/04/2032</text:p>
          </table:table-cell>
          <table:table-cell office:value-type="date" office:date-value="2032-05-01T00:00:00" table:style-name="ce2">
            <text:p>01/05/2032</text:p>
          </table:table-cell>
          <table:table-cell office:value-type="date" office:date-value="2032-05-02T00:00:00" table:style-name="ce2">
            <text:p>02/05/2032</text:p>
          </table:table-cell>
          <table:table-cell office:value-type="date" office:date-value="2032-05-03T00:00:00" table:style-name="ce2">
            <text:p>03/05/2032</text:p>
          </table:table-cell>
          <table:table-cell office:value-type="date" office:date-value="2032-05-04T00:00:00" table:style-name="ce2">
            <text:p>04/05/2032</text:p>
          </table:table-cell>
          <table:table-cell office:value-type="date" office:date-value="2032-05-05T00:00:00" table:style-name="ce2">
            <text:p>05/05/2032</text:p>
          </table:table-cell>
          <table:table-cell office:value-type="date" office:date-value="2032-05-06T00:00:00" table:style-name="ce2">
            <text:p>06/05/2032</text:p>
          </table:table-cell>
          <table:table-cell office:value-type="date" office:date-value="2032-05-07T00:00:00" table:style-name="ce2">
            <text:p>07/05/2032</text:p>
          </table:table-cell>
          <table:table-cell office:value-type="date" office:date-value="2032-05-08T00:00:00" table:style-name="ce2">
            <text:p>08/05/2032</text:p>
          </table:table-cell>
          <table:table-cell office:value-type="date" office:date-value="2032-05-09T00:00:00" table:style-name="ce2">
            <text:p>09/05/2032</text:p>
          </table:table-cell>
          <table:table-cell office:value-type="date" office:date-value="2032-05-10T00:00:00" table:style-name="ce2">
            <text:p>10/05/2032</text:p>
          </table:table-cell>
          <table:table-cell office:value-type="date" office:date-value="2032-05-11T00:00:00" table:style-name="ce2">
            <text:p>11/05/2032</text:p>
          </table:table-cell>
          <table:table-cell office:value-type="date" office:date-value="2032-05-12T00:00:00" table:style-name="ce2">
            <text:p>12/05/2032</text:p>
          </table:table-cell>
          <table:table-cell office:value-type="date" office:date-value="2032-05-13T00:00:00" table:style-name="ce2">
            <text:p>13/05/2032</text:p>
          </table:table-cell>
          <table:table-cell office:value-type="date" office:date-value="2032-05-14T00:00:00" table:style-name="ce2">
            <text:p>14/05/2032</text:p>
          </table:table-cell>
          <table:table-cell office:value-type="date" office:date-value="2032-05-15T00:00:00" table:style-name="ce2">
            <text:p>15/05/2032</text:p>
          </table:table-cell>
          <table:table-cell office:value-type="date" office:date-value="2032-05-16T00:00:00" table:style-name="ce2">
            <text:p>16/05/2032</text:p>
          </table:table-cell>
          <table:table-cell office:value-type="date" office:date-value="2032-05-17T00:00:00" table:style-name="ce2">
            <text:p>17/05/2032</text:p>
          </table:table-cell>
          <table:table-cell office:value-type="date" office:date-value="2032-05-18T00:00:00" table:style-name="ce2">
            <text:p>18/05/2032</text:p>
          </table:table-cell>
          <table:table-cell office:value-type="date" office:date-value="2032-05-19T00:00:00" table:style-name="ce2">
            <text:p>19/05/2032</text:p>
          </table:table-cell>
          <table:table-cell office:value-type="date" office:date-value="2032-05-20T00:00:00" table:style-name="ce2">
            <text:p>20/05/2032</text:p>
          </table:table-cell>
          <table:table-cell office:value-type="date" office:date-value="2032-05-21T00:00:00" table:style-name="ce2">
            <text:p>21/05/2032</text:p>
          </table:table-cell>
          <table:table-cell office:value-type="date" office:date-value="2032-05-22T00:00:00" table:style-name="ce2">
            <text:p>22/05/2032</text:p>
          </table:table-cell>
          <table:table-cell office:value-type="date" office:date-value="2032-05-23T00:00:00" table:style-name="ce2">
            <text:p>23/05/2032</text:p>
          </table:table-cell>
          <table:table-cell office:value-type="date" office:date-value="2032-05-24T00:00:00" table:style-name="ce2">
            <text:p>24/05/2032</text:p>
          </table:table-cell>
          <table:table-cell office:value-type="date" office:date-value="2032-05-25T00:00:00" table:style-name="ce2">
            <text:p>25/05/2032</text:p>
          </table:table-cell>
          <table:table-cell office:value-type="date" office:date-value="2032-05-26T00:00:00" table:style-name="ce2">
            <text:p>26/05/2032</text:p>
          </table:table-cell>
          <table:table-cell office:value-type="date" office:date-value="2032-05-27T00:00:00" table:style-name="ce2">
            <text:p>27/05/2032</text:p>
          </table:table-cell>
          <table:table-cell office:value-type="date" office:date-value="2032-05-28T00:00:00" table:style-name="ce2">
            <text:p>28/05/2032</text:p>
          </table:table-cell>
          <table:table-cell office:value-type="date" office:date-value="2032-05-29T00:00:00" table:style-name="ce2">
            <text:p>29/05/2032</text:p>
          </table:table-cell>
          <table:table-cell office:value-type="date" office:date-value="2032-05-30T00:00:00" table:style-name="ce2">
            <text:p>30/05/2032</text:p>
          </table:table-cell>
          <table:table-cell office:value-type="date" office:date-value="2032-05-31T00:00:00" table:style-name="ce2">
            <text:p>31/05/2032</text:p>
          </table:table-cell>
          <table:table-cell office:value-type="date" office:date-value="2032-06-01T00:00:00" table:style-name="ce2">
            <text:p>01/06/2032</text:p>
          </table:table-cell>
          <table:table-cell office:value-type="date" office:date-value="2032-06-02T00:00:00" table:style-name="ce2">
            <text:p>02/06/2032</text:p>
          </table:table-cell>
          <table:table-cell office:value-type="date" office:date-value="2032-06-03T00:00:00" table:style-name="ce2">
            <text:p>03/06/2032</text:p>
          </table:table-cell>
          <table:table-cell office:value-type="date" office:date-value="2032-06-04T00:00:00" table:style-name="ce2">
            <text:p>04/06/2032</text:p>
          </table:table-cell>
          <table:table-cell office:value-type="date" office:date-value="2032-06-05T00:00:00" table:style-name="ce2">
            <text:p>05/06/2032</text:p>
          </table:table-cell>
          <table:table-cell office:value-type="date" office:date-value="2032-06-06T00:00:00" table:style-name="ce2">
            <text:p>06/06/2032</text:p>
          </table:table-cell>
          <table:table-cell office:value-type="date" office:date-value="2032-06-07T00:00:00" table:style-name="ce2">
            <text:p>07/06/2032</text:p>
          </table:table-cell>
          <table:table-cell office:value-type="date" office:date-value="2032-06-08T00:00:00" table:style-name="ce2">
            <text:p>08/06/2032</text:p>
          </table:table-cell>
          <table:table-cell office:value-type="date" office:date-value="2032-06-09T00:00:00" table:style-name="ce2">
            <text:p>09/06/2032</text:p>
          </table:table-cell>
          <table:table-cell office:value-type="date" office:date-value="2032-06-10T00:00:00" table:style-name="ce2">
            <text:p>10/06/2032</text:p>
          </table:table-cell>
          <table:table-cell office:value-type="date" office:date-value="2032-06-11T00:00:00" table:style-name="ce2">
            <text:p>11/06/2032</text:p>
          </table:table-cell>
          <table:table-cell office:value-type="date" office:date-value="2032-06-12T00:00:00" table:style-name="ce2">
            <text:p>12/06/2032</text:p>
          </table:table-cell>
          <table:table-cell office:value-type="date" office:date-value="2032-06-13T00:00:00" table:style-name="ce2">
            <text:p>13/06/2032</text:p>
          </table:table-cell>
          <table:table-cell office:value-type="date" office:date-value="2032-06-14T00:00:00" table:style-name="ce2">
            <text:p>14/06/2032</text:p>
          </table:table-cell>
          <table:table-cell office:value-type="date" office:date-value="2032-06-15T00:00:00" table:style-name="ce2">
            <text:p>15/06/2032</text:p>
          </table:table-cell>
          <table:table-cell office:value-type="date" office:date-value="2032-06-16T00:00:00" table:style-name="ce2">
            <text:p>16/06/2032</text:p>
          </table:table-cell>
          <table:table-cell office:value-type="date" office:date-value="2032-06-17T00:00:00" table:style-name="ce2">
            <text:p>17/06/2032</text:p>
          </table:table-cell>
          <table:table-cell office:value-type="date" office:date-value="2032-06-18T00:00:00" table:style-name="ce2">
            <text:p>18/06/2032</text:p>
          </table:table-cell>
          <table:table-cell office:value-type="date" office:date-value="2032-06-19T00:00:00" table:style-name="ce2">
            <text:p>19/06/2032</text:p>
          </table:table-cell>
          <table:table-cell office:value-type="date" office:date-value="2032-06-20T00:00:00" table:style-name="ce2">
            <text:p>20/06/2032</text:p>
          </table:table-cell>
          <table:table-cell office:value-type="date" office:date-value="2032-06-21T00:00:00" table:style-name="ce2">
            <text:p>21/06/2032</text:p>
          </table:table-cell>
          <table:table-cell office:value-type="date" office:date-value="2032-06-22T00:00:00" table:style-name="ce2">
            <text:p>22/06/2032</text:p>
          </table:table-cell>
          <table:table-cell office:value-type="date" office:date-value="2032-06-23T00:00:00" table:style-name="ce2">
            <text:p>23/06/2032</text:p>
          </table:table-cell>
          <table:table-cell office:value-type="date" office:date-value="2032-06-24T00:00:00" table:style-name="ce2">
            <text:p>24/06/2032</text:p>
          </table:table-cell>
          <table:table-cell office:value-type="date" office:date-value="2032-06-25T00:00:00" table:style-name="ce2">
            <text:p>25/06/2032</text:p>
          </table:table-cell>
          <table:table-cell office:value-type="date" office:date-value="2032-06-26T00:00:00" table:style-name="ce2">
            <text:p>26/06/2032</text:p>
          </table:table-cell>
          <table:table-cell office:value-type="date" office:date-value="2032-06-27T00:00:00" table:style-name="ce2">
            <text:p>27/06/2032</text:p>
          </table:table-cell>
          <table:table-cell office:value-type="date" office:date-value="2032-06-28T00:00:00" table:style-name="ce2">
            <text:p>28/06/2032</text:p>
          </table:table-cell>
          <table:table-cell office:value-type="date" office:date-value="2032-06-29T00:00:00" table:style-name="ce2">
            <text:p>29/06/2032</text:p>
          </table:table-cell>
          <table:table-cell office:value-type="date" office:date-value="2032-06-30T00:00:00" table:style-name="ce2">
            <text:p>30/06/2032</text:p>
          </table:table-cell>
          <table:table-cell office:value-type="date" office:date-value="2032-07-01T00:00:00" table:style-name="ce2">
            <text:p>01/07/2032</text:p>
          </table:table-cell>
          <table:table-cell office:value-type="date" office:date-value="2032-07-02T00:00:00" table:style-name="ce2">
            <text:p>02/07/2032</text:p>
          </table:table-cell>
          <table:table-cell office:value-type="date" office:date-value="2032-07-03T00:00:00" table:style-name="ce2">
            <text:p>03/07/2032</text:p>
          </table:table-cell>
          <table:table-cell office:value-type="date" office:date-value="2032-07-04T00:00:00" table:style-name="ce2">
            <text:p>04/07/2032</text:p>
          </table:table-cell>
          <table:table-cell table:number-columns-repeated="16284"/>
        </table:table-row>
        <table:table-row table:style-name="ro1">
          <table:table-cell office:value-type="date" office:date-value="2032-07-05T00:00:00" table:style-name="ce2">
            <text:p>05/07/2032</text:p>
          </table:table-cell>
          <table:table-cell office:value-type="date" office:date-value="2032-07-06T00:00:00" table:style-name="ce2">
            <text:p>06/07/2032</text:p>
          </table:table-cell>
          <table:table-cell office:value-type="date" office:date-value="2032-07-07T00:00:00" table:style-name="ce2">
            <text:p>07/07/2032</text:p>
          </table:table-cell>
          <table:table-cell office:value-type="date" office:date-value="2032-07-08T00:00:00" table:style-name="ce2">
            <text:p>08/07/2032</text:p>
          </table:table-cell>
          <table:table-cell office:value-type="date" office:date-value="2032-07-09T00:00:00" table:style-name="ce2">
            <text:p>09/07/2032</text:p>
          </table:table-cell>
          <table:table-cell office:value-type="date" office:date-value="2032-07-10T00:00:00" table:style-name="ce2">
            <text:p>10/07/2032</text:p>
          </table:table-cell>
          <table:table-cell office:value-type="date" office:date-value="2032-07-11T00:00:00" table:style-name="ce2">
            <text:p>11/07/2032</text:p>
          </table:table-cell>
          <table:table-cell office:value-type="date" office:date-value="2032-07-12T00:00:00" table:style-name="ce2">
            <text:p>12/07/2032</text:p>
          </table:table-cell>
          <table:table-cell office:value-type="date" office:date-value="2032-07-13T00:00:00" table:style-name="ce2">
            <text:p>13/07/2032</text:p>
          </table:table-cell>
          <table:table-cell office:value-type="date" office:date-value="2032-07-14T00:00:00" table:style-name="ce2">
            <text:p>14/07/2032</text:p>
          </table:table-cell>
          <table:table-cell office:value-type="date" office:date-value="2032-07-15T00:00:00" table:style-name="ce2">
            <text:p>15/07/2032</text:p>
          </table:table-cell>
          <table:table-cell office:value-type="date" office:date-value="2032-07-16T00:00:00" table:style-name="ce2">
            <text:p>16/07/2032</text:p>
          </table:table-cell>
          <table:table-cell office:value-type="date" office:date-value="2032-07-17T00:00:00" table:style-name="ce2">
            <text:p>17/07/2032</text:p>
          </table:table-cell>
          <table:table-cell office:value-type="date" office:date-value="2032-07-18T00:00:00" table:style-name="ce2">
            <text:p>18/07/2032</text:p>
          </table:table-cell>
          <table:table-cell office:value-type="date" office:date-value="2032-07-19T00:00:00" table:style-name="ce2">
            <text:p>19/07/2032</text:p>
          </table:table-cell>
          <table:table-cell office:value-type="date" office:date-value="2032-07-20T00:00:00" table:style-name="ce2">
            <text:p>20/07/2032</text:p>
          </table:table-cell>
          <table:table-cell office:value-type="date" office:date-value="2032-07-21T00:00:00" table:style-name="ce2">
            <text:p>21/07/2032</text:p>
          </table:table-cell>
          <table:table-cell office:value-type="date" office:date-value="2032-07-22T00:00:00" table:style-name="ce2">
            <text:p>22/07/2032</text:p>
          </table:table-cell>
          <table:table-cell office:value-type="date" office:date-value="2032-07-23T00:00:00" table:style-name="ce2">
            <text:p>23/07/2032</text:p>
          </table:table-cell>
          <table:table-cell office:value-type="date" office:date-value="2032-07-24T00:00:00" table:style-name="ce2">
            <text:p>24/07/2032</text:p>
          </table:table-cell>
          <table:table-cell office:value-type="date" office:date-value="2032-07-25T00:00:00" table:style-name="ce2">
            <text:p>25/07/2032</text:p>
          </table:table-cell>
          <table:table-cell office:value-type="date" office:date-value="2032-07-26T00:00:00" table:style-name="ce2">
            <text:p>26/07/2032</text:p>
          </table:table-cell>
          <table:table-cell office:value-type="date" office:date-value="2032-07-27T00:00:00" table:style-name="ce2">
            <text:p>27/07/2032</text:p>
          </table:table-cell>
          <table:table-cell office:value-type="date" office:date-value="2032-07-28T00:00:00" table:style-name="ce2">
            <text:p>28/07/2032</text:p>
          </table:table-cell>
          <table:table-cell office:value-type="date" office:date-value="2032-07-29T00:00:00" table:style-name="ce2">
            <text:p>29/07/2032</text:p>
          </table:table-cell>
          <table:table-cell office:value-type="date" office:date-value="2032-07-30T00:00:00" table:style-name="ce2">
            <text:p>30/07/2032</text:p>
          </table:table-cell>
          <table:table-cell office:value-type="date" office:date-value="2032-07-31T00:00:00" table:style-name="ce2">
            <text:p>31/07/2032</text:p>
          </table:table-cell>
          <table:table-cell office:value-type="date" office:date-value="2032-08-01T00:00:00" table:style-name="ce2">
            <text:p>01/08/2032</text:p>
          </table:table-cell>
          <table:table-cell office:value-type="date" office:date-value="2032-08-02T00:00:00" table:style-name="ce2">
            <text:p>02/08/2032</text:p>
          </table:table-cell>
          <table:table-cell office:value-type="date" office:date-value="2032-08-03T00:00:00" table:style-name="ce2">
            <text:p>03/08/2032</text:p>
          </table:table-cell>
          <table:table-cell office:value-type="date" office:date-value="2032-08-04T00:00:00" table:style-name="ce2">
            <text:p>04/08/2032</text:p>
          </table:table-cell>
          <table:table-cell office:value-type="date" office:date-value="2032-08-05T00:00:00" table:style-name="ce2">
            <text:p>05/08/2032</text:p>
          </table:table-cell>
          <table:table-cell office:value-type="date" office:date-value="2032-08-06T00:00:00" table:style-name="ce2">
            <text:p>06/08/2032</text:p>
          </table:table-cell>
          <table:table-cell office:value-type="date" office:date-value="2032-08-07T00:00:00" table:style-name="ce2">
            <text:p>07/08/2032</text:p>
          </table:table-cell>
          <table:table-cell office:value-type="date" office:date-value="2032-08-08T00:00:00" table:style-name="ce2">
            <text:p>08/08/2032</text:p>
          </table:table-cell>
          <table:table-cell office:value-type="date" office:date-value="2032-08-09T00:00:00" table:style-name="ce2">
            <text:p>09/08/2032</text:p>
          </table:table-cell>
          <table:table-cell office:value-type="date" office:date-value="2032-08-10T00:00:00" table:style-name="ce2">
            <text:p>10/08/2032</text:p>
          </table:table-cell>
          <table:table-cell office:value-type="date" office:date-value="2032-08-11T00:00:00" table:style-name="ce2">
            <text:p>11/08/2032</text:p>
          </table:table-cell>
          <table:table-cell office:value-type="date" office:date-value="2032-08-12T00:00:00" table:style-name="ce2">
            <text:p>12/08/2032</text:p>
          </table:table-cell>
          <table:table-cell office:value-type="date" office:date-value="2032-08-13T00:00:00" table:style-name="ce2">
            <text:p>13/08/2032</text:p>
          </table:table-cell>
          <table:table-cell office:value-type="date" office:date-value="2032-08-14T00:00:00" table:style-name="ce2">
            <text:p>14/08/2032</text:p>
          </table:table-cell>
          <table:table-cell office:value-type="date" office:date-value="2032-08-15T00:00:00" table:style-name="ce2">
            <text:p>15/08/2032</text:p>
          </table:table-cell>
          <table:table-cell office:value-type="date" office:date-value="2032-08-16T00:00:00" table:style-name="ce2">
            <text:p>16/08/2032</text:p>
          </table:table-cell>
          <table:table-cell office:value-type="date" office:date-value="2032-08-17T00:00:00" table:style-name="ce2">
            <text:p>17/08/2032</text:p>
          </table:table-cell>
          <table:table-cell office:value-type="date" office:date-value="2032-08-18T00:00:00" table:style-name="ce2">
            <text:p>18/08/2032</text:p>
          </table:table-cell>
          <table:table-cell office:value-type="date" office:date-value="2032-08-19T00:00:00" table:style-name="ce2">
            <text:p>19/08/2032</text:p>
          </table:table-cell>
          <table:table-cell office:value-type="date" office:date-value="2032-08-20T00:00:00" table:style-name="ce2">
            <text:p>20/08/2032</text:p>
          </table:table-cell>
          <table:table-cell office:value-type="date" office:date-value="2032-08-21T00:00:00" table:style-name="ce2">
            <text:p>21/08/2032</text:p>
          </table:table-cell>
          <table:table-cell office:value-type="date" office:date-value="2032-08-22T00:00:00" table:style-name="ce2">
            <text:p>22/08/2032</text:p>
          </table:table-cell>
          <table:table-cell office:value-type="date" office:date-value="2032-08-23T00:00:00" table:style-name="ce2">
            <text:p>23/08/2032</text:p>
          </table:table-cell>
          <table:table-cell office:value-type="date" office:date-value="2032-08-24T00:00:00" table:style-name="ce2">
            <text:p>24/08/2032</text:p>
          </table:table-cell>
          <table:table-cell office:value-type="date" office:date-value="2032-08-25T00:00:00" table:style-name="ce2">
            <text:p>25/08/2032</text:p>
          </table:table-cell>
          <table:table-cell office:value-type="date" office:date-value="2032-08-26T00:00:00" table:style-name="ce2">
            <text:p>26/08/2032</text:p>
          </table:table-cell>
          <table:table-cell office:value-type="date" office:date-value="2032-08-27T00:00:00" table:style-name="ce2">
            <text:p>27/08/2032</text:p>
          </table:table-cell>
          <table:table-cell office:value-type="date" office:date-value="2032-08-28T00:00:00" table:style-name="ce2">
            <text:p>28/08/2032</text:p>
          </table:table-cell>
          <table:table-cell office:value-type="date" office:date-value="2032-08-29T00:00:00" table:style-name="ce2">
            <text:p>29/08/2032</text:p>
          </table:table-cell>
          <table:table-cell office:value-type="date" office:date-value="2032-08-30T00:00:00" table:style-name="ce2">
            <text:p>30/08/2032</text:p>
          </table:table-cell>
          <table:table-cell office:value-type="date" office:date-value="2032-08-31T00:00:00" table:style-name="ce2">
            <text:p>31/08/2032</text:p>
          </table:table-cell>
          <table:table-cell office:value-type="date" office:date-value="2032-09-01T00:00:00" table:style-name="ce2">
            <text:p>01/09/2032</text:p>
          </table:table-cell>
          <table:table-cell office:value-type="date" office:date-value="2032-09-02T00:00:00" table:style-name="ce2">
            <text:p>02/09/2032</text:p>
          </table:table-cell>
          <table:table-cell office:value-type="date" office:date-value="2032-09-03T00:00:00" table:style-name="ce2">
            <text:p>03/09/2032</text:p>
          </table:table-cell>
          <table:table-cell office:value-type="date" office:date-value="2032-09-04T00:00:00" table:style-name="ce2">
            <text:p>04/09/2032</text:p>
          </table:table-cell>
          <table:table-cell office:value-type="date" office:date-value="2032-09-05T00:00:00" table:style-name="ce2">
            <text:p>05/09/2032</text:p>
          </table:table-cell>
          <table:table-cell office:value-type="date" office:date-value="2032-09-06T00:00:00" table:style-name="ce2">
            <text:p>06/09/2032</text:p>
          </table:table-cell>
          <table:table-cell office:value-type="date" office:date-value="2032-09-07T00:00:00" table:style-name="ce2">
            <text:p>07/09/2032</text:p>
          </table:table-cell>
          <table:table-cell office:value-type="date" office:date-value="2032-09-08T00:00:00" table:style-name="ce2">
            <text:p>08/09/2032</text:p>
          </table:table-cell>
          <table:table-cell office:value-type="date" office:date-value="2032-09-09T00:00:00" table:style-name="ce2">
            <text:p>09/09/2032</text:p>
          </table:table-cell>
          <table:table-cell office:value-type="date" office:date-value="2032-09-10T00:00:00" table:style-name="ce2">
            <text:p>10/09/2032</text:p>
          </table:table-cell>
          <table:table-cell office:value-type="date" office:date-value="2032-09-11T00:00:00" table:style-name="ce2">
            <text:p>11/09/2032</text:p>
          </table:table-cell>
          <table:table-cell office:value-type="date" office:date-value="2032-09-12T00:00:00" table:style-name="ce2">
            <text:p>12/09/2032</text:p>
          </table:table-cell>
          <table:table-cell office:value-type="date" office:date-value="2032-09-13T00:00:00" table:style-name="ce2">
            <text:p>13/09/2032</text:p>
          </table:table-cell>
          <table:table-cell office:value-type="date" office:date-value="2032-09-14T00:00:00" table:style-name="ce2">
            <text:p>14/09/2032</text:p>
          </table:table-cell>
          <table:table-cell office:value-type="date" office:date-value="2032-09-15T00:00:00" table:style-name="ce2">
            <text:p>15/09/2032</text:p>
          </table:table-cell>
          <table:table-cell office:value-type="date" office:date-value="2032-09-16T00:00:00" table:style-name="ce2">
            <text:p>16/09/2032</text:p>
          </table:table-cell>
          <table:table-cell office:value-type="date" office:date-value="2032-09-17T00:00:00" table:style-name="ce2">
            <text:p>17/09/2032</text:p>
          </table:table-cell>
          <table:table-cell office:value-type="date" office:date-value="2032-09-18T00:00:00" table:style-name="ce2">
            <text:p>18/09/2032</text:p>
          </table:table-cell>
          <table:table-cell office:value-type="date" office:date-value="2032-09-19T00:00:00" table:style-name="ce2">
            <text:p>19/09/2032</text:p>
          </table:table-cell>
          <table:table-cell office:value-type="date" office:date-value="2032-09-20T00:00:00" table:style-name="ce2">
            <text:p>20/09/2032</text:p>
          </table:table-cell>
          <table:table-cell office:value-type="date" office:date-value="2032-09-21T00:00:00" table:style-name="ce2">
            <text:p>21/09/2032</text:p>
          </table:table-cell>
          <table:table-cell office:value-type="date" office:date-value="2032-09-22T00:00:00" table:style-name="ce2">
            <text:p>22/09/2032</text:p>
          </table:table-cell>
          <table:table-cell office:value-type="date" office:date-value="2032-09-23T00:00:00" table:style-name="ce2">
            <text:p>23/09/2032</text:p>
          </table:table-cell>
          <table:table-cell office:value-type="date" office:date-value="2032-09-24T00:00:00" table:style-name="ce2">
            <text:p>24/09/2032</text:p>
          </table:table-cell>
          <table:table-cell office:value-type="date" office:date-value="2032-09-25T00:00:00" table:style-name="ce2">
            <text:p>25/09/2032</text:p>
          </table:table-cell>
          <table:table-cell office:value-type="date" office:date-value="2032-09-26T00:00:00" table:style-name="ce2">
            <text:p>26/09/2032</text:p>
          </table:table-cell>
          <table:table-cell office:value-type="date" office:date-value="2032-09-27T00:00:00" table:style-name="ce2">
            <text:p>27/09/2032</text:p>
          </table:table-cell>
          <table:table-cell office:value-type="date" office:date-value="2032-09-28T00:00:00" table:style-name="ce2">
            <text:p>28/09/2032</text:p>
          </table:table-cell>
          <table:table-cell office:value-type="date" office:date-value="2032-09-29T00:00:00" table:style-name="ce2">
            <text:p>29/09/2032</text:p>
          </table:table-cell>
          <table:table-cell office:value-type="date" office:date-value="2032-09-30T00:00:00" table:style-name="ce2">
            <text:p>30/09/2032</text:p>
          </table:table-cell>
          <table:table-cell office:value-type="date" office:date-value="2032-10-01T00:00:00" table:style-name="ce2">
            <text:p>01/10/2032</text:p>
          </table:table-cell>
          <table:table-cell office:value-type="date" office:date-value="2032-10-02T00:00:00" table:style-name="ce2">
            <text:p>02/10/2032</text:p>
          </table:table-cell>
          <table:table-cell office:value-type="date" office:date-value="2032-10-03T00:00:00" table:style-name="ce2">
            <text:p>03/10/2032</text:p>
          </table:table-cell>
          <table:table-cell office:value-type="date" office:date-value="2032-10-04T00:00:00" table:style-name="ce2">
            <text:p>04/10/2032</text:p>
          </table:table-cell>
          <table:table-cell office:value-type="date" office:date-value="2032-10-05T00:00:00" table:style-name="ce2">
            <text:p>05/10/2032</text:p>
          </table:table-cell>
          <table:table-cell office:value-type="date" office:date-value="2032-10-06T00:00:00" table:style-name="ce2">
            <text:p>06/10/2032</text:p>
          </table:table-cell>
          <table:table-cell office:value-type="date" office:date-value="2032-10-07T00:00:00" table:style-name="ce2">
            <text:p>07/10/2032</text:p>
          </table:table-cell>
          <table:table-cell office:value-type="date" office:date-value="2032-10-08T00:00:00" table:style-name="ce2">
            <text:p>08/10/2032</text:p>
          </table:table-cell>
          <table:table-cell office:value-type="date" office:date-value="2032-10-09T00:00:00" table:style-name="ce2">
            <text:p>09/10/2032</text:p>
          </table:table-cell>
          <table:table-cell office:value-type="date" office:date-value="2032-10-10T00:00:00" table:style-name="ce2">
            <text:p>10/10/2032</text:p>
          </table:table-cell>
          <table:table-cell office:value-type="date" office:date-value="2032-10-11T00:00:00" table:style-name="ce2">
            <text:p>11/10/2032</text:p>
          </table:table-cell>
          <table:table-cell office:value-type="date" office:date-value="2032-10-12T00:00:00" table:style-name="ce2">
            <text:p>12/10/2032</text:p>
          </table:table-cell>
          <table:table-cell table:number-columns-repeated="16284"/>
        </table:table-row>
        <table:table-row table:style-name="ro1">
          <table:table-cell office:value-type="date" office:date-value="2032-10-13T00:00:00" table:style-name="ce2">
            <text:p>13/10/2032</text:p>
          </table:table-cell>
          <table:table-cell office:value-type="date" office:date-value="2032-10-14T00:00:00" table:style-name="ce2">
            <text:p>14/10/2032</text:p>
          </table:table-cell>
          <table:table-cell office:value-type="date" office:date-value="2032-10-15T00:00:00" table:style-name="ce2">
            <text:p>15/10/2032</text:p>
          </table:table-cell>
          <table:table-cell office:value-type="date" office:date-value="2032-10-16T00:00:00" table:style-name="ce2">
            <text:p>16/10/2032</text:p>
          </table:table-cell>
          <table:table-cell office:value-type="date" office:date-value="2032-10-17T00:00:00" table:style-name="ce2">
            <text:p>17/10/2032</text:p>
          </table:table-cell>
          <table:table-cell office:value-type="date" office:date-value="2032-10-18T00:00:00" table:style-name="ce2">
            <text:p>18/10/2032</text:p>
          </table:table-cell>
          <table:table-cell office:value-type="date" office:date-value="2032-10-19T00:00:00" table:style-name="ce2">
            <text:p>19/10/2032</text:p>
          </table:table-cell>
          <table:table-cell office:value-type="date" office:date-value="2032-10-20T00:00:00" table:style-name="ce2">
            <text:p>20/10/2032</text:p>
          </table:table-cell>
          <table:table-cell office:value-type="date" office:date-value="2032-10-21T00:00:00" table:style-name="ce2">
            <text:p>21/10/2032</text:p>
          </table:table-cell>
          <table:table-cell office:value-type="date" office:date-value="2032-10-22T00:00:00" table:style-name="ce2">
            <text:p>22/10/2032</text:p>
          </table:table-cell>
          <table:table-cell office:value-type="date" office:date-value="2032-10-23T00:00:00" table:style-name="ce2">
            <text:p>23/10/2032</text:p>
          </table:table-cell>
          <table:table-cell office:value-type="date" office:date-value="2032-10-24T00:00:00" table:style-name="ce2">
            <text:p>24/10/2032</text:p>
          </table:table-cell>
          <table:table-cell office:value-type="date" office:date-value="2032-10-25T00:00:00" table:style-name="ce2">
            <text:p>25/10/2032</text:p>
          </table:table-cell>
          <table:table-cell office:value-type="date" office:date-value="2032-10-26T00:00:00" table:style-name="ce2">
            <text:p>26/10/2032</text:p>
          </table:table-cell>
          <table:table-cell office:value-type="date" office:date-value="2032-10-27T00:00:00" table:style-name="ce2">
            <text:p>27/10/2032</text:p>
          </table:table-cell>
          <table:table-cell office:value-type="date" office:date-value="2032-10-28T00:00:00" table:style-name="ce2">
            <text:p>28/10/2032</text:p>
          </table:table-cell>
          <table:table-cell office:value-type="date" office:date-value="2032-10-29T00:00:00" table:style-name="ce2">
            <text:p>29/10/2032</text:p>
          </table:table-cell>
          <table:table-cell office:value-type="date" office:date-value="2032-10-30T00:00:00" table:style-name="ce2">
            <text:p>30/10/2032</text:p>
          </table:table-cell>
          <table:table-cell office:value-type="date" office:date-value="2032-10-31T00:00:00" table:style-name="ce2">
            <text:p>31/10/2032</text:p>
          </table:table-cell>
          <table:table-cell office:value-type="date" office:date-value="2032-11-01T00:00:00" table:style-name="ce2">
            <text:p>01/11/2032</text:p>
          </table:table-cell>
          <table:table-cell office:value-type="date" office:date-value="2032-11-02T00:00:00" table:style-name="ce2">
            <text:p>02/11/2032</text:p>
          </table:table-cell>
          <table:table-cell office:value-type="date" office:date-value="2032-11-03T00:00:00" table:style-name="ce2">
            <text:p>03/11/2032</text:p>
          </table:table-cell>
          <table:table-cell office:value-type="date" office:date-value="2032-11-04T00:00:00" table:style-name="ce2">
            <text:p>04/11/2032</text:p>
          </table:table-cell>
          <table:table-cell office:value-type="date" office:date-value="2032-11-05T00:00:00" table:style-name="ce2">
            <text:p>05/11/2032</text:p>
          </table:table-cell>
          <table:table-cell office:value-type="date" office:date-value="2032-11-06T00:00:00" table:style-name="ce2">
            <text:p>06/11/2032</text:p>
          </table:table-cell>
          <table:table-cell office:value-type="date" office:date-value="2032-11-07T00:00:00" table:style-name="ce2">
            <text:p>07/11/2032</text:p>
          </table:table-cell>
          <table:table-cell office:value-type="date" office:date-value="2032-11-08T00:00:00" table:style-name="ce2">
            <text:p>08/11/2032</text:p>
          </table:table-cell>
          <table:table-cell office:value-type="date" office:date-value="2032-11-09T00:00:00" table:style-name="ce2">
            <text:p>09/11/2032</text:p>
          </table:table-cell>
          <table:table-cell office:value-type="date" office:date-value="2032-11-10T00:00:00" table:style-name="ce2">
            <text:p>10/11/2032</text:p>
          </table:table-cell>
          <table:table-cell office:value-type="date" office:date-value="2032-11-11T00:00:00" table:style-name="ce2">
            <text:p>11/11/2032</text:p>
          </table:table-cell>
          <table:table-cell office:value-type="date" office:date-value="2032-11-12T00:00:00" table:style-name="ce2">
            <text:p>12/11/2032</text:p>
          </table:table-cell>
          <table:table-cell office:value-type="date" office:date-value="2032-11-13T00:00:00" table:style-name="ce2">
            <text:p>13/11/2032</text:p>
          </table:table-cell>
          <table:table-cell office:value-type="date" office:date-value="2032-11-14T00:00:00" table:style-name="ce2">
            <text:p>14/11/2032</text:p>
          </table:table-cell>
          <table:table-cell office:value-type="date" office:date-value="2032-11-15T00:00:00" table:style-name="ce2">
            <text:p>15/11/2032</text:p>
          </table:table-cell>
          <table:table-cell office:value-type="date" office:date-value="2032-11-16T00:00:00" table:style-name="ce2">
            <text:p>16/11/2032</text:p>
          </table:table-cell>
          <table:table-cell office:value-type="date" office:date-value="2032-11-17T00:00:00" table:style-name="ce2">
            <text:p>17/11/2032</text:p>
          </table:table-cell>
          <table:table-cell office:value-type="date" office:date-value="2032-11-18T00:00:00" table:style-name="ce2">
            <text:p>18/11/2032</text:p>
          </table:table-cell>
          <table:table-cell office:value-type="date" office:date-value="2032-11-19T00:00:00" table:style-name="ce2">
            <text:p>19/11/2032</text:p>
          </table:table-cell>
          <table:table-cell office:value-type="date" office:date-value="2032-11-20T00:00:00" table:style-name="ce2">
            <text:p>20/11/2032</text:p>
          </table:table-cell>
          <table:table-cell office:value-type="date" office:date-value="2032-11-21T00:00:00" table:style-name="ce2">
            <text:p>21/11/2032</text:p>
          </table:table-cell>
          <table:table-cell office:value-type="date" office:date-value="2032-11-22T00:00:00" table:style-name="ce2">
            <text:p>22/11/2032</text:p>
          </table:table-cell>
          <table:table-cell office:value-type="date" office:date-value="2032-11-23T00:00:00" table:style-name="ce2">
            <text:p>23/11/2032</text:p>
          </table:table-cell>
          <table:table-cell office:value-type="date" office:date-value="2032-11-24T00:00:00" table:style-name="ce2">
            <text:p>24/11/2032</text:p>
          </table:table-cell>
          <table:table-cell office:value-type="date" office:date-value="2032-11-25T00:00:00" table:style-name="ce2">
            <text:p>25/11/2032</text:p>
          </table:table-cell>
          <table:table-cell office:value-type="date" office:date-value="2032-11-26T00:00:00" table:style-name="ce2">
            <text:p>26/11/2032</text:p>
          </table:table-cell>
          <table:table-cell office:value-type="date" office:date-value="2032-11-27T00:00:00" table:style-name="ce2">
            <text:p>27/11/2032</text:p>
          </table:table-cell>
          <table:table-cell office:value-type="date" office:date-value="2032-11-28T00:00:00" table:style-name="ce2">
            <text:p>28/11/2032</text:p>
          </table:table-cell>
          <table:table-cell office:value-type="date" office:date-value="2032-11-29T00:00:00" table:style-name="ce2">
            <text:p>29/11/2032</text:p>
          </table:table-cell>
          <table:table-cell office:value-type="date" office:date-value="2032-11-30T00:00:00" table:style-name="ce2">
            <text:p>30/11/2032</text:p>
          </table:table-cell>
          <table:table-cell office:value-type="date" office:date-value="2032-12-01T00:00:00" table:style-name="ce2">
            <text:p>01/12/2032</text:p>
          </table:table-cell>
          <table:table-cell office:value-type="date" office:date-value="2032-12-02T00:00:00" table:style-name="ce2">
            <text:p>02/12/2032</text:p>
          </table:table-cell>
          <table:table-cell office:value-type="date" office:date-value="2032-12-03T00:00:00" table:style-name="ce2">
            <text:p>03/12/2032</text:p>
          </table:table-cell>
          <table:table-cell office:value-type="date" office:date-value="2032-12-04T00:00:00" table:style-name="ce2">
            <text:p>04/12/2032</text:p>
          </table:table-cell>
          <table:table-cell office:value-type="date" office:date-value="2032-12-05T00:00:00" table:style-name="ce2">
            <text:p>05/12/2032</text:p>
          </table:table-cell>
          <table:table-cell office:value-type="date" office:date-value="2032-12-06T00:00:00" table:style-name="ce2">
            <text:p>06/12/2032</text:p>
          </table:table-cell>
          <table:table-cell office:value-type="date" office:date-value="2032-12-07T00:00:00" table:style-name="ce2">
            <text:p>07/12/2032</text:p>
          </table:table-cell>
          <table:table-cell office:value-type="date" office:date-value="2032-12-08T00:00:00" table:style-name="ce2">
            <text:p>08/12/2032</text:p>
          </table:table-cell>
          <table:table-cell office:value-type="date" office:date-value="2032-12-09T00:00:00" table:style-name="ce2">
            <text:p>09/12/2032</text:p>
          </table:table-cell>
          <table:table-cell office:value-type="date" office:date-value="2032-12-10T00:00:00" table:style-name="ce2">
            <text:p>10/12/2032</text:p>
          </table:table-cell>
          <table:table-cell office:value-type="date" office:date-value="2032-12-11T00:00:00" table:style-name="ce2">
            <text:p>11/12/2032</text:p>
          </table:table-cell>
          <table:table-cell office:value-type="date" office:date-value="2032-12-12T00:00:00" table:style-name="ce2">
            <text:p>12/12/2032</text:p>
          </table:table-cell>
          <table:table-cell office:value-type="date" office:date-value="2032-12-13T00:00:00" table:style-name="ce2">
            <text:p>13/12/2032</text:p>
          </table:table-cell>
          <table:table-cell office:value-type="date" office:date-value="2032-12-14T00:00:00" table:style-name="ce2">
            <text:p>14/12/2032</text:p>
          </table:table-cell>
          <table:table-cell office:value-type="date" office:date-value="2032-12-15T00:00:00" table:style-name="ce2">
            <text:p>15/12/2032</text:p>
          </table:table-cell>
          <table:table-cell office:value-type="date" office:date-value="2032-12-16T00:00:00" table:style-name="ce2">
            <text:p>16/12/2032</text:p>
          </table:table-cell>
          <table:table-cell office:value-type="date" office:date-value="2032-12-17T00:00:00" table:style-name="ce2">
            <text:p>17/12/2032</text:p>
          </table:table-cell>
          <table:table-cell office:value-type="date" office:date-value="2032-12-18T00:00:00" table:style-name="ce2">
            <text:p>18/12/2032</text:p>
          </table:table-cell>
          <table:table-cell office:value-type="date" office:date-value="2032-12-19T00:00:00" table:style-name="ce2">
            <text:p>19/12/2032</text:p>
          </table:table-cell>
          <table:table-cell office:value-type="date" office:date-value="2032-12-20T00:00:00" table:style-name="ce2">
            <text:p>20/12/2032</text:p>
          </table:table-cell>
          <table:table-cell office:value-type="date" office:date-value="2032-12-21T00:00:00" table:style-name="ce2">
            <text:p>21/12/2032</text:p>
          </table:table-cell>
          <table:table-cell office:value-type="date" office:date-value="2032-12-22T00:00:00" table:style-name="ce2">
            <text:p>22/12/2032</text:p>
          </table:table-cell>
          <table:table-cell office:value-type="date" office:date-value="2032-12-23T00:00:00" table:style-name="ce2">
            <text:p>23/12/2032</text:p>
          </table:table-cell>
          <table:table-cell office:value-type="date" office:date-value="2032-12-24T00:00:00" table:style-name="ce2">
            <text:p>24/12/2032</text:p>
          </table:table-cell>
          <table:table-cell office:value-type="date" office:date-value="2032-12-25T00:00:00" table:style-name="ce2">
            <text:p>25/12/2032</text:p>
          </table:table-cell>
          <table:table-cell office:value-type="date" office:date-value="2032-12-26T00:00:00" table:style-name="ce2">
            <text:p>26/12/2032</text:p>
          </table:table-cell>
          <table:table-cell office:value-type="date" office:date-value="2032-12-27T00:00:00" table:style-name="ce2">
            <text:p>27/12/2032</text:p>
          </table:table-cell>
          <table:table-cell office:value-type="date" office:date-value="2032-12-28T00:00:00" table:style-name="ce2">
            <text:p>28/12/2032</text:p>
          </table:table-cell>
          <table:table-cell office:value-type="date" office:date-value="2032-12-29T00:00:00" table:style-name="ce2">
            <text:p>29/12/2032</text:p>
          </table:table-cell>
          <table:table-cell office:value-type="date" office:date-value="2032-12-30T00:00:00" table:style-name="ce2">
            <text:p>30/12/2032</text:p>
          </table:table-cell>
          <table:table-cell office:value-type="date" office:date-value="2032-12-31T00:00:00" table:style-name="ce2">
            <text:p>31/12/2032</text:p>
          </table:table-cell>
          <table:table-cell office:value-type="date" office:date-value="2033-01-01T00:00:00" table:style-name="ce2">
            <text:p>01/01/2033</text:p>
          </table:table-cell>
          <table:table-cell office:value-type="date" office:date-value="2033-01-02T00:00:00" table:style-name="ce2">
            <text:p>02/01/2033</text:p>
          </table:table-cell>
          <table:table-cell office:value-type="date" office:date-value="2033-01-03T00:00:00" table:style-name="ce2">
            <text:p>03/01/2033</text:p>
          </table:table-cell>
          <table:table-cell office:value-type="date" office:date-value="2033-01-04T00:00:00" table:style-name="ce2">
            <text:p>04/01/2033</text:p>
          </table:table-cell>
          <table:table-cell office:value-type="date" office:date-value="2033-01-05T00:00:00" table:style-name="ce2">
            <text:p>05/01/2033</text:p>
          </table:table-cell>
          <table:table-cell office:value-type="date" office:date-value="2033-01-06T00:00:00" table:style-name="ce2">
            <text:p>06/01/2033</text:p>
          </table:table-cell>
          <table:table-cell office:value-type="date" office:date-value="2033-01-07T00:00:00" table:style-name="ce2">
            <text:p>07/01/2033</text:p>
          </table:table-cell>
          <table:table-cell office:value-type="date" office:date-value="2033-01-08T00:00:00" table:style-name="ce2">
            <text:p>08/01/2033</text:p>
          </table:table-cell>
          <table:table-cell office:value-type="date" office:date-value="2033-01-09T00:00:00" table:style-name="ce2">
            <text:p>09/01/2033</text:p>
          </table:table-cell>
          <table:table-cell office:value-type="date" office:date-value="2033-01-10T00:00:00" table:style-name="ce2">
            <text:p>10/01/2033</text:p>
          </table:table-cell>
          <table:table-cell office:value-type="date" office:date-value="2033-01-11T00:00:00" table:style-name="ce2">
            <text:p>11/01/2033</text:p>
          </table:table-cell>
          <table:table-cell office:value-type="date" office:date-value="2033-01-12T00:00:00" table:style-name="ce2">
            <text:p>12/01/2033</text:p>
          </table:table-cell>
          <table:table-cell office:value-type="date" office:date-value="2033-01-13T00:00:00" table:style-name="ce2">
            <text:p>13/01/2033</text:p>
          </table:table-cell>
          <table:table-cell office:value-type="date" office:date-value="2033-01-14T00:00:00" table:style-name="ce2">
            <text:p>14/01/2033</text:p>
          </table:table-cell>
          <table:table-cell office:value-type="date" office:date-value="2033-01-15T00:00:00" table:style-name="ce2">
            <text:p>15/01/2033</text:p>
          </table:table-cell>
          <table:table-cell office:value-type="date" office:date-value="2033-01-16T00:00:00" table:style-name="ce2">
            <text:p>16/01/2033</text:p>
          </table:table-cell>
          <table:table-cell office:value-type="date" office:date-value="2033-01-17T00:00:00" table:style-name="ce2">
            <text:p>17/01/2033</text:p>
          </table:table-cell>
          <table:table-cell office:value-type="date" office:date-value="2033-01-18T00:00:00" table:style-name="ce2">
            <text:p>18/01/2033</text:p>
          </table:table-cell>
          <table:table-cell office:value-type="date" office:date-value="2033-01-19T00:00:00" table:style-name="ce2">
            <text:p>19/01/2033</text:p>
          </table:table-cell>
          <table:table-cell office:value-type="date" office:date-value="2033-01-20T00:00:00" table:style-name="ce2">
            <text:p>20/01/2033</text:p>
          </table:table-cell>
          <table:table-cell table:number-columns-repeated="16284"/>
        </table:table-row>
        <table:table-row table:style-name="ro1">
          <table:table-cell office:value-type="date" office:date-value="2033-01-21T00:00:00" table:style-name="ce2">
            <text:p>21/01/2033</text:p>
          </table:table-cell>
          <table:table-cell office:value-type="date" office:date-value="2033-01-22T00:00:00" table:style-name="ce2">
            <text:p>22/01/2033</text:p>
          </table:table-cell>
          <table:table-cell office:value-type="date" office:date-value="2033-01-23T00:00:00" table:style-name="ce2">
            <text:p>23/01/2033</text:p>
          </table:table-cell>
          <table:table-cell office:value-type="date" office:date-value="2033-01-24T00:00:00" table:style-name="ce2">
            <text:p>24/01/2033</text:p>
          </table:table-cell>
          <table:table-cell office:value-type="date" office:date-value="2033-01-25T00:00:00" table:style-name="ce2">
            <text:p>25/01/2033</text:p>
          </table:table-cell>
          <table:table-cell office:value-type="date" office:date-value="2033-01-26T00:00:00" table:style-name="ce2">
            <text:p>26/01/2033</text:p>
          </table:table-cell>
          <table:table-cell office:value-type="date" office:date-value="2033-01-27T00:00:00" table:style-name="ce2">
            <text:p>27/01/2033</text:p>
          </table:table-cell>
          <table:table-cell office:value-type="date" office:date-value="2033-01-28T00:00:00" table:style-name="ce2">
            <text:p>28/01/2033</text:p>
          </table:table-cell>
          <table:table-cell office:value-type="date" office:date-value="2033-01-29T00:00:00" table:style-name="ce2">
            <text:p>29/01/2033</text:p>
          </table:table-cell>
          <table:table-cell office:value-type="date" office:date-value="2033-01-30T00:00:00" table:style-name="ce2">
            <text:p>30/01/2033</text:p>
          </table:table-cell>
          <table:table-cell office:value-type="date" office:date-value="2033-01-31T00:00:00" table:style-name="ce2">
            <text:p>31/01/2033</text:p>
          </table:table-cell>
          <table:table-cell office:value-type="date" office:date-value="2033-02-01T00:00:00" table:style-name="ce2">
            <text:p>01/02/2033</text:p>
          </table:table-cell>
          <table:table-cell office:value-type="date" office:date-value="2033-02-02T00:00:00" table:style-name="ce2">
            <text:p>02/02/2033</text:p>
          </table:table-cell>
          <table:table-cell office:value-type="date" office:date-value="2033-02-03T00:00:00" table:style-name="ce2">
            <text:p>03/02/2033</text:p>
          </table:table-cell>
          <table:table-cell office:value-type="date" office:date-value="2033-02-04T00:00:00" table:style-name="ce2">
            <text:p>04/02/2033</text:p>
          </table:table-cell>
          <table:table-cell office:value-type="date" office:date-value="2033-02-05T00:00:00" table:style-name="ce2">
            <text:p>05/02/2033</text:p>
          </table:table-cell>
          <table:table-cell office:value-type="date" office:date-value="2033-02-06T00:00:00" table:style-name="ce2">
            <text:p>06/02/2033</text:p>
          </table:table-cell>
          <table:table-cell office:value-type="date" office:date-value="2033-02-07T00:00:00" table:style-name="ce2">
            <text:p>07/02/2033</text:p>
          </table:table-cell>
          <table:table-cell office:value-type="date" office:date-value="2033-02-08T00:00:00" table:style-name="ce2">
            <text:p>08/02/2033</text:p>
          </table:table-cell>
          <table:table-cell office:value-type="date" office:date-value="2033-02-09T00:00:00" table:style-name="ce2">
            <text:p>09/02/2033</text:p>
          </table:table-cell>
          <table:table-cell office:value-type="date" office:date-value="2033-02-10T00:00:00" table:style-name="ce2">
            <text:p>10/02/2033</text:p>
          </table:table-cell>
          <table:table-cell office:value-type="date" office:date-value="2033-02-11T00:00:00" table:style-name="ce2">
            <text:p>11/02/2033</text:p>
          </table:table-cell>
          <table:table-cell office:value-type="date" office:date-value="2033-02-12T00:00:00" table:style-name="ce2">
            <text:p>12/02/2033</text:p>
          </table:table-cell>
          <table:table-cell office:value-type="date" office:date-value="2033-02-13T00:00:00" table:style-name="ce2">
            <text:p>13/02/2033</text:p>
          </table:table-cell>
          <table:table-cell office:value-type="date" office:date-value="2033-02-14T00:00:00" table:style-name="ce2">
            <text:p>14/02/2033</text:p>
          </table:table-cell>
          <table:table-cell office:value-type="date" office:date-value="2033-02-15T00:00:00" table:style-name="ce2">
            <text:p>15/02/2033</text:p>
          </table:table-cell>
          <table:table-cell office:value-type="date" office:date-value="2033-02-16T00:00:00" table:style-name="ce2">
            <text:p>16/02/2033</text:p>
          </table:table-cell>
          <table:table-cell office:value-type="date" office:date-value="2033-02-17T00:00:00" table:style-name="ce2">
            <text:p>17/02/2033</text:p>
          </table:table-cell>
          <table:table-cell office:value-type="date" office:date-value="2033-02-18T00:00:00" table:style-name="ce2">
            <text:p>18/02/2033</text:p>
          </table:table-cell>
          <table:table-cell office:value-type="date" office:date-value="2033-02-19T00:00:00" table:style-name="ce2">
            <text:p>19/02/2033</text:p>
          </table:table-cell>
          <table:table-cell office:value-type="date" office:date-value="2033-02-20T00:00:00" table:style-name="ce2">
            <text:p>20/02/2033</text:p>
          </table:table-cell>
          <table:table-cell office:value-type="date" office:date-value="2033-02-21T00:00:00" table:style-name="ce2">
            <text:p>21/02/2033</text:p>
          </table:table-cell>
          <table:table-cell office:value-type="date" office:date-value="2033-02-22T00:00:00" table:style-name="ce2">
            <text:p>22/02/2033</text:p>
          </table:table-cell>
          <table:table-cell office:value-type="date" office:date-value="2033-02-23T00:00:00" table:style-name="ce2">
            <text:p>23/02/2033</text:p>
          </table:table-cell>
          <table:table-cell office:value-type="date" office:date-value="2033-02-24T00:00:00" table:style-name="ce2">
            <text:p>24/02/2033</text:p>
          </table:table-cell>
          <table:table-cell office:value-type="date" office:date-value="2033-02-25T00:00:00" table:style-name="ce2">
            <text:p>25/02/2033</text:p>
          </table:table-cell>
          <table:table-cell office:value-type="date" office:date-value="2033-02-26T00:00:00" table:style-name="ce2">
            <text:p>26/02/2033</text:p>
          </table:table-cell>
          <table:table-cell office:value-type="date" office:date-value="2033-02-27T00:00:00" table:style-name="ce2">
            <text:p>27/02/2033</text:p>
          </table:table-cell>
          <table:table-cell office:value-type="date" office:date-value="2033-02-28T00:00:00" table:style-name="ce2">
            <text:p>28/02/2033</text:p>
          </table:table-cell>
          <table:table-cell office:value-type="date" office:date-value="2033-03-01T00:00:00" table:style-name="ce2">
            <text:p>01/03/2033</text:p>
          </table:table-cell>
          <table:table-cell office:value-type="date" office:date-value="2033-03-02T00:00:00" table:style-name="ce2">
            <text:p>02/03/2033</text:p>
          </table:table-cell>
          <table:table-cell office:value-type="date" office:date-value="2033-03-03T00:00:00" table:style-name="ce2">
            <text:p>03/03/2033</text:p>
          </table:table-cell>
          <table:table-cell office:value-type="date" office:date-value="2033-03-04T00:00:00" table:style-name="ce2">
            <text:p>04/03/2033</text:p>
          </table:table-cell>
          <table:table-cell office:value-type="date" office:date-value="2033-03-05T00:00:00" table:style-name="ce2">
            <text:p>05/03/2033</text:p>
          </table:table-cell>
          <table:table-cell office:value-type="date" office:date-value="2033-03-06T00:00:00" table:style-name="ce2">
            <text:p>06/03/2033</text:p>
          </table:table-cell>
          <table:table-cell office:value-type="date" office:date-value="2033-03-07T00:00:00" table:style-name="ce2">
            <text:p>07/03/2033</text:p>
          </table:table-cell>
          <table:table-cell office:value-type="date" office:date-value="2033-03-08T00:00:00" table:style-name="ce2">
            <text:p>08/03/2033</text:p>
          </table:table-cell>
          <table:table-cell office:value-type="date" office:date-value="2033-03-09T00:00:00" table:style-name="ce2">
            <text:p>09/03/2033</text:p>
          </table:table-cell>
          <table:table-cell office:value-type="date" office:date-value="2033-03-10T00:00:00" table:style-name="ce2">
            <text:p>10/03/2033</text:p>
          </table:table-cell>
          <table:table-cell office:value-type="date" office:date-value="2033-03-11T00:00:00" table:style-name="ce2">
            <text:p>11/03/2033</text:p>
          </table:table-cell>
          <table:table-cell office:value-type="date" office:date-value="2033-03-12T00:00:00" table:style-name="ce2">
            <text:p>12/03/2033</text:p>
          </table:table-cell>
          <table:table-cell office:value-type="date" office:date-value="2033-03-13T00:00:00" table:style-name="ce2">
            <text:p>13/03/2033</text:p>
          </table:table-cell>
          <table:table-cell office:value-type="date" office:date-value="2033-03-14T00:00:00" table:style-name="ce2">
            <text:p>14/03/2033</text:p>
          </table:table-cell>
          <table:table-cell office:value-type="date" office:date-value="2033-03-15T00:00:00" table:style-name="ce2">
            <text:p>15/03/2033</text:p>
          </table:table-cell>
          <table:table-cell office:value-type="date" office:date-value="2033-03-16T00:00:00" table:style-name="ce2">
            <text:p>16/03/2033</text:p>
          </table:table-cell>
          <table:table-cell office:value-type="date" office:date-value="2033-03-17T00:00:00" table:style-name="ce2">
            <text:p>17/03/2033</text:p>
          </table:table-cell>
          <table:table-cell office:value-type="date" office:date-value="2033-03-18T00:00:00" table:style-name="ce2">
            <text:p>18/03/2033</text:p>
          </table:table-cell>
          <table:table-cell office:value-type="date" office:date-value="2033-03-19T00:00:00" table:style-name="ce2">
            <text:p>19/03/2033</text:p>
          </table:table-cell>
          <table:table-cell office:value-type="date" office:date-value="2033-03-20T00:00:00" table:style-name="ce2">
            <text:p>20/03/2033</text:p>
          </table:table-cell>
          <table:table-cell office:value-type="date" office:date-value="2033-03-21T00:00:00" table:style-name="ce2">
            <text:p>21/03/2033</text:p>
          </table:table-cell>
          <table:table-cell office:value-type="date" office:date-value="2033-03-22T00:00:00" table:style-name="ce2">
            <text:p>22/03/2033</text:p>
          </table:table-cell>
          <table:table-cell office:value-type="date" office:date-value="2033-03-23T00:00:00" table:style-name="ce2">
            <text:p>23/03/2033</text:p>
          </table:table-cell>
          <table:table-cell office:value-type="date" office:date-value="2033-03-24T00:00:00" table:style-name="ce2">
            <text:p>24/03/2033</text:p>
          </table:table-cell>
          <table:table-cell office:value-type="date" office:date-value="2033-03-25T00:00:00" table:style-name="ce2">
            <text:p>25/03/2033</text:p>
          </table:table-cell>
          <table:table-cell office:value-type="date" office:date-value="2033-03-26T00:00:00" table:style-name="ce2">
            <text:p>26/03/2033</text:p>
          </table:table-cell>
          <table:table-cell office:value-type="date" office:date-value="2033-03-27T00:00:00" table:style-name="ce2">
            <text:p>27/03/2033</text:p>
          </table:table-cell>
          <table:table-cell office:value-type="date" office:date-value="2033-03-28T00:00:00" table:style-name="ce2">
            <text:p>28/03/2033</text:p>
          </table:table-cell>
          <table:table-cell office:value-type="date" office:date-value="2033-03-29T00:00:00" table:style-name="ce2">
            <text:p>29/03/2033</text:p>
          </table:table-cell>
          <table:table-cell office:value-type="date" office:date-value="2033-03-30T00:00:00" table:style-name="ce2">
            <text:p>30/03/2033</text:p>
          </table:table-cell>
          <table:table-cell office:value-type="date" office:date-value="2033-03-31T00:00:00" table:style-name="ce2">
            <text:p>31/03/2033</text:p>
          </table:table-cell>
          <table:table-cell office:value-type="date" office:date-value="2033-04-01T00:00:00" table:style-name="ce2">
            <text:p>01/04/2033</text:p>
          </table:table-cell>
          <table:table-cell office:value-type="date" office:date-value="2033-04-02T00:00:00" table:style-name="ce2">
            <text:p>02/04/2033</text:p>
          </table:table-cell>
          <table:table-cell office:value-type="date" office:date-value="2033-04-03T00:00:00" table:style-name="ce2">
            <text:p>03/04/2033</text:p>
          </table:table-cell>
          <table:table-cell office:value-type="date" office:date-value="2033-04-04T00:00:00" table:style-name="ce2">
            <text:p>04/04/2033</text:p>
          </table:table-cell>
          <table:table-cell office:value-type="date" office:date-value="2033-04-05T00:00:00" table:style-name="ce2">
            <text:p>05/04/2033</text:p>
          </table:table-cell>
          <table:table-cell office:value-type="date" office:date-value="2033-04-06T00:00:00" table:style-name="ce2">
            <text:p>06/04/2033</text:p>
          </table:table-cell>
          <table:table-cell office:value-type="date" office:date-value="2033-04-07T00:00:00" table:style-name="ce2">
            <text:p>07/04/2033</text:p>
          </table:table-cell>
          <table:table-cell office:value-type="date" office:date-value="2033-04-08T00:00:00" table:style-name="ce2">
            <text:p>08/04/2033</text:p>
          </table:table-cell>
          <table:table-cell office:value-type="date" office:date-value="2033-04-09T00:00:00" table:style-name="ce2">
            <text:p>09/04/2033</text:p>
          </table:table-cell>
          <table:table-cell office:value-type="date" office:date-value="2033-04-10T00:00:00" table:style-name="ce2">
            <text:p>10/04/2033</text:p>
          </table:table-cell>
          <table:table-cell office:value-type="date" office:date-value="2033-04-11T00:00:00" table:style-name="ce2">
            <text:p>11/04/2033</text:p>
          </table:table-cell>
          <table:table-cell office:value-type="date" office:date-value="2033-04-12T00:00:00" table:style-name="ce2">
            <text:p>12/04/2033</text:p>
          </table:table-cell>
          <table:table-cell office:value-type="date" office:date-value="2033-04-13T00:00:00" table:style-name="ce2">
            <text:p>13/04/2033</text:p>
          </table:table-cell>
          <table:table-cell office:value-type="date" office:date-value="2033-04-14T00:00:00" table:style-name="ce2">
            <text:p>14/04/2033</text:p>
          </table:table-cell>
          <table:table-cell office:value-type="date" office:date-value="2033-04-15T00:00:00" table:style-name="ce2">
            <text:p>15/04/2033</text:p>
          </table:table-cell>
          <table:table-cell office:value-type="date" office:date-value="2033-04-16T00:00:00" table:style-name="ce2">
            <text:p>16/04/2033</text:p>
          </table:table-cell>
          <table:table-cell office:value-type="date" office:date-value="2033-04-17T00:00:00" table:style-name="ce2">
            <text:p>17/04/2033</text:p>
          </table:table-cell>
          <table:table-cell office:value-type="date" office:date-value="2033-04-18T00:00:00" table:style-name="ce2">
            <text:p>18/04/2033</text:p>
          </table:table-cell>
          <table:table-cell office:value-type="date" office:date-value="2033-04-19T00:00:00" table:style-name="ce2">
            <text:p>19/04/2033</text:p>
          </table:table-cell>
          <table:table-cell office:value-type="date" office:date-value="2033-04-20T00:00:00" table:style-name="ce2">
            <text:p>20/04/2033</text:p>
          </table:table-cell>
          <table:table-cell office:value-type="date" office:date-value="2033-04-21T00:00:00" table:style-name="ce2">
            <text:p>21/04/2033</text:p>
          </table:table-cell>
          <table:table-cell office:value-type="date" office:date-value="2033-04-22T00:00:00" table:style-name="ce2">
            <text:p>22/04/2033</text:p>
          </table:table-cell>
          <table:table-cell office:value-type="date" office:date-value="2033-04-23T00:00:00" table:style-name="ce2">
            <text:p>23/04/2033</text:p>
          </table:table-cell>
          <table:table-cell office:value-type="date" office:date-value="2033-04-24T00:00:00" table:style-name="ce2">
            <text:p>24/04/2033</text:p>
          </table:table-cell>
          <table:table-cell office:value-type="date" office:date-value="2033-04-25T00:00:00" table:style-name="ce2">
            <text:p>25/04/2033</text:p>
          </table:table-cell>
          <table:table-cell office:value-type="date" office:date-value="2033-04-26T00:00:00" table:style-name="ce2">
            <text:p>26/04/2033</text:p>
          </table:table-cell>
          <table:table-cell office:value-type="date" office:date-value="2033-04-27T00:00:00" table:style-name="ce2">
            <text:p>27/04/2033</text:p>
          </table:table-cell>
          <table:table-cell office:value-type="date" office:date-value="2033-04-28T00:00:00" table:style-name="ce2">
            <text:p>28/04/2033</text:p>
          </table:table-cell>
          <table:table-cell office:value-type="date" office:date-value="2033-04-29T00:00:00" table:style-name="ce2">
            <text:p>29/04/2033</text:p>
          </table:table-cell>
          <table:table-cell office:value-type="date" office:date-value="2033-04-30T00:00:00" table:style-name="ce2">
            <text:p>30/04/2033</text:p>
          </table:table-cell>
          <table:table-cell table:number-columns-repeated="16284"/>
        </table:table-row>
        <table:table-row table:style-name="ro1">
          <table:table-cell office:value-type="date" office:date-value="2033-05-01T00:00:00" table:style-name="ce2">
            <text:p>01/05/2033</text:p>
          </table:table-cell>
          <table:table-cell office:value-type="date" office:date-value="2033-05-02T00:00:00" table:style-name="ce2">
            <text:p>02/05/2033</text:p>
          </table:table-cell>
          <table:table-cell office:value-type="date" office:date-value="2033-05-03T00:00:00" table:style-name="ce2">
            <text:p>03/05/2033</text:p>
          </table:table-cell>
          <table:table-cell office:value-type="date" office:date-value="2033-05-04T00:00:00" table:style-name="ce2">
            <text:p>04/05/2033</text:p>
          </table:table-cell>
          <table:table-cell office:value-type="date" office:date-value="2033-05-05T00:00:00" table:style-name="ce2">
            <text:p>05/05/2033</text:p>
          </table:table-cell>
          <table:table-cell office:value-type="date" office:date-value="2033-05-06T00:00:00" table:style-name="ce2">
            <text:p>06/05/2033</text:p>
          </table:table-cell>
          <table:table-cell office:value-type="date" office:date-value="2033-05-07T00:00:00" table:style-name="ce2">
            <text:p>07/05/2033</text:p>
          </table:table-cell>
          <table:table-cell office:value-type="date" office:date-value="2033-05-08T00:00:00" table:style-name="ce2">
            <text:p>08/05/2033</text:p>
          </table:table-cell>
          <table:table-cell office:value-type="date" office:date-value="2033-05-09T00:00:00" table:style-name="ce2">
            <text:p>09/05/2033</text:p>
          </table:table-cell>
          <table:table-cell office:value-type="date" office:date-value="2033-05-10T00:00:00" table:style-name="ce2">
            <text:p>10/05/2033</text:p>
          </table:table-cell>
          <table:table-cell office:value-type="date" office:date-value="2033-05-11T00:00:00" table:style-name="ce2">
            <text:p>11/05/2033</text:p>
          </table:table-cell>
          <table:table-cell office:value-type="date" office:date-value="2033-05-12T00:00:00" table:style-name="ce2">
            <text:p>12/05/2033</text:p>
          </table:table-cell>
          <table:table-cell office:value-type="date" office:date-value="2033-05-13T00:00:00" table:style-name="ce2">
            <text:p>13/05/2033</text:p>
          </table:table-cell>
          <table:table-cell office:value-type="date" office:date-value="2033-05-14T00:00:00" table:style-name="ce2">
            <text:p>14/05/2033</text:p>
          </table:table-cell>
          <table:table-cell office:value-type="date" office:date-value="2033-05-15T00:00:00" table:style-name="ce2">
            <text:p>15/05/2033</text:p>
          </table:table-cell>
          <table:table-cell office:value-type="date" office:date-value="2033-05-16T00:00:00" table:style-name="ce2">
            <text:p>16/05/2033</text:p>
          </table:table-cell>
          <table:table-cell office:value-type="date" office:date-value="2033-05-17T00:00:00" table:style-name="ce2">
            <text:p>17/05/2033</text:p>
          </table:table-cell>
          <table:table-cell office:value-type="date" office:date-value="2033-05-18T00:00:00" table:style-name="ce2">
            <text:p>18/05/2033</text:p>
          </table:table-cell>
          <table:table-cell office:value-type="date" office:date-value="2033-05-19T00:00:00" table:style-name="ce2">
            <text:p>19/05/2033</text:p>
          </table:table-cell>
          <table:table-cell office:value-type="date" office:date-value="2033-05-20T00:00:00" table:style-name="ce2">
            <text:p>20/05/2033</text:p>
          </table:table-cell>
          <table:table-cell office:value-type="date" office:date-value="2033-05-21T00:00:00" table:style-name="ce2">
            <text:p>21/05/2033</text:p>
          </table:table-cell>
          <table:table-cell office:value-type="date" office:date-value="2033-05-22T00:00:00" table:style-name="ce2">
            <text:p>22/05/2033</text:p>
          </table:table-cell>
          <table:table-cell office:value-type="date" office:date-value="2033-05-23T00:00:00" table:style-name="ce2">
            <text:p>23/05/2033</text:p>
          </table:table-cell>
          <table:table-cell office:value-type="date" office:date-value="2033-05-24T00:00:00" table:style-name="ce2">
            <text:p>24/05/2033</text:p>
          </table:table-cell>
          <table:table-cell office:value-type="date" office:date-value="2033-05-25T00:00:00" table:style-name="ce2">
            <text:p>25/05/2033</text:p>
          </table:table-cell>
          <table:table-cell office:value-type="date" office:date-value="2033-05-26T00:00:00" table:style-name="ce2">
            <text:p>26/05/2033</text:p>
          </table:table-cell>
          <table:table-cell office:value-type="date" office:date-value="2033-05-27T00:00:00" table:style-name="ce2">
            <text:p>27/05/2033</text:p>
          </table:table-cell>
          <table:table-cell office:value-type="date" office:date-value="2033-05-28T00:00:00" table:style-name="ce2">
            <text:p>28/05/2033</text:p>
          </table:table-cell>
          <table:table-cell office:value-type="date" office:date-value="2033-05-29T00:00:00" table:style-name="ce2">
            <text:p>29/05/2033</text:p>
          </table:table-cell>
          <table:table-cell office:value-type="date" office:date-value="2033-05-30T00:00:00" table:style-name="ce2">
            <text:p>30/05/2033</text:p>
          </table:table-cell>
          <table:table-cell office:value-type="date" office:date-value="2033-05-31T00:00:00" table:style-name="ce2">
            <text:p>31/05/2033</text:p>
          </table:table-cell>
          <table:table-cell office:value-type="date" office:date-value="2033-06-01T00:00:00" table:style-name="ce2">
            <text:p>01/06/2033</text:p>
          </table:table-cell>
          <table:table-cell office:value-type="date" office:date-value="2033-06-02T00:00:00" table:style-name="ce2">
            <text:p>02/06/2033</text:p>
          </table:table-cell>
          <table:table-cell office:value-type="date" office:date-value="2033-06-03T00:00:00" table:style-name="ce2">
            <text:p>03/06/2033</text:p>
          </table:table-cell>
          <table:table-cell office:value-type="date" office:date-value="2033-06-04T00:00:00" table:style-name="ce2">
            <text:p>04/06/2033</text:p>
          </table:table-cell>
          <table:table-cell office:value-type="date" office:date-value="2033-06-05T00:00:00" table:style-name="ce2">
            <text:p>05/06/2033</text:p>
          </table:table-cell>
          <table:table-cell office:value-type="date" office:date-value="2033-06-06T00:00:00" table:style-name="ce2">
            <text:p>06/06/2033</text:p>
          </table:table-cell>
          <table:table-cell office:value-type="date" office:date-value="2033-06-07T00:00:00" table:style-name="ce2">
            <text:p>07/06/2033</text:p>
          </table:table-cell>
          <table:table-cell office:value-type="date" office:date-value="2033-06-08T00:00:00" table:style-name="ce2">
            <text:p>08/06/2033</text:p>
          </table:table-cell>
          <table:table-cell office:value-type="date" office:date-value="2033-06-09T00:00:00" table:style-name="ce2">
            <text:p>09/06/2033</text:p>
          </table:table-cell>
          <table:table-cell office:value-type="date" office:date-value="2033-06-10T00:00:00" table:style-name="ce2">
            <text:p>10/06/2033</text:p>
          </table:table-cell>
          <table:table-cell office:value-type="date" office:date-value="2033-06-11T00:00:00" table:style-name="ce2">
            <text:p>11/06/2033</text:p>
          </table:table-cell>
          <table:table-cell office:value-type="date" office:date-value="2033-06-12T00:00:00" table:style-name="ce2">
            <text:p>12/06/2033</text:p>
          </table:table-cell>
          <table:table-cell office:value-type="date" office:date-value="2033-06-13T00:00:00" table:style-name="ce2">
            <text:p>13/06/2033</text:p>
          </table:table-cell>
          <table:table-cell office:value-type="date" office:date-value="2033-06-14T00:00:00" table:style-name="ce2">
            <text:p>14/06/2033</text:p>
          </table:table-cell>
          <table:table-cell office:value-type="date" office:date-value="2033-06-15T00:00:00" table:style-name="ce2">
            <text:p>15/06/2033</text:p>
          </table:table-cell>
          <table:table-cell office:value-type="date" office:date-value="2033-06-16T00:00:00" table:style-name="ce2">
            <text:p>16/06/2033</text:p>
          </table:table-cell>
          <table:table-cell office:value-type="date" office:date-value="2033-06-17T00:00:00" table:style-name="ce2">
            <text:p>17/06/2033</text:p>
          </table:table-cell>
          <table:table-cell office:value-type="date" office:date-value="2033-06-18T00:00:00" table:style-name="ce2">
            <text:p>18/06/2033</text:p>
          </table:table-cell>
          <table:table-cell office:value-type="date" office:date-value="2033-06-19T00:00:00" table:style-name="ce2">
            <text:p>19/06/2033</text:p>
          </table:table-cell>
          <table:table-cell office:value-type="date" office:date-value="2033-06-20T00:00:00" table:style-name="ce2">
            <text:p>20/06/2033</text:p>
          </table:table-cell>
          <table:table-cell office:value-type="date" office:date-value="2033-06-21T00:00:00" table:style-name="ce2">
            <text:p>21/06/2033</text:p>
          </table:table-cell>
          <table:table-cell office:value-type="date" office:date-value="2033-06-22T00:00:00" table:style-name="ce2">
            <text:p>22/06/2033</text:p>
          </table:table-cell>
          <table:table-cell office:value-type="date" office:date-value="2033-06-23T00:00:00" table:style-name="ce2">
            <text:p>23/06/2033</text:p>
          </table:table-cell>
          <table:table-cell office:value-type="date" office:date-value="2033-06-24T00:00:00" table:style-name="ce2">
            <text:p>24/06/2033</text:p>
          </table:table-cell>
          <table:table-cell office:value-type="date" office:date-value="2033-06-25T00:00:00" table:style-name="ce2">
            <text:p>25/06/2033</text:p>
          </table:table-cell>
          <table:table-cell office:value-type="date" office:date-value="2033-06-26T00:00:00" table:style-name="ce2">
            <text:p>26/06/2033</text:p>
          </table:table-cell>
          <table:table-cell office:value-type="date" office:date-value="2033-06-27T00:00:00" table:style-name="ce2">
            <text:p>27/06/2033</text:p>
          </table:table-cell>
          <table:table-cell office:value-type="date" office:date-value="2033-06-28T00:00:00" table:style-name="ce2">
            <text:p>28/06/2033</text:p>
          </table:table-cell>
          <table:table-cell office:value-type="date" office:date-value="2033-06-29T00:00:00" table:style-name="ce2">
            <text:p>29/06/2033</text:p>
          </table:table-cell>
          <table:table-cell office:value-type="date" office:date-value="2033-06-30T00:00:00" table:style-name="ce2">
            <text:p>30/06/2033</text:p>
          </table:table-cell>
          <table:table-cell office:value-type="date" office:date-value="2033-07-01T00:00:00" table:style-name="ce2">
            <text:p>01/07/2033</text:p>
          </table:table-cell>
          <table:table-cell office:value-type="date" office:date-value="2033-07-02T00:00:00" table:style-name="ce2">
            <text:p>02/07/2033</text:p>
          </table:table-cell>
          <table:table-cell office:value-type="date" office:date-value="2033-07-03T00:00:00" table:style-name="ce2">
            <text:p>03/07/2033</text:p>
          </table:table-cell>
          <table:table-cell office:value-type="date" office:date-value="2033-07-04T00:00:00" table:style-name="ce2">
            <text:p>04/07/2033</text:p>
          </table:table-cell>
          <table:table-cell office:value-type="date" office:date-value="2033-07-05T00:00:00" table:style-name="ce2">
            <text:p>05/07/2033</text:p>
          </table:table-cell>
          <table:table-cell office:value-type="date" office:date-value="2033-07-06T00:00:00" table:style-name="ce2">
            <text:p>06/07/2033</text:p>
          </table:table-cell>
          <table:table-cell office:value-type="date" office:date-value="2033-07-07T00:00:00" table:style-name="ce2">
            <text:p>07/07/2033</text:p>
          </table:table-cell>
          <table:table-cell office:value-type="date" office:date-value="2033-07-08T00:00:00" table:style-name="ce2">
            <text:p>08/07/2033</text:p>
          </table:table-cell>
          <table:table-cell office:value-type="date" office:date-value="2033-07-09T00:00:00" table:style-name="ce2">
            <text:p>09/07/2033</text:p>
          </table:table-cell>
          <table:table-cell office:value-type="date" office:date-value="2033-07-10T00:00:00" table:style-name="ce2">
            <text:p>10/07/2033</text:p>
          </table:table-cell>
          <table:table-cell office:value-type="date" office:date-value="2033-07-11T00:00:00" table:style-name="ce2">
            <text:p>11/07/2033</text:p>
          </table:table-cell>
          <table:table-cell office:value-type="date" office:date-value="2033-07-12T00:00:00" table:style-name="ce2">
            <text:p>12/07/2033</text:p>
          </table:table-cell>
          <table:table-cell office:value-type="date" office:date-value="2033-07-13T00:00:00" table:style-name="ce2">
            <text:p>13/07/2033</text:p>
          </table:table-cell>
          <table:table-cell office:value-type="date" office:date-value="2033-07-14T00:00:00" table:style-name="ce2">
            <text:p>14/07/2033</text:p>
          </table:table-cell>
          <table:table-cell office:value-type="date" office:date-value="2033-07-15T00:00:00" table:style-name="ce2">
            <text:p>15/07/2033</text:p>
          </table:table-cell>
          <table:table-cell office:value-type="date" office:date-value="2033-07-16T00:00:00" table:style-name="ce2">
            <text:p>16/07/2033</text:p>
          </table:table-cell>
          <table:table-cell office:value-type="date" office:date-value="2033-07-17T00:00:00" table:style-name="ce2">
            <text:p>17/07/2033</text:p>
          </table:table-cell>
          <table:table-cell office:value-type="date" office:date-value="2033-07-18T00:00:00" table:style-name="ce2">
            <text:p>18/07/2033</text:p>
          </table:table-cell>
          <table:table-cell office:value-type="date" office:date-value="2033-07-19T00:00:00" table:style-name="ce2">
            <text:p>19/07/2033</text:p>
          </table:table-cell>
          <table:table-cell office:value-type="date" office:date-value="2033-07-20T00:00:00" table:style-name="ce2">
            <text:p>20/07/2033</text:p>
          </table:table-cell>
          <table:table-cell office:value-type="date" office:date-value="2033-07-21T00:00:00" table:style-name="ce2">
            <text:p>21/07/2033</text:p>
          </table:table-cell>
          <table:table-cell office:value-type="date" office:date-value="2033-07-22T00:00:00" table:style-name="ce2">
            <text:p>22/07/2033</text:p>
          </table:table-cell>
          <table:table-cell office:value-type="date" office:date-value="2033-07-23T00:00:00" table:style-name="ce2">
            <text:p>23/07/2033</text:p>
          </table:table-cell>
          <table:table-cell office:value-type="date" office:date-value="2033-07-24T00:00:00" table:style-name="ce2">
            <text:p>24/07/2033</text:p>
          </table:table-cell>
          <table:table-cell office:value-type="date" office:date-value="2033-07-25T00:00:00" table:style-name="ce2">
            <text:p>25/07/2033</text:p>
          </table:table-cell>
          <table:table-cell office:value-type="date" office:date-value="2033-07-26T00:00:00" table:style-name="ce2">
            <text:p>26/07/2033</text:p>
          </table:table-cell>
          <table:table-cell office:value-type="date" office:date-value="2033-07-27T00:00:00" table:style-name="ce2">
            <text:p>27/07/2033</text:p>
          </table:table-cell>
          <table:table-cell office:value-type="date" office:date-value="2033-07-28T00:00:00" table:style-name="ce2">
            <text:p>28/07/2033</text:p>
          </table:table-cell>
          <table:table-cell office:value-type="date" office:date-value="2033-07-29T00:00:00" table:style-name="ce2">
            <text:p>29/07/2033</text:p>
          </table:table-cell>
          <table:table-cell office:value-type="date" office:date-value="2033-07-30T00:00:00" table:style-name="ce2">
            <text:p>30/07/2033</text:p>
          </table:table-cell>
          <table:table-cell office:value-type="date" office:date-value="2033-07-31T00:00:00" table:style-name="ce2">
            <text:p>31/07/2033</text:p>
          </table:table-cell>
          <table:table-cell office:value-type="date" office:date-value="2033-08-01T00:00:00" table:style-name="ce2">
            <text:p>01/08/2033</text:p>
          </table:table-cell>
          <table:table-cell office:value-type="date" office:date-value="2033-08-02T00:00:00" table:style-name="ce2">
            <text:p>02/08/2033</text:p>
          </table:table-cell>
          <table:table-cell office:value-type="date" office:date-value="2033-08-03T00:00:00" table:style-name="ce2">
            <text:p>03/08/2033</text:p>
          </table:table-cell>
          <table:table-cell office:value-type="date" office:date-value="2033-08-04T00:00:00" table:style-name="ce2">
            <text:p>04/08/2033</text:p>
          </table:table-cell>
          <table:table-cell office:value-type="date" office:date-value="2033-08-05T00:00:00" table:style-name="ce2">
            <text:p>05/08/2033</text:p>
          </table:table-cell>
          <table:table-cell office:value-type="date" office:date-value="2033-08-06T00:00:00" table:style-name="ce2">
            <text:p>06/08/2033</text:p>
          </table:table-cell>
          <table:table-cell office:value-type="date" office:date-value="2033-08-07T00:00:00" table:style-name="ce2">
            <text:p>07/08/2033</text:p>
          </table:table-cell>
          <table:table-cell office:value-type="date" office:date-value="2033-08-08T00:00:00" table:style-name="ce2">
            <text:p>08/08/2033</text:p>
          </table:table-cell>
          <table:table-cell table:number-columns-repeated="16284"/>
        </table:table-row>
        <table:table-row table:style-name="ro1">
          <table:table-cell office:value-type="date" office:date-value="2033-08-09T00:00:00" table:style-name="ce2">
            <text:p>09/08/2033</text:p>
          </table:table-cell>
          <table:table-cell office:value-type="date" office:date-value="2033-08-10T00:00:00" table:style-name="ce2">
            <text:p>10/08/2033</text:p>
          </table:table-cell>
          <table:table-cell office:value-type="date" office:date-value="2033-08-11T00:00:00" table:style-name="ce2">
            <text:p>11/08/2033</text:p>
          </table:table-cell>
          <table:table-cell office:value-type="date" office:date-value="2033-08-12T00:00:00" table:style-name="ce2">
            <text:p>12/08/2033</text:p>
          </table:table-cell>
          <table:table-cell office:value-type="date" office:date-value="2033-08-13T00:00:00" table:style-name="ce2">
            <text:p>13/08/2033</text:p>
          </table:table-cell>
          <table:table-cell office:value-type="date" office:date-value="2033-08-14T00:00:00" table:style-name="ce2">
            <text:p>14/08/2033</text:p>
          </table:table-cell>
          <table:table-cell office:value-type="date" office:date-value="2033-08-15T00:00:00" table:style-name="ce2">
            <text:p>15/08/2033</text:p>
          </table:table-cell>
          <table:table-cell office:value-type="date" office:date-value="2033-08-16T00:00:00" table:style-name="ce2">
            <text:p>16/08/2033</text:p>
          </table:table-cell>
          <table:table-cell office:value-type="date" office:date-value="2033-08-17T00:00:00" table:style-name="ce2">
            <text:p>17/08/2033</text:p>
          </table:table-cell>
          <table:table-cell office:value-type="date" office:date-value="2033-08-18T00:00:00" table:style-name="ce2">
            <text:p>18/08/2033</text:p>
          </table:table-cell>
          <table:table-cell office:value-type="date" office:date-value="2033-08-19T00:00:00" table:style-name="ce2">
            <text:p>19/08/2033</text:p>
          </table:table-cell>
          <table:table-cell office:value-type="date" office:date-value="2033-08-20T00:00:00" table:style-name="ce2">
            <text:p>20/08/2033</text:p>
          </table:table-cell>
          <table:table-cell office:value-type="date" office:date-value="2033-08-21T00:00:00" table:style-name="ce2">
            <text:p>21/08/2033</text:p>
          </table:table-cell>
          <table:table-cell office:value-type="date" office:date-value="2033-08-22T00:00:00" table:style-name="ce2">
            <text:p>22/08/2033</text:p>
          </table:table-cell>
          <table:table-cell office:value-type="date" office:date-value="2033-08-23T00:00:00" table:style-name="ce2">
            <text:p>23/08/2033</text:p>
          </table:table-cell>
          <table:table-cell office:value-type="date" office:date-value="2033-08-24T00:00:00" table:style-name="ce2">
            <text:p>24/08/2033</text:p>
          </table:table-cell>
          <table:table-cell office:value-type="date" office:date-value="2033-08-25T00:00:00" table:style-name="ce2">
            <text:p>25/08/2033</text:p>
          </table:table-cell>
          <table:table-cell office:value-type="date" office:date-value="2033-08-26T00:00:00" table:style-name="ce2">
            <text:p>26/08/2033</text:p>
          </table:table-cell>
          <table:table-cell office:value-type="date" office:date-value="2033-08-27T00:00:00" table:style-name="ce2">
            <text:p>27/08/2033</text:p>
          </table:table-cell>
          <table:table-cell office:value-type="date" office:date-value="2033-08-28T00:00:00" table:style-name="ce2">
            <text:p>28/08/2033</text:p>
          </table:table-cell>
          <table:table-cell office:value-type="date" office:date-value="2033-08-29T00:00:00" table:style-name="ce2">
            <text:p>29/08/2033</text:p>
          </table:table-cell>
          <table:table-cell office:value-type="date" office:date-value="2033-08-30T00:00:00" table:style-name="ce2">
            <text:p>30/08/2033</text:p>
          </table:table-cell>
          <table:table-cell office:value-type="date" office:date-value="2033-08-31T00:00:00" table:style-name="ce2">
            <text:p>31/08/2033</text:p>
          </table:table-cell>
          <table:table-cell office:value-type="date" office:date-value="2033-09-01T00:00:00" table:style-name="ce2">
            <text:p>01/09/2033</text:p>
          </table:table-cell>
          <table:table-cell office:value-type="date" office:date-value="2033-09-02T00:00:00" table:style-name="ce2">
            <text:p>02/09/2033</text:p>
          </table:table-cell>
          <table:table-cell office:value-type="date" office:date-value="2033-09-03T00:00:00" table:style-name="ce2">
            <text:p>03/09/2033</text:p>
          </table:table-cell>
          <table:table-cell office:value-type="date" office:date-value="2033-09-04T00:00:00" table:style-name="ce2">
            <text:p>04/09/2033</text:p>
          </table:table-cell>
          <table:table-cell office:value-type="date" office:date-value="2033-09-05T00:00:00" table:style-name="ce2">
            <text:p>05/09/2033</text:p>
          </table:table-cell>
          <table:table-cell office:value-type="date" office:date-value="2033-09-06T00:00:00" table:style-name="ce2">
            <text:p>06/09/2033</text:p>
          </table:table-cell>
          <table:table-cell office:value-type="date" office:date-value="2033-09-07T00:00:00" table:style-name="ce2">
            <text:p>07/09/2033</text:p>
          </table:table-cell>
          <table:table-cell office:value-type="date" office:date-value="2033-09-08T00:00:00" table:style-name="ce2">
            <text:p>08/09/2033</text:p>
          </table:table-cell>
          <table:table-cell office:value-type="date" office:date-value="2033-09-09T00:00:00" table:style-name="ce2">
            <text:p>09/09/2033</text:p>
          </table:table-cell>
          <table:table-cell office:value-type="date" office:date-value="2033-09-10T00:00:00" table:style-name="ce2">
            <text:p>10/09/2033</text:p>
          </table:table-cell>
          <table:table-cell office:value-type="date" office:date-value="2033-09-11T00:00:00" table:style-name="ce2">
            <text:p>11/09/2033</text:p>
          </table:table-cell>
          <table:table-cell office:value-type="date" office:date-value="2033-09-12T00:00:00" table:style-name="ce2">
            <text:p>12/09/2033</text:p>
          </table:table-cell>
          <table:table-cell office:value-type="date" office:date-value="2033-09-13T00:00:00" table:style-name="ce2">
            <text:p>13/09/2033</text:p>
          </table:table-cell>
          <table:table-cell office:value-type="date" office:date-value="2033-09-14T00:00:00" table:style-name="ce2">
            <text:p>14/09/2033</text:p>
          </table:table-cell>
          <table:table-cell office:value-type="date" office:date-value="2033-09-15T00:00:00" table:style-name="ce2">
            <text:p>15/09/2033</text:p>
          </table:table-cell>
          <table:table-cell office:value-type="date" office:date-value="2033-09-16T00:00:00" table:style-name="ce2">
            <text:p>16/09/2033</text:p>
          </table:table-cell>
          <table:table-cell office:value-type="date" office:date-value="2033-09-17T00:00:00" table:style-name="ce2">
            <text:p>17/09/2033</text:p>
          </table:table-cell>
          <table:table-cell office:value-type="date" office:date-value="2033-09-18T00:00:00" table:style-name="ce2">
            <text:p>18/09/2033</text:p>
          </table:table-cell>
          <table:table-cell office:value-type="date" office:date-value="2033-09-19T00:00:00" table:style-name="ce2">
            <text:p>19/09/2033</text:p>
          </table:table-cell>
          <table:table-cell office:value-type="date" office:date-value="2033-09-20T00:00:00" table:style-name="ce2">
            <text:p>20/09/2033</text:p>
          </table:table-cell>
          <table:table-cell office:value-type="date" office:date-value="2033-09-21T00:00:00" table:style-name="ce2">
            <text:p>21/09/2033</text:p>
          </table:table-cell>
          <table:table-cell office:value-type="date" office:date-value="2033-09-22T00:00:00" table:style-name="ce2">
            <text:p>22/09/2033</text:p>
          </table:table-cell>
          <table:table-cell office:value-type="date" office:date-value="2033-09-23T00:00:00" table:style-name="ce2">
            <text:p>23/09/2033</text:p>
          </table:table-cell>
          <table:table-cell office:value-type="date" office:date-value="2033-09-24T00:00:00" table:style-name="ce2">
            <text:p>24/09/2033</text:p>
          </table:table-cell>
          <table:table-cell office:value-type="date" office:date-value="2033-09-25T00:00:00" table:style-name="ce2">
            <text:p>25/09/2033</text:p>
          </table:table-cell>
          <table:table-cell office:value-type="date" office:date-value="2033-09-26T00:00:00" table:style-name="ce2">
            <text:p>26/09/2033</text:p>
          </table:table-cell>
          <table:table-cell office:value-type="date" office:date-value="2033-09-27T00:00:00" table:style-name="ce2">
            <text:p>27/09/2033</text:p>
          </table:table-cell>
          <table:table-cell office:value-type="date" office:date-value="2033-09-28T00:00:00" table:style-name="ce2">
            <text:p>28/09/2033</text:p>
          </table:table-cell>
          <table:table-cell office:value-type="date" office:date-value="2033-09-29T00:00:00" table:style-name="ce2">
            <text:p>29/09/2033</text:p>
          </table:table-cell>
          <table:table-cell office:value-type="date" office:date-value="2033-09-30T00:00:00" table:style-name="ce2">
            <text:p>30/09/2033</text:p>
          </table:table-cell>
          <table:table-cell office:value-type="date" office:date-value="2033-10-01T00:00:00" table:style-name="ce2">
            <text:p>01/10/2033</text:p>
          </table:table-cell>
          <table:table-cell office:value-type="date" office:date-value="2033-10-02T00:00:00" table:style-name="ce2">
            <text:p>02/10/2033</text:p>
          </table:table-cell>
          <table:table-cell office:value-type="date" office:date-value="2033-10-03T00:00:00" table:style-name="ce2">
            <text:p>03/10/2033</text:p>
          </table:table-cell>
          <table:table-cell office:value-type="date" office:date-value="2033-10-04T00:00:00" table:style-name="ce2">
            <text:p>04/10/2033</text:p>
          </table:table-cell>
          <table:table-cell office:value-type="date" office:date-value="2033-10-05T00:00:00" table:style-name="ce2">
            <text:p>05/10/2033</text:p>
          </table:table-cell>
          <table:table-cell office:value-type="date" office:date-value="2033-10-06T00:00:00" table:style-name="ce2">
            <text:p>06/10/2033</text:p>
          </table:table-cell>
          <table:table-cell office:value-type="date" office:date-value="2033-10-07T00:00:00" table:style-name="ce2">
            <text:p>07/10/2033</text:p>
          </table:table-cell>
          <table:table-cell office:value-type="date" office:date-value="2033-10-08T00:00:00" table:style-name="ce2">
            <text:p>08/10/2033</text:p>
          </table:table-cell>
          <table:table-cell office:value-type="date" office:date-value="2033-10-09T00:00:00" table:style-name="ce2">
            <text:p>09/10/2033</text:p>
          </table:table-cell>
          <table:table-cell office:value-type="date" office:date-value="2033-10-10T00:00:00" table:style-name="ce2">
            <text:p>10/10/2033</text:p>
          </table:table-cell>
          <table:table-cell office:value-type="date" office:date-value="2033-10-11T00:00:00" table:style-name="ce2">
            <text:p>11/10/2033</text:p>
          </table:table-cell>
          <table:table-cell office:value-type="date" office:date-value="2033-10-12T00:00:00" table:style-name="ce2">
            <text:p>12/10/2033</text:p>
          </table:table-cell>
          <table:table-cell office:value-type="date" office:date-value="2033-10-13T00:00:00" table:style-name="ce2">
            <text:p>13/10/2033</text:p>
          </table:table-cell>
          <table:table-cell office:value-type="date" office:date-value="2033-10-14T00:00:00" table:style-name="ce2">
            <text:p>14/10/2033</text:p>
          </table:table-cell>
          <table:table-cell office:value-type="date" office:date-value="2033-10-15T00:00:00" table:style-name="ce2">
            <text:p>15/10/2033</text:p>
          </table:table-cell>
          <table:table-cell office:value-type="date" office:date-value="2033-10-16T00:00:00" table:style-name="ce2">
            <text:p>16/10/2033</text:p>
          </table:table-cell>
          <table:table-cell office:value-type="date" office:date-value="2033-10-17T00:00:00" table:style-name="ce2">
            <text:p>17/10/2033</text:p>
          </table:table-cell>
          <table:table-cell office:value-type="date" office:date-value="2033-10-18T00:00:00" table:style-name="ce2">
            <text:p>18/10/2033</text:p>
          </table:table-cell>
          <table:table-cell office:value-type="date" office:date-value="2033-10-19T00:00:00" table:style-name="ce2">
            <text:p>19/10/2033</text:p>
          </table:table-cell>
          <table:table-cell office:value-type="date" office:date-value="2033-10-20T00:00:00" table:style-name="ce2">
            <text:p>20/10/2033</text:p>
          </table:table-cell>
          <table:table-cell office:value-type="date" office:date-value="2033-10-21T00:00:00" table:style-name="ce2">
            <text:p>21/10/2033</text:p>
          </table:table-cell>
          <table:table-cell office:value-type="date" office:date-value="2033-10-22T00:00:00" table:style-name="ce2">
            <text:p>22/10/2033</text:p>
          </table:table-cell>
          <table:table-cell office:value-type="date" office:date-value="2033-10-23T00:00:00" table:style-name="ce2">
            <text:p>23/10/2033</text:p>
          </table:table-cell>
          <table:table-cell office:value-type="date" office:date-value="2033-10-24T00:00:00" table:style-name="ce2">
            <text:p>24/10/2033</text:p>
          </table:table-cell>
          <table:table-cell office:value-type="date" office:date-value="2033-10-25T00:00:00" table:style-name="ce2">
            <text:p>25/10/2033</text:p>
          </table:table-cell>
          <table:table-cell office:value-type="date" office:date-value="2033-10-26T00:00:00" table:style-name="ce2">
            <text:p>26/10/2033</text:p>
          </table:table-cell>
          <table:table-cell office:value-type="date" office:date-value="2033-10-27T00:00:00" table:style-name="ce2">
            <text:p>27/10/2033</text:p>
          </table:table-cell>
          <table:table-cell office:value-type="date" office:date-value="2033-10-28T00:00:00" table:style-name="ce2">
            <text:p>28/10/2033</text:p>
          </table:table-cell>
          <table:table-cell office:value-type="date" office:date-value="2033-10-29T00:00:00" table:style-name="ce2">
            <text:p>29/10/2033</text:p>
          </table:table-cell>
          <table:table-cell office:value-type="date" office:date-value="2033-10-30T00:00:00" table:style-name="ce2">
            <text:p>30/10/2033</text:p>
          </table:table-cell>
          <table:table-cell office:value-type="date" office:date-value="2033-10-31T00:00:00" table:style-name="ce2">
            <text:p>31/10/2033</text:p>
          </table:table-cell>
          <table:table-cell office:value-type="date" office:date-value="2033-11-01T00:00:00" table:style-name="ce2">
            <text:p>01/11/2033</text:p>
          </table:table-cell>
          <table:table-cell office:value-type="date" office:date-value="2033-11-02T00:00:00" table:style-name="ce2">
            <text:p>02/11/2033</text:p>
          </table:table-cell>
          <table:table-cell office:value-type="date" office:date-value="2033-11-03T00:00:00" table:style-name="ce2">
            <text:p>03/11/2033</text:p>
          </table:table-cell>
          <table:table-cell office:value-type="date" office:date-value="2033-11-04T00:00:00" table:style-name="ce2">
            <text:p>04/11/2033</text:p>
          </table:table-cell>
          <table:table-cell office:value-type="date" office:date-value="2033-11-05T00:00:00" table:style-name="ce2">
            <text:p>05/11/2033</text:p>
          </table:table-cell>
          <table:table-cell office:value-type="date" office:date-value="2033-11-06T00:00:00" table:style-name="ce2">
            <text:p>06/11/2033</text:p>
          </table:table-cell>
          <table:table-cell office:value-type="date" office:date-value="2033-11-07T00:00:00" table:style-name="ce2">
            <text:p>07/11/2033</text:p>
          </table:table-cell>
          <table:table-cell office:value-type="date" office:date-value="2033-11-08T00:00:00" table:style-name="ce2">
            <text:p>08/11/2033</text:p>
          </table:table-cell>
          <table:table-cell office:value-type="date" office:date-value="2033-11-09T00:00:00" table:style-name="ce2">
            <text:p>09/11/2033</text:p>
          </table:table-cell>
          <table:table-cell office:value-type="date" office:date-value="2033-11-10T00:00:00" table:style-name="ce2">
            <text:p>10/11/2033</text:p>
          </table:table-cell>
          <table:table-cell office:value-type="date" office:date-value="2033-11-11T00:00:00" table:style-name="ce2">
            <text:p>11/11/2033</text:p>
          </table:table-cell>
          <table:table-cell office:value-type="date" office:date-value="2033-11-12T00:00:00" table:style-name="ce2">
            <text:p>12/11/2033</text:p>
          </table:table-cell>
          <table:table-cell office:value-type="date" office:date-value="2033-11-13T00:00:00" table:style-name="ce2">
            <text:p>13/11/2033</text:p>
          </table:table-cell>
          <table:table-cell office:value-type="date" office:date-value="2033-11-14T00:00:00" table:style-name="ce2">
            <text:p>14/11/2033</text:p>
          </table:table-cell>
          <table:table-cell office:value-type="date" office:date-value="2033-11-15T00:00:00" table:style-name="ce2">
            <text:p>15/11/2033</text:p>
          </table:table-cell>
          <table:table-cell office:value-type="date" office:date-value="2033-11-16T00:00:00" table:style-name="ce2">
            <text:p>16/11/2033</text:p>
          </table:table-cell>
          <table:table-cell table:number-columns-repeated="16284"/>
        </table:table-row>
        <table:table-row table:style-name="ro1">
          <table:table-cell office:value-type="date" office:date-value="2033-11-17T00:00:00" table:style-name="ce2">
            <text:p>17/11/2033</text:p>
          </table:table-cell>
          <table:table-cell office:value-type="date" office:date-value="2033-11-18T00:00:00" table:style-name="ce2">
            <text:p>18/11/2033</text:p>
          </table:table-cell>
          <table:table-cell office:value-type="date" office:date-value="2033-11-19T00:00:00" table:style-name="ce2">
            <text:p>19/11/2033</text:p>
          </table:table-cell>
          <table:table-cell office:value-type="date" office:date-value="2033-11-20T00:00:00" table:style-name="ce2">
            <text:p>20/11/2033</text:p>
          </table:table-cell>
          <table:table-cell office:value-type="date" office:date-value="2033-11-21T00:00:00" table:style-name="ce2">
            <text:p>21/11/2033</text:p>
          </table:table-cell>
          <table:table-cell office:value-type="date" office:date-value="2033-11-22T00:00:00" table:style-name="ce2">
            <text:p>22/11/2033</text:p>
          </table:table-cell>
          <table:table-cell office:value-type="date" office:date-value="2033-11-23T00:00:00" table:style-name="ce2">
            <text:p>23/11/2033</text:p>
          </table:table-cell>
          <table:table-cell office:value-type="date" office:date-value="2033-11-24T00:00:00" table:style-name="ce2">
            <text:p>24/11/2033</text:p>
          </table:table-cell>
          <table:table-cell office:value-type="date" office:date-value="2033-11-25T00:00:00" table:style-name="ce2">
            <text:p>25/11/2033</text:p>
          </table:table-cell>
          <table:table-cell office:value-type="date" office:date-value="2033-11-26T00:00:00" table:style-name="ce2">
            <text:p>26/11/2033</text:p>
          </table:table-cell>
          <table:table-cell office:value-type="date" office:date-value="2033-11-27T00:00:00" table:style-name="ce2">
            <text:p>27/11/2033</text:p>
          </table:table-cell>
          <table:table-cell office:value-type="date" office:date-value="2033-11-28T00:00:00" table:style-name="ce2">
            <text:p>28/11/2033</text:p>
          </table:table-cell>
          <table:table-cell office:value-type="date" office:date-value="2033-11-29T00:00:00" table:style-name="ce2">
            <text:p>29/11/2033</text:p>
          </table:table-cell>
          <table:table-cell office:value-type="date" office:date-value="2033-11-30T00:00:00" table:style-name="ce2">
            <text:p>30/11/2033</text:p>
          </table:table-cell>
          <table:table-cell office:value-type="date" office:date-value="2033-12-01T00:00:00" table:style-name="ce2">
            <text:p>01/12/2033</text:p>
          </table:table-cell>
          <table:table-cell office:value-type="date" office:date-value="2033-12-02T00:00:00" table:style-name="ce2">
            <text:p>02/12/2033</text:p>
          </table:table-cell>
          <table:table-cell office:value-type="date" office:date-value="2033-12-03T00:00:00" table:style-name="ce2">
            <text:p>03/12/2033</text:p>
          </table:table-cell>
          <table:table-cell office:value-type="date" office:date-value="2033-12-04T00:00:00" table:style-name="ce2">
            <text:p>04/12/2033</text:p>
          </table:table-cell>
          <table:table-cell office:value-type="date" office:date-value="2033-12-05T00:00:00" table:style-name="ce2">
            <text:p>05/12/2033</text:p>
          </table:table-cell>
          <table:table-cell office:value-type="date" office:date-value="2033-12-06T00:00:00" table:style-name="ce2">
            <text:p>06/12/2033</text:p>
          </table:table-cell>
          <table:table-cell office:value-type="date" office:date-value="2033-12-07T00:00:00" table:style-name="ce2">
            <text:p>07/12/2033</text:p>
          </table:table-cell>
          <table:table-cell office:value-type="date" office:date-value="2033-12-08T00:00:00" table:style-name="ce2">
            <text:p>08/12/2033</text:p>
          </table:table-cell>
          <table:table-cell office:value-type="date" office:date-value="2033-12-09T00:00:00" table:style-name="ce2">
            <text:p>09/12/2033</text:p>
          </table:table-cell>
          <table:table-cell office:value-type="date" office:date-value="2033-12-10T00:00:00" table:style-name="ce2">
            <text:p>10/12/2033</text:p>
          </table:table-cell>
          <table:table-cell office:value-type="date" office:date-value="2033-12-11T00:00:00" table:style-name="ce2">
            <text:p>11/12/2033</text:p>
          </table:table-cell>
          <table:table-cell office:value-type="date" office:date-value="2033-12-12T00:00:00" table:style-name="ce2">
            <text:p>12/12/2033</text:p>
          </table:table-cell>
          <table:table-cell office:value-type="date" office:date-value="2033-12-13T00:00:00" table:style-name="ce2">
            <text:p>13/12/2033</text:p>
          </table:table-cell>
          <table:table-cell office:value-type="date" office:date-value="2033-12-14T00:00:00" table:style-name="ce2">
            <text:p>14/12/2033</text:p>
          </table:table-cell>
          <table:table-cell office:value-type="date" office:date-value="2033-12-15T00:00:00" table:style-name="ce2">
            <text:p>15/12/2033</text:p>
          </table:table-cell>
          <table:table-cell office:value-type="date" office:date-value="2033-12-16T00:00:00" table:style-name="ce2">
            <text:p>16/12/2033</text:p>
          </table:table-cell>
          <table:table-cell office:value-type="date" office:date-value="2033-12-17T00:00:00" table:style-name="ce2">
            <text:p>17/12/2033</text:p>
          </table:table-cell>
          <table:table-cell office:value-type="date" office:date-value="2033-12-18T00:00:00" table:style-name="ce2">
            <text:p>18/12/2033</text:p>
          </table:table-cell>
          <table:table-cell office:value-type="date" office:date-value="2033-12-19T00:00:00" table:style-name="ce2">
            <text:p>19/12/2033</text:p>
          </table:table-cell>
          <table:table-cell office:value-type="date" office:date-value="2033-12-20T00:00:00" table:style-name="ce2">
            <text:p>20/12/2033</text:p>
          </table:table-cell>
          <table:table-cell office:value-type="date" office:date-value="2033-12-21T00:00:00" table:style-name="ce2">
            <text:p>21/12/2033</text:p>
          </table:table-cell>
          <table:table-cell office:value-type="date" office:date-value="2033-12-22T00:00:00" table:style-name="ce2">
            <text:p>22/12/2033</text:p>
          </table:table-cell>
          <table:table-cell office:value-type="date" office:date-value="2033-12-23T00:00:00" table:style-name="ce2">
            <text:p>23/12/2033</text:p>
          </table:table-cell>
          <table:table-cell office:value-type="date" office:date-value="2033-12-24T00:00:00" table:style-name="ce2">
            <text:p>24/12/2033</text:p>
          </table:table-cell>
          <table:table-cell office:value-type="date" office:date-value="2033-12-25T00:00:00" table:style-name="ce2">
            <text:p>25/12/2033</text:p>
          </table:table-cell>
          <table:table-cell office:value-type="date" office:date-value="2033-12-26T00:00:00" table:style-name="ce2">
            <text:p>26/12/2033</text:p>
          </table:table-cell>
          <table:table-cell office:value-type="date" office:date-value="2033-12-27T00:00:00" table:style-name="ce2">
            <text:p>27/12/2033</text:p>
          </table:table-cell>
          <table:table-cell office:value-type="date" office:date-value="2033-12-28T00:00:00" table:style-name="ce2">
            <text:p>28/12/2033</text:p>
          </table:table-cell>
          <table:table-cell office:value-type="date" office:date-value="2033-12-29T00:00:00" table:style-name="ce2">
            <text:p>29/12/2033</text:p>
          </table:table-cell>
          <table:table-cell office:value-type="date" office:date-value="2033-12-30T00:00:00" table:style-name="ce2">
            <text:p>30/12/2033</text:p>
          </table:table-cell>
          <table:table-cell office:value-type="date" office:date-value="2033-12-31T00:00:00" table:style-name="ce2">
            <text:p>31/12/2033</text:p>
          </table:table-cell>
          <table:table-cell office:value-type="date" office:date-value="2034-01-01T00:00:00" table:style-name="ce2">
            <text:p>01/01/2034</text:p>
          </table:table-cell>
          <table:table-cell office:value-type="date" office:date-value="2034-01-02T00:00:00" table:style-name="ce2">
            <text:p>02/01/2034</text:p>
          </table:table-cell>
          <table:table-cell office:value-type="date" office:date-value="2034-01-03T00:00:00" table:style-name="ce2">
            <text:p>03/01/2034</text:p>
          </table:table-cell>
          <table:table-cell office:value-type="date" office:date-value="2034-01-04T00:00:00" table:style-name="ce2">
            <text:p>04/01/2034</text:p>
          </table:table-cell>
          <table:table-cell office:value-type="date" office:date-value="2034-01-05T00:00:00" table:style-name="ce2">
            <text:p>05/01/2034</text:p>
          </table:table-cell>
          <table:table-cell office:value-type="date" office:date-value="2034-01-06T00:00:00" table:style-name="ce2">
            <text:p>06/01/2034</text:p>
          </table:table-cell>
          <table:table-cell office:value-type="date" office:date-value="2034-01-07T00:00:00" table:style-name="ce2">
            <text:p>07/01/2034</text:p>
          </table:table-cell>
          <table:table-cell office:value-type="date" office:date-value="2034-01-08T00:00:00" table:style-name="ce2">
            <text:p>08/01/2034</text:p>
          </table:table-cell>
          <table:table-cell office:value-type="date" office:date-value="2034-01-09T00:00:00" table:style-name="ce2">
            <text:p>09/01/2034</text:p>
          </table:table-cell>
          <table:table-cell office:value-type="date" office:date-value="2034-01-10T00:00:00" table:style-name="ce2">
            <text:p>10/01/2034</text:p>
          </table:table-cell>
          <table:table-cell office:value-type="date" office:date-value="2034-01-11T00:00:00" table:style-name="ce2">
            <text:p>11/01/2034</text:p>
          </table:table-cell>
          <table:table-cell office:value-type="date" office:date-value="2034-01-12T00:00:00" table:style-name="ce2">
            <text:p>12/01/2034</text:p>
          </table:table-cell>
          <table:table-cell office:value-type="date" office:date-value="2034-01-13T00:00:00" table:style-name="ce2">
            <text:p>13/01/2034</text:p>
          </table:table-cell>
          <table:table-cell office:value-type="date" office:date-value="2034-01-14T00:00:00" table:style-name="ce2">
            <text:p>14/01/2034</text:p>
          </table:table-cell>
          <table:table-cell office:value-type="date" office:date-value="2034-01-15T00:00:00" table:style-name="ce2">
            <text:p>15/01/2034</text:p>
          </table:table-cell>
          <table:table-cell office:value-type="date" office:date-value="2034-01-16T00:00:00" table:style-name="ce2">
            <text:p>16/01/2034</text:p>
          </table:table-cell>
          <table:table-cell office:value-type="date" office:date-value="2034-01-17T00:00:00" table:style-name="ce2">
            <text:p>17/01/2034</text:p>
          </table:table-cell>
          <table:table-cell office:value-type="date" office:date-value="2034-01-18T00:00:00" table:style-name="ce2">
            <text:p>18/01/2034</text:p>
          </table:table-cell>
          <table:table-cell office:value-type="date" office:date-value="2034-01-19T00:00:00" table:style-name="ce2">
            <text:p>19/01/2034</text:p>
          </table:table-cell>
          <table:table-cell office:value-type="date" office:date-value="2034-01-20T00:00:00" table:style-name="ce2">
            <text:p>20/01/2034</text:p>
          </table:table-cell>
          <table:table-cell office:value-type="date" office:date-value="2034-01-21T00:00:00" table:style-name="ce2">
            <text:p>21/01/2034</text:p>
          </table:table-cell>
          <table:table-cell office:value-type="date" office:date-value="2034-01-22T00:00:00" table:style-name="ce2">
            <text:p>22/01/2034</text:p>
          </table:table-cell>
          <table:table-cell office:value-type="date" office:date-value="2034-01-23T00:00:00" table:style-name="ce2">
            <text:p>23/01/2034</text:p>
          </table:table-cell>
          <table:table-cell office:value-type="date" office:date-value="2034-01-24T00:00:00" table:style-name="ce2">
            <text:p>24/01/2034</text:p>
          </table:table-cell>
          <table:table-cell office:value-type="date" office:date-value="2034-01-25T00:00:00" table:style-name="ce2">
            <text:p>25/01/2034</text:p>
          </table:table-cell>
          <table:table-cell office:value-type="date" office:date-value="2034-01-26T00:00:00" table:style-name="ce2">
            <text:p>26/01/2034</text:p>
          </table:table-cell>
          <table:table-cell office:value-type="date" office:date-value="2034-01-27T00:00:00" table:style-name="ce2">
            <text:p>27/01/2034</text:p>
          </table:table-cell>
          <table:table-cell office:value-type="date" office:date-value="2034-01-28T00:00:00" table:style-name="ce2">
            <text:p>28/01/2034</text:p>
          </table:table-cell>
          <table:table-cell office:value-type="date" office:date-value="2034-01-29T00:00:00" table:style-name="ce2">
            <text:p>29/01/2034</text:p>
          </table:table-cell>
          <table:table-cell office:value-type="date" office:date-value="2034-01-30T00:00:00" table:style-name="ce2">
            <text:p>30/01/2034</text:p>
          </table:table-cell>
          <table:table-cell office:value-type="date" office:date-value="2034-01-31T00:00:00" table:style-name="ce2">
            <text:p>31/01/2034</text:p>
          </table:table-cell>
          <table:table-cell office:value-type="date" office:date-value="2034-02-01T00:00:00" table:style-name="ce2">
            <text:p>01/02/2034</text:p>
          </table:table-cell>
          <table:table-cell office:value-type="date" office:date-value="2034-02-02T00:00:00" table:style-name="ce2">
            <text:p>02/02/2034</text:p>
          </table:table-cell>
          <table:table-cell office:value-type="date" office:date-value="2034-02-03T00:00:00" table:style-name="ce2">
            <text:p>03/02/2034</text:p>
          </table:table-cell>
          <table:table-cell office:value-type="date" office:date-value="2034-02-04T00:00:00" table:style-name="ce2">
            <text:p>04/02/2034</text:p>
          </table:table-cell>
          <table:table-cell office:value-type="date" office:date-value="2034-02-05T00:00:00" table:style-name="ce2">
            <text:p>05/02/2034</text:p>
          </table:table-cell>
          <table:table-cell office:value-type="date" office:date-value="2034-02-06T00:00:00" table:style-name="ce2">
            <text:p>06/02/2034</text:p>
          </table:table-cell>
          <table:table-cell office:value-type="date" office:date-value="2034-02-07T00:00:00" table:style-name="ce2">
            <text:p>07/02/2034</text:p>
          </table:table-cell>
          <table:table-cell office:value-type="date" office:date-value="2034-02-08T00:00:00" table:style-name="ce2">
            <text:p>08/02/2034</text:p>
          </table:table-cell>
          <table:table-cell office:value-type="date" office:date-value="2034-02-09T00:00:00" table:style-name="ce2">
            <text:p>09/02/2034</text:p>
          </table:table-cell>
          <table:table-cell office:value-type="date" office:date-value="2034-02-10T00:00:00" table:style-name="ce2">
            <text:p>10/02/2034</text:p>
          </table:table-cell>
          <table:table-cell office:value-type="date" office:date-value="2034-02-11T00:00:00" table:style-name="ce2">
            <text:p>11/02/2034</text:p>
          </table:table-cell>
          <table:table-cell office:value-type="date" office:date-value="2034-02-12T00:00:00" table:style-name="ce2">
            <text:p>12/02/2034</text:p>
          </table:table-cell>
          <table:table-cell office:value-type="date" office:date-value="2034-02-13T00:00:00" table:style-name="ce2">
            <text:p>13/02/2034</text:p>
          </table:table-cell>
          <table:table-cell office:value-type="date" office:date-value="2034-02-14T00:00:00" table:style-name="ce2">
            <text:p>14/02/2034</text:p>
          </table:table-cell>
          <table:table-cell office:value-type="date" office:date-value="2034-02-15T00:00:00" table:style-name="ce2">
            <text:p>15/02/2034</text:p>
          </table:table-cell>
          <table:table-cell office:value-type="date" office:date-value="2034-02-16T00:00:00" table:style-name="ce2">
            <text:p>16/02/2034</text:p>
          </table:table-cell>
          <table:table-cell office:value-type="date" office:date-value="2034-02-17T00:00:00" table:style-name="ce2">
            <text:p>17/02/2034</text:p>
          </table:table-cell>
          <table:table-cell office:value-type="date" office:date-value="2034-02-18T00:00:00" table:style-name="ce2">
            <text:p>18/02/2034</text:p>
          </table:table-cell>
          <table:table-cell office:value-type="date" office:date-value="2034-02-19T00:00:00" table:style-name="ce2">
            <text:p>19/02/2034</text:p>
          </table:table-cell>
          <table:table-cell office:value-type="date" office:date-value="2034-02-20T00:00:00" table:style-name="ce2">
            <text:p>20/02/2034</text:p>
          </table:table-cell>
          <table:table-cell office:value-type="date" office:date-value="2034-02-21T00:00:00" table:style-name="ce2">
            <text:p>21/02/2034</text:p>
          </table:table-cell>
          <table:table-cell office:value-type="date" office:date-value="2034-02-22T00:00:00" table:style-name="ce2">
            <text:p>22/02/2034</text:p>
          </table:table-cell>
          <table:table-cell office:value-type="date" office:date-value="2034-02-23T00:00:00" table:style-name="ce2">
            <text:p>23/02/2034</text:p>
          </table:table-cell>
          <table:table-cell office:value-type="date" office:date-value="2034-02-24T00:00:00" table:style-name="ce2">
            <text:p>24/02/2034</text:p>
          </table:table-cell>
          <table:table-cell table:number-columns-repeated="16284"/>
        </table:table-row>
        <table:table-row table:style-name="ro1">
          <table:table-cell office:value-type="date" office:date-value="2034-02-25T00:00:00" table:style-name="ce2">
            <text:p>25/02/2034</text:p>
          </table:table-cell>
          <table:table-cell office:value-type="date" office:date-value="2034-02-26T00:00:00" table:style-name="ce2">
            <text:p>26/02/2034</text:p>
          </table:table-cell>
          <table:table-cell office:value-type="date" office:date-value="2034-02-27T00:00:00" table:style-name="ce2">
            <text:p>27/02/2034</text:p>
          </table:table-cell>
          <table:table-cell office:value-type="date" office:date-value="2034-02-28T00:00:00" table:style-name="ce2">
            <text:p>28/02/2034</text:p>
          </table:table-cell>
          <table:table-cell office:value-type="date" office:date-value="2034-03-01T00:00:00" table:style-name="ce2">
            <text:p>01/03/2034</text:p>
          </table:table-cell>
          <table:table-cell office:value-type="date" office:date-value="2034-03-02T00:00:00" table:style-name="ce2">
            <text:p>02/03/2034</text:p>
          </table:table-cell>
          <table:table-cell office:value-type="date" office:date-value="2034-03-03T00:00:00" table:style-name="ce2">
            <text:p>03/03/2034</text:p>
          </table:table-cell>
          <table:table-cell office:value-type="date" office:date-value="2034-03-04T00:00:00" table:style-name="ce2">
            <text:p>04/03/2034</text:p>
          </table:table-cell>
          <table:table-cell office:value-type="date" office:date-value="2034-03-05T00:00:00" table:style-name="ce2">
            <text:p>05/03/2034</text:p>
          </table:table-cell>
          <table:table-cell office:value-type="date" office:date-value="2034-03-06T00:00:00" table:style-name="ce2">
            <text:p>06/03/2034</text:p>
          </table:table-cell>
          <table:table-cell office:value-type="date" office:date-value="2034-03-07T00:00:00" table:style-name="ce2">
            <text:p>07/03/2034</text:p>
          </table:table-cell>
          <table:table-cell office:value-type="date" office:date-value="2034-03-08T00:00:00" table:style-name="ce2">
            <text:p>08/03/2034</text:p>
          </table:table-cell>
          <table:table-cell office:value-type="date" office:date-value="2034-03-09T00:00:00" table:style-name="ce2">
            <text:p>09/03/2034</text:p>
          </table:table-cell>
          <table:table-cell office:value-type="date" office:date-value="2034-03-10T00:00:00" table:style-name="ce2">
            <text:p>10/03/2034</text:p>
          </table:table-cell>
          <table:table-cell office:value-type="date" office:date-value="2034-03-11T00:00:00" table:style-name="ce2">
            <text:p>11/03/2034</text:p>
          </table:table-cell>
          <table:table-cell office:value-type="date" office:date-value="2034-03-12T00:00:00" table:style-name="ce2">
            <text:p>12/03/2034</text:p>
          </table:table-cell>
          <table:table-cell office:value-type="date" office:date-value="2034-03-13T00:00:00" table:style-name="ce2">
            <text:p>13/03/2034</text:p>
          </table:table-cell>
          <table:table-cell office:value-type="date" office:date-value="2034-03-14T00:00:00" table:style-name="ce2">
            <text:p>14/03/2034</text:p>
          </table:table-cell>
          <table:table-cell office:value-type="date" office:date-value="2034-03-15T00:00:00" table:style-name="ce2">
            <text:p>15/03/2034</text:p>
          </table:table-cell>
          <table:table-cell office:value-type="date" office:date-value="2034-03-16T00:00:00" table:style-name="ce2">
            <text:p>16/03/2034</text:p>
          </table:table-cell>
          <table:table-cell office:value-type="date" office:date-value="2034-03-17T00:00:00" table:style-name="ce2">
            <text:p>17/03/2034</text:p>
          </table:table-cell>
          <table:table-cell office:value-type="date" office:date-value="2034-03-18T00:00:00" table:style-name="ce2">
            <text:p>18/03/2034</text:p>
          </table:table-cell>
          <table:table-cell office:value-type="date" office:date-value="2034-03-19T00:00:00" table:style-name="ce2">
            <text:p>19/03/2034</text:p>
          </table:table-cell>
          <table:table-cell office:value-type="date" office:date-value="2034-03-20T00:00:00" table:style-name="ce2">
            <text:p>20/03/2034</text:p>
          </table:table-cell>
          <table:table-cell office:value-type="date" office:date-value="2034-03-21T00:00:00" table:style-name="ce2">
            <text:p>21/03/2034</text:p>
          </table:table-cell>
          <table:table-cell office:value-type="date" office:date-value="2034-03-22T00:00:00" table:style-name="ce2">
            <text:p>22/03/2034</text:p>
          </table:table-cell>
          <table:table-cell office:value-type="date" office:date-value="2034-03-23T00:00:00" table:style-name="ce2">
            <text:p>23/03/2034</text:p>
          </table:table-cell>
          <table:table-cell office:value-type="date" office:date-value="2034-03-24T00:00:00" table:style-name="ce2">
            <text:p>24/03/2034</text:p>
          </table:table-cell>
          <table:table-cell office:value-type="date" office:date-value="2034-03-25T00:00:00" table:style-name="ce2">
            <text:p>25/03/2034</text:p>
          </table:table-cell>
          <table:table-cell office:value-type="date" office:date-value="2034-03-26T00:00:00" table:style-name="ce2">
            <text:p>26/03/2034</text:p>
          </table:table-cell>
          <table:table-cell office:value-type="date" office:date-value="2034-03-27T00:00:00" table:style-name="ce2">
            <text:p>27/03/2034</text:p>
          </table:table-cell>
          <table:table-cell office:value-type="date" office:date-value="2034-03-28T00:00:00" table:style-name="ce2">
            <text:p>28/03/2034</text:p>
          </table:table-cell>
          <table:table-cell office:value-type="date" office:date-value="2034-03-29T00:00:00" table:style-name="ce2">
            <text:p>29/03/2034</text:p>
          </table:table-cell>
          <table:table-cell office:value-type="date" office:date-value="2034-03-30T00:00:00" table:style-name="ce2">
            <text:p>30/03/2034</text:p>
          </table:table-cell>
          <table:table-cell office:value-type="date" office:date-value="2034-03-31T00:00:00" table:style-name="ce2">
            <text:p>31/03/2034</text:p>
          </table:table-cell>
          <table:table-cell office:value-type="date" office:date-value="2034-04-01T00:00:00" table:style-name="ce2">
            <text:p>01/04/2034</text:p>
          </table:table-cell>
          <table:table-cell office:value-type="date" office:date-value="2034-04-02T00:00:00" table:style-name="ce2">
            <text:p>02/04/2034</text:p>
          </table:table-cell>
          <table:table-cell office:value-type="date" office:date-value="2034-04-03T00:00:00" table:style-name="ce2">
            <text:p>03/04/2034</text:p>
          </table:table-cell>
          <table:table-cell office:value-type="date" office:date-value="2034-04-04T00:00:00" table:style-name="ce2">
            <text:p>04/04/2034</text:p>
          </table:table-cell>
          <table:table-cell office:value-type="date" office:date-value="2034-04-05T00:00:00" table:style-name="ce2">
            <text:p>05/04/2034</text:p>
          </table:table-cell>
          <table:table-cell office:value-type="date" office:date-value="2034-04-06T00:00:00" table:style-name="ce2">
            <text:p>06/04/2034</text:p>
          </table:table-cell>
          <table:table-cell office:value-type="date" office:date-value="2034-04-07T00:00:00" table:style-name="ce2">
            <text:p>07/04/2034</text:p>
          </table:table-cell>
          <table:table-cell office:value-type="date" office:date-value="2034-04-08T00:00:00" table:style-name="ce2">
            <text:p>08/04/2034</text:p>
          </table:table-cell>
          <table:table-cell office:value-type="date" office:date-value="2034-04-09T00:00:00" table:style-name="ce2">
            <text:p>09/04/2034</text:p>
          </table:table-cell>
          <table:table-cell office:value-type="date" office:date-value="2034-04-10T00:00:00" table:style-name="ce2">
            <text:p>10/04/2034</text:p>
          </table:table-cell>
          <table:table-cell office:value-type="date" office:date-value="2034-04-11T00:00:00" table:style-name="ce2">
            <text:p>11/04/2034</text:p>
          </table:table-cell>
          <table:table-cell office:value-type="date" office:date-value="2034-04-12T00:00:00" table:style-name="ce2">
            <text:p>12/04/2034</text:p>
          </table:table-cell>
          <table:table-cell office:value-type="date" office:date-value="2034-04-13T00:00:00" table:style-name="ce2">
            <text:p>13/04/2034</text:p>
          </table:table-cell>
          <table:table-cell office:value-type="date" office:date-value="2034-04-14T00:00:00" table:style-name="ce2">
            <text:p>14/04/2034</text:p>
          </table:table-cell>
          <table:table-cell office:value-type="date" office:date-value="2034-04-15T00:00:00" table:style-name="ce2">
            <text:p>15/04/2034</text:p>
          </table:table-cell>
          <table:table-cell office:value-type="date" office:date-value="2034-04-16T00:00:00" table:style-name="ce2">
            <text:p>16/04/2034</text:p>
          </table:table-cell>
          <table:table-cell office:value-type="date" office:date-value="2034-04-17T00:00:00" table:style-name="ce2">
            <text:p>17/04/2034</text:p>
          </table:table-cell>
          <table:table-cell office:value-type="date" office:date-value="2034-04-18T00:00:00" table:style-name="ce2">
            <text:p>18/04/2034</text:p>
          </table:table-cell>
          <table:table-cell office:value-type="date" office:date-value="2034-04-19T00:00:00" table:style-name="ce2">
            <text:p>19/04/2034</text:p>
          </table:table-cell>
          <table:table-cell office:value-type="date" office:date-value="2034-04-20T00:00:00" table:style-name="ce2">
            <text:p>20/04/2034</text:p>
          </table:table-cell>
          <table:table-cell office:value-type="date" office:date-value="2034-04-21T00:00:00" table:style-name="ce2">
            <text:p>21/04/2034</text:p>
          </table:table-cell>
          <table:table-cell office:value-type="date" office:date-value="2034-04-22T00:00:00" table:style-name="ce2">
            <text:p>22/04/2034</text:p>
          </table:table-cell>
          <table:table-cell office:value-type="date" office:date-value="2034-04-23T00:00:00" table:style-name="ce2">
            <text:p>23/04/2034</text:p>
          </table:table-cell>
          <table:table-cell office:value-type="date" office:date-value="2034-04-24T00:00:00" table:style-name="ce2">
            <text:p>24/04/2034</text:p>
          </table:table-cell>
          <table:table-cell office:value-type="date" office:date-value="2034-04-25T00:00:00" table:style-name="ce2">
            <text:p>25/04/2034</text:p>
          </table:table-cell>
          <table:table-cell office:value-type="date" office:date-value="2034-04-26T00:00:00" table:style-name="ce2">
            <text:p>26/04/2034</text:p>
          </table:table-cell>
          <table:table-cell office:value-type="date" office:date-value="2034-04-27T00:00:00" table:style-name="ce2">
            <text:p>27/04/2034</text:p>
          </table:table-cell>
          <table:table-cell office:value-type="date" office:date-value="2034-04-28T00:00:00" table:style-name="ce2">
            <text:p>28/04/2034</text:p>
          </table:table-cell>
          <table:table-cell office:value-type="date" office:date-value="2034-04-29T00:00:00" table:style-name="ce2">
            <text:p>29/04/2034</text:p>
          </table:table-cell>
          <table:table-cell office:value-type="date" office:date-value="2034-04-30T00:00:00" table:style-name="ce2">
            <text:p>30/04/2034</text:p>
          </table:table-cell>
          <table:table-cell office:value-type="date" office:date-value="2034-05-01T00:00:00" table:style-name="ce2">
            <text:p>01/05/2034</text:p>
          </table:table-cell>
          <table:table-cell office:value-type="date" office:date-value="2034-05-02T00:00:00" table:style-name="ce2">
            <text:p>02/05/2034</text:p>
          </table:table-cell>
          <table:table-cell office:value-type="date" office:date-value="2034-05-03T00:00:00" table:style-name="ce2">
            <text:p>03/05/2034</text:p>
          </table:table-cell>
          <table:table-cell office:value-type="date" office:date-value="2034-05-04T00:00:00" table:style-name="ce2">
            <text:p>04/05/2034</text:p>
          </table:table-cell>
          <table:table-cell office:value-type="date" office:date-value="2034-05-05T00:00:00" table:style-name="ce2">
            <text:p>05/05/2034</text:p>
          </table:table-cell>
          <table:table-cell office:value-type="date" office:date-value="2034-05-06T00:00:00" table:style-name="ce2">
            <text:p>06/05/2034</text:p>
          </table:table-cell>
          <table:table-cell office:value-type="date" office:date-value="2034-05-07T00:00:00" table:style-name="ce2">
            <text:p>07/05/2034</text:p>
          </table:table-cell>
          <table:table-cell office:value-type="date" office:date-value="2034-05-08T00:00:00" table:style-name="ce2">
            <text:p>08/05/2034</text:p>
          </table:table-cell>
          <table:table-cell office:value-type="date" office:date-value="2034-05-09T00:00:00" table:style-name="ce2">
            <text:p>09/05/2034</text:p>
          </table:table-cell>
          <table:table-cell office:value-type="date" office:date-value="2034-05-10T00:00:00" table:style-name="ce2">
            <text:p>10/05/2034</text:p>
          </table:table-cell>
          <table:table-cell office:value-type="date" office:date-value="2034-05-11T00:00:00" table:style-name="ce2">
            <text:p>11/05/2034</text:p>
          </table:table-cell>
          <table:table-cell office:value-type="date" office:date-value="2034-05-12T00:00:00" table:style-name="ce2">
            <text:p>12/05/2034</text:p>
          </table:table-cell>
          <table:table-cell office:value-type="date" office:date-value="2034-05-13T00:00:00" table:style-name="ce2">
            <text:p>13/05/2034</text:p>
          </table:table-cell>
          <table:table-cell office:value-type="date" office:date-value="2034-05-14T00:00:00" table:style-name="ce2">
            <text:p>14/05/2034</text:p>
          </table:table-cell>
          <table:table-cell office:value-type="date" office:date-value="2034-05-15T00:00:00" table:style-name="ce2">
            <text:p>15/05/2034</text:p>
          </table:table-cell>
          <table:table-cell office:value-type="date" office:date-value="2034-05-16T00:00:00" table:style-name="ce2">
            <text:p>16/05/2034</text:p>
          </table:table-cell>
          <table:table-cell office:value-type="date" office:date-value="2034-05-17T00:00:00" table:style-name="ce2">
            <text:p>17/05/2034</text:p>
          </table:table-cell>
          <table:table-cell office:value-type="date" office:date-value="2034-05-18T00:00:00" table:style-name="ce2">
            <text:p>18/05/2034</text:p>
          </table:table-cell>
          <table:table-cell office:value-type="date" office:date-value="2034-05-19T00:00:00" table:style-name="ce2">
            <text:p>19/05/2034</text:p>
          </table:table-cell>
          <table:table-cell office:value-type="date" office:date-value="2034-05-20T00:00:00" table:style-name="ce2">
            <text:p>20/05/2034</text:p>
          </table:table-cell>
          <table:table-cell office:value-type="date" office:date-value="2034-05-21T00:00:00" table:style-name="ce2">
            <text:p>21/05/2034</text:p>
          </table:table-cell>
          <table:table-cell office:value-type="date" office:date-value="2034-05-22T00:00:00" table:style-name="ce2">
            <text:p>22/05/2034</text:p>
          </table:table-cell>
          <table:table-cell office:value-type="date" office:date-value="2034-05-23T00:00:00" table:style-name="ce2">
            <text:p>23/05/2034</text:p>
          </table:table-cell>
          <table:table-cell office:value-type="date" office:date-value="2034-05-24T00:00:00" table:style-name="ce2">
            <text:p>24/05/2034</text:p>
          </table:table-cell>
          <table:table-cell office:value-type="date" office:date-value="2034-05-25T00:00:00" table:style-name="ce2">
            <text:p>25/05/2034</text:p>
          </table:table-cell>
          <table:table-cell office:value-type="date" office:date-value="2034-05-26T00:00:00" table:style-name="ce2">
            <text:p>26/05/2034</text:p>
          </table:table-cell>
          <table:table-cell office:value-type="date" office:date-value="2034-05-27T00:00:00" table:style-name="ce2">
            <text:p>27/05/2034</text:p>
          </table:table-cell>
          <table:table-cell office:value-type="date" office:date-value="2034-05-28T00:00:00" table:style-name="ce2">
            <text:p>28/05/2034</text:p>
          </table:table-cell>
          <table:table-cell office:value-type="date" office:date-value="2034-05-29T00:00:00" table:style-name="ce2">
            <text:p>29/05/2034</text:p>
          </table:table-cell>
          <table:table-cell office:value-type="date" office:date-value="2034-05-30T00:00:00" table:style-name="ce2">
            <text:p>30/05/2034</text:p>
          </table:table-cell>
          <table:table-cell office:value-type="date" office:date-value="2034-05-31T00:00:00" table:style-name="ce2">
            <text:p>31/05/2034</text:p>
          </table:table-cell>
          <table:table-cell office:value-type="date" office:date-value="2034-06-01T00:00:00" table:style-name="ce2">
            <text:p>01/06/2034</text:p>
          </table:table-cell>
          <table:table-cell office:value-type="date" office:date-value="2034-06-02T00:00:00" table:style-name="ce2">
            <text:p>02/06/2034</text:p>
          </table:table-cell>
          <table:table-cell office:value-type="date" office:date-value="2034-06-03T00:00:00" table:style-name="ce2">
            <text:p>03/06/2034</text:p>
          </table:table-cell>
          <table:table-cell office:value-type="date" office:date-value="2034-06-04T00:00:00" table:style-name="ce2">
            <text:p>04/06/2034</text:p>
          </table:table-cell>
          <table:table-cell table:number-columns-repeated="16284"/>
        </table:table-row>
        <table:table-row table:style-name="ro1">
          <table:table-cell office:value-type="date" office:date-value="2034-06-05T00:00:00" table:style-name="ce2">
            <text:p>05/06/2034</text:p>
          </table:table-cell>
          <table:table-cell office:value-type="date" office:date-value="2034-06-06T00:00:00" table:style-name="ce2">
            <text:p>06/06/2034</text:p>
          </table:table-cell>
          <table:table-cell office:value-type="date" office:date-value="2034-06-07T00:00:00" table:style-name="ce2">
            <text:p>07/06/2034</text:p>
          </table:table-cell>
          <table:table-cell office:value-type="date" office:date-value="2034-06-08T00:00:00" table:style-name="ce2">
            <text:p>08/06/2034</text:p>
          </table:table-cell>
          <table:table-cell office:value-type="date" office:date-value="2034-06-09T00:00:00" table:style-name="ce2">
            <text:p>09/06/2034</text:p>
          </table:table-cell>
          <table:table-cell office:value-type="date" office:date-value="2034-06-10T00:00:00" table:style-name="ce2">
            <text:p>10/06/2034</text:p>
          </table:table-cell>
          <table:table-cell office:value-type="date" office:date-value="2034-06-11T00:00:00" table:style-name="ce2">
            <text:p>11/06/2034</text:p>
          </table:table-cell>
          <table:table-cell office:value-type="date" office:date-value="2034-06-12T00:00:00" table:style-name="ce2">
            <text:p>12/06/2034</text:p>
          </table:table-cell>
          <table:table-cell office:value-type="date" office:date-value="2034-06-13T00:00:00" table:style-name="ce2">
            <text:p>13/06/2034</text:p>
          </table:table-cell>
          <table:table-cell office:value-type="date" office:date-value="2034-06-14T00:00:00" table:style-name="ce2">
            <text:p>14/06/2034</text:p>
          </table:table-cell>
          <table:table-cell office:value-type="date" office:date-value="2034-06-15T00:00:00" table:style-name="ce2">
            <text:p>15/06/2034</text:p>
          </table:table-cell>
          <table:table-cell office:value-type="date" office:date-value="2034-06-16T00:00:00" table:style-name="ce2">
            <text:p>16/06/2034</text:p>
          </table:table-cell>
          <table:table-cell office:value-type="date" office:date-value="2034-06-17T00:00:00" table:style-name="ce2">
            <text:p>17/06/2034</text:p>
          </table:table-cell>
          <table:table-cell office:value-type="date" office:date-value="2034-06-18T00:00:00" table:style-name="ce2">
            <text:p>18/06/2034</text:p>
          </table:table-cell>
          <table:table-cell office:value-type="date" office:date-value="2034-06-19T00:00:00" table:style-name="ce2">
            <text:p>19/06/2034</text:p>
          </table:table-cell>
          <table:table-cell office:value-type="date" office:date-value="2034-06-20T00:00:00" table:style-name="ce2">
            <text:p>20/06/2034</text:p>
          </table:table-cell>
          <table:table-cell office:value-type="date" office:date-value="2034-06-21T00:00:00" table:style-name="ce2">
            <text:p>21/06/2034</text:p>
          </table:table-cell>
          <table:table-cell office:value-type="date" office:date-value="2034-06-22T00:00:00" table:style-name="ce2">
            <text:p>22/06/2034</text:p>
          </table:table-cell>
          <table:table-cell office:value-type="date" office:date-value="2034-06-23T00:00:00" table:style-name="ce2">
            <text:p>23/06/2034</text:p>
          </table:table-cell>
          <table:table-cell office:value-type="date" office:date-value="2034-06-24T00:00:00" table:style-name="ce2">
            <text:p>24/06/2034</text:p>
          </table:table-cell>
          <table:table-cell office:value-type="date" office:date-value="2034-06-25T00:00:00" table:style-name="ce2">
            <text:p>25/06/2034</text:p>
          </table:table-cell>
          <table:table-cell office:value-type="date" office:date-value="2034-06-26T00:00:00" table:style-name="ce2">
            <text:p>26/06/2034</text:p>
          </table:table-cell>
          <table:table-cell office:value-type="date" office:date-value="2034-06-27T00:00:00" table:style-name="ce2">
            <text:p>27/06/2034</text:p>
          </table:table-cell>
          <table:table-cell office:value-type="date" office:date-value="2034-06-28T00:00:00" table:style-name="ce2">
            <text:p>28/06/2034</text:p>
          </table:table-cell>
          <table:table-cell office:value-type="date" office:date-value="2034-06-29T00:00:00" table:style-name="ce2">
            <text:p>29/06/2034</text:p>
          </table:table-cell>
          <table:table-cell office:value-type="date" office:date-value="2034-06-30T00:00:00" table:style-name="ce2">
            <text:p>30/06/2034</text:p>
          </table:table-cell>
          <table:table-cell office:value-type="date" office:date-value="2034-07-01T00:00:00" table:style-name="ce2">
            <text:p>01/07/2034</text:p>
          </table:table-cell>
          <table:table-cell office:value-type="date" office:date-value="2034-07-02T00:00:00" table:style-name="ce2">
            <text:p>02/07/2034</text:p>
          </table:table-cell>
          <table:table-cell office:value-type="date" office:date-value="2034-07-03T00:00:00" table:style-name="ce2">
            <text:p>03/07/2034</text:p>
          </table:table-cell>
          <table:table-cell office:value-type="date" office:date-value="2034-07-04T00:00:00" table:style-name="ce2">
            <text:p>04/07/2034</text:p>
          </table:table-cell>
          <table:table-cell office:value-type="date" office:date-value="2034-07-05T00:00:00" table:style-name="ce2">
            <text:p>05/07/2034</text:p>
          </table:table-cell>
          <table:table-cell office:value-type="date" office:date-value="2034-07-06T00:00:00" table:style-name="ce2">
            <text:p>06/07/2034</text:p>
          </table:table-cell>
          <table:table-cell office:value-type="date" office:date-value="2034-07-07T00:00:00" table:style-name="ce2">
            <text:p>07/07/2034</text:p>
          </table:table-cell>
          <table:table-cell office:value-type="date" office:date-value="2034-07-08T00:00:00" table:style-name="ce2">
            <text:p>08/07/2034</text:p>
          </table:table-cell>
          <table:table-cell office:value-type="date" office:date-value="2034-07-09T00:00:00" table:style-name="ce2">
            <text:p>09/07/2034</text:p>
          </table:table-cell>
          <table:table-cell office:value-type="date" office:date-value="2034-07-10T00:00:00" table:style-name="ce2">
            <text:p>10/07/2034</text:p>
          </table:table-cell>
          <table:table-cell office:value-type="date" office:date-value="2034-07-11T00:00:00" table:style-name="ce2">
            <text:p>11/07/2034</text:p>
          </table:table-cell>
          <table:table-cell office:value-type="date" office:date-value="2034-07-12T00:00:00" table:style-name="ce2">
            <text:p>12/07/2034</text:p>
          </table:table-cell>
          <table:table-cell office:value-type="date" office:date-value="2034-07-13T00:00:00" table:style-name="ce2">
            <text:p>13/07/2034</text:p>
          </table:table-cell>
          <table:table-cell office:value-type="date" office:date-value="2034-07-14T00:00:00" table:style-name="ce2">
            <text:p>14/07/2034</text:p>
          </table:table-cell>
          <table:table-cell office:value-type="date" office:date-value="2034-07-15T00:00:00" table:style-name="ce2">
            <text:p>15/07/2034</text:p>
          </table:table-cell>
          <table:table-cell office:value-type="date" office:date-value="2034-07-16T00:00:00" table:style-name="ce2">
            <text:p>16/07/2034</text:p>
          </table:table-cell>
          <table:table-cell office:value-type="date" office:date-value="2034-07-17T00:00:00" table:style-name="ce2">
            <text:p>17/07/2034</text:p>
          </table:table-cell>
          <table:table-cell office:value-type="date" office:date-value="2034-07-18T00:00:00" table:style-name="ce2">
            <text:p>18/07/2034</text:p>
          </table:table-cell>
          <table:table-cell office:value-type="date" office:date-value="2034-07-19T00:00:00" table:style-name="ce2">
            <text:p>19/07/2034</text:p>
          </table:table-cell>
          <table:table-cell office:value-type="date" office:date-value="2034-07-20T00:00:00" table:style-name="ce2">
            <text:p>20/07/2034</text:p>
          </table:table-cell>
          <table:table-cell office:value-type="date" office:date-value="2034-07-21T00:00:00" table:style-name="ce2">
            <text:p>21/07/2034</text:p>
          </table:table-cell>
          <table:table-cell office:value-type="date" office:date-value="2034-07-22T00:00:00" table:style-name="ce2">
            <text:p>22/07/2034</text:p>
          </table:table-cell>
          <table:table-cell office:value-type="date" office:date-value="2034-07-23T00:00:00" table:style-name="ce2">
            <text:p>23/07/2034</text:p>
          </table:table-cell>
          <table:table-cell office:value-type="date" office:date-value="2034-07-24T00:00:00" table:style-name="ce2">
            <text:p>24/07/2034</text:p>
          </table:table-cell>
          <table:table-cell office:value-type="date" office:date-value="2034-07-25T00:00:00" table:style-name="ce2">
            <text:p>25/07/2034</text:p>
          </table:table-cell>
          <table:table-cell office:value-type="date" office:date-value="2034-07-26T00:00:00" table:style-name="ce2">
            <text:p>26/07/2034</text:p>
          </table:table-cell>
          <table:table-cell office:value-type="date" office:date-value="2034-07-27T00:00:00" table:style-name="ce2">
            <text:p>27/07/2034</text:p>
          </table:table-cell>
          <table:table-cell office:value-type="date" office:date-value="2034-07-28T00:00:00" table:style-name="ce2">
            <text:p>28/07/2034</text:p>
          </table:table-cell>
          <table:table-cell office:value-type="date" office:date-value="2034-07-29T00:00:00" table:style-name="ce2">
            <text:p>29/07/2034</text:p>
          </table:table-cell>
          <table:table-cell office:value-type="date" office:date-value="2034-07-30T00:00:00" table:style-name="ce2">
            <text:p>30/07/2034</text:p>
          </table:table-cell>
          <table:table-cell office:value-type="date" office:date-value="2034-07-31T00:00:00" table:style-name="ce2">
            <text:p>31/07/2034</text:p>
          </table:table-cell>
          <table:table-cell office:value-type="date" office:date-value="2034-08-01T00:00:00" table:style-name="ce2">
            <text:p>01/08/2034</text:p>
          </table:table-cell>
          <table:table-cell office:value-type="date" office:date-value="2034-08-02T00:00:00" table:style-name="ce2">
            <text:p>02/08/2034</text:p>
          </table:table-cell>
          <table:table-cell office:value-type="date" office:date-value="2034-08-03T00:00:00" table:style-name="ce2">
            <text:p>03/08/2034</text:p>
          </table:table-cell>
          <table:table-cell office:value-type="date" office:date-value="2034-08-04T00:00:00" table:style-name="ce2">
            <text:p>04/08/2034</text:p>
          </table:table-cell>
          <table:table-cell office:value-type="date" office:date-value="2034-08-05T00:00:00" table:style-name="ce2">
            <text:p>05/08/2034</text:p>
          </table:table-cell>
          <table:table-cell office:value-type="date" office:date-value="2034-08-06T00:00:00" table:style-name="ce2">
            <text:p>06/08/2034</text:p>
          </table:table-cell>
          <table:table-cell office:value-type="date" office:date-value="2034-08-07T00:00:00" table:style-name="ce2">
            <text:p>07/08/2034</text:p>
          </table:table-cell>
          <table:table-cell office:value-type="date" office:date-value="2034-08-08T00:00:00" table:style-name="ce2">
            <text:p>08/08/2034</text:p>
          </table:table-cell>
          <table:table-cell office:value-type="date" office:date-value="2034-08-09T00:00:00" table:style-name="ce2">
            <text:p>09/08/2034</text:p>
          </table:table-cell>
          <table:table-cell office:value-type="date" office:date-value="2034-08-10T00:00:00" table:style-name="ce2">
            <text:p>10/08/2034</text:p>
          </table:table-cell>
          <table:table-cell office:value-type="date" office:date-value="2034-08-11T00:00:00" table:style-name="ce2">
            <text:p>11/08/2034</text:p>
          </table:table-cell>
          <table:table-cell office:value-type="date" office:date-value="2034-08-12T00:00:00" table:style-name="ce2">
            <text:p>12/08/2034</text:p>
          </table:table-cell>
          <table:table-cell office:value-type="date" office:date-value="2034-08-13T00:00:00" table:style-name="ce2">
            <text:p>13/08/2034</text:p>
          </table:table-cell>
          <table:table-cell office:value-type="date" office:date-value="2034-08-14T00:00:00" table:style-name="ce2">
            <text:p>14/08/2034</text:p>
          </table:table-cell>
          <table:table-cell office:value-type="date" office:date-value="2034-08-15T00:00:00" table:style-name="ce2">
            <text:p>15/08/2034</text:p>
          </table:table-cell>
          <table:table-cell office:value-type="date" office:date-value="2034-08-16T00:00:00" table:style-name="ce2">
            <text:p>16/08/2034</text:p>
          </table:table-cell>
          <table:table-cell office:value-type="date" office:date-value="2034-08-17T00:00:00" table:style-name="ce2">
            <text:p>17/08/2034</text:p>
          </table:table-cell>
          <table:table-cell office:value-type="date" office:date-value="2034-08-18T00:00:00" table:style-name="ce2">
            <text:p>18/08/2034</text:p>
          </table:table-cell>
          <table:table-cell office:value-type="date" office:date-value="2034-08-19T00:00:00" table:style-name="ce2">
            <text:p>19/08/2034</text:p>
          </table:table-cell>
          <table:table-cell office:value-type="date" office:date-value="2034-08-20T00:00:00" table:style-name="ce2">
            <text:p>20/08/2034</text:p>
          </table:table-cell>
          <table:table-cell office:value-type="date" office:date-value="2034-08-21T00:00:00" table:style-name="ce2">
            <text:p>21/08/2034</text:p>
          </table:table-cell>
          <table:table-cell office:value-type="date" office:date-value="2034-08-22T00:00:00" table:style-name="ce2">
            <text:p>22/08/2034</text:p>
          </table:table-cell>
          <table:table-cell office:value-type="date" office:date-value="2034-08-23T00:00:00" table:style-name="ce2">
            <text:p>23/08/2034</text:p>
          </table:table-cell>
          <table:table-cell office:value-type="date" office:date-value="2034-08-24T00:00:00" table:style-name="ce2">
            <text:p>24/08/2034</text:p>
          </table:table-cell>
          <table:table-cell office:value-type="date" office:date-value="2034-08-25T00:00:00" table:style-name="ce2">
            <text:p>25/08/2034</text:p>
          </table:table-cell>
          <table:table-cell office:value-type="date" office:date-value="2034-08-26T00:00:00" table:style-name="ce2">
            <text:p>26/08/2034</text:p>
          </table:table-cell>
          <table:table-cell office:value-type="date" office:date-value="2034-08-27T00:00:00" table:style-name="ce2">
            <text:p>27/08/2034</text:p>
          </table:table-cell>
          <table:table-cell office:value-type="date" office:date-value="2034-08-28T00:00:00" table:style-name="ce2">
            <text:p>28/08/2034</text:p>
          </table:table-cell>
          <table:table-cell office:value-type="date" office:date-value="2034-08-29T00:00:00" table:style-name="ce2">
            <text:p>29/08/2034</text:p>
          </table:table-cell>
          <table:table-cell office:value-type="date" office:date-value="2034-08-30T00:00:00" table:style-name="ce2">
            <text:p>30/08/2034</text:p>
          </table:table-cell>
          <table:table-cell office:value-type="date" office:date-value="2034-08-31T00:00:00" table:style-name="ce2">
            <text:p>31/08/2034</text:p>
          </table:table-cell>
          <table:table-cell office:value-type="date" office:date-value="2034-09-01T00:00:00" table:style-name="ce2">
            <text:p>01/09/2034</text:p>
          </table:table-cell>
          <table:table-cell office:value-type="date" office:date-value="2034-09-02T00:00:00" table:style-name="ce2">
            <text:p>02/09/2034</text:p>
          </table:table-cell>
          <table:table-cell office:value-type="date" office:date-value="2034-09-03T00:00:00" table:style-name="ce2">
            <text:p>03/09/2034</text:p>
          </table:table-cell>
          <table:table-cell office:value-type="date" office:date-value="2034-09-04T00:00:00" table:style-name="ce2">
            <text:p>04/09/2034</text:p>
          </table:table-cell>
          <table:table-cell office:value-type="date" office:date-value="2034-09-05T00:00:00" table:style-name="ce2">
            <text:p>05/09/2034</text:p>
          </table:table-cell>
          <table:table-cell office:value-type="date" office:date-value="2034-09-06T00:00:00" table:style-name="ce2">
            <text:p>06/09/2034</text:p>
          </table:table-cell>
          <table:table-cell office:value-type="date" office:date-value="2034-09-07T00:00:00" table:style-name="ce2">
            <text:p>07/09/2034</text:p>
          </table:table-cell>
          <table:table-cell office:value-type="date" office:date-value="2034-09-08T00:00:00" table:style-name="ce2">
            <text:p>08/09/2034</text:p>
          </table:table-cell>
          <table:table-cell office:value-type="date" office:date-value="2034-09-09T00:00:00" table:style-name="ce2">
            <text:p>09/09/2034</text:p>
          </table:table-cell>
          <table:table-cell office:value-type="date" office:date-value="2034-09-10T00:00:00" table:style-name="ce2">
            <text:p>10/09/2034</text:p>
          </table:table-cell>
          <table:table-cell office:value-type="date" office:date-value="2034-09-11T00:00:00" table:style-name="ce2">
            <text:p>11/09/2034</text:p>
          </table:table-cell>
          <table:table-cell office:value-type="date" office:date-value="2034-09-12T00:00:00" table:style-name="ce2">
            <text:p>12/09/2034</text:p>
          </table:table-cell>
          <table:table-cell table:number-columns-repeated="16284"/>
        </table:table-row>
        <table:table-row table:style-name="ro1">
          <table:table-cell office:value-type="date" office:date-value="2034-09-13T00:00:00" table:style-name="ce2">
            <text:p>13/09/2034</text:p>
          </table:table-cell>
          <table:table-cell office:value-type="date" office:date-value="2034-09-14T00:00:00" table:style-name="ce2">
            <text:p>14/09/2034</text:p>
          </table:table-cell>
          <table:table-cell office:value-type="date" office:date-value="2034-09-15T00:00:00" table:style-name="ce2">
            <text:p>15/09/2034</text:p>
          </table:table-cell>
          <table:table-cell office:value-type="date" office:date-value="2034-09-16T00:00:00" table:style-name="ce2">
            <text:p>16/09/2034</text:p>
          </table:table-cell>
          <table:table-cell office:value-type="date" office:date-value="2034-09-17T00:00:00" table:style-name="ce2">
            <text:p>17/09/2034</text:p>
          </table:table-cell>
          <table:table-cell office:value-type="date" office:date-value="2034-09-18T00:00:00" table:style-name="ce2">
            <text:p>18/09/2034</text:p>
          </table:table-cell>
          <table:table-cell office:value-type="date" office:date-value="2034-09-19T00:00:00" table:style-name="ce2">
            <text:p>19/09/2034</text:p>
          </table:table-cell>
          <table:table-cell office:value-type="date" office:date-value="2034-09-20T00:00:00" table:style-name="ce2">
            <text:p>20/09/2034</text:p>
          </table:table-cell>
          <table:table-cell office:value-type="date" office:date-value="2034-09-21T00:00:00" table:style-name="ce2">
            <text:p>21/09/2034</text:p>
          </table:table-cell>
          <table:table-cell office:value-type="date" office:date-value="2034-09-22T00:00:00" table:style-name="ce2">
            <text:p>22/09/2034</text:p>
          </table:table-cell>
          <table:table-cell office:value-type="date" office:date-value="2034-09-23T00:00:00" table:style-name="ce2">
            <text:p>23/09/2034</text:p>
          </table:table-cell>
          <table:table-cell office:value-type="date" office:date-value="2034-09-24T00:00:00" table:style-name="ce2">
            <text:p>24/09/2034</text:p>
          </table:table-cell>
          <table:table-cell office:value-type="date" office:date-value="2034-09-25T00:00:00" table:style-name="ce2">
            <text:p>25/09/2034</text:p>
          </table:table-cell>
          <table:table-cell office:value-type="date" office:date-value="2034-09-26T00:00:00" table:style-name="ce2">
            <text:p>26/09/2034</text:p>
          </table:table-cell>
          <table:table-cell office:value-type="date" office:date-value="2034-09-27T00:00:00" table:style-name="ce2">
            <text:p>27/09/2034</text:p>
          </table:table-cell>
          <table:table-cell office:value-type="date" office:date-value="2034-09-28T00:00:00" table:style-name="ce2">
            <text:p>28/09/2034</text:p>
          </table:table-cell>
          <table:table-cell office:value-type="date" office:date-value="2034-09-29T00:00:00" table:style-name="ce2">
            <text:p>29/09/2034</text:p>
          </table:table-cell>
          <table:table-cell office:value-type="date" office:date-value="2034-09-30T00:00:00" table:style-name="ce2">
            <text:p>30/09/2034</text:p>
          </table:table-cell>
          <table:table-cell office:value-type="date" office:date-value="2034-10-01T00:00:00" table:style-name="ce2">
            <text:p>01/10/2034</text:p>
          </table:table-cell>
          <table:table-cell office:value-type="date" office:date-value="2034-10-02T00:00:00" table:style-name="ce2">
            <text:p>02/10/2034</text:p>
          </table:table-cell>
          <table:table-cell office:value-type="date" office:date-value="2034-10-03T00:00:00" table:style-name="ce2">
            <text:p>03/10/2034</text:p>
          </table:table-cell>
          <table:table-cell office:value-type="date" office:date-value="2034-10-04T00:00:00" table:style-name="ce2">
            <text:p>04/10/2034</text:p>
          </table:table-cell>
          <table:table-cell office:value-type="date" office:date-value="2034-10-05T00:00:00" table:style-name="ce2">
            <text:p>05/10/2034</text:p>
          </table:table-cell>
          <table:table-cell office:value-type="date" office:date-value="2034-10-06T00:00:00" table:style-name="ce2">
            <text:p>06/10/2034</text:p>
          </table:table-cell>
          <table:table-cell office:value-type="date" office:date-value="2034-10-07T00:00:00" table:style-name="ce2">
            <text:p>07/10/2034</text:p>
          </table:table-cell>
          <table:table-cell office:value-type="date" office:date-value="2034-10-08T00:00:00" table:style-name="ce2">
            <text:p>08/10/2034</text:p>
          </table:table-cell>
          <table:table-cell office:value-type="date" office:date-value="2034-10-09T00:00:00" table:style-name="ce2">
            <text:p>09/10/2034</text:p>
          </table:table-cell>
          <table:table-cell office:value-type="date" office:date-value="2034-10-10T00:00:00" table:style-name="ce2">
            <text:p>10/10/2034</text:p>
          </table:table-cell>
          <table:table-cell office:value-type="date" office:date-value="2034-10-11T00:00:00" table:style-name="ce2">
            <text:p>11/10/2034</text:p>
          </table:table-cell>
          <table:table-cell office:value-type="date" office:date-value="2034-10-12T00:00:00" table:style-name="ce2">
            <text:p>12/10/2034</text:p>
          </table:table-cell>
          <table:table-cell office:value-type="date" office:date-value="2034-10-13T00:00:00" table:style-name="ce2">
            <text:p>13/10/2034</text:p>
          </table:table-cell>
          <table:table-cell office:value-type="date" office:date-value="2034-10-14T00:00:00" table:style-name="ce2">
            <text:p>14/10/2034</text:p>
          </table:table-cell>
          <table:table-cell office:value-type="date" office:date-value="2034-10-15T00:00:00" table:style-name="ce2">
            <text:p>15/10/2034</text:p>
          </table:table-cell>
          <table:table-cell office:value-type="date" office:date-value="2034-10-16T00:00:00" table:style-name="ce2">
            <text:p>16/10/2034</text:p>
          </table:table-cell>
          <table:table-cell office:value-type="date" office:date-value="2034-10-17T00:00:00" table:style-name="ce2">
            <text:p>17/10/2034</text:p>
          </table:table-cell>
          <table:table-cell office:value-type="date" office:date-value="2034-10-18T00:00:00" table:style-name="ce2">
            <text:p>18/10/2034</text:p>
          </table:table-cell>
          <table:table-cell office:value-type="date" office:date-value="2034-10-19T00:00:00" table:style-name="ce2">
            <text:p>19/10/2034</text:p>
          </table:table-cell>
          <table:table-cell office:value-type="date" office:date-value="2034-10-20T00:00:00" table:style-name="ce2">
            <text:p>20/10/2034</text:p>
          </table:table-cell>
          <table:table-cell office:value-type="date" office:date-value="2034-10-21T00:00:00" table:style-name="ce2">
            <text:p>21/10/2034</text:p>
          </table:table-cell>
          <table:table-cell office:value-type="date" office:date-value="2034-10-22T00:00:00" table:style-name="ce2">
            <text:p>22/10/2034</text:p>
          </table:table-cell>
          <table:table-cell office:value-type="date" office:date-value="2034-10-23T00:00:00" table:style-name="ce2">
            <text:p>23/10/2034</text:p>
          </table:table-cell>
          <table:table-cell office:value-type="date" office:date-value="2034-10-24T00:00:00" table:style-name="ce2">
            <text:p>24/10/2034</text:p>
          </table:table-cell>
          <table:table-cell office:value-type="date" office:date-value="2034-10-25T00:00:00" table:style-name="ce2">
            <text:p>25/10/2034</text:p>
          </table:table-cell>
          <table:table-cell office:value-type="date" office:date-value="2034-10-26T00:00:00" table:style-name="ce2">
            <text:p>26/10/2034</text:p>
          </table:table-cell>
          <table:table-cell office:value-type="date" office:date-value="2034-10-27T00:00:00" table:style-name="ce2">
            <text:p>27/10/2034</text:p>
          </table:table-cell>
          <table:table-cell office:value-type="date" office:date-value="2034-10-28T00:00:00" table:style-name="ce2">
            <text:p>28/10/2034</text:p>
          </table:table-cell>
          <table:table-cell office:value-type="date" office:date-value="2034-10-29T00:00:00" table:style-name="ce2">
            <text:p>29/10/2034</text:p>
          </table:table-cell>
          <table:table-cell office:value-type="date" office:date-value="2034-10-30T00:00:00" table:style-name="ce2">
            <text:p>30/10/2034</text:p>
          </table:table-cell>
          <table:table-cell office:value-type="date" office:date-value="2034-10-31T00:00:00" table:style-name="ce2">
            <text:p>31/10/2034</text:p>
          </table:table-cell>
          <table:table-cell office:value-type="date" office:date-value="2034-11-01T00:00:00" table:style-name="ce2">
            <text:p>01/11/2034</text:p>
          </table:table-cell>
          <table:table-cell office:value-type="date" office:date-value="2034-11-02T00:00:00" table:style-name="ce2">
            <text:p>02/11/2034</text:p>
          </table:table-cell>
          <table:table-cell office:value-type="date" office:date-value="2034-11-03T00:00:00" table:style-name="ce2">
            <text:p>03/11/2034</text:p>
          </table:table-cell>
          <table:table-cell office:value-type="date" office:date-value="2034-11-04T00:00:00" table:style-name="ce2">
            <text:p>04/11/2034</text:p>
          </table:table-cell>
          <table:table-cell office:value-type="date" office:date-value="2034-11-05T00:00:00" table:style-name="ce2">
            <text:p>05/11/2034</text:p>
          </table:table-cell>
          <table:table-cell office:value-type="date" office:date-value="2034-11-06T00:00:00" table:style-name="ce2">
            <text:p>06/11/2034</text:p>
          </table:table-cell>
          <table:table-cell office:value-type="date" office:date-value="2034-11-07T00:00:00" table:style-name="ce2">
            <text:p>07/11/2034</text:p>
          </table:table-cell>
          <table:table-cell office:value-type="date" office:date-value="2034-11-08T00:00:00" table:style-name="ce2">
            <text:p>08/11/2034</text:p>
          </table:table-cell>
          <table:table-cell office:value-type="date" office:date-value="2034-11-09T00:00:00" table:style-name="ce2">
            <text:p>09/11/2034</text:p>
          </table:table-cell>
          <table:table-cell office:value-type="date" office:date-value="2034-11-10T00:00:00" table:style-name="ce2">
            <text:p>10/11/2034</text:p>
          </table:table-cell>
          <table:table-cell office:value-type="date" office:date-value="2034-11-11T00:00:00" table:style-name="ce2">
            <text:p>11/11/2034</text:p>
          </table:table-cell>
          <table:table-cell office:value-type="date" office:date-value="2034-11-12T00:00:00" table:style-name="ce2">
            <text:p>12/11/2034</text:p>
          </table:table-cell>
          <table:table-cell office:value-type="date" office:date-value="2034-11-13T00:00:00" table:style-name="ce2">
            <text:p>13/11/2034</text:p>
          </table:table-cell>
          <table:table-cell office:value-type="date" office:date-value="2034-11-14T00:00:00" table:style-name="ce2">
            <text:p>14/11/2034</text:p>
          </table:table-cell>
          <table:table-cell office:value-type="date" office:date-value="2034-11-15T00:00:00" table:style-name="ce2">
            <text:p>15/11/2034</text:p>
          </table:table-cell>
          <table:table-cell office:value-type="date" office:date-value="2034-11-16T00:00:00" table:style-name="ce2">
            <text:p>16/11/2034</text:p>
          </table:table-cell>
          <table:table-cell office:value-type="date" office:date-value="2034-11-17T00:00:00" table:style-name="ce2">
            <text:p>17/11/2034</text:p>
          </table:table-cell>
          <table:table-cell office:value-type="date" office:date-value="2034-11-18T00:00:00" table:style-name="ce2">
            <text:p>18/11/2034</text:p>
          </table:table-cell>
          <table:table-cell office:value-type="date" office:date-value="2034-11-19T00:00:00" table:style-name="ce2">
            <text:p>19/11/2034</text:p>
          </table:table-cell>
          <table:table-cell office:value-type="date" office:date-value="2034-11-20T00:00:00" table:style-name="ce2">
            <text:p>20/11/2034</text:p>
          </table:table-cell>
          <table:table-cell office:value-type="date" office:date-value="2034-11-21T00:00:00" table:style-name="ce2">
            <text:p>21/11/2034</text:p>
          </table:table-cell>
          <table:table-cell office:value-type="date" office:date-value="2034-11-22T00:00:00" table:style-name="ce2">
            <text:p>22/11/2034</text:p>
          </table:table-cell>
          <table:table-cell office:value-type="date" office:date-value="2034-11-23T00:00:00" table:style-name="ce2">
            <text:p>23/11/2034</text:p>
          </table:table-cell>
          <table:table-cell office:value-type="date" office:date-value="2034-11-24T00:00:00" table:style-name="ce2">
            <text:p>24/11/2034</text:p>
          </table:table-cell>
          <table:table-cell office:value-type="date" office:date-value="2034-11-25T00:00:00" table:style-name="ce2">
            <text:p>25/11/2034</text:p>
          </table:table-cell>
          <table:table-cell office:value-type="date" office:date-value="2034-11-26T00:00:00" table:style-name="ce2">
            <text:p>26/11/2034</text:p>
          </table:table-cell>
          <table:table-cell office:value-type="date" office:date-value="2034-11-27T00:00:00" table:style-name="ce2">
            <text:p>27/11/2034</text:p>
          </table:table-cell>
          <table:table-cell office:value-type="date" office:date-value="2034-11-28T00:00:00" table:style-name="ce2">
            <text:p>28/11/2034</text:p>
          </table:table-cell>
          <table:table-cell office:value-type="date" office:date-value="2034-11-29T00:00:00" table:style-name="ce2">
            <text:p>29/11/2034</text:p>
          </table:table-cell>
          <table:table-cell office:value-type="date" office:date-value="2034-11-30T00:00:00" table:style-name="ce2">
            <text:p>30/11/2034</text:p>
          </table:table-cell>
          <table:table-cell office:value-type="date" office:date-value="2034-12-01T00:00:00" table:style-name="ce2">
            <text:p>01/12/2034</text:p>
          </table:table-cell>
          <table:table-cell office:value-type="date" office:date-value="2034-12-02T00:00:00" table:style-name="ce2">
            <text:p>02/12/2034</text:p>
          </table:table-cell>
          <table:table-cell office:value-type="date" office:date-value="2034-12-03T00:00:00" table:style-name="ce2">
            <text:p>03/12/2034</text:p>
          </table:table-cell>
          <table:table-cell office:value-type="date" office:date-value="2034-12-04T00:00:00" table:style-name="ce2">
            <text:p>04/12/2034</text:p>
          </table:table-cell>
          <table:table-cell office:value-type="date" office:date-value="2034-12-05T00:00:00" table:style-name="ce2">
            <text:p>05/12/2034</text:p>
          </table:table-cell>
          <table:table-cell office:value-type="date" office:date-value="2034-12-06T00:00:00" table:style-name="ce2">
            <text:p>06/12/2034</text:p>
          </table:table-cell>
          <table:table-cell office:value-type="date" office:date-value="2034-12-07T00:00:00" table:style-name="ce2">
            <text:p>07/12/2034</text:p>
          </table:table-cell>
          <table:table-cell office:value-type="date" office:date-value="2034-12-08T00:00:00" table:style-name="ce2">
            <text:p>08/12/2034</text:p>
          </table:table-cell>
          <table:table-cell office:value-type="date" office:date-value="2034-12-09T00:00:00" table:style-name="ce2">
            <text:p>09/12/2034</text:p>
          </table:table-cell>
          <table:table-cell office:value-type="date" office:date-value="2034-12-10T00:00:00" table:style-name="ce2">
            <text:p>10/12/2034</text:p>
          </table:table-cell>
          <table:table-cell office:value-type="date" office:date-value="2034-12-11T00:00:00" table:style-name="ce2">
            <text:p>11/12/2034</text:p>
          </table:table-cell>
          <table:table-cell office:value-type="date" office:date-value="2034-12-12T00:00:00" table:style-name="ce2">
            <text:p>12/12/2034</text:p>
          </table:table-cell>
          <table:table-cell office:value-type="date" office:date-value="2034-12-13T00:00:00" table:style-name="ce2">
            <text:p>13/12/2034</text:p>
          </table:table-cell>
          <table:table-cell office:value-type="date" office:date-value="2034-12-14T00:00:00" table:style-name="ce2">
            <text:p>14/12/2034</text:p>
          </table:table-cell>
          <table:table-cell office:value-type="date" office:date-value="2034-12-15T00:00:00" table:style-name="ce2">
            <text:p>15/12/2034</text:p>
          </table:table-cell>
          <table:table-cell office:value-type="date" office:date-value="2034-12-16T00:00:00" table:style-name="ce2">
            <text:p>16/12/2034</text:p>
          </table:table-cell>
          <table:table-cell office:value-type="date" office:date-value="2034-12-17T00:00:00" table:style-name="ce2">
            <text:p>17/12/2034</text:p>
          </table:table-cell>
          <table:table-cell office:value-type="date" office:date-value="2034-12-18T00:00:00" table:style-name="ce2">
            <text:p>18/12/2034</text:p>
          </table:table-cell>
          <table:table-cell office:value-type="date" office:date-value="2034-12-19T00:00:00" table:style-name="ce2">
            <text:p>19/12/2034</text:p>
          </table:table-cell>
          <table:table-cell office:value-type="date" office:date-value="2034-12-20T00:00:00" table:style-name="ce2">
            <text:p>20/12/2034</text:p>
          </table:table-cell>
          <table:table-cell office:value-type="date" office:date-value="2034-12-21T00:00:00" table:style-name="ce2">
            <text:p>21/12/2034</text:p>
          </table:table-cell>
          <table:table-cell table:number-columns-repeated="16284"/>
        </table:table-row>
        <table:table-row table:style-name="ro1">
          <table:table-cell office:value-type="date" office:date-value="2034-12-22T00:00:00" table:style-name="ce2">
            <text:p>22/12/2034</text:p>
          </table:table-cell>
          <table:table-cell office:value-type="date" office:date-value="2034-12-23T00:00:00" table:style-name="ce2">
            <text:p>23/12/2034</text:p>
          </table:table-cell>
          <table:table-cell office:value-type="date" office:date-value="2034-12-24T00:00:00" table:style-name="ce2">
            <text:p>24/12/2034</text:p>
          </table:table-cell>
          <table:table-cell office:value-type="date" office:date-value="2034-12-25T00:00:00" table:style-name="ce2">
            <text:p>25/12/2034</text:p>
          </table:table-cell>
          <table:table-cell office:value-type="date" office:date-value="2034-12-26T00:00:00" table:style-name="ce2">
            <text:p>26/12/2034</text:p>
          </table:table-cell>
          <table:table-cell office:value-type="date" office:date-value="2034-12-27T00:00:00" table:style-name="ce2">
            <text:p>27/12/2034</text:p>
          </table:table-cell>
          <table:table-cell office:value-type="date" office:date-value="2034-12-28T00:00:00" table:style-name="ce2">
            <text:p>28/12/2034</text:p>
          </table:table-cell>
          <table:table-cell office:value-type="date" office:date-value="2034-12-29T00:00:00" table:style-name="ce2">
            <text:p>29/12/2034</text:p>
          </table:table-cell>
          <table:table-cell office:value-type="date" office:date-value="2034-12-30T00:00:00" table:style-name="ce2">
            <text:p>30/12/2034</text:p>
          </table:table-cell>
          <table:table-cell office:value-type="date" office:date-value="2034-12-31T00:00:00" table:style-name="ce2">
            <text:p>31/12/2034</text:p>
          </table:table-cell>
          <table:table-cell office:value-type="date" office:date-value="2035-01-01T00:00:00" table:style-name="ce2">
            <text:p>01/01/2035</text:p>
          </table:table-cell>
          <table:table-cell office:value-type="date" office:date-value="2035-01-02T00:00:00" table:style-name="ce2">
            <text:p>02/01/2035</text:p>
          </table:table-cell>
          <table:table-cell office:value-type="date" office:date-value="2035-01-03T00:00:00" table:style-name="ce2">
            <text:p>03/01/2035</text:p>
          </table:table-cell>
          <table:table-cell office:value-type="date" office:date-value="2035-01-04T00:00:00" table:style-name="ce2">
            <text:p>04/01/2035</text:p>
          </table:table-cell>
          <table:table-cell office:value-type="date" office:date-value="2035-01-05T00:00:00" table:style-name="ce2">
            <text:p>05/01/2035</text:p>
          </table:table-cell>
          <table:table-cell office:value-type="date" office:date-value="2035-01-06T00:00:00" table:style-name="ce2">
            <text:p>06/01/2035</text:p>
          </table:table-cell>
          <table:table-cell office:value-type="date" office:date-value="2035-01-07T00:00:00" table:style-name="ce2">
            <text:p>07/01/2035</text:p>
          </table:table-cell>
          <table:table-cell office:value-type="date" office:date-value="2035-01-08T00:00:00" table:style-name="ce2">
            <text:p>08/01/2035</text:p>
          </table:table-cell>
          <table:table-cell office:value-type="date" office:date-value="2035-01-09T00:00:00" table:style-name="ce2">
            <text:p>09/01/2035</text:p>
          </table:table-cell>
          <table:table-cell office:value-type="date" office:date-value="2035-01-10T00:00:00" table:style-name="ce2">
            <text:p>10/01/2035</text:p>
          </table:table-cell>
          <table:table-cell office:value-type="date" office:date-value="2035-01-11T00:00:00" table:style-name="ce2">
            <text:p>11/01/2035</text:p>
          </table:table-cell>
          <table:table-cell office:value-type="date" office:date-value="2035-01-12T00:00:00" table:style-name="ce2">
            <text:p>12/01/2035</text:p>
          </table:table-cell>
          <table:table-cell office:value-type="date" office:date-value="2035-01-13T00:00:00" table:style-name="ce2">
            <text:p>13/01/2035</text:p>
          </table:table-cell>
          <table:table-cell office:value-type="date" office:date-value="2035-01-14T00:00:00" table:style-name="ce2">
            <text:p>14/01/2035</text:p>
          </table:table-cell>
          <table:table-cell office:value-type="date" office:date-value="2035-01-15T00:00:00" table:style-name="ce2">
            <text:p>15/01/2035</text:p>
          </table:table-cell>
          <table:table-cell office:value-type="date" office:date-value="2035-01-16T00:00:00" table:style-name="ce2">
            <text:p>16/01/2035</text:p>
          </table:table-cell>
          <table:table-cell office:value-type="date" office:date-value="2035-01-17T00:00:00" table:style-name="ce2">
            <text:p>17/01/2035</text:p>
          </table:table-cell>
          <table:table-cell office:value-type="date" office:date-value="2035-01-18T00:00:00" table:style-name="ce2">
            <text:p>18/01/2035</text:p>
          </table:table-cell>
          <table:table-cell office:value-type="date" office:date-value="2035-01-19T00:00:00" table:style-name="ce2">
            <text:p>19/01/2035</text:p>
          </table:table-cell>
          <table:table-cell office:value-type="date" office:date-value="2035-01-20T00:00:00" table:style-name="ce2">
            <text:p>20/01/2035</text:p>
          </table:table-cell>
          <table:table-cell office:value-type="date" office:date-value="2035-01-21T00:00:00" table:style-name="ce2">
            <text:p>21/01/2035</text:p>
          </table:table-cell>
          <table:table-cell office:value-type="date" office:date-value="2035-01-22T00:00:00" table:style-name="ce2">
            <text:p>22/01/2035</text:p>
          </table:table-cell>
          <table:table-cell office:value-type="date" office:date-value="2035-01-23T00:00:00" table:style-name="ce2">
            <text:p>23/01/2035</text:p>
          </table:table-cell>
          <table:table-cell office:value-type="date" office:date-value="2035-01-24T00:00:00" table:style-name="ce2">
            <text:p>24/01/2035</text:p>
          </table:table-cell>
          <table:table-cell office:value-type="date" office:date-value="2035-01-25T00:00:00" table:style-name="ce2">
            <text:p>25/01/2035</text:p>
          </table:table-cell>
          <table:table-cell office:value-type="date" office:date-value="2035-01-26T00:00:00" table:style-name="ce2">
            <text:p>26/01/2035</text:p>
          </table:table-cell>
          <table:table-cell office:value-type="date" office:date-value="2035-01-27T00:00:00" table:style-name="ce2">
            <text:p>27/01/2035</text:p>
          </table:table-cell>
          <table:table-cell office:value-type="date" office:date-value="2035-01-28T00:00:00" table:style-name="ce2">
            <text:p>28/01/2035</text:p>
          </table:table-cell>
          <table:table-cell office:value-type="date" office:date-value="2035-01-29T00:00:00" table:style-name="ce2">
            <text:p>29/01/2035</text:p>
          </table:table-cell>
          <table:table-cell office:value-type="date" office:date-value="2035-01-30T00:00:00" table:style-name="ce2">
            <text:p>30/01/2035</text:p>
          </table:table-cell>
          <table:table-cell office:value-type="date" office:date-value="2035-01-31T00:00:00" table:style-name="ce2">
            <text:p>31/01/2035</text:p>
          </table:table-cell>
          <table:table-cell office:value-type="date" office:date-value="2035-02-01T00:00:00" table:style-name="ce2">
            <text:p>01/02/2035</text:p>
          </table:table-cell>
          <table:table-cell office:value-type="date" office:date-value="2035-02-02T00:00:00" table:style-name="ce2">
            <text:p>02/02/2035</text:p>
          </table:table-cell>
          <table:table-cell office:value-type="date" office:date-value="2035-02-03T00:00:00" table:style-name="ce2">
            <text:p>03/02/2035</text:p>
          </table:table-cell>
          <table:table-cell office:value-type="date" office:date-value="2035-02-04T00:00:00" table:style-name="ce2">
            <text:p>04/02/2035</text:p>
          </table:table-cell>
          <table:table-cell office:value-type="date" office:date-value="2035-02-05T00:00:00" table:style-name="ce2">
            <text:p>05/02/2035</text:p>
          </table:table-cell>
          <table:table-cell office:value-type="date" office:date-value="2035-02-06T00:00:00" table:style-name="ce2">
            <text:p>06/02/2035</text:p>
          </table:table-cell>
          <table:table-cell office:value-type="date" office:date-value="2035-02-07T00:00:00" table:style-name="ce2">
            <text:p>07/02/2035</text:p>
          </table:table-cell>
          <table:table-cell office:value-type="date" office:date-value="2035-02-08T00:00:00" table:style-name="ce2">
            <text:p>08/02/2035</text:p>
          </table:table-cell>
          <table:table-cell office:value-type="date" office:date-value="2035-02-09T00:00:00" table:style-name="ce2">
            <text:p>09/02/2035</text:p>
          </table:table-cell>
          <table:table-cell office:value-type="date" office:date-value="2035-02-10T00:00:00" table:style-name="ce2">
            <text:p>10/02/2035</text:p>
          </table:table-cell>
          <table:table-cell office:value-type="date" office:date-value="2035-02-11T00:00:00" table:style-name="ce2">
            <text:p>11/02/2035</text:p>
          </table:table-cell>
          <table:table-cell office:value-type="date" office:date-value="2035-02-12T00:00:00" table:style-name="ce2">
            <text:p>12/02/2035</text:p>
          </table:table-cell>
          <table:table-cell office:value-type="date" office:date-value="2035-02-13T00:00:00" table:style-name="ce2">
            <text:p>13/02/2035</text:p>
          </table:table-cell>
          <table:table-cell office:value-type="date" office:date-value="2035-02-14T00:00:00" table:style-name="ce2">
            <text:p>14/02/2035</text:p>
          </table:table-cell>
          <table:table-cell office:value-type="date" office:date-value="2035-02-15T00:00:00" table:style-name="ce2">
            <text:p>15/02/2035</text:p>
          </table:table-cell>
          <table:table-cell office:value-type="date" office:date-value="2035-02-16T00:00:00" table:style-name="ce2">
            <text:p>16/02/2035</text:p>
          </table:table-cell>
          <table:table-cell office:value-type="date" office:date-value="2035-02-17T00:00:00" table:style-name="ce2">
            <text:p>17/02/2035</text:p>
          </table:table-cell>
          <table:table-cell office:value-type="date" office:date-value="2035-02-18T00:00:00" table:style-name="ce2">
            <text:p>18/02/2035</text:p>
          </table:table-cell>
          <table:table-cell office:value-type="date" office:date-value="2035-02-19T00:00:00" table:style-name="ce2">
            <text:p>19/02/2035</text:p>
          </table:table-cell>
          <table:table-cell office:value-type="date" office:date-value="2035-02-20T00:00:00" table:style-name="ce2">
            <text:p>20/02/2035</text:p>
          </table:table-cell>
          <table:table-cell office:value-type="date" office:date-value="2035-02-21T00:00:00" table:style-name="ce2">
            <text:p>21/02/2035</text:p>
          </table:table-cell>
          <table:table-cell office:value-type="date" office:date-value="2035-02-22T00:00:00" table:style-name="ce2">
            <text:p>22/02/2035</text:p>
          </table:table-cell>
          <table:table-cell office:value-type="date" office:date-value="2035-02-23T00:00:00" table:style-name="ce2">
            <text:p>23/02/2035</text:p>
          </table:table-cell>
          <table:table-cell office:value-type="date" office:date-value="2035-02-24T00:00:00" table:style-name="ce2">
            <text:p>24/02/2035</text:p>
          </table:table-cell>
          <table:table-cell office:value-type="date" office:date-value="2035-02-25T00:00:00" table:style-name="ce2">
            <text:p>25/02/2035</text:p>
          </table:table-cell>
          <table:table-cell office:value-type="date" office:date-value="2035-02-26T00:00:00" table:style-name="ce2">
            <text:p>26/02/2035</text:p>
          </table:table-cell>
          <table:table-cell office:value-type="date" office:date-value="2035-02-27T00:00:00" table:style-name="ce2">
            <text:p>27/02/2035</text:p>
          </table:table-cell>
          <table:table-cell office:value-type="date" office:date-value="2035-02-28T00:00:00" table:style-name="ce2">
            <text:p>28/02/2035</text:p>
          </table:table-cell>
          <table:table-cell office:value-type="date" office:date-value="2035-03-01T00:00:00" table:style-name="ce2">
            <text:p>01/03/2035</text:p>
          </table:table-cell>
          <table:table-cell office:value-type="date" office:date-value="2035-03-02T00:00:00" table:style-name="ce2">
            <text:p>02/03/2035</text:p>
          </table:table-cell>
          <table:table-cell office:value-type="date" office:date-value="2035-03-03T00:00:00" table:style-name="ce2">
            <text:p>03/03/2035</text:p>
          </table:table-cell>
          <table:table-cell office:value-type="date" office:date-value="2035-03-04T00:00:00" table:style-name="ce2">
            <text:p>04/03/2035</text:p>
          </table:table-cell>
          <table:table-cell office:value-type="date" office:date-value="2035-03-05T00:00:00" table:style-name="ce2">
            <text:p>05/03/2035</text:p>
          </table:table-cell>
          <table:table-cell office:value-type="date" office:date-value="2035-03-06T00:00:00" table:style-name="ce2">
            <text:p>06/03/2035</text:p>
          </table:table-cell>
          <table:table-cell office:value-type="date" office:date-value="2035-03-07T00:00:00" table:style-name="ce2">
            <text:p>07/03/2035</text:p>
          </table:table-cell>
          <table:table-cell office:value-type="date" office:date-value="2035-03-08T00:00:00" table:style-name="ce2">
            <text:p>08/03/2035</text:p>
          </table:table-cell>
          <table:table-cell office:value-type="date" office:date-value="2035-03-09T00:00:00" table:style-name="ce2">
            <text:p>09/03/2035</text:p>
          </table:table-cell>
          <table:table-cell office:value-type="date" office:date-value="2035-03-10T00:00:00" table:style-name="ce2">
            <text:p>10/03/2035</text:p>
          </table:table-cell>
          <table:table-cell office:value-type="date" office:date-value="2035-03-11T00:00:00" table:style-name="ce2">
            <text:p>11/03/2035</text:p>
          </table:table-cell>
          <table:table-cell office:value-type="date" office:date-value="2035-03-12T00:00:00" table:style-name="ce2">
            <text:p>12/03/2035</text:p>
          </table:table-cell>
          <table:table-cell office:value-type="date" office:date-value="2035-03-13T00:00:00" table:style-name="ce2">
            <text:p>13/03/2035</text:p>
          </table:table-cell>
          <table:table-cell office:value-type="date" office:date-value="2035-03-14T00:00:00" table:style-name="ce2">
            <text:p>14/03/2035</text:p>
          </table:table-cell>
          <table:table-cell office:value-type="date" office:date-value="2035-03-15T00:00:00" table:style-name="ce2">
            <text:p>15/03/2035</text:p>
          </table:table-cell>
          <table:table-cell office:value-type="date" office:date-value="2035-03-16T00:00:00" table:style-name="ce2">
            <text:p>16/03/2035</text:p>
          </table:table-cell>
          <table:table-cell office:value-type="date" office:date-value="2035-03-17T00:00:00" table:style-name="ce2">
            <text:p>17/03/2035</text:p>
          </table:table-cell>
          <table:table-cell office:value-type="date" office:date-value="2035-03-18T00:00:00" table:style-name="ce2">
            <text:p>18/03/2035</text:p>
          </table:table-cell>
          <table:table-cell office:value-type="date" office:date-value="2035-03-19T00:00:00" table:style-name="ce2">
            <text:p>19/03/2035</text:p>
          </table:table-cell>
          <table:table-cell office:value-type="date" office:date-value="2035-03-20T00:00:00" table:style-name="ce2">
            <text:p>20/03/2035</text:p>
          </table:table-cell>
          <table:table-cell office:value-type="date" office:date-value="2035-03-21T00:00:00" table:style-name="ce2">
            <text:p>21/03/2035</text:p>
          </table:table-cell>
          <table:table-cell office:value-type="date" office:date-value="2035-03-22T00:00:00" table:style-name="ce2">
            <text:p>22/03/2035</text:p>
          </table:table-cell>
          <table:table-cell office:value-type="date" office:date-value="2035-03-23T00:00:00" table:style-name="ce2">
            <text:p>23/03/2035</text:p>
          </table:table-cell>
          <table:table-cell office:value-type="date" office:date-value="2035-03-24T00:00:00" table:style-name="ce2">
            <text:p>24/03/2035</text:p>
          </table:table-cell>
          <table:table-cell office:value-type="date" office:date-value="2035-03-25T00:00:00" table:style-name="ce2">
            <text:p>25/03/2035</text:p>
          </table:table-cell>
          <table:table-cell office:value-type="date" office:date-value="2035-03-26T00:00:00" table:style-name="ce2">
            <text:p>26/03/2035</text:p>
          </table:table-cell>
          <table:table-cell office:value-type="date" office:date-value="2035-03-27T00:00:00" table:style-name="ce2">
            <text:p>27/03/2035</text:p>
          </table:table-cell>
          <table:table-cell office:value-type="date" office:date-value="2035-03-28T00:00:00" table:style-name="ce2">
            <text:p>28/03/2035</text:p>
          </table:table-cell>
          <table:table-cell office:value-type="date" office:date-value="2035-03-29T00:00:00" table:style-name="ce2">
            <text:p>29/03/2035</text:p>
          </table:table-cell>
          <table:table-cell office:value-type="date" office:date-value="2035-03-30T00:00:00" table:style-name="ce2">
            <text:p>30/03/2035</text:p>
          </table:table-cell>
          <table:table-cell office:value-type="date" office:date-value="2035-03-31T00:00:00" table:style-name="ce2">
            <text:p>31/03/2035</text:p>
          </table:table-cell>
          <table:table-cell table:number-columns-repeated="16284"/>
        </table:table-row>
        <table:table-row table:style-name="ro1">
          <table:table-cell office:value-type="date" office:date-value="2035-04-01T00:00:00" table:style-name="ce2">
            <text:p>01/04/2035</text:p>
          </table:table-cell>
          <table:table-cell office:value-type="date" office:date-value="2035-04-02T00:00:00" table:style-name="ce2">
            <text:p>02/04/2035</text:p>
          </table:table-cell>
          <table:table-cell office:value-type="date" office:date-value="2035-04-03T00:00:00" table:style-name="ce2">
            <text:p>03/04/2035</text:p>
          </table:table-cell>
          <table:table-cell office:value-type="date" office:date-value="2035-04-04T00:00:00" table:style-name="ce2">
            <text:p>04/04/2035</text:p>
          </table:table-cell>
          <table:table-cell office:value-type="date" office:date-value="2035-04-05T00:00:00" table:style-name="ce2">
            <text:p>05/04/2035</text:p>
          </table:table-cell>
          <table:table-cell office:value-type="date" office:date-value="2035-04-06T00:00:00" table:style-name="ce2">
            <text:p>06/04/2035</text:p>
          </table:table-cell>
          <table:table-cell office:value-type="date" office:date-value="2035-04-07T00:00:00" table:style-name="ce2">
            <text:p>07/04/2035</text:p>
          </table:table-cell>
          <table:table-cell office:value-type="date" office:date-value="2035-04-08T00:00:00" table:style-name="ce2">
            <text:p>08/04/2035</text:p>
          </table:table-cell>
          <table:table-cell office:value-type="date" office:date-value="2035-04-09T00:00:00" table:style-name="ce2">
            <text:p>09/04/2035</text:p>
          </table:table-cell>
          <table:table-cell office:value-type="date" office:date-value="2035-04-10T00:00:00" table:style-name="ce2">
            <text:p>10/04/2035</text:p>
          </table:table-cell>
          <table:table-cell office:value-type="date" office:date-value="2035-04-11T00:00:00" table:style-name="ce2">
            <text:p>11/04/2035</text:p>
          </table:table-cell>
          <table:table-cell office:value-type="date" office:date-value="2035-04-12T00:00:00" table:style-name="ce2">
            <text:p>12/04/2035</text:p>
          </table:table-cell>
          <table:table-cell office:value-type="date" office:date-value="2035-04-13T00:00:00" table:style-name="ce2">
            <text:p>13/04/2035</text:p>
          </table:table-cell>
          <table:table-cell office:value-type="date" office:date-value="2035-04-14T00:00:00" table:style-name="ce2">
            <text:p>14/04/2035</text:p>
          </table:table-cell>
          <table:table-cell office:value-type="date" office:date-value="2035-04-15T00:00:00" table:style-name="ce2">
            <text:p>15/04/2035</text:p>
          </table:table-cell>
          <table:table-cell office:value-type="date" office:date-value="2035-04-16T00:00:00" table:style-name="ce2">
            <text:p>16/04/2035</text:p>
          </table:table-cell>
          <table:table-cell office:value-type="date" office:date-value="2035-04-17T00:00:00" table:style-name="ce2">
            <text:p>17/04/2035</text:p>
          </table:table-cell>
          <table:table-cell office:value-type="date" office:date-value="2035-04-18T00:00:00" table:style-name="ce2">
            <text:p>18/04/2035</text:p>
          </table:table-cell>
          <table:table-cell office:value-type="date" office:date-value="2035-04-19T00:00:00" table:style-name="ce2">
            <text:p>19/04/2035</text:p>
          </table:table-cell>
          <table:table-cell office:value-type="date" office:date-value="2035-04-20T00:00:00" table:style-name="ce2">
            <text:p>20/04/2035</text:p>
          </table:table-cell>
          <table:table-cell office:value-type="date" office:date-value="2035-04-21T00:00:00" table:style-name="ce2">
            <text:p>21/04/2035</text:p>
          </table:table-cell>
          <table:table-cell office:value-type="date" office:date-value="2035-04-22T00:00:00" table:style-name="ce2">
            <text:p>22/04/2035</text:p>
          </table:table-cell>
          <table:table-cell office:value-type="date" office:date-value="2035-04-23T00:00:00" table:style-name="ce2">
            <text:p>23/04/2035</text:p>
          </table:table-cell>
          <table:table-cell office:value-type="date" office:date-value="2035-04-24T00:00:00" table:style-name="ce2">
            <text:p>24/04/2035</text:p>
          </table:table-cell>
          <table:table-cell office:value-type="date" office:date-value="2035-04-25T00:00:00" table:style-name="ce2">
            <text:p>25/04/2035</text:p>
          </table:table-cell>
          <table:table-cell office:value-type="date" office:date-value="2035-04-26T00:00:00" table:style-name="ce2">
            <text:p>26/04/2035</text:p>
          </table:table-cell>
          <table:table-cell office:value-type="date" office:date-value="2035-04-27T00:00:00" table:style-name="ce2">
            <text:p>27/04/2035</text:p>
          </table:table-cell>
          <table:table-cell office:value-type="date" office:date-value="2035-04-28T00:00:00" table:style-name="ce2">
            <text:p>28/04/2035</text:p>
          </table:table-cell>
          <table:table-cell office:value-type="date" office:date-value="2035-04-29T00:00:00" table:style-name="ce2">
            <text:p>29/04/2035</text:p>
          </table:table-cell>
          <table:table-cell office:value-type="date" office:date-value="2035-04-30T00:00:00" table:style-name="ce2">
            <text:p>30/04/2035</text:p>
          </table:table-cell>
          <table:table-cell office:value-type="date" office:date-value="2035-05-01T00:00:00" table:style-name="ce2">
            <text:p>01/05/2035</text:p>
          </table:table-cell>
          <table:table-cell office:value-type="date" office:date-value="2035-05-02T00:00:00" table:style-name="ce2">
            <text:p>02/05/2035</text:p>
          </table:table-cell>
          <table:table-cell office:value-type="date" office:date-value="2035-05-03T00:00:00" table:style-name="ce2">
            <text:p>03/05/2035</text:p>
          </table:table-cell>
          <table:table-cell office:value-type="date" office:date-value="2035-05-04T00:00:00" table:style-name="ce2">
            <text:p>04/05/2035</text:p>
          </table:table-cell>
          <table:table-cell office:value-type="date" office:date-value="2035-05-05T00:00:00" table:style-name="ce2">
            <text:p>05/05/2035</text:p>
          </table:table-cell>
          <table:table-cell office:value-type="date" office:date-value="2035-05-06T00:00:00" table:style-name="ce2">
            <text:p>06/05/2035</text:p>
          </table:table-cell>
          <table:table-cell office:value-type="date" office:date-value="2035-05-07T00:00:00" table:style-name="ce2">
            <text:p>07/05/2035</text:p>
          </table:table-cell>
          <table:table-cell office:value-type="date" office:date-value="2035-05-08T00:00:00" table:style-name="ce2">
            <text:p>08/05/2035</text:p>
          </table:table-cell>
          <table:table-cell office:value-type="date" office:date-value="2035-05-09T00:00:00" table:style-name="ce2">
            <text:p>09/05/2035</text:p>
          </table:table-cell>
          <table:table-cell office:value-type="date" office:date-value="2035-05-10T00:00:00" table:style-name="ce2">
            <text:p>10/05/2035</text:p>
          </table:table-cell>
          <table:table-cell office:value-type="date" office:date-value="2035-05-11T00:00:00" table:style-name="ce2">
            <text:p>11/05/2035</text:p>
          </table:table-cell>
          <table:table-cell office:value-type="date" office:date-value="2035-05-12T00:00:00" table:style-name="ce2">
            <text:p>12/05/2035</text:p>
          </table:table-cell>
          <table:table-cell office:value-type="date" office:date-value="2035-05-13T00:00:00" table:style-name="ce2">
            <text:p>13/05/2035</text:p>
          </table:table-cell>
          <table:table-cell office:value-type="date" office:date-value="2035-05-14T00:00:00" table:style-name="ce2">
            <text:p>14/05/2035</text:p>
          </table:table-cell>
          <table:table-cell office:value-type="date" office:date-value="2035-05-15T00:00:00" table:style-name="ce2">
            <text:p>15/05/2035</text:p>
          </table:table-cell>
          <table:table-cell office:value-type="date" office:date-value="2035-05-16T00:00:00" table:style-name="ce2">
            <text:p>16/05/2035</text:p>
          </table:table-cell>
          <table:table-cell office:value-type="date" office:date-value="2035-05-17T00:00:00" table:style-name="ce2">
            <text:p>17/05/2035</text:p>
          </table:table-cell>
          <table:table-cell office:value-type="date" office:date-value="2035-05-18T00:00:00" table:style-name="ce2">
            <text:p>18/05/2035</text:p>
          </table:table-cell>
          <table:table-cell office:value-type="date" office:date-value="2035-05-19T00:00:00" table:style-name="ce2">
            <text:p>19/05/2035</text:p>
          </table:table-cell>
          <table:table-cell office:value-type="date" office:date-value="2035-05-20T00:00:00" table:style-name="ce2">
            <text:p>20/05/2035</text:p>
          </table:table-cell>
          <table:table-cell office:value-type="date" office:date-value="2035-05-21T00:00:00" table:style-name="ce2">
            <text:p>21/05/2035</text:p>
          </table:table-cell>
          <table:table-cell office:value-type="date" office:date-value="2035-05-22T00:00:00" table:style-name="ce2">
            <text:p>22/05/2035</text:p>
          </table:table-cell>
          <table:table-cell office:value-type="date" office:date-value="2035-05-23T00:00:00" table:style-name="ce2">
            <text:p>23/05/2035</text:p>
          </table:table-cell>
          <table:table-cell office:value-type="date" office:date-value="2035-05-24T00:00:00" table:style-name="ce2">
            <text:p>24/05/2035</text:p>
          </table:table-cell>
          <table:table-cell office:value-type="date" office:date-value="2035-05-25T00:00:00" table:style-name="ce2">
            <text:p>25/05/2035</text:p>
          </table:table-cell>
          <table:table-cell office:value-type="date" office:date-value="2035-05-26T00:00:00" table:style-name="ce2">
            <text:p>26/05/2035</text:p>
          </table:table-cell>
          <table:table-cell office:value-type="date" office:date-value="2035-05-27T00:00:00" table:style-name="ce2">
            <text:p>27/05/2035</text:p>
          </table:table-cell>
          <table:table-cell office:value-type="date" office:date-value="2035-05-28T00:00:00" table:style-name="ce2">
            <text:p>28/05/2035</text:p>
          </table:table-cell>
          <table:table-cell office:value-type="date" office:date-value="2035-05-29T00:00:00" table:style-name="ce2">
            <text:p>29/05/2035</text:p>
          </table:table-cell>
          <table:table-cell office:value-type="date" office:date-value="2035-05-30T00:00:00" table:style-name="ce2">
            <text:p>30/05/2035</text:p>
          </table:table-cell>
          <table:table-cell office:value-type="date" office:date-value="2035-05-31T00:00:00" table:style-name="ce2">
            <text:p>31/05/2035</text:p>
          </table:table-cell>
          <table:table-cell office:value-type="date" office:date-value="2035-06-01T00:00:00" table:style-name="ce2">
            <text:p>01/06/2035</text:p>
          </table:table-cell>
          <table:table-cell office:value-type="date" office:date-value="2035-06-02T00:00:00" table:style-name="ce2">
            <text:p>02/06/2035</text:p>
          </table:table-cell>
          <table:table-cell office:value-type="date" office:date-value="2035-06-03T00:00:00" table:style-name="ce2">
            <text:p>03/06/2035</text:p>
          </table:table-cell>
          <table:table-cell office:value-type="date" office:date-value="2035-06-04T00:00:00" table:style-name="ce2">
            <text:p>04/06/2035</text:p>
          </table:table-cell>
          <table:table-cell office:value-type="date" office:date-value="2035-06-05T00:00:00" table:style-name="ce2">
            <text:p>05/06/2035</text:p>
          </table:table-cell>
          <table:table-cell office:value-type="date" office:date-value="2035-06-06T00:00:00" table:style-name="ce2">
            <text:p>06/06/2035</text:p>
          </table:table-cell>
          <table:table-cell office:value-type="date" office:date-value="2035-06-07T00:00:00" table:style-name="ce2">
            <text:p>07/06/2035</text:p>
          </table:table-cell>
          <table:table-cell office:value-type="date" office:date-value="2035-06-08T00:00:00" table:style-name="ce2">
            <text:p>08/06/2035</text:p>
          </table:table-cell>
          <table:table-cell office:value-type="date" office:date-value="2035-06-09T00:00:00" table:style-name="ce2">
            <text:p>09/06/2035</text:p>
          </table:table-cell>
          <table:table-cell office:value-type="date" office:date-value="2035-06-10T00:00:00" table:style-name="ce2">
            <text:p>10/06/2035</text:p>
          </table:table-cell>
          <table:table-cell office:value-type="date" office:date-value="2035-06-11T00:00:00" table:style-name="ce2">
            <text:p>11/06/2035</text:p>
          </table:table-cell>
          <table:table-cell office:value-type="date" office:date-value="2035-06-12T00:00:00" table:style-name="ce2">
            <text:p>12/06/2035</text:p>
          </table:table-cell>
          <table:table-cell office:value-type="date" office:date-value="2035-06-13T00:00:00" table:style-name="ce2">
            <text:p>13/06/2035</text:p>
          </table:table-cell>
          <table:table-cell office:value-type="date" office:date-value="2035-06-14T00:00:00" table:style-name="ce2">
            <text:p>14/06/2035</text:p>
          </table:table-cell>
          <table:table-cell office:value-type="date" office:date-value="2035-06-15T00:00:00" table:style-name="ce2">
            <text:p>15/06/2035</text:p>
          </table:table-cell>
          <table:table-cell office:value-type="date" office:date-value="2035-06-16T00:00:00" table:style-name="ce2">
            <text:p>16/06/2035</text:p>
          </table:table-cell>
          <table:table-cell office:value-type="date" office:date-value="2035-06-17T00:00:00" table:style-name="ce2">
            <text:p>17/06/2035</text:p>
          </table:table-cell>
          <table:table-cell office:value-type="date" office:date-value="2035-06-18T00:00:00" table:style-name="ce2">
            <text:p>18/06/2035</text:p>
          </table:table-cell>
          <table:table-cell office:value-type="date" office:date-value="2035-06-19T00:00:00" table:style-name="ce2">
            <text:p>19/06/2035</text:p>
          </table:table-cell>
          <table:table-cell office:value-type="date" office:date-value="2035-06-20T00:00:00" table:style-name="ce2">
            <text:p>20/06/2035</text:p>
          </table:table-cell>
          <table:table-cell office:value-type="date" office:date-value="2035-06-21T00:00:00" table:style-name="ce2">
            <text:p>21/06/2035</text:p>
          </table:table-cell>
          <table:table-cell office:value-type="date" office:date-value="2035-06-22T00:00:00" table:style-name="ce2">
            <text:p>22/06/2035</text:p>
          </table:table-cell>
          <table:table-cell office:value-type="date" office:date-value="2035-06-23T00:00:00" table:style-name="ce2">
            <text:p>23/06/2035</text:p>
          </table:table-cell>
          <table:table-cell office:value-type="date" office:date-value="2035-06-24T00:00:00" table:style-name="ce2">
            <text:p>24/06/2035</text:p>
          </table:table-cell>
          <table:table-cell office:value-type="date" office:date-value="2035-06-25T00:00:00" table:style-name="ce2">
            <text:p>25/06/2035</text:p>
          </table:table-cell>
          <table:table-cell office:value-type="date" office:date-value="2035-06-26T00:00:00" table:style-name="ce2">
            <text:p>26/06/2035</text:p>
          </table:table-cell>
          <table:table-cell office:value-type="date" office:date-value="2035-06-27T00:00:00" table:style-name="ce2">
            <text:p>27/06/2035</text:p>
          </table:table-cell>
          <table:table-cell office:value-type="date" office:date-value="2035-06-28T00:00:00" table:style-name="ce2">
            <text:p>28/06/2035</text:p>
          </table:table-cell>
          <table:table-cell office:value-type="date" office:date-value="2035-06-29T00:00:00" table:style-name="ce2">
            <text:p>29/06/2035</text:p>
          </table:table-cell>
          <table:table-cell office:value-type="date" office:date-value="2035-06-30T00:00:00" table:style-name="ce2">
            <text:p>30/06/2035</text:p>
          </table:table-cell>
          <table:table-cell office:value-type="date" office:date-value="2035-07-01T00:00:00" table:style-name="ce2">
            <text:p>01/07/2035</text:p>
          </table:table-cell>
          <table:table-cell office:value-type="date" office:date-value="2035-07-02T00:00:00" table:style-name="ce2">
            <text:p>02/07/2035</text:p>
          </table:table-cell>
          <table:table-cell office:value-type="date" office:date-value="2035-07-03T00:00:00" table:style-name="ce2">
            <text:p>03/07/2035</text:p>
          </table:table-cell>
          <table:table-cell office:value-type="date" office:date-value="2035-07-04T00:00:00" table:style-name="ce2">
            <text:p>04/07/2035</text:p>
          </table:table-cell>
          <table:table-cell office:value-type="date" office:date-value="2035-07-05T00:00:00" table:style-name="ce2">
            <text:p>05/07/2035</text:p>
          </table:table-cell>
          <table:table-cell office:value-type="date" office:date-value="2035-07-06T00:00:00" table:style-name="ce2">
            <text:p>06/07/2035</text:p>
          </table:table-cell>
          <table:table-cell office:value-type="date" office:date-value="2035-07-07T00:00:00" table:style-name="ce2">
            <text:p>07/07/2035</text:p>
          </table:table-cell>
          <table:table-cell office:value-type="date" office:date-value="2035-07-08T00:00:00" table:style-name="ce2">
            <text:p>08/07/2035</text:p>
          </table:table-cell>
          <table:table-cell office:value-type="date" office:date-value="2035-07-09T00:00:00" table:style-name="ce2">
            <text:p>09/07/2035</text:p>
          </table:table-cell>
          <table:table-cell table:number-columns-repeated="16284"/>
        </table:table-row>
        <table:table-row table:style-name="ro1">
          <table:table-cell office:value-type="date" office:date-value="2035-07-10T00:00:00" table:style-name="ce2">
            <text:p>10/07/2035</text:p>
          </table:table-cell>
          <table:table-cell office:value-type="date" office:date-value="2035-07-11T00:00:00" table:style-name="ce2">
            <text:p>11/07/2035</text:p>
          </table:table-cell>
          <table:table-cell office:value-type="date" office:date-value="2035-07-12T00:00:00" table:style-name="ce2">
            <text:p>12/07/2035</text:p>
          </table:table-cell>
          <table:table-cell office:value-type="date" office:date-value="2035-07-13T00:00:00" table:style-name="ce2">
            <text:p>13/07/2035</text:p>
          </table:table-cell>
          <table:table-cell office:value-type="date" office:date-value="2035-07-14T00:00:00" table:style-name="ce2">
            <text:p>14/07/2035</text:p>
          </table:table-cell>
          <table:table-cell office:value-type="date" office:date-value="2035-07-15T00:00:00" table:style-name="ce2">
            <text:p>15/07/2035</text:p>
          </table:table-cell>
          <table:table-cell office:value-type="date" office:date-value="2035-07-16T00:00:00" table:style-name="ce2">
            <text:p>16/07/2035</text:p>
          </table:table-cell>
          <table:table-cell office:value-type="date" office:date-value="2035-07-17T00:00:00" table:style-name="ce2">
            <text:p>17/07/2035</text:p>
          </table:table-cell>
          <table:table-cell office:value-type="date" office:date-value="2035-07-18T00:00:00" table:style-name="ce2">
            <text:p>18/07/2035</text:p>
          </table:table-cell>
          <table:table-cell office:value-type="date" office:date-value="2035-07-19T00:00:00" table:style-name="ce2">
            <text:p>19/07/2035</text:p>
          </table:table-cell>
          <table:table-cell office:value-type="date" office:date-value="2035-07-20T00:00:00" table:style-name="ce2">
            <text:p>20/07/2035</text:p>
          </table:table-cell>
          <table:table-cell office:value-type="date" office:date-value="2035-07-21T00:00:00" table:style-name="ce2">
            <text:p>21/07/2035</text:p>
          </table:table-cell>
          <table:table-cell office:value-type="date" office:date-value="2035-07-22T00:00:00" table:style-name="ce2">
            <text:p>22/07/2035</text:p>
          </table:table-cell>
          <table:table-cell office:value-type="date" office:date-value="2035-07-23T00:00:00" table:style-name="ce2">
            <text:p>23/07/2035</text:p>
          </table:table-cell>
          <table:table-cell office:value-type="date" office:date-value="2035-07-24T00:00:00" table:style-name="ce2">
            <text:p>24/07/2035</text:p>
          </table:table-cell>
          <table:table-cell office:value-type="date" office:date-value="2035-07-25T00:00:00" table:style-name="ce2">
            <text:p>25/07/2035</text:p>
          </table:table-cell>
          <table:table-cell office:value-type="date" office:date-value="2035-07-26T00:00:00" table:style-name="ce2">
            <text:p>26/07/2035</text:p>
          </table:table-cell>
          <table:table-cell office:value-type="date" office:date-value="2035-07-27T00:00:00" table:style-name="ce2">
            <text:p>27/07/2035</text:p>
          </table:table-cell>
          <table:table-cell office:value-type="date" office:date-value="2035-07-28T00:00:00" table:style-name="ce2">
            <text:p>28/07/2035</text:p>
          </table:table-cell>
          <table:table-cell office:value-type="date" office:date-value="2035-07-29T00:00:00" table:style-name="ce2">
            <text:p>29/07/2035</text:p>
          </table:table-cell>
          <table:table-cell office:value-type="date" office:date-value="2035-07-30T00:00:00" table:style-name="ce2">
            <text:p>30/07/2035</text:p>
          </table:table-cell>
          <table:table-cell office:value-type="date" office:date-value="2035-07-31T00:00:00" table:style-name="ce2">
            <text:p>31/07/2035</text:p>
          </table:table-cell>
          <table:table-cell office:value-type="date" office:date-value="2035-08-01T00:00:00" table:style-name="ce2">
            <text:p>01/08/2035</text:p>
          </table:table-cell>
          <table:table-cell office:value-type="date" office:date-value="2035-08-02T00:00:00" table:style-name="ce2">
            <text:p>02/08/2035</text:p>
          </table:table-cell>
          <table:table-cell office:value-type="date" office:date-value="2035-08-03T00:00:00" table:style-name="ce2">
            <text:p>03/08/2035</text:p>
          </table:table-cell>
          <table:table-cell office:value-type="date" office:date-value="2035-08-04T00:00:00" table:style-name="ce2">
            <text:p>04/08/2035</text:p>
          </table:table-cell>
          <table:table-cell office:value-type="date" office:date-value="2035-08-05T00:00:00" table:style-name="ce2">
            <text:p>05/08/2035</text:p>
          </table:table-cell>
          <table:table-cell office:value-type="date" office:date-value="2035-08-06T00:00:00" table:style-name="ce2">
            <text:p>06/08/2035</text:p>
          </table:table-cell>
          <table:table-cell office:value-type="date" office:date-value="2035-08-07T00:00:00" table:style-name="ce2">
            <text:p>07/08/2035</text:p>
          </table:table-cell>
          <table:table-cell office:value-type="date" office:date-value="2035-08-08T00:00:00" table:style-name="ce2">
            <text:p>08/08/2035</text:p>
          </table:table-cell>
          <table:table-cell office:value-type="date" office:date-value="2035-08-09T00:00:00" table:style-name="ce2">
            <text:p>09/08/2035</text:p>
          </table:table-cell>
          <table:table-cell office:value-type="date" office:date-value="2035-08-10T00:00:00" table:style-name="ce2">
            <text:p>10/08/2035</text:p>
          </table:table-cell>
          <table:table-cell office:value-type="date" office:date-value="2035-08-11T00:00:00" table:style-name="ce2">
            <text:p>11/08/2035</text:p>
          </table:table-cell>
          <table:table-cell office:value-type="date" office:date-value="2035-08-12T00:00:00" table:style-name="ce2">
            <text:p>12/08/2035</text:p>
          </table:table-cell>
          <table:table-cell office:value-type="date" office:date-value="2035-08-13T00:00:00" table:style-name="ce2">
            <text:p>13/08/2035</text:p>
          </table:table-cell>
          <table:table-cell office:value-type="date" office:date-value="2035-08-14T00:00:00" table:style-name="ce2">
            <text:p>14/08/2035</text:p>
          </table:table-cell>
          <table:table-cell office:value-type="date" office:date-value="2035-08-15T00:00:00" table:style-name="ce2">
            <text:p>15/08/2035</text:p>
          </table:table-cell>
          <table:table-cell office:value-type="date" office:date-value="2035-08-16T00:00:00" table:style-name="ce2">
            <text:p>16/08/2035</text:p>
          </table:table-cell>
          <table:table-cell office:value-type="date" office:date-value="2035-08-17T00:00:00" table:style-name="ce2">
            <text:p>17/08/2035</text:p>
          </table:table-cell>
          <table:table-cell office:value-type="date" office:date-value="2035-08-18T00:00:00" table:style-name="ce2">
            <text:p>18/08/2035</text:p>
          </table:table-cell>
          <table:table-cell office:value-type="date" office:date-value="2035-08-19T00:00:00" table:style-name="ce2">
            <text:p>19/08/2035</text:p>
          </table:table-cell>
          <table:table-cell office:value-type="date" office:date-value="2035-08-20T00:00:00" table:style-name="ce2">
            <text:p>20/08/2035</text:p>
          </table:table-cell>
          <table:table-cell office:value-type="date" office:date-value="2035-08-21T00:00:00" table:style-name="ce2">
            <text:p>21/08/2035</text:p>
          </table:table-cell>
          <table:table-cell office:value-type="date" office:date-value="2035-08-22T00:00:00" table:style-name="ce2">
            <text:p>22/08/2035</text:p>
          </table:table-cell>
          <table:table-cell office:value-type="date" office:date-value="2035-08-23T00:00:00" table:style-name="ce2">
            <text:p>23/08/2035</text:p>
          </table:table-cell>
          <table:table-cell office:value-type="date" office:date-value="2035-08-24T00:00:00" table:style-name="ce2">
            <text:p>24/08/2035</text:p>
          </table:table-cell>
          <table:table-cell office:value-type="date" office:date-value="2035-08-25T00:00:00" table:style-name="ce2">
            <text:p>25/08/2035</text:p>
          </table:table-cell>
          <table:table-cell office:value-type="date" office:date-value="2035-08-26T00:00:00" table:style-name="ce2">
            <text:p>26/08/2035</text:p>
          </table:table-cell>
          <table:table-cell office:value-type="date" office:date-value="2035-08-27T00:00:00" table:style-name="ce2">
            <text:p>27/08/2035</text:p>
          </table:table-cell>
          <table:table-cell office:value-type="date" office:date-value="2035-08-28T00:00:00" table:style-name="ce2">
            <text:p>28/08/2035</text:p>
          </table:table-cell>
          <table:table-cell office:value-type="date" office:date-value="2035-08-29T00:00:00" table:style-name="ce2">
            <text:p>29/08/2035</text:p>
          </table:table-cell>
          <table:table-cell office:value-type="date" office:date-value="2035-08-30T00:00:00" table:style-name="ce2">
            <text:p>30/08/2035</text:p>
          </table:table-cell>
          <table:table-cell office:value-type="date" office:date-value="2035-08-31T00:00:00" table:style-name="ce2">
            <text:p>31/08/2035</text:p>
          </table:table-cell>
          <table:table-cell office:value-type="date" office:date-value="2035-09-01T00:00:00" table:style-name="ce2">
            <text:p>01/09/2035</text:p>
          </table:table-cell>
          <table:table-cell office:value-type="date" office:date-value="2035-09-02T00:00:00" table:style-name="ce2">
            <text:p>02/09/2035</text:p>
          </table:table-cell>
          <table:table-cell office:value-type="date" office:date-value="2035-09-03T00:00:00" table:style-name="ce2">
            <text:p>03/09/2035</text:p>
          </table:table-cell>
          <table:table-cell office:value-type="date" office:date-value="2035-09-04T00:00:00" table:style-name="ce2">
            <text:p>04/09/2035</text:p>
          </table:table-cell>
          <table:table-cell office:value-type="date" office:date-value="2035-09-05T00:00:00" table:style-name="ce2">
            <text:p>05/09/2035</text:p>
          </table:table-cell>
          <table:table-cell office:value-type="date" office:date-value="2035-09-06T00:00:00" table:style-name="ce2">
            <text:p>06/09/2035</text:p>
          </table:table-cell>
          <table:table-cell office:value-type="date" office:date-value="2035-09-07T00:00:00" table:style-name="ce2">
            <text:p>07/09/2035</text:p>
          </table:table-cell>
          <table:table-cell office:value-type="date" office:date-value="2035-09-08T00:00:00" table:style-name="ce2">
            <text:p>08/09/2035</text:p>
          </table:table-cell>
          <table:table-cell office:value-type="date" office:date-value="2035-09-09T00:00:00" table:style-name="ce2">
            <text:p>09/09/2035</text:p>
          </table:table-cell>
          <table:table-cell office:value-type="date" office:date-value="2035-09-10T00:00:00" table:style-name="ce2">
            <text:p>10/09/2035</text:p>
          </table:table-cell>
          <table:table-cell office:value-type="date" office:date-value="2035-09-11T00:00:00" table:style-name="ce2">
            <text:p>11/09/2035</text:p>
          </table:table-cell>
          <table:table-cell office:value-type="date" office:date-value="2035-09-12T00:00:00" table:style-name="ce2">
            <text:p>12/09/2035</text:p>
          </table:table-cell>
          <table:table-cell office:value-type="date" office:date-value="2035-09-13T00:00:00" table:style-name="ce2">
            <text:p>13/09/2035</text:p>
          </table:table-cell>
          <table:table-cell office:value-type="date" office:date-value="2035-09-14T00:00:00" table:style-name="ce2">
            <text:p>14/09/2035</text:p>
          </table:table-cell>
          <table:table-cell office:value-type="date" office:date-value="2035-09-15T00:00:00" table:style-name="ce2">
            <text:p>15/09/2035</text:p>
          </table:table-cell>
          <table:table-cell office:value-type="date" office:date-value="2035-09-16T00:00:00" table:style-name="ce2">
            <text:p>16/09/2035</text:p>
          </table:table-cell>
          <table:table-cell office:value-type="date" office:date-value="2035-09-17T00:00:00" table:style-name="ce2">
            <text:p>17/09/2035</text:p>
          </table:table-cell>
          <table:table-cell office:value-type="date" office:date-value="2035-09-18T00:00:00" table:style-name="ce2">
            <text:p>18/09/2035</text:p>
          </table:table-cell>
          <table:table-cell office:value-type="date" office:date-value="2035-09-19T00:00:00" table:style-name="ce2">
            <text:p>19/09/2035</text:p>
          </table:table-cell>
          <table:table-cell office:value-type="date" office:date-value="2035-09-20T00:00:00" table:style-name="ce2">
            <text:p>20/09/2035</text:p>
          </table:table-cell>
          <table:table-cell office:value-type="date" office:date-value="2035-09-21T00:00:00" table:style-name="ce2">
            <text:p>21/09/2035</text:p>
          </table:table-cell>
          <table:table-cell office:value-type="date" office:date-value="2035-09-22T00:00:00" table:style-name="ce2">
            <text:p>22/09/2035</text:p>
          </table:table-cell>
          <table:table-cell office:value-type="date" office:date-value="2035-09-23T00:00:00" table:style-name="ce2">
            <text:p>23/09/2035</text:p>
          </table:table-cell>
          <table:table-cell office:value-type="date" office:date-value="2035-09-24T00:00:00" table:style-name="ce2">
            <text:p>24/09/2035</text:p>
          </table:table-cell>
          <table:table-cell office:value-type="date" office:date-value="2035-09-25T00:00:00" table:style-name="ce2">
            <text:p>25/09/2035</text:p>
          </table:table-cell>
          <table:table-cell office:value-type="date" office:date-value="2035-09-26T00:00:00" table:style-name="ce2">
            <text:p>26/09/2035</text:p>
          </table:table-cell>
          <table:table-cell office:value-type="date" office:date-value="2035-09-27T00:00:00" table:style-name="ce2">
            <text:p>27/09/2035</text:p>
          </table:table-cell>
          <table:table-cell office:value-type="date" office:date-value="2035-09-28T00:00:00" table:style-name="ce2">
            <text:p>28/09/2035</text:p>
          </table:table-cell>
          <table:table-cell office:value-type="date" office:date-value="2035-09-29T00:00:00" table:style-name="ce2">
            <text:p>29/09/2035</text:p>
          </table:table-cell>
          <table:table-cell office:value-type="date" office:date-value="2035-09-30T00:00:00" table:style-name="ce2">
            <text:p>30/09/2035</text:p>
          </table:table-cell>
          <table:table-cell office:value-type="date" office:date-value="2035-10-01T00:00:00" table:style-name="ce2">
            <text:p>01/10/2035</text:p>
          </table:table-cell>
          <table:table-cell office:value-type="date" office:date-value="2035-10-02T00:00:00" table:style-name="ce2">
            <text:p>02/10/2035</text:p>
          </table:table-cell>
          <table:table-cell office:value-type="date" office:date-value="2035-10-03T00:00:00" table:style-name="ce2">
            <text:p>03/10/2035</text:p>
          </table:table-cell>
          <table:table-cell office:value-type="date" office:date-value="2035-10-04T00:00:00" table:style-name="ce2">
            <text:p>04/10/2035</text:p>
          </table:table-cell>
          <table:table-cell office:value-type="date" office:date-value="2035-10-05T00:00:00" table:style-name="ce2">
            <text:p>05/10/2035</text:p>
          </table:table-cell>
          <table:table-cell office:value-type="date" office:date-value="2035-10-06T00:00:00" table:style-name="ce2">
            <text:p>06/10/2035</text:p>
          </table:table-cell>
          <table:table-cell office:value-type="date" office:date-value="2035-10-07T00:00:00" table:style-name="ce2">
            <text:p>07/10/2035</text:p>
          </table:table-cell>
          <table:table-cell office:value-type="date" office:date-value="2035-10-08T00:00:00" table:style-name="ce2">
            <text:p>08/10/2035</text:p>
          </table:table-cell>
          <table:table-cell office:value-type="date" office:date-value="2035-10-09T00:00:00" table:style-name="ce2">
            <text:p>09/10/2035</text:p>
          </table:table-cell>
          <table:table-cell office:value-type="date" office:date-value="2035-10-10T00:00:00" table:style-name="ce2">
            <text:p>10/10/2035</text:p>
          </table:table-cell>
          <table:table-cell office:value-type="date" office:date-value="2035-10-11T00:00:00" table:style-name="ce2">
            <text:p>11/10/2035</text:p>
          </table:table-cell>
          <table:table-cell office:value-type="date" office:date-value="2035-10-12T00:00:00" table:style-name="ce2">
            <text:p>12/10/2035</text:p>
          </table:table-cell>
          <table:table-cell office:value-type="date" office:date-value="2035-10-13T00:00:00" table:style-name="ce2">
            <text:p>13/10/2035</text:p>
          </table:table-cell>
          <table:table-cell office:value-type="date" office:date-value="2035-10-14T00:00:00" table:style-name="ce2">
            <text:p>14/10/2035</text:p>
          </table:table-cell>
          <table:table-cell office:value-type="date" office:date-value="2035-10-15T00:00:00" table:style-name="ce2">
            <text:p>15/10/2035</text:p>
          </table:table-cell>
          <table:table-cell office:value-type="date" office:date-value="2035-10-16T00:00:00" table:style-name="ce2">
            <text:p>16/10/2035</text:p>
          </table:table-cell>
          <table:table-cell office:value-type="date" office:date-value="2035-10-17T00:00:00" table:style-name="ce2">
            <text:p>17/10/2035</text:p>
          </table:table-cell>
          <table:table-cell table:number-columns-repeated="16284"/>
        </table:table-row>
        <table:table-row table:style-name="ro1">
          <table:table-cell office:value-type="date" office:date-value="2035-10-18T00:00:00" table:style-name="ce2">
            <text:p>18/10/2035</text:p>
          </table:table-cell>
          <table:table-cell office:value-type="date" office:date-value="2035-10-19T00:00:00" table:style-name="ce2">
            <text:p>19/10/2035</text:p>
          </table:table-cell>
          <table:table-cell office:value-type="date" office:date-value="2035-10-20T00:00:00" table:style-name="ce2">
            <text:p>20/10/2035</text:p>
          </table:table-cell>
          <table:table-cell office:value-type="date" office:date-value="2035-10-21T00:00:00" table:style-name="ce2">
            <text:p>21/10/2035</text:p>
          </table:table-cell>
          <table:table-cell office:value-type="date" office:date-value="2035-10-22T00:00:00" table:style-name="ce2">
            <text:p>22/10/2035</text:p>
          </table:table-cell>
          <table:table-cell office:value-type="date" office:date-value="2035-10-23T00:00:00" table:style-name="ce2">
            <text:p>23/10/2035</text:p>
          </table:table-cell>
          <table:table-cell office:value-type="date" office:date-value="2035-10-24T00:00:00" table:style-name="ce2">
            <text:p>24/10/2035</text:p>
          </table:table-cell>
          <table:table-cell office:value-type="date" office:date-value="2035-10-25T00:00:00" table:style-name="ce2">
            <text:p>25/10/2035</text:p>
          </table:table-cell>
          <table:table-cell office:value-type="date" office:date-value="2035-10-26T00:00:00" table:style-name="ce2">
            <text:p>26/10/2035</text:p>
          </table:table-cell>
          <table:table-cell office:value-type="date" office:date-value="2035-10-27T00:00:00" table:style-name="ce2">
            <text:p>27/10/2035</text:p>
          </table:table-cell>
          <table:table-cell office:value-type="date" office:date-value="2035-10-28T00:00:00" table:style-name="ce2">
            <text:p>28/10/2035</text:p>
          </table:table-cell>
          <table:table-cell office:value-type="date" office:date-value="2035-10-29T00:00:00" table:style-name="ce2">
            <text:p>29/10/2035</text:p>
          </table:table-cell>
          <table:table-cell office:value-type="date" office:date-value="2035-10-30T00:00:00" table:style-name="ce2">
            <text:p>30/10/2035</text:p>
          </table:table-cell>
          <table:table-cell office:value-type="date" office:date-value="2035-10-31T00:00:00" table:style-name="ce2">
            <text:p>31/10/2035</text:p>
          </table:table-cell>
          <table:table-cell office:value-type="date" office:date-value="2035-11-01T00:00:00" table:style-name="ce2">
            <text:p>01/11/2035</text:p>
          </table:table-cell>
          <table:table-cell office:value-type="date" office:date-value="2035-11-02T00:00:00" table:style-name="ce2">
            <text:p>02/11/2035</text:p>
          </table:table-cell>
          <table:table-cell office:value-type="date" office:date-value="2035-11-03T00:00:00" table:style-name="ce2">
            <text:p>03/11/2035</text:p>
          </table:table-cell>
          <table:table-cell office:value-type="date" office:date-value="2035-11-04T00:00:00" table:style-name="ce2">
            <text:p>04/11/2035</text:p>
          </table:table-cell>
          <table:table-cell office:value-type="date" office:date-value="2035-11-05T00:00:00" table:style-name="ce2">
            <text:p>05/11/2035</text:p>
          </table:table-cell>
          <table:table-cell office:value-type="date" office:date-value="2035-11-06T00:00:00" table:style-name="ce2">
            <text:p>06/11/2035</text:p>
          </table:table-cell>
          <table:table-cell office:value-type="date" office:date-value="2035-11-07T00:00:00" table:style-name="ce2">
            <text:p>07/11/2035</text:p>
          </table:table-cell>
          <table:table-cell office:value-type="date" office:date-value="2035-11-08T00:00:00" table:style-name="ce2">
            <text:p>08/11/2035</text:p>
          </table:table-cell>
          <table:table-cell office:value-type="date" office:date-value="2035-11-09T00:00:00" table:style-name="ce2">
            <text:p>09/11/2035</text:p>
          </table:table-cell>
          <table:table-cell office:value-type="date" office:date-value="2035-11-10T00:00:00" table:style-name="ce2">
            <text:p>10/11/2035</text:p>
          </table:table-cell>
          <table:table-cell office:value-type="date" office:date-value="2035-11-11T00:00:00" table:style-name="ce2">
            <text:p>11/11/2035</text:p>
          </table:table-cell>
          <table:table-cell office:value-type="date" office:date-value="2035-11-12T00:00:00" table:style-name="ce2">
            <text:p>12/11/2035</text:p>
          </table:table-cell>
          <table:table-cell office:value-type="date" office:date-value="2035-11-13T00:00:00" table:style-name="ce2">
            <text:p>13/11/2035</text:p>
          </table:table-cell>
          <table:table-cell office:value-type="date" office:date-value="2035-11-14T00:00:00" table:style-name="ce2">
            <text:p>14/11/2035</text:p>
          </table:table-cell>
          <table:table-cell office:value-type="date" office:date-value="2035-11-15T00:00:00" table:style-name="ce2">
            <text:p>15/11/2035</text:p>
          </table:table-cell>
          <table:table-cell office:value-type="date" office:date-value="2035-11-16T00:00:00" table:style-name="ce2">
            <text:p>16/11/2035</text:p>
          </table:table-cell>
          <table:table-cell office:value-type="date" office:date-value="2035-11-17T00:00:00" table:style-name="ce2">
            <text:p>17/11/2035</text:p>
          </table:table-cell>
          <table:table-cell office:value-type="date" office:date-value="2035-11-18T00:00:00" table:style-name="ce2">
            <text:p>18/11/2035</text:p>
          </table:table-cell>
          <table:table-cell office:value-type="date" office:date-value="2035-11-19T00:00:00" table:style-name="ce2">
            <text:p>19/11/2035</text:p>
          </table:table-cell>
          <table:table-cell office:value-type="date" office:date-value="2035-11-20T00:00:00" table:style-name="ce2">
            <text:p>20/11/2035</text:p>
          </table:table-cell>
          <table:table-cell office:value-type="date" office:date-value="2035-11-21T00:00:00" table:style-name="ce2">
            <text:p>21/11/2035</text:p>
          </table:table-cell>
          <table:table-cell office:value-type="date" office:date-value="2035-11-22T00:00:00" table:style-name="ce2">
            <text:p>22/11/2035</text:p>
          </table:table-cell>
          <table:table-cell office:value-type="date" office:date-value="2035-11-23T00:00:00" table:style-name="ce2">
            <text:p>23/11/2035</text:p>
          </table:table-cell>
          <table:table-cell office:value-type="date" office:date-value="2035-11-24T00:00:00" table:style-name="ce2">
            <text:p>24/11/2035</text:p>
          </table:table-cell>
          <table:table-cell office:value-type="date" office:date-value="2035-11-25T00:00:00" table:style-name="ce2">
            <text:p>25/11/2035</text:p>
          </table:table-cell>
          <table:table-cell office:value-type="date" office:date-value="2035-11-26T00:00:00" table:style-name="ce2">
            <text:p>26/11/2035</text:p>
          </table:table-cell>
          <table:table-cell office:value-type="date" office:date-value="2035-11-27T00:00:00" table:style-name="ce2">
            <text:p>27/11/2035</text:p>
          </table:table-cell>
          <table:table-cell office:value-type="date" office:date-value="2035-11-28T00:00:00" table:style-name="ce2">
            <text:p>28/11/2035</text:p>
          </table:table-cell>
          <table:table-cell office:value-type="date" office:date-value="2035-11-29T00:00:00" table:style-name="ce2">
            <text:p>29/11/2035</text:p>
          </table:table-cell>
          <table:table-cell office:value-type="date" office:date-value="2035-11-30T00:00:00" table:style-name="ce2">
            <text:p>30/11/2035</text:p>
          </table:table-cell>
          <table:table-cell office:value-type="date" office:date-value="2035-12-01T00:00:00" table:style-name="ce2">
            <text:p>01/12/2035</text:p>
          </table:table-cell>
          <table:table-cell office:value-type="date" office:date-value="2035-12-02T00:00:00" table:style-name="ce2">
            <text:p>02/12/2035</text:p>
          </table:table-cell>
          <table:table-cell office:value-type="date" office:date-value="2035-12-03T00:00:00" table:style-name="ce2">
            <text:p>03/12/2035</text:p>
          </table:table-cell>
          <table:table-cell office:value-type="date" office:date-value="2035-12-04T00:00:00" table:style-name="ce2">
            <text:p>04/12/2035</text:p>
          </table:table-cell>
          <table:table-cell office:value-type="date" office:date-value="2035-12-05T00:00:00" table:style-name="ce2">
            <text:p>05/12/2035</text:p>
          </table:table-cell>
          <table:table-cell office:value-type="date" office:date-value="2035-12-06T00:00:00" table:style-name="ce2">
            <text:p>06/12/2035</text:p>
          </table:table-cell>
          <table:table-cell office:value-type="date" office:date-value="2035-12-07T00:00:00" table:style-name="ce2">
            <text:p>07/12/2035</text:p>
          </table:table-cell>
          <table:table-cell office:value-type="date" office:date-value="2035-12-08T00:00:00" table:style-name="ce2">
            <text:p>08/12/2035</text:p>
          </table:table-cell>
          <table:table-cell office:value-type="date" office:date-value="2035-12-09T00:00:00" table:style-name="ce2">
            <text:p>09/12/2035</text:p>
          </table:table-cell>
          <table:table-cell office:value-type="date" office:date-value="2035-12-10T00:00:00" table:style-name="ce2">
            <text:p>10/12/2035</text:p>
          </table:table-cell>
          <table:table-cell office:value-type="date" office:date-value="2035-12-11T00:00:00" table:style-name="ce2">
            <text:p>11/12/2035</text:p>
          </table:table-cell>
          <table:table-cell office:value-type="date" office:date-value="2035-12-12T00:00:00" table:style-name="ce2">
            <text:p>12/12/2035</text:p>
          </table:table-cell>
          <table:table-cell office:value-type="date" office:date-value="2035-12-13T00:00:00" table:style-name="ce2">
            <text:p>13/12/2035</text:p>
          </table:table-cell>
          <table:table-cell office:value-type="date" office:date-value="2035-12-14T00:00:00" table:style-name="ce2">
            <text:p>14/12/2035</text:p>
          </table:table-cell>
          <table:table-cell office:value-type="date" office:date-value="2035-12-15T00:00:00" table:style-name="ce2">
            <text:p>15/12/2035</text:p>
          </table:table-cell>
          <table:table-cell office:value-type="date" office:date-value="2035-12-16T00:00:00" table:style-name="ce2">
            <text:p>16/12/2035</text:p>
          </table:table-cell>
          <table:table-cell office:value-type="date" office:date-value="2035-12-17T00:00:00" table:style-name="ce2">
            <text:p>17/12/2035</text:p>
          </table:table-cell>
          <table:table-cell office:value-type="date" office:date-value="2035-12-18T00:00:00" table:style-name="ce2">
            <text:p>18/12/2035</text:p>
          </table:table-cell>
          <table:table-cell office:value-type="date" office:date-value="2035-12-19T00:00:00" table:style-name="ce2">
            <text:p>19/12/2035</text:p>
          </table:table-cell>
          <table:table-cell office:value-type="date" office:date-value="2035-12-20T00:00:00" table:style-name="ce2">
            <text:p>20/12/2035</text:p>
          </table:table-cell>
          <table:table-cell office:value-type="date" office:date-value="2035-12-21T00:00:00" table:style-name="ce2">
            <text:p>21/12/2035</text:p>
          </table:table-cell>
          <table:table-cell office:value-type="date" office:date-value="2035-12-22T00:00:00" table:style-name="ce2">
            <text:p>22/12/2035</text:p>
          </table:table-cell>
          <table:table-cell office:value-type="date" office:date-value="2035-12-23T00:00:00" table:style-name="ce2">
            <text:p>23/12/2035</text:p>
          </table:table-cell>
          <table:table-cell office:value-type="date" office:date-value="2035-12-24T00:00:00" table:style-name="ce2">
            <text:p>24/12/2035</text:p>
          </table:table-cell>
          <table:table-cell office:value-type="date" office:date-value="2035-12-25T00:00:00" table:style-name="ce2">
            <text:p>25/12/2035</text:p>
          </table:table-cell>
          <table:table-cell office:value-type="date" office:date-value="2035-12-26T00:00:00" table:style-name="ce2">
            <text:p>26/12/2035</text:p>
          </table:table-cell>
          <table:table-cell office:value-type="date" office:date-value="2035-12-27T00:00:00" table:style-name="ce2">
            <text:p>27/12/2035</text:p>
          </table:table-cell>
          <table:table-cell office:value-type="date" office:date-value="2035-12-28T00:00:00" table:style-name="ce2">
            <text:p>28/12/2035</text:p>
          </table:table-cell>
          <table:table-cell office:value-type="date" office:date-value="2035-12-29T00:00:00" table:style-name="ce2">
            <text:p>29/12/2035</text:p>
          </table:table-cell>
          <table:table-cell office:value-type="date" office:date-value="2035-12-30T00:00:00" table:style-name="ce2">
            <text:p>30/12/2035</text:p>
          </table:table-cell>
          <table:table-cell office:value-type="date" office:date-value="2035-12-31T00:00:00" table:style-name="ce2">
            <text:p>31/12/2035</text:p>
          </table:table-cell>
          <table:table-cell office:value-type="date" office:date-value="2036-01-01T00:00:00" table:style-name="ce2">
            <text:p>01/01/2036</text:p>
          </table:table-cell>
          <table:table-cell office:value-type="date" office:date-value="2036-01-02T00:00:00" table:style-name="ce2">
            <text:p>02/01/2036</text:p>
          </table:table-cell>
          <table:table-cell office:value-type="date" office:date-value="2036-01-03T00:00:00" table:style-name="ce2">
            <text:p>03/01/2036</text:p>
          </table:table-cell>
          <table:table-cell office:value-type="date" office:date-value="2036-01-04T00:00:00" table:style-name="ce2">
            <text:p>04/01/2036</text:p>
          </table:table-cell>
          <table:table-cell office:value-type="date" office:date-value="2036-01-05T00:00:00" table:style-name="ce2">
            <text:p>05/01/2036</text:p>
          </table:table-cell>
          <table:table-cell office:value-type="date" office:date-value="2036-01-06T00:00:00" table:style-name="ce2">
            <text:p>06/01/2036</text:p>
          </table:table-cell>
          <table:table-cell office:value-type="date" office:date-value="2036-01-07T00:00:00" table:style-name="ce2">
            <text:p>07/01/2036</text:p>
          </table:table-cell>
          <table:table-cell office:value-type="date" office:date-value="2036-01-08T00:00:00" table:style-name="ce2">
            <text:p>08/01/2036</text:p>
          </table:table-cell>
          <table:table-cell office:value-type="date" office:date-value="2036-01-09T00:00:00" table:style-name="ce2">
            <text:p>09/01/2036</text:p>
          </table:table-cell>
          <table:table-cell office:value-type="date" office:date-value="2036-01-10T00:00:00" table:style-name="ce2">
            <text:p>10/01/2036</text:p>
          </table:table-cell>
          <table:table-cell office:value-type="date" office:date-value="2036-01-11T00:00:00" table:style-name="ce2">
            <text:p>11/01/2036</text:p>
          </table:table-cell>
          <table:table-cell office:value-type="date" office:date-value="2036-01-12T00:00:00" table:style-name="ce2">
            <text:p>12/01/2036</text:p>
          </table:table-cell>
          <table:table-cell office:value-type="date" office:date-value="2036-01-13T00:00:00" table:style-name="ce2">
            <text:p>13/01/2036</text:p>
          </table:table-cell>
          <table:table-cell office:value-type="date" office:date-value="2036-01-14T00:00:00" table:style-name="ce2">
            <text:p>14/01/2036</text:p>
          </table:table-cell>
          <table:table-cell office:value-type="date" office:date-value="2036-01-15T00:00:00" table:style-name="ce2">
            <text:p>15/01/2036</text:p>
          </table:table-cell>
          <table:table-cell office:value-type="date" office:date-value="2036-01-16T00:00:00" table:style-name="ce2">
            <text:p>16/01/2036</text:p>
          </table:table-cell>
          <table:table-cell office:value-type="date" office:date-value="2036-01-17T00:00:00" table:style-name="ce2">
            <text:p>17/01/2036</text:p>
          </table:table-cell>
          <table:table-cell office:value-type="date" office:date-value="2036-01-18T00:00:00" table:style-name="ce2">
            <text:p>18/01/2036</text:p>
          </table:table-cell>
          <table:table-cell office:value-type="date" office:date-value="2036-01-19T00:00:00" table:style-name="ce2">
            <text:p>19/01/2036</text:p>
          </table:table-cell>
          <table:table-cell office:value-type="date" office:date-value="2036-01-20T00:00:00" table:style-name="ce2">
            <text:p>20/01/2036</text:p>
          </table:table-cell>
          <table:table-cell office:value-type="date" office:date-value="2036-01-21T00:00:00" table:style-name="ce2">
            <text:p>21/01/2036</text:p>
          </table:table-cell>
          <table:table-cell office:value-type="date" office:date-value="2036-01-22T00:00:00" table:style-name="ce2">
            <text:p>22/01/2036</text:p>
          </table:table-cell>
          <table:table-cell office:value-type="date" office:date-value="2036-01-23T00:00:00" table:style-name="ce2">
            <text:p>23/01/2036</text:p>
          </table:table-cell>
          <table:table-cell office:value-type="date" office:date-value="2036-01-24T00:00:00" table:style-name="ce2">
            <text:p>24/01/2036</text:p>
          </table:table-cell>
          <table:table-cell office:value-type="date" office:date-value="2036-01-25T00:00:00" table:style-name="ce2">
            <text:p>25/01/2036</text:p>
          </table:table-cell>
          <table:table-cell table:number-columns-repeated="16284"/>
        </table:table-row>
        <table:table-row table:style-name="ro1">
          <table:table-cell office:value-type="date" office:date-value="2036-01-26T00:00:00" table:style-name="ce2">
            <text:p>26/01/2036</text:p>
          </table:table-cell>
          <table:table-cell office:value-type="date" office:date-value="2036-01-27T00:00:00" table:style-name="ce2">
            <text:p>27/01/2036</text:p>
          </table:table-cell>
          <table:table-cell office:value-type="date" office:date-value="2036-01-28T00:00:00" table:style-name="ce2">
            <text:p>28/01/2036</text:p>
          </table:table-cell>
          <table:table-cell office:value-type="date" office:date-value="2036-01-29T00:00:00" table:style-name="ce2">
            <text:p>29/01/2036</text:p>
          </table:table-cell>
          <table:table-cell office:value-type="date" office:date-value="2036-01-30T00:00:00" table:style-name="ce2">
            <text:p>30/01/2036</text:p>
          </table:table-cell>
          <table:table-cell office:value-type="date" office:date-value="2036-01-31T00:00:00" table:style-name="ce2">
            <text:p>31/01/2036</text:p>
          </table:table-cell>
          <table:table-cell office:value-type="date" office:date-value="2036-02-01T00:00:00" table:style-name="ce2">
            <text:p>01/02/2036</text:p>
          </table:table-cell>
          <table:table-cell office:value-type="date" office:date-value="2036-02-02T00:00:00" table:style-name="ce2">
            <text:p>02/02/2036</text:p>
          </table:table-cell>
          <table:table-cell office:value-type="date" office:date-value="2036-02-03T00:00:00" table:style-name="ce2">
            <text:p>03/02/2036</text:p>
          </table:table-cell>
          <table:table-cell office:value-type="date" office:date-value="2036-02-04T00:00:00" table:style-name="ce2">
            <text:p>04/02/2036</text:p>
          </table:table-cell>
          <table:table-cell office:value-type="date" office:date-value="2036-02-05T00:00:00" table:style-name="ce2">
            <text:p>05/02/2036</text:p>
          </table:table-cell>
          <table:table-cell office:value-type="date" office:date-value="2036-02-06T00:00:00" table:style-name="ce2">
            <text:p>06/02/2036</text:p>
          </table:table-cell>
          <table:table-cell office:value-type="date" office:date-value="2036-02-07T00:00:00" table:style-name="ce2">
            <text:p>07/02/2036</text:p>
          </table:table-cell>
          <table:table-cell office:value-type="date" office:date-value="2036-02-08T00:00:00" table:style-name="ce2">
            <text:p>08/02/2036</text:p>
          </table:table-cell>
          <table:table-cell office:value-type="date" office:date-value="2036-02-09T00:00:00" table:style-name="ce2">
            <text:p>09/02/2036</text:p>
          </table:table-cell>
          <table:table-cell office:value-type="date" office:date-value="2036-02-10T00:00:00" table:style-name="ce2">
            <text:p>10/02/2036</text:p>
          </table:table-cell>
          <table:table-cell office:value-type="date" office:date-value="2036-02-11T00:00:00" table:style-name="ce2">
            <text:p>11/02/2036</text:p>
          </table:table-cell>
          <table:table-cell office:value-type="date" office:date-value="2036-02-12T00:00:00" table:style-name="ce2">
            <text:p>12/02/2036</text:p>
          </table:table-cell>
          <table:table-cell office:value-type="date" office:date-value="2036-02-13T00:00:00" table:style-name="ce2">
            <text:p>13/02/2036</text:p>
          </table:table-cell>
          <table:table-cell office:value-type="date" office:date-value="2036-02-14T00:00:00" table:style-name="ce2">
            <text:p>14/02/2036</text:p>
          </table:table-cell>
          <table:table-cell office:value-type="date" office:date-value="2036-02-15T00:00:00" table:style-name="ce2">
            <text:p>15/02/2036</text:p>
          </table:table-cell>
          <table:table-cell office:value-type="date" office:date-value="2036-02-16T00:00:00" table:style-name="ce2">
            <text:p>16/02/2036</text:p>
          </table:table-cell>
          <table:table-cell office:value-type="date" office:date-value="2036-02-17T00:00:00" table:style-name="ce2">
            <text:p>17/02/2036</text:p>
          </table:table-cell>
          <table:table-cell office:value-type="date" office:date-value="2036-02-18T00:00:00" table:style-name="ce2">
            <text:p>18/02/2036</text:p>
          </table:table-cell>
          <table:table-cell office:value-type="date" office:date-value="2036-02-19T00:00:00" table:style-name="ce2">
            <text:p>19/02/2036</text:p>
          </table:table-cell>
          <table:table-cell office:value-type="date" office:date-value="2036-02-20T00:00:00" table:style-name="ce2">
            <text:p>20/02/2036</text:p>
          </table:table-cell>
          <table:table-cell office:value-type="date" office:date-value="2036-02-21T00:00:00" table:style-name="ce2">
            <text:p>21/02/2036</text:p>
          </table:table-cell>
          <table:table-cell office:value-type="date" office:date-value="2036-02-22T00:00:00" table:style-name="ce2">
            <text:p>22/02/2036</text:p>
          </table:table-cell>
          <table:table-cell office:value-type="date" office:date-value="2036-02-23T00:00:00" table:style-name="ce2">
            <text:p>23/02/2036</text:p>
          </table:table-cell>
          <table:table-cell office:value-type="date" office:date-value="2036-02-24T00:00:00" table:style-name="ce2">
            <text:p>24/02/2036</text:p>
          </table:table-cell>
          <table:table-cell office:value-type="date" office:date-value="2036-02-25T00:00:00" table:style-name="ce2">
            <text:p>25/02/2036</text:p>
          </table:table-cell>
          <table:table-cell office:value-type="date" office:date-value="2036-02-26T00:00:00" table:style-name="ce2">
            <text:p>26/02/2036</text:p>
          </table:table-cell>
          <table:table-cell office:value-type="date" office:date-value="2036-02-27T00:00:00" table:style-name="ce2">
            <text:p>27/02/2036</text:p>
          </table:table-cell>
          <table:table-cell office:value-type="date" office:date-value="2036-02-28T00:00:00" table:style-name="ce2">
            <text:p>28/02/2036</text:p>
          </table:table-cell>
          <table:table-cell office:value-type="date" office:date-value="2036-02-29T00:00:00" table:style-name="ce2">
            <text:p>29/02/2036</text:p>
          </table:table-cell>
          <table:table-cell office:value-type="date" office:date-value="2036-03-01T00:00:00" table:style-name="ce2">
            <text:p>01/03/2036</text:p>
          </table:table-cell>
          <table:table-cell office:value-type="date" office:date-value="2036-03-02T00:00:00" table:style-name="ce2">
            <text:p>02/03/2036</text:p>
          </table:table-cell>
          <table:table-cell office:value-type="date" office:date-value="2036-03-03T00:00:00" table:style-name="ce2">
            <text:p>03/03/2036</text:p>
          </table:table-cell>
          <table:table-cell office:value-type="date" office:date-value="2036-03-04T00:00:00" table:style-name="ce2">
            <text:p>04/03/2036</text:p>
          </table:table-cell>
          <table:table-cell office:value-type="date" office:date-value="2036-03-05T00:00:00" table:style-name="ce2">
            <text:p>05/03/2036</text:p>
          </table:table-cell>
          <table:table-cell office:value-type="date" office:date-value="2036-03-06T00:00:00" table:style-name="ce2">
            <text:p>06/03/2036</text:p>
          </table:table-cell>
          <table:table-cell office:value-type="date" office:date-value="2036-03-07T00:00:00" table:style-name="ce2">
            <text:p>07/03/2036</text:p>
          </table:table-cell>
          <table:table-cell office:value-type="date" office:date-value="2036-03-08T00:00:00" table:style-name="ce2">
            <text:p>08/03/2036</text:p>
          </table:table-cell>
          <table:table-cell office:value-type="date" office:date-value="2036-03-09T00:00:00" table:style-name="ce2">
            <text:p>09/03/2036</text:p>
          </table:table-cell>
          <table:table-cell office:value-type="date" office:date-value="2036-03-10T00:00:00" table:style-name="ce2">
            <text:p>10/03/2036</text:p>
          </table:table-cell>
          <table:table-cell office:value-type="date" office:date-value="2036-03-11T00:00:00" table:style-name="ce2">
            <text:p>11/03/2036</text:p>
          </table:table-cell>
          <table:table-cell office:value-type="date" office:date-value="2036-03-12T00:00:00" table:style-name="ce2">
            <text:p>12/03/2036</text:p>
          </table:table-cell>
          <table:table-cell office:value-type="date" office:date-value="2036-03-13T00:00:00" table:style-name="ce2">
            <text:p>13/03/2036</text:p>
          </table:table-cell>
          <table:table-cell office:value-type="date" office:date-value="2036-03-14T00:00:00" table:style-name="ce2">
            <text:p>14/03/2036</text:p>
          </table:table-cell>
          <table:table-cell office:value-type="date" office:date-value="2036-03-15T00:00:00" table:style-name="ce2">
            <text:p>15/03/2036</text:p>
          </table:table-cell>
          <table:table-cell office:value-type="date" office:date-value="2036-03-16T00:00:00" table:style-name="ce2">
            <text:p>16/03/2036</text:p>
          </table:table-cell>
          <table:table-cell office:value-type="date" office:date-value="2036-03-17T00:00:00" table:style-name="ce2">
            <text:p>17/03/2036</text:p>
          </table:table-cell>
          <table:table-cell office:value-type="date" office:date-value="2036-03-18T00:00:00" table:style-name="ce2">
            <text:p>18/03/2036</text:p>
          </table:table-cell>
          <table:table-cell office:value-type="date" office:date-value="2036-03-19T00:00:00" table:style-name="ce2">
            <text:p>19/03/2036</text:p>
          </table:table-cell>
          <table:table-cell office:value-type="date" office:date-value="2036-03-20T00:00:00" table:style-name="ce2">
            <text:p>20/03/2036</text:p>
          </table:table-cell>
          <table:table-cell office:value-type="date" office:date-value="2036-03-21T00:00:00" table:style-name="ce2">
            <text:p>21/03/2036</text:p>
          </table:table-cell>
          <table:table-cell office:value-type="date" office:date-value="2036-03-22T00:00:00" table:style-name="ce2">
            <text:p>22/03/2036</text:p>
          </table:table-cell>
          <table:table-cell office:value-type="date" office:date-value="2036-03-23T00:00:00" table:style-name="ce2">
            <text:p>23/03/2036</text:p>
          </table:table-cell>
          <table:table-cell office:value-type="date" office:date-value="2036-03-24T00:00:00" table:style-name="ce2">
            <text:p>24/03/2036</text:p>
          </table:table-cell>
          <table:table-cell office:value-type="date" office:date-value="2036-03-25T00:00:00" table:style-name="ce2">
            <text:p>25/03/2036</text:p>
          </table:table-cell>
          <table:table-cell office:value-type="date" office:date-value="2036-03-26T00:00:00" table:style-name="ce2">
            <text:p>26/03/2036</text:p>
          </table:table-cell>
          <table:table-cell office:value-type="date" office:date-value="2036-03-27T00:00:00" table:style-name="ce2">
            <text:p>27/03/2036</text:p>
          </table:table-cell>
          <table:table-cell office:value-type="date" office:date-value="2036-03-28T00:00:00" table:style-name="ce2">
            <text:p>28/03/2036</text:p>
          </table:table-cell>
          <table:table-cell office:value-type="date" office:date-value="2036-03-29T00:00:00" table:style-name="ce2">
            <text:p>29/03/2036</text:p>
          </table:table-cell>
          <table:table-cell office:value-type="date" office:date-value="2036-03-30T00:00:00" table:style-name="ce2">
            <text:p>30/03/2036</text:p>
          </table:table-cell>
          <table:table-cell office:value-type="date" office:date-value="2036-03-31T00:00:00" table:style-name="ce2">
            <text:p>31/03/2036</text:p>
          </table:table-cell>
          <table:table-cell office:value-type="date" office:date-value="2036-04-01T00:00:00" table:style-name="ce2">
            <text:p>01/04/2036</text:p>
          </table:table-cell>
          <table:table-cell office:value-type="date" office:date-value="2036-04-02T00:00:00" table:style-name="ce2">
            <text:p>02/04/2036</text:p>
          </table:table-cell>
          <table:table-cell office:value-type="date" office:date-value="2036-04-03T00:00:00" table:style-name="ce2">
            <text:p>03/04/2036</text:p>
          </table:table-cell>
          <table:table-cell office:value-type="date" office:date-value="2036-04-04T00:00:00" table:style-name="ce2">
            <text:p>04/04/2036</text:p>
          </table:table-cell>
          <table:table-cell office:value-type="date" office:date-value="2036-04-05T00:00:00" table:style-name="ce2">
            <text:p>05/04/2036</text:p>
          </table:table-cell>
          <table:table-cell office:value-type="date" office:date-value="2036-04-06T00:00:00" table:style-name="ce2">
            <text:p>06/04/2036</text:p>
          </table:table-cell>
          <table:table-cell office:value-type="date" office:date-value="2036-04-07T00:00:00" table:style-name="ce2">
            <text:p>07/04/2036</text:p>
          </table:table-cell>
          <table:table-cell office:value-type="date" office:date-value="2036-04-08T00:00:00" table:style-name="ce2">
            <text:p>08/04/2036</text:p>
          </table:table-cell>
          <table:table-cell office:value-type="date" office:date-value="2036-04-09T00:00:00" table:style-name="ce2">
            <text:p>09/04/2036</text:p>
          </table:table-cell>
          <table:table-cell office:value-type="date" office:date-value="2036-04-10T00:00:00" table:style-name="ce2">
            <text:p>10/04/2036</text:p>
          </table:table-cell>
          <table:table-cell office:value-type="date" office:date-value="2036-04-11T00:00:00" table:style-name="ce2">
            <text:p>11/04/2036</text:p>
          </table:table-cell>
          <table:table-cell office:value-type="date" office:date-value="2036-04-12T00:00:00" table:style-name="ce2">
            <text:p>12/04/2036</text:p>
          </table:table-cell>
          <table:table-cell office:value-type="date" office:date-value="2036-04-13T00:00:00" table:style-name="ce2">
            <text:p>13/04/2036</text:p>
          </table:table-cell>
          <table:table-cell office:value-type="date" office:date-value="2036-04-14T00:00:00" table:style-name="ce2">
            <text:p>14/04/2036</text:p>
          </table:table-cell>
          <table:table-cell office:value-type="date" office:date-value="2036-04-15T00:00:00" table:style-name="ce2">
            <text:p>15/04/2036</text:p>
          </table:table-cell>
          <table:table-cell office:value-type="date" office:date-value="2036-04-16T00:00:00" table:style-name="ce2">
            <text:p>16/04/2036</text:p>
          </table:table-cell>
          <table:table-cell office:value-type="date" office:date-value="2036-04-17T00:00:00" table:style-name="ce2">
            <text:p>17/04/2036</text:p>
          </table:table-cell>
          <table:table-cell office:value-type="date" office:date-value="2036-04-18T00:00:00" table:style-name="ce2">
            <text:p>18/04/2036</text:p>
          </table:table-cell>
          <table:table-cell office:value-type="date" office:date-value="2036-04-19T00:00:00" table:style-name="ce2">
            <text:p>19/04/2036</text:p>
          </table:table-cell>
          <table:table-cell office:value-type="date" office:date-value="2036-04-20T00:00:00" table:style-name="ce2">
            <text:p>20/04/2036</text:p>
          </table:table-cell>
          <table:table-cell office:value-type="date" office:date-value="2036-04-21T00:00:00" table:style-name="ce2">
            <text:p>21/04/2036</text:p>
          </table:table-cell>
          <table:table-cell office:value-type="date" office:date-value="2036-04-22T00:00:00" table:style-name="ce2">
            <text:p>22/04/2036</text:p>
          </table:table-cell>
          <table:table-cell office:value-type="date" office:date-value="2036-04-23T00:00:00" table:style-name="ce2">
            <text:p>23/04/2036</text:p>
          </table:table-cell>
          <table:table-cell office:value-type="date" office:date-value="2036-04-24T00:00:00" table:style-name="ce2">
            <text:p>24/04/2036</text:p>
          </table:table-cell>
          <table:table-cell office:value-type="date" office:date-value="2036-04-25T00:00:00" table:style-name="ce2">
            <text:p>25/04/2036</text:p>
          </table:table-cell>
          <table:table-cell office:value-type="date" office:date-value="2036-04-26T00:00:00" table:style-name="ce2">
            <text:p>26/04/2036</text:p>
          </table:table-cell>
          <table:table-cell office:value-type="date" office:date-value="2036-04-27T00:00:00" table:style-name="ce2">
            <text:p>27/04/2036</text:p>
          </table:table-cell>
          <table:table-cell office:value-type="date" office:date-value="2036-04-28T00:00:00" table:style-name="ce2">
            <text:p>28/04/2036</text:p>
          </table:table-cell>
          <table:table-cell office:value-type="date" office:date-value="2036-04-29T00:00:00" table:style-name="ce2">
            <text:p>29/04/2036</text:p>
          </table:table-cell>
          <table:table-cell office:value-type="date" office:date-value="2036-04-30T00:00:00" table:style-name="ce2">
            <text:p>30/04/2036</text:p>
          </table:table-cell>
          <table:table-cell office:value-type="date" office:date-value="2036-05-01T00:00:00" table:style-name="ce2">
            <text:p>01/05/2036</text:p>
          </table:table-cell>
          <table:table-cell office:value-type="date" office:date-value="2036-05-02T00:00:00" table:style-name="ce2">
            <text:p>02/05/2036</text:p>
          </table:table-cell>
          <table:table-cell office:value-type="date" office:date-value="2036-05-03T00:00:00" table:style-name="ce2">
            <text:p>03/05/2036</text:p>
          </table:table-cell>
          <table:table-cell office:value-type="date" office:date-value="2036-05-04T00:00:00" table:style-name="ce2">
            <text:p>04/05/2036</text:p>
          </table:table-cell>
          <table:table-cell table:number-columns-repeated="16284"/>
        </table:table-row>
        <table:table-row table:style-name="ro1">
          <table:table-cell office:value-type="date" office:date-value="2036-05-05T00:00:00" table:style-name="ce2">
            <text:p>05/05/2036</text:p>
          </table:table-cell>
          <table:table-cell office:value-type="date" office:date-value="2036-05-06T00:00:00" table:style-name="ce2">
            <text:p>06/05/2036</text:p>
          </table:table-cell>
          <table:table-cell office:value-type="date" office:date-value="2036-05-07T00:00:00" table:style-name="ce2">
            <text:p>07/05/2036</text:p>
          </table:table-cell>
          <table:table-cell office:value-type="date" office:date-value="2036-05-08T00:00:00" table:style-name="ce2">
            <text:p>08/05/2036</text:p>
          </table:table-cell>
          <table:table-cell office:value-type="date" office:date-value="2036-05-09T00:00:00" table:style-name="ce2">
            <text:p>09/05/2036</text:p>
          </table:table-cell>
          <table:table-cell office:value-type="date" office:date-value="2036-05-10T00:00:00" table:style-name="ce2">
            <text:p>10/05/2036</text:p>
          </table:table-cell>
          <table:table-cell office:value-type="date" office:date-value="2036-05-11T00:00:00" table:style-name="ce2">
            <text:p>11/05/2036</text:p>
          </table:table-cell>
          <table:table-cell office:value-type="date" office:date-value="2036-05-12T00:00:00" table:style-name="ce2">
            <text:p>12/05/2036</text:p>
          </table:table-cell>
          <table:table-cell office:value-type="date" office:date-value="2036-05-13T00:00:00" table:style-name="ce2">
            <text:p>13/05/2036</text:p>
          </table:table-cell>
          <table:table-cell office:value-type="date" office:date-value="2036-05-14T00:00:00" table:style-name="ce2">
            <text:p>14/05/2036</text:p>
          </table:table-cell>
          <table:table-cell office:value-type="date" office:date-value="2036-05-15T00:00:00" table:style-name="ce2">
            <text:p>15/05/2036</text:p>
          </table:table-cell>
          <table:table-cell office:value-type="date" office:date-value="2036-05-16T00:00:00" table:style-name="ce2">
            <text:p>16/05/2036</text:p>
          </table:table-cell>
          <table:table-cell office:value-type="date" office:date-value="2036-05-17T00:00:00" table:style-name="ce2">
            <text:p>17/05/2036</text:p>
          </table:table-cell>
          <table:table-cell office:value-type="date" office:date-value="2036-05-18T00:00:00" table:style-name="ce2">
            <text:p>18/05/2036</text:p>
          </table:table-cell>
          <table:table-cell office:value-type="date" office:date-value="2036-05-19T00:00:00" table:style-name="ce2">
            <text:p>19/05/2036</text:p>
          </table:table-cell>
          <table:table-cell office:value-type="date" office:date-value="2036-05-20T00:00:00" table:style-name="ce2">
            <text:p>20/05/2036</text:p>
          </table:table-cell>
          <table:table-cell office:value-type="date" office:date-value="2036-05-21T00:00:00" table:style-name="ce2">
            <text:p>21/05/2036</text:p>
          </table:table-cell>
          <table:table-cell office:value-type="date" office:date-value="2036-05-22T00:00:00" table:style-name="ce2">
            <text:p>22/05/2036</text:p>
          </table:table-cell>
          <table:table-cell office:value-type="date" office:date-value="2036-05-23T00:00:00" table:style-name="ce2">
            <text:p>23/05/2036</text:p>
          </table:table-cell>
          <table:table-cell office:value-type="date" office:date-value="2036-05-24T00:00:00" table:style-name="ce2">
            <text:p>24/05/2036</text:p>
          </table:table-cell>
          <table:table-cell office:value-type="date" office:date-value="2036-05-25T00:00:00" table:style-name="ce2">
            <text:p>25/05/2036</text:p>
          </table:table-cell>
          <table:table-cell office:value-type="date" office:date-value="2036-05-26T00:00:00" table:style-name="ce2">
            <text:p>26/05/2036</text:p>
          </table:table-cell>
          <table:table-cell office:value-type="date" office:date-value="2036-05-27T00:00:00" table:style-name="ce2">
            <text:p>27/05/2036</text:p>
          </table:table-cell>
          <table:table-cell office:value-type="date" office:date-value="2036-05-28T00:00:00" table:style-name="ce2">
            <text:p>28/05/2036</text:p>
          </table:table-cell>
          <table:table-cell office:value-type="date" office:date-value="2036-05-29T00:00:00" table:style-name="ce2">
            <text:p>29/05/2036</text:p>
          </table:table-cell>
          <table:table-cell office:value-type="date" office:date-value="2036-05-30T00:00:00" table:style-name="ce2">
            <text:p>30/05/2036</text:p>
          </table:table-cell>
          <table:table-cell office:value-type="date" office:date-value="2036-05-31T00:00:00" table:style-name="ce2">
            <text:p>31/05/2036</text:p>
          </table:table-cell>
          <table:table-cell office:value-type="date" office:date-value="2036-06-01T00:00:00" table:style-name="ce2">
            <text:p>01/06/2036</text:p>
          </table:table-cell>
          <table:table-cell office:value-type="date" office:date-value="2036-06-02T00:00:00" table:style-name="ce2">
            <text:p>02/06/2036</text:p>
          </table:table-cell>
          <table:table-cell office:value-type="date" office:date-value="2036-06-03T00:00:00" table:style-name="ce2">
            <text:p>03/06/2036</text:p>
          </table:table-cell>
          <table:table-cell office:value-type="date" office:date-value="2036-06-04T00:00:00" table:style-name="ce2">
            <text:p>04/06/2036</text:p>
          </table:table-cell>
          <table:table-cell office:value-type="date" office:date-value="2036-06-05T00:00:00" table:style-name="ce2">
            <text:p>05/06/2036</text:p>
          </table:table-cell>
          <table:table-cell office:value-type="date" office:date-value="2036-06-06T00:00:00" table:style-name="ce2">
            <text:p>06/06/2036</text:p>
          </table:table-cell>
          <table:table-cell office:value-type="date" office:date-value="2036-06-07T00:00:00" table:style-name="ce2">
            <text:p>07/06/2036</text:p>
          </table:table-cell>
          <table:table-cell office:value-type="date" office:date-value="2036-06-08T00:00:00" table:style-name="ce2">
            <text:p>08/06/2036</text:p>
          </table:table-cell>
          <table:table-cell office:value-type="date" office:date-value="2036-06-09T00:00:00" table:style-name="ce2">
            <text:p>09/06/2036</text:p>
          </table:table-cell>
          <table:table-cell office:value-type="date" office:date-value="2036-06-10T00:00:00" table:style-name="ce2">
            <text:p>10/06/2036</text:p>
          </table:table-cell>
          <table:table-cell office:value-type="date" office:date-value="2036-06-11T00:00:00" table:style-name="ce2">
            <text:p>11/06/2036</text:p>
          </table:table-cell>
          <table:table-cell office:value-type="date" office:date-value="2036-06-12T00:00:00" table:style-name="ce2">
            <text:p>12/06/2036</text:p>
          </table:table-cell>
          <table:table-cell office:value-type="date" office:date-value="2036-06-13T00:00:00" table:style-name="ce2">
            <text:p>13/06/2036</text:p>
          </table:table-cell>
          <table:table-cell office:value-type="date" office:date-value="2036-06-14T00:00:00" table:style-name="ce2">
            <text:p>14/06/2036</text:p>
          </table:table-cell>
          <table:table-cell office:value-type="date" office:date-value="2036-06-15T00:00:00" table:style-name="ce2">
            <text:p>15/06/2036</text:p>
          </table:table-cell>
          <table:table-cell office:value-type="date" office:date-value="2036-06-16T00:00:00" table:style-name="ce2">
            <text:p>16/06/2036</text:p>
          </table:table-cell>
          <table:table-cell office:value-type="date" office:date-value="2036-06-17T00:00:00" table:style-name="ce2">
            <text:p>17/06/2036</text:p>
          </table:table-cell>
          <table:table-cell office:value-type="date" office:date-value="2036-06-18T00:00:00" table:style-name="ce2">
            <text:p>18/06/2036</text:p>
          </table:table-cell>
          <table:table-cell office:value-type="date" office:date-value="2036-06-19T00:00:00" table:style-name="ce2">
            <text:p>19/06/2036</text:p>
          </table:table-cell>
          <table:table-cell office:value-type="date" office:date-value="2036-06-20T00:00:00" table:style-name="ce2">
            <text:p>20/06/2036</text:p>
          </table:table-cell>
          <table:table-cell office:value-type="date" office:date-value="2036-06-21T00:00:00" table:style-name="ce2">
            <text:p>21/06/2036</text:p>
          </table:table-cell>
          <table:table-cell office:value-type="date" office:date-value="2036-06-22T00:00:00" table:style-name="ce2">
            <text:p>22/06/2036</text:p>
          </table:table-cell>
          <table:table-cell office:value-type="date" office:date-value="2036-06-23T00:00:00" table:style-name="ce2">
            <text:p>23/06/2036</text:p>
          </table:table-cell>
          <table:table-cell office:value-type="date" office:date-value="2036-06-24T00:00:00" table:style-name="ce2">
            <text:p>24/06/2036</text:p>
          </table:table-cell>
          <table:table-cell office:value-type="date" office:date-value="2036-06-25T00:00:00" table:style-name="ce2">
            <text:p>25/06/2036</text:p>
          </table:table-cell>
          <table:table-cell office:value-type="date" office:date-value="2036-06-26T00:00:00" table:style-name="ce2">
            <text:p>26/06/2036</text:p>
          </table:table-cell>
          <table:table-cell office:value-type="date" office:date-value="2036-06-27T00:00:00" table:style-name="ce2">
            <text:p>27/06/2036</text:p>
          </table:table-cell>
          <table:table-cell office:value-type="date" office:date-value="2036-06-28T00:00:00" table:style-name="ce2">
            <text:p>28/06/2036</text:p>
          </table:table-cell>
          <table:table-cell office:value-type="date" office:date-value="2036-06-29T00:00:00" table:style-name="ce2">
            <text:p>29/06/2036</text:p>
          </table:table-cell>
          <table:table-cell office:value-type="date" office:date-value="2036-06-30T00:00:00" table:style-name="ce2">
            <text:p>30/06/2036</text:p>
          </table:table-cell>
          <table:table-cell office:value-type="date" office:date-value="2036-07-01T00:00:00" table:style-name="ce2">
            <text:p>01/07/2036</text:p>
          </table:table-cell>
          <table:table-cell office:value-type="date" office:date-value="2036-07-02T00:00:00" table:style-name="ce2">
            <text:p>02/07/2036</text:p>
          </table:table-cell>
          <table:table-cell office:value-type="date" office:date-value="2036-07-03T00:00:00" table:style-name="ce2">
            <text:p>03/07/2036</text:p>
          </table:table-cell>
          <table:table-cell office:value-type="date" office:date-value="2036-07-04T00:00:00" table:style-name="ce2">
            <text:p>04/07/2036</text:p>
          </table:table-cell>
          <table:table-cell office:value-type="date" office:date-value="2036-07-05T00:00:00" table:style-name="ce2">
            <text:p>05/07/2036</text:p>
          </table:table-cell>
          <table:table-cell office:value-type="date" office:date-value="2036-07-06T00:00:00" table:style-name="ce2">
            <text:p>06/07/2036</text:p>
          </table:table-cell>
          <table:table-cell office:value-type="date" office:date-value="2036-07-07T00:00:00" table:style-name="ce2">
            <text:p>07/07/2036</text:p>
          </table:table-cell>
          <table:table-cell office:value-type="date" office:date-value="2036-07-08T00:00:00" table:style-name="ce2">
            <text:p>08/07/2036</text:p>
          </table:table-cell>
          <table:table-cell office:value-type="date" office:date-value="2036-07-09T00:00:00" table:style-name="ce2">
            <text:p>09/07/2036</text:p>
          </table:table-cell>
          <table:table-cell office:value-type="date" office:date-value="2036-07-10T00:00:00" table:style-name="ce2">
            <text:p>10/07/2036</text:p>
          </table:table-cell>
          <table:table-cell office:value-type="date" office:date-value="2036-07-11T00:00:00" table:style-name="ce2">
            <text:p>11/07/2036</text:p>
          </table:table-cell>
          <table:table-cell office:value-type="date" office:date-value="2036-07-12T00:00:00" table:style-name="ce2">
            <text:p>12/07/2036</text:p>
          </table:table-cell>
          <table:table-cell office:value-type="date" office:date-value="2036-07-13T00:00:00" table:style-name="ce2">
            <text:p>13/07/2036</text:p>
          </table:table-cell>
          <table:table-cell office:value-type="date" office:date-value="2036-07-14T00:00:00" table:style-name="ce2">
            <text:p>14/07/2036</text:p>
          </table:table-cell>
          <table:table-cell office:value-type="date" office:date-value="2036-07-15T00:00:00" table:style-name="ce2">
            <text:p>15/07/2036</text:p>
          </table:table-cell>
          <table:table-cell office:value-type="date" office:date-value="2036-07-16T00:00:00" table:style-name="ce2">
            <text:p>16/07/2036</text:p>
          </table:table-cell>
          <table:table-cell office:value-type="date" office:date-value="2036-07-17T00:00:00" table:style-name="ce2">
            <text:p>17/07/2036</text:p>
          </table:table-cell>
          <table:table-cell office:value-type="date" office:date-value="2036-07-18T00:00:00" table:style-name="ce2">
            <text:p>18/07/2036</text:p>
          </table:table-cell>
          <table:table-cell office:value-type="date" office:date-value="2036-07-19T00:00:00" table:style-name="ce2">
            <text:p>19/07/2036</text:p>
          </table:table-cell>
          <table:table-cell office:value-type="date" office:date-value="2036-07-20T00:00:00" table:style-name="ce2">
            <text:p>20/07/2036</text:p>
          </table:table-cell>
          <table:table-cell office:value-type="date" office:date-value="2036-07-21T00:00:00" table:style-name="ce2">
            <text:p>21/07/2036</text:p>
          </table:table-cell>
          <table:table-cell office:value-type="date" office:date-value="2036-07-22T00:00:00" table:style-name="ce2">
            <text:p>22/07/2036</text:p>
          </table:table-cell>
          <table:table-cell office:value-type="date" office:date-value="2036-07-23T00:00:00" table:style-name="ce2">
            <text:p>23/07/2036</text:p>
          </table:table-cell>
          <table:table-cell office:value-type="date" office:date-value="2036-07-24T00:00:00" table:style-name="ce2">
            <text:p>24/07/2036</text:p>
          </table:table-cell>
          <table:table-cell office:value-type="date" office:date-value="2036-07-25T00:00:00" table:style-name="ce2">
            <text:p>25/07/2036</text:p>
          </table:table-cell>
          <table:table-cell office:value-type="date" office:date-value="2036-07-26T00:00:00" table:style-name="ce2">
            <text:p>26/07/2036</text:p>
          </table:table-cell>
          <table:table-cell office:value-type="date" office:date-value="2036-07-27T00:00:00" table:style-name="ce2">
            <text:p>27/07/2036</text:p>
          </table:table-cell>
          <table:table-cell office:value-type="date" office:date-value="2036-07-28T00:00:00" table:style-name="ce2">
            <text:p>28/07/2036</text:p>
          </table:table-cell>
          <table:table-cell office:value-type="date" office:date-value="2036-07-29T00:00:00" table:style-name="ce2">
            <text:p>29/07/2036</text:p>
          </table:table-cell>
          <table:table-cell office:value-type="date" office:date-value="2036-07-30T00:00:00" table:style-name="ce2">
            <text:p>30/07/2036</text:p>
          </table:table-cell>
          <table:table-cell office:value-type="date" office:date-value="2036-07-31T00:00:00" table:style-name="ce2">
            <text:p>31/07/2036</text:p>
          </table:table-cell>
          <table:table-cell office:value-type="date" office:date-value="2036-08-01T00:00:00" table:style-name="ce2">
            <text:p>01/08/2036</text:p>
          </table:table-cell>
          <table:table-cell office:value-type="date" office:date-value="2036-08-02T00:00:00" table:style-name="ce2">
            <text:p>02/08/2036</text:p>
          </table:table-cell>
          <table:table-cell office:value-type="date" office:date-value="2036-08-03T00:00:00" table:style-name="ce2">
            <text:p>03/08/2036</text:p>
          </table:table-cell>
          <table:table-cell office:value-type="date" office:date-value="2036-08-04T00:00:00" table:style-name="ce2">
            <text:p>04/08/2036</text:p>
          </table:table-cell>
          <table:table-cell office:value-type="date" office:date-value="2036-08-05T00:00:00" table:style-name="ce2">
            <text:p>05/08/2036</text:p>
          </table:table-cell>
          <table:table-cell office:value-type="date" office:date-value="2036-08-06T00:00:00" table:style-name="ce2">
            <text:p>06/08/2036</text:p>
          </table:table-cell>
          <table:table-cell office:value-type="date" office:date-value="2036-08-07T00:00:00" table:style-name="ce2">
            <text:p>07/08/2036</text:p>
          </table:table-cell>
          <table:table-cell office:value-type="date" office:date-value="2036-08-08T00:00:00" table:style-name="ce2">
            <text:p>08/08/2036</text:p>
          </table:table-cell>
          <table:table-cell office:value-type="date" office:date-value="2036-08-09T00:00:00" table:style-name="ce2">
            <text:p>09/08/2036</text:p>
          </table:table-cell>
          <table:table-cell office:value-type="date" office:date-value="2036-08-10T00:00:00" table:style-name="ce2">
            <text:p>10/08/2036</text:p>
          </table:table-cell>
          <table:table-cell office:value-type="date" office:date-value="2036-08-11T00:00:00" table:style-name="ce2">
            <text:p>11/08/2036</text:p>
          </table:table-cell>
          <table:table-cell office:value-type="date" office:date-value="2036-08-12T00:00:00" table:style-name="ce2">
            <text:p>12/08/2036</text:p>
          </table:table-cell>
          <table:table-cell table:number-columns-repeated="16284"/>
        </table:table-row>
        <table:table-row table:style-name="ro1">
          <table:table-cell office:value-type="date" office:date-value="2036-08-13T00:00:00" table:style-name="ce2">
            <text:p>13/08/2036</text:p>
          </table:table-cell>
          <table:table-cell office:value-type="date" office:date-value="2036-08-14T00:00:00" table:style-name="ce2">
            <text:p>14/08/2036</text:p>
          </table:table-cell>
          <table:table-cell office:value-type="date" office:date-value="2036-08-15T00:00:00" table:style-name="ce2">
            <text:p>15/08/2036</text:p>
          </table:table-cell>
          <table:table-cell office:value-type="date" office:date-value="2036-08-16T00:00:00" table:style-name="ce2">
            <text:p>16/08/2036</text:p>
          </table:table-cell>
          <table:table-cell office:value-type="date" office:date-value="2036-08-17T00:00:00" table:style-name="ce2">
            <text:p>17/08/2036</text:p>
          </table:table-cell>
          <table:table-cell office:value-type="date" office:date-value="2036-08-18T00:00:00" table:style-name="ce2">
            <text:p>18/08/2036</text:p>
          </table:table-cell>
          <table:table-cell office:value-type="date" office:date-value="2036-08-19T00:00:00" table:style-name="ce2">
            <text:p>19/08/2036</text:p>
          </table:table-cell>
          <table:table-cell office:value-type="date" office:date-value="2036-08-20T00:00:00" table:style-name="ce2">
            <text:p>20/08/2036</text:p>
          </table:table-cell>
          <table:table-cell office:value-type="date" office:date-value="2036-08-21T00:00:00" table:style-name="ce2">
            <text:p>21/08/2036</text:p>
          </table:table-cell>
          <table:table-cell office:value-type="date" office:date-value="2036-08-22T00:00:00" table:style-name="ce2">
            <text:p>22/08/2036</text:p>
          </table:table-cell>
          <table:table-cell office:value-type="date" office:date-value="2036-08-23T00:00:00" table:style-name="ce2">
            <text:p>23/08/2036</text:p>
          </table:table-cell>
          <table:table-cell office:value-type="date" office:date-value="2036-08-24T00:00:00" table:style-name="ce2">
            <text:p>24/08/2036</text:p>
          </table:table-cell>
          <table:table-cell office:value-type="date" office:date-value="2036-08-25T00:00:00" table:style-name="ce2">
            <text:p>25/08/2036</text:p>
          </table:table-cell>
          <table:table-cell office:value-type="date" office:date-value="2036-08-26T00:00:00" table:style-name="ce2">
            <text:p>26/08/2036</text:p>
          </table:table-cell>
          <table:table-cell office:value-type="date" office:date-value="2036-08-27T00:00:00" table:style-name="ce2">
            <text:p>27/08/2036</text:p>
          </table:table-cell>
          <table:table-cell office:value-type="date" office:date-value="2036-08-28T00:00:00" table:style-name="ce2">
            <text:p>28/08/2036</text:p>
          </table:table-cell>
          <table:table-cell office:value-type="date" office:date-value="2036-08-29T00:00:00" table:style-name="ce2">
            <text:p>29/08/2036</text:p>
          </table:table-cell>
          <table:table-cell office:value-type="date" office:date-value="2036-08-30T00:00:00" table:style-name="ce2">
            <text:p>30/08/2036</text:p>
          </table:table-cell>
          <table:table-cell office:value-type="date" office:date-value="2036-08-31T00:00:00" table:style-name="ce2">
            <text:p>31/08/2036</text:p>
          </table:table-cell>
          <table:table-cell office:value-type="date" office:date-value="2036-09-01T00:00:00" table:style-name="ce2">
            <text:p>01/09/2036</text:p>
          </table:table-cell>
          <table:table-cell office:value-type="date" office:date-value="2036-09-02T00:00:00" table:style-name="ce2">
            <text:p>02/09/2036</text:p>
          </table:table-cell>
          <table:table-cell office:value-type="date" office:date-value="2036-09-03T00:00:00" table:style-name="ce2">
            <text:p>03/09/2036</text:p>
          </table:table-cell>
          <table:table-cell office:value-type="date" office:date-value="2036-09-04T00:00:00" table:style-name="ce2">
            <text:p>04/09/2036</text:p>
          </table:table-cell>
          <table:table-cell office:value-type="date" office:date-value="2036-09-05T00:00:00" table:style-name="ce2">
            <text:p>05/09/2036</text:p>
          </table:table-cell>
          <table:table-cell office:value-type="date" office:date-value="2036-09-06T00:00:00" table:style-name="ce2">
            <text:p>06/09/2036</text:p>
          </table:table-cell>
          <table:table-cell office:value-type="date" office:date-value="2036-09-07T00:00:00" table:style-name="ce2">
            <text:p>07/09/2036</text:p>
          </table:table-cell>
          <table:table-cell office:value-type="date" office:date-value="2036-09-08T00:00:00" table:style-name="ce2">
            <text:p>08/09/2036</text:p>
          </table:table-cell>
          <table:table-cell office:value-type="date" office:date-value="2036-09-09T00:00:00" table:style-name="ce2">
            <text:p>09/09/2036</text:p>
          </table:table-cell>
          <table:table-cell office:value-type="date" office:date-value="2036-09-10T00:00:00" table:style-name="ce2">
            <text:p>10/09/2036</text:p>
          </table:table-cell>
          <table:table-cell office:value-type="date" office:date-value="2036-09-11T00:00:00" table:style-name="ce2">
            <text:p>11/09/2036</text:p>
          </table:table-cell>
          <table:table-cell office:value-type="date" office:date-value="2036-09-12T00:00:00" table:style-name="ce2">
            <text:p>12/09/2036</text:p>
          </table:table-cell>
          <table:table-cell office:value-type="date" office:date-value="2036-09-13T00:00:00" table:style-name="ce2">
            <text:p>13/09/2036</text:p>
          </table:table-cell>
          <table:table-cell office:value-type="date" office:date-value="2036-09-14T00:00:00" table:style-name="ce2">
            <text:p>14/09/2036</text:p>
          </table:table-cell>
          <table:table-cell office:value-type="date" office:date-value="2036-09-15T00:00:00" table:style-name="ce2">
            <text:p>15/09/2036</text:p>
          </table:table-cell>
          <table:table-cell office:value-type="date" office:date-value="2036-09-16T00:00:00" table:style-name="ce2">
            <text:p>16/09/2036</text:p>
          </table:table-cell>
          <table:table-cell office:value-type="date" office:date-value="2036-09-17T00:00:00" table:style-name="ce2">
            <text:p>17/09/2036</text:p>
          </table:table-cell>
          <table:table-cell office:value-type="date" office:date-value="2036-09-18T00:00:00" table:style-name="ce2">
            <text:p>18/09/2036</text:p>
          </table:table-cell>
          <table:table-cell office:value-type="date" office:date-value="2036-09-19T00:00:00" table:style-name="ce2">
            <text:p>19/09/2036</text:p>
          </table:table-cell>
          <table:table-cell office:value-type="date" office:date-value="2036-09-20T00:00:00" table:style-name="ce2">
            <text:p>20/09/2036</text:p>
          </table:table-cell>
          <table:table-cell office:value-type="date" office:date-value="2036-09-21T00:00:00" table:style-name="ce2">
            <text:p>21/09/2036</text:p>
          </table:table-cell>
          <table:table-cell office:value-type="date" office:date-value="2036-09-22T00:00:00" table:style-name="ce2">
            <text:p>22/09/2036</text:p>
          </table:table-cell>
          <table:table-cell office:value-type="date" office:date-value="2036-09-23T00:00:00" table:style-name="ce2">
            <text:p>23/09/2036</text:p>
          </table:table-cell>
          <table:table-cell office:value-type="date" office:date-value="2036-09-24T00:00:00" table:style-name="ce2">
            <text:p>24/09/2036</text:p>
          </table:table-cell>
          <table:table-cell office:value-type="date" office:date-value="2036-09-25T00:00:00" table:style-name="ce2">
            <text:p>25/09/2036</text:p>
          </table:table-cell>
          <table:table-cell office:value-type="date" office:date-value="2036-09-26T00:00:00" table:style-name="ce2">
            <text:p>26/09/2036</text:p>
          </table:table-cell>
          <table:table-cell office:value-type="date" office:date-value="2036-09-27T00:00:00" table:style-name="ce2">
            <text:p>27/09/2036</text:p>
          </table:table-cell>
          <table:table-cell office:value-type="date" office:date-value="2036-09-28T00:00:00" table:style-name="ce2">
            <text:p>28/09/2036</text:p>
          </table:table-cell>
          <table:table-cell office:value-type="date" office:date-value="2036-09-29T00:00:00" table:style-name="ce2">
            <text:p>29/09/2036</text:p>
          </table:table-cell>
          <table:table-cell office:value-type="date" office:date-value="2036-09-30T00:00:00" table:style-name="ce2">
            <text:p>30/09/2036</text:p>
          </table:table-cell>
          <table:table-cell office:value-type="date" office:date-value="2036-10-01T00:00:00" table:style-name="ce2">
            <text:p>01/10/2036</text:p>
          </table:table-cell>
          <table:table-cell office:value-type="date" office:date-value="2036-10-02T00:00:00" table:style-name="ce2">
            <text:p>02/10/2036</text:p>
          </table:table-cell>
          <table:table-cell office:value-type="date" office:date-value="2036-10-03T00:00:00" table:style-name="ce2">
            <text:p>03/10/2036</text:p>
          </table:table-cell>
          <table:table-cell office:value-type="date" office:date-value="2036-10-04T00:00:00" table:style-name="ce2">
            <text:p>04/10/2036</text:p>
          </table:table-cell>
          <table:table-cell office:value-type="date" office:date-value="2036-10-05T00:00:00" table:style-name="ce2">
            <text:p>05/10/2036</text:p>
          </table:table-cell>
          <table:table-cell office:value-type="date" office:date-value="2036-10-06T00:00:00" table:style-name="ce2">
            <text:p>06/10/2036</text:p>
          </table:table-cell>
          <table:table-cell office:value-type="date" office:date-value="2036-10-07T00:00:00" table:style-name="ce2">
            <text:p>07/10/2036</text:p>
          </table:table-cell>
          <table:table-cell office:value-type="date" office:date-value="2036-10-08T00:00:00" table:style-name="ce2">
            <text:p>08/10/2036</text:p>
          </table:table-cell>
          <table:table-cell office:value-type="date" office:date-value="2036-10-09T00:00:00" table:style-name="ce2">
            <text:p>09/10/2036</text:p>
          </table:table-cell>
          <table:table-cell office:value-type="date" office:date-value="2036-10-10T00:00:00" table:style-name="ce2">
            <text:p>10/10/2036</text:p>
          </table:table-cell>
          <table:table-cell office:value-type="date" office:date-value="2036-10-11T00:00:00" table:style-name="ce2">
            <text:p>11/10/2036</text:p>
          </table:table-cell>
          <table:table-cell office:value-type="date" office:date-value="2036-10-12T00:00:00" table:style-name="ce2">
            <text:p>12/10/2036</text:p>
          </table:table-cell>
          <table:table-cell office:value-type="date" office:date-value="2036-10-13T00:00:00" table:style-name="ce2">
            <text:p>13/10/2036</text:p>
          </table:table-cell>
          <table:table-cell office:value-type="date" office:date-value="2036-10-14T00:00:00" table:style-name="ce2">
            <text:p>14/10/2036</text:p>
          </table:table-cell>
          <table:table-cell office:value-type="date" office:date-value="2036-10-15T00:00:00" table:style-name="ce2">
            <text:p>15/10/2036</text:p>
          </table:table-cell>
          <table:table-cell office:value-type="date" office:date-value="2036-10-16T00:00:00" table:style-name="ce2">
            <text:p>16/10/2036</text:p>
          </table:table-cell>
          <table:table-cell office:value-type="date" office:date-value="2036-10-17T00:00:00" table:style-name="ce2">
            <text:p>17/10/2036</text:p>
          </table:table-cell>
          <table:table-cell office:value-type="date" office:date-value="2036-10-18T00:00:00" table:style-name="ce2">
            <text:p>18/10/2036</text:p>
          </table:table-cell>
          <table:table-cell office:value-type="date" office:date-value="2036-10-19T00:00:00" table:style-name="ce2">
            <text:p>19/10/2036</text:p>
          </table:table-cell>
          <table:table-cell office:value-type="date" office:date-value="2036-10-20T00:00:00" table:style-name="ce2">
            <text:p>20/10/2036</text:p>
          </table:table-cell>
          <table:table-cell office:value-type="date" office:date-value="2036-10-21T00:00:00" table:style-name="ce2">
            <text:p>21/10/2036</text:p>
          </table:table-cell>
          <table:table-cell office:value-type="date" office:date-value="2036-10-22T00:00:00" table:style-name="ce2">
            <text:p>22/10/2036</text:p>
          </table:table-cell>
          <table:table-cell office:value-type="date" office:date-value="2036-10-23T00:00:00" table:style-name="ce2">
            <text:p>23/10/2036</text:p>
          </table:table-cell>
          <table:table-cell office:value-type="date" office:date-value="2036-10-24T00:00:00" table:style-name="ce2">
            <text:p>24/10/2036</text:p>
          </table:table-cell>
          <table:table-cell office:value-type="date" office:date-value="2036-10-25T00:00:00" table:style-name="ce2">
            <text:p>25/10/2036</text:p>
          </table:table-cell>
          <table:table-cell office:value-type="date" office:date-value="2036-10-26T00:00:00" table:style-name="ce2">
            <text:p>26/10/2036</text:p>
          </table:table-cell>
          <table:table-cell office:value-type="date" office:date-value="2036-10-27T00:00:00" table:style-name="ce2">
            <text:p>27/10/2036</text:p>
          </table:table-cell>
          <table:table-cell office:value-type="date" office:date-value="2036-10-28T00:00:00" table:style-name="ce2">
            <text:p>28/10/2036</text:p>
          </table:table-cell>
          <table:table-cell office:value-type="date" office:date-value="2036-10-29T00:00:00" table:style-name="ce2">
            <text:p>29/10/2036</text:p>
          </table:table-cell>
          <table:table-cell office:value-type="date" office:date-value="2036-10-30T00:00:00" table:style-name="ce2">
            <text:p>30/10/2036</text:p>
          </table:table-cell>
          <table:table-cell office:value-type="date" office:date-value="2036-10-31T00:00:00" table:style-name="ce2">
            <text:p>31/10/2036</text:p>
          </table:table-cell>
          <table:table-cell office:value-type="date" office:date-value="2036-11-01T00:00:00" table:style-name="ce2">
            <text:p>01/11/2036</text:p>
          </table:table-cell>
          <table:table-cell office:value-type="date" office:date-value="2036-11-02T00:00:00" table:style-name="ce2">
            <text:p>02/11/2036</text:p>
          </table:table-cell>
          <table:table-cell office:value-type="date" office:date-value="2036-11-03T00:00:00" table:style-name="ce2">
            <text:p>03/11/2036</text:p>
          </table:table-cell>
          <table:table-cell office:value-type="date" office:date-value="2036-11-04T00:00:00" table:style-name="ce2">
            <text:p>04/11/2036</text:p>
          </table:table-cell>
          <table:table-cell office:value-type="date" office:date-value="2036-11-05T00:00:00" table:style-name="ce2">
            <text:p>05/11/2036</text:p>
          </table:table-cell>
          <table:table-cell office:value-type="date" office:date-value="2036-11-06T00:00:00" table:style-name="ce2">
            <text:p>06/11/2036</text:p>
          </table:table-cell>
          <table:table-cell office:value-type="date" office:date-value="2036-11-07T00:00:00" table:style-name="ce2">
            <text:p>07/11/2036</text:p>
          </table:table-cell>
          <table:table-cell office:value-type="date" office:date-value="2036-11-08T00:00:00" table:style-name="ce2">
            <text:p>08/11/2036</text:p>
          </table:table-cell>
          <table:table-cell office:value-type="date" office:date-value="2036-11-09T00:00:00" table:style-name="ce2">
            <text:p>09/11/2036</text:p>
          </table:table-cell>
          <table:table-cell office:value-type="date" office:date-value="2036-11-10T00:00:00" table:style-name="ce2">
            <text:p>10/11/2036</text:p>
          </table:table-cell>
          <table:table-cell office:value-type="date" office:date-value="2036-11-11T00:00:00" table:style-name="ce2">
            <text:p>11/11/2036</text:p>
          </table:table-cell>
          <table:table-cell office:value-type="date" office:date-value="2036-11-12T00:00:00" table:style-name="ce2">
            <text:p>12/11/2036</text:p>
          </table:table-cell>
          <table:table-cell office:value-type="date" office:date-value="2036-11-13T00:00:00" table:style-name="ce2">
            <text:p>13/11/2036</text:p>
          </table:table-cell>
          <table:table-cell office:value-type="date" office:date-value="2036-11-14T00:00:00" table:style-name="ce2">
            <text:p>14/11/2036</text:p>
          </table:table-cell>
          <table:table-cell office:value-type="date" office:date-value="2036-11-15T00:00:00" table:style-name="ce2">
            <text:p>15/11/2036</text:p>
          </table:table-cell>
          <table:table-cell office:value-type="date" office:date-value="2036-11-16T00:00:00" table:style-name="ce2">
            <text:p>16/11/2036</text:p>
          </table:table-cell>
          <table:table-cell office:value-type="date" office:date-value="2036-11-17T00:00:00" table:style-name="ce2">
            <text:p>17/11/2036</text:p>
          </table:table-cell>
          <table:table-cell office:value-type="date" office:date-value="2036-11-18T00:00:00" table:style-name="ce2">
            <text:p>18/11/2036</text:p>
          </table:table-cell>
          <table:table-cell office:value-type="date" office:date-value="2036-11-19T00:00:00" table:style-name="ce2">
            <text:p>19/11/2036</text:p>
          </table:table-cell>
          <table:table-cell office:value-type="date" office:date-value="2036-11-20T00:00:00" table:style-name="ce2">
            <text:p>20/11/2036</text:p>
          </table:table-cell>
          <table:table-cell table:number-columns-repeated="16284"/>
        </table:table-row>
        <table:table-row table:style-name="ro1">
          <table:table-cell office:value-type="date" office:date-value="2036-11-21T00:00:00" table:style-name="ce2">
            <text:p>21/11/2036</text:p>
          </table:table-cell>
          <table:table-cell office:value-type="date" office:date-value="2036-11-22T00:00:00" table:style-name="ce2">
            <text:p>22/11/2036</text:p>
          </table:table-cell>
          <table:table-cell office:value-type="date" office:date-value="2036-11-23T00:00:00" table:style-name="ce2">
            <text:p>23/11/2036</text:p>
          </table:table-cell>
          <table:table-cell office:value-type="date" office:date-value="2036-11-24T00:00:00" table:style-name="ce2">
            <text:p>24/11/2036</text:p>
          </table:table-cell>
          <table:table-cell office:value-type="date" office:date-value="2036-11-25T00:00:00" table:style-name="ce2">
            <text:p>25/11/2036</text:p>
          </table:table-cell>
          <table:table-cell office:value-type="date" office:date-value="2036-11-26T00:00:00" table:style-name="ce2">
            <text:p>26/11/2036</text:p>
          </table:table-cell>
          <table:table-cell office:value-type="date" office:date-value="2036-11-27T00:00:00" table:style-name="ce2">
            <text:p>27/11/2036</text:p>
          </table:table-cell>
          <table:table-cell office:value-type="date" office:date-value="2036-11-28T00:00:00" table:style-name="ce2">
            <text:p>28/11/2036</text:p>
          </table:table-cell>
          <table:table-cell office:value-type="date" office:date-value="2036-11-29T00:00:00" table:style-name="ce2">
            <text:p>29/11/2036</text:p>
          </table:table-cell>
          <table:table-cell office:value-type="date" office:date-value="2036-11-30T00:00:00" table:style-name="ce2">
            <text:p>30/11/2036</text:p>
          </table:table-cell>
          <table:table-cell office:value-type="date" office:date-value="2036-12-01T00:00:00" table:style-name="ce2">
            <text:p>01/12/2036</text:p>
          </table:table-cell>
          <table:table-cell office:value-type="date" office:date-value="2036-12-02T00:00:00" table:style-name="ce2">
            <text:p>02/12/2036</text:p>
          </table:table-cell>
          <table:table-cell office:value-type="date" office:date-value="2036-12-03T00:00:00" table:style-name="ce2">
            <text:p>03/12/2036</text:p>
          </table:table-cell>
          <table:table-cell office:value-type="date" office:date-value="2036-12-04T00:00:00" table:style-name="ce2">
            <text:p>04/12/2036</text:p>
          </table:table-cell>
          <table:table-cell office:value-type="date" office:date-value="2036-12-05T00:00:00" table:style-name="ce2">
            <text:p>05/12/2036</text:p>
          </table:table-cell>
          <table:table-cell office:value-type="date" office:date-value="2036-12-06T00:00:00" table:style-name="ce2">
            <text:p>06/12/2036</text:p>
          </table:table-cell>
          <table:table-cell office:value-type="date" office:date-value="2036-12-07T00:00:00" table:style-name="ce2">
            <text:p>07/12/2036</text:p>
          </table:table-cell>
          <table:table-cell office:value-type="date" office:date-value="2036-12-08T00:00:00" table:style-name="ce2">
            <text:p>08/12/2036</text:p>
          </table:table-cell>
          <table:table-cell office:value-type="date" office:date-value="2036-12-09T00:00:00" table:style-name="ce2">
            <text:p>09/12/2036</text:p>
          </table:table-cell>
          <table:table-cell office:value-type="date" office:date-value="2036-12-10T00:00:00" table:style-name="ce2">
            <text:p>10/12/2036</text:p>
          </table:table-cell>
          <table:table-cell office:value-type="date" office:date-value="2036-12-11T00:00:00" table:style-name="ce2">
            <text:p>11/12/2036</text:p>
          </table:table-cell>
          <table:table-cell office:value-type="date" office:date-value="2036-12-12T00:00:00" table:style-name="ce2">
            <text:p>12/12/2036</text:p>
          </table:table-cell>
          <table:table-cell office:value-type="date" office:date-value="2036-12-13T00:00:00" table:style-name="ce2">
            <text:p>13/12/2036</text:p>
          </table:table-cell>
          <table:table-cell office:value-type="date" office:date-value="2036-12-14T00:00:00" table:style-name="ce2">
            <text:p>14/12/2036</text:p>
          </table:table-cell>
          <table:table-cell office:value-type="date" office:date-value="2036-12-15T00:00:00" table:style-name="ce2">
            <text:p>15/12/2036</text:p>
          </table:table-cell>
          <table:table-cell office:value-type="date" office:date-value="2036-12-16T00:00:00" table:style-name="ce2">
            <text:p>16/12/2036</text:p>
          </table:table-cell>
          <table:table-cell office:value-type="date" office:date-value="2036-12-17T00:00:00" table:style-name="ce2">
            <text:p>17/12/2036</text:p>
          </table:table-cell>
          <table:table-cell office:value-type="date" office:date-value="2036-12-18T00:00:00" table:style-name="ce2">
            <text:p>18/12/2036</text:p>
          </table:table-cell>
          <table:table-cell office:value-type="date" office:date-value="2036-12-19T00:00:00" table:style-name="ce2">
            <text:p>19/12/2036</text:p>
          </table:table-cell>
          <table:table-cell office:value-type="date" office:date-value="2036-12-20T00:00:00" table:style-name="ce2">
            <text:p>20/12/2036</text:p>
          </table:table-cell>
          <table:table-cell office:value-type="date" office:date-value="2036-12-21T00:00:00" table:style-name="ce2">
            <text:p>21/12/2036</text:p>
          </table:table-cell>
          <table:table-cell office:value-type="date" office:date-value="2036-12-22T00:00:00" table:style-name="ce2">
            <text:p>22/12/2036</text:p>
          </table:table-cell>
          <table:table-cell office:value-type="date" office:date-value="2036-12-23T00:00:00" table:style-name="ce2">
            <text:p>23/12/2036</text:p>
          </table:table-cell>
          <table:table-cell office:value-type="date" office:date-value="2036-12-24T00:00:00" table:style-name="ce2">
            <text:p>24/12/2036</text:p>
          </table:table-cell>
          <table:table-cell office:value-type="date" office:date-value="2036-12-25T00:00:00" table:style-name="ce2">
            <text:p>25/12/2036</text:p>
          </table:table-cell>
          <table:table-cell office:value-type="date" office:date-value="2036-12-26T00:00:00" table:style-name="ce2">
            <text:p>26/12/2036</text:p>
          </table:table-cell>
          <table:table-cell office:value-type="date" office:date-value="2036-12-27T00:00:00" table:style-name="ce2">
            <text:p>27/12/2036</text:p>
          </table:table-cell>
          <table:table-cell office:value-type="date" office:date-value="2036-12-28T00:00:00" table:style-name="ce2">
            <text:p>28/12/2036</text:p>
          </table:table-cell>
          <table:table-cell office:value-type="date" office:date-value="2036-12-29T00:00:00" table:style-name="ce2">
            <text:p>29/12/2036</text:p>
          </table:table-cell>
          <table:table-cell office:value-type="date" office:date-value="2036-12-30T00:00:00" table:style-name="ce2">
            <text:p>30/12/2036</text:p>
          </table:table-cell>
          <table:table-cell office:value-type="date" office:date-value="2036-12-31T00:00:00" table:style-name="ce2">
            <text:p>31/12/2036</text:p>
          </table:table-cell>
          <table:table-cell office:value-type="date" office:date-value="2037-01-01T00:00:00" table:style-name="ce2">
            <text:p>01/01/2037</text:p>
          </table:table-cell>
          <table:table-cell office:value-type="date" office:date-value="2037-01-02T00:00:00" table:style-name="ce2">
            <text:p>02/01/2037</text:p>
          </table:table-cell>
          <table:table-cell office:value-type="date" office:date-value="2037-01-03T00:00:00" table:style-name="ce2">
            <text:p>03/01/2037</text:p>
          </table:table-cell>
          <table:table-cell office:value-type="date" office:date-value="2037-01-04T00:00:00" table:style-name="ce2">
            <text:p>04/01/2037</text:p>
          </table:table-cell>
          <table:table-cell office:value-type="date" office:date-value="2037-01-05T00:00:00" table:style-name="ce2">
            <text:p>05/01/2037</text:p>
          </table:table-cell>
          <table:table-cell office:value-type="date" office:date-value="2037-01-06T00:00:00" table:style-name="ce2">
            <text:p>06/01/2037</text:p>
          </table:table-cell>
          <table:table-cell office:value-type="date" office:date-value="2037-01-07T00:00:00" table:style-name="ce2">
            <text:p>07/01/2037</text:p>
          </table:table-cell>
          <table:table-cell office:value-type="date" office:date-value="2037-01-08T00:00:00" table:style-name="ce2">
            <text:p>08/01/2037</text:p>
          </table:table-cell>
          <table:table-cell office:value-type="date" office:date-value="2037-01-09T00:00:00" table:style-name="ce2">
            <text:p>09/01/2037</text:p>
          </table:table-cell>
          <table:table-cell office:value-type="date" office:date-value="2037-01-10T00:00:00" table:style-name="ce2">
            <text:p>10/01/2037</text:p>
          </table:table-cell>
          <table:table-cell office:value-type="date" office:date-value="2037-01-11T00:00:00" table:style-name="ce2">
            <text:p>11/01/2037</text:p>
          </table:table-cell>
          <table:table-cell office:value-type="date" office:date-value="2037-01-12T00:00:00" table:style-name="ce2">
            <text:p>12/01/2037</text:p>
          </table:table-cell>
          <table:table-cell office:value-type="date" office:date-value="2037-01-13T00:00:00" table:style-name="ce2">
            <text:p>13/01/2037</text:p>
          </table:table-cell>
          <table:table-cell office:value-type="date" office:date-value="2037-01-14T00:00:00" table:style-name="ce2">
            <text:p>14/01/2037</text:p>
          </table:table-cell>
          <table:table-cell office:value-type="date" office:date-value="2037-01-15T00:00:00" table:style-name="ce2">
            <text:p>15/01/2037</text:p>
          </table:table-cell>
          <table:table-cell office:value-type="date" office:date-value="2037-01-16T00:00:00" table:style-name="ce2">
            <text:p>16/01/2037</text:p>
          </table:table-cell>
          <table:table-cell office:value-type="date" office:date-value="2037-01-17T00:00:00" table:style-name="ce2">
            <text:p>17/01/2037</text:p>
          </table:table-cell>
          <table:table-cell office:value-type="date" office:date-value="2037-01-18T00:00:00" table:style-name="ce2">
            <text:p>18/01/2037</text:p>
          </table:table-cell>
          <table:table-cell office:value-type="date" office:date-value="2037-01-19T00:00:00" table:style-name="ce2">
            <text:p>19/01/2037</text:p>
          </table:table-cell>
          <table:table-cell office:value-type="date" office:date-value="2037-01-20T00:00:00" table:style-name="ce2">
            <text:p>20/01/2037</text:p>
          </table:table-cell>
          <table:table-cell office:value-type="date" office:date-value="2037-01-21T00:00:00" table:style-name="ce2">
            <text:p>21/01/2037</text:p>
          </table:table-cell>
          <table:table-cell office:value-type="date" office:date-value="2037-01-22T00:00:00" table:style-name="ce2">
            <text:p>22/01/2037</text:p>
          </table:table-cell>
          <table:table-cell office:value-type="date" office:date-value="2037-01-23T00:00:00" table:style-name="ce2">
            <text:p>23/01/2037</text:p>
          </table:table-cell>
          <table:table-cell office:value-type="date" office:date-value="2037-01-24T00:00:00" table:style-name="ce2">
            <text:p>24/01/2037</text:p>
          </table:table-cell>
          <table:table-cell office:value-type="date" office:date-value="2037-01-25T00:00:00" table:style-name="ce2">
            <text:p>25/01/2037</text:p>
          </table:table-cell>
          <table:table-cell office:value-type="date" office:date-value="2037-01-26T00:00:00" table:style-name="ce2">
            <text:p>26/01/2037</text:p>
          </table:table-cell>
          <table:table-cell office:value-type="date" office:date-value="2037-01-27T00:00:00" table:style-name="ce2">
            <text:p>27/01/2037</text:p>
          </table:table-cell>
          <table:table-cell office:value-type="date" office:date-value="2037-01-28T00:00:00" table:style-name="ce2">
            <text:p>28/01/2037</text:p>
          </table:table-cell>
          <table:table-cell office:value-type="date" office:date-value="2037-01-29T00:00:00" table:style-name="ce2">
            <text:p>29/01/2037</text:p>
          </table:table-cell>
          <table:table-cell office:value-type="date" office:date-value="2037-01-30T00:00:00" table:style-name="ce2">
            <text:p>30/01/2037</text:p>
          </table:table-cell>
          <table:table-cell office:value-type="date" office:date-value="2037-01-31T00:00:00" table:style-name="ce2">
            <text:p>31/01/2037</text:p>
          </table:table-cell>
          <table:table-cell office:value-type="date" office:date-value="2037-02-01T00:00:00" table:style-name="ce2">
            <text:p>01/02/2037</text:p>
          </table:table-cell>
          <table:table-cell office:value-type="date" office:date-value="2037-02-02T00:00:00" table:style-name="ce2">
            <text:p>02/02/2037</text:p>
          </table:table-cell>
          <table:table-cell office:value-type="date" office:date-value="2037-02-03T00:00:00" table:style-name="ce2">
            <text:p>03/02/2037</text:p>
          </table:table-cell>
          <table:table-cell office:value-type="date" office:date-value="2037-02-04T00:00:00" table:style-name="ce2">
            <text:p>04/02/2037</text:p>
          </table:table-cell>
          <table:table-cell office:value-type="date" office:date-value="2037-02-05T00:00:00" table:style-name="ce2">
            <text:p>05/02/2037</text:p>
          </table:table-cell>
          <table:table-cell office:value-type="date" office:date-value="2037-02-06T00:00:00" table:style-name="ce2">
            <text:p>06/02/2037</text:p>
          </table:table-cell>
          <table:table-cell office:value-type="date" office:date-value="2037-02-07T00:00:00" table:style-name="ce2">
            <text:p>07/02/2037</text:p>
          </table:table-cell>
          <table:table-cell office:value-type="date" office:date-value="2037-02-08T00:00:00" table:style-name="ce2">
            <text:p>08/02/2037</text:p>
          </table:table-cell>
          <table:table-cell office:value-type="date" office:date-value="2037-02-09T00:00:00" table:style-name="ce2">
            <text:p>09/02/2037</text:p>
          </table:table-cell>
          <table:table-cell office:value-type="date" office:date-value="2037-02-10T00:00:00" table:style-name="ce2">
            <text:p>10/02/2037</text:p>
          </table:table-cell>
          <table:table-cell office:value-type="date" office:date-value="2037-02-11T00:00:00" table:style-name="ce2">
            <text:p>11/02/2037</text:p>
          </table:table-cell>
          <table:table-cell office:value-type="date" office:date-value="2037-02-12T00:00:00" table:style-name="ce2">
            <text:p>12/02/2037</text:p>
          </table:table-cell>
          <table:table-cell office:value-type="date" office:date-value="2037-02-13T00:00:00" table:style-name="ce2">
            <text:p>13/02/2037</text:p>
          </table:table-cell>
          <table:table-cell office:value-type="date" office:date-value="2037-02-14T00:00:00" table:style-name="ce2">
            <text:p>14/02/2037</text:p>
          </table:table-cell>
          <table:table-cell office:value-type="date" office:date-value="2037-02-15T00:00:00" table:style-name="ce2">
            <text:p>15/02/2037</text:p>
          </table:table-cell>
          <table:table-cell office:value-type="date" office:date-value="2037-02-16T00:00:00" table:style-name="ce2">
            <text:p>16/02/2037</text:p>
          </table:table-cell>
          <table:table-cell office:value-type="date" office:date-value="2037-02-17T00:00:00" table:style-name="ce2">
            <text:p>17/02/2037</text:p>
          </table:table-cell>
          <table:table-cell office:value-type="date" office:date-value="2037-02-18T00:00:00" table:style-name="ce2">
            <text:p>18/02/2037</text:p>
          </table:table-cell>
          <table:table-cell office:value-type="date" office:date-value="2037-02-19T00:00:00" table:style-name="ce2">
            <text:p>19/02/2037</text:p>
          </table:table-cell>
          <table:table-cell office:value-type="date" office:date-value="2037-02-20T00:00:00" table:style-name="ce2">
            <text:p>20/02/2037</text:p>
          </table:table-cell>
          <table:table-cell office:value-type="date" office:date-value="2037-02-21T00:00:00" table:style-name="ce2">
            <text:p>21/02/2037</text:p>
          </table:table-cell>
          <table:table-cell office:value-type="date" office:date-value="2037-02-22T00:00:00" table:style-name="ce2">
            <text:p>22/02/2037</text:p>
          </table:table-cell>
          <table:table-cell office:value-type="date" office:date-value="2037-02-23T00:00:00" table:style-name="ce2">
            <text:p>23/02/2037</text:p>
          </table:table-cell>
          <table:table-cell office:value-type="date" office:date-value="2037-02-24T00:00:00" table:style-name="ce2">
            <text:p>24/02/2037</text:p>
          </table:table-cell>
          <table:table-cell office:value-type="date" office:date-value="2037-02-25T00:00:00" table:style-name="ce2">
            <text:p>25/02/2037</text:p>
          </table:table-cell>
          <table:table-cell office:value-type="date" office:date-value="2037-02-26T00:00:00" table:style-name="ce2">
            <text:p>26/02/2037</text:p>
          </table:table-cell>
          <table:table-cell office:value-type="date" office:date-value="2037-02-27T00:00:00" table:style-name="ce2">
            <text:p>27/02/2037</text:p>
          </table:table-cell>
          <table:table-cell office:value-type="date" office:date-value="2037-02-28T00:00:00" table:style-name="ce2">
            <text:p>28/02/2037</text:p>
          </table:table-cell>
          <table:table-cell table:number-columns-repeated="16284"/>
        </table:table-row>
        <table:table-row table:style-name="ro1">
          <table:table-cell office:value-type="date" office:date-value="2037-03-01T00:00:00" table:style-name="ce2">
            <text:p>01/03/2037</text:p>
          </table:table-cell>
          <table:table-cell office:value-type="date" office:date-value="2037-03-02T00:00:00" table:style-name="ce2">
            <text:p>02/03/2037</text:p>
          </table:table-cell>
          <table:table-cell office:value-type="date" office:date-value="2037-03-03T00:00:00" table:style-name="ce2">
            <text:p>03/03/2037</text:p>
          </table:table-cell>
          <table:table-cell office:value-type="date" office:date-value="2037-03-04T00:00:00" table:style-name="ce2">
            <text:p>04/03/2037</text:p>
          </table:table-cell>
          <table:table-cell office:value-type="date" office:date-value="2037-03-05T00:00:00" table:style-name="ce2">
            <text:p>05/03/2037</text:p>
          </table:table-cell>
          <table:table-cell office:value-type="date" office:date-value="2037-03-06T00:00:00" table:style-name="ce2">
            <text:p>06/03/2037</text:p>
          </table:table-cell>
          <table:table-cell office:value-type="date" office:date-value="2037-03-07T00:00:00" table:style-name="ce2">
            <text:p>07/03/2037</text:p>
          </table:table-cell>
          <table:table-cell office:value-type="date" office:date-value="2037-03-08T00:00:00" table:style-name="ce2">
            <text:p>08/03/2037</text:p>
          </table:table-cell>
          <table:table-cell office:value-type="date" office:date-value="2037-03-09T00:00:00" table:style-name="ce2">
            <text:p>09/03/2037</text:p>
          </table:table-cell>
          <table:table-cell office:value-type="date" office:date-value="2037-03-10T00:00:00" table:style-name="ce2">
            <text:p>10/03/2037</text:p>
          </table:table-cell>
          <table:table-cell office:value-type="date" office:date-value="2037-03-11T00:00:00" table:style-name="ce2">
            <text:p>11/03/2037</text:p>
          </table:table-cell>
          <table:table-cell office:value-type="date" office:date-value="2037-03-12T00:00:00" table:style-name="ce2">
            <text:p>12/03/2037</text:p>
          </table:table-cell>
          <table:table-cell office:value-type="date" office:date-value="2037-03-13T00:00:00" table:style-name="ce2">
            <text:p>13/03/2037</text:p>
          </table:table-cell>
          <table:table-cell office:value-type="date" office:date-value="2037-03-14T00:00:00" table:style-name="ce2">
            <text:p>14/03/2037</text:p>
          </table:table-cell>
          <table:table-cell office:value-type="date" office:date-value="2037-03-15T00:00:00" table:style-name="ce2">
            <text:p>15/03/2037</text:p>
          </table:table-cell>
          <table:table-cell office:value-type="date" office:date-value="2037-03-16T00:00:00" table:style-name="ce2">
            <text:p>16/03/2037</text:p>
          </table:table-cell>
          <table:table-cell office:value-type="date" office:date-value="2037-03-17T00:00:00" table:style-name="ce2">
            <text:p>17/03/2037</text:p>
          </table:table-cell>
          <table:table-cell office:value-type="date" office:date-value="2037-03-18T00:00:00" table:style-name="ce2">
            <text:p>18/03/2037</text:p>
          </table:table-cell>
          <table:table-cell office:value-type="date" office:date-value="2037-03-19T00:00:00" table:style-name="ce2">
            <text:p>19/03/2037</text:p>
          </table:table-cell>
          <table:table-cell office:value-type="date" office:date-value="2037-03-20T00:00:00" table:style-name="ce2">
            <text:p>20/03/2037</text:p>
          </table:table-cell>
          <table:table-cell office:value-type="date" office:date-value="2037-03-21T00:00:00" table:style-name="ce2">
            <text:p>21/03/2037</text:p>
          </table:table-cell>
          <table:table-cell office:value-type="date" office:date-value="2037-03-22T00:00:00" table:style-name="ce2">
            <text:p>22/03/2037</text:p>
          </table:table-cell>
          <table:table-cell office:value-type="date" office:date-value="2037-03-23T00:00:00" table:style-name="ce2">
            <text:p>23/03/2037</text:p>
          </table:table-cell>
          <table:table-cell office:value-type="date" office:date-value="2037-03-24T00:00:00" table:style-name="ce2">
            <text:p>24/03/2037</text:p>
          </table:table-cell>
          <table:table-cell office:value-type="date" office:date-value="2037-03-25T00:00:00" table:style-name="ce2">
            <text:p>25/03/2037</text:p>
          </table:table-cell>
          <table:table-cell office:value-type="date" office:date-value="2037-03-26T00:00:00" table:style-name="ce2">
            <text:p>26/03/2037</text:p>
          </table:table-cell>
          <table:table-cell office:value-type="date" office:date-value="2037-03-27T00:00:00" table:style-name="ce2">
            <text:p>27/03/2037</text:p>
          </table:table-cell>
          <table:table-cell office:value-type="date" office:date-value="2037-03-28T00:00:00" table:style-name="ce2">
            <text:p>28/03/2037</text:p>
          </table:table-cell>
          <table:table-cell office:value-type="date" office:date-value="2037-03-29T00:00:00" table:style-name="ce2">
            <text:p>29/03/2037</text:p>
          </table:table-cell>
          <table:table-cell office:value-type="date" office:date-value="2037-03-30T00:00:00" table:style-name="ce2">
            <text:p>30/03/2037</text:p>
          </table:table-cell>
          <table:table-cell office:value-type="date" office:date-value="2037-03-31T00:00:00" table:style-name="ce2">
            <text:p>31/03/2037</text:p>
          </table:table-cell>
          <table:table-cell office:value-type="date" office:date-value="2037-04-01T00:00:00" table:style-name="ce2">
            <text:p>01/04/2037</text:p>
          </table:table-cell>
          <table:table-cell office:value-type="date" office:date-value="2037-04-02T00:00:00" table:style-name="ce2">
            <text:p>02/04/2037</text:p>
          </table:table-cell>
          <table:table-cell office:value-type="date" office:date-value="2037-04-03T00:00:00" table:style-name="ce2">
            <text:p>03/04/2037</text:p>
          </table:table-cell>
          <table:table-cell office:value-type="date" office:date-value="2037-04-04T00:00:00" table:style-name="ce2">
            <text:p>04/04/2037</text:p>
          </table:table-cell>
          <table:table-cell office:value-type="date" office:date-value="2037-04-05T00:00:00" table:style-name="ce2">
            <text:p>05/04/2037</text:p>
          </table:table-cell>
          <table:table-cell office:value-type="date" office:date-value="2037-04-06T00:00:00" table:style-name="ce2">
            <text:p>06/04/2037</text:p>
          </table:table-cell>
          <table:table-cell office:value-type="date" office:date-value="2037-04-07T00:00:00" table:style-name="ce2">
            <text:p>07/04/2037</text:p>
          </table:table-cell>
          <table:table-cell office:value-type="date" office:date-value="2037-04-08T00:00:00" table:style-name="ce2">
            <text:p>08/04/2037</text:p>
          </table:table-cell>
          <table:table-cell office:value-type="date" office:date-value="2037-04-09T00:00:00" table:style-name="ce2">
            <text:p>09/04/2037</text:p>
          </table:table-cell>
          <table:table-cell office:value-type="date" office:date-value="2037-04-10T00:00:00" table:style-name="ce2">
            <text:p>10/04/2037</text:p>
          </table:table-cell>
          <table:table-cell office:value-type="date" office:date-value="2037-04-11T00:00:00" table:style-name="ce2">
            <text:p>11/04/2037</text:p>
          </table:table-cell>
          <table:table-cell office:value-type="date" office:date-value="2037-04-12T00:00:00" table:style-name="ce2">
            <text:p>12/04/2037</text:p>
          </table:table-cell>
          <table:table-cell office:value-type="date" office:date-value="2037-04-13T00:00:00" table:style-name="ce2">
            <text:p>13/04/2037</text:p>
          </table:table-cell>
          <table:table-cell office:value-type="date" office:date-value="2037-04-14T00:00:00" table:style-name="ce2">
            <text:p>14/04/2037</text:p>
          </table:table-cell>
          <table:table-cell office:value-type="date" office:date-value="2037-04-15T00:00:00" table:style-name="ce2">
            <text:p>15/04/2037</text:p>
          </table:table-cell>
          <table:table-cell office:value-type="date" office:date-value="2037-04-16T00:00:00" table:style-name="ce2">
            <text:p>16/04/2037</text:p>
          </table:table-cell>
          <table:table-cell office:value-type="date" office:date-value="2037-04-17T00:00:00" table:style-name="ce2">
            <text:p>17/04/2037</text:p>
          </table:table-cell>
          <table:table-cell office:value-type="date" office:date-value="2037-04-18T00:00:00" table:style-name="ce2">
            <text:p>18/04/2037</text:p>
          </table:table-cell>
          <table:table-cell office:value-type="date" office:date-value="2037-04-19T00:00:00" table:style-name="ce2">
            <text:p>19/04/2037</text:p>
          </table:table-cell>
          <table:table-cell office:value-type="date" office:date-value="2037-04-20T00:00:00" table:style-name="ce2">
            <text:p>20/04/2037</text:p>
          </table:table-cell>
          <table:table-cell office:value-type="date" office:date-value="2037-04-21T00:00:00" table:style-name="ce2">
            <text:p>21/04/2037</text:p>
          </table:table-cell>
          <table:table-cell office:value-type="date" office:date-value="2037-04-22T00:00:00" table:style-name="ce2">
            <text:p>22/04/2037</text:p>
          </table:table-cell>
          <table:table-cell office:value-type="date" office:date-value="2037-04-23T00:00:00" table:style-name="ce2">
            <text:p>23/04/2037</text:p>
          </table:table-cell>
          <table:table-cell office:value-type="date" office:date-value="2037-04-24T00:00:00" table:style-name="ce2">
            <text:p>24/04/2037</text:p>
          </table:table-cell>
          <table:table-cell office:value-type="date" office:date-value="2037-04-25T00:00:00" table:style-name="ce2">
            <text:p>25/04/2037</text:p>
          </table:table-cell>
          <table:table-cell office:value-type="date" office:date-value="2037-04-26T00:00:00" table:style-name="ce2">
            <text:p>26/04/2037</text:p>
          </table:table-cell>
          <table:table-cell office:value-type="date" office:date-value="2037-04-27T00:00:00" table:style-name="ce2">
            <text:p>27/04/2037</text:p>
          </table:table-cell>
          <table:table-cell office:value-type="date" office:date-value="2037-04-28T00:00:00" table:style-name="ce2">
            <text:p>28/04/2037</text:p>
          </table:table-cell>
          <table:table-cell office:value-type="date" office:date-value="2037-04-29T00:00:00" table:style-name="ce2">
            <text:p>29/04/2037</text:p>
          </table:table-cell>
          <table:table-cell office:value-type="date" office:date-value="2037-04-30T00:00:00" table:style-name="ce2">
            <text:p>30/04/2037</text:p>
          </table:table-cell>
          <table:table-cell office:value-type="date" office:date-value="2037-05-01T00:00:00" table:style-name="ce2">
            <text:p>01/05/2037</text:p>
          </table:table-cell>
          <table:table-cell office:value-type="date" office:date-value="2037-05-02T00:00:00" table:style-name="ce2">
            <text:p>02/05/2037</text:p>
          </table:table-cell>
          <table:table-cell office:value-type="date" office:date-value="2037-05-03T00:00:00" table:style-name="ce2">
            <text:p>03/05/2037</text:p>
          </table:table-cell>
          <table:table-cell office:value-type="date" office:date-value="2037-05-04T00:00:00" table:style-name="ce2">
            <text:p>04/05/2037</text:p>
          </table:table-cell>
          <table:table-cell office:value-type="date" office:date-value="2037-05-05T00:00:00" table:style-name="ce2">
            <text:p>05/05/2037</text:p>
          </table:table-cell>
          <table:table-cell office:value-type="date" office:date-value="2037-05-06T00:00:00" table:style-name="ce2">
            <text:p>06/05/2037</text:p>
          </table:table-cell>
          <table:table-cell office:value-type="date" office:date-value="2037-05-07T00:00:00" table:style-name="ce2">
            <text:p>07/05/2037</text:p>
          </table:table-cell>
          <table:table-cell office:value-type="date" office:date-value="2037-05-08T00:00:00" table:style-name="ce2">
            <text:p>08/05/2037</text:p>
          </table:table-cell>
          <table:table-cell office:value-type="date" office:date-value="2037-05-09T00:00:00" table:style-name="ce2">
            <text:p>09/05/2037</text:p>
          </table:table-cell>
          <table:table-cell office:value-type="date" office:date-value="2037-05-10T00:00:00" table:style-name="ce2">
            <text:p>10/05/2037</text:p>
          </table:table-cell>
          <table:table-cell office:value-type="date" office:date-value="2037-05-11T00:00:00" table:style-name="ce2">
            <text:p>11/05/2037</text:p>
          </table:table-cell>
          <table:table-cell office:value-type="date" office:date-value="2037-05-12T00:00:00" table:style-name="ce2">
            <text:p>12/05/2037</text:p>
          </table:table-cell>
          <table:table-cell office:value-type="date" office:date-value="2037-05-13T00:00:00" table:style-name="ce2">
            <text:p>13/05/2037</text:p>
          </table:table-cell>
          <table:table-cell office:value-type="date" office:date-value="2037-05-14T00:00:00" table:style-name="ce2">
            <text:p>14/05/2037</text:p>
          </table:table-cell>
          <table:table-cell office:value-type="date" office:date-value="2037-05-15T00:00:00" table:style-name="ce2">
            <text:p>15/05/2037</text:p>
          </table:table-cell>
          <table:table-cell office:value-type="date" office:date-value="2037-05-16T00:00:00" table:style-name="ce2">
            <text:p>16/05/2037</text:p>
          </table:table-cell>
          <table:table-cell office:value-type="date" office:date-value="2037-05-17T00:00:00" table:style-name="ce2">
            <text:p>17/05/2037</text:p>
          </table:table-cell>
          <table:table-cell office:value-type="date" office:date-value="2037-05-18T00:00:00" table:style-name="ce2">
            <text:p>18/05/2037</text:p>
          </table:table-cell>
          <table:table-cell office:value-type="date" office:date-value="2037-05-19T00:00:00" table:style-name="ce2">
            <text:p>19/05/2037</text:p>
          </table:table-cell>
          <table:table-cell office:value-type="date" office:date-value="2037-05-20T00:00:00" table:style-name="ce2">
            <text:p>20/05/2037</text:p>
          </table:table-cell>
          <table:table-cell office:value-type="date" office:date-value="2037-05-21T00:00:00" table:style-name="ce2">
            <text:p>21/05/2037</text:p>
          </table:table-cell>
          <table:table-cell office:value-type="date" office:date-value="2037-05-22T00:00:00" table:style-name="ce2">
            <text:p>22/05/2037</text:p>
          </table:table-cell>
          <table:table-cell office:value-type="date" office:date-value="2037-05-23T00:00:00" table:style-name="ce2">
            <text:p>23/05/2037</text:p>
          </table:table-cell>
          <table:table-cell office:value-type="date" office:date-value="2037-05-24T00:00:00" table:style-name="ce2">
            <text:p>24/05/2037</text:p>
          </table:table-cell>
          <table:table-cell office:value-type="date" office:date-value="2037-05-25T00:00:00" table:style-name="ce2">
            <text:p>25/05/2037</text:p>
          </table:table-cell>
          <table:table-cell office:value-type="date" office:date-value="2037-05-26T00:00:00" table:style-name="ce2">
            <text:p>26/05/2037</text:p>
          </table:table-cell>
          <table:table-cell office:value-type="date" office:date-value="2037-05-27T00:00:00" table:style-name="ce2">
            <text:p>27/05/2037</text:p>
          </table:table-cell>
          <table:table-cell office:value-type="date" office:date-value="2037-05-28T00:00:00" table:style-name="ce2">
            <text:p>28/05/2037</text:p>
          </table:table-cell>
          <table:table-cell office:value-type="date" office:date-value="2037-05-29T00:00:00" table:style-name="ce2">
            <text:p>29/05/2037</text:p>
          </table:table-cell>
          <table:table-cell office:value-type="date" office:date-value="2037-05-30T00:00:00" table:style-name="ce2">
            <text:p>30/05/2037</text:p>
          </table:table-cell>
          <table:table-cell office:value-type="date" office:date-value="2037-05-31T00:00:00" table:style-name="ce2">
            <text:p>31/05/2037</text:p>
          </table:table-cell>
          <table:table-cell office:value-type="date" office:date-value="2037-06-01T00:00:00" table:style-name="ce2">
            <text:p>01/06/2037</text:p>
          </table:table-cell>
          <table:table-cell office:value-type="date" office:date-value="2037-06-02T00:00:00" table:style-name="ce2">
            <text:p>02/06/2037</text:p>
          </table:table-cell>
          <table:table-cell office:value-type="date" office:date-value="2037-06-03T00:00:00" table:style-name="ce2">
            <text:p>03/06/2037</text:p>
          </table:table-cell>
          <table:table-cell office:value-type="date" office:date-value="2037-06-04T00:00:00" table:style-name="ce2">
            <text:p>04/06/2037</text:p>
          </table:table-cell>
          <table:table-cell office:value-type="date" office:date-value="2037-06-05T00:00:00" table:style-name="ce2">
            <text:p>05/06/2037</text:p>
          </table:table-cell>
          <table:table-cell office:value-type="date" office:date-value="2037-06-06T00:00:00" table:style-name="ce2">
            <text:p>06/06/2037</text:p>
          </table:table-cell>
          <table:table-cell office:value-type="date" office:date-value="2037-06-07T00:00:00" table:style-name="ce2">
            <text:p>07/06/2037</text:p>
          </table:table-cell>
          <table:table-cell office:value-type="date" office:date-value="2037-06-08T00:00:00" table:style-name="ce2">
            <text:p>08/06/2037</text:p>
          </table:table-cell>
          <table:table-cell table:number-columns-repeated="16284"/>
        </table:table-row>
        <table:table-row table:style-name="ro1">
          <table:table-cell office:value-type="date" office:date-value="2037-06-09T00:00:00" table:style-name="ce2">
            <text:p>09/06/2037</text:p>
          </table:table-cell>
          <table:table-cell office:value-type="date" office:date-value="2037-06-10T00:00:00" table:style-name="ce2">
            <text:p>10/06/2037</text:p>
          </table:table-cell>
          <table:table-cell office:value-type="date" office:date-value="2037-06-11T00:00:00" table:style-name="ce2">
            <text:p>11/06/2037</text:p>
          </table:table-cell>
          <table:table-cell office:value-type="date" office:date-value="2037-06-12T00:00:00" table:style-name="ce2">
            <text:p>12/06/2037</text:p>
          </table:table-cell>
          <table:table-cell office:value-type="date" office:date-value="2037-06-13T00:00:00" table:style-name="ce2">
            <text:p>13/06/2037</text:p>
          </table:table-cell>
          <table:table-cell office:value-type="date" office:date-value="2037-06-14T00:00:00" table:style-name="ce2">
            <text:p>14/06/2037</text:p>
          </table:table-cell>
          <table:table-cell office:value-type="date" office:date-value="2037-06-15T00:00:00" table:style-name="ce2">
            <text:p>15/06/2037</text:p>
          </table:table-cell>
          <table:table-cell office:value-type="date" office:date-value="2037-06-16T00:00:00" table:style-name="ce2">
            <text:p>16/06/2037</text:p>
          </table:table-cell>
          <table:table-cell office:value-type="date" office:date-value="2037-06-17T00:00:00" table:style-name="ce2">
            <text:p>17/06/2037</text:p>
          </table:table-cell>
          <table:table-cell office:value-type="date" office:date-value="2037-06-18T00:00:00" table:style-name="ce2">
            <text:p>18/06/2037</text:p>
          </table:table-cell>
          <table:table-cell office:value-type="date" office:date-value="2037-06-19T00:00:00" table:style-name="ce2">
            <text:p>19/06/2037</text:p>
          </table:table-cell>
          <table:table-cell office:value-type="date" office:date-value="2037-06-20T00:00:00" table:style-name="ce2">
            <text:p>20/06/2037</text:p>
          </table:table-cell>
          <table:table-cell office:value-type="date" office:date-value="2037-06-21T00:00:00" table:style-name="ce2">
            <text:p>21/06/2037</text:p>
          </table:table-cell>
          <table:table-cell office:value-type="date" office:date-value="2037-06-22T00:00:00" table:style-name="ce2">
            <text:p>22/06/2037</text:p>
          </table:table-cell>
          <table:table-cell office:value-type="date" office:date-value="2037-06-23T00:00:00" table:style-name="ce2">
            <text:p>23/06/2037</text:p>
          </table:table-cell>
          <table:table-cell office:value-type="date" office:date-value="2037-06-24T00:00:00" table:style-name="ce2">
            <text:p>24/06/2037</text:p>
          </table:table-cell>
          <table:table-cell office:value-type="date" office:date-value="2037-06-25T00:00:00" table:style-name="ce2">
            <text:p>25/06/2037</text:p>
          </table:table-cell>
          <table:table-cell office:value-type="date" office:date-value="2037-06-26T00:00:00" table:style-name="ce2">
            <text:p>26/06/2037</text:p>
          </table:table-cell>
          <table:table-cell office:value-type="date" office:date-value="2037-06-27T00:00:00" table:style-name="ce2">
            <text:p>27/06/2037</text:p>
          </table:table-cell>
          <table:table-cell office:value-type="date" office:date-value="2037-06-28T00:00:00" table:style-name="ce2">
            <text:p>28/06/2037</text:p>
          </table:table-cell>
          <table:table-cell office:value-type="date" office:date-value="2037-06-29T00:00:00" table:style-name="ce2">
            <text:p>29/06/2037</text:p>
          </table:table-cell>
          <table:table-cell office:value-type="date" office:date-value="2037-06-30T00:00:00" table:style-name="ce2">
            <text:p>30/06/2037</text:p>
          </table:table-cell>
          <table:table-cell office:value-type="date" office:date-value="2037-07-01T00:00:00" table:style-name="ce2">
            <text:p>01/07/2037</text:p>
          </table:table-cell>
          <table:table-cell office:value-type="date" office:date-value="2037-07-02T00:00:00" table:style-name="ce2">
            <text:p>02/07/2037</text:p>
          </table:table-cell>
          <table:table-cell office:value-type="date" office:date-value="2037-07-03T00:00:00" table:style-name="ce2">
            <text:p>03/07/2037</text:p>
          </table:table-cell>
          <table:table-cell office:value-type="date" office:date-value="2037-07-04T00:00:00" table:style-name="ce2">
            <text:p>04/07/2037</text:p>
          </table:table-cell>
          <table:table-cell office:value-type="date" office:date-value="2037-07-05T00:00:00" table:style-name="ce2">
            <text:p>05/07/2037</text:p>
          </table:table-cell>
          <table:table-cell office:value-type="date" office:date-value="2037-07-06T00:00:00" table:style-name="ce2">
            <text:p>06/07/2037</text:p>
          </table:table-cell>
          <table:table-cell office:value-type="date" office:date-value="2037-07-07T00:00:00" table:style-name="ce2">
            <text:p>07/07/2037</text:p>
          </table:table-cell>
          <table:table-cell office:value-type="date" office:date-value="2037-07-08T00:00:00" table:style-name="ce2">
            <text:p>08/07/2037</text:p>
          </table:table-cell>
          <table:table-cell office:value-type="date" office:date-value="2037-07-09T00:00:00" table:style-name="ce2">
            <text:p>09/07/2037</text:p>
          </table:table-cell>
          <table:table-cell office:value-type="date" office:date-value="2037-07-10T00:00:00" table:style-name="ce2">
            <text:p>10/07/2037</text:p>
          </table:table-cell>
          <table:table-cell office:value-type="date" office:date-value="2037-07-11T00:00:00" table:style-name="ce2">
            <text:p>11/07/2037</text:p>
          </table:table-cell>
          <table:table-cell office:value-type="date" office:date-value="2037-07-12T00:00:00" table:style-name="ce2">
            <text:p>12/07/2037</text:p>
          </table:table-cell>
          <table:table-cell office:value-type="date" office:date-value="2037-07-13T00:00:00" table:style-name="ce2">
            <text:p>13/07/2037</text:p>
          </table:table-cell>
          <table:table-cell office:value-type="date" office:date-value="2037-07-14T00:00:00" table:style-name="ce2">
            <text:p>14/07/2037</text:p>
          </table:table-cell>
          <table:table-cell office:value-type="date" office:date-value="2037-07-15T00:00:00" table:style-name="ce2">
            <text:p>15/07/2037</text:p>
          </table:table-cell>
          <table:table-cell office:value-type="date" office:date-value="2037-07-16T00:00:00" table:style-name="ce2">
            <text:p>16/07/2037</text:p>
          </table:table-cell>
          <table:table-cell office:value-type="date" office:date-value="2037-07-17T00:00:00" table:style-name="ce2">
            <text:p>17/07/2037</text:p>
          </table:table-cell>
          <table:table-cell office:value-type="date" office:date-value="2037-07-18T00:00:00" table:style-name="ce2">
            <text:p>18/07/2037</text:p>
          </table:table-cell>
          <table:table-cell office:value-type="date" office:date-value="2037-07-19T00:00:00" table:style-name="ce2">
            <text:p>19/07/2037</text:p>
          </table:table-cell>
          <table:table-cell office:value-type="date" office:date-value="2037-07-20T00:00:00" table:style-name="ce2">
            <text:p>20/07/2037</text:p>
          </table:table-cell>
          <table:table-cell office:value-type="date" office:date-value="2037-07-21T00:00:00" table:style-name="ce2">
            <text:p>21/07/2037</text:p>
          </table:table-cell>
          <table:table-cell office:value-type="date" office:date-value="2037-07-22T00:00:00" table:style-name="ce2">
            <text:p>22/07/2037</text:p>
          </table:table-cell>
          <table:table-cell office:value-type="date" office:date-value="2037-07-23T00:00:00" table:style-name="ce2">
            <text:p>23/07/2037</text:p>
          </table:table-cell>
          <table:table-cell office:value-type="date" office:date-value="2037-07-24T00:00:00" table:style-name="ce2">
            <text:p>24/07/2037</text:p>
          </table:table-cell>
          <table:table-cell office:value-type="date" office:date-value="2037-07-25T00:00:00" table:style-name="ce2">
            <text:p>25/07/2037</text:p>
          </table:table-cell>
          <table:table-cell office:value-type="date" office:date-value="2037-07-26T00:00:00" table:style-name="ce2">
            <text:p>26/07/2037</text:p>
          </table:table-cell>
          <table:table-cell office:value-type="date" office:date-value="2037-07-27T00:00:00" table:style-name="ce2">
            <text:p>27/07/2037</text:p>
          </table:table-cell>
          <table:table-cell office:value-type="date" office:date-value="2037-07-28T00:00:00" table:style-name="ce2">
            <text:p>28/07/2037</text:p>
          </table:table-cell>
          <table:table-cell office:value-type="date" office:date-value="2037-07-29T00:00:00" table:style-name="ce2">
            <text:p>29/07/2037</text:p>
          </table:table-cell>
          <table:table-cell office:value-type="date" office:date-value="2037-07-30T00:00:00" table:style-name="ce2">
            <text:p>30/07/2037</text:p>
          </table:table-cell>
          <table:table-cell office:value-type="date" office:date-value="2037-07-31T00:00:00" table:style-name="ce2">
            <text:p>31/07/2037</text:p>
          </table:table-cell>
          <table:table-cell office:value-type="date" office:date-value="2037-08-01T00:00:00" table:style-name="ce2">
            <text:p>01/08/2037</text:p>
          </table:table-cell>
          <table:table-cell office:value-type="date" office:date-value="2037-08-02T00:00:00" table:style-name="ce2">
            <text:p>02/08/2037</text:p>
          </table:table-cell>
          <table:table-cell office:value-type="date" office:date-value="2037-08-03T00:00:00" table:style-name="ce2">
            <text:p>03/08/2037</text:p>
          </table:table-cell>
          <table:table-cell office:value-type="date" office:date-value="2037-08-04T00:00:00" table:style-name="ce2">
            <text:p>04/08/2037</text:p>
          </table:table-cell>
          <table:table-cell office:value-type="date" office:date-value="2037-08-05T00:00:00" table:style-name="ce2">
            <text:p>05/08/2037</text:p>
          </table:table-cell>
          <table:table-cell office:value-type="date" office:date-value="2037-08-06T00:00:00" table:style-name="ce2">
            <text:p>06/08/2037</text:p>
          </table:table-cell>
          <table:table-cell office:value-type="date" office:date-value="2037-08-07T00:00:00" table:style-name="ce2">
            <text:p>07/08/2037</text:p>
          </table:table-cell>
          <table:table-cell office:value-type="date" office:date-value="2037-08-08T00:00:00" table:style-name="ce2">
            <text:p>08/08/2037</text:p>
          </table:table-cell>
          <table:table-cell office:value-type="date" office:date-value="2037-08-09T00:00:00" table:style-name="ce2">
            <text:p>09/08/2037</text:p>
          </table:table-cell>
          <table:table-cell office:value-type="date" office:date-value="2037-08-10T00:00:00" table:style-name="ce2">
            <text:p>10/08/2037</text:p>
          </table:table-cell>
          <table:table-cell office:value-type="date" office:date-value="2037-08-11T00:00:00" table:style-name="ce2">
            <text:p>11/08/2037</text:p>
          </table:table-cell>
          <table:table-cell office:value-type="date" office:date-value="2037-08-12T00:00:00" table:style-name="ce2">
            <text:p>12/08/2037</text:p>
          </table:table-cell>
          <table:table-cell office:value-type="date" office:date-value="2037-08-13T00:00:00" table:style-name="ce2">
            <text:p>13/08/2037</text:p>
          </table:table-cell>
          <table:table-cell office:value-type="date" office:date-value="2037-08-14T00:00:00" table:style-name="ce2">
            <text:p>14/08/2037</text:p>
          </table:table-cell>
          <table:table-cell office:value-type="date" office:date-value="2037-08-15T00:00:00" table:style-name="ce2">
            <text:p>15/08/2037</text:p>
          </table:table-cell>
          <table:table-cell office:value-type="date" office:date-value="2037-08-16T00:00:00" table:style-name="ce2">
            <text:p>16/08/2037</text:p>
          </table:table-cell>
          <table:table-cell office:value-type="date" office:date-value="2037-08-17T00:00:00" table:style-name="ce2">
            <text:p>17/08/2037</text:p>
          </table:table-cell>
          <table:table-cell office:value-type="date" office:date-value="2037-08-18T00:00:00" table:style-name="ce2">
            <text:p>18/08/2037</text:p>
          </table:table-cell>
          <table:table-cell office:value-type="date" office:date-value="2037-08-19T00:00:00" table:style-name="ce2">
            <text:p>19/08/2037</text:p>
          </table:table-cell>
          <table:table-cell office:value-type="date" office:date-value="2037-08-20T00:00:00" table:style-name="ce2">
            <text:p>20/08/2037</text:p>
          </table:table-cell>
          <table:table-cell office:value-type="date" office:date-value="2037-08-21T00:00:00" table:style-name="ce2">
            <text:p>21/08/2037</text:p>
          </table:table-cell>
          <table:table-cell office:value-type="date" office:date-value="2037-08-22T00:00:00" table:style-name="ce2">
            <text:p>22/08/2037</text:p>
          </table:table-cell>
          <table:table-cell office:value-type="date" office:date-value="2037-08-23T00:00:00" table:style-name="ce2">
            <text:p>23/08/2037</text:p>
          </table:table-cell>
          <table:table-cell office:value-type="date" office:date-value="2037-08-24T00:00:00" table:style-name="ce2">
            <text:p>24/08/2037</text:p>
          </table:table-cell>
          <table:table-cell office:value-type="date" office:date-value="2037-08-25T00:00:00" table:style-name="ce2">
            <text:p>25/08/2037</text:p>
          </table:table-cell>
          <table:table-cell office:value-type="date" office:date-value="2037-08-26T00:00:00" table:style-name="ce2">
            <text:p>26/08/2037</text:p>
          </table:table-cell>
          <table:table-cell office:value-type="date" office:date-value="2037-08-27T00:00:00" table:style-name="ce2">
            <text:p>27/08/2037</text:p>
          </table:table-cell>
          <table:table-cell office:value-type="date" office:date-value="2037-08-28T00:00:00" table:style-name="ce2">
            <text:p>28/08/2037</text:p>
          </table:table-cell>
          <table:table-cell office:value-type="date" office:date-value="2037-08-29T00:00:00" table:style-name="ce2">
            <text:p>29/08/2037</text:p>
          </table:table-cell>
          <table:table-cell office:value-type="date" office:date-value="2037-08-30T00:00:00" table:style-name="ce2">
            <text:p>30/08/2037</text:p>
          </table:table-cell>
          <table:table-cell office:value-type="date" office:date-value="2037-08-31T00:00:00" table:style-name="ce2">
            <text:p>31/08/2037</text:p>
          </table:table-cell>
          <table:table-cell office:value-type="date" office:date-value="2037-09-01T00:00:00" table:style-name="ce2">
            <text:p>01/09/2037</text:p>
          </table:table-cell>
          <table:table-cell office:value-type="date" office:date-value="2037-09-02T00:00:00" table:style-name="ce2">
            <text:p>02/09/2037</text:p>
          </table:table-cell>
          <table:table-cell office:value-type="date" office:date-value="2037-09-03T00:00:00" table:style-name="ce2">
            <text:p>03/09/2037</text:p>
          </table:table-cell>
          <table:table-cell office:value-type="date" office:date-value="2037-09-04T00:00:00" table:style-name="ce2">
            <text:p>04/09/2037</text:p>
          </table:table-cell>
          <table:table-cell office:value-type="date" office:date-value="2037-09-05T00:00:00" table:style-name="ce2">
            <text:p>05/09/2037</text:p>
          </table:table-cell>
          <table:table-cell office:value-type="date" office:date-value="2037-09-06T00:00:00" table:style-name="ce2">
            <text:p>06/09/2037</text:p>
          </table:table-cell>
          <table:table-cell office:value-type="date" office:date-value="2037-09-07T00:00:00" table:style-name="ce2">
            <text:p>07/09/2037</text:p>
          </table:table-cell>
          <table:table-cell office:value-type="date" office:date-value="2037-09-08T00:00:00" table:style-name="ce2">
            <text:p>08/09/2037</text:p>
          </table:table-cell>
          <table:table-cell office:value-type="date" office:date-value="2037-09-09T00:00:00" table:style-name="ce2">
            <text:p>09/09/2037</text:p>
          </table:table-cell>
          <table:table-cell office:value-type="date" office:date-value="2037-09-10T00:00:00" table:style-name="ce2">
            <text:p>10/09/2037</text:p>
          </table:table-cell>
          <table:table-cell office:value-type="date" office:date-value="2037-09-11T00:00:00" table:style-name="ce2">
            <text:p>11/09/2037</text:p>
          </table:table-cell>
          <table:table-cell office:value-type="date" office:date-value="2037-09-12T00:00:00" table:style-name="ce2">
            <text:p>12/09/2037</text:p>
          </table:table-cell>
          <table:table-cell office:value-type="date" office:date-value="2037-09-13T00:00:00" table:style-name="ce2">
            <text:p>13/09/2037</text:p>
          </table:table-cell>
          <table:table-cell office:value-type="date" office:date-value="2037-09-14T00:00:00" table:style-name="ce2">
            <text:p>14/09/2037</text:p>
          </table:table-cell>
          <table:table-cell office:value-type="date" office:date-value="2037-09-15T00:00:00" table:style-name="ce2">
            <text:p>15/09/2037</text:p>
          </table:table-cell>
          <table:table-cell office:value-type="date" office:date-value="2037-09-16T00:00:00" table:style-name="ce2">
            <text:p>16/09/2037</text:p>
          </table:table-cell>
          <table:table-cell table:number-columns-repeated="16284"/>
        </table:table-row>
        <table:table-row table:style-name="ro1">
          <table:table-cell office:value-type="date" office:date-value="2037-09-17T00:00:00" table:style-name="ce2">
            <text:p>17/09/2037</text:p>
          </table:table-cell>
          <table:table-cell office:value-type="date" office:date-value="2037-09-18T00:00:00" table:style-name="ce2">
            <text:p>18/09/2037</text:p>
          </table:table-cell>
          <table:table-cell office:value-type="date" office:date-value="2037-09-19T00:00:00" table:style-name="ce2">
            <text:p>19/09/2037</text:p>
          </table:table-cell>
          <table:table-cell office:value-type="date" office:date-value="2037-09-20T00:00:00" table:style-name="ce2">
            <text:p>20/09/2037</text:p>
          </table:table-cell>
          <table:table-cell office:value-type="date" office:date-value="2037-09-21T00:00:00" table:style-name="ce2">
            <text:p>21/09/2037</text:p>
          </table:table-cell>
          <table:table-cell office:value-type="date" office:date-value="2037-09-22T00:00:00" table:style-name="ce2">
            <text:p>22/09/2037</text:p>
          </table:table-cell>
          <table:table-cell office:value-type="date" office:date-value="2037-09-23T00:00:00" table:style-name="ce2">
            <text:p>23/09/2037</text:p>
          </table:table-cell>
          <table:table-cell office:value-type="date" office:date-value="2037-09-24T00:00:00" table:style-name="ce2">
            <text:p>24/09/2037</text:p>
          </table:table-cell>
          <table:table-cell office:value-type="date" office:date-value="2037-09-25T00:00:00" table:style-name="ce2">
            <text:p>25/09/2037</text:p>
          </table:table-cell>
          <table:table-cell office:value-type="date" office:date-value="2037-09-26T00:00:00" table:style-name="ce2">
            <text:p>26/09/2037</text:p>
          </table:table-cell>
          <table:table-cell office:value-type="date" office:date-value="2037-09-27T00:00:00" table:style-name="ce2">
            <text:p>27/09/2037</text:p>
          </table:table-cell>
          <table:table-cell office:value-type="date" office:date-value="2037-09-28T00:00:00" table:style-name="ce2">
            <text:p>28/09/2037</text:p>
          </table:table-cell>
          <table:table-cell office:value-type="date" office:date-value="2037-09-29T00:00:00" table:style-name="ce2">
            <text:p>29/09/2037</text:p>
          </table:table-cell>
          <table:table-cell office:value-type="date" office:date-value="2037-09-30T00:00:00" table:style-name="ce2">
            <text:p>30/09/2037</text:p>
          </table:table-cell>
          <table:table-cell office:value-type="date" office:date-value="2037-10-01T00:00:00" table:style-name="ce2">
            <text:p>01/10/2037</text:p>
          </table:table-cell>
          <table:table-cell office:value-type="date" office:date-value="2037-10-02T00:00:00" table:style-name="ce2">
            <text:p>02/10/2037</text:p>
          </table:table-cell>
          <table:table-cell office:value-type="date" office:date-value="2037-10-03T00:00:00" table:style-name="ce2">
            <text:p>03/10/2037</text:p>
          </table:table-cell>
          <table:table-cell office:value-type="date" office:date-value="2037-10-04T00:00:00" table:style-name="ce2">
            <text:p>04/10/2037</text:p>
          </table:table-cell>
          <table:table-cell office:value-type="date" office:date-value="2037-10-05T00:00:00" table:style-name="ce2">
            <text:p>05/10/2037</text:p>
          </table:table-cell>
          <table:table-cell office:value-type="date" office:date-value="2037-10-06T00:00:00" table:style-name="ce2">
            <text:p>06/10/2037</text:p>
          </table:table-cell>
          <table:table-cell office:value-type="date" office:date-value="2037-10-07T00:00:00" table:style-name="ce2">
            <text:p>07/10/2037</text:p>
          </table:table-cell>
          <table:table-cell office:value-type="date" office:date-value="2037-10-08T00:00:00" table:style-name="ce2">
            <text:p>08/10/2037</text:p>
          </table:table-cell>
          <table:table-cell office:value-type="date" office:date-value="2037-10-09T00:00:00" table:style-name="ce2">
            <text:p>09/10/2037</text:p>
          </table:table-cell>
          <table:table-cell office:value-type="date" office:date-value="2037-10-10T00:00:00" table:style-name="ce2">
            <text:p>10/10/2037</text:p>
          </table:table-cell>
          <table:table-cell office:value-type="date" office:date-value="2037-10-11T00:00:00" table:style-name="ce2">
            <text:p>11/10/2037</text:p>
          </table:table-cell>
          <table:table-cell office:value-type="date" office:date-value="2037-10-12T00:00:00" table:style-name="ce2">
            <text:p>12/10/2037</text:p>
          </table:table-cell>
          <table:table-cell office:value-type="date" office:date-value="2037-10-13T00:00:00" table:style-name="ce2">
            <text:p>13/10/2037</text:p>
          </table:table-cell>
          <table:table-cell office:value-type="date" office:date-value="2037-10-14T00:00:00" table:style-name="ce2">
            <text:p>14/10/2037</text:p>
          </table:table-cell>
          <table:table-cell office:value-type="date" office:date-value="2037-10-15T00:00:00" table:style-name="ce2">
            <text:p>15/10/2037</text:p>
          </table:table-cell>
          <table:table-cell office:value-type="date" office:date-value="2037-10-16T00:00:00" table:style-name="ce2">
            <text:p>16/10/2037</text:p>
          </table:table-cell>
          <table:table-cell office:value-type="date" office:date-value="2037-10-17T00:00:00" table:style-name="ce2">
            <text:p>17/10/2037</text:p>
          </table:table-cell>
          <table:table-cell office:value-type="date" office:date-value="2037-10-18T00:00:00" table:style-name="ce2">
            <text:p>18/10/2037</text:p>
          </table:table-cell>
          <table:table-cell office:value-type="date" office:date-value="2037-10-19T00:00:00" table:style-name="ce2">
            <text:p>19/10/2037</text:p>
          </table:table-cell>
          <table:table-cell office:value-type="date" office:date-value="2037-10-20T00:00:00" table:style-name="ce2">
            <text:p>20/10/2037</text:p>
          </table:table-cell>
          <table:table-cell office:value-type="date" office:date-value="2037-10-21T00:00:00" table:style-name="ce2">
            <text:p>21/10/2037</text:p>
          </table:table-cell>
          <table:table-cell office:value-type="date" office:date-value="2037-10-22T00:00:00" table:style-name="ce2">
            <text:p>22/10/2037</text:p>
          </table:table-cell>
          <table:table-cell office:value-type="date" office:date-value="2037-10-23T00:00:00" table:style-name="ce2">
            <text:p>23/10/2037</text:p>
          </table:table-cell>
          <table:table-cell office:value-type="date" office:date-value="2037-10-24T00:00:00" table:style-name="ce2">
            <text:p>24/10/2037</text:p>
          </table:table-cell>
          <table:table-cell office:value-type="date" office:date-value="2037-10-25T00:00:00" table:style-name="ce2">
            <text:p>25/10/2037</text:p>
          </table:table-cell>
          <table:table-cell office:value-type="date" office:date-value="2037-10-26T00:00:00" table:style-name="ce2">
            <text:p>26/10/2037</text:p>
          </table:table-cell>
          <table:table-cell office:value-type="date" office:date-value="2037-10-27T00:00:00" table:style-name="ce2">
            <text:p>27/10/2037</text:p>
          </table:table-cell>
          <table:table-cell office:value-type="date" office:date-value="2037-10-28T00:00:00" table:style-name="ce2">
            <text:p>28/10/2037</text:p>
          </table:table-cell>
          <table:table-cell office:value-type="date" office:date-value="2037-10-29T00:00:00" table:style-name="ce2">
            <text:p>29/10/2037</text:p>
          </table:table-cell>
          <table:table-cell office:value-type="date" office:date-value="2037-10-30T00:00:00" table:style-name="ce2">
            <text:p>30/10/2037</text:p>
          </table:table-cell>
          <table:table-cell office:value-type="date" office:date-value="2037-10-31T00:00:00" table:style-name="ce2">
            <text:p>31/10/2037</text:p>
          </table:table-cell>
          <table:table-cell office:value-type="date" office:date-value="2037-11-01T00:00:00" table:style-name="ce2">
            <text:p>01/11/2037</text:p>
          </table:table-cell>
          <table:table-cell office:value-type="date" office:date-value="2037-11-02T00:00:00" table:style-name="ce2">
            <text:p>02/11/2037</text:p>
          </table:table-cell>
          <table:table-cell office:value-type="date" office:date-value="2037-11-03T00:00:00" table:style-name="ce2">
            <text:p>03/11/2037</text:p>
          </table:table-cell>
          <table:table-cell office:value-type="date" office:date-value="2037-11-04T00:00:00" table:style-name="ce2">
            <text:p>04/11/2037</text:p>
          </table:table-cell>
          <table:table-cell office:value-type="date" office:date-value="2037-11-05T00:00:00" table:style-name="ce2">
            <text:p>05/11/2037</text:p>
          </table:table-cell>
          <table:table-cell office:value-type="date" office:date-value="2037-11-06T00:00:00" table:style-name="ce2">
            <text:p>06/11/2037</text:p>
          </table:table-cell>
          <table:table-cell office:value-type="date" office:date-value="2037-11-07T00:00:00" table:style-name="ce2">
            <text:p>07/11/2037</text:p>
          </table:table-cell>
          <table:table-cell office:value-type="date" office:date-value="2037-11-08T00:00:00" table:style-name="ce2">
            <text:p>08/11/2037</text:p>
          </table:table-cell>
          <table:table-cell office:value-type="date" office:date-value="2037-11-09T00:00:00" table:style-name="ce2">
            <text:p>09/11/2037</text:p>
          </table:table-cell>
          <table:table-cell office:value-type="date" office:date-value="2037-11-10T00:00:00" table:style-name="ce2">
            <text:p>10/11/2037</text:p>
          </table:table-cell>
          <table:table-cell office:value-type="date" office:date-value="2037-11-11T00:00:00" table:style-name="ce2">
            <text:p>11/11/2037</text:p>
          </table:table-cell>
          <table:table-cell office:value-type="date" office:date-value="2037-11-12T00:00:00" table:style-name="ce2">
            <text:p>12/11/2037</text:p>
          </table:table-cell>
          <table:table-cell office:value-type="date" office:date-value="2037-11-13T00:00:00" table:style-name="ce2">
            <text:p>13/11/2037</text:p>
          </table:table-cell>
          <table:table-cell office:value-type="date" office:date-value="2037-11-14T00:00:00" table:style-name="ce2">
            <text:p>14/11/2037</text:p>
          </table:table-cell>
          <table:table-cell office:value-type="date" office:date-value="2037-11-15T00:00:00" table:style-name="ce2">
            <text:p>15/11/2037</text:p>
          </table:table-cell>
          <table:table-cell office:value-type="date" office:date-value="2037-11-16T00:00:00" table:style-name="ce2">
            <text:p>16/11/2037</text:p>
          </table:table-cell>
          <table:table-cell office:value-type="date" office:date-value="2037-11-17T00:00:00" table:style-name="ce2">
            <text:p>17/11/2037</text:p>
          </table:table-cell>
          <table:table-cell office:value-type="date" office:date-value="2037-11-18T00:00:00" table:style-name="ce2">
            <text:p>18/11/2037</text:p>
          </table:table-cell>
          <table:table-cell office:value-type="date" office:date-value="2037-11-19T00:00:00" table:style-name="ce2">
            <text:p>19/11/2037</text:p>
          </table:table-cell>
          <table:table-cell office:value-type="date" office:date-value="2037-11-20T00:00:00" table:style-name="ce2">
            <text:p>20/11/2037</text:p>
          </table:table-cell>
          <table:table-cell office:value-type="date" office:date-value="2037-11-21T00:00:00" table:style-name="ce2">
            <text:p>21/11/2037</text:p>
          </table:table-cell>
          <table:table-cell office:value-type="date" office:date-value="2037-11-22T00:00:00" table:style-name="ce2">
            <text:p>22/11/2037</text:p>
          </table:table-cell>
          <table:table-cell office:value-type="date" office:date-value="2037-11-23T00:00:00" table:style-name="ce2">
            <text:p>23/11/2037</text:p>
          </table:table-cell>
          <table:table-cell office:value-type="date" office:date-value="2037-11-24T00:00:00" table:style-name="ce2">
            <text:p>24/11/2037</text:p>
          </table:table-cell>
          <table:table-cell office:value-type="date" office:date-value="2037-11-25T00:00:00" table:style-name="ce2">
            <text:p>25/11/2037</text:p>
          </table:table-cell>
          <table:table-cell office:value-type="date" office:date-value="2037-11-26T00:00:00" table:style-name="ce2">
            <text:p>26/11/2037</text:p>
          </table:table-cell>
          <table:table-cell office:value-type="date" office:date-value="2037-11-27T00:00:00" table:style-name="ce2">
            <text:p>27/11/2037</text:p>
          </table:table-cell>
          <table:table-cell office:value-type="date" office:date-value="2037-11-28T00:00:00" table:style-name="ce2">
            <text:p>28/11/2037</text:p>
          </table:table-cell>
          <table:table-cell office:value-type="date" office:date-value="2037-11-29T00:00:00" table:style-name="ce2">
            <text:p>29/11/2037</text:p>
          </table:table-cell>
          <table:table-cell office:value-type="date" office:date-value="2037-11-30T00:00:00" table:style-name="ce2">
            <text:p>30/11/2037</text:p>
          </table:table-cell>
          <table:table-cell office:value-type="date" office:date-value="2037-12-01T00:00:00" table:style-name="ce2">
            <text:p>01/12/2037</text:p>
          </table:table-cell>
          <table:table-cell office:value-type="date" office:date-value="2037-12-02T00:00:00" table:style-name="ce2">
            <text:p>02/12/2037</text:p>
          </table:table-cell>
          <table:table-cell office:value-type="date" office:date-value="2037-12-03T00:00:00" table:style-name="ce2">
            <text:p>03/12/2037</text:p>
          </table:table-cell>
          <table:table-cell office:value-type="date" office:date-value="2037-12-04T00:00:00" table:style-name="ce2">
            <text:p>04/12/2037</text:p>
          </table:table-cell>
          <table:table-cell office:value-type="date" office:date-value="2037-12-05T00:00:00" table:style-name="ce2">
            <text:p>05/12/2037</text:p>
          </table:table-cell>
          <table:table-cell office:value-type="date" office:date-value="2037-12-06T00:00:00" table:style-name="ce2">
            <text:p>06/12/2037</text:p>
          </table:table-cell>
          <table:table-cell office:value-type="date" office:date-value="2037-12-07T00:00:00" table:style-name="ce2">
            <text:p>07/12/2037</text:p>
          </table:table-cell>
          <table:table-cell office:value-type="date" office:date-value="2037-12-08T00:00:00" table:style-name="ce2">
            <text:p>08/12/2037</text:p>
          </table:table-cell>
          <table:table-cell office:value-type="date" office:date-value="2037-12-09T00:00:00" table:style-name="ce2">
            <text:p>09/12/2037</text:p>
          </table:table-cell>
          <table:table-cell office:value-type="date" office:date-value="2037-12-10T00:00:00" table:style-name="ce2">
            <text:p>10/12/2037</text:p>
          </table:table-cell>
          <table:table-cell office:value-type="date" office:date-value="2037-12-11T00:00:00" table:style-name="ce2">
            <text:p>11/12/2037</text:p>
          </table:table-cell>
          <table:table-cell office:value-type="date" office:date-value="2037-12-12T00:00:00" table:style-name="ce2">
            <text:p>12/12/2037</text:p>
          </table:table-cell>
          <table:table-cell office:value-type="date" office:date-value="2037-12-13T00:00:00" table:style-name="ce2">
            <text:p>13/12/2037</text:p>
          </table:table-cell>
          <table:table-cell office:value-type="date" office:date-value="2037-12-14T00:00:00" table:style-name="ce2">
            <text:p>14/12/2037</text:p>
          </table:table-cell>
          <table:table-cell office:value-type="date" office:date-value="2037-12-15T00:00:00" table:style-name="ce2">
            <text:p>15/12/2037</text:p>
          </table:table-cell>
          <table:table-cell office:value-type="date" office:date-value="2037-12-16T00:00:00" table:style-name="ce2">
            <text:p>16/12/2037</text:p>
          </table:table-cell>
          <table:table-cell office:value-type="date" office:date-value="2037-12-17T00:00:00" table:style-name="ce2">
            <text:p>17/12/2037</text:p>
          </table:table-cell>
          <table:table-cell office:value-type="date" office:date-value="2037-12-18T00:00:00" table:style-name="ce2">
            <text:p>18/12/2037</text:p>
          </table:table-cell>
          <table:table-cell office:value-type="date" office:date-value="2037-12-19T00:00:00" table:style-name="ce2">
            <text:p>19/12/2037</text:p>
          </table:table-cell>
          <table:table-cell office:value-type="date" office:date-value="2037-12-20T00:00:00" table:style-name="ce2">
            <text:p>20/12/2037</text:p>
          </table:table-cell>
          <table:table-cell office:value-type="date" office:date-value="2037-12-21T00:00:00" table:style-name="ce2">
            <text:p>21/12/2037</text:p>
          </table:table-cell>
          <table:table-cell office:value-type="date" office:date-value="2037-12-22T00:00:00" table:style-name="ce2">
            <text:p>22/12/2037</text:p>
          </table:table-cell>
          <table:table-cell office:value-type="date" office:date-value="2037-12-23T00:00:00" table:style-name="ce2">
            <text:p>23/12/2037</text:p>
          </table:table-cell>
          <table:table-cell office:value-type="date" office:date-value="2037-12-24T00:00:00" table:style-name="ce2">
            <text:p>24/12/2037</text:p>
          </table:table-cell>
          <table:table-cell office:value-type="date" office:date-value="2037-12-25T00:00:00" table:style-name="ce2">
            <text:p>25/12/2037</text:p>
          </table:table-cell>
          <table:table-cell table:number-columns-repeated="16284"/>
        </table:table-row>
        <table:table-row table:style-name="ro1">
          <table:table-cell office:value-type="date" office:date-value="2037-12-26T00:00:00" table:style-name="ce2">
            <text:p>26/12/2037</text:p>
          </table:table-cell>
          <table:table-cell office:value-type="date" office:date-value="2037-12-27T00:00:00" table:style-name="ce2">
            <text:p>27/12/2037</text:p>
          </table:table-cell>
          <table:table-cell office:value-type="date" office:date-value="2037-12-28T00:00:00" table:style-name="ce2">
            <text:p>28/12/2037</text:p>
          </table:table-cell>
          <table:table-cell office:value-type="date" office:date-value="2037-12-29T00:00:00" table:style-name="ce2">
            <text:p>29/12/2037</text:p>
          </table:table-cell>
          <table:table-cell office:value-type="date" office:date-value="2037-12-30T00:00:00" table:style-name="ce2">
            <text:p>30/12/2037</text:p>
          </table:table-cell>
          <table:table-cell office:value-type="date" office:date-value="2037-12-31T00:00:00" table:style-name="ce2">
            <text:p>31/12/2037</text:p>
          </table:table-cell>
          <table:table-cell office:value-type="date" office:date-value="2038-01-01T00:00:00" table:style-name="ce2">
            <text:p>01/01/2038</text:p>
          </table:table-cell>
          <table:table-cell office:value-type="date" office:date-value="2038-01-02T00:00:00" table:style-name="ce2">
            <text:p>02/01/2038</text:p>
          </table:table-cell>
          <table:table-cell office:value-type="date" office:date-value="2038-01-03T00:00:00" table:style-name="ce2">
            <text:p>03/01/2038</text:p>
          </table:table-cell>
          <table:table-cell office:value-type="date" office:date-value="2038-01-04T00:00:00" table:style-name="ce2">
            <text:p>04/01/2038</text:p>
          </table:table-cell>
          <table:table-cell office:value-type="date" office:date-value="2038-01-05T00:00:00" table:style-name="ce2">
            <text:p>05/01/2038</text:p>
          </table:table-cell>
          <table:table-cell office:value-type="date" office:date-value="2038-01-06T00:00:00" table:style-name="ce2">
            <text:p>06/01/2038</text:p>
          </table:table-cell>
          <table:table-cell office:value-type="date" office:date-value="2038-01-07T00:00:00" table:style-name="ce2">
            <text:p>07/01/2038</text:p>
          </table:table-cell>
          <table:table-cell office:value-type="date" office:date-value="2038-01-08T00:00:00" table:style-name="ce2">
            <text:p>08/01/2038</text:p>
          </table:table-cell>
          <table:table-cell office:value-type="date" office:date-value="2038-01-09T00:00:00" table:style-name="ce2">
            <text:p>09/01/2038</text:p>
          </table:table-cell>
          <table:table-cell office:value-type="date" office:date-value="2038-01-10T00:00:00" table:style-name="ce2">
            <text:p>10/01/2038</text:p>
          </table:table-cell>
          <table:table-cell office:value-type="date" office:date-value="2038-01-11T00:00:00" table:style-name="ce2">
            <text:p>11/01/2038</text:p>
          </table:table-cell>
          <table:table-cell office:value-type="date" office:date-value="2038-01-12T00:00:00" table:style-name="ce2">
            <text:p>12/01/2038</text:p>
          </table:table-cell>
          <table:table-cell office:value-type="date" office:date-value="2038-01-13T00:00:00" table:style-name="ce2">
            <text:p>13/01/2038</text:p>
          </table:table-cell>
          <table:table-cell office:value-type="date" office:date-value="2038-01-14T00:00:00" table:style-name="ce2">
            <text:p>14/01/2038</text:p>
          </table:table-cell>
          <table:table-cell office:value-type="date" office:date-value="2038-01-15T00:00:00" table:style-name="ce2">
            <text:p>15/01/2038</text:p>
          </table:table-cell>
          <table:table-cell office:value-type="date" office:date-value="2038-01-16T00:00:00" table:style-name="ce2">
            <text:p>16/01/2038</text:p>
          </table:table-cell>
          <table:table-cell office:value-type="date" office:date-value="2038-01-17T00:00:00" table:style-name="ce2">
            <text:p>17/01/2038</text:p>
          </table:table-cell>
          <table:table-cell office:value-type="date" office:date-value="2038-01-18T00:00:00" table:style-name="ce2">
            <text:p>18/01/2038</text:p>
          </table:table-cell>
          <table:table-cell office:value-type="date" office:date-value="2038-01-19T00:00:00" table:style-name="ce2">
            <text:p>19/01/2038</text:p>
          </table:table-cell>
          <table:table-cell office:value-type="date" office:date-value="2038-01-20T00:00:00" table:style-name="ce2">
            <text:p>20/01/2038</text:p>
          </table:table-cell>
          <table:table-cell office:value-type="date" office:date-value="2038-01-21T00:00:00" table:style-name="ce2">
            <text:p>21/01/2038</text:p>
          </table:table-cell>
          <table:table-cell office:value-type="date" office:date-value="2038-01-22T00:00:00" table:style-name="ce2">
            <text:p>22/01/2038</text:p>
          </table:table-cell>
          <table:table-cell office:value-type="date" office:date-value="2038-01-23T00:00:00" table:style-name="ce2">
            <text:p>23/01/2038</text:p>
          </table:table-cell>
          <table:table-cell office:value-type="date" office:date-value="2038-01-24T00:00:00" table:style-name="ce2">
            <text:p>24/01/2038</text:p>
          </table:table-cell>
          <table:table-cell office:value-type="date" office:date-value="2038-01-25T00:00:00" table:style-name="ce2">
            <text:p>25/01/2038</text:p>
          </table:table-cell>
          <table:table-cell office:value-type="date" office:date-value="2038-01-26T00:00:00" table:style-name="ce2">
            <text:p>26/01/2038</text:p>
          </table:table-cell>
          <table:table-cell office:value-type="date" office:date-value="2038-01-27T00:00:00" table:style-name="ce2">
            <text:p>27/01/2038</text:p>
          </table:table-cell>
          <table:table-cell office:value-type="date" office:date-value="2038-01-28T00:00:00" table:style-name="ce2">
            <text:p>28/01/2038</text:p>
          </table:table-cell>
          <table:table-cell office:value-type="date" office:date-value="2038-01-29T00:00:00" table:style-name="ce2">
            <text:p>29/01/2038</text:p>
          </table:table-cell>
          <table:table-cell office:value-type="date" office:date-value="2038-01-30T00:00:00" table:style-name="ce2">
            <text:p>30/01/2038</text:p>
          </table:table-cell>
          <table:table-cell office:value-type="date" office:date-value="2038-01-31T00:00:00" table:style-name="ce2">
            <text:p>31/01/2038</text:p>
          </table:table-cell>
          <table:table-cell office:value-type="date" office:date-value="2038-02-01T00:00:00" table:style-name="ce2">
            <text:p>01/02/2038</text:p>
          </table:table-cell>
          <table:table-cell office:value-type="date" office:date-value="2038-02-02T00:00:00" table:style-name="ce2">
            <text:p>02/02/2038</text:p>
          </table:table-cell>
          <table:table-cell office:value-type="date" office:date-value="2038-02-03T00:00:00" table:style-name="ce2">
            <text:p>03/02/2038</text:p>
          </table:table-cell>
          <table:table-cell office:value-type="date" office:date-value="2038-02-04T00:00:00" table:style-name="ce2">
            <text:p>04/02/2038</text:p>
          </table:table-cell>
          <table:table-cell office:value-type="date" office:date-value="2038-02-05T00:00:00" table:style-name="ce2">
            <text:p>05/02/2038</text:p>
          </table:table-cell>
          <table:table-cell office:value-type="date" office:date-value="2038-02-06T00:00:00" table:style-name="ce2">
            <text:p>06/02/2038</text:p>
          </table:table-cell>
          <table:table-cell office:value-type="date" office:date-value="2038-02-07T00:00:00" table:style-name="ce2">
            <text:p>07/02/2038</text:p>
          </table:table-cell>
          <table:table-cell office:value-type="date" office:date-value="2038-02-08T00:00:00" table:style-name="ce2">
            <text:p>08/02/2038</text:p>
          </table:table-cell>
          <table:table-cell office:value-type="date" office:date-value="2038-02-09T00:00:00" table:style-name="ce2">
            <text:p>09/02/2038</text:p>
          </table:table-cell>
          <table:table-cell office:value-type="date" office:date-value="2038-02-10T00:00:00" table:style-name="ce2">
            <text:p>10/02/2038</text:p>
          </table:table-cell>
          <table:table-cell office:value-type="date" office:date-value="2038-02-11T00:00:00" table:style-name="ce2">
            <text:p>11/02/2038</text:p>
          </table:table-cell>
          <table:table-cell office:value-type="date" office:date-value="2038-02-12T00:00:00" table:style-name="ce2">
            <text:p>12/02/2038</text:p>
          </table:table-cell>
          <table:table-cell office:value-type="date" office:date-value="2038-02-13T00:00:00" table:style-name="ce2">
            <text:p>13/02/2038</text:p>
          </table:table-cell>
          <table:table-cell office:value-type="date" office:date-value="2038-02-14T00:00:00" table:style-name="ce2">
            <text:p>14/02/2038</text:p>
          </table:table-cell>
          <table:table-cell office:value-type="date" office:date-value="2038-02-15T00:00:00" table:style-name="ce2">
            <text:p>15/02/2038</text:p>
          </table:table-cell>
          <table:table-cell office:value-type="date" office:date-value="2038-02-16T00:00:00" table:style-name="ce2">
            <text:p>16/02/2038</text:p>
          </table:table-cell>
          <table:table-cell office:value-type="date" office:date-value="2038-02-17T00:00:00" table:style-name="ce2">
            <text:p>17/02/2038</text:p>
          </table:table-cell>
          <table:table-cell office:value-type="date" office:date-value="2038-02-18T00:00:00" table:style-name="ce2">
            <text:p>18/02/2038</text:p>
          </table:table-cell>
          <table:table-cell office:value-type="date" office:date-value="2038-02-19T00:00:00" table:style-name="ce2">
            <text:p>19/02/2038</text:p>
          </table:table-cell>
          <table:table-cell office:value-type="date" office:date-value="2038-02-20T00:00:00" table:style-name="ce2">
            <text:p>20/02/2038</text:p>
          </table:table-cell>
          <table:table-cell office:value-type="date" office:date-value="2038-02-21T00:00:00" table:style-name="ce2">
            <text:p>21/02/2038</text:p>
          </table:table-cell>
          <table:table-cell office:value-type="date" office:date-value="2038-02-22T00:00:00" table:style-name="ce2">
            <text:p>22/02/2038</text:p>
          </table:table-cell>
          <table:table-cell office:value-type="date" office:date-value="2038-02-23T00:00:00" table:style-name="ce2">
            <text:p>23/02/2038</text:p>
          </table:table-cell>
          <table:table-cell office:value-type="date" office:date-value="2038-02-24T00:00:00" table:style-name="ce2">
            <text:p>24/02/2038</text:p>
          </table:table-cell>
          <table:table-cell office:value-type="date" office:date-value="2038-02-25T00:00:00" table:style-name="ce2">
            <text:p>25/02/2038</text:p>
          </table:table-cell>
          <table:table-cell office:value-type="date" office:date-value="2038-02-26T00:00:00" table:style-name="ce2">
            <text:p>26/02/2038</text:p>
          </table:table-cell>
          <table:table-cell office:value-type="date" office:date-value="2038-02-27T00:00:00" table:style-name="ce2">
            <text:p>27/02/2038</text:p>
          </table:table-cell>
          <table:table-cell office:value-type="date" office:date-value="2038-02-28T00:00:00" table:style-name="ce2">
            <text:p>28/02/2038</text:p>
          </table:table-cell>
          <table:table-cell office:value-type="date" office:date-value="2038-03-01T00:00:00" table:style-name="ce2">
            <text:p>01/03/2038</text:p>
          </table:table-cell>
          <table:table-cell office:value-type="date" office:date-value="2038-03-02T00:00:00" table:style-name="ce2">
            <text:p>02/03/2038</text:p>
          </table:table-cell>
          <table:table-cell office:value-type="date" office:date-value="2038-03-03T00:00:00" table:style-name="ce2">
            <text:p>03/03/2038</text:p>
          </table:table-cell>
          <table:table-cell office:value-type="date" office:date-value="2038-03-04T00:00:00" table:style-name="ce2">
            <text:p>04/03/2038</text:p>
          </table:table-cell>
          <table:table-cell office:value-type="date" office:date-value="2038-03-05T00:00:00" table:style-name="ce2">
            <text:p>05/03/2038</text:p>
          </table:table-cell>
          <table:table-cell office:value-type="date" office:date-value="2038-03-06T00:00:00" table:style-name="ce2">
            <text:p>06/03/2038</text:p>
          </table:table-cell>
          <table:table-cell office:value-type="date" office:date-value="2038-03-07T00:00:00" table:style-name="ce2">
            <text:p>07/03/2038</text:p>
          </table:table-cell>
          <table:table-cell office:value-type="date" office:date-value="2038-03-08T00:00:00" table:style-name="ce2">
            <text:p>08/03/2038</text:p>
          </table:table-cell>
          <table:table-cell office:value-type="date" office:date-value="2038-03-09T00:00:00" table:style-name="ce2">
            <text:p>09/03/2038</text:p>
          </table:table-cell>
          <table:table-cell office:value-type="date" office:date-value="2038-03-10T00:00:00" table:style-name="ce2">
            <text:p>10/03/2038</text:p>
          </table:table-cell>
          <table:table-cell office:value-type="date" office:date-value="2038-03-11T00:00:00" table:style-name="ce2">
            <text:p>11/03/2038</text:p>
          </table:table-cell>
          <table:table-cell office:value-type="date" office:date-value="2038-03-12T00:00:00" table:style-name="ce2">
            <text:p>12/03/2038</text:p>
          </table:table-cell>
          <table:table-cell office:value-type="date" office:date-value="2038-03-13T00:00:00" table:style-name="ce2">
            <text:p>13/03/2038</text:p>
          </table:table-cell>
          <table:table-cell office:value-type="date" office:date-value="2038-03-14T00:00:00" table:style-name="ce2">
            <text:p>14/03/2038</text:p>
          </table:table-cell>
          <table:table-cell office:value-type="date" office:date-value="2038-03-15T00:00:00" table:style-name="ce2">
            <text:p>15/03/2038</text:p>
          </table:table-cell>
          <table:table-cell office:value-type="date" office:date-value="2038-03-16T00:00:00" table:style-name="ce2">
            <text:p>16/03/2038</text:p>
          </table:table-cell>
          <table:table-cell office:value-type="date" office:date-value="2038-03-17T00:00:00" table:style-name="ce2">
            <text:p>17/03/2038</text:p>
          </table:table-cell>
          <table:table-cell office:value-type="date" office:date-value="2038-03-18T00:00:00" table:style-name="ce2">
            <text:p>18/03/2038</text:p>
          </table:table-cell>
          <table:table-cell office:value-type="date" office:date-value="2038-03-19T00:00:00" table:style-name="ce2">
            <text:p>19/03/2038</text:p>
          </table:table-cell>
          <table:table-cell office:value-type="date" office:date-value="2038-03-20T00:00:00" table:style-name="ce2">
            <text:p>20/03/2038</text:p>
          </table:table-cell>
          <table:table-cell office:value-type="date" office:date-value="2038-03-21T00:00:00" table:style-name="ce2">
            <text:p>21/03/2038</text:p>
          </table:table-cell>
          <table:table-cell office:value-type="date" office:date-value="2038-03-22T00:00:00" table:style-name="ce2">
            <text:p>22/03/2038</text:p>
          </table:table-cell>
          <table:table-cell office:value-type="date" office:date-value="2038-03-23T00:00:00" table:style-name="ce2">
            <text:p>23/03/2038</text:p>
          </table:table-cell>
          <table:table-cell office:value-type="date" office:date-value="2038-03-24T00:00:00" table:style-name="ce2">
            <text:p>24/03/2038</text:p>
          </table:table-cell>
          <table:table-cell office:value-type="date" office:date-value="2038-03-25T00:00:00" table:style-name="ce2">
            <text:p>25/03/2038</text:p>
          </table:table-cell>
          <table:table-cell office:value-type="date" office:date-value="2038-03-26T00:00:00" table:style-name="ce2">
            <text:p>26/03/2038</text:p>
          </table:table-cell>
          <table:table-cell office:value-type="date" office:date-value="2038-03-27T00:00:00" table:style-name="ce2">
            <text:p>27/03/2038</text:p>
          </table:table-cell>
          <table:table-cell office:value-type="date" office:date-value="2038-03-28T00:00:00" table:style-name="ce2">
            <text:p>28/03/2038</text:p>
          </table:table-cell>
          <table:table-cell office:value-type="date" office:date-value="2038-03-29T00:00:00" table:style-name="ce2">
            <text:p>29/03/2038</text:p>
          </table:table-cell>
          <table:table-cell office:value-type="date" office:date-value="2038-03-30T00:00:00" table:style-name="ce2">
            <text:p>30/03/2038</text:p>
          </table:table-cell>
          <table:table-cell office:value-type="date" office:date-value="2038-03-31T00:00:00" table:style-name="ce2">
            <text:p>31/03/2038</text:p>
          </table:table-cell>
          <table:table-cell office:value-type="date" office:date-value="2038-04-01T00:00:00" table:style-name="ce2">
            <text:p>01/04/2038</text:p>
          </table:table-cell>
          <table:table-cell office:value-type="date" office:date-value="2038-04-02T00:00:00" table:style-name="ce2">
            <text:p>02/04/2038</text:p>
          </table:table-cell>
          <table:table-cell office:value-type="date" office:date-value="2038-04-03T00:00:00" table:style-name="ce2">
            <text:p>03/04/2038</text:p>
          </table:table-cell>
          <table:table-cell office:value-type="date" office:date-value="2038-04-04T00:00:00" table:style-name="ce2">
            <text:p>04/04/2038</text:p>
          </table:table-cell>
          <table:table-cell table:number-columns-repeated="16284"/>
        </table:table-row>
        <table:table-row table:style-name="ro1">
          <table:table-cell office:value-type="date" office:date-value="2038-04-05T00:00:00" table:style-name="ce2">
            <text:p>05/04/2038</text:p>
          </table:table-cell>
          <table:table-cell office:value-type="date" office:date-value="2038-04-06T00:00:00" table:style-name="ce2">
            <text:p>06/04/2038</text:p>
          </table:table-cell>
          <table:table-cell office:value-type="date" office:date-value="2038-04-07T00:00:00" table:style-name="ce2">
            <text:p>07/04/2038</text:p>
          </table:table-cell>
          <table:table-cell office:value-type="date" office:date-value="2038-04-08T00:00:00" table:style-name="ce2">
            <text:p>08/04/2038</text:p>
          </table:table-cell>
          <table:table-cell office:value-type="date" office:date-value="2038-04-09T00:00:00" table:style-name="ce2">
            <text:p>09/04/2038</text:p>
          </table:table-cell>
          <table:table-cell office:value-type="date" office:date-value="2038-04-10T00:00:00" table:style-name="ce2">
            <text:p>10/04/2038</text:p>
          </table:table-cell>
          <table:table-cell office:value-type="date" office:date-value="2038-04-11T00:00:00" table:style-name="ce2">
            <text:p>11/04/2038</text:p>
          </table:table-cell>
          <table:table-cell office:value-type="date" office:date-value="2038-04-12T00:00:00" table:style-name="ce2">
            <text:p>12/04/2038</text:p>
          </table:table-cell>
          <table:table-cell office:value-type="date" office:date-value="2038-04-13T00:00:00" table:style-name="ce2">
            <text:p>13/04/2038</text:p>
          </table:table-cell>
          <table:table-cell office:value-type="date" office:date-value="2038-04-14T00:00:00" table:style-name="ce2">
            <text:p>14/04/2038</text:p>
          </table:table-cell>
          <table:table-cell office:value-type="date" office:date-value="2038-04-15T00:00:00" table:style-name="ce2">
            <text:p>15/04/2038</text:p>
          </table:table-cell>
          <table:table-cell office:value-type="date" office:date-value="2038-04-16T00:00:00" table:style-name="ce2">
            <text:p>16/04/2038</text:p>
          </table:table-cell>
          <table:table-cell office:value-type="date" office:date-value="2038-04-17T00:00:00" table:style-name="ce2">
            <text:p>17/04/2038</text:p>
          </table:table-cell>
          <table:table-cell office:value-type="date" office:date-value="2038-04-18T00:00:00" table:style-name="ce2">
            <text:p>18/04/2038</text:p>
          </table:table-cell>
          <table:table-cell office:value-type="date" office:date-value="2038-04-19T00:00:00" table:style-name="ce2">
            <text:p>19/04/2038</text:p>
          </table:table-cell>
          <table:table-cell office:value-type="date" office:date-value="2038-04-20T00:00:00" table:style-name="ce2">
            <text:p>20/04/2038</text:p>
          </table:table-cell>
          <table:table-cell office:value-type="date" office:date-value="2038-04-21T00:00:00" table:style-name="ce2">
            <text:p>21/04/2038</text:p>
          </table:table-cell>
          <table:table-cell office:value-type="date" office:date-value="2038-04-22T00:00:00" table:style-name="ce2">
            <text:p>22/04/2038</text:p>
          </table:table-cell>
          <table:table-cell office:value-type="date" office:date-value="2038-04-23T00:00:00" table:style-name="ce2">
            <text:p>23/04/2038</text:p>
          </table:table-cell>
          <table:table-cell office:value-type="date" office:date-value="2038-04-24T00:00:00" table:style-name="ce2">
            <text:p>24/04/2038</text:p>
          </table:table-cell>
          <table:table-cell office:value-type="date" office:date-value="2038-04-25T00:00:00" table:style-name="ce2">
            <text:p>25/04/2038</text:p>
          </table:table-cell>
          <table:table-cell office:value-type="date" office:date-value="2038-04-26T00:00:00" table:style-name="ce2">
            <text:p>26/04/2038</text:p>
          </table:table-cell>
          <table:table-cell office:value-type="date" office:date-value="2038-04-27T00:00:00" table:style-name="ce2">
            <text:p>27/04/2038</text:p>
          </table:table-cell>
          <table:table-cell office:value-type="date" office:date-value="2038-04-28T00:00:00" table:style-name="ce2">
            <text:p>28/04/2038</text:p>
          </table:table-cell>
          <table:table-cell office:value-type="date" office:date-value="2038-04-29T00:00:00" table:style-name="ce2">
            <text:p>29/04/2038</text:p>
          </table:table-cell>
          <table:table-cell office:value-type="date" office:date-value="2038-04-30T00:00:00" table:style-name="ce2">
            <text:p>30/04/2038</text:p>
          </table:table-cell>
          <table:table-cell office:value-type="date" office:date-value="2038-05-01T00:00:00" table:style-name="ce2">
            <text:p>01/05/2038</text:p>
          </table:table-cell>
          <table:table-cell office:value-type="date" office:date-value="2038-05-02T00:00:00" table:style-name="ce2">
            <text:p>02/05/2038</text:p>
          </table:table-cell>
          <table:table-cell office:value-type="date" office:date-value="2038-05-03T00:00:00" table:style-name="ce2">
            <text:p>03/05/2038</text:p>
          </table:table-cell>
          <table:table-cell office:value-type="date" office:date-value="2038-05-04T00:00:00" table:style-name="ce2">
            <text:p>04/05/2038</text:p>
          </table:table-cell>
          <table:table-cell office:value-type="date" office:date-value="2038-05-05T00:00:00" table:style-name="ce2">
            <text:p>05/05/2038</text:p>
          </table:table-cell>
          <table:table-cell office:value-type="date" office:date-value="2038-05-06T00:00:00" table:style-name="ce2">
            <text:p>06/05/2038</text:p>
          </table:table-cell>
          <table:table-cell office:value-type="date" office:date-value="2038-05-07T00:00:00" table:style-name="ce2">
            <text:p>07/05/2038</text:p>
          </table:table-cell>
          <table:table-cell office:value-type="date" office:date-value="2038-05-08T00:00:00" table:style-name="ce2">
            <text:p>08/05/2038</text:p>
          </table:table-cell>
          <table:table-cell office:value-type="date" office:date-value="2038-05-09T00:00:00" table:style-name="ce2">
            <text:p>09/05/2038</text:p>
          </table:table-cell>
          <table:table-cell office:value-type="date" office:date-value="2038-05-10T00:00:00" table:style-name="ce2">
            <text:p>10/05/2038</text:p>
          </table:table-cell>
          <table:table-cell office:value-type="date" office:date-value="2038-05-11T00:00:00" table:style-name="ce2">
            <text:p>11/05/2038</text:p>
          </table:table-cell>
          <table:table-cell office:value-type="date" office:date-value="2038-05-12T00:00:00" table:style-name="ce2">
            <text:p>12/05/2038</text:p>
          </table:table-cell>
          <table:table-cell office:value-type="date" office:date-value="2038-05-13T00:00:00" table:style-name="ce2">
            <text:p>13/05/2038</text:p>
          </table:table-cell>
          <table:table-cell office:value-type="date" office:date-value="2038-05-14T00:00:00" table:style-name="ce2">
            <text:p>14/05/2038</text:p>
          </table:table-cell>
          <table:table-cell office:value-type="date" office:date-value="2038-05-15T00:00:00" table:style-name="ce2">
            <text:p>15/05/2038</text:p>
          </table:table-cell>
          <table:table-cell office:value-type="date" office:date-value="2038-05-16T00:00:00" table:style-name="ce2">
            <text:p>16/05/2038</text:p>
          </table:table-cell>
          <table:table-cell office:value-type="date" office:date-value="2038-05-17T00:00:00" table:style-name="ce2">
            <text:p>17/05/2038</text:p>
          </table:table-cell>
          <table:table-cell office:value-type="date" office:date-value="2038-05-18T00:00:00" table:style-name="ce2">
            <text:p>18/05/2038</text:p>
          </table:table-cell>
          <table:table-cell office:value-type="date" office:date-value="2038-05-19T00:00:00" table:style-name="ce2">
            <text:p>19/05/2038</text:p>
          </table:table-cell>
          <table:table-cell office:value-type="date" office:date-value="2038-05-20T00:00:00" table:style-name="ce2">
            <text:p>20/05/2038</text:p>
          </table:table-cell>
          <table:table-cell office:value-type="date" office:date-value="2038-05-21T00:00:00" table:style-name="ce2">
            <text:p>21/05/2038</text:p>
          </table:table-cell>
          <table:table-cell office:value-type="date" office:date-value="2038-05-22T00:00:00" table:style-name="ce2">
            <text:p>22/05/2038</text:p>
          </table:table-cell>
          <table:table-cell office:value-type="date" office:date-value="2038-05-23T00:00:00" table:style-name="ce2">
            <text:p>23/05/2038</text:p>
          </table:table-cell>
          <table:table-cell office:value-type="date" office:date-value="2038-05-24T00:00:00" table:style-name="ce2">
            <text:p>24/05/2038</text:p>
          </table:table-cell>
          <table:table-cell office:value-type="date" office:date-value="2038-05-25T00:00:00" table:style-name="ce2">
            <text:p>25/05/2038</text:p>
          </table:table-cell>
          <table:table-cell office:value-type="date" office:date-value="2038-05-26T00:00:00" table:style-name="ce2">
            <text:p>26/05/2038</text:p>
          </table:table-cell>
          <table:table-cell office:value-type="date" office:date-value="2038-05-27T00:00:00" table:style-name="ce2">
            <text:p>27/05/2038</text:p>
          </table:table-cell>
          <table:table-cell office:value-type="date" office:date-value="2038-05-28T00:00:00" table:style-name="ce2">
            <text:p>28/05/2038</text:p>
          </table:table-cell>
          <table:table-cell office:value-type="date" office:date-value="2038-05-29T00:00:00" table:style-name="ce2">
            <text:p>29/05/2038</text:p>
          </table:table-cell>
          <table:table-cell office:value-type="date" office:date-value="2038-05-30T00:00:00" table:style-name="ce2">
            <text:p>30/05/2038</text:p>
          </table:table-cell>
          <table:table-cell office:value-type="date" office:date-value="2038-05-31T00:00:00" table:style-name="ce2">
            <text:p>31/05/2038</text:p>
          </table:table-cell>
          <table:table-cell office:value-type="date" office:date-value="2038-06-01T00:00:00" table:style-name="ce2">
            <text:p>01/06/2038</text:p>
          </table:table-cell>
          <table:table-cell office:value-type="date" office:date-value="2038-06-02T00:00:00" table:style-name="ce2">
            <text:p>02/06/2038</text:p>
          </table:table-cell>
          <table:table-cell office:value-type="date" office:date-value="2038-06-03T00:00:00" table:style-name="ce2">
            <text:p>03/06/2038</text:p>
          </table:table-cell>
          <table:table-cell office:value-type="date" office:date-value="2038-06-04T00:00:00" table:style-name="ce2">
            <text:p>04/06/2038</text:p>
          </table:table-cell>
          <table:table-cell office:value-type="date" office:date-value="2038-06-05T00:00:00" table:style-name="ce2">
            <text:p>05/06/2038</text:p>
          </table:table-cell>
          <table:table-cell office:value-type="date" office:date-value="2038-06-06T00:00:00" table:style-name="ce2">
            <text:p>06/06/2038</text:p>
          </table:table-cell>
          <table:table-cell office:value-type="date" office:date-value="2038-06-07T00:00:00" table:style-name="ce2">
            <text:p>07/06/2038</text:p>
          </table:table-cell>
          <table:table-cell office:value-type="date" office:date-value="2038-06-08T00:00:00" table:style-name="ce2">
            <text:p>08/06/2038</text:p>
          </table:table-cell>
          <table:table-cell office:value-type="date" office:date-value="2038-06-09T00:00:00" table:style-name="ce2">
            <text:p>09/06/2038</text:p>
          </table:table-cell>
          <table:table-cell office:value-type="date" office:date-value="2038-06-10T00:00:00" table:style-name="ce2">
            <text:p>10/06/2038</text:p>
          </table:table-cell>
          <table:table-cell office:value-type="date" office:date-value="2038-06-11T00:00:00" table:style-name="ce2">
            <text:p>11/06/2038</text:p>
          </table:table-cell>
          <table:table-cell office:value-type="date" office:date-value="2038-06-12T00:00:00" table:style-name="ce2">
            <text:p>12/06/2038</text:p>
          </table:table-cell>
          <table:table-cell office:value-type="date" office:date-value="2038-06-13T00:00:00" table:style-name="ce2">
            <text:p>13/06/2038</text:p>
          </table:table-cell>
          <table:table-cell office:value-type="date" office:date-value="2038-06-14T00:00:00" table:style-name="ce2">
            <text:p>14/06/2038</text:p>
          </table:table-cell>
          <table:table-cell office:value-type="date" office:date-value="2038-06-15T00:00:00" table:style-name="ce2">
            <text:p>15/06/2038</text:p>
          </table:table-cell>
          <table:table-cell office:value-type="date" office:date-value="2038-06-16T00:00:00" table:style-name="ce2">
            <text:p>16/06/2038</text:p>
          </table:table-cell>
          <table:table-cell office:value-type="date" office:date-value="2038-06-17T00:00:00" table:style-name="ce2">
            <text:p>17/06/2038</text:p>
          </table:table-cell>
          <table:table-cell office:value-type="date" office:date-value="2038-06-18T00:00:00" table:style-name="ce2">
            <text:p>18/06/2038</text:p>
          </table:table-cell>
          <table:table-cell office:value-type="date" office:date-value="2038-06-19T00:00:00" table:style-name="ce2">
            <text:p>19/06/2038</text:p>
          </table:table-cell>
          <table:table-cell office:value-type="date" office:date-value="2038-06-20T00:00:00" table:style-name="ce2">
            <text:p>20/06/2038</text:p>
          </table:table-cell>
          <table:table-cell office:value-type="date" office:date-value="2038-06-21T00:00:00" table:style-name="ce2">
            <text:p>21/06/2038</text:p>
          </table:table-cell>
          <table:table-cell office:value-type="date" office:date-value="2038-06-22T00:00:00" table:style-name="ce2">
            <text:p>22/06/2038</text:p>
          </table:table-cell>
          <table:table-cell office:value-type="date" office:date-value="2038-06-23T00:00:00" table:style-name="ce2">
            <text:p>23/06/2038</text:p>
          </table:table-cell>
          <table:table-cell office:value-type="date" office:date-value="2038-06-24T00:00:00" table:style-name="ce2">
            <text:p>24/06/2038</text:p>
          </table:table-cell>
          <table:table-cell office:value-type="date" office:date-value="2038-06-25T00:00:00" table:style-name="ce2">
            <text:p>25/06/2038</text:p>
          </table:table-cell>
          <table:table-cell office:value-type="date" office:date-value="2038-06-26T00:00:00" table:style-name="ce2">
            <text:p>26/06/2038</text:p>
          </table:table-cell>
          <table:table-cell office:value-type="date" office:date-value="2038-06-27T00:00:00" table:style-name="ce2">
            <text:p>27/06/2038</text:p>
          </table:table-cell>
          <table:table-cell office:value-type="date" office:date-value="2038-06-28T00:00:00" table:style-name="ce2">
            <text:p>28/06/2038</text:p>
          </table:table-cell>
          <table:table-cell office:value-type="date" office:date-value="2038-06-29T00:00:00" table:style-name="ce2">
            <text:p>29/06/2038</text:p>
          </table:table-cell>
          <table:table-cell office:value-type="date" office:date-value="2038-06-30T00:00:00" table:style-name="ce2">
            <text:p>30/06/2038</text:p>
          </table:table-cell>
          <table:table-cell office:value-type="date" office:date-value="2038-07-01T00:00:00" table:style-name="ce2">
            <text:p>01/07/2038</text:p>
          </table:table-cell>
          <table:table-cell office:value-type="date" office:date-value="2038-07-02T00:00:00" table:style-name="ce2">
            <text:p>02/07/2038</text:p>
          </table:table-cell>
          <table:table-cell office:value-type="date" office:date-value="2038-07-03T00:00:00" table:style-name="ce2">
            <text:p>03/07/2038</text:p>
          </table:table-cell>
          <table:table-cell office:value-type="date" office:date-value="2038-07-04T00:00:00" table:style-name="ce2">
            <text:p>04/07/2038</text:p>
          </table:table-cell>
          <table:table-cell office:value-type="date" office:date-value="2038-07-05T00:00:00" table:style-name="ce2">
            <text:p>05/07/2038</text:p>
          </table:table-cell>
          <table:table-cell office:value-type="date" office:date-value="2038-07-06T00:00:00" table:style-name="ce2">
            <text:p>06/07/2038</text:p>
          </table:table-cell>
          <table:table-cell office:value-type="date" office:date-value="2038-07-07T00:00:00" table:style-name="ce2">
            <text:p>07/07/2038</text:p>
          </table:table-cell>
          <table:table-cell office:value-type="date" office:date-value="2038-07-08T00:00:00" table:style-name="ce2">
            <text:p>08/07/2038</text:p>
          </table:table-cell>
          <table:table-cell office:value-type="date" office:date-value="2038-07-09T00:00:00" table:style-name="ce2">
            <text:p>09/07/2038</text:p>
          </table:table-cell>
          <table:table-cell office:value-type="date" office:date-value="2038-07-10T00:00:00" table:style-name="ce2">
            <text:p>10/07/2038</text:p>
          </table:table-cell>
          <table:table-cell office:value-type="date" office:date-value="2038-07-11T00:00:00" table:style-name="ce2">
            <text:p>11/07/2038</text:p>
          </table:table-cell>
          <table:table-cell office:value-type="date" office:date-value="2038-07-12T00:00:00" table:style-name="ce2">
            <text:p>12/07/2038</text:p>
          </table:table-cell>
          <table:table-cell office:value-type="date" office:date-value="2038-07-13T00:00:00" table:style-name="ce2">
            <text:p>13/07/2038</text:p>
          </table:table-cell>
          <table:table-cell table:number-columns-repeated="16284"/>
        </table:table-row>
        <table:table-row table:style-name="ro1">
          <table:table-cell office:value-type="date" office:date-value="2038-07-14T00:00:00" table:style-name="ce2">
            <text:p>14/07/2038</text:p>
          </table:table-cell>
          <table:table-cell office:value-type="date" office:date-value="2038-07-15T00:00:00" table:style-name="ce2">
            <text:p>15/07/2038</text:p>
          </table:table-cell>
          <table:table-cell office:value-type="date" office:date-value="2038-07-16T00:00:00" table:style-name="ce2">
            <text:p>16/07/2038</text:p>
          </table:table-cell>
          <table:table-cell office:value-type="date" office:date-value="2038-07-17T00:00:00" table:style-name="ce2">
            <text:p>17/07/2038</text:p>
          </table:table-cell>
          <table:table-cell office:value-type="date" office:date-value="2038-07-18T00:00:00" table:style-name="ce2">
            <text:p>18/07/2038</text:p>
          </table:table-cell>
          <table:table-cell office:value-type="date" office:date-value="2038-07-19T00:00:00" table:style-name="ce2">
            <text:p>19/07/2038</text:p>
          </table:table-cell>
          <table:table-cell office:value-type="date" office:date-value="2038-07-20T00:00:00" table:style-name="ce2">
            <text:p>20/07/2038</text:p>
          </table:table-cell>
          <table:table-cell office:value-type="date" office:date-value="2038-07-21T00:00:00" table:style-name="ce2">
            <text:p>21/07/2038</text:p>
          </table:table-cell>
          <table:table-cell office:value-type="date" office:date-value="2038-07-22T00:00:00" table:style-name="ce2">
            <text:p>22/07/2038</text:p>
          </table:table-cell>
          <table:table-cell office:value-type="date" office:date-value="2038-07-23T00:00:00" table:style-name="ce2">
            <text:p>23/07/2038</text:p>
          </table:table-cell>
          <table:table-cell office:value-type="date" office:date-value="2038-07-24T00:00:00" table:style-name="ce2">
            <text:p>24/07/2038</text:p>
          </table:table-cell>
          <table:table-cell office:value-type="date" office:date-value="2038-07-25T00:00:00" table:style-name="ce2">
            <text:p>25/07/2038</text:p>
          </table:table-cell>
          <table:table-cell office:value-type="date" office:date-value="2038-07-26T00:00:00" table:style-name="ce2">
            <text:p>26/07/2038</text:p>
          </table:table-cell>
          <table:table-cell office:value-type="date" office:date-value="2038-07-27T00:00:00" table:style-name="ce2">
            <text:p>27/07/2038</text:p>
          </table:table-cell>
          <table:table-cell office:value-type="date" office:date-value="2038-07-28T00:00:00" table:style-name="ce2">
            <text:p>28/07/2038</text:p>
          </table:table-cell>
          <table:table-cell office:value-type="date" office:date-value="2038-07-29T00:00:00" table:style-name="ce2">
            <text:p>29/07/2038</text:p>
          </table:table-cell>
          <table:table-cell office:value-type="date" office:date-value="2038-07-30T00:00:00" table:style-name="ce2">
            <text:p>30/07/2038</text:p>
          </table:table-cell>
          <table:table-cell office:value-type="date" office:date-value="2038-07-31T00:00:00" table:style-name="ce2">
            <text:p>31/07/2038</text:p>
          </table:table-cell>
          <table:table-cell office:value-type="date" office:date-value="2038-08-01T00:00:00" table:style-name="ce2">
            <text:p>01/08/2038</text:p>
          </table:table-cell>
          <table:table-cell office:value-type="date" office:date-value="2038-08-02T00:00:00" table:style-name="ce2">
            <text:p>02/08/2038</text:p>
          </table:table-cell>
          <table:table-cell office:value-type="date" office:date-value="2038-08-03T00:00:00" table:style-name="ce2">
            <text:p>03/08/2038</text:p>
          </table:table-cell>
          <table:table-cell office:value-type="date" office:date-value="2038-08-04T00:00:00" table:style-name="ce2">
            <text:p>04/08/2038</text:p>
          </table:table-cell>
          <table:table-cell office:value-type="date" office:date-value="2038-08-05T00:00:00" table:style-name="ce2">
            <text:p>05/08/2038</text:p>
          </table:table-cell>
          <table:table-cell office:value-type="date" office:date-value="2038-08-06T00:00:00" table:style-name="ce2">
            <text:p>06/08/2038</text:p>
          </table:table-cell>
          <table:table-cell office:value-type="date" office:date-value="2038-08-07T00:00:00" table:style-name="ce2">
            <text:p>07/08/2038</text:p>
          </table:table-cell>
          <table:table-cell office:value-type="date" office:date-value="2038-08-08T00:00:00" table:style-name="ce2">
            <text:p>08/08/2038</text:p>
          </table:table-cell>
          <table:table-cell office:value-type="date" office:date-value="2038-08-09T00:00:00" table:style-name="ce2">
            <text:p>09/08/2038</text:p>
          </table:table-cell>
          <table:table-cell office:value-type="date" office:date-value="2038-08-10T00:00:00" table:style-name="ce2">
            <text:p>10/08/2038</text:p>
          </table:table-cell>
          <table:table-cell office:value-type="date" office:date-value="2038-08-11T00:00:00" table:style-name="ce2">
            <text:p>11/08/2038</text:p>
          </table:table-cell>
          <table:table-cell office:value-type="date" office:date-value="2038-08-12T00:00:00" table:style-name="ce2">
            <text:p>12/08/2038</text:p>
          </table:table-cell>
          <table:table-cell office:value-type="date" office:date-value="2038-08-13T00:00:00" table:style-name="ce2">
            <text:p>13/08/2038</text:p>
          </table:table-cell>
          <table:table-cell office:value-type="date" office:date-value="2038-08-14T00:00:00" table:style-name="ce2">
            <text:p>14/08/2038</text:p>
          </table:table-cell>
          <table:table-cell office:value-type="date" office:date-value="2038-08-15T00:00:00" table:style-name="ce2">
            <text:p>15/08/2038</text:p>
          </table:table-cell>
          <table:table-cell office:value-type="date" office:date-value="2038-08-16T00:00:00" table:style-name="ce2">
            <text:p>16/08/2038</text:p>
          </table:table-cell>
          <table:table-cell office:value-type="date" office:date-value="2038-08-17T00:00:00" table:style-name="ce2">
            <text:p>17/08/2038</text:p>
          </table:table-cell>
          <table:table-cell office:value-type="date" office:date-value="2038-08-18T00:00:00" table:style-name="ce2">
            <text:p>18/08/2038</text:p>
          </table:table-cell>
          <table:table-cell office:value-type="date" office:date-value="2038-08-19T00:00:00" table:style-name="ce2">
            <text:p>19/08/2038</text:p>
          </table:table-cell>
          <table:table-cell office:value-type="date" office:date-value="2038-08-20T00:00:00" table:style-name="ce2">
            <text:p>20/08/2038</text:p>
          </table:table-cell>
          <table:table-cell office:value-type="date" office:date-value="2038-08-21T00:00:00" table:style-name="ce2">
            <text:p>21/08/2038</text:p>
          </table:table-cell>
          <table:table-cell office:value-type="date" office:date-value="2038-08-22T00:00:00" table:style-name="ce2">
            <text:p>22/08/2038</text:p>
          </table:table-cell>
          <table:table-cell office:value-type="date" office:date-value="2038-08-23T00:00:00" table:style-name="ce2">
            <text:p>23/08/2038</text:p>
          </table:table-cell>
          <table:table-cell office:value-type="date" office:date-value="2038-08-24T00:00:00" table:style-name="ce2">
            <text:p>24/08/2038</text:p>
          </table:table-cell>
          <table:table-cell office:value-type="date" office:date-value="2038-08-25T00:00:00" table:style-name="ce2">
            <text:p>25/08/2038</text:p>
          </table:table-cell>
          <table:table-cell office:value-type="date" office:date-value="2038-08-26T00:00:00" table:style-name="ce2">
            <text:p>26/08/2038</text:p>
          </table:table-cell>
          <table:table-cell office:value-type="date" office:date-value="2038-08-27T00:00:00" table:style-name="ce2">
            <text:p>27/08/2038</text:p>
          </table:table-cell>
          <table:table-cell office:value-type="date" office:date-value="2038-08-28T00:00:00" table:style-name="ce2">
            <text:p>28/08/2038</text:p>
          </table:table-cell>
          <table:table-cell office:value-type="date" office:date-value="2038-08-29T00:00:00" table:style-name="ce2">
            <text:p>29/08/2038</text:p>
          </table:table-cell>
          <table:table-cell office:value-type="date" office:date-value="2038-08-30T00:00:00" table:style-name="ce2">
            <text:p>30/08/2038</text:p>
          </table:table-cell>
          <table:table-cell office:value-type="date" office:date-value="2038-08-31T00:00:00" table:style-name="ce2">
            <text:p>31/08/2038</text:p>
          </table:table-cell>
          <table:table-cell office:value-type="date" office:date-value="2038-09-01T00:00:00" table:style-name="ce2">
            <text:p>01/09/2038</text:p>
          </table:table-cell>
          <table:table-cell office:value-type="date" office:date-value="2038-09-02T00:00:00" table:style-name="ce2">
            <text:p>02/09/2038</text:p>
          </table:table-cell>
          <table:table-cell office:value-type="date" office:date-value="2038-09-03T00:00:00" table:style-name="ce2">
            <text:p>03/09/2038</text:p>
          </table:table-cell>
          <table:table-cell office:value-type="date" office:date-value="2038-09-04T00:00:00" table:style-name="ce2">
            <text:p>04/09/2038</text:p>
          </table:table-cell>
          <table:table-cell office:value-type="date" office:date-value="2038-09-05T00:00:00" table:style-name="ce2">
            <text:p>05/09/2038</text:p>
          </table:table-cell>
          <table:table-cell office:value-type="date" office:date-value="2038-09-06T00:00:00" table:style-name="ce2">
            <text:p>06/09/2038</text:p>
          </table:table-cell>
          <table:table-cell office:value-type="date" office:date-value="2038-09-07T00:00:00" table:style-name="ce2">
            <text:p>07/09/2038</text:p>
          </table:table-cell>
          <table:table-cell office:value-type="date" office:date-value="2038-09-08T00:00:00" table:style-name="ce2">
            <text:p>08/09/2038</text:p>
          </table:table-cell>
          <table:table-cell office:value-type="date" office:date-value="2038-09-09T00:00:00" table:style-name="ce2">
            <text:p>09/09/2038</text:p>
          </table:table-cell>
          <table:table-cell office:value-type="date" office:date-value="2038-09-10T00:00:00" table:style-name="ce2">
            <text:p>10/09/2038</text:p>
          </table:table-cell>
          <table:table-cell office:value-type="date" office:date-value="2038-09-11T00:00:00" table:style-name="ce2">
            <text:p>11/09/2038</text:p>
          </table:table-cell>
          <table:table-cell office:value-type="date" office:date-value="2038-09-12T00:00:00" table:style-name="ce2">
            <text:p>12/09/2038</text:p>
          </table:table-cell>
          <table:table-cell office:value-type="date" office:date-value="2038-09-13T00:00:00" table:style-name="ce2">
            <text:p>13/09/2038</text:p>
          </table:table-cell>
          <table:table-cell office:value-type="date" office:date-value="2038-09-14T00:00:00" table:style-name="ce2">
            <text:p>14/09/2038</text:p>
          </table:table-cell>
          <table:table-cell office:value-type="date" office:date-value="2038-09-15T00:00:00" table:style-name="ce2">
            <text:p>15/09/2038</text:p>
          </table:table-cell>
          <table:table-cell office:value-type="date" office:date-value="2038-09-16T00:00:00" table:style-name="ce2">
            <text:p>16/09/2038</text:p>
          </table:table-cell>
          <table:table-cell office:value-type="date" office:date-value="2038-09-17T00:00:00" table:style-name="ce2">
            <text:p>17/09/2038</text:p>
          </table:table-cell>
          <table:table-cell office:value-type="date" office:date-value="2038-09-18T00:00:00" table:style-name="ce2">
            <text:p>18/09/2038</text:p>
          </table:table-cell>
          <table:table-cell office:value-type="date" office:date-value="2038-09-19T00:00:00" table:style-name="ce2">
            <text:p>19/09/2038</text:p>
          </table:table-cell>
          <table:table-cell office:value-type="date" office:date-value="2038-09-20T00:00:00" table:style-name="ce2">
            <text:p>20/09/2038</text:p>
          </table:table-cell>
          <table:table-cell office:value-type="date" office:date-value="2038-09-21T00:00:00" table:style-name="ce2">
            <text:p>21/09/2038</text:p>
          </table:table-cell>
          <table:table-cell office:value-type="date" office:date-value="2038-09-22T00:00:00" table:style-name="ce2">
            <text:p>22/09/2038</text:p>
          </table:table-cell>
          <table:table-cell office:value-type="date" office:date-value="2038-09-23T00:00:00" table:style-name="ce2">
            <text:p>23/09/2038</text:p>
          </table:table-cell>
          <table:table-cell office:value-type="date" office:date-value="2038-09-24T00:00:00" table:style-name="ce2">
            <text:p>24/09/2038</text:p>
          </table:table-cell>
          <table:table-cell office:value-type="date" office:date-value="2038-09-25T00:00:00" table:style-name="ce2">
            <text:p>25/09/2038</text:p>
          </table:table-cell>
          <table:table-cell office:value-type="date" office:date-value="2038-09-26T00:00:00" table:style-name="ce2">
            <text:p>26/09/2038</text:p>
          </table:table-cell>
          <table:table-cell office:value-type="date" office:date-value="2038-09-27T00:00:00" table:style-name="ce2">
            <text:p>27/09/2038</text:p>
          </table:table-cell>
          <table:table-cell office:value-type="date" office:date-value="2038-09-28T00:00:00" table:style-name="ce2">
            <text:p>28/09/2038</text:p>
          </table:table-cell>
          <table:table-cell office:value-type="date" office:date-value="2038-09-29T00:00:00" table:style-name="ce2">
            <text:p>29/09/2038</text:p>
          </table:table-cell>
          <table:table-cell office:value-type="date" office:date-value="2038-09-30T00:00:00" table:style-name="ce2">
            <text:p>30/09/2038</text:p>
          </table:table-cell>
          <table:table-cell office:value-type="date" office:date-value="2038-10-01T00:00:00" table:style-name="ce2">
            <text:p>01/10/2038</text:p>
          </table:table-cell>
          <table:table-cell office:value-type="date" office:date-value="2038-10-02T00:00:00" table:style-name="ce2">
            <text:p>02/10/2038</text:p>
          </table:table-cell>
          <table:table-cell office:value-type="date" office:date-value="2038-10-03T00:00:00" table:style-name="ce2">
            <text:p>03/10/2038</text:p>
          </table:table-cell>
          <table:table-cell office:value-type="date" office:date-value="2038-10-04T00:00:00" table:style-name="ce2">
            <text:p>04/10/2038</text:p>
          </table:table-cell>
          <table:table-cell office:value-type="date" office:date-value="2038-10-05T00:00:00" table:style-name="ce2">
            <text:p>05/10/2038</text:p>
          </table:table-cell>
          <table:table-cell office:value-type="date" office:date-value="2038-10-06T00:00:00" table:style-name="ce2">
            <text:p>06/10/2038</text:p>
          </table:table-cell>
          <table:table-cell office:value-type="date" office:date-value="2038-10-07T00:00:00" table:style-name="ce2">
            <text:p>07/10/2038</text:p>
          </table:table-cell>
          <table:table-cell office:value-type="date" office:date-value="2038-10-08T00:00:00" table:style-name="ce2">
            <text:p>08/10/2038</text:p>
          </table:table-cell>
          <table:table-cell office:value-type="date" office:date-value="2038-10-09T00:00:00" table:style-name="ce2">
            <text:p>09/10/2038</text:p>
          </table:table-cell>
          <table:table-cell office:value-type="date" office:date-value="2038-10-10T00:00:00" table:style-name="ce2">
            <text:p>10/10/2038</text:p>
          </table:table-cell>
          <table:table-cell office:value-type="date" office:date-value="2038-10-11T00:00:00" table:style-name="ce2">
            <text:p>11/10/2038</text:p>
          </table:table-cell>
          <table:table-cell office:value-type="date" office:date-value="2038-10-12T00:00:00" table:style-name="ce2">
            <text:p>12/10/2038</text:p>
          </table:table-cell>
          <table:table-cell office:value-type="date" office:date-value="2038-10-13T00:00:00" table:style-name="ce2">
            <text:p>13/10/2038</text:p>
          </table:table-cell>
          <table:table-cell office:value-type="date" office:date-value="2038-10-14T00:00:00" table:style-name="ce2">
            <text:p>14/10/2038</text:p>
          </table:table-cell>
          <table:table-cell office:value-type="date" office:date-value="2038-10-15T00:00:00" table:style-name="ce2">
            <text:p>15/10/2038</text:p>
          </table:table-cell>
          <table:table-cell office:value-type="date" office:date-value="2038-10-16T00:00:00" table:style-name="ce2">
            <text:p>16/10/2038</text:p>
          </table:table-cell>
          <table:table-cell office:value-type="date" office:date-value="2038-10-17T00:00:00" table:style-name="ce2">
            <text:p>17/10/2038</text:p>
          </table:table-cell>
          <table:table-cell office:value-type="date" office:date-value="2038-10-18T00:00:00" table:style-name="ce2">
            <text:p>18/10/2038</text:p>
          </table:table-cell>
          <table:table-cell office:value-type="date" office:date-value="2038-10-19T00:00:00" table:style-name="ce2">
            <text:p>19/10/2038</text:p>
          </table:table-cell>
          <table:table-cell office:value-type="date" office:date-value="2038-10-20T00:00:00" table:style-name="ce2">
            <text:p>20/10/2038</text:p>
          </table:table-cell>
          <table:table-cell office:value-type="date" office:date-value="2038-10-21T00:00:00" table:style-name="ce2">
            <text:p>21/10/2038</text:p>
          </table:table-cell>
          <table:table-cell table:number-columns-repeated="16284"/>
        </table:table-row>
        <table:table-row table:style-name="ro1">
          <table:table-cell office:value-type="date" office:date-value="2038-10-22T00:00:00" table:style-name="ce2">
            <text:p>22/10/2038</text:p>
          </table:table-cell>
          <table:table-cell office:value-type="date" office:date-value="2038-10-23T00:00:00" table:style-name="ce2">
            <text:p>23/10/2038</text:p>
          </table:table-cell>
          <table:table-cell office:value-type="date" office:date-value="2038-10-24T00:00:00" table:style-name="ce2">
            <text:p>24/10/2038</text:p>
          </table:table-cell>
          <table:table-cell office:value-type="date" office:date-value="2038-10-25T00:00:00" table:style-name="ce2">
            <text:p>25/10/2038</text:p>
          </table:table-cell>
          <table:table-cell office:value-type="date" office:date-value="2038-10-26T00:00:00" table:style-name="ce2">
            <text:p>26/10/2038</text:p>
          </table:table-cell>
          <table:table-cell office:value-type="date" office:date-value="2038-10-27T00:00:00" table:style-name="ce2">
            <text:p>27/10/2038</text:p>
          </table:table-cell>
          <table:table-cell office:value-type="date" office:date-value="2038-10-28T00:00:00" table:style-name="ce2">
            <text:p>28/10/2038</text:p>
          </table:table-cell>
          <table:table-cell office:value-type="date" office:date-value="2038-10-29T00:00:00" table:style-name="ce2">
            <text:p>29/10/2038</text:p>
          </table:table-cell>
          <table:table-cell office:value-type="date" office:date-value="2038-10-30T00:00:00" table:style-name="ce2">
            <text:p>30/10/2038</text:p>
          </table:table-cell>
          <table:table-cell office:value-type="date" office:date-value="2038-10-31T00:00:00" table:style-name="ce2">
            <text:p>31/10/2038</text:p>
          </table:table-cell>
          <table:table-cell office:value-type="date" office:date-value="2038-11-01T00:00:00" table:style-name="ce2">
            <text:p>01/11/2038</text:p>
          </table:table-cell>
          <table:table-cell office:value-type="date" office:date-value="2038-11-02T00:00:00" table:style-name="ce2">
            <text:p>02/11/2038</text:p>
          </table:table-cell>
          <table:table-cell office:value-type="date" office:date-value="2038-11-03T00:00:00" table:style-name="ce2">
            <text:p>03/11/2038</text:p>
          </table:table-cell>
          <table:table-cell office:value-type="date" office:date-value="2038-11-04T00:00:00" table:style-name="ce2">
            <text:p>04/11/2038</text:p>
          </table:table-cell>
          <table:table-cell office:value-type="date" office:date-value="2038-11-05T00:00:00" table:style-name="ce2">
            <text:p>05/11/2038</text:p>
          </table:table-cell>
          <table:table-cell office:value-type="date" office:date-value="2038-11-06T00:00:00" table:style-name="ce2">
            <text:p>06/11/2038</text:p>
          </table:table-cell>
          <table:table-cell office:value-type="date" office:date-value="2038-11-07T00:00:00" table:style-name="ce2">
            <text:p>07/11/2038</text:p>
          </table:table-cell>
          <table:table-cell office:value-type="date" office:date-value="2038-11-08T00:00:00" table:style-name="ce2">
            <text:p>08/11/2038</text:p>
          </table:table-cell>
          <table:table-cell office:value-type="date" office:date-value="2038-11-09T00:00:00" table:style-name="ce2">
            <text:p>09/11/2038</text:p>
          </table:table-cell>
          <table:table-cell office:value-type="date" office:date-value="2038-11-10T00:00:00" table:style-name="ce2">
            <text:p>10/11/2038</text:p>
          </table:table-cell>
          <table:table-cell office:value-type="date" office:date-value="2038-11-11T00:00:00" table:style-name="ce2">
            <text:p>11/11/2038</text:p>
          </table:table-cell>
          <table:table-cell office:value-type="date" office:date-value="2038-11-12T00:00:00" table:style-name="ce2">
            <text:p>12/11/2038</text:p>
          </table:table-cell>
          <table:table-cell office:value-type="date" office:date-value="2038-11-13T00:00:00" table:style-name="ce2">
            <text:p>13/11/2038</text:p>
          </table:table-cell>
          <table:table-cell office:value-type="date" office:date-value="2038-11-14T00:00:00" table:style-name="ce2">
            <text:p>14/11/2038</text:p>
          </table:table-cell>
          <table:table-cell office:value-type="date" office:date-value="2038-11-15T00:00:00" table:style-name="ce2">
            <text:p>15/11/2038</text:p>
          </table:table-cell>
          <table:table-cell office:value-type="date" office:date-value="2038-11-16T00:00:00" table:style-name="ce2">
            <text:p>16/11/2038</text:p>
          </table:table-cell>
          <table:table-cell office:value-type="date" office:date-value="2038-11-17T00:00:00" table:style-name="ce2">
            <text:p>17/11/2038</text:p>
          </table:table-cell>
          <table:table-cell office:value-type="date" office:date-value="2038-11-18T00:00:00" table:style-name="ce2">
            <text:p>18/11/2038</text:p>
          </table:table-cell>
          <table:table-cell office:value-type="date" office:date-value="2038-11-19T00:00:00" table:style-name="ce2">
            <text:p>19/11/2038</text:p>
          </table:table-cell>
          <table:table-cell office:value-type="date" office:date-value="2038-11-20T00:00:00" table:style-name="ce2">
            <text:p>20/11/2038</text:p>
          </table:table-cell>
          <table:table-cell office:value-type="date" office:date-value="2038-11-21T00:00:00" table:style-name="ce2">
            <text:p>21/11/2038</text:p>
          </table:table-cell>
          <table:table-cell office:value-type="date" office:date-value="2038-11-22T00:00:00" table:style-name="ce2">
            <text:p>22/11/2038</text:p>
          </table:table-cell>
          <table:table-cell office:value-type="date" office:date-value="2038-11-23T00:00:00" table:style-name="ce2">
            <text:p>23/11/2038</text:p>
          </table:table-cell>
          <table:table-cell office:value-type="date" office:date-value="2038-11-24T00:00:00" table:style-name="ce2">
            <text:p>24/11/2038</text:p>
          </table:table-cell>
          <table:table-cell office:value-type="date" office:date-value="2038-11-25T00:00:00" table:style-name="ce2">
            <text:p>25/11/2038</text:p>
          </table:table-cell>
          <table:table-cell office:value-type="date" office:date-value="2038-11-26T00:00:00" table:style-name="ce2">
            <text:p>26/11/2038</text:p>
          </table:table-cell>
          <table:table-cell office:value-type="date" office:date-value="2038-11-27T00:00:00" table:style-name="ce2">
            <text:p>27/11/2038</text:p>
          </table:table-cell>
          <table:table-cell office:value-type="date" office:date-value="2038-11-28T00:00:00" table:style-name="ce2">
            <text:p>28/11/2038</text:p>
          </table:table-cell>
          <table:table-cell office:value-type="date" office:date-value="2038-11-29T00:00:00" table:style-name="ce2">
            <text:p>29/11/2038</text:p>
          </table:table-cell>
          <table:table-cell office:value-type="date" office:date-value="2038-11-30T00:00:00" table:style-name="ce2">
            <text:p>30/11/2038</text:p>
          </table:table-cell>
          <table:table-cell office:value-type="date" office:date-value="2038-12-01T00:00:00" table:style-name="ce2">
            <text:p>01/12/2038</text:p>
          </table:table-cell>
          <table:table-cell office:value-type="date" office:date-value="2038-12-02T00:00:00" table:style-name="ce2">
            <text:p>02/12/2038</text:p>
          </table:table-cell>
          <table:table-cell office:value-type="date" office:date-value="2038-12-03T00:00:00" table:style-name="ce2">
            <text:p>03/12/2038</text:p>
          </table:table-cell>
          <table:table-cell office:value-type="date" office:date-value="2038-12-04T00:00:00" table:style-name="ce2">
            <text:p>04/12/2038</text:p>
          </table:table-cell>
          <table:table-cell office:value-type="date" office:date-value="2038-12-05T00:00:00" table:style-name="ce2">
            <text:p>05/12/2038</text:p>
          </table:table-cell>
          <table:table-cell office:value-type="date" office:date-value="2038-12-06T00:00:00" table:style-name="ce2">
            <text:p>06/12/2038</text:p>
          </table:table-cell>
          <table:table-cell office:value-type="date" office:date-value="2038-12-07T00:00:00" table:style-name="ce2">
            <text:p>07/12/2038</text:p>
          </table:table-cell>
          <table:table-cell office:value-type="date" office:date-value="2038-12-08T00:00:00" table:style-name="ce2">
            <text:p>08/12/2038</text:p>
          </table:table-cell>
          <table:table-cell office:value-type="date" office:date-value="2038-12-09T00:00:00" table:style-name="ce2">
            <text:p>09/12/2038</text:p>
          </table:table-cell>
          <table:table-cell office:value-type="date" office:date-value="2038-12-10T00:00:00" table:style-name="ce2">
            <text:p>10/12/2038</text:p>
          </table:table-cell>
          <table:table-cell office:value-type="date" office:date-value="2038-12-11T00:00:00" table:style-name="ce2">
            <text:p>11/12/2038</text:p>
          </table:table-cell>
          <table:table-cell office:value-type="date" office:date-value="2038-12-12T00:00:00" table:style-name="ce2">
            <text:p>12/12/2038</text:p>
          </table:table-cell>
          <table:table-cell office:value-type="date" office:date-value="2038-12-13T00:00:00" table:style-name="ce2">
            <text:p>13/12/2038</text:p>
          </table:table-cell>
          <table:table-cell office:value-type="date" office:date-value="2038-12-14T00:00:00" table:style-name="ce2">
            <text:p>14/12/2038</text:p>
          </table:table-cell>
          <table:table-cell office:value-type="date" office:date-value="2038-12-15T00:00:00" table:style-name="ce2">
            <text:p>15/12/2038</text:p>
          </table:table-cell>
          <table:table-cell office:value-type="date" office:date-value="2038-12-16T00:00:00" table:style-name="ce2">
            <text:p>16/12/2038</text:p>
          </table:table-cell>
          <table:table-cell office:value-type="date" office:date-value="2038-12-17T00:00:00" table:style-name="ce2">
            <text:p>17/12/2038</text:p>
          </table:table-cell>
          <table:table-cell office:value-type="date" office:date-value="2038-12-18T00:00:00" table:style-name="ce2">
            <text:p>18/12/2038</text:p>
          </table:table-cell>
          <table:table-cell office:value-type="date" office:date-value="2038-12-19T00:00:00" table:style-name="ce2">
            <text:p>19/12/2038</text:p>
          </table:table-cell>
          <table:table-cell office:value-type="date" office:date-value="2038-12-20T00:00:00" table:style-name="ce2">
            <text:p>20/12/2038</text:p>
          </table:table-cell>
          <table:table-cell office:value-type="date" office:date-value="2038-12-21T00:00:00" table:style-name="ce2">
            <text:p>21/12/2038</text:p>
          </table:table-cell>
          <table:table-cell office:value-type="date" office:date-value="2038-12-22T00:00:00" table:style-name="ce2">
            <text:p>22/12/2038</text:p>
          </table:table-cell>
          <table:table-cell office:value-type="date" office:date-value="2038-12-23T00:00:00" table:style-name="ce2">
            <text:p>23/12/2038</text:p>
          </table:table-cell>
          <table:table-cell office:value-type="date" office:date-value="2038-12-24T00:00:00" table:style-name="ce2">
            <text:p>24/12/2038</text:p>
          </table:table-cell>
          <table:table-cell office:value-type="date" office:date-value="2038-12-25T00:00:00" table:style-name="ce2">
            <text:p>25/12/2038</text:p>
          </table:table-cell>
          <table:table-cell office:value-type="date" office:date-value="2038-12-26T00:00:00" table:style-name="ce2">
            <text:p>26/12/2038</text:p>
          </table:table-cell>
          <table:table-cell office:value-type="date" office:date-value="2038-12-27T00:00:00" table:style-name="ce2">
            <text:p>27/12/2038</text:p>
          </table:table-cell>
          <table:table-cell office:value-type="date" office:date-value="2038-12-28T00:00:00" table:style-name="ce2">
            <text:p>28/12/2038</text:p>
          </table:table-cell>
          <table:table-cell office:value-type="date" office:date-value="2038-12-29T00:00:00" table:style-name="ce2">
            <text:p>29/12/2038</text:p>
          </table:table-cell>
          <table:table-cell office:value-type="date" office:date-value="2038-12-30T00:00:00" table:style-name="ce2">
            <text:p>30/12/2038</text:p>
          </table:table-cell>
          <table:table-cell office:value-type="date" office:date-value="2038-12-31T00:00:00" table:style-name="ce2">
            <text:p>31/12/2038</text:p>
          </table:table-cell>
          <table:table-cell office:value-type="date" office:date-value="2039-01-01T00:00:00" table:style-name="ce2">
            <text:p>01/01/2039</text:p>
          </table:table-cell>
          <table:table-cell office:value-type="date" office:date-value="2039-01-02T00:00:00" table:style-name="ce2">
            <text:p>02/01/2039</text:p>
          </table:table-cell>
          <table:table-cell office:value-type="date" office:date-value="2039-01-03T00:00:00" table:style-name="ce2">
            <text:p>03/01/2039</text:p>
          </table:table-cell>
          <table:table-cell office:value-type="date" office:date-value="2039-01-04T00:00:00" table:style-name="ce2">
            <text:p>04/01/2039</text:p>
          </table:table-cell>
          <table:table-cell office:value-type="date" office:date-value="2039-01-05T00:00:00" table:style-name="ce2">
            <text:p>05/01/2039</text:p>
          </table:table-cell>
          <table:table-cell office:value-type="date" office:date-value="2039-01-06T00:00:00" table:style-name="ce2">
            <text:p>06/01/2039</text:p>
          </table:table-cell>
          <table:table-cell office:value-type="date" office:date-value="2039-01-07T00:00:00" table:style-name="ce2">
            <text:p>07/01/2039</text:p>
          </table:table-cell>
          <table:table-cell office:value-type="date" office:date-value="2039-01-08T00:00:00" table:style-name="ce2">
            <text:p>08/01/2039</text:p>
          </table:table-cell>
          <table:table-cell office:value-type="date" office:date-value="2039-01-09T00:00:00" table:style-name="ce2">
            <text:p>09/01/2039</text:p>
          </table:table-cell>
          <table:table-cell office:value-type="date" office:date-value="2039-01-10T00:00:00" table:style-name="ce2">
            <text:p>10/01/2039</text:p>
          </table:table-cell>
          <table:table-cell office:value-type="date" office:date-value="2039-01-11T00:00:00" table:style-name="ce2">
            <text:p>11/01/2039</text:p>
          </table:table-cell>
          <table:table-cell office:value-type="date" office:date-value="2039-01-12T00:00:00" table:style-name="ce2">
            <text:p>12/01/2039</text:p>
          </table:table-cell>
          <table:table-cell office:value-type="date" office:date-value="2039-01-13T00:00:00" table:style-name="ce2">
            <text:p>13/01/2039</text:p>
          </table:table-cell>
          <table:table-cell office:value-type="date" office:date-value="2039-01-14T00:00:00" table:style-name="ce2">
            <text:p>14/01/2039</text:p>
          </table:table-cell>
          <table:table-cell office:value-type="date" office:date-value="2039-01-15T00:00:00" table:style-name="ce2">
            <text:p>15/01/2039</text:p>
          </table:table-cell>
          <table:table-cell office:value-type="date" office:date-value="2039-01-16T00:00:00" table:style-name="ce2">
            <text:p>16/01/2039</text:p>
          </table:table-cell>
          <table:table-cell office:value-type="date" office:date-value="2039-01-17T00:00:00" table:style-name="ce2">
            <text:p>17/01/2039</text:p>
          </table:table-cell>
          <table:table-cell office:value-type="date" office:date-value="2039-01-18T00:00:00" table:style-name="ce2">
            <text:p>18/01/2039</text:p>
          </table:table-cell>
          <table:table-cell office:value-type="date" office:date-value="2039-01-19T00:00:00" table:style-name="ce2">
            <text:p>19/01/2039</text:p>
          </table:table-cell>
          <table:table-cell office:value-type="date" office:date-value="2039-01-20T00:00:00" table:style-name="ce2">
            <text:p>20/01/2039</text:p>
          </table:table-cell>
          <table:table-cell office:value-type="date" office:date-value="2039-01-21T00:00:00" table:style-name="ce2">
            <text:p>21/01/2039</text:p>
          </table:table-cell>
          <table:table-cell office:value-type="date" office:date-value="2039-01-22T00:00:00" table:style-name="ce2">
            <text:p>22/01/2039</text:p>
          </table:table-cell>
          <table:table-cell office:value-type="date" office:date-value="2039-01-23T00:00:00" table:style-name="ce2">
            <text:p>23/01/2039</text:p>
          </table:table-cell>
          <table:table-cell office:value-type="date" office:date-value="2039-01-24T00:00:00" table:style-name="ce2">
            <text:p>24/01/2039</text:p>
          </table:table-cell>
          <table:table-cell office:value-type="date" office:date-value="2039-01-25T00:00:00" table:style-name="ce2">
            <text:p>25/01/2039</text:p>
          </table:table-cell>
          <table:table-cell office:value-type="date" office:date-value="2039-01-26T00:00:00" table:style-name="ce2">
            <text:p>26/01/2039</text:p>
          </table:table-cell>
          <table:table-cell office:value-type="date" office:date-value="2039-01-27T00:00:00" table:style-name="ce2">
            <text:p>27/01/2039</text:p>
          </table:table-cell>
          <table:table-cell office:value-type="date" office:date-value="2039-01-28T00:00:00" table:style-name="ce2">
            <text:p>28/01/2039</text:p>
          </table:table-cell>
          <table:table-cell office:value-type="date" office:date-value="2039-01-29T00:00:00" table:style-name="ce2">
            <text:p>29/01/2039</text:p>
          </table:table-cell>
          <table:table-cell table:number-columns-repeated="16284"/>
        </table:table-row>
        <table:table-row table:style-name="ro1">
          <table:table-cell office:value-type="date" office:date-value="2039-01-30T00:00:00" table:style-name="ce2">
            <text:p>30/01/2039</text:p>
          </table:table-cell>
          <table:table-cell office:value-type="date" office:date-value="2039-01-31T00:00:00" table:style-name="ce2">
            <text:p>31/01/2039</text:p>
          </table:table-cell>
          <table:table-cell office:value-type="date" office:date-value="2039-02-01T00:00:00" table:style-name="ce2">
            <text:p>01/02/2039</text:p>
          </table:table-cell>
          <table:table-cell office:value-type="date" office:date-value="2039-02-02T00:00:00" table:style-name="ce2">
            <text:p>02/02/2039</text:p>
          </table:table-cell>
          <table:table-cell office:value-type="date" office:date-value="2039-02-03T00:00:00" table:style-name="ce2">
            <text:p>03/02/2039</text:p>
          </table:table-cell>
          <table:table-cell office:value-type="date" office:date-value="2039-02-04T00:00:00" table:style-name="ce2">
            <text:p>04/02/2039</text:p>
          </table:table-cell>
          <table:table-cell office:value-type="date" office:date-value="2039-02-05T00:00:00" table:style-name="ce2">
            <text:p>05/02/2039</text:p>
          </table:table-cell>
          <table:table-cell office:value-type="date" office:date-value="2039-02-06T00:00:00" table:style-name="ce2">
            <text:p>06/02/2039</text:p>
          </table:table-cell>
          <table:table-cell office:value-type="date" office:date-value="2039-02-07T00:00:00" table:style-name="ce2">
            <text:p>07/02/2039</text:p>
          </table:table-cell>
          <table:table-cell office:value-type="date" office:date-value="2039-02-08T00:00:00" table:style-name="ce2">
            <text:p>08/02/2039</text:p>
          </table:table-cell>
          <table:table-cell office:value-type="date" office:date-value="2039-02-09T00:00:00" table:style-name="ce2">
            <text:p>09/02/2039</text:p>
          </table:table-cell>
          <table:table-cell office:value-type="date" office:date-value="2039-02-10T00:00:00" table:style-name="ce2">
            <text:p>10/02/2039</text:p>
          </table:table-cell>
          <table:table-cell office:value-type="date" office:date-value="2039-02-11T00:00:00" table:style-name="ce2">
            <text:p>11/02/2039</text:p>
          </table:table-cell>
          <table:table-cell office:value-type="date" office:date-value="2039-02-12T00:00:00" table:style-name="ce2">
            <text:p>12/02/2039</text:p>
          </table:table-cell>
          <table:table-cell office:value-type="date" office:date-value="2039-02-13T00:00:00" table:style-name="ce2">
            <text:p>13/02/2039</text:p>
          </table:table-cell>
          <table:table-cell office:value-type="date" office:date-value="2039-02-14T00:00:00" table:style-name="ce2">
            <text:p>14/02/2039</text:p>
          </table:table-cell>
          <table:table-cell office:value-type="date" office:date-value="2039-02-15T00:00:00" table:style-name="ce2">
            <text:p>15/02/2039</text:p>
          </table:table-cell>
          <table:table-cell office:value-type="date" office:date-value="2039-02-16T00:00:00" table:style-name="ce2">
            <text:p>16/02/2039</text:p>
          </table:table-cell>
          <table:table-cell office:value-type="date" office:date-value="2039-02-17T00:00:00" table:style-name="ce2">
            <text:p>17/02/2039</text:p>
          </table:table-cell>
          <table:table-cell office:value-type="date" office:date-value="2039-02-18T00:00:00" table:style-name="ce2">
            <text:p>18/02/2039</text:p>
          </table:table-cell>
          <table:table-cell office:value-type="date" office:date-value="2039-02-19T00:00:00" table:style-name="ce2">
            <text:p>19/02/2039</text:p>
          </table:table-cell>
          <table:table-cell office:value-type="date" office:date-value="2039-02-20T00:00:00" table:style-name="ce2">
            <text:p>20/02/2039</text:p>
          </table:table-cell>
          <table:table-cell office:value-type="date" office:date-value="2039-02-21T00:00:00" table:style-name="ce2">
            <text:p>21/02/2039</text:p>
          </table:table-cell>
          <table:table-cell office:value-type="date" office:date-value="2039-02-22T00:00:00" table:style-name="ce2">
            <text:p>22/02/2039</text:p>
          </table:table-cell>
          <table:table-cell office:value-type="date" office:date-value="2039-02-23T00:00:00" table:style-name="ce2">
            <text:p>23/02/2039</text:p>
          </table:table-cell>
          <table:table-cell office:value-type="date" office:date-value="2039-02-24T00:00:00" table:style-name="ce2">
            <text:p>24/02/2039</text:p>
          </table:table-cell>
          <table:table-cell office:value-type="date" office:date-value="2039-02-25T00:00:00" table:style-name="ce2">
            <text:p>25/02/2039</text:p>
          </table:table-cell>
          <table:table-cell office:value-type="date" office:date-value="2039-02-26T00:00:00" table:style-name="ce2">
            <text:p>26/02/2039</text:p>
          </table:table-cell>
          <table:table-cell office:value-type="date" office:date-value="2039-02-27T00:00:00" table:style-name="ce2">
            <text:p>27/02/2039</text:p>
          </table:table-cell>
          <table:table-cell office:value-type="date" office:date-value="2039-02-28T00:00:00" table:style-name="ce2">
            <text:p>28/02/2039</text:p>
          </table:table-cell>
          <table:table-cell office:value-type="date" office:date-value="2039-03-01T00:00:00" table:style-name="ce2">
            <text:p>01/03/2039</text:p>
          </table:table-cell>
          <table:table-cell office:value-type="date" office:date-value="2039-03-02T00:00:00" table:style-name="ce2">
            <text:p>02/03/2039</text:p>
          </table:table-cell>
          <table:table-cell office:value-type="date" office:date-value="2039-03-03T00:00:00" table:style-name="ce2">
            <text:p>03/03/2039</text:p>
          </table:table-cell>
          <table:table-cell office:value-type="date" office:date-value="2039-03-04T00:00:00" table:style-name="ce2">
            <text:p>04/03/2039</text:p>
          </table:table-cell>
          <table:table-cell office:value-type="date" office:date-value="2039-03-05T00:00:00" table:style-name="ce2">
            <text:p>05/03/2039</text:p>
          </table:table-cell>
          <table:table-cell office:value-type="date" office:date-value="2039-03-06T00:00:00" table:style-name="ce2">
            <text:p>06/03/2039</text:p>
          </table:table-cell>
          <table:table-cell office:value-type="date" office:date-value="2039-03-07T00:00:00" table:style-name="ce2">
            <text:p>07/03/2039</text:p>
          </table:table-cell>
          <table:table-cell office:value-type="date" office:date-value="2039-03-08T00:00:00" table:style-name="ce2">
            <text:p>08/03/2039</text:p>
          </table:table-cell>
          <table:table-cell office:value-type="date" office:date-value="2039-03-09T00:00:00" table:style-name="ce2">
            <text:p>09/03/2039</text:p>
          </table:table-cell>
          <table:table-cell office:value-type="date" office:date-value="2039-03-10T00:00:00" table:style-name="ce2">
            <text:p>10/03/2039</text:p>
          </table:table-cell>
          <table:table-cell office:value-type="date" office:date-value="2039-03-11T00:00:00" table:style-name="ce2">
            <text:p>11/03/2039</text:p>
          </table:table-cell>
          <table:table-cell office:value-type="date" office:date-value="2039-03-12T00:00:00" table:style-name="ce2">
            <text:p>12/03/2039</text:p>
          </table:table-cell>
          <table:table-cell office:value-type="date" office:date-value="2039-03-13T00:00:00" table:style-name="ce2">
            <text:p>13/03/2039</text:p>
          </table:table-cell>
          <table:table-cell office:value-type="date" office:date-value="2039-03-14T00:00:00" table:style-name="ce2">
            <text:p>14/03/2039</text:p>
          </table:table-cell>
          <table:table-cell office:value-type="date" office:date-value="2039-03-15T00:00:00" table:style-name="ce2">
            <text:p>15/03/2039</text:p>
          </table:table-cell>
          <table:table-cell office:value-type="date" office:date-value="2039-03-16T00:00:00" table:style-name="ce2">
            <text:p>16/03/2039</text:p>
          </table:table-cell>
          <table:table-cell office:value-type="date" office:date-value="2039-03-17T00:00:00" table:style-name="ce2">
            <text:p>17/03/2039</text:p>
          </table:table-cell>
          <table:table-cell office:value-type="date" office:date-value="2039-03-18T00:00:00" table:style-name="ce2">
            <text:p>18/03/2039</text:p>
          </table:table-cell>
          <table:table-cell office:value-type="date" office:date-value="2039-03-19T00:00:00" table:style-name="ce2">
            <text:p>19/03/2039</text:p>
          </table:table-cell>
          <table:table-cell office:value-type="date" office:date-value="2039-03-20T00:00:00" table:style-name="ce2">
            <text:p>20/03/2039</text:p>
          </table:table-cell>
          <table:table-cell office:value-type="date" office:date-value="2039-03-21T00:00:00" table:style-name="ce2">
            <text:p>21/03/2039</text:p>
          </table:table-cell>
          <table:table-cell office:value-type="date" office:date-value="2039-03-22T00:00:00" table:style-name="ce2">
            <text:p>22/03/2039</text:p>
          </table:table-cell>
          <table:table-cell office:value-type="date" office:date-value="2039-03-23T00:00:00" table:style-name="ce2">
            <text:p>23/03/2039</text:p>
          </table:table-cell>
          <table:table-cell office:value-type="date" office:date-value="2039-03-24T00:00:00" table:style-name="ce2">
            <text:p>24/03/2039</text:p>
          </table:table-cell>
          <table:table-cell office:value-type="date" office:date-value="2039-03-25T00:00:00" table:style-name="ce2">
            <text:p>25/03/2039</text:p>
          </table:table-cell>
          <table:table-cell office:value-type="date" office:date-value="2039-03-26T00:00:00" table:style-name="ce2">
            <text:p>26/03/2039</text:p>
          </table:table-cell>
          <table:table-cell office:value-type="date" office:date-value="2039-03-27T00:00:00" table:style-name="ce2">
            <text:p>27/03/2039</text:p>
          </table:table-cell>
          <table:table-cell office:value-type="date" office:date-value="2039-03-28T00:00:00" table:style-name="ce2">
            <text:p>28/03/2039</text:p>
          </table:table-cell>
          <table:table-cell office:value-type="date" office:date-value="2039-03-29T00:00:00" table:style-name="ce2">
            <text:p>29/03/2039</text:p>
          </table:table-cell>
          <table:table-cell office:value-type="date" office:date-value="2039-03-30T00:00:00" table:style-name="ce2">
            <text:p>30/03/2039</text:p>
          </table:table-cell>
          <table:table-cell office:value-type="date" office:date-value="2039-03-31T00:00:00" table:style-name="ce2">
            <text:p>31/03/2039</text:p>
          </table:table-cell>
          <table:table-cell office:value-type="date" office:date-value="2039-04-01T00:00:00" table:style-name="ce2">
            <text:p>01/04/2039</text:p>
          </table:table-cell>
          <table:table-cell office:value-type="date" office:date-value="2039-04-02T00:00:00" table:style-name="ce2">
            <text:p>02/04/2039</text:p>
          </table:table-cell>
          <table:table-cell office:value-type="date" office:date-value="2039-04-03T00:00:00" table:style-name="ce2">
            <text:p>03/04/2039</text:p>
          </table:table-cell>
          <table:table-cell office:value-type="date" office:date-value="2039-04-04T00:00:00" table:style-name="ce2">
            <text:p>04/04/2039</text:p>
          </table:table-cell>
          <table:table-cell office:value-type="date" office:date-value="2039-04-05T00:00:00" table:style-name="ce2">
            <text:p>05/04/2039</text:p>
          </table:table-cell>
          <table:table-cell office:value-type="date" office:date-value="2039-04-06T00:00:00" table:style-name="ce2">
            <text:p>06/04/2039</text:p>
          </table:table-cell>
          <table:table-cell office:value-type="date" office:date-value="2039-04-07T00:00:00" table:style-name="ce2">
            <text:p>07/04/2039</text:p>
          </table:table-cell>
          <table:table-cell office:value-type="date" office:date-value="2039-04-08T00:00:00" table:style-name="ce2">
            <text:p>08/04/2039</text:p>
          </table:table-cell>
          <table:table-cell office:value-type="date" office:date-value="2039-04-09T00:00:00" table:style-name="ce2">
            <text:p>09/04/2039</text:p>
          </table:table-cell>
          <table:table-cell office:value-type="date" office:date-value="2039-04-10T00:00:00" table:style-name="ce2">
            <text:p>10/04/2039</text:p>
          </table:table-cell>
          <table:table-cell office:value-type="date" office:date-value="2039-04-11T00:00:00" table:style-name="ce2">
            <text:p>11/04/2039</text:p>
          </table:table-cell>
          <table:table-cell office:value-type="date" office:date-value="2039-04-12T00:00:00" table:style-name="ce2">
            <text:p>12/04/2039</text:p>
          </table:table-cell>
          <table:table-cell office:value-type="date" office:date-value="2039-04-13T00:00:00" table:style-name="ce2">
            <text:p>13/04/2039</text:p>
          </table:table-cell>
          <table:table-cell office:value-type="date" office:date-value="2039-04-14T00:00:00" table:style-name="ce2">
            <text:p>14/04/2039</text:p>
          </table:table-cell>
          <table:table-cell office:value-type="date" office:date-value="2039-04-15T00:00:00" table:style-name="ce2">
            <text:p>15/04/2039</text:p>
          </table:table-cell>
          <table:table-cell office:value-type="date" office:date-value="2039-04-16T00:00:00" table:style-name="ce2">
            <text:p>16/04/2039</text:p>
          </table:table-cell>
          <table:table-cell office:value-type="date" office:date-value="2039-04-17T00:00:00" table:style-name="ce2">
            <text:p>17/04/2039</text:p>
          </table:table-cell>
          <table:table-cell office:value-type="date" office:date-value="2039-04-18T00:00:00" table:style-name="ce2">
            <text:p>18/04/2039</text:p>
          </table:table-cell>
          <table:table-cell office:value-type="date" office:date-value="2039-04-19T00:00:00" table:style-name="ce2">
            <text:p>19/04/2039</text:p>
          </table:table-cell>
          <table:table-cell office:value-type="date" office:date-value="2039-04-20T00:00:00" table:style-name="ce2">
            <text:p>20/04/2039</text:p>
          </table:table-cell>
          <table:table-cell office:value-type="date" office:date-value="2039-04-21T00:00:00" table:style-name="ce2">
            <text:p>21/04/2039</text:p>
          </table:table-cell>
          <table:table-cell office:value-type="date" office:date-value="2039-04-22T00:00:00" table:style-name="ce2">
            <text:p>22/04/2039</text:p>
          </table:table-cell>
          <table:table-cell office:value-type="date" office:date-value="2039-04-23T00:00:00" table:style-name="ce2">
            <text:p>23/04/2039</text:p>
          </table:table-cell>
          <table:table-cell office:value-type="date" office:date-value="2039-04-24T00:00:00" table:style-name="ce2">
            <text:p>24/04/2039</text:p>
          </table:table-cell>
          <table:table-cell office:value-type="date" office:date-value="2039-04-25T00:00:00" table:style-name="ce2">
            <text:p>25/04/2039</text:p>
          </table:table-cell>
          <table:table-cell office:value-type="date" office:date-value="2039-04-26T00:00:00" table:style-name="ce2">
            <text:p>26/04/2039</text:p>
          </table:table-cell>
          <table:table-cell office:value-type="date" office:date-value="2039-04-27T00:00:00" table:style-name="ce2">
            <text:p>27/04/2039</text:p>
          </table:table-cell>
          <table:table-cell office:value-type="date" office:date-value="2039-04-28T00:00:00" table:style-name="ce2">
            <text:p>28/04/2039</text:p>
          </table:table-cell>
          <table:table-cell office:value-type="date" office:date-value="2039-04-29T00:00:00" table:style-name="ce2">
            <text:p>29/04/2039</text:p>
          </table:table-cell>
          <table:table-cell office:value-type="date" office:date-value="2039-04-30T00:00:00" table:style-name="ce2">
            <text:p>30/04/2039</text:p>
          </table:table-cell>
          <table:table-cell office:value-type="date" office:date-value="2039-05-01T00:00:00" table:style-name="ce2">
            <text:p>01/05/2039</text:p>
          </table:table-cell>
          <table:table-cell office:value-type="date" office:date-value="2039-05-02T00:00:00" table:style-name="ce2">
            <text:p>02/05/2039</text:p>
          </table:table-cell>
          <table:table-cell office:value-type="date" office:date-value="2039-05-03T00:00:00" table:style-name="ce2">
            <text:p>03/05/2039</text:p>
          </table:table-cell>
          <table:table-cell office:value-type="date" office:date-value="2039-05-04T00:00:00" table:style-name="ce2">
            <text:p>04/05/2039</text:p>
          </table:table-cell>
          <table:table-cell office:value-type="date" office:date-value="2039-05-05T00:00:00" table:style-name="ce2">
            <text:p>05/05/2039</text:p>
          </table:table-cell>
          <table:table-cell office:value-type="date" office:date-value="2039-05-06T00:00:00" table:style-name="ce2">
            <text:p>06/05/2039</text:p>
          </table:table-cell>
          <table:table-cell office:value-type="date" office:date-value="2039-05-07T00:00:00" table:style-name="ce2">
            <text:p>07/05/2039</text:p>
          </table:table-cell>
          <table:table-cell office:value-type="date" office:date-value="2039-05-08T00:00:00" table:style-name="ce2">
            <text:p>08/05/2039</text:p>
          </table:table-cell>
          <table:table-cell office:value-type="date" office:date-value="2039-05-09T00:00:00" table:style-name="ce2">
            <text:p>09/05/2039</text:p>
          </table:table-cell>
          <table:table-cell table:number-columns-repeated="16284"/>
        </table:table-row>
        <table:table-row table:style-name="ro1">
          <table:table-cell office:value-type="date" office:date-value="2039-05-10T00:00:00" table:style-name="ce2">
            <text:p>10/05/2039</text:p>
          </table:table-cell>
          <table:table-cell office:value-type="date" office:date-value="2039-05-11T00:00:00" table:style-name="ce2">
            <text:p>11/05/2039</text:p>
          </table:table-cell>
          <table:table-cell office:value-type="date" office:date-value="2039-05-12T00:00:00" table:style-name="ce2">
            <text:p>12/05/2039</text:p>
          </table:table-cell>
          <table:table-cell office:value-type="date" office:date-value="2039-05-13T00:00:00" table:style-name="ce2">
            <text:p>13/05/2039</text:p>
          </table:table-cell>
          <table:table-cell office:value-type="date" office:date-value="2039-05-14T00:00:00" table:style-name="ce2">
            <text:p>14/05/2039</text:p>
          </table:table-cell>
          <table:table-cell office:value-type="date" office:date-value="2039-05-15T00:00:00" table:style-name="ce2">
            <text:p>15/05/2039</text:p>
          </table:table-cell>
          <table:table-cell office:value-type="date" office:date-value="2039-05-16T00:00:00" table:style-name="ce2">
            <text:p>16/05/2039</text:p>
          </table:table-cell>
          <table:table-cell office:value-type="date" office:date-value="2039-05-17T00:00:00" table:style-name="ce2">
            <text:p>17/05/2039</text:p>
          </table:table-cell>
          <table:table-cell office:value-type="date" office:date-value="2039-05-18T00:00:00" table:style-name="ce2">
            <text:p>18/05/2039</text:p>
          </table:table-cell>
          <table:table-cell office:value-type="date" office:date-value="2039-05-19T00:00:00" table:style-name="ce2">
            <text:p>19/05/2039</text:p>
          </table:table-cell>
          <table:table-cell office:value-type="date" office:date-value="2039-05-20T00:00:00" table:style-name="ce2">
            <text:p>20/05/2039</text:p>
          </table:table-cell>
          <table:table-cell office:value-type="date" office:date-value="2039-05-21T00:00:00" table:style-name="ce2">
            <text:p>21/05/2039</text:p>
          </table:table-cell>
          <table:table-cell office:value-type="date" office:date-value="2039-05-22T00:00:00" table:style-name="ce2">
            <text:p>22/05/2039</text:p>
          </table:table-cell>
          <table:table-cell office:value-type="date" office:date-value="2039-05-23T00:00:00" table:style-name="ce2">
            <text:p>23/05/2039</text:p>
          </table:table-cell>
          <table:table-cell office:value-type="date" office:date-value="2039-05-24T00:00:00" table:style-name="ce2">
            <text:p>24/05/2039</text:p>
          </table:table-cell>
          <table:table-cell office:value-type="date" office:date-value="2039-05-25T00:00:00" table:style-name="ce2">
            <text:p>25/05/2039</text:p>
          </table:table-cell>
          <table:table-cell office:value-type="date" office:date-value="2039-05-26T00:00:00" table:style-name="ce2">
            <text:p>26/05/2039</text:p>
          </table:table-cell>
          <table:table-cell office:value-type="date" office:date-value="2039-05-27T00:00:00" table:style-name="ce2">
            <text:p>27/05/2039</text:p>
          </table:table-cell>
          <table:table-cell office:value-type="date" office:date-value="2039-05-28T00:00:00" table:style-name="ce2">
            <text:p>28/05/2039</text:p>
          </table:table-cell>
          <table:table-cell office:value-type="date" office:date-value="2039-05-29T00:00:00" table:style-name="ce2">
            <text:p>29/05/2039</text:p>
          </table:table-cell>
          <table:table-cell office:value-type="date" office:date-value="2039-05-30T00:00:00" table:style-name="ce2">
            <text:p>30/05/2039</text:p>
          </table:table-cell>
          <table:table-cell office:value-type="date" office:date-value="2039-05-31T00:00:00" table:style-name="ce2">
            <text:p>31/05/2039</text:p>
          </table:table-cell>
          <table:table-cell office:value-type="date" office:date-value="2039-06-01T00:00:00" table:style-name="ce2">
            <text:p>01/06/2039</text:p>
          </table:table-cell>
          <table:table-cell office:value-type="date" office:date-value="2039-06-02T00:00:00" table:style-name="ce2">
            <text:p>02/06/2039</text:p>
          </table:table-cell>
          <table:table-cell office:value-type="date" office:date-value="2039-06-03T00:00:00" table:style-name="ce2">
            <text:p>03/06/2039</text:p>
          </table:table-cell>
          <table:table-cell office:value-type="date" office:date-value="2039-06-04T00:00:00" table:style-name="ce2">
            <text:p>04/06/2039</text:p>
          </table:table-cell>
          <table:table-cell office:value-type="date" office:date-value="2039-06-05T00:00:00" table:style-name="ce2">
            <text:p>05/06/2039</text:p>
          </table:table-cell>
          <table:table-cell office:value-type="date" office:date-value="2039-06-06T00:00:00" table:style-name="ce2">
            <text:p>06/06/2039</text:p>
          </table:table-cell>
          <table:table-cell office:value-type="date" office:date-value="2039-06-07T00:00:00" table:style-name="ce2">
            <text:p>07/06/2039</text:p>
          </table:table-cell>
          <table:table-cell office:value-type="date" office:date-value="2039-06-08T00:00:00" table:style-name="ce2">
            <text:p>08/06/2039</text:p>
          </table:table-cell>
          <table:table-cell office:value-type="date" office:date-value="2039-06-09T00:00:00" table:style-name="ce2">
            <text:p>09/06/2039</text:p>
          </table:table-cell>
          <table:table-cell office:value-type="date" office:date-value="2039-06-10T00:00:00" table:style-name="ce2">
            <text:p>10/06/2039</text:p>
          </table:table-cell>
          <table:table-cell office:value-type="date" office:date-value="2039-06-11T00:00:00" table:style-name="ce2">
            <text:p>11/06/2039</text:p>
          </table:table-cell>
          <table:table-cell office:value-type="date" office:date-value="2039-06-12T00:00:00" table:style-name="ce2">
            <text:p>12/06/2039</text:p>
          </table:table-cell>
          <table:table-cell office:value-type="date" office:date-value="2039-06-13T00:00:00" table:style-name="ce2">
            <text:p>13/06/2039</text:p>
          </table:table-cell>
          <table:table-cell office:value-type="date" office:date-value="2039-06-14T00:00:00" table:style-name="ce2">
            <text:p>14/06/2039</text:p>
          </table:table-cell>
          <table:table-cell office:value-type="date" office:date-value="2039-06-15T00:00:00" table:style-name="ce2">
            <text:p>15/06/2039</text:p>
          </table:table-cell>
          <table:table-cell office:value-type="date" office:date-value="2039-06-16T00:00:00" table:style-name="ce2">
            <text:p>16/06/2039</text:p>
          </table:table-cell>
          <table:table-cell office:value-type="date" office:date-value="2039-06-17T00:00:00" table:style-name="ce2">
            <text:p>17/06/2039</text:p>
          </table:table-cell>
          <table:table-cell office:value-type="date" office:date-value="2039-06-18T00:00:00" table:style-name="ce2">
            <text:p>18/06/2039</text:p>
          </table:table-cell>
          <table:table-cell office:value-type="date" office:date-value="2039-06-19T00:00:00" table:style-name="ce2">
            <text:p>19/06/2039</text:p>
          </table:table-cell>
          <table:table-cell office:value-type="date" office:date-value="2039-06-20T00:00:00" table:style-name="ce2">
            <text:p>20/06/2039</text:p>
          </table:table-cell>
          <table:table-cell office:value-type="date" office:date-value="2039-06-21T00:00:00" table:style-name="ce2">
            <text:p>21/06/2039</text:p>
          </table:table-cell>
          <table:table-cell office:value-type="date" office:date-value="2039-06-22T00:00:00" table:style-name="ce2">
            <text:p>22/06/2039</text:p>
          </table:table-cell>
          <table:table-cell office:value-type="date" office:date-value="2039-06-23T00:00:00" table:style-name="ce2">
            <text:p>23/06/2039</text:p>
          </table:table-cell>
          <table:table-cell office:value-type="date" office:date-value="2039-06-24T00:00:00" table:style-name="ce2">
            <text:p>24/06/2039</text:p>
          </table:table-cell>
          <table:table-cell office:value-type="date" office:date-value="2039-06-25T00:00:00" table:style-name="ce2">
            <text:p>25/06/2039</text:p>
          </table:table-cell>
          <table:table-cell office:value-type="date" office:date-value="2039-06-26T00:00:00" table:style-name="ce2">
            <text:p>26/06/2039</text:p>
          </table:table-cell>
          <table:table-cell office:value-type="date" office:date-value="2039-06-27T00:00:00" table:style-name="ce2">
            <text:p>27/06/2039</text:p>
          </table:table-cell>
          <table:table-cell office:value-type="date" office:date-value="2039-06-28T00:00:00" table:style-name="ce2">
            <text:p>28/06/2039</text:p>
          </table:table-cell>
          <table:table-cell office:value-type="date" office:date-value="2039-06-29T00:00:00" table:style-name="ce2">
            <text:p>29/06/2039</text:p>
          </table:table-cell>
          <table:table-cell office:value-type="date" office:date-value="2039-06-30T00:00:00" table:style-name="ce2">
            <text:p>30/06/2039</text:p>
          </table:table-cell>
          <table:table-cell office:value-type="date" office:date-value="2039-07-01T00:00:00" table:style-name="ce2">
            <text:p>01/07/2039</text:p>
          </table:table-cell>
          <table:table-cell office:value-type="date" office:date-value="2039-07-02T00:00:00" table:style-name="ce2">
            <text:p>02/07/2039</text:p>
          </table:table-cell>
          <table:table-cell office:value-type="date" office:date-value="2039-07-03T00:00:00" table:style-name="ce2">
            <text:p>03/07/2039</text:p>
          </table:table-cell>
          <table:table-cell office:value-type="date" office:date-value="2039-07-04T00:00:00" table:style-name="ce2">
            <text:p>04/07/2039</text:p>
          </table:table-cell>
          <table:table-cell office:value-type="date" office:date-value="2039-07-05T00:00:00" table:style-name="ce2">
            <text:p>05/07/2039</text:p>
          </table:table-cell>
          <table:table-cell office:value-type="date" office:date-value="2039-07-06T00:00:00" table:style-name="ce2">
            <text:p>06/07/2039</text:p>
          </table:table-cell>
          <table:table-cell office:value-type="date" office:date-value="2039-07-07T00:00:00" table:style-name="ce2">
            <text:p>07/07/2039</text:p>
          </table:table-cell>
          <table:table-cell office:value-type="date" office:date-value="2039-07-08T00:00:00" table:style-name="ce2">
            <text:p>08/07/2039</text:p>
          </table:table-cell>
          <table:table-cell office:value-type="date" office:date-value="2039-07-09T00:00:00" table:style-name="ce2">
            <text:p>09/07/2039</text:p>
          </table:table-cell>
          <table:table-cell office:value-type="date" office:date-value="2039-07-10T00:00:00" table:style-name="ce2">
            <text:p>10/07/2039</text:p>
          </table:table-cell>
          <table:table-cell office:value-type="date" office:date-value="2039-07-11T00:00:00" table:style-name="ce2">
            <text:p>11/07/2039</text:p>
          </table:table-cell>
          <table:table-cell office:value-type="date" office:date-value="2039-07-12T00:00:00" table:style-name="ce2">
            <text:p>12/07/2039</text:p>
          </table:table-cell>
          <table:table-cell office:value-type="date" office:date-value="2039-07-13T00:00:00" table:style-name="ce2">
            <text:p>13/07/2039</text:p>
          </table:table-cell>
          <table:table-cell office:value-type="date" office:date-value="2039-07-14T00:00:00" table:style-name="ce2">
            <text:p>14/07/2039</text:p>
          </table:table-cell>
          <table:table-cell office:value-type="date" office:date-value="2039-07-15T00:00:00" table:style-name="ce2">
            <text:p>15/07/2039</text:p>
          </table:table-cell>
          <table:table-cell office:value-type="date" office:date-value="2039-07-16T00:00:00" table:style-name="ce2">
            <text:p>16/07/2039</text:p>
          </table:table-cell>
          <table:table-cell office:value-type="date" office:date-value="2039-07-17T00:00:00" table:style-name="ce2">
            <text:p>17/07/2039</text:p>
          </table:table-cell>
          <table:table-cell office:value-type="date" office:date-value="2039-07-18T00:00:00" table:style-name="ce2">
            <text:p>18/07/2039</text:p>
          </table:table-cell>
          <table:table-cell office:value-type="date" office:date-value="2039-07-19T00:00:00" table:style-name="ce2">
            <text:p>19/07/2039</text:p>
          </table:table-cell>
          <table:table-cell office:value-type="date" office:date-value="2039-07-20T00:00:00" table:style-name="ce2">
            <text:p>20/07/2039</text:p>
          </table:table-cell>
          <table:table-cell office:value-type="date" office:date-value="2039-07-21T00:00:00" table:style-name="ce2">
            <text:p>21/07/2039</text:p>
          </table:table-cell>
          <table:table-cell office:value-type="date" office:date-value="2039-07-22T00:00:00" table:style-name="ce2">
            <text:p>22/07/2039</text:p>
          </table:table-cell>
          <table:table-cell office:value-type="date" office:date-value="2039-07-23T00:00:00" table:style-name="ce2">
            <text:p>23/07/2039</text:p>
          </table:table-cell>
          <table:table-cell office:value-type="date" office:date-value="2039-07-24T00:00:00" table:style-name="ce2">
            <text:p>24/07/2039</text:p>
          </table:table-cell>
          <table:table-cell office:value-type="date" office:date-value="2039-07-25T00:00:00" table:style-name="ce2">
            <text:p>25/07/2039</text:p>
          </table:table-cell>
          <table:table-cell office:value-type="date" office:date-value="2039-07-26T00:00:00" table:style-name="ce2">
            <text:p>26/07/2039</text:p>
          </table:table-cell>
          <table:table-cell office:value-type="date" office:date-value="2039-07-27T00:00:00" table:style-name="ce2">
            <text:p>27/07/2039</text:p>
          </table:table-cell>
          <table:table-cell office:value-type="date" office:date-value="2039-07-28T00:00:00" table:style-name="ce2">
            <text:p>28/07/2039</text:p>
          </table:table-cell>
          <table:table-cell office:value-type="date" office:date-value="2039-07-29T00:00:00" table:style-name="ce2">
            <text:p>29/07/2039</text:p>
          </table:table-cell>
          <table:table-cell office:value-type="date" office:date-value="2039-07-30T00:00:00" table:style-name="ce2">
            <text:p>30/07/2039</text:p>
          </table:table-cell>
          <table:table-cell office:value-type="date" office:date-value="2039-07-31T00:00:00" table:style-name="ce2">
            <text:p>31/07/2039</text:p>
          </table:table-cell>
          <table:table-cell office:value-type="date" office:date-value="2039-08-01T00:00:00" table:style-name="ce2">
            <text:p>01/08/2039</text:p>
          </table:table-cell>
          <table:table-cell office:value-type="date" office:date-value="2039-08-02T00:00:00" table:style-name="ce2">
            <text:p>02/08/2039</text:p>
          </table:table-cell>
          <table:table-cell office:value-type="date" office:date-value="2039-08-03T00:00:00" table:style-name="ce2">
            <text:p>03/08/2039</text:p>
          </table:table-cell>
          <table:table-cell office:value-type="date" office:date-value="2039-08-04T00:00:00" table:style-name="ce2">
            <text:p>04/08/2039</text:p>
          </table:table-cell>
          <table:table-cell office:value-type="date" office:date-value="2039-08-05T00:00:00" table:style-name="ce2">
            <text:p>05/08/2039</text:p>
          </table:table-cell>
          <table:table-cell office:value-type="date" office:date-value="2039-08-06T00:00:00" table:style-name="ce2">
            <text:p>06/08/2039</text:p>
          </table:table-cell>
          <table:table-cell office:value-type="date" office:date-value="2039-08-07T00:00:00" table:style-name="ce2">
            <text:p>07/08/2039</text:p>
          </table:table-cell>
          <table:table-cell office:value-type="date" office:date-value="2039-08-08T00:00:00" table:style-name="ce2">
            <text:p>08/08/2039</text:p>
          </table:table-cell>
          <table:table-cell office:value-type="date" office:date-value="2039-08-09T00:00:00" table:style-name="ce2">
            <text:p>09/08/2039</text:p>
          </table:table-cell>
          <table:table-cell office:value-type="date" office:date-value="2039-08-10T00:00:00" table:style-name="ce2">
            <text:p>10/08/2039</text:p>
          </table:table-cell>
          <table:table-cell office:value-type="date" office:date-value="2039-08-11T00:00:00" table:style-name="ce2">
            <text:p>11/08/2039</text:p>
          </table:table-cell>
          <table:table-cell office:value-type="date" office:date-value="2039-08-12T00:00:00" table:style-name="ce2">
            <text:p>12/08/2039</text:p>
          </table:table-cell>
          <table:table-cell office:value-type="date" office:date-value="2039-08-13T00:00:00" table:style-name="ce2">
            <text:p>13/08/2039</text:p>
          </table:table-cell>
          <table:table-cell office:value-type="date" office:date-value="2039-08-14T00:00:00" table:style-name="ce2">
            <text:p>14/08/2039</text:p>
          </table:table-cell>
          <table:table-cell office:value-type="date" office:date-value="2039-08-15T00:00:00" table:style-name="ce2">
            <text:p>15/08/2039</text:p>
          </table:table-cell>
          <table:table-cell office:value-type="date" office:date-value="2039-08-16T00:00:00" table:style-name="ce2">
            <text:p>16/08/2039</text:p>
          </table:table-cell>
          <table:table-cell office:value-type="date" office:date-value="2039-08-17T00:00:00" table:style-name="ce2">
            <text:p>17/08/2039</text:p>
          </table:table-cell>
          <table:table-cell table:number-columns-repeated="16284"/>
        </table:table-row>
        <table:table-row table:style-name="ro1">
          <table:table-cell office:value-type="date" office:date-value="2039-08-18T00:00:00" table:style-name="ce2">
            <text:p>18/08/2039</text:p>
          </table:table-cell>
          <table:table-cell office:value-type="date" office:date-value="2039-08-19T00:00:00" table:style-name="ce2">
            <text:p>19/08/2039</text:p>
          </table:table-cell>
          <table:table-cell office:value-type="date" office:date-value="2039-08-20T00:00:00" table:style-name="ce2">
            <text:p>20/08/2039</text:p>
          </table:table-cell>
          <table:table-cell office:value-type="date" office:date-value="2039-08-21T00:00:00" table:style-name="ce2">
            <text:p>21/08/2039</text:p>
          </table:table-cell>
          <table:table-cell office:value-type="date" office:date-value="2039-08-22T00:00:00" table:style-name="ce2">
            <text:p>22/08/2039</text:p>
          </table:table-cell>
          <table:table-cell office:value-type="date" office:date-value="2039-08-23T00:00:00" table:style-name="ce2">
            <text:p>23/08/2039</text:p>
          </table:table-cell>
          <table:table-cell office:value-type="date" office:date-value="2039-08-24T00:00:00" table:style-name="ce2">
            <text:p>24/08/2039</text:p>
          </table:table-cell>
          <table:table-cell office:value-type="date" office:date-value="2039-08-25T00:00:00" table:style-name="ce2">
            <text:p>25/08/2039</text:p>
          </table:table-cell>
          <table:table-cell office:value-type="date" office:date-value="2039-08-26T00:00:00" table:style-name="ce2">
            <text:p>26/08/2039</text:p>
          </table:table-cell>
          <table:table-cell office:value-type="date" office:date-value="2039-08-27T00:00:00" table:style-name="ce2">
            <text:p>27/08/2039</text:p>
          </table:table-cell>
          <table:table-cell office:value-type="date" office:date-value="2039-08-28T00:00:00" table:style-name="ce2">
            <text:p>28/08/2039</text:p>
          </table:table-cell>
          <table:table-cell office:value-type="date" office:date-value="2039-08-29T00:00:00" table:style-name="ce2">
            <text:p>29/08/2039</text:p>
          </table:table-cell>
          <table:table-cell office:value-type="date" office:date-value="2039-08-30T00:00:00" table:style-name="ce2">
            <text:p>30/08/2039</text:p>
          </table:table-cell>
          <table:table-cell office:value-type="date" office:date-value="2039-08-31T00:00:00" table:style-name="ce2">
            <text:p>31/08/2039</text:p>
          </table:table-cell>
          <table:table-cell office:value-type="date" office:date-value="2039-09-01T00:00:00" table:style-name="ce2">
            <text:p>01/09/2039</text:p>
          </table:table-cell>
          <table:table-cell office:value-type="date" office:date-value="2039-09-02T00:00:00" table:style-name="ce2">
            <text:p>02/09/2039</text:p>
          </table:table-cell>
          <table:table-cell office:value-type="date" office:date-value="2039-09-03T00:00:00" table:style-name="ce2">
            <text:p>03/09/2039</text:p>
          </table:table-cell>
          <table:table-cell office:value-type="date" office:date-value="2039-09-04T00:00:00" table:style-name="ce2">
            <text:p>04/09/2039</text:p>
          </table:table-cell>
          <table:table-cell office:value-type="date" office:date-value="2039-09-05T00:00:00" table:style-name="ce2">
            <text:p>05/09/2039</text:p>
          </table:table-cell>
          <table:table-cell office:value-type="date" office:date-value="2039-09-06T00:00:00" table:style-name="ce2">
            <text:p>06/09/2039</text:p>
          </table:table-cell>
          <table:table-cell office:value-type="date" office:date-value="2039-09-07T00:00:00" table:style-name="ce2">
            <text:p>07/09/2039</text:p>
          </table:table-cell>
          <table:table-cell office:value-type="date" office:date-value="2039-09-08T00:00:00" table:style-name="ce2">
            <text:p>08/09/2039</text:p>
          </table:table-cell>
          <table:table-cell office:value-type="date" office:date-value="2039-09-09T00:00:00" table:style-name="ce2">
            <text:p>09/09/2039</text:p>
          </table:table-cell>
          <table:table-cell office:value-type="date" office:date-value="2039-09-10T00:00:00" table:style-name="ce2">
            <text:p>10/09/2039</text:p>
          </table:table-cell>
          <table:table-cell office:value-type="date" office:date-value="2039-09-11T00:00:00" table:style-name="ce2">
            <text:p>11/09/2039</text:p>
          </table:table-cell>
          <table:table-cell office:value-type="date" office:date-value="2039-09-12T00:00:00" table:style-name="ce2">
            <text:p>12/09/2039</text:p>
          </table:table-cell>
          <table:table-cell office:value-type="date" office:date-value="2039-09-13T00:00:00" table:style-name="ce2">
            <text:p>13/09/2039</text:p>
          </table:table-cell>
          <table:table-cell office:value-type="date" office:date-value="2039-09-14T00:00:00" table:style-name="ce2">
            <text:p>14/09/2039</text:p>
          </table:table-cell>
          <table:table-cell office:value-type="date" office:date-value="2039-09-15T00:00:00" table:style-name="ce2">
            <text:p>15/09/2039</text:p>
          </table:table-cell>
          <table:table-cell office:value-type="date" office:date-value="2039-09-16T00:00:00" table:style-name="ce2">
            <text:p>16/09/2039</text:p>
          </table:table-cell>
          <table:table-cell office:value-type="date" office:date-value="2039-09-17T00:00:00" table:style-name="ce2">
            <text:p>17/09/2039</text:p>
          </table:table-cell>
          <table:table-cell office:value-type="date" office:date-value="2039-09-18T00:00:00" table:style-name="ce2">
            <text:p>18/09/2039</text:p>
          </table:table-cell>
          <table:table-cell office:value-type="date" office:date-value="2039-09-19T00:00:00" table:style-name="ce2">
            <text:p>19/09/2039</text:p>
          </table:table-cell>
          <table:table-cell office:value-type="date" office:date-value="2039-09-20T00:00:00" table:style-name="ce2">
            <text:p>20/09/2039</text:p>
          </table:table-cell>
          <table:table-cell office:value-type="date" office:date-value="2039-09-21T00:00:00" table:style-name="ce2">
            <text:p>21/09/2039</text:p>
          </table:table-cell>
          <table:table-cell office:value-type="date" office:date-value="2039-09-22T00:00:00" table:style-name="ce2">
            <text:p>22/09/2039</text:p>
          </table:table-cell>
          <table:table-cell office:value-type="date" office:date-value="2039-09-23T00:00:00" table:style-name="ce2">
            <text:p>23/09/2039</text:p>
          </table:table-cell>
          <table:table-cell office:value-type="date" office:date-value="2039-09-24T00:00:00" table:style-name="ce2">
            <text:p>24/09/2039</text:p>
          </table:table-cell>
          <table:table-cell office:value-type="date" office:date-value="2039-09-25T00:00:00" table:style-name="ce2">
            <text:p>25/09/2039</text:p>
          </table:table-cell>
          <table:table-cell office:value-type="date" office:date-value="2039-09-26T00:00:00" table:style-name="ce2">
            <text:p>26/09/2039</text:p>
          </table:table-cell>
          <table:table-cell office:value-type="date" office:date-value="2039-09-27T00:00:00" table:style-name="ce2">
            <text:p>27/09/2039</text:p>
          </table:table-cell>
          <table:table-cell office:value-type="date" office:date-value="2039-09-28T00:00:00" table:style-name="ce2">
            <text:p>28/09/2039</text:p>
          </table:table-cell>
          <table:table-cell office:value-type="date" office:date-value="2039-09-29T00:00:00" table:style-name="ce2">
            <text:p>29/09/2039</text:p>
          </table:table-cell>
          <table:table-cell office:value-type="date" office:date-value="2039-09-30T00:00:00" table:style-name="ce2">
            <text:p>30/09/2039</text:p>
          </table:table-cell>
          <table:table-cell office:value-type="date" office:date-value="2039-10-01T00:00:00" table:style-name="ce2">
            <text:p>01/10/2039</text:p>
          </table:table-cell>
          <table:table-cell office:value-type="date" office:date-value="2039-10-02T00:00:00" table:style-name="ce2">
            <text:p>02/10/2039</text:p>
          </table:table-cell>
          <table:table-cell office:value-type="date" office:date-value="2039-10-03T00:00:00" table:style-name="ce2">
            <text:p>03/10/2039</text:p>
          </table:table-cell>
          <table:table-cell office:value-type="date" office:date-value="2039-10-04T00:00:00" table:style-name="ce2">
            <text:p>04/10/2039</text:p>
          </table:table-cell>
          <table:table-cell office:value-type="date" office:date-value="2039-10-05T00:00:00" table:style-name="ce2">
            <text:p>05/10/2039</text:p>
          </table:table-cell>
          <table:table-cell office:value-type="date" office:date-value="2039-10-06T00:00:00" table:style-name="ce2">
            <text:p>06/10/2039</text:p>
          </table:table-cell>
          <table:table-cell office:value-type="date" office:date-value="2039-10-07T00:00:00" table:style-name="ce2">
            <text:p>07/10/2039</text:p>
          </table:table-cell>
          <table:table-cell office:value-type="date" office:date-value="2039-10-08T00:00:00" table:style-name="ce2">
            <text:p>08/10/2039</text:p>
          </table:table-cell>
          <table:table-cell office:value-type="date" office:date-value="2039-10-09T00:00:00" table:style-name="ce2">
            <text:p>09/10/2039</text:p>
          </table:table-cell>
          <table:table-cell office:value-type="date" office:date-value="2039-10-10T00:00:00" table:style-name="ce2">
            <text:p>10/10/2039</text:p>
          </table:table-cell>
          <table:table-cell office:value-type="date" office:date-value="2039-10-11T00:00:00" table:style-name="ce2">
            <text:p>11/10/2039</text:p>
          </table:table-cell>
          <table:table-cell office:value-type="date" office:date-value="2039-10-12T00:00:00" table:style-name="ce2">
            <text:p>12/10/2039</text:p>
          </table:table-cell>
          <table:table-cell office:value-type="date" office:date-value="2039-10-13T00:00:00" table:style-name="ce2">
            <text:p>13/10/2039</text:p>
          </table:table-cell>
          <table:table-cell office:value-type="date" office:date-value="2039-10-14T00:00:00" table:style-name="ce2">
            <text:p>14/10/2039</text:p>
          </table:table-cell>
          <table:table-cell office:value-type="date" office:date-value="2039-10-15T00:00:00" table:style-name="ce2">
            <text:p>15/10/2039</text:p>
          </table:table-cell>
          <table:table-cell office:value-type="date" office:date-value="2039-10-16T00:00:00" table:style-name="ce2">
            <text:p>16/10/2039</text:p>
          </table:table-cell>
          <table:table-cell office:value-type="date" office:date-value="2039-10-17T00:00:00" table:style-name="ce2">
            <text:p>17/10/2039</text:p>
          </table:table-cell>
          <table:table-cell office:value-type="date" office:date-value="2039-10-18T00:00:00" table:style-name="ce2">
            <text:p>18/10/2039</text:p>
          </table:table-cell>
          <table:table-cell office:value-type="date" office:date-value="2039-10-19T00:00:00" table:style-name="ce2">
            <text:p>19/10/2039</text:p>
          </table:table-cell>
          <table:table-cell office:value-type="date" office:date-value="2039-10-20T00:00:00" table:style-name="ce2">
            <text:p>20/10/2039</text:p>
          </table:table-cell>
          <table:table-cell office:value-type="date" office:date-value="2039-10-21T00:00:00" table:style-name="ce2">
            <text:p>21/10/2039</text:p>
          </table:table-cell>
          <table:table-cell office:value-type="date" office:date-value="2039-10-22T00:00:00" table:style-name="ce2">
            <text:p>22/10/2039</text:p>
          </table:table-cell>
          <table:table-cell office:value-type="date" office:date-value="2039-10-23T00:00:00" table:style-name="ce2">
            <text:p>23/10/2039</text:p>
          </table:table-cell>
          <table:table-cell office:value-type="date" office:date-value="2039-10-24T00:00:00" table:style-name="ce2">
            <text:p>24/10/2039</text:p>
          </table:table-cell>
          <table:table-cell office:value-type="date" office:date-value="2039-10-25T00:00:00" table:style-name="ce2">
            <text:p>25/10/2039</text:p>
          </table:table-cell>
          <table:table-cell office:value-type="date" office:date-value="2039-10-26T00:00:00" table:style-name="ce2">
            <text:p>26/10/2039</text:p>
          </table:table-cell>
          <table:table-cell office:value-type="date" office:date-value="2039-10-27T00:00:00" table:style-name="ce2">
            <text:p>27/10/2039</text:p>
          </table:table-cell>
          <table:table-cell office:value-type="date" office:date-value="2039-10-28T00:00:00" table:style-name="ce2">
            <text:p>28/10/2039</text:p>
          </table:table-cell>
          <table:table-cell office:value-type="date" office:date-value="2039-10-29T00:00:00" table:style-name="ce2">
            <text:p>29/10/2039</text:p>
          </table:table-cell>
          <table:table-cell office:value-type="date" office:date-value="2039-10-30T00:00:00" table:style-name="ce2">
            <text:p>30/10/2039</text:p>
          </table:table-cell>
          <table:table-cell office:value-type="date" office:date-value="2039-10-31T00:00:00" table:style-name="ce2">
            <text:p>31/10/2039</text:p>
          </table:table-cell>
          <table:table-cell office:value-type="date" office:date-value="2039-11-01T00:00:00" table:style-name="ce2">
            <text:p>01/11/2039</text:p>
          </table:table-cell>
          <table:table-cell office:value-type="date" office:date-value="2039-11-02T00:00:00" table:style-name="ce2">
            <text:p>02/11/2039</text:p>
          </table:table-cell>
          <table:table-cell office:value-type="date" office:date-value="2039-11-03T00:00:00" table:style-name="ce2">
            <text:p>03/11/2039</text:p>
          </table:table-cell>
          <table:table-cell office:value-type="date" office:date-value="2039-11-04T00:00:00" table:style-name="ce2">
            <text:p>04/11/2039</text:p>
          </table:table-cell>
          <table:table-cell office:value-type="date" office:date-value="2039-11-05T00:00:00" table:style-name="ce2">
            <text:p>05/11/2039</text:p>
          </table:table-cell>
          <table:table-cell office:value-type="date" office:date-value="2039-11-06T00:00:00" table:style-name="ce2">
            <text:p>06/11/2039</text:p>
          </table:table-cell>
          <table:table-cell office:value-type="date" office:date-value="2039-11-07T00:00:00" table:style-name="ce2">
            <text:p>07/11/2039</text:p>
          </table:table-cell>
          <table:table-cell office:value-type="date" office:date-value="2039-11-08T00:00:00" table:style-name="ce2">
            <text:p>08/11/2039</text:p>
          </table:table-cell>
          <table:table-cell office:value-type="date" office:date-value="2039-11-09T00:00:00" table:style-name="ce2">
            <text:p>09/11/2039</text:p>
          </table:table-cell>
          <table:table-cell office:value-type="date" office:date-value="2039-11-10T00:00:00" table:style-name="ce2">
            <text:p>10/11/2039</text:p>
          </table:table-cell>
          <table:table-cell office:value-type="date" office:date-value="2039-11-11T00:00:00" table:style-name="ce2">
            <text:p>11/11/2039</text:p>
          </table:table-cell>
          <table:table-cell office:value-type="date" office:date-value="2039-11-12T00:00:00" table:style-name="ce2">
            <text:p>12/11/2039</text:p>
          </table:table-cell>
          <table:table-cell office:value-type="date" office:date-value="2039-11-13T00:00:00" table:style-name="ce2">
            <text:p>13/11/2039</text:p>
          </table:table-cell>
          <table:table-cell office:value-type="date" office:date-value="2039-11-14T00:00:00" table:style-name="ce2">
            <text:p>14/11/2039</text:p>
          </table:table-cell>
          <table:table-cell office:value-type="date" office:date-value="2039-11-15T00:00:00" table:style-name="ce2">
            <text:p>15/11/2039</text:p>
          </table:table-cell>
          <table:table-cell office:value-type="date" office:date-value="2039-11-16T00:00:00" table:style-name="ce2">
            <text:p>16/11/2039</text:p>
          </table:table-cell>
          <table:table-cell office:value-type="date" office:date-value="2039-11-17T00:00:00" table:style-name="ce2">
            <text:p>17/11/2039</text:p>
          </table:table-cell>
          <table:table-cell office:value-type="date" office:date-value="2039-11-18T00:00:00" table:style-name="ce2">
            <text:p>18/11/2039</text:p>
          </table:table-cell>
          <table:table-cell office:value-type="date" office:date-value="2039-11-19T00:00:00" table:style-name="ce2">
            <text:p>19/11/2039</text:p>
          </table:table-cell>
          <table:table-cell office:value-type="date" office:date-value="2039-11-20T00:00:00" table:style-name="ce2">
            <text:p>20/11/2039</text:p>
          </table:table-cell>
          <table:table-cell office:value-type="date" office:date-value="2039-11-21T00:00:00" table:style-name="ce2">
            <text:p>21/11/2039</text:p>
          </table:table-cell>
          <table:table-cell office:value-type="date" office:date-value="2039-11-22T00:00:00" table:style-name="ce2">
            <text:p>22/11/2039</text:p>
          </table:table-cell>
          <table:table-cell office:value-type="date" office:date-value="2039-11-23T00:00:00" table:style-name="ce2">
            <text:p>23/11/2039</text:p>
          </table:table-cell>
          <table:table-cell office:value-type="date" office:date-value="2039-11-24T00:00:00" table:style-name="ce2">
            <text:p>24/11/2039</text:p>
          </table:table-cell>
          <table:table-cell office:value-type="date" office:date-value="2039-11-25T00:00:00" table:style-name="ce2">
            <text:p>25/11/2039</text:p>
          </table:table-cell>
          <table:table-cell table:number-columns-repeated="16284"/>
        </table:table-row>
        <table:table-row table:style-name="ro1">
          <table:table-cell office:value-type="date" office:date-value="2039-11-26T00:00:00" table:style-name="ce2">
            <text:p>26/11/2039</text:p>
          </table:table-cell>
          <table:table-cell office:value-type="date" office:date-value="2039-11-27T00:00:00" table:style-name="ce2">
            <text:p>27/11/2039</text:p>
          </table:table-cell>
          <table:table-cell office:value-type="date" office:date-value="2039-11-28T00:00:00" table:style-name="ce2">
            <text:p>28/11/2039</text:p>
          </table:table-cell>
          <table:table-cell office:value-type="date" office:date-value="2039-11-29T00:00:00" table:style-name="ce2">
            <text:p>29/11/2039</text:p>
          </table:table-cell>
          <table:table-cell office:value-type="date" office:date-value="2039-11-30T00:00:00" table:style-name="ce2">
            <text:p>30/11/2039</text:p>
          </table:table-cell>
          <table:table-cell office:value-type="date" office:date-value="2039-12-01T00:00:00" table:style-name="ce2">
            <text:p>01/12/2039</text:p>
          </table:table-cell>
          <table:table-cell office:value-type="date" office:date-value="2039-12-02T00:00:00" table:style-name="ce2">
            <text:p>02/12/2039</text:p>
          </table:table-cell>
          <table:table-cell office:value-type="date" office:date-value="2039-12-03T00:00:00" table:style-name="ce2">
            <text:p>03/12/2039</text:p>
          </table:table-cell>
          <table:table-cell office:value-type="date" office:date-value="2039-12-04T00:00:00" table:style-name="ce2">
            <text:p>04/12/2039</text:p>
          </table:table-cell>
          <table:table-cell office:value-type="date" office:date-value="2039-12-05T00:00:00" table:style-name="ce2">
            <text:p>05/12/2039</text:p>
          </table:table-cell>
          <table:table-cell office:value-type="date" office:date-value="2039-12-06T00:00:00" table:style-name="ce2">
            <text:p>06/12/2039</text:p>
          </table:table-cell>
          <table:table-cell office:value-type="date" office:date-value="2039-12-07T00:00:00" table:style-name="ce2">
            <text:p>07/12/2039</text:p>
          </table:table-cell>
          <table:table-cell office:value-type="date" office:date-value="2039-12-08T00:00:00" table:style-name="ce2">
            <text:p>08/12/2039</text:p>
          </table:table-cell>
          <table:table-cell office:value-type="date" office:date-value="2039-12-09T00:00:00" table:style-name="ce2">
            <text:p>09/12/2039</text:p>
          </table:table-cell>
          <table:table-cell office:value-type="date" office:date-value="2039-12-10T00:00:00" table:style-name="ce2">
            <text:p>10/12/2039</text:p>
          </table:table-cell>
          <table:table-cell office:value-type="date" office:date-value="2039-12-11T00:00:00" table:style-name="ce2">
            <text:p>11/12/2039</text:p>
          </table:table-cell>
          <table:table-cell office:value-type="date" office:date-value="2039-12-12T00:00:00" table:style-name="ce2">
            <text:p>12/12/2039</text:p>
          </table:table-cell>
          <table:table-cell office:value-type="date" office:date-value="2039-12-13T00:00:00" table:style-name="ce2">
            <text:p>13/12/2039</text:p>
          </table:table-cell>
          <table:table-cell office:value-type="date" office:date-value="2039-12-14T00:00:00" table:style-name="ce2">
            <text:p>14/12/2039</text:p>
          </table:table-cell>
          <table:table-cell office:value-type="date" office:date-value="2039-12-15T00:00:00" table:style-name="ce2">
            <text:p>15/12/2039</text:p>
          </table:table-cell>
          <table:table-cell office:value-type="date" office:date-value="2039-12-16T00:00:00" table:style-name="ce2">
            <text:p>16/12/2039</text:p>
          </table:table-cell>
          <table:table-cell office:value-type="date" office:date-value="2039-12-17T00:00:00" table:style-name="ce2">
            <text:p>17/12/2039</text:p>
          </table:table-cell>
          <table:table-cell office:value-type="date" office:date-value="2039-12-18T00:00:00" table:style-name="ce2">
            <text:p>18/12/2039</text:p>
          </table:table-cell>
          <table:table-cell office:value-type="date" office:date-value="2039-12-19T00:00:00" table:style-name="ce2">
            <text:p>19/12/2039</text:p>
          </table:table-cell>
          <table:table-cell office:value-type="date" office:date-value="2039-12-20T00:00:00" table:style-name="ce2">
            <text:p>20/12/2039</text:p>
          </table:table-cell>
          <table:table-cell office:value-type="date" office:date-value="2039-12-21T00:00:00" table:style-name="ce2">
            <text:p>21/12/2039</text:p>
          </table:table-cell>
          <table:table-cell office:value-type="date" office:date-value="2039-12-22T00:00:00" table:style-name="ce2">
            <text:p>22/12/2039</text:p>
          </table:table-cell>
          <table:table-cell office:value-type="date" office:date-value="2039-12-23T00:00:00" table:style-name="ce2">
            <text:p>23/12/2039</text:p>
          </table:table-cell>
          <table:table-cell office:value-type="date" office:date-value="2039-12-24T00:00:00" table:style-name="ce2">
            <text:p>24/12/2039</text:p>
          </table:table-cell>
          <table:table-cell office:value-type="date" office:date-value="2039-12-25T00:00:00" table:style-name="ce2">
            <text:p>25/12/2039</text:p>
          </table:table-cell>
          <table:table-cell office:value-type="date" office:date-value="2039-12-26T00:00:00" table:style-name="ce2">
            <text:p>26/12/2039</text:p>
          </table:table-cell>
          <table:table-cell office:value-type="date" office:date-value="2039-12-27T00:00:00" table:style-name="ce2">
            <text:p>27/12/2039</text:p>
          </table:table-cell>
          <table:table-cell office:value-type="date" office:date-value="2039-12-28T00:00:00" table:style-name="ce2">
            <text:p>28/12/2039</text:p>
          </table:table-cell>
          <table:table-cell office:value-type="date" office:date-value="2039-12-29T00:00:00" table:style-name="ce2">
            <text:p>29/12/2039</text:p>
          </table:table-cell>
          <table:table-cell office:value-type="date" office:date-value="2039-12-30T00:00:00" table:style-name="ce2">
            <text:p>30/12/2039</text:p>
          </table:table-cell>
          <table:table-cell office:value-type="date" office:date-value="2039-12-31T00:00:00" table:style-name="ce2">
            <text:p>31/12/2039</text:p>
          </table:table-cell>
          <table:table-cell office:value-type="date" office:date-value="2040-01-01T00:00:00" table:style-name="ce2">
            <text:p>01/01/2040</text:p>
          </table:table-cell>
          <table:table-cell office:value-type="date" office:date-value="2040-01-02T00:00:00" table:style-name="ce2">
            <text:p>02/01/2040</text:p>
          </table:table-cell>
          <table:table-cell office:value-type="date" office:date-value="2040-01-03T00:00:00" table:style-name="ce2">
            <text:p>03/01/2040</text:p>
          </table:table-cell>
          <table:table-cell office:value-type="date" office:date-value="2040-01-04T00:00:00" table:style-name="ce2">
            <text:p>04/01/2040</text:p>
          </table:table-cell>
          <table:table-cell office:value-type="date" office:date-value="2040-01-05T00:00:00" table:style-name="ce2">
            <text:p>05/01/2040</text:p>
          </table:table-cell>
          <table:table-cell office:value-type="date" office:date-value="2040-01-06T00:00:00" table:style-name="ce2">
            <text:p>06/01/2040</text:p>
          </table:table-cell>
          <table:table-cell office:value-type="date" office:date-value="2040-01-07T00:00:00" table:style-name="ce2">
            <text:p>07/01/2040</text:p>
          </table:table-cell>
          <table:table-cell office:value-type="date" office:date-value="2040-01-08T00:00:00" table:style-name="ce2">
            <text:p>08/01/2040</text:p>
          </table:table-cell>
          <table:table-cell office:value-type="date" office:date-value="2040-01-09T00:00:00" table:style-name="ce2">
            <text:p>09/01/2040</text:p>
          </table:table-cell>
          <table:table-cell office:value-type="date" office:date-value="2040-01-10T00:00:00" table:style-name="ce2">
            <text:p>10/01/2040</text:p>
          </table:table-cell>
          <table:table-cell office:value-type="date" office:date-value="2040-01-11T00:00:00" table:style-name="ce2">
            <text:p>11/01/2040</text:p>
          </table:table-cell>
          <table:table-cell office:value-type="date" office:date-value="2040-01-12T00:00:00" table:style-name="ce2">
            <text:p>12/01/2040</text:p>
          </table:table-cell>
          <table:table-cell office:value-type="date" office:date-value="2040-01-13T00:00:00" table:style-name="ce2">
            <text:p>13/01/2040</text:p>
          </table:table-cell>
          <table:table-cell office:value-type="date" office:date-value="2040-01-14T00:00:00" table:style-name="ce2">
            <text:p>14/01/2040</text:p>
          </table:table-cell>
          <table:table-cell office:value-type="date" office:date-value="2040-01-15T00:00:00" table:style-name="ce2">
            <text:p>15/01/2040</text:p>
          </table:table-cell>
          <table:table-cell office:value-type="date" office:date-value="2040-01-16T00:00:00" table:style-name="ce2">
            <text:p>16/01/2040</text:p>
          </table:table-cell>
          <table:table-cell office:value-type="date" office:date-value="2040-01-17T00:00:00" table:style-name="ce2">
            <text:p>17/01/2040</text:p>
          </table:table-cell>
          <table:table-cell office:value-type="date" office:date-value="2040-01-18T00:00:00" table:style-name="ce2">
            <text:p>18/01/2040</text:p>
          </table:table-cell>
          <table:table-cell office:value-type="date" office:date-value="2040-01-19T00:00:00" table:style-name="ce2">
            <text:p>19/01/2040</text:p>
          </table:table-cell>
          <table:table-cell office:value-type="date" office:date-value="2040-01-20T00:00:00" table:style-name="ce2">
            <text:p>20/01/2040</text:p>
          </table:table-cell>
          <table:table-cell office:value-type="date" office:date-value="2040-01-21T00:00:00" table:style-name="ce2">
            <text:p>21/01/2040</text:p>
          </table:table-cell>
          <table:table-cell office:value-type="date" office:date-value="2040-01-22T00:00:00" table:style-name="ce2">
            <text:p>22/01/2040</text:p>
          </table:table-cell>
          <table:table-cell office:value-type="date" office:date-value="2040-01-23T00:00:00" table:style-name="ce2">
            <text:p>23/01/2040</text:p>
          </table:table-cell>
          <table:table-cell office:value-type="date" office:date-value="2040-01-24T00:00:00" table:style-name="ce2">
            <text:p>24/01/2040</text:p>
          </table:table-cell>
          <table:table-cell office:value-type="date" office:date-value="2040-01-25T00:00:00" table:style-name="ce2">
            <text:p>25/01/2040</text:p>
          </table:table-cell>
          <table:table-cell office:value-type="date" office:date-value="2040-01-26T00:00:00" table:style-name="ce2">
            <text:p>26/01/2040</text:p>
          </table:table-cell>
          <table:table-cell office:value-type="date" office:date-value="2040-01-27T00:00:00" table:style-name="ce2">
            <text:p>27/01/2040</text:p>
          </table:table-cell>
          <table:table-cell office:value-type="date" office:date-value="2040-01-28T00:00:00" table:style-name="ce2">
            <text:p>28/01/2040</text:p>
          </table:table-cell>
          <table:table-cell office:value-type="date" office:date-value="2040-01-29T00:00:00" table:style-name="ce2">
            <text:p>29/01/2040</text:p>
          </table:table-cell>
          <table:table-cell office:value-type="date" office:date-value="2040-01-30T00:00:00" table:style-name="ce2">
            <text:p>30/01/2040</text:p>
          </table:table-cell>
          <table:table-cell office:value-type="date" office:date-value="2040-01-31T00:00:00" table:style-name="ce2">
            <text:p>31/01/2040</text:p>
          </table:table-cell>
          <table:table-cell office:value-type="date" office:date-value="2040-02-01T00:00:00" table:style-name="ce2">
            <text:p>01/02/2040</text:p>
          </table:table-cell>
          <table:table-cell office:value-type="date" office:date-value="2040-02-02T00:00:00" table:style-name="ce2">
            <text:p>02/02/2040</text:p>
          </table:table-cell>
          <table:table-cell office:value-type="date" office:date-value="2040-02-03T00:00:00" table:style-name="ce2">
            <text:p>03/02/2040</text:p>
          </table:table-cell>
          <table:table-cell office:value-type="date" office:date-value="2040-02-04T00:00:00" table:style-name="ce2">
            <text:p>04/02/2040</text:p>
          </table:table-cell>
          <table:table-cell office:value-type="date" office:date-value="2040-02-05T00:00:00" table:style-name="ce2">
            <text:p>05/02/2040</text:p>
          </table:table-cell>
          <table:table-cell office:value-type="date" office:date-value="2040-02-06T00:00:00" table:style-name="ce2">
            <text:p>06/02/2040</text:p>
          </table:table-cell>
          <table:table-cell office:value-type="date" office:date-value="2040-02-07T00:00:00" table:style-name="ce2">
            <text:p>07/02/2040</text:p>
          </table:table-cell>
          <table:table-cell office:value-type="date" office:date-value="2040-02-08T00:00:00" table:style-name="ce2">
            <text:p>08/02/2040</text:p>
          </table:table-cell>
          <table:table-cell office:value-type="date" office:date-value="2040-02-09T00:00:00" table:style-name="ce2">
            <text:p>09/02/2040</text:p>
          </table:table-cell>
          <table:table-cell office:value-type="date" office:date-value="2040-02-10T00:00:00" table:style-name="ce2">
            <text:p>10/02/2040</text:p>
          </table:table-cell>
          <table:table-cell office:value-type="date" office:date-value="2040-02-11T00:00:00" table:style-name="ce2">
            <text:p>11/02/2040</text:p>
          </table:table-cell>
          <table:table-cell office:value-type="date" office:date-value="2040-02-12T00:00:00" table:style-name="ce2">
            <text:p>12/02/2040</text:p>
          </table:table-cell>
          <table:table-cell office:value-type="date" office:date-value="2040-02-13T00:00:00" table:style-name="ce2">
            <text:p>13/02/2040</text:p>
          </table:table-cell>
          <table:table-cell office:value-type="date" office:date-value="2040-02-14T00:00:00" table:style-name="ce2">
            <text:p>14/02/2040</text:p>
          </table:table-cell>
          <table:table-cell office:value-type="date" office:date-value="2040-02-15T00:00:00" table:style-name="ce2">
            <text:p>15/02/2040</text:p>
          </table:table-cell>
          <table:table-cell office:value-type="date" office:date-value="2040-02-16T00:00:00" table:style-name="ce2">
            <text:p>16/02/2040</text:p>
          </table:table-cell>
          <table:table-cell office:value-type="date" office:date-value="2040-02-17T00:00:00" table:style-name="ce2">
            <text:p>17/02/2040</text:p>
          </table:table-cell>
          <table:table-cell office:value-type="date" office:date-value="2040-02-18T00:00:00" table:style-name="ce2">
            <text:p>18/02/2040</text:p>
          </table:table-cell>
          <table:table-cell office:value-type="date" office:date-value="2040-02-19T00:00:00" table:style-name="ce2">
            <text:p>19/02/2040</text:p>
          </table:table-cell>
          <table:table-cell office:value-type="date" office:date-value="2040-02-20T00:00:00" table:style-name="ce2">
            <text:p>20/02/2040</text:p>
          </table:table-cell>
          <table:table-cell office:value-type="date" office:date-value="2040-02-21T00:00:00" table:style-name="ce2">
            <text:p>21/02/2040</text:p>
          </table:table-cell>
          <table:table-cell office:value-type="date" office:date-value="2040-02-22T00:00:00" table:style-name="ce2">
            <text:p>22/02/2040</text:p>
          </table:table-cell>
          <table:table-cell office:value-type="date" office:date-value="2040-02-23T00:00:00" table:style-name="ce2">
            <text:p>23/02/2040</text:p>
          </table:table-cell>
          <table:table-cell office:value-type="date" office:date-value="2040-02-24T00:00:00" table:style-name="ce2">
            <text:p>24/02/2040</text:p>
          </table:table-cell>
          <table:table-cell office:value-type="date" office:date-value="2040-02-25T00:00:00" table:style-name="ce2">
            <text:p>25/02/2040</text:p>
          </table:table-cell>
          <table:table-cell office:value-type="date" office:date-value="2040-02-26T00:00:00" table:style-name="ce2">
            <text:p>26/02/2040</text:p>
          </table:table-cell>
          <table:table-cell office:value-type="date" office:date-value="2040-02-27T00:00:00" table:style-name="ce2">
            <text:p>27/02/2040</text:p>
          </table:table-cell>
          <table:table-cell office:value-type="date" office:date-value="2040-02-28T00:00:00" table:style-name="ce2">
            <text:p>28/02/2040</text:p>
          </table:table-cell>
          <table:table-cell office:value-type="date" office:date-value="2040-02-29T00:00:00" table:style-name="ce2">
            <text:p>29/02/2040</text:p>
          </table:table-cell>
          <table:table-cell office:value-type="date" office:date-value="2040-03-01T00:00:00" table:style-name="ce2">
            <text:p>01/03/2040</text:p>
          </table:table-cell>
          <table:table-cell office:value-type="date" office:date-value="2040-03-02T00:00:00" table:style-name="ce2">
            <text:p>02/03/2040</text:p>
          </table:table-cell>
          <table:table-cell office:value-type="date" office:date-value="2040-03-03T00:00:00" table:style-name="ce2">
            <text:p>03/03/2040</text:p>
          </table:table-cell>
          <table:table-cell office:value-type="date" office:date-value="2040-03-04T00:00:00" table:style-name="ce2">
            <text:p>04/03/2040</text:p>
          </table:table-cell>
          <table:table-cell table:number-columns-repeated="16284"/>
        </table:table-row>
        <table:table-row table:style-name="ro1">
          <table:table-cell office:value-type="date" office:date-value="2040-03-05T00:00:00" table:style-name="ce2">
            <text:p>05/03/2040</text:p>
          </table:table-cell>
          <table:table-cell office:value-type="date" office:date-value="2040-03-06T00:00:00" table:style-name="ce2">
            <text:p>06/03/2040</text:p>
          </table:table-cell>
          <table:table-cell office:value-type="date" office:date-value="2040-03-07T00:00:00" table:style-name="ce2">
            <text:p>07/03/2040</text:p>
          </table:table-cell>
          <table:table-cell office:value-type="date" office:date-value="2040-03-08T00:00:00" table:style-name="ce2">
            <text:p>08/03/2040</text:p>
          </table:table-cell>
          <table:table-cell office:value-type="date" office:date-value="2040-03-09T00:00:00" table:style-name="ce2">
            <text:p>09/03/2040</text:p>
          </table:table-cell>
          <table:table-cell office:value-type="date" office:date-value="2040-03-10T00:00:00" table:style-name="ce2">
            <text:p>10/03/2040</text:p>
          </table:table-cell>
          <table:table-cell office:value-type="date" office:date-value="2040-03-11T00:00:00" table:style-name="ce2">
            <text:p>11/03/2040</text:p>
          </table:table-cell>
          <table:table-cell office:value-type="date" office:date-value="2040-03-12T00:00:00" table:style-name="ce2">
            <text:p>12/03/2040</text:p>
          </table:table-cell>
          <table:table-cell office:value-type="date" office:date-value="2040-03-13T00:00:00" table:style-name="ce2">
            <text:p>13/03/2040</text:p>
          </table:table-cell>
          <table:table-cell office:value-type="date" office:date-value="2040-03-14T00:00:00" table:style-name="ce2">
            <text:p>14/03/2040</text:p>
          </table:table-cell>
          <table:table-cell office:value-type="date" office:date-value="2040-03-15T00:00:00" table:style-name="ce2">
            <text:p>15/03/2040</text:p>
          </table:table-cell>
          <table:table-cell office:value-type="date" office:date-value="2040-03-16T00:00:00" table:style-name="ce2">
            <text:p>16/03/2040</text:p>
          </table:table-cell>
          <table:table-cell office:value-type="date" office:date-value="2040-03-17T00:00:00" table:style-name="ce2">
            <text:p>17/03/2040</text:p>
          </table:table-cell>
          <table:table-cell office:value-type="date" office:date-value="2040-03-18T00:00:00" table:style-name="ce2">
            <text:p>18/03/2040</text:p>
          </table:table-cell>
          <table:table-cell office:value-type="date" office:date-value="2040-03-19T00:00:00" table:style-name="ce2">
            <text:p>19/03/2040</text:p>
          </table:table-cell>
          <table:table-cell office:value-type="date" office:date-value="2040-03-20T00:00:00" table:style-name="ce2">
            <text:p>20/03/2040</text:p>
          </table:table-cell>
          <table:table-cell office:value-type="date" office:date-value="2040-03-21T00:00:00" table:style-name="ce2">
            <text:p>21/03/2040</text:p>
          </table:table-cell>
          <table:table-cell office:value-type="date" office:date-value="2040-03-22T00:00:00" table:style-name="ce2">
            <text:p>22/03/2040</text:p>
          </table:table-cell>
          <table:table-cell office:value-type="date" office:date-value="2040-03-23T00:00:00" table:style-name="ce2">
            <text:p>23/03/2040</text:p>
          </table:table-cell>
          <table:table-cell office:value-type="date" office:date-value="2040-03-24T00:00:00" table:style-name="ce2">
            <text:p>24/03/2040</text:p>
          </table:table-cell>
          <table:table-cell office:value-type="date" office:date-value="2040-03-25T00:00:00" table:style-name="ce2">
            <text:p>25/03/2040</text:p>
          </table:table-cell>
          <table:table-cell office:value-type="date" office:date-value="2040-03-26T00:00:00" table:style-name="ce2">
            <text:p>26/03/2040</text:p>
          </table:table-cell>
          <table:table-cell office:value-type="date" office:date-value="2040-03-27T00:00:00" table:style-name="ce2">
            <text:p>27/03/2040</text:p>
          </table:table-cell>
          <table:table-cell office:value-type="date" office:date-value="2040-03-28T00:00:00" table:style-name="ce2">
            <text:p>28/03/2040</text:p>
          </table:table-cell>
          <table:table-cell office:value-type="date" office:date-value="2040-03-29T00:00:00" table:style-name="ce2">
            <text:p>29/03/2040</text:p>
          </table:table-cell>
          <table:table-cell office:value-type="date" office:date-value="2040-03-30T00:00:00" table:style-name="ce2">
            <text:p>30/03/2040</text:p>
          </table:table-cell>
          <table:table-cell office:value-type="date" office:date-value="2040-03-31T00:00:00" table:style-name="ce2">
            <text:p>31/03/2040</text:p>
          </table:table-cell>
          <table:table-cell office:value-type="date" office:date-value="2040-04-01T00:00:00" table:style-name="ce2">
            <text:p>01/04/2040</text:p>
          </table:table-cell>
          <table:table-cell office:value-type="date" office:date-value="2040-04-02T00:00:00" table:style-name="ce2">
            <text:p>02/04/2040</text:p>
          </table:table-cell>
          <table:table-cell office:value-type="date" office:date-value="2040-04-03T00:00:00" table:style-name="ce2">
            <text:p>03/04/2040</text:p>
          </table:table-cell>
          <table:table-cell office:value-type="date" office:date-value="2040-04-04T00:00:00" table:style-name="ce2">
            <text:p>04/04/2040</text:p>
          </table:table-cell>
          <table:table-cell office:value-type="date" office:date-value="2040-04-05T00:00:00" table:style-name="ce2">
            <text:p>05/04/2040</text:p>
          </table:table-cell>
          <table:table-cell office:value-type="date" office:date-value="2040-04-06T00:00:00" table:style-name="ce2">
            <text:p>06/04/2040</text:p>
          </table:table-cell>
          <table:table-cell office:value-type="date" office:date-value="2040-04-07T00:00:00" table:style-name="ce2">
            <text:p>07/04/2040</text:p>
          </table:table-cell>
          <table:table-cell office:value-type="date" office:date-value="2040-04-08T00:00:00" table:style-name="ce2">
            <text:p>08/04/2040</text:p>
          </table:table-cell>
          <table:table-cell office:value-type="date" office:date-value="2040-04-09T00:00:00" table:style-name="ce2">
            <text:p>09/04/2040</text:p>
          </table:table-cell>
          <table:table-cell office:value-type="date" office:date-value="2040-04-10T00:00:00" table:style-name="ce2">
            <text:p>10/04/2040</text:p>
          </table:table-cell>
          <table:table-cell office:value-type="date" office:date-value="2040-04-11T00:00:00" table:style-name="ce2">
            <text:p>11/04/2040</text:p>
          </table:table-cell>
          <table:table-cell office:value-type="date" office:date-value="2040-04-12T00:00:00" table:style-name="ce2">
            <text:p>12/04/2040</text:p>
          </table:table-cell>
          <table:table-cell office:value-type="date" office:date-value="2040-04-13T00:00:00" table:style-name="ce2">
            <text:p>13/04/2040</text:p>
          </table:table-cell>
          <table:table-cell office:value-type="date" office:date-value="2040-04-14T00:00:00" table:style-name="ce2">
            <text:p>14/04/2040</text:p>
          </table:table-cell>
          <table:table-cell office:value-type="date" office:date-value="2040-04-15T00:00:00" table:style-name="ce2">
            <text:p>15/04/2040</text:p>
          </table:table-cell>
          <table:table-cell office:value-type="date" office:date-value="2040-04-16T00:00:00" table:style-name="ce2">
            <text:p>16/04/2040</text:p>
          </table:table-cell>
          <table:table-cell office:value-type="date" office:date-value="2040-04-17T00:00:00" table:style-name="ce2">
            <text:p>17/04/2040</text:p>
          </table:table-cell>
          <table:table-cell office:value-type="date" office:date-value="2040-04-18T00:00:00" table:style-name="ce2">
            <text:p>18/04/2040</text:p>
          </table:table-cell>
          <table:table-cell office:value-type="date" office:date-value="2040-04-19T00:00:00" table:style-name="ce2">
            <text:p>19/04/2040</text:p>
          </table:table-cell>
          <table:table-cell office:value-type="date" office:date-value="2040-04-20T00:00:00" table:style-name="ce2">
            <text:p>20/04/2040</text:p>
          </table:table-cell>
          <table:table-cell office:value-type="date" office:date-value="2040-04-21T00:00:00" table:style-name="ce2">
            <text:p>21/04/2040</text:p>
          </table:table-cell>
          <table:table-cell office:value-type="date" office:date-value="2040-04-22T00:00:00" table:style-name="ce2">
            <text:p>22/04/2040</text:p>
          </table:table-cell>
          <table:table-cell office:value-type="date" office:date-value="2040-04-23T00:00:00" table:style-name="ce2">
            <text:p>23/04/2040</text:p>
          </table:table-cell>
          <table:table-cell office:value-type="date" office:date-value="2040-04-24T00:00:00" table:style-name="ce2">
            <text:p>24/04/2040</text:p>
          </table:table-cell>
          <table:table-cell office:value-type="date" office:date-value="2040-04-25T00:00:00" table:style-name="ce2">
            <text:p>25/04/2040</text:p>
          </table:table-cell>
          <table:table-cell office:value-type="date" office:date-value="2040-04-26T00:00:00" table:style-name="ce2">
            <text:p>26/04/2040</text:p>
          </table:table-cell>
          <table:table-cell office:value-type="date" office:date-value="2040-04-27T00:00:00" table:style-name="ce2">
            <text:p>27/04/2040</text:p>
          </table:table-cell>
          <table:table-cell office:value-type="date" office:date-value="2040-04-28T00:00:00" table:style-name="ce2">
            <text:p>28/04/2040</text:p>
          </table:table-cell>
          <table:table-cell office:value-type="date" office:date-value="2040-04-29T00:00:00" table:style-name="ce2">
            <text:p>29/04/2040</text:p>
          </table:table-cell>
          <table:table-cell office:value-type="date" office:date-value="2040-04-30T00:00:00" table:style-name="ce2">
            <text:p>30/04/2040</text:p>
          </table:table-cell>
          <table:table-cell office:value-type="date" office:date-value="2040-05-01T00:00:00" table:style-name="ce2">
            <text:p>01/05/2040</text:p>
          </table:table-cell>
          <table:table-cell office:value-type="date" office:date-value="2040-05-02T00:00:00" table:style-name="ce2">
            <text:p>02/05/2040</text:p>
          </table:table-cell>
          <table:table-cell office:value-type="date" office:date-value="2040-05-03T00:00:00" table:style-name="ce2">
            <text:p>03/05/2040</text:p>
          </table:table-cell>
          <table:table-cell office:value-type="date" office:date-value="2040-05-04T00:00:00" table:style-name="ce2">
            <text:p>04/05/2040</text:p>
          </table:table-cell>
          <table:table-cell office:value-type="date" office:date-value="2040-05-05T00:00:00" table:style-name="ce2">
            <text:p>05/05/2040</text:p>
          </table:table-cell>
          <table:table-cell office:value-type="date" office:date-value="2040-05-06T00:00:00" table:style-name="ce2">
            <text:p>06/05/2040</text:p>
          </table:table-cell>
          <table:table-cell office:value-type="date" office:date-value="2040-05-07T00:00:00" table:style-name="ce2">
            <text:p>07/05/2040</text:p>
          </table:table-cell>
          <table:table-cell office:value-type="date" office:date-value="2040-05-08T00:00:00" table:style-name="ce2">
            <text:p>08/05/2040</text:p>
          </table:table-cell>
          <table:table-cell office:value-type="date" office:date-value="2040-05-09T00:00:00" table:style-name="ce2">
            <text:p>09/05/2040</text:p>
          </table:table-cell>
          <table:table-cell office:value-type="date" office:date-value="2040-05-10T00:00:00" table:style-name="ce2">
            <text:p>10/05/2040</text:p>
          </table:table-cell>
          <table:table-cell office:value-type="date" office:date-value="2040-05-11T00:00:00" table:style-name="ce2">
            <text:p>11/05/2040</text:p>
          </table:table-cell>
          <table:table-cell office:value-type="date" office:date-value="2040-05-12T00:00:00" table:style-name="ce2">
            <text:p>12/05/2040</text:p>
          </table:table-cell>
          <table:table-cell office:value-type="date" office:date-value="2040-05-13T00:00:00" table:style-name="ce2">
            <text:p>13/05/2040</text:p>
          </table:table-cell>
          <table:table-cell office:value-type="date" office:date-value="2040-05-14T00:00:00" table:style-name="ce2">
            <text:p>14/05/2040</text:p>
          </table:table-cell>
          <table:table-cell office:value-type="date" office:date-value="2040-05-15T00:00:00" table:style-name="ce2">
            <text:p>15/05/2040</text:p>
          </table:table-cell>
          <table:table-cell office:value-type="date" office:date-value="2040-05-16T00:00:00" table:style-name="ce2">
            <text:p>16/05/2040</text:p>
          </table:table-cell>
          <table:table-cell office:value-type="date" office:date-value="2040-05-17T00:00:00" table:style-name="ce2">
            <text:p>17/05/2040</text:p>
          </table:table-cell>
          <table:table-cell office:value-type="date" office:date-value="2040-05-18T00:00:00" table:style-name="ce2">
            <text:p>18/05/2040</text:p>
          </table:table-cell>
          <table:table-cell office:value-type="date" office:date-value="2040-05-19T00:00:00" table:style-name="ce2">
            <text:p>19/05/2040</text:p>
          </table:table-cell>
          <table:table-cell office:value-type="date" office:date-value="2040-05-20T00:00:00" table:style-name="ce2">
            <text:p>20/05/2040</text:p>
          </table:table-cell>
          <table:table-cell office:value-type="date" office:date-value="2040-05-21T00:00:00" table:style-name="ce2">
            <text:p>21/05/2040</text:p>
          </table:table-cell>
          <table:table-cell office:value-type="date" office:date-value="2040-05-22T00:00:00" table:style-name="ce2">
            <text:p>22/05/2040</text:p>
          </table:table-cell>
          <table:table-cell office:value-type="date" office:date-value="2040-05-23T00:00:00" table:style-name="ce2">
            <text:p>23/05/2040</text:p>
          </table:table-cell>
          <table:table-cell office:value-type="date" office:date-value="2040-05-24T00:00:00" table:style-name="ce2">
            <text:p>24/05/2040</text:p>
          </table:table-cell>
          <table:table-cell office:value-type="date" office:date-value="2040-05-25T00:00:00" table:style-name="ce2">
            <text:p>25/05/2040</text:p>
          </table:table-cell>
          <table:table-cell office:value-type="date" office:date-value="2040-05-26T00:00:00" table:style-name="ce2">
            <text:p>26/05/2040</text:p>
          </table:table-cell>
          <table:table-cell office:value-type="date" office:date-value="2040-05-27T00:00:00" table:style-name="ce2">
            <text:p>27/05/2040</text:p>
          </table:table-cell>
          <table:table-cell office:value-type="date" office:date-value="2040-05-28T00:00:00" table:style-name="ce2">
            <text:p>28/05/2040</text:p>
          </table:table-cell>
          <table:table-cell office:value-type="date" office:date-value="2040-05-29T00:00:00" table:style-name="ce2">
            <text:p>29/05/2040</text:p>
          </table:table-cell>
          <table:table-cell office:value-type="date" office:date-value="2040-05-30T00:00:00" table:style-name="ce2">
            <text:p>30/05/2040</text:p>
          </table:table-cell>
          <table:table-cell office:value-type="date" office:date-value="2040-05-31T00:00:00" table:style-name="ce2">
            <text:p>31/05/2040</text:p>
          </table:table-cell>
          <table:table-cell office:value-type="date" office:date-value="2040-06-01T00:00:00" table:style-name="ce2">
            <text:p>01/06/2040</text:p>
          </table:table-cell>
          <table:table-cell office:value-type="date" office:date-value="2040-06-02T00:00:00" table:style-name="ce2">
            <text:p>02/06/2040</text:p>
          </table:table-cell>
          <table:table-cell office:value-type="date" office:date-value="2040-06-03T00:00:00" table:style-name="ce2">
            <text:p>03/06/2040</text:p>
          </table:table-cell>
          <table:table-cell office:value-type="date" office:date-value="2040-06-04T00:00:00" table:style-name="ce2">
            <text:p>04/06/2040</text:p>
          </table:table-cell>
          <table:table-cell office:value-type="date" office:date-value="2040-06-05T00:00:00" table:style-name="ce2">
            <text:p>05/06/2040</text:p>
          </table:table-cell>
          <table:table-cell office:value-type="date" office:date-value="2040-06-06T00:00:00" table:style-name="ce2">
            <text:p>06/06/2040</text:p>
          </table:table-cell>
          <table:table-cell office:value-type="date" office:date-value="2040-06-07T00:00:00" table:style-name="ce2">
            <text:p>07/06/2040</text:p>
          </table:table-cell>
          <table:table-cell office:value-type="date" office:date-value="2040-06-08T00:00:00" table:style-name="ce2">
            <text:p>08/06/2040</text:p>
          </table:table-cell>
          <table:table-cell office:value-type="date" office:date-value="2040-06-09T00:00:00" table:style-name="ce2">
            <text:p>09/06/2040</text:p>
          </table:table-cell>
          <table:table-cell office:value-type="date" office:date-value="2040-06-10T00:00:00" table:style-name="ce2">
            <text:p>10/06/2040</text:p>
          </table:table-cell>
          <table:table-cell office:value-type="date" office:date-value="2040-06-11T00:00:00" table:style-name="ce2">
            <text:p>11/06/2040</text:p>
          </table:table-cell>
          <table:table-cell office:value-type="date" office:date-value="2040-06-12T00:00:00" table:style-name="ce2">
            <text:p>12/06/2040</text:p>
          </table:table-cell>
          <table:table-cell table:number-columns-repeated="16284"/>
        </table:table-row>
        <table:table-row table:style-name="ro1">
          <table:table-cell office:value-type="date" office:date-value="2040-06-13T00:00:00" table:style-name="ce2">
            <text:p>13/06/2040</text:p>
          </table:table-cell>
          <table:table-cell office:value-type="date" office:date-value="2040-06-14T00:00:00" table:style-name="ce2">
            <text:p>14/06/2040</text:p>
          </table:table-cell>
          <table:table-cell office:value-type="date" office:date-value="2040-06-15T00:00:00" table:style-name="ce2">
            <text:p>15/06/2040</text:p>
          </table:table-cell>
          <table:table-cell office:value-type="date" office:date-value="2040-06-16T00:00:00" table:style-name="ce2">
            <text:p>16/06/2040</text:p>
          </table:table-cell>
          <table:table-cell office:value-type="date" office:date-value="2040-06-17T00:00:00" table:style-name="ce2">
            <text:p>17/06/2040</text:p>
          </table:table-cell>
          <table:table-cell office:value-type="date" office:date-value="2040-06-18T00:00:00" table:style-name="ce2">
            <text:p>18/06/2040</text:p>
          </table:table-cell>
          <table:table-cell office:value-type="date" office:date-value="2040-06-19T00:00:00" table:style-name="ce2">
            <text:p>19/06/2040</text:p>
          </table:table-cell>
          <table:table-cell office:value-type="date" office:date-value="2040-06-20T00:00:00" table:style-name="ce2">
            <text:p>20/06/2040</text:p>
          </table:table-cell>
          <table:table-cell office:value-type="date" office:date-value="2040-06-21T00:00:00" table:style-name="ce2">
            <text:p>21/06/2040</text:p>
          </table:table-cell>
          <table:table-cell office:value-type="date" office:date-value="2040-06-22T00:00:00" table:style-name="ce2">
            <text:p>22/06/2040</text:p>
          </table:table-cell>
          <table:table-cell office:value-type="date" office:date-value="2040-06-23T00:00:00" table:style-name="ce2">
            <text:p>23/06/2040</text:p>
          </table:table-cell>
          <table:table-cell office:value-type="date" office:date-value="2040-06-24T00:00:00" table:style-name="ce2">
            <text:p>24/06/2040</text:p>
          </table:table-cell>
          <table:table-cell office:value-type="date" office:date-value="2040-06-25T00:00:00" table:style-name="ce2">
            <text:p>25/06/2040</text:p>
          </table:table-cell>
          <table:table-cell office:value-type="date" office:date-value="2040-06-26T00:00:00" table:style-name="ce2">
            <text:p>26/06/2040</text:p>
          </table:table-cell>
          <table:table-cell office:value-type="date" office:date-value="2040-06-27T00:00:00" table:style-name="ce2">
            <text:p>27/06/2040</text:p>
          </table:table-cell>
          <table:table-cell office:value-type="date" office:date-value="2040-06-28T00:00:00" table:style-name="ce2">
            <text:p>28/06/2040</text:p>
          </table:table-cell>
          <table:table-cell office:value-type="date" office:date-value="2040-06-29T00:00:00" table:style-name="ce2">
            <text:p>29/06/2040</text:p>
          </table:table-cell>
          <table:table-cell office:value-type="date" office:date-value="2040-06-30T00:00:00" table:style-name="ce2">
            <text:p>30/06/2040</text:p>
          </table:table-cell>
          <table:table-cell office:value-type="date" office:date-value="2040-07-01T00:00:00" table:style-name="ce2">
            <text:p>01/07/2040</text:p>
          </table:table-cell>
          <table:table-cell office:value-type="date" office:date-value="2040-07-02T00:00:00" table:style-name="ce2">
            <text:p>02/07/2040</text:p>
          </table:table-cell>
          <table:table-cell office:value-type="date" office:date-value="2040-07-03T00:00:00" table:style-name="ce2">
            <text:p>03/07/2040</text:p>
          </table:table-cell>
          <table:table-cell office:value-type="date" office:date-value="2040-07-04T00:00:00" table:style-name="ce2">
            <text:p>04/07/2040</text:p>
          </table:table-cell>
          <table:table-cell office:value-type="date" office:date-value="2040-07-05T00:00:00" table:style-name="ce2">
            <text:p>05/07/2040</text:p>
          </table:table-cell>
          <table:table-cell office:value-type="date" office:date-value="2040-07-06T00:00:00" table:style-name="ce2">
            <text:p>06/07/2040</text:p>
          </table:table-cell>
          <table:table-cell office:value-type="date" office:date-value="2040-07-07T00:00:00" table:style-name="ce2">
            <text:p>07/07/2040</text:p>
          </table:table-cell>
          <table:table-cell office:value-type="date" office:date-value="2040-07-08T00:00:00" table:style-name="ce2">
            <text:p>08/07/2040</text:p>
          </table:table-cell>
          <table:table-cell office:value-type="date" office:date-value="2040-07-09T00:00:00" table:style-name="ce2">
            <text:p>09/07/2040</text:p>
          </table:table-cell>
          <table:table-cell office:value-type="date" office:date-value="2040-07-10T00:00:00" table:style-name="ce2">
            <text:p>10/07/2040</text:p>
          </table:table-cell>
          <table:table-cell office:value-type="date" office:date-value="2040-07-11T00:00:00" table:style-name="ce2">
            <text:p>11/07/2040</text:p>
          </table:table-cell>
          <table:table-cell office:value-type="date" office:date-value="2040-07-12T00:00:00" table:style-name="ce2">
            <text:p>12/07/2040</text:p>
          </table:table-cell>
          <table:table-cell office:value-type="date" office:date-value="2040-07-13T00:00:00" table:style-name="ce2">
            <text:p>13/07/2040</text:p>
          </table:table-cell>
          <table:table-cell office:value-type="date" office:date-value="2040-07-14T00:00:00" table:style-name="ce2">
            <text:p>14/07/2040</text:p>
          </table:table-cell>
          <table:table-cell office:value-type="date" office:date-value="2040-07-15T00:00:00" table:style-name="ce2">
            <text:p>15/07/2040</text:p>
          </table:table-cell>
          <table:table-cell office:value-type="date" office:date-value="2040-07-16T00:00:00" table:style-name="ce2">
            <text:p>16/07/2040</text:p>
          </table:table-cell>
          <table:table-cell office:value-type="date" office:date-value="2040-07-17T00:00:00" table:style-name="ce2">
            <text:p>17/07/2040</text:p>
          </table:table-cell>
          <table:table-cell office:value-type="date" office:date-value="2040-07-18T00:00:00" table:style-name="ce2">
            <text:p>18/07/2040</text:p>
          </table:table-cell>
          <table:table-cell office:value-type="date" office:date-value="2040-07-19T00:00:00" table:style-name="ce2">
            <text:p>19/07/2040</text:p>
          </table:table-cell>
          <table:table-cell office:value-type="date" office:date-value="2040-07-20T00:00:00" table:style-name="ce2">
            <text:p>20/07/2040</text:p>
          </table:table-cell>
          <table:table-cell office:value-type="date" office:date-value="2040-07-21T00:00:00" table:style-name="ce2">
            <text:p>21/07/2040</text:p>
          </table:table-cell>
          <table:table-cell office:value-type="date" office:date-value="2040-07-22T00:00:00" table:style-name="ce2">
            <text:p>22/07/2040</text:p>
          </table:table-cell>
          <table:table-cell office:value-type="date" office:date-value="2040-07-23T00:00:00" table:style-name="ce2">
            <text:p>23/07/2040</text:p>
          </table:table-cell>
          <table:table-cell office:value-type="date" office:date-value="2040-07-24T00:00:00" table:style-name="ce2">
            <text:p>24/07/2040</text:p>
          </table:table-cell>
          <table:table-cell office:value-type="date" office:date-value="2040-07-25T00:00:00" table:style-name="ce2">
            <text:p>25/07/2040</text:p>
          </table:table-cell>
          <table:table-cell office:value-type="date" office:date-value="2040-07-26T00:00:00" table:style-name="ce2">
            <text:p>26/07/2040</text:p>
          </table:table-cell>
          <table:table-cell office:value-type="date" office:date-value="2040-07-27T00:00:00" table:style-name="ce2">
            <text:p>27/07/2040</text:p>
          </table:table-cell>
          <table:table-cell office:value-type="date" office:date-value="2040-07-28T00:00:00" table:style-name="ce2">
            <text:p>28/07/2040</text:p>
          </table:table-cell>
          <table:table-cell office:value-type="date" office:date-value="2040-07-29T00:00:00" table:style-name="ce2">
            <text:p>29/07/2040</text:p>
          </table:table-cell>
          <table:table-cell office:value-type="date" office:date-value="2040-07-30T00:00:00" table:style-name="ce2">
            <text:p>30/07/2040</text:p>
          </table:table-cell>
          <table:table-cell office:value-type="date" office:date-value="2040-07-31T00:00:00" table:style-name="ce2">
            <text:p>31/07/2040</text:p>
          </table:table-cell>
          <table:table-cell office:value-type="date" office:date-value="2040-08-01T00:00:00" table:style-name="ce2">
            <text:p>01/08/2040</text:p>
          </table:table-cell>
          <table:table-cell office:value-type="date" office:date-value="2040-08-02T00:00:00" table:style-name="ce2">
            <text:p>02/08/2040</text:p>
          </table:table-cell>
          <table:table-cell office:value-type="date" office:date-value="2040-08-03T00:00:00" table:style-name="ce2">
            <text:p>03/08/2040</text:p>
          </table:table-cell>
          <table:table-cell office:value-type="date" office:date-value="2040-08-04T00:00:00" table:style-name="ce2">
            <text:p>04/08/2040</text:p>
          </table:table-cell>
          <table:table-cell office:value-type="date" office:date-value="2040-08-05T00:00:00" table:style-name="ce2">
            <text:p>05/08/2040</text:p>
          </table:table-cell>
          <table:table-cell office:value-type="date" office:date-value="2040-08-06T00:00:00" table:style-name="ce2">
            <text:p>06/08/2040</text:p>
          </table:table-cell>
          <table:table-cell office:value-type="date" office:date-value="2040-08-07T00:00:00" table:style-name="ce2">
            <text:p>07/08/2040</text:p>
          </table:table-cell>
          <table:table-cell office:value-type="date" office:date-value="2040-08-08T00:00:00" table:style-name="ce2">
            <text:p>08/08/2040</text:p>
          </table:table-cell>
          <table:table-cell office:value-type="date" office:date-value="2040-08-09T00:00:00" table:style-name="ce2">
            <text:p>09/08/2040</text:p>
          </table:table-cell>
          <table:table-cell office:value-type="date" office:date-value="2040-08-10T00:00:00" table:style-name="ce2">
            <text:p>10/08/2040</text:p>
          </table:table-cell>
          <table:table-cell office:value-type="date" office:date-value="2040-08-11T00:00:00" table:style-name="ce2">
            <text:p>11/08/2040</text:p>
          </table:table-cell>
          <table:table-cell office:value-type="date" office:date-value="2040-08-12T00:00:00" table:style-name="ce2">
            <text:p>12/08/2040</text:p>
          </table:table-cell>
          <table:table-cell office:value-type="date" office:date-value="2040-08-13T00:00:00" table:style-name="ce2">
            <text:p>13/08/2040</text:p>
          </table:table-cell>
          <table:table-cell office:value-type="date" office:date-value="2040-08-14T00:00:00" table:style-name="ce2">
            <text:p>14/08/2040</text:p>
          </table:table-cell>
          <table:table-cell office:value-type="date" office:date-value="2040-08-15T00:00:00" table:style-name="ce2">
            <text:p>15/08/2040</text:p>
          </table:table-cell>
          <table:table-cell office:value-type="date" office:date-value="2040-08-16T00:00:00" table:style-name="ce2">
            <text:p>16/08/2040</text:p>
          </table:table-cell>
          <table:table-cell office:value-type="date" office:date-value="2040-08-17T00:00:00" table:style-name="ce2">
            <text:p>17/08/2040</text:p>
          </table:table-cell>
          <table:table-cell office:value-type="date" office:date-value="2040-08-18T00:00:00" table:style-name="ce2">
            <text:p>18/08/2040</text:p>
          </table:table-cell>
          <table:table-cell office:value-type="date" office:date-value="2040-08-19T00:00:00" table:style-name="ce2">
            <text:p>19/08/2040</text:p>
          </table:table-cell>
          <table:table-cell office:value-type="date" office:date-value="2040-08-20T00:00:00" table:style-name="ce2">
            <text:p>20/08/2040</text:p>
          </table:table-cell>
          <table:table-cell office:value-type="date" office:date-value="2040-08-21T00:00:00" table:style-name="ce2">
            <text:p>21/08/2040</text:p>
          </table:table-cell>
          <table:table-cell office:value-type="date" office:date-value="2040-08-22T00:00:00" table:style-name="ce2">
            <text:p>22/08/2040</text:p>
          </table:table-cell>
          <table:table-cell office:value-type="date" office:date-value="2040-08-23T00:00:00" table:style-name="ce2">
            <text:p>23/08/2040</text:p>
          </table:table-cell>
          <table:table-cell office:value-type="date" office:date-value="2040-08-24T00:00:00" table:style-name="ce2">
            <text:p>24/08/2040</text:p>
          </table:table-cell>
          <table:table-cell office:value-type="date" office:date-value="2040-08-25T00:00:00" table:style-name="ce2">
            <text:p>25/08/2040</text:p>
          </table:table-cell>
          <table:table-cell office:value-type="date" office:date-value="2040-08-26T00:00:00" table:style-name="ce2">
            <text:p>26/08/2040</text:p>
          </table:table-cell>
          <table:table-cell office:value-type="date" office:date-value="2040-08-27T00:00:00" table:style-name="ce2">
            <text:p>27/08/2040</text:p>
          </table:table-cell>
          <table:table-cell office:value-type="date" office:date-value="2040-08-28T00:00:00" table:style-name="ce2">
            <text:p>28/08/2040</text:p>
          </table:table-cell>
          <table:table-cell office:value-type="date" office:date-value="2040-08-29T00:00:00" table:style-name="ce2">
            <text:p>29/08/2040</text:p>
          </table:table-cell>
          <table:table-cell office:value-type="date" office:date-value="2040-08-30T00:00:00" table:style-name="ce2">
            <text:p>30/08/2040</text:p>
          </table:table-cell>
          <table:table-cell office:value-type="date" office:date-value="2040-08-31T00:00:00" table:style-name="ce2">
            <text:p>31/08/2040</text:p>
          </table:table-cell>
          <table:table-cell office:value-type="date" office:date-value="2040-09-01T00:00:00" table:style-name="ce2">
            <text:p>01/09/2040</text:p>
          </table:table-cell>
          <table:table-cell office:value-type="date" office:date-value="2040-09-02T00:00:00" table:style-name="ce2">
            <text:p>02/09/2040</text:p>
          </table:table-cell>
          <table:table-cell office:value-type="date" office:date-value="2040-09-03T00:00:00" table:style-name="ce2">
            <text:p>03/09/2040</text:p>
          </table:table-cell>
          <table:table-cell office:value-type="date" office:date-value="2040-09-04T00:00:00" table:style-name="ce2">
            <text:p>04/09/2040</text:p>
          </table:table-cell>
          <table:table-cell office:value-type="date" office:date-value="2040-09-05T00:00:00" table:style-name="ce2">
            <text:p>05/09/2040</text:p>
          </table:table-cell>
          <table:table-cell office:value-type="date" office:date-value="2040-09-06T00:00:00" table:style-name="ce2">
            <text:p>06/09/2040</text:p>
          </table:table-cell>
          <table:table-cell office:value-type="date" office:date-value="2040-09-07T00:00:00" table:style-name="ce2">
            <text:p>07/09/2040</text:p>
          </table:table-cell>
          <table:table-cell office:value-type="date" office:date-value="2040-09-08T00:00:00" table:style-name="ce2">
            <text:p>08/09/2040</text:p>
          </table:table-cell>
          <table:table-cell office:value-type="date" office:date-value="2040-09-09T00:00:00" table:style-name="ce2">
            <text:p>09/09/2040</text:p>
          </table:table-cell>
          <table:table-cell office:value-type="date" office:date-value="2040-09-10T00:00:00" table:style-name="ce2">
            <text:p>10/09/2040</text:p>
          </table:table-cell>
          <table:table-cell office:value-type="date" office:date-value="2040-09-11T00:00:00" table:style-name="ce2">
            <text:p>11/09/2040</text:p>
          </table:table-cell>
          <table:table-cell office:value-type="date" office:date-value="2040-09-12T00:00:00" table:style-name="ce2">
            <text:p>12/09/2040</text:p>
          </table:table-cell>
          <table:table-cell office:value-type="date" office:date-value="2040-09-13T00:00:00" table:style-name="ce2">
            <text:p>13/09/2040</text:p>
          </table:table-cell>
          <table:table-cell office:value-type="date" office:date-value="2040-09-14T00:00:00" table:style-name="ce2">
            <text:p>14/09/2040</text:p>
          </table:table-cell>
          <table:table-cell office:value-type="date" office:date-value="2040-09-15T00:00:00" table:style-name="ce2">
            <text:p>15/09/2040</text:p>
          </table:table-cell>
          <table:table-cell office:value-type="date" office:date-value="2040-09-16T00:00:00" table:style-name="ce2">
            <text:p>16/09/2040</text:p>
          </table:table-cell>
          <table:table-cell office:value-type="date" office:date-value="2040-09-17T00:00:00" table:style-name="ce2">
            <text:p>17/09/2040</text:p>
          </table:table-cell>
          <table:table-cell office:value-type="date" office:date-value="2040-09-18T00:00:00" table:style-name="ce2">
            <text:p>18/09/2040</text:p>
          </table:table-cell>
          <table:table-cell office:value-type="date" office:date-value="2040-09-19T00:00:00" table:style-name="ce2">
            <text:p>19/09/2040</text:p>
          </table:table-cell>
          <table:table-cell office:value-type="date" office:date-value="2040-09-20T00:00:00" table:style-name="ce2">
            <text:p>20/09/2040</text:p>
          </table:table-cell>
          <table:table-cell table:number-columns-repeated="16284"/>
        </table:table-row>
        <table:table-row table:style-name="ro1">
          <table:table-cell office:value-type="date" office:date-value="2040-09-21T00:00:00" table:style-name="ce2">
            <text:p>21/09/2040</text:p>
          </table:table-cell>
          <table:table-cell office:value-type="date" office:date-value="2040-09-22T00:00:00" table:style-name="ce2">
            <text:p>22/09/2040</text:p>
          </table:table-cell>
          <table:table-cell office:value-type="date" office:date-value="2040-09-23T00:00:00" table:style-name="ce2">
            <text:p>23/09/2040</text:p>
          </table:table-cell>
          <table:table-cell office:value-type="date" office:date-value="2040-09-24T00:00:00" table:style-name="ce2">
            <text:p>24/09/2040</text:p>
          </table:table-cell>
          <table:table-cell office:value-type="date" office:date-value="2040-09-25T00:00:00" table:style-name="ce2">
            <text:p>25/09/2040</text:p>
          </table:table-cell>
          <table:table-cell office:value-type="date" office:date-value="2040-09-26T00:00:00" table:style-name="ce2">
            <text:p>26/09/2040</text:p>
          </table:table-cell>
          <table:table-cell office:value-type="date" office:date-value="2040-09-27T00:00:00" table:style-name="ce2">
            <text:p>27/09/2040</text:p>
          </table:table-cell>
          <table:table-cell office:value-type="date" office:date-value="2040-09-28T00:00:00" table:style-name="ce2">
            <text:p>28/09/2040</text:p>
          </table:table-cell>
          <table:table-cell office:value-type="date" office:date-value="2040-09-29T00:00:00" table:style-name="ce2">
            <text:p>29/09/2040</text:p>
          </table:table-cell>
          <table:table-cell office:value-type="date" office:date-value="2040-09-30T00:00:00" table:style-name="ce2">
            <text:p>30/09/2040</text:p>
          </table:table-cell>
          <table:table-cell office:value-type="date" office:date-value="2040-10-01T00:00:00" table:style-name="ce2">
            <text:p>01/10/2040</text:p>
          </table:table-cell>
          <table:table-cell office:value-type="date" office:date-value="2040-10-02T00:00:00" table:style-name="ce2">
            <text:p>02/10/2040</text:p>
          </table:table-cell>
          <table:table-cell office:value-type="date" office:date-value="2040-10-03T00:00:00" table:style-name="ce2">
            <text:p>03/10/2040</text:p>
          </table:table-cell>
          <table:table-cell office:value-type="date" office:date-value="2040-10-04T00:00:00" table:style-name="ce2">
            <text:p>04/10/2040</text:p>
          </table:table-cell>
          <table:table-cell office:value-type="date" office:date-value="2040-10-05T00:00:00" table:style-name="ce2">
            <text:p>05/10/2040</text:p>
          </table:table-cell>
          <table:table-cell office:value-type="date" office:date-value="2040-10-06T00:00:00" table:style-name="ce2">
            <text:p>06/10/2040</text:p>
          </table:table-cell>
          <table:table-cell office:value-type="date" office:date-value="2040-10-07T00:00:00" table:style-name="ce2">
            <text:p>07/10/2040</text:p>
          </table:table-cell>
          <table:table-cell office:value-type="date" office:date-value="2040-10-08T00:00:00" table:style-name="ce2">
            <text:p>08/10/2040</text:p>
          </table:table-cell>
          <table:table-cell office:value-type="date" office:date-value="2040-10-09T00:00:00" table:style-name="ce2">
            <text:p>09/10/2040</text:p>
          </table:table-cell>
          <table:table-cell office:value-type="date" office:date-value="2040-10-10T00:00:00" table:style-name="ce2">
            <text:p>10/10/2040</text:p>
          </table:table-cell>
          <table:table-cell office:value-type="date" office:date-value="2040-10-11T00:00:00" table:style-name="ce2">
            <text:p>11/10/2040</text:p>
          </table:table-cell>
          <table:table-cell office:value-type="date" office:date-value="2040-10-12T00:00:00" table:style-name="ce2">
            <text:p>12/10/2040</text:p>
          </table:table-cell>
          <table:table-cell office:value-type="date" office:date-value="2040-10-13T00:00:00" table:style-name="ce2">
            <text:p>13/10/2040</text:p>
          </table:table-cell>
          <table:table-cell office:value-type="date" office:date-value="2040-10-14T00:00:00" table:style-name="ce2">
            <text:p>14/10/2040</text:p>
          </table:table-cell>
          <table:table-cell office:value-type="date" office:date-value="2040-10-15T00:00:00" table:style-name="ce2">
            <text:p>15/10/2040</text:p>
          </table:table-cell>
          <table:table-cell office:value-type="date" office:date-value="2040-10-16T00:00:00" table:style-name="ce2">
            <text:p>16/10/2040</text:p>
          </table:table-cell>
          <table:table-cell office:value-type="date" office:date-value="2040-10-17T00:00:00" table:style-name="ce2">
            <text:p>17/10/2040</text:p>
          </table:table-cell>
          <table:table-cell office:value-type="date" office:date-value="2040-10-18T00:00:00" table:style-name="ce2">
            <text:p>18/10/2040</text:p>
          </table:table-cell>
          <table:table-cell office:value-type="date" office:date-value="2040-10-19T00:00:00" table:style-name="ce2">
            <text:p>19/10/2040</text:p>
          </table:table-cell>
          <table:table-cell office:value-type="date" office:date-value="2040-10-20T00:00:00" table:style-name="ce2">
            <text:p>20/10/2040</text:p>
          </table:table-cell>
          <table:table-cell office:value-type="date" office:date-value="2040-10-21T00:00:00" table:style-name="ce2">
            <text:p>21/10/2040</text:p>
          </table:table-cell>
          <table:table-cell office:value-type="date" office:date-value="2040-10-22T00:00:00" table:style-name="ce2">
            <text:p>22/10/2040</text:p>
          </table:table-cell>
          <table:table-cell office:value-type="date" office:date-value="2040-10-23T00:00:00" table:style-name="ce2">
            <text:p>23/10/2040</text:p>
          </table:table-cell>
          <table:table-cell office:value-type="date" office:date-value="2040-10-24T00:00:00" table:style-name="ce2">
            <text:p>24/10/2040</text:p>
          </table:table-cell>
          <table:table-cell office:value-type="date" office:date-value="2040-10-25T00:00:00" table:style-name="ce2">
            <text:p>25/10/2040</text:p>
          </table:table-cell>
          <table:table-cell office:value-type="date" office:date-value="2040-10-26T00:00:00" table:style-name="ce2">
            <text:p>26/10/2040</text:p>
          </table:table-cell>
          <table:table-cell office:value-type="date" office:date-value="2040-10-27T00:00:00" table:style-name="ce2">
            <text:p>27/10/2040</text:p>
          </table:table-cell>
          <table:table-cell office:value-type="date" office:date-value="2040-10-28T00:00:00" table:style-name="ce2">
            <text:p>28/10/2040</text:p>
          </table:table-cell>
          <table:table-cell office:value-type="date" office:date-value="2040-10-29T00:00:00" table:style-name="ce2">
            <text:p>29/10/2040</text:p>
          </table:table-cell>
          <table:table-cell office:value-type="date" office:date-value="2040-10-30T00:00:00" table:style-name="ce2">
            <text:p>30/10/2040</text:p>
          </table:table-cell>
          <table:table-cell office:value-type="date" office:date-value="2040-10-31T00:00:00" table:style-name="ce2">
            <text:p>31/10/2040</text:p>
          </table:table-cell>
          <table:table-cell office:value-type="date" office:date-value="2040-11-01T00:00:00" table:style-name="ce2">
            <text:p>01/11/2040</text:p>
          </table:table-cell>
          <table:table-cell office:value-type="date" office:date-value="2040-11-02T00:00:00" table:style-name="ce2">
            <text:p>02/11/2040</text:p>
          </table:table-cell>
          <table:table-cell office:value-type="date" office:date-value="2040-11-03T00:00:00" table:style-name="ce2">
            <text:p>03/11/2040</text:p>
          </table:table-cell>
          <table:table-cell office:value-type="date" office:date-value="2040-11-04T00:00:00" table:style-name="ce2">
            <text:p>04/11/2040</text:p>
          </table:table-cell>
          <table:table-cell office:value-type="date" office:date-value="2040-11-05T00:00:00" table:style-name="ce2">
            <text:p>05/11/2040</text:p>
          </table:table-cell>
          <table:table-cell office:value-type="date" office:date-value="2040-11-06T00:00:00" table:style-name="ce2">
            <text:p>06/11/2040</text:p>
          </table:table-cell>
          <table:table-cell office:value-type="date" office:date-value="2040-11-07T00:00:00" table:style-name="ce2">
            <text:p>07/11/2040</text:p>
          </table:table-cell>
          <table:table-cell office:value-type="date" office:date-value="2040-11-08T00:00:00" table:style-name="ce2">
            <text:p>08/11/2040</text:p>
          </table:table-cell>
          <table:table-cell office:value-type="date" office:date-value="2040-11-09T00:00:00" table:style-name="ce2">
            <text:p>09/11/2040</text:p>
          </table:table-cell>
          <table:table-cell office:value-type="date" office:date-value="2040-11-10T00:00:00" table:style-name="ce2">
            <text:p>10/11/2040</text:p>
          </table:table-cell>
          <table:table-cell office:value-type="date" office:date-value="2040-11-11T00:00:00" table:style-name="ce2">
            <text:p>11/11/2040</text:p>
          </table:table-cell>
          <table:table-cell office:value-type="date" office:date-value="2040-11-12T00:00:00" table:style-name="ce2">
            <text:p>12/11/2040</text:p>
          </table:table-cell>
          <table:table-cell office:value-type="date" office:date-value="2040-11-13T00:00:00" table:style-name="ce2">
            <text:p>13/11/2040</text:p>
          </table:table-cell>
          <table:table-cell office:value-type="date" office:date-value="2040-11-14T00:00:00" table:style-name="ce2">
            <text:p>14/11/2040</text:p>
          </table:table-cell>
          <table:table-cell office:value-type="date" office:date-value="2040-11-15T00:00:00" table:style-name="ce2">
            <text:p>15/11/2040</text:p>
          </table:table-cell>
          <table:table-cell office:value-type="date" office:date-value="2040-11-16T00:00:00" table:style-name="ce2">
            <text:p>16/11/2040</text:p>
          </table:table-cell>
          <table:table-cell office:value-type="date" office:date-value="2040-11-17T00:00:00" table:style-name="ce2">
            <text:p>17/11/2040</text:p>
          </table:table-cell>
          <table:table-cell office:value-type="date" office:date-value="2040-11-18T00:00:00" table:style-name="ce2">
            <text:p>18/11/2040</text:p>
          </table:table-cell>
          <table:table-cell office:value-type="date" office:date-value="2040-11-19T00:00:00" table:style-name="ce2">
            <text:p>19/11/2040</text:p>
          </table:table-cell>
          <table:table-cell office:value-type="date" office:date-value="2040-11-20T00:00:00" table:style-name="ce2">
            <text:p>20/11/2040</text:p>
          </table:table-cell>
          <table:table-cell office:value-type="date" office:date-value="2040-11-21T00:00:00" table:style-name="ce2">
            <text:p>21/11/2040</text:p>
          </table:table-cell>
          <table:table-cell office:value-type="date" office:date-value="2040-11-22T00:00:00" table:style-name="ce2">
            <text:p>22/11/2040</text:p>
          </table:table-cell>
          <table:table-cell office:value-type="date" office:date-value="2040-11-23T00:00:00" table:style-name="ce2">
            <text:p>23/11/2040</text:p>
          </table:table-cell>
          <table:table-cell office:value-type="date" office:date-value="2040-11-24T00:00:00" table:style-name="ce2">
            <text:p>24/11/2040</text:p>
          </table:table-cell>
          <table:table-cell office:value-type="date" office:date-value="2040-11-25T00:00:00" table:style-name="ce2">
            <text:p>25/11/2040</text:p>
          </table:table-cell>
          <table:table-cell office:value-type="date" office:date-value="2040-11-26T00:00:00" table:style-name="ce2">
            <text:p>26/11/2040</text:p>
          </table:table-cell>
          <table:table-cell office:value-type="date" office:date-value="2040-11-27T00:00:00" table:style-name="ce2">
            <text:p>27/11/2040</text:p>
          </table:table-cell>
          <table:table-cell office:value-type="date" office:date-value="2040-11-28T00:00:00" table:style-name="ce2">
            <text:p>28/11/2040</text:p>
          </table:table-cell>
          <table:table-cell office:value-type="date" office:date-value="2040-11-29T00:00:00" table:style-name="ce2">
            <text:p>29/11/2040</text:p>
          </table:table-cell>
          <table:table-cell office:value-type="date" office:date-value="2040-11-30T00:00:00" table:style-name="ce2">
            <text:p>30/11/2040</text:p>
          </table:table-cell>
          <table:table-cell office:value-type="date" office:date-value="2040-12-01T00:00:00" table:style-name="ce2">
            <text:p>01/12/2040</text:p>
          </table:table-cell>
          <table:table-cell office:value-type="date" office:date-value="2040-12-02T00:00:00" table:style-name="ce2">
            <text:p>02/12/2040</text:p>
          </table:table-cell>
          <table:table-cell office:value-type="date" office:date-value="2040-12-03T00:00:00" table:style-name="ce2">
            <text:p>03/12/2040</text:p>
          </table:table-cell>
          <table:table-cell office:value-type="date" office:date-value="2040-12-04T00:00:00" table:style-name="ce2">
            <text:p>04/12/2040</text:p>
          </table:table-cell>
          <table:table-cell office:value-type="date" office:date-value="2040-12-05T00:00:00" table:style-name="ce2">
            <text:p>05/12/2040</text:p>
          </table:table-cell>
          <table:table-cell office:value-type="date" office:date-value="2040-12-06T00:00:00" table:style-name="ce2">
            <text:p>06/12/2040</text:p>
          </table:table-cell>
          <table:table-cell office:value-type="date" office:date-value="2040-12-07T00:00:00" table:style-name="ce2">
            <text:p>07/12/2040</text:p>
          </table:table-cell>
          <table:table-cell office:value-type="date" office:date-value="2040-12-08T00:00:00" table:style-name="ce2">
            <text:p>08/12/2040</text:p>
          </table:table-cell>
          <table:table-cell office:value-type="date" office:date-value="2040-12-09T00:00:00" table:style-name="ce2">
            <text:p>09/12/2040</text:p>
          </table:table-cell>
          <table:table-cell office:value-type="date" office:date-value="2040-12-10T00:00:00" table:style-name="ce2">
            <text:p>10/12/2040</text:p>
          </table:table-cell>
          <table:table-cell office:value-type="date" office:date-value="2040-12-11T00:00:00" table:style-name="ce2">
            <text:p>11/12/2040</text:p>
          </table:table-cell>
          <table:table-cell office:value-type="date" office:date-value="2040-12-12T00:00:00" table:style-name="ce2">
            <text:p>12/12/2040</text:p>
          </table:table-cell>
          <table:table-cell office:value-type="date" office:date-value="2040-12-13T00:00:00" table:style-name="ce2">
            <text:p>13/12/2040</text:p>
          </table:table-cell>
          <table:table-cell office:value-type="date" office:date-value="2040-12-14T00:00:00" table:style-name="ce2">
            <text:p>14/12/2040</text:p>
          </table:table-cell>
          <table:table-cell office:value-type="date" office:date-value="2040-12-15T00:00:00" table:style-name="ce2">
            <text:p>15/12/2040</text:p>
          </table:table-cell>
          <table:table-cell office:value-type="date" office:date-value="2040-12-16T00:00:00" table:style-name="ce2">
            <text:p>16/12/2040</text:p>
          </table:table-cell>
          <table:table-cell office:value-type="date" office:date-value="2040-12-17T00:00:00" table:style-name="ce2">
            <text:p>17/12/2040</text:p>
          </table:table-cell>
          <table:table-cell office:value-type="date" office:date-value="2040-12-18T00:00:00" table:style-name="ce2">
            <text:p>18/12/2040</text:p>
          </table:table-cell>
          <table:table-cell office:value-type="date" office:date-value="2040-12-19T00:00:00" table:style-name="ce2">
            <text:p>19/12/2040</text:p>
          </table:table-cell>
          <table:table-cell office:value-type="date" office:date-value="2040-12-20T00:00:00" table:style-name="ce2">
            <text:p>20/12/2040</text:p>
          </table:table-cell>
          <table:table-cell office:value-type="date" office:date-value="2040-12-21T00:00:00" table:style-name="ce2">
            <text:p>21/12/2040</text:p>
          </table:table-cell>
          <table:table-cell office:value-type="date" office:date-value="2040-12-22T00:00:00" table:style-name="ce2">
            <text:p>22/12/2040</text:p>
          </table:table-cell>
          <table:table-cell office:value-type="date" office:date-value="2040-12-23T00:00:00" table:style-name="ce2">
            <text:p>23/12/2040</text:p>
          </table:table-cell>
          <table:table-cell office:value-type="date" office:date-value="2040-12-24T00:00:00" table:style-name="ce2">
            <text:p>24/12/2040</text:p>
          </table:table-cell>
          <table:table-cell office:value-type="date" office:date-value="2040-12-25T00:00:00" table:style-name="ce2">
            <text:p>25/12/2040</text:p>
          </table:table-cell>
          <table:table-cell office:value-type="date" office:date-value="2040-12-26T00:00:00" table:style-name="ce2">
            <text:p>26/12/2040</text:p>
          </table:table-cell>
          <table:table-cell office:value-type="date" office:date-value="2040-12-27T00:00:00" table:style-name="ce2">
            <text:p>27/12/2040</text:p>
          </table:table-cell>
          <table:table-cell office:value-type="date" office:date-value="2040-12-28T00:00:00" table:style-name="ce2">
            <text:p>28/12/2040</text:p>
          </table:table-cell>
          <table:table-cell office:value-type="date" office:date-value="2040-12-29T00:00:00" table:style-name="ce2">
            <text:p>29/12/2040</text:p>
          </table:table-cell>
          <table:table-cell table:number-columns-repeated="16284"/>
        </table:table-row>
        <table:table-row table:style-name="ro1">
          <table:table-cell office:value-type="date" office:date-value="2040-12-30T00:00:00" table:style-name="ce2">
            <text:p>30/12/2040</text:p>
          </table:table-cell>
          <table:table-cell office:value-type="date" office:date-value="2040-12-31T00:00:00" table:style-name="ce2">
            <text:p>31/12/2040</text:p>
          </table:table-cell>
          <table:table-cell office:value-type="date" office:date-value="2041-01-01T00:00:00" table:style-name="ce2">
            <text:p>01/01/2041</text:p>
          </table:table-cell>
          <table:table-cell office:value-type="date" office:date-value="2041-01-02T00:00:00" table:style-name="ce2">
            <text:p>02/01/2041</text:p>
          </table:table-cell>
          <table:table-cell office:value-type="date" office:date-value="2041-01-03T00:00:00" table:style-name="ce2">
            <text:p>03/01/2041</text:p>
          </table:table-cell>
          <table:table-cell office:value-type="date" office:date-value="2041-01-04T00:00:00" table:style-name="ce2">
            <text:p>04/01/2041</text:p>
          </table:table-cell>
          <table:table-cell office:value-type="date" office:date-value="2041-01-05T00:00:00" table:style-name="ce2">
            <text:p>05/01/2041</text:p>
          </table:table-cell>
          <table:table-cell office:value-type="date" office:date-value="2041-01-06T00:00:00" table:style-name="ce2">
            <text:p>06/01/2041</text:p>
          </table:table-cell>
          <table:table-cell office:value-type="date" office:date-value="2041-01-07T00:00:00" table:style-name="ce2">
            <text:p>07/01/2041</text:p>
          </table:table-cell>
          <table:table-cell office:value-type="date" office:date-value="2041-01-08T00:00:00" table:style-name="ce2">
            <text:p>08/01/2041</text:p>
          </table:table-cell>
          <table:table-cell office:value-type="date" office:date-value="2041-01-09T00:00:00" table:style-name="ce2">
            <text:p>09/01/2041</text:p>
          </table:table-cell>
          <table:table-cell office:value-type="date" office:date-value="2041-01-10T00:00:00" table:style-name="ce2">
            <text:p>10/01/2041</text:p>
          </table:table-cell>
          <table:table-cell office:value-type="date" office:date-value="2041-01-11T00:00:00" table:style-name="ce2">
            <text:p>11/01/2041</text:p>
          </table:table-cell>
          <table:table-cell office:value-type="date" office:date-value="2041-01-12T00:00:00" table:style-name="ce2">
            <text:p>12/01/2041</text:p>
          </table:table-cell>
          <table:table-cell office:value-type="date" office:date-value="2041-01-13T00:00:00" table:style-name="ce2">
            <text:p>13/01/2041</text:p>
          </table:table-cell>
          <table:table-cell office:value-type="date" office:date-value="2041-01-14T00:00:00" table:style-name="ce2">
            <text:p>14/01/2041</text:p>
          </table:table-cell>
          <table:table-cell office:value-type="date" office:date-value="2041-01-15T00:00:00" table:style-name="ce2">
            <text:p>15/01/2041</text:p>
          </table:table-cell>
          <table:table-cell office:value-type="date" office:date-value="2041-01-16T00:00:00" table:style-name="ce2">
            <text:p>16/01/2041</text:p>
          </table:table-cell>
          <table:table-cell office:value-type="date" office:date-value="2041-01-17T00:00:00" table:style-name="ce2">
            <text:p>17/01/2041</text:p>
          </table:table-cell>
          <table:table-cell office:value-type="date" office:date-value="2041-01-18T00:00:00" table:style-name="ce2">
            <text:p>18/01/2041</text:p>
          </table:table-cell>
          <table:table-cell office:value-type="date" office:date-value="2041-01-19T00:00:00" table:style-name="ce2">
            <text:p>19/01/2041</text:p>
          </table:table-cell>
          <table:table-cell office:value-type="date" office:date-value="2041-01-20T00:00:00" table:style-name="ce2">
            <text:p>20/01/2041</text:p>
          </table:table-cell>
          <table:table-cell office:value-type="date" office:date-value="2041-01-21T00:00:00" table:style-name="ce2">
            <text:p>21/01/2041</text:p>
          </table:table-cell>
          <table:table-cell office:value-type="date" office:date-value="2041-01-22T00:00:00" table:style-name="ce2">
            <text:p>22/01/2041</text:p>
          </table:table-cell>
          <table:table-cell office:value-type="date" office:date-value="2041-01-23T00:00:00" table:style-name="ce2">
            <text:p>23/01/2041</text:p>
          </table:table-cell>
          <table:table-cell office:value-type="date" office:date-value="2041-01-24T00:00:00" table:style-name="ce2">
            <text:p>24/01/2041</text:p>
          </table:table-cell>
          <table:table-cell office:value-type="date" office:date-value="2041-01-25T00:00:00" table:style-name="ce2">
            <text:p>25/01/2041</text:p>
          </table:table-cell>
          <table:table-cell office:value-type="date" office:date-value="2041-01-26T00:00:00" table:style-name="ce2">
            <text:p>26/01/2041</text:p>
          </table:table-cell>
          <table:table-cell office:value-type="date" office:date-value="2041-01-27T00:00:00" table:style-name="ce2">
            <text:p>27/01/2041</text:p>
          </table:table-cell>
          <table:table-cell office:value-type="date" office:date-value="2041-01-28T00:00:00" table:style-name="ce2">
            <text:p>28/01/2041</text:p>
          </table:table-cell>
          <table:table-cell office:value-type="date" office:date-value="2041-01-29T00:00:00" table:style-name="ce2">
            <text:p>29/01/2041</text:p>
          </table:table-cell>
          <table:table-cell office:value-type="date" office:date-value="2041-01-30T00:00:00" table:style-name="ce2">
            <text:p>30/01/2041</text:p>
          </table:table-cell>
          <table:table-cell office:value-type="date" office:date-value="2041-01-31T00:00:00" table:style-name="ce2">
            <text:p>31/01/2041</text:p>
          </table:table-cell>
          <table:table-cell office:value-type="date" office:date-value="2041-02-01T00:00:00" table:style-name="ce2">
            <text:p>01/02/2041</text:p>
          </table:table-cell>
          <table:table-cell office:value-type="date" office:date-value="2041-02-02T00:00:00" table:style-name="ce2">
            <text:p>02/02/2041</text:p>
          </table:table-cell>
          <table:table-cell office:value-type="date" office:date-value="2041-02-03T00:00:00" table:style-name="ce2">
            <text:p>03/02/2041</text:p>
          </table:table-cell>
          <table:table-cell office:value-type="date" office:date-value="2041-02-04T00:00:00" table:style-name="ce2">
            <text:p>04/02/2041</text:p>
          </table:table-cell>
          <table:table-cell office:value-type="date" office:date-value="2041-02-05T00:00:00" table:style-name="ce2">
            <text:p>05/02/2041</text:p>
          </table:table-cell>
          <table:table-cell office:value-type="date" office:date-value="2041-02-06T00:00:00" table:style-name="ce2">
            <text:p>06/02/2041</text:p>
          </table:table-cell>
          <table:table-cell office:value-type="date" office:date-value="2041-02-07T00:00:00" table:style-name="ce2">
            <text:p>07/02/2041</text:p>
          </table:table-cell>
          <table:table-cell office:value-type="date" office:date-value="2041-02-08T00:00:00" table:style-name="ce2">
            <text:p>08/02/2041</text:p>
          </table:table-cell>
          <table:table-cell office:value-type="date" office:date-value="2041-02-09T00:00:00" table:style-name="ce2">
            <text:p>09/02/2041</text:p>
          </table:table-cell>
          <table:table-cell office:value-type="date" office:date-value="2041-02-10T00:00:00" table:style-name="ce2">
            <text:p>10/02/2041</text:p>
          </table:table-cell>
          <table:table-cell office:value-type="date" office:date-value="2041-02-11T00:00:00" table:style-name="ce2">
            <text:p>11/02/2041</text:p>
          </table:table-cell>
          <table:table-cell office:value-type="date" office:date-value="2041-02-12T00:00:00" table:style-name="ce2">
            <text:p>12/02/2041</text:p>
          </table:table-cell>
          <table:table-cell office:value-type="date" office:date-value="2041-02-13T00:00:00" table:style-name="ce2">
            <text:p>13/02/2041</text:p>
          </table:table-cell>
          <table:table-cell office:value-type="date" office:date-value="2041-02-14T00:00:00" table:style-name="ce2">
            <text:p>14/02/2041</text:p>
          </table:table-cell>
          <table:table-cell office:value-type="date" office:date-value="2041-02-15T00:00:00" table:style-name="ce2">
            <text:p>15/02/2041</text:p>
          </table:table-cell>
          <table:table-cell office:value-type="date" office:date-value="2041-02-16T00:00:00" table:style-name="ce2">
            <text:p>16/02/2041</text:p>
          </table:table-cell>
          <table:table-cell office:value-type="date" office:date-value="2041-02-17T00:00:00" table:style-name="ce2">
            <text:p>17/02/2041</text:p>
          </table:table-cell>
          <table:table-cell office:value-type="date" office:date-value="2041-02-18T00:00:00" table:style-name="ce2">
            <text:p>18/02/2041</text:p>
          </table:table-cell>
          <table:table-cell office:value-type="date" office:date-value="2041-02-19T00:00:00" table:style-name="ce2">
            <text:p>19/02/2041</text:p>
          </table:table-cell>
          <table:table-cell office:value-type="date" office:date-value="2041-02-20T00:00:00" table:style-name="ce2">
            <text:p>20/02/2041</text:p>
          </table:table-cell>
          <table:table-cell office:value-type="date" office:date-value="2041-02-21T00:00:00" table:style-name="ce2">
            <text:p>21/02/2041</text:p>
          </table:table-cell>
          <table:table-cell office:value-type="date" office:date-value="2041-02-22T00:00:00" table:style-name="ce2">
            <text:p>22/02/2041</text:p>
          </table:table-cell>
          <table:table-cell office:value-type="date" office:date-value="2041-02-23T00:00:00" table:style-name="ce2">
            <text:p>23/02/2041</text:p>
          </table:table-cell>
          <table:table-cell office:value-type="date" office:date-value="2041-02-24T00:00:00" table:style-name="ce2">
            <text:p>24/02/2041</text:p>
          </table:table-cell>
          <table:table-cell office:value-type="date" office:date-value="2041-02-25T00:00:00" table:style-name="ce2">
            <text:p>25/02/2041</text:p>
          </table:table-cell>
          <table:table-cell office:value-type="date" office:date-value="2041-02-26T00:00:00" table:style-name="ce2">
            <text:p>26/02/2041</text:p>
          </table:table-cell>
          <table:table-cell office:value-type="date" office:date-value="2041-02-27T00:00:00" table:style-name="ce2">
            <text:p>27/02/2041</text:p>
          </table:table-cell>
          <table:table-cell office:value-type="date" office:date-value="2041-02-28T00:00:00" table:style-name="ce2">
            <text:p>28/02/2041</text:p>
          </table:table-cell>
          <table:table-cell office:value-type="date" office:date-value="2041-03-01T00:00:00" table:style-name="ce2">
            <text:p>01/03/2041</text:p>
          </table:table-cell>
          <table:table-cell office:value-type="date" office:date-value="2041-03-02T00:00:00" table:style-name="ce2">
            <text:p>02/03/2041</text:p>
          </table:table-cell>
          <table:table-cell office:value-type="date" office:date-value="2041-03-03T00:00:00" table:style-name="ce2">
            <text:p>03/03/2041</text:p>
          </table:table-cell>
          <table:table-cell office:value-type="date" office:date-value="2041-03-04T00:00:00" table:style-name="ce2">
            <text:p>04/03/2041</text:p>
          </table:table-cell>
          <table:table-cell office:value-type="date" office:date-value="2041-03-05T00:00:00" table:style-name="ce2">
            <text:p>05/03/2041</text:p>
          </table:table-cell>
          <table:table-cell office:value-type="date" office:date-value="2041-03-06T00:00:00" table:style-name="ce2">
            <text:p>06/03/2041</text:p>
          </table:table-cell>
          <table:table-cell office:value-type="date" office:date-value="2041-03-07T00:00:00" table:style-name="ce2">
            <text:p>07/03/2041</text:p>
          </table:table-cell>
          <table:table-cell office:value-type="date" office:date-value="2041-03-08T00:00:00" table:style-name="ce2">
            <text:p>08/03/2041</text:p>
          </table:table-cell>
          <table:table-cell office:value-type="date" office:date-value="2041-03-09T00:00:00" table:style-name="ce2">
            <text:p>09/03/2041</text:p>
          </table:table-cell>
          <table:table-cell office:value-type="date" office:date-value="2041-03-10T00:00:00" table:style-name="ce2">
            <text:p>10/03/2041</text:p>
          </table:table-cell>
          <table:table-cell office:value-type="date" office:date-value="2041-03-11T00:00:00" table:style-name="ce2">
            <text:p>11/03/2041</text:p>
          </table:table-cell>
          <table:table-cell office:value-type="date" office:date-value="2041-03-12T00:00:00" table:style-name="ce2">
            <text:p>12/03/2041</text:p>
          </table:table-cell>
          <table:table-cell office:value-type="date" office:date-value="2041-03-13T00:00:00" table:style-name="ce2">
            <text:p>13/03/2041</text:p>
          </table:table-cell>
          <table:table-cell office:value-type="date" office:date-value="2041-03-14T00:00:00" table:style-name="ce2">
            <text:p>14/03/2041</text:p>
          </table:table-cell>
          <table:table-cell office:value-type="date" office:date-value="2041-03-15T00:00:00" table:style-name="ce2">
            <text:p>15/03/2041</text:p>
          </table:table-cell>
          <table:table-cell office:value-type="date" office:date-value="2041-03-16T00:00:00" table:style-name="ce2">
            <text:p>16/03/2041</text:p>
          </table:table-cell>
          <table:table-cell office:value-type="date" office:date-value="2041-03-17T00:00:00" table:style-name="ce2">
            <text:p>17/03/2041</text:p>
          </table:table-cell>
          <table:table-cell office:value-type="date" office:date-value="2041-03-18T00:00:00" table:style-name="ce2">
            <text:p>18/03/2041</text:p>
          </table:table-cell>
          <table:table-cell office:value-type="date" office:date-value="2041-03-19T00:00:00" table:style-name="ce2">
            <text:p>19/03/2041</text:p>
          </table:table-cell>
          <table:table-cell office:value-type="date" office:date-value="2041-03-20T00:00:00" table:style-name="ce2">
            <text:p>20/03/2041</text:p>
          </table:table-cell>
          <table:table-cell office:value-type="date" office:date-value="2041-03-21T00:00:00" table:style-name="ce2">
            <text:p>21/03/2041</text:p>
          </table:table-cell>
          <table:table-cell office:value-type="date" office:date-value="2041-03-22T00:00:00" table:style-name="ce2">
            <text:p>22/03/2041</text:p>
          </table:table-cell>
          <table:table-cell office:value-type="date" office:date-value="2041-03-23T00:00:00" table:style-name="ce2">
            <text:p>23/03/2041</text:p>
          </table:table-cell>
          <table:table-cell office:value-type="date" office:date-value="2041-03-24T00:00:00" table:style-name="ce2">
            <text:p>24/03/2041</text:p>
          </table:table-cell>
          <table:table-cell office:value-type="date" office:date-value="2041-03-25T00:00:00" table:style-name="ce2">
            <text:p>25/03/2041</text:p>
          </table:table-cell>
          <table:table-cell office:value-type="date" office:date-value="2041-03-26T00:00:00" table:style-name="ce2">
            <text:p>26/03/2041</text:p>
          </table:table-cell>
          <table:table-cell office:value-type="date" office:date-value="2041-03-27T00:00:00" table:style-name="ce2">
            <text:p>27/03/2041</text:p>
          </table:table-cell>
          <table:table-cell office:value-type="date" office:date-value="2041-03-28T00:00:00" table:style-name="ce2">
            <text:p>28/03/2041</text:p>
          </table:table-cell>
          <table:table-cell office:value-type="date" office:date-value="2041-03-29T00:00:00" table:style-name="ce2">
            <text:p>29/03/2041</text:p>
          </table:table-cell>
          <table:table-cell office:value-type="date" office:date-value="2041-03-30T00:00:00" table:style-name="ce2">
            <text:p>30/03/2041</text:p>
          </table:table-cell>
          <table:table-cell office:value-type="date" office:date-value="2041-03-31T00:00:00" table:style-name="ce2">
            <text:p>31/03/2041</text:p>
          </table:table-cell>
          <table:table-cell office:value-type="date" office:date-value="2041-04-01T00:00:00" table:style-name="ce2">
            <text:p>01/04/2041</text:p>
          </table:table-cell>
          <table:table-cell office:value-type="date" office:date-value="2041-04-02T00:00:00" table:style-name="ce2">
            <text:p>02/04/2041</text:p>
          </table:table-cell>
          <table:table-cell office:value-type="date" office:date-value="2041-04-03T00:00:00" table:style-name="ce2">
            <text:p>03/04/2041</text:p>
          </table:table-cell>
          <table:table-cell office:value-type="date" office:date-value="2041-04-04T00:00:00" table:style-name="ce2">
            <text:p>04/04/2041</text:p>
          </table:table-cell>
          <table:table-cell office:value-type="date" office:date-value="2041-04-05T00:00:00" table:style-name="ce2">
            <text:p>05/04/2041</text:p>
          </table:table-cell>
          <table:table-cell office:value-type="date" office:date-value="2041-04-06T00:00:00" table:style-name="ce2">
            <text:p>06/04/2041</text:p>
          </table:table-cell>
          <table:table-cell office:value-type="date" office:date-value="2041-04-07T00:00:00" table:style-name="ce2">
            <text:p>07/04/2041</text:p>
          </table:table-cell>
          <table:table-cell office:value-type="date" office:date-value="2041-04-08T00:00:00" table:style-name="ce2">
            <text:p>08/04/2041</text:p>
          </table:table-cell>
          <table:table-cell table:number-columns-repeated="16284"/>
        </table:table-row>
        <table:table-row table:style-name="ro1">
          <table:table-cell office:value-type="date" office:date-value="2041-04-09T00:00:00" table:style-name="ce2">
            <text:p>09/04/2041</text:p>
          </table:table-cell>
          <table:table-cell office:value-type="date" office:date-value="2041-04-10T00:00:00" table:style-name="ce2">
            <text:p>10/04/2041</text:p>
          </table:table-cell>
          <table:table-cell office:value-type="date" office:date-value="2041-04-11T00:00:00" table:style-name="ce2">
            <text:p>11/04/2041</text:p>
          </table:table-cell>
          <table:table-cell office:value-type="date" office:date-value="2041-04-12T00:00:00" table:style-name="ce2">
            <text:p>12/04/2041</text:p>
          </table:table-cell>
          <table:table-cell office:value-type="date" office:date-value="2041-04-13T00:00:00" table:style-name="ce2">
            <text:p>13/04/2041</text:p>
          </table:table-cell>
          <table:table-cell office:value-type="date" office:date-value="2041-04-14T00:00:00" table:style-name="ce2">
            <text:p>14/04/2041</text:p>
          </table:table-cell>
          <table:table-cell office:value-type="date" office:date-value="2041-04-15T00:00:00" table:style-name="ce2">
            <text:p>15/04/2041</text:p>
          </table:table-cell>
          <table:table-cell office:value-type="date" office:date-value="2041-04-16T00:00:00" table:style-name="ce2">
            <text:p>16/04/2041</text:p>
          </table:table-cell>
          <table:table-cell office:value-type="date" office:date-value="2041-04-17T00:00:00" table:style-name="ce2">
            <text:p>17/04/2041</text:p>
          </table:table-cell>
          <table:table-cell office:value-type="date" office:date-value="2041-04-18T00:00:00" table:style-name="ce2">
            <text:p>18/04/2041</text:p>
          </table:table-cell>
          <table:table-cell office:value-type="date" office:date-value="2041-04-19T00:00:00" table:style-name="ce2">
            <text:p>19/04/2041</text:p>
          </table:table-cell>
          <table:table-cell office:value-type="date" office:date-value="2041-04-20T00:00:00" table:style-name="ce2">
            <text:p>20/04/2041</text:p>
          </table:table-cell>
          <table:table-cell office:value-type="date" office:date-value="2041-04-21T00:00:00" table:style-name="ce2">
            <text:p>21/04/2041</text:p>
          </table:table-cell>
          <table:table-cell office:value-type="date" office:date-value="2041-04-22T00:00:00" table:style-name="ce2">
            <text:p>22/04/2041</text:p>
          </table:table-cell>
          <table:table-cell office:value-type="date" office:date-value="2041-04-23T00:00:00" table:style-name="ce2">
            <text:p>23/04/2041</text:p>
          </table:table-cell>
          <table:table-cell office:value-type="date" office:date-value="2041-04-24T00:00:00" table:style-name="ce2">
            <text:p>24/04/2041</text:p>
          </table:table-cell>
          <table:table-cell office:value-type="date" office:date-value="2041-04-25T00:00:00" table:style-name="ce2">
            <text:p>25/04/2041</text:p>
          </table:table-cell>
          <table:table-cell office:value-type="date" office:date-value="2041-04-26T00:00:00" table:style-name="ce2">
            <text:p>26/04/2041</text:p>
          </table:table-cell>
          <table:table-cell office:value-type="date" office:date-value="2041-04-27T00:00:00" table:style-name="ce2">
            <text:p>27/04/2041</text:p>
          </table:table-cell>
          <table:table-cell office:value-type="date" office:date-value="2041-04-28T00:00:00" table:style-name="ce2">
            <text:p>28/04/2041</text:p>
          </table:table-cell>
          <table:table-cell office:value-type="date" office:date-value="2041-04-29T00:00:00" table:style-name="ce2">
            <text:p>29/04/2041</text:p>
          </table:table-cell>
          <table:table-cell office:value-type="date" office:date-value="2041-04-30T00:00:00" table:style-name="ce2">
            <text:p>30/04/2041</text:p>
          </table:table-cell>
          <table:table-cell office:value-type="date" office:date-value="2041-05-01T00:00:00" table:style-name="ce2">
            <text:p>01/05/2041</text:p>
          </table:table-cell>
          <table:table-cell office:value-type="date" office:date-value="2041-05-02T00:00:00" table:style-name="ce2">
            <text:p>02/05/2041</text:p>
          </table:table-cell>
          <table:table-cell office:value-type="date" office:date-value="2041-05-03T00:00:00" table:style-name="ce2">
            <text:p>03/05/2041</text:p>
          </table:table-cell>
          <table:table-cell office:value-type="date" office:date-value="2041-05-04T00:00:00" table:style-name="ce2">
            <text:p>04/05/2041</text:p>
          </table:table-cell>
          <table:table-cell office:value-type="date" office:date-value="2041-05-05T00:00:00" table:style-name="ce2">
            <text:p>05/05/2041</text:p>
          </table:table-cell>
          <table:table-cell office:value-type="date" office:date-value="2041-05-06T00:00:00" table:style-name="ce2">
            <text:p>06/05/2041</text:p>
          </table:table-cell>
          <table:table-cell office:value-type="date" office:date-value="2041-05-07T00:00:00" table:style-name="ce2">
            <text:p>07/05/2041</text:p>
          </table:table-cell>
          <table:table-cell office:value-type="date" office:date-value="2041-05-08T00:00:00" table:style-name="ce2">
            <text:p>08/05/2041</text:p>
          </table:table-cell>
          <table:table-cell office:value-type="date" office:date-value="2041-05-09T00:00:00" table:style-name="ce2">
            <text:p>09/05/2041</text:p>
          </table:table-cell>
          <table:table-cell office:value-type="date" office:date-value="2041-05-10T00:00:00" table:style-name="ce2">
            <text:p>10/05/2041</text:p>
          </table:table-cell>
          <table:table-cell office:value-type="date" office:date-value="2041-05-11T00:00:00" table:style-name="ce2">
            <text:p>11/05/2041</text:p>
          </table:table-cell>
          <table:table-cell office:value-type="date" office:date-value="2041-05-12T00:00:00" table:style-name="ce2">
            <text:p>12/05/2041</text:p>
          </table:table-cell>
          <table:table-cell office:value-type="date" office:date-value="2041-05-13T00:00:00" table:style-name="ce2">
            <text:p>13/05/2041</text:p>
          </table:table-cell>
          <table:table-cell office:value-type="date" office:date-value="2041-05-14T00:00:00" table:style-name="ce2">
            <text:p>14/05/2041</text:p>
          </table:table-cell>
          <table:table-cell office:value-type="date" office:date-value="2041-05-15T00:00:00" table:style-name="ce2">
            <text:p>15/05/2041</text:p>
          </table:table-cell>
          <table:table-cell office:value-type="date" office:date-value="2041-05-16T00:00:00" table:style-name="ce2">
            <text:p>16/05/2041</text:p>
          </table:table-cell>
          <table:table-cell office:value-type="date" office:date-value="2041-05-17T00:00:00" table:style-name="ce2">
            <text:p>17/05/2041</text:p>
          </table:table-cell>
          <table:table-cell office:value-type="date" office:date-value="2041-05-18T00:00:00" table:style-name="ce2">
            <text:p>18/05/2041</text:p>
          </table:table-cell>
          <table:table-cell office:value-type="date" office:date-value="2041-05-19T00:00:00" table:style-name="ce2">
            <text:p>19/05/2041</text:p>
          </table:table-cell>
          <table:table-cell office:value-type="date" office:date-value="2041-05-20T00:00:00" table:style-name="ce2">
            <text:p>20/05/2041</text:p>
          </table:table-cell>
          <table:table-cell office:value-type="date" office:date-value="2041-05-21T00:00:00" table:style-name="ce2">
            <text:p>21/05/2041</text:p>
          </table:table-cell>
          <table:table-cell office:value-type="date" office:date-value="2041-05-22T00:00:00" table:style-name="ce2">
            <text:p>22/05/2041</text:p>
          </table:table-cell>
          <table:table-cell office:value-type="date" office:date-value="2041-05-23T00:00:00" table:style-name="ce2">
            <text:p>23/05/2041</text:p>
          </table:table-cell>
          <table:table-cell office:value-type="date" office:date-value="2041-05-24T00:00:00" table:style-name="ce2">
            <text:p>24/05/2041</text:p>
          </table:table-cell>
          <table:table-cell office:value-type="date" office:date-value="2041-05-25T00:00:00" table:style-name="ce2">
            <text:p>25/05/2041</text:p>
          </table:table-cell>
          <table:table-cell office:value-type="date" office:date-value="2041-05-26T00:00:00" table:style-name="ce2">
            <text:p>26/05/2041</text:p>
          </table:table-cell>
          <table:table-cell office:value-type="date" office:date-value="2041-05-27T00:00:00" table:style-name="ce2">
            <text:p>27/05/2041</text:p>
          </table:table-cell>
          <table:table-cell office:value-type="date" office:date-value="2041-05-28T00:00:00" table:style-name="ce2">
            <text:p>28/05/2041</text:p>
          </table:table-cell>
          <table:table-cell office:value-type="date" office:date-value="2041-05-29T00:00:00" table:style-name="ce2">
            <text:p>29/05/2041</text:p>
          </table:table-cell>
          <table:table-cell office:value-type="date" office:date-value="2041-05-30T00:00:00" table:style-name="ce2">
            <text:p>30/05/2041</text:p>
          </table:table-cell>
          <table:table-cell office:value-type="date" office:date-value="2041-05-31T00:00:00" table:style-name="ce2">
            <text:p>31/05/2041</text:p>
          </table:table-cell>
          <table:table-cell office:value-type="date" office:date-value="2041-06-01T00:00:00" table:style-name="ce2">
            <text:p>01/06/2041</text:p>
          </table:table-cell>
          <table:table-cell office:value-type="date" office:date-value="2041-06-02T00:00:00" table:style-name="ce2">
            <text:p>02/06/2041</text:p>
          </table:table-cell>
          <table:table-cell office:value-type="date" office:date-value="2041-06-03T00:00:00" table:style-name="ce2">
            <text:p>03/06/2041</text:p>
          </table:table-cell>
          <table:table-cell office:value-type="date" office:date-value="2041-06-04T00:00:00" table:style-name="ce2">
            <text:p>04/06/2041</text:p>
          </table:table-cell>
          <table:table-cell office:value-type="date" office:date-value="2041-06-05T00:00:00" table:style-name="ce2">
            <text:p>05/06/2041</text:p>
          </table:table-cell>
          <table:table-cell office:value-type="date" office:date-value="2041-06-06T00:00:00" table:style-name="ce2">
            <text:p>06/06/2041</text:p>
          </table:table-cell>
          <table:table-cell office:value-type="date" office:date-value="2041-06-07T00:00:00" table:style-name="ce2">
            <text:p>07/06/2041</text:p>
          </table:table-cell>
          <table:table-cell office:value-type="date" office:date-value="2041-06-08T00:00:00" table:style-name="ce2">
            <text:p>08/06/2041</text:p>
          </table:table-cell>
          <table:table-cell office:value-type="date" office:date-value="2041-06-09T00:00:00" table:style-name="ce2">
            <text:p>09/06/2041</text:p>
          </table:table-cell>
          <table:table-cell office:value-type="date" office:date-value="2041-06-10T00:00:00" table:style-name="ce2">
            <text:p>10/06/2041</text:p>
          </table:table-cell>
          <table:table-cell office:value-type="date" office:date-value="2041-06-11T00:00:00" table:style-name="ce2">
            <text:p>11/06/2041</text:p>
          </table:table-cell>
          <table:table-cell office:value-type="date" office:date-value="2041-06-12T00:00:00" table:style-name="ce2">
            <text:p>12/06/2041</text:p>
          </table:table-cell>
          <table:table-cell office:value-type="date" office:date-value="2041-06-13T00:00:00" table:style-name="ce2">
            <text:p>13/06/2041</text:p>
          </table:table-cell>
          <table:table-cell office:value-type="date" office:date-value="2041-06-14T00:00:00" table:style-name="ce2">
            <text:p>14/06/2041</text:p>
          </table:table-cell>
          <table:table-cell office:value-type="date" office:date-value="2041-06-15T00:00:00" table:style-name="ce2">
            <text:p>15/06/2041</text:p>
          </table:table-cell>
          <table:table-cell office:value-type="date" office:date-value="2041-06-16T00:00:00" table:style-name="ce2">
            <text:p>16/06/2041</text:p>
          </table:table-cell>
          <table:table-cell office:value-type="date" office:date-value="2041-06-17T00:00:00" table:style-name="ce2">
            <text:p>17/06/2041</text:p>
          </table:table-cell>
          <table:table-cell office:value-type="date" office:date-value="2041-06-18T00:00:00" table:style-name="ce2">
            <text:p>18/06/2041</text:p>
          </table:table-cell>
          <table:table-cell office:value-type="date" office:date-value="2041-06-19T00:00:00" table:style-name="ce2">
            <text:p>19/06/2041</text:p>
          </table:table-cell>
          <table:table-cell office:value-type="date" office:date-value="2041-06-20T00:00:00" table:style-name="ce2">
            <text:p>20/06/2041</text:p>
          </table:table-cell>
          <table:table-cell office:value-type="date" office:date-value="2041-06-21T00:00:00" table:style-name="ce2">
            <text:p>21/06/2041</text:p>
          </table:table-cell>
          <table:table-cell office:value-type="date" office:date-value="2041-06-22T00:00:00" table:style-name="ce2">
            <text:p>22/06/2041</text:p>
          </table:table-cell>
          <table:table-cell office:value-type="date" office:date-value="2041-06-23T00:00:00" table:style-name="ce2">
            <text:p>23/06/2041</text:p>
          </table:table-cell>
          <table:table-cell office:value-type="date" office:date-value="2041-06-24T00:00:00" table:style-name="ce2">
            <text:p>24/06/2041</text:p>
          </table:table-cell>
          <table:table-cell office:value-type="date" office:date-value="2041-06-25T00:00:00" table:style-name="ce2">
            <text:p>25/06/2041</text:p>
          </table:table-cell>
          <table:table-cell office:value-type="date" office:date-value="2041-06-26T00:00:00" table:style-name="ce2">
            <text:p>26/06/2041</text:p>
          </table:table-cell>
          <table:table-cell office:value-type="date" office:date-value="2041-06-27T00:00:00" table:style-name="ce2">
            <text:p>27/06/2041</text:p>
          </table:table-cell>
          <table:table-cell office:value-type="date" office:date-value="2041-06-28T00:00:00" table:style-name="ce2">
            <text:p>28/06/2041</text:p>
          </table:table-cell>
          <table:table-cell office:value-type="date" office:date-value="2041-06-29T00:00:00" table:style-name="ce2">
            <text:p>29/06/2041</text:p>
          </table:table-cell>
          <table:table-cell office:value-type="date" office:date-value="2041-06-30T00:00:00" table:style-name="ce2">
            <text:p>30/06/2041</text:p>
          </table:table-cell>
          <table:table-cell office:value-type="date" office:date-value="2041-07-01T00:00:00" table:style-name="ce2">
            <text:p>01/07/2041</text:p>
          </table:table-cell>
          <table:table-cell office:value-type="date" office:date-value="2041-07-02T00:00:00" table:style-name="ce2">
            <text:p>02/07/2041</text:p>
          </table:table-cell>
          <table:table-cell office:value-type="date" office:date-value="2041-07-03T00:00:00" table:style-name="ce2">
            <text:p>03/07/2041</text:p>
          </table:table-cell>
          <table:table-cell office:value-type="date" office:date-value="2041-07-04T00:00:00" table:style-name="ce2">
            <text:p>04/07/2041</text:p>
          </table:table-cell>
          <table:table-cell office:value-type="date" office:date-value="2041-07-05T00:00:00" table:style-name="ce2">
            <text:p>05/07/2041</text:p>
          </table:table-cell>
          <table:table-cell office:value-type="date" office:date-value="2041-07-06T00:00:00" table:style-name="ce2">
            <text:p>06/07/2041</text:p>
          </table:table-cell>
          <table:table-cell office:value-type="date" office:date-value="2041-07-07T00:00:00" table:style-name="ce2">
            <text:p>07/07/2041</text:p>
          </table:table-cell>
          <table:table-cell office:value-type="date" office:date-value="2041-07-08T00:00:00" table:style-name="ce2">
            <text:p>08/07/2041</text:p>
          </table:table-cell>
          <table:table-cell office:value-type="date" office:date-value="2041-07-09T00:00:00" table:style-name="ce2">
            <text:p>09/07/2041</text:p>
          </table:table-cell>
          <table:table-cell office:value-type="date" office:date-value="2041-07-10T00:00:00" table:style-name="ce2">
            <text:p>10/07/2041</text:p>
          </table:table-cell>
          <table:table-cell office:value-type="date" office:date-value="2041-07-11T00:00:00" table:style-name="ce2">
            <text:p>11/07/2041</text:p>
          </table:table-cell>
          <table:table-cell office:value-type="date" office:date-value="2041-07-12T00:00:00" table:style-name="ce2">
            <text:p>12/07/2041</text:p>
          </table:table-cell>
          <table:table-cell office:value-type="date" office:date-value="2041-07-13T00:00:00" table:style-name="ce2">
            <text:p>13/07/2041</text:p>
          </table:table-cell>
          <table:table-cell office:value-type="date" office:date-value="2041-07-14T00:00:00" table:style-name="ce2">
            <text:p>14/07/2041</text:p>
          </table:table-cell>
          <table:table-cell office:value-type="date" office:date-value="2041-07-15T00:00:00" table:style-name="ce2">
            <text:p>15/07/2041</text:p>
          </table:table-cell>
          <table:table-cell office:value-type="date" office:date-value="2041-07-16T00:00:00" table:style-name="ce2">
            <text:p>16/07/2041</text:p>
          </table:table-cell>
          <table:table-cell office:value-type="date" office:date-value="2041-07-17T00:00:00" table:style-name="ce2">
            <text:p>17/07/2041</text:p>
          </table:table-cell>
          <table:table-cell table:number-columns-repeated="16284"/>
        </table:table-row>
        <table:table-row table:style-name="ro1">
          <table:table-cell office:value-type="date" office:date-value="2041-07-18T00:00:00" table:style-name="ce2">
            <text:p>18/07/2041</text:p>
          </table:table-cell>
          <table:table-cell office:value-type="date" office:date-value="2041-07-19T00:00:00" table:style-name="ce2">
            <text:p>19/07/2041</text:p>
          </table:table-cell>
          <table:table-cell office:value-type="date" office:date-value="2041-07-20T00:00:00" table:style-name="ce2">
            <text:p>20/07/2041</text:p>
          </table:table-cell>
          <table:table-cell office:value-type="date" office:date-value="2041-07-21T00:00:00" table:style-name="ce2">
            <text:p>21/07/2041</text:p>
          </table:table-cell>
          <table:table-cell office:value-type="date" office:date-value="2041-07-22T00:00:00" table:style-name="ce2">
            <text:p>22/07/2041</text:p>
          </table:table-cell>
          <table:table-cell office:value-type="date" office:date-value="2041-07-23T00:00:00" table:style-name="ce2">
            <text:p>23/07/2041</text:p>
          </table:table-cell>
          <table:table-cell office:value-type="date" office:date-value="2041-07-24T00:00:00" table:style-name="ce2">
            <text:p>24/07/2041</text:p>
          </table:table-cell>
          <table:table-cell office:value-type="date" office:date-value="2041-07-25T00:00:00" table:style-name="ce2">
            <text:p>25/07/2041</text:p>
          </table:table-cell>
          <table:table-cell office:value-type="date" office:date-value="2041-07-26T00:00:00" table:style-name="ce2">
            <text:p>26/07/2041</text:p>
          </table:table-cell>
          <table:table-cell office:value-type="date" office:date-value="2041-07-27T00:00:00" table:style-name="ce2">
            <text:p>27/07/2041</text:p>
          </table:table-cell>
          <table:table-cell office:value-type="date" office:date-value="2041-07-28T00:00:00" table:style-name="ce2">
            <text:p>28/07/2041</text:p>
          </table:table-cell>
          <table:table-cell office:value-type="date" office:date-value="2041-07-29T00:00:00" table:style-name="ce2">
            <text:p>29/07/2041</text:p>
          </table:table-cell>
          <table:table-cell office:value-type="date" office:date-value="2041-07-30T00:00:00" table:style-name="ce2">
            <text:p>30/07/2041</text:p>
          </table:table-cell>
          <table:table-cell office:value-type="date" office:date-value="2041-07-31T00:00:00" table:style-name="ce2">
            <text:p>31/07/2041</text:p>
          </table:table-cell>
          <table:table-cell office:value-type="date" office:date-value="2041-08-01T00:00:00" table:style-name="ce2">
            <text:p>01/08/2041</text:p>
          </table:table-cell>
          <table:table-cell office:value-type="date" office:date-value="2041-08-02T00:00:00" table:style-name="ce2">
            <text:p>02/08/2041</text:p>
          </table:table-cell>
          <table:table-cell office:value-type="date" office:date-value="2041-08-03T00:00:00" table:style-name="ce2">
            <text:p>03/08/2041</text:p>
          </table:table-cell>
          <table:table-cell office:value-type="date" office:date-value="2041-08-04T00:00:00" table:style-name="ce2">
            <text:p>04/08/2041</text:p>
          </table:table-cell>
          <table:table-cell office:value-type="date" office:date-value="2041-08-05T00:00:00" table:style-name="ce2">
            <text:p>05/08/2041</text:p>
          </table:table-cell>
          <table:table-cell office:value-type="date" office:date-value="2041-08-06T00:00:00" table:style-name="ce2">
            <text:p>06/08/2041</text:p>
          </table:table-cell>
          <table:table-cell office:value-type="date" office:date-value="2041-08-07T00:00:00" table:style-name="ce2">
            <text:p>07/08/2041</text:p>
          </table:table-cell>
          <table:table-cell office:value-type="date" office:date-value="2041-08-08T00:00:00" table:style-name="ce2">
            <text:p>08/08/2041</text:p>
          </table:table-cell>
          <table:table-cell office:value-type="date" office:date-value="2041-08-09T00:00:00" table:style-name="ce2">
            <text:p>09/08/2041</text:p>
          </table:table-cell>
          <table:table-cell office:value-type="date" office:date-value="2041-08-10T00:00:00" table:style-name="ce2">
            <text:p>10/08/2041</text:p>
          </table:table-cell>
          <table:table-cell office:value-type="date" office:date-value="2041-08-11T00:00:00" table:style-name="ce2">
            <text:p>11/08/2041</text:p>
          </table:table-cell>
          <table:table-cell office:value-type="date" office:date-value="2041-08-12T00:00:00" table:style-name="ce2">
            <text:p>12/08/2041</text:p>
          </table:table-cell>
          <table:table-cell office:value-type="date" office:date-value="2041-08-13T00:00:00" table:style-name="ce2">
            <text:p>13/08/2041</text:p>
          </table:table-cell>
          <table:table-cell office:value-type="date" office:date-value="2041-08-14T00:00:00" table:style-name="ce2">
            <text:p>14/08/2041</text:p>
          </table:table-cell>
          <table:table-cell office:value-type="date" office:date-value="2041-08-15T00:00:00" table:style-name="ce2">
            <text:p>15/08/2041</text:p>
          </table:table-cell>
          <table:table-cell office:value-type="date" office:date-value="2041-08-16T00:00:00" table:style-name="ce2">
            <text:p>16/08/2041</text:p>
          </table:table-cell>
          <table:table-cell office:value-type="date" office:date-value="2041-08-17T00:00:00" table:style-name="ce2">
            <text:p>17/08/2041</text:p>
          </table:table-cell>
          <table:table-cell office:value-type="date" office:date-value="2041-08-18T00:00:00" table:style-name="ce2">
            <text:p>18/08/2041</text:p>
          </table:table-cell>
          <table:table-cell office:value-type="date" office:date-value="2041-08-19T00:00:00" table:style-name="ce2">
            <text:p>19/08/2041</text:p>
          </table:table-cell>
          <table:table-cell office:value-type="date" office:date-value="2041-08-20T00:00:00" table:style-name="ce2">
            <text:p>20/08/2041</text:p>
          </table:table-cell>
          <table:table-cell office:value-type="date" office:date-value="2041-08-21T00:00:00" table:style-name="ce2">
            <text:p>21/08/2041</text:p>
          </table:table-cell>
          <table:table-cell office:value-type="date" office:date-value="2041-08-22T00:00:00" table:style-name="ce2">
            <text:p>22/08/2041</text:p>
          </table:table-cell>
          <table:table-cell office:value-type="date" office:date-value="2041-08-23T00:00:00" table:style-name="ce2">
            <text:p>23/08/2041</text:p>
          </table:table-cell>
          <table:table-cell office:value-type="date" office:date-value="2041-08-24T00:00:00" table:style-name="ce2">
            <text:p>24/08/2041</text:p>
          </table:table-cell>
          <table:table-cell office:value-type="date" office:date-value="2041-08-25T00:00:00" table:style-name="ce2">
            <text:p>25/08/2041</text:p>
          </table:table-cell>
          <table:table-cell office:value-type="date" office:date-value="2041-08-26T00:00:00" table:style-name="ce2">
            <text:p>26/08/2041</text:p>
          </table:table-cell>
          <table:table-cell office:value-type="date" office:date-value="2041-08-27T00:00:00" table:style-name="ce2">
            <text:p>27/08/2041</text:p>
          </table:table-cell>
          <table:table-cell office:value-type="date" office:date-value="2041-08-28T00:00:00" table:style-name="ce2">
            <text:p>28/08/2041</text:p>
          </table:table-cell>
          <table:table-cell office:value-type="date" office:date-value="2041-08-29T00:00:00" table:style-name="ce2">
            <text:p>29/08/2041</text:p>
          </table:table-cell>
          <table:table-cell office:value-type="date" office:date-value="2041-08-30T00:00:00" table:style-name="ce2">
            <text:p>30/08/2041</text:p>
          </table:table-cell>
          <table:table-cell office:value-type="date" office:date-value="2041-08-31T00:00:00" table:style-name="ce2">
            <text:p>31/08/2041</text:p>
          </table:table-cell>
          <table:table-cell office:value-type="date" office:date-value="2041-09-01T00:00:00" table:style-name="ce2">
            <text:p>01/09/2041</text:p>
          </table:table-cell>
          <table:table-cell office:value-type="date" office:date-value="2041-09-02T00:00:00" table:style-name="ce2">
            <text:p>02/09/2041</text:p>
          </table:table-cell>
          <table:table-cell office:value-type="date" office:date-value="2041-09-03T00:00:00" table:style-name="ce2">
            <text:p>03/09/2041</text:p>
          </table:table-cell>
          <table:table-cell office:value-type="date" office:date-value="2041-09-04T00:00:00" table:style-name="ce2">
            <text:p>04/09/2041</text:p>
          </table:table-cell>
          <table:table-cell office:value-type="date" office:date-value="2041-09-05T00:00:00" table:style-name="ce2">
            <text:p>05/09/2041</text:p>
          </table:table-cell>
          <table:table-cell office:value-type="date" office:date-value="2041-09-06T00:00:00" table:style-name="ce2">
            <text:p>06/09/2041</text:p>
          </table:table-cell>
          <table:table-cell office:value-type="date" office:date-value="2041-09-07T00:00:00" table:style-name="ce2">
            <text:p>07/09/2041</text:p>
          </table:table-cell>
          <table:table-cell office:value-type="date" office:date-value="2041-09-08T00:00:00" table:style-name="ce2">
            <text:p>08/09/2041</text:p>
          </table:table-cell>
          <table:table-cell office:value-type="date" office:date-value="2041-09-09T00:00:00" table:style-name="ce2">
            <text:p>09/09/2041</text:p>
          </table:table-cell>
          <table:table-cell office:value-type="date" office:date-value="2041-09-10T00:00:00" table:style-name="ce2">
            <text:p>10/09/2041</text:p>
          </table:table-cell>
          <table:table-cell office:value-type="date" office:date-value="2041-09-11T00:00:00" table:style-name="ce2">
            <text:p>11/09/2041</text:p>
          </table:table-cell>
          <table:table-cell office:value-type="date" office:date-value="2041-09-12T00:00:00" table:style-name="ce2">
            <text:p>12/09/2041</text:p>
          </table:table-cell>
          <table:table-cell office:value-type="date" office:date-value="2041-09-13T00:00:00" table:style-name="ce2">
            <text:p>13/09/2041</text:p>
          </table:table-cell>
          <table:table-cell office:value-type="date" office:date-value="2041-09-14T00:00:00" table:style-name="ce2">
            <text:p>14/09/2041</text:p>
          </table:table-cell>
          <table:table-cell office:value-type="date" office:date-value="2041-09-15T00:00:00" table:style-name="ce2">
            <text:p>15/09/2041</text:p>
          </table:table-cell>
          <table:table-cell office:value-type="date" office:date-value="2041-09-16T00:00:00" table:style-name="ce2">
            <text:p>16/09/2041</text:p>
          </table:table-cell>
          <table:table-cell office:value-type="date" office:date-value="2041-09-17T00:00:00" table:style-name="ce2">
            <text:p>17/09/2041</text:p>
          </table:table-cell>
          <table:table-cell office:value-type="date" office:date-value="2041-09-18T00:00:00" table:style-name="ce2">
            <text:p>18/09/2041</text:p>
          </table:table-cell>
          <table:table-cell office:value-type="date" office:date-value="2041-09-19T00:00:00" table:style-name="ce2">
            <text:p>19/09/2041</text:p>
          </table:table-cell>
          <table:table-cell office:value-type="date" office:date-value="2041-09-20T00:00:00" table:style-name="ce2">
            <text:p>20/09/2041</text:p>
          </table:table-cell>
          <table:table-cell office:value-type="date" office:date-value="2041-09-21T00:00:00" table:style-name="ce2">
            <text:p>21/09/2041</text:p>
          </table:table-cell>
          <table:table-cell office:value-type="date" office:date-value="2041-09-22T00:00:00" table:style-name="ce2">
            <text:p>22/09/2041</text:p>
          </table:table-cell>
          <table:table-cell office:value-type="date" office:date-value="2041-09-23T00:00:00" table:style-name="ce2">
            <text:p>23/09/2041</text:p>
          </table:table-cell>
          <table:table-cell office:value-type="date" office:date-value="2041-09-24T00:00:00" table:style-name="ce2">
            <text:p>24/09/2041</text:p>
          </table:table-cell>
          <table:table-cell office:value-type="date" office:date-value="2041-09-25T00:00:00" table:style-name="ce2">
            <text:p>25/09/2041</text:p>
          </table:table-cell>
          <table:table-cell office:value-type="date" office:date-value="2041-09-26T00:00:00" table:style-name="ce2">
            <text:p>26/09/2041</text:p>
          </table:table-cell>
          <table:table-cell office:value-type="date" office:date-value="2041-09-27T00:00:00" table:style-name="ce2">
            <text:p>27/09/2041</text:p>
          </table:table-cell>
          <table:table-cell office:value-type="date" office:date-value="2041-09-28T00:00:00" table:style-name="ce2">
            <text:p>28/09/2041</text:p>
          </table:table-cell>
          <table:table-cell office:value-type="date" office:date-value="2041-09-29T00:00:00" table:style-name="ce2">
            <text:p>29/09/2041</text:p>
          </table:table-cell>
          <table:table-cell office:value-type="date" office:date-value="2041-09-30T00:00:00" table:style-name="ce2">
            <text:p>30/09/2041</text:p>
          </table:table-cell>
          <table:table-cell office:value-type="date" office:date-value="2041-10-01T00:00:00" table:style-name="ce2">
            <text:p>01/10/2041</text:p>
          </table:table-cell>
          <table:table-cell office:value-type="date" office:date-value="2041-10-02T00:00:00" table:style-name="ce2">
            <text:p>02/10/2041</text:p>
          </table:table-cell>
          <table:table-cell office:value-type="date" office:date-value="2041-10-03T00:00:00" table:style-name="ce2">
            <text:p>03/10/2041</text:p>
          </table:table-cell>
          <table:table-cell office:value-type="date" office:date-value="2041-10-04T00:00:00" table:style-name="ce2">
            <text:p>04/10/2041</text:p>
          </table:table-cell>
          <table:table-cell office:value-type="date" office:date-value="2041-10-05T00:00:00" table:style-name="ce2">
            <text:p>05/10/2041</text:p>
          </table:table-cell>
          <table:table-cell office:value-type="date" office:date-value="2041-10-06T00:00:00" table:style-name="ce2">
            <text:p>06/10/2041</text:p>
          </table:table-cell>
          <table:table-cell office:value-type="date" office:date-value="2041-10-07T00:00:00" table:style-name="ce2">
            <text:p>07/10/2041</text:p>
          </table:table-cell>
          <table:table-cell office:value-type="date" office:date-value="2041-10-08T00:00:00" table:style-name="ce2">
            <text:p>08/10/2041</text:p>
          </table:table-cell>
          <table:table-cell office:value-type="date" office:date-value="2041-10-09T00:00:00" table:style-name="ce2">
            <text:p>09/10/2041</text:p>
          </table:table-cell>
          <table:table-cell office:value-type="date" office:date-value="2041-10-10T00:00:00" table:style-name="ce2">
            <text:p>10/10/2041</text:p>
          </table:table-cell>
          <table:table-cell office:value-type="date" office:date-value="2041-10-11T00:00:00" table:style-name="ce2">
            <text:p>11/10/2041</text:p>
          </table:table-cell>
          <table:table-cell office:value-type="date" office:date-value="2041-10-12T00:00:00" table:style-name="ce2">
            <text:p>12/10/2041</text:p>
          </table:table-cell>
          <table:table-cell office:value-type="date" office:date-value="2041-10-13T00:00:00" table:style-name="ce2">
            <text:p>13/10/2041</text:p>
          </table:table-cell>
          <table:table-cell office:value-type="date" office:date-value="2041-10-14T00:00:00" table:style-name="ce2">
            <text:p>14/10/2041</text:p>
          </table:table-cell>
          <table:table-cell office:value-type="date" office:date-value="2041-10-15T00:00:00" table:style-name="ce2">
            <text:p>15/10/2041</text:p>
          </table:table-cell>
          <table:table-cell office:value-type="date" office:date-value="2041-10-16T00:00:00" table:style-name="ce2">
            <text:p>16/10/2041</text:p>
          </table:table-cell>
          <table:table-cell office:value-type="date" office:date-value="2041-10-17T00:00:00" table:style-name="ce2">
            <text:p>17/10/2041</text:p>
          </table:table-cell>
          <table:table-cell office:value-type="date" office:date-value="2041-10-18T00:00:00" table:style-name="ce2">
            <text:p>18/10/2041</text:p>
          </table:table-cell>
          <table:table-cell office:value-type="date" office:date-value="2041-10-19T00:00:00" table:style-name="ce2">
            <text:p>19/10/2041</text:p>
          </table:table-cell>
          <table:table-cell office:value-type="date" office:date-value="2041-10-20T00:00:00" table:style-name="ce2">
            <text:p>20/10/2041</text:p>
          </table:table-cell>
          <table:table-cell office:value-type="date" office:date-value="2041-10-21T00:00:00" table:style-name="ce2">
            <text:p>21/10/2041</text:p>
          </table:table-cell>
          <table:table-cell office:value-type="date" office:date-value="2041-10-22T00:00:00" table:style-name="ce2">
            <text:p>22/10/2041</text:p>
          </table:table-cell>
          <table:table-cell office:value-type="date" office:date-value="2041-10-23T00:00:00" table:style-name="ce2">
            <text:p>23/10/2041</text:p>
          </table:table-cell>
          <table:table-cell office:value-type="date" office:date-value="2041-10-24T00:00:00" table:style-name="ce2">
            <text:p>24/10/2041</text:p>
          </table:table-cell>
          <table:table-cell office:value-type="date" office:date-value="2041-10-25T00:00:00" table:style-name="ce2">
            <text:p>25/10/2041</text:p>
          </table:table-cell>
          <table:table-cell table:number-columns-repeated="16284"/>
        </table:table-row>
        <table:table-row table:style-name="ro1">
          <table:table-cell office:value-type="date" office:date-value="2041-10-26T00:00:00" table:style-name="ce2">
            <text:p>26/10/2041</text:p>
          </table:table-cell>
          <table:table-cell office:value-type="date" office:date-value="2041-10-27T00:00:00" table:style-name="ce2">
            <text:p>27/10/2041</text:p>
          </table:table-cell>
          <table:table-cell office:value-type="date" office:date-value="2041-10-28T00:00:00" table:style-name="ce2">
            <text:p>28/10/2041</text:p>
          </table:table-cell>
          <table:table-cell office:value-type="date" office:date-value="2041-10-29T00:00:00" table:style-name="ce2">
            <text:p>29/10/2041</text:p>
          </table:table-cell>
          <table:table-cell office:value-type="date" office:date-value="2041-10-30T00:00:00" table:style-name="ce2">
            <text:p>30/10/2041</text:p>
          </table:table-cell>
          <table:table-cell office:value-type="date" office:date-value="2041-10-31T00:00:00" table:style-name="ce2">
            <text:p>31/10/2041</text:p>
          </table:table-cell>
          <table:table-cell office:value-type="date" office:date-value="2041-11-01T00:00:00" table:style-name="ce2">
            <text:p>01/11/2041</text:p>
          </table:table-cell>
          <table:table-cell office:value-type="date" office:date-value="2041-11-02T00:00:00" table:style-name="ce2">
            <text:p>02/11/2041</text:p>
          </table:table-cell>
          <table:table-cell office:value-type="date" office:date-value="2041-11-03T00:00:00" table:style-name="ce2">
            <text:p>03/11/2041</text:p>
          </table:table-cell>
          <table:table-cell office:value-type="date" office:date-value="2041-11-04T00:00:00" table:style-name="ce2">
            <text:p>04/11/2041</text:p>
          </table:table-cell>
          <table:table-cell office:value-type="date" office:date-value="2041-11-05T00:00:00" table:style-name="ce2">
            <text:p>05/11/2041</text:p>
          </table:table-cell>
          <table:table-cell office:value-type="date" office:date-value="2041-11-06T00:00:00" table:style-name="ce2">
            <text:p>06/11/2041</text:p>
          </table:table-cell>
          <table:table-cell office:value-type="date" office:date-value="2041-11-07T00:00:00" table:style-name="ce2">
            <text:p>07/11/2041</text:p>
          </table:table-cell>
          <table:table-cell office:value-type="date" office:date-value="2041-11-08T00:00:00" table:style-name="ce2">
            <text:p>08/11/2041</text:p>
          </table:table-cell>
          <table:table-cell office:value-type="date" office:date-value="2041-11-09T00:00:00" table:style-name="ce2">
            <text:p>09/11/2041</text:p>
          </table:table-cell>
          <table:table-cell office:value-type="date" office:date-value="2041-11-10T00:00:00" table:style-name="ce2">
            <text:p>10/11/2041</text:p>
          </table:table-cell>
          <table:table-cell office:value-type="date" office:date-value="2041-11-11T00:00:00" table:style-name="ce2">
            <text:p>11/11/2041</text:p>
          </table:table-cell>
          <table:table-cell office:value-type="date" office:date-value="2041-11-12T00:00:00" table:style-name="ce2">
            <text:p>12/11/2041</text:p>
          </table:table-cell>
          <table:table-cell office:value-type="date" office:date-value="2041-11-13T00:00:00" table:style-name="ce2">
            <text:p>13/11/2041</text:p>
          </table:table-cell>
          <table:table-cell office:value-type="date" office:date-value="2041-11-14T00:00:00" table:style-name="ce2">
            <text:p>14/11/2041</text:p>
          </table:table-cell>
          <table:table-cell office:value-type="date" office:date-value="2041-11-15T00:00:00" table:style-name="ce2">
            <text:p>15/11/2041</text:p>
          </table:table-cell>
          <table:table-cell office:value-type="date" office:date-value="2041-11-16T00:00:00" table:style-name="ce2">
            <text:p>16/11/2041</text:p>
          </table:table-cell>
          <table:table-cell office:value-type="date" office:date-value="2041-11-17T00:00:00" table:style-name="ce2">
            <text:p>17/11/2041</text:p>
          </table:table-cell>
          <table:table-cell office:value-type="date" office:date-value="2041-11-18T00:00:00" table:style-name="ce2">
            <text:p>18/11/2041</text:p>
          </table:table-cell>
          <table:table-cell office:value-type="date" office:date-value="2041-11-19T00:00:00" table:style-name="ce2">
            <text:p>19/11/2041</text:p>
          </table:table-cell>
          <table:table-cell office:value-type="date" office:date-value="2041-11-20T00:00:00" table:style-name="ce2">
            <text:p>20/11/2041</text:p>
          </table:table-cell>
          <table:table-cell office:value-type="date" office:date-value="2041-11-21T00:00:00" table:style-name="ce2">
            <text:p>21/11/2041</text:p>
          </table:table-cell>
          <table:table-cell office:value-type="date" office:date-value="2041-11-22T00:00:00" table:style-name="ce2">
            <text:p>22/11/2041</text:p>
          </table:table-cell>
          <table:table-cell office:value-type="date" office:date-value="2041-11-23T00:00:00" table:style-name="ce2">
            <text:p>23/11/2041</text:p>
          </table:table-cell>
          <table:table-cell office:value-type="date" office:date-value="2041-11-24T00:00:00" table:style-name="ce2">
            <text:p>24/11/2041</text:p>
          </table:table-cell>
          <table:table-cell office:value-type="date" office:date-value="2041-11-25T00:00:00" table:style-name="ce2">
            <text:p>25/11/2041</text:p>
          </table:table-cell>
          <table:table-cell office:value-type="date" office:date-value="2041-11-26T00:00:00" table:style-name="ce2">
            <text:p>26/11/2041</text:p>
          </table:table-cell>
          <table:table-cell office:value-type="date" office:date-value="2041-11-27T00:00:00" table:style-name="ce2">
            <text:p>27/11/2041</text:p>
          </table:table-cell>
          <table:table-cell office:value-type="date" office:date-value="2041-11-28T00:00:00" table:style-name="ce2">
            <text:p>28/11/2041</text:p>
          </table:table-cell>
          <table:table-cell office:value-type="date" office:date-value="2041-11-29T00:00:00" table:style-name="ce2">
            <text:p>29/11/2041</text:p>
          </table:table-cell>
          <table:table-cell office:value-type="date" office:date-value="2041-11-30T00:00:00" table:style-name="ce2">
            <text:p>30/11/2041</text:p>
          </table:table-cell>
          <table:table-cell office:value-type="date" office:date-value="2041-12-01T00:00:00" table:style-name="ce2">
            <text:p>01/12/2041</text:p>
          </table:table-cell>
          <table:table-cell office:value-type="date" office:date-value="2041-12-02T00:00:00" table:style-name="ce2">
            <text:p>02/12/2041</text:p>
          </table:table-cell>
          <table:table-cell office:value-type="date" office:date-value="2041-12-03T00:00:00" table:style-name="ce2">
            <text:p>03/12/2041</text:p>
          </table:table-cell>
          <table:table-cell office:value-type="date" office:date-value="2041-12-04T00:00:00" table:style-name="ce2">
            <text:p>04/12/2041</text:p>
          </table:table-cell>
          <table:table-cell office:value-type="date" office:date-value="2041-12-05T00:00:00" table:style-name="ce2">
            <text:p>05/12/2041</text:p>
          </table:table-cell>
          <table:table-cell office:value-type="date" office:date-value="2041-12-06T00:00:00" table:style-name="ce2">
            <text:p>06/12/2041</text:p>
          </table:table-cell>
          <table:table-cell office:value-type="date" office:date-value="2041-12-07T00:00:00" table:style-name="ce2">
            <text:p>07/12/2041</text:p>
          </table:table-cell>
          <table:table-cell office:value-type="date" office:date-value="2041-12-08T00:00:00" table:style-name="ce2">
            <text:p>08/12/2041</text:p>
          </table:table-cell>
          <table:table-cell office:value-type="date" office:date-value="2041-12-09T00:00:00" table:style-name="ce2">
            <text:p>09/12/2041</text:p>
          </table:table-cell>
          <table:table-cell office:value-type="date" office:date-value="2041-12-10T00:00:00" table:style-name="ce2">
            <text:p>10/12/2041</text:p>
          </table:table-cell>
          <table:table-cell office:value-type="date" office:date-value="2041-12-11T00:00:00" table:style-name="ce2">
            <text:p>11/12/2041</text:p>
          </table:table-cell>
          <table:table-cell office:value-type="date" office:date-value="2041-12-12T00:00:00" table:style-name="ce2">
            <text:p>12/12/2041</text:p>
          </table:table-cell>
          <table:table-cell office:value-type="date" office:date-value="2041-12-13T00:00:00" table:style-name="ce2">
            <text:p>13/12/2041</text:p>
          </table:table-cell>
          <table:table-cell office:value-type="date" office:date-value="2041-12-14T00:00:00" table:style-name="ce2">
            <text:p>14/12/2041</text:p>
          </table:table-cell>
          <table:table-cell office:value-type="date" office:date-value="2041-12-15T00:00:00" table:style-name="ce2">
            <text:p>15/12/2041</text:p>
          </table:table-cell>
          <table:table-cell office:value-type="date" office:date-value="2041-12-16T00:00:00" table:style-name="ce2">
            <text:p>16/12/2041</text:p>
          </table:table-cell>
          <table:table-cell office:value-type="date" office:date-value="2041-12-17T00:00:00" table:style-name="ce2">
            <text:p>17/12/2041</text:p>
          </table:table-cell>
          <table:table-cell office:value-type="date" office:date-value="2041-12-18T00:00:00" table:style-name="ce2">
            <text:p>18/12/2041</text:p>
          </table:table-cell>
          <table:table-cell office:value-type="date" office:date-value="2041-12-19T00:00:00" table:style-name="ce2">
            <text:p>19/12/2041</text:p>
          </table:table-cell>
          <table:table-cell office:value-type="date" office:date-value="2041-12-20T00:00:00" table:style-name="ce2">
            <text:p>20/12/2041</text:p>
          </table:table-cell>
          <table:table-cell office:value-type="date" office:date-value="2041-12-21T00:00:00" table:style-name="ce2">
            <text:p>21/12/2041</text:p>
          </table:table-cell>
          <table:table-cell office:value-type="date" office:date-value="2041-12-22T00:00:00" table:style-name="ce2">
            <text:p>22/12/2041</text:p>
          </table:table-cell>
          <table:table-cell office:value-type="date" office:date-value="2041-12-23T00:00:00" table:style-name="ce2">
            <text:p>23/12/2041</text:p>
          </table:table-cell>
          <table:table-cell office:value-type="date" office:date-value="2041-12-24T00:00:00" table:style-name="ce2">
            <text:p>24/12/2041</text:p>
          </table:table-cell>
          <table:table-cell office:value-type="date" office:date-value="2041-12-25T00:00:00" table:style-name="ce2">
            <text:p>25/12/2041</text:p>
          </table:table-cell>
          <table:table-cell office:value-type="date" office:date-value="2041-12-26T00:00:00" table:style-name="ce2">
            <text:p>26/12/2041</text:p>
          </table:table-cell>
          <table:table-cell office:value-type="date" office:date-value="2041-12-27T00:00:00" table:style-name="ce2">
            <text:p>27/12/2041</text:p>
          </table:table-cell>
          <table:table-cell office:value-type="date" office:date-value="2041-12-28T00:00:00" table:style-name="ce2">
            <text:p>28/12/2041</text:p>
          </table:table-cell>
          <table:table-cell office:value-type="date" office:date-value="2041-12-29T00:00:00" table:style-name="ce2">
            <text:p>29/12/2041</text:p>
          </table:table-cell>
          <table:table-cell office:value-type="date" office:date-value="2041-12-30T00:00:00" table:style-name="ce2">
            <text:p>30/12/2041</text:p>
          </table:table-cell>
          <table:table-cell office:value-type="date" office:date-value="2041-12-31T00:00:00" table:style-name="ce2">
            <text:p>31/12/2041</text:p>
          </table:table-cell>
          <table:table-cell office:value-type="date" office:date-value="2042-01-01T00:00:00" table:style-name="ce2">
            <text:p>01/01/2042</text:p>
          </table:table-cell>
          <table:table-cell office:value-type="date" office:date-value="2042-01-02T00:00:00" table:style-name="ce2">
            <text:p>02/01/2042</text:p>
          </table:table-cell>
          <table:table-cell office:value-type="date" office:date-value="2042-01-03T00:00:00" table:style-name="ce2">
            <text:p>03/01/2042</text:p>
          </table:table-cell>
          <table:table-cell office:value-type="date" office:date-value="2042-01-04T00:00:00" table:style-name="ce2">
            <text:p>04/01/2042</text:p>
          </table:table-cell>
          <table:table-cell office:value-type="date" office:date-value="2042-01-05T00:00:00" table:style-name="ce2">
            <text:p>05/01/2042</text:p>
          </table:table-cell>
          <table:table-cell office:value-type="date" office:date-value="2042-01-06T00:00:00" table:style-name="ce2">
            <text:p>06/01/2042</text:p>
          </table:table-cell>
          <table:table-cell office:value-type="date" office:date-value="2042-01-07T00:00:00" table:style-name="ce2">
            <text:p>07/01/2042</text:p>
          </table:table-cell>
          <table:table-cell office:value-type="date" office:date-value="2042-01-08T00:00:00" table:style-name="ce2">
            <text:p>08/01/2042</text:p>
          </table:table-cell>
          <table:table-cell office:value-type="date" office:date-value="2042-01-09T00:00:00" table:style-name="ce2">
            <text:p>09/01/2042</text:p>
          </table:table-cell>
          <table:table-cell office:value-type="date" office:date-value="2042-01-10T00:00:00" table:style-name="ce2">
            <text:p>10/01/2042</text:p>
          </table:table-cell>
          <table:table-cell office:value-type="date" office:date-value="2042-01-11T00:00:00" table:style-name="ce2">
            <text:p>11/01/2042</text:p>
          </table:table-cell>
          <table:table-cell office:value-type="date" office:date-value="2042-01-12T00:00:00" table:style-name="ce2">
            <text:p>12/01/2042</text:p>
          </table:table-cell>
          <table:table-cell office:value-type="date" office:date-value="2042-01-13T00:00:00" table:style-name="ce2">
            <text:p>13/01/2042</text:p>
          </table:table-cell>
          <table:table-cell office:value-type="date" office:date-value="2042-01-14T00:00:00" table:style-name="ce2">
            <text:p>14/01/2042</text:p>
          </table:table-cell>
          <table:table-cell office:value-type="date" office:date-value="2042-01-15T00:00:00" table:style-name="ce2">
            <text:p>15/01/2042</text:p>
          </table:table-cell>
          <table:table-cell office:value-type="date" office:date-value="2042-01-16T00:00:00" table:style-name="ce2">
            <text:p>16/01/2042</text:p>
          </table:table-cell>
          <table:table-cell office:value-type="date" office:date-value="2042-01-17T00:00:00" table:style-name="ce2">
            <text:p>17/01/2042</text:p>
          </table:table-cell>
          <table:table-cell office:value-type="date" office:date-value="2042-01-18T00:00:00" table:style-name="ce2">
            <text:p>18/01/2042</text:p>
          </table:table-cell>
          <table:table-cell office:value-type="date" office:date-value="2042-01-19T00:00:00" table:style-name="ce2">
            <text:p>19/01/2042</text:p>
          </table:table-cell>
          <table:table-cell office:value-type="date" office:date-value="2042-01-20T00:00:00" table:style-name="ce2">
            <text:p>20/01/2042</text:p>
          </table:table-cell>
          <table:table-cell office:value-type="date" office:date-value="2042-01-21T00:00:00" table:style-name="ce2">
            <text:p>21/01/2042</text:p>
          </table:table-cell>
          <table:table-cell office:value-type="date" office:date-value="2042-01-22T00:00:00" table:style-name="ce2">
            <text:p>22/01/2042</text:p>
          </table:table-cell>
          <table:table-cell office:value-type="date" office:date-value="2042-01-23T00:00:00" table:style-name="ce2">
            <text:p>23/01/2042</text:p>
          </table:table-cell>
          <table:table-cell office:value-type="date" office:date-value="2042-01-24T00:00:00" table:style-name="ce2">
            <text:p>24/01/2042</text:p>
          </table:table-cell>
          <table:table-cell office:value-type="date" office:date-value="2042-01-25T00:00:00" table:style-name="ce2">
            <text:p>25/01/2042</text:p>
          </table:table-cell>
          <table:table-cell office:value-type="date" office:date-value="2042-01-26T00:00:00" table:style-name="ce2">
            <text:p>26/01/2042</text:p>
          </table:table-cell>
          <table:table-cell office:value-type="date" office:date-value="2042-01-27T00:00:00" table:style-name="ce2">
            <text:p>27/01/2042</text:p>
          </table:table-cell>
          <table:table-cell office:value-type="date" office:date-value="2042-01-28T00:00:00" table:style-name="ce2">
            <text:p>28/01/2042</text:p>
          </table:table-cell>
          <table:table-cell office:value-type="date" office:date-value="2042-01-29T00:00:00" table:style-name="ce2">
            <text:p>29/01/2042</text:p>
          </table:table-cell>
          <table:table-cell office:value-type="date" office:date-value="2042-01-30T00:00:00" table:style-name="ce2">
            <text:p>30/01/2042</text:p>
          </table:table-cell>
          <table:table-cell office:value-type="date" office:date-value="2042-01-31T00:00:00" table:style-name="ce2">
            <text:p>31/01/2042</text:p>
          </table:table-cell>
          <table:table-cell office:value-type="date" office:date-value="2042-02-01T00:00:00" table:style-name="ce2">
            <text:p>01/02/2042</text:p>
          </table:table-cell>
          <table:table-cell office:value-type="date" office:date-value="2042-02-02T00:00:00" table:style-name="ce2">
            <text:p>02/02/2042</text:p>
          </table:table-cell>
          <table:table-cell table:number-columns-repeated="16284"/>
        </table:table-row>
        <table:table-row table:style-name="ro1">
          <table:table-cell office:value-type="date" office:date-value="2042-02-03T00:00:00" table:style-name="ce2">
            <text:p>03/02/2042</text:p>
          </table:table-cell>
          <table:table-cell office:value-type="date" office:date-value="2042-02-04T00:00:00" table:style-name="ce2">
            <text:p>04/02/2042</text:p>
          </table:table-cell>
          <table:table-cell office:value-type="date" office:date-value="2042-02-05T00:00:00" table:style-name="ce2">
            <text:p>05/02/2042</text:p>
          </table:table-cell>
          <table:table-cell office:value-type="date" office:date-value="2042-02-06T00:00:00" table:style-name="ce2">
            <text:p>06/02/2042</text:p>
          </table:table-cell>
          <table:table-cell office:value-type="date" office:date-value="2042-02-07T00:00:00" table:style-name="ce2">
            <text:p>07/02/2042</text:p>
          </table:table-cell>
          <table:table-cell office:value-type="date" office:date-value="2042-02-08T00:00:00" table:style-name="ce2">
            <text:p>08/02/2042</text:p>
          </table:table-cell>
          <table:table-cell office:value-type="date" office:date-value="2042-02-09T00:00:00" table:style-name="ce2">
            <text:p>09/02/2042</text:p>
          </table:table-cell>
          <table:table-cell office:value-type="date" office:date-value="2042-02-10T00:00:00" table:style-name="ce2">
            <text:p>10/02/2042</text:p>
          </table:table-cell>
          <table:table-cell office:value-type="date" office:date-value="2042-02-11T00:00:00" table:style-name="ce2">
            <text:p>11/02/2042</text:p>
          </table:table-cell>
          <table:table-cell office:value-type="date" office:date-value="2042-02-12T00:00:00" table:style-name="ce2">
            <text:p>12/02/2042</text:p>
          </table:table-cell>
          <table:table-cell office:value-type="date" office:date-value="2042-02-13T00:00:00" table:style-name="ce2">
            <text:p>13/02/2042</text:p>
          </table:table-cell>
          <table:table-cell office:value-type="date" office:date-value="2042-02-14T00:00:00" table:style-name="ce2">
            <text:p>14/02/2042</text:p>
          </table:table-cell>
          <table:table-cell office:value-type="date" office:date-value="2042-02-15T00:00:00" table:style-name="ce2">
            <text:p>15/02/2042</text:p>
          </table:table-cell>
          <table:table-cell office:value-type="date" office:date-value="2042-02-16T00:00:00" table:style-name="ce2">
            <text:p>16/02/2042</text:p>
          </table:table-cell>
          <table:table-cell office:value-type="date" office:date-value="2042-02-17T00:00:00" table:style-name="ce2">
            <text:p>17/02/2042</text:p>
          </table:table-cell>
          <table:table-cell office:value-type="date" office:date-value="2042-02-18T00:00:00" table:style-name="ce2">
            <text:p>18/02/2042</text:p>
          </table:table-cell>
          <table:table-cell office:value-type="date" office:date-value="2042-02-19T00:00:00" table:style-name="ce2">
            <text:p>19/02/2042</text:p>
          </table:table-cell>
          <table:table-cell office:value-type="date" office:date-value="2042-02-20T00:00:00" table:style-name="ce2">
            <text:p>20/02/2042</text:p>
          </table:table-cell>
          <table:table-cell office:value-type="date" office:date-value="2042-02-21T00:00:00" table:style-name="ce2">
            <text:p>21/02/2042</text:p>
          </table:table-cell>
          <table:table-cell office:value-type="date" office:date-value="2042-02-22T00:00:00" table:style-name="ce2">
            <text:p>22/02/2042</text:p>
          </table:table-cell>
          <table:table-cell office:value-type="date" office:date-value="2042-02-23T00:00:00" table:style-name="ce2">
            <text:p>23/02/2042</text:p>
          </table:table-cell>
          <table:table-cell office:value-type="date" office:date-value="2042-02-24T00:00:00" table:style-name="ce2">
            <text:p>24/02/2042</text:p>
          </table:table-cell>
          <table:table-cell office:value-type="date" office:date-value="2042-02-25T00:00:00" table:style-name="ce2">
            <text:p>25/02/2042</text:p>
          </table:table-cell>
          <table:table-cell office:value-type="date" office:date-value="2042-02-26T00:00:00" table:style-name="ce2">
            <text:p>26/02/2042</text:p>
          </table:table-cell>
          <table:table-cell office:value-type="date" office:date-value="2042-02-27T00:00:00" table:style-name="ce2">
            <text:p>27/02/2042</text:p>
          </table:table-cell>
          <table:table-cell office:value-type="date" office:date-value="2042-02-28T00:00:00" table:style-name="ce2">
            <text:p>28/02/2042</text:p>
          </table:table-cell>
          <table:table-cell office:value-type="date" office:date-value="2042-03-01T00:00:00" table:style-name="ce2">
            <text:p>01/03/2042</text:p>
          </table:table-cell>
          <table:table-cell office:value-type="date" office:date-value="2042-03-02T00:00:00" table:style-name="ce2">
            <text:p>02/03/2042</text:p>
          </table:table-cell>
          <table:table-cell office:value-type="date" office:date-value="2042-03-03T00:00:00" table:style-name="ce2">
            <text:p>03/03/2042</text:p>
          </table:table-cell>
          <table:table-cell office:value-type="date" office:date-value="2042-03-04T00:00:00" table:style-name="ce2">
            <text:p>04/03/2042</text:p>
          </table:table-cell>
          <table:table-cell office:value-type="date" office:date-value="2042-03-05T00:00:00" table:style-name="ce2">
            <text:p>05/03/2042</text:p>
          </table:table-cell>
          <table:table-cell office:value-type="date" office:date-value="2042-03-06T00:00:00" table:style-name="ce2">
            <text:p>06/03/2042</text:p>
          </table:table-cell>
          <table:table-cell office:value-type="date" office:date-value="2042-03-07T00:00:00" table:style-name="ce2">
            <text:p>07/03/2042</text:p>
          </table:table-cell>
          <table:table-cell office:value-type="date" office:date-value="2042-03-08T00:00:00" table:style-name="ce2">
            <text:p>08/03/2042</text:p>
          </table:table-cell>
          <table:table-cell office:value-type="date" office:date-value="2042-03-09T00:00:00" table:style-name="ce2">
            <text:p>09/03/2042</text:p>
          </table:table-cell>
          <table:table-cell office:value-type="date" office:date-value="2042-03-10T00:00:00" table:style-name="ce2">
            <text:p>10/03/2042</text:p>
          </table:table-cell>
          <table:table-cell office:value-type="date" office:date-value="2042-03-11T00:00:00" table:style-name="ce2">
            <text:p>11/03/2042</text:p>
          </table:table-cell>
          <table:table-cell office:value-type="date" office:date-value="2042-03-12T00:00:00" table:style-name="ce2">
            <text:p>12/03/2042</text:p>
          </table:table-cell>
          <table:table-cell office:value-type="date" office:date-value="2042-03-13T00:00:00" table:style-name="ce2">
            <text:p>13/03/2042</text:p>
          </table:table-cell>
          <table:table-cell office:value-type="date" office:date-value="2042-03-14T00:00:00" table:style-name="ce2">
            <text:p>14/03/2042</text:p>
          </table:table-cell>
          <table:table-cell office:value-type="date" office:date-value="2042-03-15T00:00:00" table:style-name="ce2">
            <text:p>15/03/2042</text:p>
          </table:table-cell>
          <table:table-cell office:value-type="date" office:date-value="2042-03-16T00:00:00" table:style-name="ce2">
            <text:p>16/03/2042</text:p>
          </table:table-cell>
          <table:table-cell office:value-type="date" office:date-value="2042-03-17T00:00:00" table:style-name="ce2">
            <text:p>17/03/2042</text:p>
          </table:table-cell>
          <table:table-cell office:value-type="date" office:date-value="2042-03-18T00:00:00" table:style-name="ce2">
            <text:p>18/03/2042</text:p>
          </table:table-cell>
          <table:table-cell office:value-type="date" office:date-value="2042-03-19T00:00:00" table:style-name="ce2">
            <text:p>19/03/2042</text:p>
          </table:table-cell>
          <table:table-cell office:value-type="date" office:date-value="2042-03-20T00:00:00" table:style-name="ce2">
            <text:p>20/03/2042</text:p>
          </table:table-cell>
          <table:table-cell office:value-type="date" office:date-value="2042-03-21T00:00:00" table:style-name="ce2">
            <text:p>21/03/2042</text:p>
          </table:table-cell>
          <table:table-cell office:value-type="date" office:date-value="2042-03-22T00:00:00" table:style-name="ce2">
            <text:p>22/03/2042</text:p>
          </table:table-cell>
          <table:table-cell office:value-type="date" office:date-value="2042-03-23T00:00:00" table:style-name="ce2">
            <text:p>23/03/2042</text:p>
          </table:table-cell>
          <table:table-cell office:value-type="date" office:date-value="2042-03-24T00:00:00" table:style-name="ce2">
            <text:p>24/03/2042</text:p>
          </table:table-cell>
          <table:table-cell office:value-type="date" office:date-value="2042-03-25T00:00:00" table:style-name="ce2">
            <text:p>25/03/2042</text:p>
          </table:table-cell>
          <table:table-cell office:value-type="date" office:date-value="2042-03-26T00:00:00" table:style-name="ce2">
            <text:p>26/03/2042</text:p>
          </table:table-cell>
          <table:table-cell office:value-type="date" office:date-value="2042-03-27T00:00:00" table:style-name="ce2">
            <text:p>27/03/2042</text:p>
          </table:table-cell>
          <table:table-cell office:value-type="date" office:date-value="2042-03-28T00:00:00" table:style-name="ce2">
            <text:p>28/03/2042</text:p>
          </table:table-cell>
          <table:table-cell office:value-type="date" office:date-value="2042-03-29T00:00:00" table:style-name="ce2">
            <text:p>29/03/2042</text:p>
          </table:table-cell>
          <table:table-cell office:value-type="date" office:date-value="2042-03-30T00:00:00" table:style-name="ce2">
            <text:p>30/03/2042</text:p>
          </table:table-cell>
          <table:table-cell office:value-type="date" office:date-value="2042-03-31T00:00:00" table:style-name="ce2">
            <text:p>31/03/2042</text:p>
          </table:table-cell>
          <table:table-cell office:value-type="date" office:date-value="2042-04-01T00:00:00" table:style-name="ce2">
            <text:p>01/04/2042</text:p>
          </table:table-cell>
          <table:table-cell office:value-type="date" office:date-value="2042-04-02T00:00:00" table:style-name="ce2">
            <text:p>02/04/2042</text:p>
          </table:table-cell>
          <table:table-cell office:value-type="date" office:date-value="2042-04-03T00:00:00" table:style-name="ce2">
            <text:p>03/04/2042</text:p>
          </table:table-cell>
          <table:table-cell office:value-type="date" office:date-value="2042-04-04T00:00:00" table:style-name="ce2">
            <text:p>04/04/2042</text:p>
          </table:table-cell>
          <table:table-cell office:value-type="date" office:date-value="2042-04-05T00:00:00" table:style-name="ce2">
            <text:p>05/04/2042</text:p>
          </table:table-cell>
          <table:table-cell office:value-type="date" office:date-value="2042-04-06T00:00:00" table:style-name="ce2">
            <text:p>06/04/2042</text:p>
          </table:table-cell>
          <table:table-cell office:value-type="date" office:date-value="2042-04-07T00:00:00" table:style-name="ce2">
            <text:p>07/04/2042</text:p>
          </table:table-cell>
          <table:table-cell office:value-type="date" office:date-value="2042-04-08T00:00:00" table:style-name="ce2">
            <text:p>08/04/2042</text:p>
          </table:table-cell>
          <table:table-cell office:value-type="date" office:date-value="2042-04-09T00:00:00" table:style-name="ce2">
            <text:p>09/04/2042</text:p>
          </table:table-cell>
          <table:table-cell office:value-type="date" office:date-value="2042-04-10T00:00:00" table:style-name="ce2">
            <text:p>10/04/2042</text:p>
          </table:table-cell>
          <table:table-cell office:value-type="date" office:date-value="2042-04-11T00:00:00" table:style-name="ce2">
            <text:p>11/04/2042</text:p>
          </table:table-cell>
          <table:table-cell office:value-type="date" office:date-value="2042-04-12T00:00:00" table:style-name="ce2">
            <text:p>12/04/2042</text:p>
          </table:table-cell>
          <table:table-cell office:value-type="date" office:date-value="2042-04-13T00:00:00" table:style-name="ce2">
            <text:p>13/04/2042</text:p>
          </table:table-cell>
          <table:table-cell office:value-type="date" office:date-value="2042-04-14T00:00:00" table:style-name="ce2">
            <text:p>14/04/2042</text:p>
          </table:table-cell>
          <table:table-cell office:value-type="date" office:date-value="2042-04-15T00:00:00" table:style-name="ce2">
            <text:p>15/04/2042</text:p>
          </table:table-cell>
          <table:table-cell office:value-type="date" office:date-value="2042-04-16T00:00:00" table:style-name="ce2">
            <text:p>16/04/2042</text:p>
          </table:table-cell>
          <table:table-cell office:value-type="date" office:date-value="2042-04-17T00:00:00" table:style-name="ce2">
            <text:p>17/04/2042</text:p>
          </table:table-cell>
          <table:table-cell office:value-type="date" office:date-value="2042-04-18T00:00:00" table:style-name="ce2">
            <text:p>18/04/2042</text:p>
          </table:table-cell>
          <table:table-cell office:value-type="date" office:date-value="2042-04-19T00:00:00" table:style-name="ce2">
            <text:p>19/04/2042</text:p>
          </table:table-cell>
          <table:table-cell office:value-type="date" office:date-value="2042-04-20T00:00:00" table:style-name="ce2">
            <text:p>20/04/2042</text:p>
          </table:table-cell>
          <table:table-cell office:value-type="date" office:date-value="2042-04-21T00:00:00" table:style-name="ce2">
            <text:p>21/04/2042</text:p>
          </table:table-cell>
          <table:table-cell office:value-type="date" office:date-value="2042-04-22T00:00:00" table:style-name="ce2">
            <text:p>22/04/2042</text:p>
          </table:table-cell>
          <table:table-cell office:value-type="date" office:date-value="2042-04-23T00:00:00" table:style-name="ce2">
            <text:p>23/04/2042</text:p>
          </table:table-cell>
          <table:table-cell office:value-type="date" office:date-value="2042-04-24T00:00:00" table:style-name="ce2">
            <text:p>24/04/2042</text:p>
          </table:table-cell>
          <table:table-cell office:value-type="date" office:date-value="2042-04-25T00:00:00" table:style-name="ce2">
            <text:p>25/04/2042</text:p>
          </table:table-cell>
          <table:table-cell office:value-type="date" office:date-value="2042-04-26T00:00:00" table:style-name="ce2">
            <text:p>26/04/2042</text:p>
          </table:table-cell>
          <table:table-cell office:value-type="date" office:date-value="2042-04-27T00:00:00" table:style-name="ce2">
            <text:p>27/04/2042</text:p>
          </table:table-cell>
          <table:table-cell office:value-type="date" office:date-value="2042-04-28T00:00:00" table:style-name="ce2">
            <text:p>28/04/2042</text:p>
          </table:table-cell>
          <table:table-cell office:value-type="date" office:date-value="2042-04-29T00:00:00" table:style-name="ce2">
            <text:p>29/04/2042</text:p>
          </table:table-cell>
          <table:table-cell office:value-type="date" office:date-value="2042-04-30T00:00:00" table:style-name="ce2">
            <text:p>30/04/2042</text:p>
          </table:table-cell>
          <table:table-cell office:value-type="date" office:date-value="2042-05-01T00:00:00" table:style-name="ce2">
            <text:p>01/05/2042</text:p>
          </table:table-cell>
          <table:table-cell office:value-type="date" office:date-value="2042-05-02T00:00:00" table:style-name="ce2">
            <text:p>02/05/2042</text:p>
          </table:table-cell>
          <table:table-cell office:value-type="date" office:date-value="2042-05-03T00:00:00" table:style-name="ce2">
            <text:p>03/05/2042</text:p>
          </table:table-cell>
          <table:table-cell office:value-type="date" office:date-value="2042-05-04T00:00:00" table:style-name="ce2">
            <text:p>04/05/2042</text:p>
          </table:table-cell>
          <table:table-cell office:value-type="date" office:date-value="2042-05-05T00:00:00" table:style-name="ce2">
            <text:p>05/05/2042</text:p>
          </table:table-cell>
          <table:table-cell office:value-type="date" office:date-value="2042-05-06T00:00:00" table:style-name="ce2">
            <text:p>06/05/2042</text:p>
          </table:table-cell>
          <table:table-cell office:value-type="date" office:date-value="2042-05-07T00:00:00" table:style-name="ce2">
            <text:p>07/05/2042</text:p>
          </table:table-cell>
          <table:table-cell office:value-type="date" office:date-value="2042-05-08T00:00:00" table:style-name="ce2">
            <text:p>08/05/2042</text:p>
          </table:table-cell>
          <table:table-cell office:value-type="date" office:date-value="2042-05-09T00:00:00" table:style-name="ce2">
            <text:p>09/05/2042</text:p>
          </table:table-cell>
          <table:table-cell office:value-type="date" office:date-value="2042-05-10T00:00:00" table:style-name="ce2">
            <text:p>10/05/2042</text:p>
          </table:table-cell>
          <table:table-cell office:value-type="date" office:date-value="2042-05-11T00:00:00" table:style-name="ce2">
            <text:p>11/05/2042</text:p>
          </table:table-cell>
          <table:table-cell office:value-type="date" office:date-value="2042-05-12T00:00:00" table:style-name="ce2">
            <text:p>12/05/2042</text:p>
          </table:table-cell>
          <table:table-cell office:value-type="date" office:date-value="2042-05-13T00:00:00" table:style-name="ce2">
            <text:p>13/05/2042</text:p>
          </table:table-cell>
          <table:table-cell table:number-columns-repeated="16284"/>
        </table:table-row>
        <table:table-row table:style-name="ro1">
          <table:table-cell office:value-type="date" office:date-value="2042-05-14T00:00:00" table:style-name="ce2">
            <text:p>14/05/2042</text:p>
          </table:table-cell>
          <table:table-cell office:value-type="date" office:date-value="2042-05-15T00:00:00" table:style-name="ce2">
            <text:p>15/05/2042</text:p>
          </table:table-cell>
          <table:table-cell office:value-type="date" office:date-value="2042-05-16T00:00:00" table:style-name="ce2">
            <text:p>16/05/2042</text:p>
          </table:table-cell>
          <table:table-cell office:value-type="date" office:date-value="2042-05-17T00:00:00" table:style-name="ce2">
            <text:p>17/05/2042</text:p>
          </table:table-cell>
          <table:table-cell office:value-type="date" office:date-value="2042-05-18T00:00:00" table:style-name="ce2">
            <text:p>18/05/2042</text:p>
          </table:table-cell>
          <table:table-cell office:value-type="date" office:date-value="2042-05-19T00:00:00" table:style-name="ce2">
            <text:p>19/05/2042</text:p>
          </table:table-cell>
          <table:table-cell office:value-type="date" office:date-value="2042-05-20T00:00:00" table:style-name="ce2">
            <text:p>20/05/2042</text:p>
          </table:table-cell>
          <table:table-cell office:value-type="date" office:date-value="2042-05-21T00:00:00" table:style-name="ce2">
            <text:p>21/05/2042</text:p>
          </table:table-cell>
          <table:table-cell office:value-type="date" office:date-value="2042-05-22T00:00:00" table:style-name="ce2">
            <text:p>22/05/2042</text:p>
          </table:table-cell>
          <table:table-cell office:value-type="date" office:date-value="2042-05-23T00:00:00" table:style-name="ce2">
            <text:p>23/05/2042</text:p>
          </table:table-cell>
          <table:table-cell office:value-type="date" office:date-value="2042-05-24T00:00:00" table:style-name="ce2">
            <text:p>24/05/2042</text:p>
          </table:table-cell>
          <table:table-cell office:value-type="date" office:date-value="2042-05-25T00:00:00" table:style-name="ce2">
            <text:p>25/05/2042</text:p>
          </table:table-cell>
          <table:table-cell office:value-type="date" office:date-value="2042-05-26T00:00:00" table:style-name="ce2">
            <text:p>26/05/2042</text:p>
          </table:table-cell>
          <table:table-cell office:value-type="date" office:date-value="2042-05-27T00:00:00" table:style-name="ce2">
            <text:p>27/05/2042</text:p>
          </table:table-cell>
          <table:table-cell office:value-type="date" office:date-value="2042-05-28T00:00:00" table:style-name="ce2">
            <text:p>28/05/2042</text:p>
          </table:table-cell>
          <table:table-cell office:value-type="date" office:date-value="2042-05-29T00:00:00" table:style-name="ce2">
            <text:p>29/05/2042</text:p>
          </table:table-cell>
          <table:table-cell office:value-type="date" office:date-value="2042-05-30T00:00:00" table:style-name="ce2">
            <text:p>30/05/2042</text:p>
          </table:table-cell>
          <table:table-cell office:value-type="date" office:date-value="2042-05-31T00:00:00" table:style-name="ce2">
            <text:p>31/05/2042</text:p>
          </table:table-cell>
          <table:table-cell office:value-type="date" office:date-value="2042-06-01T00:00:00" table:style-name="ce2">
            <text:p>01/06/2042</text:p>
          </table:table-cell>
          <table:table-cell office:value-type="date" office:date-value="2042-06-02T00:00:00" table:style-name="ce2">
            <text:p>02/06/2042</text:p>
          </table:table-cell>
          <table:table-cell office:value-type="date" office:date-value="2042-06-03T00:00:00" table:style-name="ce2">
            <text:p>03/06/2042</text:p>
          </table:table-cell>
          <table:table-cell office:value-type="date" office:date-value="2042-06-04T00:00:00" table:style-name="ce2">
            <text:p>04/06/2042</text:p>
          </table:table-cell>
          <table:table-cell office:value-type="date" office:date-value="2042-06-05T00:00:00" table:style-name="ce2">
            <text:p>05/06/2042</text:p>
          </table:table-cell>
          <table:table-cell office:value-type="date" office:date-value="2042-06-06T00:00:00" table:style-name="ce2">
            <text:p>06/06/2042</text:p>
          </table:table-cell>
          <table:table-cell office:value-type="date" office:date-value="2042-06-07T00:00:00" table:style-name="ce2">
            <text:p>07/06/2042</text:p>
          </table:table-cell>
          <table:table-cell office:value-type="date" office:date-value="2042-06-08T00:00:00" table:style-name="ce2">
            <text:p>08/06/2042</text:p>
          </table:table-cell>
          <table:table-cell office:value-type="date" office:date-value="2042-06-09T00:00:00" table:style-name="ce2">
            <text:p>09/06/2042</text:p>
          </table:table-cell>
          <table:table-cell office:value-type="date" office:date-value="2042-06-10T00:00:00" table:style-name="ce2">
            <text:p>10/06/2042</text:p>
          </table:table-cell>
          <table:table-cell office:value-type="date" office:date-value="2042-06-11T00:00:00" table:style-name="ce2">
            <text:p>11/06/2042</text:p>
          </table:table-cell>
          <table:table-cell office:value-type="date" office:date-value="2042-06-12T00:00:00" table:style-name="ce2">
            <text:p>12/06/2042</text:p>
          </table:table-cell>
          <table:table-cell office:value-type="date" office:date-value="2042-06-13T00:00:00" table:style-name="ce2">
            <text:p>13/06/2042</text:p>
          </table:table-cell>
          <table:table-cell office:value-type="date" office:date-value="2042-06-14T00:00:00" table:style-name="ce2">
            <text:p>14/06/2042</text:p>
          </table:table-cell>
          <table:table-cell office:value-type="date" office:date-value="2042-06-15T00:00:00" table:style-name="ce2">
            <text:p>15/06/2042</text:p>
          </table:table-cell>
          <table:table-cell office:value-type="date" office:date-value="2042-06-16T00:00:00" table:style-name="ce2">
            <text:p>16/06/2042</text:p>
          </table:table-cell>
          <table:table-cell office:value-type="date" office:date-value="2042-06-17T00:00:00" table:style-name="ce2">
            <text:p>17/06/2042</text:p>
          </table:table-cell>
          <table:table-cell office:value-type="date" office:date-value="2042-06-18T00:00:00" table:style-name="ce2">
            <text:p>18/06/2042</text:p>
          </table:table-cell>
          <table:table-cell office:value-type="date" office:date-value="2042-06-19T00:00:00" table:style-name="ce2">
            <text:p>19/06/2042</text:p>
          </table:table-cell>
          <table:table-cell office:value-type="date" office:date-value="2042-06-20T00:00:00" table:style-name="ce2">
            <text:p>20/06/2042</text:p>
          </table:table-cell>
          <table:table-cell office:value-type="date" office:date-value="2042-06-21T00:00:00" table:style-name="ce2">
            <text:p>21/06/2042</text:p>
          </table:table-cell>
          <table:table-cell office:value-type="date" office:date-value="2042-06-22T00:00:00" table:style-name="ce2">
            <text:p>22/06/2042</text:p>
          </table:table-cell>
          <table:table-cell office:value-type="date" office:date-value="2042-06-23T00:00:00" table:style-name="ce2">
            <text:p>23/06/2042</text:p>
          </table:table-cell>
          <table:table-cell office:value-type="date" office:date-value="2042-06-24T00:00:00" table:style-name="ce2">
            <text:p>24/06/2042</text:p>
          </table:table-cell>
          <table:table-cell office:value-type="date" office:date-value="2042-06-25T00:00:00" table:style-name="ce2">
            <text:p>25/06/2042</text:p>
          </table:table-cell>
          <table:table-cell office:value-type="date" office:date-value="2042-06-26T00:00:00" table:style-name="ce2">
            <text:p>26/06/2042</text:p>
          </table:table-cell>
          <table:table-cell office:value-type="date" office:date-value="2042-06-27T00:00:00" table:style-name="ce2">
            <text:p>27/06/2042</text:p>
          </table:table-cell>
          <table:table-cell office:value-type="date" office:date-value="2042-06-28T00:00:00" table:style-name="ce2">
            <text:p>28/06/2042</text:p>
          </table:table-cell>
          <table:table-cell office:value-type="date" office:date-value="2042-06-29T00:00:00" table:style-name="ce2">
            <text:p>29/06/2042</text:p>
          </table:table-cell>
          <table:table-cell office:value-type="date" office:date-value="2042-06-30T00:00:00" table:style-name="ce2">
            <text:p>30/06/2042</text:p>
          </table:table-cell>
          <table:table-cell office:value-type="date" office:date-value="2042-07-01T00:00:00" table:style-name="ce2">
            <text:p>01/07/2042</text:p>
          </table:table-cell>
          <table:table-cell office:value-type="date" office:date-value="2042-07-02T00:00:00" table:style-name="ce2">
            <text:p>02/07/2042</text:p>
          </table:table-cell>
          <table:table-cell office:value-type="date" office:date-value="2042-07-03T00:00:00" table:style-name="ce2">
            <text:p>03/07/2042</text:p>
          </table:table-cell>
          <table:table-cell office:value-type="date" office:date-value="2042-07-04T00:00:00" table:style-name="ce2">
            <text:p>04/07/2042</text:p>
          </table:table-cell>
          <table:table-cell office:value-type="date" office:date-value="2042-07-05T00:00:00" table:style-name="ce2">
            <text:p>05/07/2042</text:p>
          </table:table-cell>
          <table:table-cell office:value-type="date" office:date-value="2042-07-06T00:00:00" table:style-name="ce2">
            <text:p>06/07/2042</text:p>
          </table:table-cell>
          <table:table-cell office:value-type="date" office:date-value="2042-07-07T00:00:00" table:style-name="ce2">
            <text:p>07/07/2042</text:p>
          </table:table-cell>
          <table:table-cell office:value-type="date" office:date-value="2042-07-08T00:00:00" table:style-name="ce2">
            <text:p>08/07/2042</text:p>
          </table:table-cell>
          <table:table-cell office:value-type="date" office:date-value="2042-07-09T00:00:00" table:style-name="ce2">
            <text:p>09/07/2042</text:p>
          </table:table-cell>
          <table:table-cell office:value-type="date" office:date-value="2042-07-10T00:00:00" table:style-name="ce2">
            <text:p>10/07/2042</text:p>
          </table:table-cell>
          <table:table-cell office:value-type="date" office:date-value="2042-07-11T00:00:00" table:style-name="ce2">
            <text:p>11/07/2042</text:p>
          </table:table-cell>
          <table:table-cell office:value-type="date" office:date-value="2042-07-12T00:00:00" table:style-name="ce2">
            <text:p>12/07/2042</text:p>
          </table:table-cell>
          <table:table-cell office:value-type="date" office:date-value="2042-07-13T00:00:00" table:style-name="ce2">
            <text:p>13/07/2042</text:p>
          </table:table-cell>
          <table:table-cell office:value-type="date" office:date-value="2042-07-14T00:00:00" table:style-name="ce2">
            <text:p>14/07/2042</text:p>
          </table:table-cell>
          <table:table-cell office:value-type="date" office:date-value="2042-07-15T00:00:00" table:style-name="ce2">
            <text:p>15/07/2042</text:p>
          </table:table-cell>
          <table:table-cell office:value-type="date" office:date-value="2042-07-16T00:00:00" table:style-name="ce2">
            <text:p>16/07/2042</text:p>
          </table:table-cell>
          <table:table-cell office:value-type="date" office:date-value="2042-07-17T00:00:00" table:style-name="ce2">
            <text:p>17/07/2042</text:p>
          </table:table-cell>
          <table:table-cell office:value-type="date" office:date-value="2042-07-18T00:00:00" table:style-name="ce2">
            <text:p>18/07/2042</text:p>
          </table:table-cell>
          <table:table-cell office:value-type="date" office:date-value="2042-07-19T00:00:00" table:style-name="ce2">
            <text:p>19/07/2042</text:p>
          </table:table-cell>
          <table:table-cell office:value-type="date" office:date-value="2042-07-20T00:00:00" table:style-name="ce2">
            <text:p>20/07/2042</text:p>
          </table:table-cell>
          <table:table-cell office:value-type="date" office:date-value="2042-07-21T00:00:00" table:style-name="ce2">
            <text:p>21/07/2042</text:p>
          </table:table-cell>
          <table:table-cell office:value-type="date" office:date-value="2042-07-22T00:00:00" table:style-name="ce2">
            <text:p>22/07/2042</text:p>
          </table:table-cell>
          <table:table-cell office:value-type="date" office:date-value="2042-07-23T00:00:00" table:style-name="ce2">
            <text:p>23/07/2042</text:p>
          </table:table-cell>
          <table:table-cell office:value-type="date" office:date-value="2042-07-24T00:00:00" table:style-name="ce2">
            <text:p>24/07/2042</text:p>
          </table:table-cell>
          <table:table-cell office:value-type="date" office:date-value="2042-07-25T00:00:00" table:style-name="ce2">
            <text:p>25/07/2042</text:p>
          </table:table-cell>
          <table:table-cell office:value-type="date" office:date-value="2042-07-26T00:00:00" table:style-name="ce2">
            <text:p>26/07/2042</text:p>
          </table:table-cell>
          <table:table-cell office:value-type="date" office:date-value="2042-07-27T00:00:00" table:style-name="ce2">
            <text:p>27/07/2042</text:p>
          </table:table-cell>
          <table:table-cell office:value-type="date" office:date-value="2042-07-28T00:00:00" table:style-name="ce2">
            <text:p>28/07/2042</text:p>
          </table:table-cell>
          <table:table-cell office:value-type="date" office:date-value="2042-07-29T00:00:00" table:style-name="ce2">
            <text:p>29/07/2042</text:p>
          </table:table-cell>
          <table:table-cell office:value-type="date" office:date-value="2042-07-30T00:00:00" table:style-name="ce2">
            <text:p>30/07/2042</text:p>
          </table:table-cell>
          <table:table-cell office:value-type="date" office:date-value="2042-07-31T00:00:00" table:style-name="ce2">
            <text:p>31/07/2042</text:p>
          </table:table-cell>
          <table:table-cell office:value-type="date" office:date-value="2042-08-01T00:00:00" table:style-name="ce2">
            <text:p>01/08/2042</text:p>
          </table:table-cell>
          <table:table-cell office:value-type="date" office:date-value="2042-08-02T00:00:00" table:style-name="ce2">
            <text:p>02/08/2042</text:p>
          </table:table-cell>
          <table:table-cell office:value-type="date" office:date-value="2042-08-03T00:00:00" table:style-name="ce2">
            <text:p>03/08/2042</text:p>
          </table:table-cell>
          <table:table-cell office:value-type="date" office:date-value="2042-08-04T00:00:00" table:style-name="ce2">
            <text:p>04/08/2042</text:p>
          </table:table-cell>
          <table:table-cell office:value-type="date" office:date-value="2042-08-05T00:00:00" table:style-name="ce2">
            <text:p>05/08/2042</text:p>
          </table:table-cell>
          <table:table-cell office:value-type="date" office:date-value="2042-08-06T00:00:00" table:style-name="ce2">
            <text:p>06/08/2042</text:p>
          </table:table-cell>
          <table:table-cell office:value-type="date" office:date-value="2042-08-07T00:00:00" table:style-name="ce2">
            <text:p>07/08/2042</text:p>
          </table:table-cell>
          <table:table-cell office:value-type="date" office:date-value="2042-08-08T00:00:00" table:style-name="ce2">
            <text:p>08/08/2042</text:p>
          </table:table-cell>
          <table:table-cell office:value-type="date" office:date-value="2042-08-09T00:00:00" table:style-name="ce2">
            <text:p>09/08/2042</text:p>
          </table:table-cell>
          <table:table-cell office:value-type="date" office:date-value="2042-08-10T00:00:00" table:style-name="ce2">
            <text:p>10/08/2042</text:p>
          </table:table-cell>
          <table:table-cell office:value-type="date" office:date-value="2042-08-11T00:00:00" table:style-name="ce2">
            <text:p>11/08/2042</text:p>
          </table:table-cell>
          <table:table-cell office:value-type="date" office:date-value="2042-08-12T00:00:00" table:style-name="ce2">
            <text:p>12/08/2042</text:p>
          </table:table-cell>
          <table:table-cell office:value-type="date" office:date-value="2042-08-13T00:00:00" table:style-name="ce2">
            <text:p>13/08/2042</text:p>
          </table:table-cell>
          <table:table-cell office:value-type="date" office:date-value="2042-08-14T00:00:00" table:style-name="ce2">
            <text:p>14/08/2042</text:p>
          </table:table-cell>
          <table:table-cell office:value-type="date" office:date-value="2042-08-15T00:00:00" table:style-name="ce2">
            <text:p>15/08/2042</text:p>
          </table:table-cell>
          <table:table-cell office:value-type="date" office:date-value="2042-08-16T00:00:00" table:style-name="ce2">
            <text:p>16/08/2042</text:p>
          </table:table-cell>
          <table:table-cell office:value-type="date" office:date-value="2042-08-17T00:00:00" table:style-name="ce2">
            <text:p>17/08/2042</text:p>
          </table:table-cell>
          <table:table-cell office:value-type="date" office:date-value="2042-08-18T00:00:00" table:style-name="ce2">
            <text:p>18/08/2042</text:p>
          </table:table-cell>
          <table:table-cell office:value-type="date" office:date-value="2042-08-19T00:00:00" table:style-name="ce2">
            <text:p>19/08/2042</text:p>
          </table:table-cell>
          <table:table-cell office:value-type="date" office:date-value="2042-08-20T00:00:00" table:style-name="ce2">
            <text:p>20/08/2042</text:p>
          </table:table-cell>
          <table:table-cell office:value-type="date" office:date-value="2042-08-21T00:00:00" table:style-name="ce2">
            <text:p>21/08/2042</text:p>
          </table:table-cell>
          <table:table-cell table:number-columns-repeated="16284"/>
        </table:table-row>
        <table:table-row table:style-name="ro1">
          <table:table-cell office:value-type="date" office:date-value="2042-08-22T00:00:00" table:style-name="ce2">
            <text:p>22/08/2042</text:p>
          </table:table-cell>
          <table:table-cell office:value-type="date" office:date-value="2042-08-23T00:00:00" table:style-name="ce2">
            <text:p>23/08/2042</text:p>
          </table:table-cell>
          <table:table-cell office:value-type="date" office:date-value="2042-08-24T00:00:00" table:style-name="ce2">
            <text:p>24/08/2042</text:p>
          </table:table-cell>
          <table:table-cell office:value-type="date" office:date-value="2042-08-25T00:00:00" table:style-name="ce2">
            <text:p>25/08/2042</text:p>
          </table:table-cell>
          <table:table-cell office:value-type="date" office:date-value="2042-08-26T00:00:00" table:style-name="ce2">
            <text:p>26/08/2042</text:p>
          </table:table-cell>
          <table:table-cell office:value-type="date" office:date-value="2042-08-27T00:00:00" table:style-name="ce2">
            <text:p>27/08/2042</text:p>
          </table:table-cell>
          <table:table-cell office:value-type="date" office:date-value="2042-08-28T00:00:00" table:style-name="ce2">
            <text:p>28/08/2042</text:p>
          </table:table-cell>
          <table:table-cell office:value-type="date" office:date-value="2042-08-29T00:00:00" table:style-name="ce2">
            <text:p>29/08/2042</text:p>
          </table:table-cell>
          <table:table-cell office:value-type="date" office:date-value="2042-08-30T00:00:00" table:style-name="ce2">
            <text:p>30/08/2042</text:p>
          </table:table-cell>
          <table:table-cell office:value-type="date" office:date-value="2042-08-31T00:00:00" table:style-name="ce2">
            <text:p>31/08/2042</text:p>
          </table:table-cell>
          <table:table-cell office:value-type="date" office:date-value="2042-09-01T00:00:00" table:style-name="ce2">
            <text:p>01/09/2042</text:p>
          </table:table-cell>
          <table:table-cell office:value-type="date" office:date-value="2042-09-02T00:00:00" table:style-name="ce2">
            <text:p>02/09/2042</text:p>
          </table:table-cell>
          <table:table-cell office:value-type="date" office:date-value="2042-09-03T00:00:00" table:style-name="ce2">
            <text:p>03/09/2042</text:p>
          </table:table-cell>
          <table:table-cell office:value-type="date" office:date-value="2042-09-04T00:00:00" table:style-name="ce2">
            <text:p>04/09/2042</text:p>
          </table:table-cell>
          <table:table-cell office:value-type="date" office:date-value="2042-09-05T00:00:00" table:style-name="ce2">
            <text:p>05/09/2042</text:p>
          </table:table-cell>
          <table:table-cell office:value-type="date" office:date-value="2042-09-06T00:00:00" table:style-name="ce2">
            <text:p>06/09/2042</text:p>
          </table:table-cell>
          <table:table-cell office:value-type="date" office:date-value="2042-09-07T00:00:00" table:style-name="ce2">
            <text:p>07/09/2042</text:p>
          </table:table-cell>
          <table:table-cell office:value-type="date" office:date-value="2042-09-08T00:00:00" table:style-name="ce2">
            <text:p>08/09/2042</text:p>
          </table:table-cell>
          <table:table-cell office:value-type="date" office:date-value="2042-09-09T00:00:00" table:style-name="ce2">
            <text:p>09/09/2042</text:p>
          </table:table-cell>
          <table:table-cell office:value-type="date" office:date-value="2042-09-10T00:00:00" table:style-name="ce2">
            <text:p>10/09/2042</text:p>
          </table:table-cell>
          <table:table-cell office:value-type="date" office:date-value="2042-09-11T00:00:00" table:style-name="ce2">
            <text:p>11/09/2042</text:p>
          </table:table-cell>
          <table:table-cell office:value-type="date" office:date-value="2042-09-12T00:00:00" table:style-name="ce2">
            <text:p>12/09/2042</text:p>
          </table:table-cell>
          <table:table-cell office:value-type="date" office:date-value="2042-09-13T00:00:00" table:style-name="ce2">
            <text:p>13/09/2042</text:p>
          </table:table-cell>
          <table:table-cell office:value-type="date" office:date-value="2042-09-14T00:00:00" table:style-name="ce2">
            <text:p>14/09/2042</text:p>
          </table:table-cell>
          <table:table-cell office:value-type="date" office:date-value="2042-09-15T00:00:00" table:style-name="ce2">
            <text:p>15/09/2042</text:p>
          </table:table-cell>
          <table:table-cell office:value-type="date" office:date-value="2042-09-16T00:00:00" table:style-name="ce2">
            <text:p>16/09/2042</text:p>
          </table:table-cell>
          <table:table-cell office:value-type="date" office:date-value="2042-09-17T00:00:00" table:style-name="ce2">
            <text:p>17/09/2042</text:p>
          </table:table-cell>
          <table:table-cell office:value-type="date" office:date-value="2042-09-18T00:00:00" table:style-name="ce2">
            <text:p>18/09/2042</text:p>
          </table:table-cell>
          <table:table-cell office:value-type="date" office:date-value="2042-09-19T00:00:00" table:style-name="ce2">
            <text:p>19/09/2042</text:p>
          </table:table-cell>
          <table:table-cell office:value-type="date" office:date-value="2042-09-20T00:00:00" table:style-name="ce2">
            <text:p>20/09/2042</text:p>
          </table:table-cell>
          <table:table-cell office:value-type="date" office:date-value="2042-09-21T00:00:00" table:style-name="ce2">
            <text:p>21/09/2042</text:p>
          </table:table-cell>
          <table:table-cell office:value-type="date" office:date-value="2042-09-22T00:00:00" table:style-name="ce2">
            <text:p>22/09/2042</text:p>
          </table:table-cell>
          <table:table-cell office:value-type="date" office:date-value="2042-09-23T00:00:00" table:style-name="ce2">
            <text:p>23/09/2042</text:p>
          </table:table-cell>
          <table:table-cell office:value-type="date" office:date-value="2042-09-24T00:00:00" table:style-name="ce2">
            <text:p>24/09/2042</text:p>
          </table:table-cell>
          <table:table-cell office:value-type="date" office:date-value="2042-09-25T00:00:00" table:style-name="ce2">
            <text:p>25/09/2042</text:p>
          </table:table-cell>
          <table:table-cell office:value-type="date" office:date-value="2042-09-26T00:00:00" table:style-name="ce2">
            <text:p>26/09/2042</text:p>
          </table:table-cell>
          <table:table-cell office:value-type="date" office:date-value="2042-09-27T00:00:00" table:style-name="ce2">
            <text:p>27/09/2042</text:p>
          </table:table-cell>
          <table:table-cell office:value-type="date" office:date-value="2042-09-28T00:00:00" table:style-name="ce2">
            <text:p>28/09/2042</text:p>
          </table:table-cell>
          <table:table-cell office:value-type="date" office:date-value="2042-09-29T00:00:00" table:style-name="ce2">
            <text:p>29/09/2042</text:p>
          </table:table-cell>
          <table:table-cell office:value-type="date" office:date-value="2042-09-30T00:00:00" table:style-name="ce2">
            <text:p>30/09/2042</text:p>
          </table:table-cell>
          <table:table-cell office:value-type="date" office:date-value="2042-10-01T00:00:00" table:style-name="ce2">
            <text:p>01/10/2042</text:p>
          </table:table-cell>
          <table:table-cell office:value-type="date" office:date-value="2042-10-02T00:00:00" table:style-name="ce2">
            <text:p>02/10/2042</text:p>
          </table:table-cell>
          <table:table-cell office:value-type="date" office:date-value="2042-10-03T00:00:00" table:style-name="ce2">
            <text:p>03/10/2042</text:p>
          </table:table-cell>
          <table:table-cell office:value-type="date" office:date-value="2042-10-04T00:00:00" table:style-name="ce2">
            <text:p>04/10/2042</text:p>
          </table:table-cell>
          <table:table-cell office:value-type="date" office:date-value="2042-10-05T00:00:00" table:style-name="ce2">
            <text:p>05/10/2042</text:p>
          </table:table-cell>
          <table:table-cell office:value-type="date" office:date-value="2042-10-06T00:00:00" table:style-name="ce2">
            <text:p>06/10/2042</text:p>
          </table:table-cell>
          <table:table-cell office:value-type="date" office:date-value="2042-10-07T00:00:00" table:style-name="ce2">
            <text:p>07/10/2042</text:p>
          </table:table-cell>
          <table:table-cell office:value-type="date" office:date-value="2042-10-08T00:00:00" table:style-name="ce2">
            <text:p>08/10/2042</text:p>
          </table:table-cell>
          <table:table-cell office:value-type="date" office:date-value="2042-10-09T00:00:00" table:style-name="ce2">
            <text:p>09/10/2042</text:p>
          </table:table-cell>
          <table:table-cell office:value-type="date" office:date-value="2042-10-10T00:00:00" table:style-name="ce2">
            <text:p>10/10/2042</text:p>
          </table:table-cell>
          <table:table-cell office:value-type="date" office:date-value="2042-10-11T00:00:00" table:style-name="ce2">
            <text:p>11/10/2042</text:p>
          </table:table-cell>
          <table:table-cell office:value-type="date" office:date-value="2042-10-12T00:00:00" table:style-name="ce2">
            <text:p>12/10/2042</text:p>
          </table:table-cell>
          <table:table-cell office:value-type="date" office:date-value="2042-10-13T00:00:00" table:style-name="ce2">
            <text:p>13/10/2042</text:p>
          </table:table-cell>
          <table:table-cell office:value-type="date" office:date-value="2042-10-14T00:00:00" table:style-name="ce2">
            <text:p>14/10/2042</text:p>
          </table:table-cell>
          <table:table-cell office:value-type="date" office:date-value="2042-10-15T00:00:00" table:style-name="ce2">
            <text:p>15/10/2042</text:p>
          </table:table-cell>
          <table:table-cell office:value-type="date" office:date-value="2042-10-16T00:00:00" table:style-name="ce2">
            <text:p>16/10/2042</text:p>
          </table:table-cell>
          <table:table-cell office:value-type="date" office:date-value="2042-10-17T00:00:00" table:style-name="ce2">
            <text:p>17/10/2042</text:p>
          </table:table-cell>
          <table:table-cell office:value-type="date" office:date-value="2042-10-18T00:00:00" table:style-name="ce2">
            <text:p>18/10/2042</text:p>
          </table:table-cell>
          <table:table-cell office:value-type="date" office:date-value="2042-10-19T00:00:00" table:style-name="ce2">
            <text:p>19/10/2042</text:p>
          </table:table-cell>
          <table:table-cell office:value-type="date" office:date-value="2042-10-20T00:00:00" table:style-name="ce2">
            <text:p>20/10/2042</text:p>
          </table:table-cell>
          <table:table-cell office:value-type="date" office:date-value="2042-10-21T00:00:00" table:style-name="ce2">
            <text:p>21/10/2042</text:p>
          </table:table-cell>
          <table:table-cell office:value-type="date" office:date-value="2042-10-22T00:00:00" table:style-name="ce2">
            <text:p>22/10/2042</text:p>
          </table:table-cell>
          <table:table-cell office:value-type="date" office:date-value="2042-10-23T00:00:00" table:style-name="ce2">
            <text:p>23/10/2042</text:p>
          </table:table-cell>
          <table:table-cell office:value-type="date" office:date-value="2042-10-24T00:00:00" table:style-name="ce2">
            <text:p>24/10/2042</text:p>
          </table:table-cell>
          <table:table-cell office:value-type="date" office:date-value="2042-10-25T00:00:00" table:style-name="ce2">
            <text:p>25/10/2042</text:p>
          </table:table-cell>
          <table:table-cell office:value-type="date" office:date-value="2042-10-26T00:00:00" table:style-name="ce2">
            <text:p>26/10/2042</text:p>
          </table:table-cell>
          <table:table-cell office:value-type="date" office:date-value="2042-10-27T00:00:00" table:style-name="ce2">
            <text:p>27/10/2042</text:p>
          </table:table-cell>
          <table:table-cell office:value-type="date" office:date-value="2042-10-28T00:00:00" table:style-name="ce2">
            <text:p>28/10/2042</text:p>
          </table:table-cell>
          <table:table-cell office:value-type="date" office:date-value="2042-10-29T00:00:00" table:style-name="ce2">
            <text:p>29/10/2042</text:p>
          </table:table-cell>
          <table:table-cell office:value-type="date" office:date-value="2042-10-30T00:00:00" table:style-name="ce2">
            <text:p>30/10/2042</text:p>
          </table:table-cell>
          <table:table-cell office:value-type="date" office:date-value="2042-10-31T00:00:00" table:style-name="ce2">
            <text:p>31/10/2042</text:p>
          </table:table-cell>
          <table:table-cell office:value-type="date" office:date-value="2042-11-01T00:00:00" table:style-name="ce2">
            <text:p>01/11/2042</text:p>
          </table:table-cell>
          <table:table-cell office:value-type="date" office:date-value="2042-11-02T00:00:00" table:style-name="ce2">
            <text:p>02/11/2042</text:p>
          </table:table-cell>
          <table:table-cell office:value-type="date" office:date-value="2042-11-03T00:00:00" table:style-name="ce2">
            <text:p>03/11/2042</text:p>
          </table:table-cell>
          <table:table-cell office:value-type="date" office:date-value="2042-11-04T00:00:00" table:style-name="ce2">
            <text:p>04/11/2042</text:p>
          </table:table-cell>
          <table:table-cell office:value-type="date" office:date-value="2042-11-05T00:00:00" table:style-name="ce2">
            <text:p>05/11/2042</text:p>
          </table:table-cell>
          <table:table-cell office:value-type="date" office:date-value="2042-11-06T00:00:00" table:style-name="ce2">
            <text:p>06/11/2042</text:p>
          </table:table-cell>
          <table:table-cell office:value-type="date" office:date-value="2042-11-07T00:00:00" table:style-name="ce2">
            <text:p>07/11/2042</text:p>
          </table:table-cell>
          <table:table-cell office:value-type="date" office:date-value="2042-11-08T00:00:00" table:style-name="ce2">
            <text:p>08/11/2042</text:p>
          </table:table-cell>
          <table:table-cell office:value-type="date" office:date-value="2042-11-09T00:00:00" table:style-name="ce2">
            <text:p>09/11/2042</text:p>
          </table:table-cell>
          <table:table-cell office:value-type="date" office:date-value="2042-11-10T00:00:00" table:style-name="ce2">
            <text:p>10/11/2042</text:p>
          </table:table-cell>
          <table:table-cell office:value-type="date" office:date-value="2042-11-11T00:00:00" table:style-name="ce2">
            <text:p>11/11/2042</text:p>
          </table:table-cell>
          <table:table-cell office:value-type="date" office:date-value="2042-11-12T00:00:00" table:style-name="ce2">
            <text:p>12/11/2042</text:p>
          </table:table-cell>
          <table:table-cell office:value-type="date" office:date-value="2042-11-13T00:00:00" table:style-name="ce2">
            <text:p>13/11/2042</text:p>
          </table:table-cell>
          <table:table-cell office:value-type="date" office:date-value="2042-11-14T00:00:00" table:style-name="ce2">
            <text:p>14/11/2042</text:p>
          </table:table-cell>
          <table:table-cell office:value-type="date" office:date-value="2042-11-15T00:00:00" table:style-name="ce2">
            <text:p>15/11/2042</text:p>
          </table:table-cell>
          <table:table-cell office:value-type="date" office:date-value="2042-11-16T00:00:00" table:style-name="ce2">
            <text:p>16/11/2042</text:p>
          </table:table-cell>
          <table:table-cell office:value-type="date" office:date-value="2042-11-17T00:00:00" table:style-name="ce2">
            <text:p>17/11/2042</text:p>
          </table:table-cell>
          <table:table-cell office:value-type="date" office:date-value="2042-11-18T00:00:00" table:style-name="ce2">
            <text:p>18/11/2042</text:p>
          </table:table-cell>
          <table:table-cell office:value-type="date" office:date-value="2042-11-19T00:00:00" table:style-name="ce2">
            <text:p>19/11/2042</text:p>
          </table:table-cell>
          <table:table-cell office:value-type="date" office:date-value="2042-11-20T00:00:00" table:style-name="ce2">
            <text:p>20/11/2042</text:p>
          </table:table-cell>
          <table:table-cell office:value-type="date" office:date-value="2042-11-21T00:00:00" table:style-name="ce2">
            <text:p>21/11/2042</text:p>
          </table:table-cell>
          <table:table-cell office:value-type="date" office:date-value="2042-11-22T00:00:00" table:style-name="ce2">
            <text:p>22/11/2042</text:p>
          </table:table-cell>
          <table:table-cell office:value-type="date" office:date-value="2042-11-23T00:00:00" table:style-name="ce2">
            <text:p>23/11/2042</text:p>
          </table:table-cell>
          <table:table-cell office:value-type="date" office:date-value="2042-11-24T00:00:00" table:style-name="ce2">
            <text:p>24/11/2042</text:p>
          </table:table-cell>
          <table:table-cell office:value-type="date" office:date-value="2042-11-25T00:00:00" table:style-name="ce2">
            <text:p>25/11/2042</text:p>
          </table:table-cell>
          <table:table-cell office:value-type="date" office:date-value="2042-11-26T00:00:00" table:style-name="ce2">
            <text:p>26/11/2042</text:p>
          </table:table-cell>
          <table:table-cell office:value-type="date" office:date-value="2042-11-27T00:00:00" table:style-name="ce2">
            <text:p>27/11/2042</text:p>
          </table:table-cell>
          <table:table-cell office:value-type="date" office:date-value="2042-11-28T00:00:00" table:style-name="ce2">
            <text:p>28/11/2042</text:p>
          </table:table-cell>
          <table:table-cell office:value-type="date" office:date-value="2042-11-29T00:00:00" table:style-name="ce2">
            <text:p>29/11/2042</text:p>
          </table:table-cell>
          <table:table-cell table:number-columns-repeated="16284"/>
        </table:table-row>
        <table:table-row table:style-name="ro1">
          <table:table-cell office:value-type="date" office:date-value="2042-11-30T00:00:00" table:style-name="ce2">
            <text:p>30/11/2042</text:p>
          </table:table-cell>
          <table:table-cell office:value-type="date" office:date-value="2042-12-01T00:00:00" table:style-name="ce2">
            <text:p>01/12/2042</text:p>
          </table:table-cell>
          <table:table-cell office:value-type="date" office:date-value="2042-12-02T00:00:00" table:style-name="ce2">
            <text:p>02/12/2042</text:p>
          </table:table-cell>
          <table:table-cell office:value-type="date" office:date-value="2042-12-03T00:00:00" table:style-name="ce2">
            <text:p>03/12/2042</text:p>
          </table:table-cell>
          <table:table-cell office:value-type="date" office:date-value="2042-12-04T00:00:00" table:style-name="ce2">
            <text:p>04/12/2042</text:p>
          </table:table-cell>
          <table:table-cell office:value-type="date" office:date-value="2042-12-05T00:00:00" table:style-name="ce2">
            <text:p>05/12/2042</text:p>
          </table:table-cell>
          <table:table-cell office:value-type="date" office:date-value="2042-12-06T00:00:00" table:style-name="ce2">
            <text:p>06/12/2042</text:p>
          </table:table-cell>
          <table:table-cell office:value-type="date" office:date-value="2042-12-07T00:00:00" table:style-name="ce2">
            <text:p>07/12/2042</text:p>
          </table:table-cell>
          <table:table-cell office:value-type="date" office:date-value="2042-12-08T00:00:00" table:style-name="ce2">
            <text:p>08/12/2042</text:p>
          </table:table-cell>
          <table:table-cell office:value-type="date" office:date-value="2042-12-09T00:00:00" table:style-name="ce2">
            <text:p>09/12/2042</text:p>
          </table:table-cell>
          <table:table-cell office:value-type="date" office:date-value="2042-12-10T00:00:00" table:style-name="ce2">
            <text:p>10/12/2042</text:p>
          </table:table-cell>
          <table:table-cell office:value-type="date" office:date-value="2042-12-11T00:00:00" table:style-name="ce2">
            <text:p>11/12/2042</text:p>
          </table:table-cell>
          <table:table-cell office:value-type="date" office:date-value="2042-12-12T00:00:00" table:style-name="ce2">
            <text:p>12/12/2042</text:p>
          </table:table-cell>
          <table:table-cell office:value-type="date" office:date-value="2042-12-13T00:00:00" table:style-name="ce2">
            <text:p>13/12/2042</text:p>
          </table:table-cell>
          <table:table-cell office:value-type="date" office:date-value="2042-12-14T00:00:00" table:style-name="ce2">
            <text:p>14/12/2042</text:p>
          </table:table-cell>
          <table:table-cell office:value-type="date" office:date-value="2042-12-15T00:00:00" table:style-name="ce2">
            <text:p>15/12/2042</text:p>
          </table:table-cell>
          <table:table-cell office:value-type="date" office:date-value="2042-12-16T00:00:00" table:style-name="ce2">
            <text:p>16/12/2042</text:p>
          </table:table-cell>
          <table:table-cell office:value-type="date" office:date-value="2042-12-17T00:00:00" table:style-name="ce2">
            <text:p>17/12/2042</text:p>
          </table:table-cell>
          <table:table-cell office:value-type="date" office:date-value="2042-12-18T00:00:00" table:style-name="ce2">
            <text:p>18/12/2042</text:p>
          </table:table-cell>
          <table:table-cell office:value-type="date" office:date-value="2042-12-19T00:00:00" table:style-name="ce2">
            <text:p>19/12/2042</text:p>
          </table:table-cell>
          <table:table-cell office:value-type="date" office:date-value="2042-12-20T00:00:00" table:style-name="ce2">
            <text:p>20/12/2042</text:p>
          </table:table-cell>
          <table:table-cell office:value-type="date" office:date-value="2042-12-21T00:00:00" table:style-name="ce2">
            <text:p>21/12/2042</text:p>
          </table:table-cell>
          <table:table-cell office:value-type="date" office:date-value="2042-12-22T00:00:00" table:style-name="ce2">
            <text:p>22/12/2042</text:p>
          </table:table-cell>
          <table:table-cell office:value-type="date" office:date-value="2042-12-23T00:00:00" table:style-name="ce2">
            <text:p>23/12/2042</text:p>
          </table:table-cell>
          <table:table-cell office:value-type="date" office:date-value="2042-12-24T00:00:00" table:style-name="ce2">
            <text:p>24/12/2042</text:p>
          </table:table-cell>
          <table:table-cell office:value-type="date" office:date-value="2042-12-25T00:00:00" table:style-name="ce2">
            <text:p>25/12/2042</text:p>
          </table:table-cell>
          <table:table-cell office:value-type="date" office:date-value="2042-12-26T00:00:00" table:style-name="ce2">
            <text:p>26/12/2042</text:p>
          </table:table-cell>
          <table:table-cell office:value-type="date" office:date-value="2042-12-27T00:00:00" table:style-name="ce2">
            <text:p>27/12/2042</text:p>
          </table:table-cell>
          <table:table-cell office:value-type="date" office:date-value="2042-12-28T00:00:00" table:style-name="ce2">
            <text:p>28/12/2042</text:p>
          </table:table-cell>
          <table:table-cell office:value-type="date" office:date-value="2042-12-29T00:00:00" table:style-name="ce2">
            <text:p>29/12/2042</text:p>
          </table:table-cell>
          <table:table-cell office:value-type="date" office:date-value="2042-12-30T00:00:00" table:style-name="ce2">
            <text:p>30/12/2042</text:p>
          </table:table-cell>
          <table:table-cell office:value-type="date" office:date-value="2042-12-31T00:00:00" table:style-name="ce2">
            <text:p>31/12/2042</text:p>
          </table:table-cell>
          <table:table-cell office:value-type="date" office:date-value="2043-01-01T00:00:00" table:style-name="ce2">
            <text:p>01/01/2043</text:p>
          </table:table-cell>
          <table:table-cell office:value-type="date" office:date-value="2043-01-02T00:00:00" table:style-name="ce2">
            <text:p>02/01/2043</text:p>
          </table:table-cell>
          <table:table-cell office:value-type="date" office:date-value="2043-01-03T00:00:00" table:style-name="ce2">
            <text:p>03/01/2043</text:p>
          </table:table-cell>
          <table:table-cell office:value-type="date" office:date-value="2043-01-04T00:00:00" table:style-name="ce2">
            <text:p>04/01/2043</text:p>
          </table:table-cell>
          <table:table-cell office:value-type="date" office:date-value="2043-01-05T00:00:00" table:style-name="ce2">
            <text:p>05/01/2043</text:p>
          </table:table-cell>
          <table:table-cell office:value-type="date" office:date-value="2043-01-06T00:00:00" table:style-name="ce2">
            <text:p>06/01/2043</text:p>
          </table:table-cell>
          <table:table-cell office:value-type="date" office:date-value="2043-01-07T00:00:00" table:style-name="ce2">
            <text:p>07/01/2043</text:p>
          </table:table-cell>
          <table:table-cell office:value-type="date" office:date-value="2043-01-08T00:00:00" table:style-name="ce2">
            <text:p>08/01/2043</text:p>
          </table:table-cell>
          <table:table-cell office:value-type="date" office:date-value="2043-01-09T00:00:00" table:style-name="ce2">
            <text:p>09/01/2043</text:p>
          </table:table-cell>
          <table:table-cell office:value-type="date" office:date-value="2043-01-10T00:00:00" table:style-name="ce2">
            <text:p>10/01/2043</text:p>
          </table:table-cell>
          <table:table-cell office:value-type="date" office:date-value="2043-01-11T00:00:00" table:style-name="ce2">
            <text:p>11/01/2043</text:p>
          </table:table-cell>
          <table:table-cell office:value-type="date" office:date-value="2043-01-12T00:00:00" table:style-name="ce2">
            <text:p>12/01/2043</text:p>
          </table:table-cell>
          <table:table-cell office:value-type="date" office:date-value="2043-01-13T00:00:00" table:style-name="ce2">
            <text:p>13/01/2043</text:p>
          </table:table-cell>
          <table:table-cell office:value-type="date" office:date-value="2043-01-14T00:00:00" table:style-name="ce2">
            <text:p>14/01/2043</text:p>
          </table:table-cell>
          <table:table-cell office:value-type="date" office:date-value="2043-01-15T00:00:00" table:style-name="ce2">
            <text:p>15/01/2043</text:p>
          </table:table-cell>
          <table:table-cell office:value-type="date" office:date-value="2043-01-16T00:00:00" table:style-name="ce2">
            <text:p>16/01/2043</text:p>
          </table:table-cell>
          <table:table-cell office:value-type="date" office:date-value="2043-01-17T00:00:00" table:style-name="ce2">
            <text:p>17/01/2043</text:p>
          </table:table-cell>
          <table:table-cell office:value-type="date" office:date-value="2043-01-18T00:00:00" table:style-name="ce2">
            <text:p>18/01/2043</text:p>
          </table:table-cell>
          <table:table-cell office:value-type="date" office:date-value="2043-01-19T00:00:00" table:style-name="ce2">
            <text:p>19/01/2043</text:p>
          </table:table-cell>
          <table:table-cell office:value-type="date" office:date-value="2043-01-20T00:00:00" table:style-name="ce2">
            <text:p>20/01/2043</text:p>
          </table:table-cell>
          <table:table-cell office:value-type="date" office:date-value="2043-01-21T00:00:00" table:style-name="ce2">
            <text:p>21/01/2043</text:p>
          </table:table-cell>
          <table:table-cell office:value-type="date" office:date-value="2043-01-22T00:00:00" table:style-name="ce2">
            <text:p>22/01/2043</text:p>
          </table:table-cell>
          <table:table-cell office:value-type="date" office:date-value="2043-01-23T00:00:00" table:style-name="ce2">
            <text:p>23/01/2043</text:p>
          </table:table-cell>
          <table:table-cell office:value-type="date" office:date-value="2043-01-24T00:00:00" table:style-name="ce2">
            <text:p>24/01/2043</text:p>
          </table:table-cell>
          <table:table-cell office:value-type="date" office:date-value="2043-01-25T00:00:00" table:style-name="ce2">
            <text:p>25/01/2043</text:p>
          </table:table-cell>
          <table:table-cell office:value-type="date" office:date-value="2043-01-26T00:00:00" table:style-name="ce2">
            <text:p>26/01/2043</text:p>
          </table:table-cell>
          <table:table-cell office:value-type="date" office:date-value="2043-01-27T00:00:00" table:style-name="ce2">
            <text:p>27/01/2043</text:p>
          </table:table-cell>
          <table:table-cell office:value-type="date" office:date-value="2043-01-28T00:00:00" table:style-name="ce2">
            <text:p>28/01/2043</text:p>
          </table:table-cell>
          <table:table-cell office:value-type="date" office:date-value="2043-01-29T00:00:00" table:style-name="ce2">
            <text:p>29/01/2043</text:p>
          </table:table-cell>
          <table:table-cell office:value-type="date" office:date-value="2043-01-30T00:00:00" table:style-name="ce2">
            <text:p>30/01/2043</text:p>
          </table:table-cell>
          <table:table-cell office:value-type="date" office:date-value="2043-01-31T00:00:00" table:style-name="ce2">
            <text:p>31/01/2043</text:p>
          </table:table-cell>
          <table:table-cell office:value-type="date" office:date-value="2043-02-01T00:00:00" table:style-name="ce2">
            <text:p>01/02/2043</text:p>
          </table:table-cell>
          <table:table-cell office:value-type="date" office:date-value="2043-02-02T00:00:00" table:style-name="ce2">
            <text:p>02/02/2043</text:p>
          </table:table-cell>
          <table:table-cell office:value-type="date" office:date-value="2043-02-03T00:00:00" table:style-name="ce2">
            <text:p>03/02/2043</text:p>
          </table:table-cell>
          <table:table-cell office:value-type="date" office:date-value="2043-02-04T00:00:00" table:style-name="ce2">
            <text:p>04/02/2043</text:p>
          </table:table-cell>
          <table:table-cell office:value-type="date" office:date-value="2043-02-05T00:00:00" table:style-name="ce2">
            <text:p>05/02/2043</text:p>
          </table:table-cell>
          <table:table-cell office:value-type="date" office:date-value="2043-02-06T00:00:00" table:style-name="ce2">
            <text:p>06/02/2043</text:p>
          </table:table-cell>
          <table:table-cell office:value-type="date" office:date-value="2043-02-07T00:00:00" table:style-name="ce2">
            <text:p>07/02/2043</text:p>
          </table:table-cell>
          <table:table-cell office:value-type="date" office:date-value="2043-02-08T00:00:00" table:style-name="ce2">
            <text:p>08/02/2043</text:p>
          </table:table-cell>
          <table:table-cell office:value-type="date" office:date-value="2043-02-09T00:00:00" table:style-name="ce2">
            <text:p>09/02/2043</text:p>
          </table:table-cell>
          <table:table-cell office:value-type="date" office:date-value="2043-02-10T00:00:00" table:style-name="ce2">
            <text:p>10/02/2043</text:p>
          </table:table-cell>
          <table:table-cell office:value-type="date" office:date-value="2043-02-11T00:00:00" table:style-name="ce2">
            <text:p>11/02/2043</text:p>
          </table:table-cell>
          <table:table-cell office:value-type="date" office:date-value="2043-02-12T00:00:00" table:style-name="ce2">
            <text:p>12/02/2043</text:p>
          </table:table-cell>
          <table:table-cell office:value-type="date" office:date-value="2043-02-13T00:00:00" table:style-name="ce2">
            <text:p>13/02/2043</text:p>
          </table:table-cell>
          <table:table-cell office:value-type="date" office:date-value="2043-02-14T00:00:00" table:style-name="ce2">
            <text:p>14/02/2043</text:p>
          </table:table-cell>
          <table:table-cell office:value-type="date" office:date-value="2043-02-15T00:00:00" table:style-name="ce2">
            <text:p>15/02/2043</text:p>
          </table:table-cell>
          <table:table-cell office:value-type="date" office:date-value="2043-02-16T00:00:00" table:style-name="ce2">
            <text:p>16/02/2043</text:p>
          </table:table-cell>
          <table:table-cell office:value-type="date" office:date-value="2043-02-17T00:00:00" table:style-name="ce2">
            <text:p>17/02/2043</text:p>
          </table:table-cell>
          <table:table-cell office:value-type="date" office:date-value="2043-02-18T00:00:00" table:style-name="ce2">
            <text:p>18/02/2043</text:p>
          </table:table-cell>
          <table:table-cell office:value-type="date" office:date-value="2043-02-19T00:00:00" table:style-name="ce2">
            <text:p>19/02/2043</text:p>
          </table:table-cell>
          <table:table-cell office:value-type="date" office:date-value="2043-02-20T00:00:00" table:style-name="ce2">
            <text:p>20/02/2043</text:p>
          </table:table-cell>
          <table:table-cell office:value-type="date" office:date-value="2043-02-21T00:00:00" table:style-name="ce2">
            <text:p>21/02/2043</text:p>
          </table:table-cell>
          <table:table-cell office:value-type="date" office:date-value="2043-02-22T00:00:00" table:style-name="ce2">
            <text:p>22/02/2043</text:p>
          </table:table-cell>
          <table:table-cell office:value-type="date" office:date-value="2043-02-23T00:00:00" table:style-name="ce2">
            <text:p>23/02/2043</text:p>
          </table:table-cell>
          <table:table-cell office:value-type="date" office:date-value="2043-02-24T00:00:00" table:style-name="ce2">
            <text:p>24/02/2043</text:p>
          </table:table-cell>
          <table:table-cell office:value-type="date" office:date-value="2043-02-25T00:00:00" table:style-name="ce2">
            <text:p>25/02/2043</text:p>
          </table:table-cell>
          <table:table-cell office:value-type="date" office:date-value="2043-02-26T00:00:00" table:style-name="ce2">
            <text:p>26/02/2043</text:p>
          </table:table-cell>
          <table:table-cell office:value-type="date" office:date-value="2043-02-27T00:00:00" table:style-name="ce2">
            <text:p>27/02/2043</text:p>
          </table:table-cell>
          <table:table-cell office:value-type="date" office:date-value="2043-02-28T00:00:00" table:style-name="ce2">
            <text:p>28/02/2043</text:p>
          </table:table-cell>
          <table:table-cell office:value-type="date" office:date-value="2043-03-01T00:00:00" table:style-name="ce2">
            <text:p>01/03/2043</text:p>
          </table:table-cell>
          <table:table-cell office:value-type="date" office:date-value="2043-03-02T00:00:00" table:style-name="ce2">
            <text:p>02/03/2043</text:p>
          </table:table-cell>
          <table:table-cell office:value-type="date" office:date-value="2043-03-03T00:00:00" table:style-name="ce2">
            <text:p>03/03/2043</text:p>
          </table:table-cell>
          <table:table-cell office:value-type="date" office:date-value="2043-03-04T00:00:00" table:style-name="ce2">
            <text:p>04/03/2043</text:p>
          </table:table-cell>
          <table:table-cell office:value-type="date" office:date-value="2043-03-05T00:00:00" table:style-name="ce2">
            <text:p>05/03/2043</text:p>
          </table:table-cell>
          <table:table-cell office:value-type="date" office:date-value="2043-03-06T00:00:00" table:style-name="ce2">
            <text:p>06/03/2043</text:p>
          </table:table-cell>
          <table:table-cell office:value-type="date" office:date-value="2043-03-07T00:00:00" table:style-name="ce2">
            <text:p>07/03/2043</text:p>
          </table:table-cell>
          <table:table-cell office:value-type="date" office:date-value="2043-03-08T00:00:00" table:style-name="ce2">
            <text:p>08/03/2043</text:p>
          </table:table-cell>
          <table:table-cell office:value-type="date" office:date-value="2043-03-09T00:00:00" table:style-name="ce2">
            <text:p>09/03/2043</text:p>
          </table:table-cell>
          <table:table-cell table:number-columns-repeated="16284"/>
        </table:table-row>
        <table:table-row table:style-name="ro1">
          <table:table-cell office:value-type="date" office:date-value="2043-03-10T00:00:00" table:style-name="ce2">
            <text:p>10/03/2043</text:p>
          </table:table-cell>
          <table:table-cell office:value-type="date" office:date-value="2043-03-11T00:00:00" table:style-name="ce2">
            <text:p>11/03/2043</text:p>
          </table:table-cell>
          <table:table-cell office:value-type="date" office:date-value="2043-03-12T00:00:00" table:style-name="ce2">
            <text:p>12/03/2043</text:p>
          </table:table-cell>
          <table:table-cell office:value-type="date" office:date-value="2043-03-13T00:00:00" table:style-name="ce2">
            <text:p>13/03/2043</text:p>
          </table:table-cell>
          <table:table-cell office:value-type="date" office:date-value="2043-03-14T00:00:00" table:style-name="ce2">
            <text:p>14/03/2043</text:p>
          </table:table-cell>
          <table:table-cell office:value-type="date" office:date-value="2043-03-15T00:00:00" table:style-name="ce2">
            <text:p>15/03/2043</text:p>
          </table:table-cell>
          <table:table-cell office:value-type="date" office:date-value="2043-03-16T00:00:00" table:style-name="ce2">
            <text:p>16/03/2043</text:p>
          </table:table-cell>
          <table:table-cell office:value-type="date" office:date-value="2043-03-17T00:00:00" table:style-name="ce2">
            <text:p>17/03/2043</text:p>
          </table:table-cell>
          <table:table-cell office:value-type="date" office:date-value="2043-03-18T00:00:00" table:style-name="ce2">
            <text:p>18/03/2043</text:p>
          </table:table-cell>
          <table:table-cell office:value-type="date" office:date-value="2043-03-19T00:00:00" table:style-name="ce2">
            <text:p>19/03/2043</text:p>
          </table:table-cell>
          <table:table-cell office:value-type="date" office:date-value="2043-03-20T00:00:00" table:style-name="ce2">
            <text:p>20/03/2043</text:p>
          </table:table-cell>
          <table:table-cell office:value-type="date" office:date-value="2043-03-21T00:00:00" table:style-name="ce2">
            <text:p>21/03/2043</text:p>
          </table:table-cell>
          <table:table-cell office:value-type="date" office:date-value="2043-03-22T00:00:00" table:style-name="ce2">
            <text:p>22/03/2043</text:p>
          </table:table-cell>
          <table:table-cell office:value-type="date" office:date-value="2043-03-23T00:00:00" table:style-name="ce2">
            <text:p>23/03/2043</text:p>
          </table:table-cell>
          <table:table-cell office:value-type="date" office:date-value="2043-03-24T00:00:00" table:style-name="ce2">
            <text:p>24/03/2043</text:p>
          </table:table-cell>
          <table:table-cell office:value-type="date" office:date-value="2043-03-25T00:00:00" table:style-name="ce2">
            <text:p>25/03/2043</text:p>
          </table:table-cell>
          <table:table-cell office:value-type="date" office:date-value="2043-03-26T00:00:00" table:style-name="ce2">
            <text:p>26/03/2043</text:p>
          </table:table-cell>
          <table:table-cell office:value-type="date" office:date-value="2043-03-27T00:00:00" table:style-name="ce2">
            <text:p>27/03/2043</text:p>
          </table:table-cell>
          <table:table-cell office:value-type="date" office:date-value="2043-03-28T00:00:00" table:style-name="ce2">
            <text:p>28/03/2043</text:p>
          </table:table-cell>
          <table:table-cell office:value-type="date" office:date-value="2043-03-29T00:00:00" table:style-name="ce2">
            <text:p>29/03/2043</text:p>
          </table:table-cell>
          <table:table-cell office:value-type="date" office:date-value="2043-03-30T00:00:00" table:style-name="ce2">
            <text:p>30/03/2043</text:p>
          </table:table-cell>
          <table:table-cell office:value-type="date" office:date-value="2043-03-31T00:00:00" table:style-name="ce2">
            <text:p>31/03/2043</text:p>
          </table:table-cell>
          <table:table-cell office:value-type="date" office:date-value="2043-04-01T00:00:00" table:style-name="ce2">
            <text:p>01/04/2043</text:p>
          </table:table-cell>
          <table:table-cell office:value-type="date" office:date-value="2043-04-02T00:00:00" table:style-name="ce2">
            <text:p>02/04/2043</text:p>
          </table:table-cell>
          <table:table-cell office:value-type="date" office:date-value="2043-04-03T00:00:00" table:style-name="ce2">
            <text:p>03/04/2043</text:p>
          </table:table-cell>
          <table:table-cell office:value-type="date" office:date-value="2043-04-04T00:00:00" table:style-name="ce2">
            <text:p>04/04/2043</text:p>
          </table:table-cell>
          <table:table-cell office:value-type="date" office:date-value="2043-04-05T00:00:00" table:style-name="ce2">
            <text:p>05/04/2043</text:p>
          </table:table-cell>
          <table:table-cell office:value-type="date" office:date-value="2043-04-06T00:00:00" table:style-name="ce2">
            <text:p>06/04/2043</text:p>
          </table:table-cell>
          <table:table-cell office:value-type="date" office:date-value="2043-04-07T00:00:00" table:style-name="ce2">
            <text:p>07/04/2043</text:p>
          </table:table-cell>
          <table:table-cell office:value-type="date" office:date-value="2043-04-08T00:00:00" table:style-name="ce2">
            <text:p>08/04/2043</text:p>
          </table:table-cell>
          <table:table-cell office:value-type="date" office:date-value="2043-04-09T00:00:00" table:style-name="ce2">
            <text:p>09/04/2043</text:p>
          </table:table-cell>
          <table:table-cell office:value-type="date" office:date-value="2043-04-10T00:00:00" table:style-name="ce2">
            <text:p>10/04/2043</text:p>
          </table:table-cell>
          <table:table-cell office:value-type="date" office:date-value="2043-04-11T00:00:00" table:style-name="ce2">
            <text:p>11/04/2043</text:p>
          </table:table-cell>
          <table:table-cell office:value-type="date" office:date-value="2043-04-12T00:00:00" table:style-name="ce2">
            <text:p>12/04/2043</text:p>
          </table:table-cell>
          <table:table-cell office:value-type="date" office:date-value="2043-04-13T00:00:00" table:style-name="ce2">
            <text:p>13/04/2043</text:p>
          </table:table-cell>
          <table:table-cell office:value-type="date" office:date-value="2043-04-14T00:00:00" table:style-name="ce2">
            <text:p>14/04/2043</text:p>
          </table:table-cell>
          <table:table-cell office:value-type="date" office:date-value="2043-04-15T00:00:00" table:style-name="ce2">
            <text:p>15/04/2043</text:p>
          </table:table-cell>
          <table:table-cell office:value-type="date" office:date-value="2043-04-16T00:00:00" table:style-name="ce2">
            <text:p>16/04/2043</text:p>
          </table:table-cell>
          <table:table-cell office:value-type="date" office:date-value="2043-04-17T00:00:00" table:style-name="ce2">
            <text:p>17/04/2043</text:p>
          </table:table-cell>
          <table:table-cell office:value-type="date" office:date-value="2043-04-18T00:00:00" table:style-name="ce2">
            <text:p>18/04/2043</text:p>
          </table:table-cell>
          <table:table-cell office:value-type="date" office:date-value="2043-04-19T00:00:00" table:style-name="ce2">
            <text:p>19/04/2043</text:p>
          </table:table-cell>
          <table:table-cell office:value-type="date" office:date-value="2043-04-20T00:00:00" table:style-name="ce2">
            <text:p>20/04/2043</text:p>
          </table:table-cell>
          <table:table-cell office:value-type="date" office:date-value="2043-04-21T00:00:00" table:style-name="ce2">
            <text:p>21/04/2043</text:p>
          </table:table-cell>
          <table:table-cell office:value-type="date" office:date-value="2043-04-22T00:00:00" table:style-name="ce2">
            <text:p>22/04/2043</text:p>
          </table:table-cell>
          <table:table-cell office:value-type="date" office:date-value="2043-04-23T00:00:00" table:style-name="ce2">
            <text:p>23/04/2043</text:p>
          </table:table-cell>
          <table:table-cell office:value-type="date" office:date-value="2043-04-24T00:00:00" table:style-name="ce2">
            <text:p>24/04/2043</text:p>
          </table:table-cell>
          <table:table-cell office:value-type="date" office:date-value="2043-04-25T00:00:00" table:style-name="ce2">
            <text:p>25/04/2043</text:p>
          </table:table-cell>
          <table:table-cell office:value-type="date" office:date-value="2043-04-26T00:00:00" table:style-name="ce2">
            <text:p>26/04/2043</text:p>
          </table:table-cell>
          <table:table-cell office:value-type="date" office:date-value="2043-04-27T00:00:00" table:style-name="ce2">
            <text:p>27/04/2043</text:p>
          </table:table-cell>
          <table:table-cell office:value-type="date" office:date-value="2043-04-28T00:00:00" table:style-name="ce2">
            <text:p>28/04/2043</text:p>
          </table:table-cell>
          <table:table-cell office:value-type="date" office:date-value="2043-04-29T00:00:00" table:style-name="ce2">
            <text:p>29/04/2043</text:p>
          </table:table-cell>
          <table:table-cell office:value-type="date" office:date-value="2043-04-30T00:00:00" table:style-name="ce2">
            <text:p>30/04/2043</text:p>
          </table:table-cell>
          <table:table-cell office:value-type="date" office:date-value="2043-05-01T00:00:00" table:style-name="ce2">
            <text:p>01/05/2043</text:p>
          </table:table-cell>
          <table:table-cell office:value-type="date" office:date-value="2043-05-02T00:00:00" table:style-name="ce2">
            <text:p>02/05/2043</text:p>
          </table:table-cell>
          <table:table-cell office:value-type="date" office:date-value="2043-05-03T00:00:00" table:style-name="ce2">
            <text:p>03/05/2043</text:p>
          </table:table-cell>
          <table:table-cell office:value-type="date" office:date-value="2043-05-04T00:00:00" table:style-name="ce2">
            <text:p>04/05/2043</text:p>
          </table:table-cell>
          <table:table-cell office:value-type="date" office:date-value="2043-05-05T00:00:00" table:style-name="ce2">
            <text:p>05/05/2043</text:p>
          </table:table-cell>
          <table:table-cell office:value-type="date" office:date-value="2043-05-06T00:00:00" table:style-name="ce2">
            <text:p>06/05/2043</text:p>
          </table:table-cell>
          <table:table-cell office:value-type="date" office:date-value="2043-05-07T00:00:00" table:style-name="ce2">
            <text:p>07/05/2043</text:p>
          </table:table-cell>
          <table:table-cell office:value-type="date" office:date-value="2043-05-08T00:00:00" table:style-name="ce2">
            <text:p>08/05/2043</text:p>
          </table:table-cell>
          <table:table-cell office:value-type="date" office:date-value="2043-05-09T00:00:00" table:style-name="ce2">
            <text:p>09/05/2043</text:p>
          </table:table-cell>
          <table:table-cell office:value-type="date" office:date-value="2043-05-10T00:00:00" table:style-name="ce2">
            <text:p>10/05/2043</text:p>
          </table:table-cell>
          <table:table-cell office:value-type="date" office:date-value="2043-05-11T00:00:00" table:style-name="ce2">
            <text:p>11/05/2043</text:p>
          </table:table-cell>
          <table:table-cell office:value-type="date" office:date-value="2043-05-12T00:00:00" table:style-name="ce2">
            <text:p>12/05/2043</text:p>
          </table:table-cell>
          <table:table-cell office:value-type="date" office:date-value="2043-05-13T00:00:00" table:style-name="ce2">
            <text:p>13/05/2043</text:p>
          </table:table-cell>
          <table:table-cell office:value-type="date" office:date-value="2043-05-14T00:00:00" table:style-name="ce2">
            <text:p>14/05/2043</text:p>
          </table:table-cell>
          <table:table-cell office:value-type="date" office:date-value="2043-05-15T00:00:00" table:style-name="ce2">
            <text:p>15/05/2043</text:p>
          </table:table-cell>
          <table:table-cell office:value-type="date" office:date-value="2043-05-16T00:00:00" table:style-name="ce2">
            <text:p>16/05/2043</text:p>
          </table:table-cell>
          <table:table-cell office:value-type="date" office:date-value="2043-05-17T00:00:00" table:style-name="ce2">
            <text:p>17/05/2043</text:p>
          </table:table-cell>
          <table:table-cell office:value-type="date" office:date-value="2043-05-18T00:00:00" table:style-name="ce2">
            <text:p>18/05/2043</text:p>
          </table:table-cell>
          <table:table-cell office:value-type="date" office:date-value="2043-05-19T00:00:00" table:style-name="ce2">
            <text:p>19/05/2043</text:p>
          </table:table-cell>
          <table:table-cell office:value-type="date" office:date-value="2043-05-20T00:00:00" table:style-name="ce2">
            <text:p>20/05/2043</text:p>
          </table:table-cell>
          <table:table-cell office:value-type="date" office:date-value="2043-05-21T00:00:00" table:style-name="ce2">
            <text:p>21/05/2043</text:p>
          </table:table-cell>
          <table:table-cell office:value-type="date" office:date-value="2043-05-22T00:00:00" table:style-name="ce2">
            <text:p>22/05/2043</text:p>
          </table:table-cell>
          <table:table-cell office:value-type="date" office:date-value="2043-05-23T00:00:00" table:style-name="ce2">
            <text:p>23/05/2043</text:p>
          </table:table-cell>
          <table:table-cell office:value-type="date" office:date-value="2043-05-24T00:00:00" table:style-name="ce2">
            <text:p>24/05/2043</text:p>
          </table:table-cell>
          <table:table-cell office:value-type="date" office:date-value="2043-05-25T00:00:00" table:style-name="ce2">
            <text:p>25/05/2043</text:p>
          </table:table-cell>
          <table:table-cell office:value-type="date" office:date-value="2043-05-26T00:00:00" table:style-name="ce2">
            <text:p>26/05/2043</text:p>
          </table:table-cell>
          <table:table-cell office:value-type="date" office:date-value="2043-05-27T00:00:00" table:style-name="ce2">
            <text:p>27/05/2043</text:p>
          </table:table-cell>
          <table:table-cell office:value-type="date" office:date-value="2043-05-28T00:00:00" table:style-name="ce2">
            <text:p>28/05/2043</text:p>
          </table:table-cell>
          <table:table-cell office:value-type="date" office:date-value="2043-05-29T00:00:00" table:style-name="ce2">
            <text:p>29/05/2043</text:p>
          </table:table-cell>
          <table:table-cell office:value-type="date" office:date-value="2043-05-30T00:00:00" table:style-name="ce2">
            <text:p>30/05/2043</text:p>
          </table:table-cell>
          <table:table-cell office:value-type="date" office:date-value="2043-05-31T00:00:00" table:style-name="ce2">
            <text:p>31/05/2043</text:p>
          </table:table-cell>
          <table:table-cell office:value-type="date" office:date-value="2043-06-01T00:00:00" table:style-name="ce2">
            <text:p>01/06/2043</text:p>
          </table:table-cell>
          <table:table-cell office:value-type="date" office:date-value="2043-06-02T00:00:00" table:style-name="ce2">
            <text:p>02/06/2043</text:p>
          </table:table-cell>
          <table:table-cell office:value-type="date" office:date-value="2043-06-03T00:00:00" table:style-name="ce2">
            <text:p>03/06/2043</text:p>
          </table:table-cell>
          <table:table-cell office:value-type="date" office:date-value="2043-06-04T00:00:00" table:style-name="ce2">
            <text:p>04/06/2043</text:p>
          </table:table-cell>
          <table:table-cell office:value-type="date" office:date-value="2043-06-05T00:00:00" table:style-name="ce2">
            <text:p>05/06/2043</text:p>
          </table:table-cell>
          <table:table-cell office:value-type="date" office:date-value="2043-06-06T00:00:00" table:style-name="ce2">
            <text:p>06/06/2043</text:p>
          </table:table-cell>
          <table:table-cell office:value-type="date" office:date-value="2043-06-07T00:00:00" table:style-name="ce2">
            <text:p>07/06/2043</text:p>
          </table:table-cell>
          <table:table-cell office:value-type="date" office:date-value="2043-06-08T00:00:00" table:style-name="ce2">
            <text:p>08/06/2043</text:p>
          </table:table-cell>
          <table:table-cell office:value-type="date" office:date-value="2043-06-09T00:00:00" table:style-name="ce2">
            <text:p>09/06/2043</text:p>
          </table:table-cell>
          <table:table-cell office:value-type="date" office:date-value="2043-06-10T00:00:00" table:style-name="ce2">
            <text:p>10/06/2043</text:p>
          </table:table-cell>
          <table:table-cell office:value-type="date" office:date-value="2043-06-11T00:00:00" table:style-name="ce2">
            <text:p>11/06/2043</text:p>
          </table:table-cell>
          <table:table-cell office:value-type="date" office:date-value="2043-06-12T00:00:00" table:style-name="ce2">
            <text:p>12/06/2043</text:p>
          </table:table-cell>
          <table:table-cell office:value-type="date" office:date-value="2043-06-13T00:00:00" table:style-name="ce2">
            <text:p>13/06/2043</text:p>
          </table:table-cell>
          <table:table-cell office:value-type="date" office:date-value="2043-06-14T00:00:00" table:style-name="ce2">
            <text:p>14/06/2043</text:p>
          </table:table-cell>
          <table:table-cell office:value-type="date" office:date-value="2043-06-15T00:00:00" table:style-name="ce2">
            <text:p>15/06/2043</text:p>
          </table:table-cell>
          <table:table-cell office:value-type="date" office:date-value="2043-06-16T00:00:00" table:style-name="ce2">
            <text:p>16/06/2043</text:p>
          </table:table-cell>
          <table:table-cell office:value-type="date" office:date-value="2043-06-17T00:00:00" table:style-name="ce2">
            <text:p>17/06/2043</text:p>
          </table:table-cell>
          <table:table-cell table:number-columns-repeated="16284"/>
        </table:table-row>
        <table:table-row table:style-name="ro1">
          <table:table-cell office:value-type="date" office:date-value="2043-06-18T00:00:00" table:style-name="ce2">
            <text:p>18/06/2043</text:p>
          </table:table-cell>
          <table:table-cell office:value-type="date" office:date-value="2043-06-19T00:00:00" table:style-name="ce2">
            <text:p>19/06/2043</text:p>
          </table:table-cell>
          <table:table-cell office:value-type="date" office:date-value="2043-06-20T00:00:00" table:style-name="ce2">
            <text:p>20/06/2043</text:p>
          </table:table-cell>
          <table:table-cell office:value-type="date" office:date-value="2043-06-21T00:00:00" table:style-name="ce2">
            <text:p>21/06/2043</text:p>
          </table:table-cell>
          <table:table-cell office:value-type="date" office:date-value="2043-06-22T00:00:00" table:style-name="ce2">
            <text:p>22/06/2043</text:p>
          </table:table-cell>
          <table:table-cell office:value-type="date" office:date-value="2043-06-23T00:00:00" table:style-name="ce2">
            <text:p>23/06/2043</text:p>
          </table:table-cell>
          <table:table-cell office:value-type="date" office:date-value="2043-06-24T00:00:00" table:style-name="ce2">
            <text:p>24/06/2043</text:p>
          </table:table-cell>
          <table:table-cell office:value-type="date" office:date-value="2043-06-25T00:00:00" table:style-name="ce2">
            <text:p>25/06/2043</text:p>
          </table:table-cell>
          <table:table-cell office:value-type="date" office:date-value="2043-06-26T00:00:00" table:style-name="ce2">
            <text:p>26/06/2043</text:p>
          </table:table-cell>
          <table:table-cell office:value-type="date" office:date-value="2043-06-27T00:00:00" table:style-name="ce2">
            <text:p>27/06/2043</text:p>
          </table:table-cell>
          <table:table-cell office:value-type="date" office:date-value="2043-06-28T00:00:00" table:style-name="ce2">
            <text:p>28/06/2043</text:p>
          </table:table-cell>
          <table:table-cell office:value-type="date" office:date-value="2043-06-29T00:00:00" table:style-name="ce2">
            <text:p>29/06/2043</text:p>
          </table:table-cell>
          <table:table-cell office:value-type="date" office:date-value="2043-06-30T00:00:00" table:style-name="ce2">
            <text:p>30/06/2043</text:p>
          </table:table-cell>
          <table:table-cell office:value-type="date" office:date-value="2043-07-01T00:00:00" table:style-name="ce2">
            <text:p>01/07/2043</text:p>
          </table:table-cell>
          <table:table-cell office:value-type="date" office:date-value="2043-07-02T00:00:00" table:style-name="ce2">
            <text:p>02/07/2043</text:p>
          </table:table-cell>
          <table:table-cell office:value-type="date" office:date-value="2043-07-03T00:00:00" table:style-name="ce2">
            <text:p>03/07/2043</text:p>
          </table:table-cell>
          <table:table-cell office:value-type="date" office:date-value="2043-07-04T00:00:00" table:style-name="ce2">
            <text:p>04/07/2043</text:p>
          </table:table-cell>
          <table:table-cell office:value-type="date" office:date-value="2043-07-05T00:00:00" table:style-name="ce2">
            <text:p>05/07/2043</text:p>
          </table:table-cell>
          <table:table-cell office:value-type="date" office:date-value="2043-07-06T00:00:00" table:style-name="ce2">
            <text:p>06/07/2043</text:p>
          </table:table-cell>
          <table:table-cell office:value-type="date" office:date-value="2043-07-07T00:00:00" table:style-name="ce2">
            <text:p>07/07/2043</text:p>
          </table:table-cell>
          <table:table-cell office:value-type="date" office:date-value="2043-07-08T00:00:00" table:style-name="ce2">
            <text:p>08/07/2043</text:p>
          </table:table-cell>
          <table:table-cell office:value-type="date" office:date-value="2043-07-09T00:00:00" table:style-name="ce2">
            <text:p>09/07/2043</text:p>
          </table:table-cell>
          <table:table-cell office:value-type="date" office:date-value="2043-07-10T00:00:00" table:style-name="ce2">
            <text:p>10/07/2043</text:p>
          </table:table-cell>
          <table:table-cell office:value-type="date" office:date-value="2043-07-11T00:00:00" table:style-name="ce2">
            <text:p>11/07/2043</text:p>
          </table:table-cell>
          <table:table-cell office:value-type="date" office:date-value="2043-07-12T00:00:00" table:style-name="ce2">
            <text:p>12/07/2043</text:p>
          </table:table-cell>
          <table:table-cell office:value-type="date" office:date-value="2043-07-13T00:00:00" table:style-name="ce2">
            <text:p>13/07/2043</text:p>
          </table:table-cell>
          <table:table-cell office:value-type="date" office:date-value="2043-07-14T00:00:00" table:style-name="ce2">
            <text:p>14/07/2043</text:p>
          </table:table-cell>
          <table:table-cell office:value-type="date" office:date-value="2043-07-15T00:00:00" table:style-name="ce2">
            <text:p>15/07/2043</text:p>
          </table:table-cell>
          <table:table-cell office:value-type="date" office:date-value="2043-07-16T00:00:00" table:style-name="ce2">
            <text:p>16/07/2043</text:p>
          </table:table-cell>
          <table:table-cell office:value-type="date" office:date-value="2043-07-17T00:00:00" table:style-name="ce2">
            <text:p>17/07/2043</text:p>
          </table:table-cell>
          <table:table-cell office:value-type="date" office:date-value="2043-07-18T00:00:00" table:style-name="ce2">
            <text:p>18/07/2043</text:p>
          </table:table-cell>
          <table:table-cell office:value-type="date" office:date-value="2043-07-19T00:00:00" table:style-name="ce2">
            <text:p>19/07/2043</text:p>
          </table:table-cell>
          <table:table-cell office:value-type="date" office:date-value="2043-07-20T00:00:00" table:style-name="ce2">
            <text:p>20/07/2043</text:p>
          </table:table-cell>
          <table:table-cell office:value-type="date" office:date-value="2043-07-21T00:00:00" table:style-name="ce2">
            <text:p>21/07/2043</text:p>
          </table:table-cell>
          <table:table-cell office:value-type="date" office:date-value="2043-07-22T00:00:00" table:style-name="ce2">
            <text:p>22/07/2043</text:p>
          </table:table-cell>
          <table:table-cell office:value-type="date" office:date-value="2043-07-23T00:00:00" table:style-name="ce2">
            <text:p>23/07/2043</text:p>
          </table:table-cell>
          <table:table-cell office:value-type="date" office:date-value="2043-07-24T00:00:00" table:style-name="ce2">
            <text:p>24/07/2043</text:p>
          </table:table-cell>
          <table:table-cell office:value-type="date" office:date-value="2043-07-25T00:00:00" table:style-name="ce2">
            <text:p>25/07/2043</text:p>
          </table:table-cell>
          <table:table-cell office:value-type="date" office:date-value="2043-07-26T00:00:00" table:style-name="ce2">
            <text:p>26/07/2043</text:p>
          </table:table-cell>
          <table:table-cell office:value-type="date" office:date-value="2043-07-27T00:00:00" table:style-name="ce2">
            <text:p>27/07/2043</text:p>
          </table:table-cell>
          <table:table-cell office:value-type="date" office:date-value="2043-07-28T00:00:00" table:style-name="ce2">
            <text:p>28/07/2043</text:p>
          </table:table-cell>
          <table:table-cell office:value-type="date" office:date-value="2043-07-29T00:00:00" table:style-name="ce2">
            <text:p>29/07/2043</text:p>
          </table:table-cell>
          <table:table-cell office:value-type="date" office:date-value="2043-07-30T00:00:00" table:style-name="ce2">
            <text:p>30/07/2043</text:p>
          </table:table-cell>
          <table:table-cell office:value-type="date" office:date-value="2043-07-31T00:00:00" table:style-name="ce2">
            <text:p>31/07/2043</text:p>
          </table:table-cell>
          <table:table-cell office:value-type="date" office:date-value="2043-08-01T00:00:00" table:style-name="ce2">
            <text:p>01/08/2043</text:p>
          </table:table-cell>
          <table:table-cell office:value-type="date" office:date-value="2043-08-02T00:00:00" table:style-name="ce2">
            <text:p>02/08/2043</text:p>
          </table:table-cell>
          <table:table-cell office:value-type="date" office:date-value="2043-08-03T00:00:00" table:style-name="ce2">
            <text:p>03/08/2043</text:p>
          </table:table-cell>
          <table:table-cell office:value-type="date" office:date-value="2043-08-04T00:00:00" table:style-name="ce2">
            <text:p>04/08/2043</text:p>
          </table:table-cell>
          <table:table-cell office:value-type="date" office:date-value="2043-08-05T00:00:00" table:style-name="ce2">
            <text:p>05/08/2043</text:p>
          </table:table-cell>
          <table:table-cell office:value-type="date" office:date-value="2043-08-06T00:00:00" table:style-name="ce2">
            <text:p>06/08/2043</text:p>
          </table:table-cell>
          <table:table-cell office:value-type="date" office:date-value="2043-08-07T00:00:00" table:style-name="ce2">
            <text:p>07/08/2043</text:p>
          </table:table-cell>
          <table:table-cell office:value-type="date" office:date-value="2043-08-08T00:00:00" table:style-name="ce2">
            <text:p>08/08/2043</text:p>
          </table:table-cell>
          <table:table-cell office:value-type="date" office:date-value="2043-08-09T00:00:00" table:style-name="ce2">
            <text:p>09/08/2043</text:p>
          </table:table-cell>
          <table:table-cell office:value-type="date" office:date-value="2043-08-10T00:00:00" table:style-name="ce2">
            <text:p>10/08/2043</text:p>
          </table:table-cell>
          <table:table-cell office:value-type="date" office:date-value="2043-08-11T00:00:00" table:style-name="ce2">
            <text:p>11/08/2043</text:p>
          </table:table-cell>
          <table:table-cell office:value-type="date" office:date-value="2043-08-12T00:00:00" table:style-name="ce2">
            <text:p>12/08/2043</text:p>
          </table:table-cell>
          <table:table-cell office:value-type="date" office:date-value="2043-08-13T00:00:00" table:style-name="ce2">
            <text:p>13/08/2043</text:p>
          </table:table-cell>
          <table:table-cell office:value-type="date" office:date-value="2043-08-14T00:00:00" table:style-name="ce2">
            <text:p>14/08/2043</text:p>
          </table:table-cell>
          <table:table-cell office:value-type="date" office:date-value="2043-08-15T00:00:00" table:style-name="ce2">
            <text:p>15/08/2043</text:p>
          </table:table-cell>
          <table:table-cell office:value-type="date" office:date-value="2043-08-16T00:00:00" table:style-name="ce2">
            <text:p>16/08/2043</text:p>
          </table:table-cell>
          <table:table-cell office:value-type="date" office:date-value="2043-08-17T00:00:00" table:style-name="ce2">
            <text:p>17/08/2043</text:p>
          </table:table-cell>
          <table:table-cell office:value-type="date" office:date-value="2043-08-18T00:00:00" table:style-name="ce2">
            <text:p>18/08/2043</text:p>
          </table:table-cell>
          <table:table-cell office:value-type="date" office:date-value="2043-08-19T00:00:00" table:style-name="ce2">
            <text:p>19/08/2043</text:p>
          </table:table-cell>
          <table:table-cell office:value-type="date" office:date-value="2043-08-20T00:00:00" table:style-name="ce2">
            <text:p>20/08/2043</text:p>
          </table:table-cell>
          <table:table-cell office:value-type="date" office:date-value="2043-08-21T00:00:00" table:style-name="ce2">
            <text:p>21/08/2043</text:p>
          </table:table-cell>
          <table:table-cell office:value-type="date" office:date-value="2043-08-22T00:00:00" table:style-name="ce2">
            <text:p>22/08/2043</text:p>
          </table:table-cell>
          <table:table-cell office:value-type="date" office:date-value="2043-08-23T00:00:00" table:style-name="ce2">
            <text:p>23/08/2043</text:p>
          </table:table-cell>
          <table:table-cell office:value-type="date" office:date-value="2043-08-24T00:00:00" table:style-name="ce2">
            <text:p>24/08/2043</text:p>
          </table:table-cell>
          <table:table-cell office:value-type="date" office:date-value="2043-08-25T00:00:00" table:style-name="ce2">
            <text:p>25/08/2043</text:p>
          </table:table-cell>
          <table:table-cell office:value-type="date" office:date-value="2043-08-26T00:00:00" table:style-name="ce2">
            <text:p>26/08/2043</text:p>
          </table:table-cell>
          <table:table-cell office:value-type="date" office:date-value="2043-08-27T00:00:00" table:style-name="ce2">
            <text:p>27/08/2043</text:p>
          </table:table-cell>
          <table:table-cell office:value-type="date" office:date-value="2043-08-28T00:00:00" table:style-name="ce2">
            <text:p>28/08/2043</text:p>
          </table:table-cell>
          <table:table-cell office:value-type="date" office:date-value="2043-08-29T00:00:00" table:style-name="ce2">
            <text:p>29/08/2043</text:p>
          </table:table-cell>
          <table:table-cell office:value-type="date" office:date-value="2043-08-30T00:00:00" table:style-name="ce2">
            <text:p>30/08/2043</text:p>
          </table:table-cell>
          <table:table-cell office:value-type="date" office:date-value="2043-08-31T00:00:00" table:style-name="ce2">
            <text:p>31/08/2043</text:p>
          </table:table-cell>
          <table:table-cell office:value-type="date" office:date-value="2043-09-01T00:00:00" table:style-name="ce2">
            <text:p>01/09/2043</text:p>
          </table:table-cell>
          <table:table-cell office:value-type="date" office:date-value="2043-09-02T00:00:00" table:style-name="ce2">
            <text:p>02/09/2043</text:p>
          </table:table-cell>
          <table:table-cell office:value-type="date" office:date-value="2043-09-03T00:00:00" table:style-name="ce2">
            <text:p>03/09/2043</text:p>
          </table:table-cell>
          <table:table-cell office:value-type="date" office:date-value="2043-09-04T00:00:00" table:style-name="ce2">
            <text:p>04/09/2043</text:p>
          </table:table-cell>
          <table:table-cell office:value-type="date" office:date-value="2043-09-05T00:00:00" table:style-name="ce2">
            <text:p>05/09/2043</text:p>
          </table:table-cell>
          <table:table-cell office:value-type="date" office:date-value="2043-09-06T00:00:00" table:style-name="ce2">
            <text:p>06/09/2043</text:p>
          </table:table-cell>
          <table:table-cell office:value-type="date" office:date-value="2043-09-07T00:00:00" table:style-name="ce2">
            <text:p>07/09/2043</text:p>
          </table:table-cell>
          <table:table-cell office:value-type="date" office:date-value="2043-09-08T00:00:00" table:style-name="ce2">
            <text:p>08/09/2043</text:p>
          </table:table-cell>
          <table:table-cell office:value-type="date" office:date-value="2043-09-09T00:00:00" table:style-name="ce2">
            <text:p>09/09/2043</text:p>
          </table:table-cell>
          <table:table-cell office:value-type="date" office:date-value="2043-09-10T00:00:00" table:style-name="ce2">
            <text:p>10/09/2043</text:p>
          </table:table-cell>
          <table:table-cell office:value-type="date" office:date-value="2043-09-11T00:00:00" table:style-name="ce2">
            <text:p>11/09/2043</text:p>
          </table:table-cell>
          <table:table-cell office:value-type="date" office:date-value="2043-09-12T00:00:00" table:style-name="ce2">
            <text:p>12/09/2043</text:p>
          </table:table-cell>
          <table:table-cell office:value-type="date" office:date-value="2043-09-13T00:00:00" table:style-name="ce2">
            <text:p>13/09/2043</text:p>
          </table:table-cell>
          <table:table-cell office:value-type="date" office:date-value="2043-09-14T00:00:00" table:style-name="ce2">
            <text:p>14/09/2043</text:p>
          </table:table-cell>
          <table:table-cell office:value-type="date" office:date-value="2043-09-15T00:00:00" table:style-name="ce2">
            <text:p>15/09/2043</text:p>
          </table:table-cell>
          <table:table-cell office:value-type="date" office:date-value="2043-09-16T00:00:00" table:style-name="ce2">
            <text:p>16/09/2043</text:p>
          </table:table-cell>
          <table:table-cell office:value-type="date" office:date-value="2043-09-17T00:00:00" table:style-name="ce2">
            <text:p>17/09/2043</text:p>
          </table:table-cell>
          <table:table-cell office:value-type="date" office:date-value="2043-09-18T00:00:00" table:style-name="ce2">
            <text:p>18/09/2043</text:p>
          </table:table-cell>
          <table:table-cell office:value-type="date" office:date-value="2043-09-19T00:00:00" table:style-name="ce2">
            <text:p>19/09/2043</text:p>
          </table:table-cell>
          <table:table-cell office:value-type="date" office:date-value="2043-09-20T00:00:00" table:style-name="ce2">
            <text:p>20/09/2043</text:p>
          </table:table-cell>
          <table:table-cell office:value-type="date" office:date-value="2043-09-21T00:00:00" table:style-name="ce2">
            <text:p>21/09/2043</text:p>
          </table:table-cell>
          <table:table-cell office:value-type="date" office:date-value="2043-09-22T00:00:00" table:style-name="ce2">
            <text:p>22/09/2043</text:p>
          </table:table-cell>
          <table:table-cell office:value-type="date" office:date-value="2043-09-23T00:00:00" table:style-name="ce2">
            <text:p>23/09/2043</text:p>
          </table:table-cell>
          <table:table-cell office:value-type="date" office:date-value="2043-09-24T00:00:00" table:style-name="ce2">
            <text:p>24/09/2043</text:p>
          </table:table-cell>
          <table:table-cell office:value-type="date" office:date-value="2043-09-25T00:00:00" table:style-name="ce2">
            <text:p>25/09/2043</text:p>
          </table:table-cell>
          <table:table-cell table:number-columns-repeated="16284"/>
        </table:table-row>
        <table:table-row table:style-name="ro1">
          <table:table-cell office:value-type="date" office:date-value="2043-09-26T00:00:00" table:style-name="ce2">
            <text:p>26/09/2043</text:p>
          </table:table-cell>
          <table:table-cell office:value-type="date" office:date-value="2043-09-27T00:00:00" table:style-name="ce2">
            <text:p>27/09/2043</text:p>
          </table:table-cell>
          <table:table-cell office:value-type="date" office:date-value="2043-09-28T00:00:00" table:style-name="ce2">
            <text:p>28/09/2043</text:p>
          </table:table-cell>
          <table:table-cell office:value-type="date" office:date-value="2043-09-29T00:00:00" table:style-name="ce2">
            <text:p>29/09/2043</text:p>
          </table:table-cell>
          <table:table-cell office:value-type="date" office:date-value="2043-09-30T00:00:00" table:style-name="ce2">
            <text:p>30/09/2043</text:p>
          </table:table-cell>
          <table:table-cell office:value-type="date" office:date-value="2043-10-01T00:00:00" table:style-name="ce2">
            <text:p>01/10/2043</text:p>
          </table:table-cell>
          <table:table-cell office:value-type="date" office:date-value="2043-10-02T00:00:00" table:style-name="ce2">
            <text:p>02/10/2043</text:p>
          </table:table-cell>
          <table:table-cell office:value-type="date" office:date-value="2043-10-03T00:00:00" table:style-name="ce2">
            <text:p>03/10/2043</text:p>
          </table:table-cell>
          <table:table-cell office:value-type="date" office:date-value="2043-10-04T00:00:00" table:style-name="ce2">
            <text:p>04/10/2043</text:p>
          </table:table-cell>
          <table:table-cell office:value-type="date" office:date-value="2043-10-05T00:00:00" table:style-name="ce2">
            <text:p>05/10/2043</text:p>
          </table:table-cell>
          <table:table-cell office:value-type="date" office:date-value="2043-10-06T00:00:00" table:style-name="ce2">
            <text:p>06/10/2043</text:p>
          </table:table-cell>
          <table:table-cell office:value-type="date" office:date-value="2043-10-07T00:00:00" table:style-name="ce2">
            <text:p>07/10/2043</text:p>
          </table:table-cell>
          <table:table-cell office:value-type="date" office:date-value="2043-10-08T00:00:00" table:style-name="ce2">
            <text:p>08/10/2043</text:p>
          </table:table-cell>
          <table:table-cell office:value-type="date" office:date-value="2043-10-09T00:00:00" table:style-name="ce2">
            <text:p>09/10/2043</text:p>
          </table:table-cell>
          <table:table-cell office:value-type="date" office:date-value="2043-10-10T00:00:00" table:style-name="ce2">
            <text:p>10/10/2043</text:p>
          </table:table-cell>
          <table:table-cell office:value-type="date" office:date-value="2043-10-11T00:00:00" table:style-name="ce2">
            <text:p>11/10/2043</text:p>
          </table:table-cell>
          <table:table-cell office:value-type="date" office:date-value="2043-10-12T00:00:00" table:style-name="ce2">
            <text:p>12/10/2043</text:p>
          </table:table-cell>
          <table:table-cell office:value-type="date" office:date-value="2043-10-13T00:00:00" table:style-name="ce2">
            <text:p>13/10/2043</text:p>
          </table:table-cell>
          <table:table-cell office:value-type="date" office:date-value="2043-10-14T00:00:00" table:style-name="ce2">
            <text:p>14/10/2043</text:p>
          </table:table-cell>
          <table:table-cell office:value-type="date" office:date-value="2043-10-15T00:00:00" table:style-name="ce2">
            <text:p>15/10/2043</text:p>
          </table:table-cell>
          <table:table-cell office:value-type="date" office:date-value="2043-10-16T00:00:00" table:style-name="ce2">
            <text:p>16/10/2043</text:p>
          </table:table-cell>
          <table:table-cell office:value-type="date" office:date-value="2043-10-17T00:00:00" table:style-name="ce2">
            <text:p>17/10/2043</text:p>
          </table:table-cell>
          <table:table-cell office:value-type="date" office:date-value="2043-10-18T00:00:00" table:style-name="ce2">
            <text:p>18/10/2043</text:p>
          </table:table-cell>
          <table:table-cell office:value-type="date" office:date-value="2043-10-19T00:00:00" table:style-name="ce2">
            <text:p>19/10/2043</text:p>
          </table:table-cell>
          <table:table-cell office:value-type="date" office:date-value="2043-10-20T00:00:00" table:style-name="ce2">
            <text:p>20/10/2043</text:p>
          </table:table-cell>
          <table:table-cell office:value-type="date" office:date-value="2043-10-21T00:00:00" table:style-name="ce2">
            <text:p>21/10/2043</text:p>
          </table:table-cell>
          <table:table-cell office:value-type="date" office:date-value="2043-10-22T00:00:00" table:style-name="ce2">
            <text:p>22/10/2043</text:p>
          </table:table-cell>
          <table:table-cell office:value-type="date" office:date-value="2043-10-23T00:00:00" table:style-name="ce2">
            <text:p>23/10/2043</text:p>
          </table:table-cell>
          <table:table-cell office:value-type="date" office:date-value="2043-10-24T00:00:00" table:style-name="ce2">
            <text:p>24/10/2043</text:p>
          </table:table-cell>
          <table:table-cell office:value-type="date" office:date-value="2043-10-25T00:00:00" table:style-name="ce2">
            <text:p>25/10/2043</text:p>
          </table:table-cell>
          <table:table-cell office:value-type="date" office:date-value="2043-10-26T00:00:00" table:style-name="ce2">
            <text:p>26/10/2043</text:p>
          </table:table-cell>
          <table:table-cell office:value-type="date" office:date-value="2043-10-27T00:00:00" table:style-name="ce2">
            <text:p>27/10/2043</text:p>
          </table:table-cell>
          <table:table-cell office:value-type="date" office:date-value="2043-10-28T00:00:00" table:style-name="ce2">
            <text:p>28/10/2043</text:p>
          </table:table-cell>
          <table:table-cell office:value-type="date" office:date-value="2043-10-29T00:00:00" table:style-name="ce2">
            <text:p>29/10/2043</text:p>
          </table:table-cell>
          <table:table-cell office:value-type="date" office:date-value="2043-10-30T00:00:00" table:style-name="ce2">
            <text:p>30/10/2043</text:p>
          </table:table-cell>
          <table:table-cell office:value-type="date" office:date-value="2043-10-31T00:00:00" table:style-name="ce2">
            <text:p>31/10/2043</text:p>
          </table:table-cell>
          <table:table-cell office:value-type="date" office:date-value="2043-11-01T00:00:00" table:style-name="ce2">
            <text:p>01/11/2043</text:p>
          </table:table-cell>
          <table:table-cell office:value-type="date" office:date-value="2043-11-02T00:00:00" table:style-name="ce2">
            <text:p>02/11/2043</text:p>
          </table:table-cell>
          <table:table-cell office:value-type="date" office:date-value="2043-11-03T00:00:00" table:style-name="ce2">
            <text:p>03/11/2043</text:p>
          </table:table-cell>
          <table:table-cell office:value-type="date" office:date-value="2043-11-04T00:00:00" table:style-name="ce2">
            <text:p>04/11/2043</text:p>
          </table:table-cell>
          <table:table-cell office:value-type="date" office:date-value="2043-11-05T00:00:00" table:style-name="ce2">
            <text:p>05/11/2043</text:p>
          </table:table-cell>
          <table:table-cell office:value-type="date" office:date-value="2043-11-06T00:00:00" table:style-name="ce2">
            <text:p>06/11/2043</text:p>
          </table:table-cell>
          <table:table-cell office:value-type="date" office:date-value="2043-11-07T00:00:00" table:style-name="ce2">
            <text:p>07/11/2043</text:p>
          </table:table-cell>
          <table:table-cell office:value-type="date" office:date-value="2043-11-08T00:00:00" table:style-name="ce2">
            <text:p>08/11/2043</text:p>
          </table:table-cell>
          <table:table-cell office:value-type="date" office:date-value="2043-11-09T00:00:00" table:style-name="ce2">
            <text:p>09/11/2043</text:p>
          </table:table-cell>
          <table:table-cell office:value-type="date" office:date-value="2043-11-10T00:00:00" table:style-name="ce2">
            <text:p>10/11/2043</text:p>
          </table:table-cell>
          <table:table-cell office:value-type="date" office:date-value="2043-11-11T00:00:00" table:style-name="ce2">
            <text:p>11/11/2043</text:p>
          </table:table-cell>
          <table:table-cell office:value-type="date" office:date-value="2043-11-12T00:00:00" table:style-name="ce2">
            <text:p>12/11/2043</text:p>
          </table:table-cell>
          <table:table-cell office:value-type="date" office:date-value="2043-11-13T00:00:00" table:style-name="ce2">
            <text:p>13/11/2043</text:p>
          </table:table-cell>
          <table:table-cell office:value-type="date" office:date-value="2043-11-14T00:00:00" table:style-name="ce2">
            <text:p>14/11/2043</text:p>
          </table:table-cell>
          <table:table-cell office:value-type="date" office:date-value="2043-11-15T00:00:00" table:style-name="ce2">
            <text:p>15/11/2043</text:p>
          </table:table-cell>
          <table:table-cell office:value-type="date" office:date-value="2043-11-16T00:00:00" table:style-name="ce2">
            <text:p>16/11/2043</text:p>
          </table:table-cell>
          <table:table-cell office:value-type="date" office:date-value="2043-11-17T00:00:00" table:style-name="ce2">
            <text:p>17/11/2043</text:p>
          </table:table-cell>
          <table:table-cell office:value-type="date" office:date-value="2043-11-18T00:00:00" table:style-name="ce2">
            <text:p>18/11/2043</text:p>
          </table:table-cell>
          <table:table-cell office:value-type="date" office:date-value="2043-11-19T00:00:00" table:style-name="ce2">
            <text:p>19/11/2043</text:p>
          </table:table-cell>
          <table:table-cell office:value-type="date" office:date-value="2043-11-20T00:00:00" table:style-name="ce2">
            <text:p>20/11/2043</text:p>
          </table:table-cell>
          <table:table-cell office:value-type="date" office:date-value="2043-11-21T00:00:00" table:style-name="ce2">
            <text:p>21/11/2043</text:p>
          </table:table-cell>
          <table:table-cell office:value-type="date" office:date-value="2043-11-22T00:00:00" table:style-name="ce2">
            <text:p>22/11/2043</text:p>
          </table:table-cell>
          <table:table-cell office:value-type="date" office:date-value="2043-11-23T00:00:00" table:style-name="ce2">
            <text:p>23/11/2043</text:p>
          </table:table-cell>
          <table:table-cell office:value-type="date" office:date-value="2043-11-24T00:00:00" table:style-name="ce2">
            <text:p>24/11/2043</text:p>
          </table:table-cell>
          <table:table-cell office:value-type="date" office:date-value="2043-11-25T00:00:00" table:style-name="ce2">
            <text:p>25/11/2043</text:p>
          </table:table-cell>
          <table:table-cell office:value-type="date" office:date-value="2043-11-26T00:00:00" table:style-name="ce2">
            <text:p>26/11/2043</text:p>
          </table:table-cell>
          <table:table-cell office:value-type="date" office:date-value="2043-11-27T00:00:00" table:style-name="ce2">
            <text:p>27/11/2043</text:p>
          </table:table-cell>
          <table:table-cell office:value-type="date" office:date-value="2043-11-28T00:00:00" table:style-name="ce2">
            <text:p>28/11/2043</text:p>
          </table:table-cell>
          <table:table-cell office:value-type="date" office:date-value="2043-11-29T00:00:00" table:style-name="ce2">
            <text:p>29/11/2043</text:p>
          </table:table-cell>
          <table:table-cell office:value-type="date" office:date-value="2043-11-30T00:00:00" table:style-name="ce2">
            <text:p>30/11/2043</text:p>
          </table:table-cell>
          <table:table-cell office:value-type="date" office:date-value="2043-12-01T00:00:00" table:style-name="ce2">
            <text:p>01/12/2043</text:p>
          </table:table-cell>
          <table:table-cell office:value-type="date" office:date-value="2043-12-02T00:00:00" table:style-name="ce2">
            <text:p>02/12/2043</text:p>
          </table:table-cell>
          <table:table-cell office:value-type="date" office:date-value="2043-12-03T00:00:00" table:style-name="ce2">
            <text:p>03/12/2043</text:p>
          </table:table-cell>
          <table:table-cell office:value-type="date" office:date-value="2043-12-04T00:00:00" table:style-name="ce2">
            <text:p>04/12/2043</text:p>
          </table:table-cell>
          <table:table-cell office:value-type="date" office:date-value="2043-12-05T00:00:00" table:style-name="ce2">
            <text:p>05/12/2043</text:p>
          </table:table-cell>
          <table:table-cell office:value-type="date" office:date-value="2043-12-06T00:00:00" table:style-name="ce2">
            <text:p>06/12/2043</text:p>
          </table:table-cell>
          <table:table-cell office:value-type="date" office:date-value="2043-12-07T00:00:00" table:style-name="ce2">
            <text:p>07/12/2043</text:p>
          </table:table-cell>
          <table:table-cell office:value-type="date" office:date-value="2043-12-08T00:00:00" table:style-name="ce2">
            <text:p>08/12/2043</text:p>
          </table:table-cell>
          <table:table-cell office:value-type="date" office:date-value="2043-12-09T00:00:00" table:style-name="ce2">
            <text:p>09/12/2043</text:p>
          </table:table-cell>
          <table:table-cell office:value-type="date" office:date-value="2043-12-10T00:00:00" table:style-name="ce2">
            <text:p>10/12/2043</text:p>
          </table:table-cell>
          <table:table-cell office:value-type="date" office:date-value="2043-12-11T00:00:00" table:style-name="ce2">
            <text:p>11/12/2043</text:p>
          </table:table-cell>
          <table:table-cell office:value-type="date" office:date-value="2043-12-12T00:00:00" table:style-name="ce2">
            <text:p>12/12/2043</text:p>
          </table:table-cell>
          <table:table-cell office:value-type="date" office:date-value="2043-12-13T00:00:00" table:style-name="ce2">
            <text:p>13/12/2043</text:p>
          </table:table-cell>
          <table:table-cell office:value-type="date" office:date-value="2043-12-14T00:00:00" table:style-name="ce2">
            <text:p>14/12/2043</text:p>
          </table:table-cell>
          <table:table-cell office:value-type="date" office:date-value="2043-12-15T00:00:00" table:style-name="ce2">
            <text:p>15/12/2043</text:p>
          </table:table-cell>
          <table:table-cell office:value-type="date" office:date-value="2043-12-16T00:00:00" table:style-name="ce2">
            <text:p>16/12/2043</text:p>
          </table:table-cell>
          <table:table-cell office:value-type="date" office:date-value="2043-12-17T00:00:00" table:style-name="ce2">
            <text:p>17/12/2043</text:p>
          </table:table-cell>
          <table:table-cell office:value-type="date" office:date-value="2043-12-18T00:00:00" table:style-name="ce2">
            <text:p>18/12/2043</text:p>
          </table:table-cell>
          <table:table-cell office:value-type="date" office:date-value="2043-12-19T00:00:00" table:style-name="ce2">
            <text:p>19/12/2043</text:p>
          </table:table-cell>
          <table:table-cell office:value-type="date" office:date-value="2043-12-20T00:00:00" table:style-name="ce2">
            <text:p>20/12/2043</text:p>
          </table:table-cell>
          <table:table-cell office:value-type="date" office:date-value="2043-12-21T00:00:00" table:style-name="ce2">
            <text:p>21/12/2043</text:p>
          </table:table-cell>
          <table:table-cell office:value-type="date" office:date-value="2043-12-22T00:00:00" table:style-name="ce2">
            <text:p>22/12/2043</text:p>
          </table:table-cell>
          <table:table-cell office:value-type="date" office:date-value="2043-12-23T00:00:00" table:style-name="ce2">
            <text:p>23/12/2043</text:p>
          </table:table-cell>
          <table:table-cell office:value-type="date" office:date-value="2043-12-24T00:00:00" table:style-name="ce2">
            <text:p>24/12/2043</text:p>
          </table:table-cell>
          <table:table-cell office:value-type="date" office:date-value="2043-12-25T00:00:00" table:style-name="ce2">
            <text:p>25/12/2043</text:p>
          </table:table-cell>
          <table:table-cell office:value-type="date" office:date-value="2043-12-26T00:00:00" table:style-name="ce2">
            <text:p>26/12/2043</text:p>
          </table:table-cell>
          <table:table-cell office:value-type="date" office:date-value="2043-12-27T00:00:00" table:style-name="ce2">
            <text:p>27/12/2043</text:p>
          </table:table-cell>
          <table:table-cell office:value-type="date" office:date-value="2043-12-28T00:00:00" table:style-name="ce2">
            <text:p>28/12/2043</text:p>
          </table:table-cell>
          <table:table-cell office:value-type="date" office:date-value="2043-12-29T00:00:00" table:style-name="ce2">
            <text:p>29/12/2043</text:p>
          </table:table-cell>
          <table:table-cell office:value-type="date" office:date-value="2043-12-30T00:00:00" table:style-name="ce2">
            <text:p>30/12/2043</text:p>
          </table:table-cell>
          <table:table-cell office:value-type="date" office:date-value="2043-12-31T00:00:00" table:style-name="ce2">
            <text:p>31/12/2043</text:p>
          </table:table-cell>
          <table:table-cell office:value-type="date" office:date-value="2044-01-01T00:00:00" table:style-name="ce2">
            <text:p>01/01/2044</text:p>
          </table:table-cell>
          <table:table-cell office:value-type="date" office:date-value="2044-01-02T00:00:00" table:style-name="ce2">
            <text:p>02/01/2044</text:p>
          </table:table-cell>
          <table:table-cell office:value-type="date" office:date-value="2044-01-03T00:00:00" table:style-name="ce2">
            <text:p>03/01/2044</text:p>
          </table:table-cell>
          <table:table-cell table:number-columns-repeated="16284"/>
        </table:table-row>
        <table:table-row table:style-name="ro1">
          <table:table-cell office:value-type="date" office:date-value="2044-01-04T00:00:00" table:style-name="ce2">
            <text:p>04/01/2044</text:p>
          </table:table-cell>
          <table:table-cell office:value-type="date" office:date-value="2044-01-05T00:00:00" table:style-name="ce2">
            <text:p>05/01/2044</text:p>
          </table:table-cell>
          <table:table-cell office:value-type="date" office:date-value="2044-01-06T00:00:00" table:style-name="ce2">
            <text:p>06/01/2044</text:p>
          </table:table-cell>
          <table:table-cell office:value-type="date" office:date-value="2044-01-07T00:00:00" table:style-name="ce2">
            <text:p>07/01/2044</text:p>
          </table:table-cell>
          <table:table-cell office:value-type="date" office:date-value="2044-01-08T00:00:00" table:style-name="ce2">
            <text:p>08/01/2044</text:p>
          </table:table-cell>
          <table:table-cell office:value-type="date" office:date-value="2044-01-09T00:00:00" table:style-name="ce2">
            <text:p>09/01/2044</text:p>
          </table:table-cell>
          <table:table-cell office:value-type="date" office:date-value="2044-01-10T00:00:00" table:style-name="ce2">
            <text:p>10/01/2044</text:p>
          </table:table-cell>
          <table:table-cell office:value-type="date" office:date-value="2044-01-11T00:00:00" table:style-name="ce2">
            <text:p>11/01/2044</text:p>
          </table:table-cell>
          <table:table-cell office:value-type="date" office:date-value="2044-01-12T00:00:00" table:style-name="ce2">
            <text:p>12/01/2044</text:p>
          </table:table-cell>
          <table:table-cell office:value-type="date" office:date-value="2044-01-13T00:00:00" table:style-name="ce2">
            <text:p>13/01/2044</text:p>
          </table:table-cell>
          <table:table-cell office:value-type="date" office:date-value="2044-01-14T00:00:00" table:style-name="ce2">
            <text:p>14/01/2044</text:p>
          </table:table-cell>
          <table:table-cell office:value-type="date" office:date-value="2044-01-15T00:00:00" table:style-name="ce2">
            <text:p>15/01/2044</text:p>
          </table:table-cell>
          <table:table-cell office:value-type="date" office:date-value="2044-01-16T00:00:00" table:style-name="ce2">
            <text:p>16/01/2044</text:p>
          </table:table-cell>
          <table:table-cell office:value-type="date" office:date-value="2044-01-17T00:00:00" table:style-name="ce2">
            <text:p>17/01/2044</text:p>
          </table:table-cell>
          <table:table-cell office:value-type="date" office:date-value="2044-01-18T00:00:00" table:style-name="ce2">
            <text:p>18/01/2044</text:p>
          </table:table-cell>
          <table:table-cell office:value-type="date" office:date-value="2044-01-19T00:00:00" table:style-name="ce2">
            <text:p>19/01/2044</text:p>
          </table:table-cell>
          <table:table-cell office:value-type="date" office:date-value="2044-01-20T00:00:00" table:style-name="ce2">
            <text:p>20/01/2044</text:p>
          </table:table-cell>
          <table:table-cell office:value-type="date" office:date-value="2044-01-21T00:00:00" table:style-name="ce2">
            <text:p>21/01/2044</text:p>
          </table:table-cell>
          <table:table-cell office:value-type="date" office:date-value="2044-01-22T00:00:00" table:style-name="ce2">
            <text:p>22/01/2044</text:p>
          </table:table-cell>
          <table:table-cell office:value-type="date" office:date-value="2044-01-23T00:00:00" table:style-name="ce2">
            <text:p>23/01/2044</text:p>
          </table:table-cell>
          <table:table-cell office:value-type="date" office:date-value="2044-01-24T00:00:00" table:style-name="ce2">
            <text:p>24/01/2044</text:p>
          </table:table-cell>
          <table:table-cell office:value-type="date" office:date-value="2044-01-25T00:00:00" table:style-name="ce2">
            <text:p>25/01/2044</text:p>
          </table:table-cell>
          <table:table-cell office:value-type="date" office:date-value="2044-01-26T00:00:00" table:style-name="ce2">
            <text:p>26/01/2044</text:p>
          </table:table-cell>
          <table:table-cell office:value-type="date" office:date-value="2044-01-27T00:00:00" table:style-name="ce2">
            <text:p>27/01/2044</text:p>
          </table:table-cell>
          <table:table-cell office:value-type="date" office:date-value="2044-01-28T00:00:00" table:style-name="ce2">
            <text:p>28/01/2044</text:p>
          </table:table-cell>
          <table:table-cell office:value-type="date" office:date-value="2044-01-29T00:00:00" table:style-name="ce2">
            <text:p>29/01/2044</text:p>
          </table:table-cell>
          <table:table-cell office:value-type="date" office:date-value="2044-01-30T00:00:00" table:style-name="ce2">
            <text:p>30/01/2044</text:p>
          </table:table-cell>
          <table:table-cell office:value-type="date" office:date-value="2044-01-31T00:00:00" table:style-name="ce2">
            <text:p>31/01/2044</text:p>
          </table:table-cell>
          <table:table-cell office:value-type="date" office:date-value="2044-02-01T00:00:00" table:style-name="ce2">
            <text:p>01/02/2044</text:p>
          </table:table-cell>
          <table:table-cell office:value-type="date" office:date-value="2044-02-02T00:00:00" table:style-name="ce2">
            <text:p>02/02/2044</text:p>
          </table:table-cell>
          <table:table-cell office:value-type="date" office:date-value="2044-02-03T00:00:00" table:style-name="ce2">
            <text:p>03/02/2044</text:p>
          </table:table-cell>
          <table:table-cell office:value-type="date" office:date-value="2044-02-04T00:00:00" table:style-name="ce2">
            <text:p>04/02/2044</text:p>
          </table:table-cell>
          <table:table-cell office:value-type="date" office:date-value="2044-02-05T00:00:00" table:style-name="ce2">
            <text:p>05/02/2044</text:p>
          </table:table-cell>
          <table:table-cell office:value-type="date" office:date-value="2044-02-06T00:00:00" table:style-name="ce2">
            <text:p>06/02/2044</text:p>
          </table:table-cell>
          <table:table-cell office:value-type="date" office:date-value="2044-02-07T00:00:00" table:style-name="ce2">
            <text:p>07/02/2044</text:p>
          </table:table-cell>
          <table:table-cell office:value-type="date" office:date-value="2044-02-08T00:00:00" table:style-name="ce2">
            <text:p>08/02/2044</text:p>
          </table:table-cell>
          <table:table-cell office:value-type="date" office:date-value="2044-02-09T00:00:00" table:style-name="ce2">
            <text:p>09/02/2044</text:p>
          </table:table-cell>
          <table:table-cell office:value-type="date" office:date-value="2044-02-10T00:00:00" table:style-name="ce2">
            <text:p>10/02/2044</text:p>
          </table:table-cell>
          <table:table-cell office:value-type="date" office:date-value="2044-02-11T00:00:00" table:style-name="ce2">
            <text:p>11/02/2044</text:p>
          </table:table-cell>
          <table:table-cell office:value-type="date" office:date-value="2044-02-12T00:00:00" table:style-name="ce2">
            <text:p>12/02/2044</text:p>
          </table:table-cell>
          <table:table-cell office:value-type="date" office:date-value="2044-02-13T00:00:00" table:style-name="ce2">
            <text:p>13/02/2044</text:p>
          </table:table-cell>
          <table:table-cell office:value-type="date" office:date-value="2044-02-14T00:00:00" table:style-name="ce2">
            <text:p>14/02/2044</text:p>
          </table:table-cell>
          <table:table-cell office:value-type="date" office:date-value="2044-02-15T00:00:00" table:style-name="ce2">
            <text:p>15/02/2044</text:p>
          </table:table-cell>
          <table:table-cell office:value-type="date" office:date-value="2044-02-16T00:00:00" table:style-name="ce2">
            <text:p>16/02/2044</text:p>
          </table:table-cell>
          <table:table-cell office:value-type="date" office:date-value="2044-02-17T00:00:00" table:style-name="ce2">
            <text:p>17/02/2044</text:p>
          </table:table-cell>
          <table:table-cell office:value-type="date" office:date-value="2044-02-18T00:00:00" table:style-name="ce2">
            <text:p>18/02/2044</text:p>
          </table:table-cell>
          <table:table-cell office:value-type="date" office:date-value="2044-02-19T00:00:00" table:style-name="ce2">
            <text:p>19/02/2044</text:p>
          </table:table-cell>
          <table:table-cell office:value-type="date" office:date-value="2044-02-20T00:00:00" table:style-name="ce2">
            <text:p>20/02/2044</text:p>
          </table:table-cell>
          <table:table-cell office:value-type="date" office:date-value="2044-02-21T00:00:00" table:style-name="ce2">
            <text:p>21/02/2044</text:p>
          </table:table-cell>
          <table:table-cell office:value-type="date" office:date-value="2044-02-22T00:00:00" table:style-name="ce2">
            <text:p>22/02/2044</text:p>
          </table:table-cell>
          <table:table-cell office:value-type="date" office:date-value="2044-02-23T00:00:00" table:style-name="ce2">
            <text:p>23/02/2044</text:p>
          </table:table-cell>
          <table:table-cell office:value-type="date" office:date-value="2044-02-24T00:00:00" table:style-name="ce2">
            <text:p>24/02/2044</text:p>
          </table:table-cell>
          <table:table-cell office:value-type="date" office:date-value="2044-02-25T00:00:00" table:style-name="ce2">
            <text:p>25/02/2044</text:p>
          </table:table-cell>
          <table:table-cell office:value-type="date" office:date-value="2044-02-26T00:00:00" table:style-name="ce2">
            <text:p>26/02/2044</text:p>
          </table:table-cell>
          <table:table-cell office:value-type="date" office:date-value="2044-02-27T00:00:00" table:style-name="ce2">
            <text:p>27/02/2044</text:p>
          </table:table-cell>
          <table:table-cell office:value-type="date" office:date-value="2044-02-28T00:00:00" table:style-name="ce2">
            <text:p>28/02/2044</text:p>
          </table:table-cell>
          <table:table-cell office:value-type="date" office:date-value="2044-02-29T00:00:00" table:style-name="ce2">
            <text:p>29/02/2044</text:p>
          </table:table-cell>
          <table:table-cell office:value-type="date" office:date-value="2044-03-01T00:00:00" table:style-name="ce2">
            <text:p>01/03/2044</text:p>
          </table:table-cell>
          <table:table-cell office:value-type="date" office:date-value="2044-03-02T00:00:00" table:style-name="ce2">
            <text:p>02/03/2044</text:p>
          </table:table-cell>
          <table:table-cell office:value-type="date" office:date-value="2044-03-03T00:00:00" table:style-name="ce2">
            <text:p>03/03/2044</text:p>
          </table:table-cell>
          <table:table-cell office:value-type="date" office:date-value="2044-03-04T00:00:00" table:style-name="ce2">
            <text:p>04/03/2044</text:p>
          </table:table-cell>
          <table:table-cell office:value-type="date" office:date-value="2044-03-05T00:00:00" table:style-name="ce2">
            <text:p>05/03/2044</text:p>
          </table:table-cell>
          <table:table-cell office:value-type="date" office:date-value="2044-03-06T00:00:00" table:style-name="ce2">
            <text:p>06/03/2044</text:p>
          </table:table-cell>
          <table:table-cell office:value-type="date" office:date-value="2044-03-07T00:00:00" table:style-name="ce2">
            <text:p>07/03/2044</text:p>
          </table:table-cell>
          <table:table-cell office:value-type="date" office:date-value="2044-03-08T00:00:00" table:style-name="ce2">
            <text:p>08/03/2044</text:p>
          </table:table-cell>
          <table:table-cell office:value-type="date" office:date-value="2044-03-09T00:00:00" table:style-name="ce2">
            <text:p>09/03/2044</text:p>
          </table:table-cell>
          <table:table-cell office:value-type="date" office:date-value="2044-03-10T00:00:00" table:style-name="ce2">
            <text:p>10/03/2044</text:p>
          </table:table-cell>
          <table:table-cell office:value-type="date" office:date-value="2044-03-11T00:00:00" table:style-name="ce2">
            <text:p>11/03/2044</text:p>
          </table:table-cell>
          <table:table-cell office:value-type="date" office:date-value="2044-03-12T00:00:00" table:style-name="ce2">
            <text:p>12/03/2044</text:p>
          </table:table-cell>
          <table:table-cell office:value-type="date" office:date-value="2044-03-13T00:00:00" table:style-name="ce2">
            <text:p>13/03/2044</text:p>
          </table:table-cell>
          <table:table-cell office:value-type="date" office:date-value="2044-03-14T00:00:00" table:style-name="ce2">
            <text:p>14/03/2044</text:p>
          </table:table-cell>
          <table:table-cell office:value-type="date" office:date-value="2044-03-15T00:00:00" table:style-name="ce2">
            <text:p>15/03/2044</text:p>
          </table:table-cell>
          <table:table-cell office:value-type="date" office:date-value="2044-03-16T00:00:00" table:style-name="ce2">
            <text:p>16/03/2044</text:p>
          </table:table-cell>
          <table:table-cell office:value-type="date" office:date-value="2044-03-17T00:00:00" table:style-name="ce2">
            <text:p>17/03/2044</text:p>
          </table:table-cell>
          <table:table-cell office:value-type="date" office:date-value="2044-03-18T00:00:00" table:style-name="ce2">
            <text:p>18/03/2044</text:p>
          </table:table-cell>
          <table:table-cell office:value-type="date" office:date-value="2044-03-19T00:00:00" table:style-name="ce2">
            <text:p>19/03/2044</text:p>
          </table:table-cell>
          <table:table-cell office:value-type="date" office:date-value="2044-03-20T00:00:00" table:style-name="ce2">
            <text:p>20/03/2044</text:p>
          </table:table-cell>
          <table:table-cell office:value-type="date" office:date-value="2044-03-21T00:00:00" table:style-name="ce2">
            <text:p>21/03/2044</text:p>
          </table:table-cell>
          <table:table-cell office:value-type="date" office:date-value="2044-03-22T00:00:00" table:style-name="ce2">
            <text:p>22/03/2044</text:p>
          </table:table-cell>
          <table:table-cell office:value-type="date" office:date-value="2044-03-23T00:00:00" table:style-name="ce2">
            <text:p>23/03/2044</text:p>
          </table:table-cell>
          <table:table-cell office:value-type="date" office:date-value="2044-03-24T00:00:00" table:style-name="ce2">
            <text:p>24/03/2044</text:p>
          </table:table-cell>
          <table:table-cell office:value-type="date" office:date-value="2044-03-25T00:00:00" table:style-name="ce2">
            <text:p>25/03/2044</text:p>
          </table:table-cell>
          <table:table-cell office:value-type="date" office:date-value="2044-03-26T00:00:00" table:style-name="ce2">
            <text:p>26/03/2044</text:p>
          </table:table-cell>
          <table:table-cell office:value-type="date" office:date-value="2044-03-27T00:00:00" table:style-name="ce2">
            <text:p>27/03/2044</text:p>
          </table:table-cell>
          <table:table-cell office:value-type="date" office:date-value="2044-03-28T00:00:00" table:style-name="ce2">
            <text:p>28/03/2044</text:p>
          </table:table-cell>
          <table:table-cell office:value-type="date" office:date-value="2044-03-29T00:00:00" table:style-name="ce2">
            <text:p>29/03/2044</text:p>
          </table:table-cell>
          <table:table-cell office:value-type="date" office:date-value="2044-03-30T00:00:00" table:style-name="ce2">
            <text:p>30/03/2044</text:p>
          </table:table-cell>
          <table:table-cell office:value-type="date" office:date-value="2044-03-31T00:00:00" table:style-name="ce2">
            <text:p>31/03/2044</text:p>
          </table:table-cell>
          <table:table-cell office:value-type="date" office:date-value="2044-04-01T00:00:00" table:style-name="ce2">
            <text:p>01/04/2044</text:p>
          </table:table-cell>
          <table:table-cell office:value-type="date" office:date-value="2044-04-02T00:00:00" table:style-name="ce2">
            <text:p>02/04/2044</text:p>
          </table:table-cell>
          <table:table-cell office:value-type="date" office:date-value="2044-04-03T00:00:00" table:style-name="ce2">
            <text:p>03/04/2044</text:p>
          </table:table-cell>
          <table:table-cell office:value-type="date" office:date-value="2044-04-04T00:00:00" table:style-name="ce2">
            <text:p>04/04/2044</text:p>
          </table:table-cell>
          <table:table-cell office:value-type="date" office:date-value="2044-04-05T00:00:00" table:style-name="ce2">
            <text:p>05/04/2044</text:p>
          </table:table-cell>
          <table:table-cell office:value-type="date" office:date-value="2044-04-06T00:00:00" table:style-name="ce2">
            <text:p>06/04/2044</text:p>
          </table:table-cell>
          <table:table-cell office:value-type="date" office:date-value="2044-04-07T00:00:00" table:style-name="ce2">
            <text:p>07/04/2044</text:p>
          </table:table-cell>
          <table:table-cell office:value-type="date" office:date-value="2044-04-08T00:00:00" table:style-name="ce2">
            <text:p>08/04/2044</text:p>
          </table:table-cell>
          <table:table-cell office:value-type="date" office:date-value="2044-04-09T00:00:00" table:style-name="ce2">
            <text:p>09/04/2044</text:p>
          </table:table-cell>
          <table:table-cell office:value-type="date" office:date-value="2044-04-10T00:00:00" table:style-name="ce2">
            <text:p>10/04/2044</text:p>
          </table:table-cell>
          <table:table-cell office:value-type="date" office:date-value="2044-04-11T00:00:00" table:style-name="ce2">
            <text:p>11/04/2044</text:p>
          </table:table-cell>
          <table:table-cell office:value-type="date" office:date-value="2044-04-12T00:00:00" table:style-name="ce2">
            <text:p>12/04/2044</text:p>
          </table:table-cell>
          <table:table-cell table:number-columns-repeated="16284"/>
        </table:table-row>
        <table:table-row table:style-name="ro1">
          <table:table-cell office:value-type="date" office:date-value="2044-04-13T00:00:00" table:style-name="ce2">
            <text:p>13/04/2044</text:p>
          </table:table-cell>
          <table:table-cell office:value-type="date" office:date-value="2044-04-14T00:00:00" table:style-name="ce2">
            <text:p>14/04/2044</text:p>
          </table:table-cell>
          <table:table-cell office:value-type="date" office:date-value="2044-04-15T00:00:00" table:style-name="ce2">
            <text:p>15/04/2044</text:p>
          </table:table-cell>
          <table:table-cell office:value-type="date" office:date-value="2044-04-16T00:00:00" table:style-name="ce2">
            <text:p>16/04/2044</text:p>
          </table:table-cell>
          <table:table-cell office:value-type="date" office:date-value="2044-04-17T00:00:00" table:style-name="ce2">
            <text:p>17/04/2044</text:p>
          </table:table-cell>
          <table:table-cell office:value-type="date" office:date-value="2044-04-18T00:00:00" table:style-name="ce2">
            <text:p>18/04/2044</text:p>
          </table:table-cell>
          <table:table-cell office:value-type="date" office:date-value="2044-04-19T00:00:00" table:style-name="ce2">
            <text:p>19/04/2044</text:p>
          </table:table-cell>
          <table:table-cell office:value-type="date" office:date-value="2044-04-20T00:00:00" table:style-name="ce2">
            <text:p>20/04/2044</text:p>
          </table:table-cell>
          <table:table-cell office:value-type="date" office:date-value="2044-04-21T00:00:00" table:style-name="ce2">
            <text:p>21/04/2044</text:p>
          </table:table-cell>
          <table:table-cell office:value-type="date" office:date-value="2044-04-22T00:00:00" table:style-name="ce2">
            <text:p>22/04/2044</text:p>
          </table:table-cell>
          <table:table-cell office:value-type="date" office:date-value="2044-04-23T00:00:00" table:style-name="ce2">
            <text:p>23/04/2044</text:p>
          </table:table-cell>
          <table:table-cell office:value-type="date" office:date-value="2044-04-24T00:00:00" table:style-name="ce2">
            <text:p>24/04/2044</text:p>
          </table:table-cell>
          <table:table-cell office:value-type="date" office:date-value="2044-04-25T00:00:00" table:style-name="ce2">
            <text:p>25/04/2044</text:p>
          </table:table-cell>
          <table:table-cell office:value-type="date" office:date-value="2044-04-26T00:00:00" table:style-name="ce2">
            <text:p>26/04/2044</text:p>
          </table:table-cell>
          <table:table-cell office:value-type="date" office:date-value="2044-04-27T00:00:00" table:style-name="ce2">
            <text:p>27/04/2044</text:p>
          </table:table-cell>
          <table:table-cell office:value-type="date" office:date-value="2044-04-28T00:00:00" table:style-name="ce2">
            <text:p>28/04/2044</text:p>
          </table:table-cell>
          <table:table-cell office:value-type="date" office:date-value="2044-04-29T00:00:00" table:style-name="ce2">
            <text:p>29/04/2044</text:p>
          </table:table-cell>
          <table:table-cell office:value-type="date" office:date-value="2044-04-30T00:00:00" table:style-name="ce2">
            <text:p>30/04/2044</text:p>
          </table:table-cell>
          <table:table-cell office:value-type="date" office:date-value="2044-05-01T00:00:00" table:style-name="ce2">
            <text:p>01/05/2044</text:p>
          </table:table-cell>
          <table:table-cell office:value-type="date" office:date-value="2044-05-02T00:00:00" table:style-name="ce2">
            <text:p>02/05/2044</text:p>
          </table:table-cell>
          <table:table-cell office:value-type="date" office:date-value="2044-05-03T00:00:00" table:style-name="ce2">
            <text:p>03/05/2044</text:p>
          </table:table-cell>
          <table:table-cell office:value-type="date" office:date-value="2044-05-04T00:00:00" table:style-name="ce2">
            <text:p>04/05/2044</text:p>
          </table:table-cell>
          <table:table-cell office:value-type="date" office:date-value="2044-05-05T00:00:00" table:style-name="ce2">
            <text:p>05/05/2044</text:p>
          </table:table-cell>
          <table:table-cell office:value-type="date" office:date-value="2044-05-06T00:00:00" table:style-name="ce2">
            <text:p>06/05/2044</text:p>
          </table:table-cell>
          <table:table-cell office:value-type="date" office:date-value="2044-05-07T00:00:00" table:style-name="ce2">
            <text:p>07/05/2044</text:p>
          </table:table-cell>
          <table:table-cell office:value-type="date" office:date-value="2044-05-08T00:00:00" table:style-name="ce2">
            <text:p>08/05/2044</text:p>
          </table:table-cell>
          <table:table-cell office:value-type="date" office:date-value="2044-05-09T00:00:00" table:style-name="ce2">
            <text:p>09/05/2044</text:p>
          </table:table-cell>
          <table:table-cell office:value-type="date" office:date-value="2044-05-10T00:00:00" table:style-name="ce2">
            <text:p>10/05/2044</text:p>
          </table:table-cell>
          <table:table-cell office:value-type="date" office:date-value="2044-05-11T00:00:00" table:style-name="ce2">
            <text:p>11/05/2044</text:p>
          </table:table-cell>
          <table:table-cell office:value-type="date" office:date-value="2044-05-12T00:00:00" table:style-name="ce2">
            <text:p>12/05/2044</text:p>
          </table:table-cell>
          <table:table-cell office:value-type="date" office:date-value="2044-05-13T00:00:00" table:style-name="ce2">
            <text:p>13/05/2044</text:p>
          </table:table-cell>
          <table:table-cell office:value-type="date" office:date-value="2044-05-14T00:00:00" table:style-name="ce2">
            <text:p>14/05/2044</text:p>
          </table:table-cell>
          <table:table-cell office:value-type="date" office:date-value="2044-05-15T00:00:00" table:style-name="ce2">
            <text:p>15/05/2044</text:p>
          </table:table-cell>
          <table:table-cell office:value-type="date" office:date-value="2044-05-16T00:00:00" table:style-name="ce2">
            <text:p>16/05/2044</text:p>
          </table:table-cell>
          <table:table-cell office:value-type="date" office:date-value="2044-05-17T00:00:00" table:style-name="ce2">
            <text:p>17/05/2044</text:p>
          </table:table-cell>
          <table:table-cell office:value-type="date" office:date-value="2044-05-18T00:00:00" table:style-name="ce2">
            <text:p>18/05/2044</text:p>
          </table:table-cell>
          <table:table-cell office:value-type="date" office:date-value="2044-05-19T00:00:00" table:style-name="ce2">
            <text:p>19/05/2044</text:p>
          </table:table-cell>
          <table:table-cell office:value-type="date" office:date-value="2044-05-20T00:00:00" table:style-name="ce2">
            <text:p>20/05/2044</text:p>
          </table:table-cell>
          <table:table-cell office:value-type="date" office:date-value="2044-05-21T00:00:00" table:style-name="ce2">
            <text:p>21/05/2044</text:p>
          </table:table-cell>
          <table:table-cell office:value-type="date" office:date-value="2044-05-22T00:00:00" table:style-name="ce2">
            <text:p>22/05/2044</text:p>
          </table:table-cell>
          <table:table-cell office:value-type="date" office:date-value="2044-05-23T00:00:00" table:style-name="ce2">
            <text:p>23/05/2044</text:p>
          </table:table-cell>
          <table:table-cell office:value-type="date" office:date-value="2044-05-24T00:00:00" table:style-name="ce2">
            <text:p>24/05/2044</text:p>
          </table:table-cell>
          <table:table-cell office:value-type="date" office:date-value="2044-05-25T00:00:00" table:style-name="ce2">
            <text:p>25/05/2044</text:p>
          </table:table-cell>
          <table:table-cell office:value-type="date" office:date-value="2044-05-26T00:00:00" table:style-name="ce2">
            <text:p>26/05/2044</text:p>
          </table:table-cell>
          <table:table-cell office:value-type="date" office:date-value="2044-05-27T00:00:00" table:style-name="ce2">
            <text:p>27/05/2044</text:p>
          </table:table-cell>
          <table:table-cell office:value-type="date" office:date-value="2044-05-28T00:00:00" table:style-name="ce2">
            <text:p>28/05/2044</text:p>
          </table:table-cell>
          <table:table-cell office:value-type="date" office:date-value="2044-05-29T00:00:00" table:style-name="ce2">
            <text:p>29/05/2044</text:p>
          </table:table-cell>
          <table:table-cell office:value-type="date" office:date-value="2044-05-30T00:00:00" table:style-name="ce2">
            <text:p>30/05/2044</text:p>
          </table:table-cell>
          <table:table-cell office:value-type="date" office:date-value="2044-05-31T00:00:00" table:style-name="ce2">
            <text:p>31/05/2044</text:p>
          </table:table-cell>
          <table:table-cell office:value-type="date" office:date-value="2044-06-01T00:00:00" table:style-name="ce2">
            <text:p>01/06/2044</text:p>
          </table:table-cell>
          <table:table-cell office:value-type="date" office:date-value="2044-06-02T00:00:00" table:style-name="ce2">
            <text:p>02/06/2044</text:p>
          </table:table-cell>
          <table:table-cell office:value-type="date" office:date-value="2044-06-03T00:00:00" table:style-name="ce2">
            <text:p>03/06/2044</text:p>
          </table:table-cell>
          <table:table-cell office:value-type="date" office:date-value="2044-06-04T00:00:00" table:style-name="ce2">
            <text:p>04/06/2044</text:p>
          </table:table-cell>
          <table:table-cell office:value-type="date" office:date-value="2044-06-05T00:00:00" table:style-name="ce2">
            <text:p>05/06/2044</text:p>
          </table:table-cell>
          <table:table-cell office:value-type="date" office:date-value="2044-06-06T00:00:00" table:style-name="ce2">
            <text:p>06/06/2044</text:p>
          </table:table-cell>
          <table:table-cell office:value-type="date" office:date-value="2044-06-07T00:00:00" table:style-name="ce2">
            <text:p>07/06/2044</text:p>
          </table:table-cell>
          <table:table-cell office:value-type="date" office:date-value="2044-06-08T00:00:00" table:style-name="ce2">
            <text:p>08/06/2044</text:p>
          </table:table-cell>
          <table:table-cell office:value-type="date" office:date-value="2044-06-09T00:00:00" table:style-name="ce2">
            <text:p>09/06/2044</text:p>
          </table:table-cell>
          <table:table-cell office:value-type="date" office:date-value="2044-06-10T00:00:00" table:style-name="ce2">
            <text:p>10/06/2044</text:p>
          </table:table-cell>
          <table:table-cell office:value-type="date" office:date-value="2044-06-11T00:00:00" table:style-name="ce2">
            <text:p>11/06/2044</text:p>
          </table:table-cell>
          <table:table-cell office:value-type="date" office:date-value="2044-06-12T00:00:00" table:style-name="ce2">
            <text:p>12/06/2044</text:p>
          </table:table-cell>
          <table:table-cell office:value-type="date" office:date-value="2044-06-13T00:00:00" table:style-name="ce2">
            <text:p>13/06/2044</text:p>
          </table:table-cell>
          <table:table-cell office:value-type="date" office:date-value="2044-06-14T00:00:00" table:style-name="ce2">
            <text:p>14/06/2044</text:p>
          </table:table-cell>
          <table:table-cell office:value-type="date" office:date-value="2044-06-15T00:00:00" table:style-name="ce2">
            <text:p>15/06/2044</text:p>
          </table:table-cell>
          <table:table-cell office:value-type="date" office:date-value="2044-06-16T00:00:00" table:style-name="ce2">
            <text:p>16/06/2044</text:p>
          </table:table-cell>
          <table:table-cell office:value-type="date" office:date-value="2044-06-17T00:00:00" table:style-name="ce2">
            <text:p>17/06/2044</text:p>
          </table:table-cell>
          <table:table-cell office:value-type="date" office:date-value="2044-06-18T00:00:00" table:style-name="ce2">
            <text:p>18/06/2044</text:p>
          </table:table-cell>
          <table:table-cell office:value-type="date" office:date-value="2044-06-19T00:00:00" table:style-name="ce2">
            <text:p>19/06/2044</text:p>
          </table:table-cell>
          <table:table-cell office:value-type="date" office:date-value="2044-06-20T00:00:00" table:style-name="ce2">
            <text:p>20/06/2044</text:p>
          </table:table-cell>
          <table:table-cell office:value-type="date" office:date-value="2044-06-21T00:00:00" table:style-name="ce2">
            <text:p>21/06/2044</text:p>
          </table:table-cell>
          <table:table-cell office:value-type="date" office:date-value="2044-06-22T00:00:00" table:style-name="ce2">
            <text:p>22/06/2044</text:p>
          </table:table-cell>
          <table:table-cell office:value-type="date" office:date-value="2044-06-23T00:00:00" table:style-name="ce2">
            <text:p>23/06/2044</text:p>
          </table:table-cell>
          <table:table-cell office:value-type="date" office:date-value="2044-06-24T00:00:00" table:style-name="ce2">
            <text:p>24/06/2044</text:p>
          </table:table-cell>
          <table:table-cell office:value-type="date" office:date-value="2044-06-25T00:00:00" table:style-name="ce2">
            <text:p>25/06/2044</text:p>
          </table:table-cell>
          <table:table-cell office:value-type="date" office:date-value="2044-06-26T00:00:00" table:style-name="ce2">
            <text:p>26/06/2044</text:p>
          </table:table-cell>
          <table:table-cell office:value-type="date" office:date-value="2044-06-27T00:00:00" table:style-name="ce2">
            <text:p>27/06/2044</text:p>
          </table:table-cell>
          <table:table-cell office:value-type="date" office:date-value="2044-06-28T00:00:00" table:style-name="ce2">
            <text:p>28/06/2044</text:p>
          </table:table-cell>
          <table:table-cell office:value-type="date" office:date-value="2044-06-29T00:00:00" table:style-name="ce2">
            <text:p>29/06/2044</text:p>
          </table:table-cell>
          <table:table-cell office:value-type="date" office:date-value="2044-06-30T00:00:00" table:style-name="ce2">
            <text:p>30/06/2044</text:p>
          </table:table-cell>
          <table:table-cell office:value-type="date" office:date-value="2044-07-01T00:00:00" table:style-name="ce2">
            <text:p>01/07/2044</text:p>
          </table:table-cell>
          <table:table-cell office:value-type="date" office:date-value="2044-07-02T00:00:00" table:style-name="ce2">
            <text:p>02/07/2044</text:p>
          </table:table-cell>
          <table:table-cell office:value-type="date" office:date-value="2044-07-03T00:00:00" table:style-name="ce2">
            <text:p>03/07/2044</text:p>
          </table:table-cell>
          <table:table-cell office:value-type="date" office:date-value="2044-07-04T00:00:00" table:style-name="ce2">
            <text:p>04/07/2044</text:p>
          </table:table-cell>
          <table:table-cell office:value-type="date" office:date-value="2044-07-05T00:00:00" table:style-name="ce2">
            <text:p>05/07/2044</text:p>
          </table:table-cell>
          <table:table-cell office:value-type="date" office:date-value="2044-07-06T00:00:00" table:style-name="ce2">
            <text:p>06/07/2044</text:p>
          </table:table-cell>
          <table:table-cell office:value-type="date" office:date-value="2044-07-07T00:00:00" table:style-name="ce2">
            <text:p>07/07/2044</text:p>
          </table:table-cell>
          <table:table-cell office:value-type="date" office:date-value="2044-07-08T00:00:00" table:style-name="ce2">
            <text:p>08/07/2044</text:p>
          </table:table-cell>
          <table:table-cell office:value-type="date" office:date-value="2044-07-09T00:00:00" table:style-name="ce2">
            <text:p>09/07/2044</text:p>
          </table:table-cell>
          <table:table-cell office:value-type="date" office:date-value="2044-07-10T00:00:00" table:style-name="ce2">
            <text:p>10/07/2044</text:p>
          </table:table-cell>
          <table:table-cell office:value-type="date" office:date-value="2044-07-11T00:00:00" table:style-name="ce2">
            <text:p>11/07/2044</text:p>
          </table:table-cell>
          <table:table-cell office:value-type="date" office:date-value="2044-07-12T00:00:00" table:style-name="ce2">
            <text:p>12/07/2044</text:p>
          </table:table-cell>
          <table:table-cell office:value-type="date" office:date-value="2044-07-13T00:00:00" table:style-name="ce2">
            <text:p>13/07/2044</text:p>
          </table:table-cell>
          <table:table-cell office:value-type="date" office:date-value="2044-07-14T00:00:00" table:style-name="ce2">
            <text:p>14/07/2044</text:p>
          </table:table-cell>
          <table:table-cell office:value-type="date" office:date-value="2044-07-15T00:00:00" table:style-name="ce2">
            <text:p>15/07/2044</text:p>
          </table:table-cell>
          <table:table-cell office:value-type="date" office:date-value="2044-07-16T00:00:00" table:style-name="ce2">
            <text:p>16/07/2044</text:p>
          </table:table-cell>
          <table:table-cell office:value-type="date" office:date-value="2044-07-17T00:00:00" table:style-name="ce2">
            <text:p>17/07/2044</text:p>
          </table:table-cell>
          <table:table-cell office:value-type="date" office:date-value="2044-07-18T00:00:00" table:style-name="ce2">
            <text:p>18/07/2044</text:p>
          </table:table-cell>
          <table:table-cell office:value-type="date" office:date-value="2044-07-19T00:00:00" table:style-name="ce2">
            <text:p>19/07/2044</text:p>
          </table:table-cell>
          <table:table-cell office:value-type="date" office:date-value="2044-07-20T00:00:00" table:style-name="ce2">
            <text:p>20/07/2044</text:p>
          </table:table-cell>
          <table:table-cell office:value-type="date" office:date-value="2044-07-21T00:00:00" table:style-name="ce2">
            <text:p>21/07/2044</text:p>
          </table:table-cell>
          <table:table-cell table:number-columns-repeated="16284"/>
        </table:table-row>
        <table:table-row table:style-name="ro1">
          <table:table-cell office:value-type="date" office:date-value="2044-07-22T00:00:00" table:style-name="ce2">
            <text:p>22/07/2044</text:p>
          </table:table-cell>
          <table:table-cell office:value-type="date" office:date-value="2044-07-23T00:00:00" table:style-name="ce2">
            <text:p>23/07/2044</text:p>
          </table:table-cell>
          <table:table-cell office:value-type="date" office:date-value="2044-07-24T00:00:00" table:style-name="ce2">
            <text:p>24/07/2044</text:p>
          </table:table-cell>
          <table:table-cell office:value-type="date" office:date-value="2044-07-25T00:00:00" table:style-name="ce2">
            <text:p>25/07/2044</text:p>
          </table:table-cell>
          <table:table-cell office:value-type="date" office:date-value="2044-07-26T00:00:00" table:style-name="ce2">
            <text:p>26/07/2044</text:p>
          </table:table-cell>
          <table:table-cell office:value-type="date" office:date-value="2044-07-27T00:00:00" table:style-name="ce2">
            <text:p>27/07/2044</text:p>
          </table:table-cell>
          <table:table-cell office:value-type="date" office:date-value="2044-07-28T00:00:00" table:style-name="ce2">
            <text:p>28/07/2044</text:p>
          </table:table-cell>
          <table:table-cell office:value-type="date" office:date-value="2044-07-29T00:00:00" table:style-name="ce2">
            <text:p>29/07/2044</text:p>
          </table:table-cell>
          <table:table-cell office:value-type="date" office:date-value="2044-07-30T00:00:00" table:style-name="ce2">
            <text:p>30/07/2044</text:p>
          </table:table-cell>
          <table:table-cell office:value-type="date" office:date-value="2044-07-31T00:00:00" table:style-name="ce2">
            <text:p>31/07/2044</text:p>
          </table:table-cell>
          <table:table-cell office:value-type="date" office:date-value="2044-08-01T00:00:00" table:style-name="ce2">
            <text:p>01/08/2044</text:p>
          </table:table-cell>
          <table:table-cell office:value-type="date" office:date-value="2044-08-02T00:00:00" table:style-name="ce2">
            <text:p>02/08/2044</text:p>
          </table:table-cell>
          <table:table-cell office:value-type="date" office:date-value="2044-08-03T00:00:00" table:style-name="ce2">
            <text:p>03/08/2044</text:p>
          </table:table-cell>
          <table:table-cell office:value-type="date" office:date-value="2044-08-04T00:00:00" table:style-name="ce2">
            <text:p>04/08/2044</text:p>
          </table:table-cell>
          <table:table-cell office:value-type="date" office:date-value="2044-08-05T00:00:00" table:style-name="ce2">
            <text:p>05/08/2044</text:p>
          </table:table-cell>
          <table:table-cell office:value-type="date" office:date-value="2044-08-06T00:00:00" table:style-name="ce2">
            <text:p>06/08/2044</text:p>
          </table:table-cell>
          <table:table-cell office:value-type="date" office:date-value="2044-08-07T00:00:00" table:style-name="ce2">
            <text:p>07/08/2044</text:p>
          </table:table-cell>
          <table:table-cell office:value-type="date" office:date-value="2044-08-08T00:00:00" table:style-name="ce2">
            <text:p>08/08/2044</text:p>
          </table:table-cell>
          <table:table-cell office:value-type="date" office:date-value="2044-08-09T00:00:00" table:style-name="ce2">
            <text:p>09/08/2044</text:p>
          </table:table-cell>
          <table:table-cell office:value-type="date" office:date-value="2044-08-10T00:00:00" table:style-name="ce2">
            <text:p>10/08/2044</text:p>
          </table:table-cell>
          <table:table-cell office:value-type="date" office:date-value="2044-08-11T00:00:00" table:style-name="ce2">
            <text:p>11/08/2044</text:p>
          </table:table-cell>
          <table:table-cell office:value-type="date" office:date-value="2044-08-12T00:00:00" table:style-name="ce2">
            <text:p>12/08/2044</text:p>
          </table:table-cell>
          <table:table-cell office:value-type="date" office:date-value="2044-08-13T00:00:00" table:style-name="ce2">
            <text:p>13/08/2044</text:p>
          </table:table-cell>
          <table:table-cell office:value-type="date" office:date-value="2044-08-14T00:00:00" table:style-name="ce2">
            <text:p>14/08/2044</text:p>
          </table:table-cell>
          <table:table-cell office:value-type="date" office:date-value="2044-08-15T00:00:00" table:style-name="ce2">
            <text:p>15/08/2044</text:p>
          </table:table-cell>
          <table:table-cell office:value-type="date" office:date-value="2044-08-16T00:00:00" table:style-name="ce2">
            <text:p>16/08/2044</text:p>
          </table:table-cell>
          <table:table-cell office:value-type="date" office:date-value="2044-08-17T00:00:00" table:style-name="ce2">
            <text:p>17/08/2044</text:p>
          </table:table-cell>
          <table:table-cell office:value-type="date" office:date-value="2044-08-18T00:00:00" table:style-name="ce2">
            <text:p>18/08/2044</text:p>
          </table:table-cell>
          <table:table-cell office:value-type="date" office:date-value="2044-08-19T00:00:00" table:style-name="ce2">
            <text:p>19/08/2044</text:p>
          </table:table-cell>
          <table:table-cell office:value-type="date" office:date-value="2044-08-20T00:00:00" table:style-name="ce2">
            <text:p>20/08/2044</text:p>
          </table:table-cell>
          <table:table-cell office:value-type="date" office:date-value="2044-08-21T00:00:00" table:style-name="ce2">
            <text:p>21/08/2044</text:p>
          </table:table-cell>
          <table:table-cell office:value-type="date" office:date-value="2044-08-22T00:00:00" table:style-name="ce2">
            <text:p>22/08/2044</text:p>
          </table:table-cell>
          <table:table-cell office:value-type="date" office:date-value="2044-08-23T00:00:00" table:style-name="ce2">
            <text:p>23/08/2044</text:p>
          </table:table-cell>
          <table:table-cell office:value-type="date" office:date-value="2044-08-24T00:00:00" table:style-name="ce2">
            <text:p>24/08/2044</text:p>
          </table:table-cell>
          <table:table-cell office:value-type="date" office:date-value="2044-08-25T00:00:00" table:style-name="ce2">
            <text:p>25/08/2044</text:p>
          </table:table-cell>
          <table:table-cell office:value-type="date" office:date-value="2044-08-26T00:00:00" table:style-name="ce2">
            <text:p>26/08/2044</text:p>
          </table:table-cell>
          <table:table-cell office:value-type="date" office:date-value="2044-08-27T00:00:00" table:style-name="ce2">
            <text:p>27/08/2044</text:p>
          </table:table-cell>
          <table:table-cell office:value-type="date" office:date-value="2044-08-28T00:00:00" table:style-name="ce2">
            <text:p>28/08/2044</text:p>
          </table:table-cell>
          <table:table-cell office:value-type="date" office:date-value="2044-08-29T00:00:00" table:style-name="ce2">
            <text:p>29/08/2044</text:p>
          </table:table-cell>
          <table:table-cell office:value-type="date" office:date-value="2044-08-30T00:00:00" table:style-name="ce2">
            <text:p>30/08/2044</text:p>
          </table:table-cell>
          <table:table-cell office:value-type="date" office:date-value="2044-08-31T00:00:00" table:style-name="ce2">
            <text:p>31/08/2044</text:p>
          </table:table-cell>
          <table:table-cell office:value-type="date" office:date-value="2044-09-01T00:00:00" table:style-name="ce2">
            <text:p>01/09/2044</text:p>
          </table:table-cell>
          <table:table-cell office:value-type="date" office:date-value="2044-09-02T00:00:00" table:style-name="ce2">
            <text:p>02/09/2044</text:p>
          </table:table-cell>
          <table:table-cell office:value-type="date" office:date-value="2044-09-03T00:00:00" table:style-name="ce2">
            <text:p>03/09/2044</text:p>
          </table:table-cell>
          <table:table-cell office:value-type="date" office:date-value="2044-09-04T00:00:00" table:style-name="ce2">
            <text:p>04/09/2044</text:p>
          </table:table-cell>
          <table:table-cell office:value-type="date" office:date-value="2044-09-05T00:00:00" table:style-name="ce2">
            <text:p>05/09/2044</text:p>
          </table:table-cell>
          <table:table-cell office:value-type="date" office:date-value="2044-09-06T00:00:00" table:style-name="ce2">
            <text:p>06/09/2044</text:p>
          </table:table-cell>
          <table:table-cell office:value-type="date" office:date-value="2044-09-07T00:00:00" table:style-name="ce2">
            <text:p>07/09/2044</text:p>
          </table:table-cell>
          <table:table-cell office:value-type="date" office:date-value="2044-09-08T00:00:00" table:style-name="ce2">
            <text:p>08/09/2044</text:p>
          </table:table-cell>
          <table:table-cell office:value-type="date" office:date-value="2044-09-09T00:00:00" table:style-name="ce2">
            <text:p>09/09/2044</text:p>
          </table:table-cell>
          <table:table-cell office:value-type="date" office:date-value="2044-09-10T00:00:00" table:style-name="ce2">
            <text:p>10/09/2044</text:p>
          </table:table-cell>
          <table:table-cell office:value-type="date" office:date-value="2044-09-11T00:00:00" table:style-name="ce2">
            <text:p>11/09/2044</text:p>
          </table:table-cell>
          <table:table-cell office:value-type="date" office:date-value="2044-09-12T00:00:00" table:style-name="ce2">
            <text:p>12/09/2044</text:p>
          </table:table-cell>
          <table:table-cell office:value-type="date" office:date-value="2044-09-13T00:00:00" table:style-name="ce2">
            <text:p>13/09/2044</text:p>
          </table:table-cell>
          <table:table-cell office:value-type="date" office:date-value="2044-09-14T00:00:00" table:style-name="ce2">
            <text:p>14/09/2044</text:p>
          </table:table-cell>
          <table:table-cell office:value-type="date" office:date-value="2044-09-15T00:00:00" table:style-name="ce2">
            <text:p>15/09/2044</text:p>
          </table:table-cell>
          <table:table-cell office:value-type="date" office:date-value="2044-09-16T00:00:00" table:style-name="ce2">
            <text:p>16/09/2044</text:p>
          </table:table-cell>
          <table:table-cell office:value-type="date" office:date-value="2044-09-17T00:00:00" table:style-name="ce2">
            <text:p>17/09/2044</text:p>
          </table:table-cell>
          <table:table-cell office:value-type="date" office:date-value="2044-09-18T00:00:00" table:style-name="ce2">
            <text:p>18/09/2044</text:p>
          </table:table-cell>
          <table:table-cell office:value-type="date" office:date-value="2044-09-19T00:00:00" table:style-name="ce2">
            <text:p>19/09/2044</text:p>
          </table:table-cell>
          <table:table-cell office:value-type="date" office:date-value="2044-09-20T00:00:00" table:style-name="ce2">
            <text:p>20/09/2044</text:p>
          </table:table-cell>
          <table:table-cell office:value-type="date" office:date-value="2044-09-21T00:00:00" table:style-name="ce2">
            <text:p>21/09/2044</text:p>
          </table:table-cell>
          <table:table-cell office:value-type="date" office:date-value="2044-09-22T00:00:00" table:style-name="ce2">
            <text:p>22/09/2044</text:p>
          </table:table-cell>
          <table:table-cell office:value-type="date" office:date-value="2044-09-23T00:00:00" table:style-name="ce2">
            <text:p>23/09/2044</text:p>
          </table:table-cell>
          <table:table-cell office:value-type="date" office:date-value="2044-09-24T00:00:00" table:style-name="ce2">
            <text:p>24/09/2044</text:p>
          </table:table-cell>
          <table:table-cell office:value-type="date" office:date-value="2044-09-25T00:00:00" table:style-name="ce2">
            <text:p>25/09/2044</text:p>
          </table:table-cell>
          <table:table-cell office:value-type="date" office:date-value="2044-09-26T00:00:00" table:style-name="ce2">
            <text:p>26/09/2044</text:p>
          </table:table-cell>
          <table:table-cell office:value-type="date" office:date-value="2044-09-27T00:00:00" table:style-name="ce2">
            <text:p>27/09/2044</text:p>
          </table:table-cell>
          <table:table-cell office:value-type="date" office:date-value="2044-09-28T00:00:00" table:style-name="ce2">
            <text:p>28/09/2044</text:p>
          </table:table-cell>
          <table:table-cell office:value-type="date" office:date-value="2044-09-29T00:00:00" table:style-name="ce2">
            <text:p>29/09/2044</text:p>
          </table:table-cell>
          <table:table-cell office:value-type="date" office:date-value="2044-09-30T00:00:00" table:style-name="ce2">
            <text:p>30/09/2044</text:p>
          </table:table-cell>
          <table:table-cell office:value-type="date" office:date-value="2044-10-01T00:00:00" table:style-name="ce2">
            <text:p>01/10/2044</text:p>
          </table:table-cell>
          <table:table-cell office:value-type="date" office:date-value="2044-10-02T00:00:00" table:style-name="ce2">
            <text:p>02/10/2044</text:p>
          </table:table-cell>
          <table:table-cell office:value-type="date" office:date-value="2044-10-03T00:00:00" table:style-name="ce2">
            <text:p>03/10/2044</text:p>
          </table:table-cell>
          <table:table-cell office:value-type="date" office:date-value="2044-10-04T00:00:00" table:style-name="ce2">
            <text:p>04/10/2044</text:p>
          </table:table-cell>
          <table:table-cell office:value-type="date" office:date-value="2044-10-05T00:00:00" table:style-name="ce2">
            <text:p>05/10/2044</text:p>
          </table:table-cell>
          <table:table-cell office:value-type="date" office:date-value="2044-10-06T00:00:00" table:style-name="ce2">
            <text:p>06/10/2044</text:p>
          </table:table-cell>
          <table:table-cell office:value-type="date" office:date-value="2044-10-07T00:00:00" table:style-name="ce2">
            <text:p>07/10/2044</text:p>
          </table:table-cell>
          <table:table-cell office:value-type="date" office:date-value="2044-10-08T00:00:00" table:style-name="ce2">
            <text:p>08/10/2044</text:p>
          </table:table-cell>
          <table:table-cell office:value-type="date" office:date-value="2044-10-09T00:00:00" table:style-name="ce2">
            <text:p>09/10/2044</text:p>
          </table:table-cell>
          <table:table-cell office:value-type="date" office:date-value="2044-10-10T00:00:00" table:style-name="ce2">
            <text:p>10/10/2044</text:p>
          </table:table-cell>
          <table:table-cell office:value-type="date" office:date-value="2044-10-11T00:00:00" table:style-name="ce2">
            <text:p>11/10/2044</text:p>
          </table:table-cell>
          <table:table-cell office:value-type="date" office:date-value="2044-10-12T00:00:00" table:style-name="ce2">
            <text:p>12/10/2044</text:p>
          </table:table-cell>
          <table:table-cell office:value-type="date" office:date-value="2044-10-13T00:00:00" table:style-name="ce2">
            <text:p>13/10/2044</text:p>
          </table:table-cell>
          <table:table-cell office:value-type="date" office:date-value="2044-10-14T00:00:00" table:style-name="ce2">
            <text:p>14/10/2044</text:p>
          </table:table-cell>
          <table:table-cell office:value-type="date" office:date-value="2044-10-15T00:00:00" table:style-name="ce2">
            <text:p>15/10/2044</text:p>
          </table:table-cell>
          <table:table-cell office:value-type="date" office:date-value="2044-10-16T00:00:00" table:style-name="ce2">
            <text:p>16/10/2044</text:p>
          </table:table-cell>
          <table:table-cell office:value-type="date" office:date-value="2044-10-17T00:00:00" table:style-name="ce2">
            <text:p>17/10/2044</text:p>
          </table:table-cell>
          <table:table-cell office:value-type="date" office:date-value="2044-10-18T00:00:00" table:style-name="ce2">
            <text:p>18/10/2044</text:p>
          </table:table-cell>
          <table:table-cell office:value-type="date" office:date-value="2044-10-19T00:00:00" table:style-name="ce2">
            <text:p>19/10/2044</text:p>
          </table:table-cell>
          <table:table-cell office:value-type="date" office:date-value="2044-10-20T00:00:00" table:style-name="ce2">
            <text:p>20/10/2044</text:p>
          </table:table-cell>
          <table:table-cell office:value-type="date" office:date-value="2044-10-21T00:00:00" table:style-name="ce2">
            <text:p>21/10/2044</text:p>
          </table:table-cell>
          <table:table-cell office:value-type="date" office:date-value="2044-10-22T00:00:00" table:style-name="ce2">
            <text:p>22/10/2044</text:p>
          </table:table-cell>
          <table:table-cell office:value-type="date" office:date-value="2044-10-23T00:00:00" table:style-name="ce2">
            <text:p>23/10/2044</text:p>
          </table:table-cell>
          <table:table-cell office:value-type="date" office:date-value="2044-10-24T00:00:00" table:style-name="ce2">
            <text:p>24/10/2044</text:p>
          </table:table-cell>
          <table:table-cell office:value-type="date" office:date-value="2044-10-25T00:00:00" table:style-name="ce2">
            <text:p>25/10/2044</text:p>
          </table:table-cell>
          <table:table-cell office:value-type="date" office:date-value="2044-10-26T00:00:00" table:style-name="ce2">
            <text:p>26/10/2044</text:p>
          </table:table-cell>
          <table:table-cell office:value-type="date" office:date-value="2044-10-27T00:00:00" table:style-name="ce2">
            <text:p>27/10/2044</text:p>
          </table:table-cell>
          <table:table-cell office:value-type="date" office:date-value="2044-10-28T00:00:00" table:style-name="ce2">
            <text:p>28/10/2044</text:p>
          </table:table-cell>
          <table:table-cell office:value-type="date" office:date-value="2044-10-29T00:00:00" table:style-name="ce2">
            <text:p>29/10/2044</text:p>
          </table:table-cell>
          <table:table-cell table:number-columns-repeated="16284"/>
        </table:table-row>
        <table:table-row table:style-name="ro1">
          <table:table-cell office:value-type="date" office:date-value="2044-10-30T00:00:00" table:style-name="ce2">
            <text:p>30/10/2044</text:p>
          </table:table-cell>
          <table:table-cell office:value-type="date" office:date-value="2044-10-31T00:00:00" table:style-name="ce2">
            <text:p>31/10/2044</text:p>
          </table:table-cell>
          <table:table-cell office:value-type="date" office:date-value="2044-11-01T00:00:00" table:style-name="ce2">
            <text:p>01/11/2044</text:p>
          </table:table-cell>
          <table:table-cell office:value-type="date" office:date-value="2044-11-02T00:00:00" table:style-name="ce2">
            <text:p>02/11/2044</text:p>
          </table:table-cell>
          <table:table-cell office:value-type="date" office:date-value="2044-11-03T00:00:00" table:style-name="ce2">
            <text:p>03/11/2044</text:p>
          </table:table-cell>
          <table:table-cell office:value-type="date" office:date-value="2044-11-04T00:00:00" table:style-name="ce2">
            <text:p>04/11/2044</text:p>
          </table:table-cell>
          <table:table-cell office:value-type="date" office:date-value="2044-11-05T00:00:00" table:style-name="ce2">
            <text:p>05/11/2044</text:p>
          </table:table-cell>
          <table:table-cell office:value-type="date" office:date-value="2044-11-06T00:00:00" table:style-name="ce2">
            <text:p>06/11/2044</text:p>
          </table:table-cell>
          <table:table-cell office:value-type="date" office:date-value="2044-11-07T00:00:00" table:style-name="ce2">
            <text:p>07/11/2044</text:p>
          </table:table-cell>
          <table:table-cell office:value-type="date" office:date-value="2044-11-08T00:00:00" table:style-name="ce2">
            <text:p>08/11/2044</text:p>
          </table:table-cell>
          <table:table-cell office:value-type="date" office:date-value="2044-11-09T00:00:00" table:style-name="ce2">
            <text:p>09/11/2044</text:p>
          </table:table-cell>
          <table:table-cell office:value-type="date" office:date-value="2044-11-10T00:00:00" table:style-name="ce2">
            <text:p>10/11/2044</text:p>
          </table:table-cell>
          <table:table-cell office:value-type="date" office:date-value="2044-11-11T00:00:00" table:style-name="ce2">
            <text:p>11/11/2044</text:p>
          </table:table-cell>
          <table:table-cell office:value-type="date" office:date-value="2044-11-12T00:00:00" table:style-name="ce2">
            <text:p>12/11/2044</text:p>
          </table:table-cell>
          <table:table-cell office:value-type="date" office:date-value="2044-11-13T00:00:00" table:style-name="ce2">
            <text:p>13/11/2044</text:p>
          </table:table-cell>
          <table:table-cell office:value-type="date" office:date-value="2044-11-14T00:00:00" table:style-name="ce2">
            <text:p>14/11/2044</text:p>
          </table:table-cell>
          <table:table-cell office:value-type="date" office:date-value="2044-11-15T00:00:00" table:style-name="ce2">
            <text:p>15/11/2044</text:p>
          </table:table-cell>
          <table:table-cell office:value-type="date" office:date-value="2044-11-16T00:00:00" table:style-name="ce2">
            <text:p>16/11/2044</text:p>
          </table:table-cell>
          <table:table-cell office:value-type="date" office:date-value="2044-11-17T00:00:00" table:style-name="ce2">
            <text:p>17/11/2044</text:p>
          </table:table-cell>
          <table:table-cell office:value-type="date" office:date-value="2044-11-18T00:00:00" table:style-name="ce2">
            <text:p>18/11/2044</text:p>
          </table:table-cell>
          <table:table-cell office:value-type="date" office:date-value="2044-11-19T00:00:00" table:style-name="ce2">
            <text:p>19/11/2044</text:p>
          </table:table-cell>
          <table:table-cell office:value-type="date" office:date-value="2044-11-20T00:00:00" table:style-name="ce2">
            <text:p>20/11/2044</text:p>
          </table:table-cell>
          <table:table-cell office:value-type="date" office:date-value="2044-11-21T00:00:00" table:style-name="ce2">
            <text:p>21/11/2044</text:p>
          </table:table-cell>
          <table:table-cell office:value-type="date" office:date-value="2044-11-22T00:00:00" table:style-name="ce2">
            <text:p>22/11/2044</text:p>
          </table:table-cell>
          <table:table-cell office:value-type="date" office:date-value="2044-11-23T00:00:00" table:style-name="ce2">
            <text:p>23/11/2044</text:p>
          </table:table-cell>
          <table:table-cell office:value-type="date" office:date-value="2044-11-24T00:00:00" table:style-name="ce2">
            <text:p>24/11/2044</text:p>
          </table:table-cell>
          <table:table-cell office:value-type="date" office:date-value="2044-11-25T00:00:00" table:style-name="ce2">
            <text:p>25/11/2044</text:p>
          </table:table-cell>
          <table:table-cell office:value-type="date" office:date-value="2044-11-26T00:00:00" table:style-name="ce2">
            <text:p>26/11/2044</text:p>
          </table:table-cell>
          <table:table-cell office:value-type="date" office:date-value="2044-11-27T00:00:00" table:style-name="ce2">
            <text:p>27/11/2044</text:p>
          </table:table-cell>
          <table:table-cell office:value-type="date" office:date-value="2044-11-28T00:00:00" table:style-name="ce2">
            <text:p>28/11/2044</text:p>
          </table:table-cell>
          <table:table-cell office:value-type="date" office:date-value="2044-11-29T00:00:00" table:style-name="ce2">
            <text:p>29/11/2044</text:p>
          </table:table-cell>
          <table:table-cell office:value-type="date" office:date-value="2044-11-30T00:00:00" table:style-name="ce2">
            <text:p>30/11/2044</text:p>
          </table:table-cell>
          <table:table-cell office:value-type="date" office:date-value="2044-12-01T00:00:00" table:style-name="ce2">
            <text:p>01/12/2044</text:p>
          </table:table-cell>
          <table:table-cell office:value-type="date" office:date-value="2044-12-02T00:00:00" table:style-name="ce2">
            <text:p>02/12/2044</text:p>
          </table:table-cell>
          <table:table-cell office:value-type="date" office:date-value="2044-12-03T00:00:00" table:style-name="ce2">
            <text:p>03/12/2044</text:p>
          </table:table-cell>
          <table:table-cell office:value-type="date" office:date-value="2044-12-04T00:00:00" table:style-name="ce2">
            <text:p>04/12/2044</text:p>
          </table:table-cell>
          <table:table-cell office:value-type="date" office:date-value="2044-12-05T00:00:00" table:style-name="ce2">
            <text:p>05/12/2044</text:p>
          </table:table-cell>
          <table:table-cell office:value-type="date" office:date-value="2044-12-06T00:00:00" table:style-name="ce2">
            <text:p>06/12/2044</text:p>
          </table:table-cell>
          <table:table-cell office:value-type="date" office:date-value="2044-12-07T00:00:00" table:style-name="ce2">
            <text:p>07/12/2044</text:p>
          </table:table-cell>
          <table:table-cell office:value-type="date" office:date-value="2044-12-08T00:00:00" table:style-name="ce2">
            <text:p>08/12/2044</text:p>
          </table:table-cell>
          <table:table-cell office:value-type="date" office:date-value="2044-12-09T00:00:00" table:style-name="ce2">
            <text:p>09/12/2044</text:p>
          </table:table-cell>
          <table:table-cell office:value-type="date" office:date-value="2044-12-10T00:00:00" table:style-name="ce2">
            <text:p>10/12/2044</text:p>
          </table:table-cell>
          <table:table-cell office:value-type="date" office:date-value="2044-12-11T00:00:00" table:style-name="ce2">
            <text:p>11/12/2044</text:p>
          </table:table-cell>
          <table:table-cell office:value-type="date" office:date-value="2044-12-12T00:00:00" table:style-name="ce2">
            <text:p>12/12/2044</text:p>
          </table:table-cell>
          <table:table-cell office:value-type="date" office:date-value="2044-12-13T00:00:00" table:style-name="ce2">
            <text:p>13/12/2044</text:p>
          </table:table-cell>
          <table:table-cell office:value-type="date" office:date-value="2044-12-14T00:00:00" table:style-name="ce2">
            <text:p>14/12/2044</text:p>
          </table:table-cell>
          <table:table-cell office:value-type="date" office:date-value="2044-12-15T00:00:00" table:style-name="ce2">
            <text:p>15/12/2044</text:p>
          </table:table-cell>
          <table:table-cell office:value-type="date" office:date-value="2044-12-16T00:00:00" table:style-name="ce2">
            <text:p>16/12/2044</text:p>
          </table:table-cell>
          <table:table-cell office:value-type="date" office:date-value="2044-12-17T00:00:00" table:style-name="ce2">
            <text:p>17/12/2044</text:p>
          </table:table-cell>
          <table:table-cell office:value-type="date" office:date-value="2044-12-18T00:00:00" table:style-name="ce2">
            <text:p>18/12/2044</text:p>
          </table:table-cell>
          <table:table-cell office:value-type="date" office:date-value="2044-12-19T00:00:00" table:style-name="ce2">
            <text:p>19/12/2044</text:p>
          </table:table-cell>
          <table:table-cell office:value-type="date" office:date-value="2044-12-20T00:00:00" table:style-name="ce2">
            <text:p>20/12/2044</text:p>
          </table:table-cell>
          <table:table-cell office:value-type="date" office:date-value="2044-12-21T00:00:00" table:style-name="ce2">
            <text:p>21/12/2044</text:p>
          </table:table-cell>
          <table:table-cell office:value-type="date" office:date-value="2044-12-22T00:00:00" table:style-name="ce2">
            <text:p>22/12/2044</text:p>
          </table:table-cell>
          <table:table-cell office:value-type="date" office:date-value="2044-12-23T00:00:00" table:style-name="ce2">
            <text:p>23/12/2044</text:p>
          </table:table-cell>
          <table:table-cell office:value-type="date" office:date-value="2044-12-24T00:00:00" table:style-name="ce2">
            <text:p>24/12/2044</text:p>
          </table:table-cell>
          <table:table-cell office:value-type="date" office:date-value="2044-12-25T00:00:00" table:style-name="ce2">
            <text:p>25/12/2044</text:p>
          </table:table-cell>
          <table:table-cell office:value-type="date" office:date-value="2044-12-26T00:00:00" table:style-name="ce2">
            <text:p>26/12/2044</text:p>
          </table:table-cell>
          <table:table-cell office:value-type="date" office:date-value="2044-12-27T00:00:00" table:style-name="ce2">
            <text:p>27/12/2044</text:p>
          </table:table-cell>
          <table:table-cell office:value-type="date" office:date-value="2044-12-28T00:00:00" table:style-name="ce2">
            <text:p>28/12/2044</text:p>
          </table:table-cell>
          <table:table-cell office:value-type="date" office:date-value="2044-12-29T00:00:00" table:style-name="ce2">
            <text:p>29/12/2044</text:p>
          </table:table-cell>
          <table:table-cell office:value-type="date" office:date-value="2044-12-30T00:00:00" table:style-name="ce2">
            <text:p>30/12/2044</text:p>
          </table:table-cell>
          <table:table-cell office:value-type="date" office:date-value="2044-12-31T00:00:00" table:style-name="ce2">
            <text:p>31/12/2044</text:p>
          </table:table-cell>
          <table:table-cell office:value-type="date" office:date-value="2045-01-01T00:00:00" table:style-name="ce2">
            <text:p>01/01/2045</text:p>
          </table:table-cell>
          <table:table-cell office:value-type="date" office:date-value="2045-01-02T00:00:00" table:style-name="ce2">
            <text:p>02/01/2045</text:p>
          </table:table-cell>
          <table:table-cell office:value-type="date" office:date-value="2045-01-03T00:00:00" table:style-name="ce2">
            <text:p>03/01/2045</text:p>
          </table:table-cell>
          <table:table-cell office:value-type="date" office:date-value="2045-01-04T00:00:00" table:style-name="ce2">
            <text:p>04/01/2045</text:p>
          </table:table-cell>
          <table:table-cell office:value-type="date" office:date-value="2045-01-05T00:00:00" table:style-name="ce2">
            <text:p>05/01/2045</text:p>
          </table:table-cell>
          <table:table-cell office:value-type="date" office:date-value="2045-01-06T00:00:00" table:style-name="ce2">
            <text:p>06/01/2045</text:p>
          </table:table-cell>
          <table:table-cell office:value-type="date" office:date-value="2045-01-07T00:00:00" table:style-name="ce2">
            <text:p>07/01/2045</text:p>
          </table:table-cell>
          <table:table-cell office:value-type="date" office:date-value="2045-01-08T00:00:00" table:style-name="ce2">
            <text:p>08/01/2045</text:p>
          </table:table-cell>
          <table:table-cell office:value-type="date" office:date-value="2045-01-09T00:00:00" table:style-name="ce2">
            <text:p>09/01/2045</text:p>
          </table:table-cell>
          <table:table-cell office:value-type="date" office:date-value="2045-01-10T00:00:00" table:style-name="ce2">
            <text:p>10/01/2045</text:p>
          </table:table-cell>
          <table:table-cell office:value-type="date" office:date-value="2045-01-11T00:00:00" table:style-name="ce2">
            <text:p>11/01/2045</text:p>
          </table:table-cell>
          <table:table-cell office:value-type="date" office:date-value="2045-01-12T00:00:00" table:style-name="ce2">
            <text:p>12/01/2045</text:p>
          </table:table-cell>
          <table:table-cell office:value-type="date" office:date-value="2045-01-13T00:00:00" table:style-name="ce2">
            <text:p>13/01/2045</text:p>
          </table:table-cell>
          <table:table-cell office:value-type="date" office:date-value="2045-01-14T00:00:00" table:style-name="ce2">
            <text:p>14/01/2045</text:p>
          </table:table-cell>
          <table:table-cell office:value-type="date" office:date-value="2045-01-15T00:00:00" table:style-name="ce2">
            <text:p>15/01/2045</text:p>
          </table:table-cell>
          <table:table-cell office:value-type="date" office:date-value="2045-01-16T00:00:00" table:style-name="ce2">
            <text:p>16/01/2045</text:p>
          </table:table-cell>
          <table:table-cell office:value-type="date" office:date-value="2045-01-17T00:00:00" table:style-name="ce2">
            <text:p>17/01/2045</text:p>
          </table:table-cell>
          <table:table-cell office:value-type="date" office:date-value="2045-01-18T00:00:00" table:style-name="ce2">
            <text:p>18/01/2045</text:p>
          </table:table-cell>
          <table:table-cell office:value-type="date" office:date-value="2045-01-19T00:00:00" table:style-name="ce2">
            <text:p>19/01/2045</text:p>
          </table:table-cell>
          <table:table-cell office:value-type="date" office:date-value="2045-01-20T00:00:00" table:style-name="ce2">
            <text:p>20/01/2045</text:p>
          </table:table-cell>
          <table:table-cell office:value-type="date" office:date-value="2045-01-21T00:00:00" table:style-name="ce2">
            <text:p>21/01/2045</text:p>
          </table:table-cell>
          <table:table-cell office:value-type="date" office:date-value="2045-01-22T00:00:00" table:style-name="ce2">
            <text:p>22/01/2045</text:p>
          </table:table-cell>
          <table:table-cell office:value-type="date" office:date-value="2045-01-23T00:00:00" table:style-name="ce2">
            <text:p>23/01/2045</text:p>
          </table:table-cell>
          <table:table-cell office:value-type="date" office:date-value="2045-01-24T00:00:00" table:style-name="ce2">
            <text:p>24/01/2045</text:p>
          </table:table-cell>
          <table:table-cell office:value-type="date" office:date-value="2045-01-25T00:00:00" table:style-name="ce2">
            <text:p>25/01/2045</text:p>
          </table:table-cell>
          <table:table-cell office:value-type="date" office:date-value="2045-01-26T00:00:00" table:style-name="ce2">
            <text:p>26/01/2045</text:p>
          </table:table-cell>
          <table:table-cell office:value-type="date" office:date-value="2045-01-27T00:00:00" table:style-name="ce2">
            <text:p>27/01/2045</text:p>
          </table:table-cell>
          <table:table-cell office:value-type="date" office:date-value="2045-01-28T00:00:00" table:style-name="ce2">
            <text:p>28/01/2045</text:p>
          </table:table-cell>
          <table:table-cell office:value-type="date" office:date-value="2045-01-29T00:00:00" table:style-name="ce2">
            <text:p>29/01/2045</text:p>
          </table:table-cell>
          <table:table-cell office:value-type="date" office:date-value="2045-01-30T00:00:00" table:style-name="ce2">
            <text:p>30/01/2045</text:p>
          </table:table-cell>
          <table:table-cell office:value-type="date" office:date-value="2045-01-31T00:00:00" table:style-name="ce2">
            <text:p>31/01/2045</text:p>
          </table:table-cell>
          <table:table-cell office:value-type="date" office:date-value="2045-02-01T00:00:00" table:style-name="ce2">
            <text:p>01/02/2045</text:p>
          </table:table-cell>
          <table:table-cell office:value-type="date" office:date-value="2045-02-02T00:00:00" table:style-name="ce2">
            <text:p>02/02/2045</text:p>
          </table:table-cell>
          <table:table-cell office:value-type="date" office:date-value="2045-02-03T00:00:00" table:style-name="ce2">
            <text:p>03/02/2045</text:p>
          </table:table-cell>
          <table:table-cell office:value-type="date" office:date-value="2045-02-04T00:00:00" table:style-name="ce2">
            <text:p>04/02/2045</text:p>
          </table:table-cell>
          <table:table-cell office:value-type="date" office:date-value="2045-02-05T00:00:00" table:style-name="ce2">
            <text:p>05/02/2045</text:p>
          </table:table-cell>
          <table:table-cell office:value-type="date" office:date-value="2045-02-06T00:00:00" table:style-name="ce2">
            <text:p>06/02/2045</text:p>
          </table:table-cell>
          <table:table-cell table:number-columns-repeated="16284"/>
        </table:table-row>
        <table:table-row table:style-name="ro1">
          <table:table-cell office:value-type="date" office:date-value="2045-02-07T00:00:00" table:style-name="ce2">
            <text:p>07/02/2045</text:p>
          </table:table-cell>
          <table:table-cell office:value-type="date" office:date-value="2045-02-08T00:00:00" table:style-name="ce2">
            <text:p>08/02/2045</text:p>
          </table:table-cell>
          <table:table-cell office:value-type="date" office:date-value="2045-02-09T00:00:00" table:style-name="ce2">
            <text:p>09/02/2045</text:p>
          </table:table-cell>
          <table:table-cell office:value-type="date" office:date-value="2045-02-10T00:00:00" table:style-name="ce2">
            <text:p>10/02/2045</text:p>
          </table:table-cell>
          <table:table-cell office:value-type="date" office:date-value="2045-02-11T00:00:00" table:style-name="ce2">
            <text:p>11/02/2045</text:p>
          </table:table-cell>
          <table:table-cell office:value-type="date" office:date-value="2045-02-12T00:00:00" table:style-name="ce2">
            <text:p>12/02/2045</text:p>
          </table:table-cell>
          <table:table-cell office:value-type="date" office:date-value="2045-02-13T00:00:00" table:style-name="ce2">
            <text:p>13/02/2045</text:p>
          </table:table-cell>
          <table:table-cell office:value-type="date" office:date-value="2045-02-14T00:00:00" table:style-name="ce2">
            <text:p>14/02/2045</text:p>
          </table:table-cell>
          <table:table-cell office:value-type="date" office:date-value="2045-02-15T00:00:00" table:style-name="ce2">
            <text:p>15/02/2045</text:p>
          </table:table-cell>
          <table:table-cell office:value-type="date" office:date-value="2045-02-16T00:00:00" table:style-name="ce2">
            <text:p>16/02/2045</text:p>
          </table:table-cell>
          <table:table-cell office:value-type="date" office:date-value="2045-02-17T00:00:00" table:style-name="ce2">
            <text:p>17/02/2045</text:p>
          </table:table-cell>
          <table:table-cell office:value-type="date" office:date-value="2045-02-18T00:00:00" table:style-name="ce2">
            <text:p>18/02/2045</text:p>
          </table:table-cell>
          <table:table-cell office:value-type="date" office:date-value="2045-02-19T00:00:00" table:style-name="ce2">
            <text:p>19/02/2045</text:p>
          </table:table-cell>
          <table:table-cell office:value-type="date" office:date-value="2045-02-20T00:00:00" table:style-name="ce2">
            <text:p>20/02/2045</text:p>
          </table:table-cell>
          <table:table-cell office:value-type="date" office:date-value="2045-02-21T00:00:00" table:style-name="ce2">
            <text:p>21/02/2045</text:p>
          </table:table-cell>
          <table:table-cell office:value-type="date" office:date-value="2045-02-22T00:00:00" table:style-name="ce2">
            <text:p>22/02/2045</text:p>
          </table:table-cell>
          <table:table-cell office:value-type="date" office:date-value="2045-02-23T00:00:00" table:style-name="ce2">
            <text:p>23/02/2045</text:p>
          </table:table-cell>
          <table:table-cell office:value-type="date" office:date-value="2045-02-24T00:00:00" table:style-name="ce2">
            <text:p>24/02/2045</text:p>
          </table:table-cell>
          <table:table-cell office:value-type="date" office:date-value="2045-02-25T00:00:00" table:style-name="ce2">
            <text:p>25/02/2045</text:p>
          </table:table-cell>
          <table:table-cell office:value-type="date" office:date-value="2045-02-26T00:00:00" table:style-name="ce2">
            <text:p>26/02/2045</text:p>
          </table:table-cell>
          <table:table-cell office:value-type="date" office:date-value="2045-02-27T00:00:00" table:style-name="ce2">
            <text:p>27/02/2045</text:p>
          </table:table-cell>
          <table:table-cell office:value-type="date" office:date-value="2045-02-28T00:00:00" table:style-name="ce2">
            <text:p>28/02/2045</text:p>
          </table:table-cell>
          <table:table-cell office:value-type="date" office:date-value="2045-03-01T00:00:00" table:style-name="ce2">
            <text:p>01/03/2045</text:p>
          </table:table-cell>
          <table:table-cell office:value-type="date" office:date-value="2045-03-02T00:00:00" table:style-name="ce2">
            <text:p>02/03/2045</text:p>
          </table:table-cell>
          <table:table-cell office:value-type="date" office:date-value="2045-03-03T00:00:00" table:style-name="ce2">
            <text:p>03/03/2045</text:p>
          </table:table-cell>
          <table:table-cell office:value-type="date" office:date-value="2045-03-04T00:00:00" table:style-name="ce2">
            <text:p>04/03/2045</text:p>
          </table:table-cell>
          <table:table-cell office:value-type="date" office:date-value="2045-03-05T00:00:00" table:style-name="ce2">
            <text:p>05/03/2045</text:p>
          </table:table-cell>
          <table:table-cell office:value-type="date" office:date-value="2045-03-06T00:00:00" table:style-name="ce2">
            <text:p>06/03/2045</text:p>
          </table:table-cell>
          <table:table-cell office:value-type="date" office:date-value="2045-03-07T00:00:00" table:style-name="ce2">
            <text:p>07/03/2045</text:p>
          </table:table-cell>
          <table:table-cell office:value-type="date" office:date-value="2045-03-08T00:00:00" table:style-name="ce2">
            <text:p>08/03/2045</text:p>
          </table:table-cell>
          <table:table-cell office:value-type="date" office:date-value="2045-03-09T00:00:00" table:style-name="ce2">
            <text:p>09/03/2045</text:p>
          </table:table-cell>
          <table:table-cell office:value-type="date" office:date-value="2045-03-10T00:00:00" table:style-name="ce2">
            <text:p>10/03/2045</text:p>
          </table:table-cell>
          <table:table-cell office:value-type="date" office:date-value="2045-03-11T00:00:00" table:style-name="ce2">
            <text:p>11/03/2045</text:p>
          </table:table-cell>
          <table:table-cell office:value-type="date" office:date-value="2045-03-12T00:00:00" table:style-name="ce2">
            <text:p>12/03/2045</text:p>
          </table:table-cell>
          <table:table-cell office:value-type="date" office:date-value="2045-03-13T00:00:00" table:style-name="ce2">
            <text:p>13/03/2045</text:p>
          </table:table-cell>
          <table:table-cell office:value-type="date" office:date-value="2045-03-14T00:00:00" table:style-name="ce2">
            <text:p>14/03/2045</text:p>
          </table:table-cell>
          <table:table-cell office:value-type="date" office:date-value="2045-03-15T00:00:00" table:style-name="ce2">
            <text:p>15/03/2045</text:p>
          </table:table-cell>
          <table:table-cell office:value-type="date" office:date-value="2045-03-16T00:00:00" table:style-name="ce2">
            <text:p>16/03/2045</text:p>
          </table:table-cell>
          <table:table-cell office:value-type="date" office:date-value="2045-03-17T00:00:00" table:style-name="ce2">
            <text:p>17/03/2045</text:p>
          </table:table-cell>
          <table:table-cell office:value-type="date" office:date-value="2045-03-18T00:00:00" table:style-name="ce2">
            <text:p>18/03/2045</text:p>
          </table:table-cell>
          <table:table-cell office:value-type="date" office:date-value="2045-03-19T00:00:00" table:style-name="ce2">
            <text:p>19/03/2045</text:p>
          </table:table-cell>
          <table:table-cell office:value-type="date" office:date-value="2045-03-20T00:00:00" table:style-name="ce2">
            <text:p>20/03/2045</text:p>
          </table:table-cell>
          <table:table-cell office:value-type="date" office:date-value="2045-03-21T00:00:00" table:style-name="ce2">
            <text:p>21/03/2045</text:p>
          </table:table-cell>
          <table:table-cell office:value-type="date" office:date-value="2045-03-22T00:00:00" table:style-name="ce2">
            <text:p>22/03/2045</text:p>
          </table:table-cell>
          <table:table-cell office:value-type="date" office:date-value="2045-03-23T00:00:00" table:style-name="ce2">
            <text:p>23/03/2045</text:p>
          </table:table-cell>
          <table:table-cell office:value-type="date" office:date-value="2045-03-24T00:00:00" table:style-name="ce2">
            <text:p>24/03/2045</text:p>
          </table:table-cell>
          <table:table-cell office:value-type="date" office:date-value="2045-03-25T00:00:00" table:style-name="ce2">
            <text:p>25/03/2045</text:p>
          </table:table-cell>
          <table:table-cell office:value-type="date" office:date-value="2045-03-26T00:00:00" table:style-name="ce2">
            <text:p>26/03/2045</text:p>
          </table:table-cell>
          <table:table-cell office:value-type="date" office:date-value="2045-03-27T00:00:00" table:style-name="ce2">
            <text:p>27/03/2045</text:p>
          </table:table-cell>
          <table:table-cell office:value-type="date" office:date-value="2045-03-28T00:00:00" table:style-name="ce2">
            <text:p>28/03/2045</text:p>
          </table:table-cell>
          <table:table-cell office:value-type="date" office:date-value="2045-03-29T00:00:00" table:style-name="ce2">
            <text:p>29/03/2045</text:p>
          </table:table-cell>
          <table:table-cell office:value-type="date" office:date-value="2045-03-30T00:00:00" table:style-name="ce2">
            <text:p>30/03/2045</text:p>
          </table:table-cell>
          <table:table-cell office:value-type="date" office:date-value="2045-03-31T00:00:00" table:style-name="ce2">
            <text:p>31/03/2045</text:p>
          </table:table-cell>
          <table:table-cell office:value-type="date" office:date-value="2045-04-01T00:00:00" table:style-name="ce2">
            <text:p>01/04/2045</text:p>
          </table:table-cell>
          <table:table-cell office:value-type="date" office:date-value="2045-04-02T00:00:00" table:style-name="ce2">
            <text:p>02/04/2045</text:p>
          </table:table-cell>
          <table:table-cell office:value-type="date" office:date-value="2045-04-03T00:00:00" table:style-name="ce2">
            <text:p>03/04/2045</text:p>
          </table:table-cell>
          <table:table-cell office:value-type="date" office:date-value="2045-04-04T00:00:00" table:style-name="ce2">
            <text:p>04/04/2045</text:p>
          </table:table-cell>
          <table:table-cell office:value-type="date" office:date-value="2045-04-05T00:00:00" table:style-name="ce2">
            <text:p>05/04/2045</text:p>
          </table:table-cell>
          <table:table-cell office:value-type="date" office:date-value="2045-04-06T00:00:00" table:style-name="ce2">
            <text:p>06/04/2045</text:p>
          </table:table-cell>
          <table:table-cell office:value-type="date" office:date-value="2045-04-07T00:00:00" table:style-name="ce2">
            <text:p>07/04/2045</text:p>
          </table:table-cell>
          <table:table-cell office:value-type="date" office:date-value="2045-04-08T00:00:00" table:style-name="ce2">
            <text:p>08/04/2045</text:p>
          </table:table-cell>
          <table:table-cell office:value-type="date" office:date-value="2045-04-09T00:00:00" table:style-name="ce2">
            <text:p>09/04/2045</text:p>
          </table:table-cell>
          <table:table-cell office:value-type="date" office:date-value="2045-04-10T00:00:00" table:style-name="ce2">
            <text:p>10/04/2045</text:p>
          </table:table-cell>
          <table:table-cell office:value-type="date" office:date-value="2045-04-11T00:00:00" table:style-name="ce2">
            <text:p>11/04/2045</text:p>
          </table:table-cell>
          <table:table-cell office:value-type="date" office:date-value="2045-04-12T00:00:00" table:style-name="ce2">
            <text:p>12/04/2045</text:p>
          </table:table-cell>
          <table:table-cell office:value-type="date" office:date-value="2045-04-13T00:00:00" table:style-name="ce2">
            <text:p>13/04/2045</text:p>
          </table:table-cell>
          <table:table-cell office:value-type="date" office:date-value="2045-04-14T00:00:00" table:style-name="ce2">
            <text:p>14/04/2045</text:p>
          </table:table-cell>
          <table:table-cell office:value-type="date" office:date-value="2045-04-15T00:00:00" table:style-name="ce2">
            <text:p>15/04/2045</text:p>
          </table:table-cell>
          <table:table-cell office:value-type="date" office:date-value="2045-04-16T00:00:00" table:style-name="ce2">
            <text:p>16/04/2045</text:p>
          </table:table-cell>
          <table:table-cell office:value-type="date" office:date-value="2045-04-17T00:00:00" table:style-name="ce2">
            <text:p>17/04/2045</text:p>
          </table:table-cell>
          <table:table-cell office:value-type="date" office:date-value="2045-04-18T00:00:00" table:style-name="ce2">
            <text:p>18/04/2045</text:p>
          </table:table-cell>
          <table:table-cell office:value-type="date" office:date-value="2045-04-19T00:00:00" table:style-name="ce2">
            <text:p>19/04/2045</text:p>
          </table:table-cell>
          <table:table-cell office:value-type="date" office:date-value="2045-04-20T00:00:00" table:style-name="ce2">
            <text:p>20/04/2045</text:p>
          </table:table-cell>
          <table:table-cell office:value-type="date" office:date-value="2045-04-21T00:00:00" table:style-name="ce2">
            <text:p>21/04/2045</text:p>
          </table:table-cell>
          <table:table-cell office:value-type="date" office:date-value="2045-04-22T00:00:00" table:style-name="ce2">
            <text:p>22/04/2045</text:p>
          </table:table-cell>
          <table:table-cell office:value-type="date" office:date-value="2045-04-23T00:00:00" table:style-name="ce2">
            <text:p>23/04/2045</text:p>
          </table:table-cell>
          <table:table-cell office:value-type="date" office:date-value="2045-04-24T00:00:00" table:style-name="ce2">
            <text:p>24/04/2045</text:p>
          </table:table-cell>
          <table:table-cell office:value-type="date" office:date-value="2045-04-25T00:00:00" table:style-name="ce2">
            <text:p>25/04/2045</text:p>
          </table:table-cell>
          <table:table-cell office:value-type="date" office:date-value="2045-04-26T00:00:00" table:style-name="ce2">
            <text:p>26/04/2045</text:p>
          </table:table-cell>
          <table:table-cell office:value-type="date" office:date-value="2045-04-27T00:00:00" table:style-name="ce2">
            <text:p>27/04/2045</text:p>
          </table:table-cell>
          <table:table-cell office:value-type="date" office:date-value="2045-04-28T00:00:00" table:style-name="ce2">
            <text:p>28/04/2045</text:p>
          </table:table-cell>
          <table:table-cell office:value-type="date" office:date-value="2045-04-29T00:00:00" table:style-name="ce2">
            <text:p>29/04/2045</text:p>
          </table:table-cell>
          <table:table-cell office:value-type="date" office:date-value="2045-04-30T00:00:00" table:style-name="ce2">
            <text:p>30/04/2045</text:p>
          </table:table-cell>
          <table:table-cell office:value-type="date" office:date-value="2045-05-01T00:00:00" table:style-name="ce2">
            <text:p>01/05/2045</text:p>
          </table:table-cell>
          <table:table-cell office:value-type="date" office:date-value="2045-05-02T00:00:00" table:style-name="ce2">
            <text:p>02/05/2045</text:p>
          </table:table-cell>
          <table:table-cell office:value-type="date" office:date-value="2045-05-03T00:00:00" table:style-name="ce2">
            <text:p>03/05/2045</text:p>
          </table:table-cell>
          <table:table-cell office:value-type="date" office:date-value="2045-05-04T00:00:00" table:style-name="ce2">
            <text:p>04/05/2045</text:p>
          </table:table-cell>
          <table:table-cell office:value-type="date" office:date-value="2045-05-05T00:00:00" table:style-name="ce2">
            <text:p>05/05/2045</text:p>
          </table:table-cell>
          <table:table-cell office:value-type="date" office:date-value="2045-05-06T00:00:00" table:style-name="ce2">
            <text:p>06/05/2045</text:p>
          </table:table-cell>
          <table:table-cell office:value-type="date" office:date-value="2045-05-07T00:00:00" table:style-name="ce2">
            <text:p>07/05/2045</text:p>
          </table:table-cell>
          <table:table-cell office:value-type="date" office:date-value="2045-05-08T00:00:00" table:style-name="ce2">
            <text:p>08/05/2045</text:p>
          </table:table-cell>
          <table:table-cell office:value-type="date" office:date-value="2045-05-09T00:00:00" table:style-name="ce2">
            <text:p>09/05/2045</text:p>
          </table:table-cell>
          <table:table-cell office:value-type="date" office:date-value="2045-05-10T00:00:00" table:style-name="ce2">
            <text:p>10/05/2045</text:p>
          </table:table-cell>
          <table:table-cell office:value-type="date" office:date-value="2045-05-11T00:00:00" table:style-name="ce2">
            <text:p>11/05/2045</text:p>
          </table:table-cell>
          <table:table-cell office:value-type="date" office:date-value="2045-05-12T00:00:00" table:style-name="ce2">
            <text:p>12/05/2045</text:p>
          </table:table-cell>
          <table:table-cell office:value-type="date" office:date-value="2045-05-13T00:00:00" table:style-name="ce2">
            <text:p>13/05/2045</text:p>
          </table:table-cell>
          <table:table-cell office:value-type="date" office:date-value="2045-05-14T00:00:00" table:style-name="ce2">
            <text:p>14/05/2045</text:p>
          </table:table-cell>
          <table:table-cell office:value-type="date" office:date-value="2045-05-15T00:00:00" table:style-name="ce2">
            <text:p>15/05/2045</text:p>
          </table:table-cell>
          <table:table-cell office:value-type="date" office:date-value="2045-05-16T00:00:00" table:style-name="ce2">
            <text:p>16/05/2045</text:p>
          </table:table-cell>
          <table:table-cell office:value-type="date" office:date-value="2045-05-17T00:00:00" table:style-name="ce2">
            <text:p>17/05/2045</text:p>
          </table:table-cell>
          <table:table-cell table:number-columns-repeated="16284"/>
        </table:table-row>
        <table:table-row table:style-name="ro1">
          <table:table-cell office:value-type="date" office:date-value="2045-05-18T00:00:00" table:style-name="ce2">
            <text:p>18/05/2045</text:p>
          </table:table-cell>
          <table:table-cell office:value-type="date" office:date-value="2045-05-19T00:00:00" table:style-name="ce2">
            <text:p>19/05/2045</text:p>
          </table:table-cell>
          <table:table-cell office:value-type="date" office:date-value="2045-05-20T00:00:00" table:style-name="ce2">
            <text:p>20/05/2045</text:p>
          </table:table-cell>
          <table:table-cell office:value-type="date" office:date-value="2045-05-21T00:00:00" table:style-name="ce2">
            <text:p>21/05/2045</text:p>
          </table:table-cell>
          <table:table-cell office:value-type="date" office:date-value="2045-05-22T00:00:00" table:style-name="ce2">
            <text:p>22/05/2045</text:p>
          </table:table-cell>
          <table:table-cell office:value-type="date" office:date-value="2045-05-23T00:00:00" table:style-name="ce2">
            <text:p>23/05/2045</text:p>
          </table:table-cell>
          <table:table-cell office:value-type="date" office:date-value="2045-05-24T00:00:00" table:style-name="ce2">
            <text:p>24/05/2045</text:p>
          </table:table-cell>
          <table:table-cell office:value-type="date" office:date-value="2045-05-25T00:00:00" table:style-name="ce2">
            <text:p>25/05/2045</text:p>
          </table:table-cell>
          <table:table-cell office:value-type="date" office:date-value="2045-05-26T00:00:00" table:style-name="ce2">
            <text:p>26/05/2045</text:p>
          </table:table-cell>
          <table:table-cell office:value-type="date" office:date-value="2045-05-27T00:00:00" table:style-name="ce2">
            <text:p>27/05/2045</text:p>
          </table:table-cell>
          <table:table-cell office:value-type="date" office:date-value="2045-05-28T00:00:00" table:style-name="ce2">
            <text:p>28/05/2045</text:p>
          </table:table-cell>
          <table:table-cell office:value-type="date" office:date-value="2045-05-29T00:00:00" table:style-name="ce2">
            <text:p>29/05/2045</text:p>
          </table:table-cell>
          <table:table-cell office:value-type="date" office:date-value="2045-05-30T00:00:00" table:style-name="ce2">
            <text:p>30/05/2045</text:p>
          </table:table-cell>
          <table:table-cell office:value-type="date" office:date-value="2045-05-31T00:00:00" table:style-name="ce2">
            <text:p>31/05/2045</text:p>
          </table:table-cell>
          <table:table-cell office:value-type="date" office:date-value="2045-06-01T00:00:00" table:style-name="ce2">
            <text:p>01/06/2045</text:p>
          </table:table-cell>
          <table:table-cell office:value-type="date" office:date-value="2045-06-02T00:00:00" table:style-name="ce2">
            <text:p>02/06/2045</text:p>
          </table:table-cell>
          <table:table-cell office:value-type="date" office:date-value="2045-06-03T00:00:00" table:style-name="ce2">
            <text:p>03/06/2045</text:p>
          </table:table-cell>
          <table:table-cell office:value-type="date" office:date-value="2045-06-04T00:00:00" table:style-name="ce2">
            <text:p>04/06/2045</text:p>
          </table:table-cell>
          <table:table-cell office:value-type="date" office:date-value="2045-06-05T00:00:00" table:style-name="ce2">
            <text:p>05/06/2045</text:p>
          </table:table-cell>
          <table:table-cell office:value-type="date" office:date-value="2045-06-06T00:00:00" table:style-name="ce2">
            <text:p>06/06/2045</text:p>
          </table:table-cell>
          <table:table-cell office:value-type="date" office:date-value="2045-06-07T00:00:00" table:style-name="ce2">
            <text:p>07/06/2045</text:p>
          </table:table-cell>
          <table:table-cell office:value-type="date" office:date-value="2045-06-08T00:00:00" table:style-name="ce2">
            <text:p>08/06/2045</text:p>
          </table:table-cell>
          <table:table-cell office:value-type="date" office:date-value="2045-06-09T00:00:00" table:style-name="ce2">
            <text:p>09/06/2045</text:p>
          </table:table-cell>
          <table:table-cell office:value-type="date" office:date-value="2045-06-10T00:00:00" table:style-name="ce2">
            <text:p>10/06/2045</text:p>
          </table:table-cell>
          <table:table-cell office:value-type="date" office:date-value="2045-06-11T00:00:00" table:style-name="ce2">
            <text:p>11/06/2045</text:p>
          </table:table-cell>
          <table:table-cell office:value-type="date" office:date-value="2045-06-12T00:00:00" table:style-name="ce2">
            <text:p>12/06/2045</text:p>
          </table:table-cell>
          <table:table-cell office:value-type="date" office:date-value="2045-06-13T00:00:00" table:style-name="ce2">
            <text:p>13/06/2045</text:p>
          </table:table-cell>
          <table:table-cell office:value-type="date" office:date-value="2045-06-14T00:00:00" table:style-name="ce2">
            <text:p>14/06/2045</text:p>
          </table:table-cell>
          <table:table-cell office:value-type="date" office:date-value="2045-06-15T00:00:00" table:style-name="ce2">
            <text:p>15/06/2045</text:p>
          </table:table-cell>
          <table:table-cell office:value-type="date" office:date-value="2045-06-16T00:00:00" table:style-name="ce2">
            <text:p>16/06/2045</text:p>
          </table:table-cell>
          <table:table-cell office:value-type="date" office:date-value="2045-06-17T00:00:00" table:style-name="ce2">
            <text:p>17/06/2045</text:p>
          </table:table-cell>
          <table:table-cell office:value-type="date" office:date-value="2045-06-18T00:00:00" table:style-name="ce2">
            <text:p>18/06/2045</text:p>
          </table:table-cell>
          <table:table-cell office:value-type="date" office:date-value="2045-06-19T00:00:00" table:style-name="ce2">
            <text:p>19/06/2045</text:p>
          </table:table-cell>
          <table:table-cell office:value-type="date" office:date-value="2045-06-20T00:00:00" table:style-name="ce2">
            <text:p>20/06/2045</text:p>
          </table:table-cell>
          <table:table-cell office:value-type="date" office:date-value="2045-06-21T00:00:00" table:style-name="ce2">
            <text:p>21/06/2045</text:p>
          </table:table-cell>
          <table:table-cell office:value-type="date" office:date-value="2045-06-22T00:00:00" table:style-name="ce2">
            <text:p>22/06/2045</text:p>
          </table:table-cell>
          <table:table-cell office:value-type="date" office:date-value="2045-06-23T00:00:00" table:style-name="ce2">
            <text:p>23/06/2045</text:p>
          </table:table-cell>
          <table:table-cell office:value-type="date" office:date-value="2045-06-24T00:00:00" table:style-name="ce2">
            <text:p>24/06/2045</text:p>
          </table:table-cell>
          <table:table-cell office:value-type="date" office:date-value="2045-06-25T00:00:00" table:style-name="ce2">
            <text:p>25/06/2045</text:p>
          </table:table-cell>
          <table:table-cell office:value-type="date" office:date-value="2045-06-26T00:00:00" table:style-name="ce2">
            <text:p>26/06/2045</text:p>
          </table:table-cell>
          <table:table-cell office:value-type="date" office:date-value="2045-06-27T00:00:00" table:style-name="ce2">
            <text:p>27/06/2045</text:p>
          </table:table-cell>
          <table:table-cell office:value-type="date" office:date-value="2045-06-28T00:00:00" table:style-name="ce2">
            <text:p>28/06/2045</text:p>
          </table:table-cell>
          <table:table-cell office:value-type="date" office:date-value="2045-06-29T00:00:00" table:style-name="ce2">
            <text:p>29/06/2045</text:p>
          </table:table-cell>
          <table:table-cell office:value-type="date" office:date-value="2045-06-30T00:00:00" table:style-name="ce2">
            <text:p>30/06/2045</text:p>
          </table:table-cell>
          <table:table-cell office:value-type="date" office:date-value="2045-07-01T00:00:00" table:style-name="ce2">
            <text:p>01/07/2045</text:p>
          </table:table-cell>
          <table:table-cell office:value-type="date" office:date-value="2045-07-02T00:00:00" table:style-name="ce2">
            <text:p>02/07/2045</text:p>
          </table:table-cell>
          <table:table-cell office:value-type="date" office:date-value="2045-07-03T00:00:00" table:style-name="ce2">
            <text:p>03/07/2045</text:p>
          </table:table-cell>
          <table:table-cell office:value-type="date" office:date-value="2045-07-04T00:00:00" table:style-name="ce2">
            <text:p>04/07/2045</text:p>
          </table:table-cell>
          <table:table-cell office:value-type="date" office:date-value="2045-07-05T00:00:00" table:style-name="ce2">
            <text:p>05/07/2045</text:p>
          </table:table-cell>
          <table:table-cell office:value-type="date" office:date-value="2045-07-06T00:00:00" table:style-name="ce2">
            <text:p>06/07/2045</text:p>
          </table:table-cell>
          <table:table-cell office:value-type="date" office:date-value="2045-07-07T00:00:00" table:style-name="ce2">
            <text:p>07/07/2045</text:p>
          </table:table-cell>
          <table:table-cell office:value-type="date" office:date-value="2045-07-08T00:00:00" table:style-name="ce2">
            <text:p>08/07/2045</text:p>
          </table:table-cell>
          <table:table-cell office:value-type="date" office:date-value="2045-07-09T00:00:00" table:style-name="ce2">
            <text:p>09/07/2045</text:p>
          </table:table-cell>
          <table:table-cell office:value-type="date" office:date-value="2045-07-10T00:00:00" table:style-name="ce2">
            <text:p>10/07/2045</text:p>
          </table:table-cell>
          <table:table-cell office:value-type="date" office:date-value="2045-07-11T00:00:00" table:style-name="ce2">
            <text:p>11/07/2045</text:p>
          </table:table-cell>
          <table:table-cell office:value-type="date" office:date-value="2045-07-12T00:00:00" table:style-name="ce2">
            <text:p>12/07/2045</text:p>
          </table:table-cell>
          <table:table-cell office:value-type="date" office:date-value="2045-07-13T00:00:00" table:style-name="ce2">
            <text:p>13/07/2045</text:p>
          </table:table-cell>
          <table:table-cell office:value-type="date" office:date-value="2045-07-14T00:00:00" table:style-name="ce2">
            <text:p>14/07/2045</text:p>
          </table:table-cell>
          <table:table-cell office:value-type="date" office:date-value="2045-07-15T00:00:00" table:style-name="ce2">
            <text:p>15/07/2045</text:p>
          </table:table-cell>
          <table:table-cell office:value-type="date" office:date-value="2045-07-16T00:00:00" table:style-name="ce2">
            <text:p>16/07/2045</text:p>
          </table:table-cell>
          <table:table-cell office:value-type="date" office:date-value="2045-07-17T00:00:00" table:style-name="ce2">
            <text:p>17/07/2045</text:p>
          </table:table-cell>
          <table:table-cell office:value-type="date" office:date-value="2045-07-18T00:00:00" table:style-name="ce2">
            <text:p>18/07/2045</text:p>
          </table:table-cell>
          <table:table-cell office:value-type="date" office:date-value="2045-07-19T00:00:00" table:style-name="ce2">
            <text:p>19/07/2045</text:p>
          </table:table-cell>
          <table:table-cell office:value-type="date" office:date-value="2045-07-20T00:00:00" table:style-name="ce2">
            <text:p>20/07/2045</text:p>
          </table:table-cell>
          <table:table-cell office:value-type="date" office:date-value="2045-07-21T00:00:00" table:style-name="ce2">
            <text:p>21/07/2045</text:p>
          </table:table-cell>
          <table:table-cell office:value-type="date" office:date-value="2045-07-22T00:00:00" table:style-name="ce2">
            <text:p>22/07/2045</text:p>
          </table:table-cell>
          <table:table-cell office:value-type="date" office:date-value="2045-07-23T00:00:00" table:style-name="ce2">
            <text:p>23/07/2045</text:p>
          </table:table-cell>
          <table:table-cell office:value-type="date" office:date-value="2045-07-24T00:00:00" table:style-name="ce2">
            <text:p>24/07/2045</text:p>
          </table:table-cell>
          <table:table-cell office:value-type="date" office:date-value="2045-07-25T00:00:00" table:style-name="ce2">
            <text:p>25/07/2045</text:p>
          </table:table-cell>
          <table:table-cell office:value-type="date" office:date-value="2045-07-26T00:00:00" table:style-name="ce2">
            <text:p>26/07/2045</text:p>
          </table:table-cell>
          <table:table-cell office:value-type="date" office:date-value="2045-07-27T00:00:00" table:style-name="ce2">
            <text:p>27/07/2045</text:p>
          </table:table-cell>
          <table:table-cell office:value-type="date" office:date-value="2045-07-28T00:00:00" table:style-name="ce2">
            <text:p>28/07/2045</text:p>
          </table:table-cell>
          <table:table-cell office:value-type="date" office:date-value="2045-07-29T00:00:00" table:style-name="ce2">
            <text:p>29/07/2045</text:p>
          </table:table-cell>
          <table:table-cell office:value-type="date" office:date-value="2045-07-30T00:00:00" table:style-name="ce2">
            <text:p>30/07/2045</text:p>
          </table:table-cell>
          <table:table-cell office:value-type="date" office:date-value="2045-07-31T00:00:00" table:style-name="ce2">
            <text:p>31/07/2045</text:p>
          </table:table-cell>
          <table:table-cell office:value-type="date" office:date-value="2045-08-01T00:00:00" table:style-name="ce2">
            <text:p>01/08/2045</text:p>
          </table:table-cell>
          <table:table-cell office:value-type="date" office:date-value="2045-08-02T00:00:00" table:style-name="ce2">
            <text:p>02/08/2045</text:p>
          </table:table-cell>
          <table:table-cell office:value-type="date" office:date-value="2045-08-03T00:00:00" table:style-name="ce2">
            <text:p>03/08/2045</text:p>
          </table:table-cell>
          <table:table-cell office:value-type="date" office:date-value="2045-08-04T00:00:00" table:style-name="ce2">
            <text:p>04/08/2045</text:p>
          </table:table-cell>
          <table:table-cell office:value-type="date" office:date-value="2045-08-05T00:00:00" table:style-name="ce2">
            <text:p>05/08/2045</text:p>
          </table:table-cell>
          <table:table-cell office:value-type="date" office:date-value="2045-08-06T00:00:00" table:style-name="ce2">
            <text:p>06/08/2045</text:p>
          </table:table-cell>
          <table:table-cell office:value-type="date" office:date-value="2045-08-07T00:00:00" table:style-name="ce2">
            <text:p>07/08/2045</text:p>
          </table:table-cell>
          <table:table-cell office:value-type="date" office:date-value="2045-08-08T00:00:00" table:style-name="ce2">
            <text:p>08/08/2045</text:p>
          </table:table-cell>
          <table:table-cell office:value-type="date" office:date-value="2045-08-09T00:00:00" table:style-name="ce2">
            <text:p>09/08/2045</text:p>
          </table:table-cell>
          <table:table-cell office:value-type="date" office:date-value="2045-08-10T00:00:00" table:style-name="ce2">
            <text:p>10/08/2045</text:p>
          </table:table-cell>
          <table:table-cell office:value-type="date" office:date-value="2045-08-11T00:00:00" table:style-name="ce2">
            <text:p>11/08/2045</text:p>
          </table:table-cell>
          <table:table-cell office:value-type="date" office:date-value="2045-08-12T00:00:00" table:style-name="ce2">
            <text:p>12/08/2045</text:p>
          </table:table-cell>
          <table:table-cell office:value-type="date" office:date-value="2045-08-13T00:00:00" table:style-name="ce2">
            <text:p>13/08/2045</text:p>
          </table:table-cell>
          <table:table-cell office:value-type="date" office:date-value="2045-08-14T00:00:00" table:style-name="ce2">
            <text:p>14/08/2045</text:p>
          </table:table-cell>
          <table:table-cell office:value-type="date" office:date-value="2045-08-15T00:00:00" table:style-name="ce2">
            <text:p>15/08/2045</text:p>
          </table:table-cell>
          <table:table-cell office:value-type="date" office:date-value="2045-08-16T00:00:00" table:style-name="ce2">
            <text:p>16/08/2045</text:p>
          </table:table-cell>
          <table:table-cell office:value-type="date" office:date-value="2045-08-17T00:00:00" table:style-name="ce2">
            <text:p>17/08/2045</text:p>
          </table:table-cell>
          <table:table-cell office:value-type="date" office:date-value="2045-08-18T00:00:00" table:style-name="ce2">
            <text:p>18/08/2045</text:p>
          </table:table-cell>
          <table:table-cell office:value-type="date" office:date-value="2045-08-19T00:00:00" table:style-name="ce2">
            <text:p>19/08/2045</text:p>
          </table:table-cell>
          <table:table-cell office:value-type="date" office:date-value="2045-08-20T00:00:00" table:style-name="ce2">
            <text:p>20/08/2045</text:p>
          </table:table-cell>
          <table:table-cell office:value-type="date" office:date-value="2045-08-21T00:00:00" table:style-name="ce2">
            <text:p>21/08/2045</text:p>
          </table:table-cell>
          <table:table-cell office:value-type="date" office:date-value="2045-08-22T00:00:00" table:style-name="ce2">
            <text:p>22/08/2045</text:p>
          </table:table-cell>
          <table:table-cell office:value-type="date" office:date-value="2045-08-23T00:00:00" table:style-name="ce2">
            <text:p>23/08/2045</text:p>
          </table:table-cell>
          <table:table-cell office:value-type="date" office:date-value="2045-08-24T00:00:00" table:style-name="ce2">
            <text:p>24/08/2045</text:p>
          </table:table-cell>
          <table:table-cell office:value-type="date" office:date-value="2045-08-25T00:00:00" table:style-name="ce2">
            <text:p>25/08/2045</text:p>
          </table:table-cell>
          <table:table-cell table:number-columns-repeated="16284"/>
        </table:table-row>
        <table:table-row table:style-name="ro1">
          <table:table-cell office:value-type="date" office:date-value="2045-08-26T00:00:00" table:style-name="ce2">
            <text:p>26/08/2045</text:p>
          </table:table-cell>
          <table:table-cell office:value-type="date" office:date-value="2045-08-27T00:00:00" table:style-name="ce2">
            <text:p>27/08/2045</text:p>
          </table:table-cell>
          <table:table-cell office:value-type="date" office:date-value="2045-08-28T00:00:00" table:style-name="ce2">
            <text:p>28/08/2045</text:p>
          </table:table-cell>
          <table:table-cell office:value-type="date" office:date-value="2045-08-29T00:00:00" table:style-name="ce2">
            <text:p>29/08/2045</text:p>
          </table:table-cell>
          <table:table-cell office:value-type="date" office:date-value="2045-08-30T00:00:00" table:style-name="ce2">
            <text:p>30/08/2045</text:p>
          </table:table-cell>
          <table:table-cell office:value-type="date" office:date-value="2045-08-31T00:00:00" table:style-name="ce2">
            <text:p>31/08/2045</text:p>
          </table:table-cell>
          <table:table-cell office:value-type="date" office:date-value="2045-09-01T00:00:00" table:style-name="ce2">
            <text:p>01/09/2045</text:p>
          </table:table-cell>
          <table:table-cell office:value-type="date" office:date-value="2045-09-02T00:00:00" table:style-name="ce2">
            <text:p>02/09/2045</text:p>
          </table:table-cell>
          <table:table-cell office:value-type="date" office:date-value="2045-09-03T00:00:00" table:style-name="ce2">
            <text:p>03/09/2045</text:p>
          </table:table-cell>
          <table:table-cell office:value-type="date" office:date-value="2045-09-04T00:00:00" table:style-name="ce2">
            <text:p>04/09/2045</text:p>
          </table:table-cell>
          <table:table-cell office:value-type="date" office:date-value="2045-09-05T00:00:00" table:style-name="ce2">
            <text:p>05/09/2045</text:p>
          </table:table-cell>
          <table:table-cell office:value-type="date" office:date-value="2045-09-06T00:00:00" table:style-name="ce2">
            <text:p>06/09/2045</text:p>
          </table:table-cell>
          <table:table-cell office:value-type="date" office:date-value="2045-09-07T00:00:00" table:style-name="ce2">
            <text:p>07/09/2045</text:p>
          </table:table-cell>
          <table:table-cell office:value-type="date" office:date-value="2045-09-08T00:00:00" table:style-name="ce2">
            <text:p>08/09/2045</text:p>
          </table:table-cell>
          <table:table-cell office:value-type="date" office:date-value="2045-09-09T00:00:00" table:style-name="ce2">
            <text:p>09/09/2045</text:p>
          </table:table-cell>
          <table:table-cell office:value-type="date" office:date-value="2045-09-10T00:00:00" table:style-name="ce2">
            <text:p>10/09/2045</text:p>
          </table:table-cell>
          <table:table-cell office:value-type="date" office:date-value="2045-09-11T00:00:00" table:style-name="ce2">
            <text:p>11/09/2045</text:p>
          </table:table-cell>
          <table:table-cell office:value-type="date" office:date-value="2045-09-12T00:00:00" table:style-name="ce2">
            <text:p>12/09/2045</text:p>
          </table:table-cell>
          <table:table-cell office:value-type="date" office:date-value="2045-09-13T00:00:00" table:style-name="ce2">
            <text:p>13/09/2045</text:p>
          </table:table-cell>
          <table:table-cell office:value-type="date" office:date-value="2045-09-14T00:00:00" table:style-name="ce2">
            <text:p>14/09/2045</text:p>
          </table:table-cell>
          <table:table-cell office:value-type="date" office:date-value="2045-09-15T00:00:00" table:style-name="ce2">
            <text:p>15/09/2045</text:p>
          </table:table-cell>
          <table:table-cell office:value-type="date" office:date-value="2045-09-16T00:00:00" table:style-name="ce2">
            <text:p>16/09/2045</text:p>
          </table:table-cell>
          <table:table-cell office:value-type="date" office:date-value="2045-09-17T00:00:00" table:style-name="ce2">
            <text:p>17/09/2045</text:p>
          </table:table-cell>
          <table:table-cell office:value-type="date" office:date-value="2045-09-18T00:00:00" table:style-name="ce2">
            <text:p>18/09/2045</text:p>
          </table:table-cell>
          <table:table-cell office:value-type="date" office:date-value="2045-09-19T00:00:00" table:style-name="ce2">
            <text:p>19/09/2045</text:p>
          </table:table-cell>
          <table:table-cell office:value-type="date" office:date-value="2045-09-20T00:00:00" table:style-name="ce2">
            <text:p>20/09/2045</text:p>
          </table:table-cell>
          <table:table-cell office:value-type="date" office:date-value="2045-09-21T00:00:00" table:style-name="ce2">
            <text:p>21/09/2045</text:p>
          </table:table-cell>
          <table:table-cell office:value-type="date" office:date-value="2045-09-22T00:00:00" table:style-name="ce2">
            <text:p>22/09/2045</text:p>
          </table:table-cell>
          <table:table-cell office:value-type="date" office:date-value="2045-09-23T00:00:00" table:style-name="ce2">
            <text:p>23/09/2045</text:p>
          </table:table-cell>
          <table:table-cell office:value-type="date" office:date-value="2045-09-24T00:00:00" table:style-name="ce2">
            <text:p>24/09/2045</text:p>
          </table:table-cell>
          <table:table-cell office:value-type="date" office:date-value="2045-09-25T00:00:00" table:style-name="ce2">
            <text:p>25/09/2045</text:p>
          </table:table-cell>
          <table:table-cell office:value-type="date" office:date-value="2045-09-26T00:00:00" table:style-name="ce2">
            <text:p>26/09/2045</text:p>
          </table:table-cell>
          <table:table-cell office:value-type="date" office:date-value="2045-09-27T00:00:00" table:style-name="ce2">
            <text:p>27/09/2045</text:p>
          </table:table-cell>
          <table:table-cell office:value-type="date" office:date-value="2045-09-28T00:00:00" table:style-name="ce2">
            <text:p>28/09/2045</text:p>
          </table:table-cell>
          <table:table-cell office:value-type="date" office:date-value="2045-09-29T00:00:00" table:style-name="ce2">
            <text:p>29/09/2045</text:p>
          </table:table-cell>
          <table:table-cell office:value-type="date" office:date-value="2045-09-30T00:00:00" table:style-name="ce2">
            <text:p>30/09/2045</text:p>
          </table:table-cell>
          <table:table-cell office:value-type="date" office:date-value="2045-10-01T00:00:00" table:style-name="ce2">
            <text:p>01/10/2045</text:p>
          </table:table-cell>
          <table:table-cell office:value-type="date" office:date-value="2045-10-02T00:00:00" table:style-name="ce2">
            <text:p>02/10/2045</text:p>
          </table:table-cell>
          <table:table-cell office:value-type="date" office:date-value="2045-10-03T00:00:00" table:style-name="ce2">
            <text:p>03/10/2045</text:p>
          </table:table-cell>
          <table:table-cell office:value-type="date" office:date-value="2045-10-04T00:00:00" table:style-name="ce2">
            <text:p>04/10/2045</text:p>
          </table:table-cell>
          <table:table-cell office:value-type="date" office:date-value="2045-10-05T00:00:00" table:style-name="ce2">
            <text:p>05/10/2045</text:p>
          </table:table-cell>
          <table:table-cell office:value-type="date" office:date-value="2045-10-06T00:00:00" table:style-name="ce2">
            <text:p>06/10/2045</text:p>
          </table:table-cell>
          <table:table-cell office:value-type="date" office:date-value="2045-10-07T00:00:00" table:style-name="ce2">
            <text:p>07/10/2045</text:p>
          </table:table-cell>
          <table:table-cell office:value-type="date" office:date-value="2045-10-08T00:00:00" table:style-name="ce2">
            <text:p>08/10/2045</text:p>
          </table:table-cell>
          <table:table-cell office:value-type="date" office:date-value="2045-10-09T00:00:00" table:style-name="ce2">
            <text:p>09/10/2045</text:p>
          </table:table-cell>
          <table:table-cell office:value-type="date" office:date-value="2045-10-10T00:00:00" table:style-name="ce2">
            <text:p>10/10/2045</text:p>
          </table:table-cell>
          <table:table-cell office:value-type="date" office:date-value="2045-10-11T00:00:00" table:style-name="ce2">
            <text:p>11/10/2045</text:p>
          </table:table-cell>
          <table:table-cell office:value-type="date" office:date-value="2045-10-12T00:00:00" table:style-name="ce2">
            <text:p>12/10/2045</text:p>
          </table:table-cell>
          <table:table-cell office:value-type="date" office:date-value="2045-10-13T00:00:00" table:style-name="ce2">
            <text:p>13/10/2045</text:p>
          </table:table-cell>
          <table:table-cell office:value-type="date" office:date-value="2045-10-14T00:00:00" table:style-name="ce2">
            <text:p>14/10/2045</text:p>
          </table:table-cell>
          <table:table-cell office:value-type="date" office:date-value="2045-10-15T00:00:00" table:style-name="ce2">
            <text:p>15/10/2045</text:p>
          </table:table-cell>
          <table:table-cell office:value-type="date" office:date-value="2045-10-16T00:00:00" table:style-name="ce2">
            <text:p>16/10/2045</text:p>
          </table:table-cell>
          <table:table-cell office:value-type="date" office:date-value="2045-10-17T00:00:00" table:style-name="ce2">
            <text:p>17/10/2045</text:p>
          </table:table-cell>
          <table:table-cell office:value-type="date" office:date-value="2045-10-18T00:00:00" table:style-name="ce2">
            <text:p>18/10/2045</text:p>
          </table:table-cell>
          <table:table-cell office:value-type="date" office:date-value="2045-10-19T00:00:00" table:style-name="ce2">
            <text:p>19/10/2045</text:p>
          </table:table-cell>
          <table:table-cell office:value-type="date" office:date-value="2045-10-20T00:00:00" table:style-name="ce2">
            <text:p>20/10/2045</text:p>
          </table:table-cell>
          <table:table-cell office:value-type="date" office:date-value="2045-10-21T00:00:00" table:style-name="ce2">
            <text:p>21/10/2045</text:p>
          </table:table-cell>
          <table:table-cell office:value-type="date" office:date-value="2045-10-22T00:00:00" table:style-name="ce2">
            <text:p>22/10/2045</text:p>
          </table:table-cell>
          <table:table-cell office:value-type="date" office:date-value="2045-10-23T00:00:00" table:style-name="ce2">
            <text:p>23/10/2045</text:p>
          </table:table-cell>
          <table:table-cell office:value-type="date" office:date-value="2045-10-24T00:00:00" table:style-name="ce2">
            <text:p>24/10/2045</text:p>
          </table:table-cell>
          <table:table-cell office:value-type="date" office:date-value="2045-10-25T00:00:00" table:style-name="ce2">
            <text:p>25/10/2045</text:p>
          </table:table-cell>
          <table:table-cell office:value-type="date" office:date-value="2045-10-26T00:00:00" table:style-name="ce2">
            <text:p>26/10/2045</text:p>
          </table:table-cell>
          <table:table-cell office:value-type="date" office:date-value="2045-10-27T00:00:00" table:style-name="ce2">
            <text:p>27/10/2045</text:p>
          </table:table-cell>
          <table:table-cell office:value-type="date" office:date-value="2045-10-28T00:00:00" table:style-name="ce2">
            <text:p>28/10/2045</text:p>
          </table:table-cell>
          <table:table-cell office:value-type="date" office:date-value="2045-10-29T00:00:00" table:style-name="ce2">
            <text:p>29/10/2045</text:p>
          </table:table-cell>
          <table:table-cell office:value-type="date" office:date-value="2045-10-30T00:00:00" table:style-name="ce2">
            <text:p>30/10/2045</text:p>
          </table:table-cell>
          <table:table-cell office:value-type="date" office:date-value="2045-10-31T00:00:00" table:style-name="ce2">
            <text:p>31/10/2045</text:p>
          </table:table-cell>
          <table:table-cell office:value-type="date" office:date-value="2045-11-01T00:00:00" table:style-name="ce2">
            <text:p>01/11/2045</text:p>
          </table:table-cell>
          <table:table-cell office:value-type="date" office:date-value="2045-11-02T00:00:00" table:style-name="ce2">
            <text:p>02/11/2045</text:p>
          </table:table-cell>
          <table:table-cell office:value-type="date" office:date-value="2045-11-03T00:00:00" table:style-name="ce2">
            <text:p>03/11/2045</text:p>
          </table:table-cell>
          <table:table-cell office:value-type="date" office:date-value="2045-11-04T00:00:00" table:style-name="ce2">
            <text:p>04/11/2045</text:p>
          </table:table-cell>
          <table:table-cell office:value-type="date" office:date-value="2045-11-05T00:00:00" table:style-name="ce2">
            <text:p>05/11/2045</text:p>
          </table:table-cell>
          <table:table-cell office:value-type="date" office:date-value="2045-11-06T00:00:00" table:style-name="ce2">
            <text:p>06/11/2045</text:p>
          </table:table-cell>
          <table:table-cell office:value-type="date" office:date-value="2045-11-07T00:00:00" table:style-name="ce2">
            <text:p>07/11/2045</text:p>
          </table:table-cell>
          <table:table-cell office:value-type="date" office:date-value="2045-11-08T00:00:00" table:style-name="ce2">
            <text:p>08/11/2045</text:p>
          </table:table-cell>
          <table:table-cell office:value-type="date" office:date-value="2045-11-09T00:00:00" table:style-name="ce2">
            <text:p>09/11/2045</text:p>
          </table:table-cell>
          <table:table-cell office:value-type="date" office:date-value="2045-11-10T00:00:00" table:style-name="ce2">
            <text:p>10/11/2045</text:p>
          </table:table-cell>
          <table:table-cell office:value-type="date" office:date-value="2045-11-11T00:00:00" table:style-name="ce2">
            <text:p>11/11/2045</text:p>
          </table:table-cell>
          <table:table-cell office:value-type="date" office:date-value="2045-11-12T00:00:00" table:style-name="ce2">
            <text:p>12/11/2045</text:p>
          </table:table-cell>
          <table:table-cell office:value-type="date" office:date-value="2045-11-13T00:00:00" table:style-name="ce2">
            <text:p>13/11/2045</text:p>
          </table:table-cell>
          <table:table-cell office:value-type="date" office:date-value="2045-11-14T00:00:00" table:style-name="ce2">
            <text:p>14/11/2045</text:p>
          </table:table-cell>
          <table:table-cell office:value-type="date" office:date-value="2045-11-15T00:00:00" table:style-name="ce2">
            <text:p>15/11/2045</text:p>
          </table:table-cell>
          <table:table-cell office:value-type="date" office:date-value="2045-11-16T00:00:00" table:style-name="ce2">
            <text:p>16/11/2045</text:p>
          </table:table-cell>
          <table:table-cell office:value-type="date" office:date-value="2045-11-17T00:00:00" table:style-name="ce2">
            <text:p>17/11/2045</text:p>
          </table:table-cell>
          <table:table-cell office:value-type="date" office:date-value="2045-11-18T00:00:00" table:style-name="ce2">
            <text:p>18/11/2045</text:p>
          </table:table-cell>
          <table:table-cell office:value-type="date" office:date-value="2045-11-19T00:00:00" table:style-name="ce2">
            <text:p>19/11/2045</text:p>
          </table:table-cell>
          <table:table-cell office:value-type="date" office:date-value="2045-11-20T00:00:00" table:style-name="ce2">
            <text:p>20/11/2045</text:p>
          </table:table-cell>
          <table:table-cell office:value-type="date" office:date-value="2045-11-21T00:00:00" table:style-name="ce2">
            <text:p>21/11/2045</text:p>
          </table:table-cell>
          <table:table-cell office:value-type="date" office:date-value="2045-11-22T00:00:00" table:style-name="ce2">
            <text:p>22/11/2045</text:p>
          </table:table-cell>
          <table:table-cell office:value-type="date" office:date-value="2045-11-23T00:00:00" table:style-name="ce2">
            <text:p>23/11/2045</text:p>
          </table:table-cell>
          <table:table-cell office:value-type="date" office:date-value="2045-11-24T00:00:00" table:style-name="ce2">
            <text:p>24/11/2045</text:p>
          </table:table-cell>
          <table:table-cell office:value-type="date" office:date-value="2045-11-25T00:00:00" table:style-name="ce2">
            <text:p>25/11/2045</text:p>
          </table:table-cell>
          <table:table-cell office:value-type="date" office:date-value="2045-11-26T00:00:00" table:style-name="ce2">
            <text:p>26/11/2045</text:p>
          </table:table-cell>
          <table:table-cell office:value-type="date" office:date-value="2045-11-27T00:00:00" table:style-name="ce2">
            <text:p>27/11/2045</text:p>
          </table:table-cell>
          <table:table-cell office:value-type="date" office:date-value="2045-11-28T00:00:00" table:style-name="ce2">
            <text:p>28/11/2045</text:p>
          </table:table-cell>
          <table:table-cell office:value-type="date" office:date-value="2045-11-29T00:00:00" table:style-name="ce2">
            <text:p>29/11/2045</text:p>
          </table:table-cell>
          <table:table-cell office:value-type="date" office:date-value="2045-11-30T00:00:00" table:style-name="ce2">
            <text:p>30/11/2045</text:p>
          </table:table-cell>
          <table:table-cell office:value-type="date" office:date-value="2045-12-01T00:00:00" table:style-name="ce2">
            <text:p>01/12/2045</text:p>
          </table:table-cell>
          <table:table-cell office:value-type="date" office:date-value="2045-12-02T00:00:00" table:style-name="ce2">
            <text:p>02/12/2045</text:p>
          </table:table-cell>
          <table:table-cell office:value-type="date" office:date-value="2045-12-03T00:00:00" table:style-name="ce2">
            <text:p>03/12/2045</text:p>
          </table:table-cell>
          <table:table-cell table:number-columns-repeated="16284"/>
        </table:table-row>
        <table:table-row table:style-name="ro1">
          <table:table-cell office:value-type="date" office:date-value="2045-12-04T00:00:00" table:style-name="ce2">
            <text:p>04/12/2045</text:p>
          </table:table-cell>
          <table:table-cell office:value-type="date" office:date-value="2045-12-05T00:00:00" table:style-name="ce2">
            <text:p>05/12/2045</text:p>
          </table:table-cell>
          <table:table-cell office:value-type="date" office:date-value="2045-12-06T00:00:00" table:style-name="ce2">
            <text:p>06/12/2045</text:p>
          </table:table-cell>
          <table:table-cell office:value-type="date" office:date-value="2045-12-07T00:00:00" table:style-name="ce2">
            <text:p>07/12/2045</text:p>
          </table:table-cell>
          <table:table-cell office:value-type="date" office:date-value="2045-12-08T00:00:00" table:style-name="ce2">
            <text:p>08/12/2045</text:p>
          </table:table-cell>
          <table:table-cell office:value-type="date" office:date-value="2045-12-09T00:00:00" table:style-name="ce2">
            <text:p>09/12/2045</text:p>
          </table:table-cell>
          <table:table-cell office:value-type="date" office:date-value="2045-12-10T00:00:00" table:style-name="ce2">
            <text:p>10/12/2045</text:p>
          </table:table-cell>
          <table:table-cell office:value-type="date" office:date-value="2045-12-11T00:00:00" table:style-name="ce2">
            <text:p>11/12/2045</text:p>
          </table:table-cell>
          <table:table-cell office:value-type="date" office:date-value="2045-12-12T00:00:00" table:style-name="ce2">
            <text:p>12/12/2045</text:p>
          </table:table-cell>
          <table:table-cell office:value-type="date" office:date-value="2045-12-13T00:00:00" table:style-name="ce2">
            <text:p>13/12/2045</text:p>
          </table:table-cell>
          <table:table-cell office:value-type="date" office:date-value="2045-12-14T00:00:00" table:style-name="ce2">
            <text:p>14/12/2045</text:p>
          </table:table-cell>
          <table:table-cell office:value-type="date" office:date-value="2045-12-15T00:00:00" table:style-name="ce2">
            <text:p>15/12/2045</text:p>
          </table:table-cell>
          <table:table-cell office:value-type="date" office:date-value="2045-12-16T00:00:00" table:style-name="ce2">
            <text:p>16/12/2045</text:p>
          </table:table-cell>
          <table:table-cell office:value-type="date" office:date-value="2045-12-17T00:00:00" table:style-name="ce2">
            <text:p>17/12/2045</text:p>
          </table:table-cell>
          <table:table-cell office:value-type="date" office:date-value="2045-12-18T00:00:00" table:style-name="ce2">
            <text:p>18/12/2045</text:p>
          </table:table-cell>
          <table:table-cell office:value-type="date" office:date-value="2045-12-19T00:00:00" table:style-name="ce2">
            <text:p>19/12/2045</text:p>
          </table:table-cell>
          <table:table-cell office:value-type="date" office:date-value="2045-12-20T00:00:00" table:style-name="ce2">
            <text:p>20/12/2045</text:p>
          </table:table-cell>
          <table:table-cell office:value-type="date" office:date-value="2045-12-21T00:00:00" table:style-name="ce2">
            <text:p>21/12/2045</text:p>
          </table:table-cell>
          <table:table-cell office:value-type="date" office:date-value="2045-12-22T00:00:00" table:style-name="ce2">
            <text:p>22/12/2045</text:p>
          </table:table-cell>
          <table:table-cell office:value-type="date" office:date-value="2045-12-23T00:00:00" table:style-name="ce2">
            <text:p>23/12/2045</text:p>
          </table:table-cell>
          <table:table-cell office:value-type="date" office:date-value="2045-12-24T00:00:00" table:style-name="ce2">
            <text:p>24/12/2045</text:p>
          </table:table-cell>
          <table:table-cell office:value-type="date" office:date-value="2045-12-25T00:00:00" table:style-name="ce2">
            <text:p>25/12/2045</text:p>
          </table:table-cell>
          <table:table-cell office:value-type="date" office:date-value="2045-12-26T00:00:00" table:style-name="ce2">
            <text:p>26/12/2045</text:p>
          </table:table-cell>
          <table:table-cell office:value-type="date" office:date-value="2045-12-27T00:00:00" table:style-name="ce2">
            <text:p>27/12/2045</text:p>
          </table:table-cell>
          <table:table-cell office:value-type="date" office:date-value="2045-12-28T00:00:00" table:style-name="ce2">
            <text:p>28/12/2045</text:p>
          </table:table-cell>
          <table:table-cell office:value-type="date" office:date-value="2045-12-29T00:00:00" table:style-name="ce2">
            <text:p>29/12/2045</text:p>
          </table:table-cell>
          <table:table-cell office:value-type="date" office:date-value="2045-12-30T00:00:00" table:style-name="ce2">
            <text:p>30/12/2045</text:p>
          </table:table-cell>
          <table:table-cell office:value-type="date" office:date-value="2045-12-31T00:00:00" table:style-name="ce2">
            <text:p>31/12/2045</text:p>
          </table:table-cell>
          <table:table-cell office:value-type="date" office:date-value="2046-01-01T00:00:00" table:style-name="ce2">
            <text:p>01/01/2046</text:p>
          </table:table-cell>
          <table:table-cell office:value-type="date" office:date-value="2046-01-02T00:00:00" table:style-name="ce2">
            <text:p>02/01/2046</text:p>
          </table:table-cell>
          <table:table-cell office:value-type="date" office:date-value="2046-01-03T00:00:00" table:style-name="ce2">
            <text:p>03/01/2046</text:p>
          </table:table-cell>
          <table:table-cell office:value-type="date" office:date-value="2046-01-04T00:00:00" table:style-name="ce2">
            <text:p>04/01/2046</text:p>
          </table:table-cell>
          <table:table-cell office:value-type="date" office:date-value="2046-01-05T00:00:00" table:style-name="ce2">
            <text:p>05/01/2046</text:p>
          </table:table-cell>
          <table:table-cell office:value-type="date" office:date-value="2046-01-06T00:00:00" table:style-name="ce2">
            <text:p>06/01/2046</text:p>
          </table:table-cell>
          <table:table-cell office:value-type="date" office:date-value="2046-01-07T00:00:00" table:style-name="ce2">
            <text:p>07/01/2046</text:p>
          </table:table-cell>
          <table:table-cell office:value-type="date" office:date-value="2046-01-08T00:00:00" table:style-name="ce2">
            <text:p>08/01/2046</text:p>
          </table:table-cell>
          <table:table-cell office:value-type="date" office:date-value="2046-01-09T00:00:00" table:style-name="ce2">
            <text:p>09/01/2046</text:p>
          </table:table-cell>
          <table:table-cell office:value-type="date" office:date-value="2046-01-10T00:00:00" table:style-name="ce2">
            <text:p>10/01/2046</text:p>
          </table:table-cell>
          <table:table-cell office:value-type="date" office:date-value="2046-01-11T00:00:00" table:style-name="ce2">
            <text:p>11/01/2046</text:p>
          </table:table-cell>
          <table:table-cell office:value-type="date" office:date-value="2046-01-12T00:00:00" table:style-name="ce2">
            <text:p>12/01/2046</text:p>
          </table:table-cell>
          <table:table-cell office:value-type="date" office:date-value="2046-01-13T00:00:00" table:style-name="ce2">
            <text:p>13/01/2046</text:p>
          </table:table-cell>
          <table:table-cell office:value-type="date" office:date-value="2046-01-14T00:00:00" table:style-name="ce2">
            <text:p>14/01/2046</text:p>
          </table:table-cell>
          <table:table-cell office:value-type="date" office:date-value="2046-01-15T00:00:00" table:style-name="ce2">
            <text:p>15/01/2046</text:p>
          </table:table-cell>
          <table:table-cell office:value-type="date" office:date-value="2046-01-16T00:00:00" table:style-name="ce2">
            <text:p>16/01/2046</text:p>
          </table:table-cell>
          <table:table-cell office:value-type="date" office:date-value="2046-01-17T00:00:00" table:style-name="ce2">
            <text:p>17/01/2046</text:p>
          </table:table-cell>
          <table:table-cell office:value-type="date" office:date-value="2046-01-18T00:00:00" table:style-name="ce2">
            <text:p>18/01/2046</text:p>
          </table:table-cell>
          <table:table-cell office:value-type="date" office:date-value="2046-01-19T00:00:00" table:style-name="ce2">
            <text:p>19/01/2046</text:p>
          </table:table-cell>
          <table:table-cell office:value-type="date" office:date-value="2046-01-20T00:00:00" table:style-name="ce2">
            <text:p>20/01/2046</text:p>
          </table:table-cell>
          <table:table-cell office:value-type="date" office:date-value="2046-01-21T00:00:00" table:style-name="ce2">
            <text:p>21/01/2046</text:p>
          </table:table-cell>
          <table:table-cell office:value-type="date" office:date-value="2046-01-22T00:00:00" table:style-name="ce2">
            <text:p>22/01/2046</text:p>
          </table:table-cell>
          <table:table-cell office:value-type="date" office:date-value="2046-01-23T00:00:00" table:style-name="ce2">
            <text:p>23/01/2046</text:p>
          </table:table-cell>
          <table:table-cell office:value-type="date" office:date-value="2046-01-24T00:00:00" table:style-name="ce2">
            <text:p>24/01/2046</text:p>
          </table:table-cell>
          <table:table-cell office:value-type="date" office:date-value="2046-01-25T00:00:00" table:style-name="ce2">
            <text:p>25/01/2046</text:p>
          </table:table-cell>
          <table:table-cell office:value-type="date" office:date-value="2046-01-26T00:00:00" table:style-name="ce2">
            <text:p>26/01/2046</text:p>
          </table:table-cell>
          <table:table-cell office:value-type="date" office:date-value="2046-01-27T00:00:00" table:style-name="ce2">
            <text:p>27/01/2046</text:p>
          </table:table-cell>
          <table:table-cell office:value-type="date" office:date-value="2046-01-28T00:00:00" table:style-name="ce2">
            <text:p>28/01/2046</text:p>
          </table:table-cell>
          <table:table-cell office:value-type="date" office:date-value="2046-01-29T00:00:00" table:style-name="ce2">
            <text:p>29/01/2046</text:p>
          </table:table-cell>
          <table:table-cell office:value-type="date" office:date-value="2046-01-30T00:00:00" table:style-name="ce2">
            <text:p>30/01/2046</text:p>
          </table:table-cell>
          <table:table-cell office:value-type="date" office:date-value="2046-01-31T00:00:00" table:style-name="ce2">
            <text:p>31/01/2046</text:p>
          </table:table-cell>
          <table:table-cell office:value-type="date" office:date-value="2046-02-01T00:00:00" table:style-name="ce2">
            <text:p>01/02/2046</text:p>
          </table:table-cell>
          <table:table-cell office:value-type="date" office:date-value="2046-02-02T00:00:00" table:style-name="ce2">
            <text:p>02/02/2046</text:p>
          </table:table-cell>
          <table:table-cell office:value-type="date" office:date-value="2046-02-03T00:00:00" table:style-name="ce2">
            <text:p>03/02/2046</text:p>
          </table:table-cell>
          <table:table-cell office:value-type="date" office:date-value="2046-02-04T00:00:00" table:style-name="ce2">
            <text:p>04/02/2046</text:p>
          </table:table-cell>
          <table:table-cell office:value-type="date" office:date-value="2046-02-05T00:00:00" table:style-name="ce2">
            <text:p>05/02/2046</text:p>
          </table:table-cell>
          <table:table-cell office:value-type="date" office:date-value="2046-02-06T00:00:00" table:style-name="ce2">
            <text:p>06/02/2046</text:p>
          </table:table-cell>
          <table:table-cell office:value-type="date" office:date-value="2046-02-07T00:00:00" table:style-name="ce2">
            <text:p>07/02/2046</text:p>
          </table:table-cell>
          <table:table-cell office:value-type="date" office:date-value="2046-02-08T00:00:00" table:style-name="ce2">
            <text:p>08/02/2046</text:p>
          </table:table-cell>
          <table:table-cell office:value-type="date" office:date-value="2046-02-09T00:00:00" table:style-name="ce2">
            <text:p>09/02/2046</text:p>
          </table:table-cell>
          <table:table-cell office:value-type="date" office:date-value="2046-02-10T00:00:00" table:style-name="ce2">
            <text:p>10/02/2046</text:p>
          </table:table-cell>
          <table:table-cell office:value-type="date" office:date-value="2046-02-11T00:00:00" table:style-name="ce2">
            <text:p>11/02/2046</text:p>
          </table:table-cell>
          <table:table-cell office:value-type="date" office:date-value="2046-02-12T00:00:00" table:style-name="ce2">
            <text:p>12/02/2046</text:p>
          </table:table-cell>
          <table:table-cell office:value-type="date" office:date-value="2046-02-13T00:00:00" table:style-name="ce2">
            <text:p>13/02/2046</text:p>
          </table:table-cell>
          <table:table-cell office:value-type="date" office:date-value="2046-02-14T00:00:00" table:style-name="ce2">
            <text:p>14/02/2046</text:p>
          </table:table-cell>
          <table:table-cell office:value-type="date" office:date-value="2046-02-15T00:00:00" table:style-name="ce2">
            <text:p>15/02/2046</text:p>
          </table:table-cell>
          <table:table-cell office:value-type="date" office:date-value="2046-02-16T00:00:00" table:style-name="ce2">
            <text:p>16/02/2046</text:p>
          </table:table-cell>
          <table:table-cell office:value-type="date" office:date-value="2046-02-17T00:00:00" table:style-name="ce2">
            <text:p>17/02/2046</text:p>
          </table:table-cell>
          <table:table-cell office:value-type="date" office:date-value="2046-02-18T00:00:00" table:style-name="ce2">
            <text:p>18/02/2046</text:p>
          </table:table-cell>
          <table:table-cell office:value-type="date" office:date-value="2046-02-19T00:00:00" table:style-name="ce2">
            <text:p>19/02/2046</text:p>
          </table:table-cell>
          <table:table-cell office:value-type="date" office:date-value="2046-02-20T00:00:00" table:style-name="ce2">
            <text:p>20/02/2046</text:p>
          </table:table-cell>
          <table:table-cell office:value-type="date" office:date-value="2046-02-21T00:00:00" table:style-name="ce2">
            <text:p>21/02/2046</text:p>
          </table:table-cell>
          <table:table-cell office:value-type="date" office:date-value="2046-02-22T00:00:00" table:style-name="ce2">
            <text:p>22/02/2046</text:p>
          </table:table-cell>
          <table:table-cell office:value-type="date" office:date-value="2046-02-23T00:00:00" table:style-name="ce2">
            <text:p>23/02/2046</text:p>
          </table:table-cell>
          <table:table-cell office:value-type="date" office:date-value="2046-02-24T00:00:00" table:style-name="ce2">
            <text:p>24/02/2046</text:p>
          </table:table-cell>
          <table:table-cell office:value-type="date" office:date-value="2046-02-25T00:00:00" table:style-name="ce2">
            <text:p>25/02/2046</text:p>
          </table:table-cell>
          <table:table-cell office:value-type="date" office:date-value="2046-02-26T00:00:00" table:style-name="ce2">
            <text:p>26/02/2046</text:p>
          </table:table-cell>
          <table:table-cell office:value-type="date" office:date-value="2046-02-27T00:00:00" table:style-name="ce2">
            <text:p>27/02/2046</text:p>
          </table:table-cell>
          <table:table-cell office:value-type="date" office:date-value="2046-02-28T00:00:00" table:style-name="ce2">
            <text:p>28/02/2046</text:p>
          </table:table-cell>
          <table:table-cell office:value-type="date" office:date-value="2046-03-01T00:00:00" table:style-name="ce2">
            <text:p>01/03/2046</text:p>
          </table:table-cell>
          <table:table-cell office:value-type="date" office:date-value="2046-03-02T00:00:00" table:style-name="ce2">
            <text:p>02/03/2046</text:p>
          </table:table-cell>
          <table:table-cell office:value-type="date" office:date-value="2046-03-03T00:00:00" table:style-name="ce2">
            <text:p>03/03/2046</text:p>
          </table:table-cell>
          <table:table-cell office:value-type="date" office:date-value="2046-03-04T00:00:00" table:style-name="ce2">
            <text:p>04/03/2046</text:p>
          </table:table-cell>
          <table:table-cell office:value-type="date" office:date-value="2046-03-05T00:00:00" table:style-name="ce2">
            <text:p>05/03/2046</text:p>
          </table:table-cell>
          <table:table-cell office:value-type="date" office:date-value="2046-03-06T00:00:00" table:style-name="ce2">
            <text:p>06/03/2046</text:p>
          </table:table-cell>
          <table:table-cell office:value-type="date" office:date-value="2046-03-07T00:00:00" table:style-name="ce2">
            <text:p>07/03/2046</text:p>
          </table:table-cell>
          <table:table-cell office:value-type="date" office:date-value="2046-03-08T00:00:00" table:style-name="ce2">
            <text:p>08/03/2046</text:p>
          </table:table-cell>
          <table:table-cell office:value-type="date" office:date-value="2046-03-09T00:00:00" table:style-name="ce2">
            <text:p>09/03/2046</text:p>
          </table:table-cell>
          <table:table-cell office:value-type="date" office:date-value="2046-03-10T00:00:00" table:style-name="ce2">
            <text:p>10/03/2046</text:p>
          </table:table-cell>
          <table:table-cell office:value-type="date" office:date-value="2046-03-11T00:00:00" table:style-name="ce2">
            <text:p>11/03/2046</text:p>
          </table:table-cell>
          <table:table-cell office:value-type="date" office:date-value="2046-03-12T00:00:00" table:style-name="ce2">
            <text:p>12/03/2046</text:p>
          </table:table-cell>
          <table:table-cell office:value-type="date" office:date-value="2046-03-13T00:00:00" table:style-name="ce2">
            <text:p>13/03/2046</text:p>
          </table:table-cell>
          <table:table-cell table:number-columns-repeated="16284"/>
        </table:table-row>
        <table:table-row table:style-name="ro1">
          <table:table-cell office:value-type="date" office:date-value="2046-03-14T00:00:00" table:style-name="ce2">
            <text:p>14/03/2046</text:p>
          </table:table-cell>
          <table:table-cell office:value-type="date" office:date-value="2046-03-15T00:00:00" table:style-name="ce2">
            <text:p>15/03/2046</text:p>
          </table:table-cell>
          <table:table-cell office:value-type="date" office:date-value="2046-03-16T00:00:00" table:style-name="ce2">
            <text:p>16/03/2046</text:p>
          </table:table-cell>
          <table:table-cell office:value-type="date" office:date-value="2046-03-17T00:00:00" table:style-name="ce2">
            <text:p>17/03/2046</text:p>
          </table:table-cell>
          <table:table-cell office:value-type="date" office:date-value="2046-03-18T00:00:00" table:style-name="ce2">
            <text:p>18/03/2046</text:p>
          </table:table-cell>
          <table:table-cell office:value-type="date" office:date-value="2046-03-19T00:00:00" table:style-name="ce2">
            <text:p>19/03/2046</text:p>
          </table:table-cell>
          <table:table-cell office:value-type="date" office:date-value="2046-03-20T00:00:00" table:style-name="ce2">
            <text:p>20/03/2046</text:p>
          </table:table-cell>
          <table:table-cell office:value-type="date" office:date-value="2046-03-21T00:00:00" table:style-name="ce2">
            <text:p>21/03/2046</text:p>
          </table:table-cell>
          <table:table-cell office:value-type="date" office:date-value="2046-03-22T00:00:00" table:style-name="ce2">
            <text:p>22/03/2046</text:p>
          </table:table-cell>
          <table:table-cell office:value-type="date" office:date-value="2046-03-23T00:00:00" table:style-name="ce2">
            <text:p>23/03/2046</text:p>
          </table:table-cell>
          <table:table-cell office:value-type="date" office:date-value="2046-03-24T00:00:00" table:style-name="ce2">
            <text:p>24/03/2046</text:p>
          </table:table-cell>
          <table:table-cell office:value-type="date" office:date-value="2046-03-25T00:00:00" table:style-name="ce2">
            <text:p>25/03/2046</text:p>
          </table:table-cell>
          <table:table-cell office:value-type="date" office:date-value="2046-03-26T00:00:00" table:style-name="ce2">
            <text:p>26/03/2046</text:p>
          </table:table-cell>
          <table:table-cell office:value-type="date" office:date-value="2046-03-27T00:00:00" table:style-name="ce2">
            <text:p>27/03/2046</text:p>
          </table:table-cell>
          <table:table-cell office:value-type="date" office:date-value="2046-03-28T00:00:00" table:style-name="ce2">
            <text:p>28/03/2046</text:p>
          </table:table-cell>
          <table:table-cell office:value-type="date" office:date-value="2046-03-29T00:00:00" table:style-name="ce2">
            <text:p>29/03/2046</text:p>
          </table:table-cell>
          <table:table-cell office:value-type="date" office:date-value="2046-03-30T00:00:00" table:style-name="ce2">
            <text:p>30/03/2046</text:p>
          </table:table-cell>
          <table:table-cell office:value-type="date" office:date-value="2046-03-31T00:00:00" table:style-name="ce2">
            <text:p>31/03/2046</text:p>
          </table:table-cell>
          <table:table-cell office:value-type="date" office:date-value="2046-04-01T00:00:00" table:style-name="ce2">
            <text:p>01/04/2046</text:p>
          </table:table-cell>
          <table:table-cell office:value-type="date" office:date-value="2046-04-02T00:00:00" table:style-name="ce2">
            <text:p>02/04/2046</text:p>
          </table:table-cell>
          <table:table-cell office:value-type="date" office:date-value="2046-04-03T00:00:00" table:style-name="ce2">
            <text:p>03/04/2046</text:p>
          </table:table-cell>
          <table:table-cell office:value-type="date" office:date-value="2046-04-04T00:00:00" table:style-name="ce2">
            <text:p>04/04/2046</text:p>
          </table:table-cell>
          <table:table-cell office:value-type="date" office:date-value="2046-04-05T00:00:00" table:style-name="ce2">
            <text:p>05/04/2046</text:p>
          </table:table-cell>
          <table:table-cell office:value-type="date" office:date-value="2046-04-06T00:00:00" table:style-name="ce2">
            <text:p>06/04/2046</text:p>
          </table:table-cell>
          <table:table-cell office:value-type="date" office:date-value="2046-04-07T00:00:00" table:style-name="ce2">
            <text:p>07/04/2046</text:p>
          </table:table-cell>
          <table:table-cell office:value-type="date" office:date-value="2046-04-08T00:00:00" table:style-name="ce2">
            <text:p>08/04/2046</text:p>
          </table:table-cell>
          <table:table-cell office:value-type="date" office:date-value="2046-04-09T00:00:00" table:style-name="ce2">
            <text:p>09/04/2046</text:p>
          </table:table-cell>
          <table:table-cell office:value-type="date" office:date-value="2046-04-10T00:00:00" table:style-name="ce2">
            <text:p>10/04/2046</text:p>
          </table:table-cell>
          <table:table-cell office:value-type="date" office:date-value="2046-04-11T00:00:00" table:style-name="ce2">
            <text:p>11/04/2046</text:p>
          </table:table-cell>
          <table:table-cell office:value-type="date" office:date-value="2046-04-12T00:00:00" table:style-name="ce2">
            <text:p>12/04/2046</text:p>
          </table:table-cell>
          <table:table-cell office:value-type="date" office:date-value="2046-04-13T00:00:00" table:style-name="ce2">
            <text:p>13/04/2046</text:p>
          </table:table-cell>
          <table:table-cell office:value-type="date" office:date-value="2046-04-14T00:00:00" table:style-name="ce2">
            <text:p>14/04/2046</text:p>
          </table:table-cell>
          <table:table-cell office:value-type="date" office:date-value="2046-04-15T00:00:00" table:style-name="ce2">
            <text:p>15/04/2046</text:p>
          </table:table-cell>
          <table:table-cell office:value-type="date" office:date-value="2046-04-16T00:00:00" table:style-name="ce2">
            <text:p>16/04/2046</text:p>
          </table:table-cell>
          <table:table-cell office:value-type="date" office:date-value="2046-04-17T00:00:00" table:style-name="ce2">
            <text:p>17/04/2046</text:p>
          </table:table-cell>
          <table:table-cell office:value-type="date" office:date-value="2046-04-18T00:00:00" table:style-name="ce2">
            <text:p>18/04/2046</text:p>
          </table:table-cell>
          <table:table-cell office:value-type="date" office:date-value="2046-04-19T00:00:00" table:style-name="ce2">
            <text:p>19/04/2046</text:p>
          </table:table-cell>
          <table:table-cell office:value-type="date" office:date-value="2046-04-20T00:00:00" table:style-name="ce2">
            <text:p>20/04/2046</text:p>
          </table:table-cell>
          <table:table-cell office:value-type="date" office:date-value="2046-04-21T00:00:00" table:style-name="ce2">
            <text:p>21/04/2046</text:p>
          </table:table-cell>
          <table:table-cell office:value-type="date" office:date-value="2046-04-22T00:00:00" table:style-name="ce2">
            <text:p>22/04/2046</text:p>
          </table:table-cell>
          <table:table-cell office:value-type="date" office:date-value="2046-04-23T00:00:00" table:style-name="ce2">
            <text:p>23/04/2046</text:p>
          </table:table-cell>
          <table:table-cell office:value-type="date" office:date-value="2046-04-24T00:00:00" table:style-name="ce2">
            <text:p>24/04/2046</text:p>
          </table:table-cell>
          <table:table-cell office:value-type="date" office:date-value="2046-04-25T00:00:00" table:style-name="ce2">
            <text:p>25/04/2046</text:p>
          </table:table-cell>
          <table:table-cell office:value-type="date" office:date-value="2046-04-26T00:00:00" table:style-name="ce2">
            <text:p>26/04/2046</text:p>
          </table:table-cell>
          <table:table-cell office:value-type="date" office:date-value="2046-04-27T00:00:00" table:style-name="ce2">
            <text:p>27/04/2046</text:p>
          </table:table-cell>
          <table:table-cell office:value-type="date" office:date-value="2046-04-28T00:00:00" table:style-name="ce2">
            <text:p>28/04/2046</text:p>
          </table:table-cell>
          <table:table-cell office:value-type="date" office:date-value="2046-04-29T00:00:00" table:style-name="ce2">
            <text:p>29/04/2046</text:p>
          </table:table-cell>
          <table:table-cell office:value-type="date" office:date-value="2046-04-30T00:00:00" table:style-name="ce2">
            <text:p>30/04/2046</text:p>
          </table:table-cell>
          <table:table-cell office:value-type="date" office:date-value="2046-05-01T00:00:00" table:style-name="ce2">
            <text:p>01/05/2046</text:p>
          </table:table-cell>
          <table:table-cell office:value-type="date" office:date-value="2046-05-02T00:00:00" table:style-name="ce2">
            <text:p>02/05/2046</text:p>
          </table:table-cell>
          <table:table-cell office:value-type="date" office:date-value="2046-05-03T00:00:00" table:style-name="ce2">
            <text:p>03/05/2046</text:p>
          </table:table-cell>
          <table:table-cell office:value-type="date" office:date-value="2046-05-04T00:00:00" table:style-name="ce2">
            <text:p>04/05/2046</text:p>
          </table:table-cell>
          <table:table-cell office:value-type="date" office:date-value="2046-05-05T00:00:00" table:style-name="ce2">
            <text:p>05/05/2046</text:p>
          </table:table-cell>
          <table:table-cell office:value-type="date" office:date-value="2046-05-06T00:00:00" table:style-name="ce2">
            <text:p>06/05/2046</text:p>
          </table:table-cell>
          <table:table-cell office:value-type="date" office:date-value="2046-05-07T00:00:00" table:style-name="ce2">
            <text:p>07/05/2046</text:p>
          </table:table-cell>
          <table:table-cell office:value-type="date" office:date-value="2046-05-08T00:00:00" table:style-name="ce2">
            <text:p>08/05/2046</text:p>
          </table:table-cell>
          <table:table-cell office:value-type="date" office:date-value="2046-05-09T00:00:00" table:style-name="ce2">
            <text:p>09/05/2046</text:p>
          </table:table-cell>
          <table:table-cell office:value-type="date" office:date-value="2046-05-10T00:00:00" table:style-name="ce2">
            <text:p>10/05/2046</text:p>
          </table:table-cell>
          <table:table-cell office:value-type="date" office:date-value="2046-05-11T00:00:00" table:style-name="ce2">
            <text:p>11/05/2046</text:p>
          </table:table-cell>
          <table:table-cell office:value-type="date" office:date-value="2046-05-12T00:00:00" table:style-name="ce2">
            <text:p>12/05/2046</text:p>
          </table:table-cell>
          <table:table-cell office:value-type="date" office:date-value="2046-05-13T00:00:00" table:style-name="ce2">
            <text:p>13/05/2046</text:p>
          </table:table-cell>
          <table:table-cell office:value-type="date" office:date-value="2046-05-14T00:00:00" table:style-name="ce2">
            <text:p>14/05/2046</text:p>
          </table:table-cell>
          <table:table-cell office:value-type="date" office:date-value="2046-05-15T00:00:00" table:style-name="ce2">
            <text:p>15/05/2046</text:p>
          </table:table-cell>
          <table:table-cell office:value-type="date" office:date-value="2046-05-16T00:00:00" table:style-name="ce2">
            <text:p>16/05/2046</text:p>
          </table:table-cell>
          <table:table-cell office:value-type="date" office:date-value="2046-05-17T00:00:00" table:style-name="ce2">
            <text:p>17/05/2046</text:p>
          </table:table-cell>
          <table:table-cell office:value-type="date" office:date-value="2046-05-18T00:00:00" table:style-name="ce2">
            <text:p>18/05/2046</text:p>
          </table:table-cell>
          <table:table-cell office:value-type="date" office:date-value="2046-05-19T00:00:00" table:style-name="ce2">
            <text:p>19/05/2046</text:p>
          </table:table-cell>
          <table:table-cell office:value-type="date" office:date-value="2046-05-20T00:00:00" table:style-name="ce2">
            <text:p>20/05/2046</text:p>
          </table:table-cell>
          <table:table-cell office:value-type="date" office:date-value="2046-05-21T00:00:00" table:style-name="ce2">
            <text:p>21/05/2046</text:p>
          </table:table-cell>
          <table:table-cell office:value-type="date" office:date-value="2046-05-22T00:00:00" table:style-name="ce2">
            <text:p>22/05/2046</text:p>
          </table:table-cell>
          <table:table-cell office:value-type="date" office:date-value="2046-05-23T00:00:00" table:style-name="ce2">
            <text:p>23/05/2046</text:p>
          </table:table-cell>
          <table:table-cell office:value-type="date" office:date-value="2046-05-24T00:00:00" table:style-name="ce2">
            <text:p>24/05/2046</text:p>
          </table:table-cell>
          <table:table-cell office:value-type="date" office:date-value="2046-05-25T00:00:00" table:style-name="ce2">
            <text:p>25/05/2046</text:p>
          </table:table-cell>
          <table:table-cell office:value-type="date" office:date-value="2046-05-26T00:00:00" table:style-name="ce2">
            <text:p>26/05/2046</text:p>
          </table:table-cell>
          <table:table-cell office:value-type="date" office:date-value="2046-05-27T00:00:00" table:style-name="ce2">
            <text:p>27/05/2046</text:p>
          </table:table-cell>
          <table:table-cell office:value-type="date" office:date-value="2046-05-28T00:00:00" table:style-name="ce2">
            <text:p>28/05/2046</text:p>
          </table:table-cell>
          <table:table-cell office:value-type="date" office:date-value="2046-05-29T00:00:00" table:style-name="ce2">
            <text:p>29/05/2046</text:p>
          </table:table-cell>
          <table:table-cell office:value-type="date" office:date-value="2046-05-30T00:00:00" table:style-name="ce2">
            <text:p>30/05/2046</text:p>
          </table:table-cell>
          <table:table-cell office:value-type="date" office:date-value="2046-05-31T00:00:00" table:style-name="ce2">
            <text:p>31/05/2046</text:p>
          </table:table-cell>
          <table:table-cell office:value-type="date" office:date-value="2046-06-01T00:00:00" table:style-name="ce2">
            <text:p>01/06/2046</text:p>
          </table:table-cell>
          <table:table-cell office:value-type="date" office:date-value="2046-06-02T00:00:00" table:style-name="ce2">
            <text:p>02/06/2046</text:p>
          </table:table-cell>
          <table:table-cell office:value-type="date" office:date-value="2046-06-03T00:00:00" table:style-name="ce2">
            <text:p>03/06/2046</text:p>
          </table:table-cell>
          <table:table-cell office:value-type="date" office:date-value="2046-06-04T00:00:00" table:style-name="ce2">
            <text:p>04/06/2046</text:p>
          </table:table-cell>
          <table:table-cell office:value-type="date" office:date-value="2046-06-05T00:00:00" table:style-name="ce2">
            <text:p>05/06/2046</text:p>
          </table:table-cell>
          <table:table-cell office:value-type="date" office:date-value="2046-06-06T00:00:00" table:style-name="ce2">
            <text:p>06/06/2046</text:p>
          </table:table-cell>
          <table:table-cell office:value-type="date" office:date-value="2046-06-07T00:00:00" table:style-name="ce2">
            <text:p>07/06/2046</text:p>
          </table:table-cell>
          <table:table-cell office:value-type="date" office:date-value="2046-06-08T00:00:00" table:style-name="ce2">
            <text:p>08/06/2046</text:p>
          </table:table-cell>
          <table:table-cell office:value-type="date" office:date-value="2046-06-09T00:00:00" table:style-name="ce2">
            <text:p>09/06/2046</text:p>
          </table:table-cell>
          <table:table-cell office:value-type="date" office:date-value="2046-06-10T00:00:00" table:style-name="ce2">
            <text:p>10/06/2046</text:p>
          </table:table-cell>
          <table:table-cell office:value-type="date" office:date-value="2046-06-11T00:00:00" table:style-name="ce2">
            <text:p>11/06/2046</text:p>
          </table:table-cell>
          <table:table-cell office:value-type="date" office:date-value="2046-06-12T00:00:00" table:style-name="ce2">
            <text:p>12/06/2046</text:p>
          </table:table-cell>
          <table:table-cell office:value-type="date" office:date-value="2046-06-13T00:00:00" table:style-name="ce2">
            <text:p>13/06/2046</text:p>
          </table:table-cell>
          <table:table-cell office:value-type="date" office:date-value="2046-06-14T00:00:00" table:style-name="ce2">
            <text:p>14/06/2046</text:p>
          </table:table-cell>
          <table:table-cell office:value-type="date" office:date-value="2046-06-15T00:00:00" table:style-name="ce2">
            <text:p>15/06/2046</text:p>
          </table:table-cell>
          <table:table-cell office:value-type="date" office:date-value="2046-06-16T00:00:00" table:style-name="ce2">
            <text:p>16/06/2046</text:p>
          </table:table-cell>
          <table:table-cell office:value-type="date" office:date-value="2046-06-17T00:00:00" table:style-name="ce2">
            <text:p>17/06/2046</text:p>
          </table:table-cell>
          <table:table-cell office:value-type="date" office:date-value="2046-06-18T00:00:00" table:style-name="ce2">
            <text:p>18/06/2046</text:p>
          </table:table-cell>
          <table:table-cell office:value-type="date" office:date-value="2046-06-19T00:00:00" table:style-name="ce2">
            <text:p>19/06/2046</text:p>
          </table:table-cell>
          <table:table-cell office:value-type="date" office:date-value="2046-06-20T00:00:00" table:style-name="ce2">
            <text:p>20/06/2046</text:p>
          </table:table-cell>
          <table:table-cell office:value-type="date" office:date-value="2046-06-21T00:00:00" table:style-name="ce2">
            <text:p>21/06/2046</text:p>
          </table:table-cell>
          <table:table-cell table:number-columns-repeated="16284"/>
        </table:table-row>
        <table:table-row table:style-name="ro1">
          <table:table-cell office:value-type="date" office:date-value="2046-06-22T00:00:00" table:style-name="ce2">
            <text:p>22/06/2046</text:p>
          </table:table-cell>
          <table:table-cell office:value-type="date" office:date-value="2046-06-23T00:00:00" table:style-name="ce2">
            <text:p>23/06/2046</text:p>
          </table:table-cell>
          <table:table-cell office:value-type="date" office:date-value="2046-06-24T00:00:00" table:style-name="ce2">
            <text:p>24/06/2046</text:p>
          </table:table-cell>
          <table:table-cell office:value-type="date" office:date-value="2046-06-25T00:00:00" table:style-name="ce2">
            <text:p>25/06/2046</text:p>
          </table:table-cell>
          <table:table-cell office:value-type="date" office:date-value="2046-06-26T00:00:00" table:style-name="ce2">
            <text:p>26/06/2046</text:p>
          </table:table-cell>
          <table:table-cell office:value-type="date" office:date-value="2046-06-27T00:00:00" table:style-name="ce2">
            <text:p>27/06/2046</text:p>
          </table:table-cell>
          <table:table-cell office:value-type="date" office:date-value="2046-06-28T00:00:00" table:style-name="ce2">
            <text:p>28/06/2046</text:p>
          </table:table-cell>
          <table:table-cell office:value-type="date" office:date-value="2046-06-29T00:00:00" table:style-name="ce2">
            <text:p>29/06/2046</text:p>
          </table:table-cell>
          <table:table-cell office:value-type="date" office:date-value="2046-06-30T00:00:00" table:style-name="ce2">
            <text:p>30/06/2046</text:p>
          </table:table-cell>
          <table:table-cell office:value-type="date" office:date-value="2046-07-01T00:00:00" table:style-name="ce2">
            <text:p>01/07/2046</text:p>
          </table:table-cell>
          <table:table-cell office:value-type="date" office:date-value="2046-07-02T00:00:00" table:style-name="ce2">
            <text:p>02/07/2046</text:p>
          </table:table-cell>
          <table:table-cell office:value-type="date" office:date-value="2046-07-03T00:00:00" table:style-name="ce2">
            <text:p>03/07/2046</text:p>
          </table:table-cell>
          <table:table-cell office:value-type="date" office:date-value="2046-07-04T00:00:00" table:style-name="ce2">
            <text:p>04/07/2046</text:p>
          </table:table-cell>
          <table:table-cell office:value-type="date" office:date-value="2046-07-05T00:00:00" table:style-name="ce2">
            <text:p>05/07/2046</text:p>
          </table:table-cell>
          <table:table-cell office:value-type="date" office:date-value="2046-07-06T00:00:00" table:style-name="ce2">
            <text:p>06/07/2046</text:p>
          </table:table-cell>
          <table:table-cell office:value-type="date" office:date-value="2046-07-07T00:00:00" table:style-name="ce2">
            <text:p>07/07/2046</text:p>
          </table:table-cell>
          <table:table-cell office:value-type="date" office:date-value="2046-07-08T00:00:00" table:style-name="ce2">
            <text:p>08/07/2046</text:p>
          </table:table-cell>
          <table:table-cell office:value-type="date" office:date-value="2046-07-09T00:00:00" table:style-name="ce2">
            <text:p>09/07/2046</text:p>
          </table:table-cell>
          <table:table-cell office:value-type="date" office:date-value="2046-07-10T00:00:00" table:style-name="ce2">
            <text:p>10/07/2046</text:p>
          </table:table-cell>
          <table:table-cell office:value-type="date" office:date-value="2046-07-11T00:00:00" table:style-name="ce2">
            <text:p>11/07/2046</text:p>
          </table:table-cell>
          <table:table-cell office:value-type="date" office:date-value="2046-07-12T00:00:00" table:style-name="ce2">
            <text:p>12/07/2046</text:p>
          </table:table-cell>
          <table:table-cell office:value-type="date" office:date-value="2046-07-13T00:00:00" table:style-name="ce2">
            <text:p>13/07/2046</text:p>
          </table:table-cell>
          <table:table-cell office:value-type="date" office:date-value="2046-07-14T00:00:00" table:style-name="ce2">
            <text:p>14/07/2046</text:p>
          </table:table-cell>
          <table:table-cell office:value-type="date" office:date-value="2046-07-15T00:00:00" table:style-name="ce2">
            <text:p>15/07/2046</text:p>
          </table:table-cell>
          <table:table-cell office:value-type="date" office:date-value="2046-07-16T00:00:00" table:style-name="ce2">
            <text:p>16/07/2046</text:p>
          </table:table-cell>
          <table:table-cell office:value-type="date" office:date-value="2046-07-17T00:00:00" table:style-name="ce2">
            <text:p>17/07/2046</text:p>
          </table:table-cell>
          <table:table-cell office:value-type="date" office:date-value="2046-07-18T00:00:00" table:style-name="ce2">
            <text:p>18/07/2046</text:p>
          </table:table-cell>
          <table:table-cell office:value-type="date" office:date-value="2046-07-19T00:00:00" table:style-name="ce2">
            <text:p>19/07/2046</text:p>
          </table:table-cell>
          <table:table-cell office:value-type="date" office:date-value="2046-07-20T00:00:00" table:style-name="ce2">
            <text:p>20/07/2046</text:p>
          </table:table-cell>
          <table:table-cell office:value-type="date" office:date-value="2046-07-21T00:00:00" table:style-name="ce2">
            <text:p>21/07/2046</text:p>
          </table:table-cell>
          <table:table-cell office:value-type="date" office:date-value="2046-07-22T00:00:00" table:style-name="ce2">
            <text:p>22/07/2046</text:p>
          </table:table-cell>
          <table:table-cell office:value-type="date" office:date-value="2046-07-23T00:00:00" table:style-name="ce2">
            <text:p>23/07/2046</text:p>
          </table:table-cell>
          <table:table-cell office:value-type="date" office:date-value="2046-07-24T00:00:00" table:style-name="ce2">
            <text:p>24/07/2046</text:p>
          </table:table-cell>
          <table:table-cell office:value-type="date" office:date-value="2046-07-25T00:00:00" table:style-name="ce2">
            <text:p>25/07/2046</text:p>
          </table:table-cell>
          <table:table-cell office:value-type="date" office:date-value="2046-07-26T00:00:00" table:style-name="ce2">
            <text:p>26/07/2046</text:p>
          </table:table-cell>
          <table:table-cell office:value-type="date" office:date-value="2046-07-27T00:00:00" table:style-name="ce2">
            <text:p>27/07/2046</text:p>
          </table:table-cell>
          <table:table-cell office:value-type="date" office:date-value="2046-07-28T00:00:00" table:style-name="ce2">
            <text:p>28/07/2046</text:p>
          </table:table-cell>
          <table:table-cell office:value-type="date" office:date-value="2046-07-29T00:00:00" table:style-name="ce2">
            <text:p>29/07/2046</text:p>
          </table:table-cell>
          <table:table-cell office:value-type="date" office:date-value="2046-07-30T00:00:00" table:style-name="ce2">
            <text:p>30/07/2046</text:p>
          </table:table-cell>
          <table:table-cell office:value-type="date" office:date-value="2046-07-31T00:00:00" table:style-name="ce2">
            <text:p>31/07/2046</text:p>
          </table:table-cell>
          <table:table-cell office:value-type="date" office:date-value="2046-08-01T00:00:00" table:style-name="ce2">
            <text:p>01/08/2046</text:p>
          </table:table-cell>
          <table:table-cell office:value-type="date" office:date-value="2046-08-02T00:00:00" table:style-name="ce2">
            <text:p>02/08/2046</text:p>
          </table:table-cell>
          <table:table-cell office:value-type="date" office:date-value="2046-08-03T00:00:00" table:style-name="ce2">
            <text:p>03/08/2046</text:p>
          </table:table-cell>
          <table:table-cell office:value-type="date" office:date-value="2046-08-04T00:00:00" table:style-name="ce2">
            <text:p>04/08/2046</text:p>
          </table:table-cell>
          <table:table-cell office:value-type="date" office:date-value="2046-08-05T00:00:00" table:style-name="ce2">
            <text:p>05/08/2046</text:p>
          </table:table-cell>
          <table:table-cell office:value-type="date" office:date-value="2046-08-06T00:00:00" table:style-name="ce2">
            <text:p>06/08/2046</text:p>
          </table:table-cell>
          <table:table-cell office:value-type="date" office:date-value="2046-08-07T00:00:00" table:style-name="ce2">
            <text:p>07/08/2046</text:p>
          </table:table-cell>
          <table:table-cell office:value-type="date" office:date-value="2046-08-08T00:00:00" table:style-name="ce2">
            <text:p>08/08/2046</text:p>
          </table:table-cell>
          <table:table-cell office:value-type="date" office:date-value="2046-08-09T00:00:00" table:style-name="ce2">
            <text:p>09/08/2046</text:p>
          </table:table-cell>
          <table:table-cell office:value-type="date" office:date-value="2046-08-10T00:00:00" table:style-name="ce2">
            <text:p>10/08/2046</text:p>
          </table:table-cell>
          <table:table-cell office:value-type="date" office:date-value="2046-08-11T00:00:00" table:style-name="ce2">
            <text:p>11/08/2046</text:p>
          </table:table-cell>
          <table:table-cell office:value-type="date" office:date-value="2046-08-12T00:00:00" table:style-name="ce2">
            <text:p>12/08/2046</text:p>
          </table:table-cell>
          <table:table-cell office:value-type="date" office:date-value="2046-08-13T00:00:00" table:style-name="ce2">
            <text:p>13/08/2046</text:p>
          </table:table-cell>
          <table:table-cell office:value-type="date" office:date-value="2046-08-14T00:00:00" table:style-name="ce2">
            <text:p>14/08/2046</text:p>
          </table:table-cell>
          <table:table-cell office:value-type="date" office:date-value="2046-08-15T00:00:00" table:style-name="ce2">
            <text:p>15/08/2046</text:p>
          </table:table-cell>
          <table:table-cell office:value-type="date" office:date-value="2046-08-16T00:00:00" table:style-name="ce2">
            <text:p>16/08/2046</text:p>
          </table:table-cell>
          <table:table-cell office:value-type="date" office:date-value="2046-08-17T00:00:00" table:style-name="ce2">
            <text:p>17/08/2046</text:p>
          </table:table-cell>
          <table:table-cell office:value-type="date" office:date-value="2046-08-18T00:00:00" table:style-name="ce2">
            <text:p>18/08/2046</text:p>
          </table:table-cell>
          <table:table-cell office:value-type="date" office:date-value="2046-08-19T00:00:00" table:style-name="ce2">
            <text:p>19/08/2046</text:p>
          </table:table-cell>
          <table:table-cell office:value-type="date" office:date-value="2046-08-20T00:00:00" table:style-name="ce2">
            <text:p>20/08/2046</text:p>
          </table:table-cell>
          <table:table-cell office:value-type="date" office:date-value="2046-08-21T00:00:00" table:style-name="ce2">
            <text:p>21/08/2046</text:p>
          </table:table-cell>
          <table:table-cell office:value-type="date" office:date-value="2046-08-22T00:00:00" table:style-name="ce2">
            <text:p>22/08/2046</text:p>
          </table:table-cell>
          <table:table-cell office:value-type="date" office:date-value="2046-08-23T00:00:00" table:style-name="ce2">
            <text:p>23/08/2046</text:p>
          </table:table-cell>
          <table:table-cell office:value-type="date" office:date-value="2046-08-24T00:00:00" table:style-name="ce2">
            <text:p>24/08/2046</text:p>
          </table:table-cell>
          <table:table-cell office:value-type="date" office:date-value="2046-08-25T00:00:00" table:style-name="ce2">
            <text:p>25/08/2046</text:p>
          </table:table-cell>
          <table:table-cell office:value-type="date" office:date-value="2046-08-26T00:00:00" table:style-name="ce2">
            <text:p>26/08/2046</text:p>
          </table:table-cell>
          <table:table-cell office:value-type="date" office:date-value="2046-08-27T00:00:00" table:style-name="ce2">
            <text:p>27/08/2046</text:p>
          </table:table-cell>
          <table:table-cell office:value-type="date" office:date-value="2046-08-28T00:00:00" table:style-name="ce2">
            <text:p>28/08/2046</text:p>
          </table:table-cell>
          <table:table-cell office:value-type="date" office:date-value="2046-08-29T00:00:00" table:style-name="ce2">
            <text:p>29/08/2046</text:p>
          </table:table-cell>
          <table:table-cell office:value-type="date" office:date-value="2046-08-30T00:00:00" table:style-name="ce2">
            <text:p>30/08/2046</text:p>
          </table:table-cell>
          <table:table-cell office:value-type="date" office:date-value="2046-08-31T00:00:00" table:style-name="ce2">
            <text:p>31/08/2046</text:p>
          </table:table-cell>
          <table:table-cell office:value-type="date" office:date-value="2046-09-01T00:00:00" table:style-name="ce2">
            <text:p>01/09/2046</text:p>
          </table:table-cell>
          <table:table-cell office:value-type="date" office:date-value="2046-09-02T00:00:00" table:style-name="ce2">
            <text:p>02/09/2046</text:p>
          </table:table-cell>
          <table:table-cell office:value-type="date" office:date-value="2046-09-03T00:00:00" table:style-name="ce2">
            <text:p>03/09/2046</text:p>
          </table:table-cell>
          <table:table-cell office:value-type="date" office:date-value="2046-09-04T00:00:00" table:style-name="ce2">
            <text:p>04/09/2046</text:p>
          </table:table-cell>
          <table:table-cell office:value-type="date" office:date-value="2046-09-05T00:00:00" table:style-name="ce2">
            <text:p>05/09/2046</text:p>
          </table:table-cell>
          <table:table-cell office:value-type="date" office:date-value="2046-09-06T00:00:00" table:style-name="ce2">
            <text:p>06/09/2046</text:p>
          </table:table-cell>
          <table:table-cell office:value-type="date" office:date-value="2046-09-07T00:00:00" table:style-name="ce2">
            <text:p>07/09/2046</text:p>
          </table:table-cell>
          <table:table-cell office:value-type="date" office:date-value="2046-09-08T00:00:00" table:style-name="ce2">
            <text:p>08/09/2046</text:p>
          </table:table-cell>
          <table:table-cell office:value-type="date" office:date-value="2046-09-09T00:00:00" table:style-name="ce2">
            <text:p>09/09/2046</text:p>
          </table:table-cell>
          <table:table-cell office:value-type="date" office:date-value="2046-09-10T00:00:00" table:style-name="ce2">
            <text:p>10/09/2046</text:p>
          </table:table-cell>
          <table:table-cell office:value-type="date" office:date-value="2046-09-11T00:00:00" table:style-name="ce2">
            <text:p>11/09/2046</text:p>
          </table:table-cell>
          <table:table-cell office:value-type="date" office:date-value="2046-09-12T00:00:00" table:style-name="ce2">
            <text:p>12/09/2046</text:p>
          </table:table-cell>
          <table:table-cell office:value-type="date" office:date-value="2046-09-13T00:00:00" table:style-name="ce2">
            <text:p>13/09/2046</text:p>
          </table:table-cell>
          <table:table-cell office:value-type="date" office:date-value="2046-09-14T00:00:00" table:style-name="ce2">
            <text:p>14/09/2046</text:p>
          </table:table-cell>
          <table:table-cell office:value-type="date" office:date-value="2046-09-15T00:00:00" table:style-name="ce2">
            <text:p>15/09/2046</text:p>
          </table:table-cell>
          <table:table-cell office:value-type="date" office:date-value="2046-09-16T00:00:00" table:style-name="ce2">
            <text:p>16/09/2046</text:p>
          </table:table-cell>
          <table:table-cell office:value-type="date" office:date-value="2046-09-17T00:00:00" table:style-name="ce2">
            <text:p>17/09/2046</text:p>
          </table:table-cell>
          <table:table-cell office:value-type="date" office:date-value="2046-09-18T00:00:00" table:style-name="ce2">
            <text:p>18/09/2046</text:p>
          </table:table-cell>
          <table:table-cell office:value-type="date" office:date-value="2046-09-19T00:00:00" table:style-name="ce2">
            <text:p>19/09/2046</text:p>
          </table:table-cell>
          <table:table-cell office:value-type="date" office:date-value="2046-09-20T00:00:00" table:style-name="ce2">
            <text:p>20/09/2046</text:p>
          </table:table-cell>
          <table:table-cell office:value-type="date" office:date-value="2046-09-21T00:00:00" table:style-name="ce2">
            <text:p>21/09/2046</text:p>
          </table:table-cell>
          <table:table-cell office:value-type="date" office:date-value="2046-09-22T00:00:00" table:style-name="ce2">
            <text:p>22/09/2046</text:p>
          </table:table-cell>
          <table:table-cell office:value-type="date" office:date-value="2046-09-23T00:00:00" table:style-name="ce2">
            <text:p>23/09/2046</text:p>
          </table:table-cell>
          <table:table-cell office:value-type="date" office:date-value="2046-09-24T00:00:00" table:style-name="ce2">
            <text:p>24/09/2046</text:p>
          </table:table-cell>
          <table:table-cell office:value-type="date" office:date-value="2046-09-25T00:00:00" table:style-name="ce2">
            <text:p>25/09/2046</text:p>
          </table:table-cell>
          <table:table-cell office:value-type="date" office:date-value="2046-09-26T00:00:00" table:style-name="ce2">
            <text:p>26/09/2046</text:p>
          </table:table-cell>
          <table:table-cell office:value-type="date" office:date-value="2046-09-27T00:00:00" table:style-name="ce2">
            <text:p>27/09/2046</text:p>
          </table:table-cell>
          <table:table-cell office:value-type="date" office:date-value="2046-09-28T00:00:00" table:style-name="ce2">
            <text:p>28/09/2046</text:p>
          </table:table-cell>
          <table:table-cell office:value-type="date" office:date-value="2046-09-29T00:00:00" table:style-name="ce2">
            <text:p>29/09/2046</text:p>
          </table:table-cell>
          <table:table-cell table:number-columns-repeated="16284"/>
        </table:table-row>
        <table:table-row table:style-name="ro1">
          <table:table-cell office:value-type="date" office:date-value="2046-09-30T00:00:00" table:style-name="ce2">
            <text:p>30/09/2046</text:p>
          </table:table-cell>
          <table:table-cell office:value-type="date" office:date-value="2046-10-01T00:00:00" table:style-name="ce2">
            <text:p>01/10/2046</text:p>
          </table:table-cell>
          <table:table-cell office:value-type="date" office:date-value="2046-10-02T00:00:00" table:style-name="ce2">
            <text:p>02/10/2046</text:p>
          </table:table-cell>
          <table:table-cell office:value-type="date" office:date-value="2046-10-03T00:00:00" table:style-name="ce2">
            <text:p>03/10/2046</text:p>
          </table:table-cell>
          <table:table-cell office:value-type="date" office:date-value="2046-10-04T00:00:00" table:style-name="ce2">
            <text:p>04/10/2046</text:p>
          </table:table-cell>
          <table:table-cell office:value-type="date" office:date-value="2046-10-05T00:00:00" table:style-name="ce2">
            <text:p>05/10/2046</text:p>
          </table:table-cell>
          <table:table-cell office:value-type="date" office:date-value="2046-10-06T00:00:00" table:style-name="ce2">
            <text:p>06/10/2046</text:p>
          </table:table-cell>
          <table:table-cell office:value-type="date" office:date-value="2046-10-07T00:00:00" table:style-name="ce2">
            <text:p>07/10/2046</text:p>
          </table:table-cell>
          <table:table-cell office:value-type="date" office:date-value="2046-10-08T00:00:00" table:style-name="ce2">
            <text:p>08/10/2046</text:p>
          </table:table-cell>
          <table:table-cell office:value-type="date" office:date-value="2046-10-09T00:00:00" table:style-name="ce2">
            <text:p>09/10/2046</text:p>
          </table:table-cell>
          <table:table-cell office:value-type="date" office:date-value="2046-10-10T00:00:00" table:style-name="ce2">
            <text:p>10/10/2046</text:p>
          </table:table-cell>
          <table:table-cell office:value-type="date" office:date-value="2046-10-11T00:00:00" table:style-name="ce2">
            <text:p>11/10/2046</text:p>
          </table:table-cell>
          <table:table-cell office:value-type="date" office:date-value="2046-10-12T00:00:00" table:style-name="ce2">
            <text:p>12/10/2046</text:p>
          </table:table-cell>
          <table:table-cell office:value-type="date" office:date-value="2046-10-13T00:00:00" table:style-name="ce2">
            <text:p>13/10/2046</text:p>
          </table:table-cell>
          <table:table-cell office:value-type="date" office:date-value="2046-10-14T00:00:00" table:style-name="ce2">
            <text:p>14/10/2046</text:p>
          </table:table-cell>
          <table:table-cell office:value-type="date" office:date-value="2046-10-15T00:00:00" table:style-name="ce2">
            <text:p>15/10/2046</text:p>
          </table:table-cell>
          <table:table-cell office:value-type="date" office:date-value="2046-10-16T00:00:00" table:style-name="ce2">
            <text:p>16/10/2046</text:p>
          </table:table-cell>
          <table:table-cell office:value-type="date" office:date-value="2046-10-17T00:00:00" table:style-name="ce2">
            <text:p>17/10/2046</text:p>
          </table:table-cell>
          <table:table-cell office:value-type="date" office:date-value="2046-10-18T00:00:00" table:style-name="ce2">
            <text:p>18/10/2046</text:p>
          </table:table-cell>
          <table:table-cell office:value-type="date" office:date-value="2046-10-19T00:00:00" table:style-name="ce2">
            <text:p>19/10/2046</text:p>
          </table:table-cell>
          <table:table-cell office:value-type="date" office:date-value="2046-10-20T00:00:00" table:style-name="ce2">
            <text:p>20/10/2046</text:p>
          </table:table-cell>
          <table:table-cell office:value-type="date" office:date-value="2046-10-21T00:00:00" table:style-name="ce2">
            <text:p>21/10/2046</text:p>
          </table:table-cell>
          <table:table-cell office:value-type="date" office:date-value="2046-10-22T00:00:00" table:style-name="ce2">
            <text:p>22/10/2046</text:p>
          </table:table-cell>
          <table:table-cell office:value-type="date" office:date-value="2046-10-23T00:00:00" table:style-name="ce2">
            <text:p>23/10/2046</text:p>
          </table:table-cell>
          <table:table-cell office:value-type="date" office:date-value="2046-10-24T00:00:00" table:style-name="ce2">
            <text:p>24/10/2046</text:p>
          </table:table-cell>
          <table:table-cell office:value-type="date" office:date-value="2046-10-25T00:00:00" table:style-name="ce2">
            <text:p>25/10/2046</text:p>
          </table:table-cell>
          <table:table-cell office:value-type="date" office:date-value="2046-10-26T00:00:00" table:style-name="ce2">
            <text:p>26/10/2046</text:p>
          </table:table-cell>
          <table:table-cell office:value-type="date" office:date-value="2046-10-27T00:00:00" table:style-name="ce2">
            <text:p>27/10/2046</text:p>
          </table:table-cell>
          <table:table-cell office:value-type="date" office:date-value="2046-10-28T00:00:00" table:style-name="ce2">
            <text:p>28/10/2046</text:p>
          </table:table-cell>
          <table:table-cell office:value-type="date" office:date-value="2046-10-29T00:00:00" table:style-name="ce2">
            <text:p>29/10/2046</text:p>
          </table:table-cell>
          <table:table-cell office:value-type="date" office:date-value="2046-10-30T00:00:00" table:style-name="ce2">
            <text:p>30/10/2046</text:p>
          </table:table-cell>
          <table:table-cell office:value-type="date" office:date-value="2046-10-31T00:00:00" table:style-name="ce2">
            <text:p>31/10/2046</text:p>
          </table:table-cell>
          <table:table-cell office:value-type="date" office:date-value="2046-11-01T00:00:00" table:style-name="ce2">
            <text:p>01/11/2046</text:p>
          </table:table-cell>
          <table:table-cell office:value-type="date" office:date-value="2046-11-02T00:00:00" table:style-name="ce2">
            <text:p>02/11/2046</text:p>
          </table:table-cell>
          <table:table-cell office:value-type="date" office:date-value="2046-11-03T00:00:00" table:style-name="ce2">
            <text:p>03/11/2046</text:p>
          </table:table-cell>
          <table:table-cell office:value-type="date" office:date-value="2046-11-04T00:00:00" table:style-name="ce2">
            <text:p>04/11/2046</text:p>
          </table:table-cell>
          <table:table-cell office:value-type="date" office:date-value="2046-11-05T00:00:00" table:style-name="ce2">
            <text:p>05/11/2046</text:p>
          </table:table-cell>
          <table:table-cell office:value-type="date" office:date-value="2046-11-06T00:00:00" table:style-name="ce2">
            <text:p>06/11/2046</text:p>
          </table:table-cell>
          <table:table-cell office:value-type="date" office:date-value="2046-11-07T00:00:00" table:style-name="ce2">
            <text:p>07/11/2046</text:p>
          </table:table-cell>
          <table:table-cell office:value-type="date" office:date-value="2046-11-08T00:00:00" table:style-name="ce2">
            <text:p>08/11/2046</text:p>
          </table:table-cell>
          <table:table-cell office:value-type="date" office:date-value="2046-11-09T00:00:00" table:style-name="ce2">
            <text:p>09/11/2046</text:p>
          </table:table-cell>
          <table:table-cell office:value-type="date" office:date-value="2046-11-10T00:00:00" table:style-name="ce2">
            <text:p>10/11/2046</text:p>
          </table:table-cell>
          <table:table-cell office:value-type="date" office:date-value="2046-11-11T00:00:00" table:style-name="ce2">
            <text:p>11/11/2046</text:p>
          </table:table-cell>
          <table:table-cell office:value-type="date" office:date-value="2046-11-12T00:00:00" table:style-name="ce2">
            <text:p>12/11/2046</text:p>
          </table:table-cell>
          <table:table-cell office:value-type="date" office:date-value="2046-11-13T00:00:00" table:style-name="ce2">
            <text:p>13/11/2046</text:p>
          </table:table-cell>
          <table:table-cell office:value-type="date" office:date-value="2046-11-14T00:00:00" table:style-name="ce2">
            <text:p>14/11/2046</text:p>
          </table:table-cell>
          <table:table-cell office:value-type="date" office:date-value="2046-11-15T00:00:00" table:style-name="ce2">
            <text:p>15/11/2046</text:p>
          </table:table-cell>
          <table:table-cell office:value-type="date" office:date-value="2046-11-16T00:00:00" table:style-name="ce2">
            <text:p>16/11/2046</text:p>
          </table:table-cell>
          <table:table-cell office:value-type="date" office:date-value="2046-11-17T00:00:00" table:style-name="ce2">
            <text:p>17/11/2046</text:p>
          </table:table-cell>
          <table:table-cell office:value-type="date" office:date-value="2046-11-18T00:00:00" table:style-name="ce2">
            <text:p>18/11/2046</text:p>
          </table:table-cell>
          <table:table-cell office:value-type="date" office:date-value="2046-11-19T00:00:00" table:style-name="ce2">
            <text:p>19/11/2046</text:p>
          </table:table-cell>
          <table:table-cell office:value-type="date" office:date-value="2046-11-20T00:00:00" table:style-name="ce2">
            <text:p>20/11/2046</text:p>
          </table:table-cell>
          <table:table-cell office:value-type="date" office:date-value="2046-11-21T00:00:00" table:style-name="ce2">
            <text:p>21/11/2046</text:p>
          </table:table-cell>
          <table:table-cell office:value-type="date" office:date-value="2046-11-22T00:00:00" table:style-name="ce2">
            <text:p>22/11/2046</text:p>
          </table:table-cell>
          <table:table-cell office:value-type="date" office:date-value="2046-11-23T00:00:00" table:style-name="ce2">
            <text:p>23/11/2046</text:p>
          </table:table-cell>
          <table:table-cell office:value-type="date" office:date-value="2046-11-24T00:00:00" table:style-name="ce2">
            <text:p>24/11/2046</text:p>
          </table:table-cell>
          <table:table-cell office:value-type="date" office:date-value="2046-11-25T00:00:00" table:style-name="ce2">
            <text:p>25/11/2046</text:p>
          </table:table-cell>
          <table:table-cell office:value-type="date" office:date-value="2046-11-26T00:00:00" table:style-name="ce2">
            <text:p>26/11/2046</text:p>
          </table:table-cell>
          <table:table-cell office:value-type="date" office:date-value="2046-11-27T00:00:00" table:style-name="ce2">
            <text:p>27/11/2046</text:p>
          </table:table-cell>
          <table:table-cell office:value-type="date" office:date-value="2046-11-28T00:00:00" table:style-name="ce2">
            <text:p>28/11/2046</text:p>
          </table:table-cell>
          <table:table-cell office:value-type="date" office:date-value="2046-11-29T00:00:00" table:style-name="ce2">
            <text:p>29/11/2046</text:p>
          </table:table-cell>
          <table:table-cell office:value-type="date" office:date-value="2046-11-30T00:00:00" table:style-name="ce2">
            <text:p>30/11/2046</text:p>
          </table:table-cell>
          <table:table-cell office:value-type="date" office:date-value="2046-12-01T00:00:00" table:style-name="ce2">
            <text:p>01/12/2046</text:p>
          </table:table-cell>
          <table:table-cell office:value-type="date" office:date-value="2046-12-02T00:00:00" table:style-name="ce2">
            <text:p>02/12/2046</text:p>
          </table:table-cell>
          <table:table-cell office:value-type="date" office:date-value="2046-12-03T00:00:00" table:style-name="ce2">
            <text:p>03/12/2046</text:p>
          </table:table-cell>
          <table:table-cell office:value-type="date" office:date-value="2046-12-04T00:00:00" table:style-name="ce2">
            <text:p>04/12/2046</text:p>
          </table:table-cell>
          <table:table-cell office:value-type="date" office:date-value="2046-12-05T00:00:00" table:style-name="ce2">
            <text:p>05/12/2046</text:p>
          </table:table-cell>
          <table:table-cell office:value-type="date" office:date-value="2046-12-06T00:00:00" table:style-name="ce2">
            <text:p>06/12/2046</text:p>
          </table:table-cell>
          <table:table-cell office:value-type="date" office:date-value="2046-12-07T00:00:00" table:style-name="ce2">
            <text:p>07/12/2046</text:p>
          </table:table-cell>
          <table:table-cell office:value-type="date" office:date-value="2046-12-08T00:00:00" table:style-name="ce2">
            <text:p>08/12/2046</text:p>
          </table:table-cell>
          <table:table-cell office:value-type="date" office:date-value="2046-12-09T00:00:00" table:style-name="ce2">
            <text:p>09/12/2046</text:p>
          </table:table-cell>
          <table:table-cell office:value-type="date" office:date-value="2046-12-10T00:00:00" table:style-name="ce2">
            <text:p>10/12/2046</text:p>
          </table:table-cell>
          <table:table-cell office:value-type="date" office:date-value="2046-12-11T00:00:00" table:style-name="ce2">
            <text:p>11/12/2046</text:p>
          </table:table-cell>
          <table:table-cell office:value-type="date" office:date-value="2046-12-12T00:00:00" table:style-name="ce2">
            <text:p>12/12/2046</text:p>
          </table:table-cell>
          <table:table-cell office:value-type="date" office:date-value="2046-12-13T00:00:00" table:style-name="ce2">
            <text:p>13/12/2046</text:p>
          </table:table-cell>
          <table:table-cell office:value-type="date" office:date-value="2046-12-14T00:00:00" table:style-name="ce2">
            <text:p>14/12/2046</text:p>
          </table:table-cell>
          <table:table-cell office:value-type="date" office:date-value="2046-12-15T00:00:00" table:style-name="ce2">
            <text:p>15/12/2046</text:p>
          </table:table-cell>
          <table:table-cell office:value-type="date" office:date-value="2046-12-16T00:00:00" table:style-name="ce2">
            <text:p>16/12/2046</text:p>
          </table:table-cell>
          <table:table-cell office:value-type="date" office:date-value="2046-12-17T00:00:00" table:style-name="ce2">
            <text:p>17/12/2046</text:p>
          </table:table-cell>
          <table:table-cell office:value-type="date" office:date-value="2046-12-18T00:00:00" table:style-name="ce2">
            <text:p>18/12/2046</text:p>
          </table:table-cell>
          <table:table-cell office:value-type="date" office:date-value="2046-12-19T00:00:00" table:style-name="ce2">
            <text:p>19/12/2046</text:p>
          </table:table-cell>
          <table:table-cell office:value-type="date" office:date-value="2046-12-20T00:00:00" table:style-name="ce2">
            <text:p>20/12/2046</text:p>
          </table:table-cell>
          <table:table-cell office:value-type="date" office:date-value="2046-12-21T00:00:00" table:style-name="ce2">
            <text:p>21/12/2046</text:p>
          </table:table-cell>
          <table:table-cell office:value-type="date" office:date-value="2046-12-22T00:00:00" table:style-name="ce2">
            <text:p>22/12/2046</text:p>
          </table:table-cell>
          <table:table-cell office:value-type="date" office:date-value="2046-12-23T00:00:00" table:style-name="ce2">
            <text:p>23/12/2046</text:p>
          </table:table-cell>
          <table:table-cell office:value-type="date" office:date-value="2046-12-24T00:00:00" table:style-name="ce2">
            <text:p>24/12/2046</text:p>
          </table:table-cell>
          <table:table-cell office:value-type="date" office:date-value="2046-12-25T00:00:00" table:style-name="ce2">
            <text:p>25/12/2046</text:p>
          </table:table-cell>
          <table:table-cell office:value-type="date" office:date-value="2046-12-26T00:00:00" table:style-name="ce2">
            <text:p>26/12/2046</text:p>
          </table:table-cell>
          <table:table-cell office:value-type="date" office:date-value="2046-12-27T00:00:00" table:style-name="ce2">
            <text:p>27/12/2046</text:p>
          </table:table-cell>
          <table:table-cell office:value-type="date" office:date-value="2046-12-28T00:00:00" table:style-name="ce2">
            <text:p>28/12/2046</text:p>
          </table:table-cell>
          <table:table-cell office:value-type="date" office:date-value="2046-12-29T00:00:00" table:style-name="ce2">
            <text:p>29/12/2046</text:p>
          </table:table-cell>
          <table:table-cell office:value-type="date" office:date-value="2046-12-30T00:00:00" table:style-name="ce2">
            <text:p>30/12/2046</text:p>
          </table:table-cell>
          <table:table-cell office:value-type="date" office:date-value="2046-12-31T00:00:00" table:style-name="ce2">
            <text:p>31/12/2046</text:p>
          </table:table-cell>
          <table:table-cell office:value-type="date" office:date-value="2047-01-01T00:00:00" table:style-name="ce2">
            <text:p>01/01/2047</text:p>
          </table:table-cell>
          <table:table-cell office:value-type="date" office:date-value="2047-01-02T00:00:00" table:style-name="ce2">
            <text:p>02/01/2047</text:p>
          </table:table-cell>
          <table:table-cell office:value-type="date" office:date-value="2047-01-03T00:00:00" table:style-name="ce2">
            <text:p>03/01/2047</text:p>
          </table:table-cell>
          <table:table-cell office:value-type="date" office:date-value="2047-01-04T00:00:00" table:style-name="ce2">
            <text:p>04/01/2047</text:p>
          </table:table-cell>
          <table:table-cell office:value-type="date" office:date-value="2047-01-05T00:00:00" table:style-name="ce2">
            <text:p>05/01/2047</text:p>
          </table:table-cell>
          <table:table-cell office:value-type="date" office:date-value="2047-01-06T00:00:00" table:style-name="ce2">
            <text:p>06/01/2047</text:p>
          </table:table-cell>
          <table:table-cell office:value-type="date" office:date-value="2047-01-07T00:00:00" table:style-name="ce2">
            <text:p>07/01/2047</text:p>
          </table:table-cell>
          <table:table-cell table:number-columns-repeated="16284"/>
        </table:table-row>
        <table:table-row table:style-name="ro1">
          <table:table-cell office:value-type="date" office:date-value="2047-01-08T00:00:00" table:style-name="ce2">
            <text:p>08/01/2047</text:p>
          </table:table-cell>
          <table:table-cell office:value-type="date" office:date-value="2047-01-09T00:00:00" table:style-name="ce2">
            <text:p>09/01/2047</text:p>
          </table:table-cell>
          <table:table-cell office:value-type="date" office:date-value="2047-01-10T00:00:00" table:style-name="ce2">
            <text:p>10/01/2047</text:p>
          </table:table-cell>
          <table:table-cell office:value-type="date" office:date-value="2047-01-11T00:00:00" table:style-name="ce2">
            <text:p>11/01/2047</text:p>
          </table:table-cell>
          <table:table-cell office:value-type="date" office:date-value="2047-01-12T00:00:00" table:style-name="ce2">
            <text:p>12/01/2047</text:p>
          </table:table-cell>
          <table:table-cell office:value-type="date" office:date-value="2047-01-13T00:00:00" table:style-name="ce2">
            <text:p>13/01/2047</text:p>
          </table:table-cell>
          <table:table-cell office:value-type="date" office:date-value="2047-01-14T00:00:00" table:style-name="ce2">
            <text:p>14/01/2047</text:p>
          </table:table-cell>
          <table:table-cell office:value-type="date" office:date-value="2047-01-15T00:00:00" table:style-name="ce2">
            <text:p>15/01/2047</text:p>
          </table:table-cell>
          <table:table-cell office:value-type="date" office:date-value="2047-01-16T00:00:00" table:style-name="ce2">
            <text:p>16/01/2047</text:p>
          </table:table-cell>
          <table:table-cell office:value-type="date" office:date-value="2047-01-17T00:00:00" table:style-name="ce2">
            <text:p>17/01/2047</text:p>
          </table:table-cell>
          <table:table-cell office:value-type="date" office:date-value="2047-01-18T00:00:00" table:style-name="ce2">
            <text:p>18/01/2047</text:p>
          </table:table-cell>
          <table:table-cell office:value-type="date" office:date-value="2047-01-19T00:00:00" table:style-name="ce2">
            <text:p>19/01/2047</text:p>
          </table:table-cell>
          <table:table-cell office:value-type="date" office:date-value="2047-01-20T00:00:00" table:style-name="ce2">
            <text:p>20/01/2047</text:p>
          </table:table-cell>
          <table:table-cell office:value-type="date" office:date-value="2047-01-21T00:00:00" table:style-name="ce2">
            <text:p>21/01/2047</text:p>
          </table:table-cell>
          <table:table-cell office:value-type="date" office:date-value="2047-01-22T00:00:00" table:style-name="ce2">
            <text:p>22/01/2047</text:p>
          </table:table-cell>
          <table:table-cell office:value-type="date" office:date-value="2047-01-23T00:00:00" table:style-name="ce2">
            <text:p>23/01/2047</text:p>
          </table:table-cell>
          <table:table-cell office:value-type="date" office:date-value="2047-01-24T00:00:00" table:style-name="ce2">
            <text:p>24/01/2047</text:p>
          </table:table-cell>
          <table:table-cell office:value-type="date" office:date-value="2047-01-25T00:00:00" table:style-name="ce2">
            <text:p>25/01/2047</text:p>
          </table:table-cell>
          <table:table-cell office:value-type="date" office:date-value="2047-01-26T00:00:00" table:style-name="ce2">
            <text:p>26/01/2047</text:p>
          </table:table-cell>
          <table:table-cell office:value-type="date" office:date-value="2047-01-27T00:00:00" table:style-name="ce2">
            <text:p>27/01/2047</text:p>
          </table:table-cell>
          <table:table-cell office:value-type="date" office:date-value="2047-01-28T00:00:00" table:style-name="ce2">
            <text:p>28/01/2047</text:p>
          </table:table-cell>
          <table:table-cell office:value-type="date" office:date-value="2047-01-29T00:00:00" table:style-name="ce2">
            <text:p>29/01/2047</text:p>
          </table:table-cell>
          <table:table-cell office:value-type="date" office:date-value="2047-01-30T00:00:00" table:style-name="ce2">
            <text:p>30/01/2047</text:p>
          </table:table-cell>
          <table:table-cell office:value-type="date" office:date-value="2047-01-31T00:00:00" table:style-name="ce2">
            <text:p>31/01/2047</text:p>
          </table:table-cell>
          <table:table-cell office:value-type="date" office:date-value="2047-02-01T00:00:00" table:style-name="ce2">
            <text:p>01/02/2047</text:p>
          </table:table-cell>
          <table:table-cell office:value-type="date" office:date-value="2047-02-02T00:00:00" table:style-name="ce2">
            <text:p>02/02/2047</text:p>
          </table:table-cell>
          <table:table-cell office:value-type="date" office:date-value="2047-02-03T00:00:00" table:style-name="ce2">
            <text:p>03/02/2047</text:p>
          </table:table-cell>
          <table:table-cell office:value-type="date" office:date-value="2047-02-04T00:00:00" table:style-name="ce2">
            <text:p>04/02/2047</text:p>
          </table:table-cell>
          <table:table-cell office:value-type="date" office:date-value="2047-02-05T00:00:00" table:style-name="ce2">
            <text:p>05/02/2047</text:p>
          </table:table-cell>
          <table:table-cell office:value-type="date" office:date-value="2047-02-06T00:00:00" table:style-name="ce2">
            <text:p>06/02/2047</text:p>
          </table:table-cell>
          <table:table-cell office:value-type="date" office:date-value="2047-02-07T00:00:00" table:style-name="ce2">
            <text:p>07/02/2047</text:p>
          </table:table-cell>
          <table:table-cell office:value-type="date" office:date-value="2047-02-08T00:00:00" table:style-name="ce2">
            <text:p>08/02/2047</text:p>
          </table:table-cell>
          <table:table-cell office:value-type="date" office:date-value="2047-02-09T00:00:00" table:style-name="ce2">
            <text:p>09/02/2047</text:p>
          </table:table-cell>
          <table:table-cell office:value-type="date" office:date-value="2047-02-10T00:00:00" table:style-name="ce2">
            <text:p>10/02/2047</text:p>
          </table:table-cell>
          <table:table-cell office:value-type="date" office:date-value="2047-02-11T00:00:00" table:style-name="ce2">
            <text:p>11/02/2047</text:p>
          </table:table-cell>
          <table:table-cell office:value-type="date" office:date-value="2047-02-12T00:00:00" table:style-name="ce2">
            <text:p>12/02/2047</text:p>
          </table:table-cell>
          <table:table-cell office:value-type="date" office:date-value="2047-02-13T00:00:00" table:style-name="ce2">
            <text:p>13/02/2047</text:p>
          </table:table-cell>
          <table:table-cell office:value-type="date" office:date-value="2047-02-14T00:00:00" table:style-name="ce2">
            <text:p>14/02/2047</text:p>
          </table:table-cell>
          <table:table-cell office:value-type="date" office:date-value="2047-02-15T00:00:00" table:style-name="ce2">
            <text:p>15/02/2047</text:p>
          </table:table-cell>
          <table:table-cell office:value-type="date" office:date-value="2047-02-16T00:00:00" table:style-name="ce2">
            <text:p>16/02/2047</text:p>
          </table:table-cell>
          <table:table-cell office:value-type="date" office:date-value="2047-02-17T00:00:00" table:style-name="ce2">
            <text:p>17/02/2047</text:p>
          </table:table-cell>
          <table:table-cell office:value-type="date" office:date-value="2047-02-18T00:00:00" table:style-name="ce2">
            <text:p>18/02/2047</text:p>
          </table:table-cell>
          <table:table-cell office:value-type="date" office:date-value="2047-02-19T00:00:00" table:style-name="ce2">
            <text:p>19/02/2047</text:p>
          </table:table-cell>
          <table:table-cell office:value-type="date" office:date-value="2047-02-20T00:00:00" table:style-name="ce2">
            <text:p>20/02/2047</text:p>
          </table:table-cell>
          <table:table-cell office:value-type="date" office:date-value="2047-02-21T00:00:00" table:style-name="ce2">
            <text:p>21/02/2047</text:p>
          </table:table-cell>
          <table:table-cell office:value-type="date" office:date-value="2047-02-22T00:00:00" table:style-name="ce2">
            <text:p>22/02/2047</text:p>
          </table:table-cell>
          <table:table-cell office:value-type="date" office:date-value="2047-02-23T00:00:00" table:style-name="ce2">
            <text:p>23/02/2047</text:p>
          </table:table-cell>
          <table:table-cell office:value-type="date" office:date-value="2047-02-24T00:00:00" table:style-name="ce2">
            <text:p>24/02/2047</text:p>
          </table:table-cell>
          <table:table-cell office:value-type="date" office:date-value="2047-02-25T00:00:00" table:style-name="ce2">
            <text:p>25/02/2047</text:p>
          </table:table-cell>
          <table:table-cell office:value-type="date" office:date-value="2047-02-26T00:00:00" table:style-name="ce2">
            <text:p>26/02/2047</text:p>
          </table:table-cell>
          <table:table-cell office:value-type="date" office:date-value="2047-02-27T00:00:00" table:style-name="ce2">
            <text:p>27/02/2047</text:p>
          </table:table-cell>
          <table:table-cell office:value-type="date" office:date-value="2047-02-28T00:00:00" table:style-name="ce2">
            <text:p>28/02/2047</text:p>
          </table:table-cell>
          <table:table-cell office:value-type="date" office:date-value="2047-03-01T00:00:00" table:style-name="ce2">
            <text:p>01/03/2047</text:p>
          </table:table-cell>
          <table:table-cell office:value-type="date" office:date-value="2047-03-02T00:00:00" table:style-name="ce2">
            <text:p>02/03/2047</text:p>
          </table:table-cell>
          <table:table-cell office:value-type="date" office:date-value="2047-03-03T00:00:00" table:style-name="ce2">
            <text:p>03/03/2047</text:p>
          </table:table-cell>
          <table:table-cell office:value-type="date" office:date-value="2047-03-04T00:00:00" table:style-name="ce2">
            <text:p>04/03/2047</text:p>
          </table:table-cell>
          <table:table-cell office:value-type="date" office:date-value="2047-03-05T00:00:00" table:style-name="ce2">
            <text:p>05/03/2047</text:p>
          </table:table-cell>
          <table:table-cell office:value-type="date" office:date-value="2047-03-06T00:00:00" table:style-name="ce2">
            <text:p>06/03/2047</text:p>
          </table:table-cell>
          <table:table-cell office:value-type="date" office:date-value="2047-03-07T00:00:00" table:style-name="ce2">
            <text:p>07/03/2047</text:p>
          </table:table-cell>
          <table:table-cell office:value-type="date" office:date-value="2047-03-08T00:00:00" table:style-name="ce2">
            <text:p>08/03/2047</text:p>
          </table:table-cell>
          <table:table-cell office:value-type="date" office:date-value="2047-03-09T00:00:00" table:style-name="ce2">
            <text:p>09/03/2047</text:p>
          </table:table-cell>
          <table:table-cell office:value-type="date" office:date-value="2047-03-10T00:00:00" table:style-name="ce2">
            <text:p>10/03/2047</text:p>
          </table:table-cell>
          <table:table-cell office:value-type="date" office:date-value="2047-03-11T00:00:00" table:style-name="ce2">
            <text:p>11/03/2047</text:p>
          </table:table-cell>
          <table:table-cell office:value-type="date" office:date-value="2047-03-12T00:00:00" table:style-name="ce2">
            <text:p>12/03/2047</text:p>
          </table:table-cell>
          <table:table-cell office:value-type="date" office:date-value="2047-03-13T00:00:00" table:style-name="ce2">
            <text:p>13/03/2047</text:p>
          </table:table-cell>
          <table:table-cell office:value-type="date" office:date-value="2047-03-14T00:00:00" table:style-name="ce2">
            <text:p>14/03/2047</text:p>
          </table:table-cell>
          <table:table-cell office:value-type="date" office:date-value="2047-03-15T00:00:00" table:style-name="ce2">
            <text:p>15/03/2047</text:p>
          </table:table-cell>
          <table:table-cell office:value-type="date" office:date-value="2047-03-16T00:00:00" table:style-name="ce2">
            <text:p>16/03/2047</text:p>
          </table:table-cell>
          <table:table-cell office:value-type="date" office:date-value="2047-03-17T00:00:00" table:style-name="ce2">
            <text:p>17/03/2047</text:p>
          </table:table-cell>
          <table:table-cell office:value-type="date" office:date-value="2047-03-18T00:00:00" table:style-name="ce2">
            <text:p>18/03/2047</text:p>
          </table:table-cell>
          <table:table-cell office:value-type="date" office:date-value="2047-03-19T00:00:00" table:style-name="ce2">
            <text:p>19/03/2047</text:p>
          </table:table-cell>
          <table:table-cell office:value-type="date" office:date-value="2047-03-20T00:00:00" table:style-name="ce2">
            <text:p>20/03/2047</text:p>
          </table:table-cell>
          <table:table-cell office:value-type="date" office:date-value="2047-03-21T00:00:00" table:style-name="ce2">
            <text:p>21/03/2047</text:p>
          </table:table-cell>
          <table:table-cell office:value-type="date" office:date-value="2047-03-22T00:00:00" table:style-name="ce2">
            <text:p>22/03/2047</text:p>
          </table:table-cell>
          <table:table-cell office:value-type="date" office:date-value="2047-03-23T00:00:00" table:style-name="ce2">
            <text:p>23/03/2047</text:p>
          </table:table-cell>
          <table:table-cell office:value-type="date" office:date-value="2047-03-24T00:00:00" table:style-name="ce2">
            <text:p>24/03/2047</text:p>
          </table:table-cell>
          <table:table-cell office:value-type="date" office:date-value="2047-03-25T00:00:00" table:style-name="ce2">
            <text:p>25/03/2047</text:p>
          </table:table-cell>
          <table:table-cell office:value-type="date" office:date-value="2047-03-26T00:00:00" table:style-name="ce2">
            <text:p>26/03/2047</text:p>
          </table:table-cell>
          <table:table-cell office:value-type="date" office:date-value="2047-03-27T00:00:00" table:style-name="ce2">
            <text:p>27/03/2047</text:p>
          </table:table-cell>
          <table:table-cell office:value-type="date" office:date-value="2047-03-28T00:00:00" table:style-name="ce2">
            <text:p>28/03/2047</text:p>
          </table:table-cell>
          <table:table-cell office:value-type="date" office:date-value="2047-03-29T00:00:00" table:style-name="ce2">
            <text:p>29/03/2047</text:p>
          </table:table-cell>
          <table:table-cell office:value-type="date" office:date-value="2047-03-30T00:00:00" table:style-name="ce2">
            <text:p>30/03/2047</text:p>
          </table:table-cell>
          <table:table-cell office:value-type="date" office:date-value="2047-03-31T00:00:00" table:style-name="ce2">
            <text:p>31/03/2047</text:p>
          </table:table-cell>
          <table:table-cell office:value-type="date" office:date-value="2047-04-01T00:00:00" table:style-name="ce2">
            <text:p>01/04/2047</text:p>
          </table:table-cell>
          <table:table-cell office:value-type="date" office:date-value="2047-04-02T00:00:00" table:style-name="ce2">
            <text:p>02/04/2047</text:p>
          </table:table-cell>
          <table:table-cell office:value-type="date" office:date-value="2047-04-03T00:00:00" table:style-name="ce2">
            <text:p>03/04/2047</text:p>
          </table:table-cell>
          <table:table-cell office:value-type="date" office:date-value="2047-04-04T00:00:00" table:style-name="ce2">
            <text:p>04/04/2047</text:p>
          </table:table-cell>
          <table:table-cell office:value-type="date" office:date-value="2047-04-05T00:00:00" table:style-name="ce2">
            <text:p>05/04/2047</text:p>
          </table:table-cell>
          <table:table-cell office:value-type="date" office:date-value="2047-04-06T00:00:00" table:style-name="ce2">
            <text:p>06/04/2047</text:p>
          </table:table-cell>
          <table:table-cell office:value-type="date" office:date-value="2047-04-07T00:00:00" table:style-name="ce2">
            <text:p>07/04/2047</text:p>
          </table:table-cell>
          <table:table-cell office:value-type="date" office:date-value="2047-04-08T00:00:00" table:style-name="ce2">
            <text:p>08/04/2047</text:p>
          </table:table-cell>
          <table:table-cell office:value-type="date" office:date-value="2047-04-09T00:00:00" table:style-name="ce2">
            <text:p>09/04/2047</text:p>
          </table:table-cell>
          <table:table-cell office:value-type="date" office:date-value="2047-04-10T00:00:00" table:style-name="ce2">
            <text:p>10/04/2047</text:p>
          </table:table-cell>
          <table:table-cell office:value-type="date" office:date-value="2047-04-11T00:00:00" table:style-name="ce2">
            <text:p>11/04/2047</text:p>
          </table:table-cell>
          <table:table-cell office:value-type="date" office:date-value="2047-04-12T00:00:00" table:style-name="ce2">
            <text:p>12/04/2047</text:p>
          </table:table-cell>
          <table:table-cell office:value-type="date" office:date-value="2047-04-13T00:00:00" table:style-name="ce2">
            <text:p>13/04/2047</text:p>
          </table:table-cell>
          <table:table-cell office:value-type="date" office:date-value="2047-04-14T00:00:00" table:style-name="ce2">
            <text:p>14/04/2047</text:p>
          </table:table-cell>
          <table:table-cell office:value-type="date" office:date-value="2047-04-15T00:00:00" table:style-name="ce2">
            <text:p>15/04/2047</text:p>
          </table:table-cell>
          <table:table-cell office:value-type="date" office:date-value="2047-04-16T00:00:00" table:style-name="ce2">
            <text:p>16/04/2047</text:p>
          </table:table-cell>
          <table:table-cell office:value-type="date" office:date-value="2047-04-17T00:00:00" table:style-name="ce2">
            <text:p>17/04/2047</text:p>
          </table:table-cell>
          <table:table-cell table:number-columns-repeated="16284"/>
        </table:table-row>
        <table:table-row table:style-name="ro1">
          <table:table-cell office:value-type="date" office:date-value="2047-04-18T00:00:00" table:style-name="ce2">
            <text:p>18/04/2047</text:p>
          </table:table-cell>
          <table:table-cell office:value-type="date" office:date-value="2047-04-19T00:00:00" table:style-name="ce2">
            <text:p>19/04/2047</text:p>
          </table:table-cell>
          <table:table-cell office:value-type="date" office:date-value="2047-04-20T00:00:00" table:style-name="ce2">
            <text:p>20/04/2047</text:p>
          </table:table-cell>
          <table:table-cell office:value-type="date" office:date-value="2047-04-21T00:00:00" table:style-name="ce2">
            <text:p>21/04/2047</text:p>
          </table:table-cell>
          <table:table-cell office:value-type="date" office:date-value="2047-04-22T00:00:00" table:style-name="ce2">
            <text:p>22/04/2047</text:p>
          </table:table-cell>
          <table:table-cell office:value-type="date" office:date-value="2047-04-23T00:00:00" table:style-name="ce2">
            <text:p>23/04/2047</text:p>
          </table:table-cell>
          <table:table-cell office:value-type="date" office:date-value="2047-04-24T00:00:00" table:style-name="ce2">
            <text:p>24/04/2047</text:p>
          </table:table-cell>
          <table:table-cell office:value-type="date" office:date-value="2047-04-25T00:00:00" table:style-name="ce2">
            <text:p>25/04/2047</text:p>
          </table:table-cell>
          <table:table-cell office:value-type="date" office:date-value="2047-04-26T00:00:00" table:style-name="ce2">
            <text:p>26/04/2047</text:p>
          </table:table-cell>
          <table:table-cell office:value-type="date" office:date-value="2047-04-27T00:00:00" table:style-name="ce2">
            <text:p>27/04/2047</text:p>
          </table:table-cell>
          <table:table-cell office:value-type="date" office:date-value="2047-04-28T00:00:00" table:style-name="ce2">
            <text:p>28/04/2047</text:p>
          </table:table-cell>
          <table:table-cell office:value-type="date" office:date-value="2047-04-29T00:00:00" table:style-name="ce2">
            <text:p>29/04/2047</text:p>
          </table:table-cell>
          <table:table-cell office:value-type="date" office:date-value="2047-04-30T00:00:00" table:style-name="ce2">
            <text:p>30/04/2047</text:p>
          </table:table-cell>
          <table:table-cell office:value-type="date" office:date-value="2047-05-01T00:00:00" table:style-name="ce2">
            <text:p>01/05/2047</text:p>
          </table:table-cell>
          <table:table-cell office:value-type="date" office:date-value="2047-05-02T00:00:00" table:style-name="ce2">
            <text:p>02/05/2047</text:p>
          </table:table-cell>
          <table:table-cell office:value-type="date" office:date-value="2047-05-03T00:00:00" table:style-name="ce2">
            <text:p>03/05/2047</text:p>
          </table:table-cell>
          <table:table-cell office:value-type="date" office:date-value="2047-05-04T00:00:00" table:style-name="ce2">
            <text:p>04/05/2047</text:p>
          </table:table-cell>
          <table:table-cell office:value-type="date" office:date-value="2047-05-05T00:00:00" table:style-name="ce2">
            <text:p>05/05/2047</text:p>
          </table:table-cell>
          <table:table-cell office:value-type="date" office:date-value="2047-05-06T00:00:00" table:style-name="ce2">
            <text:p>06/05/2047</text:p>
          </table:table-cell>
          <table:table-cell office:value-type="date" office:date-value="2047-05-07T00:00:00" table:style-name="ce2">
            <text:p>07/05/2047</text:p>
          </table:table-cell>
          <table:table-cell office:value-type="date" office:date-value="2047-05-08T00:00:00" table:style-name="ce2">
            <text:p>08/05/2047</text:p>
          </table:table-cell>
          <table:table-cell office:value-type="date" office:date-value="2047-05-09T00:00:00" table:style-name="ce2">
            <text:p>09/05/2047</text:p>
          </table:table-cell>
          <table:table-cell office:value-type="date" office:date-value="2047-05-10T00:00:00" table:style-name="ce2">
            <text:p>10/05/2047</text:p>
          </table:table-cell>
          <table:table-cell office:value-type="date" office:date-value="2047-05-11T00:00:00" table:style-name="ce2">
            <text:p>11/05/2047</text:p>
          </table:table-cell>
          <table:table-cell office:value-type="date" office:date-value="2047-05-12T00:00:00" table:style-name="ce2">
            <text:p>12/05/2047</text:p>
          </table:table-cell>
          <table:table-cell office:value-type="date" office:date-value="2047-05-13T00:00:00" table:style-name="ce2">
            <text:p>13/05/2047</text:p>
          </table:table-cell>
          <table:table-cell office:value-type="date" office:date-value="2047-05-14T00:00:00" table:style-name="ce2">
            <text:p>14/05/2047</text:p>
          </table:table-cell>
          <table:table-cell office:value-type="date" office:date-value="2047-05-15T00:00:00" table:style-name="ce2">
            <text:p>15/05/2047</text:p>
          </table:table-cell>
          <table:table-cell office:value-type="date" office:date-value="2047-05-16T00:00:00" table:style-name="ce2">
            <text:p>16/05/2047</text:p>
          </table:table-cell>
          <table:table-cell office:value-type="date" office:date-value="2047-05-17T00:00:00" table:style-name="ce2">
            <text:p>17/05/2047</text:p>
          </table:table-cell>
          <table:table-cell office:value-type="date" office:date-value="2047-05-18T00:00:00" table:style-name="ce2">
            <text:p>18/05/2047</text:p>
          </table:table-cell>
          <table:table-cell office:value-type="date" office:date-value="2047-05-19T00:00:00" table:style-name="ce2">
            <text:p>19/05/2047</text:p>
          </table:table-cell>
          <table:table-cell office:value-type="date" office:date-value="2047-05-20T00:00:00" table:style-name="ce2">
            <text:p>20/05/2047</text:p>
          </table:table-cell>
          <table:table-cell office:value-type="date" office:date-value="2047-05-21T00:00:00" table:style-name="ce2">
            <text:p>21/05/2047</text:p>
          </table:table-cell>
          <table:table-cell office:value-type="date" office:date-value="2047-05-22T00:00:00" table:style-name="ce2">
            <text:p>22/05/2047</text:p>
          </table:table-cell>
          <table:table-cell office:value-type="date" office:date-value="2047-05-23T00:00:00" table:style-name="ce2">
            <text:p>23/05/2047</text:p>
          </table:table-cell>
          <table:table-cell office:value-type="date" office:date-value="2047-05-24T00:00:00" table:style-name="ce2">
            <text:p>24/05/2047</text:p>
          </table:table-cell>
          <table:table-cell office:value-type="date" office:date-value="2047-05-25T00:00:00" table:style-name="ce2">
            <text:p>25/05/2047</text:p>
          </table:table-cell>
          <table:table-cell office:value-type="date" office:date-value="2047-05-26T00:00:00" table:style-name="ce2">
            <text:p>26/05/2047</text:p>
          </table:table-cell>
          <table:table-cell office:value-type="date" office:date-value="2047-05-27T00:00:00" table:style-name="ce2">
            <text:p>27/05/2047</text:p>
          </table:table-cell>
          <table:table-cell office:value-type="date" office:date-value="2047-05-28T00:00:00" table:style-name="ce2">
            <text:p>28/05/2047</text:p>
          </table:table-cell>
          <table:table-cell office:value-type="date" office:date-value="2047-05-29T00:00:00" table:style-name="ce2">
            <text:p>29/05/2047</text:p>
          </table:table-cell>
          <table:table-cell office:value-type="date" office:date-value="2047-05-30T00:00:00" table:style-name="ce2">
            <text:p>30/05/2047</text:p>
          </table:table-cell>
          <table:table-cell office:value-type="date" office:date-value="2047-05-31T00:00:00" table:style-name="ce2">
            <text:p>31/05/2047</text:p>
          </table:table-cell>
          <table:table-cell office:value-type="date" office:date-value="2047-06-01T00:00:00" table:style-name="ce2">
            <text:p>01/06/2047</text:p>
          </table:table-cell>
          <table:table-cell office:value-type="date" office:date-value="2047-06-02T00:00:00" table:style-name="ce2">
            <text:p>02/06/2047</text:p>
          </table:table-cell>
          <table:table-cell office:value-type="date" office:date-value="2047-06-03T00:00:00" table:style-name="ce2">
            <text:p>03/06/2047</text:p>
          </table:table-cell>
          <table:table-cell office:value-type="date" office:date-value="2047-06-04T00:00:00" table:style-name="ce2">
            <text:p>04/06/2047</text:p>
          </table:table-cell>
          <table:table-cell office:value-type="date" office:date-value="2047-06-05T00:00:00" table:style-name="ce2">
            <text:p>05/06/2047</text:p>
          </table:table-cell>
          <table:table-cell office:value-type="date" office:date-value="2047-06-06T00:00:00" table:style-name="ce2">
            <text:p>06/06/2047</text:p>
          </table:table-cell>
          <table:table-cell office:value-type="date" office:date-value="2047-06-07T00:00:00" table:style-name="ce2">
            <text:p>07/06/2047</text:p>
          </table:table-cell>
          <table:table-cell office:value-type="date" office:date-value="2047-06-08T00:00:00" table:style-name="ce2">
            <text:p>08/06/2047</text:p>
          </table:table-cell>
          <table:table-cell office:value-type="date" office:date-value="2047-06-09T00:00:00" table:style-name="ce2">
            <text:p>09/06/2047</text:p>
          </table:table-cell>
          <table:table-cell office:value-type="date" office:date-value="2047-06-10T00:00:00" table:style-name="ce2">
            <text:p>10/06/2047</text:p>
          </table:table-cell>
          <table:table-cell office:value-type="date" office:date-value="2047-06-11T00:00:00" table:style-name="ce2">
            <text:p>11/06/2047</text:p>
          </table:table-cell>
          <table:table-cell office:value-type="date" office:date-value="2047-06-12T00:00:00" table:style-name="ce2">
            <text:p>12/06/2047</text:p>
          </table:table-cell>
          <table:table-cell office:value-type="date" office:date-value="2047-06-13T00:00:00" table:style-name="ce2">
            <text:p>13/06/2047</text:p>
          </table:table-cell>
          <table:table-cell office:value-type="date" office:date-value="2047-06-14T00:00:00" table:style-name="ce2">
            <text:p>14/06/2047</text:p>
          </table:table-cell>
          <table:table-cell office:value-type="date" office:date-value="2047-06-15T00:00:00" table:style-name="ce2">
            <text:p>15/06/2047</text:p>
          </table:table-cell>
          <table:table-cell office:value-type="date" office:date-value="2047-06-16T00:00:00" table:style-name="ce2">
            <text:p>16/06/2047</text:p>
          </table:table-cell>
          <table:table-cell office:value-type="date" office:date-value="2047-06-17T00:00:00" table:style-name="ce2">
            <text:p>17/06/2047</text:p>
          </table:table-cell>
          <table:table-cell office:value-type="date" office:date-value="2047-06-18T00:00:00" table:style-name="ce2">
            <text:p>18/06/2047</text:p>
          </table:table-cell>
          <table:table-cell office:value-type="date" office:date-value="2047-06-19T00:00:00" table:style-name="ce2">
            <text:p>19/06/2047</text:p>
          </table:table-cell>
          <table:table-cell office:value-type="date" office:date-value="2047-06-20T00:00:00" table:style-name="ce2">
            <text:p>20/06/2047</text:p>
          </table:table-cell>
          <table:table-cell office:value-type="date" office:date-value="2047-06-21T00:00:00" table:style-name="ce2">
            <text:p>21/06/2047</text:p>
          </table:table-cell>
          <table:table-cell office:value-type="date" office:date-value="2047-06-22T00:00:00" table:style-name="ce2">
            <text:p>22/06/2047</text:p>
          </table:table-cell>
          <table:table-cell office:value-type="date" office:date-value="2047-06-23T00:00:00" table:style-name="ce2">
            <text:p>23/06/2047</text:p>
          </table:table-cell>
          <table:table-cell office:value-type="date" office:date-value="2047-06-24T00:00:00" table:style-name="ce2">
            <text:p>24/06/2047</text:p>
          </table:table-cell>
          <table:table-cell office:value-type="date" office:date-value="2047-06-25T00:00:00" table:style-name="ce2">
            <text:p>25/06/2047</text:p>
          </table:table-cell>
          <table:table-cell office:value-type="date" office:date-value="2047-06-26T00:00:00" table:style-name="ce2">
            <text:p>26/06/2047</text:p>
          </table:table-cell>
          <table:table-cell office:value-type="date" office:date-value="2047-06-27T00:00:00" table:style-name="ce2">
            <text:p>27/06/2047</text:p>
          </table:table-cell>
          <table:table-cell office:value-type="date" office:date-value="2047-06-28T00:00:00" table:style-name="ce2">
            <text:p>28/06/2047</text:p>
          </table:table-cell>
          <table:table-cell office:value-type="date" office:date-value="2047-06-29T00:00:00" table:style-name="ce2">
            <text:p>29/06/2047</text:p>
          </table:table-cell>
          <table:table-cell office:value-type="date" office:date-value="2047-06-30T00:00:00" table:style-name="ce2">
            <text:p>30/06/2047</text:p>
          </table:table-cell>
          <table:table-cell office:value-type="date" office:date-value="2047-07-01T00:00:00" table:style-name="ce2">
            <text:p>01/07/2047</text:p>
          </table:table-cell>
          <table:table-cell office:value-type="date" office:date-value="2047-07-02T00:00:00" table:style-name="ce2">
            <text:p>02/07/2047</text:p>
          </table:table-cell>
          <table:table-cell office:value-type="date" office:date-value="2047-07-03T00:00:00" table:style-name="ce2">
            <text:p>03/07/2047</text:p>
          </table:table-cell>
          <table:table-cell office:value-type="date" office:date-value="2047-07-04T00:00:00" table:style-name="ce2">
            <text:p>04/07/2047</text:p>
          </table:table-cell>
          <table:table-cell office:value-type="date" office:date-value="2047-07-05T00:00:00" table:style-name="ce2">
            <text:p>05/07/2047</text:p>
          </table:table-cell>
          <table:table-cell office:value-type="date" office:date-value="2047-07-06T00:00:00" table:style-name="ce2">
            <text:p>06/07/2047</text:p>
          </table:table-cell>
          <table:table-cell office:value-type="date" office:date-value="2047-07-07T00:00:00" table:style-name="ce2">
            <text:p>07/07/2047</text:p>
          </table:table-cell>
          <table:table-cell office:value-type="date" office:date-value="2047-07-08T00:00:00" table:style-name="ce2">
            <text:p>08/07/2047</text:p>
          </table:table-cell>
          <table:table-cell office:value-type="date" office:date-value="2047-07-09T00:00:00" table:style-name="ce2">
            <text:p>09/07/2047</text:p>
          </table:table-cell>
          <table:table-cell office:value-type="date" office:date-value="2047-07-10T00:00:00" table:style-name="ce2">
            <text:p>10/07/2047</text:p>
          </table:table-cell>
          <table:table-cell office:value-type="date" office:date-value="2047-07-11T00:00:00" table:style-name="ce2">
            <text:p>11/07/2047</text:p>
          </table:table-cell>
          <table:table-cell office:value-type="date" office:date-value="2047-07-12T00:00:00" table:style-name="ce2">
            <text:p>12/07/2047</text:p>
          </table:table-cell>
          <table:table-cell office:value-type="date" office:date-value="2047-07-13T00:00:00" table:style-name="ce2">
            <text:p>13/07/2047</text:p>
          </table:table-cell>
          <table:table-cell office:value-type="date" office:date-value="2047-07-14T00:00:00" table:style-name="ce2">
            <text:p>14/07/2047</text:p>
          </table:table-cell>
          <table:table-cell office:value-type="date" office:date-value="2047-07-15T00:00:00" table:style-name="ce2">
            <text:p>15/07/2047</text:p>
          </table:table-cell>
          <table:table-cell office:value-type="date" office:date-value="2047-07-16T00:00:00" table:style-name="ce2">
            <text:p>16/07/2047</text:p>
          </table:table-cell>
          <table:table-cell office:value-type="date" office:date-value="2047-07-17T00:00:00" table:style-name="ce2">
            <text:p>17/07/2047</text:p>
          </table:table-cell>
          <table:table-cell office:value-type="date" office:date-value="2047-07-18T00:00:00" table:style-name="ce2">
            <text:p>18/07/2047</text:p>
          </table:table-cell>
          <table:table-cell office:value-type="date" office:date-value="2047-07-19T00:00:00" table:style-name="ce2">
            <text:p>19/07/2047</text:p>
          </table:table-cell>
          <table:table-cell office:value-type="date" office:date-value="2047-07-20T00:00:00" table:style-name="ce2">
            <text:p>20/07/2047</text:p>
          </table:table-cell>
          <table:table-cell office:value-type="date" office:date-value="2047-07-21T00:00:00" table:style-name="ce2">
            <text:p>21/07/2047</text:p>
          </table:table-cell>
          <table:table-cell office:value-type="date" office:date-value="2047-07-22T00:00:00" table:style-name="ce2">
            <text:p>22/07/2047</text:p>
          </table:table-cell>
          <table:table-cell office:value-type="date" office:date-value="2047-07-23T00:00:00" table:style-name="ce2">
            <text:p>23/07/2047</text:p>
          </table:table-cell>
          <table:table-cell office:value-type="date" office:date-value="2047-07-24T00:00:00" table:style-name="ce2">
            <text:p>24/07/2047</text:p>
          </table:table-cell>
          <table:table-cell office:value-type="date" office:date-value="2047-07-25T00:00:00" table:style-name="ce2">
            <text:p>25/07/2047</text:p>
          </table:table-cell>
          <table:table-cell office:value-type="date" office:date-value="2047-07-26T00:00:00" table:style-name="ce2">
            <text:p>26/07/2047</text:p>
          </table:table-cell>
          <table:table-cell table:number-columns-repeated="16284"/>
        </table:table-row>
        <table:table-row table:style-name="ro1">
          <table:table-cell office:value-type="date" office:date-value="2047-07-27T00:00:00" table:style-name="ce2">
            <text:p>27/07/2047</text:p>
          </table:table-cell>
          <table:table-cell office:value-type="date" office:date-value="2047-07-28T00:00:00" table:style-name="ce2">
            <text:p>28/07/2047</text:p>
          </table:table-cell>
          <table:table-cell office:value-type="date" office:date-value="2047-07-29T00:00:00" table:style-name="ce2">
            <text:p>29/07/2047</text:p>
          </table:table-cell>
          <table:table-cell office:value-type="date" office:date-value="2047-07-30T00:00:00" table:style-name="ce2">
            <text:p>30/07/2047</text:p>
          </table:table-cell>
          <table:table-cell office:value-type="date" office:date-value="2047-07-31T00:00:00" table:style-name="ce2">
            <text:p>31/07/2047</text:p>
          </table:table-cell>
          <table:table-cell office:value-type="date" office:date-value="2047-08-01T00:00:00" table:style-name="ce2">
            <text:p>01/08/2047</text:p>
          </table:table-cell>
          <table:table-cell office:value-type="date" office:date-value="2047-08-02T00:00:00" table:style-name="ce2">
            <text:p>02/08/2047</text:p>
          </table:table-cell>
          <table:table-cell office:value-type="date" office:date-value="2047-08-03T00:00:00" table:style-name="ce2">
            <text:p>03/08/2047</text:p>
          </table:table-cell>
          <table:table-cell office:value-type="date" office:date-value="2047-08-04T00:00:00" table:style-name="ce2">
            <text:p>04/08/2047</text:p>
          </table:table-cell>
          <table:table-cell office:value-type="date" office:date-value="2047-08-05T00:00:00" table:style-name="ce2">
            <text:p>05/08/2047</text:p>
          </table:table-cell>
          <table:table-cell office:value-type="date" office:date-value="2047-08-06T00:00:00" table:style-name="ce2">
            <text:p>06/08/2047</text:p>
          </table:table-cell>
          <table:table-cell office:value-type="date" office:date-value="2047-08-07T00:00:00" table:style-name="ce2">
            <text:p>07/08/2047</text:p>
          </table:table-cell>
          <table:table-cell office:value-type="date" office:date-value="2047-08-08T00:00:00" table:style-name="ce2">
            <text:p>08/08/2047</text:p>
          </table:table-cell>
          <table:table-cell office:value-type="date" office:date-value="2047-08-09T00:00:00" table:style-name="ce2">
            <text:p>09/08/2047</text:p>
          </table:table-cell>
          <table:table-cell office:value-type="date" office:date-value="2047-08-10T00:00:00" table:style-name="ce2">
            <text:p>10/08/2047</text:p>
          </table:table-cell>
          <table:table-cell office:value-type="date" office:date-value="2047-08-11T00:00:00" table:style-name="ce2">
            <text:p>11/08/2047</text:p>
          </table:table-cell>
          <table:table-cell office:value-type="date" office:date-value="2047-08-12T00:00:00" table:style-name="ce2">
            <text:p>12/08/2047</text:p>
          </table:table-cell>
          <table:table-cell office:value-type="date" office:date-value="2047-08-13T00:00:00" table:style-name="ce2">
            <text:p>13/08/2047</text:p>
          </table:table-cell>
          <table:table-cell office:value-type="date" office:date-value="2047-08-14T00:00:00" table:style-name="ce2">
            <text:p>14/08/2047</text:p>
          </table:table-cell>
          <table:table-cell office:value-type="date" office:date-value="2047-08-15T00:00:00" table:style-name="ce2">
            <text:p>15/08/2047</text:p>
          </table:table-cell>
          <table:table-cell office:value-type="date" office:date-value="2047-08-16T00:00:00" table:style-name="ce2">
            <text:p>16/08/2047</text:p>
          </table:table-cell>
          <table:table-cell office:value-type="date" office:date-value="2047-08-17T00:00:00" table:style-name="ce2">
            <text:p>17/08/2047</text:p>
          </table:table-cell>
          <table:table-cell office:value-type="date" office:date-value="2047-08-18T00:00:00" table:style-name="ce2">
            <text:p>18/08/2047</text:p>
          </table:table-cell>
          <table:table-cell office:value-type="date" office:date-value="2047-08-19T00:00:00" table:style-name="ce2">
            <text:p>19/08/2047</text:p>
          </table:table-cell>
          <table:table-cell office:value-type="date" office:date-value="2047-08-20T00:00:00" table:style-name="ce2">
            <text:p>20/08/2047</text:p>
          </table:table-cell>
          <table:table-cell office:value-type="date" office:date-value="2047-08-21T00:00:00" table:style-name="ce2">
            <text:p>21/08/2047</text:p>
          </table:table-cell>
          <table:table-cell office:value-type="date" office:date-value="2047-08-22T00:00:00" table:style-name="ce2">
            <text:p>22/08/2047</text:p>
          </table:table-cell>
          <table:table-cell office:value-type="date" office:date-value="2047-08-23T00:00:00" table:style-name="ce2">
            <text:p>23/08/2047</text:p>
          </table:table-cell>
          <table:table-cell office:value-type="date" office:date-value="2047-08-24T00:00:00" table:style-name="ce2">
            <text:p>24/08/2047</text:p>
          </table:table-cell>
          <table:table-cell office:value-type="date" office:date-value="2047-08-25T00:00:00" table:style-name="ce2">
            <text:p>25/08/2047</text:p>
          </table:table-cell>
          <table:table-cell office:value-type="date" office:date-value="2047-08-26T00:00:00" table:style-name="ce2">
            <text:p>26/08/2047</text:p>
          </table:table-cell>
          <table:table-cell office:value-type="date" office:date-value="2047-08-27T00:00:00" table:style-name="ce2">
            <text:p>27/08/2047</text:p>
          </table:table-cell>
          <table:table-cell office:value-type="date" office:date-value="2047-08-28T00:00:00" table:style-name="ce2">
            <text:p>28/08/2047</text:p>
          </table:table-cell>
          <table:table-cell office:value-type="date" office:date-value="2047-08-29T00:00:00" table:style-name="ce2">
            <text:p>29/08/2047</text:p>
          </table:table-cell>
          <table:table-cell office:value-type="date" office:date-value="2047-08-30T00:00:00" table:style-name="ce2">
            <text:p>30/08/2047</text:p>
          </table:table-cell>
          <table:table-cell office:value-type="date" office:date-value="2047-08-31T00:00:00" table:style-name="ce2">
            <text:p>31/08/2047</text:p>
          </table:table-cell>
          <table:table-cell office:value-type="date" office:date-value="2047-09-01T00:00:00" table:style-name="ce2">
            <text:p>01/09/2047</text:p>
          </table:table-cell>
          <table:table-cell office:value-type="date" office:date-value="2047-09-02T00:00:00" table:style-name="ce2">
            <text:p>02/09/2047</text:p>
          </table:table-cell>
          <table:table-cell office:value-type="date" office:date-value="2047-09-03T00:00:00" table:style-name="ce2">
            <text:p>03/09/2047</text:p>
          </table:table-cell>
          <table:table-cell office:value-type="date" office:date-value="2047-09-04T00:00:00" table:style-name="ce2">
            <text:p>04/09/2047</text:p>
          </table:table-cell>
          <table:table-cell office:value-type="date" office:date-value="2047-09-05T00:00:00" table:style-name="ce2">
            <text:p>05/09/2047</text:p>
          </table:table-cell>
          <table:table-cell office:value-type="date" office:date-value="2047-09-06T00:00:00" table:style-name="ce2">
            <text:p>06/09/2047</text:p>
          </table:table-cell>
          <table:table-cell office:value-type="date" office:date-value="2047-09-07T00:00:00" table:style-name="ce2">
            <text:p>07/09/2047</text:p>
          </table:table-cell>
          <table:table-cell office:value-type="date" office:date-value="2047-09-08T00:00:00" table:style-name="ce2">
            <text:p>08/09/2047</text:p>
          </table:table-cell>
          <table:table-cell office:value-type="date" office:date-value="2047-09-09T00:00:00" table:style-name="ce2">
            <text:p>09/09/2047</text:p>
          </table:table-cell>
          <table:table-cell office:value-type="date" office:date-value="2047-09-10T00:00:00" table:style-name="ce2">
            <text:p>10/09/2047</text:p>
          </table:table-cell>
          <table:table-cell office:value-type="date" office:date-value="2047-09-11T00:00:00" table:style-name="ce2">
            <text:p>11/09/2047</text:p>
          </table:table-cell>
          <table:table-cell office:value-type="date" office:date-value="2047-09-12T00:00:00" table:style-name="ce2">
            <text:p>12/09/2047</text:p>
          </table:table-cell>
          <table:table-cell office:value-type="date" office:date-value="2047-09-13T00:00:00" table:style-name="ce2">
            <text:p>13/09/2047</text:p>
          </table:table-cell>
          <table:table-cell office:value-type="date" office:date-value="2047-09-14T00:00:00" table:style-name="ce2">
            <text:p>14/09/2047</text:p>
          </table:table-cell>
          <table:table-cell office:value-type="date" office:date-value="2047-09-15T00:00:00" table:style-name="ce2">
            <text:p>15/09/2047</text:p>
          </table:table-cell>
          <table:table-cell office:value-type="date" office:date-value="2047-09-16T00:00:00" table:style-name="ce2">
            <text:p>16/09/2047</text:p>
          </table:table-cell>
          <table:table-cell office:value-type="date" office:date-value="2047-09-17T00:00:00" table:style-name="ce2">
            <text:p>17/09/2047</text:p>
          </table:table-cell>
          <table:table-cell office:value-type="date" office:date-value="2047-09-18T00:00:00" table:style-name="ce2">
            <text:p>18/09/2047</text:p>
          </table:table-cell>
          <table:table-cell office:value-type="date" office:date-value="2047-09-19T00:00:00" table:style-name="ce2">
            <text:p>19/09/2047</text:p>
          </table:table-cell>
          <table:table-cell office:value-type="date" office:date-value="2047-09-20T00:00:00" table:style-name="ce2">
            <text:p>20/09/2047</text:p>
          </table:table-cell>
          <table:table-cell office:value-type="date" office:date-value="2047-09-21T00:00:00" table:style-name="ce2">
            <text:p>21/09/2047</text:p>
          </table:table-cell>
          <table:table-cell office:value-type="date" office:date-value="2047-09-22T00:00:00" table:style-name="ce2">
            <text:p>22/09/2047</text:p>
          </table:table-cell>
          <table:table-cell office:value-type="date" office:date-value="2047-09-23T00:00:00" table:style-name="ce2">
            <text:p>23/09/2047</text:p>
          </table:table-cell>
          <table:table-cell office:value-type="date" office:date-value="2047-09-24T00:00:00" table:style-name="ce2">
            <text:p>24/09/2047</text:p>
          </table:table-cell>
          <table:table-cell office:value-type="date" office:date-value="2047-09-25T00:00:00" table:style-name="ce2">
            <text:p>25/09/2047</text:p>
          </table:table-cell>
          <table:table-cell office:value-type="date" office:date-value="2047-09-26T00:00:00" table:style-name="ce2">
            <text:p>26/09/2047</text:p>
          </table:table-cell>
          <table:table-cell office:value-type="date" office:date-value="2047-09-27T00:00:00" table:style-name="ce2">
            <text:p>27/09/2047</text:p>
          </table:table-cell>
          <table:table-cell office:value-type="date" office:date-value="2047-09-28T00:00:00" table:style-name="ce2">
            <text:p>28/09/2047</text:p>
          </table:table-cell>
          <table:table-cell office:value-type="date" office:date-value="2047-09-29T00:00:00" table:style-name="ce2">
            <text:p>29/09/2047</text:p>
          </table:table-cell>
          <table:table-cell office:value-type="date" office:date-value="2047-09-30T00:00:00" table:style-name="ce2">
            <text:p>30/09/2047</text:p>
          </table:table-cell>
          <table:table-cell office:value-type="date" office:date-value="2047-10-01T00:00:00" table:style-name="ce2">
            <text:p>01/10/2047</text:p>
          </table:table-cell>
          <table:table-cell office:value-type="date" office:date-value="2047-10-02T00:00:00" table:style-name="ce2">
            <text:p>02/10/2047</text:p>
          </table:table-cell>
          <table:table-cell office:value-type="date" office:date-value="2047-10-03T00:00:00" table:style-name="ce2">
            <text:p>03/10/2047</text:p>
          </table:table-cell>
          <table:table-cell office:value-type="date" office:date-value="2047-10-04T00:00:00" table:style-name="ce2">
            <text:p>04/10/2047</text:p>
          </table:table-cell>
          <table:table-cell office:value-type="date" office:date-value="2047-10-05T00:00:00" table:style-name="ce2">
            <text:p>05/10/2047</text:p>
          </table:table-cell>
          <table:table-cell office:value-type="date" office:date-value="2047-10-06T00:00:00" table:style-name="ce2">
            <text:p>06/10/2047</text:p>
          </table:table-cell>
          <table:table-cell office:value-type="date" office:date-value="2047-10-07T00:00:00" table:style-name="ce2">
            <text:p>07/10/2047</text:p>
          </table:table-cell>
          <table:table-cell office:value-type="date" office:date-value="2047-10-08T00:00:00" table:style-name="ce2">
            <text:p>08/10/2047</text:p>
          </table:table-cell>
          <table:table-cell office:value-type="date" office:date-value="2047-10-09T00:00:00" table:style-name="ce2">
            <text:p>09/10/2047</text:p>
          </table:table-cell>
          <table:table-cell office:value-type="date" office:date-value="2047-10-10T00:00:00" table:style-name="ce2">
            <text:p>10/10/2047</text:p>
          </table:table-cell>
          <table:table-cell office:value-type="date" office:date-value="2047-10-11T00:00:00" table:style-name="ce2">
            <text:p>11/10/2047</text:p>
          </table:table-cell>
          <table:table-cell office:value-type="date" office:date-value="2047-10-12T00:00:00" table:style-name="ce2">
            <text:p>12/10/2047</text:p>
          </table:table-cell>
          <table:table-cell office:value-type="date" office:date-value="2047-10-13T00:00:00" table:style-name="ce2">
            <text:p>13/10/2047</text:p>
          </table:table-cell>
          <table:table-cell office:value-type="date" office:date-value="2047-10-14T00:00:00" table:style-name="ce2">
            <text:p>14/10/2047</text:p>
          </table:table-cell>
          <table:table-cell office:value-type="date" office:date-value="2047-10-15T00:00:00" table:style-name="ce2">
            <text:p>15/10/2047</text:p>
          </table:table-cell>
          <table:table-cell office:value-type="date" office:date-value="2047-10-16T00:00:00" table:style-name="ce2">
            <text:p>16/10/2047</text:p>
          </table:table-cell>
          <table:table-cell office:value-type="date" office:date-value="2047-10-17T00:00:00" table:style-name="ce2">
            <text:p>17/10/2047</text:p>
          </table:table-cell>
          <table:table-cell office:value-type="date" office:date-value="2047-10-18T00:00:00" table:style-name="ce2">
            <text:p>18/10/2047</text:p>
          </table:table-cell>
          <table:table-cell office:value-type="date" office:date-value="2047-10-19T00:00:00" table:style-name="ce2">
            <text:p>19/10/2047</text:p>
          </table:table-cell>
          <table:table-cell office:value-type="date" office:date-value="2047-10-20T00:00:00" table:style-name="ce2">
            <text:p>20/10/2047</text:p>
          </table:table-cell>
          <table:table-cell office:value-type="date" office:date-value="2047-10-21T00:00:00" table:style-name="ce2">
            <text:p>21/10/2047</text:p>
          </table:table-cell>
          <table:table-cell office:value-type="date" office:date-value="2047-10-22T00:00:00" table:style-name="ce2">
            <text:p>22/10/2047</text:p>
          </table:table-cell>
          <table:table-cell office:value-type="date" office:date-value="2047-10-23T00:00:00" table:style-name="ce2">
            <text:p>23/10/2047</text:p>
          </table:table-cell>
          <table:table-cell office:value-type="date" office:date-value="2047-10-24T00:00:00" table:style-name="ce2">
            <text:p>24/10/2047</text:p>
          </table:table-cell>
          <table:table-cell office:value-type="date" office:date-value="2047-10-25T00:00:00" table:style-name="ce2">
            <text:p>25/10/2047</text:p>
          </table:table-cell>
          <table:table-cell office:value-type="date" office:date-value="2047-10-26T00:00:00" table:style-name="ce2">
            <text:p>26/10/2047</text:p>
          </table:table-cell>
          <table:table-cell office:value-type="date" office:date-value="2047-10-27T00:00:00" table:style-name="ce2">
            <text:p>27/10/2047</text:p>
          </table:table-cell>
          <table:table-cell office:value-type="date" office:date-value="2047-10-28T00:00:00" table:style-name="ce2">
            <text:p>28/10/2047</text:p>
          </table:table-cell>
          <table:table-cell office:value-type="date" office:date-value="2047-10-29T00:00:00" table:style-name="ce2">
            <text:p>29/10/2047</text:p>
          </table:table-cell>
          <table:table-cell office:value-type="date" office:date-value="2047-10-30T00:00:00" table:style-name="ce2">
            <text:p>30/10/2047</text:p>
          </table:table-cell>
          <table:table-cell office:value-type="date" office:date-value="2047-10-31T00:00:00" table:style-name="ce2">
            <text:p>31/10/2047</text:p>
          </table:table-cell>
          <table:table-cell office:value-type="date" office:date-value="2047-11-01T00:00:00" table:style-name="ce2">
            <text:p>01/11/2047</text:p>
          </table:table-cell>
          <table:table-cell office:value-type="date" office:date-value="2047-11-02T00:00:00" table:style-name="ce2">
            <text:p>02/11/2047</text:p>
          </table:table-cell>
          <table:table-cell office:value-type="date" office:date-value="2047-11-03T00:00:00" table:style-name="ce2">
            <text:p>03/11/2047</text:p>
          </table:table-cell>
          <table:table-cell table:number-columns-repeated="16284"/>
        </table:table-row>
        <table:table-row table:style-name="ro1">
          <table:table-cell office:value-type="date" office:date-value="2047-11-04T00:00:00" table:style-name="ce2">
            <text:p>04/11/2047</text:p>
          </table:table-cell>
          <table:table-cell office:value-type="date" office:date-value="2047-11-05T00:00:00" table:style-name="ce2">
            <text:p>05/11/2047</text:p>
          </table:table-cell>
          <table:table-cell office:value-type="date" office:date-value="2047-11-06T00:00:00" table:style-name="ce2">
            <text:p>06/11/2047</text:p>
          </table:table-cell>
          <table:table-cell office:value-type="date" office:date-value="2047-11-07T00:00:00" table:style-name="ce2">
            <text:p>07/11/2047</text:p>
          </table:table-cell>
          <table:table-cell office:value-type="date" office:date-value="2047-11-08T00:00:00" table:style-name="ce2">
            <text:p>08/11/2047</text:p>
          </table:table-cell>
          <table:table-cell office:value-type="date" office:date-value="2047-11-09T00:00:00" table:style-name="ce2">
            <text:p>09/11/2047</text:p>
          </table:table-cell>
          <table:table-cell office:value-type="date" office:date-value="2047-11-10T00:00:00" table:style-name="ce2">
            <text:p>10/11/2047</text:p>
          </table:table-cell>
          <table:table-cell office:value-type="date" office:date-value="2047-11-11T00:00:00" table:style-name="ce2">
            <text:p>11/11/2047</text:p>
          </table:table-cell>
          <table:table-cell office:value-type="date" office:date-value="2047-11-12T00:00:00" table:style-name="ce2">
            <text:p>12/11/2047</text:p>
          </table:table-cell>
          <table:table-cell office:value-type="date" office:date-value="2047-11-13T00:00:00" table:style-name="ce2">
            <text:p>13/11/2047</text:p>
          </table:table-cell>
          <table:table-cell office:value-type="date" office:date-value="2047-11-14T00:00:00" table:style-name="ce2">
            <text:p>14/11/2047</text:p>
          </table:table-cell>
          <table:table-cell office:value-type="date" office:date-value="2047-11-15T00:00:00" table:style-name="ce2">
            <text:p>15/11/2047</text:p>
          </table:table-cell>
          <table:table-cell office:value-type="date" office:date-value="2047-11-16T00:00:00" table:style-name="ce2">
            <text:p>16/11/2047</text:p>
          </table:table-cell>
          <table:table-cell office:value-type="date" office:date-value="2047-11-17T00:00:00" table:style-name="ce2">
            <text:p>17/11/2047</text:p>
          </table:table-cell>
          <table:table-cell office:value-type="date" office:date-value="2047-11-18T00:00:00" table:style-name="ce2">
            <text:p>18/11/2047</text:p>
          </table:table-cell>
          <table:table-cell office:value-type="date" office:date-value="2047-11-19T00:00:00" table:style-name="ce2">
            <text:p>19/11/2047</text:p>
          </table:table-cell>
          <table:table-cell office:value-type="date" office:date-value="2047-11-20T00:00:00" table:style-name="ce2">
            <text:p>20/11/2047</text:p>
          </table:table-cell>
          <table:table-cell office:value-type="date" office:date-value="2047-11-21T00:00:00" table:style-name="ce2">
            <text:p>21/11/2047</text:p>
          </table:table-cell>
          <table:table-cell office:value-type="date" office:date-value="2047-11-22T00:00:00" table:style-name="ce2">
            <text:p>22/11/2047</text:p>
          </table:table-cell>
          <table:table-cell office:value-type="date" office:date-value="2047-11-23T00:00:00" table:style-name="ce2">
            <text:p>23/11/2047</text:p>
          </table:table-cell>
          <table:table-cell office:value-type="date" office:date-value="2047-11-24T00:00:00" table:style-name="ce2">
            <text:p>24/11/2047</text:p>
          </table:table-cell>
          <table:table-cell office:value-type="date" office:date-value="2047-11-25T00:00:00" table:style-name="ce2">
            <text:p>25/11/2047</text:p>
          </table:table-cell>
          <table:table-cell office:value-type="date" office:date-value="2047-11-26T00:00:00" table:style-name="ce2">
            <text:p>26/11/2047</text:p>
          </table:table-cell>
          <table:table-cell office:value-type="date" office:date-value="2047-11-27T00:00:00" table:style-name="ce2">
            <text:p>27/11/2047</text:p>
          </table:table-cell>
          <table:table-cell office:value-type="date" office:date-value="2047-11-28T00:00:00" table:style-name="ce2">
            <text:p>28/11/2047</text:p>
          </table:table-cell>
          <table:table-cell office:value-type="date" office:date-value="2047-11-29T00:00:00" table:style-name="ce2">
            <text:p>29/11/2047</text:p>
          </table:table-cell>
          <table:table-cell office:value-type="date" office:date-value="2047-11-30T00:00:00" table:style-name="ce2">
            <text:p>30/11/2047</text:p>
          </table:table-cell>
          <table:table-cell office:value-type="date" office:date-value="2047-12-01T00:00:00" table:style-name="ce2">
            <text:p>01/12/2047</text:p>
          </table:table-cell>
          <table:table-cell office:value-type="date" office:date-value="2047-12-02T00:00:00" table:style-name="ce2">
            <text:p>02/12/2047</text:p>
          </table:table-cell>
          <table:table-cell office:value-type="date" office:date-value="2047-12-03T00:00:00" table:style-name="ce2">
            <text:p>03/12/2047</text:p>
          </table:table-cell>
          <table:table-cell office:value-type="date" office:date-value="2047-12-04T00:00:00" table:style-name="ce2">
            <text:p>04/12/2047</text:p>
          </table:table-cell>
          <table:table-cell office:value-type="date" office:date-value="2047-12-05T00:00:00" table:style-name="ce2">
            <text:p>05/12/2047</text:p>
          </table:table-cell>
          <table:table-cell office:value-type="date" office:date-value="2047-12-06T00:00:00" table:style-name="ce2">
            <text:p>06/12/2047</text:p>
          </table:table-cell>
          <table:table-cell office:value-type="date" office:date-value="2047-12-07T00:00:00" table:style-name="ce2">
            <text:p>07/12/2047</text:p>
          </table:table-cell>
          <table:table-cell office:value-type="date" office:date-value="2047-12-08T00:00:00" table:style-name="ce2">
            <text:p>08/12/2047</text:p>
          </table:table-cell>
          <table:table-cell office:value-type="date" office:date-value="2047-12-09T00:00:00" table:style-name="ce2">
            <text:p>09/12/2047</text:p>
          </table:table-cell>
          <table:table-cell office:value-type="date" office:date-value="2047-12-10T00:00:00" table:style-name="ce2">
            <text:p>10/12/2047</text:p>
          </table:table-cell>
          <table:table-cell office:value-type="date" office:date-value="2047-12-11T00:00:00" table:style-name="ce2">
            <text:p>11/12/2047</text:p>
          </table:table-cell>
          <table:table-cell office:value-type="date" office:date-value="2047-12-12T00:00:00" table:style-name="ce2">
            <text:p>12/12/2047</text:p>
          </table:table-cell>
          <table:table-cell office:value-type="date" office:date-value="2047-12-13T00:00:00" table:style-name="ce2">
            <text:p>13/12/2047</text:p>
          </table:table-cell>
          <table:table-cell office:value-type="date" office:date-value="2047-12-14T00:00:00" table:style-name="ce2">
            <text:p>14/12/2047</text:p>
          </table:table-cell>
          <table:table-cell office:value-type="date" office:date-value="2047-12-15T00:00:00" table:style-name="ce2">
            <text:p>15/12/2047</text:p>
          </table:table-cell>
          <table:table-cell office:value-type="date" office:date-value="2047-12-16T00:00:00" table:style-name="ce2">
            <text:p>16/12/2047</text:p>
          </table:table-cell>
          <table:table-cell office:value-type="date" office:date-value="2047-12-17T00:00:00" table:style-name="ce2">
            <text:p>17/12/2047</text:p>
          </table:table-cell>
          <table:table-cell office:value-type="date" office:date-value="2047-12-18T00:00:00" table:style-name="ce2">
            <text:p>18/12/2047</text:p>
          </table:table-cell>
          <table:table-cell office:value-type="date" office:date-value="2047-12-19T00:00:00" table:style-name="ce2">
            <text:p>19/12/2047</text:p>
          </table:table-cell>
          <table:table-cell office:value-type="date" office:date-value="2047-12-20T00:00:00" table:style-name="ce2">
            <text:p>20/12/2047</text:p>
          </table:table-cell>
          <table:table-cell office:value-type="date" office:date-value="2047-12-21T00:00:00" table:style-name="ce2">
            <text:p>21/12/2047</text:p>
          </table:table-cell>
          <table:table-cell office:value-type="date" office:date-value="2047-12-22T00:00:00" table:style-name="ce2">
            <text:p>22/12/2047</text:p>
          </table:table-cell>
          <table:table-cell office:value-type="date" office:date-value="2047-12-23T00:00:00" table:style-name="ce2">
            <text:p>23/12/2047</text:p>
          </table:table-cell>
          <table:table-cell office:value-type="date" office:date-value="2047-12-24T00:00:00" table:style-name="ce2">
            <text:p>24/12/2047</text:p>
          </table:table-cell>
          <table:table-cell office:value-type="date" office:date-value="2047-12-25T00:00:00" table:style-name="ce2">
            <text:p>25/12/2047</text:p>
          </table:table-cell>
          <table:table-cell office:value-type="date" office:date-value="2047-12-26T00:00:00" table:style-name="ce2">
            <text:p>26/12/2047</text:p>
          </table:table-cell>
          <table:table-cell office:value-type="date" office:date-value="2047-12-27T00:00:00" table:style-name="ce2">
            <text:p>27/12/2047</text:p>
          </table:table-cell>
          <table:table-cell office:value-type="date" office:date-value="2047-12-28T00:00:00" table:style-name="ce2">
            <text:p>28/12/2047</text:p>
          </table:table-cell>
          <table:table-cell office:value-type="date" office:date-value="2047-12-29T00:00:00" table:style-name="ce2">
            <text:p>29/12/2047</text:p>
          </table:table-cell>
          <table:table-cell office:value-type="date" office:date-value="2047-12-30T00:00:00" table:style-name="ce2">
            <text:p>30/12/2047</text:p>
          </table:table-cell>
          <table:table-cell office:value-type="date" office:date-value="2047-12-31T00:00:00" table:style-name="ce2">
            <text:p>31/12/2047</text:p>
          </table:table-cell>
          <table:table-cell office:value-type="date" office:date-value="2048-01-01T00:00:00" table:style-name="ce2">
            <text:p>01/01/2048</text:p>
          </table:table-cell>
          <table:table-cell office:value-type="date" office:date-value="2048-01-02T00:00:00" table:style-name="ce2">
            <text:p>02/01/2048</text:p>
          </table:table-cell>
          <table:table-cell office:value-type="date" office:date-value="2048-01-03T00:00:00" table:style-name="ce2">
            <text:p>03/01/2048</text:p>
          </table:table-cell>
          <table:table-cell office:value-type="date" office:date-value="2048-01-04T00:00:00" table:style-name="ce2">
            <text:p>04/01/2048</text:p>
          </table:table-cell>
          <table:table-cell office:value-type="date" office:date-value="2048-01-05T00:00:00" table:style-name="ce2">
            <text:p>05/01/2048</text:p>
          </table:table-cell>
          <table:table-cell office:value-type="date" office:date-value="2048-01-06T00:00:00" table:style-name="ce2">
            <text:p>06/01/2048</text:p>
          </table:table-cell>
          <table:table-cell office:value-type="date" office:date-value="2048-01-07T00:00:00" table:style-name="ce2">
            <text:p>07/01/2048</text:p>
          </table:table-cell>
          <table:table-cell office:value-type="date" office:date-value="2048-01-08T00:00:00" table:style-name="ce2">
            <text:p>08/01/2048</text:p>
          </table:table-cell>
          <table:table-cell office:value-type="date" office:date-value="2048-01-09T00:00:00" table:style-name="ce2">
            <text:p>09/01/2048</text:p>
          </table:table-cell>
          <table:table-cell office:value-type="date" office:date-value="2048-01-10T00:00:00" table:style-name="ce2">
            <text:p>10/01/2048</text:p>
          </table:table-cell>
          <table:table-cell office:value-type="date" office:date-value="2048-01-11T00:00:00" table:style-name="ce2">
            <text:p>11/01/2048</text:p>
          </table:table-cell>
          <table:table-cell office:value-type="date" office:date-value="2048-01-12T00:00:00" table:style-name="ce2">
            <text:p>12/01/2048</text:p>
          </table:table-cell>
          <table:table-cell office:value-type="date" office:date-value="2048-01-13T00:00:00" table:style-name="ce2">
            <text:p>13/01/2048</text:p>
          </table:table-cell>
          <table:table-cell office:value-type="date" office:date-value="2048-01-14T00:00:00" table:style-name="ce2">
            <text:p>14/01/2048</text:p>
          </table:table-cell>
          <table:table-cell office:value-type="date" office:date-value="2048-01-15T00:00:00" table:style-name="ce2">
            <text:p>15/01/2048</text:p>
          </table:table-cell>
          <table:table-cell office:value-type="date" office:date-value="2048-01-16T00:00:00" table:style-name="ce2">
            <text:p>16/01/2048</text:p>
          </table:table-cell>
          <table:table-cell office:value-type="date" office:date-value="2048-01-17T00:00:00" table:style-name="ce2">
            <text:p>17/01/2048</text:p>
          </table:table-cell>
          <table:table-cell office:value-type="date" office:date-value="2048-01-18T00:00:00" table:style-name="ce2">
            <text:p>18/01/2048</text:p>
          </table:table-cell>
          <table:table-cell office:value-type="date" office:date-value="2048-01-19T00:00:00" table:style-name="ce2">
            <text:p>19/01/2048</text:p>
          </table:table-cell>
          <table:table-cell office:value-type="date" office:date-value="2048-01-20T00:00:00" table:style-name="ce2">
            <text:p>20/01/2048</text:p>
          </table:table-cell>
          <table:table-cell office:value-type="date" office:date-value="2048-01-21T00:00:00" table:style-name="ce2">
            <text:p>21/01/2048</text:p>
          </table:table-cell>
          <table:table-cell office:value-type="date" office:date-value="2048-01-22T00:00:00" table:style-name="ce2">
            <text:p>22/01/2048</text:p>
          </table:table-cell>
          <table:table-cell office:value-type="date" office:date-value="2048-01-23T00:00:00" table:style-name="ce2">
            <text:p>23/01/2048</text:p>
          </table:table-cell>
          <table:table-cell office:value-type="date" office:date-value="2048-01-24T00:00:00" table:style-name="ce2">
            <text:p>24/01/2048</text:p>
          </table:table-cell>
          <table:table-cell office:value-type="date" office:date-value="2048-01-25T00:00:00" table:style-name="ce2">
            <text:p>25/01/2048</text:p>
          </table:table-cell>
          <table:table-cell office:value-type="date" office:date-value="2048-01-26T00:00:00" table:style-name="ce2">
            <text:p>26/01/2048</text:p>
          </table:table-cell>
          <table:table-cell office:value-type="date" office:date-value="2048-01-27T00:00:00" table:style-name="ce2">
            <text:p>27/01/2048</text:p>
          </table:table-cell>
          <table:table-cell office:value-type="date" office:date-value="2048-01-28T00:00:00" table:style-name="ce2">
            <text:p>28/01/2048</text:p>
          </table:table-cell>
          <table:table-cell office:value-type="date" office:date-value="2048-01-29T00:00:00" table:style-name="ce2">
            <text:p>29/01/2048</text:p>
          </table:table-cell>
          <table:table-cell office:value-type="date" office:date-value="2048-01-30T00:00:00" table:style-name="ce2">
            <text:p>30/01/2048</text:p>
          </table:table-cell>
          <table:table-cell office:value-type="date" office:date-value="2048-01-31T00:00:00" table:style-name="ce2">
            <text:p>31/01/2048</text:p>
          </table:table-cell>
          <table:table-cell office:value-type="date" office:date-value="2048-02-01T00:00:00" table:style-name="ce2">
            <text:p>01/02/2048</text:p>
          </table:table-cell>
          <table:table-cell office:value-type="date" office:date-value="2048-02-02T00:00:00" table:style-name="ce2">
            <text:p>02/02/2048</text:p>
          </table:table-cell>
          <table:table-cell office:value-type="date" office:date-value="2048-02-03T00:00:00" table:style-name="ce2">
            <text:p>03/02/2048</text:p>
          </table:table-cell>
          <table:table-cell office:value-type="date" office:date-value="2048-02-04T00:00:00" table:style-name="ce2">
            <text:p>04/02/2048</text:p>
          </table:table-cell>
          <table:table-cell office:value-type="date" office:date-value="2048-02-05T00:00:00" table:style-name="ce2">
            <text:p>05/02/2048</text:p>
          </table:table-cell>
          <table:table-cell office:value-type="date" office:date-value="2048-02-06T00:00:00" table:style-name="ce2">
            <text:p>06/02/2048</text:p>
          </table:table-cell>
          <table:table-cell office:value-type="date" office:date-value="2048-02-07T00:00:00" table:style-name="ce2">
            <text:p>07/02/2048</text:p>
          </table:table-cell>
          <table:table-cell office:value-type="date" office:date-value="2048-02-08T00:00:00" table:style-name="ce2">
            <text:p>08/02/2048</text:p>
          </table:table-cell>
          <table:table-cell office:value-type="date" office:date-value="2048-02-09T00:00:00" table:style-name="ce2">
            <text:p>09/02/2048</text:p>
          </table:table-cell>
          <table:table-cell office:value-type="date" office:date-value="2048-02-10T00:00:00" table:style-name="ce2">
            <text:p>10/02/2048</text:p>
          </table:table-cell>
          <table:table-cell office:value-type="date" office:date-value="2048-02-11T00:00:00" table:style-name="ce2">
            <text:p>11/02/2048</text:p>
          </table:table-cell>
          <table:table-cell table:number-columns-repeated="16284"/>
        </table:table-row>
        <table:table-row table:style-name="ro1">
          <table:table-cell office:value-type="date" office:date-value="2048-02-12T00:00:00" table:style-name="ce2">
            <text:p>12/02/2048</text:p>
          </table:table-cell>
          <table:table-cell office:value-type="date" office:date-value="2048-02-13T00:00:00" table:style-name="ce2">
            <text:p>13/02/2048</text:p>
          </table:table-cell>
          <table:table-cell office:value-type="date" office:date-value="2048-02-14T00:00:00" table:style-name="ce2">
            <text:p>14/02/2048</text:p>
          </table:table-cell>
          <table:table-cell office:value-type="date" office:date-value="2048-02-15T00:00:00" table:style-name="ce2">
            <text:p>15/02/2048</text:p>
          </table:table-cell>
          <table:table-cell office:value-type="date" office:date-value="2048-02-16T00:00:00" table:style-name="ce2">
            <text:p>16/02/2048</text:p>
          </table:table-cell>
          <table:table-cell office:value-type="date" office:date-value="2048-02-17T00:00:00" table:style-name="ce2">
            <text:p>17/02/2048</text:p>
          </table:table-cell>
          <table:table-cell office:value-type="date" office:date-value="2048-02-18T00:00:00" table:style-name="ce2">
            <text:p>18/02/2048</text:p>
          </table:table-cell>
          <table:table-cell office:value-type="date" office:date-value="2048-02-19T00:00:00" table:style-name="ce2">
            <text:p>19/02/2048</text:p>
          </table:table-cell>
          <table:table-cell office:value-type="date" office:date-value="2048-02-20T00:00:00" table:style-name="ce2">
            <text:p>20/02/2048</text:p>
          </table:table-cell>
          <table:table-cell office:value-type="date" office:date-value="2048-02-21T00:00:00" table:style-name="ce2">
            <text:p>21/02/2048</text:p>
          </table:table-cell>
          <table:table-cell office:value-type="date" office:date-value="2048-02-22T00:00:00" table:style-name="ce2">
            <text:p>22/02/2048</text:p>
          </table:table-cell>
          <table:table-cell office:value-type="date" office:date-value="2048-02-23T00:00:00" table:style-name="ce2">
            <text:p>23/02/2048</text:p>
          </table:table-cell>
          <table:table-cell office:value-type="date" office:date-value="2048-02-24T00:00:00" table:style-name="ce2">
            <text:p>24/02/2048</text:p>
          </table:table-cell>
          <table:table-cell office:value-type="date" office:date-value="2048-02-25T00:00:00" table:style-name="ce2">
            <text:p>25/02/2048</text:p>
          </table:table-cell>
          <table:table-cell office:value-type="date" office:date-value="2048-02-26T00:00:00" table:style-name="ce2">
            <text:p>26/02/2048</text:p>
          </table:table-cell>
          <table:table-cell office:value-type="date" office:date-value="2048-02-27T00:00:00" table:style-name="ce2">
            <text:p>27/02/2048</text:p>
          </table:table-cell>
          <table:table-cell office:value-type="date" office:date-value="2048-02-28T00:00:00" table:style-name="ce2">
            <text:p>28/02/2048</text:p>
          </table:table-cell>
          <table:table-cell office:value-type="date" office:date-value="2048-02-29T00:00:00" table:style-name="ce2">
            <text:p>29/02/2048</text:p>
          </table:table-cell>
          <table:table-cell office:value-type="date" office:date-value="2048-03-01T00:00:00" table:style-name="ce2">
            <text:p>01/03/2048</text:p>
          </table:table-cell>
          <table:table-cell office:value-type="date" office:date-value="2048-03-02T00:00:00" table:style-name="ce2">
            <text:p>02/03/2048</text:p>
          </table:table-cell>
          <table:table-cell office:value-type="date" office:date-value="2048-03-03T00:00:00" table:style-name="ce2">
            <text:p>03/03/2048</text:p>
          </table:table-cell>
          <table:table-cell office:value-type="date" office:date-value="2048-03-04T00:00:00" table:style-name="ce2">
            <text:p>04/03/2048</text:p>
          </table:table-cell>
          <table:table-cell office:value-type="date" office:date-value="2048-03-05T00:00:00" table:style-name="ce2">
            <text:p>05/03/2048</text:p>
          </table:table-cell>
          <table:table-cell office:value-type="date" office:date-value="2048-03-06T00:00:00" table:style-name="ce2">
            <text:p>06/03/2048</text:p>
          </table:table-cell>
          <table:table-cell office:value-type="date" office:date-value="2048-03-07T00:00:00" table:style-name="ce2">
            <text:p>07/03/2048</text:p>
          </table:table-cell>
          <table:table-cell office:value-type="date" office:date-value="2048-03-08T00:00:00" table:style-name="ce2">
            <text:p>08/03/2048</text:p>
          </table:table-cell>
          <table:table-cell office:value-type="date" office:date-value="2048-03-09T00:00:00" table:style-name="ce2">
            <text:p>09/03/2048</text:p>
          </table:table-cell>
          <table:table-cell office:value-type="date" office:date-value="2048-03-10T00:00:00" table:style-name="ce2">
            <text:p>10/03/2048</text:p>
          </table:table-cell>
          <table:table-cell office:value-type="date" office:date-value="2048-03-11T00:00:00" table:style-name="ce2">
            <text:p>11/03/2048</text:p>
          </table:table-cell>
          <table:table-cell office:value-type="date" office:date-value="2048-03-12T00:00:00" table:style-name="ce2">
            <text:p>12/03/2048</text:p>
          </table:table-cell>
          <table:table-cell office:value-type="date" office:date-value="2048-03-13T00:00:00" table:style-name="ce2">
            <text:p>13/03/2048</text:p>
          </table:table-cell>
          <table:table-cell office:value-type="date" office:date-value="2048-03-14T00:00:00" table:style-name="ce2">
            <text:p>14/03/2048</text:p>
          </table:table-cell>
          <table:table-cell office:value-type="date" office:date-value="2048-03-15T00:00:00" table:style-name="ce2">
            <text:p>15/03/2048</text:p>
          </table:table-cell>
          <table:table-cell office:value-type="date" office:date-value="2048-03-16T00:00:00" table:style-name="ce2">
            <text:p>16/03/2048</text:p>
          </table:table-cell>
          <table:table-cell office:value-type="date" office:date-value="2048-03-17T00:00:00" table:style-name="ce2">
            <text:p>17/03/2048</text:p>
          </table:table-cell>
          <table:table-cell office:value-type="date" office:date-value="2048-03-18T00:00:00" table:style-name="ce2">
            <text:p>18/03/2048</text:p>
          </table:table-cell>
          <table:table-cell office:value-type="date" office:date-value="2048-03-19T00:00:00" table:style-name="ce2">
            <text:p>19/03/2048</text:p>
          </table:table-cell>
          <table:table-cell office:value-type="date" office:date-value="2048-03-20T00:00:00" table:style-name="ce2">
            <text:p>20/03/2048</text:p>
          </table:table-cell>
          <table:table-cell office:value-type="date" office:date-value="2048-03-21T00:00:00" table:style-name="ce2">
            <text:p>21/03/2048</text:p>
          </table:table-cell>
          <table:table-cell office:value-type="date" office:date-value="2048-03-22T00:00:00" table:style-name="ce2">
            <text:p>22/03/2048</text:p>
          </table:table-cell>
          <table:table-cell office:value-type="date" office:date-value="2048-03-23T00:00:00" table:style-name="ce2">
            <text:p>23/03/2048</text:p>
          </table:table-cell>
          <table:table-cell office:value-type="date" office:date-value="2048-03-24T00:00:00" table:style-name="ce2">
            <text:p>24/03/2048</text:p>
          </table:table-cell>
          <table:table-cell office:value-type="date" office:date-value="2048-03-25T00:00:00" table:style-name="ce2">
            <text:p>25/03/2048</text:p>
          </table:table-cell>
          <table:table-cell office:value-type="date" office:date-value="2048-03-26T00:00:00" table:style-name="ce2">
            <text:p>26/03/2048</text:p>
          </table:table-cell>
          <table:table-cell office:value-type="date" office:date-value="2048-03-27T00:00:00" table:style-name="ce2">
            <text:p>27/03/2048</text:p>
          </table:table-cell>
          <table:table-cell office:value-type="date" office:date-value="2048-03-28T00:00:00" table:style-name="ce2">
            <text:p>28/03/2048</text:p>
          </table:table-cell>
          <table:table-cell office:value-type="date" office:date-value="2048-03-29T00:00:00" table:style-name="ce2">
            <text:p>29/03/2048</text:p>
          </table:table-cell>
          <table:table-cell office:value-type="date" office:date-value="2048-03-30T00:00:00" table:style-name="ce2">
            <text:p>30/03/2048</text:p>
          </table:table-cell>
          <table:table-cell office:value-type="date" office:date-value="2048-03-31T00:00:00" table:style-name="ce2">
            <text:p>31/03/2048</text:p>
          </table:table-cell>
          <table:table-cell office:value-type="date" office:date-value="2048-04-01T00:00:00" table:style-name="ce2">
            <text:p>01/04/2048</text:p>
          </table:table-cell>
          <table:table-cell office:value-type="date" office:date-value="2048-04-02T00:00:00" table:style-name="ce2">
            <text:p>02/04/2048</text:p>
          </table:table-cell>
          <table:table-cell office:value-type="date" office:date-value="2048-04-03T00:00:00" table:style-name="ce2">
            <text:p>03/04/2048</text:p>
          </table:table-cell>
          <table:table-cell office:value-type="date" office:date-value="2048-04-04T00:00:00" table:style-name="ce2">
            <text:p>04/04/2048</text:p>
          </table:table-cell>
          <table:table-cell office:value-type="date" office:date-value="2048-04-05T00:00:00" table:style-name="ce2">
            <text:p>05/04/2048</text:p>
          </table:table-cell>
          <table:table-cell office:value-type="date" office:date-value="2048-04-06T00:00:00" table:style-name="ce2">
            <text:p>06/04/2048</text:p>
          </table:table-cell>
          <table:table-cell office:value-type="date" office:date-value="2048-04-07T00:00:00" table:style-name="ce2">
            <text:p>07/04/2048</text:p>
          </table:table-cell>
          <table:table-cell office:value-type="date" office:date-value="2048-04-08T00:00:00" table:style-name="ce2">
            <text:p>08/04/2048</text:p>
          </table:table-cell>
          <table:table-cell office:value-type="date" office:date-value="2048-04-09T00:00:00" table:style-name="ce2">
            <text:p>09/04/2048</text:p>
          </table:table-cell>
          <table:table-cell office:value-type="date" office:date-value="2048-04-10T00:00:00" table:style-name="ce2">
            <text:p>10/04/2048</text:p>
          </table:table-cell>
          <table:table-cell office:value-type="date" office:date-value="2048-04-11T00:00:00" table:style-name="ce2">
            <text:p>11/04/2048</text:p>
          </table:table-cell>
          <table:table-cell office:value-type="date" office:date-value="2048-04-12T00:00:00" table:style-name="ce2">
            <text:p>12/04/2048</text:p>
          </table:table-cell>
          <table:table-cell office:value-type="date" office:date-value="2048-04-13T00:00:00" table:style-name="ce2">
            <text:p>13/04/2048</text:p>
          </table:table-cell>
          <table:table-cell office:value-type="date" office:date-value="2048-04-14T00:00:00" table:style-name="ce2">
            <text:p>14/04/2048</text:p>
          </table:table-cell>
          <table:table-cell office:value-type="date" office:date-value="2048-04-15T00:00:00" table:style-name="ce2">
            <text:p>15/04/2048</text:p>
          </table:table-cell>
          <table:table-cell office:value-type="date" office:date-value="2048-04-16T00:00:00" table:style-name="ce2">
            <text:p>16/04/2048</text:p>
          </table:table-cell>
          <table:table-cell office:value-type="date" office:date-value="2048-04-17T00:00:00" table:style-name="ce2">
            <text:p>17/04/2048</text:p>
          </table:table-cell>
          <table:table-cell office:value-type="date" office:date-value="2048-04-18T00:00:00" table:style-name="ce2">
            <text:p>18/04/2048</text:p>
          </table:table-cell>
          <table:table-cell office:value-type="date" office:date-value="2048-04-19T00:00:00" table:style-name="ce2">
            <text:p>19/04/2048</text:p>
          </table:table-cell>
          <table:table-cell office:value-type="date" office:date-value="2048-04-20T00:00:00" table:style-name="ce2">
            <text:p>20/04/2048</text:p>
          </table:table-cell>
          <table:table-cell office:value-type="date" office:date-value="2048-04-21T00:00:00" table:style-name="ce2">
            <text:p>21/04/2048</text:p>
          </table:table-cell>
          <table:table-cell office:value-type="date" office:date-value="2048-04-22T00:00:00" table:style-name="ce2">
            <text:p>22/04/2048</text:p>
          </table:table-cell>
          <table:table-cell office:value-type="date" office:date-value="2048-04-23T00:00:00" table:style-name="ce2">
            <text:p>23/04/2048</text:p>
          </table:table-cell>
          <table:table-cell office:value-type="date" office:date-value="2048-04-24T00:00:00" table:style-name="ce2">
            <text:p>24/04/2048</text:p>
          </table:table-cell>
          <table:table-cell office:value-type="date" office:date-value="2048-04-25T00:00:00" table:style-name="ce2">
            <text:p>25/04/2048</text:p>
          </table:table-cell>
          <table:table-cell office:value-type="date" office:date-value="2048-04-26T00:00:00" table:style-name="ce2">
            <text:p>26/04/2048</text:p>
          </table:table-cell>
          <table:table-cell office:value-type="date" office:date-value="2048-04-27T00:00:00" table:style-name="ce2">
            <text:p>27/04/2048</text:p>
          </table:table-cell>
          <table:table-cell office:value-type="date" office:date-value="2048-04-28T00:00:00" table:style-name="ce2">
            <text:p>28/04/2048</text:p>
          </table:table-cell>
          <table:table-cell office:value-type="date" office:date-value="2048-04-29T00:00:00" table:style-name="ce2">
            <text:p>29/04/2048</text:p>
          </table:table-cell>
          <table:table-cell office:value-type="date" office:date-value="2048-04-30T00:00:00" table:style-name="ce2">
            <text:p>30/04/2048</text:p>
          </table:table-cell>
          <table:table-cell office:value-type="date" office:date-value="2048-05-01T00:00:00" table:style-name="ce2">
            <text:p>01/05/2048</text:p>
          </table:table-cell>
          <table:table-cell office:value-type="date" office:date-value="2048-05-02T00:00:00" table:style-name="ce2">
            <text:p>02/05/2048</text:p>
          </table:table-cell>
          <table:table-cell office:value-type="date" office:date-value="2048-05-03T00:00:00" table:style-name="ce2">
            <text:p>03/05/2048</text:p>
          </table:table-cell>
          <table:table-cell office:value-type="date" office:date-value="2048-05-04T00:00:00" table:style-name="ce2">
            <text:p>04/05/2048</text:p>
          </table:table-cell>
          <table:table-cell office:value-type="date" office:date-value="2048-05-05T00:00:00" table:style-name="ce2">
            <text:p>05/05/2048</text:p>
          </table:table-cell>
          <table:table-cell office:value-type="date" office:date-value="2048-05-06T00:00:00" table:style-name="ce2">
            <text:p>06/05/2048</text:p>
          </table:table-cell>
          <table:table-cell office:value-type="date" office:date-value="2048-05-07T00:00:00" table:style-name="ce2">
            <text:p>07/05/2048</text:p>
          </table:table-cell>
          <table:table-cell office:value-type="date" office:date-value="2048-05-08T00:00:00" table:style-name="ce2">
            <text:p>08/05/2048</text:p>
          </table:table-cell>
          <table:table-cell office:value-type="date" office:date-value="2048-05-09T00:00:00" table:style-name="ce2">
            <text:p>09/05/2048</text:p>
          </table:table-cell>
          <table:table-cell office:value-type="date" office:date-value="2048-05-10T00:00:00" table:style-name="ce2">
            <text:p>10/05/2048</text:p>
          </table:table-cell>
          <table:table-cell office:value-type="date" office:date-value="2048-05-11T00:00:00" table:style-name="ce2">
            <text:p>11/05/2048</text:p>
          </table:table-cell>
          <table:table-cell office:value-type="date" office:date-value="2048-05-12T00:00:00" table:style-name="ce2">
            <text:p>12/05/2048</text:p>
          </table:table-cell>
          <table:table-cell office:value-type="date" office:date-value="2048-05-13T00:00:00" table:style-name="ce2">
            <text:p>13/05/2048</text:p>
          </table:table-cell>
          <table:table-cell office:value-type="date" office:date-value="2048-05-14T00:00:00" table:style-name="ce2">
            <text:p>14/05/2048</text:p>
          </table:table-cell>
          <table:table-cell office:value-type="date" office:date-value="2048-05-15T00:00:00" table:style-name="ce2">
            <text:p>15/05/2048</text:p>
          </table:table-cell>
          <table:table-cell office:value-type="date" office:date-value="2048-05-16T00:00:00" table:style-name="ce2">
            <text:p>16/05/2048</text:p>
          </table:table-cell>
          <table:table-cell office:value-type="date" office:date-value="2048-05-17T00:00:00" table:style-name="ce2">
            <text:p>17/05/2048</text:p>
          </table:table-cell>
          <table:table-cell office:value-type="date" office:date-value="2048-05-18T00:00:00" table:style-name="ce2">
            <text:p>18/05/2048</text:p>
          </table:table-cell>
          <table:table-cell office:value-type="date" office:date-value="2048-05-19T00:00:00" table:style-name="ce2">
            <text:p>19/05/2048</text:p>
          </table:table-cell>
          <table:table-cell office:value-type="date" office:date-value="2048-05-20T00:00:00" table:style-name="ce2">
            <text:p>20/05/2048</text:p>
          </table:table-cell>
          <table:table-cell office:value-type="date" office:date-value="2048-05-21T00:00:00" table:style-name="ce2">
            <text:p>21/05/2048</text:p>
          </table:table-cell>
          <table:table-cell table:number-columns-repeated="16284"/>
        </table:table-row>
        <table:table-row table:style-name="ro1">
          <table:table-cell office:value-type="date" office:date-value="2048-05-22T00:00:00" table:style-name="ce2">
            <text:p>22/05/2048</text:p>
          </table:table-cell>
          <table:table-cell office:value-type="date" office:date-value="2048-05-23T00:00:00" table:style-name="ce2">
            <text:p>23/05/2048</text:p>
          </table:table-cell>
          <table:table-cell office:value-type="date" office:date-value="2048-05-24T00:00:00" table:style-name="ce2">
            <text:p>24/05/2048</text:p>
          </table:table-cell>
          <table:table-cell office:value-type="date" office:date-value="2048-05-25T00:00:00" table:style-name="ce2">
            <text:p>25/05/2048</text:p>
          </table:table-cell>
          <table:table-cell office:value-type="date" office:date-value="2048-05-26T00:00:00" table:style-name="ce2">
            <text:p>26/05/2048</text:p>
          </table:table-cell>
          <table:table-cell office:value-type="date" office:date-value="2048-05-27T00:00:00" table:style-name="ce2">
            <text:p>27/05/2048</text:p>
          </table:table-cell>
          <table:table-cell office:value-type="date" office:date-value="2048-05-28T00:00:00" table:style-name="ce2">
            <text:p>28/05/2048</text:p>
          </table:table-cell>
          <table:table-cell office:value-type="date" office:date-value="2048-05-29T00:00:00" table:style-name="ce2">
            <text:p>29/05/2048</text:p>
          </table:table-cell>
          <table:table-cell office:value-type="date" office:date-value="2048-05-30T00:00:00" table:style-name="ce2">
            <text:p>30/05/2048</text:p>
          </table:table-cell>
          <table:table-cell office:value-type="date" office:date-value="2048-05-31T00:00:00" table:style-name="ce2">
            <text:p>31/05/2048</text:p>
          </table:table-cell>
          <table:table-cell office:value-type="date" office:date-value="2048-06-01T00:00:00" table:style-name="ce2">
            <text:p>01/06/2048</text:p>
          </table:table-cell>
          <table:table-cell office:value-type="date" office:date-value="2048-06-02T00:00:00" table:style-name="ce2">
            <text:p>02/06/2048</text:p>
          </table:table-cell>
          <table:table-cell office:value-type="date" office:date-value="2048-06-03T00:00:00" table:style-name="ce2">
            <text:p>03/06/2048</text:p>
          </table:table-cell>
          <table:table-cell office:value-type="date" office:date-value="2048-06-04T00:00:00" table:style-name="ce2">
            <text:p>04/06/2048</text:p>
          </table:table-cell>
          <table:table-cell office:value-type="date" office:date-value="2048-06-05T00:00:00" table:style-name="ce2">
            <text:p>05/06/2048</text:p>
          </table:table-cell>
          <table:table-cell office:value-type="date" office:date-value="2048-06-06T00:00:00" table:style-name="ce2">
            <text:p>06/06/2048</text:p>
          </table:table-cell>
          <table:table-cell office:value-type="date" office:date-value="2048-06-07T00:00:00" table:style-name="ce2">
            <text:p>07/06/2048</text:p>
          </table:table-cell>
          <table:table-cell office:value-type="date" office:date-value="2048-06-08T00:00:00" table:style-name="ce2">
            <text:p>08/06/2048</text:p>
          </table:table-cell>
          <table:table-cell office:value-type="date" office:date-value="2048-06-09T00:00:00" table:style-name="ce2">
            <text:p>09/06/2048</text:p>
          </table:table-cell>
          <table:table-cell office:value-type="date" office:date-value="2048-06-10T00:00:00" table:style-name="ce2">
            <text:p>10/06/2048</text:p>
          </table:table-cell>
          <table:table-cell office:value-type="date" office:date-value="2048-06-11T00:00:00" table:style-name="ce2">
            <text:p>11/06/2048</text:p>
          </table:table-cell>
          <table:table-cell office:value-type="date" office:date-value="2048-06-12T00:00:00" table:style-name="ce2">
            <text:p>12/06/2048</text:p>
          </table:table-cell>
          <table:table-cell office:value-type="date" office:date-value="2048-06-13T00:00:00" table:style-name="ce2">
            <text:p>13/06/2048</text:p>
          </table:table-cell>
          <table:table-cell office:value-type="date" office:date-value="2048-06-14T00:00:00" table:style-name="ce2">
            <text:p>14/06/2048</text:p>
          </table:table-cell>
          <table:table-cell office:value-type="date" office:date-value="2048-06-15T00:00:00" table:style-name="ce2">
            <text:p>15/06/2048</text:p>
          </table:table-cell>
          <table:table-cell office:value-type="date" office:date-value="2048-06-16T00:00:00" table:style-name="ce2">
            <text:p>16/06/2048</text:p>
          </table:table-cell>
          <table:table-cell office:value-type="date" office:date-value="2048-06-17T00:00:00" table:style-name="ce2">
            <text:p>17/06/2048</text:p>
          </table:table-cell>
          <table:table-cell office:value-type="date" office:date-value="2048-06-18T00:00:00" table:style-name="ce2">
            <text:p>18/06/2048</text:p>
          </table:table-cell>
          <table:table-cell office:value-type="date" office:date-value="2048-06-19T00:00:00" table:style-name="ce2">
            <text:p>19/06/2048</text:p>
          </table:table-cell>
          <table:table-cell office:value-type="date" office:date-value="2048-06-20T00:00:00" table:style-name="ce2">
            <text:p>20/06/2048</text:p>
          </table:table-cell>
          <table:table-cell office:value-type="date" office:date-value="2048-06-21T00:00:00" table:style-name="ce2">
            <text:p>21/06/2048</text:p>
          </table:table-cell>
          <table:table-cell office:value-type="date" office:date-value="2048-06-22T00:00:00" table:style-name="ce2">
            <text:p>22/06/2048</text:p>
          </table:table-cell>
          <table:table-cell office:value-type="date" office:date-value="2048-06-23T00:00:00" table:style-name="ce2">
            <text:p>23/06/2048</text:p>
          </table:table-cell>
          <table:table-cell office:value-type="date" office:date-value="2048-06-24T00:00:00" table:style-name="ce2">
            <text:p>24/06/2048</text:p>
          </table:table-cell>
          <table:table-cell office:value-type="date" office:date-value="2048-06-25T00:00:00" table:style-name="ce2">
            <text:p>25/06/2048</text:p>
          </table:table-cell>
          <table:table-cell office:value-type="date" office:date-value="2048-06-26T00:00:00" table:style-name="ce2">
            <text:p>26/06/2048</text:p>
          </table:table-cell>
          <table:table-cell office:value-type="date" office:date-value="2048-06-27T00:00:00" table:style-name="ce2">
            <text:p>27/06/2048</text:p>
          </table:table-cell>
          <table:table-cell office:value-type="date" office:date-value="2048-06-28T00:00:00" table:style-name="ce2">
            <text:p>28/06/2048</text:p>
          </table:table-cell>
          <table:table-cell office:value-type="date" office:date-value="2048-06-29T00:00:00" table:style-name="ce2">
            <text:p>29/06/2048</text:p>
          </table:table-cell>
          <table:table-cell office:value-type="date" office:date-value="2048-06-30T00:00:00" table:style-name="ce2">
            <text:p>30/06/2048</text:p>
          </table:table-cell>
          <table:table-cell office:value-type="date" office:date-value="2048-07-01T00:00:00" table:style-name="ce2">
            <text:p>01/07/2048</text:p>
          </table:table-cell>
          <table:table-cell office:value-type="date" office:date-value="2048-07-02T00:00:00" table:style-name="ce2">
            <text:p>02/07/2048</text:p>
          </table:table-cell>
          <table:table-cell office:value-type="date" office:date-value="2048-07-03T00:00:00" table:style-name="ce2">
            <text:p>03/07/2048</text:p>
          </table:table-cell>
          <table:table-cell office:value-type="date" office:date-value="2048-07-04T00:00:00" table:style-name="ce2">
            <text:p>04/07/2048</text:p>
          </table:table-cell>
          <table:table-cell office:value-type="date" office:date-value="2048-07-05T00:00:00" table:style-name="ce2">
            <text:p>05/07/2048</text:p>
          </table:table-cell>
          <table:table-cell office:value-type="date" office:date-value="2048-07-06T00:00:00" table:style-name="ce2">
            <text:p>06/07/2048</text:p>
          </table:table-cell>
          <table:table-cell office:value-type="date" office:date-value="2048-07-07T00:00:00" table:style-name="ce2">
            <text:p>07/07/2048</text:p>
          </table:table-cell>
          <table:table-cell office:value-type="date" office:date-value="2048-07-08T00:00:00" table:style-name="ce2">
            <text:p>08/07/2048</text:p>
          </table:table-cell>
          <table:table-cell office:value-type="date" office:date-value="2048-07-09T00:00:00" table:style-name="ce2">
            <text:p>09/07/2048</text:p>
          </table:table-cell>
          <table:table-cell office:value-type="date" office:date-value="2048-07-10T00:00:00" table:style-name="ce2">
            <text:p>10/07/2048</text:p>
          </table:table-cell>
          <table:table-cell office:value-type="date" office:date-value="2048-07-11T00:00:00" table:style-name="ce2">
            <text:p>11/07/2048</text:p>
          </table:table-cell>
          <table:table-cell office:value-type="date" office:date-value="2048-07-12T00:00:00" table:style-name="ce2">
            <text:p>12/07/2048</text:p>
          </table:table-cell>
          <table:table-cell office:value-type="date" office:date-value="2048-07-13T00:00:00" table:style-name="ce2">
            <text:p>13/07/2048</text:p>
          </table:table-cell>
          <table:table-cell office:value-type="date" office:date-value="2048-07-14T00:00:00" table:style-name="ce2">
            <text:p>14/07/2048</text:p>
          </table:table-cell>
          <table:table-cell office:value-type="date" office:date-value="2048-07-15T00:00:00" table:style-name="ce2">
            <text:p>15/07/2048</text:p>
          </table:table-cell>
          <table:table-cell office:value-type="date" office:date-value="2048-07-16T00:00:00" table:style-name="ce2">
            <text:p>16/07/2048</text:p>
          </table:table-cell>
          <table:table-cell office:value-type="date" office:date-value="2048-07-17T00:00:00" table:style-name="ce2">
            <text:p>17/07/2048</text:p>
          </table:table-cell>
          <table:table-cell office:value-type="date" office:date-value="2048-07-18T00:00:00" table:style-name="ce2">
            <text:p>18/07/2048</text:p>
          </table:table-cell>
          <table:table-cell office:value-type="date" office:date-value="2048-07-19T00:00:00" table:style-name="ce2">
            <text:p>19/07/2048</text:p>
          </table:table-cell>
          <table:table-cell office:value-type="date" office:date-value="2048-07-20T00:00:00" table:style-name="ce2">
            <text:p>20/07/2048</text:p>
          </table:table-cell>
          <table:table-cell office:value-type="date" office:date-value="2048-07-21T00:00:00" table:style-name="ce2">
            <text:p>21/07/2048</text:p>
          </table:table-cell>
          <table:table-cell office:value-type="date" office:date-value="2048-07-22T00:00:00" table:style-name="ce2">
            <text:p>22/07/2048</text:p>
          </table:table-cell>
          <table:table-cell office:value-type="date" office:date-value="2048-07-23T00:00:00" table:style-name="ce2">
            <text:p>23/07/2048</text:p>
          </table:table-cell>
          <table:table-cell office:value-type="date" office:date-value="2048-07-24T00:00:00" table:style-name="ce2">
            <text:p>24/07/2048</text:p>
          </table:table-cell>
          <table:table-cell office:value-type="date" office:date-value="2048-07-25T00:00:00" table:style-name="ce2">
            <text:p>25/07/2048</text:p>
          </table:table-cell>
          <table:table-cell office:value-type="date" office:date-value="2048-07-26T00:00:00" table:style-name="ce2">
            <text:p>26/07/2048</text:p>
          </table:table-cell>
          <table:table-cell office:value-type="date" office:date-value="2048-07-27T00:00:00" table:style-name="ce2">
            <text:p>27/07/2048</text:p>
          </table:table-cell>
          <table:table-cell office:value-type="date" office:date-value="2048-07-28T00:00:00" table:style-name="ce2">
            <text:p>28/07/2048</text:p>
          </table:table-cell>
          <table:table-cell office:value-type="date" office:date-value="2048-07-29T00:00:00" table:style-name="ce2">
            <text:p>29/07/2048</text:p>
          </table:table-cell>
          <table:table-cell office:value-type="date" office:date-value="2048-07-30T00:00:00" table:style-name="ce2">
            <text:p>30/07/2048</text:p>
          </table:table-cell>
          <table:table-cell office:value-type="date" office:date-value="2048-07-31T00:00:00" table:style-name="ce2">
            <text:p>31/07/2048</text:p>
          </table:table-cell>
          <table:table-cell office:value-type="date" office:date-value="2048-08-01T00:00:00" table:style-name="ce2">
            <text:p>01/08/2048</text:p>
          </table:table-cell>
          <table:table-cell office:value-type="date" office:date-value="2048-08-02T00:00:00" table:style-name="ce2">
            <text:p>02/08/2048</text:p>
          </table:table-cell>
          <table:table-cell office:value-type="date" office:date-value="2048-08-03T00:00:00" table:style-name="ce2">
            <text:p>03/08/2048</text:p>
          </table:table-cell>
          <table:table-cell office:value-type="date" office:date-value="2048-08-04T00:00:00" table:style-name="ce2">
            <text:p>04/08/2048</text:p>
          </table:table-cell>
          <table:table-cell office:value-type="date" office:date-value="2048-08-05T00:00:00" table:style-name="ce2">
            <text:p>05/08/2048</text:p>
          </table:table-cell>
          <table:table-cell office:value-type="date" office:date-value="2048-08-06T00:00:00" table:style-name="ce2">
            <text:p>06/08/2048</text:p>
          </table:table-cell>
          <table:table-cell office:value-type="date" office:date-value="2048-08-07T00:00:00" table:style-name="ce2">
            <text:p>07/08/2048</text:p>
          </table:table-cell>
          <table:table-cell office:value-type="date" office:date-value="2048-08-08T00:00:00" table:style-name="ce2">
            <text:p>08/08/2048</text:p>
          </table:table-cell>
          <table:table-cell office:value-type="date" office:date-value="2048-08-09T00:00:00" table:style-name="ce2">
            <text:p>09/08/2048</text:p>
          </table:table-cell>
          <table:table-cell office:value-type="date" office:date-value="2048-08-10T00:00:00" table:style-name="ce2">
            <text:p>10/08/2048</text:p>
          </table:table-cell>
          <table:table-cell office:value-type="date" office:date-value="2048-08-11T00:00:00" table:style-name="ce2">
            <text:p>11/08/2048</text:p>
          </table:table-cell>
          <table:table-cell office:value-type="date" office:date-value="2048-08-12T00:00:00" table:style-name="ce2">
            <text:p>12/08/2048</text:p>
          </table:table-cell>
          <table:table-cell office:value-type="date" office:date-value="2048-08-13T00:00:00" table:style-name="ce2">
            <text:p>13/08/2048</text:p>
          </table:table-cell>
          <table:table-cell office:value-type="date" office:date-value="2048-08-14T00:00:00" table:style-name="ce2">
            <text:p>14/08/2048</text:p>
          </table:table-cell>
          <table:table-cell office:value-type="date" office:date-value="2048-08-15T00:00:00" table:style-name="ce2">
            <text:p>15/08/2048</text:p>
          </table:table-cell>
          <table:table-cell office:value-type="date" office:date-value="2048-08-16T00:00:00" table:style-name="ce2">
            <text:p>16/08/2048</text:p>
          </table:table-cell>
          <table:table-cell office:value-type="date" office:date-value="2048-08-17T00:00:00" table:style-name="ce2">
            <text:p>17/08/2048</text:p>
          </table:table-cell>
          <table:table-cell office:value-type="date" office:date-value="2048-08-18T00:00:00" table:style-name="ce2">
            <text:p>18/08/2048</text:p>
          </table:table-cell>
          <table:table-cell office:value-type="date" office:date-value="2048-08-19T00:00:00" table:style-name="ce2">
            <text:p>19/08/2048</text:p>
          </table:table-cell>
          <table:table-cell office:value-type="date" office:date-value="2048-08-20T00:00:00" table:style-name="ce2">
            <text:p>20/08/2048</text:p>
          </table:table-cell>
          <table:table-cell office:value-type="date" office:date-value="2048-08-21T00:00:00" table:style-name="ce2">
            <text:p>21/08/2048</text:p>
          </table:table-cell>
          <table:table-cell office:value-type="date" office:date-value="2048-08-22T00:00:00" table:style-name="ce2">
            <text:p>22/08/2048</text:p>
          </table:table-cell>
          <table:table-cell office:value-type="date" office:date-value="2048-08-23T00:00:00" table:style-name="ce2">
            <text:p>23/08/2048</text:p>
          </table:table-cell>
          <table:table-cell office:value-type="date" office:date-value="2048-08-24T00:00:00" table:style-name="ce2">
            <text:p>24/08/2048</text:p>
          </table:table-cell>
          <table:table-cell office:value-type="date" office:date-value="2048-08-25T00:00:00" table:style-name="ce2">
            <text:p>25/08/2048</text:p>
          </table:table-cell>
          <table:table-cell office:value-type="date" office:date-value="2048-08-26T00:00:00" table:style-name="ce2">
            <text:p>26/08/2048</text:p>
          </table:table-cell>
          <table:table-cell office:value-type="date" office:date-value="2048-08-27T00:00:00" table:style-name="ce2">
            <text:p>27/08/2048</text:p>
          </table:table-cell>
          <table:table-cell office:value-type="date" office:date-value="2048-08-28T00:00:00" table:style-name="ce2">
            <text:p>28/08/2048</text:p>
          </table:table-cell>
          <table:table-cell office:value-type="date" office:date-value="2048-08-29T00:00:00" table:style-name="ce2">
            <text:p>29/08/2048</text:p>
          </table:table-cell>
          <table:table-cell table:number-columns-repeated="16284"/>
        </table:table-row>
        <table:table-row table:style-name="ro1">
          <table:table-cell office:value-type="date" office:date-value="2048-08-30T00:00:00" table:style-name="ce2">
            <text:p>30/08/2048</text:p>
          </table:table-cell>
          <table:table-cell office:value-type="date" office:date-value="2048-08-31T00:00:00" table:style-name="ce2">
            <text:p>31/08/2048</text:p>
          </table:table-cell>
          <table:table-cell office:value-type="date" office:date-value="2048-09-01T00:00:00" table:style-name="ce2">
            <text:p>01/09/2048</text:p>
          </table:table-cell>
          <table:table-cell office:value-type="date" office:date-value="2048-09-02T00:00:00" table:style-name="ce2">
            <text:p>02/09/2048</text:p>
          </table:table-cell>
          <table:table-cell office:value-type="date" office:date-value="2048-09-03T00:00:00" table:style-name="ce2">
            <text:p>03/09/2048</text:p>
          </table:table-cell>
          <table:table-cell office:value-type="date" office:date-value="2048-09-04T00:00:00" table:style-name="ce2">
            <text:p>04/09/2048</text:p>
          </table:table-cell>
          <table:table-cell office:value-type="date" office:date-value="2048-09-05T00:00:00" table:style-name="ce2">
            <text:p>05/09/2048</text:p>
          </table:table-cell>
          <table:table-cell office:value-type="date" office:date-value="2048-09-06T00:00:00" table:style-name="ce2">
            <text:p>06/09/2048</text:p>
          </table:table-cell>
          <table:table-cell office:value-type="date" office:date-value="2048-09-07T00:00:00" table:style-name="ce2">
            <text:p>07/09/2048</text:p>
          </table:table-cell>
          <table:table-cell office:value-type="date" office:date-value="2048-09-08T00:00:00" table:style-name="ce2">
            <text:p>08/09/2048</text:p>
          </table:table-cell>
          <table:table-cell office:value-type="date" office:date-value="2048-09-09T00:00:00" table:style-name="ce2">
            <text:p>09/09/2048</text:p>
          </table:table-cell>
          <table:table-cell office:value-type="date" office:date-value="2048-09-10T00:00:00" table:style-name="ce2">
            <text:p>10/09/2048</text:p>
          </table:table-cell>
          <table:table-cell office:value-type="date" office:date-value="2048-09-11T00:00:00" table:style-name="ce2">
            <text:p>11/09/2048</text:p>
          </table:table-cell>
          <table:table-cell office:value-type="date" office:date-value="2048-09-12T00:00:00" table:style-name="ce2">
            <text:p>12/09/2048</text:p>
          </table:table-cell>
          <table:table-cell office:value-type="date" office:date-value="2048-09-13T00:00:00" table:style-name="ce2">
            <text:p>13/09/2048</text:p>
          </table:table-cell>
          <table:table-cell office:value-type="date" office:date-value="2048-09-14T00:00:00" table:style-name="ce2">
            <text:p>14/09/2048</text:p>
          </table:table-cell>
          <table:table-cell office:value-type="date" office:date-value="2048-09-15T00:00:00" table:style-name="ce2">
            <text:p>15/09/2048</text:p>
          </table:table-cell>
          <table:table-cell office:value-type="date" office:date-value="2048-09-16T00:00:00" table:style-name="ce2">
            <text:p>16/09/2048</text:p>
          </table:table-cell>
          <table:table-cell office:value-type="date" office:date-value="2048-09-17T00:00:00" table:style-name="ce2">
            <text:p>17/09/2048</text:p>
          </table:table-cell>
          <table:table-cell office:value-type="date" office:date-value="2048-09-18T00:00:00" table:style-name="ce2">
            <text:p>18/09/2048</text:p>
          </table:table-cell>
          <table:table-cell office:value-type="date" office:date-value="2048-09-19T00:00:00" table:style-name="ce2">
            <text:p>19/09/2048</text:p>
          </table:table-cell>
          <table:table-cell office:value-type="date" office:date-value="2048-09-20T00:00:00" table:style-name="ce2">
            <text:p>20/09/2048</text:p>
          </table:table-cell>
          <table:table-cell office:value-type="date" office:date-value="2048-09-21T00:00:00" table:style-name="ce2">
            <text:p>21/09/2048</text:p>
          </table:table-cell>
          <table:table-cell office:value-type="date" office:date-value="2048-09-22T00:00:00" table:style-name="ce2">
            <text:p>22/09/2048</text:p>
          </table:table-cell>
          <table:table-cell office:value-type="date" office:date-value="2048-09-23T00:00:00" table:style-name="ce2">
            <text:p>23/09/2048</text:p>
          </table:table-cell>
          <table:table-cell office:value-type="date" office:date-value="2048-09-24T00:00:00" table:style-name="ce2">
            <text:p>24/09/2048</text:p>
          </table:table-cell>
          <table:table-cell office:value-type="date" office:date-value="2048-09-25T00:00:00" table:style-name="ce2">
            <text:p>25/09/2048</text:p>
          </table:table-cell>
          <table:table-cell office:value-type="date" office:date-value="2048-09-26T00:00:00" table:style-name="ce2">
            <text:p>26/09/2048</text:p>
          </table:table-cell>
          <table:table-cell office:value-type="date" office:date-value="2048-09-27T00:00:00" table:style-name="ce2">
            <text:p>27/09/2048</text:p>
          </table:table-cell>
          <table:table-cell office:value-type="date" office:date-value="2048-09-28T00:00:00" table:style-name="ce2">
            <text:p>28/09/2048</text:p>
          </table:table-cell>
          <table:table-cell office:value-type="date" office:date-value="2048-09-29T00:00:00" table:style-name="ce2">
            <text:p>29/09/2048</text:p>
          </table:table-cell>
          <table:table-cell office:value-type="date" office:date-value="2048-09-30T00:00:00" table:style-name="ce2">
            <text:p>30/09/2048</text:p>
          </table:table-cell>
          <table:table-cell office:value-type="date" office:date-value="2048-10-01T00:00:00" table:style-name="ce2">
            <text:p>01/10/2048</text:p>
          </table:table-cell>
          <table:table-cell office:value-type="date" office:date-value="2048-10-02T00:00:00" table:style-name="ce2">
            <text:p>02/10/2048</text:p>
          </table:table-cell>
          <table:table-cell office:value-type="date" office:date-value="2048-10-03T00:00:00" table:style-name="ce2">
            <text:p>03/10/2048</text:p>
          </table:table-cell>
          <table:table-cell office:value-type="date" office:date-value="2048-10-04T00:00:00" table:style-name="ce2">
            <text:p>04/10/2048</text:p>
          </table:table-cell>
          <table:table-cell office:value-type="date" office:date-value="2048-10-05T00:00:00" table:style-name="ce2">
            <text:p>05/10/2048</text:p>
          </table:table-cell>
          <table:table-cell office:value-type="date" office:date-value="2048-10-06T00:00:00" table:style-name="ce2">
            <text:p>06/10/2048</text:p>
          </table:table-cell>
          <table:table-cell office:value-type="date" office:date-value="2048-10-07T00:00:00" table:style-name="ce2">
            <text:p>07/10/2048</text:p>
          </table:table-cell>
          <table:table-cell office:value-type="date" office:date-value="2048-10-08T00:00:00" table:style-name="ce2">
            <text:p>08/10/2048</text:p>
          </table:table-cell>
          <table:table-cell office:value-type="date" office:date-value="2048-10-09T00:00:00" table:style-name="ce2">
            <text:p>09/10/2048</text:p>
          </table:table-cell>
          <table:table-cell office:value-type="date" office:date-value="2048-10-10T00:00:00" table:style-name="ce2">
            <text:p>10/10/2048</text:p>
          </table:table-cell>
          <table:table-cell office:value-type="date" office:date-value="2048-10-11T00:00:00" table:style-name="ce2">
            <text:p>11/10/2048</text:p>
          </table:table-cell>
          <table:table-cell office:value-type="date" office:date-value="2048-10-12T00:00:00" table:style-name="ce2">
            <text:p>12/10/2048</text:p>
          </table:table-cell>
          <table:table-cell office:value-type="date" office:date-value="2048-10-13T00:00:00" table:style-name="ce2">
            <text:p>13/10/2048</text:p>
          </table:table-cell>
          <table:table-cell office:value-type="date" office:date-value="2048-10-14T00:00:00" table:style-name="ce2">
            <text:p>14/10/2048</text:p>
          </table:table-cell>
          <table:table-cell office:value-type="date" office:date-value="2048-10-15T00:00:00" table:style-name="ce2">
            <text:p>15/10/2048</text:p>
          </table:table-cell>
          <table:table-cell office:value-type="date" office:date-value="2048-10-16T00:00:00" table:style-name="ce2">
            <text:p>16/10/2048</text:p>
          </table:table-cell>
          <table:table-cell office:value-type="date" office:date-value="2048-10-17T00:00:00" table:style-name="ce2">
            <text:p>17/10/2048</text:p>
          </table:table-cell>
          <table:table-cell office:value-type="date" office:date-value="2048-10-18T00:00:00" table:style-name="ce2">
            <text:p>18/10/2048</text:p>
          </table:table-cell>
          <table:table-cell office:value-type="date" office:date-value="2048-10-19T00:00:00" table:style-name="ce2">
            <text:p>19/10/2048</text:p>
          </table:table-cell>
          <table:table-cell office:value-type="date" office:date-value="2048-10-20T00:00:00" table:style-name="ce2">
            <text:p>20/10/2048</text:p>
          </table:table-cell>
          <table:table-cell office:value-type="date" office:date-value="2048-10-21T00:00:00" table:style-name="ce2">
            <text:p>21/10/2048</text:p>
          </table:table-cell>
          <table:table-cell office:value-type="date" office:date-value="2048-10-22T00:00:00" table:style-name="ce2">
            <text:p>22/10/2048</text:p>
          </table:table-cell>
          <table:table-cell office:value-type="date" office:date-value="2048-10-23T00:00:00" table:style-name="ce2">
            <text:p>23/10/2048</text:p>
          </table:table-cell>
          <table:table-cell office:value-type="date" office:date-value="2048-10-24T00:00:00" table:style-name="ce2">
            <text:p>24/10/2048</text:p>
          </table:table-cell>
          <table:table-cell office:value-type="date" office:date-value="2048-10-25T00:00:00" table:style-name="ce2">
            <text:p>25/10/2048</text:p>
          </table:table-cell>
          <table:table-cell office:value-type="date" office:date-value="2048-10-26T00:00:00" table:style-name="ce2">
            <text:p>26/10/2048</text:p>
          </table:table-cell>
          <table:table-cell office:value-type="date" office:date-value="2048-10-27T00:00:00" table:style-name="ce2">
            <text:p>27/10/2048</text:p>
          </table:table-cell>
          <table:table-cell office:value-type="date" office:date-value="2048-10-28T00:00:00" table:style-name="ce2">
            <text:p>28/10/2048</text:p>
          </table:table-cell>
          <table:table-cell office:value-type="date" office:date-value="2048-10-29T00:00:00" table:style-name="ce2">
            <text:p>29/10/2048</text:p>
          </table:table-cell>
          <table:table-cell office:value-type="date" office:date-value="2048-10-30T00:00:00" table:style-name="ce2">
            <text:p>30/10/2048</text:p>
          </table:table-cell>
          <table:table-cell office:value-type="date" office:date-value="2048-10-31T00:00:00" table:style-name="ce2">
            <text:p>31/10/2048</text:p>
          </table:table-cell>
          <table:table-cell office:value-type="date" office:date-value="2048-11-01T00:00:00" table:style-name="ce2">
            <text:p>01/11/2048</text:p>
          </table:table-cell>
          <table:table-cell office:value-type="date" office:date-value="2048-11-02T00:00:00" table:style-name="ce2">
            <text:p>02/11/2048</text:p>
          </table:table-cell>
          <table:table-cell office:value-type="date" office:date-value="2048-11-03T00:00:00" table:style-name="ce2">
            <text:p>03/11/2048</text:p>
          </table:table-cell>
          <table:table-cell office:value-type="date" office:date-value="2048-11-04T00:00:00" table:style-name="ce2">
            <text:p>04/11/2048</text:p>
          </table:table-cell>
          <table:table-cell office:value-type="date" office:date-value="2048-11-05T00:00:00" table:style-name="ce2">
            <text:p>05/11/2048</text:p>
          </table:table-cell>
          <table:table-cell office:value-type="date" office:date-value="2048-11-06T00:00:00" table:style-name="ce2">
            <text:p>06/11/2048</text:p>
          </table:table-cell>
          <table:table-cell office:value-type="date" office:date-value="2048-11-07T00:00:00" table:style-name="ce2">
            <text:p>07/11/2048</text:p>
          </table:table-cell>
          <table:table-cell office:value-type="date" office:date-value="2048-11-08T00:00:00" table:style-name="ce2">
            <text:p>08/11/2048</text:p>
          </table:table-cell>
          <table:table-cell office:value-type="date" office:date-value="2048-11-09T00:00:00" table:style-name="ce2">
            <text:p>09/11/2048</text:p>
          </table:table-cell>
          <table:table-cell office:value-type="date" office:date-value="2048-11-10T00:00:00" table:style-name="ce2">
            <text:p>10/11/2048</text:p>
          </table:table-cell>
          <table:table-cell office:value-type="date" office:date-value="2048-11-11T00:00:00" table:style-name="ce2">
            <text:p>11/11/2048</text:p>
          </table:table-cell>
          <table:table-cell office:value-type="date" office:date-value="2048-11-12T00:00:00" table:style-name="ce2">
            <text:p>12/11/2048</text:p>
          </table:table-cell>
          <table:table-cell office:value-type="date" office:date-value="2048-11-13T00:00:00" table:style-name="ce2">
            <text:p>13/11/2048</text:p>
          </table:table-cell>
          <table:table-cell office:value-type="date" office:date-value="2048-11-14T00:00:00" table:style-name="ce2">
            <text:p>14/11/2048</text:p>
          </table:table-cell>
          <table:table-cell office:value-type="date" office:date-value="2048-11-15T00:00:00" table:style-name="ce2">
            <text:p>15/11/2048</text:p>
          </table:table-cell>
          <table:table-cell office:value-type="date" office:date-value="2048-11-16T00:00:00" table:style-name="ce2">
            <text:p>16/11/2048</text:p>
          </table:table-cell>
          <table:table-cell office:value-type="date" office:date-value="2048-11-17T00:00:00" table:style-name="ce2">
            <text:p>17/11/2048</text:p>
          </table:table-cell>
          <table:table-cell office:value-type="date" office:date-value="2048-11-18T00:00:00" table:style-name="ce2">
            <text:p>18/11/2048</text:p>
          </table:table-cell>
          <table:table-cell office:value-type="date" office:date-value="2048-11-19T00:00:00" table:style-name="ce2">
            <text:p>19/11/2048</text:p>
          </table:table-cell>
          <table:table-cell office:value-type="date" office:date-value="2048-11-20T00:00:00" table:style-name="ce2">
            <text:p>20/11/2048</text:p>
          </table:table-cell>
          <table:table-cell office:value-type="date" office:date-value="2048-11-21T00:00:00" table:style-name="ce2">
            <text:p>21/11/2048</text:p>
          </table:table-cell>
          <table:table-cell office:value-type="date" office:date-value="2048-11-22T00:00:00" table:style-name="ce2">
            <text:p>22/11/2048</text:p>
          </table:table-cell>
          <table:table-cell office:value-type="date" office:date-value="2048-11-23T00:00:00" table:style-name="ce2">
            <text:p>23/11/2048</text:p>
          </table:table-cell>
          <table:table-cell office:value-type="date" office:date-value="2048-11-24T00:00:00" table:style-name="ce2">
            <text:p>24/11/2048</text:p>
          </table:table-cell>
          <table:table-cell office:value-type="date" office:date-value="2048-11-25T00:00:00" table:style-name="ce2">
            <text:p>25/11/2048</text:p>
          </table:table-cell>
          <table:table-cell office:value-type="date" office:date-value="2048-11-26T00:00:00" table:style-name="ce2">
            <text:p>26/11/2048</text:p>
          </table:table-cell>
          <table:table-cell office:value-type="date" office:date-value="2048-11-27T00:00:00" table:style-name="ce2">
            <text:p>27/11/2048</text:p>
          </table:table-cell>
          <table:table-cell office:value-type="date" office:date-value="2048-11-28T00:00:00" table:style-name="ce2">
            <text:p>28/11/2048</text:p>
          </table:table-cell>
          <table:table-cell office:value-type="date" office:date-value="2048-11-29T00:00:00" table:style-name="ce2">
            <text:p>29/11/2048</text:p>
          </table:table-cell>
          <table:table-cell office:value-type="date" office:date-value="2048-11-30T00:00:00" table:style-name="ce2">
            <text:p>30/11/2048</text:p>
          </table:table-cell>
          <table:table-cell office:value-type="date" office:date-value="2048-12-01T00:00:00" table:style-name="ce2">
            <text:p>01/12/2048</text:p>
          </table:table-cell>
          <table:table-cell office:value-type="date" office:date-value="2048-12-02T00:00:00" table:style-name="ce2">
            <text:p>02/12/2048</text:p>
          </table:table-cell>
          <table:table-cell office:value-type="date" office:date-value="2048-12-03T00:00:00" table:style-name="ce2">
            <text:p>03/12/2048</text:p>
          </table:table-cell>
          <table:table-cell office:value-type="date" office:date-value="2048-12-04T00:00:00" table:style-name="ce2">
            <text:p>04/12/2048</text:p>
          </table:table-cell>
          <table:table-cell office:value-type="date" office:date-value="2048-12-05T00:00:00" table:style-name="ce2">
            <text:p>05/12/2048</text:p>
          </table:table-cell>
          <table:table-cell office:value-type="date" office:date-value="2048-12-06T00:00:00" table:style-name="ce2">
            <text:p>06/12/2048</text:p>
          </table:table-cell>
          <table:table-cell office:value-type="date" office:date-value="2048-12-07T00:00:00" table:style-name="ce2">
            <text:p>07/12/2048</text:p>
          </table:table-cell>
          <table:table-cell table:number-columns-repeated="16284"/>
        </table:table-row>
        <table:table-row table:style-name="ro1">
          <table:table-cell office:value-type="date" office:date-value="2048-12-08T00:00:00" table:style-name="ce2">
            <text:p>08/12/2048</text:p>
          </table:table-cell>
          <table:table-cell office:value-type="date" office:date-value="2048-12-09T00:00:00" table:style-name="ce2">
            <text:p>09/12/2048</text:p>
          </table:table-cell>
          <table:table-cell office:value-type="date" office:date-value="2048-12-10T00:00:00" table:style-name="ce2">
            <text:p>10/12/2048</text:p>
          </table:table-cell>
          <table:table-cell office:value-type="date" office:date-value="2048-12-11T00:00:00" table:style-name="ce2">
            <text:p>11/12/2048</text:p>
          </table:table-cell>
          <table:table-cell office:value-type="date" office:date-value="2048-12-12T00:00:00" table:style-name="ce2">
            <text:p>12/12/2048</text:p>
          </table:table-cell>
          <table:table-cell office:value-type="date" office:date-value="2048-12-13T00:00:00" table:style-name="ce2">
            <text:p>13/12/2048</text:p>
          </table:table-cell>
          <table:table-cell office:value-type="date" office:date-value="2048-12-14T00:00:00" table:style-name="ce2">
            <text:p>14/12/2048</text:p>
          </table:table-cell>
          <table:table-cell office:value-type="date" office:date-value="2048-12-15T00:00:00" table:style-name="ce2">
            <text:p>15/12/2048</text:p>
          </table:table-cell>
          <table:table-cell office:value-type="date" office:date-value="2048-12-16T00:00:00" table:style-name="ce2">
            <text:p>16/12/2048</text:p>
          </table:table-cell>
          <table:table-cell office:value-type="date" office:date-value="2048-12-17T00:00:00" table:style-name="ce2">
            <text:p>17/12/2048</text:p>
          </table:table-cell>
          <table:table-cell office:value-type="date" office:date-value="2048-12-18T00:00:00" table:style-name="ce2">
            <text:p>18/12/2048</text:p>
          </table:table-cell>
          <table:table-cell office:value-type="date" office:date-value="2048-12-19T00:00:00" table:style-name="ce2">
            <text:p>19/12/2048</text:p>
          </table:table-cell>
          <table:table-cell office:value-type="date" office:date-value="2048-12-20T00:00:00" table:style-name="ce2">
            <text:p>20/12/2048</text:p>
          </table:table-cell>
          <table:table-cell office:value-type="date" office:date-value="2048-12-21T00:00:00" table:style-name="ce2">
            <text:p>21/12/2048</text:p>
          </table:table-cell>
          <table:table-cell office:value-type="date" office:date-value="2048-12-22T00:00:00" table:style-name="ce2">
            <text:p>22/12/2048</text:p>
          </table:table-cell>
          <table:table-cell office:value-type="date" office:date-value="2048-12-23T00:00:00" table:style-name="ce2">
            <text:p>23/12/2048</text:p>
          </table:table-cell>
          <table:table-cell office:value-type="date" office:date-value="2048-12-24T00:00:00" table:style-name="ce2">
            <text:p>24/12/2048</text:p>
          </table:table-cell>
          <table:table-cell office:value-type="date" office:date-value="2048-12-25T00:00:00" table:style-name="ce2">
            <text:p>25/12/2048</text:p>
          </table:table-cell>
          <table:table-cell office:value-type="date" office:date-value="2048-12-26T00:00:00" table:style-name="ce2">
            <text:p>26/12/2048</text:p>
          </table:table-cell>
          <table:table-cell office:value-type="date" office:date-value="2048-12-27T00:00:00" table:style-name="ce2">
            <text:p>27/12/2048</text:p>
          </table:table-cell>
          <table:table-cell office:value-type="date" office:date-value="2048-12-28T00:00:00" table:style-name="ce2">
            <text:p>28/12/2048</text:p>
          </table:table-cell>
          <table:table-cell office:value-type="date" office:date-value="2048-12-29T00:00:00" table:style-name="ce2">
            <text:p>29/12/2048</text:p>
          </table:table-cell>
          <table:table-cell office:value-type="date" office:date-value="2048-12-30T00:00:00" table:style-name="ce2">
            <text:p>30/12/2048</text:p>
          </table:table-cell>
          <table:table-cell office:value-type="date" office:date-value="2048-12-31T00:00:00" table:style-name="ce2">
            <text:p>31/12/2048</text:p>
          </table:table-cell>
          <table:table-cell office:value-type="date" office:date-value="2049-01-01T00:00:00" table:style-name="ce2">
            <text:p>01/01/2049</text:p>
          </table:table-cell>
          <table:table-cell office:value-type="date" office:date-value="2049-01-02T00:00:00" table:style-name="ce2">
            <text:p>02/01/2049</text:p>
          </table:table-cell>
          <table:table-cell office:value-type="date" office:date-value="2049-01-03T00:00:00" table:style-name="ce2">
            <text:p>03/01/2049</text:p>
          </table:table-cell>
          <table:table-cell office:value-type="date" office:date-value="2049-01-04T00:00:00" table:style-name="ce2">
            <text:p>04/01/2049</text:p>
          </table:table-cell>
          <table:table-cell office:value-type="date" office:date-value="2049-01-05T00:00:00" table:style-name="ce2">
            <text:p>05/01/2049</text:p>
          </table:table-cell>
          <table:table-cell office:value-type="date" office:date-value="2049-01-06T00:00:00" table:style-name="ce2">
            <text:p>06/01/2049</text:p>
          </table:table-cell>
          <table:table-cell office:value-type="date" office:date-value="2049-01-07T00:00:00" table:style-name="ce2">
            <text:p>07/01/2049</text:p>
          </table:table-cell>
          <table:table-cell office:value-type="date" office:date-value="2049-01-08T00:00:00" table:style-name="ce2">
            <text:p>08/01/2049</text:p>
          </table:table-cell>
          <table:table-cell office:value-type="date" office:date-value="2049-01-09T00:00:00" table:style-name="ce2">
            <text:p>09/01/2049</text:p>
          </table:table-cell>
          <table:table-cell office:value-type="date" office:date-value="2049-01-10T00:00:00" table:style-name="ce2">
            <text:p>10/01/2049</text:p>
          </table:table-cell>
          <table:table-cell office:value-type="date" office:date-value="2049-01-11T00:00:00" table:style-name="ce2">
            <text:p>11/01/2049</text:p>
          </table:table-cell>
          <table:table-cell office:value-type="date" office:date-value="2049-01-12T00:00:00" table:style-name="ce2">
            <text:p>12/01/2049</text:p>
          </table:table-cell>
          <table:table-cell office:value-type="date" office:date-value="2049-01-13T00:00:00" table:style-name="ce2">
            <text:p>13/01/2049</text:p>
          </table:table-cell>
          <table:table-cell office:value-type="date" office:date-value="2049-01-14T00:00:00" table:style-name="ce2">
            <text:p>14/01/2049</text:p>
          </table:table-cell>
          <table:table-cell office:value-type="date" office:date-value="2049-01-15T00:00:00" table:style-name="ce2">
            <text:p>15/01/2049</text:p>
          </table:table-cell>
          <table:table-cell office:value-type="date" office:date-value="2049-01-16T00:00:00" table:style-name="ce2">
            <text:p>16/01/2049</text:p>
          </table:table-cell>
          <table:table-cell office:value-type="date" office:date-value="2049-01-17T00:00:00" table:style-name="ce2">
            <text:p>17/01/2049</text:p>
          </table:table-cell>
          <table:table-cell office:value-type="date" office:date-value="2049-01-18T00:00:00" table:style-name="ce2">
            <text:p>18/01/2049</text:p>
          </table:table-cell>
          <table:table-cell office:value-type="date" office:date-value="2049-01-19T00:00:00" table:style-name="ce2">
            <text:p>19/01/2049</text:p>
          </table:table-cell>
          <table:table-cell office:value-type="date" office:date-value="2049-01-20T00:00:00" table:style-name="ce2">
            <text:p>20/01/2049</text:p>
          </table:table-cell>
          <table:table-cell office:value-type="date" office:date-value="2049-01-21T00:00:00" table:style-name="ce2">
            <text:p>21/01/2049</text:p>
          </table:table-cell>
          <table:table-cell office:value-type="date" office:date-value="2049-01-22T00:00:00" table:style-name="ce2">
            <text:p>22/01/2049</text:p>
          </table:table-cell>
          <table:table-cell office:value-type="date" office:date-value="2049-01-23T00:00:00" table:style-name="ce2">
            <text:p>23/01/2049</text:p>
          </table:table-cell>
          <table:table-cell office:value-type="date" office:date-value="2049-01-24T00:00:00" table:style-name="ce2">
            <text:p>24/01/2049</text:p>
          </table:table-cell>
          <table:table-cell office:value-type="date" office:date-value="2049-01-25T00:00:00" table:style-name="ce2">
            <text:p>25/01/2049</text:p>
          </table:table-cell>
          <table:table-cell office:value-type="date" office:date-value="2049-01-26T00:00:00" table:style-name="ce2">
            <text:p>26/01/2049</text:p>
          </table:table-cell>
          <table:table-cell office:value-type="date" office:date-value="2049-01-27T00:00:00" table:style-name="ce2">
            <text:p>27/01/2049</text:p>
          </table:table-cell>
          <table:table-cell office:value-type="date" office:date-value="2049-01-28T00:00:00" table:style-name="ce2">
            <text:p>28/01/2049</text:p>
          </table:table-cell>
          <table:table-cell office:value-type="date" office:date-value="2049-01-29T00:00:00" table:style-name="ce2">
            <text:p>29/01/2049</text:p>
          </table:table-cell>
          <table:table-cell office:value-type="date" office:date-value="2049-01-30T00:00:00" table:style-name="ce2">
            <text:p>30/01/2049</text:p>
          </table:table-cell>
          <table:table-cell office:value-type="date" office:date-value="2049-01-31T00:00:00" table:style-name="ce2">
            <text:p>31/01/2049</text:p>
          </table:table-cell>
          <table:table-cell office:value-type="date" office:date-value="2049-02-01T00:00:00" table:style-name="ce2">
            <text:p>01/02/2049</text:p>
          </table:table-cell>
          <table:table-cell office:value-type="date" office:date-value="2049-02-02T00:00:00" table:style-name="ce2">
            <text:p>02/02/2049</text:p>
          </table:table-cell>
          <table:table-cell office:value-type="date" office:date-value="2049-02-03T00:00:00" table:style-name="ce2">
            <text:p>03/02/2049</text:p>
          </table:table-cell>
          <table:table-cell office:value-type="date" office:date-value="2049-02-04T00:00:00" table:style-name="ce2">
            <text:p>04/02/2049</text:p>
          </table:table-cell>
          <table:table-cell office:value-type="date" office:date-value="2049-02-05T00:00:00" table:style-name="ce2">
            <text:p>05/02/2049</text:p>
          </table:table-cell>
          <table:table-cell office:value-type="date" office:date-value="2049-02-06T00:00:00" table:style-name="ce2">
            <text:p>06/02/2049</text:p>
          </table:table-cell>
          <table:table-cell office:value-type="date" office:date-value="2049-02-07T00:00:00" table:style-name="ce2">
            <text:p>07/02/2049</text:p>
          </table:table-cell>
          <table:table-cell office:value-type="date" office:date-value="2049-02-08T00:00:00" table:style-name="ce2">
            <text:p>08/02/2049</text:p>
          </table:table-cell>
          <table:table-cell office:value-type="date" office:date-value="2049-02-09T00:00:00" table:style-name="ce2">
            <text:p>09/02/2049</text:p>
          </table:table-cell>
          <table:table-cell office:value-type="date" office:date-value="2049-02-10T00:00:00" table:style-name="ce2">
            <text:p>10/02/2049</text:p>
          </table:table-cell>
          <table:table-cell office:value-type="date" office:date-value="2049-02-11T00:00:00" table:style-name="ce2">
            <text:p>11/02/2049</text:p>
          </table:table-cell>
          <table:table-cell office:value-type="date" office:date-value="2049-02-12T00:00:00" table:style-name="ce2">
            <text:p>12/02/2049</text:p>
          </table:table-cell>
          <table:table-cell office:value-type="date" office:date-value="2049-02-13T00:00:00" table:style-name="ce2">
            <text:p>13/02/2049</text:p>
          </table:table-cell>
          <table:table-cell office:value-type="date" office:date-value="2049-02-14T00:00:00" table:style-name="ce2">
            <text:p>14/02/2049</text:p>
          </table:table-cell>
          <table:table-cell office:value-type="date" office:date-value="2049-02-15T00:00:00" table:style-name="ce2">
            <text:p>15/02/2049</text:p>
          </table:table-cell>
          <table:table-cell office:value-type="date" office:date-value="2049-02-16T00:00:00" table:style-name="ce2">
            <text:p>16/02/2049</text:p>
          </table:table-cell>
          <table:table-cell office:value-type="date" office:date-value="2049-02-17T00:00:00" table:style-name="ce2">
            <text:p>17/02/2049</text:p>
          </table:table-cell>
          <table:table-cell office:value-type="date" office:date-value="2049-02-18T00:00:00" table:style-name="ce2">
            <text:p>18/02/2049</text:p>
          </table:table-cell>
          <table:table-cell office:value-type="date" office:date-value="2049-02-19T00:00:00" table:style-name="ce2">
            <text:p>19/02/2049</text:p>
          </table:table-cell>
          <table:table-cell office:value-type="date" office:date-value="2049-02-20T00:00:00" table:style-name="ce2">
            <text:p>20/02/2049</text:p>
          </table:table-cell>
          <table:table-cell office:value-type="date" office:date-value="2049-02-21T00:00:00" table:style-name="ce2">
            <text:p>21/02/2049</text:p>
          </table:table-cell>
          <table:table-cell office:value-type="date" office:date-value="2049-02-22T00:00:00" table:style-name="ce2">
            <text:p>22/02/2049</text:p>
          </table:table-cell>
          <table:table-cell office:value-type="date" office:date-value="2049-02-23T00:00:00" table:style-name="ce2">
            <text:p>23/02/2049</text:p>
          </table:table-cell>
          <table:table-cell office:value-type="date" office:date-value="2049-02-24T00:00:00" table:style-name="ce2">
            <text:p>24/02/2049</text:p>
          </table:table-cell>
          <table:table-cell office:value-type="date" office:date-value="2049-02-25T00:00:00" table:style-name="ce2">
            <text:p>25/02/2049</text:p>
          </table:table-cell>
          <table:table-cell office:value-type="date" office:date-value="2049-02-26T00:00:00" table:style-name="ce2">
            <text:p>26/02/2049</text:p>
          </table:table-cell>
          <table:table-cell office:value-type="date" office:date-value="2049-02-27T00:00:00" table:style-name="ce2">
            <text:p>27/02/2049</text:p>
          </table:table-cell>
          <table:table-cell office:value-type="date" office:date-value="2049-02-28T00:00:00" table:style-name="ce2">
            <text:p>28/02/2049</text:p>
          </table:table-cell>
          <table:table-cell office:value-type="date" office:date-value="2049-03-01T00:00:00" table:style-name="ce2">
            <text:p>01/03/2049</text:p>
          </table:table-cell>
          <table:table-cell office:value-type="date" office:date-value="2049-03-02T00:00:00" table:style-name="ce2">
            <text:p>02/03/2049</text:p>
          </table:table-cell>
          <table:table-cell office:value-type="date" office:date-value="2049-03-03T00:00:00" table:style-name="ce2">
            <text:p>03/03/2049</text:p>
          </table:table-cell>
          <table:table-cell office:value-type="date" office:date-value="2049-03-04T00:00:00" table:style-name="ce2">
            <text:p>04/03/2049</text:p>
          </table:table-cell>
          <table:table-cell office:value-type="date" office:date-value="2049-03-05T00:00:00" table:style-name="ce2">
            <text:p>05/03/2049</text:p>
          </table:table-cell>
          <table:table-cell office:value-type="date" office:date-value="2049-03-06T00:00:00" table:style-name="ce2">
            <text:p>06/03/2049</text:p>
          </table:table-cell>
          <table:table-cell office:value-type="date" office:date-value="2049-03-07T00:00:00" table:style-name="ce2">
            <text:p>07/03/2049</text:p>
          </table:table-cell>
          <table:table-cell office:value-type="date" office:date-value="2049-03-08T00:00:00" table:style-name="ce2">
            <text:p>08/03/2049</text:p>
          </table:table-cell>
          <table:table-cell office:value-type="date" office:date-value="2049-03-09T00:00:00" table:style-name="ce2">
            <text:p>09/03/2049</text:p>
          </table:table-cell>
          <table:table-cell office:value-type="date" office:date-value="2049-03-10T00:00:00" table:style-name="ce2">
            <text:p>10/03/2049</text:p>
          </table:table-cell>
          <table:table-cell office:value-type="date" office:date-value="2049-03-11T00:00:00" table:style-name="ce2">
            <text:p>11/03/2049</text:p>
          </table:table-cell>
          <table:table-cell office:value-type="date" office:date-value="2049-03-12T00:00:00" table:style-name="ce2">
            <text:p>12/03/2049</text:p>
          </table:table-cell>
          <table:table-cell office:value-type="date" office:date-value="2049-03-13T00:00:00" table:style-name="ce2">
            <text:p>13/03/2049</text:p>
          </table:table-cell>
          <table:table-cell office:value-type="date" office:date-value="2049-03-14T00:00:00" table:style-name="ce2">
            <text:p>14/03/2049</text:p>
          </table:table-cell>
          <table:table-cell office:value-type="date" office:date-value="2049-03-15T00:00:00" table:style-name="ce2">
            <text:p>15/03/2049</text:p>
          </table:table-cell>
          <table:table-cell office:value-type="date" office:date-value="2049-03-16T00:00:00" table:style-name="ce2">
            <text:p>16/03/2049</text:p>
          </table:table-cell>
          <table:table-cell office:value-type="date" office:date-value="2049-03-17T00:00:00" table:style-name="ce2">
            <text:p>17/03/2049</text:p>
          </table:table-cell>
          <table:table-cell table:number-columns-repeated="16284"/>
        </table:table-row>
        <table:table-row table:style-name="ro1">
          <table:table-cell office:value-type="date" office:date-value="2049-03-18T00:00:00" table:style-name="ce2">
            <text:p>18/03/2049</text:p>
          </table:table-cell>
          <table:table-cell office:value-type="date" office:date-value="2049-03-19T00:00:00" table:style-name="ce2">
            <text:p>19/03/2049</text:p>
          </table:table-cell>
          <table:table-cell office:value-type="date" office:date-value="2049-03-20T00:00:00" table:style-name="ce2">
            <text:p>20/03/2049</text:p>
          </table:table-cell>
          <table:table-cell office:value-type="date" office:date-value="2049-03-21T00:00:00" table:style-name="ce2">
            <text:p>21/03/2049</text:p>
          </table:table-cell>
          <table:table-cell office:value-type="date" office:date-value="2049-03-22T00:00:00" table:style-name="ce2">
            <text:p>22/03/2049</text:p>
          </table:table-cell>
          <table:table-cell office:value-type="date" office:date-value="2049-03-23T00:00:00" table:style-name="ce2">
            <text:p>23/03/2049</text:p>
          </table:table-cell>
          <table:table-cell office:value-type="date" office:date-value="2049-03-24T00:00:00" table:style-name="ce2">
            <text:p>24/03/2049</text:p>
          </table:table-cell>
          <table:table-cell office:value-type="date" office:date-value="2049-03-25T00:00:00" table:style-name="ce2">
            <text:p>25/03/2049</text:p>
          </table:table-cell>
          <table:table-cell office:value-type="date" office:date-value="2049-03-26T00:00:00" table:style-name="ce2">
            <text:p>26/03/2049</text:p>
          </table:table-cell>
          <table:table-cell office:value-type="date" office:date-value="2049-03-27T00:00:00" table:style-name="ce2">
            <text:p>27/03/2049</text:p>
          </table:table-cell>
          <table:table-cell office:value-type="date" office:date-value="2049-03-28T00:00:00" table:style-name="ce2">
            <text:p>28/03/2049</text:p>
          </table:table-cell>
          <table:table-cell office:value-type="date" office:date-value="2049-03-29T00:00:00" table:style-name="ce2">
            <text:p>29/03/2049</text:p>
          </table:table-cell>
          <table:table-cell office:value-type="date" office:date-value="2049-03-30T00:00:00" table:style-name="ce2">
            <text:p>30/03/2049</text:p>
          </table:table-cell>
          <table:table-cell office:value-type="date" office:date-value="2049-03-31T00:00:00" table:style-name="ce2">
            <text:p>31/03/2049</text:p>
          </table:table-cell>
          <table:table-cell office:value-type="date" office:date-value="2049-04-01T00:00:00" table:style-name="ce2">
            <text:p>01/04/2049</text:p>
          </table:table-cell>
          <table:table-cell office:value-type="date" office:date-value="2049-04-02T00:00:00" table:style-name="ce2">
            <text:p>02/04/2049</text:p>
          </table:table-cell>
          <table:table-cell office:value-type="date" office:date-value="2049-04-03T00:00:00" table:style-name="ce2">
            <text:p>03/04/2049</text:p>
          </table:table-cell>
          <table:table-cell office:value-type="date" office:date-value="2049-04-04T00:00:00" table:style-name="ce2">
            <text:p>04/04/2049</text:p>
          </table:table-cell>
          <table:table-cell office:value-type="date" office:date-value="2049-04-05T00:00:00" table:style-name="ce2">
            <text:p>05/04/2049</text:p>
          </table:table-cell>
          <table:table-cell office:value-type="date" office:date-value="2049-04-06T00:00:00" table:style-name="ce2">
            <text:p>06/04/2049</text:p>
          </table:table-cell>
          <table:table-cell office:value-type="date" office:date-value="2049-04-07T00:00:00" table:style-name="ce2">
            <text:p>07/04/2049</text:p>
          </table:table-cell>
          <table:table-cell office:value-type="date" office:date-value="2049-04-08T00:00:00" table:style-name="ce2">
            <text:p>08/04/2049</text:p>
          </table:table-cell>
          <table:table-cell office:value-type="date" office:date-value="2049-04-09T00:00:00" table:style-name="ce2">
            <text:p>09/04/2049</text:p>
          </table:table-cell>
          <table:table-cell office:value-type="date" office:date-value="2049-04-10T00:00:00" table:style-name="ce2">
            <text:p>10/04/2049</text:p>
          </table:table-cell>
          <table:table-cell office:value-type="date" office:date-value="2049-04-11T00:00:00" table:style-name="ce2">
            <text:p>11/04/2049</text:p>
          </table:table-cell>
          <table:table-cell office:value-type="date" office:date-value="2049-04-12T00:00:00" table:style-name="ce2">
            <text:p>12/04/2049</text:p>
          </table:table-cell>
          <table:table-cell office:value-type="date" office:date-value="2049-04-13T00:00:00" table:style-name="ce2">
            <text:p>13/04/2049</text:p>
          </table:table-cell>
          <table:table-cell office:value-type="date" office:date-value="2049-04-14T00:00:00" table:style-name="ce2">
            <text:p>14/04/2049</text:p>
          </table:table-cell>
          <table:table-cell office:value-type="date" office:date-value="2049-04-15T00:00:00" table:style-name="ce2">
            <text:p>15/04/2049</text:p>
          </table:table-cell>
          <table:table-cell office:value-type="date" office:date-value="2049-04-16T00:00:00" table:style-name="ce2">
            <text:p>16/04/2049</text:p>
          </table:table-cell>
          <table:table-cell office:value-type="date" office:date-value="2049-04-17T00:00:00" table:style-name="ce2">
            <text:p>17/04/2049</text:p>
          </table:table-cell>
          <table:table-cell office:value-type="date" office:date-value="2049-04-18T00:00:00" table:style-name="ce2">
            <text:p>18/04/2049</text:p>
          </table:table-cell>
          <table:table-cell office:value-type="date" office:date-value="2049-04-19T00:00:00" table:style-name="ce2">
            <text:p>19/04/2049</text:p>
          </table:table-cell>
          <table:table-cell office:value-type="date" office:date-value="2049-04-20T00:00:00" table:style-name="ce2">
            <text:p>20/04/2049</text:p>
          </table:table-cell>
          <table:table-cell office:value-type="date" office:date-value="2049-04-21T00:00:00" table:style-name="ce2">
            <text:p>21/04/2049</text:p>
          </table:table-cell>
          <table:table-cell office:value-type="date" office:date-value="2049-04-22T00:00:00" table:style-name="ce2">
            <text:p>22/04/2049</text:p>
          </table:table-cell>
          <table:table-cell office:value-type="date" office:date-value="2049-04-23T00:00:00" table:style-name="ce2">
            <text:p>23/04/2049</text:p>
          </table:table-cell>
          <table:table-cell office:value-type="date" office:date-value="2049-04-24T00:00:00" table:style-name="ce2">
            <text:p>24/04/2049</text:p>
          </table:table-cell>
          <table:table-cell office:value-type="date" office:date-value="2049-04-25T00:00:00" table:style-name="ce2">
            <text:p>25/04/2049</text:p>
          </table:table-cell>
          <table:table-cell office:value-type="date" office:date-value="2049-04-26T00:00:00" table:style-name="ce2">
            <text:p>26/04/2049</text:p>
          </table:table-cell>
          <table:table-cell office:value-type="date" office:date-value="2049-04-27T00:00:00" table:style-name="ce2">
            <text:p>27/04/2049</text:p>
          </table:table-cell>
          <table:table-cell office:value-type="date" office:date-value="2049-04-28T00:00:00" table:style-name="ce2">
            <text:p>28/04/2049</text:p>
          </table:table-cell>
          <table:table-cell office:value-type="date" office:date-value="2049-04-29T00:00:00" table:style-name="ce2">
            <text:p>29/04/2049</text:p>
          </table:table-cell>
          <table:table-cell office:value-type="date" office:date-value="2049-04-30T00:00:00" table:style-name="ce2">
            <text:p>30/04/2049</text:p>
          </table:table-cell>
          <table:table-cell office:value-type="date" office:date-value="2049-05-01T00:00:00" table:style-name="ce2">
            <text:p>01/05/2049</text:p>
          </table:table-cell>
          <table:table-cell office:value-type="date" office:date-value="2049-05-02T00:00:00" table:style-name="ce2">
            <text:p>02/05/2049</text:p>
          </table:table-cell>
          <table:table-cell office:value-type="date" office:date-value="2049-05-03T00:00:00" table:style-name="ce2">
            <text:p>03/05/2049</text:p>
          </table:table-cell>
          <table:table-cell office:value-type="date" office:date-value="2049-05-04T00:00:00" table:style-name="ce2">
            <text:p>04/05/2049</text:p>
          </table:table-cell>
          <table:table-cell office:value-type="date" office:date-value="2049-05-05T00:00:00" table:style-name="ce2">
            <text:p>05/05/2049</text:p>
          </table:table-cell>
          <table:table-cell office:value-type="date" office:date-value="2049-05-06T00:00:00" table:style-name="ce2">
            <text:p>06/05/2049</text:p>
          </table:table-cell>
          <table:table-cell office:value-type="date" office:date-value="2049-05-07T00:00:00" table:style-name="ce2">
            <text:p>07/05/2049</text:p>
          </table:table-cell>
          <table:table-cell office:value-type="date" office:date-value="2049-05-08T00:00:00" table:style-name="ce2">
            <text:p>08/05/2049</text:p>
          </table:table-cell>
          <table:table-cell office:value-type="date" office:date-value="2049-05-09T00:00:00" table:style-name="ce2">
            <text:p>09/05/2049</text:p>
          </table:table-cell>
          <table:table-cell office:value-type="date" office:date-value="2049-05-10T00:00:00" table:style-name="ce2">
            <text:p>10/05/2049</text:p>
          </table:table-cell>
          <table:table-cell office:value-type="date" office:date-value="2049-05-11T00:00:00" table:style-name="ce2">
            <text:p>11/05/2049</text:p>
          </table:table-cell>
          <table:table-cell office:value-type="date" office:date-value="2049-05-12T00:00:00" table:style-name="ce2">
            <text:p>12/05/2049</text:p>
          </table:table-cell>
          <table:table-cell office:value-type="date" office:date-value="2049-05-13T00:00:00" table:style-name="ce2">
            <text:p>13/05/2049</text:p>
          </table:table-cell>
          <table:table-cell office:value-type="date" office:date-value="2049-05-14T00:00:00" table:style-name="ce2">
            <text:p>14/05/2049</text:p>
          </table:table-cell>
          <table:table-cell office:value-type="date" office:date-value="2049-05-15T00:00:00" table:style-name="ce2">
            <text:p>15/05/2049</text:p>
          </table:table-cell>
          <table:table-cell office:value-type="date" office:date-value="2049-05-16T00:00:00" table:style-name="ce2">
            <text:p>16/05/2049</text:p>
          </table:table-cell>
          <table:table-cell office:value-type="date" office:date-value="2049-05-17T00:00:00" table:style-name="ce2">
            <text:p>17/05/2049</text:p>
          </table:table-cell>
          <table:table-cell office:value-type="date" office:date-value="2049-05-18T00:00:00" table:style-name="ce2">
            <text:p>18/05/2049</text:p>
          </table:table-cell>
          <table:table-cell office:value-type="date" office:date-value="2049-05-19T00:00:00" table:style-name="ce2">
            <text:p>19/05/2049</text:p>
          </table:table-cell>
          <table:table-cell office:value-type="date" office:date-value="2049-05-20T00:00:00" table:style-name="ce2">
            <text:p>20/05/2049</text:p>
          </table:table-cell>
          <table:table-cell office:value-type="date" office:date-value="2049-05-21T00:00:00" table:style-name="ce2">
            <text:p>21/05/2049</text:p>
          </table:table-cell>
          <table:table-cell office:value-type="date" office:date-value="2049-05-22T00:00:00" table:style-name="ce2">
            <text:p>22/05/2049</text:p>
          </table:table-cell>
          <table:table-cell office:value-type="date" office:date-value="2049-05-23T00:00:00" table:style-name="ce2">
            <text:p>23/05/2049</text:p>
          </table:table-cell>
          <table:table-cell office:value-type="date" office:date-value="2049-05-24T00:00:00" table:style-name="ce2">
            <text:p>24/05/2049</text:p>
          </table:table-cell>
          <table:table-cell office:value-type="date" office:date-value="2049-05-25T00:00:00" table:style-name="ce2">
            <text:p>25/05/2049</text:p>
          </table:table-cell>
          <table:table-cell office:value-type="date" office:date-value="2049-05-26T00:00:00" table:style-name="ce2">
            <text:p>26/05/2049</text:p>
          </table:table-cell>
          <table:table-cell office:value-type="date" office:date-value="2049-05-27T00:00:00" table:style-name="ce2">
            <text:p>27/05/2049</text:p>
          </table:table-cell>
          <table:table-cell office:value-type="date" office:date-value="2049-05-28T00:00:00" table:style-name="ce2">
            <text:p>28/05/2049</text:p>
          </table:table-cell>
          <table:table-cell office:value-type="date" office:date-value="2049-05-29T00:00:00" table:style-name="ce2">
            <text:p>29/05/2049</text:p>
          </table:table-cell>
          <table:table-cell office:value-type="date" office:date-value="2049-05-30T00:00:00" table:style-name="ce2">
            <text:p>30/05/2049</text:p>
          </table:table-cell>
          <table:table-cell office:value-type="date" office:date-value="2049-05-31T00:00:00" table:style-name="ce2">
            <text:p>31/05/2049</text:p>
          </table:table-cell>
          <table:table-cell office:value-type="date" office:date-value="2049-06-01T00:00:00" table:style-name="ce2">
            <text:p>01/06/2049</text:p>
          </table:table-cell>
          <table:table-cell office:value-type="date" office:date-value="2049-06-02T00:00:00" table:style-name="ce2">
            <text:p>02/06/2049</text:p>
          </table:table-cell>
          <table:table-cell office:value-type="date" office:date-value="2049-06-03T00:00:00" table:style-name="ce2">
            <text:p>03/06/2049</text:p>
          </table:table-cell>
          <table:table-cell office:value-type="date" office:date-value="2049-06-04T00:00:00" table:style-name="ce2">
            <text:p>04/06/2049</text:p>
          </table:table-cell>
          <table:table-cell office:value-type="date" office:date-value="2049-06-05T00:00:00" table:style-name="ce2">
            <text:p>05/06/2049</text:p>
          </table:table-cell>
          <table:table-cell office:value-type="date" office:date-value="2049-06-06T00:00:00" table:style-name="ce2">
            <text:p>06/06/2049</text:p>
          </table:table-cell>
          <table:table-cell office:value-type="date" office:date-value="2049-06-07T00:00:00" table:style-name="ce2">
            <text:p>07/06/2049</text:p>
          </table:table-cell>
          <table:table-cell office:value-type="date" office:date-value="2049-06-08T00:00:00" table:style-name="ce2">
            <text:p>08/06/2049</text:p>
          </table:table-cell>
          <table:table-cell office:value-type="date" office:date-value="2049-06-09T00:00:00" table:style-name="ce2">
            <text:p>09/06/2049</text:p>
          </table:table-cell>
          <table:table-cell office:value-type="date" office:date-value="2049-06-10T00:00:00" table:style-name="ce2">
            <text:p>10/06/2049</text:p>
          </table:table-cell>
          <table:table-cell office:value-type="date" office:date-value="2049-06-11T00:00:00" table:style-name="ce2">
            <text:p>11/06/2049</text:p>
          </table:table-cell>
          <table:table-cell office:value-type="date" office:date-value="2049-06-12T00:00:00" table:style-name="ce2">
            <text:p>12/06/2049</text:p>
          </table:table-cell>
          <table:table-cell office:value-type="date" office:date-value="2049-06-13T00:00:00" table:style-name="ce2">
            <text:p>13/06/2049</text:p>
          </table:table-cell>
          <table:table-cell office:value-type="date" office:date-value="2049-06-14T00:00:00" table:style-name="ce2">
            <text:p>14/06/2049</text:p>
          </table:table-cell>
          <table:table-cell office:value-type="date" office:date-value="2049-06-15T00:00:00" table:style-name="ce2">
            <text:p>15/06/2049</text:p>
          </table:table-cell>
          <table:table-cell office:value-type="date" office:date-value="2049-06-16T00:00:00" table:style-name="ce2">
            <text:p>16/06/2049</text:p>
          </table:table-cell>
          <table:table-cell office:value-type="date" office:date-value="2049-06-17T00:00:00" table:style-name="ce2">
            <text:p>17/06/2049</text:p>
          </table:table-cell>
          <table:table-cell office:value-type="date" office:date-value="2049-06-18T00:00:00" table:style-name="ce2">
            <text:p>18/06/2049</text:p>
          </table:table-cell>
          <table:table-cell office:value-type="date" office:date-value="2049-06-19T00:00:00" table:style-name="ce2">
            <text:p>19/06/2049</text:p>
          </table:table-cell>
          <table:table-cell office:value-type="date" office:date-value="2049-06-20T00:00:00" table:style-name="ce2">
            <text:p>20/06/2049</text:p>
          </table:table-cell>
          <table:table-cell office:value-type="date" office:date-value="2049-06-21T00:00:00" table:style-name="ce2">
            <text:p>21/06/2049</text:p>
          </table:table-cell>
          <table:table-cell office:value-type="date" office:date-value="2049-06-22T00:00:00" table:style-name="ce2">
            <text:p>22/06/2049</text:p>
          </table:table-cell>
          <table:table-cell office:value-type="date" office:date-value="2049-06-23T00:00:00" table:style-name="ce2">
            <text:p>23/06/2049</text:p>
          </table:table-cell>
          <table:table-cell office:value-type="date" office:date-value="2049-06-24T00:00:00" table:style-name="ce2">
            <text:p>24/06/2049</text:p>
          </table:table-cell>
          <table:table-cell office:value-type="date" office:date-value="2049-06-25T00:00:00" table:style-name="ce2">
            <text:p>25/06/2049</text:p>
          </table:table-cell>
          <table:table-cell table:number-columns-repeated="16284"/>
        </table:table-row>
        <table:table-row table:style-name="ro1">
          <table:table-cell office:value-type="date" office:date-value="2049-06-26T00:00:00" table:style-name="ce2">
            <text:p>26/06/2049</text:p>
          </table:table-cell>
          <table:table-cell office:value-type="date" office:date-value="2049-06-27T00:00:00" table:style-name="ce2">
            <text:p>27/06/2049</text:p>
          </table:table-cell>
          <table:table-cell office:value-type="date" office:date-value="2049-06-28T00:00:00" table:style-name="ce2">
            <text:p>28/06/2049</text:p>
          </table:table-cell>
          <table:table-cell office:value-type="date" office:date-value="2049-06-29T00:00:00" table:style-name="ce2">
            <text:p>29/06/2049</text:p>
          </table:table-cell>
          <table:table-cell office:value-type="date" office:date-value="2049-06-30T00:00:00" table:style-name="ce2">
            <text:p>30/06/2049</text:p>
          </table:table-cell>
          <table:table-cell office:value-type="date" office:date-value="2049-07-01T00:00:00" table:style-name="ce2">
            <text:p>01/07/2049</text:p>
          </table:table-cell>
          <table:table-cell office:value-type="date" office:date-value="2049-07-02T00:00:00" table:style-name="ce2">
            <text:p>02/07/2049</text:p>
          </table:table-cell>
          <table:table-cell office:value-type="date" office:date-value="2049-07-03T00:00:00" table:style-name="ce2">
            <text:p>03/07/2049</text:p>
          </table:table-cell>
          <table:table-cell office:value-type="date" office:date-value="2049-07-04T00:00:00" table:style-name="ce2">
            <text:p>04/07/2049</text:p>
          </table:table-cell>
          <table:table-cell office:value-type="date" office:date-value="2049-07-05T00:00:00" table:style-name="ce2">
            <text:p>05/07/2049</text:p>
          </table:table-cell>
          <table:table-cell office:value-type="date" office:date-value="2049-07-06T00:00:00" table:style-name="ce2">
            <text:p>06/07/2049</text:p>
          </table:table-cell>
          <table:table-cell office:value-type="date" office:date-value="2049-07-07T00:00:00" table:style-name="ce2">
            <text:p>07/07/2049</text:p>
          </table:table-cell>
          <table:table-cell office:value-type="date" office:date-value="2049-07-08T00:00:00" table:style-name="ce2">
            <text:p>08/07/2049</text:p>
          </table:table-cell>
          <table:table-cell office:value-type="date" office:date-value="2049-07-09T00:00:00" table:style-name="ce2">
            <text:p>09/07/2049</text:p>
          </table:table-cell>
          <table:table-cell office:value-type="date" office:date-value="2049-07-10T00:00:00" table:style-name="ce2">
            <text:p>10/07/2049</text:p>
          </table:table-cell>
          <table:table-cell office:value-type="date" office:date-value="2049-07-11T00:00:00" table:style-name="ce2">
            <text:p>11/07/2049</text:p>
          </table:table-cell>
          <table:table-cell office:value-type="date" office:date-value="2049-07-12T00:00:00" table:style-name="ce2">
            <text:p>12/07/2049</text:p>
          </table:table-cell>
          <table:table-cell office:value-type="date" office:date-value="2049-07-13T00:00:00" table:style-name="ce2">
            <text:p>13/07/2049</text:p>
          </table:table-cell>
          <table:table-cell office:value-type="date" office:date-value="2049-07-14T00:00:00" table:style-name="ce2">
            <text:p>14/07/2049</text:p>
          </table:table-cell>
          <table:table-cell office:value-type="date" office:date-value="2049-07-15T00:00:00" table:style-name="ce2">
            <text:p>15/07/2049</text:p>
          </table:table-cell>
          <table:table-cell office:value-type="date" office:date-value="2049-07-16T00:00:00" table:style-name="ce2">
            <text:p>16/07/2049</text:p>
          </table:table-cell>
          <table:table-cell office:value-type="date" office:date-value="2049-07-17T00:00:00" table:style-name="ce2">
            <text:p>17/07/2049</text:p>
          </table:table-cell>
          <table:table-cell office:value-type="date" office:date-value="2049-07-18T00:00:00" table:style-name="ce2">
            <text:p>18/07/2049</text:p>
          </table:table-cell>
          <table:table-cell office:value-type="date" office:date-value="2049-07-19T00:00:00" table:style-name="ce2">
            <text:p>19/07/2049</text:p>
          </table:table-cell>
          <table:table-cell office:value-type="date" office:date-value="2049-07-20T00:00:00" table:style-name="ce2">
            <text:p>20/07/2049</text:p>
          </table:table-cell>
          <table:table-cell office:value-type="date" office:date-value="2049-07-21T00:00:00" table:style-name="ce2">
            <text:p>21/07/2049</text:p>
          </table:table-cell>
          <table:table-cell office:value-type="date" office:date-value="2049-07-22T00:00:00" table:style-name="ce2">
            <text:p>22/07/2049</text:p>
          </table:table-cell>
          <table:table-cell office:value-type="date" office:date-value="2049-07-23T00:00:00" table:style-name="ce2">
            <text:p>23/07/2049</text:p>
          </table:table-cell>
          <table:table-cell office:value-type="date" office:date-value="2049-07-24T00:00:00" table:style-name="ce2">
            <text:p>24/07/2049</text:p>
          </table:table-cell>
          <table:table-cell office:value-type="date" office:date-value="2049-07-25T00:00:00" table:style-name="ce2">
            <text:p>25/07/2049</text:p>
          </table:table-cell>
          <table:table-cell office:value-type="date" office:date-value="2049-07-26T00:00:00" table:style-name="ce2">
            <text:p>26/07/2049</text:p>
          </table:table-cell>
          <table:table-cell office:value-type="date" office:date-value="2049-07-27T00:00:00" table:style-name="ce2">
            <text:p>27/07/2049</text:p>
          </table:table-cell>
          <table:table-cell office:value-type="date" office:date-value="2049-07-28T00:00:00" table:style-name="ce2">
            <text:p>28/07/2049</text:p>
          </table:table-cell>
          <table:table-cell office:value-type="date" office:date-value="2049-07-29T00:00:00" table:style-name="ce2">
            <text:p>29/07/2049</text:p>
          </table:table-cell>
          <table:table-cell office:value-type="date" office:date-value="2049-07-30T00:00:00" table:style-name="ce2">
            <text:p>30/07/2049</text:p>
          </table:table-cell>
          <table:table-cell office:value-type="date" office:date-value="2049-07-31T00:00:00" table:style-name="ce2">
            <text:p>31/07/2049</text:p>
          </table:table-cell>
          <table:table-cell office:value-type="date" office:date-value="2049-08-01T00:00:00" table:style-name="ce2">
            <text:p>01/08/2049</text:p>
          </table:table-cell>
          <table:table-cell office:value-type="date" office:date-value="2049-08-02T00:00:00" table:style-name="ce2">
            <text:p>02/08/2049</text:p>
          </table:table-cell>
          <table:table-cell office:value-type="date" office:date-value="2049-08-03T00:00:00" table:style-name="ce2">
            <text:p>03/08/2049</text:p>
          </table:table-cell>
          <table:table-cell office:value-type="date" office:date-value="2049-08-04T00:00:00" table:style-name="ce2">
            <text:p>04/08/2049</text:p>
          </table:table-cell>
          <table:table-cell office:value-type="date" office:date-value="2049-08-05T00:00:00" table:style-name="ce2">
            <text:p>05/08/2049</text:p>
          </table:table-cell>
          <table:table-cell office:value-type="date" office:date-value="2049-08-06T00:00:00" table:style-name="ce2">
            <text:p>06/08/2049</text:p>
          </table:table-cell>
          <table:table-cell office:value-type="date" office:date-value="2049-08-07T00:00:00" table:style-name="ce2">
            <text:p>07/08/2049</text:p>
          </table:table-cell>
          <table:table-cell office:value-type="date" office:date-value="2049-08-08T00:00:00" table:style-name="ce2">
            <text:p>08/08/2049</text:p>
          </table:table-cell>
          <table:table-cell office:value-type="date" office:date-value="2049-08-09T00:00:00" table:style-name="ce2">
            <text:p>09/08/2049</text:p>
          </table:table-cell>
          <table:table-cell office:value-type="date" office:date-value="2049-08-10T00:00:00" table:style-name="ce2">
            <text:p>10/08/2049</text:p>
          </table:table-cell>
          <table:table-cell office:value-type="date" office:date-value="2049-08-11T00:00:00" table:style-name="ce2">
            <text:p>11/08/2049</text:p>
          </table:table-cell>
          <table:table-cell office:value-type="date" office:date-value="2049-08-12T00:00:00" table:style-name="ce2">
            <text:p>12/08/2049</text:p>
          </table:table-cell>
          <table:table-cell office:value-type="date" office:date-value="2049-08-13T00:00:00" table:style-name="ce2">
            <text:p>13/08/2049</text:p>
          </table:table-cell>
          <table:table-cell office:value-type="date" office:date-value="2049-08-14T00:00:00" table:style-name="ce2">
            <text:p>14/08/2049</text:p>
          </table:table-cell>
          <table:table-cell office:value-type="date" office:date-value="2049-08-15T00:00:00" table:style-name="ce2">
            <text:p>15/08/2049</text:p>
          </table:table-cell>
          <table:table-cell office:value-type="date" office:date-value="2049-08-16T00:00:00" table:style-name="ce2">
            <text:p>16/08/2049</text:p>
          </table:table-cell>
          <table:table-cell office:value-type="date" office:date-value="2049-08-17T00:00:00" table:style-name="ce2">
            <text:p>17/08/2049</text:p>
          </table:table-cell>
          <table:table-cell office:value-type="date" office:date-value="2049-08-18T00:00:00" table:style-name="ce2">
            <text:p>18/08/2049</text:p>
          </table:table-cell>
          <table:table-cell office:value-type="date" office:date-value="2049-08-19T00:00:00" table:style-name="ce2">
            <text:p>19/08/2049</text:p>
          </table:table-cell>
          <table:table-cell office:value-type="date" office:date-value="2049-08-20T00:00:00" table:style-name="ce2">
            <text:p>20/08/2049</text:p>
          </table:table-cell>
          <table:table-cell office:value-type="date" office:date-value="2049-08-21T00:00:00" table:style-name="ce2">
            <text:p>21/08/2049</text:p>
          </table:table-cell>
          <table:table-cell office:value-type="date" office:date-value="2049-08-22T00:00:00" table:style-name="ce2">
            <text:p>22/08/2049</text:p>
          </table:table-cell>
          <table:table-cell office:value-type="date" office:date-value="2049-08-23T00:00:00" table:style-name="ce2">
            <text:p>23/08/2049</text:p>
          </table:table-cell>
          <table:table-cell office:value-type="date" office:date-value="2049-08-24T00:00:00" table:style-name="ce2">
            <text:p>24/08/2049</text:p>
          </table:table-cell>
          <table:table-cell office:value-type="date" office:date-value="2049-08-25T00:00:00" table:style-name="ce2">
            <text:p>25/08/2049</text:p>
          </table:table-cell>
          <table:table-cell office:value-type="date" office:date-value="2049-08-26T00:00:00" table:style-name="ce2">
            <text:p>26/08/2049</text:p>
          </table:table-cell>
          <table:table-cell office:value-type="date" office:date-value="2049-08-27T00:00:00" table:style-name="ce2">
            <text:p>27/08/2049</text:p>
          </table:table-cell>
          <table:table-cell office:value-type="date" office:date-value="2049-08-28T00:00:00" table:style-name="ce2">
            <text:p>28/08/2049</text:p>
          </table:table-cell>
          <table:table-cell office:value-type="date" office:date-value="2049-08-29T00:00:00" table:style-name="ce2">
            <text:p>29/08/2049</text:p>
          </table:table-cell>
          <table:table-cell office:value-type="date" office:date-value="2049-08-30T00:00:00" table:style-name="ce2">
            <text:p>30/08/2049</text:p>
          </table:table-cell>
          <table:table-cell office:value-type="date" office:date-value="2049-08-31T00:00:00" table:style-name="ce2">
            <text:p>31/08/2049</text:p>
          </table:table-cell>
          <table:table-cell office:value-type="date" office:date-value="2049-09-01T00:00:00" table:style-name="ce2">
            <text:p>01/09/2049</text:p>
          </table:table-cell>
          <table:table-cell office:value-type="date" office:date-value="2049-09-02T00:00:00" table:style-name="ce2">
            <text:p>02/09/2049</text:p>
          </table:table-cell>
          <table:table-cell office:value-type="date" office:date-value="2049-09-03T00:00:00" table:style-name="ce2">
            <text:p>03/09/2049</text:p>
          </table:table-cell>
          <table:table-cell office:value-type="date" office:date-value="2049-09-04T00:00:00" table:style-name="ce2">
            <text:p>04/09/2049</text:p>
          </table:table-cell>
          <table:table-cell office:value-type="date" office:date-value="2049-09-05T00:00:00" table:style-name="ce2">
            <text:p>05/09/2049</text:p>
          </table:table-cell>
          <table:table-cell office:value-type="date" office:date-value="2049-09-06T00:00:00" table:style-name="ce2">
            <text:p>06/09/2049</text:p>
          </table:table-cell>
          <table:table-cell office:value-type="date" office:date-value="2049-09-07T00:00:00" table:style-name="ce2">
            <text:p>07/09/2049</text:p>
          </table:table-cell>
          <table:table-cell office:value-type="date" office:date-value="2049-09-08T00:00:00" table:style-name="ce2">
            <text:p>08/09/2049</text:p>
          </table:table-cell>
          <table:table-cell office:value-type="date" office:date-value="2049-09-09T00:00:00" table:style-name="ce2">
            <text:p>09/09/2049</text:p>
          </table:table-cell>
          <table:table-cell office:value-type="date" office:date-value="2049-09-10T00:00:00" table:style-name="ce2">
            <text:p>10/09/2049</text:p>
          </table:table-cell>
          <table:table-cell office:value-type="date" office:date-value="2049-09-11T00:00:00" table:style-name="ce2">
            <text:p>11/09/2049</text:p>
          </table:table-cell>
          <table:table-cell office:value-type="date" office:date-value="2049-09-12T00:00:00" table:style-name="ce2">
            <text:p>12/09/2049</text:p>
          </table:table-cell>
          <table:table-cell office:value-type="date" office:date-value="2049-09-13T00:00:00" table:style-name="ce2">
            <text:p>13/09/2049</text:p>
          </table:table-cell>
          <table:table-cell office:value-type="date" office:date-value="2049-09-14T00:00:00" table:style-name="ce2">
            <text:p>14/09/2049</text:p>
          </table:table-cell>
          <table:table-cell office:value-type="date" office:date-value="2049-09-15T00:00:00" table:style-name="ce2">
            <text:p>15/09/2049</text:p>
          </table:table-cell>
          <table:table-cell office:value-type="date" office:date-value="2049-09-16T00:00:00" table:style-name="ce2">
            <text:p>16/09/2049</text:p>
          </table:table-cell>
          <table:table-cell office:value-type="date" office:date-value="2049-09-17T00:00:00" table:style-name="ce2">
            <text:p>17/09/2049</text:p>
          </table:table-cell>
          <table:table-cell office:value-type="date" office:date-value="2049-09-18T00:00:00" table:style-name="ce2">
            <text:p>18/09/2049</text:p>
          </table:table-cell>
          <table:table-cell office:value-type="date" office:date-value="2049-09-19T00:00:00" table:style-name="ce2">
            <text:p>19/09/2049</text:p>
          </table:table-cell>
          <table:table-cell office:value-type="date" office:date-value="2049-09-20T00:00:00" table:style-name="ce2">
            <text:p>20/09/2049</text:p>
          </table:table-cell>
          <table:table-cell office:value-type="date" office:date-value="2049-09-21T00:00:00" table:style-name="ce2">
            <text:p>21/09/2049</text:p>
          </table:table-cell>
          <table:table-cell office:value-type="date" office:date-value="2049-09-22T00:00:00" table:style-name="ce2">
            <text:p>22/09/2049</text:p>
          </table:table-cell>
          <table:table-cell office:value-type="date" office:date-value="2049-09-23T00:00:00" table:style-name="ce2">
            <text:p>23/09/2049</text:p>
          </table:table-cell>
          <table:table-cell office:value-type="date" office:date-value="2049-09-24T00:00:00" table:style-name="ce2">
            <text:p>24/09/2049</text:p>
          </table:table-cell>
          <table:table-cell office:value-type="date" office:date-value="2049-09-25T00:00:00" table:style-name="ce2">
            <text:p>25/09/2049</text:p>
          </table:table-cell>
          <table:table-cell office:value-type="date" office:date-value="2049-09-26T00:00:00" table:style-name="ce2">
            <text:p>26/09/2049</text:p>
          </table:table-cell>
          <table:table-cell office:value-type="date" office:date-value="2049-09-27T00:00:00" table:style-name="ce2">
            <text:p>27/09/2049</text:p>
          </table:table-cell>
          <table:table-cell office:value-type="date" office:date-value="2049-09-28T00:00:00" table:style-name="ce2">
            <text:p>28/09/2049</text:p>
          </table:table-cell>
          <table:table-cell office:value-type="date" office:date-value="2049-09-29T00:00:00" table:style-name="ce2">
            <text:p>29/09/2049</text:p>
          </table:table-cell>
          <table:table-cell office:value-type="date" office:date-value="2049-09-30T00:00:00" table:style-name="ce2">
            <text:p>30/09/2049</text:p>
          </table:table-cell>
          <table:table-cell office:value-type="date" office:date-value="2049-10-01T00:00:00" table:style-name="ce2">
            <text:p>01/10/2049</text:p>
          </table:table-cell>
          <table:table-cell office:value-type="date" office:date-value="2049-10-02T00:00:00" table:style-name="ce2">
            <text:p>02/10/2049</text:p>
          </table:table-cell>
          <table:table-cell office:value-type="date" office:date-value="2049-10-03T00:00:00" table:style-name="ce2">
            <text:p>03/10/2049</text:p>
          </table:table-cell>
          <table:table-cell table:number-columns-repeated="16284"/>
        </table:table-row>
        <table:table-row table:style-name="ro1">
          <table:table-cell office:value-type="date" office:date-value="2049-10-04T00:00:00" table:style-name="ce2">
            <text:p>04/10/2049</text:p>
          </table:table-cell>
          <table:table-cell office:value-type="date" office:date-value="2049-10-05T00:00:00" table:style-name="ce2">
            <text:p>05/10/2049</text:p>
          </table:table-cell>
          <table:table-cell office:value-type="date" office:date-value="2049-10-06T00:00:00" table:style-name="ce2">
            <text:p>06/10/2049</text:p>
          </table:table-cell>
          <table:table-cell office:value-type="date" office:date-value="2049-10-07T00:00:00" table:style-name="ce2">
            <text:p>07/10/2049</text:p>
          </table:table-cell>
          <table:table-cell office:value-type="date" office:date-value="2049-10-08T00:00:00" table:style-name="ce2">
            <text:p>08/10/2049</text:p>
          </table:table-cell>
          <table:table-cell office:value-type="date" office:date-value="2049-10-09T00:00:00" table:style-name="ce2">
            <text:p>09/10/2049</text:p>
          </table:table-cell>
          <table:table-cell office:value-type="date" office:date-value="2049-10-10T00:00:00" table:style-name="ce2">
            <text:p>10/10/2049</text:p>
          </table:table-cell>
          <table:table-cell office:value-type="date" office:date-value="2049-10-11T00:00:00" table:style-name="ce2">
            <text:p>11/10/2049</text:p>
          </table:table-cell>
          <table:table-cell office:value-type="date" office:date-value="2049-10-12T00:00:00" table:style-name="ce2">
            <text:p>12/10/2049</text:p>
          </table:table-cell>
          <table:table-cell office:value-type="date" office:date-value="2049-10-13T00:00:00" table:style-name="ce2">
            <text:p>13/10/2049</text:p>
          </table:table-cell>
          <table:table-cell office:value-type="date" office:date-value="2049-10-14T00:00:00" table:style-name="ce2">
            <text:p>14/10/2049</text:p>
          </table:table-cell>
          <table:table-cell office:value-type="date" office:date-value="2049-10-15T00:00:00" table:style-name="ce2">
            <text:p>15/10/2049</text:p>
          </table:table-cell>
          <table:table-cell office:value-type="date" office:date-value="2049-10-16T00:00:00" table:style-name="ce2">
            <text:p>16/10/2049</text:p>
          </table:table-cell>
          <table:table-cell office:value-type="date" office:date-value="2049-10-17T00:00:00" table:style-name="ce2">
            <text:p>17/10/2049</text:p>
          </table:table-cell>
          <table:table-cell office:value-type="date" office:date-value="2049-10-18T00:00:00" table:style-name="ce2">
            <text:p>18/10/2049</text:p>
          </table:table-cell>
          <table:table-cell office:value-type="date" office:date-value="2049-10-19T00:00:00" table:style-name="ce2">
            <text:p>19/10/2049</text:p>
          </table:table-cell>
          <table:table-cell office:value-type="date" office:date-value="2049-10-20T00:00:00" table:style-name="ce2">
            <text:p>20/10/2049</text:p>
          </table:table-cell>
          <table:table-cell office:value-type="date" office:date-value="2049-10-21T00:00:00" table:style-name="ce2">
            <text:p>21/10/2049</text:p>
          </table:table-cell>
          <table:table-cell office:value-type="date" office:date-value="2049-10-22T00:00:00" table:style-name="ce2">
            <text:p>22/10/2049</text:p>
          </table:table-cell>
          <table:table-cell office:value-type="date" office:date-value="2049-10-23T00:00:00" table:style-name="ce2">
            <text:p>23/10/2049</text:p>
          </table:table-cell>
          <table:table-cell office:value-type="date" office:date-value="2049-10-24T00:00:00" table:style-name="ce2">
            <text:p>24/10/2049</text:p>
          </table:table-cell>
          <table:table-cell office:value-type="date" office:date-value="2049-10-25T00:00:00" table:style-name="ce2">
            <text:p>25/10/2049</text:p>
          </table:table-cell>
          <table:table-cell office:value-type="date" office:date-value="2049-10-26T00:00:00" table:style-name="ce2">
            <text:p>26/10/2049</text:p>
          </table:table-cell>
          <table:table-cell office:value-type="date" office:date-value="2049-10-27T00:00:00" table:style-name="ce2">
            <text:p>27/10/2049</text:p>
          </table:table-cell>
          <table:table-cell office:value-type="date" office:date-value="2049-10-28T00:00:00" table:style-name="ce2">
            <text:p>28/10/2049</text:p>
          </table:table-cell>
          <table:table-cell office:value-type="date" office:date-value="2049-10-29T00:00:00" table:style-name="ce2">
            <text:p>29/10/2049</text:p>
          </table:table-cell>
          <table:table-cell office:value-type="date" office:date-value="2049-10-30T00:00:00" table:style-name="ce2">
            <text:p>30/10/2049</text:p>
          </table:table-cell>
          <table:table-cell office:value-type="date" office:date-value="2049-10-31T00:00:00" table:style-name="ce2">
            <text:p>31/10/2049</text:p>
          </table:table-cell>
          <table:table-cell office:value-type="date" office:date-value="2049-11-01T00:00:00" table:style-name="ce2">
            <text:p>01/11/2049</text:p>
          </table:table-cell>
          <table:table-cell office:value-type="date" office:date-value="2049-11-02T00:00:00" table:style-name="ce2">
            <text:p>02/11/2049</text:p>
          </table:table-cell>
          <table:table-cell office:value-type="date" office:date-value="2049-11-03T00:00:00" table:style-name="ce2">
            <text:p>03/11/2049</text:p>
          </table:table-cell>
          <table:table-cell office:value-type="date" office:date-value="2049-11-04T00:00:00" table:style-name="ce2">
            <text:p>04/11/2049</text:p>
          </table:table-cell>
          <table:table-cell office:value-type="date" office:date-value="2049-11-05T00:00:00" table:style-name="ce2">
            <text:p>05/11/2049</text:p>
          </table:table-cell>
          <table:table-cell office:value-type="date" office:date-value="2049-11-06T00:00:00" table:style-name="ce2">
            <text:p>06/11/2049</text:p>
          </table:table-cell>
          <table:table-cell office:value-type="date" office:date-value="2049-11-07T00:00:00" table:style-name="ce2">
            <text:p>07/11/2049</text:p>
          </table:table-cell>
          <table:table-cell office:value-type="date" office:date-value="2049-11-08T00:00:00" table:style-name="ce2">
            <text:p>08/11/2049</text:p>
          </table:table-cell>
          <table:table-cell office:value-type="date" office:date-value="2049-11-09T00:00:00" table:style-name="ce2">
            <text:p>09/11/2049</text:p>
          </table:table-cell>
          <table:table-cell office:value-type="date" office:date-value="2049-11-10T00:00:00" table:style-name="ce2">
            <text:p>10/11/2049</text:p>
          </table:table-cell>
          <table:table-cell office:value-type="date" office:date-value="2049-11-11T00:00:00" table:style-name="ce2">
            <text:p>11/11/2049</text:p>
          </table:table-cell>
          <table:table-cell office:value-type="date" office:date-value="2049-11-12T00:00:00" table:style-name="ce2">
            <text:p>12/11/2049</text:p>
          </table:table-cell>
          <table:table-cell office:value-type="date" office:date-value="2049-11-13T00:00:00" table:style-name="ce2">
            <text:p>13/11/2049</text:p>
          </table:table-cell>
          <table:table-cell office:value-type="date" office:date-value="2049-11-14T00:00:00" table:style-name="ce2">
            <text:p>14/11/2049</text:p>
          </table:table-cell>
          <table:table-cell office:value-type="date" office:date-value="2049-11-15T00:00:00" table:style-name="ce2">
            <text:p>15/11/2049</text:p>
          </table:table-cell>
          <table:table-cell office:value-type="date" office:date-value="2049-11-16T00:00:00" table:style-name="ce2">
            <text:p>16/11/2049</text:p>
          </table:table-cell>
          <table:table-cell office:value-type="date" office:date-value="2049-11-17T00:00:00" table:style-name="ce2">
            <text:p>17/11/2049</text:p>
          </table:table-cell>
          <table:table-cell office:value-type="date" office:date-value="2049-11-18T00:00:00" table:style-name="ce2">
            <text:p>18/11/2049</text:p>
          </table:table-cell>
          <table:table-cell office:value-type="date" office:date-value="2049-11-19T00:00:00" table:style-name="ce2">
            <text:p>19/11/2049</text:p>
          </table:table-cell>
          <table:table-cell office:value-type="date" office:date-value="2049-11-20T00:00:00" table:style-name="ce2">
            <text:p>20/11/2049</text:p>
          </table:table-cell>
          <table:table-cell office:value-type="date" office:date-value="2049-11-21T00:00:00" table:style-name="ce2">
            <text:p>21/11/2049</text:p>
          </table:table-cell>
          <table:table-cell office:value-type="date" office:date-value="2049-11-22T00:00:00" table:style-name="ce2">
            <text:p>22/11/2049</text:p>
          </table:table-cell>
          <table:table-cell office:value-type="date" office:date-value="2049-11-23T00:00:00" table:style-name="ce2">
            <text:p>23/11/2049</text:p>
          </table:table-cell>
          <table:table-cell office:value-type="date" office:date-value="2049-11-24T00:00:00" table:style-name="ce2">
            <text:p>24/11/2049</text:p>
          </table:table-cell>
          <table:table-cell office:value-type="date" office:date-value="2049-11-25T00:00:00" table:style-name="ce2">
            <text:p>25/11/2049</text:p>
          </table:table-cell>
          <table:table-cell office:value-type="date" office:date-value="2049-11-26T00:00:00" table:style-name="ce2">
            <text:p>26/11/2049</text:p>
          </table:table-cell>
          <table:table-cell office:value-type="date" office:date-value="2049-11-27T00:00:00" table:style-name="ce2">
            <text:p>27/11/2049</text:p>
          </table:table-cell>
          <table:table-cell office:value-type="date" office:date-value="2049-11-28T00:00:00" table:style-name="ce2">
            <text:p>28/11/2049</text:p>
          </table:table-cell>
          <table:table-cell office:value-type="date" office:date-value="2049-11-29T00:00:00" table:style-name="ce2">
            <text:p>29/11/2049</text:p>
          </table:table-cell>
          <table:table-cell office:value-type="date" office:date-value="2049-11-30T00:00:00" table:style-name="ce2">
            <text:p>30/11/2049</text:p>
          </table:table-cell>
          <table:table-cell office:value-type="date" office:date-value="2049-12-01T00:00:00" table:style-name="ce2">
            <text:p>01/12/2049</text:p>
          </table:table-cell>
          <table:table-cell office:value-type="date" office:date-value="2049-12-02T00:00:00" table:style-name="ce2">
            <text:p>02/12/2049</text:p>
          </table:table-cell>
          <table:table-cell office:value-type="date" office:date-value="2049-12-03T00:00:00" table:style-name="ce2">
            <text:p>03/12/2049</text:p>
          </table:table-cell>
          <table:table-cell office:value-type="date" office:date-value="2049-12-04T00:00:00" table:style-name="ce2">
            <text:p>04/12/2049</text:p>
          </table:table-cell>
          <table:table-cell office:value-type="date" office:date-value="2049-12-05T00:00:00" table:style-name="ce2">
            <text:p>05/12/2049</text:p>
          </table:table-cell>
          <table:table-cell office:value-type="date" office:date-value="2049-12-06T00:00:00" table:style-name="ce2">
            <text:p>06/12/2049</text:p>
          </table:table-cell>
          <table:table-cell office:value-type="date" office:date-value="2049-12-07T00:00:00" table:style-name="ce2">
            <text:p>07/12/2049</text:p>
          </table:table-cell>
          <table:table-cell office:value-type="date" office:date-value="2049-12-08T00:00:00" table:style-name="ce2">
            <text:p>08/12/2049</text:p>
          </table:table-cell>
          <table:table-cell office:value-type="date" office:date-value="2049-12-09T00:00:00" table:style-name="ce2">
            <text:p>09/12/2049</text:p>
          </table:table-cell>
          <table:table-cell office:value-type="date" office:date-value="2049-12-10T00:00:00" table:style-name="ce2">
            <text:p>10/12/2049</text:p>
          </table:table-cell>
          <table:table-cell office:value-type="date" office:date-value="2049-12-11T00:00:00" table:style-name="ce2">
            <text:p>11/12/2049</text:p>
          </table:table-cell>
          <table:table-cell office:value-type="date" office:date-value="2049-12-12T00:00:00" table:style-name="ce2">
            <text:p>12/12/2049</text:p>
          </table:table-cell>
          <table:table-cell office:value-type="date" office:date-value="2049-12-13T00:00:00" table:style-name="ce2">
            <text:p>13/12/2049</text:p>
          </table:table-cell>
          <table:table-cell office:value-type="date" office:date-value="2049-12-14T00:00:00" table:style-name="ce2">
            <text:p>14/12/2049</text:p>
          </table:table-cell>
          <table:table-cell office:value-type="date" office:date-value="2049-12-15T00:00:00" table:style-name="ce2">
            <text:p>15/12/2049</text:p>
          </table:table-cell>
          <table:table-cell office:value-type="date" office:date-value="2049-12-16T00:00:00" table:style-name="ce2">
            <text:p>16/12/2049</text:p>
          </table:table-cell>
          <table:table-cell office:value-type="date" office:date-value="2049-12-17T00:00:00" table:style-name="ce2">
            <text:p>17/12/2049</text:p>
          </table:table-cell>
          <table:table-cell office:value-type="date" office:date-value="2049-12-18T00:00:00" table:style-name="ce2">
            <text:p>18/12/2049</text:p>
          </table:table-cell>
          <table:table-cell office:value-type="date" office:date-value="2049-12-19T00:00:00" table:style-name="ce2">
            <text:p>19/12/2049</text:p>
          </table:table-cell>
          <table:table-cell office:value-type="date" office:date-value="2049-12-20T00:00:00" table:style-name="ce2">
            <text:p>20/12/2049</text:p>
          </table:table-cell>
          <table:table-cell office:value-type="date" office:date-value="2049-12-21T00:00:00" table:style-name="ce2">
            <text:p>21/12/2049</text:p>
          </table:table-cell>
          <table:table-cell office:value-type="date" office:date-value="2049-12-22T00:00:00" table:style-name="ce2">
            <text:p>22/12/2049</text:p>
          </table:table-cell>
          <table:table-cell office:value-type="date" office:date-value="2049-12-23T00:00:00" table:style-name="ce2">
            <text:p>23/12/2049</text:p>
          </table:table-cell>
          <table:table-cell office:value-type="date" office:date-value="2049-12-24T00:00:00" table:style-name="ce2">
            <text:p>24/12/2049</text:p>
          </table:table-cell>
          <table:table-cell office:value-type="date" office:date-value="2049-12-25T00:00:00" table:style-name="ce2">
            <text:p>25/12/2049</text:p>
          </table:table-cell>
          <table:table-cell office:value-type="date" office:date-value="2049-12-26T00:00:00" table:style-name="ce2">
            <text:p>26/12/2049</text:p>
          </table:table-cell>
          <table:table-cell office:value-type="date" office:date-value="2049-12-27T00:00:00" table:style-name="ce2">
            <text:p>27/12/2049</text:p>
          </table:table-cell>
          <table:table-cell office:value-type="date" office:date-value="2049-12-28T00:00:00" table:style-name="ce2">
            <text:p>28/12/2049</text:p>
          </table:table-cell>
          <table:table-cell office:value-type="date" office:date-value="2049-12-29T00:00:00" table:style-name="ce2">
            <text:p>29/12/2049</text:p>
          </table:table-cell>
          <table:table-cell office:value-type="date" office:date-value="2049-12-30T00:00:00" table:style-name="ce2">
            <text:p>30/12/2049</text:p>
          </table:table-cell>
          <table:table-cell office:value-type="date" office:date-value="2049-12-31T00:00:00" table:style-name="ce2">
            <text:p>31/12/2049</text:p>
          </table:table-cell>
          <table:table-cell office:value-type="date" office:date-value="2050-01-01T00:00:00" table:style-name="ce2">
            <text:p>01/01/2050</text:p>
          </table:table-cell>
          <table:table-cell office:value-type="date" office:date-value="2050-01-02T00:00:00" table:style-name="ce2">
            <text:p>02/01/2050</text:p>
          </table:table-cell>
          <table:table-cell office:value-type="date" office:date-value="2050-01-03T00:00:00" table:style-name="ce2">
            <text:p>03/01/2050</text:p>
          </table:table-cell>
          <table:table-cell office:value-type="date" office:date-value="2050-01-04T00:00:00" table:style-name="ce2">
            <text:p>04/01/2050</text:p>
          </table:table-cell>
          <table:table-cell office:value-type="date" office:date-value="2050-01-05T00:00:00" table:style-name="ce2">
            <text:p>05/01/2050</text:p>
          </table:table-cell>
          <table:table-cell office:value-type="date" office:date-value="2050-01-06T00:00:00" table:style-name="ce2">
            <text:p>06/01/2050</text:p>
          </table:table-cell>
          <table:table-cell office:value-type="date" office:date-value="2050-01-07T00:00:00" table:style-name="ce2">
            <text:p>07/01/2050</text:p>
          </table:table-cell>
          <table:table-cell office:value-type="date" office:date-value="2050-01-08T00:00:00" table:style-name="ce2">
            <text:p>08/01/2050</text:p>
          </table:table-cell>
          <table:table-cell office:value-type="date" office:date-value="2050-01-09T00:00:00" table:style-name="ce2">
            <text:p>09/01/2050</text:p>
          </table:table-cell>
          <table:table-cell office:value-type="date" office:date-value="2050-01-10T00:00:00" table:style-name="ce2">
            <text:p>10/01/2050</text:p>
          </table:table-cell>
          <table:table-cell office:value-type="date" office:date-value="2050-01-11T00:00:00" table:style-name="ce2">
            <text:p>11/01/2050</text:p>
          </table:table-cell>
          <table:table-cell table:number-columns-repeated="16284"/>
        </table:table-row>
        <table:table-row table:style-name="ro1">
          <table:table-cell office:value-type="date" office:date-value="2050-01-12T00:00:00" table:style-name="ce2">
            <text:p>12/01/2050</text:p>
          </table:table-cell>
          <table:table-cell office:value-type="date" office:date-value="2050-01-13T00:00:00" table:style-name="ce2">
            <text:p>13/01/2050</text:p>
          </table:table-cell>
          <table:table-cell office:value-type="date" office:date-value="2050-01-14T00:00:00" table:style-name="ce2">
            <text:p>14/01/2050</text:p>
          </table:table-cell>
          <table:table-cell office:value-type="date" office:date-value="2050-01-15T00:00:00" table:style-name="ce2">
            <text:p>15/01/2050</text:p>
          </table:table-cell>
          <table:table-cell office:value-type="date" office:date-value="2050-01-16T00:00:00" table:style-name="ce2">
            <text:p>16/01/2050</text:p>
          </table:table-cell>
          <table:table-cell office:value-type="date" office:date-value="2050-01-17T00:00:00" table:style-name="ce2">
            <text:p>17/01/2050</text:p>
          </table:table-cell>
          <table:table-cell office:value-type="date" office:date-value="2050-01-18T00:00:00" table:style-name="ce2">
            <text:p>18/01/2050</text:p>
          </table:table-cell>
          <table:table-cell office:value-type="date" office:date-value="2050-01-19T00:00:00" table:style-name="ce2">
            <text:p>19/01/2050</text:p>
          </table:table-cell>
          <table:table-cell office:value-type="date" office:date-value="2050-01-20T00:00:00" table:style-name="ce2">
            <text:p>20/01/2050</text:p>
          </table:table-cell>
          <table:table-cell office:value-type="date" office:date-value="2050-01-21T00:00:00" table:style-name="ce2">
            <text:p>21/01/2050</text:p>
          </table:table-cell>
          <table:table-cell office:value-type="date" office:date-value="2050-01-22T00:00:00" table:style-name="ce2">
            <text:p>22/01/2050</text:p>
          </table:table-cell>
          <table:table-cell office:value-type="date" office:date-value="2050-01-23T00:00:00" table:style-name="ce2">
            <text:p>23/01/2050</text:p>
          </table:table-cell>
          <table:table-cell office:value-type="date" office:date-value="2050-01-24T00:00:00" table:style-name="ce2">
            <text:p>24/01/2050</text:p>
          </table:table-cell>
          <table:table-cell office:value-type="date" office:date-value="2050-01-25T00:00:00" table:style-name="ce2">
            <text:p>25/01/2050</text:p>
          </table:table-cell>
          <table:table-cell office:value-type="date" office:date-value="2050-01-26T00:00:00" table:style-name="ce2">
            <text:p>26/01/2050</text:p>
          </table:table-cell>
          <table:table-cell office:value-type="date" office:date-value="2050-01-27T00:00:00" table:style-name="ce2">
            <text:p>27/01/2050</text:p>
          </table:table-cell>
          <table:table-cell office:value-type="date" office:date-value="2050-01-28T00:00:00" table:style-name="ce2">
            <text:p>28/01/2050</text:p>
          </table:table-cell>
          <table:table-cell office:value-type="date" office:date-value="2050-01-29T00:00:00" table:style-name="ce2">
            <text:p>29/01/2050</text:p>
          </table:table-cell>
          <table:table-cell office:value-type="date" office:date-value="2050-01-30T00:00:00" table:style-name="ce2">
            <text:p>30/01/2050</text:p>
          </table:table-cell>
          <table:table-cell office:value-type="date" office:date-value="2050-01-31T00:00:00" table:style-name="ce2">
            <text:p>31/01/2050</text:p>
          </table:table-cell>
          <table:table-cell office:value-type="date" office:date-value="2050-02-01T00:00:00" table:style-name="ce2">
            <text:p>01/02/2050</text:p>
          </table:table-cell>
          <table:table-cell office:value-type="date" office:date-value="2050-02-02T00:00:00" table:style-name="ce2">
            <text:p>02/02/2050</text:p>
          </table:table-cell>
          <table:table-cell office:value-type="date" office:date-value="2050-02-03T00:00:00" table:style-name="ce2">
            <text:p>03/02/2050</text:p>
          </table:table-cell>
          <table:table-cell office:value-type="date" office:date-value="2050-02-04T00:00:00" table:style-name="ce2">
            <text:p>04/02/2050</text:p>
          </table:table-cell>
          <table:table-cell office:value-type="date" office:date-value="2050-02-05T00:00:00" table:style-name="ce2">
            <text:p>05/02/2050</text:p>
          </table:table-cell>
          <table:table-cell office:value-type="date" office:date-value="2050-02-06T00:00:00" table:style-name="ce2">
            <text:p>06/02/2050</text:p>
          </table:table-cell>
          <table:table-cell office:value-type="date" office:date-value="2050-02-07T00:00:00" table:style-name="ce2">
            <text:p>07/02/2050</text:p>
          </table:table-cell>
          <table:table-cell office:value-type="date" office:date-value="2050-02-08T00:00:00" table:style-name="ce2">
            <text:p>08/02/2050</text:p>
          </table:table-cell>
          <table:table-cell office:value-type="date" office:date-value="2050-02-09T00:00:00" table:style-name="ce2">
            <text:p>09/02/2050</text:p>
          </table:table-cell>
          <table:table-cell office:value-type="date" office:date-value="2050-02-10T00:00:00" table:style-name="ce2">
            <text:p>10/02/2050</text:p>
          </table:table-cell>
          <table:table-cell office:value-type="date" office:date-value="2050-02-11T00:00:00" table:style-name="ce2">
            <text:p>11/02/2050</text:p>
          </table:table-cell>
          <table:table-cell office:value-type="date" office:date-value="2050-02-12T00:00:00" table:style-name="ce2">
            <text:p>12/02/2050</text:p>
          </table:table-cell>
          <table:table-cell office:value-type="date" office:date-value="2050-02-13T00:00:00" table:style-name="ce2">
            <text:p>13/02/2050</text:p>
          </table:table-cell>
          <table:table-cell office:value-type="date" office:date-value="2050-02-14T00:00:00" table:style-name="ce2">
            <text:p>14/02/2050</text:p>
          </table:table-cell>
          <table:table-cell office:value-type="date" office:date-value="2050-02-15T00:00:00" table:style-name="ce2">
            <text:p>15/02/2050</text:p>
          </table:table-cell>
          <table:table-cell office:value-type="date" office:date-value="2050-02-16T00:00:00" table:style-name="ce2">
            <text:p>16/02/2050</text:p>
          </table:table-cell>
          <table:table-cell office:value-type="date" office:date-value="2050-02-17T00:00:00" table:style-name="ce2">
            <text:p>17/02/2050</text:p>
          </table:table-cell>
          <table:table-cell office:value-type="date" office:date-value="2050-02-18T00:00:00" table:style-name="ce2">
            <text:p>18/02/2050</text:p>
          </table:table-cell>
          <table:table-cell office:value-type="date" office:date-value="2050-02-19T00:00:00" table:style-name="ce2">
            <text:p>19/02/2050</text:p>
          </table:table-cell>
          <table:table-cell office:value-type="date" office:date-value="2050-02-20T00:00:00" table:style-name="ce2">
            <text:p>20/02/2050</text:p>
          </table:table-cell>
          <table:table-cell office:value-type="date" office:date-value="2050-02-21T00:00:00" table:style-name="ce2">
            <text:p>21/02/2050</text:p>
          </table:table-cell>
          <table:table-cell office:value-type="date" office:date-value="2050-02-22T00:00:00" table:style-name="ce2">
            <text:p>22/02/2050</text:p>
          </table:table-cell>
          <table:table-cell office:value-type="date" office:date-value="2050-02-23T00:00:00" table:style-name="ce2">
            <text:p>23/02/2050</text:p>
          </table:table-cell>
          <table:table-cell office:value-type="date" office:date-value="2050-02-24T00:00:00" table:style-name="ce2">
            <text:p>24/02/2050</text:p>
          </table:table-cell>
          <table:table-cell office:value-type="date" office:date-value="2050-02-25T00:00:00" table:style-name="ce2">
            <text:p>25/02/2050</text:p>
          </table:table-cell>
          <table:table-cell office:value-type="date" office:date-value="2050-02-26T00:00:00" table:style-name="ce2">
            <text:p>26/02/2050</text:p>
          </table:table-cell>
          <table:table-cell office:value-type="date" office:date-value="2050-02-27T00:00:00" table:style-name="ce2">
            <text:p>27/02/2050</text:p>
          </table:table-cell>
          <table:table-cell office:value-type="date" office:date-value="2050-02-28T00:00:00" table:style-name="ce2">
            <text:p>28/02/2050</text:p>
          </table:table-cell>
          <table:table-cell office:value-type="date" office:date-value="2050-03-01T00:00:00" table:style-name="ce2">
            <text:p>01/03/2050</text:p>
          </table:table-cell>
          <table:table-cell office:value-type="date" office:date-value="2050-03-02T00:00:00" table:style-name="ce2">
            <text:p>02/03/2050</text:p>
          </table:table-cell>
          <table:table-cell office:value-type="date" office:date-value="2050-03-03T00:00:00" table:style-name="ce2">
            <text:p>03/03/2050</text:p>
          </table:table-cell>
          <table:table-cell office:value-type="date" office:date-value="2050-03-04T00:00:00" table:style-name="ce2">
            <text:p>04/03/2050</text:p>
          </table:table-cell>
          <table:table-cell office:value-type="date" office:date-value="2050-03-05T00:00:00" table:style-name="ce2">
            <text:p>05/03/2050</text:p>
          </table:table-cell>
          <table:table-cell office:value-type="date" office:date-value="2050-03-06T00:00:00" table:style-name="ce2">
            <text:p>06/03/2050</text:p>
          </table:table-cell>
          <table:table-cell office:value-type="date" office:date-value="2050-03-07T00:00:00" table:style-name="ce2">
            <text:p>07/03/2050</text:p>
          </table:table-cell>
          <table:table-cell office:value-type="date" office:date-value="2050-03-08T00:00:00" table:style-name="ce2">
            <text:p>08/03/2050</text:p>
          </table:table-cell>
          <table:table-cell office:value-type="date" office:date-value="2050-03-09T00:00:00" table:style-name="ce2">
            <text:p>09/03/2050</text:p>
          </table:table-cell>
          <table:table-cell office:value-type="date" office:date-value="2050-03-10T00:00:00" table:style-name="ce2">
            <text:p>10/03/2050</text:p>
          </table:table-cell>
          <table:table-cell office:value-type="date" office:date-value="2050-03-11T00:00:00" table:style-name="ce2">
            <text:p>11/03/2050</text:p>
          </table:table-cell>
          <table:table-cell office:value-type="date" office:date-value="2050-03-12T00:00:00" table:style-name="ce2">
            <text:p>12/03/2050</text:p>
          </table:table-cell>
          <table:table-cell office:value-type="date" office:date-value="2050-03-13T00:00:00" table:style-name="ce2">
            <text:p>13/03/2050</text:p>
          </table:table-cell>
          <table:table-cell office:value-type="date" office:date-value="2050-03-14T00:00:00" table:style-name="ce2">
            <text:p>14/03/2050</text:p>
          </table:table-cell>
          <table:table-cell office:value-type="date" office:date-value="2050-03-15T00:00:00" table:style-name="ce2">
            <text:p>15/03/2050</text:p>
          </table:table-cell>
          <table:table-cell office:value-type="date" office:date-value="2050-03-16T00:00:00" table:style-name="ce2">
            <text:p>16/03/2050</text:p>
          </table:table-cell>
          <table:table-cell office:value-type="date" office:date-value="2050-03-17T00:00:00" table:style-name="ce2">
            <text:p>17/03/2050</text:p>
          </table:table-cell>
          <table:table-cell office:value-type="date" office:date-value="2050-03-18T00:00:00" table:style-name="ce2">
            <text:p>18/03/2050</text:p>
          </table:table-cell>
          <table:table-cell office:value-type="date" office:date-value="2050-03-19T00:00:00" table:style-name="ce2">
            <text:p>19/03/2050</text:p>
          </table:table-cell>
          <table:table-cell office:value-type="date" office:date-value="2050-03-20T00:00:00" table:style-name="ce2">
            <text:p>20/03/2050</text:p>
          </table:table-cell>
          <table:table-cell office:value-type="date" office:date-value="2050-03-21T00:00:00" table:style-name="ce2">
            <text:p>21/03/2050</text:p>
          </table:table-cell>
          <table:table-cell office:value-type="date" office:date-value="2050-03-22T00:00:00" table:style-name="ce2">
            <text:p>22/03/2050</text:p>
          </table:table-cell>
          <table:table-cell office:value-type="date" office:date-value="2050-03-23T00:00:00" table:style-name="ce2">
            <text:p>23/03/2050</text:p>
          </table:table-cell>
          <table:table-cell office:value-type="date" office:date-value="2050-03-24T00:00:00" table:style-name="ce2">
            <text:p>24/03/2050</text:p>
          </table:table-cell>
          <table:table-cell office:value-type="date" office:date-value="2050-03-25T00:00:00" table:style-name="ce2">
            <text:p>25/03/2050</text:p>
          </table:table-cell>
          <table:table-cell office:value-type="date" office:date-value="2050-03-26T00:00:00" table:style-name="ce2">
            <text:p>26/03/2050</text:p>
          </table:table-cell>
          <table:table-cell office:value-type="date" office:date-value="2050-03-27T00:00:00" table:style-name="ce2">
            <text:p>27/03/2050</text:p>
          </table:table-cell>
          <table:table-cell office:value-type="date" office:date-value="2050-03-28T00:00:00" table:style-name="ce2">
            <text:p>28/03/2050</text:p>
          </table:table-cell>
          <table:table-cell office:value-type="date" office:date-value="2050-03-29T00:00:00" table:style-name="ce2">
            <text:p>29/03/2050</text:p>
          </table:table-cell>
          <table:table-cell office:value-type="date" office:date-value="2050-03-30T00:00:00" table:style-name="ce2">
            <text:p>30/03/2050</text:p>
          </table:table-cell>
          <table:table-cell office:value-type="date" office:date-value="2050-03-31T00:00:00" table:style-name="ce2">
            <text:p>31/03/2050</text:p>
          </table:table-cell>
          <table:table-cell office:value-type="date" office:date-value="2050-04-01T00:00:00" table:style-name="ce2">
            <text:p>01/04/2050</text:p>
          </table:table-cell>
          <table:table-cell office:value-type="date" office:date-value="2050-04-02T00:00:00" table:style-name="ce2">
            <text:p>02/04/2050</text:p>
          </table:table-cell>
          <table:table-cell office:value-type="date" office:date-value="2050-04-03T00:00:00" table:style-name="ce2">
            <text:p>03/04/2050</text:p>
          </table:table-cell>
          <table:table-cell office:value-type="date" office:date-value="2050-04-04T00:00:00" table:style-name="ce2">
            <text:p>04/04/2050</text:p>
          </table:table-cell>
          <table:table-cell office:value-type="date" office:date-value="2050-04-05T00:00:00" table:style-name="ce2">
            <text:p>05/04/2050</text:p>
          </table:table-cell>
          <table:table-cell office:value-type="date" office:date-value="2050-04-06T00:00:00" table:style-name="ce2">
            <text:p>06/04/2050</text:p>
          </table:table-cell>
          <table:table-cell office:value-type="date" office:date-value="2050-04-07T00:00:00" table:style-name="ce2">
            <text:p>07/04/2050</text:p>
          </table:table-cell>
          <table:table-cell office:value-type="date" office:date-value="2050-04-08T00:00:00" table:style-name="ce2">
            <text:p>08/04/2050</text:p>
          </table:table-cell>
          <table:table-cell office:value-type="date" office:date-value="2050-04-09T00:00:00" table:style-name="ce2">
            <text:p>09/04/2050</text:p>
          </table:table-cell>
          <table:table-cell office:value-type="date" office:date-value="2050-04-10T00:00:00" table:style-name="ce2">
            <text:p>10/04/2050</text:p>
          </table:table-cell>
          <table:table-cell office:value-type="date" office:date-value="2050-04-11T00:00:00" table:style-name="ce2">
            <text:p>11/04/2050</text:p>
          </table:table-cell>
          <table:table-cell office:value-type="date" office:date-value="2050-04-12T00:00:00" table:style-name="ce2">
            <text:p>12/04/2050</text:p>
          </table:table-cell>
          <table:table-cell office:value-type="date" office:date-value="2050-04-13T00:00:00" table:style-name="ce2">
            <text:p>13/04/2050</text:p>
          </table:table-cell>
          <table:table-cell office:value-type="date" office:date-value="2050-04-14T00:00:00" table:style-name="ce2">
            <text:p>14/04/2050</text:p>
          </table:table-cell>
          <table:table-cell office:value-type="date" office:date-value="2050-04-15T00:00:00" table:style-name="ce2">
            <text:p>15/04/2050</text:p>
          </table:table-cell>
          <table:table-cell office:value-type="date" office:date-value="2050-04-16T00:00:00" table:style-name="ce2">
            <text:p>16/04/2050</text:p>
          </table:table-cell>
          <table:table-cell office:value-type="date" office:date-value="2050-04-17T00:00:00" table:style-name="ce2">
            <text:p>17/04/2050</text:p>
          </table:table-cell>
          <table:table-cell office:value-type="date" office:date-value="2050-04-18T00:00:00" table:style-name="ce2">
            <text:p>18/04/2050</text:p>
          </table:table-cell>
          <table:table-cell office:value-type="date" office:date-value="2050-04-19T00:00:00" table:style-name="ce2">
            <text:p>19/04/2050</text:p>
          </table:table-cell>
          <table:table-cell office:value-type="date" office:date-value="2050-04-20T00:00:00" table:style-name="ce2">
            <text:p>20/04/2050</text:p>
          </table:table-cell>
          <table:table-cell office:value-type="date" office:date-value="2050-04-21T00:00:00" table:style-name="ce2">
            <text:p>21/04/2050</text:p>
          </table:table-cell>
          <table:table-cell table:number-columns-repeated="16284"/>
        </table:table-row>
        <table:table-row table:style-name="ro1">
          <table:table-cell office:value-type="date" office:date-value="2050-04-22T00:00:00" table:style-name="ce2">
            <text:p>22/04/2050</text:p>
          </table:table-cell>
          <table:table-cell office:value-type="date" office:date-value="2050-04-23T00:00:00" table:style-name="ce2">
            <text:p>23/04/2050</text:p>
          </table:table-cell>
          <table:table-cell office:value-type="date" office:date-value="2050-04-24T00:00:00" table:style-name="ce2">
            <text:p>24/04/2050</text:p>
          </table:table-cell>
          <table:table-cell office:value-type="date" office:date-value="2050-04-25T00:00:00" table:style-name="ce2">
            <text:p>25/04/2050</text:p>
          </table:table-cell>
          <table:table-cell office:value-type="date" office:date-value="2050-04-26T00:00:00" table:style-name="ce2">
            <text:p>26/04/2050</text:p>
          </table:table-cell>
          <table:table-cell office:value-type="date" office:date-value="2050-04-27T00:00:00" table:style-name="ce2">
            <text:p>27/04/2050</text:p>
          </table:table-cell>
          <table:table-cell office:value-type="date" office:date-value="2050-04-28T00:00:00" table:style-name="ce2">
            <text:p>28/04/2050</text:p>
          </table:table-cell>
          <table:table-cell office:value-type="date" office:date-value="2050-04-29T00:00:00" table:style-name="ce2">
            <text:p>29/04/2050</text:p>
          </table:table-cell>
          <table:table-cell office:value-type="date" office:date-value="2050-04-30T00:00:00" table:style-name="ce2">
            <text:p>30/04/2050</text:p>
          </table:table-cell>
          <table:table-cell office:value-type="date" office:date-value="2050-05-01T00:00:00" table:style-name="ce2">
            <text:p>01/05/2050</text:p>
          </table:table-cell>
          <table:table-cell office:value-type="date" office:date-value="2050-05-02T00:00:00" table:style-name="ce2">
            <text:p>02/05/2050</text:p>
          </table:table-cell>
          <table:table-cell office:value-type="date" office:date-value="2050-05-03T00:00:00" table:style-name="ce2">
            <text:p>03/05/2050</text:p>
          </table:table-cell>
          <table:table-cell office:value-type="date" office:date-value="2050-05-04T00:00:00" table:style-name="ce2">
            <text:p>04/05/2050</text:p>
          </table:table-cell>
          <table:table-cell office:value-type="date" office:date-value="2050-05-05T00:00:00" table:style-name="ce2">
            <text:p>05/05/2050</text:p>
          </table:table-cell>
          <table:table-cell office:value-type="date" office:date-value="2050-05-06T00:00:00" table:style-name="ce2">
            <text:p>06/05/2050</text:p>
          </table:table-cell>
          <table:table-cell office:value-type="date" office:date-value="2050-05-07T00:00:00" table:style-name="ce2">
            <text:p>07/05/2050</text:p>
          </table:table-cell>
          <table:table-cell office:value-type="date" office:date-value="2050-05-08T00:00:00" table:style-name="ce2">
            <text:p>08/05/2050</text:p>
          </table:table-cell>
          <table:table-cell office:value-type="date" office:date-value="2050-05-09T00:00:00" table:style-name="ce2">
            <text:p>09/05/2050</text:p>
          </table:table-cell>
          <table:table-cell office:value-type="date" office:date-value="2050-05-10T00:00:00" table:style-name="ce2">
            <text:p>10/05/2050</text:p>
          </table:table-cell>
          <table:table-cell office:value-type="date" office:date-value="2050-05-11T00:00:00" table:style-name="ce2">
            <text:p>11/05/2050</text:p>
          </table:table-cell>
          <table:table-cell office:value-type="date" office:date-value="2050-05-12T00:00:00" table:style-name="ce2">
            <text:p>12/05/2050</text:p>
          </table:table-cell>
          <table:table-cell office:value-type="date" office:date-value="2050-05-13T00:00:00" table:style-name="ce2">
            <text:p>13/05/2050</text:p>
          </table:table-cell>
          <table:table-cell office:value-type="date" office:date-value="2050-05-14T00:00:00" table:style-name="ce2">
            <text:p>14/05/2050</text:p>
          </table:table-cell>
          <table:table-cell office:value-type="date" office:date-value="2050-05-15T00:00:00" table:style-name="ce2">
            <text:p>15/05/2050</text:p>
          </table:table-cell>
          <table:table-cell office:value-type="date" office:date-value="2050-05-16T00:00:00" table:style-name="ce2">
            <text:p>16/05/2050</text:p>
          </table:table-cell>
          <table:table-cell office:value-type="date" office:date-value="2050-05-17T00:00:00" table:style-name="ce2">
            <text:p>17/05/2050</text:p>
          </table:table-cell>
          <table:table-cell office:value-type="date" office:date-value="2050-05-18T00:00:00" table:style-name="ce2">
            <text:p>18/05/2050</text:p>
          </table:table-cell>
          <table:table-cell office:value-type="date" office:date-value="2050-05-19T00:00:00" table:style-name="ce2">
            <text:p>19/05/2050</text:p>
          </table:table-cell>
          <table:table-cell office:value-type="date" office:date-value="2050-05-20T00:00:00" table:style-name="ce2">
            <text:p>20/05/2050</text:p>
          </table:table-cell>
          <table:table-cell office:value-type="date" office:date-value="2050-05-21T00:00:00" table:style-name="ce2">
            <text:p>21/05/2050</text:p>
          </table:table-cell>
          <table:table-cell office:value-type="date" office:date-value="2050-05-22T00:00:00" table:style-name="ce2">
            <text:p>22/05/2050</text:p>
          </table:table-cell>
          <table:table-cell office:value-type="date" office:date-value="2050-05-23T00:00:00" table:style-name="ce2">
            <text:p>23/05/2050</text:p>
          </table:table-cell>
          <table:table-cell office:value-type="date" office:date-value="2050-05-24T00:00:00" table:style-name="ce2">
            <text:p>24/05/2050</text:p>
          </table:table-cell>
          <table:table-cell office:value-type="date" office:date-value="2050-05-25T00:00:00" table:style-name="ce2">
            <text:p>25/05/2050</text:p>
          </table:table-cell>
          <table:table-cell office:value-type="date" office:date-value="2050-05-26T00:00:00" table:style-name="ce2">
            <text:p>26/05/2050</text:p>
          </table:table-cell>
          <table:table-cell office:value-type="date" office:date-value="2050-05-27T00:00:00" table:style-name="ce2">
            <text:p>27/05/2050</text:p>
          </table:table-cell>
          <table:table-cell office:value-type="date" office:date-value="2050-05-28T00:00:00" table:style-name="ce2">
            <text:p>28/05/2050</text:p>
          </table:table-cell>
          <table:table-cell office:value-type="date" office:date-value="2050-05-29T00:00:00" table:style-name="ce2">
            <text:p>29/05/2050</text:p>
          </table:table-cell>
          <table:table-cell office:value-type="date" office:date-value="2050-05-30T00:00:00" table:style-name="ce2">
            <text:p>30/05/2050</text:p>
          </table:table-cell>
          <table:table-cell office:value-type="date" office:date-value="2050-05-31T00:00:00" table:style-name="ce2">
            <text:p>31/05/2050</text:p>
          </table:table-cell>
          <table:table-cell office:value-type="date" office:date-value="2050-06-01T00:00:00" table:style-name="ce2">
            <text:p>01/06/2050</text:p>
          </table:table-cell>
          <table:table-cell office:value-type="date" office:date-value="2050-06-02T00:00:00" table:style-name="ce2">
            <text:p>02/06/2050</text:p>
          </table:table-cell>
          <table:table-cell office:value-type="date" office:date-value="2050-06-03T00:00:00" table:style-name="ce2">
            <text:p>03/06/2050</text:p>
          </table:table-cell>
          <table:table-cell office:value-type="date" office:date-value="2050-06-04T00:00:00" table:style-name="ce2">
            <text:p>04/06/2050</text:p>
          </table:table-cell>
          <table:table-cell office:value-type="date" office:date-value="2050-06-05T00:00:00" table:style-name="ce2">
            <text:p>05/06/2050</text:p>
          </table:table-cell>
          <table:table-cell office:value-type="date" office:date-value="2050-06-06T00:00:00" table:style-name="ce2">
            <text:p>06/06/2050</text:p>
          </table:table-cell>
          <table:table-cell office:value-type="date" office:date-value="2050-06-07T00:00:00" table:style-name="ce2">
            <text:p>07/06/2050</text:p>
          </table:table-cell>
          <table:table-cell office:value-type="date" office:date-value="2050-06-08T00:00:00" table:style-name="ce2">
            <text:p>08/06/2050</text:p>
          </table:table-cell>
          <table:table-cell office:value-type="date" office:date-value="2050-06-09T00:00:00" table:style-name="ce2">
            <text:p>09/06/2050</text:p>
          </table:table-cell>
          <table:table-cell office:value-type="date" office:date-value="2050-06-10T00:00:00" table:style-name="ce2">
            <text:p>10/06/2050</text:p>
          </table:table-cell>
          <table:table-cell office:value-type="date" office:date-value="2050-06-11T00:00:00" table:style-name="ce2">
            <text:p>11/06/2050</text:p>
          </table:table-cell>
          <table:table-cell office:value-type="date" office:date-value="2050-06-12T00:00:00" table:style-name="ce2">
            <text:p>12/06/2050</text:p>
          </table:table-cell>
          <table:table-cell office:value-type="date" office:date-value="2050-06-13T00:00:00" table:style-name="ce2">
            <text:p>13/06/2050</text:p>
          </table:table-cell>
          <table:table-cell office:value-type="date" office:date-value="2050-06-14T00:00:00" table:style-name="ce2">
            <text:p>14/06/2050</text:p>
          </table:table-cell>
          <table:table-cell office:value-type="date" office:date-value="2050-06-15T00:00:00" table:style-name="ce2">
            <text:p>15/06/2050</text:p>
          </table:table-cell>
          <table:table-cell office:value-type="date" office:date-value="2050-06-16T00:00:00" table:style-name="ce2">
            <text:p>16/06/2050</text:p>
          </table:table-cell>
          <table:table-cell office:value-type="date" office:date-value="2050-06-17T00:00:00" table:style-name="ce2">
            <text:p>17/06/2050</text:p>
          </table:table-cell>
          <table:table-cell office:value-type="date" office:date-value="2050-06-18T00:00:00" table:style-name="ce2">
            <text:p>18/06/2050</text:p>
          </table:table-cell>
          <table:table-cell office:value-type="date" office:date-value="2050-06-19T00:00:00" table:style-name="ce2">
            <text:p>19/06/2050</text:p>
          </table:table-cell>
          <table:table-cell office:value-type="date" office:date-value="2050-06-20T00:00:00" table:style-name="ce2">
            <text:p>20/06/2050</text:p>
          </table:table-cell>
          <table:table-cell office:value-type="date" office:date-value="2050-06-21T00:00:00" table:style-name="ce2">
            <text:p>21/06/2050</text:p>
          </table:table-cell>
          <table:table-cell office:value-type="date" office:date-value="2050-06-22T00:00:00" table:style-name="ce2">
            <text:p>22/06/2050</text:p>
          </table:table-cell>
          <table:table-cell office:value-type="date" office:date-value="2050-06-23T00:00:00" table:style-name="ce2">
            <text:p>23/06/2050</text:p>
          </table:table-cell>
          <table:table-cell office:value-type="date" office:date-value="2050-06-24T00:00:00" table:style-name="ce2">
            <text:p>24/06/2050</text:p>
          </table:table-cell>
          <table:table-cell office:value-type="date" office:date-value="2050-06-25T00:00:00" table:style-name="ce2">
            <text:p>25/06/2050</text:p>
          </table:table-cell>
          <table:table-cell office:value-type="date" office:date-value="2050-06-26T00:00:00" table:style-name="ce2">
            <text:p>26/06/2050</text:p>
          </table:table-cell>
          <table:table-cell office:value-type="date" office:date-value="2050-06-27T00:00:00" table:style-name="ce2">
            <text:p>27/06/2050</text:p>
          </table:table-cell>
          <table:table-cell office:value-type="date" office:date-value="2050-06-28T00:00:00" table:style-name="ce2">
            <text:p>28/06/2050</text:p>
          </table:table-cell>
          <table:table-cell office:value-type="date" office:date-value="2050-06-29T00:00:00" table:style-name="ce2">
            <text:p>29/06/2050</text:p>
          </table:table-cell>
          <table:table-cell office:value-type="date" office:date-value="2050-06-30T00:00:00" table:style-name="ce2">
            <text:p>30/06/2050</text:p>
          </table:table-cell>
          <table:table-cell office:value-type="date" office:date-value="2050-07-01T00:00:00" table:style-name="ce2">
            <text:p>01/07/2050</text:p>
          </table:table-cell>
          <table:table-cell office:value-type="date" office:date-value="2050-07-02T00:00:00" table:style-name="ce2">
            <text:p>02/07/2050</text:p>
          </table:table-cell>
          <table:table-cell office:value-type="date" office:date-value="2050-07-03T00:00:00" table:style-name="ce2">
            <text:p>03/07/2050</text:p>
          </table:table-cell>
          <table:table-cell office:value-type="date" office:date-value="2050-07-04T00:00:00" table:style-name="ce2">
            <text:p>04/07/2050</text:p>
          </table:table-cell>
          <table:table-cell office:value-type="date" office:date-value="2050-07-05T00:00:00" table:style-name="ce2">
            <text:p>05/07/2050</text:p>
          </table:table-cell>
          <table:table-cell office:value-type="date" office:date-value="2050-07-06T00:00:00" table:style-name="ce2">
            <text:p>06/07/2050</text:p>
          </table:table-cell>
          <table:table-cell office:value-type="date" office:date-value="2050-07-07T00:00:00" table:style-name="ce2">
            <text:p>07/07/2050</text:p>
          </table:table-cell>
          <table:table-cell office:value-type="date" office:date-value="2050-07-08T00:00:00" table:style-name="ce2">
            <text:p>08/07/2050</text:p>
          </table:table-cell>
          <table:table-cell office:value-type="date" office:date-value="2050-07-09T00:00:00" table:style-name="ce2">
            <text:p>09/07/2050</text:p>
          </table:table-cell>
          <table:table-cell office:value-type="date" office:date-value="2050-07-10T00:00:00" table:style-name="ce2">
            <text:p>10/07/2050</text:p>
          </table:table-cell>
          <table:table-cell office:value-type="date" office:date-value="2050-07-11T00:00:00" table:style-name="ce2">
            <text:p>11/07/2050</text:p>
          </table:table-cell>
          <table:table-cell office:value-type="date" office:date-value="2050-07-12T00:00:00" table:style-name="ce2">
            <text:p>12/07/2050</text:p>
          </table:table-cell>
          <table:table-cell office:value-type="date" office:date-value="2050-07-13T00:00:00" table:style-name="ce2">
            <text:p>13/07/2050</text:p>
          </table:table-cell>
          <table:table-cell office:value-type="date" office:date-value="2050-07-14T00:00:00" table:style-name="ce2">
            <text:p>14/07/2050</text:p>
          </table:table-cell>
          <table:table-cell office:value-type="date" office:date-value="2050-07-15T00:00:00" table:style-name="ce2">
            <text:p>15/07/2050</text:p>
          </table:table-cell>
          <table:table-cell office:value-type="date" office:date-value="2050-07-16T00:00:00" table:style-name="ce2">
            <text:p>16/07/2050</text:p>
          </table:table-cell>
          <table:table-cell office:value-type="date" office:date-value="2050-07-17T00:00:00" table:style-name="ce2">
            <text:p>17/07/2050</text:p>
          </table:table-cell>
          <table:table-cell office:value-type="date" office:date-value="2050-07-18T00:00:00" table:style-name="ce2">
            <text:p>18/07/2050</text:p>
          </table:table-cell>
          <table:table-cell office:value-type="date" office:date-value="2050-07-19T00:00:00" table:style-name="ce2">
            <text:p>19/07/2050</text:p>
          </table:table-cell>
          <table:table-cell office:value-type="date" office:date-value="2050-07-20T00:00:00" table:style-name="ce2">
            <text:p>20/07/2050</text:p>
          </table:table-cell>
          <table:table-cell office:value-type="date" office:date-value="2050-07-21T00:00:00" table:style-name="ce2">
            <text:p>21/07/2050</text:p>
          </table:table-cell>
          <table:table-cell office:value-type="date" office:date-value="2050-07-22T00:00:00" table:style-name="ce2">
            <text:p>22/07/2050</text:p>
          </table:table-cell>
          <table:table-cell office:value-type="date" office:date-value="2050-07-23T00:00:00" table:style-name="ce2">
            <text:p>23/07/2050</text:p>
          </table:table-cell>
          <table:table-cell office:value-type="date" office:date-value="2050-07-24T00:00:00" table:style-name="ce2">
            <text:p>24/07/2050</text:p>
          </table:table-cell>
          <table:table-cell office:value-type="date" office:date-value="2050-07-25T00:00:00" table:style-name="ce2">
            <text:p>25/07/2050</text:p>
          </table:table-cell>
          <table:table-cell office:value-type="date" office:date-value="2050-07-26T00:00:00" table:style-name="ce2">
            <text:p>26/07/2050</text:p>
          </table:table-cell>
          <table:table-cell office:value-type="date" office:date-value="2050-07-27T00:00:00" table:style-name="ce2">
            <text:p>27/07/2050</text:p>
          </table:table-cell>
          <table:table-cell office:value-type="date" office:date-value="2050-07-28T00:00:00" table:style-name="ce2">
            <text:p>28/07/2050</text:p>
          </table:table-cell>
          <table:table-cell office:value-type="date" office:date-value="2050-07-29T00:00:00" table:style-name="ce2">
            <text:p>29/07/2050</text:p>
          </table:table-cell>
          <table:table-cell office:value-type="date" office:date-value="2050-07-30T00:00:00" table:style-name="ce2">
            <text:p>30/07/2050</text:p>
          </table:table-cell>
          <table:table-cell table:number-columns-repeated="16284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Cesae</meta:initial-creator>
    <dc:creator>Cesae</dc:creator>
    <meta:creation-date>2023-03-31T14:28:48Z</meta:creation-date>
    <dc:date>2023-03-31T14:39:25Z</dc:date>
  </office:meta>
</office:document-meta>
</file>